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VBAProject/Sheet5.xml" manifest:media-type="text/xml"/>
  <manifest:file-entry manifest:full-path="Basic/VBAProject/Chart2.xml" manifest:media-type="text/xml"/>
  <manifest:file-entry manifest:full-path="Basic/VBAProject/ThisWorkbook.xml" manifest:media-type="text/xml"/>
  <manifest:file-entry manifest:full-path="Basic/VBAProject/Sheet6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Sheet4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2.xml" manifest:media-type="text/xml"/>
  <manifest:file-entry manifest:full-path="Basic/Standard/script-lb.xml" manifest:media-type="text/xml"/>
  <manifest:file-entry manifest:full-path="Basic/Standard/Sheet1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7.11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61pt"/>
    </style:style>
    <style:style style:name="co6" style:family="table-column">
      <style:table-column-properties fo:break-before="auto" style:column-width="66.56pt"/>
    </style:style>
    <style:style style:name="co7" style:family="table-column">
      <style:table-column-properties fo:break-before="auto" style:column-width="53.04pt"/>
    </style:style>
    <style:style style:name="co8" style:family="table-column">
      <style:table-column-properties fo:break-before="auto" style:column-width="51.51pt"/>
    </style:style>
    <style:style style:name="co9" style:family="table-column">
      <style:table-column-properties fo:break-before="auto" style:column-width="38.6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Charts">
      <style:table-properties table:display="true" style:writing-mode="lr-tb"/>
    </style:style>
    <style:style style:name="ta3" style:family="table" style:master-page-name="PageStyle_5f_Chart_20_data">
      <style:table-properties table:display="true" style:writing-mode="lr-tb"/>
    </style:style>
    <style:style style:name="ta4" style:family="table" style:master-page-name="PageStyle_5f_Males">
      <style:table-properties table:display="true" style:writing-mode="lr-tb"/>
    </style:style>
    <style:style style:name="ta5" style:family="table" style:master-page-name="PageStyle_5f_Female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>
        <style:hyperlink xlink:href="http://www.nrscotland.gov.uk/statistics-and-data/statistics/statistics-by-theme/population/population-estimates/mid-year-population-estimates" xlink:type="simple"/>
      </style:table-cell-properties>
      <style:paragraph-properties fo:text-align="start" css3t:text-justify="auto" fo:margin-left="0pt" style:writing-mode="page"/>
    </style:style>
    <style:style style:name="ce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>
        <style:hyperlink xlink:href="http://www.nrscotland.gov.uk/statistics-and-data/statistics/statistics-by-theme/population/population-projections/population-projections-scotland" xlink:type="simple"/>
      </style:table-cell-properties>
      <style:paragraph-properties fo:text-align="start" css3t:text-justify="auto" fo:margin-left="0pt" style:writing-mode="page"/>
    </style:style>
    <style:style style:name="ce44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fo:border="none"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ffffff"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fo:border="none"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ffffff" fo:padding="2.01pt"/>
    </style:style>
    <style:style style:name="ce2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8">
      <style:table-cell-properties fo:background-color="#ffffff" fo:padding="2.01pt"/>
    </style:style>
    <style:style style:name="ce25" style:family="table-cell" style:parent-style-name="Default" style:data-style-name="N3">
      <style:table-cell-properties fo:background-color="#ffffff" fo:padding="2.01pt"/>
    </style:style>
    <style:style style:name="ce26" style:family="table-cell" style:parent-style-name="Default" style:data-style-name="N3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29" style:family="table-cell" style:parent-style-name="Default" style:data-style-name="N1">
      <style:table-cell-properties fo:background-color="#ffffff" fo:padding="2.01pt"/>
    </style:style>
    <style:style style:name="ce30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color="#808080"/>
    </style:style>
    <style:style style:name="ce35" style:family="table-cell" style:parent-style-name="Default" style:data-style-name="N3"/>
    <style:style style:name="ce36" style:family="table-cell" style:parent-style-name="Default" style:data-style-name="N3">
      <style:text-properties fo:font-weight="bold" style:font-weight-asian="bold" style:font-weight-complex="bold"/>
    </style:style>
    <style:style style:name="ce37" style:family="table-cell" style:parent-style-name="Default" style:data-style-name="N3">
      <style:text-properties fo:color="#808080"/>
    </style:style>
    <style:style style:name="ce38" style:family="table-cell" style:parent-style-name="Default" style:data-style-name="N37"/>
    <style:style style:name="ce72" style:family="table-cell" style:parent-style-name="Default" style:data-style-name="N152"/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2" style:family="graphic">
      <style:graphic-properties fo:borde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24.21pt" fo:min-width="57.09pt" fo:padding-top="2.15pt" fo:padding-bottom="0pt" fo:padding-left="2.86pt" fo:padding-right="0pt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32.77pt" fo:min-width="68.83pt" fo:padding-top="2.15pt" fo:padding-bottom="0pt" fo:padding-left="2.86pt" fo:padding-right="0pt" fo:wrap-option="wrap" draw:shadow-color="#808080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min-height="23.13pt" fo:min-width="84.39pt" fo:padding-top="1.59pt" fo:padding-bottom="1.59pt" fo:padding-left="1.59pt" fo:padding-right="1.59pt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min-height="28.15pt" fo:min-width="109.02pt" fo:padding-top="1.59pt" fo:padding-bottom="1.59pt" fo:padding-left="1.59pt" fo:padding-right="1.59pt" fo:wrap-option="wrap" draw:shadow-color="#808080"/>
    </style:style>
    <style:style style:name="gr7" style:family="graphic">
      <style:graphic-properties draw:textarea-vertical-align="middle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25.77pt" fo:min-width="418.05pt" fo:padding-top="1.79pt" fo:padding-bottom="0pt" fo:padding-left="2.15pt" fo:padding-right="0pt" fo:wrap-option="wrap" draw:shadow-color="#808080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min-height="17.69pt" fo:min-width="69.31pt" fo:padding-top="1.79pt" fo:padding-bottom="0pt" fo:padding-left="0pt" fo:padding-right="2.15pt" fo:wrap-option="wrap" draw:shadow-color="#808080"/>
    </style:style>
    <style:style style:name="gr10" style:family="graphic">
      <style:graphic-properties fo:border="solid"/>
    </style:style>
    <style:style style:name="gr1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/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Metadat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opulation Pyramids of Scotland, 1981-2039</text:p>
          </table:table-cell>
          <table:covered-table-cell table:number-columns-repeated="5" table:style-name="ce13"/>
          <table:table-cell table:style-name="ce16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eneral details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Dataset title:</text:p>
          </table:table-cell>
          <table:table-cell table:style-name="ce14" office:value-type="string" calcext:value-type="string" table:number-columns-spanned="6" table:number-rows-spanned="1">
            <text:p>Population Pyramids of Scotland, 1981-2039</text:p>
          </table:table-cell>
          <table:covered-table-cell table:number-columns-repeated="5" table:style-name="ce15"/>
          <table:table-cell table:number-columns-repeated="1017"/>
        </table:table-row>
        <table:table-row table:style-name="ro2">
          <table:table-cell table:style-name="ce4" office:value-type="string" calcext:value-type="string">
            <text:p>Time period of dataset:</text:p>
          </table:table-cell>
          <table:table-cell table:style-name="ce14" office:value-type="string" calcext:value-type="string" table:number-columns-spanned="6" table:number-rows-spanned="1">
            <text:p>1981-2039</text:p>
          </table:table-cell>
          <table:covered-table-cell table:number-columns-repeated="5" table:style-name="ce15"/>
          <table:table-cell table:number-columns-repeated="1017"/>
        </table:table-row>
        <table:table-row table:style-name="ro2">
          <table:table-cell table:style-name="ce4" office:value-type="string" calcext:value-type="string">
            <text:p>Geographic coverage:</text:p>
          </table:table-cell>
          <table:table-cell table:style-name="ce14" office:value-type="string" calcext:value-type="string" table:number-columns-spanned="6" table:number-rows-spanned="1">
            <text:p>Scotland</text:p>
          </table:table-cell>
          <table:covered-table-cell table:number-columns-repeated="5" table:style-name="ce15"/>
          <table:table-cell table:number-columns-repeated="1017"/>
        </table:table-row>
        <table:table-row table:style-name="ro2">
          <table:table-cell table:style-name="ce4" office:value-type="string" calcext:value-type="string">
            <text:p>Supplier:</text:p>
          </table:table-cell>
          <table:table-cell table:style-name="ce14" office:value-type="string" calcext:value-type="string" table:number-columns-spanned="6" table:number-rows-spanned="1">
            <text:p>National Records of Scotland (NRS)</text:p>
          </table:table-cell>
          <table:covered-table-cell table:number-columns-repeated="5" table:style-name="ce15"/>
          <table:table-cell table:number-columns-repeated="1017"/>
        </table:table-row>
        <table:table-row table:style-name="ro2">
          <table:table-cell table:style-name="ce4" office:value-type="string" calcext:value-type="string">
            <text:p>Department:</text:p>
          </table:table-cell>
          <table:table-cell table:style-name="ce14" office:value-type="string" calcext:value-type="string" table:number-columns-spanned="6" table:number-rows-spanned="1">
            <text:p>Demography Division, Population and Migration Statistics Branch</text:p>
          </table:table-cell>
          <table:covered-table-cell table:number-columns-repeated="5" table:style-name="ce1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12" table:number-rows-spanned="1">
            <text:p>These charts show the age and sex structure of the population of Scotland, and how it has changed, and is projected to change over time.</text:p>
          </table:table-cell>
          <table:covered-table-cell table:number-columns-repeated="11" table:style-name="ce44"/>
          <table:table-cell table:number-columns-repeated="1012"/>
        </table:table-row>
        <table:table-row table:style-name="ro2">
          <table:table-cell table:style-name="ce19" office:value-type="string" calcext:value-type="string" table:number-columns-spanned="12" table:number-rows-spanned="1">
            <text:p>Using the scroll bar to the right of the chart you can move through the years and see the changes.</text:p>
          </table:table-cell>
          <table:covered-table-cell table:number-columns-repeated="11" table:style-name="ce4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12" table:number-rows-spanned="2">
            <text:p><text:span text:style-name="T5"><text:a xlink:href="http://www.nrscotland.gov.uk/statistics-and-data/statistics/statistics-by-theme/population/population-estimates/mid-year-population-estimates" xlink:type="simple">The estimated data, for the period 1981-2016, is taken from the National Records of Scotland (NRS) Mid-Year Population Estimates. This data can be accessed from the Mid-Year Population Estimates section of the NRS website.
</text:a></text:span></text:p>
          </table:table-cell>
          <table:covered-table-cell table:number-columns-repeated="11" table:style-name="ce40"/>
          <table:table-cell table:number-columns-repeated="1012"/>
        </table:table-row>
        <table:table-row table:style-name="ro2">
          <table:covered-table-cell table:number-columns-repeated="12" table:style-name="ce40"/>
          <table:table-cell table:number-columns-repeated="1012"/>
        </table:table-row>
        <table:table-row table:style-name="ro2">
          <table:table-cell table:style-name="ce8" table:number-columns-repeated="2"/>
          <table:table-cell table:number-columns-repeated="1022"/>
        </table:table-row>
        <table:table-row table:style-name="ro2">
          <table:table-cell table:style-name="ce9" office:value-type="string" calcext:value-type="string" table:number-columns-spanned="12" table:number-rows-spanned="2">
            <text:p><text:a xlink:href="http://www.nrscotland.gov.uk/statistics-and-data/statistics/statistics-by-theme/population/population-projections/population-projections-scotland" xlink:type="simple">The projected data, for the period 2017-2039, is from the Projected Population of Scotland (2014-based). This data can be accessed from the Population Projections Scotland section of the NRS website.</text:a></text:p>
          </table:table-cell>
          <table:covered-table-cell table:number-columns-repeated="11" table:style-name="ce43"/>
          <table:table-cell table:number-columns-repeated="1012"/>
        </table:table-row>
        <table:table-row table:style-name="ro2">
          <table:covered-table-cell table:number-columns-repeated="12" table:style-name="ce4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12" table:number-rows-spanned="2">
            <text:p>Information on the methodology of the estimates and projections is available on the website within the relevant sections and can be accessed from the above links.</text:p>
          </table:table-cell>
          <table:covered-table-cell table:number-columns-repeated="11" table:style-name="ce44"/>
          <table:table-cell table:number-columns-repeated="1012"/>
        </table:table-row>
        <table:table-row table:style-name="ro2">
          <table:covered-table-cell table:number-columns-repeated="12" table:style-name="ce4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© Crown Copyright 2017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ts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 Bar 2" form:control-implementation="ooo:com.sun.star.form.component.ScrollBar" xml:id="control1" form:id="control1" form:orientation="vertical" form:value="35" form:linked-cell="'Chart data'.B1" form:delay-for-repeat="PT0.050000000S" form:min-value="0" form:max-value="58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button form:name="Button 8" form:control-implementation="ooo:com.sun.star.form.component.CommandButton" xml:id="control2" form:id="control2" form:label="Click to run sequence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RunSequence?language=Basic&amp;location=document" xlink:type="simple"/>
              </office:event-listeners>
            </form:button>
            <form:listbox form:name="Drop Down 11" form:control-implementation="ooo:com.sun.star.form.component.ListBox" xml:id="control3" form:id="control3" form:dropdown="true" form:size="3" form:bound-column="1" form:linked-cell="'Chart data'.L1" form:list-linkage-type="selection-indexes" form:source-cell-range="'Chart data'.K1:'Chart data'.K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</form:form>
        </office:forms>
        <table:shapes>
          <draw:frame draw:z-index="0" draw:name=" 0" draw:style-name="gr1" draw:text-style-name="P1" svg:width="649.19pt" svg:height="411.05pt" svg:x="28.37pt" svg:y="14.14pt">
            <loext:p draw:notify-on-update-of-ranges="'Chart data'.C4:'Chart data'.C94 'Chart data'.D3:'Chart data'.D3 'Chart data'.D4:'Chart data'.D94 'Chart data'.E3:'Chart data'.E3 'Chart data'.E4:'Chart data'.E9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10"/>
          <table:table-cell>
            <draw:control table:end-cell-address="Charts.K29" table:end-x="27.38pt" table:end-y="12.08pt" draw:z-index="1" draw:name="Scroll Bar 2" draw:style-name="gr2" draw:text-style-name="P2" svg:width="19.42pt" svg:height="296.65pt" svg:x="8.02pt" svg:y="9.89pt" draw:control="control1"/>
          </table:table-cell>
        </table:table-row>
        <table:table-row table:style-name="ro4" table:number-rows-repeated="8">
          <table:table-cell table:number-columns-repeated="11"/>
        </table:table-row>
        <table:table-row table:style-name="ro4">
          <table:table-cell table:number-columns-repeated="4"/>
          <table:table-cell>
            <draw:custom-shape table:end-cell-address="Charts.F17" table:end-x="27.67pt" table:end-y="5.87pt" draw:z-index="7" draw:name="Text Box 1" draw:style-name="gr3" draw:text-style-name="P4" svg:width="59.95pt" svg:height="26.36pt" svg:x="31.75pt" svg:y="5.16pt">
              <text:p text:style-name="P3"><text:span text:style-name="T1">2016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Charts.G18" table:end-x="61.85pt" table:end-y="1.98pt" draw:z-index="4" draw:name="Text Box 1" draw:style-name="gr4" draw:text-style-name="P4" svg:width="71.69pt" svg:height="34.92pt" svg:x="54.23pt" svg:y="5.47pt">
              <text:p text:style-name="P3"><text:span text:style-name="T1">2016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4"/>
          <table:table-cell>
            <draw:custom-shape table:end-cell-address="Charts.F19" table:end-x="37.73pt" table:end-y="6.04pt" draw:z-index="9" draw:name="TextBox 1" draw:style-name="gr5" draw:text-style-name="P4" svg:width="87.56pt" svg:height="26.31pt" svg:x="14.2pt" svg:y="5.36pt">
              <text:p text:style-name="P3"><text:span text:style-name="T1">Males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Charts.H19" table:end-x="36.14pt" table:end-y="11.68pt" draw:z-index="8" draw:name="TextBox 1" draw:style-name="gr6" draw:text-style-name="P4" svg:width="112.2pt" svg:height="31.32pt" svg:x="51.96pt" svg:y="5.98pt">
              <text:p text:style-name="P3"><text:span text:style-name="T1">Female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4" table:number-rows-repeated="13">
          <table:table-cell table:number-columns-repeated="11"/>
        </table:table-row>
        <table:table-row table:style-name="ro4">
          <table:table-cell table:number-columns-repeated="9"/>
          <table:table-cell>
            <draw:control table:end-cell-address="Charts.K33" table:end-x="34.21pt" table:end-y="10.91pt" draw:z-index="2" draw:name="Button 8" draw:style-name="gr7" draw:text-style-name="P5" svg:width="66.93pt" svg:height="26.25pt" svg:x="31.32pt" svg:y="10.32pt" draw:control="control2">
              <svg:desc>Click to run sequence</svg:desc>
            </draw:control>
          </table:table-cell>
          <table:table-cell/>
        </table:table-row>
        <table:table-row table:style-name="ro4">
          <table:table-cell>
            <draw:custom-shape table:end-cell-address="Charts.H34" table:end-x="0.6pt" table:end-y="2.83pt" draw:z-index="5" draw:name="Text Box 3" draw:style-name="gr8" draw:text-style-name="P4" svg:width="420.21pt" svg:height="27.55pt" svg:x="28.37pt" svg:y="0.88pt">
              <text:p text:style-name="P3"><text:span text:style-name="T2">Notes</text:span></text:p>
              <text:p text:style-name="P3"><text:span text:style-name="T3">Data for 2017 to 2039 is from the 2014-based National Population Projections.</text:span></text:p>
              <text:p text:style-name="P3"><text:span text:style-name="T3">Data prior to this is from the National Records of Scotland (NRS) mid-year population estimates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Charts.I33" table:end-x="2.64pt" table:end-y="10.09pt" draw:z-index="6" draw:name="Text Box 9" draw:style-name="gr9" draw:text-style-name="P7" svg:width="71.46pt" svg:height="19.47pt" svg:x="59.19pt" svg:y="3.46pt">
              <text:p text:style-name="P6"><text:span text:style-name="T4">Sequence speed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ontrol table:end-cell-address="Charts.J33" table:end-x="3.57pt" table:end-y="12.36pt" draw:z-index="3" draw:name="Drop Down 11" draw:style-name="gr10" draw:text-style-name="P8" svg:width="55.84pt" svg:height="16.7pt" svg:x="11.74pt" svg:y="8.5pt" draw:control="control3"/>
          </table:table-cell>
          <table:table-cell table:number-columns-repeated="2"/>
        </table:table-row>
      </table:table>
      <table:table table:name="Chart data" table:style-name="ta3">
        <table:table-column table:style-name="co2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248" table:default-cell-style-name="ce2"/>
        <table:table-column table:style-name="co2" table:number-columns-repeated="767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float" office:value="35" calcext:value-type="float">
            <text:p>35</text:p>
          </table:table-cell>
          <table:table-cell table:style-name="ce18" office:value-type="string" calcext:value-type="string" table:number-columns-spanned="4" table:number-rows-spanned="1">
            <text:p>Population pyramids of Scotland</text:p>
          </table:table-cell>
          <table:covered-table-cell table:number-columns-repeated="3" table:style-name="ce4"/>
          <table:table-cell table:style-name="ce20" office:value-type="string" calcext:value-type="string" table:number-columns-spanned="2" table:number-rows-spanned="1">
            <text:p>Chart sequence speed</text:p>
          </table:table-cell>
          <table:covered-table-cell table:style-name="ce52"/>
          <table:table-cell table:formula="of:=IF([.L1]=1;1200;IF([.L1]=2;400;80))" office:value-type="float" office:value="1200" calcext:value-type="float">
            <text:p>1200</text:p>
          </table:table-cell>
          <table:table-cell/>
          <table:table-cell office:value-type="string" calcext:value-type="string">
            <text:p>Slow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Year</text:p>
          </table:table-cell>
          <table:table-cell table:formula="of:=OFFSET([.$A$4];[.B1];0)" office:value-type="float" office:value="2016" calcext:value-type="float">
            <text:p>2016</text:p>
          </table:table-cell>
          <table:table-cell table:number-columns-repeated="4"/>
          <table:table-cell table:style-name="ce52" office:value-type="string" calcext:value-type="string">
            <text:p>Finishe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5"/>
          <table:table-cell office:value-type="string" calcext:value-type="string">
            <text:p>Fast</text:p>
          </table:table-cell>
          <table:table-cell table:number-columns-repeated="1013"/>
        </table:table-row>
        <table:table-row table:style-name="ro3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VLOOKUP([.$D$2];[$Males.$A$3:.$CN$62];[$'Chart data'.B4]+1;FALSE())" office:value-type="float" office:value="-28697" calcext:value-type="float">
            <text:p>-28697</text:p>
          </table:table-cell>
          <table:table-cell table:formula="of:=VLOOKUP([.$D$2];[$Females.$A$3:.$CN$62];[$'Chart data'.B4]+1;FALSE())" office:value-type="float" office:value="26819" calcext:value-type="float">
            <text:p>26819</text:p>
          </table:table-cell>
          <table:table-cell table:number-columns-repeated="1019"/>
        </table:table-row>
        <table:table-row table:style-name="ro3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-VLOOKUP([.$D$2];[$Males.$A$3:.$CN$62];[$'Chart data'.B5]+1;FALSE())" office:value-type="float" office:value="-29017" calcext:value-type="float">
            <text:p>-29017</text:p>
          </table:table-cell>
          <table:table-cell table:formula="of:=VLOOKUP([.$D$2];[$Females.$A$3:.$CN$62];[$'Chart data'.B5]+1;FALSE())" office:value-type="float" office:value="27567" calcext:value-type="float">
            <text:p>27567</text:p>
          </table:table-cell>
          <table:table-cell table:number-columns-repeated="1019"/>
        </table:table-row>
        <table:table-row table:style-name="ro3"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-VLOOKUP([.$D$2];[$Males.$A$3:.$CN$62];[$'Chart data'.B6]+1;FALSE())" office:value-type="float" office:value="-29377" calcext:value-type="float">
            <text:p>-29377</text:p>
          </table:table-cell>
          <table:table-cell table:formula="of:=VLOOKUP([.$D$2];[$Females.$A$3:.$CN$62];[$'Chart data'.B6]+1;FALSE())" office:value-type="float" office:value="27788" calcext:value-type="float">
            <text:p>27788</text:p>
          </table:table-cell>
          <table:table-cell table:number-columns-repeated="1019"/>
        </table:table-row>
        <table:table-row table:style-name="ro3"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-VLOOKUP([.$D$2];[$Males.$A$3:.$CN$62];[$'Chart data'.B7]+1;FALSE())" office:value-type="float" office:value="-29728" calcext:value-type="float">
            <text:p>-29728</text:p>
          </table:table-cell>
          <table:table-cell table:formula="of:=VLOOKUP([.$D$2];[$Females.$A$3:.$CN$62];[$'Chart data'.B7]+1;FALSE())" office:value-type="float" office:value="28504" calcext:value-type="float">
            <text:p>28504</text:p>
          </table:table-cell>
          <table:table-cell table:number-columns-repeated="1019"/>
        </table:table-row>
        <table:table-row table:style-name="ro3">
          <table:table-cell office:value-type="float" office:value="1985" calcext:value-type="float">
            <text:p>19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-VLOOKUP([.$D$2];[$Males.$A$3:.$CN$62];[$'Chart data'.B8]+1;FALSE())" office:value-type="float" office:value="-30708" calcext:value-type="float">
            <text:p>-30708</text:p>
          </table:table-cell>
          <table:table-cell table:formula="of:=VLOOKUP([.$D$2];[$Females.$A$3:.$CN$62];[$'Chart data'.B8]+1;FALSE())" office:value-type="float" office:value="29033" calcext:value-type="float">
            <text:p>29033</text:p>
          </table:table-cell>
          <table:table-cell table:number-columns-repeated="1019"/>
        </table:table-row>
        <table:table-row table:style-name="ro3">
          <table:table-cell office:value-type="float" office:value="1986" calcext:value-type="float">
            <text:p>19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-VLOOKUP([.$D$2];[$Males.$A$3:.$CN$62];[$'Chart data'.B9]+1;FALSE())" office:value-type="float" office:value="-31533" calcext:value-type="float">
            <text:p>-31533</text:p>
          </table:table-cell>
          <table:table-cell table:formula="of:=VLOOKUP([.$D$2];[$Females.$A$3:.$CN$62];[$'Chart data'.B9]+1;FALSE())" office:value-type="float" office:value="30162" calcext:value-type="float">
            <text:p>30162</text:p>
          </table:table-cell>
          <table:table-cell table:number-columns-repeated="1019"/>
        </table:table-row>
        <table:table-row table:style-name="ro3">
          <table:table-cell office:value-type="float" office:value="1987" calcext:value-type="float">
            <text:p>19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-VLOOKUP([.$D$2];[$Males.$A$3:.$CN$62];[$'Chart data'.B10]+1;FALSE())" office:value-type="float" office:value="-29946" calcext:value-type="float">
            <text:p>-29946</text:p>
          </table:table-cell>
          <table:table-cell table:formula="of:=VLOOKUP([.$D$2];[$Females.$A$3:.$CN$62];[$'Chart data'.B10]+1;FALSE())" office:value-type="float" office:value="28855" calcext:value-type="float">
            <text:p>28855</text:p>
          </table:table-cell>
          <table:table-cell table:number-columns-repeated="1019"/>
        </table:table-row>
        <table:table-row table:style-name="ro3">
          <table:table-cell office:value-type="float" office:value="1988" calcext:value-type="float">
            <text:p>198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-VLOOKUP([.$D$2];[$Males.$A$3:.$CN$62];[$'Chart data'.B11]+1;FALSE())" office:value-type="float" office:value="-30653" calcext:value-type="float">
            <text:p>-30653</text:p>
          </table:table-cell>
          <table:table-cell table:formula="of:=VLOOKUP([.$D$2];[$Females.$A$3:.$CN$62];[$'Chart data'.B11]+1;FALSE())" office:value-type="float" office:value="29683" calcext:value-type="float">
            <text:p>29683</text:p>
          </table:table-cell>
          <table:table-cell table:number-columns-repeated="1019"/>
        </table:table-row>
        <table:table-row table:style-name="ro3"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-VLOOKUP([.$D$2];[$Males.$A$3:.$CN$62];[$'Chart data'.B12]+1;FALSE())" office:value-type="float" office:value="-30586" calcext:value-type="float">
            <text:p>-30586</text:p>
          </table:table-cell>
          <table:table-cell table:formula="of:=VLOOKUP([.$D$2];[$Females.$A$3:.$CN$62];[$'Chart data'.B12]+1;FALSE())" office:value-type="float" office:value="29598" calcext:value-type="float">
            <text:p>29598</text:p>
          </table:table-cell>
          <table:table-cell table:number-columns-repeated="1019"/>
        </table:table-row>
        <table:table-row table:style-name="ro3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-VLOOKUP([.$D$2];[$Males.$A$3:.$CN$62];[$'Chart data'.B13]+1;FALSE())" office:value-type="float" office:value="-29574" calcext:value-type="float">
            <text:p>-29574</text:p>
          </table:table-cell>
          <table:table-cell table:formula="of:=VLOOKUP([.$D$2];[$Females.$A$3:.$CN$62];[$'Chart data'.B13]+1;FALSE())" office:value-type="float" office:value="28272" calcext:value-type="float">
            <text:p>28272</text:p>
          </table:table-cell>
          <table:table-cell table:number-columns-repeated="1019"/>
        </table:table-row>
        <table:table-row table:style-name="ro3">
          <table:table-cell office:value-type="float" office:value="1991" calcext:value-type="float">
            <text:p>199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-VLOOKUP([.$D$2];[$Males.$A$3:.$CN$62];[$'Chart data'.B14]+1;FALSE())" office:value-type="float" office:value="-28838" calcext:value-type="float">
            <text:p>-28838</text:p>
          </table:table-cell>
          <table:table-cell table:formula="of:=VLOOKUP([.$D$2];[$Females.$A$3:.$CN$62];[$'Chart data'.B14]+1;FALSE())" office:value-type="float" office:value="27796" calcext:value-type="float">
            <text:p>27796</text:p>
          </table:table-cell>
          <table:table-cell table:number-columns-repeated="1019"/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-VLOOKUP([.$D$2];[$Males.$A$3:.$CN$62];[$'Chart data'.B15]+1;FALSE())" office:value-type="float" office:value="-28885" calcext:value-type="float">
            <text:p>-28885</text:p>
          </table:table-cell>
          <table:table-cell table:formula="of:=VLOOKUP([.$D$2];[$Females.$A$3:.$CN$62];[$'Chart data'.B15]+1;FALSE())" office:value-type="float" office:value="27257" calcext:value-type="float">
            <text:p>27257</text:p>
          </table:table-cell>
          <table:table-cell table:number-columns-repeated="1019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-VLOOKUP([.$D$2];[$Males.$A$3:.$CN$62];[$'Chart data'.B16]+1;FALSE())" office:value-type="float" office:value="-28344" calcext:value-type="float">
            <text:p>-28344</text:p>
          </table:table-cell>
          <table:table-cell table:formula="of:=VLOOKUP([.$D$2];[$Females.$A$3:.$CN$62];[$'Chart data'.B16]+1;FALSE())" office:value-type="float" office:value="26739" calcext:value-type="float">
            <text:p>26739</text:p>
          </table:table-cell>
          <table:table-cell table:number-columns-repeated="1019"/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-VLOOKUP([.$D$2];[$Males.$A$3:.$CN$62];[$'Chart data'.B17]+1;FALSE())" office:value-type="float" office:value="-27231" calcext:value-type="float">
            <text:p>-27231</text:p>
          </table:table-cell>
          <table:table-cell table:formula="of:=VLOOKUP([.$D$2];[$Females.$A$3:.$CN$62];[$'Chart data'.B17]+1;FALSE())" office:value-type="float" office:value="26167" calcext:value-type="float">
            <text:p>26167</text:p>
          </table:table-cell>
          <table:table-cell table:number-columns-repeated="1019"/>
        </table:table-row>
        <table:table-row table:style-name="ro3">
          <table:table-cell office:value-type="float" office:value="1995" calcext:value-type="float">
            <text:p>199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-VLOOKUP([.$D$2];[$Males.$A$3:.$CN$62];[$'Chart data'.B18]+1;FALSE())" office:value-type="float" office:value="-27083" calcext:value-type="float">
            <text:p>-27083</text:p>
          </table:table-cell>
          <table:table-cell table:formula="of:=VLOOKUP([.$D$2];[$Females.$A$3:.$CN$62];[$'Chart data'.B18]+1;FALSE())" office:value-type="float" office:value="26038" calcext:value-type="float">
            <text:p>26038</text:p>
          </table:table-cell>
          <table:table-cell table:number-columns-repeated="1019"/>
        </table:table-row>
        <table:table-row table:style-name="ro3">
          <table:table-cell office:value-type="float" office:value="1996" calcext:value-type="float">
            <text:p>199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-VLOOKUP([.$D$2];[$Males.$A$3:.$CN$62];[$'Chart data'.B19]+1;FALSE())" office:value-type="float" office:value="-28196" calcext:value-type="float">
            <text:p>-28196</text:p>
          </table:table-cell>
          <table:table-cell table:formula="of:=VLOOKUP([.$D$2];[$Females.$A$3:.$CN$62];[$'Chart data'.B19]+1;FALSE())" office:value-type="float" office:value="27243" calcext:value-type="float">
            <text:p>27243</text:p>
          </table:table-cell>
          <table:table-cell table:number-columns-repeated="1019"/>
        </table:table-row>
        <table:table-row table:style-name="ro3">
          <table:table-cell office:value-type="float" office:value="1997" calcext:value-type="float">
            <text:p>199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-VLOOKUP([.$D$2];[$Males.$A$3:.$CN$62];[$'Chart data'.B20]+1;FALSE())" office:value-type="float" office:value="-29300" calcext:value-type="float">
            <text:p>-29300</text:p>
          </table:table-cell>
          <table:table-cell table:formula="of:=VLOOKUP([.$D$2];[$Females.$A$3:.$CN$62];[$'Chart data'.B20]+1;FALSE())" office:value-type="float" office:value="27563" calcext:value-type="float">
            <text:p>27563</text:p>
          </table:table-cell>
          <table:table-cell table:number-columns-repeated="1019"/>
        </table:table-row>
        <table:table-row table:style-name="ro3">
          <table:table-cell office:value-type="float" office:value="1998" calcext:value-type="float">
            <text:p>199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-VLOOKUP([.$D$2];[$Males.$A$3:.$CN$62];[$'Chart data'.B21]+1;FALSE())" office:value-type="float" office:value="-30279" calcext:value-type="float">
            <text:p>-30279</text:p>
          </table:table-cell>
          <table:table-cell table:formula="of:=VLOOKUP([.$D$2];[$Females.$A$3:.$CN$62];[$'Chart data'.B21]+1;FALSE())" office:value-type="float" office:value="28702" calcext:value-type="float">
            <text:p>28702</text:p>
          </table:table-cell>
          <table:table-cell table:number-columns-repeated="1019"/>
        </table:table-row>
        <table:table-row table:style-name="ro3">
          <table:table-cell office:value-type="float" office:value="1999" calcext:value-type="float">
            <text:p>199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-VLOOKUP([.$D$2];[$Males.$A$3:.$CN$62];[$'Chart data'.B22]+1;FALSE())" office:value-type="float" office:value="-31162" calcext:value-type="float">
            <text:p>-31162</text:p>
          </table:table-cell>
          <table:table-cell table:formula="of:=VLOOKUP([.$D$2];[$Females.$A$3:.$CN$62];[$'Chart data'.B22]+1;FALSE())" office:value-type="float" office:value="29789" calcext:value-type="float">
            <text:p>29789</text:p>
          </table:table-cell>
          <table:table-cell table:number-columns-repeated="1019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-VLOOKUP([.$D$2];[$Males.$A$3:.$CN$62];[$'Chart data'.B23]+1;FALSE())" office:value-type="float" office:value="-33677" calcext:value-type="float">
            <text:p>-33677</text:p>
          </table:table-cell>
          <table:table-cell table:formula="of:=VLOOKUP([.$D$2];[$Females.$A$3:.$CN$62];[$'Chart data'.B23]+1;FALSE())" office:value-type="float" office:value="32749" calcext:value-type="float">
            <text:p>32749</text:p>
          </table:table-cell>
          <table:table-cell table:number-columns-repeated="1019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-VLOOKUP([.$D$2];[$Males.$A$3:.$CN$62];[$'Chart data'.B24]+1;FALSE())" office:value-type="float" office:value="-34653" calcext:value-type="float">
            <text:p>-34653</text:p>
          </table:table-cell>
          <table:table-cell table:formula="of:=VLOOKUP([.$D$2];[$Females.$A$3:.$CN$62];[$'Chart data'.B24]+1;FALSE())" office:value-type="float" office:value="33871" calcext:value-type="float">
            <text:p>33871</text:p>
          </table:table-cell>
          <table:table-cell table:number-columns-repeated="1019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-VLOOKUP([.$D$2];[$Males.$A$3:.$CN$62];[$'Chart data'.B25]+1;FALSE())" office:value-type="float" office:value="-35175" calcext:value-type="float">
            <text:p>-35175</text:p>
          </table:table-cell>
          <table:table-cell table:formula="of:=VLOOKUP([.$D$2];[$Females.$A$3:.$CN$62];[$'Chart data'.B25]+1;FALSE())" office:value-type="float" office:value="34923" calcext:value-type="float">
            <text:p>34923</text:p>
          </table:table-cell>
          <table:table-cell table:number-columns-repeated="1019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-VLOOKUP([.$D$2];[$Males.$A$3:.$CN$62];[$'Chart data'.B26]+1;FALSE())" office:value-type="float" office:value="-36261" calcext:value-type="float">
            <text:p>-36261</text:p>
          </table:table-cell>
          <table:table-cell table:formula="of:=VLOOKUP([.$D$2];[$Females.$A$3:.$CN$62];[$'Chart data'.B26]+1;FALSE())" office:value-type="float" office:value="36314" calcext:value-type="float">
            <text:p>36314</text:p>
          </table:table-cell>
          <table:table-cell table:number-columns-repeated="1019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-VLOOKUP([.$D$2];[$Males.$A$3:.$CN$62];[$'Chart data'.B27]+1;FALSE())" office:value-type="float" office:value="-36791" calcext:value-type="float">
            <text:p>-36791</text:p>
          </table:table-cell>
          <table:table-cell table:formula="of:=VLOOKUP([.$D$2];[$Females.$A$3:.$CN$62];[$'Chart data'.B27]+1;FALSE())" office:value-type="float" office:value="37631" calcext:value-type="float">
            <text:p>37631</text:p>
          </table:table-cell>
          <table:table-cell table:number-columns-repeated="1019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-VLOOKUP([.$D$2];[$Males.$A$3:.$CN$62];[$'Chart data'.B28]+1;FALSE())" office:value-type="float" office:value="-38808" calcext:value-type="float">
            <text:p>-38808</text:p>
          </table:table-cell>
          <table:table-cell table:formula="of:=VLOOKUP([.$D$2];[$Females.$A$3:.$CN$62];[$'Chart data'.B28]+1;FALSE())" office:value-type="float" office:value="39540" calcext:value-type="float">
            <text:p>39540</text:p>
          </table:table-cell>
          <table:table-cell table:number-columns-repeated="1019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-VLOOKUP([.$D$2];[$Males.$A$3:.$CN$62];[$'Chart data'.B29]+1;FALSE())" office:value-type="float" office:value="-39073" calcext:value-type="float">
            <text:p>-39073</text:p>
          </table:table-cell>
          <table:table-cell table:formula="of:=VLOOKUP([.$D$2];[$Females.$A$3:.$CN$62];[$'Chart data'.B29]+1;FALSE())" office:value-type="float" office:value="38982" calcext:value-type="float">
            <text:p>38982</text:p>
          </table:table-cell>
          <table:table-cell table:number-columns-repeated="1019"/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-VLOOKUP([.$D$2];[$Males.$A$3:.$CN$62];[$'Chart data'.B30]+1;FALSE())" office:value-type="float" office:value="-37445" calcext:value-type="float">
            <text:p>-37445</text:p>
          </table:table-cell>
          <table:table-cell table:formula="of:=VLOOKUP([.$D$2];[$Females.$A$3:.$CN$62];[$'Chart data'.B30]+1;FALSE())" office:value-type="float" office:value="37498" calcext:value-type="float">
            <text:p>37498</text:p>
          </table:table-cell>
          <table:table-cell table:number-columns-repeated="1019"/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-VLOOKUP([.$D$2];[$Males.$A$3:.$CN$62];[$'Chart data'.B31]+1;FALSE())" office:value-type="float" office:value="-37102" calcext:value-type="float">
            <text:p>-37102</text:p>
          </table:table-cell>
          <table:table-cell table:formula="of:=VLOOKUP([.$D$2];[$Females.$A$3:.$CN$62];[$'Chart data'.B31]+1;FALSE())" office:value-type="float" office:value="37318" calcext:value-type="float">
            <text:p>37318</text:p>
          </table:table-cell>
          <table:table-cell table:number-columns-repeated="1019"/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-VLOOKUP([.$D$2];[$Males.$A$3:.$CN$62];[$'Chart data'.B32]+1;FALSE())" office:value-type="float" office:value="-36957" calcext:value-type="float">
            <text:p>-36957</text:p>
          </table:table-cell>
          <table:table-cell table:formula="of:=VLOOKUP([.$D$2];[$Females.$A$3:.$CN$62];[$'Chart data'.B32]+1;FALSE())" office:value-type="float" office:value="37556" calcext:value-type="float">
            <text:p>37556</text:p>
          </table:table-cell>
          <table:table-cell table:number-columns-repeated="1019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-VLOOKUP([.$D$2];[$Males.$A$3:.$CN$62];[$'Chart data'.B33]+1;FALSE())" office:value-type="float" office:value="-35572" calcext:value-type="float">
            <text:p>-35572</text:p>
          </table:table-cell>
          <table:table-cell table:formula="of:=VLOOKUP([.$D$2];[$Females.$A$3:.$CN$62];[$'Chart data'.B33]+1;FALSE())" office:value-type="float" office:value="36621" calcext:value-type="float">
            <text:p>36621</text:p>
          </table:table-cell>
          <table:table-cell table:number-columns-repeated="1019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-VLOOKUP([.$D$2];[$Males.$A$3:.$CN$62];[$'Chart data'.B34]+1;FALSE())" office:value-type="float" office:value="-35467" calcext:value-type="float">
            <text:p>-35467</text:p>
          </table:table-cell>
          <table:table-cell table:formula="of:=VLOOKUP([.$D$2];[$Females.$A$3:.$CN$62];[$'Chart data'.B34]+1;FALSE())" office:value-type="float" office:value="36099" calcext:value-type="float">
            <text:p>36099</text:p>
          </table:table-cell>
          <table:table-cell table:number-columns-repeated="1019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-VLOOKUP([.$D$2];[$Males.$A$3:.$CN$62];[$'Chart data'.B35]+1;FALSE())" office:value-type="float" office:value="-34774" calcext:value-type="float">
            <text:p>-34774</text:p>
          </table:table-cell>
          <table:table-cell table:formula="of:=VLOOKUP([.$D$2];[$Females.$A$3:.$CN$62];[$'Chart data'.B35]+1;FALSE())" office:value-type="float" office:value="36312" calcext:value-type="float">
            <text:p>36312</text:p>
          </table:table-cell>
          <table:table-cell table:number-columns-repeated="1019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-VLOOKUP([.$D$2];[$Males.$A$3:.$CN$62];[$'Chart data'.B36]+1;FALSE())" office:value-type="float" office:value="-33786" calcext:value-type="float">
            <text:p>-33786</text:p>
          </table:table-cell>
          <table:table-cell table:formula="of:=VLOOKUP([.$D$2];[$Females.$A$3:.$CN$62];[$'Chart data'.B36]+1;FALSE())" office:value-type="float" office:value="35089" calcext:value-type="float">
            <text:p>35089</text:p>
          </table:table-cell>
          <table:table-cell table:number-columns-repeated="1019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-VLOOKUP([.$D$2];[$Males.$A$3:.$CN$62];[$'Chart data'.B37]+1;FALSE())" office:value-type="float" office:value="-34032" calcext:value-type="float">
            <text:p>-34032</text:p>
          </table:table-cell>
          <table:table-cell table:formula="of:=VLOOKUP([.$D$2];[$Females.$A$3:.$CN$62];[$'Chart data'.B37]+1;FALSE())" office:value-type="float" office:value="35723" calcext:value-type="float">
            <text:p>35723</text:p>
          </table:table-cell>
          <table:table-cell table:number-columns-repeated="1019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-VLOOKUP([.$D$2];[$Males.$A$3:.$CN$62];[$'Chart data'.B38]+1;FALSE())" office:value-type="float" office:value="-34246" calcext:value-type="float">
            <text:p>-34246</text:p>
          </table:table-cell>
          <table:table-cell table:formula="of:=VLOOKUP([.$D$2];[$Females.$A$3:.$CN$62];[$'Chart data'.B38]+1;FALSE())" office:value-type="float" office:value="36385" calcext:value-type="float">
            <text:p>36385</text:p>
          </table:table-cell>
          <table:table-cell table:number-columns-repeated="1019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-VLOOKUP([.$D$2];[$Males.$A$3:.$CN$62];[$'Chart data'.B39]+1;FALSE())" office:value-type="float" office:value="-34347" calcext:value-type="float">
            <text:p>-34347</text:p>
          </table:table-cell>
          <table:table-cell table:formula="of:=VLOOKUP([.$D$2];[$Females.$A$3:.$CN$62];[$'Chart data'.B39]+1;FALSE())" office:value-type="float" office:value="35753" calcext:value-type="float">
            <text:p>35753</text:p>
          </table:table-cell>
          <table:table-cell table:number-columns-repeated="1019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-VLOOKUP([.$D$2];[$Males.$A$3:.$CN$62];[$'Chart data'.B40]+1;FALSE())" office:value-type="float" office:value="-33701" calcext:value-type="float">
            <text:p>-33701</text:p>
          </table:table-cell>
          <table:table-cell table:formula="of:=VLOOKUP([.$D$2];[$Females.$A$3:.$CN$62];[$'Chart data'.B40]+1;FALSE())" office:value-type="float" office:value="34995" calcext:value-type="float">
            <text:p>34995</text:p>
          </table:table-cell>
          <table:table-cell table:number-columns-repeated="1019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-VLOOKUP([.$D$2];[$Males.$A$3:.$CN$62];[$'Chart data'.B41]+1;FALSE())" office:value-type="float" office:value="-32926" calcext:value-type="float">
            <text:p>-32926</text:p>
          </table:table-cell>
          <table:table-cell table:formula="of:=VLOOKUP([.$D$2];[$Females.$A$3:.$CN$62];[$'Chart data'.B41]+1;FALSE())" office:value-type="float" office:value="33471" calcext:value-type="float">
            <text:p>33471</text:p>
          </table:table-cell>
          <table:table-cell table:number-columns-repeated="1019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formula="of:=-VLOOKUP([.$D$2];[$Males.$A$3:.$CN$62];[$'Chart data'.B42]+1;FALSE())" office:value-type="float" office:value="-30125" calcext:value-type="float">
            <text:p>-30125</text:p>
          </table:table-cell>
          <table:table-cell table:formula="of:=VLOOKUP([.$D$2];[$Females.$A$3:.$CN$62];[$'Chart data'.B42]+1;FALSE())" office:value-type="float" office:value="31663" calcext:value-type="float">
            <text:p>31663</text:p>
          </table:table-cell>
          <table:table-cell table:number-columns-repeated="1019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-VLOOKUP([.$D$2];[$Males.$A$3:.$CN$62];[$'Chart data'.B43]+1;FALSE())" office:value-type="float" office:value="-30169" calcext:value-type="float">
            <text:p>-30169</text:p>
          </table:table-cell>
          <table:table-cell table:formula="of:=VLOOKUP([.$D$2];[$Females.$A$3:.$CN$62];[$'Chart data'.B43]+1;FALSE())" office:value-type="float" office:value="30603" calcext:value-type="float">
            <text:p>30603</text:p>
          </table:table-cell>
          <table:table-cell table:number-columns-repeated="1019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-VLOOKUP([.$D$2];[$Males.$A$3:.$CN$62];[$'Chart data'.B44]+1;FALSE())" office:value-type="float" office:value="-31504" calcext:value-type="float">
            <text:p>-31504</text:p>
          </table:table-cell>
          <table:table-cell table:formula="of:=VLOOKUP([.$D$2];[$Females.$A$3:.$CN$62];[$'Chart data'.B44]+1;FALSE())" office:value-type="float" office:value="32622" calcext:value-type="float">
            <text:p>32622</text:p>
          </table:table-cell>
          <table:table-cell table:number-columns-repeated="1019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-VLOOKUP([.$D$2];[$Males.$A$3:.$CN$62];[$'Chart data'.B45]+1;FALSE())" office:value-type="float" office:value="-31398" calcext:value-type="float">
            <text:p>-31398</text:p>
          </table:table-cell>
          <table:table-cell table:formula="of:=VLOOKUP([.$D$2];[$Females.$A$3:.$CN$62];[$'Chart data'.B45]+1;FALSE())" office:value-type="float" office:value="33160" calcext:value-type="float">
            <text:p>33160</text:p>
          </table:table-cell>
          <table:table-cell table:number-columns-repeated="1019"/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-VLOOKUP([.$D$2];[$Males.$A$3:.$CN$62];[$'Chart data'.B46]+1;FALSE())" office:value-type="float" office:value="-32214" calcext:value-type="float">
            <text:p>-32214</text:p>
          </table:table-cell>
          <table:table-cell table:formula="of:=VLOOKUP([.$D$2];[$Females.$A$3:.$CN$62];[$'Chart data'.B46]+1;FALSE())" office:value-type="float" office:value="33272" calcext:value-type="float">
            <text:p>33272</text:p>
          </table:table-cell>
          <table:table-cell table:number-columns-repeated="1019"/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-VLOOKUP([.$D$2];[$Males.$A$3:.$CN$62];[$'Chart data'.B47]+1;FALSE())" office:value-type="float" office:value="-34054" calcext:value-type="float">
            <text:p>-34054</text:p>
          </table:table-cell>
          <table:table-cell table:formula="of:=VLOOKUP([.$D$2];[$Females.$A$3:.$CN$62];[$'Chart data'.B47]+1;FALSE())" office:value-type="float" office:value="35532" calcext:value-type="float">
            <text:p>35532</text:p>
          </table:table-cell>
          <table:table-cell table:number-columns-repeated="1019"/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-VLOOKUP([.$D$2];[$Males.$A$3:.$CN$62];[$'Chart data'.B48]+1;FALSE())" office:value-type="float" office:value="-35759" calcext:value-type="float">
            <text:p>-35759</text:p>
          </table:table-cell>
          <table:table-cell table:formula="of:=VLOOKUP([.$D$2];[$Females.$A$3:.$CN$62];[$'Chart data'.B48]+1;FALSE())" office:value-type="float" office:value="38123" calcext:value-type="float">
            <text:p>38123</text:p>
          </table:table-cell>
          <table:table-cell table:number-columns-repeated="1019"/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-VLOOKUP([.$D$2];[$Males.$A$3:.$CN$62];[$'Chart data'.B49]+1;FALSE())" office:value-type="float" office:value="-36884" calcext:value-type="float">
            <text:p>-36884</text:p>
          </table:table-cell>
          <table:table-cell table:formula="of:=VLOOKUP([.$D$2];[$Females.$A$3:.$CN$62];[$'Chart data'.B49]+1;FALSE())" office:value-type="float" office:value="39905" calcext:value-type="float">
            <text:p>39905</text:p>
          </table:table-cell>
          <table:table-cell table:number-columns-repeated="1019"/>
        </table:table-row>
        <table:table-row table:style-name="ro3">
          <table:table-cell office:value-type="float" office:value="2027" calcext:value-type="float">
            <text:p>202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-VLOOKUP([.$D$2];[$Males.$A$3:.$CN$62];[$'Chart data'.B50]+1;FALSE())" office:value-type="float" office:value="-36481" calcext:value-type="float">
            <text:p>-36481</text:p>
          </table:table-cell>
          <table:table-cell table:formula="of:=VLOOKUP([.$D$2];[$Females.$A$3:.$CN$62];[$'Chart data'.B50]+1;FALSE())" office:value-type="float" office:value="39222" calcext:value-type="float">
            <text:p>39222</text:p>
          </table:table-cell>
          <table:table-cell table:number-columns-repeated="1019"/>
        </table:table-row>
        <table:table-row table:style-name="ro3">
          <table:table-cell office:value-type="float" office:value="2028" calcext:value-type="float">
            <text:p>202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-VLOOKUP([.$D$2];[$Males.$A$3:.$CN$62];[$'Chart data'.B51]+1;FALSE())" office:value-type="float" office:value="-37985" calcext:value-type="float">
            <text:p>-37985</text:p>
          </table:table-cell>
          <table:table-cell table:formula="of:=VLOOKUP([.$D$2];[$Females.$A$3:.$CN$62];[$'Chart data'.B51]+1;FALSE())" office:value-type="float" office:value="40801" calcext:value-type="float">
            <text:p>40801</text:p>
          </table:table-cell>
          <table:table-cell table:number-columns-repeated="1019"/>
        </table:table-row>
        <table:table-row table:style-name="ro3">
          <table:table-cell office:value-type="float" office:value="2029" calcext:value-type="float">
            <text:p>202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formula="of:=-VLOOKUP([.$D$2];[$Males.$A$3:.$CN$62];[$'Chart data'.B52]+1;FALSE())" office:value-type="float" office:value="-38668" calcext:value-type="float">
            <text:p>-38668</text:p>
          </table:table-cell>
          <table:table-cell table:formula="of:=VLOOKUP([.$D$2];[$Females.$A$3:.$CN$62];[$'Chart data'.B52]+1;FALSE())" office:value-type="float" office:value="41543" calcext:value-type="float">
            <text:p>41543</text:p>
          </table:table-cell>
          <table:table-cell table:number-columns-repeated="1019"/>
        </table:table-row>
        <table:table-row table:style-name="ro3">
          <table:table-cell office:value-type="float" office:value="2030" calcext:value-type="float">
            <text:p>203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-VLOOKUP([.$D$2];[$Males.$A$3:.$CN$62];[$'Chart data'.B53]+1;FALSE())" office:value-type="float" office:value="-39404" calcext:value-type="float">
            <text:p>-39404</text:p>
          </table:table-cell>
          <table:table-cell table:formula="of:=VLOOKUP([.$D$2];[$Females.$A$3:.$CN$62];[$'Chart data'.B53]+1;FALSE())" office:value-type="float" office:value="41358" calcext:value-type="float">
            <text:p>41358</text:p>
          </table:table-cell>
          <table:table-cell table:number-columns-repeated="1019"/>
        </table:table-row>
        <table:table-row table:style-name="ro3">
          <table:table-cell office:value-type="float" office:value="2031" calcext:value-type="float">
            <text:p>203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-VLOOKUP([.$D$2];[$Males.$A$3:.$CN$62];[$'Chart data'.B54]+1;FALSE())" office:value-type="float" office:value="-38795" calcext:value-type="float">
            <text:p>-38795</text:p>
          </table:table-cell>
          <table:table-cell table:formula="of:=VLOOKUP([.$D$2];[$Females.$A$3:.$CN$62];[$'Chart data'.B54]+1;FALSE())" office:value-type="float" office:value="41391" calcext:value-type="float">
            <text:p>41391</text:p>
          </table:table-cell>
          <table:table-cell table:number-columns-repeated="1019"/>
        </table:table-row>
        <table:table-row table:style-name="ro3">
          <table:table-cell office:value-type="float" office:value="2032" calcext:value-type="float">
            <text:p>203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-VLOOKUP([.$D$2];[$Males.$A$3:.$CN$62];[$'Chart data'.B55]+1;FALSE())" office:value-type="float" office:value="-40421" calcext:value-type="float">
            <text:p>-40421</text:p>
          </table:table-cell>
          <table:table-cell table:formula="of:=VLOOKUP([.$D$2];[$Females.$A$3:.$CN$62];[$'Chart data'.B55]+1;FALSE())" office:value-type="float" office:value="42646" calcext:value-type="float">
            <text:p>42646</text:p>
          </table:table-cell>
          <table:table-cell table:number-columns-repeated="1019"/>
        </table:table-row>
        <table:table-row table:style-name="ro3">
          <table:table-cell office:value-type="float" office:value="2033" calcext:value-type="float">
            <text:p>203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formula="of:=-VLOOKUP([.$D$2];[$Males.$A$3:.$CN$62];[$'Chart data'.B56]+1;FALSE())" office:value-type="float" office:value="-39547" calcext:value-type="float">
            <text:p>-39547</text:p>
          </table:table-cell>
          <table:table-cell table:formula="of:=VLOOKUP([.$D$2];[$Females.$A$3:.$CN$62];[$'Chart data'.B56]+1;FALSE())" office:value-type="float" office:value="42441" calcext:value-type="float">
            <text:p>42441</text:p>
          </table:table-cell>
          <table:table-cell table:number-columns-repeated="1019"/>
        </table:table-row>
        <table:table-row table:style-name="ro3">
          <table:table-cell office:value-type="float" office:value="2034" calcext:value-type="float">
            <text:p>203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-VLOOKUP([.$D$2];[$Males.$A$3:.$CN$62];[$'Chart data'.B57]+1;FALSE())" office:value-type="float" office:value="-39588" calcext:value-type="float">
            <text:p>-39588</text:p>
          </table:table-cell>
          <table:table-cell table:formula="of:=VLOOKUP([.$D$2];[$Females.$A$3:.$CN$62];[$'Chart data'.B57]+1;FALSE())" office:value-type="float" office:value="42060" calcext:value-type="float">
            <text:p>42060</text:p>
          </table:table-cell>
          <table:table-cell table:number-columns-repeated="1019"/>
        </table:table-row>
        <table:table-row table:style-name="ro3">
          <table:table-cell office:value-type="float" office:value="2035" calcext:value-type="float">
            <text:p>203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-VLOOKUP([.$D$2];[$Males.$A$3:.$CN$62];[$'Chart data'.B58]+1;FALSE())" office:value-type="float" office:value="-39078" calcext:value-type="float">
            <text:p>-39078</text:p>
          </table:table-cell>
          <table:table-cell table:formula="of:=VLOOKUP([.$D$2];[$Females.$A$3:.$CN$62];[$'Chart data'.B58]+1;FALSE())" office:value-type="float" office:value="40724" calcext:value-type="float">
            <text:p>40724</text:p>
          </table:table-cell>
          <table:table-cell table:number-columns-repeated="1019"/>
        </table:table-row>
        <table:table-row table:style-name="ro3">
          <table:table-cell office:value-type="float" office:value="2036" calcext:value-type="float">
            <text:p>203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formula="of:=-VLOOKUP([.$D$2];[$Males.$A$3:.$CN$62];[$'Chart data'.B59]+1;FALSE())" office:value-type="float" office:value="-38031" calcext:value-type="float">
            <text:p>-38031</text:p>
          </table:table-cell>
          <table:table-cell table:formula="of:=VLOOKUP([.$D$2];[$Females.$A$3:.$CN$62];[$'Chart data'.B59]+1;FALSE())" office:value-type="float" office:value="39939" calcext:value-type="float">
            <text:p>39939</text:p>
          </table:table-cell>
          <table:table-cell table:number-columns-repeated="1019"/>
        </table:table-row>
        <table:table-row table:style-name="ro3">
          <table:table-cell office:value-type="float" office:value="2037" calcext:value-type="float">
            <text:p>203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formula="of:=-VLOOKUP([.$D$2];[$Males.$A$3:.$CN$62];[$'Chart data'.B60]+1;FALSE())" office:value-type="float" office:value="-36862" calcext:value-type="float">
            <text:p>-36862</text:p>
          </table:table-cell>
          <table:table-cell table:formula="of:=VLOOKUP([.$D$2];[$Females.$A$3:.$CN$62];[$'Chart data'.B60]+1;FALSE())" office:value-type="float" office:value="38427" calcext:value-type="float">
            <text:p>38427</text:p>
          </table:table-cell>
          <table:table-cell table:number-columns-repeated="1019"/>
        </table:table-row>
        <table:table-row table:style-name="ro3">
          <table:table-cell office:value-type="float" office:value="2038" calcext:value-type="float">
            <text:p>203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formula="of:=-VLOOKUP([.$D$2];[$Males.$A$3:.$CN$62];[$'Chart data'.B61]+1;FALSE())" office:value-type="float" office:value="-36217" calcext:value-type="float">
            <text:p>-36217</text:p>
          </table:table-cell>
          <table:table-cell table:formula="of:=VLOOKUP([.$D$2];[$Females.$A$3:.$CN$62];[$'Chart data'.B61]+1;FALSE())" office:value-type="float" office:value="38397" calcext:value-type="float">
            <text:p>38397</text:p>
          </table:table-cell>
          <table:table-cell table:number-columns-repeated="1019"/>
        </table:table-row>
        <table:table-row table:style-name="ro3"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-VLOOKUP([.$D$2];[$Males.$A$3:.$CN$62];[$'Chart data'.B62]+1;FALSE())" office:value-type="float" office:value="-35210" calcext:value-type="float">
            <text:p>-35210</text:p>
          </table:table-cell>
          <table:table-cell table:formula="of:=VLOOKUP([.$D$2];[$Females.$A$3:.$CN$62];[$'Chart data'.B62]+1;FALSE())" office:value-type="float" office:value="37263" calcext:value-type="float">
            <text:p>3726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-VLOOKUP([.$D$2];[$Males.$A$3:.$CN$62];[$'Chart data'.B63]+1;FALSE())" office:value-type="float" office:value="-34417" calcext:value-type="float">
            <text:p>-34417</text:p>
          </table:table-cell>
          <table:table-cell table:formula="of:=VLOOKUP([.$D$2];[$Females.$A$3:.$CN$62];[$'Chart data'.B63]+1;FALSE())" office:value-type="float" office:value="36058" calcext:value-type="float">
            <text:p>3605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-VLOOKUP([.$D$2];[$Males.$A$3:.$CN$62];[$'Chart data'.B64]+1;FALSE())" office:value-type="float" office:value="-33311" calcext:value-type="float">
            <text:p>-33311</text:p>
          </table:table-cell>
          <table:table-cell table:formula="of:=VLOOKUP([.$D$2];[$Females.$A$3:.$CN$62];[$'Chart data'.B64]+1;FALSE())" office:value-type="float" office:value="34941" calcext:value-type="float">
            <text:p>3494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-VLOOKUP([.$D$2];[$Males.$A$3:.$CN$62];[$'Chart data'.B65]+1;FALSE())" office:value-type="float" office:value="-31726" calcext:value-type="float">
            <text:p>-31726</text:p>
          </table:table-cell>
          <table:table-cell table:formula="of:=VLOOKUP([.$D$2];[$Females.$A$3:.$CN$62];[$'Chart data'.B65]+1;FALSE())" office:value-type="float" office:value="33606" calcext:value-type="float">
            <text:p>3360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-VLOOKUP([.$D$2];[$Males.$A$3:.$CN$62];[$'Chart data'.B66]+1;FALSE())" office:value-type="float" office:value="-31363" calcext:value-type="float">
            <text:p>-31363</text:p>
          </table:table-cell>
          <table:table-cell table:formula="of:=VLOOKUP([.$D$2];[$Females.$A$3:.$CN$62];[$'Chart data'.B66]+1;FALSE())" office:value-type="float" office:value="33002" calcext:value-type="float">
            <text:p>3300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formula="of:=-VLOOKUP([.$D$2];[$Males.$A$3:.$CN$62];[$'Chart data'.B67]+1;FALSE())" office:value-type="float" office:value="-30581" calcext:value-type="float">
            <text:p>-30581</text:p>
          </table:table-cell>
          <table:table-cell table:formula="of:=VLOOKUP([.$D$2];[$Females.$A$3:.$CN$62];[$'Chart data'.B67]+1;FALSE())" office:value-type="float" office:value="32395" calcext:value-type="float">
            <text:p>3239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formula="of:=-VLOOKUP([.$D$2];[$Males.$A$3:.$CN$62];[$'Chart data'.B68]+1;FALSE())" office:value-type="float" office:value="-29425" calcext:value-type="float">
            <text:p>-29425</text:p>
          </table:table-cell>
          <table:table-cell table:formula="of:=VLOOKUP([.$D$2];[$Females.$A$3:.$CN$62];[$'Chart data'.B68]+1;FALSE())" office:value-type="float" office:value="31202" calcext:value-type="float">
            <text:p>3120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-VLOOKUP([.$D$2];[$Males.$A$3:.$CN$62];[$'Chart data'.B69]+1;FALSE())" office:value-type="float" office:value="-29569" calcext:value-type="float">
            <text:p>-29569</text:p>
          </table:table-cell>
          <table:table-cell table:formula="of:=VLOOKUP([.$D$2];[$Females.$A$3:.$CN$62];[$'Chart data'.B69]+1;FALSE())" office:value-type="float" office:value="31507" calcext:value-type="float">
            <text:p>3150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formula="of:=-VLOOKUP([.$D$2];[$Males.$A$3:.$CN$62];[$'Chart data'.B70]+1;FALSE())" office:value-type="float" office:value="-29668" calcext:value-type="float">
            <text:p>-29668</text:p>
          </table:table-cell>
          <table:table-cell table:formula="of:=VLOOKUP([.$D$2];[$Females.$A$3:.$CN$62];[$'Chart data'.B70]+1;FALSE())" office:value-type="float" office:value="31414" calcext:value-type="float">
            <text:p>314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-VLOOKUP([.$D$2];[$Males.$A$3:.$CN$62];[$'Chart data'.B71]+1;FALSE())" office:value-type="float" office:value="-30193" calcext:value-type="float">
            <text:p>-30193</text:p>
          </table:table-cell>
          <table:table-cell table:formula="of:=VLOOKUP([.$D$2];[$Females.$A$3:.$CN$62];[$'Chart data'.B71]+1;FALSE())" office:value-type="float" office:value="32127" calcext:value-type="float">
            <text:p>3212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-VLOOKUP([.$D$2];[$Males.$A$3:.$CN$62];[$'Chart data'.B72]+1;FALSE())" office:value-type="float" office:value="-30916" calcext:value-type="float">
            <text:p>-30916</text:p>
          </table:table-cell>
          <table:table-cell table:formula="of:=VLOOKUP([.$D$2];[$Females.$A$3:.$CN$62];[$'Chart data'.B72]+1;FALSE())" office:value-type="float" office:value="33103" calcext:value-type="float">
            <text:p>3310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formula="of:=-VLOOKUP([.$D$2];[$Males.$A$3:.$CN$62];[$'Chart data'.B73]+1;FALSE())" office:value-type="float" office:value="-33121" calcext:value-type="float">
            <text:p>-33121</text:p>
          </table:table-cell>
          <table:table-cell table:formula="of:=VLOOKUP([.$D$2];[$Females.$A$3:.$CN$62];[$'Chart data'.B73]+1;FALSE())" office:value-type="float" office:value="35906" calcext:value-type="float">
            <text:p>3590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formula="of:=-VLOOKUP([.$D$2];[$Males.$A$3:.$CN$62];[$'Chart data'.B74]+1;FALSE())" office:value-type="float" office:value="-24797" calcext:value-type="float">
            <text:p>-24797</text:p>
          </table:table-cell>
          <table:table-cell table:formula="of:=VLOOKUP([.$D$2];[$Females.$A$3:.$CN$62];[$'Chart data'.B74]+1;FALSE())" office:value-type="float" office:value="26974" calcext:value-type="float">
            <text:p>2697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-VLOOKUP([.$D$2];[$Males.$A$3:.$CN$62];[$'Chart data'.B75]+1;FALSE())" office:value-type="float" office:value="-22863" calcext:value-type="float">
            <text:p>-22863</text:p>
          </table:table-cell>
          <table:table-cell table:formula="of:=VLOOKUP([.$D$2];[$Females.$A$3:.$CN$62];[$'Chart data'.B75]+1;FALSE())" office:value-type="float" office:value="25687" calcext:value-type="float">
            <text:p>2568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-VLOOKUP([.$D$2];[$Males.$A$3:.$CN$62];[$'Chart data'.B76]+1;FALSE())" office:value-type="float" office:value="-23308" calcext:value-type="float">
            <text:p>-23308</text:p>
          </table:table-cell>
          <table:table-cell table:formula="of:=VLOOKUP([.$D$2];[$Females.$A$3:.$CN$62];[$'Chart data'.B76]+1;FALSE())" office:value-type="float" office:value="25970" calcext:value-type="float">
            <text:p>2597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-VLOOKUP([.$D$2];[$Males.$A$3:.$CN$62];[$'Chart data'.B77]+1;FALSE())" office:value-type="float" office:value="-21528" calcext:value-type="float">
            <text:p>-21528</text:p>
          </table:table-cell>
          <table:table-cell table:formula="of:=VLOOKUP([.$D$2];[$Females.$A$3:.$CN$62];[$'Chart data'.B77]+1;FALSE())" office:value-type="float" office:value="25265" calcext:value-type="float">
            <text:p>2526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-VLOOKUP([.$D$2];[$Males.$A$3:.$CN$62];[$'Chart data'.B78]+1;FALSE())" office:value-type="float" office:value="-19373" calcext:value-type="float">
            <text:p>-19373</text:p>
          </table:table-cell>
          <table:table-cell table:formula="of:=VLOOKUP([.$D$2];[$Females.$A$3:.$CN$62];[$'Chart data'.B78]+1;FALSE())" office:value-type="float" office:value="23254" calcext:value-type="float">
            <text:p>2325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-VLOOKUP([.$D$2];[$Males.$A$3:.$CN$62];[$'Chart data'.B79]+1;FALSE())" office:value-type="float" office:value="-17496" calcext:value-type="float">
            <text:p>-17496</text:p>
          </table:table-cell>
          <table:table-cell table:formula="of:=VLOOKUP([.$D$2];[$Females.$A$3:.$CN$62];[$'Chart data'.B79]+1;FALSE())" office:value-type="float" office:value="21636" calcext:value-type="float">
            <text:p>2163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-VLOOKUP([.$D$2];[$Males.$A$3:.$CN$62];[$'Chart data'.B80]+1;FALSE())" office:value-type="float" office:value="-17603" calcext:value-type="float">
            <text:p>-17603</text:p>
          </table:table-cell>
          <table:table-cell table:formula="of:=VLOOKUP([.$D$2];[$Females.$A$3:.$CN$62];[$'Chart data'.B80]+1;FALSE())" office:value-type="float" office:value="21833" calcext:value-type="float">
            <text:p>2183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formula="of:=-VLOOKUP([.$D$2];[$Males.$A$3:.$CN$62];[$'Chart data'.B81]+1;FALSE())" office:value-type="float" office:value="-16869" calcext:value-type="float">
            <text:p>-16869</text:p>
          </table:table-cell>
          <table:table-cell table:formula="of:=VLOOKUP([.$D$2];[$Females.$A$3:.$CN$62];[$'Chart data'.B81]+1;FALSE())" office:value-type="float" office:value="21118" calcext:value-type="float">
            <text:p>2111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formula="of:=-VLOOKUP([.$D$2];[$Males.$A$3:.$CN$62];[$'Chart data'.B82]+1;FALSE())" office:value-type="float" office:value="-16115" calcext:value-type="float">
            <text:p>-16115</text:p>
          </table:table-cell>
          <table:table-cell table:formula="of:=VLOOKUP([.$D$2];[$Females.$A$3:.$CN$62];[$'Chart data'.B82]+1;FALSE())" office:value-type="float" office:value="20348" calcext:value-type="float">
            <text:p>2034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-VLOOKUP([.$D$2];[$Males.$A$3:.$CN$62];[$'Chart data'.B83]+1;FALSE())" office:value-type="float" office:value="-14432" calcext:value-type="float">
            <text:p>-14432</text:p>
          </table:table-cell>
          <table:table-cell table:formula="of:=VLOOKUP([.$D$2];[$Females.$A$3:.$CN$62];[$'Chart data'.B83]+1;FALSE())" office:value-type="float" office:value="19396" calcext:value-type="float">
            <text:p>1939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formula="of:=-VLOOKUP([.$D$2];[$Males.$A$3:.$CN$62];[$'Chart data'.B84]+1;FALSE())" office:value-type="float" office:value="-13546" calcext:value-type="float">
            <text:p>-13546</text:p>
          </table:table-cell>
          <table:table-cell table:formula="of:=VLOOKUP([.$D$2];[$Females.$A$3:.$CN$62];[$'Chart data'.B84]+1;FALSE())" office:value-type="float" office:value="18453" calcext:value-type="float">
            <text:p>1845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-VLOOKUP([.$D$2];[$Males.$A$3:.$CN$62];[$'Chart data'.B85]+1;FALSE())" office:value-type="float" office:value="-12469" calcext:value-type="float">
            <text:p>-12469</text:p>
          </table:table-cell>
          <table:table-cell table:formula="of:=VLOOKUP([.$D$2];[$Females.$A$3:.$CN$62];[$'Chart data'.B85]+1;FALSE())" office:value-type="float" office:value="17214" calcext:value-type="float">
            <text:p>172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-VLOOKUP([.$D$2];[$Males.$A$3:.$CN$62];[$'Chart data'.B86]+1;FALSE())" office:value-type="float" office:value="-11120" calcext:value-type="float">
            <text:p>-11120</text:p>
          </table:table-cell>
          <table:table-cell table:formula="of:=VLOOKUP([.$D$2];[$Females.$A$3:.$CN$62];[$'Chart data'.B86]+1;FALSE())" office:value-type="float" office:value="15965" calcext:value-type="float">
            <text:p>1596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-VLOOKUP([.$D$2];[$Males.$A$3:.$CN$62];[$'Chart data'.B87]+1;FALSE())" office:value-type="float" office:value="-9975" calcext:value-type="float">
            <text:p>-9975</text:p>
          </table:table-cell>
          <table:table-cell table:formula="of:=VLOOKUP([.$D$2];[$Females.$A$3:.$CN$62];[$'Chart data'.B87]+1;FALSE())"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-VLOOKUP([.$D$2];[$Males.$A$3:.$CN$62];[$'Chart data'.B88]+1;FALSE())" office:value-type="float" office:value="-9091" calcext:value-type="float">
            <text:p>-9091</text:p>
          </table:table-cell>
          <table:table-cell table:formula="of:=VLOOKUP([.$D$2];[$Females.$A$3:.$CN$62];[$'Chart data'.B88]+1;FALSE())" office:value-type="float" office:value="14041" calcext:value-type="float">
            <text:p>1404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-VLOOKUP([.$D$2];[$Males.$A$3:.$CN$62];[$'Chart data'.B89]+1;FALSE())" office:value-type="float" office:value="-7894" calcext:value-type="float">
            <text:p>-7894</text:p>
          </table:table-cell>
          <table:table-cell table:formula="of:=VLOOKUP([.$D$2];[$Females.$A$3:.$CN$62];[$'Chart data'.B89]+1;FALSE())" office:value-type="float" office:value="12678" calcext:value-type="float">
            <text:p>1267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-VLOOKUP([.$D$2];[$Males.$A$3:.$CN$62];[$'Chart data'.B90]+1;FALSE())" office:value-type="float" office:value="-6573" calcext:value-type="float">
            <text:p>-6573</text:p>
          </table:table-cell>
          <table:table-cell table:formula="of:=VLOOKUP([.$D$2];[$Females.$A$3:.$CN$62];[$'Chart data'.B90]+1;FALSE())" office:value-type="float" office:value="11277" calcext:value-type="float">
            <text:p>1127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-VLOOKUP([.$D$2];[$Males.$A$3:.$CN$62];[$'Chart data'.B91]+1;FALSE())" office:value-type="float" office:value="-5635" calcext:value-type="float">
            <text:p>-5635</text:p>
          </table:table-cell>
          <table:table-cell table:formula="of:=VLOOKUP([.$D$2];[$Females.$A$3:.$CN$62];[$'Chart data'.B91]+1;FALSE())" office:value-type="float" office:value="9897" calcext:value-type="float">
            <text:p>989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-VLOOKUP([.$D$2];[$Males.$A$3:.$CN$62];[$'Chart data'.B92]+1;FALSE())" office:value-type="float" office:value="-4454" calcext:value-type="float">
            <text:p>-4454</text:p>
          </table:table-cell>
          <table:table-cell table:formula="of:=VLOOKUP([.$D$2];[$Females.$A$3:.$CN$62];[$'Chart data'.B92]+1;FALSE())" office:value-type="float" office:value="8421" calcext:value-type="float">
            <text:p>842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-VLOOKUP([.$D$2];[$Males.$A$3:.$CN$62];[$'Chart data'.B93]+1;FALSE())" office:value-type="float" office:value="-3731" calcext:value-type="float">
            <text:p>-3731</text:p>
          </table:table-cell>
          <table:table-cell table:formula="of:=VLOOKUP([.$D$2];[$Females.$A$3:.$CN$62];[$'Chart data'.B93]+1;FALSE())" office:value-type="float" office:value="7418" calcext:value-type="float">
            <text:p>741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90+</text:p>
          </table:table-cell>
          <table:table-cell table:formula="of:=-VLOOKUP([.$D$2];[$Males.$A$3:.$CN$62];[$'Chart data'.B94]+1;FALSE())" office:value-type="float" office:value="-12017" calcext:value-type="float">
            <text:p>-12017</text:p>
          </table:table-cell>
          <table:table-cell table:formula="of:=VLOOKUP([.$D$2];[$Females.$A$3:.$CN$62];[$'Chart data'.B94]+1;FALSE())" office:value-type="float" office:value="29050" calcext:value-type="float">
            <text:p>2905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3" table:number-rows-spanned="1">
            <text:p>© Crown Copyright 2017</text:p>
          </table:table-cell>
          <table:covered-table-cell table:number-columns-repeated="2" table:style-name="ce12"/>
          <table:table-cell table:number-columns-repeated="1021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les" table:style-name="ta4">
        <table:table-column table:style-name="co2" table:default-cell-style-name="ce22"/>
        <table:table-column table:style-name="co7" table:number-columns-repeated="89" table:default-cell-style-name="ce22"/>
        <table:table-column table:style-name="co8" table:default-cell-style-name="ce22"/>
        <table:table-column table:style-name="co7" table:default-cell-style-name="ce22"/>
        <table:table-column table:style-name="co2" table:number-columns-repeated="165" table:default-cell-style-name="ce22"/>
        <table:table-column table:style-name="co2" table:number-columns-repeated="767" table:default-cell-style-name="Default"/>
        <table:table-row table:style-name="ro1">
          <table:table-cell table:style-name="ce21" office:value-type="string" calcext:value-type="string" table:number-columns-spanned="2" table:number-rows-spanned="1">
            <text:p>Scotland</text:p>
          </table:table-cell>
          <table:covered-table-cell table:style-name="ce23"/>
          <table:table-cell table:number-columns-repeated="91"/>
          <table:table-cell office:value-type="string" calcext:value-type="string">
            <text:p>Scotland</text:p>
          </table:table-cell>
          <table:table-cell table:number-columns-repeated="93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M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90+</text:p>
          </table:table-cell>
          <table:table-cell/>
          <table:table-cell office:value-type="string" calcext:value-type="string">
            <text:p>Males</text:p>
          </table:table-cell>
          <table:table-cell table:number-columns-repeated="930"/>
        </table:table-row>
        <table:table-row table:style-name="ro3">
          <table:table-cell office:value-type="float" office:value="1981" calcext:value-type="float">
            <text:p>1981</text:p>
          </table:table-cell>
          <table:table-cell table:style-name="ce24" office:value-type="float" office:value="35263" calcext:value-type="float">
            <text:p>35,263</text:p>
          </table:table-cell>
          <table:table-cell table:style-name="ce24" office:value-type="float" office:value="34142" calcext:value-type="float">
            <text:p>34,142</text:p>
          </table:table-cell>
          <table:table-cell table:style-name="ce24" office:value-type="float" office:value="33070" calcext:value-type="float">
            <text:p>33,070</text:p>
          </table:table-cell>
          <table:table-cell table:style-name="ce24" office:value-type="float" office:value="30363" calcext:value-type="float">
            <text:p>30,363</text:p>
          </table:table-cell>
          <table:table-cell table:style-name="ce24" office:value-type="float" office:value="30380" calcext:value-type="float">
            <text:p>30,380</text:p>
          </table:table-cell>
          <table:table-cell table:style-name="ce24" office:value-type="float" office:value="33216" calcext:value-type="float">
            <text:p>33,216</text:p>
          </table:table-cell>
          <table:table-cell table:style-name="ce24" office:value-type="float" office:value="33496" calcext:value-type="float">
            <text:p>33,496</text:p>
          </table:table-cell>
          <table:table-cell table:style-name="ce24" office:value-type="float" office:value="34533" calcext:value-type="float">
            <text:p>34,533</text:p>
          </table:table-cell>
          <table:table-cell table:style-name="ce24" office:value-type="float" office:value="37219" calcext:value-type="float">
            <text:p>37,219</text:p>
          </table:table-cell>
          <table:table-cell table:style-name="ce24" office:value-type="float" office:value="39689" calcext:value-type="float">
            <text:p>39,689</text:p>
          </table:table-cell>
          <table:table-cell table:style-name="ce24" office:value-type="float" office:value="42488" calcext:value-type="float">
            <text:p>42,488</text:p>
          </table:table-cell>
          <table:table-cell table:style-name="ce24" office:value-type="float" office:value="42650" calcext:value-type="float">
            <text:p>42,650</text:p>
          </table:table-cell>
          <table:table-cell table:style-name="ce24" office:value-type="float" office:value="44582" calcext:value-type="float">
            <text:p>44,582</text:p>
          </table:table-cell>
          <table:table-cell table:style-name="ce24" office:value-type="float" office:value="45545" calcext:value-type="float">
            <text:p>45,545</text:p>
          </table:table-cell>
          <table:table-cell table:style-name="ce24" office:value-type="float" office:value="46819" calcext:value-type="float">
            <text:p>46,819</text:p>
          </table:table-cell>
          <table:table-cell table:style-name="ce24" office:value-type="float" office:value="46229" calcext:value-type="float">
            <text:p>46,229</text:p>
          </table:table-cell>
          <table:table-cell table:style-name="ce24" office:value-type="float" office:value="48685" calcext:value-type="float">
            <text:p>48,685</text:p>
          </table:table-cell>
          <table:table-cell table:style-name="ce24" office:value-type="float" office:value="47385" calcext:value-type="float">
            <text:p>47,385</text:p>
          </table:table-cell>
          <table:table-cell table:style-name="ce24" office:value-type="float" office:value="46227" calcext:value-type="float">
            <text:p>46,227</text:p>
          </table:table-cell>
          <table:table-cell table:style-name="ce24" office:value-type="float" office:value="45619" calcext:value-type="float">
            <text:p>45,619</text:p>
          </table:table-cell>
          <table:table-cell table:style-name="ce24" office:value-type="float" office:value="44538" calcext:value-type="float">
            <text:p>44,538</text:p>
          </table:table-cell>
          <table:table-cell table:style-name="ce24" office:value-type="float" office:value="43882" calcext:value-type="float">
            <text:p>43,882</text:p>
          </table:table-cell>
          <table:table-cell table:style-name="ce24" office:value-type="float" office:value="42370" calcext:value-type="float">
            <text:p>42,370</text:p>
          </table:table-cell>
          <table:table-cell table:style-name="ce24" office:value-type="float" office:value="40591" calcext:value-type="float">
            <text:p>40,591</text:p>
          </table:table-cell>
          <table:table-cell table:style-name="ce24" office:value-type="float" office:value="39140" calcext:value-type="float">
            <text:p>39,140</text:p>
          </table:table-cell>
          <table:table-cell table:style-name="ce24" office:value-type="float" office:value="38160" calcext:value-type="float">
            <text:p>38,160</text:p>
          </table:table-cell>
          <table:table-cell table:style-name="ce24" office:value-type="float" office:value="36135" calcext:value-type="float">
            <text:p>36,135</text:p>
          </table:table-cell>
          <table:table-cell table:style-name="ce24" office:value-type="float" office:value="35827" calcext:value-type="float">
            <text:p>35,827</text:p>
          </table:table-cell>
          <table:table-cell table:style-name="ce24" office:value-type="float" office:value="35202" calcext:value-type="float">
            <text:p>35,202</text:p>
          </table:table-cell>
          <table:table-cell table:style-name="ce24" office:value-type="float" office:value="33821" calcext:value-type="float">
            <text:p>33,821</text:p>
          </table:table-cell>
          <table:table-cell table:style-name="ce24" office:value-type="float" office:value="34815" calcext:value-type="float">
            <text:p>34,815</text:p>
          </table:table-cell>
          <table:table-cell table:style-name="ce24" office:value-type="float" office:value="35130" calcext:value-type="float">
            <text:p>35,130</text:p>
          </table:table-cell>
          <table:table-cell table:style-name="ce24" office:value-type="float" office:value="36297" calcext:value-type="float">
            <text:p>36,297</text:p>
          </table:table-cell>
          <table:table-cell table:style-name="ce24" office:value-type="float" office:value="37814" calcext:value-type="float">
            <text:p>37,814</text:p>
          </table:table-cell>
          <table:table-cell table:style-name="ce24" office:value-type="float" office:value="41185" calcext:value-type="float">
            <text:p>41,185</text:p>
          </table:table-cell>
          <table:table-cell table:style-name="ce24" office:value-type="float" office:value="31863" calcext:value-type="float">
            <text:p>31,863</text:p>
          </table:table-cell>
          <table:table-cell table:style-name="ce24" office:value-type="float" office:value="30567" calcext:value-type="float">
            <text:p>30,567</text:p>
          </table:table-cell>
          <table:table-cell table:style-name="ce24" office:value-type="float" office:value="31809" calcext:value-type="float">
            <text:p>31,809</text:p>
          </table:table-cell>
          <table:table-cell table:style-name="ce24" office:value-type="float" office:value="31090" calcext:value-type="float">
            <text:p>31,090</text:p>
          </table:table-cell>
          <table:table-cell table:style-name="ce24" office:value-type="float" office:value="29290" calcext:value-type="float">
            <text:p>29,290</text:p>
          </table:table-cell>
          <table:table-cell table:style-name="ce24" office:value-type="float" office:value="27789" calcext:value-type="float">
            <text:p>27,789</text:p>
          </table:table-cell>
          <table:table-cell table:style-name="ce24" office:value-type="float" office:value="28926" calcext:value-type="float">
            <text:p>28,926</text:p>
          </table:table-cell>
          <table:table-cell table:style-name="ce24" office:value-type="float" office:value="29120" calcext:value-type="float">
            <text:p>29,120</text:p>
          </table:table-cell>
          <table:table-cell table:style-name="ce24" office:value-type="float" office:value="29259" calcext:value-type="float">
            <text:p>29,259</text:p>
          </table:table-cell>
          <table:table-cell table:style-name="ce24" office:value-type="float" office:value="28523" calcext:value-type="float">
            <text:p>28,523</text:p>
          </table:table-cell>
          <table:table-cell table:style-name="ce24" office:value-type="float" office:value="28503" calcext:value-type="float">
            <text:p>28,503</text:p>
          </table:table-cell>
          <table:table-cell table:style-name="ce24" office:value-type="float" office:value="28312" calcext:value-type="float">
            <text:p>28,312</text:p>
          </table:table-cell>
          <table:table-cell table:style-name="ce24" office:value-type="float" office:value="28173" calcext:value-type="float">
            <text:p>28,173</text:p>
          </table:table-cell>
          <table:table-cell table:style-name="ce24" office:value-type="float" office:value="27904" calcext:value-type="float">
            <text:p>27,904</text:p>
          </table:table-cell>
          <table:table-cell table:style-name="ce24" office:value-type="float" office:value="28817" calcext:value-type="float">
            <text:p>28,817</text:p>
          </table:table-cell>
          <table:table-cell table:style-name="ce24" office:value-type="float" office:value="28804" calcext:value-type="float">
            <text:p>28,804</text:p>
          </table:table-cell>
          <table:table-cell table:style-name="ce24" office:value-type="float" office:value="28552" calcext:value-type="float">
            <text:p>28,552</text:p>
          </table:table-cell>
          <table:table-cell table:style-name="ce24" office:value-type="float" office:value="28386" calcext:value-type="float">
            <text:p>28,386</text:p>
          </table:table-cell>
          <table:table-cell table:style-name="ce24" office:value-type="float" office:value="28082" calcext:value-type="float">
            <text:p>28,082</text:p>
          </table:table-cell>
          <table:table-cell table:style-name="ce24" office:value-type="float" office:value="28114" calcext:value-type="float">
            <text:p>28,114</text:p>
          </table:table-cell>
          <table:table-cell table:style-name="ce24" office:value-type="float" office:value="28780" calcext:value-type="float">
            <text:p>28,780</text:p>
          </table:table-cell>
          <table:table-cell table:style-name="ce24" office:value-type="float" office:value="27977" calcext:value-type="float">
            <text:p>27,977</text:p>
          </table:table-cell>
          <table:table-cell table:style-name="ce24" office:value-type="float" office:value="28060" calcext:value-type="float">
            <text:p>28,060</text:p>
          </table:table-cell>
          <table:table-cell table:style-name="ce24" office:value-type="float" office:value="27169" calcext:value-type="float">
            <text:p>27,169</text:p>
          </table:table-cell>
          <table:table-cell table:style-name="ce24" office:value-type="float" office:value="28581" calcext:value-type="float">
            <text:p>28,581</text:p>
          </table:table-cell>
          <table:table-cell table:style-name="ce24" office:value-type="float" office:value="28293" calcext:value-type="float">
            <text:p>28,293</text:p>
          </table:table-cell>
          <table:table-cell table:style-name="ce24" office:value-type="float" office:value="29191" calcext:value-type="float">
            <text:p>29,191</text:p>
          </table:table-cell>
          <table:table-cell table:style-name="ce24" office:value-type="float" office:value="20397" calcext:value-type="float">
            <text:p>20,397</text:p>
          </table:table-cell>
          <table:table-cell table:style-name="ce24" office:value-type="float" office:value="19464" calcext:value-type="float">
            <text:p>19,464</text:p>
          </table:table-cell>
          <table:table-cell table:style-name="ce24" office:value-type="float" office:value="20772" calcext:value-type="float">
            <text:p>20,772</text:p>
          </table:table-cell>
          <table:table-cell table:style-name="ce24" office:value-type="float" office:value="21449" calcext:value-type="float">
            <text:p>21,449</text:p>
          </table:table-cell>
          <table:table-cell table:style-name="ce24" office:value-type="float" office:value="22613" calcext:value-type="float">
            <text:p>22,613</text:p>
          </table:table-cell>
          <table:table-cell table:style-name="ce24" office:value-type="float" office:value="22174" calcext:value-type="float">
            <text:p>22,174</text:p>
          </table:table-cell>
          <table:table-cell table:style-name="ce24" office:value-type="float" office:value="21551" calcext:value-type="float">
            <text:p>21,551</text:p>
          </table:table-cell>
          <table:table-cell table:style-name="ce24" office:value-type="float" office:value="20436" calcext:value-type="float">
            <text:p>20,436</text:p>
          </table:table-cell>
          <table:table-cell table:style-name="ce24" office:value-type="float" office:value="19297" calcext:value-type="float">
            <text:p>19,297</text:p>
          </table:table-cell>
          <table:table-cell table:style-name="ce24" office:value-type="float" office:value="18446" calcext:value-type="float">
            <text:p>18,446</text:p>
          </table:table-cell>
          <table:table-cell table:style-name="ce24" office:value-type="float" office:value="17453" calcext:value-type="float">
            <text:p>17,453</text:p>
          </table:table-cell>
          <table:table-cell table:style-name="ce24" office:value-type="float" office:value="16190" calcext:value-type="float">
            <text:p>16,190</text:p>
          </table:table-cell>
          <table:table-cell table:style-name="ce24" office:value-type="float" office:value="14575" calcext:value-type="float">
            <text:p>14,575</text:p>
          </table:table-cell>
          <table:table-cell table:style-name="ce24" office:value-type="float" office:value="13257" calcext:value-type="float">
            <text:p>13,257</text:p>
          </table:table-cell>
          <table:table-cell table:style-name="ce24" office:value-type="float" office:value="11868" calcext:value-type="float">
            <text:p>11,868</text:p>
          </table:table-cell>
          <table:table-cell table:style-name="ce24" office:value-type="float" office:value="10509" calcext:value-type="float">
            <text:p>10,509</text:p>
          </table:table-cell>
          <table:table-cell table:style-name="ce24" office:value-type="float" office:value="9246" calcext:value-type="float">
            <text:p>9,246</text:p>
          </table:table-cell>
          <table:table-cell table:style-name="ce24" office:value-type="float" office:value="7975" calcext:value-type="float">
            <text:p>7,975</text:p>
          </table:table-cell>
          <table:table-cell table:style-name="ce24" office:value-type="float" office:value="6783" calcext:value-type="float">
            <text:p>6,783</text:p>
          </table:table-cell>
          <table:table-cell table:style-name="ce24" office:value-type="float" office:value="5731" calcext:value-type="float">
            <text:p>5,731</text:p>
          </table:table-cell>
          <table:table-cell table:style-name="ce24" office:value-type="float" office:value="4499" calcext:value-type="float">
            <text:p>4,499</text:p>
          </table:table-cell>
          <table:table-cell table:style-name="ce24" office:value-type="float" office:value="3633" calcext:value-type="float">
            <text:p>3,633</text:p>
          </table:table-cell>
          <table:table-cell table:style-name="ce24" office:value-type="float" office:value="3019" calcext:value-type="float">
            <text:p>3,019</text:p>
          </table:table-cell>
          <table:table-cell table:style-name="ce24" office:value-type="float" office:value="2471" calcext:value-type="float">
            <text:p>2,471</text:p>
          </table:table-cell>
          <table:table-cell table:style-name="ce24" office:value-type="float" office:value="2042" calcext:value-type="float">
            <text:p>2,042</text:p>
          </table:table-cell>
          <table:table-cell table:style-name="ce24" office:value-type="float" office:value="1639" calcext:value-type="float">
            <text:p>1,639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968" calcext:value-type="float">
            <text:p>968</text:p>
          </table:table-cell>
          <table:table-cell table:style-name="ce24" office:value-type="float" office:value="2712" calcext:value-type="float">
            <text:p>2,712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930"/>
        </table:table-row>
        <table:table-row table:style-name="ro3">
          <table:table-cell office:value-type="float" office:value="1982" calcext:value-type="float">
            <text:p>1982</text:p>
          </table:table-cell>
          <table:table-cell table:style-name="ce24" office:value-type="float" office:value="34004" calcext:value-type="float">
            <text:p>34,004</text:p>
          </table:table-cell>
          <table:table-cell table:style-name="ce24" office:value-type="float" office:value="35011" calcext:value-type="float">
            <text:p>35,011</text:p>
          </table:table-cell>
          <table:table-cell table:style-name="ce24" office:value-type="float" office:value="33963" calcext:value-type="float">
            <text:p>33,963</text:p>
          </table:table-cell>
          <table:table-cell table:style-name="ce24" office:value-type="float" office:value="32932" calcext:value-type="float">
            <text:p>32,932</text:p>
          </table:table-cell>
          <table:table-cell table:style-name="ce24" office:value-type="float" office:value="30336" calcext:value-type="float">
            <text:p>30,336</text:p>
          </table:table-cell>
          <table:table-cell table:style-name="ce24" office:value-type="float" office:value="30346" calcext:value-type="float">
            <text:p>30,346</text:p>
          </table:table-cell>
          <table:table-cell table:style-name="ce24" office:value-type="float" office:value="33124" calcext:value-type="float">
            <text:p>33,124</text:p>
          </table:table-cell>
          <table:table-cell table:style-name="ce24" office:value-type="float" office:value="33369" calcext:value-type="float">
            <text:p>33,369</text:p>
          </table:table-cell>
          <table:table-cell table:style-name="ce24" office:value-type="float" office:value="34367" calcext:value-type="float">
            <text:p>34,367</text:p>
          </table:table-cell>
          <table:table-cell table:style-name="ce24" office:value-type="float" office:value="37043" calcext:value-type="float">
            <text:p>37,043</text:p>
          </table:table-cell>
          <table:table-cell table:style-name="ce24" office:value-type="float" office:value="39537" calcext:value-type="float">
            <text:p>39,537</text:p>
          </table:table-cell>
          <table:table-cell table:style-name="ce24" office:value-type="float" office:value="42220" calcext:value-type="float">
            <text:p>42,220</text:p>
          </table:table-cell>
          <table:table-cell table:style-name="ce24" office:value-type="float" office:value="42438" calcext:value-type="float">
            <text:p>42,438</text:p>
          </table:table-cell>
          <table:table-cell table:style-name="ce24" office:value-type="float" office:value="44348" calcext:value-type="float">
            <text:p>44,348</text:p>
          </table:table-cell>
          <table:table-cell table:style-name="ce24" office:value-type="float" office:value="45380" calcext:value-type="float">
            <text:p>45,380</text:p>
          </table:table-cell>
          <table:table-cell table:style-name="ce24" office:value-type="float" office:value="46606" calcext:value-type="float">
            <text:p>46,606</text:p>
          </table:table-cell>
          <table:table-cell table:style-name="ce24" office:value-type="float" office:value="45715" calcext:value-type="float">
            <text:p>45,715</text:p>
          </table:table-cell>
          <table:table-cell table:style-name="ce24" office:value-type="float" office:value="48201" calcext:value-type="float">
            <text:p>48,201</text:p>
          </table:table-cell>
          <table:table-cell table:style-name="ce24" office:value-type="float" office:value="47000" calcext:value-type="float">
            <text:p>47,000</text:p>
          </table:table-cell>
          <table:table-cell table:style-name="ce24" office:value-type="float" office:value="45953" calcext:value-type="float">
            <text:p>45,953</text:p>
          </table:table-cell>
          <table:table-cell table:style-name="ce24" office:value-type="float" office:value="45553" calcext:value-type="float">
            <text:p>45,553</text:p>
          </table:table-cell>
          <table:table-cell table:style-name="ce24" office:value-type="float" office:value="44261" calcext:value-type="float">
            <text:p>44,261</text:p>
          </table:table-cell>
          <table:table-cell table:style-name="ce24" office:value-type="float" office:value="43419" calcext:value-type="float">
            <text:p>43,419</text:p>
          </table:table-cell>
          <table:table-cell table:style-name="ce24" office:value-type="float" office:value="41711" calcext:value-type="float">
            <text:p>41,711</text:p>
          </table:table-cell>
          <table:table-cell table:style-name="ce24" office:value-type="float" office:value="39956" calcext:value-type="float">
            <text:p>39,956</text:p>
          </table:table-cell>
          <table:table-cell table:style-name="ce24" office:value-type="float" office:value="38512" calcext:value-type="float">
            <text:p>38,512</text:p>
          </table:table-cell>
          <table:table-cell table:style-name="ce24" office:value-type="float" office:value="37744" calcext:value-type="float">
            <text:p>37,744</text:p>
          </table:table-cell>
          <table:table-cell table:style-name="ce24" office:value-type="float" office:value="35821" calcext:value-type="float">
            <text:p>35,821</text:p>
          </table:table-cell>
          <table:table-cell table:style-name="ce24" office:value-type="float" office:value="35555" calcext:value-type="float">
            <text:p>35,555</text:p>
          </table:table-cell>
          <table:table-cell table:style-name="ce24" office:value-type="float" office:value="34855" calcext:value-type="float">
            <text:p>34,855</text:p>
          </table:table-cell>
          <table:table-cell table:style-name="ce24" office:value-type="float" office:value="33562" calcext:value-type="float">
            <text:p>33,562</text:p>
          </table:table-cell>
          <table:table-cell table:style-name="ce24" office:value-type="float" office:value="34565" calcext:value-type="float">
            <text:p>34,565</text:p>
          </table:table-cell>
          <table:table-cell table:style-name="ce24" office:value-type="float" office:value="34951" calcext:value-type="float">
            <text:p>34,951</text:p>
          </table:table-cell>
          <table:table-cell table:style-name="ce24" office:value-type="float" office:value="36031" calcext:value-type="float">
            <text:p>36,031</text:p>
          </table:table-cell>
          <table:table-cell table:style-name="ce24" office:value-type="float" office:value="37577" calcext:value-type="float">
            <text:p>37,577</text:p>
          </table:table-cell>
          <table:table-cell table:style-name="ce24" office:value-type="float" office:value="40943" calcext:value-type="float">
            <text:p>40,943</text:p>
          </table:table-cell>
          <table:table-cell table:style-name="ce24" office:value-type="float" office:value="31628" calcext:value-type="float">
            <text:p>31,628</text:p>
          </table:table-cell>
          <table:table-cell table:style-name="ce24" office:value-type="float" office:value="30396" calcext:value-type="float">
            <text:p>30,396</text:p>
          </table:table-cell>
          <table:table-cell table:style-name="ce24" office:value-type="float" office:value="31556" calcext:value-type="float">
            <text:p>31,556</text:p>
          </table:table-cell>
          <table:table-cell table:style-name="ce24" office:value-type="float" office:value="30938" calcext:value-type="float">
            <text:p>30,938</text:p>
          </table:table-cell>
          <table:table-cell table:style-name="ce24" office:value-type="float" office:value="29149" calcext:value-type="float">
            <text:p>29,149</text:p>
          </table:table-cell>
          <table:table-cell table:style-name="ce24" office:value-type="float" office:value="27644" calcext:value-type="float">
            <text:p>27,644</text:p>
          </table:table-cell>
          <table:table-cell table:style-name="ce24" office:value-type="float" office:value="28755" calcext:value-type="float">
            <text:p>28,755</text:p>
          </table:table-cell>
          <table:table-cell table:style-name="ce24" office:value-type="float" office:value="28997" calcext:value-type="float">
            <text:p>28,997</text:p>
          </table:table-cell>
          <table:table-cell table:style-name="ce24" office:value-type="float" office:value="29127" calcext:value-type="float">
            <text:p>29,127</text:p>
          </table:table-cell>
          <table:table-cell table:style-name="ce24" office:value-type="float" office:value="28315" calcext:value-type="float">
            <text:p>28,315</text:p>
          </table:table-cell>
          <table:table-cell table:style-name="ce24" office:value-type="float" office:value="28319" calcext:value-type="float">
            <text:p>28,319</text:p>
          </table:table-cell>
          <table:table-cell table:style-name="ce24" office:value-type="float" office:value="28117" calcext:value-type="float">
            <text:p>28,117</text:p>
          </table:table-cell>
          <table:table-cell table:style-name="ce24" office:value-type="float" office:value="27934" calcext:value-type="float">
            <text:p>27,934</text:p>
          </table:table-cell>
          <table:table-cell table:style-name="ce24" office:value-type="float" office:value="27635" calcext:value-type="float">
            <text:p>27,635</text:p>
          </table:table-cell>
          <table:table-cell table:style-name="ce24" office:value-type="float" office:value="28561" calcext:value-type="float">
            <text:p>28,561</text:p>
          </table:table-cell>
          <table:table-cell table:style-name="ce24" office:value-type="float" office:value="28569" calcext:value-type="float">
            <text:p>28,569</text:p>
          </table:table-cell>
          <table:table-cell table:style-name="ce24" office:value-type="float" office:value="28281" calcext:value-type="float">
            <text:p>28,281</text:p>
          </table:table-cell>
          <table:table-cell table:style-name="ce24" office:value-type="float" office:value="28069" calcext:value-type="float">
            <text:p>28,069</text:p>
          </table:table-cell>
          <table:table-cell table:number-columns-repeated="2" table:style-name="ce24" office:value-type="float" office:value="27759" calcext:value-type="float">
            <text:p>27,759</text:p>
          </table:table-cell>
          <table:table-cell table:style-name="ce24" office:value-type="float" office:value="28381" calcext:value-type="float">
            <text:p>28,381</text:p>
          </table:table-cell>
          <table:table-cell table:style-name="ce24" office:value-type="float" office:value="27485" calcext:value-type="float">
            <text:p>27,485</text:p>
          </table:table-cell>
          <table:table-cell table:style-name="ce24" office:value-type="float" office:value="27568" calcext:value-type="float">
            <text:p>27,568</text:p>
          </table:table-cell>
          <table:table-cell table:style-name="ce24" office:value-type="float" office:value="26629" calcext:value-type="float">
            <text:p>26,629</text:p>
          </table:table-cell>
          <table:table-cell table:style-name="ce24" office:value-type="float" office:value="28013" calcext:value-type="float">
            <text:p>28,013</text:p>
          </table:table-cell>
          <table:table-cell table:style-name="ce24" office:value-type="float" office:value="27644" calcext:value-type="float">
            <text:p>27,644</text:p>
          </table:table-cell>
          <table:table-cell table:style-name="ce24" office:value-type="float" office:value="28494" calcext:value-type="float">
            <text:p>28,494</text:p>
          </table:table-cell>
          <table:table-cell table:style-name="ce24" office:value-type="float" office:value="19818" calcext:value-type="float">
            <text:p>19,818</text:p>
          </table:table-cell>
          <table:table-cell table:style-name="ce24" office:value-type="float" office:value="18881" calcext:value-type="float">
            <text:p>18,881</text:p>
          </table:table-cell>
          <table:table-cell table:style-name="ce24" office:value-type="float" office:value="20130" calcext:value-type="float">
            <text:p>20,130</text:p>
          </table:table-cell>
          <table:table-cell table:style-name="ce24" office:value-type="float" office:value="20697" calcext:value-type="float">
            <text:p>20,697</text:p>
          </table:table-cell>
          <table:table-cell table:style-name="ce24" office:value-type="float" office:value="21749" calcext:value-type="float">
            <text:p>21,749</text:p>
          </table:table-cell>
          <table:table-cell table:style-name="ce24" office:value-type="float" office:value="21205" calcext:value-type="float">
            <text:p>21,205</text:p>
          </table:table-cell>
          <table:table-cell table:style-name="ce24" office:value-type="float" office:value="20504" calcext:value-type="float">
            <text:p>20,504</text:p>
          </table:table-cell>
          <table:table-cell table:style-name="ce24" office:value-type="float" office:value="19381" calcext:value-type="float">
            <text:p>19,381</text:p>
          </table:table-cell>
          <table:table-cell table:style-name="ce24" office:value-type="float" office:value="18215" calcext:value-type="float">
            <text:p>18,215</text:p>
          </table:table-cell>
          <table:table-cell table:style-name="ce24" office:value-type="float" office:value="17289" calcext:value-type="float">
            <text:p>17,289</text:p>
          </table:table-cell>
          <table:table-cell table:style-name="ce24" office:value-type="float" office:value="16254" calcext:value-type="float">
            <text:p>16,254</text:p>
          </table:table-cell>
          <table:table-cell table:style-name="ce24" office:value-type="float" office:value="15013" calcext:value-type="float">
            <text:p>15,013</text:p>
          </table:table-cell>
          <table:table-cell table:style-name="ce24" office:value-type="float" office:value="13388" calcext:value-type="float">
            <text:p>13,388</text:p>
          </table:table-cell>
          <table:table-cell table:style-name="ce24" office:value-type="float" office:value="12061" calcext:value-type="float">
            <text:p>12,061</text:p>
          </table:table-cell>
          <table:table-cell table:style-name="ce24" office:value-type="float" office:value="10741" calcext:value-type="float">
            <text:p>10,741</text:p>
          </table:table-cell>
          <table:table-cell table:style-name="ce24" office:value-type="float" office:value="9445" calcext:value-type="float">
            <text:p>9,445</text:p>
          </table:table-cell>
          <table:table-cell table:style-name="ce24" office:value-type="float" office:value="8225" calcext:value-type="float">
            <text:p>8,225</text:p>
          </table:table-cell>
          <table:table-cell table:style-name="ce24" office:value-type="float" office:value="7007" calcext:value-type="float">
            <text:p>7,007</text:p>
          </table:table-cell>
          <table:table-cell table:style-name="ce24" office:value-type="float" office:value="5885" calcext:value-type="float">
            <text:p>5,885</text:p>
          </table:table-cell>
          <table:table-cell table:style-name="ce24" office:value-type="float" office:value="4915" calcext:value-type="float">
            <text:p>4,915</text:p>
          </table:table-cell>
          <table:table-cell table:style-name="ce24" office:value-type="float" office:value="3786" calcext:value-type="float">
            <text:p>3,786</text:p>
          </table:table-cell>
          <table:table-cell table:style-name="ce24" office:value-type="float" office:value="3029" calcext:value-type="float">
            <text:p>3,029</text:p>
          </table:table-cell>
          <table:table-cell table:style-name="ce24" office:value-type="float" office:value="2486" calcext:value-type="float">
            <text:p>2,486</text:p>
          </table:table-cell>
          <table:table-cell table:style-name="ce24" office:value-type="float" office:value="1985" calcext:value-type="float">
            <text:p>1,985</text:p>
          </table:table-cell>
          <table:table-cell table:style-name="ce24" office:value-type="float" office:value="1642" calcext:value-type="float">
            <text:p>1,642</text:p>
          </table:table-cell>
          <table:table-cell table:style-name="ce24" office:value-type="float" office:value="1291" calcext:value-type="float">
            <text:p>1,291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2732" calcext:value-type="float">
            <text:p>2,732</text:p>
          </table:table-cell>
          <table:table-cell/>
          <table:table-cell office:value-type="float" office:value="1982" calcext:value-type="float">
            <text:p>1982</text:p>
          </table:table-cell>
          <table:table-cell table:number-columns-repeated="930"/>
        </table:table-row>
        <table:table-row table:style-name="ro3">
          <table:table-cell office:value-type="float" office:value="1983" calcext:value-type="float">
            <text:p>1983</text:p>
          </table:table-cell>
          <table:table-cell table:style-name="ce24" office:value-type="float" office:value="33411" calcext:value-type="float">
            <text:p>33,411</text:p>
          </table:table-cell>
          <table:table-cell table:style-name="ce24" office:value-type="float" office:value="33690" calcext:value-type="float">
            <text:p>33,690</text:p>
          </table:table-cell>
          <table:table-cell table:style-name="ce24" office:value-type="float" office:value="34821" calcext:value-type="float">
            <text:p>34,821</text:p>
          </table:table-cell>
          <table:table-cell table:style-name="ce24" office:value-type="float" office:value="33747" calcext:value-type="float">
            <text:p>33,747</text:p>
          </table:table-cell>
          <table:table-cell table:style-name="ce24" office:value-type="float" office:value="32788" calcext:value-type="float">
            <text:p>32,788</text:p>
          </table:table-cell>
          <table:table-cell table:style-name="ce24" office:value-type="float" office:value="30258" calcext:value-type="float">
            <text:p>30,258</text:p>
          </table:table-cell>
          <table:table-cell table:style-name="ce24" office:value-type="float" office:value="30262" calcext:value-type="float">
            <text:p>30,262</text:p>
          </table:table-cell>
          <table:table-cell table:style-name="ce24" office:value-type="float" office:value="33050" calcext:value-type="float">
            <text:p>33,050</text:p>
          </table:table-cell>
          <table:table-cell table:style-name="ce24" office:value-type="float" office:value="33233" calcext:value-type="float">
            <text:p>33,233</text:p>
          </table:table-cell>
          <table:table-cell table:style-name="ce24" office:value-type="float" office:value="34266" calcext:value-type="float">
            <text:p>34,266</text:p>
          </table:table-cell>
          <table:table-cell table:style-name="ce24" office:value-type="float" office:value="36989" calcext:value-type="float">
            <text:p>36,989</text:p>
          </table:table-cell>
          <table:table-cell table:style-name="ce24" office:value-type="float" office:value="39422" calcext:value-type="float">
            <text:p>39,422</text:p>
          </table:table-cell>
          <table:table-cell table:style-name="ce24" office:value-type="float" office:value="42012" calcext:value-type="float">
            <text:p>42,012</text:p>
          </table:table-cell>
          <table:table-cell table:style-name="ce24" office:value-type="float" office:value="42233" calcext:value-type="float">
            <text:p>42,233</text:p>
          </table:table-cell>
          <table:table-cell table:style-name="ce24" office:value-type="float" office:value="44151" calcext:value-type="float">
            <text:p>44,151</text:p>
          </table:table-cell>
          <table:table-cell table:style-name="ce24" office:value-type="float" office:value="45118" calcext:value-type="float">
            <text:p>45,118</text:p>
          </table:table-cell>
          <table:table-cell table:style-name="ce24" office:value-type="float" office:value="46159" calcext:value-type="float">
            <text:p>46,159</text:p>
          </table:table-cell>
          <table:table-cell table:style-name="ce24" office:value-type="float" office:value="45109" calcext:value-type="float">
            <text:p>45,109</text:p>
          </table:table-cell>
          <table:table-cell table:style-name="ce24" office:value-type="float" office:value="47550" calcext:value-type="float">
            <text:p>47,550</text:p>
          </table:table-cell>
          <table:table-cell table:style-name="ce24" office:value-type="float" office:value="46525" calcext:value-type="float">
            <text:p>46,525</text:p>
          </table:table-cell>
          <table:table-cell table:style-name="ce24" office:value-type="float" office:value="45782" calcext:value-type="float">
            <text:p>45,782</text:p>
          </table:table-cell>
          <table:table-cell table:style-name="ce24" office:value-type="float" office:value="45271" calcext:value-type="float">
            <text:p>45,271</text:p>
          </table:table-cell>
          <table:table-cell table:style-name="ce24" office:value-type="float" office:value="43890" calcext:value-type="float">
            <text:p>43,890</text:p>
          </table:table-cell>
          <table:table-cell table:style-name="ce24" office:value-type="float" office:value="42783" calcext:value-type="float">
            <text:p>42,783</text:p>
          </table:table-cell>
          <table:table-cell table:style-name="ce24" office:value-type="float" office:value="41043" calcext:value-type="float">
            <text:p>41,043</text:p>
          </table:table-cell>
          <table:table-cell table:style-name="ce24" office:value-type="float" office:value="39450" calcext:value-type="float">
            <text:p>39,450</text:p>
          </table:table-cell>
          <table:table-cell table:style-name="ce24" office:value-type="float" office:value="37940" calcext:value-type="float">
            <text:p>37,940</text:p>
          </table:table-cell>
          <table:table-cell table:style-name="ce24" office:value-type="float" office:value="37513" calcext:value-type="float">
            <text:p>37,513</text:p>
          </table:table-cell>
          <table:table-cell table:style-name="ce24" office:value-type="float" office:value="35416" calcext:value-type="float">
            <text:p>35,416</text:p>
          </table:table-cell>
          <table:table-cell table:style-name="ce24" office:value-type="float" office:value="35188" calcext:value-type="float">
            <text:p>35,188</text:p>
          </table:table-cell>
          <table:table-cell table:style-name="ce24" office:value-type="float" office:value="34596" calcext:value-type="float">
            <text:p>34,596</text:p>
          </table:table-cell>
          <table:table-cell table:style-name="ce24" office:value-type="float" office:value="33354" calcext:value-type="float">
            <text:p>33,354</text:p>
          </table:table-cell>
          <table:table-cell table:style-name="ce24" office:value-type="float" office:value="34224" calcext:value-type="float">
            <text:p>34,224</text:p>
          </table:table-cell>
          <table:table-cell table:style-name="ce24" office:value-type="float" office:value="34678" calcext:value-type="float">
            <text:p>34,678</text:p>
          </table:table-cell>
          <table:table-cell table:style-name="ce24" office:value-type="float" office:value="35763" calcext:value-type="float">
            <text:p>35,763</text:p>
          </table:table-cell>
          <table:table-cell table:style-name="ce24" office:value-type="float" office:value="37279" calcext:value-type="float">
            <text:p>37,279</text:p>
          </table:table-cell>
          <table:table-cell table:style-name="ce24" office:value-type="float" office:value="40738" calcext:value-type="float">
            <text:p>40,738</text:p>
          </table:table-cell>
          <table:table-cell table:style-name="ce24" office:value-type="float" office:value="31423" calcext:value-type="float">
            <text:p>31,423</text:p>
          </table:table-cell>
          <table:table-cell table:style-name="ce24" office:value-type="float" office:value="30229" calcext:value-type="float">
            <text:p>30,229</text:p>
          </table:table-cell>
          <table:table-cell table:style-name="ce24" office:value-type="float" office:value="31297" calcext:value-type="float">
            <text:p>31,297</text:p>
          </table:table-cell>
          <table:table-cell table:style-name="ce24" office:value-type="float" office:value="30804" calcext:value-type="float">
            <text:p>30,804</text:p>
          </table:table-cell>
          <table:table-cell table:style-name="ce24" office:value-type="float" office:value="28961" calcext:value-type="float">
            <text:p>28,961</text:p>
          </table:table-cell>
          <table:table-cell table:style-name="ce24" office:value-type="float" office:value="27510" calcext:value-type="float">
            <text:p>27,510</text:p>
          </table:table-cell>
          <table:table-cell table:style-name="ce24" office:value-type="float" office:value="28596" calcext:value-type="float">
            <text:p>28,596</text:p>
          </table:table-cell>
          <table:table-cell table:style-name="ce24" office:value-type="float" office:value="28895" calcext:value-type="float">
            <text:p>28,895</text:p>
          </table:table-cell>
          <table:table-cell table:style-name="ce24" office:value-type="float" office:value="28934" calcext:value-type="float">
            <text:p>28,934</text:p>
          </table:table-cell>
          <table:table-cell table:style-name="ce24" office:value-type="float" office:value="28239" calcext:value-type="float">
            <text:p>28,239</text:p>
          </table:table-cell>
          <table:table-cell table:style-name="ce24" office:value-type="float" office:value="28126" calcext:value-type="float">
            <text:p>28,126</text:p>
          </table:table-cell>
          <table:table-cell table:style-name="ce24" office:value-type="float" office:value="27908" calcext:value-type="float">
            <text:p>27,908</text:p>
          </table:table-cell>
          <table:table-cell table:style-name="ce24" office:value-type="float" office:value="27769" calcext:value-type="float">
            <text:p>27,769</text:p>
          </table:table-cell>
          <table:table-cell table:style-name="ce24" office:value-type="float" office:value="27388" calcext:value-type="float">
            <text:p>27,388</text:p>
          </table:table-cell>
          <table:table-cell table:style-name="ce24" office:value-type="float" office:value="28304" calcext:value-type="float">
            <text:p>28,304</text:p>
          </table:table-cell>
          <table:table-cell table:style-name="ce24" office:value-type="float" office:value="28315" calcext:value-type="float">
            <text:p>28,315</text:p>
          </table:table-cell>
          <table:table-cell table:style-name="ce24" office:value-type="float" office:value="27954" calcext:value-type="float">
            <text:p>27,954</text:p>
          </table:table-cell>
          <table:table-cell table:style-name="ce24" office:value-type="float" office:value="27754" calcext:value-type="float">
            <text:p>27,754</text:p>
          </table:table-cell>
          <table:table-cell table:style-name="ce24" office:value-type="float" office:value="27367" calcext:value-type="float">
            <text:p>27,367</text:p>
          </table:table-cell>
          <table:table-cell table:style-name="ce24" office:value-type="float" office:value="27362" calcext:value-type="float">
            <text:p>27,362</text:p>
          </table:table-cell>
          <table:table-cell table:style-name="ce24" office:value-type="float" office:value="27888" calcext:value-type="float">
            <text:p>27,888</text:p>
          </table:table-cell>
          <table:table-cell table:style-name="ce24" office:value-type="float" office:value="27005" calcext:value-type="float">
            <text:p>27,005</text:p>
          </table:table-cell>
          <table:table-cell table:style-name="ce24" office:value-type="float" office:value="27000" calcext:value-type="float">
            <text:p>27,000</text:p>
          </table:table-cell>
          <table:table-cell table:style-name="ce24" office:value-type="float" office:value="26018" calcext:value-type="float">
            <text:p>26,018</text:p>
          </table:table-cell>
          <table:table-cell table:style-name="ce24" office:value-type="float" office:value="27420" calcext:value-type="float">
            <text:p>27,420</text:p>
          </table:table-cell>
          <table:table-cell table:style-name="ce24" office:value-type="float" office:value="26937" calcext:value-type="float">
            <text:p>26,937</text:p>
          </table:table-cell>
          <table:table-cell table:style-name="ce24" office:value-type="float" office:value="27760" calcext:value-type="float">
            <text:p>27,760</text:p>
          </table:table-cell>
          <table:table-cell table:style-name="ce24" office:value-type="float" office:value="19191" calcext:value-type="float">
            <text:p>19,191</text:p>
          </table:table-cell>
          <table:table-cell table:style-name="ce24" office:value-type="float" office:value="18245" calcext:value-type="float">
            <text:p>18,245</text:p>
          </table:table-cell>
          <table:table-cell table:style-name="ce24" office:value-type="float" office:value="19414" calcext:value-type="float">
            <text:p>19,414</text:p>
          </table:table-cell>
          <table:table-cell table:style-name="ce24" office:value-type="float" office:value="19899" calcext:value-type="float">
            <text:p>19,899</text:p>
          </table:table-cell>
          <table:table-cell table:style-name="ce24" office:value-type="float" office:value="20856" calcext:value-type="float">
            <text:p>20,856</text:p>
          </table:table-cell>
          <table:table-cell table:style-name="ce24" office:value-type="float" office:value="20241" calcext:value-type="float">
            <text:p>20,241</text:p>
          </table:table-cell>
          <table:table-cell table:style-name="ce24" office:value-type="float" office:value="19484" calcext:value-type="float">
            <text:p>19,484</text:p>
          </table:table-cell>
          <table:table-cell table:style-name="ce24" office:value-type="float" office:value="18294" calcext:value-type="float">
            <text:p>18,294</text:p>
          </table:table-cell>
          <table:table-cell table:style-name="ce24" office:value-type="float" office:value="17117" calcext:value-type="float">
            <text:p>17,117</text:p>
          </table:table-cell>
          <table:table-cell table:style-name="ce24" office:value-type="float" office:value="16154" calcext:value-type="float">
            <text:p>16,154</text:p>
          </table:table-cell>
          <table:table-cell table:style-name="ce24" office:value-type="float" office:value="15088" calcext:value-type="float">
            <text:p>15,088</text:p>
          </table:table-cell>
          <table:table-cell table:style-name="ce24" office:value-type="float" office:value="13822" calcext:value-type="float">
            <text:p>13,822</text:p>
          </table:table-cell>
          <table:table-cell table:style-name="ce24" office:value-type="float" office:value="12259" calcext:value-type="float">
            <text:p>12,259</text:p>
          </table:table-cell>
          <table:table-cell table:style-name="ce24" office:value-type="float" office:value="10931" calcext:value-type="float">
            <text:p>10,931</text:p>
          </table:table-cell>
          <table:table-cell table:style-name="ce24" office:value-type="float" office:value="9659" calcext:value-type="float">
            <text:p>9,659</text:p>
          </table:table-cell>
          <table:table-cell table:style-name="ce24" office:value-type="float" office:value="8461" calcext:value-type="float">
            <text:p>8,461</text:p>
          </table:table-cell>
          <table:table-cell table:style-name="ce24" office:value-type="float" office:value="7242" calcext:value-type="float">
            <text:p>7,242</text:p>
          </table:table-cell>
          <table:table-cell table:style-name="ce24" office:value-type="float" office:value="6128" calcext:value-type="float">
            <text:p>6,128</text:p>
          </table:table-cell>
          <table:table-cell table:style-name="ce24" office:value-type="float" office:value="5100" calcext:value-type="float">
            <text:p>5,100</text:p>
          </table:table-cell>
          <table:table-cell table:style-name="ce24" office:value-type="float" office:value="4194" calcext:value-type="float">
            <text:p>4,194</text:p>
          </table:table-cell>
          <table:table-cell table:style-name="ce24" office:value-type="float" office:value="3157" calcext:value-type="float">
            <text:p>3,157</text:p>
          </table:table-cell>
          <table:table-cell table:style-name="ce24" office:value-type="float" office:value="2532" calcext:value-type="float">
            <text:p>2,532</text:p>
          </table:table-cell>
          <table:table-cell table:style-name="ce24" office:value-type="float" office:value="2049" calcext:value-type="float">
            <text:p>2,049</text:p>
          </table:table-cell>
          <table:table-cell table:style-name="ce24" office:value-type="float" office:value="1609" calcext:value-type="float">
            <text:p>1,609</text:p>
          </table:table-cell>
          <table:table-cell table:style-name="ce24" office:value-type="float" office:value="1318" calcext:value-type="float">
            <text:p>1,318</text:p>
          </table:table-cell>
          <table:table-cell table:style-name="ce24" office:value-type="float" office:value="1002" calcext:value-type="float">
            <text:p>1,002</text:p>
          </table:table-cell>
          <table:table-cell table:style-name="ce24" office:value-type="float" office:value="2764" calcext:value-type="float">
            <text:p>2,764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930"/>
        </table:table-row>
        <table:table-row table:style-name="ro3">
          <table:table-cell office:value-type="float" office:value="1984" calcext:value-type="float">
            <text:p>1984</text:p>
          </table:table-cell>
          <table:table-cell table:style-name="ce24" office:value-type="float" office:value="32620" calcext:value-type="float">
            <text:p>32,620</text:p>
          </table:table-cell>
          <table:table-cell table:style-name="ce24" office:value-type="float" office:value="33177" calcext:value-type="float">
            <text:p>33,177</text:p>
          </table:table-cell>
          <table:table-cell table:style-name="ce24" office:value-type="float" office:value="33516" calcext:value-type="float">
            <text:p>33,516</text:p>
          </table:table-cell>
          <table:table-cell table:style-name="ce24" office:value-type="float" office:value="34695" calcext:value-type="float">
            <text:p>34,695</text:p>
          </table:table-cell>
          <table:table-cell table:style-name="ce24" office:value-type="float" office:value="33680" calcext:value-type="float">
            <text:p>33,680</text:p>
          </table:table-cell>
          <table:table-cell table:style-name="ce24" office:value-type="float" office:value="32746" calcext:value-type="float">
            <text:p>32,746</text:p>
          </table:table-cell>
          <table:table-cell table:style-name="ce24" office:value-type="float" office:value="30185" calcext:value-type="float">
            <text:p>30,185</text:p>
          </table:table-cell>
          <table:table-cell table:style-name="ce24" office:value-type="float" office:value="30209" calcext:value-type="float">
            <text:p>30,209</text:p>
          </table:table-cell>
          <table:table-cell table:style-name="ce24" office:value-type="float" office:value="32935" calcext:value-type="float">
            <text:p>32,935</text:p>
          </table:table-cell>
          <table:table-cell table:style-name="ce24" office:value-type="float" office:value="33216" calcext:value-type="float">
            <text:p>33,216</text:p>
          </table:table-cell>
          <table:table-cell table:style-name="ce24" office:value-type="float" office:value="34196" calcext:value-type="float">
            <text:p>34,196</text:p>
          </table:table-cell>
          <table:table-cell table:style-name="ce24" office:value-type="float" office:value="36878" calcext:value-type="float">
            <text:p>36,878</text:p>
          </table:table-cell>
          <table:table-cell table:style-name="ce24" office:value-type="float" office:value="39307" calcext:value-type="float">
            <text:p>39,307</text:p>
          </table:table-cell>
          <table:table-cell table:style-name="ce24" office:value-type="float" office:value="41866" calcext:value-type="float">
            <text:p>41,866</text:p>
          </table:table-cell>
          <table:table-cell table:style-name="ce24" office:value-type="float" office:value="42053" calcext:value-type="float">
            <text:p>42,053</text:p>
          </table:table-cell>
          <table:table-cell table:style-name="ce24" office:value-type="float" office:value="43982" calcext:value-type="float">
            <text:p>43,982</text:p>
          </table:table-cell>
          <table:table-cell table:style-name="ce24" office:value-type="float" office:value="44744" calcext:value-type="float">
            <text:p>44,744</text:p>
          </table:table-cell>
          <table:table-cell table:style-name="ce24" office:value-type="float" office:value="45717" calcext:value-type="float">
            <text:p>45,717</text:p>
          </table:table-cell>
          <table:table-cell table:style-name="ce24" office:value-type="float" office:value="44629" calcext:value-type="float">
            <text:p>44,629</text:p>
          </table:table-cell>
          <table:table-cell table:style-name="ce24" office:value-type="float" office:value="47210" calcext:value-type="float">
            <text:p>47,210</text:p>
          </table:table-cell>
          <table:table-cell table:style-name="ce24" office:value-type="float" office:value="46472" calcext:value-type="float">
            <text:p>46,472</text:p>
          </table:table-cell>
          <table:table-cell table:style-name="ce24" office:value-type="float" office:value="45559" calcext:value-type="float">
            <text:p>45,559</text:p>
          </table:table-cell>
          <table:table-cell table:style-name="ce24" office:value-type="float" office:value="44882" calcext:value-type="float">
            <text:p>44,882</text:p>
          </table:table-cell>
          <table:table-cell table:style-name="ce24" office:value-type="float" office:value="43311" calcext:value-type="float">
            <text:p>43,311</text:p>
          </table:table-cell>
          <table:table-cell table:style-name="ce24" office:value-type="float" office:value="42279" calcext:value-type="float">
            <text:p>42,279</text:p>
          </table:table-cell>
          <table:table-cell table:style-name="ce24" office:value-type="float" office:value="40631" calcext:value-type="float">
            <text:p>40,631</text:p>
          </table:table-cell>
          <table:table-cell table:style-name="ce24" office:value-type="float" office:value="39001" calcext:value-type="float">
            <text:p>39,001</text:p>
          </table:table-cell>
          <table:table-cell table:style-name="ce24" office:value-type="float" office:value="37794" calcext:value-type="float">
            <text:p>37,794</text:p>
          </table:table-cell>
          <table:table-cell table:style-name="ce24" office:value-type="float" office:value="37217" calcext:value-type="float">
            <text:p>37,217</text:p>
          </table:table-cell>
          <table:table-cell table:style-name="ce24" office:value-type="float" office:value="35229" calcext:value-type="float">
            <text:p>35,229</text:p>
          </table:table-cell>
          <table:table-cell table:style-name="ce24" office:value-type="float" office:value="34927" calcext:value-type="float">
            <text:p>34,927</text:p>
          </table:table-cell>
          <table:table-cell table:style-name="ce24" office:value-type="float" office:value="34450" calcext:value-type="float">
            <text:p>34,450</text:p>
          </table:table-cell>
          <table:table-cell table:style-name="ce24" office:value-type="float" office:value="33075" calcext:value-type="float">
            <text:p>33,075</text:p>
          </table:table-cell>
          <table:table-cell table:style-name="ce24" office:value-type="float" office:value="34082" calcext:value-type="float">
            <text:p>34,082</text:p>
          </table:table-cell>
          <table:table-cell table:style-name="ce24" office:value-type="float" office:value="34521" calcext:value-type="float">
            <text:p>34,521</text:p>
          </table:table-cell>
          <table:table-cell table:style-name="ce24" office:value-type="float" office:value="35644" calcext:value-type="float">
            <text:p>35,644</text:p>
          </table:table-cell>
          <table:table-cell table:style-name="ce24" office:value-type="float" office:value="37104" calcext:value-type="float">
            <text:p>37,104</text:p>
          </table:table-cell>
          <table:table-cell table:style-name="ce24" office:value-type="float" office:value="40570" calcext:value-type="float">
            <text:p>40,570</text:p>
          </table:table-cell>
          <table:table-cell table:style-name="ce24" office:value-type="float" office:value="31296" calcext:value-type="float">
            <text:p>31,296</text:p>
          </table:table-cell>
          <table:table-cell table:style-name="ce24" office:value-type="float" office:value="30144" calcext:value-type="float">
            <text:p>30,144</text:p>
          </table:table-cell>
          <table:table-cell table:style-name="ce24" office:value-type="float" office:value="31251" calcext:value-type="float">
            <text:p>31,251</text:p>
          </table:table-cell>
          <table:table-cell table:style-name="ce24" office:value-type="float" office:value="30681" calcext:value-type="float">
            <text:p>30,681</text:p>
          </table:table-cell>
          <table:table-cell table:style-name="ce24" office:value-type="float" office:value="28870" calcext:value-type="float">
            <text:p>28,870</text:p>
          </table:table-cell>
          <table:table-cell table:style-name="ce24" office:value-type="float" office:value="27395" calcext:value-type="float">
            <text:p>27,395</text:p>
          </table:table-cell>
          <table:table-cell table:style-name="ce24" office:value-type="float" office:value="28511" calcext:value-type="float">
            <text:p>28,511</text:p>
          </table:table-cell>
          <table:table-cell table:style-name="ce24" office:value-type="float" office:value="28723" calcext:value-type="float">
            <text:p>28,723</text:p>
          </table:table-cell>
          <table:table-cell table:style-name="ce24" office:value-type="float" office:value="28874" calcext:value-type="float">
            <text:p>28,874</text:p>
          </table:table-cell>
          <table:table-cell table:style-name="ce24" office:value-type="float" office:value="28108" calcext:value-type="float">
            <text:p>28,108</text:p>
          </table:table-cell>
          <table:table-cell table:style-name="ce24" office:value-type="float" office:value="27947" calcext:value-type="float">
            <text:p>27,947</text:p>
          </table:table-cell>
          <table:table-cell table:style-name="ce24" office:value-type="float" office:value="27714" calcext:value-type="float">
            <text:p>27,714</text:p>
          </table:table-cell>
          <table:table-cell table:style-name="ce24" office:value-type="float" office:value="27593" calcext:value-type="float">
            <text:p>27,593</text:p>
          </table:table-cell>
          <table:table-cell table:style-name="ce24" office:value-type="float" office:value="27196" calcext:value-type="float">
            <text:p>27,196</text:p>
          </table:table-cell>
          <table:table-cell table:style-name="ce24" office:value-type="float" office:value="28088" calcext:value-type="float">
            <text:p>28,088</text:p>
          </table:table-cell>
          <table:table-cell table:style-name="ce24" office:value-type="float" office:value="28068" calcext:value-type="float">
            <text:p>28,068</text:p>
          </table:table-cell>
          <table:table-cell table:style-name="ce24" office:value-type="float" office:value="27662" calcext:value-type="float">
            <text:p>27,662</text:p>
          </table:table-cell>
          <table:table-cell table:style-name="ce24" office:value-type="float" office:value="27474" calcext:value-type="float">
            <text:p>27,474</text:p>
          </table:table-cell>
          <table:table-cell table:style-name="ce24" office:value-type="float" office:value="26984" calcext:value-type="float">
            <text:p>26,984</text:p>
          </table:table-cell>
          <table:table-cell table:style-name="ce24" office:value-type="float" office:value="26964" calcext:value-type="float">
            <text:p>26,964</text:p>
          </table:table-cell>
          <table:table-cell table:style-name="ce24" office:value-type="float" office:value="27427" calcext:value-type="float">
            <text:p>27,427</text:p>
          </table:table-cell>
          <table:table-cell table:style-name="ce24" office:value-type="float" office:value="26578" calcext:value-type="float">
            <text:p>26,578</text:p>
          </table:table-cell>
          <table:table-cell table:style-name="ce24" office:value-type="float" office:value="26512" calcext:value-type="float">
            <text:p>26,512</text:p>
          </table:table-cell>
          <table:table-cell table:style-name="ce24" office:value-type="float" office:value="25476" calcext:value-type="float">
            <text:p>25,476</text:p>
          </table:table-cell>
          <table:table-cell table:style-name="ce24" office:value-type="float" office:value="26813" calcext:value-type="float">
            <text:p>26,813</text:p>
          </table:table-cell>
          <table:table-cell table:style-name="ce24" office:value-type="float" office:value="26223" calcext:value-type="float">
            <text:p>26,223</text:p>
          </table:table-cell>
          <table:table-cell table:style-name="ce24" office:value-type="float" office:value="27038" calcext:value-type="float">
            <text:p>27,038</text:p>
          </table:table-cell>
          <table:table-cell table:style-name="ce24" office:value-type="float" office:value="18626" calcext:value-type="float">
            <text:p>18,626</text:p>
          </table:table-cell>
          <table:table-cell table:style-name="ce24" office:value-type="float" office:value="17633" calcext:value-type="float">
            <text:p>17,633</text:p>
          </table:table-cell>
          <table:table-cell table:style-name="ce24" office:value-type="float" office:value="18656" calcext:value-type="float">
            <text:p>18,656</text:p>
          </table:table-cell>
          <table:table-cell table:style-name="ce24" office:value-type="float" office:value="19098" calcext:value-type="float">
            <text:p>19,098</text:p>
          </table:table-cell>
          <table:table-cell table:style-name="ce24" office:value-type="float" office:value="19904" calcext:value-type="float">
            <text:p>19,904</text:p>
          </table:table-cell>
          <table:table-cell table:style-name="ce24" office:value-type="float" office:value="19249" calcext:value-type="float">
            <text:p>19,249</text:p>
          </table:table-cell>
          <table:table-cell table:style-name="ce24" office:value-type="float" office:value="18476" calcext:value-type="float">
            <text:p>18,476</text:p>
          </table:table-cell>
          <table:table-cell table:style-name="ce24" office:value-type="float" office:value="17224" calcext:value-type="float">
            <text:p>17,224</text:p>
          </table:table-cell>
          <table:table-cell table:style-name="ce24" office:value-type="float" office:value="16042" calcext:value-type="float">
            <text:p>16,042</text:p>
          </table:table-cell>
          <table:table-cell table:style-name="ce24" office:value-type="float" office:value="15042" calcext:value-type="float">
            <text:p>15,042</text:p>
          </table:table-cell>
          <table:table-cell table:style-name="ce24" office:value-type="float" office:value="13918" calcext:value-type="float">
            <text:p>13,918</text:p>
          </table:table-cell>
          <table:table-cell table:style-name="ce24" office:value-type="float" office:value="12635" calcext:value-type="float">
            <text:p>12,635</text:p>
          </table:table-cell>
          <table:table-cell table:style-name="ce24" office:value-type="float" office:value="11108" calcext:value-type="float">
            <text:p>11,108</text:p>
          </table:table-cell>
          <table:table-cell table:style-name="ce24" office:value-type="float" office:value="9857" calcext:value-type="float">
            <text:p>9,857</text:p>
          </table:table-cell>
          <table:table-cell table:style-name="ce24" office:value-type="float" office:value="8638" calcext:value-type="float">
            <text:p>8,638</text:p>
          </table:table-cell>
          <table:table-cell table:style-name="ce24" office:value-type="float" office:value="7474" calcext:value-type="float">
            <text:p>7,474</text:p>
          </table:table-cell>
          <table:table-cell table:style-name="ce24" office:value-type="float" office:value="6347" calcext:value-type="float">
            <text:p>6,347</text:p>
          </table:table-cell>
          <table:table-cell table:style-name="ce24" office:value-type="float" office:value="5340" calcext:value-type="float">
            <text:p>5,340</text:p>
          </table:table-cell>
          <table:table-cell table:style-name="ce24" office:value-type="float" office:value="4376" calcext:value-type="float">
            <text:p>4,376</text:p>
          </table:table-cell>
          <table:table-cell table:style-name="ce24" office:value-type="float" office:value="3553" calcext:value-type="float">
            <text:p>3,553</text:p>
          </table:table-cell>
          <table:table-cell table:style-name="ce24" office:value-type="float" office:value="2627" calcext:value-type="float">
            <text:p>2,627</text:p>
          </table:table-cell>
          <table:table-cell table:style-name="ce24" office:value-type="float" office:value="2071" calcext:value-type="float">
            <text:p>2,071</text:p>
          </table:table-cell>
          <table:table-cell table:style-name="ce24" office:value-type="float" office:value="1658" calcext:value-type="float">
            <text:p>1,658</text:p>
          </table:table-cell>
          <table:table-cell table:style-name="ce24" office:value-type="float" office:value="1266" calcext:value-type="float">
            <text:p>1,266</text:p>
          </table:table-cell>
          <table:table-cell table:style-name="ce24" office:value-type="float" office:value="1036" calcext:value-type="float">
            <text:p>1,036</text:p>
          </table:table-cell>
          <table:table-cell table:style-name="ce24" office:value-type="float" office:value="2850" calcext:value-type="float">
            <text:p>2,850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930"/>
        </table:table-row>
        <table:table-row table:style-name="ro3">
          <table:table-cell office:value-type="float" office:value="1985" calcext:value-type="float">
            <text:p>1985</text:p>
          </table:table-cell>
          <table:table-cell table:style-name="ce24" office:value-type="float" office:value="33374" calcext:value-type="float">
            <text:p>33,374</text:p>
          </table:table-cell>
          <table:table-cell table:style-name="ce24" office:value-type="float" office:value="32323" calcext:value-type="float">
            <text:p>32,323</text:p>
          </table:table-cell>
          <table:table-cell table:style-name="ce24" office:value-type="float" office:value="32887" calcext:value-type="float">
            <text:p>32,887</text:p>
          </table:table-cell>
          <table:table-cell table:style-name="ce24" office:value-type="float" office:value="33291" calcext:value-type="float">
            <text:p>33,291</text:p>
          </table:table-cell>
          <table:table-cell table:style-name="ce24" office:value-type="float" office:value="34533" calcext:value-type="float">
            <text:p>34,533</text:p>
          </table:table-cell>
          <table:table-cell table:style-name="ce24" office:value-type="float" office:value="33537" calcext:value-type="float">
            <text:p>33,537</text:p>
          </table:table-cell>
          <table:table-cell table:style-name="ce24" office:value-type="float" office:value="32727" calcext:value-type="float">
            <text:p>32,727</text:p>
          </table:table-cell>
          <table:table-cell table:style-name="ce24" office:value-type="float" office:value="30144" calcext:value-type="float">
            <text:p>30,144</text:p>
          </table:table-cell>
          <table:table-cell table:style-name="ce24" office:value-type="float" office:value="30122" calcext:value-type="float">
            <text:p>30,122</text:p>
          </table:table-cell>
          <table:table-cell table:style-name="ce24" office:value-type="float" office:value="32822" calcext:value-type="float">
            <text:p>32,822</text:p>
          </table:table-cell>
          <table:table-cell table:style-name="ce24" office:value-type="float" office:value="33125" calcext:value-type="float">
            <text:p>33,125</text:p>
          </table:table-cell>
          <table:table-cell table:style-name="ce24" office:value-type="float" office:value="34089" calcext:value-type="float">
            <text:p>34,089</text:p>
          </table:table-cell>
          <table:table-cell table:style-name="ce24" office:value-type="float" office:value="36778" calcext:value-type="float">
            <text:p>36,778</text:p>
          </table:table-cell>
          <table:table-cell table:style-name="ce24" office:value-type="float" office:value="39147" calcext:value-type="float">
            <text:p>39,147</text:p>
          </table:table-cell>
          <table:table-cell table:style-name="ce24" office:value-type="float" office:value="41703" calcext:value-type="float">
            <text:p>41,703</text:p>
          </table:table-cell>
          <table:table-cell table:style-name="ce24" office:value-type="float" office:value="41858" calcext:value-type="float">
            <text:p>41,858</text:p>
          </table:table-cell>
          <table:table-cell table:style-name="ce24" office:value-type="float" office:value="43620" calcext:value-type="float">
            <text:p>43,620</text:p>
          </table:table-cell>
          <table:table-cell table:style-name="ce24" office:value-type="float" office:value="44329" calcext:value-type="float">
            <text:p>44,329</text:p>
          </table:table-cell>
          <table:table-cell table:style-name="ce24" office:value-type="float" office:value="45183" calcext:value-type="float">
            <text:p>45,183</text:p>
          </table:table-cell>
          <table:table-cell table:style-name="ce24" office:value-type="float" office:value="44188" calcext:value-type="float">
            <text:p>44,188</text:p>
          </table:table-cell>
          <table:table-cell table:style-name="ce24" office:value-type="float" office:value="46975" calcext:value-type="float">
            <text:p>46,975</text:p>
          </table:table-cell>
          <table:table-cell table:style-name="ce24" office:value-type="float" office:value="46033" calcext:value-type="float">
            <text:p>46,033</text:p>
          </table:table-cell>
          <table:table-cell table:style-name="ce24" office:value-type="float" office:value="44950" calcext:value-type="float">
            <text:p>44,950</text:p>
          </table:table-cell>
          <table:table-cell table:style-name="ce24" office:value-type="float" office:value="44090" calcext:value-type="float">
            <text:p>44,090</text:p>
          </table:table-cell>
          <table:table-cell table:style-name="ce24" office:value-type="float" office:value="42667" calcext:value-type="float">
            <text:p>42,667</text:p>
          </table:table-cell>
          <table:table-cell table:style-name="ce24" office:value-type="float" office:value="41661" calcext:value-type="float">
            <text:p>41,661</text:p>
          </table:table-cell>
          <table:table-cell table:style-name="ce24" office:value-type="float" office:value="40096" calcext:value-type="float">
            <text:p>40,096</text:p>
          </table:table-cell>
          <table:table-cell table:style-name="ce24" office:value-type="float" office:value="38708" calcext:value-type="float">
            <text:p>38,708</text:p>
          </table:table-cell>
          <table:table-cell table:style-name="ce24" office:value-type="float" office:value="37498" calcext:value-type="float">
            <text:p>37,498</text:p>
          </table:table-cell>
          <table:table-cell table:style-name="ce24" office:value-type="float" office:value="36916" calcext:value-type="float">
            <text:p>36,916</text:p>
          </table:table-cell>
          <table:table-cell table:style-name="ce24" office:value-type="float" office:value="35033" calcext:value-type="float">
            <text:p>35,033</text:p>
          </table:table-cell>
          <table:table-cell table:style-name="ce24" office:value-type="float" office:value="34725" calcext:value-type="float">
            <text:p>34,725</text:p>
          </table:table-cell>
          <table:table-cell table:style-name="ce24" office:value-type="float" office:value="34347" calcext:value-type="float">
            <text:p>34,347</text:p>
          </table:table-cell>
          <table:table-cell table:style-name="ce24" office:value-type="float" office:value="32875" calcext:value-type="float">
            <text:p>32,875</text:p>
          </table:table-cell>
          <table:table-cell table:style-name="ce24" office:value-type="float" office:value="33930" calcext:value-type="float">
            <text:p>33,930</text:p>
          </table:table-cell>
          <table:table-cell table:style-name="ce24" office:value-type="float" office:value="34412" calcext:value-type="float">
            <text:p>34,412</text:p>
          </table:table-cell>
          <table:table-cell table:style-name="ce24" office:value-type="float" office:value="35502" calcext:value-type="float">
            <text:p>35,502</text:p>
          </table:table-cell>
          <table:table-cell table:style-name="ce24" office:value-type="float" office:value="36952" calcext:value-type="float">
            <text:p>36,952</text:p>
          </table:table-cell>
          <table:table-cell table:style-name="ce24" office:value-type="float" office:value="40436" calcext:value-type="float">
            <text:p>40,436</text:p>
          </table:table-cell>
          <table:table-cell table:style-name="ce24" office:value-type="float" office:value="31231" calcext:value-type="float">
            <text:p>31,231</text:p>
          </table:table-cell>
          <table:table-cell table:style-name="ce24" office:value-type="float" office:value="30116" calcext:value-type="float">
            <text:p>30,116</text:p>
          </table:table-cell>
          <table:table-cell table:style-name="ce24" office:value-type="float" office:value="31197" calcext:value-type="float">
            <text:p>31,197</text:p>
          </table:table-cell>
          <table:table-cell table:style-name="ce24" office:value-type="float" office:value="30610" calcext:value-type="float">
            <text:p>30,610</text:p>
          </table:table-cell>
          <table:table-cell table:style-name="ce24" office:value-type="float" office:value="28796" calcext:value-type="float">
            <text:p>28,796</text:p>
          </table:table-cell>
          <table:table-cell table:style-name="ce24" office:value-type="float" office:value="27279" calcext:value-type="float">
            <text:p>27,279</text:p>
          </table:table-cell>
          <table:table-cell table:style-name="ce24" office:value-type="float" office:value="28344" calcext:value-type="float">
            <text:p>28,344</text:p>
          </table:table-cell>
          <table:table-cell table:style-name="ce24" office:value-type="float" office:value="28610" calcext:value-type="float">
            <text:p>28,610</text:p>
          </table:table-cell>
          <table:table-cell table:style-name="ce24" office:value-type="float" office:value="28751" calcext:value-type="float">
            <text:p>28,751</text:p>
          </table:table-cell>
          <table:table-cell table:style-name="ce24" office:value-type="float" office:value="27972" calcext:value-type="float">
            <text:p>27,972</text:p>
          </table:table-cell>
          <table:table-cell table:style-name="ce24" office:value-type="float" office:value="27817" calcext:value-type="float">
            <text:p>27,817</text:p>
          </table:table-cell>
          <table:table-cell table:style-name="ce24" office:value-type="float" office:value="27530" calcext:value-type="float">
            <text:p>27,530</text:p>
          </table:table-cell>
          <table:table-cell table:style-name="ce24" office:value-type="float" office:value="27433" calcext:value-type="float">
            <text:p>27,433</text:p>
          </table:table-cell>
          <table:table-cell table:style-name="ce24" office:value-type="float" office:value="27005" calcext:value-type="float">
            <text:p>27,005</text:p>
          </table:table-cell>
          <table:table-cell table:style-name="ce24" office:value-type="float" office:value="27849" calcext:value-type="float">
            <text:p>27,849</text:p>
          </table:table-cell>
          <table:table-cell table:style-name="ce24" office:value-type="float" office:value="27837" calcext:value-type="float">
            <text:p>27,837</text:p>
          </table:table-cell>
          <table:table-cell table:style-name="ce24" office:value-type="float" office:value="27370" calcext:value-type="float">
            <text:p>27,370</text:p>
          </table:table-cell>
          <table:table-cell table:style-name="ce24" office:value-type="float" office:value="27166" calcext:value-type="float">
            <text:p>27,166</text:p>
          </table:table-cell>
          <table:table-cell table:style-name="ce24" office:value-type="float" office:value="26555" calcext:value-type="float">
            <text:p>26,555</text:p>
          </table:table-cell>
          <table:table-cell table:style-name="ce24" office:value-type="float" office:value="26575" calcext:value-type="float">
            <text:p>26,575</text:p>
          </table:table-cell>
          <table:table-cell table:style-name="ce24" office:value-type="float" office:value="27019" calcext:value-type="float">
            <text:p>27,019</text:p>
          </table:table-cell>
          <table:table-cell table:style-name="ce24" office:value-type="float" office:value="26066" calcext:value-type="float">
            <text:p>26,066</text:p>
          </table:table-cell>
          <table:table-cell table:style-name="ce24" office:value-type="float" office:value="25949" calcext:value-type="float">
            <text:p>25,949</text:p>
          </table:table-cell>
          <table:table-cell table:style-name="ce24" office:value-type="float" office:value="24918" calcext:value-type="float">
            <text:p>24,918</text:p>
          </table:table-cell>
          <table:table-cell table:style-name="ce24" office:value-type="float" office:value="26177" calcext:value-type="float">
            <text:p>26,177</text:p>
          </table:table-cell>
          <table:table-cell table:style-name="ce24" office:value-type="float" office:value="25507" calcext:value-type="float">
            <text:p>25,507</text:p>
          </table:table-cell>
          <table:table-cell table:style-name="ce24" office:value-type="float" office:value="26257" calcext:value-type="float">
            <text:p>26,257</text:p>
          </table:table-cell>
          <table:table-cell table:style-name="ce24" office:value-type="float" office:value="17967" calcext:value-type="float">
            <text:p>17,967</text:p>
          </table:table-cell>
          <table:table-cell table:style-name="ce24" office:value-type="float" office:value="16950" calcext:value-type="float">
            <text:p>16,950</text:p>
          </table:table-cell>
          <table:table-cell table:style-name="ce24" office:value-type="float" office:value="17941" calcext:value-type="float">
            <text:p>17,941</text:p>
          </table:table-cell>
          <table:table-cell table:style-name="ce24" office:value-type="float" office:value="18298" calcext:value-type="float">
            <text:p>18,298</text:p>
          </table:table-cell>
          <table:table-cell table:style-name="ce24" office:value-type="float" office:value="18917" calcext:value-type="float">
            <text:p>18,917</text:p>
          </table:table-cell>
          <table:table-cell table:style-name="ce24" office:value-type="float" office:value="18214" calcext:value-type="float">
            <text:p>18,214</text:p>
          </table:table-cell>
          <table:table-cell table:style-name="ce24" office:value-type="float" office:value="17368" calcext:value-type="float">
            <text:p>17,368</text:p>
          </table:table-cell>
          <table:table-cell table:style-name="ce24" office:value-type="float" office:value="16085" calcext:value-type="float">
            <text:p>16,085</text:p>
          </table:table-cell>
          <table:table-cell table:style-name="ce24" office:value-type="float" office:value="14914" calcext:value-type="float">
            <text:p>14,914</text:p>
          </table:table-cell>
          <table:table-cell table:style-name="ce24" office:value-type="float" office:value="13918" calcext:value-type="float">
            <text:p>13,918</text:p>
          </table:table-cell>
          <table:table-cell table:style-name="ce24" office:value-type="float" office:value="12779" calcext:value-type="float">
            <text:p>12,779</text:p>
          </table:table-cell>
          <table:table-cell table:style-name="ce24" office:value-type="float" office:value="11524" calcext:value-type="float">
            <text:p>11,524</text:p>
          </table:table-cell>
          <table:table-cell table:style-name="ce24" office:value-type="float" office:value="10037" calcext:value-type="float">
            <text:p>10,037</text:p>
          </table:table-cell>
          <table:table-cell table:style-name="ce24" office:value-type="float" office:value="8831" calcext:value-type="float">
            <text:p>8,831</text:p>
          </table:table-cell>
          <table:table-cell table:style-name="ce24" office:value-type="float" office:value="7679" calcext:value-type="float">
            <text:p>7,679</text:p>
          </table:table-cell>
          <table:table-cell table:style-name="ce24" office:value-type="float" office:value="6583" calcext:value-type="float">
            <text:p>6,583</text:p>
          </table:table-cell>
          <table:table-cell table:style-name="ce24" office:value-type="float" office:value="5533" calcext:value-type="float">
            <text:p>5,533</text:p>
          </table:table-cell>
          <table:table-cell table:style-name="ce24" office:value-type="float" office:value="4632" calcext:value-type="float">
            <text:p>4,632</text:p>
          </table:table-cell>
          <table:table-cell table:style-name="ce24" office:value-type="float" office:value="3734" calcext:value-type="float">
            <text:p>3,734</text:p>
          </table:table-cell>
          <table:table-cell table:style-name="ce24" office:value-type="float" office:value="2984" calcext:value-type="float">
            <text:p>2,984</text:p>
          </table:table-cell>
          <table:table-cell table:style-name="ce24" office:value-type="float" office:value="2144" calcext:value-type="float">
            <text:p>2,144</text:p>
          </table:table-cell>
          <table:table-cell table:style-name="ce24" office:value-type="float" office:value="1670" calcext:value-type="float">
            <text:p>1,670</text:p>
          </table:table-cell>
          <table:table-cell table:style-name="ce24" office:value-type="float" office:value="1323" calcext:value-type="float">
            <text:p>1,323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2990" calcext:value-type="float">
            <text:p>2,990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930"/>
        </table:table-row>
        <table:table-row table:style-name="ro3">
          <table:table-cell office:value-type="float" office:value="1986" calcext:value-type="float">
            <text:p>1986</text:p>
          </table:table-cell>
          <table:table-cell table:style-name="ce24" office:value-type="float" office:value="34047" calcext:value-type="float">
            <text:p>34,047</text:p>
          </table:table-cell>
          <table:table-cell table:style-name="ce24" office:value-type="float" office:value="33140" calcext:value-type="float">
            <text:p>33,140</text:p>
          </table:table-cell>
          <table:table-cell table:style-name="ce24" office:value-type="float" office:value="32140" calcext:value-type="float">
            <text:p>32,140</text:p>
          </table:table-cell>
          <table:table-cell table:style-name="ce24" office:value-type="float" office:value="32757" calcext:value-type="float">
            <text:p>32,757</text:p>
          </table:table-cell>
          <table:table-cell table:style-name="ce24" office:value-type="float" office:value="33223" calcext:value-type="float">
            <text:p>33,223</text:p>
          </table:table-cell>
          <table:table-cell table:style-name="ce24" office:value-type="float" office:value="34388" calcext:value-type="float">
            <text:p>34,388</text:p>
          </table:table-cell>
          <table:table-cell table:style-name="ce24" office:value-type="float" office:value="33443" calcext:value-type="float">
            <text:p>33,443</text:p>
          </table:table-cell>
          <table:table-cell table:style-name="ce24" office:value-type="float" office:value="32608" calcext:value-type="float">
            <text:p>32,608</text:p>
          </table:table-cell>
          <table:table-cell table:style-name="ce24" office:value-type="float" office:value="30131" calcext:value-type="float">
            <text:p>30,131</text:p>
          </table:table-cell>
          <table:table-cell table:style-name="ce24" office:value-type="float" office:value="30083" calcext:value-type="float">
            <text:p>30,083</text:p>
          </table:table-cell>
          <table:table-cell table:style-name="ce24" office:value-type="float" office:value="32700" calcext:value-type="float">
            <text:p>32,700</text:p>
          </table:table-cell>
          <table:table-cell table:style-name="ce24" office:value-type="float" office:value="33010" calcext:value-type="float">
            <text:p>33,010</text:p>
          </table:table-cell>
          <table:table-cell table:style-name="ce24" office:value-type="float" office:value="33949" calcext:value-type="float">
            <text:p>33,949</text:p>
          </table:table-cell>
          <table:table-cell table:style-name="ce24" office:value-type="float" office:value="36681" calcext:value-type="float">
            <text:p>36,681</text:p>
          </table:table-cell>
          <table:table-cell table:style-name="ce24" office:value-type="float" office:value="39011" calcext:value-type="float">
            <text:p>39,011</text:p>
          </table:table-cell>
          <table:table-cell table:style-name="ce24" office:value-type="float" office:value="41506" calcext:value-type="float">
            <text:p>41,506</text:p>
          </table:table-cell>
          <table:table-cell table:style-name="ce24" office:value-type="float" office:value="41584" calcext:value-type="float">
            <text:p>41,584</text:p>
          </table:table-cell>
          <table:table-cell table:style-name="ce24" office:value-type="float" office:value="43239" calcext:value-type="float">
            <text:p>43,239</text:p>
          </table:table-cell>
          <table:table-cell table:style-name="ce24" office:value-type="float" office:value="43777" calcext:value-type="float">
            <text:p>43,777</text:p>
          </table:table-cell>
          <table:table-cell table:style-name="ce24" office:value-type="float" office:value="44893" calcext:value-type="float">
            <text:p>44,893</text:p>
          </table:table-cell>
          <table:table-cell table:style-name="ce24" office:value-type="float" office:value="44078" calcext:value-type="float">
            <text:p>44,078</text:p>
          </table:table-cell>
          <table:table-cell table:style-name="ce24" office:value-type="float" office:value="46513" calcext:value-type="float">
            <text:p>46,513</text:p>
          </table:table-cell>
          <table:table-cell table:style-name="ce24" office:value-type="float" office:value="45300" calcext:value-type="float">
            <text:p>45,300</text:p>
          </table:table-cell>
          <table:table-cell table:style-name="ce24" office:value-type="float" office:value="44130" calcext:value-type="float">
            <text:p>44,130</text:p>
          </table:table-cell>
          <table:table-cell table:style-name="ce24" office:value-type="float" office:value="43414" calcext:value-type="float">
            <text:p>43,414</text:p>
          </table:table-cell>
          <table:table-cell table:style-name="ce24" office:value-type="float" office:value="42145" calcext:value-type="float">
            <text:p>42,145</text:p>
          </table:table-cell>
          <table:table-cell table:style-name="ce24" office:value-type="float" office:value="41040" calcext:value-type="float">
            <text:p>41,040</text:p>
          </table:table-cell>
          <table:table-cell table:style-name="ce24" office:value-type="float" office:value="39771" calcext:value-type="float">
            <text:p>39,771</text:p>
          </table:table-cell>
          <table:table-cell table:style-name="ce24" office:value-type="float" office:value="38357" calcext:value-type="float">
            <text:p>38,357</text:p>
          </table:table-cell>
          <table:table-cell table:style-name="ce24" office:value-type="float" office:value="37085" calcext:value-type="float">
            <text:p>37,085</text:p>
          </table:table-cell>
          <table:table-cell table:style-name="ce24" office:value-type="float" office:value="36555" calcext:value-type="float">
            <text:p>36,555</text:p>
          </table:table-cell>
          <table:table-cell table:style-name="ce24" office:value-type="float" office:value="34781" calcext:value-type="float">
            <text:p>34,781</text:p>
          </table:table-cell>
          <table:table-cell table:style-name="ce24" office:value-type="float" office:value="34488" calcext:value-type="float">
            <text:p>34,488</text:p>
          </table:table-cell>
          <table:table-cell table:style-name="ce24" office:value-type="float" office:value="34092" calcext:value-type="float">
            <text:p>34,092</text:p>
          </table:table-cell>
          <table:table-cell table:style-name="ce24" office:value-type="float" office:value="32568" calcext:value-type="float">
            <text:p>32,568</text:p>
          </table:table-cell>
          <table:table-cell table:style-name="ce24" office:value-type="float" office:value="33786" calcext:value-type="float">
            <text:p>33,786</text:p>
          </table:table-cell>
          <table:table-cell table:style-name="ce24" office:value-type="float" office:value="34151" calcext:value-type="float">
            <text:p>34,151</text:p>
          </table:table-cell>
          <table:table-cell table:style-name="ce24" office:value-type="float" office:value="35299" calcext:value-type="float">
            <text:p>35,299</text:p>
          </table:table-cell>
          <table:table-cell table:style-name="ce24" office:value-type="float" office:value="36721" calcext:value-type="float">
            <text:p>36,721</text:p>
          </table:table-cell>
          <table:table-cell table:style-name="ce24" office:value-type="float" office:value="40191" calcext:value-type="float">
            <text:p>40,191</text:p>
          </table:table-cell>
          <table:table-cell table:style-name="ce24" office:value-type="float" office:value="31082" calcext:value-type="float">
            <text:p>31,082</text:p>
          </table:table-cell>
          <table:table-cell table:style-name="ce24" office:value-type="float" office:value="29960" calcext:value-type="float">
            <text:p>29,960</text:p>
          </table:table-cell>
          <table:table-cell table:style-name="ce24" office:value-type="float" office:value="31073" calcext:value-type="float">
            <text:p>31,073</text:p>
          </table:table-cell>
          <table:table-cell table:style-name="ce24" office:value-type="float" office:value="30527" calcext:value-type="float">
            <text:p>30,527</text:p>
          </table:table-cell>
          <table:table-cell table:style-name="ce24" office:value-type="float" office:value="28688" calcext:value-type="float">
            <text:p>28,688</text:p>
          </table:table-cell>
          <table:table-cell table:style-name="ce24" office:value-type="float" office:value="27086" calcext:value-type="float">
            <text:p>27,086</text:p>
          </table:table-cell>
          <table:table-cell table:style-name="ce24" office:value-type="float" office:value="28209" calcext:value-type="float">
            <text:p>28,209</text:p>
          </table:table-cell>
          <table:table-cell table:style-name="ce24" office:value-type="float" office:value="28429" calcext:value-type="float">
            <text:p>28,429</text:p>
          </table:table-cell>
          <table:table-cell table:style-name="ce24" office:value-type="float" office:value="28520" calcext:value-type="float">
            <text:p>28,520</text:p>
          </table:table-cell>
          <table:table-cell table:style-name="ce24" office:value-type="float" office:value="27823" calcext:value-type="float">
            <text:p>27,823</text:p>
          </table:table-cell>
          <table:table-cell table:style-name="ce24" office:value-type="float" office:value="27606" calcext:value-type="float">
            <text:p>27,606</text:p>
          </table:table-cell>
          <table:table-cell table:style-name="ce24" office:value-type="float" office:value="27320" calcext:value-type="float">
            <text:p>27,320</text:p>
          </table:table-cell>
          <table:table-cell table:style-name="ce24" office:value-type="float" office:value="27174" calcext:value-type="float">
            <text:p>27,174</text:p>
          </table:table-cell>
          <table:table-cell table:style-name="ce24" office:value-type="float" office:value="26737" calcext:value-type="float">
            <text:p>26,737</text:p>
          </table:table-cell>
          <table:table-cell table:style-name="ce24" office:value-type="float" office:value="27533" calcext:value-type="float">
            <text:p>27,533</text:p>
          </table:table-cell>
          <table:table-cell table:style-name="ce24" office:value-type="float" office:value="27516" calcext:value-type="float">
            <text:p>27,516</text:p>
          </table:table-cell>
          <table:table-cell table:style-name="ce24" office:value-type="float" office:value="27043" calcext:value-type="float">
            <text:p>27,043</text:p>
          </table:table-cell>
          <table:table-cell table:style-name="ce24" office:value-type="float" office:value="26707" calcext:value-type="float">
            <text:p>26,707</text:p>
          </table:table-cell>
          <table:table-cell table:style-name="ce24" office:value-type="float" office:value="26104" calcext:value-type="float">
            <text:p>26,104</text:p>
          </table:table-cell>
          <table:table-cell table:style-name="ce24" office:value-type="float" office:value="26097" calcext:value-type="float">
            <text:p>26,097</text:p>
          </table:table-cell>
          <table:table-cell table:style-name="ce24" office:value-type="float" office:value="26518" calcext:value-type="float">
            <text:p>26,518</text:p>
          </table:table-cell>
          <table:table-cell table:style-name="ce24" office:value-type="float" office:value="25570" calcext:value-type="float">
            <text:p>25,570</text:p>
          </table:table-cell>
          <table:table-cell table:style-name="ce24" office:value-type="float" office:value="25350" calcext:value-type="float">
            <text:p>25,350</text:p>
          </table:table-cell>
          <table:table-cell table:style-name="ce24" office:value-type="float" office:value="24248" calcext:value-type="float">
            <text:p>24,248</text:p>
          </table:table-cell>
          <table:table-cell table:style-name="ce24" office:value-type="float" office:value="25468" calcext:value-type="float">
            <text:p>25,468</text:p>
          </table:table-cell>
          <table:table-cell table:style-name="ce24" office:value-type="float" office:value="24704" calcext:value-type="float">
            <text:p>24,704</text:p>
          </table:table-cell>
          <table:table-cell table:style-name="ce24" office:value-type="float" office:value="25423" calcext:value-type="float">
            <text:p>25,423</text:p>
          </table:table-cell>
          <table:table-cell table:style-name="ce24" office:value-type="float" office:value="17238" calcext:value-type="float">
            <text:p>17,238</text:p>
          </table:table-cell>
          <table:table-cell table:style-name="ce24" office:value-type="float" office:value="16239" calcext:value-type="float">
            <text:p>16,239</text:p>
          </table:table-cell>
          <table:table-cell table:style-name="ce24" office:value-type="float" office:value="17132" calcext:value-type="float">
            <text:p>17,132</text:p>
          </table:table-cell>
          <table:table-cell table:style-name="ce24" office:value-type="float" office:value="17396" calcext:value-type="float">
            <text:p>17,396</text:p>
          </table:table-cell>
          <table:table-cell table:style-name="ce24" office:value-type="float" office:value="17906" calcext:value-type="float">
            <text:p>17,906</text:p>
          </table:table-cell>
          <table:table-cell table:style-name="ce24" office:value-type="float" office:value="17136" calcext:value-type="float">
            <text:p>17,136</text:p>
          </table:table-cell>
          <table:table-cell table:style-name="ce24" office:value-type="float" office:value="16284" calcext:value-type="float">
            <text:p>16,284</text:p>
          </table:table-cell>
          <table:table-cell table:style-name="ce24" office:value-type="float" office:value="14972" calcext:value-type="float">
            <text:p>14,972</text:p>
          </table:table-cell>
          <table:table-cell table:style-name="ce24" office:value-type="float" office:value="13749" calcext:value-type="float">
            <text:p>13,749</text:p>
          </table:table-cell>
          <table:table-cell table:style-name="ce24" office:value-type="float" office:value="12761" calcext:value-type="float">
            <text:p>12,761</text:p>
          </table:table-cell>
          <table:table-cell table:style-name="ce24" office:value-type="float" office:value="11593" calcext:value-type="float">
            <text:p>11,593</text:p>
          </table:table-cell>
          <table:table-cell table:style-name="ce24" office:value-type="float" office:value="10343" calcext:value-type="float">
            <text:p>10,343</text:p>
          </table:table-cell>
          <table:table-cell table:style-name="ce24" office:value-type="float" office:value="8913" calcext:value-type="float">
            <text:p>8,913</text:p>
          </table:table-cell>
          <table:table-cell table:style-name="ce24" office:value-type="float" office:value="7820" calcext:value-type="float">
            <text:p>7,820</text:p>
          </table:table-cell>
          <table:table-cell table:style-name="ce24" office:value-type="float" office:value="6716" calcext:value-type="float">
            <text:p>6,716</text:p>
          </table:table-cell>
          <table:table-cell table:style-name="ce24" office:value-type="float" office:value="5709" calcext:value-type="float">
            <text:p>5,709</text:p>
          </table:table-cell>
          <table:table-cell table:style-name="ce24" office:value-type="float" office:value="4754" calcext:value-type="float">
            <text:p>4,754</text:p>
          </table:table-cell>
          <table:table-cell table:style-name="ce24" office:value-type="float" office:value="3897" calcext:value-type="float">
            <text:p>3,897</text:p>
          </table:table-cell>
          <table:table-cell table:style-name="ce24" office:value-type="float" office:value="3086" calcext:value-type="float">
            <text:p>3,086</text:p>
          </table:table-cell>
          <table:table-cell table:style-name="ce24" office:value-type="float" office:value="2424" calcext:value-type="float">
            <text:p>2,424</text:p>
          </table:table-cell>
          <table:table-cell table:style-name="ce24" office:value-type="float" office:value="1701" calcext:value-type="float">
            <text:p>1,701</text:p>
          </table:table-cell>
          <table:table-cell table:style-name="ce24" office:value-type="float" office:value="1303" calcext:value-type="float">
            <text:p>1,303</text:p>
          </table:table-cell>
          <table:table-cell table:style-name="ce24" office:value-type="float" office:value="1009" calcext:value-type="float">
            <text:p>1,009</text:p>
          </table:table-cell>
          <table:table-cell table:style-name="ce24" office:value-type="float" office:value="2940" calcext:value-type="float">
            <text:p>2,940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930"/>
        </table:table-row>
        <table:table-row table:style-name="ro3">
          <table:table-cell office:value-type="float" office:value="1987" calcext:value-type="float">
            <text:p>1987</text:p>
          </table:table-cell>
          <table:table-cell table:style-name="ce24" office:value-type="float" office:value="33500" calcext:value-type="float">
            <text:p>33,500</text:p>
          </table:table-cell>
          <table:table-cell table:style-name="ce24" office:value-type="float" office:value="33806" calcext:value-type="float">
            <text:p>33,806</text:p>
          </table:table-cell>
          <table:table-cell table:style-name="ce24" office:value-type="float" office:value="32888" calcext:value-type="float">
            <text:p>32,888</text:p>
          </table:table-cell>
          <table:table-cell table:style-name="ce24" office:value-type="float" office:value="31927" calcext:value-type="float">
            <text:p>31,927</text:p>
          </table:table-cell>
          <table:table-cell table:style-name="ce24" office:value-type="float" office:value="32568" calcext:value-type="float">
            <text:p>32,568</text:p>
          </table:table-cell>
          <table:table-cell table:style-name="ce24" office:value-type="float" office:value="33070" calcext:value-type="float">
            <text:p>33,070</text:p>
          </table:table-cell>
          <table:table-cell table:style-name="ce24" office:value-type="float" office:value="34275" calcext:value-type="float">
            <text:p>34,275</text:p>
          </table:table-cell>
          <table:table-cell table:style-name="ce24" office:value-type="float" office:value="33282" calcext:value-type="float">
            <text:p>33,282</text:p>
          </table:table-cell>
          <table:table-cell table:style-name="ce24" office:value-type="float" office:value="32559" calcext:value-type="float">
            <text:p>32,559</text:p>
          </table:table-cell>
          <table:table-cell table:style-name="ce24" office:value-type="float" office:value="30045" calcext:value-type="float">
            <text:p>30,045</text:p>
          </table:table-cell>
          <table:table-cell table:style-name="ce24" office:value-type="float" office:value="30062" calcext:value-type="float">
            <text:p>30,062</text:p>
          </table:table-cell>
          <table:table-cell table:style-name="ce24" office:value-type="float" office:value="32601" calcext:value-type="float">
            <text:p>32,601</text:p>
          </table:table-cell>
          <table:table-cell table:style-name="ce24" office:value-type="float" office:value="32862" calcext:value-type="float">
            <text:p>32,862</text:p>
          </table:table-cell>
          <table:table-cell table:style-name="ce24" office:value-type="float" office:value="33858" calcext:value-type="float">
            <text:p>33,858</text:p>
          </table:table-cell>
          <table:table-cell table:style-name="ce24" office:value-type="float" office:value="36534" calcext:value-type="float">
            <text:p>36,534</text:p>
          </table:table-cell>
          <table:table-cell table:style-name="ce24" office:value-type="float" office:value="38901" calcext:value-type="float">
            <text:p>38,901</text:p>
          </table:table-cell>
          <table:table-cell table:style-name="ce24" office:value-type="float" office:value="41333" calcext:value-type="float">
            <text:p>41,333</text:p>
          </table:table-cell>
          <table:table-cell table:style-name="ce24" office:value-type="float" office:value="41193" calcext:value-type="float">
            <text:p>41,193</text:p>
          </table:table-cell>
          <table:table-cell table:style-name="ce24" office:value-type="float" office:value="42736" calcext:value-type="float">
            <text:p>42,736</text:p>
          </table:table-cell>
          <table:table-cell table:style-name="ce24" office:value-type="float" office:value="43421" calcext:value-type="float">
            <text:p>43,421</text:p>
          </table:table-cell>
          <table:table-cell table:style-name="ce24" office:value-type="float" office:value="44738" calcext:value-type="float">
            <text:p>44,738</text:p>
          </table:table-cell>
          <table:table-cell table:style-name="ce24" office:value-type="float" office:value="43682" calcext:value-type="float">
            <text:p>43,682</text:p>
          </table:table-cell>
          <table:table-cell table:style-name="ce24" office:value-type="float" office:value="45842" calcext:value-type="float">
            <text:p>45,842</text:p>
          </table:table-cell>
          <table:table-cell table:style-name="ce24" office:value-type="float" office:value="44364" calcext:value-type="float">
            <text:p>44,364</text:p>
          </table:table-cell>
          <table:table-cell table:style-name="ce24" office:value-type="float" office:value="43265" calcext:value-type="float">
            <text:p>43,265</text:p>
          </table:table-cell>
          <table:table-cell table:style-name="ce24" office:value-type="float" office:value="42581" calcext:value-type="float">
            <text:p>42,581</text:p>
          </table:table-cell>
          <table:table-cell table:style-name="ce24" office:value-type="float" office:value="41630" calcext:value-type="float">
            <text:p>41,630</text:p>
          </table:table-cell>
          <table:table-cell table:style-name="ce24" office:value-type="float" office:value="40611" calcext:value-type="float">
            <text:p>40,611</text:p>
          </table:table-cell>
          <table:table-cell table:style-name="ce24" office:value-type="float" office:value="39288" calcext:value-type="float">
            <text:p>39,288</text:p>
          </table:table-cell>
          <table:table-cell table:style-name="ce24" office:value-type="float" office:value="37800" calcext:value-type="float">
            <text:p>37,800</text:p>
          </table:table-cell>
          <table:table-cell table:style-name="ce24" office:value-type="float" office:value="36622" calcext:value-type="float">
            <text:p>36,622</text:p>
          </table:table-cell>
          <table:table-cell table:style-name="ce24" office:value-type="float" office:value="36242" calcext:value-type="float">
            <text:p>36,242</text:p>
          </table:table-cell>
          <table:table-cell table:style-name="ce24" office:value-type="float" office:value="34475" calcext:value-type="float">
            <text:p>34,475</text:p>
          </table:table-cell>
          <table:table-cell table:style-name="ce24" office:value-type="float" office:value="34254" calcext:value-type="float">
            <text:p>34,254</text:p>
          </table:table-cell>
          <table:table-cell table:style-name="ce24" office:value-type="float" office:value="33706" calcext:value-type="float">
            <text:p>33,706</text:p>
          </table:table-cell>
          <table:table-cell table:style-name="ce24" office:value-type="float" office:value="32310" calcext:value-type="float">
            <text:p>32,310</text:p>
          </table:table-cell>
          <table:table-cell table:style-name="ce24" office:value-type="float" office:value="33557" calcext:value-type="float">
            <text:p>33,557</text:p>
          </table:table-cell>
          <table:table-cell table:style-name="ce24" office:value-type="float" office:value="33985" calcext:value-type="float">
            <text:p>33,985</text:p>
          </table:table-cell>
          <table:table-cell table:style-name="ce24" office:value-type="float" office:value="35089" calcext:value-type="float">
            <text:p>35,089</text:p>
          </table:table-cell>
          <table:table-cell table:style-name="ce24" office:value-type="float" office:value="36566" calcext:value-type="float">
            <text:p>36,566</text:p>
          </table:table-cell>
          <table:table-cell table:style-name="ce24" office:value-type="float" office:value="39961" calcext:value-type="float">
            <text:p>39,961</text:p>
          </table:table-cell>
          <table:table-cell table:style-name="ce24" office:value-type="float" office:value="30955" calcext:value-type="float">
            <text:p>30,955</text:p>
          </table:table-cell>
          <table:table-cell table:style-name="ce24" office:value-type="float" office:value="29811" calcext:value-type="float">
            <text:p>29,811</text:p>
          </table:table-cell>
          <table:table-cell table:style-name="ce24" office:value-type="float" office:value="30940" calcext:value-type="float">
            <text:p>30,940</text:p>
          </table:table-cell>
          <table:table-cell table:style-name="ce24" office:value-type="float" office:value="30379" calcext:value-type="float">
            <text:p>30,379</text:p>
          </table:table-cell>
          <table:table-cell table:style-name="ce24" office:value-type="float" office:value="28471" calcext:value-type="float">
            <text:p>28,471</text:p>
          </table:table-cell>
          <table:table-cell table:style-name="ce24" office:value-type="float" office:value="26997" calcext:value-type="float">
            <text:p>26,997</text:p>
          </table:table-cell>
          <table:table-cell table:style-name="ce24" office:value-type="float" office:value="28056" calcext:value-type="float">
            <text:p>28,056</text:p>
          </table:table-cell>
          <table:table-cell table:style-name="ce24" office:value-type="float" office:value="28275" calcext:value-type="float">
            <text:p>28,275</text:p>
          </table:table-cell>
          <table:table-cell table:style-name="ce24" office:value-type="float" office:value="28328" calcext:value-type="float">
            <text:p>28,328</text:p>
          </table:table-cell>
          <table:table-cell table:style-name="ce24" office:value-type="float" office:value="27642" calcext:value-type="float">
            <text:p>27,642</text:p>
          </table:table-cell>
          <table:table-cell table:style-name="ce24" office:value-type="float" office:value="27420" calcext:value-type="float">
            <text:p>27,420</text:p>
          </table:table-cell>
          <table:table-cell table:style-name="ce24" office:value-type="float" office:value="27128" calcext:value-type="float">
            <text:p>27,128</text:p>
          </table:table-cell>
          <table:table-cell table:style-name="ce24" office:value-type="float" office:value="26907" calcext:value-type="float">
            <text:p>26,907</text:p>
          </table:table-cell>
          <table:table-cell table:style-name="ce24" office:value-type="float" office:value="26467" calcext:value-type="float">
            <text:p>26,467</text:p>
          </table:table-cell>
          <table:table-cell table:style-name="ce24" office:value-type="float" office:value="27225" calcext:value-type="float">
            <text:p>27,225</text:p>
          </table:table-cell>
          <table:table-cell table:style-name="ce24" office:value-type="float" office:value="27154" calcext:value-type="float">
            <text:p>27,154</text:p>
          </table:table-cell>
          <table:table-cell table:style-name="ce24" office:value-type="float" office:value="26661" calcext:value-type="float">
            <text:p>26,661</text:p>
          </table:table-cell>
          <table:table-cell table:style-name="ce24" office:value-type="float" office:value="26360" calcext:value-type="float">
            <text:p>26,360</text:p>
          </table:table-cell>
          <table:table-cell table:style-name="ce24" office:value-type="float" office:value="25686" calcext:value-type="float">
            <text:p>25,686</text:p>
          </table:table-cell>
          <table:table-cell table:style-name="ce24" office:value-type="float" office:value="25687" calcext:value-type="float">
            <text:p>25,687</text:p>
          </table:table-cell>
          <table:table-cell table:style-name="ce24" office:value-type="float" office:value="26062" calcext:value-type="float">
            <text:p>26,062</text:p>
          </table:table-cell>
          <table:table-cell table:style-name="ce24" office:value-type="float" office:value="25039" calcext:value-type="float">
            <text:p>25,039</text:p>
          </table:table-cell>
          <table:table-cell table:style-name="ce24" office:value-type="float" office:value="24746" calcext:value-type="float">
            <text:p>24,746</text:p>
          </table:table-cell>
          <table:table-cell table:style-name="ce24" office:value-type="float" office:value="23596" calcext:value-type="float">
            <text:p>23,596</text:p>
          </table:table-cell>
          <table:table-cell table:style-name="ce24" office:value-type="float" office:value="24747" calcext:value-type="float">
            <text:p>24,747</text:p>
          </table:table-cell>
          <table:table-cell table:style-name="ce24" office:value-type="float" office:value="23891" calcext:value-type="float">
            <text:p>23,891</text:p>
          </table:table-cell>
          <table:table-cell table:style-name="ce24" office:value-type="float" office:value="24597" calcext:value-type="float">
            <text:p>24,597</text:p>
          </table:table-cell>
          <table:table-cell table:style-name="ce24" office:value-type="float" office:value="16561" calcext:value-type="float">
            <text:p>16,561</text:p>
          </table:table-cell>
          <table:table-cell table:style-name="ce24" office:value-type="float" office:value="15581" calcext:value-type="float">
            <text:p>15,581</text:p>
          </table:table-cell>
          <table:table-cell table:style-name="ce24" office:value-type="float" office:value="16394" calcext:value-type="float">
            <text:p>16,394</text:p>
          </table:table-cell>
          <table:table-cell table:style-name="ce24" office:value-type="float" office:value="16518" calcext:value-type="float">
            <text:p>16,518</text:p>
          </table:table-cell>
          <table:table-cell table:style-name="ce24" office:value-type="float" office:value="16949" calcext:value-type="float">
            <text:p>16,949</text:p>
          </table:table-cell>
          <table:table-cell table:style-name="ce24" office:value-type="float" office:value="16094" calcext:value-type="float">
            <text:p>16,094</text:p>
          </table:table-cell>
          <table:table-cell table:style-name="ce24" office:value-type="float" office:value="15189" calcext:value-type="float">
            <text:p>15,189</text:p>
          </table:table-cell>
          <table:table-cell table:style-name="ce24" office:value-type="float" office:value="13914" calcext:value-type="float">
            <text:p>13,914</text:p>
          </table:table-cell>
          <table:table-cell table:style-name="ce24" office:value-type="float" office:value="12679" calcext:value-type="float">
            <text:p>12,679</text:p>
          </table:table-cell>
          <table:table-cell table:style-name="ce24" office:value-type="float" office:value="11664" calcext:value-type="float">
            <text:p>11,664</text:p>
          </table:table-cell>
          <table:table-cell table:style-name="ce24" office:value-type="float" office:value="10483" calcext:value-type="float">
            <text:p>10,483</text:p>
          </table:table-cell>
          <table:table-cell table:style-name="ce24" office:value-type="float" office:value="9266" calcext:value-type="float">
            <text:p>9,266</text:p>
          </table:table-cell>
          <table:table-cell table:style-name="ce24" office:value-type="float" office:value="7934" calcext:value-type="float">
            <text:p>7,934</text:p>
          </table:table-cell>
          <table:table-cell table:style-name="ce24" office:value-type="float" office:value="6911" calcext:value-type="float">
            <text:p>6,911</text:p>
          </table:table-cell>
          <table:table-cell table:style-name="ce24" office:value-type="float" office:value="5870" calcext:value-type="float">
            <text:p>5,870</text:p>
          </table:table-cell>
          <table:table-cell table:style-name="ce24" office:value-type="float" office:value="4979" calcext:value-type="float">
            <text:p>4,979</text:p>
          </table:table-cell>
          <table:table-cell table:style-name="ce24" office:value-type="float" office:value="4068" calcext:value-type="float">
            <text:p>4,068</text:p>
          </table:table-cell>
          <table:table-cell table:style-name="ce24" office:value-type="float" office:value="3283" calcext:value-type="float">
            <text:p>3,283</text:p>
          </table:table-cell>
          <table:table-cell table:style-name="ce24" office:value-type="float" office:value="2540" calcext:value-type="float">
            <text:p>2,540</text:p>
          </table:table-cell>
          <table:table-cell table:style-name="ce24" office:value-type="float" office:value="1961" calcext:value-type="float">
            <text:p>1,961</text:p>
          </table:table-cell>
          <table:table-cell table:style-name="ce24" office:value-type="float" office:value="1342" calcext:value-type="float">
            <text:p>1,342</text:p>
          </table:table-cell>
          <table:table-cell table:style-name="ce24" office:value-type="float" office:value="1022" calcext:value-type="float">
            <text:p>1,022</text:p>
          </table:table-cell>
          <table:table-cell table:style-name="ce24" office:value-type="float" office:value="2985" calcext:value-type="float">
            <text:p>2,985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930"/>
        </table:table-row>
        <table:table-row table:style-name="ro3">
          <table:table-cell office:value-type="float" office:value="1988" calcext:value-type="float">
            <text:p>1988</text:p>
          </table:table-cell>
          <table:table-cell table:style-name="ce24" office:value-type="float" office:value="34131" calcext:value-type="float">
            <text:p>34,131</text:p>
          </table:table-cell>
          <table:table-cell table:style-name="ce24" office:value-type="float" office:value="33098" calcext:value-type="float">
            <text:p>33,098</text:p>
          </table:table-cell>
          <table:table-cell table:style-name="ce24" office:value-type="float" office:value="33522" calcext:value-type="float">
            <text:p>33,522</text:p>
          </table:table-cell>
          <table:table-cell table:style-name="ce24" office:value-type="float" office:value="32581" calcext:value-type="float">
            <text:p>32,581</text:p>
          </table:table-cell>
          <table:table-cell table:style-name="ce24" office:value-type="float" office:value="31678" calcext:value-type="float">
            <text:p>31,678</text:p>
          </table:table-cell>
          <table:table-cell table:style-name="ce24" office:value-type="float" office:value="32337" calcext:value-type="float">
            <text:p>32,337</text:p>
          </table:table-cell>
          <table:table-cell table:style-name="ce24" office:value-type="float" office:value="32915" calcext:value-type="float">
            <text:p>32,915</text:p>
          </table:table-cell>
          <table:table-cell table:style-name="ce24" office:value-type="float" office:value="34136" calcext:value-type="float">
            <text:p>34,136</text:p>
          </table:table-cell>
          <table:table-cell table:style-name="ce24" office:value-type="float" office:value="33118" calcext:value-type="float">
            <text:p>33,118</text:p>
          </table:table-cell>
          <table:table-cell table:style-name="ce24" office:value-type="float" office:value="32537" calcext:value-type="float">
            <text:p>32,537</text:p>
          </table:table-cell>
          <table:table-cell table:style-name="ce24" office:value-type="float" office:value="29946" calcext:value-type="float">
            <text:p>29,946</text:p>
          </table:table-cell>
          <table:table-cell table:style-name="ce24" office:value-type="float" office:value="30016" calcext:value-type="float">
            <text:p>30,016</text:p>
          </table:table-cell>
          <table:table-cell table:style-name="ce24" office:value-type="float" office:value="32422" calcext:value-type="float">
            <text:p>32,422</text:p>
          </table:table-cell>
          <table:table-cell table:style-name="ce24" office:value-type="float" office:value="32715" calcext:value-type="float">
            <text:p>32,715</text:p>
          </table:table-cell>
          <table:table-cell table:style-name="ce24" office:value-type="float" office:value="33738" calcext:value-type="float">
            <text:p>33,738</text:p>
          </table:table-cell>
          <table:table-cell table:style-name="ce24" office:value-type="float" office:value="36370" calcext:value-type="float">
            <text:p>36,370</text:p>
          </table:table-cell>
          <table:table-cell table:style-name="ce24" office:value-type="float" office:value="38654" calcext:value-type="float">
            <text:p>38,654</text:p>
          </table:table-cell>
          <table:table-cell table:style-name="ce24" office:value-type="float" office:value="40827" calcext:value-type="float">
            <text:p>40,827</text:p>
          </table:table-cell>
          <table:table-cell table:style-name="ce24" office:value-type="float" office:value="40604" calcext:value-type="float">
            <text:p>40,604</text:p>
          </table:table-cell>
          <table:table-cell table:style-name="ce24" office:value-type="float" office:value="42313" calcext:value-type="float">
            <text:p>42,313</text:p>
          </table:table-cell>
          <table:table-cell table:style-name="ce24" office:value-type="float" office:value="43125" calcext:value-type="float">
            <text:p>43,125</text:p>
          </table:table-cell>
          <table:table-cell table:style-name="ce24" office:value-type="float" office:value="44118" calcext:value-type="float">
            <text:p>44,118</text:p>
          </table:table-cell>
          <table:table-cell table:style-name="ce24" office:value-type="float" office:value="42694" calcext:value-type="float">
            <text:p>42,694</text:p>
          </table:table-cell>
          <table:table-cell table:style-name="ce24" office:value-type="float" office:value="44397" calcext:value-type="float">
            <text:p>44,397</text:p>
          </table:table-cell>
          <table:table-cell table:style-name="ce24" office:value-type="float" office:value="43085" calcext:value-type="float">
            <text:p>43,085</text:p>
          </table:table-cell>
          <table:table-cell table:style-name="ce24" office:value-type="float" office:value="42068" calcext:value-type="float">
            <text:p>42,068</text:p>
          </table:table-cell>
          <table:table-cell table:style-name="ce24" office:value-type="float" office:value="41493" calcext:value-type="float">
            <text:p>41,493</text:p>
          </table:table-cell>
          <table:table-cell table:style-name="ce24" office:value-type="float" office:value="40845" calcext:value-type="float">
            <text:p>40,845</text:p>
          </table:table-cell>
          <table:table-cell table:style-name="ce24" office:value-type="float" office:value="39942" calcext:value-type="float">
            <text:p>39,942</text:p>
          </table:table-cell>
          <table:table-cell table:style-name="ce24" office:value-type="float" office:value="38624" calcext:value-type="float">
            <text:p>38,624</text:p>
          </table:table-cell>
          <table:table-cell table:style-name="ce24" office:value-type="float" office:value="37191" calcext:value-type="float">
            <text:p>37,191</text:p>
          </table:table-cell>
          <table:table-cell table:style-name="ce24" office:value-type="float" office:value="36137" calcext:value-type="float">
            <text:p>36,137</text:p>
          </table:table-cell>
          <table:table-cell table:style-name="ce24" office:value-type="float" office:value="35900" calcext:value-type="float">
            <text:p>35,900</text:p>
          </table:table-cell>
          <table:table-cell table:style-name="ce24" office:value-type="float" office:value="34094" calcext:value-type="float">
            <text:p>34,094</text:p>
          </table:table-cell>
          <table:table-cell table:style-name="ce24" office:value-type="float" office:value="33869" calcext:value-type="float">
            <text:p>33,869</text:p>
          </table:table-cell>
          <table:table-cell table:style-name="ce24" office:value-type="float" office:value="33395" calcext:value-type="float">
            <text:p>33,395</text:p>
          </table:table-cell>
          <table:table-cell table:style-name="ce24" office:value-type="float" office:value="31995" calcext:value-type="float">
            <text:p>31,995</text:p>
          </table:table-cell>
          <table:table-cell table:style-name="ce24" office:value-type="float" office:value="33280" calcext:value-type="float">
            <text:p>33,280</text:p>
          </table:table-cell>
          <table:table-cell table:style-name="ce24" office:value-type="float" office:value="33770" calcext:value-type="float">
            <text:p>33,770</text:p>
          </table:table-cell>
          <table:table-cell table:style-name="ce24" office:value-type="float" office:value="34836" calcext:value-type="float">
            <text:p>34,836</text:p>
          </table:table-cell>
          <table:table-cell table:style-name="ce24" office:value-type="float" office:value="36350" calcext:value-type="float">
            <text:p>36,350</text:p>
          </table:table-cell>
          <table:table-cell table:style-name="ce24" office:value-type="float" office:value="39757" calcext:value-type="float">
            <text:p>39,757</text:p>
          </table:table-cell>
          <table:table-cell table:style-name="ce24" office:value-type="float" office:value="30841" calcext:value-type="float">
            <text:p>30,841</text:p>
          </table:table-cell>
          <table:table-cell table:style-name="ce24" office:value-type="float" office:value="29633" calcext:value-type="float">
            <text:p>29,633</text:p>
          </table:table-cell>
          <table:table-cell table:style-name="ce24" office:value-type="float" office:value="30847" calcext:value-type="float">
            <text:p>30,847</text:p>
          </table:table-cell>
          <table:table-cell table:style-name="ce24" office:value-type="float" office:value="30110" calcext:value-type="float">
            <text:p>30,110</text:p>
          </table:table-cell>
          <table:table-cell table:style-name="ce24" office:value-type="float" office:value="28281" calcext:value-type="float">
            <text:p>28,281</text:p>
          </table:table-cell>
          <table:table-cell table:style-name="ce24" office:value-type="float" office:value="26797" calcext:value-type="float">
            <text:p>26,797</text:p>
          </table:table-cell>
          <table:table-cell table:style-name="ce24" office:value-type="float" office:value="27872" calcext:value-type="float">
            <text:p>27,872</text:p>
          </table:table-cell>
          <table:table-cell table:style-name="ce24" office:value-type="float" office:value="28086" calcext:value-type="float">
            <text:p>28,086</text:p>
          </table:table-cell>
          <table:table-cell table:style-name="ce24" office:value-type="float" office:value="28110" calcext:value-type="float">
            <text:p>28,110</text:p>
          </table:table-cell>
          <table:table-cell table:style-name="ce24" office:value-type="float" office:value="27454" calcext:value-type="float">
            <text:p>27,454</text:p>
          </table:table-cell>
          <table:table-cell table:style-name="ce24" office:value-type="float" office:value="27233" calcext:value-type="float">
            <text:p>27,233</text:p>
          </table:table-cell>
          <table:table-cell table:style-name="ce24" office:value-type="float" office:value="26883" calcext:value-type="float">
            <text:p>26,883</text:p>
          </table:table-cell>
          <table:table-cell table:style-name="ce24" office:value-type="float" office:value="26633" calcext:value-type="float">
            <text:p>26,633</text:p>
          </table:table-cell>
          <table:table-cell table:style-name="ce24" office:value-type="float" office:value="26210" calcext:value-type="float">
            <text:p>26,210</text:p>
          </table:table-cell>
          <table:table-cell table:style-name="ce24" office:value-type="float" office:value="26934" calcext:value-type="float">
            <text:p>26,934</text:p>
          </table:table-cell>
          <table:table-cell table:style-name="ce24" office:value-type="float" office:value="26819" calcext:value-type="float">
            <text:p>26,819</text:p>
          </table:table-cell>
          <table:table-cell table:style-name="ce24" office:value-type="float" office:value="26333" calcext:value-type="float">
            <text:p>26,333</text:p>
          </table:table-cell>
          <table:table-cell table:style-name="ce24" office:value-type="float" office:value="25993" calcext:value-type="float">
            <text:p>25,993</text:p>
          </table:table-cell>
          <table:table-cell table:style-name="ce24" office:value-type="float" office:value="25256" calcext:value-type="float">
            <text:p>25,256</text:p>
          </table:table-cell>
          <table:table-cell table:style-name="ce24" office:value-type="float" office:value="25235" calcext:value-type="float">
            <text:p>25,235</text:p>
          </table:table-cell>
          <table:table-cell table:style-name="ce24" office:value-type="float" office:value="25590" calcext:value-type="float">
            <text:p>25,590</text:p>
          </table:table-cell>
          <table:table-cell table:style-name="ce24" office:value-type="float" office:value="24551" calcext:value-type="float">
            <text:p>24,551</text:p>
          </table:table-cell>
          <table:table-cell table:style-name="ce24" office:value-type="float" office:value="24136" calcext:value-type="float">
            <text:p>24,136</text:p>
          </table:table-cell>
          <table:table-cell table:style-name="ce24" office:value-type="float" office:value="22960" calcext:value-type="float">
            <text:p>22,960</text:p>
          </table:table-cell>
          <table:table-cell table:style-name="ce24" office:value-type="float" office:value="23980" calcext:value-type="float">
            <text:p>23,980</text:p>
          </table:table-cell>
          <table:table-cell table:style-name="ce24" office:value-type="float" office:value="23071" calcext:value-type="float">
            <text:p>23,071</text:p>
          </table:table-cell>
          <table:table-cell table:style-name="ce24" office:value-type="float" office:value="23656" calcext:value-type="float">
            <text:p>23,656</text:p>
          </table:table-cell>
          <table:table-cell table:style-name="ce24" office:value-type="float" office:value="15853" calcext:value-type="float">
            <text:p>15,853</text:p>
          </table:table-cell>
          <table:table-cell table:style-name="ce24" office:value-type="float" office:value="14877" calcext:value-type="float">
            <text:p>14,877</text:p>
          </table:table-cell>
          <table:table-cell table:style-name="ce24" office:value-type="float" office:value="15612" calcext:value-type="float">
            <text:p>15,612</text:p>
          </table:table-cell>
          <table:table-cell table:style-name="ce24" office:value-type="float" office:value="15596" calcext:value-type="float">
            <text:p>15,596</text:p>
          </table:table-cell>
          <table:table-cell table:style-name="ce24" office:value-type="float" office:value="15955" calcext:value-type="float">
            <text:p>15,955</text:p>
          </table:table-cell>
          <table:table-cell table:style-name="ce24" office:value-type="float" office:value="15053" calcext:value-type="float">
            <text:p>15,053</text:p>
          </table:table-cell>
          <table:table-cell table:style-name="ce24" office:value-type="float" office:value="14119" calcext:value-type="float">
            <text:p>14,119</text:p>
          </table:table-cell>
          <table:table-cell table:style-name="ce24" office:value-type="float" office:value="12858" calcext:value-type="float">
            <text:p>12,858</text:p>
          </table:table-cell>
          <table:table-cell table:style-name="ce24" office:value-type="float" office:value="11641" calcext:value-type="float">
            <text:p>11,641</text:p>
          </table:table-cell>
          <table:table-cell table:style-name="ce24" office:value-type="float" office:value="10638" calcext:value-type="float">
            <text:p>10,638</text:p>
          </table:table-cell>
          <table:table-cell table:style-name="ce24" office:value-type="float" office:value="9457" calcext:value-type="float">
            <text:p>9,457</text:p>
          </table:table-cell>
          <table:table-cell table:style-name="ce24" office:value-type="float" office:value="8268" calcext:value-type="float">
            <text:p>8,268</text:p>
          </table:table-cell>
          <table:table-cell table:style-name="ce24" office:value-type="float" office:value="7031" calcext:value-type="float">
            <text:p>7,031</text:p>
          </table:table-cell>
          <table:table-cell table:style-name="ce24" office:value-type="float" office:value="6035" calcext:value-type="float">
            <text:p>6,035</text:p>
          </table:table-cell>
          <table:table-cell table:style-name="ce24" office:value-type="float" office:value="5065" calcext:value-type="float">
            <text:p>5,065</text:p>
          </table:table-cell>
          <table:table-cell table:style-name="ce24" office:value-type="float" office:value="4258" calcext:value-type="float">
            <text:p>4,258</text:p>
          </table:table-cell>
          <table:table-cell table:style-name="ce24" office:value-type="float" office:value="3448" calcext:value-type="float">
            <text:p>3,448</text:p>
          </table:table-cell>
          <table:table-cell table:style-name="ce24" office:value-type="float" office:value="2734" calcext:value-type="float">
            <text:p>2,734</text:p>
          </table:table-cell>
          <table:table-cell table:style-name="ce24" office:value-type="float" office:value="2069" calcext:value-type="float">
            <text:p>2,069</text:p>
          </table:table-cell>
          <table:table-cell table:style-name="ce24" office:value-type="float" office:value="1526" calcext:value-type="float">
            <text:p>1,526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3059" calcext:value-type="float">
            <text:p>3,059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930"/>
        </table:table-row>
        <table:table-row table:style-name="ro3">
          <table:table-cell office:value-type="float" office:value="1989" calcext:value-type="float">
            <text:p>1989</text:p>
          </table:table-cell>
          <table:table-cell table:style-name="ce24" office:value-type="float" office:value="32885" calcext:value-type="float">
            <text:p>32,885</text:p>
          </table:table-cell>
          <table:table-cell table:style-name="ce24" office:value-type="float" office:value="34156" calcext:value-type="float">
            <text:p>34,156</text:p>
          </table:table-cell>
          <table:table-cell table:style-name="ce24" office:value-type="float" office:value="33129" calcext:value-type="float">
            <text:p>33,129</text:p>
          </table:table-cell>
          <table:table-cell table:style-name="ce24" office:value-type="float" office:value="33597" calcext:value-type="float">
            <text:p>33,597</text:p>
          </table:table-cell>
          <table:table-cell table:style-name="ce24" office:value-type="float" office:value="32617" calcext:value-type="float">
            <text:p>32,617</text:p>
          </table:table-cell>
          <table:table-cell table:style-name="ce24" office:value-type="float" office:value="31753" calcext:value-type="float">
            <text:p>31,753</text:p>
          </table:table-cell>
          <table:table-cell table:style-name="ce24" office:value-type="float" office:value="32376" calcext:value-type="float">
            <text:p>32,376</text:p>
          </table:table-cell>
          <table:table-cell table:style-name="ce24" office:value-type="float" office:value="32964" calcext:value-type="float">
            <text:p>32,964</text:p>
          </table:table-cell>
          <table:table-cell table:style-name="ce24" office:value-type="float" office:value="34200" calcext:value-type="float">
            <text:p>34,200</text:p>
          </table:table-cell>
          <table:table-cell table:style-name="ce24" office:value-type="float" office:value="33191" calcext:value-type="float">
            <text:p>33,191</text:p>
          </table:table-cell>
          <table:table-cell table:style-name="ce24" office:value-type="float" office:value="32602" calcext:value-type="float">
            <text:p>32,602</text:p>
          </table:table-cell>
          <table:table-cell table:style-name="ce24" office:value-type="float" office:value="30054" calcext:value-type="float">
            <text:p>30,054</text:p>
          </table:table-cell>
          <table:table-cell table:style-name="ce24" office:value-type="float" office:value="30083" calcext:value-type="float">
            <text:p>30,083</text:p>
          </table:table-cell>
          <table:table-cell table:style-name="ce24" office:value-type="float" office:value="32417" calcext:value-type="float">
            <text:p>32,417</text:p>
          </table:table-cell>
          <table:table-cell table:style-name="ce24" office:value-type="float" office:value="32719" calcext:value-type="float">
            <text:p>32,719</text:p>
          </table:table-cell>
          <table:table-cell table:style-name="ce24" office:value-type="float" office:value="33696" calcext:value-type="float">
            <text:p>33,696</text:p>
          </table:table-cell>
          <table:table-cell table:style-name="ce24" office:value-type="float" office:value="36212" calcext:value-type="float">
            <text:p>36,212</text:p>
          </table:table-cell>
          <table:table-cell table:style-name="ce24" office:value-type="float" office:value="38222" calcext:value-type="float">
            <text:p>38,222</text:p>
          </table:table-cell>
          <table:table-cell table:style-name="ce24" office:value-type="float" office:value="40295" calcext:value-type="float">
            <text:p>40,295</text:p>
          </table:table-cell>
          <table:table-cell table:style-name="ce24" office:value-type="float" office:value="40217" calcext:value-type="float">
            <text:p>40,217</text:p>
          </table:table-cell>
          <table:table-cell table:style-name="ce24" office:value-type="float" office:value="42004" calcext:value-type="float">
            <text:p>42,004</text:p>
          </table:table-cell>
          <table:table-cell table:style-name="ce24" office:value-type="float" office:value="42623" calcext:value-type="float">
            <text:p>42,623</text:p>
          </table:table-cell>
          <table:table-cell table:style-name="ce24" office:value-type="float" office:value="43389" calcext:value-type="float">
            <text:p>43,389</text:p>
          </table:table-cell>
          <table:table-cell table:style-name="ce24" office:value-type="float" office:value="41610" calcext:value-type="float">
            <text:p>41,610</text:p>
          </table:table-cell>
          <table:table-cell table:style-name="ce24" office:value-type="float" office:value="43254" calcext:value-type="float">
            <text:p>43,254</text:p>
          </table:table-cell>
          <table:table-cell table:style-name="ce24" office:value-type="float" office:value="42131" calcext:value-type="float">
            <text:p>42,131</text:p>
          </table:table-cell>
          <table:table-cell table:style-name="ce24" office:value-type="float" office:value="41211" calcext:value-type="float">
            <text:p>41,211</text:p>
          </table:table-cell>
          <table:table-cell table:style-name="ce24" office:value-type="float" office:value="41025" calcext:value-type="float">
            <text:p>41,025</text:p>
          </table:table-cell>
          <table:table-cell table:style-name="ce24" office:value-type="float" office:value="40347" calcext:value-type="float">
            <text:p>40,347</text:p>
          </table:table-cell>
          <table:table-cell table:style-name="ce24" office:value-type="float" office:value="39655" calcext:value-type="float">
            <text:p>39,655</text:p>
          </table:table-cell>
          <table:table-cell table:style-name="ce24" office:value-type="float" office:value="38285" calcext:value-type="float">
            <text:p>38,285</text:p>
          </table:table-cell>
          <table:table-cell table:style-name="ce24" office:value-type="float" office:value="36894" calcext:value-type="float">
            <text:p>36,894</text:p>
          </table:table-cell>
          <table:table-cell table:style-name="ce24" office:value-type="float" office:value="35909" calcext:value-type="float">
            <text:p>35,909</text:p>
          </table:table-cell>
          <table:table-cell table:style-name="ce24" office:value-type="float" office:value="35709" calcext:value-type="float">
            <text:p>35,709</text:p>
          </table:table-cell>
          <table:table-cell table:style-name="ce24" office:value-type="float" office:value="33928" calcext:value-type="float">
            <text:p>33,928</text:p>
          </table:table-cell>
          <table:table-cell table:style-name="ce24" office:value-type="float" office:value="33819" calcext:value-type="float">
            <text:p>33,819</text:p>
          </table:table-cell>
          <table:table-cell table:style-name="ce24" office:value-type="float" office:value="33311" calcext:value-type="float">
            <text:p>33,311</text:p>
          </table:table-cell>
          <table:table-cell table:style-name="ce24" office:value-type="float" office:value="31882" calcext:value-type="float">
            <text:p>31,882</text:p>
          </table:table-cell>
          <table:table-cell table:style-name="ce24" office:value-type="float" office:value="33224" calcext:value-type="float">
            <text:p>33,224</text:p>
          </table:table-cell>
          <table:table-cell table:style-name="ce24" office:value-type="float" office:value="33650" calcext:value-type="float">
            <text:p>33,650</text:p>
          </table:table-cell>
          <table:table-cell table:style-name="ce24" office:value-type="float" office:value="34754" calcext:value-type="float">
            <text:p>34,754</text:p>
          </table:table-cell>
          <table:table-cell table:style-name="ce24" office:value-type="float" office:value="36330" calcext:value-type="float">
            <text:p>36,330</text:p>
          </table:table-cell>
          <table:table-cell table:style-name="ce24" office:value-type="float" office:value="39748" calcext:value-type="float">
            <text:p>39,748</text:p>
          </table:table-cell>
          <table:table-cell table:style-name="ce24" office:value-type="float" office:value="30840" calcext:value-type="float">
            <text:p>30,840</text:p>
          </table:table-cell>
          <table:table-cell table:style-name="ce24" office:value-type="float" office:value="29623" calcext:value-type="float">
            <text:p>29,623</text:p>
          </table:table-cell>
          <table:table-cell table:style-name="ce24" office:value-type="float" office:value="30723" calcext:value-type="float">
            <text:p>30,723</text:p>
          </table:table-cell>
          <table:table-cell table:style-name="ce24" office:value-type="float" office:value="30021" calcext:value-type="float">
            <text:p>30,021</text:p>
          </table:table-cell>
          <table:table-cell table:style-name="ce24" office:value-type="float" office:value="28219" calcext:value-type="float">
            <text:p>28,219</text:p>
          </table:table-cell>
          <table:table-cell table:style-name="ce24" office:value-type="float" office:value="26703" calcext:value-type="float">
            <text:p>26,703</text:p>
          </table:table-cell>
          <table:table-cell table:style-name="ce24" office:value-type="float" office:value="27808" calcext:value-type="float">
            <text:p>27,808</text:p>
          </table:table-cell>
          <table:table-cell table:style-name="ce24" office:value-type="float" office:value="27956" calcext:value-type="float">
            <text:p>27,956</text:p>
          </table:table-cell>
          <table:table-cell table:style-name="ce24" office:value-type="float" office:value="27962" calcext:value-type="float">
            <text:p>27,962</text:p>
          </table:table-cell>
          <table:table-cell table:style-name="ce24" office:value-type="float" office:value="27314" calcext:value-type="float">
            <text:p>27,314</text:p>
          </table:table-cell>
          <table:table-cell table:style-name="ce24" office:value-type="float" office:value="27111" calcext:value-type="float">
            <text:p>27,111</text:p>
          </table:table-cell>
          <table:table-cell table:style-name="ce24" office:value-type="float" office:value="26743" calcext:value-type="float">
            <text:p>26,743</text:p>
          </table:table-cell>
          <table:table-cell table:style-name="ce24" office:value-type="float" office:value="26430" calcext:value-type="float">
            <text:p>26,430</text:p>
          </table:table-cell>
          <table:table-cell table:style-name="ce24" office:value-type="float" office:value="25983" calcext:value-type="float">
            <text:p>25,983</text:p>
          </table:table-cell>
          <table:table-cell table:style-name="ce24" office:value-type="float" office:value="26661" calcext:value-type="float">
            <text:p>26,661</text:p>
          </table:table-cell>
          <table:table-cell table:style-name="ce24" office:value-type="float" office:value="26571" calcext:value-type="float">
            <text:p>26,571</text:p>
          </table:table-cell>
          <table:table-cell table:style-name="ce24" office:value-type="float" office:value="26047" calcext:value-type="float">
            <text:p>26,047</text:p>
          </table:table-cell>
          <table:table-cell table:style-name="ce24" office:value-type="float" office:value="25659" calcext:value-type="float">
            <text:p>25,659</text:p>
          </table:table-cell>
          <table:table-cell table:style-name="ce24" office:value-type="float" office:value="24929" calcext:value-type="float">
            <text:p>24,929</text:p>
          </table:table-cell>
          <table:table-cell table:style-name="ce24" office:value-type="float" office:value="24797" calcext:value-type="float">
            <text:p>24,797</text:p>
          </table:table-cell>
          <table:table-cell table:style-name="ce24" office:value-type="float" office:value="25128" calcext:value-type="float">
            <text:p>25,128</text:p>
          </table:table-cell>
          <table:table-cell table:style-name="ce24" office:value-type="float" office:value="24028" calcext:value-type="float">
            <text:p>24,028</text:p>
          </table:table-cell>
          <table:table-cell table:style-name="ce24" office:value-type="float" office:value="23550" calcext:value-type="float">
            <text:p>23,550</text:p>
          </table:table-cell>
          <table:table-cell table:style-name="ce24" office:value-type="float" office:value="22382" calcext:value-type="float">
            <text:p>22,382</text:p>
          </table:table-cell>
          <table:table-cell table:style-name="ce24" office:value-type="float" office:value="23238" calcext:value-type="float">
            <text:p>23,238</text:p>
          </table:table-cell>
          <table:table-cell table:style-name="ce24" office:value-type="float" office:value="22330" calcext:value-type="float">
            <text:p>22,330</text:p>
          </table:table-cell>
          <table:table-cell table:style-name="ce24" office:value-type="float" office:value="22759" calcext:value-type="float">
            <text:p>22,759</text:p>
          </table:table-cell>
          <table:table-cell table:style-name="ce24" office:value-type="float" office:value="15179" calcext:value-type="float">
            <text:p>15,179</text:p>
          </table:table-cell>
          <table:table-cell table:style-name="ce24" office:value-type="float" office:value="14201" calcext:value-type="float">
            <text:p>14,201</text:p>
          </table:table-cell>
          <table:table-cell table:style-name="ce24" office:value-type="float" office:value="14836" calcext:value-type="float">
            <text:p>14,836</text:p>
          </table:table-cell>
          <table:table-cell table:style-name="ce24" office:value-type="float" office:value="14737" calcext:value-type="float">
            <text:p>14,737</text:p>
          </table:table-cell>
          <table:table-cell table:style-name="ce24" office:value-type="float" office:value="14969" calcext:value-type="float">
            <text:p>14,969</text:p>
          </table:table-cell>
          <table:table-cell table:style-name="ce24" office:value-type="float" office:value="14025" calcext:value-type="float">
            <text:p>14,025</text:p>
          </table:table-cell>
          <table:table-cell table:style-name="ce24" office:value-type="float" office:value="13102" calcext:value-type="float">
            <text:p>13,102</text:p>
          </table:table-cell>
          <table:table-cell table:style-name="ce24" office:value-type="float" office:value="11824" calcext:value-type="float">
            <text:p>11,824</text:p>
          </table:table-cell>
          <table:table-cell table:style-name="ce24" office:value-type="float" office:value="10641" calcext:value-type="float">
            <text:p>10,641</text:p>
          </table:table-cell>
          <table:table-cell table:style-name="ce24" office:value-type="float" office:value="9694" calcext:value-type="float">
            <text:p>9,694</text:p>
          </table:table-cell>
          <table:table-cell table:style-name="ce24" office:value-type="float" office:value="8540" calcext:value-type="float">
            <text:p>8,540</text:p>
          </table:table-cell>
          <table:table-cell table:style-name="ce24" office:value-type="float" office:value="7368" calcext:value-type="float">
            <text:p>7,368</text:p>
          </table:table-cell>
          <table:table-cell table:style-name="ce24" office:value-type="float" office:value="6158" calcext:value-type="float">
            <text:p>6,158</text:p>
          </table:table-cell>
          <table:table-cell table:style-name="ce24" office:value-type="float" office:value="5204" calcext:value-type="float">
            <text:p>5,204</text:p>
          </table:table-cell>
          <table:table-cell table:style-name="ce24" office:value-type="float" office:value="4359" calcext:value-type="float">
            <text:p>4,359</text:p>
          </table:table-cell>
          <table:table-cell table:style-name="ce24" office:value-type="float" office:value="3594" calcext:value-type="float">
            <text:p>3,594</text:p>
          </table:table-cell>
          <table:table-cell table:style-name="ce24" office:value-type="float" office:value="2888" calcext:value-type="float">
            <text:p>2,888</text:p>
          </table:table-cell>
          <table:table-cell table:style-name="ce24" office:value-type="float" office:value="2250" calcext:value-type="float">
            <text:p>2,250</text:p>
          </table:table-cell>
          <table:table-cell table:style-name="ce24" office:value-type="float" office:value="1664" calcext:value-type="float">
            <text:p>1,664</text:p>
          </table:table-cell>
          <table:table-cell table:style-name="ce24" office:value-type="float" office:value="1186" calcext:value-type="float">
            <text:p>1,186</text:p>
          </table:table-cell>
          <table:table-cell table:style-name="ce24" office:value-type="float" office:value="3154" calcext:value-type="float">
            <text:p>3,154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930"/>
        </table:table-row>
        <table:table-row table:style-name="ro3">
          <table:table-cell office:value-type="float" office:value="1990" calcext:value-type="float">
            <text:p>1990</text:p>
          </table:table-cell>
          <table:table-cell table:style-name="ce24" office:value-type="float" office:value="32541" calcext:value-type="float">
            <text:p>32,541</text:p>
          </table:table-cell>
          <table:table-cell table:style-name="ce24" office:value-type="float" office:value="32794" calcext:value-type="float">
            <text:p>32,794</text:p>
          </table:table-cell>
          <table:table-cell table:style-name="ce24" office:value-type="float" office:value="34184" calcext:value-type="float">
            <text:p>34,184</text:p>
          </table:table-cell>
          <table:table-cell table:style-name="ce24" office:value-type="float" office:value="33208" calcext:value-type="float">
            <text:p>33,208</text:p>
          </table:table-cell>
          <table:table-cell table:style-name="ce24" office:value-type="float" office:value="33647" calcext:value-type="float">
            <text:p>33,647</text:p>
          </table:table-cell>
          <table:table-cell table:style-name="ce24" office:value-type="float" office:value="32657" calcext:value-type="float">
            <text:p>32,657</text:p>
          </table:table-cell>
          <table:table-cell table:style-name="ce24" office:value-type="float" office:value="31822" calcext:value-type="float">
            <text:p>31,822</text:p>
          </table:table-cell>
          <table:table-cell table:style-name="ce24" office:value-type="float" office:value="32460" calcext:value-type="float">
            <text:p>32,460</text:p>
          </table:table-cell>
          <table:table-cell table:style-name="ce24" office:value-type="float" office:value="33045" calcext:value-type="float">
            <text:p>33,045</text:p>
          </table:table-cell>
          <table:table-cell table:style-name="ce24" office:value-type="float" office:value="34281" calcext:value-type="float">
            <text:p>34,281</text:p>
          </table:table-cell>
          <table:table-cell table:style-name="ce24" office:value-type="float" office:value="33296" calcext:value-type="float">
            <text:p>33,296</text:p>
          </table:table-cell>
          <table:table-cell table:style-name="ce24" office:value-type="float" office:value="32674" calcext:value-type="float">
            <text:p>32,674</text:p>
          </table:table-cell>
          <table:table-cell table:style-name="ce24" office:value-type="float" office:value="30169" calcext:value-type="float">
            <text:p>30,169</text:p>
          </table:table-cell>
          <table:table-cell table:style-name="ce24" office:value-type="float" office:value="30150" calcext:value-type="float">
            <text:p>30,150</text:p>
          </table:table-cell>
          <table:table-cell table:style-name="ce24" office:value-type="float" office:value="32373" calcext:value-type="float">
            <text:p>32,373</text:p>
          </table:table-cell>
          <table:table-cell table:style-name="ce24" office:value-type="float" office:value="32735" calcext:value-type="float">
            <text:p>32,735</text:p>
          </table:table-cell>
          <table:table-cell table:style-name="ce24" office:value-type="float" office:value="33515" calcext:value-type="float">
            <text:p>33,515</text:p>
          </table:table-cell>
          <table:table-cell table:style-name="ce24" office:value-type="float" office:value="35965" calcext:value-type="float">
            <text:p>35,965</text:p>
          </table:table-cell>
          <table:table-cell table:style-name="ce24" office:value-type="float" office:value="37910" calcext:value-type="float">
            <text:p>37,910</text:p>
          </table:table-cell>
          <table:table-cell table:style-name="ce24" office:value-type="float" office:value="40285" calcext:value-type="float">
            <text:p>40,285</text:p>
          </table:table-cell>
          <table:table-cell table:style-name="ce24" office:value-type="float" office:value="40299" calcext:value-type="float">
            <text:p>40,299</text:p>
          </table:table-cell>
          <table:table-cell table:style-name="ce24" office:value-type="float" office:value="41800" calcext:value-type="float">
            <text:p>41,800</text:p>
          </table:table-cell>
          <table:table-cell table:style-name="ce24" office:value-type="float" office:value="42132" calcext:value-type="float">
            <text:p>42,132</text:p>
          </table:table-cell>
          <table:table-cell table:style-name="ce24" office:value-type="float" office:value="42574" calcext:value-type="float">
            <text:p>42,574</text:p>
          </table:table-cell>
          <table:table-cell table:style-name="ce24" office:value-type="float" office:value="40901" calcext:value-type="float">
            <text:p>40,901</text:p>
          </table:table-cell>
          <table:table-cell table:style-name="ce24" office:value-type="float" office:value="42443" calcext:value-type="float">
            <text:p>42,443</text:p>
          </table:table-cell>
          <table:table-cell table:style-name="ce24" office:value-type="float" office:value="41565" calcext:value-type="float">
            <text:p>41,565</text:p>
          </table:table-cell>
          <table:table-cell table:style-name="ce24" office:value-type="float" office:value="40834" calcext:value-type="float">
            <text:p>40,834</text:p>
          </table:table-cell>
          <table:table-cell table:style-name="ce24" office:value-type="float" office:value="40731" calcext:value-type="float">
            <text:p>40,731</text:p>
          </table:table-cell>
          <table:table-cell table:style-name="ce24" office:value-type="float" office:value="40188" calcext:value-type="float">
            <text:p>40,188</text:p>
          </table:table-cell>
          <table:table-cell table:style-name="ce24" office:value-type="float" office:value="39530" calcext:value-type="float">
            <text:p>39,530</text:p>
          </table:table-cell>
          <table:table-cell table:style-name="ce24" office:value-type="float" office:value="38251" calcext:value-type="float">
            <text:p>38,251</text:p>
          </table:table-cell>
          <table:table-cell table:style-name="ce24" office:value-type="float" office:value="36828" calcext:value-type="float">
            <text:p>36,828</text:p>
          </table:table-cell>
          <table:table-cell table:style-name="ce24" office:value-type="float" office:value="35747" calcext:value-type="float">
            <text:p>35,747</text:p>
          </table:table-cell>
          <table:table-cell table:style-name="ce24" office:value-type="float" office:value="35653" calcext:value-type="float">
            <text:p>35,653</text:p>
          </table:table-cell>
          <table:table-cell table:style-name="ce24" office:value-type="float" office:value="33946" calcext:value-type="float">
            <text:p>33,946</text:p>
          </table:table-cell>
          <table:table-cell table:style-name="ce24" office:value-type="float" office:value="33815" calcext:value-type="float">
            <text:p>33,815</text:p>
          </table:table-cell>
          <table:table-cell table:style-name="ce24" office:value-type="float" office:value="33297" calcext:value-type="float">
            <text:p>33,297</text:p>
          </table:table-cell>
          <table:table-cell table:style-name="ce24" office:value-type="float" office:value="31866" calcext:value-type="float">
            <text:p>31,866</text:p>
          </table:table-cell>
          <table:table-cell table:style-name="ce24" office:value-type="float" office:value="33202" calcext:value-type="float">
            <text:p>33,202</text:p>
          </table:table-cell>
          <table:table-cell table:style-name="ce24" office:value-type="float" office:value="33596" calcext:value-type="float">
            <text:p>33,596</text:p>
          </table:table-cell>
          <table:table-cell table:style-name="ce24" office:value-type="float" office:value="34779" calcext:value-type="float">
            <text:p>34,779</text:p>
          </table:table-cell>
          <table:table-cell table:style-name="ce24" office:value-type="float" office:value="36338" calcext:value-type="float">
            <text:p>36,338</text:p>
          </table:table-cell>
          <table:table-cell table:style-name="ce24" office:value-type="float" office:value="39688" calcext:value-type="float">
            <text:p>39,688</text:p>
          </table:table-cell>
          <table:table-cell table:style-name="ce24" office:value-type="float" office:value="30835" calcext:value-type="float">
            <text:p>30,835</text:p>
          </table:table-cell>
          <table:table-cell table:style-name="ce24" office:value-type="float" office:value="29527" calcext:value-type="float">
            <text:p>29,527</text:p>
          </table:table-cell>
          <table:table-cell table:style-name="ce24" office:value-type="float" office:value="30681" calcext:value-type="float">
            <text:p>30,681</text:p>
          </table:table-cell>
          <table:table-cell table:style-name="ce24" office:value-type="float" office:value="29883" calcext:value-type="float">
            <text:p>29,883</text:p>
          </table:table-cell>
          <table:table-cell table:style-name="ce24" office:value-type="float" office:value="28083" calcext:value-type="float">
            <text:p>28,083</text:p>
          </table:table-cell>
          <table:table-cell table:style-name="ce24" office:value-type="float" office:value="26571" calcext:value-type="float">
            <text:p>26,571</text:p>
          </table:table-cell>
          <table:table-cell table:style-name="ce24" office:value-type="float" office:value="27713" calcext:value-type="float">
            <text:p>27,713</text:p>
          </table:table-cell>
          <table:table-cell table:style-name="ce24" office:value-type="float" office:value="27840" calcext:value-type="float">
            <text:p>27,840</text:p>
          </table:table-cell>
          <table:table-cell table:style-name="ce24" office:value-type="float" office:value="27839" calcext:value-type="float">
            <text:p>27,839</text:p>
          </table:table-cell>
          <table:table-cell table:style-name="ce24" office:value-type="float" office:value="27160" calcext:value-type="float">
            <text:p>27,160</text:p>
          </table:table-cell>
          <table:table-cell table:style-name="ce24" office:value-type="float" office:value="26960" calcext:value-type="float">
            <text:p>26,960</text:p>
          </table:table-cell>
          <table:table-cell table:style-name="ce24" office:value-type="float" office:value="26561" calcext:value-type="float">
            <text:p>26,561</text:p>
          </table:table-cell>
          <table:table-cell table:style-name="ce24" office:value-type="float" office:value="26213" calcext:value-type="float">
            <text:p>26,213</text:p>
          </table:table-cell>
          <table:table-cell table:style-name="ce24" office:value-type="float" office:value="25697" calcext:value-type="float">
            <text:p>25,697</text:p>
          </table:table-cell>
          <table:table-cell table:style-name="ce24" office:value-type="float" office:value="26397" calcext:value-type="float">
            <text:p>26,397</text:p>
          </table:table-cell>
          <table:table-cell table:style-name="ce24" office:value-type="float" office:value="26236" calcext:value-type="float">
            <text:p>26,236</text:p>
          </table:table-cell>
          <table:table-cell table:style-name="ce24" office:value-type="float" office:value="25651" calcext:value-type="float">
            <text:p>25,651</text:p>
          </table:table-cell>
          <table:table-cell table:style-name="ce24" office:value-type="float" office:value="25310" calcext:value-type="float">
            <text:p>25,310</text:p>
          </table:table-cell>
          <table:table-cell table:style-name="ce24" office:value-type="float" office:value="24452" calcext:value-type="float">
            <text:p>24,452</text:p>
          </table:table-cell>
          <table:table-cell table:style-name="ce24" office:value-type="float" office:value="24288" calcext:value-type="float">
            <text:p>24,288</text:p>
          </table:table-cell>
          <table:table-cell table:style-name="ce24" office:value-type="float" office:value="24595" calcext:value-type="float">
            <text:p>24,595</text:p>
          </table:table-cell>
          <table:table-cell table:style-name="ce24" office:value-type="float" office:value="23383" calcext:value-type="float">
            <text:p>23,383</text:p>
          </table:table-cell>
          <table:table-cell table:style-name="ce24" office:value-type="float" office:value="22863" calcext:value-type="float">
            <text:p>22,863</text:p>
          </table:table-cell>
          <table:table-cell table:style-name="ce24" office:value-type="float" office:value="21640" calcext:value-type="float">
            <text:p>21,640</text:p>
          </table:table-cell>
          <table:table-cell table:style-name="ce24" office:value-type="float" office:value="22406" calcext:value-type="float">
            <text:p>22,406</text:p>
          </table:table-cell>
          <table:table-cell table:style-name="ce24" office:value-type="float" office:value="21454" calcext:value-type="float">
            <text:p>21,454</text:p>
          </table:table-cell>
          <table:table-cell table:style-name="ce24" office:value-type="float" office:value="21710" calcext:value-type="float">
            <text:p>21,710</text:p>
          </table:table-cell>
          <table:table-cell table:style-name="ce24" office:value-type="float" office:value="14453" calcext:value-type="float">
            <text:p>14,453</text:p>
          </table:table-cell>
          <table:table-cell table:style-name="ce24" office:value-type="float" office:value="13434" calcext:value-type="float">
            <text:p>13,434</text:p>
          </table:table-cell>
          <table:table-cell table:style-name="ce24" office:value-type="float" office:value="13953" calcext:value-type="float">
            <text:p>13,953</text:p>
          </table:table-cell>
          <table:table-cell table:style-name="ce24" office:value-type="float" office:value="13785" calcext:value-type="float">
            <text:p>13,785</text:p>
          </table:table-cell>
          <table:table-cell table:style-name="ce24" office:value-type="float" office:value="13899" calcext:value-type="float">
            <text:p>13,899</text:p>
          </table:table-cell>
          <table:table-cell table:style-name="ce24" office:value-type="float" office:value="12907" calcext:value-type="float">
            <text:p>12,907</text:p>
          </table:table-cell>
          <table:table-cell table:style-name="ce24" office:value-type="float" office:value="11984" calcext:value-type="float">
            <text:p>11,984</text:p>
          </table:table-cell>
          <table:table-cell table:style-name="ce24" office:value-type="float" office:value="10711" calcext:value-type="float">
            <text:p>10,711</text:p>
          </table:table-cell>
          <table:table-cell table:style-name="ce24" office:value-type="float" office:value="9574" calcext:value-type="float">
            <text:p>9,574</text:p>
          </table:table-cell>
          <table:table-cell table:style-name="ce24" office:value-type="float" office:value="8660" calcext:value-type="float">
            <text:p>8,660</text:p>
          </table:table-cell>
          <table:table-cell table:style-name="ce24" office:value-type="float" office:value="7541" calcext:value-type="float">
            <text:p>7,541</text:p>
          </table:table-cell>
          <table:table-cell table:style-name="ce24" office:value-type="float" office:value="6409" calcext:value-type="float">
            <text:p>6,409</text:p>
          </table:table-cell>
          <table:table-cell table:style-name="ce24" office:value-type="float" office:value="5253" calcext:value-type="float">
            <text:p>5,253</text:p>
          </table:table-cell>
          <table:table-cell table:style-name="ce24" office:value-type="float" office:value="4425" calcext:value-type="float">
            <text:p>4,425</text:p>
          </table:table-cell>
          <table:table-cell table:style-name="ce24" office:value-type="float" office:value="3603" calcext:value-type="float">
            <text:p>3,603</text:p>
          </table:table-cell>
          <table:table-cell table:style-name="ce24" office:value-type="float" office:value="2979" calcext:value-type="float">
            <text:p>2,979</text:p>
          </table:table-cell>
          <table:table-cell table:style-name="ce24" office:value-type="float" office:value="2263" calcext:value-type="float">
            <text:p>2,263</text:p>
          </table:table-cell>
          <table:table-cell table:style-name="ce24" office:value-type="float" office:value="1821" calcext:value-type="float">
            <text:p>1,821</text:p>
          </table:table-cell>
          <table:table-cell table:style-name="ce24" office:value-type="float" office:value="1278" calcext:value-type="float">
            <text:p>1,278</text:p>
          </table:table-cell>
          <table:table-cell table:style-name="ce24" office:value-type="float" office:value="3271" calcext:value-type="float">
            <text:p>3,271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930"/>
        </table:table-row>
        <table:table-row table:style-name="ro3">
          <table:table-cell office:value-type="float" office:value="1991" calcext:value-type="float">
            <text:p>1991</text:p>
          </table:table-cell>
          <table:table-cell table:style-name="ce24" office:value-type="float" office:value="33658" calcext:value-type="float">
            <text:p>33,658</text:p>
          </table:table-cell>
          <table:table-cell table:style-name="ce24" office:value-type="float" office:value="32227" calcext:value-type="float">
            <text:p>32,227</text:p>
          </table:table-cell>
          <table:table-cell table:style-name="ce24" office:value-type="float" office:value="32676" calcext:value-type="float">
            <text:p>32,676</text:p>
          </table:table-cell>
          <table:table-cell table:style-name="ce24" office:value-type="float" office:value="34103" calcext:value-type="float">
            <text:p>34,103</text:p>
          </table:table-cell>
          <table:table-cell table:style-name="ce24" office:value-type="float" office:value="33143" calcext:value-type="float">
            <text:p>33,143</text:p>
          </table:table-cell>
          <table:table-cell table:style-name="ce24" office:value-type="float" office:value="33613" calcext:value-type="float">
            <text:p>33,613</text:p>
          </table:table-cell>
          <table:table-cell table:style-name="ce24" office:value-type="float" office:value="32643" calcext:value-type="float">
            <text:p>32,643</text:p>
          </table:table-cell>
          <table:table-cell table:style-name="ce24" office:value-type="float" office:value="31830" calcext:value-type="float">
            <text:p>31,830</text:p>
          </table:table-cell>
          <table:table-cell table:style-name="ce24" office:value-type="float" office:value="32459" calcext:value-type="float">
            <text:p>32,459</text:p>
          </table:table-cell>
          <table:table-cell table:style-name="ce24" office:value-type="float" office:value="33041" calcext:value-type="float">
            <text:p>33,041</text:p>
          </table:table-cell>
          <table:table-cell table:style-name="ce24" office:value-type="float" office:value="34304" calcext:value-type="float">
            <text:p>34,304</text:p>
          </table:table-cell>
          <table:table-cell table:style-name="ce24" office:value-type="float" office:value="33322" calcext:value-type="float">
            <text:p>33,322</text:p>
          </table:table-cell>
          <table:table-cell table:style-name="ce24" office:value-type="float" office:value="32668" calcext:value-type="float">
            <text:p>32,668</text:p>
          </table:table-cell>
          <table:table-cell table:style-name="ce24" office:value-type="float" office:value="30202" calcext:value-type="float">
            <text:p>30,202</text:p>
          </table:table-cell>
          <table:table-cell table:style-name="ce24" office:value-type="float" office:value="30173" calcext:value-type="float">
            <text:p>30,173</text:p>
          </table:table-cell>
          <table:table-cell table:style-name="ce24" office:value-type="float" office:value="32327" calcext:value-type="float">
            <text:p>32,327</text:p>
          </table:table-cell>
          <table:table-cell table:style-name="ce24" office:value-type="float" office:value="32486" calcext:value-type="float">
            <text:p>32,486</text:p>
          </table:table-cell>
          <table:table-cell table:style-name="ce24" office:value-type="float" office:value="33200" calcext:value-type="float">
            <text:p>33,200</text:p>
          </table:table-cell>
          <table:table-cell table:style-name="ce24" office:value-type="float" office:value="35570" calcext:value-type="float">
            <text:p>35,570</text:p>
          </table:table-cell>
          <table:table-cell table:style-name="ce24" office:value-type="float" office:value="37894" calcext:value-type="float">
            <text:p>37,894</text:p>
          </table:table-cell>
          <table:table-cell table:style-name="ce24" office:value-type="float" office:value="40461" calcext:value-type="float">
            <text:p>40,461</text:p>
          </table:table-cell>
          <table:table-cell table:style-name="ce24" office:value-type="float" office:value="40199" calcext:value-type="float">
            <text:p>40,199</text:p>
          </table:table-cell>
          <table:table-cell table:style-name="ce24" office:value-type="float" office:value="41367" calcext:value-type="float">
            <text:p>41,367</text:p>
          </table:table-cell>
          <table:table-cell table:style-name="ce24" office:value-type="float" office:value="41563" calcext:value-type="float">
            <text:p>41,563</text:p>
          </table:table-cell>
          <table:table-cell table:style-name="ce24" office:value-type="float" office:value="41959" calcext:value-type="float">
            <text:p>41,959</text:p>
          </table:table-cell>
          <table:table-cell table:style-name="ce24" office:value-type="float" office:value="40329" calcext:value-type="float">
            <text:p>40,329</text:p>
          </table:table-cell>
          <table:table-cell table:style-name="ce24" office:value-type="float" office:value="41802" calcext:value-type="float">
            <text:p>41,802</text:p>
          </table:table-cell>
          <table:table-cell table:style-name="ce24" office:value-type="float" office:value="41163" calcext:value-type="float">
            <text:p>41,163</text:p>
          </table:table-cell>
          <table:table-cell table:style-name="ce24" office:value-type="float" office:value="40471" calcext:value-type="float">
            <text:p>40,471</text:p>
          </table:table-cell>
          <table:table-cell table:style-name="ce24" office:value-type="float" office:value="40331" calcext:value-type="float">
            <text:p>40,331</text:p>
          </table:table-cell>
          <table:table-cell table:style-name="ce24" office:value-type="float" office:value="39901" calcext:value-type="float">
            <text:p>39,901</text:p>
          </table:table-cell>
          <table:table-cell table:style-name="ce24" office:value-type="float" office:value="39365" calcext:value-type="float">
            <text:p>39,365</text:p>
          </table:table-cell>
          <table:table-cell table:style-name="ce24" office:value-type="float" office:value="38077" calcext:value-type="float">
            <text:p>38,077</text:p>
          </table:table-cell>
          <table:table-cell table:style-name="ce24" office:value-type="float" office:value="36596" calcext:value-type="float">
            <text:p>36,596</text:p>
          </table:table-cell>
          <table:table-cell table:style-name="ce24" office:value-type="float" office:value="35652" calcext:value-type="float">
            <text:p>35,652</text:p>
          </table:table-cell>
          <table:table-cell table:style-name="ce24" office:value-type="float" office:value="35592" calcext:value-type="float">
            <text:p>35,592</text:p>
          </table:table-cell>
          <table:table-cell table:style-name="ce24" office:value-type="float" office:value="33801" calcext:value-type="float">
            <text:p>33,801</text:p>
          </table:table-cell>
          <table:table-cell table:style-name="ce24" office:value-type="float" office:value="33778" calcext:value-type="float">
            <text:p>33,778</text:p>
          </table:table-cell>
          <table:table-cell table:style-name="ce24" office:value-type="float" office:value="33201" calcext:value-type="float">
            <text:p>33,201</text:p>
          </table:table-cell>
          <table:table-cell table:style-name="ce24" office:value-type="float" office:value="31753" calcext:value-type="float">
            <text:p>31,753</text:p>
          </table:table-cell>
          <table:table-cell table:style-name="ce24" office:value-type="float" office:value="33156" calcext:value-type="float">
            <text:p>33,156</text:p>
          </table:table-cell>
          <table:table-cell table:style-name="ce24" office:value-type="float" office:value="33549" calcext:value-type="float">
            <text:p>33,549</text:p>
          </table:table-cell>
          <table:table-cell table:style-name="ce24" office:value-type="float" office:value="34710" calcext:value-type="float">
            <text:p>34,710</text:p>
          </table:table-cell>
          <table:table-cell table:style-name="ce24" office:value-type="float" office:value="36291" calcext:value-type="float">
            <text:p>36,291</text:p>
          </table:table-cell>
          <table:table-cell table:style-name="ce24" office:value-type="float" office:value="39652" calcext:value-type="float">
            <text:p>39,652</text:p>
          </table:table-cell>
          <table:table-cell table:style-name="ce24" office:value-type="float" office:value="30680" calcext:value-type="float">
            <text:p>30,680</text:p>
          </table:table-cell>
          <table:table-cell table:style-name="ce24" office:value-type="float" office:value="29464" calcext:value-type="float">
            <text:p>29,464</text:p>
          </table:table-cell>
          <table:table-cell table:style-name="ce24" office:value-type="float" office:value="30572" calcext:value-type="float">
            <text:p>30,572</text:p>
          </table:table-cell>
          <table:table-cell table:style-name="ce24" office:value-type="float" office:value="29755" calcext:value-type="float">
            <text:p>29,755</text:p>
          </table:table-cell>
          <table:table-cell table:style-name="ce24" office:value-type="float" office:value="27949" calcext:value-type="float">
            <text:p>27,949</text:p>
          </table:table-cell>
          <table:table-cell table:style-name="ce24" office:value-type="float" office:value="26423" calcext:value-type="float">
            <text:p>26,423</text:p>
          </table:table-cell>
          <table:table-cell table:style-name="ce24" office:value-type="float" office:value="27567" calcext:value-type="float">
            <text:p>27,567</text:p>
          </table:table-cell>
          <table:table-cell table:style-name="ce24" office:value-type="float" office:value="27694" calcext:value-type="float">
            <text:p>27,694</text:p>
          </table:table-cell>
          <table:table-cell table:style-name="ce24" office:value-type="float" office:value="27648" calcext:value-type="float">
            <text:p>27,648</text:p>
          </table:table-cell>
          <table:table-cell table:style-name="ce24" office:value-type="float" office:value="26976" calcext:value-type="float">
            <text:p>26,976</text:p>
          </table:table-cell>
          <table:table-cell table:style-name="ce24" office:value-type="float" office:value="26787" calcext:value-type="float">
            <text:p>26,787</text:p>
          </table:table-cell>
          <table:table-cell table:style-name="ce24" office:value-type="float" office:value="26308" calcext:value-type="float">
            <text:p>26,308</text:p>
          </table:table-cell>
          <table:table-cell table:style-name="ce24" office:value-type="float" office:value="25900" calcext:value-type="float">
            <text:p>25,900</text:p>
          </table:table-cell>
          <table:table-cell table:style-name="ce24" office:value-type="float" office:value="25450" calcext:value-type="float">
            <text:p>25,450</text:p>
          </table:table-cell>
          <table:table-cell table:style-name="ce24" office:value-type="float" office:value="26068" calcext:value-type="float">
            <text:p>26,068</text:p>
          </table:table-cell>
          <table:table-cell table:style-name="ce24" office:value-type="float" office:value="25890" calcext:value-type="float">
            <text:p>25,890</text:p>
          </table:table-cell>
          <table:table-cell table:style-name="ce24" office:value-type="float" office:value="25270" calcext:value-type="float">
            <text:p>25,270</text:p>
          </table:table-cell>
          <table:table-cell table:style-name="ce24" office:value-type="float" office:value="24900" calcext:value-type="float">
            <text:p>24,900</text:p>
          </table:table-cell>
          <table:table-cell table:style-name="ce24" office:value-type="float" office:value="23920" calcext:value-type="float">
            <text:p>23,920</text:p>
          </table:table-cell>
          <table:table-cell table:style-name="ce24" office:value-type="float" office:value="23761" calcext:value-type="float">
            <text:p>23,761</text:p>
          </table:table-cell>
          <table:table-cell table:style-name="ce24" office:value-type="float" office:value="23998" calcext:value-type="float">
            <text:p>23,998</text:p>
          </table:table-cell>
          <table:table-cell table:style-name="ce24" office:value-type="float" office:value="22727" calcext:value-type="float">
            <text:p>22,727</text:p>
          </table:table-cell>
          <table:table-cell table:style-name="ce24" office:value-type="float" office:value="22094" calcext:value-type="float">
            <text:p>22,094</text:p>
          </table:table-cell>
          <table:table-cell table:style-name="ce24" office:value-type="float" office:value="20907" calcext:value-type="float">
            <text:p>20,907</text:p>
          </table:table-cell>
          <table:table-cell table:style-name="ce24" office:value-type="float" office:value="21492" calcext:value-type="float">
            <text:p>21,492</text:p>
          </table:table-cell>
          <table:table-cell table:style-name="ce24" office:value-type="float" office:value="20567" calcext:value-type="float">
            <text:p>20,567</text:p>
          </table:table-cell>
          <table:table-cell table:style-name="ce24" office:value-type="float" office:value="20673" calcext:value-type="float">
            <text:p>20,673</text:p>
          </table:table-cell>
          <table:table-cell table:style-name="ce24" office:value-type="float" office:value="13693" calcext:value-type="float">
            <text:p>13,693</text:p>
          </table:table-cell>
          <table:table-cell table:style-name="ce24" office:value-type="float" office:value="12701" calcext:value-type="float">
            <text:p>12,701</text:p>
          </table:table-cell>
          <table:table-cell table:style-name="ce24" office:value-type="float" office:value="13068" calcext:value-type="float">
            <text:p>13,068</text:p>
          </table:table-cell>
          <table:table-cell table:style-name="ce24" office:value-type="float" office:value="12853" calcext:value-type="float">
            <text:p>12,853</text:p>
          </table:table-cell>
          <table:table-cell table:style-name="ce24" office:value-type="float" office:value="12944" calcext:value-type="float">
            <text:p>12,944</text:p>
          </table:table-cell>
          <table:table-cell table:style-name="ce24" office:value-type="float" office:value="11874" calcext:value-type="float">
            <text:p>11,874</text:p>
          </table:table-cell>
          <table:table-cell table:style-name="ce24" office:value-type="float" office:value="11002" calcext:value-type="float">
            <text:p>11,002</text:p>
          </table:table-cell>
          <table:table-cell table:style-name="ce24" office:value-type="float" office:value="9724" calcext:value-type="float">
            <text:p>9,724</text:p>
          </table:table-cell>
          <table:table-cell table:style-name="ce24" office:value-type="float" office:value="8590" calcext:value-type="float">
            <text:p>8,590</text:p>
          </table:table-cell>
          <table:table-cell table:style-name="ce24" office:value-type="float" office:value="7696" calcext:value-type="float">
            <text:p>7,696</text:p>
          </table:table-cell>
          <table:table-cell table:style-name="ce24" office:value-type="float" office:value="6601" calcext:value-type="float">
            <text:p>6,601</text:p>
          </table:table-cell>
          <table:table-cell table:style-name="ce24" office:value-type="float" office:value="5592" calcext:value-type="float">
            <text:p>5,592</text:p>
          </table:table-cell>
          <table:table-cell table:style-name="ce24" office:value-type="float" office:value="4496" calcext:value-type="float">
            <text:p>4,496</text:p>
          </table:table-cell>
          <table:table-cell table:style-name="ce24" office:value-type="float" office:value="3776" calcext:value-type="float">
            <text:p>3,776</text:p>
          </table:table-cell>
          <table:table-cell table:style-name="ce24" office:value-type="float" office:value="3046" calcext:value-type="float">
            <text:p>3,046</text:p>
          </table:table-cell>
          <table:table-cell table:style-name="ce24" office:value-type="float" office:value="2489" calcext:value-type="float">
            <text:p>2,489</text:p>
          </table:table-cell>
          <table:table-cell table:style-name="ce24" office:value-type="float" office:value="1853" calcext:value-type="float">
            <text:p>1,853</text:p>
          </table:table-cell>
          <table:table-cell table:style-name="ce24" office:value-type="float" office:value="1490" calcext:value-type="float">
            <text:p>1,490</text:p>
          </table:table-cell>
          <table:table-cell table:style-name="ce24" office:value-type="float" office:value="3329" calcext:value-type="float">
            <text:p>3,329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930"/>
        </table:table-row>
        <table:table-row table:style-name="ro3">
          <table:table-cell office:value-type="float" office:value="1992" calcext:value-type="float">
            <text:p>1992</text:p>
          </table:table-cell>
          <table:table-cell table:style-name="ce24" office:value-type="float" office:value="33922" calcext:value-type="float">
            <text:p>33,922</text:p>
          </table:table-cell>
          <table:table-cell table:style-name="ce24" office:value-type="float" office:value="33472" calcext:value-type="float">
            <text:p>33,472</text:p>
          </table:table-cell>
          <table:table-cell table:style-name="ce24" office:value-type="float" office:value="32198" calcext:value-type="float">
            <text:p>32,198</text:p>
          </table:table-cell>
          <table:table-cell table:style-name="ce24" office:value-type="float" office:value="32637" calcext:value-type="float">
            <text:p>32,637</text:p>
          </table:table-cell>
          <table:table-cell table:style-name="ce24" office:value-type="float" office:value="34030" calcext:value-type="float">
            <text:p>34,030</text:p>
          </table:table-cell>
          <table:table-cell table:style-name="ce24" office:value-type="float" office:value="33121" calcext:value-type="float">
            <text:p>33,121</text:p>
          </table:table-cell>
          <table:table-cell table:style-name="ce24" office:value-type="float" office:value="33544" calcext:value-type="float">
            <text:p>33,544</text:p>
          </table:table-cell>
          <table:table-cell table:style-name="ce24" office:value-type="float" office:value="32646" calcext:value-type="float">
            <text:p>32,646</text:p>
          </table:table-cell>
          <table:table-cell table:style-name="ce24" office:value-type="float" office:value="31824" calcext:value-type="float">
            <text:p>31,824</text:p>
          </table:table-cell>
          <table:table-cell table:style-name="ce24" office:value-type="float" office:value="32306" calcext:value-type="float">
            <text:p>32,306</text:p>
          </table:table-cell>
          <table:table-cell table:style-name="ce24" office:value-type="float" office:value="32900" calcext:value-type="float">
            <text:p>32,900</text:p>
          </table:table-cell>
          <table:table-cell table:style-name="ce24" office:value-type="float" office:value="34217" calcext:value-type="float">
            <text:p>34,217</text:p>
          </table:table-cell>
          <table:table-cell table:style-name="ce24" office:value-type="float" office:value="33237" calcext:value-type="float">
            <text:p>33,237</text:p>
          </table:table-cell>
          <table:table-cell table:style-name="ce24" office:value-type="float" office:value="32502" calcext:value-type="float">
            <text:p>32,502</text:p>
          </table:table-cell>
          <table:table-cell table:style-name="ce24" office:value-type="float" office:value="29960" calcext:value-type="float">
            <text:p>29,960</text:p>
          </table:table-cell>
          <table:table-cell table:style-name="ce24" office:value-type="float" office:value="29897" calcext:value-type="float">
            <text:p>29,897</text:p>
          </table:table-cell>
          <table:table-cell table:style-name="ce24" office:value-type="float" office:value="31944" calcext:value-type="float">
            <text:p>31,944</text:p>
          </table:table-cell>
          <table:table-cell table:style-name="ce24" office:value-type="float" office:value="32164" calcext:value-type="float">
            <text:p>32,164</text:p>
          </table:table-cell>
          <table:table-cell table:style-name="ce24" office:value-type="float" office:value="32837" calcext:value-type="float">
            <text:p>32,837</text:p>
          </table:table-cell>
          <table:table-cell table:style-name="ce24" office:value-type="float" office:value="36129" calcext:value-type="float">
            <text:p>36,129</text:p>
          </table:table-cell>
          <table:table-cell table:style-name="ce24" office:value-type="float" office:value="38134" calcext:value-type="float">
            <text:p>38,134</text:p>
          </table:table-cell>
          <table:table-cell table:style-name="ce24" office:value-type="float" office:value="40289" calcext:value-type="float">
            <text:p>40,289</text:p>
          </table:table-cell>
          <table:table-cell table:style-name="ce24" office:value-type="float" office:value="39703" calcext:value-type="float">
            <text:p>39,703</text:p>
          </table:table-cell>
          <table:table-cell table:style-name="ce24" office:value-type="float" office:value="40597" calcext:value-type="float">
            <text:p>40,597</text:p>
          </table:table-cell>
          <table:table-cell table:style-name="ce24" office:value-type="float" office:value="40788" calcext:value-type="float">
            <text:p>40,788</text:p>
          </table:table-cell>
          <table:table-cell table:style-name="ce24" office:value-type="float" office:value="41448" calcext:value-type="float">
            <text:p>41,448</text:p>
          </table:table-cell>
          <table:table-cell table:style-name="ce24" office:value-type="float" office:value="39856" calcext:value-type="float">
            <text:p>39,856</text:p>
          </table:table-cell>
          <table:table-cell table:style-name="ce24" office:value-type="float" office:value="41495" calcext:value-type="float">
            <text:p>41,495</text:p>
          </table:table-cell>
          <table:table-cell table:style-name="ce24" office:value-type="float" office:value="40917" calcext:value-type="float">
            <text:p>40,917</text:p>
          </table:table-cell>
          <table:table-cell table:style-name="ce24" office:value-type="float" office:value="40120" calcext:value-type="float">
            <text:p>40,120</text:p>
          </table:table-cell>
          <table:table-cell table:style-name="ce24" office:value-type="float" office:value="40049" calcext:value-type="float">
            <text:p>40,049</text:p>
          </table:table-cell>
          <table:table-cell table:style-name="ce24" office:value-type="float" office:value="39672" calcext:value-type="float">
            <text:p>39,672</text:p>
          </table:table-cell>
          <table:table-cell table:style-name="ce24" office:value-type="float" office:value="39076" calcext:value-type="float">
            <text:p>39,076</text:p>
          </table:table-cell>
          <table:table-cell table:style-name="ce24" office:value-type="float" office:value="37902" calcext:value-type="float">
            <text:p>37,902</text:p>
          </table:table-cell>
          <table:table-cell table:style-name="ce24" office:value-type="float" office:value="36470" calcext:value-type="float">
            <text:p>36,470</text:p>
          </table:table-cell>
          <table:table-cell table:style-name="ce24" office:value-type="float" office:value="35635" calcext:value-type="float">
            <text:p>35,635</text:p>
          </table:table-cell>
          <table:table-cell table:style-name="ce24" office:value-type="float" office:value="35516" calcext:value-type="float">
            <text:p>35,516</text:p>
          </table:table-cell>
          <table:table-cell table:style-name="ce24" office:value-type="float" office:value="33756" calcext:value-type="float">
            <text:p>33,756</text:p>
          </table:table-cell>
          <table:table-cell table:style-name="ce24" office:value-type="float" office:value="33774" calcext:value-type="float">
            <text:p>33,774</text:p>
          </table:table-cell>
          <table:table-cell table:style-name="ce24" office:value-type="float" office:value="33204" calcext:value-type="float">
            <text:p>33,204</text:p>
          </table:table-cell>
          <table:table-cell table:style-name="ce24" office:value-type="float" office:value="31819" calcext:value-type="float">
            <text:p>31,819</text:p>
          </table:table-cell>
          <table:table-cell table:style-name="ce24" office:value-type="float" office:value="33128" calcext:value-type="float">
            <text:p>33,128</text:p>
          </table:table-cell>
          <table:table-cell table:style-name="ce24" office:value-type="float" office:value="33543" calcext:value-type="float">
            <text:p>33,543</text:p>
          </table:table-cell>
          <table:table-cell table:style-name="ce24" office:value-type="float" office:value="34740" calcext:value-type="float">
            <text:p>34,740</text:p>
          </table:table-cell>
          <table:table-cell table:style-name="ce24" office:value-type="float" office:value="36280" calcext:value-type="float">
            <text:p>36,280</text:p>
          </table:table-cell>
          <table:table-cell table:style-name="ce24" office:value-type="float" office:value="39522" calcext:value-type="float">
            <text:p>39,522</text:p>
          </table:table-cell>
          <table:table-cell table:style-name="ce24" office:value-type="float" office:value="30645" calcext:value-type="float">
            <text:p>30,645</text:p>
          </table:table-cell>
          <table:table-cell table:style-name="ce24" office:value-type="float" office:value="29401" calcext:value-type="float">
            <text:p>29,401</text:p>
          </table:table-cell>
          <table:table-cell table:style-name="ce24" office:value-type="float" office:value="30440" calcext:value-type="float">
            <text:p>30,440</text:p>
          </table:table-cell>
          <table:table-cell table:style-name="ce24" office:value-type="float" office:value="29679" calcext:value-type="float">
            <text:p>29,679</text:p>
          </table:table-cell>
          <table:table-cell table:style-name="ce24" office:value-type="float" office:value="27825" calcext:value-type="float">
            <text:p>27,825</text:p>
          </table:table-cell>
          <table:table-cell table:style-name="ce24" office:value-type="float" office:value="26350" calcext:value-type="float">
            <text:p>26,350</text:p>
          </table:table-cell>
          <table:table-cell table:style-name="ce24" office:value-type="float" office:value="27444" calcext:value-type="float">
            <text:p>27,444</text:p>
          </table:table-cell>
          <table:table-cell table:style-name="ce24" office:value-type="float" office:value="27549" calcext:value-type="float">
            <text:p>27,549</text:p>
          </table:table-cell>
          <table:table-cell table:style-name="ce24" office:value-type="float" office:value="27517" calcext:value-type="float">
            <text:p>27,517</text:p>
          </table:table-cell>
          <table:table-cell table:style-name="ce24" office:value-type="float" office:value="26789" calcext:value-type="float">
            <text:p>26,789</text:p>
          </table:table-cell>
          <table:table-cell table:style-name="ce24" office:value-type="float" office:value="26579" calcext:value-type="float">
            <text:p>26,579</text:p>
          </table:table-cell>
          <table:table-cell table:style-name="ce24" office:value-type="float" office:value="26064" calcext:value-type="float">
            <text:p>26,064</text:p>
          </table:table-cell>
          <table:table-cell table:style-name="ce24" office:value-type="float" office:value="25654" calcext:value-type="float">
            <text:p>25,654</text:p>
          </table:table-cell>
          <table:table-cell table:style-name="ce24" office:value-type="float" office:value="25129" calcext:value-type="float">
            <text:p>25,129</text:p>
          </table:table-cell>
          <table:table-cell table:style-name="ce24" office:value-type="float" office:value="25721" calcext:value-type="float">
            <text:p>25,721</text:p>
          </table:table-cell>
          <table:table-cell table:style-name="ce24" office:value-type="float" office:value="25459" calcext:value-type="float">
            <text:p>25,459</text:p>
          </table:table-cell>
          <table:table-cell table:style-name="ce24" office:value-type="float" office:value="24803" calcext:value-type="float">
            <text:p>24,803</text:p>
          </table:table-cell>
          <table:table-cell table:style-name="ce24" office:value-type="float" office:value="24383" calcext:value-type="float">
            <text:p>24,383</text:p>
          </table:table-cell>
          <table:table-cell table:style-name="ce24" office:value-type="float" office:value="23366" calcext:value-type="float">
            <text:p>23,366</text:p>
          </table:table-cell>
          <table:table-cell table:style-name="ce24" office:value-type="float" office:value="23129" calcext:value-type="float">
            <text:p>23,129</text:p>
          </table:table-cell>
          <table:table-cell table:style-name="ce24" office:value-type="float" office:value="23302" calcext:value-type="float">
            <text:p>23,302</text:p>
          </table:table-cell>
          <table:table-cell table:style-name="ce24" office:value-type="float" office:value="21959" calcext:value-type="float">
            <text:p>21,959</text:p>
          </table:table-cell>
          <table:table-cell table:style-name="ce24" office:value-type="float" office:value="21287" calcext:value-type="float">
            <text:p>21,287</text:p>
          </table:table-cell>
          <table:table-cell table:style-name="ce24" office:value-type="float" office:value="20044" calcext:value-type="float">
            <text:p>20,044</text:p>
          </table:table-cell>
          <table:table-cell table:style-name="ce24" office:value-type="float" office:value="20520" calcext:value-type="float">
            <text:p>20,520</text:p>
          </table:table-cell>
          <table:table-cell table:style-name="ce24" office:value-type="float" office:value="19601" calcext:value-type="float">
            <text:p>19,601</text:p>
          </table:table-cell>
          <table:table-cell table:style-name="ce24" office:value-type="float" office:value="19606" calcext:value-type="float">
            <text:p>19,606</text:p>
          </table:table-cell>
          <table:table-cell table:style-name="ce24" office:value-type="float" office:value="12913" calcext:value-type="float">
            <text:p>12,913</text:p>
          </table:table-cell>
          <table:table-cell table:style-name="ce24" office:value-type="float" office:value="11955" calcext:value-type="float">
            <text:p>11,955</text:p>
          </table:table-cell>
          <table:table-cell table:style-name="ce24" office:value-type="float" office:value="12099" calcext:value-type="float">
            <text:p>12,099</text:p>
          </table:table-cell>
          <table:table-cell table:style-name="ce24" office:value-type="float" office:value="11929" calcext:value-type="float">
            <text:p>11,929</text:p>
          </table:table-cell>
          <table:table-cell table:style-name="ce24" office:value-type="float" office:value="11955" calcext:value-type="float">
            <text:p>11,955</text:p>
          </table:table-cell>
          <table:table-cell table:style-name="ce24" office:value-type="float" office:value="10870" calcext:value-type="float">
            <text:p>10,870</text:p>
          </table:table-cell>
          <table:table-cell table:style-name="ce24" office:value-type="float" office:value="9981" calcext:value-type="float">
            <text:p>9,981</text:p>
          </table:table-cell>
          <table:table-cell table:style-name="ce24" office:value-type="float" office:value="8729" calcext:value-type="float">
            <text:p>8,729</text:p>
          </table:table-cell>
          <table:table-cell table:style-name="ce24" office:value-type="float" office:value="7667" calcext:value-type="float">
            <text:p>7,667</text:p>
          </table:table-cell>
          <table:table-cell table:style-name="ce24" office:value-type="float" office:value="6785" calcext:value-type="float">
            <text:p>6,785</text:p>
          </table:table-cell>
          <table:table-cell table:style-name="ce24" office:value-type="float" office:value="5687" calcext:value-type="float">
            <text:p>5,687</text:p>
          </table:table-cell>
          <table:table-cell table:style-name="ce24" office:value-type="float" office:value="4801" calcext:value-type="float">
            <text:p>4,801</text:p>
          </table:table-cell>
          <table:table-cell table:style-name="ce24" office:value-type="float" office:value="3808" calcext:value-type="float">
            <text:p>3,808</text:p>
          </table:table-cell>
          <table:table-cell table:style-name="ce24" office:value-type="float" office:value="3166" calcext:value-type="float">
            <text:p>3,166</text:p>
          </table:table-cell>
          <table:table-cell table:style-name="ce24" office:value-type="float" office:value="2518" calcext:value-type="float">
            <text:p>2,518</text:p>
          </table:table-cell>
          <table:table-cell table:style-name="ce24" office:value-type="float" office:value="2026" calcext:value-type="float">
            <text:p>2,026</text:p>
          </table:table-cell>
          <table:table-cell table:style-name="ce24" office:value-type="float" office:value="1514" calcext:value-type="float">
            <text:p>1,514</text:p>
          </table:table-cell>
          <table:table-cell table:style-name="ce24" office:value-type="float" office:value="3704" calcext:value-type="float">
            <text:p>3,704</text:p>
          </table:table-cell>
          <table:table-cell table:style-name="ce29"/>
          <table:table-cell table:style-name="ce29" office:value-type="float" office:value="1992" calcext:value-type="float">
            <text:p>1992</text:p>
          </table:table-cell>
          <table:table-cell table:style-name="ce29" table:number-columns-repeated="3"/>
          <table:table-cell table:number-columns-repeated="927"/>
        </table:table-row>
        <table:table-row table:style-name="ro3">
          <table:table-cell office:value-type="float" office:value="1993" calcext:value-type="float">
            <text:p>1993</text:p>
          </table:table-cell>
          <table:table-cell table:style-name="ce24" office:value-type="float" office:value="32624" calcext:value-type="float">
            <text:p>32,624</text:p>
          </table:table-cell>
          <table:table-cell table:style-name="ce24" office:value-type="float" office:value="33843" calcext:value-type="float">
            <text:p>33,843</text:p>
          </table:table-cell>
          <table:table-cell table:style-name="ce24" office:value-type="float" office:value="33430" calcext:value-type="float">
            <text:p>33,430</text:p>
          </table:table-cell>
          <table:table-cell table:style-name="ce24" office:value-type="float" office:value="32291" calcext:value-type="float">
            <text:p>32,291</text:p>
          </table:table-cell>
          <table:table-cell table:style-name="ce24" office:value-type="float" office:value="32654" calcext:value-type="float">
            <text:p>32,654</text:p>
          </table:table-cell>
          <table:table-cell table:style-name="ce24" office:value-type="float" office:value="34040" calcext:value-type="float">
            <text:p>34,040</text:p>
          </table:table-cell>
          <table:table-cell table:style-name="ce24" office:value-type="float" office:value="33170" calcext:value-type="float">
            <text:p>33,170</text:p>
          </table:table-cell>
          <table:table-cell table:style-name="ce24" office:value-type="float" office:value="33582" calcext:value-type="float">
            <text:p>33,582</text:p>
          </table:table-cell>
          <table:table-cell table:style-name="ce24" office:value-type="float" office:value="32747" calcext:value-type="float">
            <text:p>32,747</text:p>
          </table:table-cell>
          <table:table-cell table:style-name="ce24" office:value-type="float" office:value="31830" calcext:value-type="float">
            <text:p>31,830</text:p>
          </table:table-cell>
          <table:table-cell table:style-name="ce24" office:value-type="float" office:value="32190" calcext:value-type="float">
            <text:p>32,190</text:p>
          </table:table-cell>
          <table:table-cell table:style-name="ce24" office:value-type="float" office:value="32809" calcext:value-type="float">
            <text:p>32,809</text:p>
          </table:table-cell>
          <table:table-cell table:style-name="ce24" office:value-type="float" office:value="34152" calcext:value-type="float">
            <text:p>34,152</text:p>
          </table:table-cell>
          <table:table-cell table:style-name="ce24" office:value-type="float" office:value="33181" calcext:value-type="float">
            <text:p>33,181</text:p>
          </table:table-cell>
          <table:table-cell table:style-name="ce24" office:value-type="float" office:value="32352" calcext:value-type="float">
            <text:p>32,352</text:p>
          </table:table-cell>
          <table:table-cell table:style-name="ce24" office:value-type="float" office:value="29746" calcext:value-type="float">
            <text:p>29,746</text:p>
          </table:table-cell>
          <table:table-cell table:style-name="ce24" office:value-type="float" office:value="29604" calcext:value-type="float">
            <text:p>29,604</text:p>
          </table:table-cell>
          <table:table-cell table:style-name="ce24" office:value-type="float" office:value="31600" calcext:value-type="float">
            <text:p>31,600</text:p>
          </table:table-cell>
          <table:table-cell table:style-name="ce24" office:value-type="float" office:value="31772" calcext:value-type="float">
            <text:p>31,772</text:p>
          </table:table-cell>
          <table:table-cell table:style-name="ce24" office:value-type="float" office:value="33546" calcext:value-type="float">
            <text:p>33,546</text:p>
          </table:table-cell>
          <table:table-cell table:style-name="ce24" office:value-type="float" office:value="36328" calcext:value-type="float">
            <text:p>36,328</text:p>
          </table:table-cell>
          <table:table-cell table:style-name="ce24" office:value-type="float" office:value="38106" calcext:value-type="float">
            <text:p>38,106</text:p>
          </table:table-cell>
          <table:table-cell table:style-name="ce24" office:value-type="float" office:value="39963" calcext:value-type="float">
            <text:p>39,963</text:p>
          </table:table-cell>
          <table:table-cell table:style-name="ce24" office:value-type="float" office:value="39220" calcext:value-type="float">
            <text:p>39,220</text:p>
          </table:table-cell>
          <table:table-cell table:style-name="ce24" office:value-type="float" office:value="40034" calcext:value-type="float">
            <text:p>40,034</text:p>
          </table:table-cell>
          <table:table-cell table:style-name="ce24" office:value-type="float" office:value="40357" calcext:value-type="float">
            <text:p>40,357</text:p>
          </table:table-cell>
          <table:table-cell table:style-name="ce24" office:value-type="float" office:value="41145" calcext:value-type="float">
            <text:p>41,145</text:p>
          </table:table-cell>
          <table:table-cell table:style-name="ce24" office:value-type="float" office:value="39641" calcext:value-type="float">
            <text:p>39,641</text:p>
          </table:table-cell>
          <table:table-cell table:style-name="ce24" office:value-type="float" office:value="41283" calcext:value-type="float">
            <text:p>41,283</text:p>
          </table:table-cell>
          <table:table-cell table:style-name="ce24" office:value-type="float" office:value="40678" calcext:value-type="float">
            <text:p>40,678</text:p>
          </table:table-cell>
          <table:table-cell table:style-name="ce24" office:value-type="float" office:value="40002" calcext:value-type="float">
            <text:p>40,002</text:p>
          </table:table-cell>
          <table:table-cell table:style-name="ce24" office:value-type="float" office:value="40024" calcext:value-type="float">
            <text:p>40,024</text:p>
          </table:table-cell>
          <table:table-cell table:style-name="ce24" office:value-type="float" office:value="39590" calcext:value-type="float">
            <text:p>39,590</text:p>
          </table:table-cell>
          <table:table-cell table:style-name="ce24" office:value-type="float" office:value="38984" calcext:value-type="float">
            <text:p>38,984</text:p>
          </table:table-cell>
          <table:table-cell table:style-name="ce24" office:value-type="float" office:value="37871" calcext:value-type="float">
            <text:p>37,871</text:p>
          </table:table-cell>
          <table:table-cell table:style-name="ce24" office:value-type="float" office:value="36509" calcext:value-type="float">
            <text:p>36,509</text:p>
          </table:table-cell>
          <table:table-cell table:style-name="ce24" office:value-type="float" office:value="35689" calcext:value-type="float">
            <text:p>35,689</text:p>
          </table:table-cell>
          <table:table-cell table:style-name="ce24" office:value-type="float" office:value="35481" calcext:value-type="float">
            <text:p>35,481</text:p>
          </table:table-cell>
          <table:table-cell table:style-name="ce24" office:value-type="float" office:value="33791" calcext:value-type="float">
            <text:p>33,791</text:p>
          </table:table-cell>
          <table:table-cell table:style-name="ce24" office:value-type="float" office:value="33846" calcext:value-type="float">
            <text:p>33,846</text:p>
          </table:table-cell>
          <table:table-cell table:style-name="ce24" office:value-type="float" office:value="33275" calcext:value-type="float">
            <text:p>33,275</text:p>
          </table:table-cell>
          <table:table-cell table:style-name="ce24" office:value-type="float" office:value="31867" calcext:value-type="float">
            <text:p>31,867</text:p>
          </table:table-cell>
          <table:table-cell table:style-name="ce24" office:value-type="float" office:value="33143" calcext:value-type="float">
            <text:p>33,143</text:p>
          </table:table-cell>
          <table:table-cell table:style-name="ce24" office:value-type="float" office:value="33599" calcext:value-type="float">
            <text:p>33,599</text:p>
          </table:table-cell>
          <table:table-cell table:style-name="ce24" office:value-type="float" office:value="34743" calcext:value-type="float">
            <text:p>34,743</text:p>
          </table:table-cell>
          <table:table-cell table:style-name="ce24" office:value-type="float" office:value="36238" calcext:value-type="float">
            <text:p>36,238</text:p>
          </table:table-cell>
          <table:table-cell table:style-name="ce24" office:value-type="float" office:value="39509" calcext:value-type="float">
            <text:p>39,509</text:p>
          </table:table-cell>
          <table:table-cell table:style-name="ce24" office:value-type="float" office:value="30630" calcext:value-type="float">
            <text:p>30,630</text:p>
          </table:table-cell>
          <table:table-cell table:style-name="ce24" office:value-type="float" office:value="29328" calcext:value-type="float">
            <text:p>29,328</text:p>
          </table:table-cell>
          <table:table-cell table:style-name="ce24" office:value-type="float" office:value="30419" calcext:value-type="float">
            <text:p>30,419</text:p>
          </table:table-cell>
          <table:table-cell table:style-name="ce24" office:value-type="float" office:value="29593" calcext:value-type="float">
            <text:p>29,593</text:p>
          </table:table-cell>
          <table:table-cell table:style-name="ce24" office:value-type="float" office:value="27734" calcext:value-type="float">
            <text:p>27,734</text:p>
          </table:table-cell>
          <table:table-cell table:style-name="ce24" office:value-type="float" office:value="26264" calcext:value-type="float">
            <text:p>26,264</text:p>
          </table:table-cell>
          <table:table-cell table:style-name="ce24" office:value-type="float" office:value="27334" calcext:value-type="float">
            <text:p>27,334</text:p>
          </table:table-cell>
          <table:table-cell table:style-name="ce24" office:value-type="float" office:value="27413" calcext:value-type="float">
            <text:p>27,413</text:p>
          </table:table-cell>
          <table:table-cell table:style-name="ce24" office:value-type="float" office:value="27372" calcext:value-type="float">
            <text:p>27,372</text:p>
          </table:table-cell>
          <table:table-cell table:style-name="ce24" office:value-type="float" office:value="26609" calcext:value-type="float">
            <text:p>26,609</text:p>
          </table:table-cell>
          <table:table-cell table:style-name="ce24" office:value-type="float" office:value="26363" calcext:value-type="float">
            <text:p>26,363</text:p>
          </table:table-cell>
          <table:table-cell table:style-name="ce24" office:value-type="float" office:value="25776" calcext:value-type="float">
            <text:p>25,776</text:p>
          </table:table-cell>
          <table:table-cell table:style-name="ce24" office:value-type="float" office:value="25348" calcext:value-type="float">
            <text:p>25,348</text:p>
          </table:table-cell>
          <table:table-cell table:style-name="ce24" office:value-type="float" office:value="24780" calcext:value-type="float">
            <text:p>24,780</text:p>
          </table:table-cell>
          <table:table-cell table:style-name="ce24" office:value-type="float" office:value="25318" calcext:value-type="float">
            <text:p>25,318</text:p>
          </table:table-cell>
          <table:table-cell table:style-name="ce24" office:value-type="float" office:value="24998" calcext:value-type="float">
            <text:p>24,998</text:p>
          </table:table-cell>
          <table:table-cell table:style-name="ce24" office:value-type="float" office:value="24264" calcext:value-type="float">
            <text:p>24,264</text:p>
          </table:table-cell>
          <table:table-cell table:style-name="ce24" office:value-type="float" office:value="23800" calcext:value-type="float">
            <text:p>23,800</text:p>
          </table:table-cell>
          <table:table-cell table:style-name="ce24" office:value-type="float" office:value="22777" calcext:value-type="float">
            <text:p>22,777</text:p>
          </table:table-cell>
          <table:table-cell table:style-name="ce24" office:value-type="float" office:value="22463" calcext:value-type="float">
            <text:p>22,463</text:p>
          </table:table-cell>
          <table:table-cell table:style-name="ce24" office:value-type="float" office:value="22520" calcext:value-type="float">
            <text:p>22,520</text:p>
          </table:table-cell>
          <table:table-cell table:style-name="ce24" office:value-type="float" office:value="21152" calcext:value-type="float">
            <text:p>21,152</text:p>
          </table:table-cell>
          <table:table-cell table:style-name="ce24" office:value-type="float" office:value="20445" calcext:value-type="float">
            <text:p>20,445</text:p>
          </table:table-cell>
          <table:table-cell table:style-name="ce24" office:value-type="float" office:value="19142" calcext:value-type="float">
            <text:p>19,142</text:p>
          </table:table-cell>
          <table:table-cell table:style-name="ce24" office:value-type="float" office:value="19559" calcext:value-type="float">
            <text:p>19,559</text:p>
          </table:table-cell>
          <table:table-cell table:style-name="ce24" office:value-type="float" office:value="18653" calcext:value-type="float">
            <text:p>18,653</text:p>
          </table:table-cell>
          <table:table-cell table:style-name="ce24" office:value-type="float" office:value="18495" calcext:value-type="float">
            <text:p>18,495</text:p>
          </table:table-cell>
          <table:table-cell table:style-name="ce24" office:value-type="float" office:value="12096" calcext:value-type="float">
            <text:p>12,096</text:p>
          </table:table-cell>
          <table:table-cell table:style-name="ce24" office:value-type="float" office:value="11061" calcext:value-type="float">
            <text:p>11,061</text:p>
          </table:table-cell>
          <table:table-cell table:style-name="ce24" office:value-type="float" office:value="11157" calcext:value-type="float">
            <text:p>11,157</text:p>
          </table:table-cell>
          <table:table-cell table:style-name="ce24" office:value-type="float" office:value="10969" calcext:value-type="float">
            <text:p>10,969</text:p>
          </table:table-cell>
          <table:table-cell table:style-name="ce24" office:value-type="float" office:value="10890" calcext:value-type="float">
            <text:p>10,890</text:p>
          </table:table-cell>
          <table:table-cell table:style-name="ce24" office:value-type="float" office:value="9848" calcext:value-type="float">
            <text:p>9,848</text:p>
          </table:table-cell>
          <table:table-cell table:style-name="ce24" office:value-type="float" office:value="8984" calcext:value-type="float">
            <text:p>8,984</text:p>
          </table:table-cell>
          <table:table-cell table:style-name="ce24" office:value-type="float" office:value="7755" calcext:value-type="float">
            <text:p>7,755</text:p>
          </table:table-cell>
          <table:table-cell table:style-name="ce24" office:value-type="float" office:value="6746" calcext:value-type="float">
            <text:p>6,746</text:p>
          </table:table-cell>
          <table:table-cell table:style-name="ce24" office:value-type="float" office:value="5934" calcext:value-type="float">
            <text:p>5,934</text:p>
          </table:table-cell>
          <table:table-cell table:style-name="ce24" office:value-type="float" office:value="4920" calcext:value-type="float">
            <text:p>4,920</text:p>
          </table:table-cell>
          <table:table-cell table:style-name="ce24" office:value-type="float" office:value="4070" calcext:value-type="float">
            <text:p>4,070</text:p>
          </table:table-cell>
          <table:table-cell table:style-name="ce24" office:value-type="float" office:value="3186" calcext:value-type="float">
            <text:p>3,186</text:p>
          </table:table-cell>
          <table:table-cell table:style-name="ce24" office:value-type="float" office:value="2603" calcext:value-type="float">
            <text:p>2,603</text:p>
          </table:table-cell>
          <table:table-cell table:style-name="ce24" office:value-type="float" office:value="2028" calcext:value-type="float">
            <text:p>2,028</text:p>
          </table:table-cell>
          <table:table-cell table:style-name="ce24" office:value-type="float" office:value="1608" calcext:value-type="float">
            <text:p>1,608</text:p>
          </table:table-cell>
          <table:table-cell table:style-name="ce24" office:value-type="float" office:value="3936" calcext:value-type="float">
            <text:p>3,936</text:p>
          </table:table-cell>
          <table:table-cell table:style-name="ce29"/>
          <table:table-cell table:style-name="ce29" office:value-type="float" office:value="1993" calcext:value-type="float">
            <text:p>1993</text:p>
          </table:table-cell>
          <table:table-cell table:style-name="ce29" table:number-columns-repeated="3"/>
          <table:table-cell table:number-columns-repeated="927"/>
        </table:table-row>
        <table:table-row table:style-name="ro3">
          <table:table-cell office:value-type="float" office:value="1994" calcext:value-type="float">
            <text:p>1994</text:p>
          </table:table-cell>
          <table:table-cell table:style-name="ce24" office:value-type="float" office:value="32108" calcext:value-type="float">
            <text:p>32,108</text:p>
          </table:table-cell>
          <table:table-cell table:style-name="ce24" office:value-type="float" office:value="32605" calcext:value-type="float">
            <text:p>32,605</text:p>
          </table:table-cell>
          <table:table-cell table:style-name="ce24" office:value-type="float" office:value="33837" calcext:value-type="float">
            <text:p>33,837</text:p>
          </table:table-cell>
          <table:table-cell table:style-name="ce24" office:value-type="float" office:value="33474" calcext:value-type="float">
            <text:p>33,474</text:p>
          </table:table-cell>
          <table:table-cell table:style-name="ce24" office:value-type="float" office:value="32402" calcext:value-type="float">
            <text:p>32,402</text:p>
          </table:table-cell>
          <table:table-cell table:style-name="ce24" office:value-type="float" office:value="32700" calcext:value-type="float">
            <text:p>32,700</text:p>
          </table:table-cell>
          <table:table-cell table:style-name="ce24" office:value-type="float" office:value="34107" calcext:value-type="float">
            <text:p>34,107</text:p>
          </table:table-cell>
          <table:table-cell table:style-name="ce24" office:value-type="float" office:value="33263" calcext:value-type="float">
            <text:p>33,263</text:p>
          </table:table-cell>
          <table:table-cell table:style-name="ce24" office:value-type="float" office:value="33670" calcext:value-type="float">
            <text:p>33,670</text:p>
          </table:table-cell>
          <table:table-cell table:style-name="ce24" office:value-type="float" office:value="32920" calcext:value-type="float">
            <text:p>32,920</text:p>
          </table:table-cell>
          <table:table-cell table:style-name="ce24" office:value-type="float" office:value="31850" calcext:value-type="float">
            <text:p>31,850</text:p>
          </table:table-cell>
          <table:table-cell table:style-name="ce24" office:value-type="float" office:value="32168" calcext:value-type="float">
            <text:p>32,168</text:p>
          </table:table-cell>
          <table:table-cell table:style-name="ce24" office:value-type="float" office:value="32675" calcext:value-type="float">
            <text:p>32,675</text:p>
          </table:table-cell>
          <table:table-cell table:style-name="ce24" office:value-type="float" office:value="34132" calcext:value-type="float">
            <text:p>34,132</text:p>
          </table:table-cell>
          <table:table-cell table:style-name="ce24" office:value-type="float" office:value="33176" calcext:value-type="float">
            <text:p>33,176</text:p>
          </table:table-cell>
          <table:table-cell table:style-name="ce24" office:value-type="float" office:value="32250" calcext:value-type="float">
            <text:p>32,250</text:p>
          </table:table-cell>
          <table:table-cell table:style-name="ce24" office:value-type="float" office:value="29555" calcext:value-type="float">
            <text:p>29,555</text:p>
          </table:table-cell>
          <table:table-cell table:style-name="ce24" office:value-type="float" office:value="29331" calcext:value-type="float">
            <text:p>29,331</text:p>
          </table:table-cell>
          <table:table-cell table:style-name="ce24" office:value-type="float" office:value="31405" calcext:value-type="float">
            <text:p>31,405</text:p>
          </table:table-cell>
          <table:table-cell table:style-name="ce24" office:value-type="float" office:value="32578" calcext:value-type="float">
            <text:p>32,578</text:p>
          </table:table-cell>
          <table:table-cell table:style-name="ce24" office:value-type="float" office:value="33973" calcext:value-type="float">
            <text:p>33,973</text:p>
          </table:table-cell>
          <table:table-cell table:style-name="ce24" office:value-type="float" office:value="36332" calcext:value-type="float">
            <text:p>36,332</text:p>
          </table:table-cell>
          <table:table-cell table:style-name="ce24" office:value-type="float" office:value="37911" calcext:value-type="float">
            <text:p>37,911</text:p>
          </table:table-cell>
          <table:table-cell table:style-name="ce24" office:value-type="float" office:value="39375" calcext:value-type="float">
            <text:p>39,375</text:p>
          </table:table-cell>
          <table:table-cell table:style-name="ce24" office:value-type="float" office:value="38769" calcext:value-type="float">
            <text:p>38,769</text:p>
          </table:table-cell>
          <table:table-cell table:style-name="ce24" office:value-type="float" office:value="39633" calcext:value-type="float">
            <text:p>39,633</text:p>
          </table:table-cell>
          <table:table-cell table:style-name="ce24" office:value-type="float" office:value="39979" calcext:value-type="float">
            <text:p>39,979</text:p>
          </table:table-cell>
          <table:table-cell table:style-name="ce24" office:value-type="float" office:value="41016" calcext:value-type="float">
            <text:p>41,016</text:p>
          </table:table-cell>
          <table:table-cell table:style-name="ce24" office:value-type="float" office:value="39506" calcext:value-type="float">
            <text:p>39,506</text:p>
          </table:table-cell>
          <table:table-cell table:style-name="ce24" office:value-type="float" office:value="41123" calcext:value-type="float">
            <text:p>41,123</text:p>
          </table:table-cell>
          <table:table-cell table:style-name="ce24" office:value-type="float" office:value="40524" calcext:value-type="float">
            <text:p>40,524</text:p>
          </table:table-cell>
          <table:table-cell table:style-name="ce24" office:value-type="float" office:value="40025" calcext:value-type="float">
            <text:p>40,025</text:p>
          </table:table-cell>
          <table:table-cell table:style-name="ce24" office:value-type="float" office:value="39974" calcext:value-type="float">
            <text:p>39,974</text:p>
          </table:table-cell>
          <table:table-cell table:style-name="ce24" office:value-type="float" office:value="39509" calcext:value-type="float">
            <text:p>39,509</text:p>
          </table:table-cell>
          <table:table-cell table:style-name="ce24" office:value-type="float" office:value="38911" calcext:value-type="float">
            <text:p>38,911</text:p>
          </table:table-cell>
          <table:table-cell table:style-name="ce24" office:value-type="float" office:value="37883" calcext:value-type="float">
            <text:p>37,883</text:p>
          </table:table-cell>
          <table:table-cell table:style-name="ce24" office:value-type="float" office:value="36597" calcext:value-type="float">
            <text:p>36,597</text:p>
          </table:table-cell>
          <table:table-cell table:style-name="ce24" office:value-type="float" office:value="35821" calcext:value-type="float">
            <text:p>35,821</text:p>
          </table:table-cell>
          <table:table-cell table:style-name="ce24" office:value-type="float" office:value="35498" calcext:value-type="float">
            <text:p>35,498</text:p>
          </table:table-cell>
          <table:table-cell table:style-name="ce24" office:value-type="float" office:value="33837" calcext:value-type="float">
            <text:p>33,837</text:p>
          </table:table-cell>
          <table:table-cell table:style-name="ce24" office:value-type="float" office:value="33964" calcext:value-type="float">
            <text:p>33,964</text:p>
          </table:table-cell>
          <table:table-cell table:style-name="ce24" office:value-type="float" office:value="33284" calcext:value-type="float">
            <text:p>33,284</text:p>
          </table:table-cell>
          <table:table-cell table:style-name="ce24" office:value-type="float" office:value="31994" calcext:value-type="float">
            <text:p>31,994</text:p>
          </table:table-cell>
          <table:table-cell table:style-name="ce24" office:value-type="float" office:value="33171" calcext:value-type="float">
            <text:p>33,171</text:p>
          </table:table-cell>
          <table:table-cell table:style-name="ce24" office:value-type="float" office:value="33685" calcext:value-type="float">
            <text:p>33,685</text:p>
          </table:table-cell>
          <table:table-cell table:style-name="ce24" office:value-type="float" office:value="34759" calcext:value-type="float">
            <text:p>34,759</text:p>
          </table:table-cell>
          <table:table-cell table:style-name="ce24" office:value-type="float" office:value="36251" calcext:value-type="float">
            <text:p>36,251</text:p>
          </table:table-cell>
          <table:table-cell table:style-name="ce24" office:value-type="float" office:value="39452" calcext:value-type="float">
            <text:p>39,452</text:p>
          </table:table-cell>
          <table:table-cell table:style-name="ce24" office:value-type="float" office:value="30627" calcext:value-type="float">
            <text:p>30,627</text:p>
          </table:table-cell>
          <table:table-cell table:style-name="ce24" office:value-type="float" office:value="29270" calcext:value-type="float">
            <text:p>29,270</text:p>
          </table:table-cell>
          <table:table-cell table:style-name="ce24" office:value-type="float" office:value="30352" calcext:value-type="float">
            <text:p>30,352</text:p>
          </table:table-cell>
          <table:table-cell table:style-name="ce24" office:value-type="float" office:value="29538" calcext:value-type="float">
            <text:p>29,538</text:p>
          </table:table-cell>
          <table:table-cell table:style-name="ce24" office:value-type="float" office:value="27654" calcext:value-type="float">
            <text:p>27,654</text:p>
          </table:table-cell>
          <table:table-cell table:style-name="ce24" office:value-type="float" office:value="26134" calcext:value-type="float">
            <text:p>26,134</text:p>
          </table:table-cell>
          <table:table-cell table:style-name="ce24" office:value-type="float" office:value="27208" calcext:value-type="float">
            <text:p>27,208</text:p>
          </table:table-cell>
          <table:table-cell table:style-name="ce24" office:value-type="float" office:value="27236" calcext:value-type="float">
            <text:p>27,236</text:p>
          </table:table-cell>
          <table:table-cell table:style-name="ce24" office:value-type="float" office:value="27155" calcext:value-type="float">
            <text:p>27,155</text:p>
          </table:table-cell>
          <table:table-cell table:style-name="ce24" office:value-type="float" office:value="26356" calcext:value-type="float">
            <text:p>26,356</text:p>
          </table:table-cell>
          <table:table-cell table:style-name="ce24" office:value-type="float" office:value="26114" calcext:value-type="float">
            <text:p>26,114</text:p>
          </table:table-cell>
          <table:table-cell table:style-name="ce24" office:value-type="float" office:value="25498" calcext:value-type="float">
            <text:p>25,498</text:p>
          </table:table-cell>
          <table:table-cell table:style-name="ce24" office:value-type="float" office:value="25010" calcext:value-type="float">
            <text:p>25,010</text:p>
          </table:table-cell>
          <table:table-cell table:style-name="ce24" office:value-type="float" office:value="24432" calcext:value-type="float">
            <text:p>24,432</text:p>
          </table:table-cell>
          <table:table-cell table:style-name="ce24" office:value-type="float" office:value="24861" calcext:value-type="float">
            <text:p>24,861</text:p>
          </table:table-cell>
          <table:table-cell table:style-name="ce24" office:value-type="float" office:value="24477" calcext:value-type="float">
            <text:p>24,477</text:p>
          </table:table-cell>
          <table:table-cell table:style-name="ce24" office:value-type="float" office:value="23682" calcext:value-type="float">
            <text:p>23,682</text:p>
          </table:table-cell>
          <table:table-cell table:style-name="ce24" office:value-type="float" office:value="23204" calcext:value-type="float">
            <text:p>23,204</text:p>
          </table:table-cell>
          <table:table-cell table:style-name="ce24" office:value-type="float" office:value="22055" calcext:value-type="float">
            <text:p>22,055</text:p>
          </table:table-cell>
          <table:table-cell table:style-name="ce24" office:value-type="float" office:value="21708" calcext:value-type="float">
            <text:p>21,708</text:p>
          </table:table-cell>
          <table:table-cell table:style-name="ce24" office:value-type="float" office:value="21682" calcext:value-type="float">
            <text:p>21,682</text:p>
          </table:table-cell>
          <table:table-cell table:style-name="ce24" office:value-type="float" office:value="20282" calcext:value-type="float">
            <text:p>20,282</text:p>
          </table:table-cell>
          <table:table-cell table:style-name="ce24" office:value-type="float" office:value="19598" calcext:value-type="float">
            <text:p>19,598</text:p>
          </table:table-cell>
          <table:table-cell table:style-name="ce24" office:value-type="float" office:value="18247" calcext:value-type="float">
            <text:p>18,247</text:p>
          </table:table-cell>
          <table:table-cell table:style-name="ce24" office:value-type="float" office:value="18549" calcext:value-type="float">
            <text:p>18,549</text:p>
          </table:table-cell>
          <table:table-cell table:style-name="ce24" office:value-type="float" office:value="17669" calcext:value-type="float">
            <text:p>17,669</text:p>
          </table:table-cell>
          <table:table-cell table:style-name="ce24" office:value-type="float" office:value="17391" calcext:value-type="float">
            <text:p>17,391</text:p>
          </table:table-cell>
          <table:table-cell table:style-name="ce24" office:value-type="float" office:value="11250" calcext:value-type="float">
            <text:p>11,250</text:p>
          </table:table-cell>
          <table:table-cell table:style-name="ce24" office:value-type="float" office:value="10278" calcext:value-type="float">
            <text:p>10,278</text:p>
          </table:table-cell>
          <table:table-cell table:style-name="ce24" office:value-type="float" office:value="10300" calcext:value-type="float">
            <text:p>10,300</text:p>
          </table:table-cell>
          <table:table-cell table:style-name="ce24" office:value-type="float" office:value="10038" calcext:value-type="float">
            <text:p>10,038</text:p>
          </table:table-cell>
          <table:table-cell table:style-name="ce24" office:value-type="float" office:value="9870" calcext:value-type="float">
            <text:p>9,870</text:p>
          </table:table-cell>
          <table:table-cell table:style-name="ce24" office:value-type="float" office:value="8836" calcext:value-type="float">
            <text:p>8,836</text:p>
          </table:table-cell>
          <table:table-cell table:style-name="ce24" office:value-type="float" office:value="8043" calcext:value-type="float">
            <text:p>8,043</text:p>
          </table:table-cell>
          <table:table-cell table:style-name="ce24" office:value-type="float" office:value="6799" calcext:value-type="float">
            <text:p>6,799</text:p>
          </table:table-cell>
          <table:table-cell table:style-name="ce24" office:value-type="float" office:value="5863" calcext:value-type="float">
            <text:p>5,863</text:p>
          </table:table-cell>
          <table:table-cell table:style-name="ce24" office:value-type="float" office:value="5045" calcext:value-type="float">
            <text:p>5,045</text:p>
          </table:table-cell>
          <table:table-cell table:style-name="ce24" office:value-type="float" office:value="4204" calcext:value-type="float">
            <text:p>4,204</text:p>
          </table:table-cell>
          <table:table-cell table:style-name="ce24" office:value-type="float" office:value="3420" calcext:value-type="float">
            <text:p>3,420</text:p>
          </table:table-cell>
          <table:table-cell table:style-name="ce24" office:value-type="float" office:value="2612" calcext:value-type="float">
            <text:p>2,612</text:p>
          </table:table-cell>
          <table:table-cell table:style-name="ce24" office:value-type="float" office:value="2098" calcext:value-type="float">
            <text:p>2,098</text:p>
          </table:table-cell>
          <table:table-cell table:style-name="ce24" office:value-type="float" office:value="1613" calcext:value-type="float">
            <text:p>1,613</text:p>
          </table:table-cell>
          <table:table-cell table:style-name="ce24" office:value-type="float" office:value="4122" calcext:value-type="float">
            <text:p>4,122</text:p>
          </table:table-cell>
          <table:table-cell table:style-name="ce29"/>
          <table:table-cell table:style-name="ce29" office:value-type="float" office:value="1994" calcext:value-type="float">
            <text:p>1994</text:p>
          </table:table-cell>
          <table:table-cell table:style-name="ce29" table:number-columns-repeated="3"/>
          <table:table-cell table:number-columns-repeated="927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style-name="ce24" office:value-type="float" office:value="30808" calcext:value-type="float">
            <text:p>30,808</text:p>
          </table:table-cell>
          <table:table-cell table:style-name="ce24" office:value-type="float" office:value="31935" calcext:value-type="float">
            <text:p>31,935</text:p>
          </table:table-cell>
          <table:table-cell table:style-name="ce24" office:value-type="float" office:value="32482" calcext:value-type="float">
            <text:p>32,482</text:p>
          </table:table-cell>
          <table:table-cell table:style-name="ce24" office:value-type="float" office:value="33794" calcext:value-type="float">
            <text:p>33,794</text:p>
          </table:table-cell>
          <table:table-cell table:style-name="ce24" office:value-type="float" office:value="33494" calcext:value-type="float">
            <text:p>33,494</text:p>
          </table:table-cell>
          <table:table-cell table:style-name="ce24" office:value-type="float" office:value="32398" calcext:value-type="float">
            <text:p>32,398</text:p>
          </table:table-cell>
          <table:table-cell table:style-name="ce24" office:value-type="float" office:value="32626" calcext:value-type="float">
            <text:p>32,626</text:p>
          </table:table-cell>
          <table:table-cell table:style-name="ce24" office:value-type="float" office:value="34064" calcext:value-type="float">
            <text:p>34,064</text:p>
          </table:table-cell>
          <table:table-cell table:style-name="ce24" office:value-type="float" office:value="33302" calcext:value-type="float">
            <text:p>33,302</text:p>
          </table:table-cell>
          <table:table-cell table:style-name="ce24" office:value-type="float" office:value="33691" calcext:value-type="float">
            <text:p>33,691</text:p>
          </table:table-cell>
          <table:table-cell table:style-name="ce24" office:value-type="float" office:value="32981" calcext:value-type="float">
            <text:p>32,981</text:p>
          </table:table-cell>
          <table:table-cell table:style-name="ce24" office:value-type="float" office:value="31850" calcext:value-type="float">
            <text:p>31,850</text:p>
          </table:table-cell>
          <table:table-cell table:style-name="ce24" office:value-type="float" office:value="32061" calcext:value-type="float">
            <text:p>32,061</text:p>
          </table:table-cell>
          <table:table-cell table:style-name="ce24" office:value-type="float" office:value="32493" calcext:value-type="float">
            <text:p>32,493</text:p>
          </table:table-cell>
          <table:table-cell table:style-name="ce24" office:value-type="float" office:value="33998" calcext:value-type="float">
            <text:p>33,998</text:p>
          </table:table-cell>
          <table:table-cell table:style-name="ce24" office:value-type="float" office:value="33110" calcext:value-type="float">
            <text:p>33,110</text:p>
          </table:table-cell>
          <table:table-cell table:style-name="ce24" office:value-type="float" office:value="32058" calcext:value-type="float">
            <text:p>32,058</text:p>
          </table:table-cell>
          <table:table-cell table:style-name="ce24" office:value-type="float" office:value="29270" calcext:value-type="float">
            <text:p>29,270</text:p>
          </table:table-cell>
          <table:table-cell table:style-name="ce24" office:value-type="float" office:value="29096" calcext:value-type="float">
            <text:p>29,096</text:p>
          </table:table-cell>
          <table:table-cell table:style-name="ce24" office:value-type="float" office:value="32311" calcext:value-type="float">
            <text:p>32,311</text:p>
          </table:table-cell>
          <table:table-cell table:style-name="ce24" office:value-type="float" office:value="32835" calcext:value-type="float">
            <text:p>32,835</text:p>
          </table:table-cell>
          <table:table-cell table:style-name="ce24" office:value-type="float" office:value="33878" calcext:value-type="float">
            <text:p>33,878</text:p>
          </table:table-cell>
          <table:table-cell table:style-name="ce24" office:value-type="float" office:value="35850" calcext:value-type="float">
            <text:p>35,850</text:p>
          </table:table-cell>
          <table:table-cell table:style-name="ce24" office:value-type="float" office:value="37189" calcext:value-type="float">
            <text:p>37,189</text:p>
          </table:table-cell>
          <table:table-cell table:style-name="ce24" office:value-type="float" office:value="38549" calcext:value-type="float">
            <text:p>38,549</text:p>
          </table:table-cell>
          <table:table-cell table:style-name="ce24" office:value-type="float" office:value="38128" calcext:value-type="float">
            <text:p>38,128</text:p>
          </table:table-cell>
          <table:table-cell table:style-name="ce24" office:value-type="float" office:value="39128" calcext:value-type="float">
            <text:p>39,128</text:p>
          </table:table-cell>
          <table:table-cell table:style-name="ce24" office:value-type="float" office:value="39682" calcext:value-type="float">
            <text:p>39,682</text:p>
          </table:table-cell>
          <table:table-cell table:style-name="ce24" office:value-type="float" office:value="40715" calcext:value-type="float">
            <text:p>40,715</text:p>
          </table:table-cell>
          <table:table-cell table:style-name="ce24" office:value-type="float" office:value="39201" calcext:value-type="float">
            <text:p>39,201</text:p>
          </table:table-cell>
          <table:table-cell table:style-name="ce24" office:value-type="float" office:value="40851" calcext:value-type="float">
            <text:p>40,851</text:p>
          </table:table-cell>
          <table:table-cell table:style-name="ce24" office:value-type="float" office:value="40309" calcext:value-type="float">
            <text:p>40,309</text:p>
          </table:table-cell>
          <table:table-cell table:style-name="ce24" office:value-type="float" office:value="39784" calcext:value-type="float">
            <text:p>39,784</text:p>
          </table:table-cell>
          <table:table-cell table:style-name="ce24" office:value-type="float" office:value="39852" calcext:value-type="float">
            <text:p>39,852</text:p>
          </table:table-cell>
          <table:table-cell table:style-name="ce24" office:value-type="float" office:value="39214" calcext:value-type="float">
            <text:p>39,214</text:p>
          </table:table-cell>
          <table:table-cell table:style-name="ce24" office:value-type="float" office:value="38707" calcext:value-type="float">
            <text:p>38,707</text:p>
          </table:table-cell>
          <table:table-cell table:style-name="ce24" office:value-type="float" office:value="37790" calcext:value-type="float">
            <text:p>37,790</text:p>
          </table:table-cell>
          <table:table-cell table:style-name="ce24" office:value-type="float" office:value="36577" calcext:value-type="float">
            <text:p>36,577</text:p>
          </table:table-cell>
          <table:table-cell table:style-name="ce24" office:value-type="float" office:value="35816" calcext:value-type="float">
            <text:p>35,816</text:p>
          </table:table-cell>
          <table:table-cell table:style-name="ce24" office:value-type="float" office:value="35455" calcext:value-type="float">
            <text:p>35,455</text:p>
          </table:table-cell>
          <table:table-cell table:style-name="ce24" office:value-type="float" office:value="33922" calcext:value-type="float">
            <text:p>33,922</text:p>
          </table:table-cell>
          <table:table-cell table:style-name="ce24" office:value-type="float" office:value="33912" calcext:value-type="float">
            <text:p>33,912</text:p>
          </table:table-cell>
          <table:table-cell table:style-name="ce24" office:value-type="float" office:value="33248" calcext:value-type="float">
            <text:p>33,248</text:p>
          </table:table-cell>
          <table:table-cell table:style-name="ce24" office:value-type="float" office:value="32034" calcext:value-type="float">
            <text:p>32,034</text:p>
          </table:table-cell>
          <table:table-cell table:style-name="ce24" office:value-type="float" office:value="33171" calcext:value-type="float">
            <text:p>33,171</text:p>
          </table:table-cell>
          <table:table-cell table:style-name="ce24" office:value-type="float" office:value="33606" calcext:value-type="float">
            <text:p>33,606</text:p>
          </table:table-cell>
          <table:table-cell table:style-name="ce24" office:value-type="float" office:value="34767" calcext:value-type="float">
            <text:p>34,767</text:p>
          </table:table-cell>
          <table:table-cell table:style-name="ce24" office:value-type="float" office:value="36182" calcext:value-type="float">
            <text:p>36,182</text:p>
          </table:table-cell>
          <table:table-cell table:style-name="ce24" office:value-type="float" office:value="39354" calcext:value-type="float">
            <text:p>39,354</text:p>
          </table:table-cell>
          <table:table-cell table:style-name="ce24" office:value-type="float" office:value="30548" calcext:value-type="float">
            <text:p>30,548</text:p>
          </table:table-cell>
          <table:table-cell table:style-name="ce24" office:value-type="float" office:value="29207" calcext:value-type="float">
            <text:p>29,207</text:p>
          </table:table-cell>
          <table:table-cell table:style-name="ce24" office:value-type="float" office:value="30257" calcext:value-type="float">
            <text:p>30,257</text:p>
          </table:table-cell>
          <table:table-cell table:style-name="ce24" office:value-type="float" office:value="29431" calcext:value-type="float">
            <text:p>29,431</text:p>
          </table:table-cell>
          <table:table-cell table:style-name="ce24" office:value-type="float" office:value="27497" calcext:value-type="float">
            <text:p>27,497</text:p>
          </table:table-cell>
          <table:table-cell table:style-name="ce24" office:value-type="float" office:value="25969" calcext:value-type="float">
            <text:p>25,969</text:p>
          </table:table-cell>
          <table:table-cell table:style-name="ce24" office:value-type="float" office:value="27055" calcext:value-type="float">
            <text:p>27,055</text:p>
          </table:table-cell>
          <table:table-cell table:style-name="ce24" office:value-type="float" office:value="26989" calcext:value-type="float">
            <text:p>26,989</text:p>
          </table:table-cell>
          <table:table-cell table:style-name="ce24" office:value-type="float" office:value="26900" calcext:value-type="float">
            <text:p>26,900</text:p>
          </table:table-cell>
          <table:table-cell table:style-name="ce24" office:value-type="float" office:value="26095" calcext:value-type="float">
            <text:p>26,095</text:p>
          </table:table-cell>
          <table:table-cell table:style-name="ce24" office:value-type="float" office:value="25847" calcext:value-type="float">
            <text:p>25,847</text:p>
          </table:table-cell>
          <table:table-cell table:style-name="ce24" office:value-type="float" office:value="25221" calcext:value-type="float">
            <text:p>25,221</text:p>
          </table:table-cell>
          <table:table-cell table:style-name="ce24" office:value-type="float" office:value="24623" calcext:value-type="float">
            <text:p>24,623</text:p>
          </table:table-cell>
          <table:table-cell table:style-name="ce24" office:value-type="float" office:value="24041" calcext:value-type="float">
            <text:p>24,041</text:p>
          </table:table-cell>
          <table:table-cell table:style-name="ce24" office:value-type="float" office:value="24368" calcext:value-type="float">
            <text:p>24,368</text:p>
          </table:table-cell>
          <table:table-cell table:style-name="ce24" office:value-type="float" office:value="23928" calcext:value-type="float">
            <text:p>23,928</text:p>
          </table:table-cell>
          <table:table-cell table:style-name="ce24" office:value-type="float" office:value="23117" calcext:value-type="float">
            <text:p>23,117</text:p>
          </table:table-cell>
          <table:table-cell table:style-name="ce24" office:value-type="float" office:value="22612" calcext:value-type="float">
            <text:p>22,612</text:p>
          </table:table-cell>
          <table:table-cell table:style-name="ce24" office:value-type="float" office:value="21327" calcext:value-type="float">
            <text:p>21,327</text:p>
          </table:table-cell>
          <table:table-cell table:style-name="ce24" office:value-type="float" office:value="20967" calcext:value-type="float">
            <text:p>20,967</text:p>
          </table:table-cell>
          <table:table-cell table:style-name="ce24" office:value-type="float" office:value="20932" calcext:value-type="float">
            <text:p>20,932</text:p>
          </table:table-cell>
          <table:table-cell table:style-name="ce24" office:value-type="float" office:value="19437" calcext:value-type="float">
            <text:p>19,437</text:p>
          </table:table-cell>
          <table:table-cell table:style-name="ce24" office:value-type="float" office:value="18768" calcext:value-type="float">
            <text:p>18,768</text:p>
          </table:table-cell>
          <table:table-cell table:style-name="ce24" office:value-type="float" office:value="17343" calcext:value-type="float">
            <text:p>17,343</text:p>
          </table:table-cell>
          <table:table-cell table:style-name="ce24" office:value-type="float" office:value="17522" calcext:value-type="float">
            <text:p>17,522</text:p>
          </table:table-cell>
          <table:table-cell table:style-name="ce24" office:value-type="float" office:value="16687" calcext:value-type="float">
            <text:p>16,687</text:p>
          </table:table-cell>
          <table:table-cell table:style-name="ce24" office:value-type="float" office:value="16355" calcext:value-type="float">
            <text:p>16,355</text:p>
          </table:table-cell>
          <table:table-cell table:style-name="ce24" office:value-type="float" office:value="10532" calcext:value-type="float">
            <text:p>10,532</text:p>
          </table:table-cell>
          <table:table-cell table:style-name="ce24" office:value-type="float" office:value="9452" calcext:value-type="float">
            <text:p>9,452</text:p>
          </table:table-cell>
          <table:table-cell table:style-name="ce24" office:value-type="float" office:value="9464" calcext:value-type="float">
            <text:p>9,464</text:p>
          </table:table-cell>
          <table:table-cell table:style-name="ce24" office:value-type="float" office:value="9197" calcext:value-type="float">
            <text:p>9,197</text:p>
          </table:table-cell>
          <table:table-cell table:style-name="ce24" office:value-type="float" office:value="8910" calcext:value-type="float">
            <text:p>8,910</text:p>
          </table:table-cell>
          <table:table-cell table:style-name="ce24" office:value-type="float" office:value="7957" calcext:value-type="float">
            <text:p>7,957</text:p>
          </table:table-cell>
          <table:table-cell table:style-name="ce24" office:value-type="float" office:value="7176" calcext:value-type="float">
            <text:p>7,176</text:p>
          </table:table-cell>
          <table:table-cell table:style-name="ce24" office:value-type="float" office:value="5961" calcext:value-type="float">
            <text:p>5,961</text:p>
          </table:table-cell>
          <table:table-cell table:style-name="ce24" office:value-type="float" office:value="5106" calcext:value-type="float">
            <text:p>5,106</text:p>
          </table:table-cell>
          <table:table-cell table:style-name="ce24" office:value-type="float" office:value="4306" calcext:value-type="float">
            <text:p>4,306</text:p>
          </table:table-cell>
          <table:table-cell table:style-name="ce24" office:value-type="float" office:value="3565" calcext:value-type="float">
            <text:p>3,565</text:p>
          </table:table-cell>
          <table:table-cell table:style-name="ce24" office:value-type="float" office:value="2880" calcext:value-type="float">
            <text:p>2,880</text:p>
          </table:table-cell>
          <table:table-cell table:style-name="ce24" office:value-type="float" office:value="2146" calcext:value-type="float">
            <text:p>2,146</text:p>
          </table:table-cell>
          <table:table-cell table:style-name="ce24" office:value-type="float" office:value="1706" calcext:value-type="float">
            <text:p>1,706</text:p>
          </table:table-cell>
          <table:table-cell table:style-name="ce24" office:value-type="float" office:value="4424" calcext:value-type="float">
            <text:p>4,424</text:p>
          </table:table-cell>
          <table:table-cell table:style-name="ce29"/>
          <table:table-cell table:style-name="ce29" office:value-type="float" office:value="1995" calcext:value-type="float">
            <text:p>1995</text:p>
          </table:table-cell>
          <table:table-cell table:style-name="ce29" table:number-columns-repeated="3"/>
          <table:table-cell table:number-columns-repeated="927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style-name="ce24" office:value-type="float" office:value="30016" calcext:value-type="float">
            <text:p>30,016</text:p>
          </table:table-cell>
          <table:table-cell table:style-name="ce24" office:value-type="float" office:value="30705" calcext:value-type="float">
            <text:p>30,705</text:p>
          </table:table-cell>
          <table:table-cell table:style-name="ce24" office:value-type="float" office:value="31747" calcext:value-type="float">
            <text:p>31,747</text:p>
          </table:table-cell>
          <table:table-cell table:style-name="ce24" office:value-type="float" office:value="32413" calcext:value-type="float">
            <text:p>32,413</text:p>
          </table:table-cell>
          <table:table-cell table:style-name="ce24" office:value-type="float" office:value="33630" calcext:value-type="float">
            <text:p>33,630</text:p>
          </table:table-cell>
          <table:table-cell table:style-name="ce24" office:value-type="float" office:value="33455" calcext:value-type="float">
            <text:p>33,455</text:p>
          </table:table-cell>
          <table:table-cell table:style-name="ce24" office:value-type="float" office:value="32381" calcext:value-type="float">
            <text:p>32,381</text:p>
          </table:table-cell>
          <table:table-cell table:style-name="ce24" office:value-type="float" office:value="32600" calcext:value-type="float">
            <text:p>32,600</text:p>
          </table:table-cell>
          <table:table-cell table:style-name="ce24" office:value-type="float" office:value="33979" calcext:value-type="float">
            <text:p>33,979</text:p>
          </table:table-cell>
          <table:table-cell table:style-name="ce24" office:value-type="float" office:value="33259" calcext:value-type="float">
            <text:p>33,259</text:p>
          </table:table-cell>
          <table:table-cell table:style-name="ce24" office:value-type="float" office:value="33602" calcext:value-type="float">
            <text:p>33,602</text:p>
          </table:table-cell>
          <table:table-cell table:style-name="ce24" office:value-type="float" office:value="32967" calcext:value-type="float">
            <text:p>32,967</text:p>
          </table:table-cell>
          <table:table-cell table:style-name="ce24" office:value-type="float" office:value="31757" calcext:value-type="float">
            <text:p>31,757</text:p>
          </table:table-cell>
          <table:table-cell table:style-name="ce24" office:value-type="float" office:value="31869" calcext:value-type="float">
            <text:p>31,869</text:p>
          </table:table-cell>
          <table:table-cell table:style-name="ce24" office:value-type="float" office:value="32312" calcext:value-type="float">
            <text:p>32,312</text:p>
          </table:table-cell>
          <table:table-cell table:style-name="ce24" office:value-type="float" office:value="33876" calcext:value-type="float">
            <text:p>33,876</text:p>
          </table:table-cell>
          <table:table-cell table:style-name="ce24" office:value-type="float" office:value="32901" calcext:value-type="float">
            <text:p>32,901</text:p>
          </table:table-cell>
          <table:table-cell table:style-name="ce24" office:value-type="float" office:value="31740" calcext:value-type="float">
            <text:p>31,740</text:p>
          </table:table-cell>
          <table:table-cell table:style-name="ce24" office:value-type="float" office:value="28930" calcext:value-type="float">
            <text:p>28,930</text:p>
          </table:table-cell>
          <table:table-cell table:style-name="ce24" office:value-type="float" office:value="29860" calcext:value-type="float">
            <text:p>29,860</text:p>
          </table:table-cell>
          <table:table-cell table:style-name="ce24" office:value-type="float" office:value="32449" calcext:value-type="float">
            <text:p>32,449</text:p>
          </table:table-cell>
          <table:table-cell table:style-name="ce24" office:value-type="float" office:value="32627" calcext:value-type="float">
            <text:p>32,627</text:p>
          </table:table-cell>
          <table:table-cell table:style-name="ce24" office:value-type="float" office:value="33257" calcext:value-type="float">
            <text:p>33,257</text:p>
          </table:table-cell>
          <table:table-cell table:style-name="ce24" office:value-type="float" office:value="34890" calcext:value-type="float">
            <text:p>34,890</text:p>
          </table:table-cell>
          <table:table-cell table:style-name="ce24" office:value-type="float" office:value="36237" calcext:value-type="float">
            <text:p>36,237</text:p>
          </table:table-cell>
          <table:table-cell table:style-name="ce24" office:value-type="float" office:value="37792" calcext:value-type="float">
            <text:p>37,792</text:p>
          </table:table-cell>
          <table:table-cell table:style-name="ce24" office:value-type="float" office:value="37415" calcext:value-type="float">
            <text:p>37,415</text:p>
          </table:table-cell>
          <table:table-cell table:style-name="ce24" office:value-type="float" office:value="38638" calcext:value-type="float">
            <text:p>38,638</text:p>
          </table:table-cell>
          <table:table-cell table:style-name="ce24" office:value-type="float" office:value="39185" calcext:value-type="float">
            <text:p>39,185</text:p>
          </table:table-cell>
          <table:table-cell table:style-name="ce24" office:value-type="float" office:value="40246" calcext:value-type="float">
            <text:p>40,246</text:p>
          </table:table-cell>
          <table:table-cell table:style-name="ce24" office:value-type="float" office:value="38835" calcext:value-type="float">
            <text:p>38,835</text:p>
          </table:table-cell>
          <table:table-cell table:style-name="ce24" office:value-type="float" office:value="40512" calcext:value-type="float">
            <text:p>40,512</text:p>
          </table:table-cell>
          <table:table-cell table:style-name="ce24" office:value-type="float" office:value="39971" calcext:value-type="float">
            <text:p>39,971</text:p>
          </table:table-cell>
          <table:table-cell table:style-name="ce24" office:value-type="float" office:value="39624" calcext:value-type="float">
            <text:p>39,624</text:p>
          </table:table-cell>
          <table:table-cell table:style-name="ce24" office:value-type="float" office:value="39572" calcext:value-type="float">
            <text:p>39,572</text:p>
          </table:table-cell>
          <table:table-cell table:style-name="ce24" office:value-type="float" office:value="39019" calcext:value-type="float">
            <text:p>39,019</text:p>
          </table:table-cell>
          <table:table-cell table:style-name="ce24" office:value-type="float" office:value="38427" calcext:value-type="float">
            <text:p>38,427</text:p>
          </table:table-cell>
          <table:table-cell table:style-name="ce24" office:value-type="float" office:value="37594" calcext:value-type="float">
            <text:p>37,594</text:p>
          </table:table-cell>
          <table:table-cell table:style-name="ce24" office:value-type="float" office:value="36447" calcext:value-type="float">
            <text:p>36,447</text:p>
          </table:table-cell>
          <table:table-cell table:style-name="ce24" office:value-type="float" office:value="35652" calcext:value-type="float">
            <text:p>35,652</text:p>
          </table:table-cell>
          <table:table-cell table:style-name="ce24" office:value-type="float" office:value="35318" calcext:value-type="float">
            <text:p>35,318</text:p>
          </table:table-cell>
          <table:table-cell table:style-name="ce24" office:value-type="float" office:value="33843" calcext:value-type="float">
            <text:p>33,843</text:p>
          </table:table-cell>
          <table:table-cell table:style-name="ce24" office:value-type="float" office:value="33818" calcext:value-type="float">
            <text:p>33,818</text:p>
          </table:table-cell>
          <table:table-cell table:style-name="ce24" office:value-type="float" office:value="33183" calcext:value-type="float">
            <text:p>33,183</text:p>
          </table:table-cell>
          <table:table-cell table:style-name="ce24" office:value-type="float" office:value="32000" calcext:value-type="float">
            <text:p>32,000</text:p>
          </table:table-cell>
          <table:table-cell table:style-name="ce24" office:value-type="float" office:value="33056" calcext:value-type="float">
            <text:p>33,056</text:p>
          </table:table-cell>
          <table:table-cell table:style-name="ce24" office:value-type="float" office:value="33522" calcext:value-type="float">
            <text:p>33,522</text:p>
          </table:table-cell>
          <table:table-cell table:style-name="ce24" office:value-type="float" office:value="34661" calcext:value-type="float">
            <text:p>34,661</text:p>
          </table:table-cell>
          <table:table-cell table:style-name="ce24" office:value-type="float" office:value="36049" calcext:value-type="float">
            <text:p>36,049</text:p>
          </table:table-cell>
          <table:table-cell table:style-name="ce24" office:value-type="float" office:value="39178" calcext:value-type="float">
            <text:p>39,178</text:p>
          </table:table-cell>
          <table:table-cell table:style-name="ce24" office:value-type="float" office:value="30411" calcext:value-type="float">
            <text:p>30,411</text:p>
          </table:table-cell>
          <table:table-cell table:style-name="ce24" office:value-type="float" office:value="29104" calcext:value-type="float">
            <text:p>29,104</text:p>
          </table:table-cell>
          <table:table-cell table:style-name="ce24" office:value-type="float" office:value="30096" calcext:value-type="float">
            <text:p>30,096</text:p>
          </table:table-cell>
          <table:table-cell table:style-name="ce24" office:value-type="float" office:value="29228" calcext:value-type="float">
            <text:p>29,228</text:p>
          </table:table-cell>
          <table:table-cell table:style-name="ce24" office:value-type="float" office:value="27352" calcext:value-type="float">
            <text:p>27,352</text:p>
          </table:table-cell>
          <table:table-cell table:style-name="ce24" office:value-type="float" office:value="25788" calcext:value-type="float">
            <text:p>25,788</text:p>
          </table:table-cell>
          <table:table-cell table:style-name="ce24" office:value-type="float" office:value="26788" calcext:value-type="float">
            <text:p>26,788</text:p>
          </table:table-cell>
          <table:table-cell table:style-name="ce24" office:value-type="float" office:value="26691" calcext:value-type="float">
            <text:p>26,691</text:p>
          </table:table-cell>
          <table:table-cell table:style-name="ce24" office:value-type="float" office:value="26638" calcext:value-type="float">
            <text:p>26,638</text:p>
          </table:table-cell>
          <table:table-cell table:style-name="ce24" office:value-type="float" office:value="25767" calcext:value-type="float">
            <text:p>25,767</text:p>
          </table:table-cell>
          <table:table-cell table:style-name="ce24" office:value-type="float" office:value="25518" calcext:value-type="float">
            <text:p>25,518</text:p>
          </table:table-cell>
          <table:table-cell table:style-name="ce24" office:value-type="float" office:value="24886" calcext:value-type="float">
            <text:p>24,886</text:p>
          </table:table-cell>
          <table:table-cell table:style-name="ce24" office:value-type="float" office:value="24186" calcext:value-type="float">
            <text:p>24,186</text:p>
          </table:table-cell>
          <table:table-cell table:style-name="ce24" office:value-type="float" office:value="23553" calcext:value-type="float">
            <text:p>23,553</text:p>
          </table:table-cell>
          <table:table-cell table:style-name="ce24" office:value-type="float" office:value="23845" calcext:value-type="float">
            <text:p>23,845</text:p>
          </table:table-cell>
          <table:table-cell table:style-name="ce24" office:value-type="float" office:value="23337" calcext:value-type="float">
            <text:p>23,337</text:p>
          </table:table-cell>
          <table:table-cell table:style-name="ce24" office:value-type="float" office:value="22465" calcext:value-type="float">
            <text:p>22,465</text:p>
          </table:table-cell>
          <table:table-cell table:style-name="ce24" office:value-type="float" office:value="21918" calcext:value-type="float">
            <text:p>21,918</text:p>
          </table:table-cell>
          <table:table-cell table:style-name="ce24" office:value-type="float" office:value="20614" calcext:value-type="float">
            <text:p>20,614</text:p>
          </table:table-cell>
          <table:table-cell table:style-name="ce24" office:value-type="float" office:value="20118" calcext:value-type="float">
            <text:p>20,118</text:p>
          </table:table-cell>
          <table:table-cell table:style-name="ce24" office:value-type="float" office:value="20036" calcext:value-type="float">
            <text:p>20,036</text:p>
          </table:table-cell>
          <table:table-cell table:style-name="ce24" office:value-type="float" office:value="18540" calcext:value-type="float">
            <text:p>18,540</text:p>
          </table:table-cell>
          <table:table-cell table:style-name="ce24" office:value-type="float" office:value="17821" calcext:value-type="float">
            <text:p>17,821</text:p>
          </table:table-cell>
          <table:table-cell table:style-name="ce24" office:value-type="float" office:value="16414" calcext:value-type="float">
            <text:p>16,414</text:p>
          </table:table-cell>
          <table:table-cell table:style-name="ce24" office:value-type="float" office:value="16515" calcext:value-type="float">
            <text:p>16,515</text:p>
          </table:table-cell>
          <table:table-cell table:style-name="ce24" office:value-type="float" office:value="15684" calcext:value-type="float">
            <text:p>15,684</text:p>
          </table:table-cell>
          <table:table-cell table:style-name="ce24" office:value-type="float" office:value="15264" calcext:value-type="float">
            <text:p>15,264</text:p>
          </table:table-cell>
          <table:table-cell table:style-name="ce24" office:value-type="float" office:value="9742" calcext:value-type="float">
            <text:p>9,742</text:p>
          </table:table-cell>
          <table:table-cell table:style-name="ce24" office:value-type="float" office:value="8674" calcext:value-type="float">
            <text:p>8,674</text:p>
          </table:table-cell>
          <table:table-cell table:style-name="ce24" office:value-type="float" office:value="8595" calcext:value-type="float">
            <text:p>8,595</text:p>
          </table:table-cell>
          <table:table-cell table:style-name="ce24" office:value-type="float" office:value="8281" calcext:value-type="float">
            <text:p>8,281</text:p>
          </table:table-cell>
          <table:table-cell table:style-name="ce24" office:value-type="float" office:value="7978" calcext:value-type="float">
            <text:p>7,978</text:p>
          </table:table-cell>
          <table:table-cell table:style-name="ce24" office:value-type="float" office:value="7056" calcext:value-type="float">
            <text:p>7,056</text:p>
          </table:table-cell>
          <table:table-cell table:style-name="ce24" office:value-type="float" office:value="6254" calcext:value-type="float">
            <text:p>6,254</text:p>
          </table:table-cell>
          <table:table-cell table:style-name="ce24" office:value-type="float" office:value="5172" calcext:value-type="float">
            <text:p>5,172</text:p>
          </table:table-cell>
          <table:table-cell table:style-name="ce24" office:value-type="float" office:value="4374" calcext:value-type="float">
            <text:p>4,374</text:p>
          </table:table-cell>
          <table:table-cell table:style-name="ce24" office:value-type="float" office:value="3666" calcext:value-type="float">
            <text:p>3,666</text:p>
          </table:table-cell>
          <table:table-cell table:style-name="ce24" office:value-type="float" office:value="2947" calcext:value-type="float">
            <text:p>2,947</text:p>
          </table:table-cell>
          <table:table-cell table:style-name="ce24" office:value-type="float" office:value="2381" calcext:value-type="float">
            <text:p>2,381</text:p>
          </table:table-cell>
          <table:table-cell table:style-name="ce24" office:value-type="float" office:value="1682" calcext:value-type="float">
            <text:p>1,682</text:p>
          </table:table-cell>
          <table:table-cell table:style-name="ce24" office:value-type="float" office:value="4625" calcext:value-type="float">
            <text:p>4,625</text:p>
          </table:table-cell>
          <table:table-cell table:style-name="ce29"/>
          <table:table-cell table:style-name="ce29" office:value-type="float" office:value="1996" calcext:value-type="float">
            <text:p>1996</text:p>
          </table:table-cell>
          <table:table-cell table:style-name="ce29" table:number-columns-repeated="3"/>
          <table:table-cell table:number-columns-repeated="927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style-name="ce24" office:value-type="float" office:value="30648" calcext:value-type="float">
            <text:p>30,648</text:p>
          </table:table-cell>
          <table:table-cell table:style-name="ce24" office:value-type="float" office:value="29887" calcext:value-type="float">
            <text:p>29,887</text:p>
          </table:table-cell>
          <table:table-cell table:style-name="ce24" office:value-type="float" office:value="30576" calcext:value-type="float">
            <text:p>30,576</text:p>
          </table:table-cell>
          <table:table-cell table:style-name="ce24" office:value-type="float" office:value="31552" calcext:value-type="float">
            <text:p>31,552</text:p>
          </table:table-cell>
          <table:table-cell table:style-name="ce24" office:value-type="float" office:value="32235" calcext:value-type="float">
            <text:p>32,235</text:p>
          </table:table-cell>
          <table:table-cell table:style-name="ce24" office:value-type="float" office:value="33523" calcext:value-type="float">
            <text:p>33,523</text:p>
          </table:table-cell>
          <table:table-cell table:style-name="ce24" office:value-type="float" office:value="33454" calcext:value-type="float">
            <text:p>33,454</text:p>
          </table:table-cell>
          <table:table-cell table:style-name="ce24" office:value-type="float" office:value="32455" calcext:value-type="float">
            <text:p>32,455</text:p>
          </table:table-cell>
          <table:table-cell table:style-name="ce24" office:value-type="float" office:value="32576" calcext:value-type="float">
            <text:p>32,576</text:p>
          </table:table-cell>
          <table:table-cell table:style-name="ce24" office:value-type="float" office:value="33899" calcext:value-type="float">
            <text:p>33,899</text:p>
          </table:table-cell>
          <table:table-cell table:style-name="ce24" office:value-type="float" office:value="33268" calcext:value-type="float">
            <text:p>33,268</text:p>
          </table:table-cell>
          <table:table-cell table:style-name="ce24" office:value-type="float" office:value="33562" calcext:value-type="float">
            <text:p>33,562</text:p>
          </table:table-cell>
          <table:table-cell table:style-name="ce24" office:value-type="float" office:value="33029" calcext:value-type="float">
            <text:p>33,029</text:p>
          </table:table-cell>
          <table:table-cell table:style-name="ce24" office:value-type="float" office:value="31721" calcext:value-type="float">
            <text:p>31,721</text:p>
          </table:table-cell>
          <table:table-cell table:style-name="ce24" office:value-type="float" office:value="31698" calcext:value-type="float">
            <text:p>31,698</text:p>
          </table:table-cell>
          <table:table-cell table:style-name="ce24" office:value-type="float" office:value="32101" calcext:value-type="float">
            <text:p>32,101</text:p>
          </table:table-cell>
          <table:table-cell table:style-name="ce24" office:value-type="float" office:value="33644" calcext:value-type="float">
            <text:p>33,644</text:p>
          </table:table-cell>
          <table:table-cell table:style-name="ce24" office:value-type="float" office:value="32577" calcext:value-type="float">
            <text:p>32,577</text:p>
          </table:table-cell>
          <table:table-cell table:style-name="ce24" office:value-type="float" office:value="31400" calcext:value-type="float">
            <text:p>31,400</text:p>
          </table:table-cell>
          <table:table-cell table:style-name="ce24" office:value-type="float" office:value="29713" calcext:value-type="float">
            <text:p>29,713</text:p>
          </table:table-cell>
          <table:table-cell table:style-name="ce24" office:value-type="float" office:value="29963" calcext:value-type="float">
            <text:p>29,963</text:p>
          </table:table-cell>
          <table:table-cell table:style-name="ce24" office:value-type="float" office:value="32152" calcext:value-type="float">
            <text:p>32,152</text:p>
          </table:table-cell>
          <table:table-cell table:style-name="ce24" office:value-type="float" office:value="31926" calcext:value-type="float">
            <text:p>31,926</text:p>
          </table:table-cell>
          <table:table-cell table:style-name="ce24" office:value-type="float" office:value="32166" calcext:value-type="float">
            <text:p>32,166</text:p>
          </table:table-cell>
          <table:table-cell table:style-name="ce24" office:value-type="float" office:value="33917" calcext:value-type="float">
            <text:p>33,917</text:p>
          </table:table-cell>
          <table:table-cell table:style-name="ce24" office:value-type="float" office:value="35387" calcext:value-type="float">
            <text:p>35,387</text:p>
          </table:table-cell>
          <table:table-cell table:style-name="ce24" office:value-type="float" office:value="37073" calcext:value-type="float">
            <text:p>37,073</text:p>
          </table:table-cell>
          <table:table-cell table:style-name="ce24" office:value-type="float" office:value="36751" calcext:value-type="float">
            <text:p>36,751</text:p>
          </table:table-cell>
          <table:table-cell table:style-name="ce24" office:value-type="float" office:value="38170" calcext:value-type="float">
            <text:p>38,170</text:p>
          </table:table-cell>
          <table:table-cell table:style-name="ce24" office:value-type="float" office:value="38749" calcext:value-type="float">
            <text:p>38,749</text:p>
          </table:table-cell>
          <table:table-cell table:style-name="ce24" office:value-type="float" office:value="39853" calcext:value-type="float">
            <text:p>39,853</text:p>
          </table:table-cell>
          <table:table-cell table:style-name="ce24" office:value-type="float" office:value="38508" calcext:value-type="float">
            <text:p>38,508</text:p>
          </table:table-cell>
          <table:table-cell table:style-name="ce24" office:value-type="float" office:value="40227" calcext:value-type="float">
            <text:p>40,227</text:p>
          </table:table-cell>
          <table:table-cell table:style-name="ce24" office:value-type="float" office:value="39687" calcext:value-type="float">
            <text:p>39,687</text:p>
          </table:table-cell>
          <table:table-cell table:style-name="ce24" office:value-type="float" office:value="39435" calcext:value-type="float">
            <text:p>39,435</text:p>
          </table:table-cell>
          <table:table-cell table:style-name="ce24" office:value-type="float" office:value="39408" calcext:value-type="float">
            <text:p>39,408</text:p>
          </table:table-cell>
          <table:table-cell table:style-name="ce24" office:value-type="float" office:value="38815" calcext:value-type="float">
            <text:p>38,815</text:p>
          </table:table-cell>
          <table:table-cell table:style-name="ce24" office:value-type="float" office:value="38177" calcext:value-type="float">
            <text:p>38,177</text:p>
          </table:table-cell>
          <table:table-cell table:style-name="ce24" office:value-type="float" office:value="37418" calcext:value-type="float">
            <text:p>37,418</text:p>
          </table:table-cell>
          <table:table-cell table:style-name="ce24" office:value-type="float" office:value="36380" calcext:value-type="float">
            <text:p>36,380</text:p>
          </table:table-cell>
          <table:table-cell table:style-name="ce24" office:value-type="float" office:value="35605" calcext:value-type="float">
            <text:p>35,605</text:p>
          </table:table-cell>
          <table:table-cell table:style-name="ce24" office:value-type="float" office:value="35254" calcext:value-type="float">
            <text:p>35,254</text:p>
          </table:table-cell>
          <table:table-cell table:style-name="ce24" office:value-type="float" office:value="33775" calcext:value-type="float">
            <text:p>33,775</text:p>
          </table:table-cell>
          <table:table-cell table:style-name="ce24" office:value-type="float" office:value="33768" calcext:value-type="float">
            <text:p>33,768</text:p>
          </table:table-cell>
          <table:table-cell table:style-name="ce24" office:value-type="float" office:value="33163" calcext:value-type="float">
            <text:p>33,163</text:p>
          </table:table-cell>
          <table:table-cell table:style-name="ce24" office:value-type="float" office:value="31969" calcext:value-type="float">
            <text:p>31,969</text:p>
          </table:table-cell>
          <table:table-cell table:style-name="ce24" office:value-type="float" office:value="32941" calcext:value-type="float">
            <text:p>32,941</text:p>
          </table:table-cell>
          <table:table-cell table:style-name="ce24" office:value-type="float" office:value="33390" calcext:value-type="float">
            <text:p>33,390</text:p>
          </table:table-cell>
          <table:table-cell table:style-name="ce24" office:value-type="float" office:value="34585" calcext:value-type="float">
            <text:p>34,585</text:p>
          </table:table-cell>
          <table:table-cell table:style-name="ce24" office:value-type="float" office:value="35909" calcext:value-type="float">
            <text:p>35,909</text:p>
          </table:table-cell>
          <table:table-cell table:style-name="ce24" office:value-type="float" office:value="39050" calcext:value-type="float">
            <text:p>39,050</text:p>
          </table:table-cell>
          <table:table-cell table:style-name="ce24" office:value-type="float" office:value="30328" calcext:value-type="float">
            <text:p>30,328</text:p>
          </table:table-cell>
          <table:table-cell table:style-name="ce24" office:value-type="float" office:value="28954" calcext:value-type="float">
            <text:p>28,954</text:p>
          </table:table-cell>
          <table:table-cell table:style-name="ce24" office:value-type="float" office:value="29916" calcext:value-type="float">
            <text:p>29,916</text:p>
          </table:table-cell>
          <table:table-cell table:style-name="ce24" office:value-type="float" office:value="29046" calcext:value-type="float">
            <text:p>29,046</text:p>
          </table:table-cell>
          <table:table-cell table:style-name="ce24" office:value-type="float" office:value="27174" calcext:value-type="float">
            <text:p>27,174</text:p>
          </table:table-cell>
          <table:table-cell table:style-name="ce24" office:value-type="float" office:value="25557" calcext:value-type="float">
            <text:p>25,557</text:p>
          </table:table-cell>
          <table:table-cell table:style-name="ce24" office:value-type="float" office:value="26523" calcext:value-type="float">
            <text:p>26,523</text:p>
          </table:table-cell>
          <table:table-cell table:style-name="ce24" office:value-type="float" office:value="26416" calcext:value-type="float">
            <text:p>26,416</text:p>
          </table:table-cell>
          <table:table-cell table:style-name="ce24" office:value-type="float" office:value="26393" calcext:value-type="float">
            <text:p>26,393</text:p>
          </table:table-cell>
          <table:table-cell table:style-name="ce24" office:value-type="float" office:value="25441" calcext:value-type="float">
            <text:p>25,441</text:p>
          </table:table-cell>
          <table:table-cell table:style-name="ce24" office:value-type="float" office:value="25198" calcext:value-type="float">
            <text:p>25,198</text:p>
          </table:table-cell>
          <table:table-cell table:style-name="ce24" office:value-type="float" office:value="24531" calcext:value-type="float">
            <text:p>24,531</text:p>
          </table:table-cell>
          <table:table-cell table:style-name="ce24" office:value-type="float" office:value="23785" calcext:value-type="float">
            <text:p>23,785</text:p>
          </table:table-cell>
          <table:table-cell table:style-name="ce24" office:value-type="float" office:value="23038" calcext:value-type="float">
            <text:p>23,038</text:p>
          </table:table-cell>
          <table:table-cell table:style-name="ce24" office:value-type="float" office:value="23239" calcext:value-type="float">
            <text:p>23,239</text:p>
          </table:table-cell>
          <table:table-cell table:style-name="ce24" office:value-type="float" office:value="22726" calcext:value-type="float">
            <text:p>22,726</text:p>
          </table:table-cell>
          <table:table-cell table:style-name="ce24" office:value-type="float" office:value="21827" calcext:value-type="float">
            <text:p>21,827</text:p>
          </table:table-cell>
          <table:table-cell table:style-name="ce24" office:value-type="float" office:value="21224" calcext:value-type="float">
            <text:p>21,224</text:p>
          </table:table-cell>
          <table:table-cell table:style-name="ce24" office:value-type="float" office:value="19924" calcext:value-type="float">
            <text:p>19,924</text:p>
          </table:table-cell>
          <table:table-cell table:style-name="ce24" office:value-type="float" office:value="19298" calcext:value-type="float">
            <text:p>19,298</text:p>
          </table:table-cell>
          <table:table-cell table:style-name="ce24" office:value-type="float" office:value="19192" calcext:value-type="float">
            <text:p>19,192</text:p>
          </table:table-cell>
          <table:table-cell table:style-name="ce24" office:value-type="float" office:value="17673" calcext:value-type="float">
            <text:p>17,673</text:p>
          </table:table-cell>
          <table:table-cell table:style-name="ce24" office:value-type="float" office:value="16844" calcext:value-type="float">
            <text:p>16,844</text:p>
          </table:table-cell>
          <table:table-cell table:style-name="ce24" office:value-type="float" office:value="15463" calcext:value-type="float">
            <text:p>15,463</text:p>
          </table:table-cell>
          <table:table-cell table:style-name="ce24" office:value-type="float" office:value="15531" calcext:value-type="float">
            <text:p>15,531</text:p>
          </table:table-cell>
          <table:table-cell table:style-name="ce24" office:value-type="float" office:value="14636" calcext:value-type="float">
            <text:p>14,636</text:p>
          </table:table-cell>
          <table:table-cell table:style-name="ce24" office:value-type="float" office:value="14167" calcext:value-type="float">
            <text:p>14,167</text:p>
          </table:table-cell>
          <table:table-cell table:style-name="ce24" office:value-type="float" office:value="9032" calcext:value-type="float">
            <text:p>9,032</text:p>
          </table:table-cell>
          <table:table-cell table:style-name="ce24" office:value-type="float" office:value="7869" calcext:value-type="float">
            <text:p>7,869</text:p>
          </table:table-cell>
          <table:table-cell table:style-name="ce24" office:value-type="float" office:value="7800" calcext:value-type="float">
            <text:p>7,800</text:p>
          </table:table-cell>
          <table:table-cell table:style-name="ce24" office:value-type="float" office:value="7403" calcext:value-type="float">
            <text:p>7,403</text:p>
          </table:table-cell>
          <table:table-cell table:style-name="ce24" office:value-type="float" office:value="7075" calcext:value-type="float">
            <text:p>7,075</text:p>
          </table:table-cell>
          <table:table-cell table:style-name="ce24" office:value-type="float" office:value="6193" calcext:value-type="float">
            <text:p>6,193</text:p>
          </table:table-cell>
          <table:table-cell table:style-name="ce24" office:value-type="float" office:value="5437" calcext:value-type="float">
            <text:p>5,437</text:p>
          </table:table-cell>
          <table:table-cell table:style-name="ce24" office:value-type="float" office:value="4424" calcext:value-type="float">
            <text:p>4,424</text:p>
          </table:table-cell>
          <table:table-cell table:style-name="ce24" office:value-type="float" office:value="3681" calcext:value-type="float">
            <text:p>3,681</text:p>
          </table:table-cell>
          <table:table-cell table:style-name="ce24" office:value-type="float" office:value="3081" calcext:value-type="float">
            <text:p>3,081</text:p>
          </table:table-cell>
          <table:table-cell table:style-name="ce24" office:value-type="float" office:value="2455" calcext:value-type="float">
            <text:p>2,455</text:p>
          </table:table-cell>
          <table:table-cell table:style-name="ce24" office:value-type="float" office:value="1902" calcext:value-type="float">
            <text:p>1,902</text:p>
          </table:table-cell>
          <table:table-cell table:style-name="ce24" office:value-type="float" office:value="4837" calcext:value-type="float">
            <text:p>4,837</text:p>
          </table:table-cell>
          <table:table-cell table:style-name="ce29"/>
          <table:table-cell table:style-name="ce29" office:value-type="float" office:value="1997" calcext:value-type="float">
            <text:p>1997</text:p>
          </table:table-cell>
          <table:table-cell table:style-name="ce29" table:number-columns-repeated="3"/>
          <table:table-cell table:number-columns-repeated="927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style-name="ce24" office:value-type="float" office:value="29525" calcext:value-type="float">
            <text:p>29,525</text:p>
          </table:table-cell>
          <table:table-cell table:style-name="ce24" office:value-type="float" office:value="30540" calcext:value-type="float">
            <text:p>30,540</text:p>
          </table:table-cell>
          <table:table-cell table:style-name="ce24" office:value-type="float" office:value="29868" calcext:value-type="float">
            <text:p>29,868</text:p>
          </table:table-cell>
          <table:table-cell table:style-name="ce24" office:value-type="float" office:value="30533" calcext:value-type="float">
            <text:p>30,533</text:p>
          </table:table-cell>
          <table:table-cell table:style-name="ce24" office:value-type="float" office:value="31452" calcext:value-type="float">
            <text:p>31,452</text:p>
          </table:table-cell>
          <table:table-cell table:style-name="ce24" office:value-type="float" office:value="32147" calcext:value-type="float">
            <text:p>32,147</text:p>
          </table:table-cell>
          <table:table-cell table:number-columns-repeated="2" table:style-name="ce24" office:value-type="float" office:value="33414" calcext:value-type="float">
            <text:p>33,414</text:p>
          </table:table-cell>
          <table:table-cell table:style-name="ce24" office:value-type="float" office:value="32510" calcext:value-type="float">
            <text:p>32,510</text:p>
          </table:table-cell>
          <table:table-cell table:style-name="ce24" office:value-type="float" office:value="32519" calcext:value-type="float">
            <text:p>32,519</text:p>
          </table:table-cell>
          <table:table-cell table:style-name="ce24" office:value-type="float" office:value="33869" calcext:value-type="float">
            <text:p>33,869</text:p>
          </table:table-cell>
          <table:table-cell table:style-name="ce24" office:value-type="float" office:value="33256" calcext:value-type="float">
            <text:p>33,256</text:p>
          </table:table-cell>
          <table:table-cell table:style-name="ce24" office:value-type="float" office:value="33479" calcext:value-type="float">
            <text:p>33,479</text:p>
          </table:table-cell>
          <table:table-cell table:style-name="ce24" office:value-type="float" office:value="33065" calcext:value-type="float">
            <text:p>33,065</text:p>
          </table:table-cell>
          <table:table-cell table:style-name="ce24" office:value-type="float" office:value="31676" calcext:value-type="float">
            <text:p>31,676</text:p>
          </table:table-cell>
          <table:table-cell table:style-name="ce24" office:value-type="float" office:value="31551" calcext:value-type="float">
            <text:p>31,551</text:p>
          </table:table-cell>
          <table:table-cell table:style-name="ce24" office:value-type="float" office:value="31753" calcext:value-type="float">
            <text:p>31,753</text:p>
          </table:table-cell>
          <table:table-cell table:style-name="ce24" office:value-type="float" office:value="33307" calcext:value-type="float">
            <text:p>33,307</text:p>
          </table:table-cell>
          <table:table-cell table:style-name="ce24" office:value-type="float" office:value="32304" calcext:value-type="float">
            <text:p>32,304</text:p>
          </table:table-cell>
          <table:table-cell table:style-name="ce24" office:value-type="float" office:value="32327" calcext:value-type="float">
            <text:p>32,327</text:p>
          </table:table-cell>
          <table:table-cell table:style-name="ce24" office:value-type="float" office:value="29928" calcext:value-type="float">
            <text:p>29,928</text:p>
          </table:table-cell>
          <table:table-cell table:style-name="ce24" office:value-type="float" office:value="29677" calcext:value-type="float">
            <text:p>29,677</text:p>
          </table:table-cell>
          <table:table-cell table:style-name="ce24" office:value-type="float" office:value="31531" calcext:value-type="float">
            <text:p>31,531</text:p>
          </table:table-cell>
          <table:table-cell table:style-name="ce24" office:value-type="float" office:value="31012" calcext:value-type="float">
            <text:p>31,012</text:p>
          </table:table-cell>
          <table:table-cell table:style-name="ce24" office:value-type="float" office:value="31233" calcext:value-type="float">
            <text:p>31,233</text:p>
          </table:table-cell>
          <table:table-cell table:style-name="ce24" office:value-type="float" office:value="33097" calcext:value-type="float">
            <text:p>33,097</text:p>
          </table:table-cell>
          <table:table-cell table:style-name="ce24" office:value-type="float" office:value="34547" calcext:value-type="float">
            <text:p>34,547</text:p>
          </table:table-cell>
          <table:table-cell table:style-name="ce24" office:value-type="float" office:value="36491" calcext:value-type="float">
            <text:p>36,491</text:p>
          </table:table-cell>
          <table:table-cell table:style-name="ce24" office:value-type="float" office:value="36264" calcext:value-type="float">
            <text:p>36,264</text:p>
          </table:table-cell>
          <table:table-cell table:style-name="ce24" office:value-type="float" office:value="37687" calcext:value-type="float">
            <text:p>37,687</text:p>
          </table:table-cell>
          <table:table-cell table:style-name="ce24" office:value-type="float" office:value="38327" calcext:value-type="float">
            <text:p>38,327</text:p>
          </table:table-cell>
          <table:table-cell table:style-name="ce24" office:value-type="float" office:value="39562" calcext:value-type="float">
            <text:p>39,562</text:p>
          </table:table-cell>
          <table:table-cell table:style-name="ce24" office:value-type="float" office:value="38273" calcext:value-type="float">
            <text:p>38,273</text:p>
          </table:table-cell>
          <table:table-cell table:style-name="ce24" office:value-type="float" office:value="39971" calcext:value-type="float">
            <text:p>39,971</text:p>
          </table:table-cell>
          <table:table-cell table:style-name="ce24" office:value-type="float" office:value="39421" calcext:value-type="float">
            <text:p>39,421</text:p>
          </table:table-cell>
          <table:table-cell table:style-name="ce24" office:value-type="float" office:value="39307" calcext:value-type="float">
            <text:p>39,307</text:p>
          </table:table-cell>
          <table:table-cell table:style-name="ce24" office:value-type="float" office:value="39317" calcext:value-type="float">
            <text:p>39,317</text:p>
          </table:table-cell>
          <table:table-cell table:style-name="ce24" office:value-type="float" office:value="38580" calcext:value-type="float">
            <text:p>38,580</text:p>
          </table:table-cell>
          <table:table-cell table:style-name="ce24" office:value-type="float" office:value="37937" calcext:value-type="float">
            <text:p>37,937</text:p>
          </table:table-cell>
          <table:table-cell table:style-name="ce24" office:value-type="float" office:value="37300" calcext:value-type="float">
            <text:p>37,300</text:p>
          </table:table-cell>
          <table:table-cell table:style-name="ce24" office:value-type="float" office:value="36375" calcext:value-type="float">
            <text:p>36,375</text:p>
          </table:table-cell>
          <table:table-cell table:style-name="ce24" office:value-type="float" office:value="35613" calcext:value-type="float">
            <text:p>35,613</text:p>
          </table:table-cell>
          <table:table-cell table:style-name="ce24" office:value-type="float" office:value="35199" calcext:value-type="float">
            <text:p>35,199</text:p>
          </table:table-cell>
          <table:table-cell table:number-columns-repeated="2" table:style-name="ce24" office:value-type="float" office:value="33708" calcext:value-type="float">
            <text:p>33,708</text:p>
          </table:table-cell>
          <table:table-cell table:style-name="ce24" office:value-type="float" office:value="33095" calcext:value-type="float">
            <text:p>33,095</text:p>
          </table:table-cell>
          <table:table-cell table:style-name="ce24" office:value-type="float" office:value="31953" calcext:value-type="float">
            <text:p>31,953</text:p>
          </table:table-cell>
          <table:table-cell table:style-name="ce24" office:value-type="float" office:value="32872" calcext:value-type="float">
            <text:p>32,872</text:p>
          </table:table-cell>
          <table:table-cell table:style-name="ce24" office:value-type="float" office:value="33371" calcext:value-type="float">
            <text:p>33,371</text:p>
          </table:table-cell>
          <table:table-cell table:style-name="ce24" office:value-type="float" office:value="34519" calcext:value-type="float">
            <text:p>34,519</text:p>
          </table:table-cell>
          <table:table-cell table:style-name="ce24" office:value-type="float" office:value="35806" calcext:value-type="float">
            <text:p>35,806</text:p>
          </table:table-cell>
          <table:table-cell table:style-name="ce24" office:value-type="float" office:value="38899" calcext:value-type="float">
            <text:p>38,899</text:p>
          </table:table-cell>
          <table:table-cell table:style-name="ce24" office:value-type="float" office:value="30220" calcext:value-type="float">
            <text:p>30,220</text:p>
          </table:table-cell>
          <table:table-cell table:style-name="ce24" office:value-type="float" office:value="28836" calcext:value-type="float">
            <text:p>28,836</text:p>
          </table:table-cell>
          <table:table-cell table:style-name="ce24" office:value-type="float" office:value="29786" calcext:value-type="float">
            <text:p>29,786</text:p>
          </table:table-cell>
          <table:table-cell table:style-name="ce24" office:value-type="float" office:value="28919" calcext:value-type="float">
            <text:p>28,919</text:p>
          </table:table-cell>
          <table:table-cell table:style-name="ce24" office:value-type="float" office:value="26921" calcext:value-type="float">
            <text:p>26,921</text:p>
          </table:table-cell>
          <table:table-cell table:style-name="ce24" office:value-type="float" office:value="25370" calcext:value-type="float">
            <text:p>25,370</text:p>
          </table:table-cell>
          <table:table-cell table:style-name="ce24" office:value-type="float" office:value="26321" calcext:value-type="float">
            <text:p>26,321</text:p>
          </table:table-cell>
          <table:table-cell table:style-name="ce24" office:value-type="float" office:value="26174" calcext:value-type="float">
            <text:p>26,174</text:p>
          </table:table-cell>
          <table:table-cell table:style-name="ce24" office:value-type="float" office:value="26161" calcext:value-type="float">
            <text:p>26,161</text:p>
          </table:table-cell>
          <table:table-cell table:style-name="ce24" office:value-type="float" office:value="25105" calcext:value-type="float">
            <text:p>25,105</text:p>
          </table:table-cell>
          <table:table-cell table:style-name="ce24" office:value-type="float" office:value="24868" calcext:value-type="float">
            <text:p>24,868</text:p>
          </table:table-cell>
          <table:table-cell table:style-name="ce24" office:value-type="float" office:value="24111" calcext:value-type="float">
            <text:p>24,111</text:p>
          </table:table-cell>
          <table:table-cell table:style-name="ce24" office:value-type="float" office:value="23363" calcext:value-type="float">
            <text:p>23,363</text:p>
          </table:table-cell>
          <table:table-cell table:style-name="ce24" office:value-type="float" office:value="22595" calcext:value-type="float">
            <text:p>22,595</text:p>
          </table:table-cell>
          <table:table-cell table:style-name="ce24" office:value-type="float" office:value="22686" calcext:value-type="float">
            <text:p>22,686</text:p>
          </table:table-cell>
          <table:table-cell table:style-name="ce24" office:value-type="float" office:value="22133" calcext:value-type="float">
            <text:p>22,133</text:p>
          </table:table-cell>
          <table:table-cell table:style-name="ce24" office:value-type="float" office:value="21190" calcext:value-type="float">
            <text:p>21,190</text:p>
          </table:table-cell>
          <table:table-cell table:style-name="ce24" office:value-type="float" office:value="20510" calcext:value-type="float">
            <text:p>20,510</text:p>
          </table:table-cell>
          <table:table-cell table:style-name="ce24" office:value-type="float" office:value="19187" calcext:value-type="float">
            <text:p>19,187</text:p>
          </table:table-cell>
          <table:table-cell table:style-name="ce24" office:value-type="float" office:value="18517" calcext:value-type="float">
            <text:p>18,517</text:p>
          </table:table-cell>
          <table:table-cell table:style-name="ce24" office:value-type="float" office:value="18298" calcext:value-type="float">
            <text:p>18,298</text:p>
          </table:table-cell>
          <table:table-cell table:style-name="ce24" office:value-type="float" office:value="16839" calcext:value-type="float">
            <text:p>16,839</text:p>
          </table:table-cell>
          <table:table-cell table:style-name="ce24" office:value-type="float" office:value="15936" calcext:value-type="float">
            <text:p>15,936</text:p>
          </table:table-cell>
          <table:table-cell table:style-name="ce24" office:value-type="float" office:value="14511" calcext:value-type="float">
            <text:p>14,511</text:p>
          </table:table-cell>
          <table:table-cell table:style-name="ce24" office:value-type="float" office:value="14495" calcext:value-type="float">
            <text:p>14,495</text:p>
          </table:table-cell>
          <table:table-cell table:style-name="ce24" office:value-type="float" office:value="13590" calcext:value-type="float">
            <text:p>13,590</text:p>
          </table:table-cell>
          <table:table-cell table:style-name="ce24" office:value-type="float" office:value="13096" calcext:value-type="float">
            <text:p>13,096</text:p>
          </table:table-cell>
          <table:table-cell table:style-name="ce24" office:value-type="float" office:value="8311" calcext:value-type="float">
            <text:p>8,311</text:p>
          </table:table-cell>
          <table:table-cell table:style-name="ce24" office:value-type="float" office:value="7179" calcext:value-type="float">
            <text:p>7,179</text:p>
          </table:table-cell>
          <table:table-cell table:style-name="ce24" office:value-type="float" office:value="7004" calcext:value-type="float">
            <text:p>7,004</text:p>
          </table:table-cell>
          <table:table-cell table:style-name="ce24" office:value-type="float" office:value="6584" calcext:value-type="float">
            <text:p>6,584</text:p>
          </table:table-cell>
          <table:table-cell table:style-name="ce24" office:value-type="float" office:value="6261" calcext:value-type="float">
            <text:p>6,261</text:p>
          </table:table-cell>
          <table:table-cell table:style-name="ce24" office:value-type="float" office:value="5458" calcext:value-type="float">
            <text:p>5,458</text:p>
          </table:table-cell>
          <table:table-cell table:style-name="ce24" office:value-type="float" office:value="4703" calcext:value-type="float">
            <text:p>4,703</text:p>
          </table:table-cell>
          <table:table-cell table:style-name="ce24" office:value-type="float" office:value="3815" calcext:value-type="float">
            <text:p>3,815</text:p>
          </table:table-cell>
          <table:table-cell table:style-name="ce24" office:value-type="float" office:value="3102" calcext:value-type="float">
            <text:p>3,102</text:p>
          </table:table-cell>
          <table:table-cell table:style-name="ce24" office:value-type="float" office:value="2549" calcext:value-type="float">
            <text:p>2,549</text:p>
          </table:table-cell>
          <table:table-cell table:style-name="ce24" office:value-type="float" office:value="1997" calcext:value-type="float">
            <text:p>1,997</text:p>
          </table:table-cell>
          <table:table-cell table:style-name="ce24" office:value-type="float" office:value="5201" calcext:value-type="float">
            <text:p>5,201</text:p>
          </table:table-cell>
          <table:table-cell table:style-name="ce29"/>
          <table:table-cell table:style-name="ce29" office:value-type="float" office:value="1998" calcext:value-type="float">
            <text:p>1998</text:p>
          </table:table-cell>
          <table:table-cell table:style-name="ce29" table:number-columns-repeated="3"/>
          <table:table-cell table:number-columns-repeated="927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style-name="ce24" office:value-type="float" office:value="28762" calcext:value-type="float">
            <text:p>28,762</text:p>
          </table:table-cell>
          <table:table-cell table:style-name="ce24" office:value-type="float" office:value="29327" calcext:value-type="float">
            <text:p>29,327</text:p>
          </table:table-cell>
          <table:table-cell table:style-name="ce24" office:value-type="float" office:value="30458" calcext:value-type="float">
            <text:p>30,458</text:p>
          </table:table-cell>
          <table:table-cell table:style-name="ce24" office:value-type="float" office:value="29866" calcext:value-type="float">
            <text:p>29,866</text:p>
          </table:table-cell>
          <table:table-cell table:style-name="ce24" office:value-type="float" office:value="30493" calcext:value-type="float">
            <text:p>30,493</text:p>
          </table:table-cell>
          <table:table-cell table:style-name="ce24" office:value-type="float" office:value="31355" calcext:value-type="float">
            <text:p>31,355</text:p>
          </table:table-cell>
          <table:table-cell table:style-name="ce24" office:value-type="float" office:value="32100" calcext:value-type="float">
            <text:p>32,100</text:p>
          </table:table-cell>
          <table:table-cell table:style-name="ce24" office:value-type="float" office:value="33337" calcext:value-type="float">
            <text:p>33,337</text:p>
          </table:table-cell>
          <table:table-cell table:style-name="ce24" office:value-type="float" office:value="33403" calcext:value-type="float">
            <text:p>33,403</text:p>
          </table:table-cell>
          <table:table-cell table:style-name="ce24" office:value-type="float" office:value="32560" calcext:value-type="float">
            <text:p>32,560</text:p>
          </table:table-cell>
          <table:table-cell table:style-name="ce24" office:value-type="float" office:value="32550" calcext:value-type="float">
            <text:p>32,550</text:p>
          </table:table-cell>
          <table:table-cell table:style-name="ce24" office:value-type="float" office:value="33849" calcext:value-type="float">
            <text:p>33,849</text:p>
          </table:table-cell>
          <table:table-cell table:style-name="ce24" office:value-type="float" office:value="33245" calcext:value-type="float">
            <text:p>33,245</text:p>
          </table:table-cell>
          <table:table-cell table:style-name="ce24" office:value-type="float" office:value="33443" calcext:value-type="float">
            <text:p>33,443</text:p>
          </table:table-cell>
          <table:table-cell table:style-name="ce24" office:value-type="float" office:value="33165" calcext:value-type="float">
            <text:p>33,165</text:p>
          </table:table-cell>
          <table:table-cell table:style-name="ce24" office:value-type="float" office:value="31623" calcext:value-type="float">
            <text:p>31,623</text:p>
          </table:table-cell>
          <table:table-cell table:style-name="ce24" office:value-type="float" office:value="31223" calcext:value-type="float">
            <text:p>31,223</text:p>
          </table:table-cell>
          <table:table-cell table:style-name="ce24" office:value-type="float" office:value="31359" calcext:value-type="float">
            <text:p>31,359</text:p>
          </table:table-cell>
          <table:table-cell table:style-name="ce24" office:value-type="float" office:value="33084" calcext:value-type="float">
            <text:p>33,084</text:p>
          </table:table-cell>
          <table:table-cell table:style-name="ce24" office:value-type="float" office:value="33340" calcext:value-type="float">
            <text:p>33,340</text:p>
          </table:table-cell>
          <table:table-cell table:style-name="ce24" office:value-type="float" office:value="32620" calcext:value-type="float">
            <text:p>32,620</text:p>
          </table:table-cell>
          <table:table-cell table:style-name="ce24" office:value-type="float" office:value="29861" calcext:value-type="float">
            <text:p>29,861</text:p>
          </table:table-cell>
          <table:table-cell table:style-name="ce24" office:value-type="float" office:value="29219" calcext:value-type="float">
            <text:p>29,219</text:p>
          </table:table-cell>
          <table:table-cell table:style-name="ce24" office:value-type="float" office:value="30713" calcext:value-type="float">
            <text:p>30,713</text:p>
          </table:table-cell>
          <table:table-cell table:style-name="ce24" office:value-type="float" office:value="30113" calcext:value-type="float">
            <text:p>30,113</text:p>
          </table:table-cell>
          <table:table-cell table:style-name="ce24" office:value-type="float" office:value="30516" calcext:value-type="float">
            <text:p>30,516</text:p>
          </table:table-cell>
          <table:table-cell table:style-name="ce24" office:value-type="float" office:value="32434" calcext:value-type="float">
            <text:p>32,434</text:p>
          </table:table-cell>
          <table:table-cell table:style-name="ce24" office:value-type="float" office:value="34058" calcext:value-type="float">
            <text:p>34,058</text:p>
          </table:table-cell>
          <table:table-cell table:style-name="ce24" office:value-type="float" office:value="36085" calcext:value-type="float">
            <text:p>36,085</text:p>
          </table:table-cell>
          <table:table-cell table:style-name="ce24" office:value-type="float" office:value="35866" calcext:value-type="float">
            <text:p>35,866</text:p>
          </table:table-cell>
          <table:table-cell table:style-name="ce24" office:value-type="float" office:value="37366" calcext:value-type="float">
            <text:p>37,366</text:p>
          </table:table-cell>
          <table:table-cell table:style-name="ce24" office:value-type="float" office:value="38068" calcext:value-type="float">
            <text:p>38,068</text:p>
          </table:table-cell>
          <table:table-cell table:style-name="ce24" office:value-type="float" office:value="39363" calcext:value-type="float">
            <text:p>39,363</text:p>
          </table:table-cell>
          <table:table-cell table:style-name="ce24" office:value-type="float" office:value="38090" calcext:value-type="float">
            <text:p>38,090</text:p>
          </table:table-cell>
          <table:table-cell table:style-name="ce24" office:value-type="float" office:value="39774" calcext:value-type="float">
            <text:p>39,774</text:p>
          </table:table-cell>
          <table:table-cell table:style-name="ce24" office:value-type="float" office:value="39369" calcext:value-type="float">
            <text:p>39,369</text:p>
          </table:table-cell>
          <table:table-cell table:style-name="ce24" office:value-type="float" office:value="39222" calcext:value-type="float">
            <text:p>39,222</text:p>
          </table:table-cell>
          <table:table-cell table:style-name="ce24" office:value-type="float" office:value="39253" calcext:value-type="float">
            <text:p>39,253</text:p>
          </table:table-cell>
          <table:table-cell table:style-name="ce24" office:value-type="float" office:value="38471" calcext:value-type="float">
            <text:p>38,471</text:p>
          </table:table-cell>
          <table:table-cell table:style-name="ce24" office:value-type="float" office:value="37785" calcext:value-type="float">
            <text:p>37,785</text:p>
          </table:table-cell>
          <table:table-cell table:style-name="ce24" office:value-type="float" office:value="37209" calcext:value-type="float">
            <text:p>37,209</text:p>
          </table:table-cell>
          <table:table-cell table:style-name="ce24" office:value-type="float" office:value="36386" calcext:value-type="float">
            <text:p>36,386</text:p>
          </table:table-cell>
          <table:table-cell table:style-name="ce24" office:value-type="float" office:value="35579" calcext:value-type="float">
            <text:p>35,579</text:p>
          </table:table-cell>
          <table:table-cell table:style-name="ce24" office:value-type="float" office:value="35177" calcext:value-type="float">
            <text:p>35,177</text:p>
          </table:table-cell>
          <table:table-cell table:style-name="ce24" office:value-type="float" office:value="33728" calcext:value-type="float">
            <text:p>33,728</text:p>
          </table:table-cell>
          <table:table-cell table:style-name="ce24" office:value-type="float" office:value="33633" calcext:value-type="float">
            <text:p>33,633</text:p>
          </table:table-cell>
          <table:table-cell table:style-name="ce24" office:value-type="float" office:value="33032" calcext:value-type="float">
            <text:p>33,032</text:p>
          </table:table-cell>
          <table:table-cell table:style-name="ce24" office:value-type="float" office:value="31972" calcext:value-type="float">
            <text:p>31,972</text:p>
          </table:table-cell>
          <table:table-cell table:style-name="ce24" office:value-type="float" office:value="32814" calcext:value-type="float">
            <text:p>32,814</text:p>
          </table:table-cell>
          <table:table-cell table:style-name="ce24" office:value-type="float" office:value="33341" calcext:value-type="float">
            <text:p>33,341</text:p>
          </table:table-cell>
          <table:table-cell table:style-name="ce24" office:value-type="float" office:value="34452" calcext:value-type="float">
            <text:p>34,452</text:p>
          </table:table-cell>
          <table:table-cell table:style-name="ce24" office:value-type="float" office:value="35629" calcext:value-type="float">
            <text:p>35,629</text:p>
          </table:table-cell>
          <table:table-cell table:style-name="ce24" office:value-type="float" office:value="38724" calcext:value-type="float">
            <text:p>38,724</text:p>
          </table:table-cell>
          <table:table-cell table:style-name="ce24" office:value-type="float" office:value="30051" calcext:value-type="float">
            <text:p>30,051</text:p>
          </table:table-cell>
          <table:table-cell table:style-name="ce24" office:value-type="float" office:value="28706" calcext:value-type="float">
            <text:p>28,706</text:p>
          </table:table-cell>
          <table:table-cell table:style-name="ce24" office:value-type="float" office:value="29679" calcext:value-type="float">
            <text:p>29,679</text:p>
          </table:table-cell>
          <table:table-cell table:style-name="ce24" office:value-type="float" office:value="28655" calcext:value-type="float">
            <text:p>28,655</text:p>
          </table:table-cell>
          <table:table-cell table:style-name="ce24" office:value-type="float" office:value="26702" calcext:value-type="float">
            <text:p>26,702</text:p>
          </table:table-cell>
          <table:table-cell table:style-name="ce24" office:value-type="float" office:value="25148" calcext:value-type="float">
            <text:p>25,148</text:p>
          </table:table-cell>
          <table:table-cell table:style-name="ce24" office:value-type="float" office:value="26095" calcext:value-type="float">
            <text:p>26,095</text:p>
          </table:table-cell>
          <table:table-cell table:style-name="ce24" office:value-type="float" office:value="25911" calcext:value-type="float">
            <text:p>25,911</text:p>
          </table:table-cell>
          <table:table-cell table:style-name="ce24" office:value-type="float" office:value="25851" calcext:value-type="float">
            <text:p>25,851</text:p>
          </table:table-cell>
          <table:table-cell table:style-name="ce24" office:value-type="float" office:value="24731" calcext:value-type="float">
            <text:p>24,731</text:p>
          </table:table-cell>
          <table:table-cell table:style-name="ce24" office:value-type="float" office:value="24473" calcext:value-type="float">
            <text:p>24,473</text:p>
          </table:table-cell>
          <table:table-cell table:style-name="ce24" office:value-type="float" office:value="23724" calcext:value-type="float">
            <text:p>23,724</text:p>
          </table:table-cell>
          <table:table-cell table:style-name="ce24" office:value-type="float" office:value="22881" calcext:value-type="float">
            <text:p>22,881</text:p>
          </table:table-cell>
          <table:table-cell table:style-name="ce24" office:value-type="float" office:value="22048" calcext:value-type="float">
            <text:p>22,048</text:p>
          </table:table-cell>
          <table:table-cell table:style-name="ce24" office:value-type="float" office:value="22059" calcext:value-type="float">
            <text:p>22,059</text:p>
          </table:table-cell>
          <table:table-cell table:style-name="ce24" office:value-type="float" office:value="21432" calcext:value-type="float">
            <text:p>21,432</text:p>
          </table:table-cell>
          <table:table-cell table:style-name="ce24" office:value-type="float" office:value="20522" calcext:value-type="float">
            <text:p>20,522</text:p>
          </table:table-cell>
          <table:table-cell table:style-name="ce24" office:value-type="float" office:value="19765" calcext:value-type="float">
            <text:p>19,765</text:p>
          </table:table-cell>
          <table:table-cell table:style-name="ce24" office:value-type="float" office:value="18391" calcext:value-type="float">
            <text:p>18,391</text:p>
          </table:table-cell>
          <table:table-cell table:style-name="ce24" office:value-type="float" office:value="17665" calcext:value-type="float">
            <text:p>17,665</text:p>
          </table:table-cell>
          <table:table-cell table:style-name="ce24" office:value-type="float" office:value="17380" calcext:value-type="float">
            <text:p>17,380</text:p>
          </table:table-cell>
          <table:table-cell table:style-name="ce24" office:value-type="float" office:value="15939" calcext:value-type="float">
            <text:p>15,939</text:p>
          </table:table-cell>
          <table:table-cell table:style-name="ce24" office:value-type="float" office:value="15018" calcext:value-type="float">
            <text:p>15,018</text:p>
          </table:table-cell>
          <table:table-cell table:style-name="ce24" office:value-type="float" office:value="13526" calcext:value-type="float">
            <text:p>13,526</text:p>
          </table:table-cell>
          <table:table-cell table:style-name="ce24" office:value-type="float" office:value="13510" calcext:value-type="float">
            <text:p>13,510</text:p>
          </table:table-cell>
          <table:table-cell table:style-name="ce24" office:value-type="float" office:value="12603" calcext:value-type="float">
            <text:p>12,603</text:p>
          </table:table-cell>
          <table:table-cell table:style-name="ce24" office:value-type="float" office:value="12046" calcext:value-type="float">
            <text:p>12,046</text:p>
          </table:table-cell>
          <table:table-cell table:style-name="ce24" office:value-type="float" office:value="7590" calcext:value-type="float">
            <text:p>7,590</text:p>
          </table:table-cell>
          <table:table-cell table:style-name="ce24" office:value-type="float" office:value="6457" calcext:value-type="float">
            <text:p>6,457</text:p>
          </table:table-cell>
          <table:table-cell table:style-name="ce24" office:value-type="float" office:value="6306" calcext:value-type="float">
            <text:p>6,306</text:p>
          </table:table-cell>
          <table:table-cell table:style-name="ce24" office:value-type="float" office:value="5771" calcext:value-type="float">
            <text:p>5,771</text:p>
          </table:table-cell>
          <table:table-cell table:style-name="ce24" office:value-type="float" office:value="5433" calcext:value-type="float">
            <text:p>5,433</text:p>
          </table:table-cell>
          <table:table-cell table:style-name="ce24" office:value-type="float" office:value="4670" calcext:value-type="float">
            <text:p>4,670</text:p>
          </table:table-cell>
          <table:table-cell table:style-name="ce24" office:value-type="float" office:value="3951" calcext:value-type="float">
            <text:p>3,951</text:p>
          </table:table-cell>
          <table:table-cell table:style-name="ce24" office:value-type="float" office:value="3178" calcext:value-type="float">
            <text:p>3,178</text:p>
          </table:table-cell>
          <table:table-cell table:style-name="ce24" office:value-type="float" office:value="2568" calcext:value-type="float">
            <text:p>2,568</text:p>
          </table:table-cell>
          <table:table-cell table:style-name="ce24" office:value-type="float" office:value="2112" calcext:value-type="float">
            <text:p>2,112</text:p>
          </table:table-cell>
          <table:table-cell table:style-name="ce24" office:value-type="float" office:value="5524" calcext:value-type="float">
            <text:p>5,524</text:p>
          </table:table-cell>
          <table:table-cell table:style-name="ce29"/>
          <table:table-cell table:style-name="ce29" office:value-type="float" office:value="1999" calcext:value-type="float">
            <text:p>1999</text:p>
          </table:table-cell>
          <table:table-cell table:style-name="ce29" table:number-columns-repeated="3"/>
          <table:table-cell table:number-columns-repeated="927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style-name="ce24" office:value-type="float" office:value="27576" calcext:value-type="float">
            <text:p>27,576</text:p>
          </table:table-cell>
          <table:table-cell table:style-name="ce24" office:value-type="float" office:value="28602" calcext:value-type="float">
            <text:p>28,602</text:p>
          </table:table-cell>
          <table:table-cell table:style-name="ce24" office:value-type="float" office:value="29160" calcext:value-type="float">
            <text:p>29,160</text:p>
          </table:table-cell>
          <table:table-cell table:style-name="ce24" office:value-type="float" office:value="30358" calcext:value-type="float">
            <text:p>30,358</text:p>
          </table:table-cell>
          <table:table-cell table:style-name="ce24" office:value-type="float" office:value="29760" calcext:value-type="float">
            <text:p>29,760</text:p>
          </table:table-cell>
          <table:table-cell table:style-name="ce24" office:value-type="float" office:value="30367" calcext:value-type="float">
            <text:p>30,367</text:p>
          </table:table-cell>
          <table:table-cell table:style-name="ce24" office:value-type="float" office:value="31205" calcext:value-type="float">
            <text:p>31,205</text:p>
          </table:table-cell>
          <table:table-cell table:style-name="ce24" office:value-type="float" office:value="31978" calcext:value-type="float">
            <text:p>31,978</text:p>
          </table:table-cell>
          <table:table-cell table:style-name="ce24" office:value-type="float" office:value="33235" calcext:value-type="float">
            <text:p>33,235</text:p>
          </table:table-cell>
          <table:table-cell table:style-name="ce24" office:value-type="float" office:value="33398" calcext:value-type="float">
            <text:p>33,398</text:p>
          </table:table-cell>
          <table:table-cell table:style-name="ce24" office:value-type="float" office:value="32576" calcext:value-type="float">
            <text:p>32,576</text:p>
          </table:table-cell>
          <table:table-cell table:style-name="ce24" office:value-type="float" office:value="32568" calcext:value-type="float">
            <text:p>32,568</text:p>
          </table:table-cell>
          <table:table-cell table:style-name="ce24" office:value-type="float" office:value="33850" calcext:value-type="float">
            <text:p>33,850</text:p>
          </table:table-cell>
          <table:table-cell table:style-name="ce24" office:value-type="float" office:value="33269" calcext:value-type="float">
            <text:p>33,269</text:p>
          </table:table-cell>
          <table:table-cell table:style-name="ce24" office:value-type="float" office:value="33413" calcext:value-type="float">
            <text:p>33,413</text:p>
          </table:table-cell>
          <table:table-cell table:style-name="ce24" office:value-type="float" office:value="33199" calcext:value-type="float">
            <text:p>33,199</text:p>
          </table:table-cell>
          <table:table-cell table:style-name="ce24" office:value-type="float" office:value="31446" calcext:value-type="float">
            <text:p>31,446</text:p>
          </table:table-cell>
          <table:table-cell table:style-name="ce24" office:value-type="float" office:value="31020" calcext:value-type="float">
            <text:p>31,020</text:p>
          </table:table-cell>
          <table:table-cell table:style-name="ce24" office:value-type="float" office:value="31210" calcext:value-type="float">
            <text:p>31,210</text:p>
          </table:table-cell>
          <table:table-cell table:style-name="ce24" office:value-type="float" office:value="33888" calcext:value-type="float">
            <text:p>33,888</text:p>
          </table:table-cell>
          <table:table-cell table:style-name="ce24" office:value-type="float" office:value="33788" calcext:value-type="float">
            <text:p>33,788</text:p>
          </table:table-cell>
          <table:table-cell table:style-name="ce24" office:value-type="float" office:value="32554" calcext:value-type="float">
            <text:p>32,554</text:p>
          </table:table-cell>
          <table:table-cell table:style-name="ce24" office:value-type="float" office:value="29510" calcext:value-type="float">
            <text:p>29,510</text:p>
          </table:table-cell>
          <table:table-cell table:style-name="ce24" office:value-type="float" office:value="28394" calcext:value-type="float">
            <text:p>28,394</text:p>
          </table:table-cell>
          <table:table-cell table:style-name="ce24" office:value-type="float" office:value="29734" calcext:value-type="float">
            <text:p>29,734</text:p>
          </table:table-cell>
          <table:table-cell table:style-name="ce24" office:value-type="float" office:value="29327" calcext:value-type="float">
            <text:p>29,327</text:p>
          </table:table-cell>
          <table:table-cell table:style-name="ce24" office:value-type="float" office:value="29822" calcext:value-type="float">
            <text:p>29,822</text:p>
          </table:table-cell>
          <table:table-cell table:style-name="ce24" office:value-type="float" office:value="31970" calcext:value-type="float">
            <text:p>31,970</text:p>
          </table:table-cell>
          <table:table-cell table:style-name="ce24" office:value-type="float" office:value="33555" calcext:value-type="float">
            <text:p>33,555</text:p>
          </table:table-cell>
          <table:table-cell table:style-name="ce24" office:value-type="float" office:value="35650" calcext:value-type="float">
            <text:p>35,650</text:p>
          </table:table-cell>
          <table:table-cell table:style-name="ce24" office:value-type="float" office:value="35482" calcext:value-type="float">
            <text:p>35,482</text:p>
          </table:table-cell>
          <table:table-cell table:style-name="ce24" office:value-type="float" office:value="37070" calcext:value-type="float">
            <text:p>37,070</text:p>
          </table:table-cell>
          <table:table-cell table:style-name="ce24" office:value-type="float" office:value="37713" calcext:value-type="float">
            <text:p>37,713</text:p>
          </table:table-cell>
          <table:table-cell table:style-name="ce24" office:value-type="float" office:value="38992" calcext:value-type="float">
            <text:p>38,992</text:p>
          </table:table-cell>
          <table:table-cell table:style-name="ce24" office:value-type="float" office:value="37886" calcext:value-type="float">
            <text:p>37,886</text:p>
          </table:table-cell>
          <table:table-cell table:style-name="ce24" office:value-type="float" office:value="39611" calcext:value-type="float">
            <text:p>39,611</text:p>
          </table:table-cell>
          <table:table-cell table:style-name="ce24" office:value-type="float" office:value="39184" calcext:value-type="float">
            <text:p>39,184</text:p>
          </table:table-cell>
          <table:table-cell table:style-name="ce24" office:value-type="float" office:value="39098" calcext:value-type="float">
            <text:p>39,098</text:p>
          </table:table-cell>
          <table:table-cell table:style-name="ce24" office:value-type="float" office:value="39138" calcext:value-type="float">
            <text:p>39,138</text:p>
          </table:table-cell>
          <table:table-cell table:style-name="ce24" office:value-type="float" office:value="38296" calcext:value-type="float">
            <text:p>38,296</text:p>
          </table:table-cell>
          <table:table-cell table:style-name="ce24" office:value-type="float" office:value="37638" calcext:value-type="float">
            <text:p>37,638</text:p>
          </table:table-cell>
          <table:table-cell table:style-name="ce24" office:value-type="float" office:value="37030" calcext:value-type="float">
            <text:p>37,030</text:p>
          </table:table-cell>
          <table:table-cell table:style-name="ce24" office:value-type="float" office:value="36315" calcext:value-type="float">
            <text:p>36,315</text:p>
          </table:table-cell>
          <table:table-cell table:style-name="ce24" office:value-type="float" office:value="35528" calcext:value-type="float">
            <text:p>35,528</text:p>
          </table:table-cell>
          <table:table-cell table:style-name="ce24" office:value-type="float" office:value="35164" calcext:value-type="float">
            <text:p>35,164</text:p>
          </table:table-cell>
          <table:table-cell table:style-name="ce24" office:value-type="float" office:value="33701" calcext:value-type="float">
            <text:p>33,701</text:p>
          </table:table-cell>
          <table:table-cell table:style-name="ce24" office:value-type="float" office:value="33553" calcext:value-type="float">
            <text:p>33,553</text:p>
          </table:table-cell>
          <table:table-cell table:style-name="ce24" office:value-type="float" office:value="33004" calcext:value-type="float">
            <text:p>33,004</text:p>
          </table:table-cell>
          <table:table-cell table:style-name="ce24" office:value-type="float" office:value="31896" calcext:value-type="float">
            <text:p>31,896</text:p>
          </table:table-cell>
          <table:table-cell table:style-name="ce24" office:value-type="float" office:value="32735" calcext:value-type="float">
            <text:p>32,735</text:p>
          </table:table-cell>
          <table:table-cell table:style-name="ce24" office:value-type="float" office:value="33267" calcext:value-type="float">
            <text:p>33,267</text:p>
          </table:table-cell>
          <table:table-cell table:style-name="ce24" office:value-type="float" office:value="34357" calcext:value-type="float">
            <text:p>34,357</text:p>
          </table:table-cell>
          <table:table-cell table:style-name="ce24" office:value-type="float" office:value="35518" calcext:value-type="float">
            <text:p>35,518</text:p>
          </table:table-cell>
          <table:table-cell table:style-name="ce24" office:value-type="float" office:value="38512" calcext:value-type="float">
            <text:p>38,512</text:p>
          </table:table-cell>
          <table:table-cell table:style-name="ce24" office:value-type="float" office:value="29925" calcext:value-type="float">
            <text:p>29,925</text:p>
          </table:table-cell>
          <table:table-cell table:style-name="ce24" office:value-type="float" office:value="28594" calcext:value-type="float">
            <text:p>28,594</text:p>
          </table:table-cell>
          <table:table-cell table:style-name="ce24" office:value-type="float" office:value="29392" calcext:value-type="float">
            <text:p>29,392</text:p>
          </table:table-cell>
          <table:table-cell table:style-name="ce24" office:value-type="float" office:value="28445" calcext:value-type="float">
            <text:p>28,445</text:p>
          </table:table-cell>
          <table:table-cell table:style-name="ce24" office:value-type="float" office:value="26426" calcext:value-type="float">
            <text:p>26,426</text:p>
          </table:table-cell>
          <table:table-cell table:style-name="ce24" office:value-type="float" office:value="24915" calcext:value-type="float">
            <text:p>24,915</text:p>
          </table:table-cell>
          <table:table-cell table:style-name="ce24" office:value-type="float" office:value="25812" calcext:value-type="float">
            <text:p>25,812</text:p>
          </table:table-cell>
          <table:table-cell table:style-name="ce24" office:value-type="float" office:value="25581" calcext:value-type="float">
            <text:p>25,581</text:p>
          </table:table-cell>
          <table:table-cell table:style-name="ce24" office:value-type="float" office:value="25534" calcext:value-type="float">
            <text:p>25,534</text:p>
          </table:table-cell>
          <table:table-cell table:style-name="ce24" office:value-type="float" office:value="24342" calcext:value-type="float">
            <text:p>24,342</text:p>
          </table:table-cell>
          <table:table-cell table:style-name="ce24" office:value-type="float" office:value="24061" calcext:value-type="float">
            <text:p>24,061</text:p>
          </table:table-cell>
          <table:table-cell table:style-name="ce24" office:value-type="float" office:value="23323" calcext:value-type="float">
            <text:p>23,323</text:p>
          </table:table-cell>
          <table:table-cell table:style-name="ce24" office:value-type="float" office:value="22360" calcext:value-type="float">
            <text:p>22,360</text:p>
          </table:table-cell>
          <table:table-cell table:style-name="ce24" office:value-type="float" office:value="21538" calcext:value-type="float">
            <text:p>21,538</text:p>
          </table:table-cell>
          <table:table-cell table:style-name="ce24" office:value-type="float" office:value="21432" calcext:value-type="float">
            <text:p>21,432</text:p>
          </table:table-cell>
          <table:table-cell table:style-name="ce24" office:value-type="float" office:value="20755" calcext:value-type="float">
            <text:p>20,755</text:p>
          </table:table-cell>
          <table:table-cell table:style-name="ce24" office:value-type="float" office:value="19787" calcext:value-type="float">
            <text:p>19,787</text:p>
          </table:table-cell>
          <table:table-cell table:style-name="ce24" office:value-type="float" office:value="19029" calcext:value-type="float">
            <text:p>19,029</text:p>
          </table:table-cell>
          <table:table-cell table:style-name="ce24" office:value-type="float" office:value="17598" calcext:value-type="float">
            <text:p>17,598</text:p>
          </table:table-cell>
          <table:table-cell table:style-name="ce24" office:value-type="float" office:value="16814" calcext:value-type="float">
            <text:p>16,814</text:p>
          </table:table-cell>
          <table:table-cell table:style-name="ce24" office:value-type="float" office:value="16428" calcext:value-type="float">
            <text:p>16,428</text:p>
          </table:table-cell>
          <table:table-cell table:style-name="ce24" office:value-type="float" office:value="15033" calcext:value-type="float">
            <text:p>15,033</text:p>
          </table:table-cell>
          <table:table-cell table:style-name="ce24" office:value-type="float" office:value="14126" calcext:value-type="float">
            <text:p>14,126</text:p>
          </table:table-cell>
          <table:table-cell table:style-name="ce24" office:value-type="float" office:value="12594" calcext:value-type="float">
            <text:p>12,594</text:p>
          </table:table-cell>
          <table:table-cell table:style-name="ce24" office:value-type="float" office:value="12428" calcext:value-type="float">
            <text:p>12,428</text:p>
          </table:table-cell>
          <table:table-cell table:style-name="ce24" office:value-type="float" office:value="11650" calcext:value-type="float">
            <text:p>11,650</text:p>
          </table:table-cell>
          <table:table-cell table:style-name="ce24" office:value-type="float" office:value="11046" calcext:value-type="float">
            <text:p>11,046</text:p>
          </table:table-cell>
          <table:table-cell table:style-name="ce24" office:value-type="float" office:value="6870" calcext:value-type="float">
            <text:p>6,870</text:p>
          </table:table-cell>
          <table:table-cell table:style-name="ce24" office:value-type="float" office:value="5769" calcext:value-type="float">
            <text:p>5,769</text:p>
          </table:table-cell>
          <table:table-cell table:style-name="ce24" office:value-type="float" office:value="5588" calcext:value-type="float">
            <text:p>5,588</text:p>
          </table:table-cell>
          <table:table-cell table:style-name="ce24" office:value-type="float" office:value="5021" calcext:value-type="float">
            <text:p>5,021</text:p>
          </table:table-cell>
          <table:table-cell table:style-name="ce24" office:value-type="float" office:value="4726" calcext:value-type="float">
            <text:p>4,726</text:p>
          </table:table-cell>
          <table:table-cell table:style-name="ce24" office:value-type="float" office:value="4000" calcext:value-type="float">
            <text:p>4,000</text:p>
          </table:table-cell>
          <table:table-cell table:style-name="ce24" office:value-type="float" office:value="3316" calcext:value-type="float">
            <text:p>3,316</text:p>
          </table:table-cell>
          <table:table-cell table:style-name="ce24" office:value-type="float" office:value="2568" calcext:value-type="float">
            <text:p>2,568</text:p>
          </table:table-cell>
          <table:table-cell table:style-name="ce24" office:value-type="float" office:value="2086" calcext:value-type="float">
            <text:p>2,086</text:p>
          </table:table-cell>
          <table:table-cell table:style-name="ce24" office:value-type="float" office:value="5944" calcext:value-type="float">
            <text:p>5,944</text:p>
          </table:table-cell>
          <table:table-cell table:style-name="ce29"/>
          <table:table-cell table:style-name="ce29" office:value-type="float" office:value="2000" calcext:value-type="float">
            <text:p>2000</text:p>
          </table:table-cell>
          <table:table-cell table:style-name="ce29" table:number-columns-repeated="3"/>
          <table:table-cell table:number-columns-repeated="927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style-name="ce24" office:value-type="float" office:value="26345" calcext:value-type="float">
            <text:p>26,345</text:p>
          </table:table-cell>
          <table:table-cell table:style-name="ce24" office:value-type="float" office:value="27442" calcext:value-type="float">
            <text:p>27,442</text:p>
          </table:table-cell>
          <table:table-cell table:style-name="ce24" office:value-type="float" office:value="28604" calcext:value-type="float">
            <text:p>28,604</text:p>
          </table:table-cell>
          <table:table-cell table:style-name="ce24" office:value-type="float" office:value="29070" calcext:value-type="float">
            <text:p>29,070</text:p>
          </table:table-cell>
          <table:table-cell table:style-name="ce24" office:value-type="float" office:value="30311" calcext:value-type="float">
            <text:p>30,311</text:p>
          </table:table-cell>
          <table:table-cell table:style-name="ce24" office:value-type="float" office:value="29752" calcext:value-type="float">
            <text:p>29,752</text:p>
          </table:table-cell>
          <table:table-cell table:style-name="ce24" office:value-type="float" office:value="30334" calcext:value-type="float">
            <text:p>30,334</text:p>
          </table:table-cell>
          <table:table-cell table:style-name="ce24" office:value-type="float" office:value="31134" calcext:value-type="float">
            <text:p>31,134</text:p>
          </table:table-cell>
          <table:table-cell table:style-name="ce24" office:value-type="float" office:value="31970" calcext:value-type="float">
            <text:p>31,970</text:p>
          </table:table-cell>
          <table:table-cell table:style-name="ce24" office:value-type="float" office:value="33165" calcext:value-type="float">
            <text:p>33,165</text:p>
          </table:table-cell>
          <table:table-cell table:style-name="ce24" office:value-type="float" office:value="33401" calcext:value-type="float">
            <text:p>33,401</text:p>
          </table:table-cell>
          <table:table-cell table:style-name="ce24" office:value-type="float" office:value="32667" calcext:value-type="float">
            <text:p>32,667</text:p>
          </table:table-cell>
          <table:table-cell table:style-name="ce24" office:value-type="float" office:value="32548" calcext:value-type="float">
            <text:p>32,548</text:p>
          </table:table-cell>
          <table:table-cell table:style-name="ce24" office:value-type="float" office:value="33829" calcext:value-type="float">
            <text:p>33,829</text:p>
          </table:table-cell>
          <table:table-cell table:style-name="ce24" office:value-type="float" office:value="33294" calcext:value-type="float">
            <text:p>33,294</text:p>
          </table:table-cell>
          <table:table-cell table:style-name="ce24" office:value-type="float" office:value="33417" calcext:value-type="float">
            <text:p>33,417</text:p>
          </table:table-cell>
          <table:table-cell table:style-name="ce24" office:value-type="float" office:value="33268" calcext:value-type="float">
            <text:p>33,268</text:p>
          </table:table-cell>
          <table:table-cell table:style-name="ce24" office:value-type="float" office:value="31514" calcext:value-type="float">
            <text:p>31,514</text:p>
          </table:table-cell>
          <table:table-cell table:style-name="ce24" office:value-type="float" office:value="30950" calcext:value-type="float">
            <text:p>30,950</text:p>
          </table:table-cell>
          <table:table-cell table:style-name="ce24" office:value-type="float" office:value="31984" calcext:value-type="float">
            <text:p>31,984</text:p>
          </table:table-cell>
          <table:table-cell table:style-name="ce24" office:value-type="float" office:value="34395" calcext:value-type="float">
            <text:p>34,395</text:p>
          </table:table-cell>
          <table:table-cell table:style-name="ce24" office:value-type="float" office:value="34058" calcext:value-type="float">
            <text:p>34,058</text:p>
          </table:table-cell>
          <table:table-cell table:style-name="ce24" office:value-type="float" office:value="32430" calcext:value-type="float">
            <text:p>32,430</text:p>
          </table:table-cell>
          <table:table-cell table:style-name="ce24" office:value-type="float" office:value="29015" calcext:value-type="float">
            <text:p>29,015</text:p>
          </table:table-cell>
          <table:table-cell table:style-name="ce24" office:value-type="float" office:value="27811" calcext:value-type="float">
            <text:p>27,811</text:p>
          </table:table-cell>
          <table:table-cell table:style-name="ce24" office:value-type="float" office:value="29307" calcext:value-type="float">
            <text:p>29,307</text:p>
          </table:table-cell>
          <table:table-cell table:style-name="ce24" office:value-type="float" office:value="28969" calcext:value-type="float">
            <text:p>28,969</text:p>
          </table:table-cell>
          <table:table-cell table:style-name="ce24" office:value-type="float" office:value="29749" calcext:value-type="float">
            <text:p>29,749</text:p>
          </table:table-cell>
          <table:table-cell table:style-name="ce24" office:value-type="float" office:value="31758" calcext:value-type="float">
            <text:p>31,758</text:p>
          </table:table-cell>
          <table:table-cell table:style-name="ce24" office:value-type="float" office:value="33338" calcext:value-type="float">
            <text:p>33,338</text:p>
          </table:table-cell>
          <table:table-cell table:style-name="ce24" office:value-type="float" office:value="35438" calcext:value-type="float">
            <text:p>35,438</text:p>
          </table:table-cell>
          <table:table-cell table:style-name="ce24" office:value-type="float" office:value="35372" calcext:value-type="float">
            <text:p>35,372</text:p>
          </table:table-cell>
          <table:table-cell table:style-name="ce24" office:value-type="float" office:value="36882" calcext:value-type="float">
            <text:p>36,882</text:p>
          </table:table-cell>
          <table:table-cell table:style-name="ce24" office:value-type="float" office:value="37511" calcext:value-type="float">
            <text:p>37,511</text:p>
          </table:table-cell>
          <table:table-cell table:style-name="ce24" office:value-type="float" office:value="38979" calcext:value-type="float">
            <text:p>38,979</text:p>
          </table:table-cell>
          <table:table-cell table:style-name="ce24" office:value-type="float" office:value="37826" calcext:value-type="float">
            <text:p>37,826</text:p>
          </table:table-cell>
          <table:table-cell table:style-name="ce24" office:value-type="float" office:value="39511" calcext:value-type="float">
            <text:p>39,511</text:p>
          </table:table-cell>
          <table:table-cell table:style-name="ce24" office:value-type="float" office:value="39122" calcext:value-type="float">
            <text:p>39,122</text:p>
          </table:table-cell>
          <table:table-cell table:style-name="ce24" office:value-type="float" office:value="39110" calcext:value-type="float">
            <text:p>39,110</text:p>
          </table:table-cell>
          <table:table-cell table:style-name="ce24" office:value-type="float" office:value="39121" calcext:value-type="float">
            <text:p>39,121</text:p>
          </table:table-cell>
          <table:table-cell table:style-name="ce24" office:value-type="float" office:value="38174" calcext:value-type="float">
            <text:p>38,174</text:p>
          </table:table-cell>
          <table:table-cell table:style-name="ce24" office:value-type="float" office:value="37491" calcext:value-type="float">
            <text:p>37,491</text:p>
          </table:table-cell>
          <table:table-cell table:style-name="ce24" office:value-type="float" office:value="36990" calcext:value-type="float">
            <text:p>36,990</text:p>
          </table:table-cell>
          <table:table-cell table:style-name="ce24" office:value-type="float" office:value="36308" calcext:value-type="float">
            <text:p>36,308</text:p>
          </table:table-cell>
          <table:table-cell table:style-name="ce24" office:value-type="float" office:value="35595" calcext:value-type="float">
            <text:p>35,595</text:p>
          </table:table-cell>
          <table:table-cell table:style-name="ce24" office:value-type="float" office:value="35049" calcext:value-type="float">
            <text:p>35,049</text:p>
          </table:table-cell>
          <table:table-cell table:style-name="ce24" office:value-type="float" office:value="33712" calcext:value-type="float">
            <text:p>33,712</text:p>
          </table:table-cell>
          <table:table-cell table:style-name="ce24" office:value-type="float" office:value="33537" calcext:value-type="float">
            <text:p>33,537</text:p>
          </table:table-cell>
          <table:table-cell table:style-name="ce24" office:value-type="float" office:value="33003" calcext:value-type="float">
            <text:p>33,003</text:p>
          </table:table-cell>
          <table:table-cell table:style-name="ce24" office:value-type="float" office:value="31924" calcext:value-type="float">
            <text:p>31,924</text:p>
          </table:table-cell>
          <table:table-cell table:style-name="ce24" office:value-type="float" office:value="32664" calcext:value-type="float">
            <text:p>32,664</text:p>
          </table:table-cell>
          <table:table-cell table:style-name="ce24" office:value-type="float" office:value="33168" calcext:value-type="float">
            <text:p>33,168</text:p>
          </table:table-cell>
          <table:table-cell table:style-name="ce24" office:value-type="float" office:value="34264" calcext:value-type="float">
            <text:p>34,264</text:p>
          </table:table-cell>
          <table:table-cell table:style-name="ce24" office:value-type="float" office:value="35413" calcext:value-type="float">
            <text:p>35,413</text:p>
          </table:table-cell>
          <table:table-cell table:style-name="ce24" office:value-type="float" office:value="38429" calcext:value-type="float">
            <text:p>38,429</text:p>
          </table:table-cell>
          <table:table-cell table:style-name="ce24" office:value-type="float" office:value="29821" calcext:value-type="float">
            <text:p>29,821</text:p>
          </table:table-cell>
          <table:table-cell table:style-name="ce24" office:value-type="float" office:value="28429" calcext:value-type="float">
            <text:p>28,429</text:p>
          </table:table-cell>
          <table:table-cell table:style-name="ce24" office:value-type="float" office:value="29258" calcext:value-type="float">
            <text:p>29,258</text:p>
          </table:table-cell>
          <table:table-cell table:style-name="ce24" office:value-type="float" office:value="28241" calcext:value-type="float">
            <text:p>28,241</text:p>
          </table:table-cell>
          <table:table-cell table:style-name="ce24" office:value-type="float" office:value="26230" calcext:value-type="float">
            <text:p>26,230</text:p>
          </table:table-cell>
          <table:table-cell table:style-name="ce24" office:value-type="float" office:value="24634" calcext:value-type="float">
            <text:p>24,634</text:p>
          </table:table-cell>
          <table:table-cell table:style-name="ce24" office:value-type="float" office:value="25596" calcext:value-type="float">
            <text:p>25,596</text:p>
          </table:table-cell>
          <table:table-cell table:style-name="ce24" office:value-type="float" office:value="25280" calcext:value-type="float">
            <text:p>25,280</text:p>
          </table:table-cell>
          <table:table-cell table:style-name="ce24" office:value-type="float" office:value="25136" calcext:value-type="float">
            <text:p>25,136</text:p>
          </table:table-cell>
          <table:table-cell table:style-name="ce24" office:value-type="float" office:value="23976" calcext:value-type="float">
            <text:p>23,976</text:p>
          </table:table-cell>
          <table:table-cell table:style-name="ce24" office:value-type="float" office:value="23651" calcext:value-type="float">
            <text:p>23,651</text:p>
          </table:table-cell>
          <table:table-cell table:style-name="ce24" office:value-type="float" office:value="22881" calcext:value-type="float">
            <text:p>22,881</text:p>
          </table:table-cell>
          <table:table-cell table:style-name="ce24" office:value-type="float" office:value="21881" calcext:value-type="float">
            <text:p>21,881</text:p>
          </table:table-cell>
          <table:table-cell table:style-name="ce24" office:value-type="float" office:value="21010" calcext:value-type="float">
            <text:p>21,010</text:p>
          </table:table-cell>
          <table:table-cell table:style-name="ce24" office:value-type="float" office:value="20832" calcext:value-type="float">
            <text:p>20,832</text:p>
          </table:table-cell>
          <table:table-cell table:style-name="ce24" office:value-type="float" office:value="20080" calcext:value-type="float">
            <text:p>20,080</text:p>
          </table:table-cell>
          <table:table-cell table:style-name="ce24" office:value-type="float" office:value="19104" calcext:value-type="float">
            <text:p>19,104</text:p>
          </table:table-cell>
          <table:table-cell table:style-name="ce24" office:value-type="float" office:value="18246" calcext:value-type="float">
            <text:p>18,246</text:p>
          </table:table-cell>
          <table:table-cell table:style-name="ce24" office:value-type="float" office:value="16801" calcext:value-type="float">
            <text:p>16,801</text:p>
          </table:table-cell>
          <table:table-cell table:style-name="ce24" office:value-type="float" office:value="16009" calcext:value-type="float">
            <text:p>16,009</text:p>
          </table:table-cell>
          <table:table-cell table:style-name="ce24" office:value-type="float" office:value="15621" calcext:value-type="float">
            <text:p>15,621</text:p>
          </table:table-cell>
          <table:table-cell table:style-name="ce24" office:value-type="float" office:value="14176" calcext:value-type="float">
            <text:p>14,176</text:p>
          </table:table-cell>
          <table:table-cell table:style-name="ce24" office:value-type="float" office:value="13250" calcext:value-type="float">
            <text:p>13,250</text:p>
          </table:table-cell>
          <table:table-cell table:style-name="ce24" office:value-type="float" office:value="11694" calcext:value-type="float">
            <text:p>11,694</text:p>
          </table:table-cell>
          <table:table-cell table:style-name="ce24" office:value-type="float" office:value="11453" calcext:value-type="float">
            <text:p>11,453</text:p>
          </table:table-cell>
          <table:table-cell table:style-name="ce24" office:value-type="float" office:value="10662" calcext:value-type="float">
            <text:p>10,662</text:p>
          </table:table-cell>
          <table:table-cell table:style-name="ce24" office:value-type="float" office:value="10060" calcext:value-type="float">
            <text:p>10,060</text:p>
          </table:table-cell>
          <table:table-cell table:style-name="ce24" office:value-type="float" office:value="6242" calcext:value-type="float">
            <text:p>6,242</text:p>
          </table:table-cell>
          <table:table-cell table:style-name="ce24" office:value-type="float" office:value="5104" calcext:value-type="float">
            <text:p>5,104</text:p>
          </table:table-cell>
          <table:table-cell table:style-name="ce24" office:value-type="float" office:value="4905" calcext:value-type="float">
            <text:p>4,905</text:p>
          </table:table-cell>
          <table:table-cell table:style-name="ce24" office:value-type="float" office:value="4334" calcext:value-type="float">
            <text:p>4,334</text:p>
          </table:table-cell>
          <table:table-cell table:style-name="ce24" office:value-type="float" office:value="4077" calcext:value-type="float">
            <text:p>4,077</text:p>
          </table:table-cell>
          <table:table-cell table:style-name="ce24" office:value-type="float" office:value="3381" calcext:value-type="float">
            <text:p>3,381</text:p>
          </table:table-cell>
          <table:table-cell table:style-name="ce24" office:value-type="float" office:value="2778" calcext:value-type="float">
            <text:p>2,778</text:p>
          </table:table-cell>
          <table:table-cell table:style-name="ce24" office:value-type="float" office:value="2111" calcext:value-type="float">
            <text:p>2,111</text:p>
          </table:table-cell>
          <table:table-cell table:style-name="ce24" office:value-type="float" office:value="6367" calcext:value-type="float">
            <text:p>6,367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930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style-name="ce25" office:value-type="float" office:value="26115" calcext:value-type="float">
            <text:p>26,115</text:p>
          </table:table-cell>
          <table:table-cell table:style-name="ce25" office:value-type="float" office:value="26482" calcext:value-type="float">
            <text:p>26,482</text:p>
          </table:table-cell>
          <table:table-cell table:style-name="ce25" office:value-type="float" office:value="27594" calcext:value-type="float">
            <text:p>27,594</text:p>
          </table:table-cell>
          <table:table-cell table:style-name="ce25" office:value-type="float" office:value="28699" calcext:value-type="float">
            <text:p>28,699</text:p>
          </table:table-cell>
          <table:table-cell table:style-name="ce25" office:value-type="float" office:value="29176" calcext:value-type="float">
            <text:p>29,176</text:p>
          </table:table-cell>
          <table:table-cell table:style-name="ce25" office:value-type="float" office:value="30386" calcext:value-type="float">
            <text:p>30,386</text:p>
          </table:table-cell>
          <table:table-cell table:style-name="ce25" office:value-type="float" office:value="29910" calcext:value-type="float">
            <text:p>29,910</text:p>
          </table:table-cell>
          <table:table-cell table:style-name="ce25" office:value-type="float" office:value="30443" calcext:value-type="float">
            <text:p>30,443</text:p>
          </table:table-cell>
          <table:table-cell table:style-name="ce25" office:value-type="float" office:value="31233" calcext:value-type="float">
            <text:p>31,233</text:p>
          </table:table-cell>
          <table:table-cell table:style-name="ce25" office:value-type="float" office:value="31973" calcext:value-type="float">
            <text:p>31,973</text:p>
          </table:table-cell>
          <table:table-cell table:style-name="ce25" office:value-type="float" office:value="33154" calcext:value-type="float">
            <text:p>33,154</text:p>
          </table:table-cell>
          <table:table-cell table:style-name="ce25" office:value-type="float" office:value="33496" calcext:value-type="float">
            <text:p>33,496</text:p>
          </table:table-cell>
          <table:table-cell table:style-name="ce25" office:value-type="float" office:value="32572" calcext:value-type="float">
            <text:p>32,572</text:p>
          </table:table-cell>
          <table:table-cell table:style-name="ce25" office:value-type="float" office:value="32416" calcext:value-type="float">
            <text:p>32,416</text:p>
          </table:table-cell>
          <table:table-cell table:style-name="ce25" office:value-type="float" office:value="33643" calcext:value-type="float">
            <text:p>33,643</text:p>
          </table:table-cell>
          <table:table-cell table:style-name="ce25" office:value-type="float" office:value="33045" calcext:value-type="float">
            <text:p>33,045</text:p>
          </table:table-cell>
          <table:table-cell table:style-name="ce25" office:value-type="float" office:value="33204" calcext:value-type="float">
            <text:p>33,204</text:p>
          </table:table-cell>
          <table:table-cell table:style-name="ce25" office:value-type="float" office:value="32872" calcext:value-type="float">
            <text:p>32,872</text:p>
          </table:table-cell>
          <table:table-cell table:style-name="ce25" office:value-type="float" office:value="31093" calcext:value-type="float">
            <text:p>31,093</text:p>
          </table:table-cell>
          <table:table-cell table:style-name="ce25" office:value-type="float" office:value="31522" calcext:value-type="float">
            <text:p>31,522</text:p>
          </table:table-cell>
          <table:table-cell table:style-name="ce25" office:value-type="float" office:value="32389" calcext:value-type="float">
            <text:p>32,389</text:p>
          </table:table-cell>
          <table:table-cell table:style-name="ce25" office:value-type="float" office:value="34407" calcext:value-type="float">
            <text:p>34,407</text:p>
          </table:table-cell>
          <table:table-cell table:style-name="ce25" office:value-type="float" office:value="33998" calcext:value-type="float">
            <text:p>33,998</text:p>
          </table:table-cell>
          <table:table-cell table:style-name="ce25" office:value-type="float" office:value="32056" calcext:value-type="float">
            <text:p>32,056</text:p>
          </table:table-cell>
          <table:table-cell table:style-name="ce25" office:value-type="float" office:value="28731" calcext:value-type="float">
            <text:p>28,731</text:p>
          </table:table-cell>
          <table:table-cell table:style-name="ce25" office:value-type="float" office:value="27889" calcext:value-type="float">
            <text:p>27,889</text:p>
          </table:table-cell>
          <table:table-cell table:style-name="ce25" office:value-type="float" office:value="29243" calcext:value-type="float">
            <text:p>29,243</text:p>
          </table:table-cell>
          <table:table-cell table:style-name="ce25" office:value-type="float" office:value="29063" calcext:value-type="float">
            <text:p>29,063</text:p>
          </table:table-cell>
          <table:table-cell table:style-name="ce25" office:value-type="float" office:value="29782" calcext:value-type="float">
            <text:p>29,782</text:p>
          </table:table-cell>
          <table:table-cell table:style-name="ce25" office:value-type="float" office:value="31702" calcext:value-type="float">
            <text:p>31,702</text:p>
          </table:table-cell>
          <table:table-cell table:style-name="ce25" office:value-type="float" office:value="33322" calcext:value-type="float">
            <text:p>33,322</text:p>
          </table:table-cell>
          <table:table-cell table:style-name="ce25" office:value-type="float" office:value="35345" calcext:value-type="float">
            <text:p>35,345</text:p>
          </table:table-cell>
          <table:table-cell table:style-name="ce25" office:value-type="float" office:value="35299" calcext:value-type="float">
            <text:p>35,299</text:p>
          </table:table-cell>
          <table:table-cell table:style-name="ce25" office:value-type="float" office:value="36749" calcext:value-type="float">
            <text:p>36,749</text:p>
          </table:table-cell>
          <table:table-cell table:style-name="ce25" office:value-type="float" office:value="37253" calcext:value-type="float">
            <text:p>37,253</text:p>
          </table:table-cell>
          <table:table-cell table:style-name="ce25" office:value-type="float" office:value="38767" calcext:value-type="float">
            <text:p>38,767</text:p>
          </table:table-cell>
          <table:table-cell table:style-name="ce25" office:value-type="float" office:value="37754" calcext:value-type="float">
            <text:p>37,754</text:p>
          </table:table-cell>
          <table:table-cell table:style-name="ce25" office:value-type="float" office:value="39424" calcext:value-type="float">
            <text:p>39,424</text:p>
          </table:table-cell>
          <table:table-cell table:style-name="ce25" office:value-type="float" office:value="38998" calcext:value-type="float">
            <text:p>38,998</text:p>
          </table:table-cell>
          <table:table-cell table:style-name="ce25" office:value-type="float" office:value="39035" calcext:value-type="float">
            <text:p>39,035</text:p>
          </table:table-cell>
          <table:table-cell table:style-name="ce25" office:value-type="float" office:value="39230" calcext:value-type="float">
            <text:p>39,230</text:p>
          </table:table-cell>
          <table:table-cell table:style-name="ce25" office:value-type="float" office:value="38287" calcext:value-type="float">
            <text:p>38,287</text:p>
          </table:table-cell>
          <table:table-cell table:style-name="ce25" office:value-type="float" office:value="37531" calcext:value-type="float">
            <text:p>37,531</text:p>
          </table:table-cell>
          <table:table-cell table:style-name="ce25" office:value-type="float" office:value="37064" calcext:value-type="float">
            <text:p>37,064</text:p>
          </table:table-cell>
          <table:table-cell table:style-name="ce25" office:value-type="float" office:value="36280" calcext:value-type="float">
            <text:p>36,280</text:p>
          </table:table-cell>
          <table:table-cell table:style-name="ce25" office:value-type="float" office:value="35591" calcext:value-type="float">
            <text:p>35,591</text:p>
          </table:table-cell>
          <table:table-cell table:style-name="ce25" office:value-type="float" office:value="35008" calcext:value-type="float">
            <text:p>35,008</text:p>
          </table:table-cell>
          <table:table-cell table:style-name="ce25" office:value-type="float" office:value="33655" calcext:value-type="float">
            <text:p>33,655</text:p>
          </table:table-cell>
          <table:table-cell table:style-name="ce25" office:value-type="float" office:value="33540" calcext:value-type="float">
            <text:p>33,540</text:p>
          </table:table-cell>
          <table:table-cell table:style-name="ce25" office:value-type="float" office:value="32949" calcext:value-type="float">
            <text:p>32,949</text:p>
          </table:table-cell>
          <table:table-cell table:style-name="ce25" office:value-type="float" office:value="31866" calcext:value-type="float">
            <text:p>31,866</text:p>
          </table:table-cell>
          <table:table-cell table:style-name="ce25" office:value-type="float" office:value="32618" calcext:value-type="float">
            <text:p>32,618</text:p>
          </table:table-cell>
          <table:table-cell table:style-name="ce25" office:value-type="float" office:value="33063" calcext:value-type="float">
            <text:p>33,063</text:p>
          </table:table-cell>
          <table:table-cell table:style-name="ce25" office:value-type="float" office:value="34176" calcext:value-type="float">
            <text:p>34,176</text:p>
          </table:table-cell>
          <table:table-cell table:style-name="ce25" office:value-type="float" office:value="35257" calcext:value-type="float">
            <text:p>35,257</text:p>
          </table:table-cell>
          <table:table-cell table:style-name="ce25" office:value-type="float" office:value="38258" calcext:value-type="float">
            <text:p>38,258</text:p>
          </table:table-cell>
          <table:table-cell table:style-name="ce25" office:value-type="float" office:value="29629" calcext:value-type="float">
            <text:p>29,629</text:p>
          </table:table-cell>
          <table:table-cell table:style-name="ce25" office:value-type="float" office:value="28252" calcext:value-type="float">
            <text:p>28,252</text:p>
          </table:table-cell>
          <table:table-cell table:style-name="ce25" office:value-type="float" office:value="29062" calcext:value-type="float">
            <text:p>29,062</text:p>
          </table:table-cell>
          <table:table-cell table:style-name="ce25" office:value-type="float" office:value="27954" calcext:value-type="float">
            <text:p>27,954</text:p>
          </table:table-cell>
          <table:table-cell table:style-name="ce25" office:value-type="float" office:value="25977" calcext:value-type="float">
            <text:p>25,977</text:p>
          </table:table-cell>
          <table:table-cell table:style-name="ce25" office:value-type="float" office:value="24335" calcext:value-type="float">
            <text:p>24,335</text:p>
          </table:table-cell>
          <table:table-cell table:style-name="ce25" office:value-type="float" office:value="25226" calcext:value-type="float">
            <text:p>25,226</text:p>
          </table:table-cell>
          <table:table-cell table:style-name="ce25" office:value-type="float" office:value="24912" calcext:value-type="float">
            <text:p>24,912</text:p>
          </table:table-cell>
          <table:table-cell table:style-name="ce25" office:value-type="float" office:value="24696" calcext:value-type="float">
            <text:p>24,696</text:p>
          </table:table-cell>
          <table:table-cell table:style-name="ce25" office:value-type="float" office:value="23561" calcext:value-type="float">
            <text:p>23,561</text:p>
          </table:table-cell>
          <table:table-cell table:style-name="ce25" office:value-type="float" office:value="23137" calcext:value-type="float">
            <text:p>23,137</text:p>
          </table:table-cell>
          <table:table-cell table:style-name="ce25" office:value-type="float" office:value="22340" calcext:value-type="float">
            <text:p>22,340</text:p>
          </table:table-cell>
          <table:table-cell table:style-name="ce25" office:value-type="float" office:value="21335" calcext:value-type="float">
            <text:p>21,335</text:p>
          </table:table-cell>
          <table:table-cell table:style-name="ce25" office:value-type="float" office:value="20433" calcext:value-type="float">
            <text:p>20,433</text:p>
          </table:table-cell>
          <table:table-cell table:style-name="ce25" office:value-type="float" office:value="20189" calcext:value-type="float">
            <text:p>20,189</text:p>
          </table:table-cell>
          <table:table-cell table:style-name="ce25" office:value-type="float" office:value="19385" calcext:value-type="float">
            <text:p>19,385</text:p>
          </table:table-cell>
          <table:table-cell table:style-name="ce25" office:value-type="float" office:value="18367" calcext:value-type="float">
            <text:p>18,367</text:p>
          </table:table-cell>
          <table:table-cell table:style-name="ce25" office:value-type="float" office:value="17444" calcext:value-type="float">
            <text:p>17,444</text:p>
          </table:table-cell>
          <table:table-cell table:style-name="ce25" office:value-type="float" office:value="15945" calcext:value-type="float">
            <text:p>15,945</text:p>
          </table:table-cell>
          <table:table-cell table:style-name="ce25" office:value-type="float" office:value="15152" calcext:value-type="float">
            <text:p>15,152</text:p>
          </table:table-cell>
          <table:table-cell table:style-name="ce25" office:value-type="float" office:value="14726" calcext:value-type="float">
            <text:p>14,726</text:p>
          </table:table-cell>
          <table:table-cell table:style-name="ce25" office:value-type="float" office:value="13258" calcext:value-type="float">
            <text:p>13,258</text:p>
          </table:table-cell>
          <table:table-cell table:style-name="ce25" office:value-type="float" office:value="12361" calcext:value-type="float">
            <text:p>12,361</text:p>
          </table:table-cell>
          <table:table-cell table:style-name="ce25" office:value-type="float" office:value="10787" calcext:value-type="float">
            <text:p>10,787</text:p>
          </table:table-cell>
          <table:table-cell table:style-name="ce25" office:value-type="float" office:value="10496" calcext:value-type="float">
            <text:p>10,496</text:p>
          </table:table-cell>
          <table:table-cell table:style-name="ce25" office:value-type="float" office:value="10120" calcext:value-type="float">
            <text:p>10,120</text:p>
          </table:table-cell>
          <table:table-cell table:style-name="ce25" office:value-type="float" office:value="9245" calcext:value-type="float">
            <text:p>9,245</text:p>
          </table:table-cell>
          <table:table-cell table:style-name="ce25" office:value-type="float" office:value="5604" calcext:value-type="float">
            <text:p>5,604</text:p>
          </table:table-cell>
          <table:table-cell table:style-name="ce25" office:value-type="float" office:value="4679" calcext:value-type="float">
            <text:p>4,679</text:p>
          </table:table-cell>
          <table:table-cell table:style-name="ce25" office:value-type="float" office:value="4449" calcext:value-type="float">
            <text:p>4,449</text:p>
          </table:table-cell>
          <table:table-cell table:style-name="ce25" office:value-type="float" office:value="3810" calcext:value-type="float">
            <text:p>3,810</text:p>
          </table:table-cell>
          <table:table-cell table:style-name="ce25" office:value-type="float" office:value="3497" calcext:value-type="float">
            <text:p>3,497</text:p>
          </table:table-cell>
          <table:table-cell table:style-name="ce25" office:value-type="float" office:value="2834" calcext:value-type="float">
            <text:p>2,834</text:p>
          </table:table-cell>
          <table:table-cell table:style-name="ce25" office:value-type="float" office:value="2303" calcext:value-type="float">
            <text:p>2,303</text:p>
          </table:table-cell>
          <table:table-cell table:style-name="ce25" office:value-type="float" office:value="5536" calcext:value-type="float">
            <text:p>5,536</text:p>
          </table:table-cell>
          <table:table-cell table:style-name="ce25"/>
          <table:table-cell office:value-type="float" office:value="2002" calcext:value-type="float">
            <text:p>2002</text:p>
          </table:table-cell>
          <table:table-cell table:style-name="ce25"/>
          <table:table-cell table:number-columns-repeated="929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style-name="ce25" office:value-type="float" office:value="26463" calcext:value-type="float">
            <text:p>26,463</text:p>
          </table:table-cell>
          <table:table-cell table:style-name="ce25" office:value-type="float" office:value="26102" calcext:value-type="float">
            <text:p>26,102</text:p>
          </table:table-cell>
          <table:table-cell table:style-name="ce25" office:value-type="float" office:value="26538" calcext:value-type="float">
            <text:p>26,538</text:p>
          </table:table-cell>
          <table:table-cell table:style-name="ce25" office:value-type="float" office:value="27686" calcext:value-type="float">
            <text:p>27,686</text:p>
          </table:table-cell>
          <table:table-cell table:style-name="ce25" office:value-type="float" office:value="28758" calcext:value-type="float">
            <text:p>28,758</text:p>
          </table:table-cell>
          <table:table-cell table:style-name="ce25" office:value-type="float" office:value="29276" calcext:value-type="float">
            <text:p>29,276</text:p>
          </table:table-cell>
          <table:table-cell table:style-name="ce25" office:value-type="float" office:value="30442" calcext:value-type="float">
            <text:p>30,442</text:p>
          </table:table-cell>
          <table:table-cell table:style-name="ce25" office:value-type="float" office:value="30063" calcext:value-type="float">
            <text:p>30,063</text:p>
          </table:table-cell>
          <table:table-cell table:style-name="ce25" office:value-type="float" office:value="30548" calcext:value-type="float">
            <text:p>30,548</text:p>
          </table:table-cell>
          <table:table-cell table:style-name="ce25" office:value-type="float" office:value="31361" calcext:value-type="float">
            <text:p>31,361</text:p>
          </table:table-cell>
          <table:table-cell table:style-name="ce25" office:value-type="float" office:value="31959" calcext:value-type="float">
            <text:p>31,959</text:p>
          </table:table-cell>
          <table:table-cell table:style-name="ce25" office:value-type="float" office:value="33184" calcext:value-type="float">
            <text:p>33,184</text:p>
          </table:table-cell>
          <table:table-cell table:style-name="ce25" office:value-type="float" office:value="33332" calcext:value-type="float">
            <text:p>33,332</text:p>
          </table:table-cell>
          <table:table-cell table:style-name="ce25" office:value-type="float" office:value="32436" calcext:value-type="float">
            <text:p>32,436</text:p>
          </table:table-cell>
          <table:table-cell table:style-name="ce25" office:value-type="float" office:value="32256" calcext:value-type="float">
            <text:p>32,256</text:p>
          </table:table-cell>
          <table:table-cell table:style-name="ce25" office:value-type="float" office:value="33414" calcext:value-type="float">
            <text:p>33,414</text:p>
          </table:table-cell>
          <table:table-cell table:style-name="ce25" office:value-type="float" office:value="32735" calcext:value-type="float">
            <text:p>32,735</text:p>
          </table:table-cell>
          <table:table-cell table:style-name="ce25" office:value-type="float" office:value="32888" calcext:value-type="float">
            <text:p>32,888</text:p>
          </table:table-cell>
          <table:table-cell table:style-name="ce25" office:value-type="float" office:value="32447" calcext:value-type="float">
            <text:p>32,447</text:p>
          </table:table-cell>
          <table:table-cell table:style-name="ce25" office:value-type="float" office:value="31634" calcext:value-type="float">
            <text:p>31,634</text:p>
          </table:table-cell>
          <table:table-cell table:style-name="ce25" office:value-type="float" office:value="31979" calcext:value-type="float">
            <text:p>31,979</text:p>
          </table:table-cell>
          <table:table-cell table:style-name="ce25" office:value-type="float" office:value="32708" calcext:value-type="float">
            <text:p>32,708</text:p>
          </table:table-cell>
          <table:table-cell table:style-name="ce25" office:value-type="float" office:value="34407" calcext:value-type="float">
            <text:p>34,407</text:p>
          </table:table-cell>
          <table:table-cell table:style-name="ce25" office:value-type="float" office:value="33461" calcext:value-type="float">
            <text:p>33,461</text:p>
          </table:table-cell>
          <table:table-cell table:style-name="ce25" office:value-type="float" office:value="31654" calcext:value-type="float">
            <text:p>31,654</text:p>
          </table:table-cell>
          <table:table-cell table:style-name="ce25" office:value-type="float" office:value="28496" calcext:value-type="float">
            <text:p>28,496</text:p>
          </table:table-cell>
          <table:table-cell table:style-name="ce25" office:value-type="float" office:value="27604" calcext:value-type="float">
            <text:p>27,604</text:p>
          </table:table-cell>
          <table:table-cell table:style-name="ce25" office:value-type="float" office:value="29234" calcext:value-type="float">
            <text:p>29,234</text:p>
          </table:table-cell>
          <table:table-cell table:style-name="ce25" office:value-type="float" office:value="29009" calcext:value-type="float">
            <text:p>29,009</text:p>
          </table:table-cell>
          <table:table-cell table:style-name="ce25" office:value-type="float" office:value="29722" calcext:value-type="float">
            <text:p>29,722</text:p>
          </table:table-cell>
          <table:table-cell table:style-name="ce25" office:value-type="float" office:value="31726" calcext:value-type="float">
            <text:p>31,726</text:p>
          </table:table-cell>
          <table:table-cell table:style-name="ce25" office:value-type="float" office:value="33421" calcext:value-type="float">
            <text:p>33,421</text:p>
          </table:table-cell>
          <table:table-cell table:style-name="ce25" office:value-type="float" office:value="35322" calcext:value-type="float">
            <text:p>35,322</text:p>
          </table:table-cell>
          <table:table-cell table:style-name="ce25" office:value-type="float" office:value="35334" calcext:value-type="float">
            <text:p>35,334</text:p>
          </table:table-cell>
          <table:table-cell table:style-name="ce25" office:value-type="float" office:value="36793" calcext:value-type="float">
            <text:p>36,793</text:p>
          </table:table-cell>
          <table:table-cell table:style-name="ce25" office:value-type="float" office:value="37379" calcext:value-type="float">
            <text:p>37,379</text:p>
          </table:table-cell>
          <table:table-cell table:style-name="ce25" office:value-type="float" office:value="38850" calcext:value-type="float">
            <text:p>38,850</text:p>
          </table:table-cell>
          <table:table-cell table:style-name="ce25" office:value-type="float" office:value="37892" calcext:value-type="float">
            <text:p>37,892</text:p>
          </table:table-cell>
          <table:table-cell table:style-name="ce25" office:value-type="float" office:value="39631" calcext:value-type="float">
            <text:p>39,631</text:p>
          </table:table-cell>
          <table:table-cell table:style-name="ce25" office:value-type="float" office:value="39144" calcext:value-type="float">
            <text:p>39,144</text:p>
          </table:table-cell>
          <table:table-cell table:style-name="ce25" office:value-type="float" office:value="39173" calcext:value-type="float">
            <text:p>39,173</text:p>
          </table:table-cell>
          <table:table-cell table:style-name="ce25" office:value-type="float" office:value="39259" calcext:value-type="float">
            <text:p>39,259</text:p>
          </table:table-cell>
          <table:table-cell table:style-name="ce25" office:value-type="float" office:value="38236" calcext:value-type="float">
            <text:p>38,236</text:p>
          </table:table-cell>
          <table:table-cell table:style-name="ce25" office:value-type="float" office:value="37532" calcext:value-type="float">
            <text:p>37,532</text:p>
          </table:table-cell>
          <table:table-cell table:style-name="ce25" office:value-type="float" office:value="37055" calcext:value-type="float">
            <text:p>37,055</text:p>
          </table:table-cell>
          <table:table-cell table:style-name="ce25" office:value-type="float" office:value="36251" calcext:value-type="float">
            <text:p>36,251</text:p>
          </table:table-cell>
          <table:table-cell table:style-name="ce25" office:value-type="float" office:value="35542" calcext:value-type="float">
            <text:p>35,542</text:p>
          </table:table-cell>
          <table:table-cell table:style-name="ce25" office:value-type="float" office:value="34981" calcext:value-type="float">
            <text:p>34,981</text:p>
          </table:table-cell>
          <table:table-cell table:style-name="ce25" office:value-type="float" office:value="33537" calcext:value-type="float">
            <text:p>33,537</text:p>
          </table:table-cell>
          <table:table-cell table:style-name="ce25" office:value-type="float" office:value="33412" calcext:value-type="float">
            <text:p>33,412</text:p>
          </table:table-cell>
          <table:table-cell table:style-name="ce25" office:value-type="float" office:value="32855" calcext:value-type="float">
            <text:p>32,855</text:p>
          </table:table-cell>
          <table:table-cell table:style-name="ce25" office:value-type="float" office:value="31743" calcext:value-type="float">
            <text:p>31,743</text:p>
          </table:table-cell>
          <table:table-cell table:style-name="ce25" office:value-type="float" office:value="32468" calcext:value-type="float">
            <text:p>32,468</text:p>
          </table:table-cell>
          <table:table-cell table:style-name="ce25" office:value-type="float" office:value="32921" calcext:value-type="float">
            <text:p>32,921</text:p>
          </table:table-cell>
          <table:table-cell table:style-name="ce25" office:value-type="float" office:value="34055" calcext:value-type="float">
            <text:p>34,055</text:p>
          </table:table-cell>
          <table:table-cell table:style-name="ce25" office:value-type="float" office:value="35117" calcext:value-type="float">
            <text:p>35,117</text:p>
          </table:table-cell>
          <table:table-cell table:style-name="ce25" office:value-type="float" office:value="38071" calcext:value-type="float">
            <text:p>38,071</text:p>
          </table:table-cell>
          <table:table-cell table:style-name="ce25" office:value-type="float" office:value="29491" calcext:value-type="float">
            <text:p>29,491</text:p>
          </table:table-cell>
          <table:table-cell table:style-name="ce25" office:value-type="float" office:value="28024" calcext:value-type="float">
            <text:p>28,024</text:p>
          </table:table-cell>
          <table:table-cell table:style-name="ce25" office:value-type="float" office:value="28868" calcext:value-type="float">
            <text:p>28,868</text:p>
          </table:table-cell>
          <table:table-cell table:style-name="ce25" office:value-type="float" office:value="27667" calcext:value-type="float">
            <text:p>27,667</text:p>
          </table:table-cell>
          <table:table-cell table:style-name="ce25" office:value-type="float" office:value="25671" calcext:value-type="float">
            <text:p>25,671</text:p>
          </table:table-cell>
          <table:table-cell table:style-name="ce25" office:value-type="float" office:value="24017" calcext:value-type="float">
            <text:p>24,017</text:p>
          </table:table-cell>
          <table:table-cell table:style-name="ce25" office:value-type="float" office:value="24825" calcext:value-type="float">
            <text:p>24,825</text:p>
          </table:table-cell>
          <table:table-cell table:style-name="ce25" office:value-type="float" office:value="24522" calcext:value-type="float">
            <text:p>24,522</text:p>
          </table:table-cell>
          <table:table-cell table:style-name="ce25" office:value-type="float" office:value="24246" calcext:value-type="float">
            <text:p>24,246</text:p>
          </table:table-cell>
          <table:table-cell table:style-name="ce25" office:value-type="float" office:value="23086" calcext:value-type="float">
            <text:p>23,086</text:p>
          </table:table-cell>
          <table:table-cell table:style-name="ce25" office:value-type="float" office:value="22604" calcext:value-type="float">
            <text:p>22,604</text:p>
          </table:table-cell>
          <table:table-cell table:style-name="ce25" office:value-type="float" office:value="21829" calcext:value-type="float">
            <text:p>21,829</text:p>
          </table:table-cell>
          <table:table-cell table:style-name="ce25" office:value-type="float" office:value="20714" calcext:value-type="float">
            <text:p>20,714</text:p>
          </table:table-cell>
          <table:table-cell table:style-name="ce25" office:value-type="float" office:value="19836" calcext:value-type="float">
            <text:p>19,836</text:p>
          </table:table-cell>
          <table:table-cell table:style-name="ce25" office:value-type="float" office:value="19549" calcext:value-type="float">
            <text:p>19,549</text:p>
          </table:table-cell>
          <table:table-cell table:style-name="ce25" office:value-type="float" office:value="18649" calcext:value-type="float">
            <text:p>18,649</text:p>
          </table:table-cell>
          <table:table-cell table:style-name="ce25" office:value-type="float" office:value="17594" calcext:value-type="float">
            <text:p>17,594</text:p>
          </table:table-cell>
          <table:table-cell table:style-name="ce25" office:value-type="float" office:value="16592" calcext:value-type="float">
            <text:p>16,592</text:p>
          </table:table-cell>
          <table:table-cell table:style-name="ce25" office:value-type="float" office:value="15066" calcext:value-type="float">
            <text:p>15,066</text:p>
          </table:table-cell>
          <table:table-cell table:style-name="ce25" office:value-type="float" office:value="14307" calcext:value-type="float">
            <text:p>14,307</text:p>
          </table:table-cell>
          <table:table-cell table:style-name="ce25" office:value-type="float" office:value="13774" calcext:value-type="float">
            <text:p>13,774</text:p>
          </table:table-cell>
          <table:table-cell table:style-name="ce25" office:value-type="float" office:value="12378" calcext:value-type="float">
            <text:p>12,378</text:p>
          </table:table-cell>
          <table:table-cell table:style-name="ce25" office:value-type="float" office:value="11454" calcext:value-type="float">
            <text:p>11,454</text:p>
          </table:table-cell>
          <table:table-cell table:style-name="ce25" office:value-type="float" office:value="9843" calcext:value-type="float">
            <text:p>9,843</text:p>
          </table:table-cell>
          <table:table-cell table:style-name="ce25" office:value-type="float" office:value="9515" calcext:value-type="float">
            <text:p>9,515</text:p>
          </table:table-cell>
          <table:table-cell table:style-name="ce25" office:value-type="float" office:value="9138" calcext:value-type="float">
            <text:p>9,138</text:p>
          </table:table-cell>
          <table:table-cell table:style-name="ce25" office:value-type="float" office:value="8238" calcext:value-type="float">
            <text:p>8,238</text:p>
          </table:table-cell>
          <table:table-cell table:style-name="ce25" office:value-type="float" office:value="4934" calcext:value-type="float">
            <text:p>4,934</text:p>
          </table:table-cell>
          <table:table-cell table:style-name="ce25" office:value-type="float" office:value="4048" calcext:value-type="float">
            <text:p>4,048</text:p>
          </table:table-cell>
          <table:table-cell table:style-name="ce25" office:value-type="float" office:value="3834" calcext:value-type="float">
            <text:p>3,834</text:p>
          </table:table-cell>
          <table:table-cell table:style-name="ce25" office:value-type="float" office:value="3216" calcext:value-type="float">
            <text:p>3,216</text:p>
          </table:table-cell>
          <table:table-cell table:style-name="ce25" office:value-type="float" office:value="2930" calcext:value-type="float">
            <text:p>2,930</text:p>
          </table:table-cell>
          <table:table-cell table:style-name="ce25" office:value-type="float" office:value="2312" calcext:value-type="float">
            <text:p>2,312</text:p>
          </table:table-cell>
          <table:table-cell table:style-name="ce25" office:value-type="float" office:value="5838" calcext:value-type="float">
            <text:p>5,838</text:p>
          </table:table-cell>
          <table:table-cell table:style-name="ce25"/>
          <table:table-cell office:value-type="float" office:value="2003" calcext:value-type="float">
            <text:p>2003</text:p>
          </table:table-cell>
          <table:table-cell table:style-name="ce25"/>
          <table:table-cell table:number-columns-repeated="929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style-name="ce24" office:value-type="float" office:value="27629" calcext:value-type="float">
            <text:p>27,629</text:p>
          </table:table-cell>
          <table:table-cell table:style-name="ce24" office:value-type="float" office:value="26518" calcext:value-type="float">
            <text:p>26,518</text:p>
          </table:table-cell>
          <table:table-cell table:style-name="ce24" office:value-type="float" office:value="26167" calcext:value-type="float">
            <text:p>26,167</text:p>
          </table:table-cell>
          <table:table-cell table:style-name="ce24" office:value-type="float" office:value="26713" calcext:value-type="float">
            <text:p>26,713</text:p>
          </table:table-cell>
          <table:table-cell table:style-name="ce24" office:value-type="float" office:value="27835" calcext:value-type="float">
            <text:p>27,835</text:p>
          </table:table-cell>
          <table:table-cell table:style-name="ce24" office:value-type="float" office:value="28870" calcext:value-type="float">
            <text:p>28,870</text:p>
          </table:table-cell>
          <table:table-cell table:style-name="ce24" office:value-type="float" office:value="29466" calcext:value-type="float">
            <text:p>29,466</text:p>
          </table:table-cell>
          <table:table-cell table:style-name="ce24" office:value-type="float" office:value="30545" calcext:value-type="float">
            <text:p>30,545</text:p>
          </table:table-cell>
          <table:table-cell table:style-name="ce24" office:value-type="float" office:value="30287" calcext:value-type="float">
            <text:p>30,287</text:p>
          </table:table-cell>
          <table:table-cell table:style-name="ce24" office:value-type="float" office:value="30690" calcext:value-type="float">
            <text:p>30,690</text:p>
          </table:table-cell>
          <table:table-cell table:style-name="ce24" office:value-type="float" office:value="31484" calcext:value-type="float">
            <text:p>31,484</text:p>
          </table:table-cell>
          <table:table-cell table:style-name="ce24" office:value-type="float" office:value="31998" calcext:value-type="float">
            <text:p>31,998</text:p>
          </table:table-cell>
          <table:table-cell table:style-name="ce24" office:value-type="float" office:value="33243" calcext:value-type="float">
            <text:p>33,243</text:p>
          </table:table-cell>
          <table:table-cell table:style-name="ce24" office:value-type="float" office:value="33280" calcext:value-type="float">
            <text:p>33,280</text:p>
          </table:table-cell>
          <table:table-cell table:style-name="ce24" office:value-type="float" office:value="32379" calcext:value-type="float">
            <text:p>32,379</text:p>
          </table:table-cell>
          <table:table-cell table:style-name="ce24" office:value-type="float" office:value="32213" calcext:value-type="float">
            <text:p>32,213</text:p>
          </table:table-cell>
          <table:table-cell table:style-name="ce24" office:value-type="float" office:value="33269" calcext:value-type="float">
            <text:p>33,269</text:p>
          </table:table-cell>
          <table:table-cell table:style-name="ce24" office:value-type="float" office:value="32435" calcext:value-type="float">
            <text:p>32,435</text:p>
          </table:table-cell>
          <table:table-cell table:style-name="ce24" office:value-type="float" office:value="32613" calcext:value-type="float">
            <text:p>32,613</text:p>
          </table:table-cell>
          <table:table-cell table:style-name="ce24" office:value-type="float" office:value="33102" calcext:value-type="float">
            <text:p>33,102</text:p>
          </table:table-cell>
          <table:table-cell table:style-name="ce24" office:value-type="float" office:value="32073" calcext:value-type="float">
            <text:p>32,073</text:p>
          </table:table-cell>
          <table:table-cell table:style-name="ce24" office:value-type="float" office:value="32334" calcext:value-type="float">
            <text:p>32,334</text:p>
          </table:table-cell>
          <table:table-cell table:style-name="ce24" office:value-type="float" office:value="32703" calcext:value-type="float">
            <text:p>32,703</text:p>
          </table:table-cell>
          <table:table-cell table:style-name="ce24" office:value-type="float" office:value="34013" calcext:value-type="float">
            <text:p>34,013</text:p>
          </table:table-cell>
          <table:table-cell table:style-name="ce24" office:value-type="float" office:value="33185" calcext:value-type="float">
            <text:p>33,185</text:p>
          </table:table-cell>
          <table:table-cell table:style-name="ce24" office:value-type="float" office:value="31379" calcext:value-type="float">
            <text:p>31,379</text:p>
          </table:table-cell>
          <table:table-cell table:style-name="ce24" office:value-type="float" office:value="28277" calcext:value-type="float">
            <text:p>28,277</text:p>
          </table:table-cell>
          <table:table-cell table:style-name="ce24" office:value-type="float" office:value="27603" calcext:value-type="float">
            <text:p>27,603</text:p>
          </table:table-cell>
          <table:table-cell table:style-name="ce24" office:value-type="float" office:value="29152" calcext:value-type="float">
            <text:p>29,152</text:p>
          </table:table-cell>
          <table:table-cell table:style-name="ce24" office:value-type="float" office:value="29108" calcext:value-type="float">
            <text:p>29,108</text:p>
          </table:table-cell>
          <table:table-cell table:style-name="ce24" office:value-type="float" office:value="29849" calcext:value-type="float">
            <text:p>29,849</text:p>
          </table:table-cell>
          <table:table-cell table:style-name="ce24" office:value-type="float" office:value="31819" calcext:value-type="float">
            <text:p>31,819</text:p>
          </table:table-cell>
          <table:table-cell table:style-name="ce24" office:value-type="float" office:value="33669" calcext:value-type="float">
            <text:p>33,669</text:p>
          </table:table-cell>
          <table:table-cell table:style-name="ce24" office:value-type="float" office:value="35412" calcext:value-type="float">
            <text:p>35,412</text:p>
          </table:table-cell>
          <table:table-cell table:style-name="ce24" office:value-type="float" office:value="35376" calcext:value-type="float">
            <text:p>35,376</text:p>
          </table:table-cell>
          <table:table-cell table:style-name="ce24" office:value-type="float" office:value="36961" calcext:value-type="float">
            <text:p>36,961</text:p>
          </table:table-cell>
          <table:table-cell table:style-name="ce24" office:value-type="float" office:value="37595" calcext:value-type="float">
            <text:p>37,595</text:p>
          </table:table-cell>
          <table:table-cell table:style-name="ce24" office:value-type="float" office:value="38985" calcext:value-type="float">
            <text:p>38,985</text:p>
          </table:table-cell>
          <table:table-cell table:style-name="ce24" office:value-type="float" office:value="38129" calcext:value-type="float">
            <text:p>38,129</text:p>
          </table:table-cell>
          <table:table-cell table:style-name="ce24" office:value-type="float" office:value="39790" calcext:value-type="float">
            <text:p>39,790</text:p>
          </table:table-cell>
          <table:table-cell table:style-name="ce24" office:value-type="float" office:value="39326" calcext:value-type="float">
            <text:p>39,326</text:p>
          </table:table-cell>
          <table:table-cell table:style-name="ce24" office:value-type="float" office:value="39316" calcext:value-type="float">
            <text:p>39,316</text:p>
          </table:table-cell>
          <table:table-cell table:style-name="ce24" office:value-type="float" office:value="39349" calcext:value-type="float">
            <text:p>39,349</text:p>
          </table:table-cell>
          <table:table-cell table:style-name="ce24" office:value-type="float" office:value="38308" calcext:value-type="float">
            <text:p>38,308</text:p>
          </table:table-cell>
          <table:table-cell table:style-name="ce24" office:value-type="float" office:value="37545" calcext:value-type="float">
            <text:p>37,545</text:p>
          </table:table-cell>
          <table:table-cell table:style-name="ce24" office:value-type="float" office:value="37039" calcext:value-type="float">
            <text:p>37,039</text:p>
          </table:table-cell>
          <table:table-cell table:style-name="ce24" office:value-type="float" office:value="36190" calcext:value-type="float">
            <text:p>36,190</text:p>
          </table:table-cell>
          <table:table-cell table:style-name="ce24" office:value-type="float" office:value="35539" calcext:value-type="float">
            <text:p>35,539</text:p>
          </table:table-cell>
          <table:table-cell table:style-name="ce24" office:value-type="float" office:value="34986" calcext:value-type="float">
            <text:p>34,986</text:p>
          </table:table-cell>
          <table:table-cell table:style-name="ce24" office:value-type="float" office:value="33511" calcext:value-type="float">
            <text:p>33,511</text:p>
          </table:table-cell>
          <table:table-cell table:style-name="ce24" office:value-type="float" office:value="33379" calcext:value-type="float">
            <text:p>33,379</text:p>
          </table:table-cell>
          <table:table-cell table:style-name="ce24" office:value-type="float" office:value="32816" calcext:value-type="float">
            <text:p>32,816</text:p>
          </table:table-cell>
          <table:table-cell table:style-name="ce24" office:value-type="float" office:value="31692" calcext:value-type="float">
            <text:p>31,692</text:p>
          </table:table-cell>
          <table:table-cell table:style-name="ce24" office:value-type="float" office:value="32418" calcext:value-type="float">
            <text:p>32,418</text:p>
          </table:table-cell>
          <table:table-cell table:style-name="ce24" office:value-type="float" office:value="32864" calcext:value-type="float">
            <text:p>32,864</text:p>
          </table:table-cell>
          <table:table-cell table:style-name="ce24" office:value-type="float" office:value="33898" calcext:value-type="float">
            <text:p>33,898</text:p>
          </table:table-cell>
          <table:table-cell table:style-name="ce24" office:value-type="float" office:value="35018" calcext:value-type="float">
            <text:p>35,018</text:p>
          </table:table-cell>
          <table:table-cell table:style-name="ce24" office:value-type="float" office:value="37939" calcext:value-type="float">
            <text:p>37,939</text:p>
          </table:table-cell>
          <table:table-cell table:style-name="ce24" office:value-type="float" office:value="29313" calcext:value-type="float">
            <text:p>29,313</text:p>
          </table:table-cell>
          <table:table-cell table:style-name="ce24" office:value-type="float" office:value="27833" calcext:value-type="float">
            <text:p>27,833</text:p>
          </table:table-cell>
          <table:table-cell table:style-name="ce24" office:value-type="float" office:value="28663" calcext:value-type="float">
            <text:p>28,663</text:p>
          </table:table-cell>
          <table:table-cell table:style-name="ce24" office:value-type="float" office:value="27423" calcext:value-type="float">
            <text:p>27,423</text:p>
          </table:table-cell>
          <table:table-cell table:style-name="ce24" office:value-type="float" office:value="25412" calcext:value-type="float">
            <text:p>25,412</text:p>
          </table:table-cell>
          <table:table-cell table:style-name="ce24" office:value-type="float" office:value="23702" calcext:value-type="float">
            <text:p>23,702</text:p>
          </table:table-cell>
          <table:table-cell table:style-name="ce24" office:value-type="float" office:value="24477" calcext:value-type="float">
            <text:p>24,477</text:p>
          </table:table-cell>
          <table:table-cell table:style-name="ce24" office:value-type="float" office:value="24168" calcext:value-type="float">
            <text:p>24,168</text:p>
          </table:table-cell>
          <table:table-cell table:style-name="ce24" office:value-type="float" office:value="23810" calcext:value-type="float">
            <text:p>23,810</text:p>
          </table:table-cell>
          <table:table-cell table:style-name="ce24" office:value-type="float" office:value="22644" calcext:value-type="float">
            <text:p>22,644</text:p>
          </table:table-cell>
          <table:table-cell table:style-name="ce24" office:value-type="float" office:value="22083" calcext:value-type="float">
            <text:p>22,083</text:p>
          </table:table-cell>
          <table:table-cell table:style-name="ce24" office:value-type="float" office:value="21288" calcext:value-type="float">
            <text:p>21,288</text:p>
          </table:table-cell>
          <table:table-cell table:style-name="ce24" office:value-type="float" office:value="20081" calcext:value-type="float">
            <text:p>20,081</text:p>
          </table:table-cell>
          <table:table-cell table:style-name="ce24" office:value-type="float" office:value="19204" calcext:value-type="float">
            <text:p>19,204</text:p>
          </table:table-cell>
          <table:table-cell table:style-name="ce24" office:value-type="float" office:value="18845" calcext:value-type="float">
            <text:p>18,845</text:p>
          </table:table-cell>
          <table:table-cell table:style-name="ce24" office:value-type="float" office:value="17962" calcext:value-type="float">
            <text:p>17,962</text:p>
          </table:table-cell>
          <table:table-cell table:style-name="ce24" office:value-type="float" office:value="16774" calcext:value-type="float">
            <text:p>16,774</text:p>
          </table:table-cell>
          <table:table-cell table:style-name="ce24" office:value-type="float" office:value="15784" calcext:value-type="float">
            <text:p>15,784</text:p>
          </table:table-cell>
          <table:table-cell table:style-name="ce24" office:value-type="float" office:value="14261" calcext:value-type="float">
            <text:p>14,261</text:p>
          </table:table-cell>
          <table:table-cell table:style-name="ce24" office:value-type="float" office:value="13467" calcext:value-type="float">
            <text:p>13,467</text:p>
          </table:table-cell>
          <table:table-cell table:style-name="ce24" office:value-type="float" office:value="12842" calcext:value-type="float">
            <text:p>12,842</text:p>
          </table:table-cell>
          <table:table-cell table:style-name="ce24" office:value-type="float" office:value="11489" calcext:value-type="float">
            <text:p>11,489</text:p>
          </table:table-cell>
          <table:table-cell table:style-name="ce24" office:value-type="float" office:value="10556" calcext:value-type="float">
            <text:p>10,556</text:p>
          </table:table-cell>
          <table:table-cell table:style-name="ce24" office:value-type="float" office:value="8934" calcext:value-type="float">
            <text:p>8,934</text:p>
          </table:table-cell>
          <table:table-cell table:style-name="ce24" office:value-type="float" office:value="8566" calcext:value-type="float">
            <text:p>8,566</text:p>
          </table:table-cell>
          <table:table-cell table:style-name="ce24" office:value-type="float" office:value="8199" calcext:value-type="float">
            <text:p>8,199</text:p>
          </table:table-cell>
          <table:table-cell table:style-name="ce24" office:value-type="float" office:value="7299" calcext:value-type="float">
            <text:p>7,299</text:p>
          </table:table-cell>
          <table:table-cell table:style-name="ce24" office:value-type="float" office:value="4321" calcext:value-type="float">
            <text:p>4,321</text:p>
          </table:table-cell>
          <table:table-cell table:style-name="ce24" office:value-type="float" office:value="3494" calcext:value-type="float">
            <text:p>3,494</text:p>
          </table:table-cell>
          <table:table-cell table:style-name="ce24" office:value-type="float" office:value="3233" calcext:value-type="float">
            <text:p>3,233</text:p>
          </table:table-cell>
          <table:table-cell table:style-name="ce24" office:value-type="float" office:value="2727" calcext:value-type="float">
            <text:p>2,727</text:p>
          </table:table-cell>
          <table:table-cell table:style-name="ce24" office:value-type="float" office:value="2431" calcext:value-type="float">
            <text:p>2,431</text:p>
          </table:table-cell>
          <table:table-cell table:style-name="ce24" office:value-type="float" office:value="6037" calcext:value-type="float">
            <text:p>6,037</text:p>
          </table:table-cell>
          <table:table-cell table:style-name="ce25"/>
          <table:table-cell office:value-type="float" office:value="2004" calcext:value-type="float">
            <text:p>2004</text:p>
          </table:table-cell>
          <table:table-cell table:style-name="ce25"/>
          <table:table-cell table:number-columns-repeated="929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25" office:value-type="float" office:value="28093" calcext:value-type="float">
            <text:p>28,093</text:p>
          </table:table-cell>
          <table:table-cell table:style-name="ce25" office:value-type="float" office:value="27817" calcext:value-type="float">
            <text:p>27,817</text:p>
          </table:table-cell>
          <table:table-cell table:style-name="ce25" office:value-type="float" office:value="26608" calcext:value-type="float">
            <text:p>26,608</text:p>
          </table:table-cell>
          <table:table-cell table:style-name="ce25" office:value-type="float" office:value="26309" calcext:value-type="float">
            <text:p>26,309</text:p>
          </table:table-cell>
          <table:table-cell table:style-name="ce25" office:value-type="float" office:value="26933" calcext:value-type="float">
            <text:p>26,933</text:p>
          </table:table-cell>
          <table:table-cell table:style-name="ce25" office:value-type="float" office:value="28042" calcext:value-type="float">
            <text:p>28,042</text:p>
          </table:table-cell>
          <table:table-cell table:style-name="ce25" office:value-type="float" office:value="29073" calcext:value-type="float">
            <text:p>29,073</text:p>
          </table:table-cell>
          <table:table-cell table:style-name="ce25" office:value-type="float" office:value="29677" calcext:value-type="float">
            <text:p>29,677</text:p>
          </table:table-cell>
          <table:table-cell table:style-name="ce25" office:value-type="float" office:value="30749" calcext:value-type="float">
            <text:p>30,749</text:p>
          </table:table-cell>
          <table:table-cell table:style-name="ce25" office:value-type="float" office:value="30520" calcext:value-type="float">
            <text:p>30,520</text:p>
          </table:table-cell>
          <table:table-cell table:style-name="ce25" office:value-type="float" office:value="30903" calcext:value-type="float">
            <text:p>30,903</text:p>
          </table:table-cell>
          <table:table-cell table:style-name="ce25" office:value-type="float" office:value="31706" calcext:value-type="float">
            <text:p>31,706</text:p>
          </table:table-cell>
          <table:table-cell table:style-name="ce25" office:value-type="float" office:value="32010" calcext:value-type="float">
            <text:p>32,010</text:p>
          </table:table-cell>
          <table:table-cell table:style-name="ce25" office:value-type="float" office:value="33039" calcext:value-type="float">
            <text:p>33,039</text:p>
          </table:table-cell>
          <table:table-cell table:style-name="ce25" office:value-type="float" office:value="33105" calcext:value-type="float">
            <text:p>33,105</text:p>
          </table:table-cell>
          <table:table-cell table:style-name="ce25" office:value-type="float" office:value="32129" calcext:value-type="float">
            <text:p>32,129</text:p>
          </table:table-cell>
          <table:table-cell table:style-name="ce25" office:value-type="float" office:value="32158" calcext:value-type="float">
            <text:p>32,158</text:p>
          </table:table-cell>
          <table:table-cell table:style-name="ce25" office:value-type="float" office:value="33176" calcext:value-type="float">
            <text:p>33,176</text:p>
          </table:table-cell>
          <table:table-cell table:style-name="ce25" office:value-type="float" office:value="32475" calcext:value-type="float">
            <text:p>32,475</text:p>
          </table:table-cell>
          <table:table-cell table:style-name="ce25" office:value-type="float" office:value="33818" calcext:value-type="float">
            <text:p>33,818</text:p>
          </table:table-cell>
          <table:table-cell table:style-name="ce25" office:value-type="float" office:value="33988" calcext:value-type="float">
            <text:p>33,988</text:p>
          </table:table-cell>
          <table:table-cell table:style-name="ce25" office:value-type="float" office:value="32769" calcext:value-type="float">
            <text:p>32,769</text:p>
          </table:table-cell>
          <table:table-cell table:style-name="ce25" office:value-type="float" office:value="32725" calcext:value-type="float">
            <text:p>32,725</text:p>
          </table:table-cell>
          <table:table-cell table:style-name="ce25" office:value-type="float" office:value="32763" calcext:value-type="float">
            <text:p>32,763</text:p>
          </table:table-cell>
          <table:table-cell table:style-name="ce25" office:value-type="float" office:value="33947" calcext:value-type="float">
            <text:p>33,947</text:p>
          </table:table-cell>
          <table:table-cell table:style-name="ce25" office:value-type="float" office:value="33124" calcext:value-type="float">
            <text:p>33,124</text:p>
          </table:table-cell>
          <table:table-cell table:style-name="ce25" office:value-type="float" office:value="31345" calcext:value-type="float">
            <text:p>31,345</text:p>
          </table:table-cell>
          <table:table-cell table:style-name="ce25" office:value-type="float" office:value="28581" calcext:value-type="float">
            <text:p>28,581</text:p>
          </table:table-cell>
          <table:table-cell table:style-name="ce25" office:value-type="float" office:value="27777" calcext:value-type="float">
            <text:p>27,777</text:p>
          </table:table-cell>
          <table:table-cell table:style-name="ce25" office:value-type="float" office:value="29356" calcext:value-type="float">
            <text:p>29,356</text:p>
          </table:table-cell>
          <table:table-cell table:style-name="ce25" office:value-type="float" office:value="29409" calcext:value-type="float">
            <text:p>29,409</text:p>
          </table:table-cell>
          <table:table-cell table:style-name="ce25" office:value-type="float" office:value="30127" calcext:value-type="float">
            <text:p>30,127</text:p>
          </table:table-cell>
          <table:table-cell table:style-name="ce25" office:value-type="float" office:value="32114" calcext:value-type="float">
            <text:p>32,114</text:p>
          </table:table-cell>
          <table:table-cell table:style-name="ce25" office:value-type="float" office:value="33911" calcext:value-type="float">
            <text:p>33,911</text:p>
          </table:table-cell>
          <table:table-cell table:style-name="ce25" office:value-type="float" office:value="35664" calcext:value-type="float">
            <text:p>35,664</text:p>
          </table:table-cell>
          <table:table-cell table:style-name="ce25" office:value-type="float" office:value="35526" calcext:value-type="float">
            <text:p>35,526</text:p>
          </table:table-cell>
          <table:table-cell table:style-name="ce25" office:value-type="float" office:value="37133" calcext:value-type="float">
            <text:p>37,133</text:p>
          </table:table-cell>
          <table:table-cell table:style-name="ce25" office:value-type="float" office:value="37811" calcext:value-type="float">
            <text:p>37,811</text:p>
          </table:table-cell>
          <table:table-cell table:style-name="ce25" office:value-type="float" office:value="39120" calcext:value-type="float">
            <text:p>39,120</text:p>
          </table:table-cell>
          <table:table-cell table:style-name="ce25" office:value-type="float" office:value="38441" calcext:value-type="float">
            <text:p>38,441</text:p>
          </table:table-cell>
          <table:table-cell table:style-name="ce25" office:value-type="float" office:value="40014" calcext:value-type="float">
            <text:p>40,014</text:p>
          </table:table-cell>
          <table:table-cell table:style-name="ce25" office:value-type="float" office:value="39521" calcext:value-type="float">
            <text:p>39,521</text:p>
          </table:table-cell>
          <table:table-cell table:style-name="ce25" office:value-type="float" office:value="39515" calcext:value-type="float">
            <text:p>39,515</text:p>
          </table:table-cell>
          <table:table-cell table:style-name="ce25" office:value-type="float" office:value="39432" calcext:value-type="float">
            <text:p>39,432</text:p>
          </table:table-cell>
          <table:table-cell table:style-name="ce25" office:value-type="float" office:value="38475" calcext:value-type="float">
            <text:p>38,475</text:p>
          </table:table-cell>
          <table:table-cell table:style-name="ce25" office:value-type="float" office:value="37569" calcext:value-type="float">
            <text:p>37,569</text:p>
          </table:table-cell>
          <table:table-cell table:style-name="ce25" office:value-type="float" office:value="37049" calcext:value-type="float">
            <text:p>37,049</text:p>
          </table:table-cell>
          <table:table-cell table:style-name="ce25" office:value-type="float" office:value="36245" calcext:value-type="float">
            <text:p>36,245</text:p>
          </table:table-cell>
          <table:table-cell table:style-name="ce25" office:value-type="float" office:value="35565" calcext:value-type="float">
            <text:p>35,565</text:p>
          </table:table-cell>
          <table:table-cell table:style-name="ce25" office:value-type="float" office:value="35003" calcext:value-type="float">
            <text:p>35,003</text:p>
          </table:table-cell>
          <table:table-cell table:style-name="ce25" office:value-type="float" office:value="33482" calcext:value-type="float">
            <text:p>33,482</text:p>
          </table:table-cell>
          <table:table-cell table:style-name="ce25" office:value-type="float" office:value="33344" calcext:value-type="float">
            <text:p>33,344</text:p>
          </table:table-cell>
          <table:table-cell table:style-name="ce25" office:value-type="float" office:value="32786" calcext:value-type="float">
            <text:p>32,786</text:p>
          </table:table-cell>
          <table:table-cell table:style-name="ce25" office:value-type="float" office:value="31638" calcext:value-type="float">
            <text:p>31,638</text:p>
          </table:table-cell>
          <table:table-cell table:style-name="ce25" office:value-type="float" office:value="32309" calcext:value-type="float">
            <text:p>32,309</text:p>
          </table:table-cell>
          <table:table-cell table:style-name="ce25" office:value-type="float" office:value="32788" calcext:value-type="float">
            <text:p>32,788</text:p>
          </table:table-cell>
          <table:table-cell table:style-name="ce25" office:value-type="float" office:value="33806" calcext:value-type="float">
            <text:p>33,806</text:p>
          </table:table-cell>
          <table:table-cell table:style-name="ce25" office:value-type="float" office:value="34912" calcext:value-type="float">
            <text:p>34,912</text:p>
          </table:table-cell>
          <table:table-cell table:style-name="ce25" office:value-type="float" office:value="37734" calcext:value-type="float">
            <text:p>37,734</text:p>
          </table:table-cell>
          <table:table-cell table:style-name="ce25" office:value-type="float" office:value="29115" calcext:value-type="float">
            <text:p>29,115</text:p>
          </table:table-cell>
          <table:table-cell table:style-name="ce25" office:value-type="float" office:value="27600" calcext:value-type="float">
            <text:p>27,600</text:p>
          </table:table-cell>
          <table:table-cell table:style-name="ce25" office:value-type="float" office:value="28418" calcext:value-type="float">
            <text:p>28,418</text:p>
          </table:table-cell>
          <table:table-cell table:style-name="ce25" office:value-type="float" office:value="27097" calcext:value-type="float">
            <text:p>27,097</text:p>
          </table:table-cell>
          <table:table-cell table:style-name="ce25" office:value-type="float" office:value="25055" calcext:value-type="float">
            <text:p>25,055</text:p>
          </table:table-cell>
          <table:table-cell table:style-name="ce25" office:value-type="float" office:value="23339" calcext:value-type="float">
            <text:p>23,339</text:p>
          </table:table-cell>
          <table:table-cell table:style-name="ce25" office:value-type="float" office:value="24097" calcext:value-type="float">
            <text:p>24,097</text:p>
          </table:table-cell>
          <table:table-cell table:style-name="ce25" office:value-type="float" office:value="23756" calcext:value-type="float">
            <text:p>23,756</text:p>
          </table:table-cell>
          <table:table-cell table:style-name="ce25" office:value-type="float" office:value="23297" calcext:value-type="float">
            <text:p>23,297</text:p>
          </table:table-cell>
          <table:table-cell table:style-name="ce25" office:value-type="float" office:value="22102" calcext:value-type="float">
            <text:p>22,102</text:p>
          </table:table-cell>
          <table:table-cell table:style-name="ce25" office:value-type="float" office:value="21546" calcext:value-type="float">
            <text:p>21,546</text:p>
          </table:table-cell>
          <table:table-cell table:style-name="ce25" office:value-type="float" office:value="20740" calcext:value-type="float">
            <text:p>20,740</text:p>
          </table:table-cell>
          <table:table-cell table:style-name="ce25" office:value-type="float" office:value="19448" calcext:value-type="float">
            <text:p>19,448</text:p>
          </table:table-cell>
          <table:table-cell table:style-name="ce25" office:value-type="float" office:value="18532" calcext:value-type="float">
            <text:p>18,532</text:p>
          </table:table-cell>
          <table:table-cell table:style-name="ce25" office:value-type="float" office:value="18155" calcext:value-type="float">
            <text:p>18,155</text:p>
          </table:table-cell>
          <table:table-cell table:style-name="ce25" office:value-type="float" office:value="17179" calcext:value-type="float">
            <text:p>17,179</text:p>
          </table:table-cell>
          <table:table-cell table:style-name="ce25" office:value-type="float" office:value="15951" calcext:value-type="float">
            <text:p>15,951</text:p>
          </table:table-cell>
          <table:table-cell table:style-name="ce25" office:value-type="float" office:value="14994" calcext:value-type="float">
            <text:p>14,994</text:p>
          </table:table-cell>
          <table:table-cell table:style-name="ce25" office:value-type="float" office:value="13404" calcext:value-type="float">
            <text:p>13,404</text:p>
          </table:table-cell>
          <table:table-cell table:style-name="ce25" office:value-type="float" office:value="12619" calcext:value-type="float">
            <text:p>12,619</text:p>
          </table:table-cell>
          <table:table-cell table:style-name="ce25" office:value-type="float" office:value="11896" calcext:value-type="float">
            <text:p>11,896</text:p>
          </table:table-cell>
          <table:table-cell table:style-name="ce25" office:value-type="float" office:value="10571" calcext:value-type="float">
            <text:p>10,571</text:p>
          </table:table-cell>
          <table:table-cell table:style-name="ce25" office:value-type="float" office:value="9661" calcext:value-type="float">
            <text:p>9,661</text:p>
          </table:table-cell>
          <table:table-cell table:style-name="ce25" office:value-type="float" office:value="8075" calcext:value-type="float">
            <text:p>8,075</text:p>
          </table:table-cell>
          <table:table-cell table:style-name="ce25" office:value-type="float" office:value="7710" calcext:value-type="float">
            <text:p>7,710</text:p>
          </table:table-cell>
          <table:table-cell table:style-name="ce25" office:value-type="float" office:value="7260" calcext:value-type="float">
            <text:p>7,260</text:p>
          </table:table-cell>
          <table:table-cell table:style-name="ce25" office:value-type="float" office:value="6437" calcext:value-type="float">
            <text:p>6,437</text:p>
          </table:table-cell>
          <table:table-cell table:style-name="ce25" office:value-type="float" office:value="3743" calcext:value-type="float">
            <text:p>3,743</text:p>
          </table:table-cell>
          <table:table-cell table:style-name="ce25" office:value-type="float" office:value="2994" calcext:value-type="float">
            <text:p>2,994</text:p>
          </table:table-cell>
          <table:table-cell table:style-name="ce25" office:value-type="float" office:value="2686" calcext:value-type="float">
            <text:p>2,686</text:p>
          </table:table-cell>
          <table:table-cell table:style-name="ce25" office:value-type="float" office:value="2239" calcext:value-type="float">
            <text:p>2,239</text:p>
          </table:table-cell>
          <table:table-cell table:style-name="ce25" office:value-type="float" office:value="6408" calcext:value-type="float">
            <text:p>6,408</text:p>
          </table:table-cell>
          <table:table-cell table:style-name="ce25"/>
          <table:table-cell office:value-type="float" office:value="2005" calcext:value-type="float">
            <text:p>2005</text:p>
          </table:table-cell>
          <table:table-cell table:style-name="ce25"/>
          <table:table-cell table:number-columns-repeated="929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style-name="ce26" office:value-type="float" office:value="28200" calcext:value-type="float">
            <text:p>28,200</text:p>
          </table:table-cell>
          <table:table-cell table:style-name="ce26" office:value-type="float" office:value="28117" calcext:value-type="float">
            <text:p>28,117</text:p>
          </table:table-cell>
          <table:table-cell table:style-name="ce26" office:value-type="float" office:value="27768" calcext:value-type="float">
            <text:p>27,768</text:p>
          </table:table-cell>
          <table:table-cell table:style-name="ce26" office:value-type="float" office:value="26699" calcext:value-type="float">
            <text:p>26,699</text:p>
          </table:table-cell>
          <table:table-cell table:style-name="ce26" office:value-type="float" office:value="26424" calcext:value-type="float">
            <text:p>26,424</text:p>
          </table:table-cell>
          <table:table-cell table:style-name="ce26" office:value-type="float" office:value="27063" calcext:value-type="float">
            <text:p>27,063</text:p>
          </table:table-cell>
          <table:table-cell table:style-name="ce26" office:value-type="float" office:value="28243" calcext:value-type="float">
            <text:p>28,243</text:p>
          </table:table-cell>
          <table:table-cell table:style-name="ce26" office:value-type="float" office:value="29208" calcext:value-type="float">
            <text:p>29,208</text:p>
          </table:table-cell>
          <table:table-cell table:style-name="ce26" office:value-type="float" office:value="29758" calcext:value-type="float">
            <text:p>29,758</text:p>
          </table:table-cell>
          <table:table-cell table:style-name="ce26" office:value-type="float" office:value="30857" calcext:value-type="float">
            <text:p>30,857</text:p>
          </table:table-cell>
          <table:table-cell table:style-name="ce26" office:value-type="float" office:value="30644" calcext:value-type="float">
            <text:p>30,644</text:p>
          </table:table-cell>
          <table:table-cell table:style-name="ce26" office:value-type="float" office:value="30997" calcext:value-type="float">
            <text:p>30,997</text:p>
          </table:table-cell>
          <table:table-cell table:style-name="ce26" office:value-type="float" office:value="31780" calcext:value-type="float">
            <text:p>31,780</text:p>
          </table:table-cell>
          <table:table-cell table:style-name="ce26" office:value-type="float" office:value="31988" calcext:value-type="float">
            <text:p>31,988</text:p>
          </table:table-cell>
          <table:table-cell table:style-name="ce26" office:value-type="float" office:value="32938" calcext:value-type="float">
            <text:p>32,938</text:p>
          </table:table-cell>
          <table:table-cell table:style-name="ce26" office:value-type="float" office:value="32967" calcext:value-type="float">
            <text:p>32,967</text:p>
          </table:table-cell>
          <table:table-cell table:style-name="ce26" office:value-type="float" office:value="32205" calcext:value-type="float">
            <text:p>32,205</text:p>
          </table:table-cell>
          <table:table-cell table:style-name="ce26" office:value-type="float" office:value="32348" calcext:value-type="float">
            <text:p>32,348</text:p>
          </table:table-cell>
          <table:table-cell table:style-name="ce26" office:value-type="float" office:value="33483" calcext:value-type="float">
            <text:p>33,483</text:p>
          </table:table-cell>
          <table:table-cell table:style-name="ce26" office:value-type="float" office:value="33916" calcext:value-type="float">
            <text:p>33,916</text:p>
          </table:table-cell>
          <table:table-cell table:style-name="ce26" office:value-type="float" office:value="34624" calcext:value-type="float">
            <text:p>34,624</text:p>
          </table:table-cell>
          <table:table-cell table:style-name="ce26" office:value-type="float" office:value="34481" calcext:value-type="float">
            <text:p>34,481</text:p>
          </table:table-cell>
          <table:table-cell table:style-name="ce26" office:value-type="float" office:value="32629" calcext:value-type="float">
            <text:p>32,629</text:p>
          </table:table-cell>
          <table:table-cell table:style-name="ce26" office:value-type="float" office:value="32804" calcext:value-type="float">
            <text:p>32,804</text:p>
          </table:table-cell>
          <table:table-cell table:style-name="ce26" office:value-type="float" office:value="33009" calcext:value-type="float">
            <text:p>33,009</text:p>
          </table:table-cell>
          <table:table-cell table:style-name="ce26" office:value-type="float" office:value="33948" calcext:value-type="float">
            <text:p>33,948</text:p>
          </table:table-cell>
          <table:table-cell table:style-name="ce26" office:value-type="float" office:value="32933" calcext:value-type="float">
            <text:p>32,933</text:p>
          </table:table-cell>
          <table:table-cell table:style-name="ce26" office:value-type="float" office:value="31526" calcext:value-type="float">
            <text:p>31,526</text:p>
          </table:table-cell>
          <table:table-cell table:style-name="ce26" office:value-type="float" office:value="28690" calcext:value-type="float">
            <text:p>28,690</text:p>
          </table:table-cell>
          <table:table-cell table:style-name="ce26" office:value-type="float" office:value="27972" calcext:value-type="float">
            <text:p>27,972</text:p>
          </table:table-cell>
          <table:table-cell table:style-name="ce26" office:value-type="float" office:value="29603" calcext:value-type="float">
            <text:p>29,603</text:p>
          </table:table-cell>
          <table:table-cell table:style-name="ce26" office:value-type="float" office:value="29653" calcext:value-type="float">
            <text:p>29,653</text:p>
          </table:table-cell>
          <table:table-cell table:style-name="ce26" office:value-type="float" office:value="30444" calcext:value-type="float">
            <text:p>30,444</text:p>
          </table:table-cell>
          <table:table-cell table:style-name="ce26" office:value-type="float" office:value="32272" calcext:value-type="float">
            <text:p>32,272</text:p>
          </table:table-cell>
          <table:table-cell table:style-name="ce26" office:value-type="float" office:value="34177" calcext:value-type="float">
            <text:p>34,177</text:p>
          </table:table-cell>
          <table:table-cell table:style-name="ce26" office:value-type="float" office:value="35903" calcext:value-type="float">
            <text:p>35,903</text:p>
          </table:table-cell>
          <table:table-cell table:style-name="ce26" office:value-type="float" office:value="35701" calcext:value-type="float">
            <text:p>35,701</text:p>
          </table:table-cell>
          <table:table-cell table:style-name="ce26" office:value-type="float" office:value="37328" calcext:value-type="float">
            <text:p>37,328</text:p>
          </table:table-cell>
          <table:table-cell table:style-name="ce26" office:value-type="float" office:value="38084" calcext:value-type="float">
            <text:p>38,084</text:p>
          </table:table-cell>
          <table:table-cell table:style-name="ce26" office:value-type="float" office:value="39369" calcext:value-type="float">
            <text:p>39,369</text:p>
          </table:table-cell>
          <table:table-cell table:style-name="ce26" office:value-type="float" office:value="38622" calcext:value-type="float">
            <text:p>38,622</text:p>
          </table:table-cell>
          <table:table-cell table:style-name="ce26" office:value-type="float" office:value="40206" calcext:value-type="float">
            <text:p>40,206</text:p>
          </table:table-cell>
          <table:table-cell table:style-name="ce26" office:value-type="float" office:value="39635" calcext:value-type="float">
            <text:p>39,635</text:p>
          </table:table-cell>
          <table:table-cell table:style-name="ce26" office:value-type="float" office:value="39696" calcext:value-type="float">
            <text:p>39,696</text:p>
          </table:table-cell>
          <table:table-cell table:style-name="ce26" office:value-type="float" office:value="39537" calcext:value-type="float">
            <text:p>39,537</text:p>
          </table:table-cell>
          <table:table-cell table:style-name="ce26" office:value-type="float" office:value="38498" calcext:value-type="float">
            <text:p>38,498</text:p>
          </table:table-cell>
          <table:table-cell table:style-name="ce26" office:value-type="float" office:value="37505" calcext:value-type="float">
            <text:p>37,505</text:p>
          </table:table-cell>
          <table:table-cell table:style-name="ce26" office:value-type="float" office:value="37056" calcext:value-type="float">
            <text:p>37,056</text:p>
          </table:table-cell>
          <table:table-cell table:style-name="ce26" office:value-type="float" office:value="36238" calcext:value-type="float">
            <text:p>36,238</text:p>
          </table:table-cell>
          <table:table-cell table:style-name="ce26" office:value-type="float" office:value="35607" calcext:value-type="float">
            <text:p>35,607</text:p>
          </table:table-cell>
          <table:table-cell table:style-name="ce26" office:value-type="float" office:value="34878" calcext:value-type="float">
            <text:p>34,878</text:p>
          </table:table-cell>
          <table:table-cell table:style-name="ce26" office:value-type="float" office:value="33401" calcext:value-type="float">
            <text:p>33,401</text:p>
          </table:table-cell>
          <table:table-cell table:style-name="ce26" office:value-type="float" office:value="33218" calcext:value-type="float">
            <text:p>33,218</text:p>
          </table:table-cell>
          <table:table-cell table:style-name="ce26" office:value-type="float" office:value="32688" calcext:value-type="float">
            <text:p>32,688</text:p>
          </table:table-cell>
          <table:table-cell table:style-name="ce26" office:value-type="float" office:value="31532" calcext:value-type="float">
            <text:p>31,532</text:p>
          </table:table-cell>
          <table:table-cell table:style-name="ce26" office:value-type="float" office:value="32183" calcext:value-type="float">
            <text:p>32,183</text:p>
          </table:table-cell>
          <table:table-cell table:style-name="ce26" office:value-type="float" office:value="32649" calcext:value-type="float">
            <text:p>32,649</text:p>
          </table:table-cell>
          <table:table-cell table:style-name="ce26" office:value-type="float" office:value="33624" calcext:value-type="float">
            <text:p>33,624</text:p>
          </table:table-cell>
          <table:table-cell table:style-name="ce26" office:value-type="float" office:value="34687" calcext:value-type="float">
            <text:p>34,687</text:p>
          </table:table-cell>
          <table:table-cell table:style-name="ce26" office:value-type="float" office:value="37504" calcext:value-type="float">
            <text:p>37,504</text:p>
          </table:table-cell>
          <table:table-cell table:style-name="ce26" office:value-type="float" office:value="28922" calcext:value-type="float">
            <text:p>28,922</text:p>
          </table:table-cell>
          <table:table-cell table:style-name="ce26" office:value-type="float" office:value="27344" calcext:value-type="float">
            <text:p>27,344</text:p>
          </table:table-cell>
          <table:table-cell table:style-name="ce26" office:value-type="float" office:value="28129" calcext:value-type="float">
            <text:p>28,129</text:p>
          </table:table-cell>
          <table:table-cell table:style-name="ce26" office:value-type="float" office:value="26748" calcext:value-type="float">
            <text:p>26,748</text:p>
          </table:table-cell>
          <table:table-cell table:style-name="ce26" office:value-type="float" office:value="24659" calcext:value-type="float">
            <text:p>24,659</text:p>
          </table:table-cell>
          <table:table-cell table:style-name="ce26" office:value-type="float" office:value="22965" calcext:value-type="float">
            <text:p>22,965</text:p>
          </table:table-cell>
          <table:table-cell table:style-name="ce26" office:value-type="float" office:value="23641" calcext:value-type="float">
            <text:p>23,641</text:p>
          </table:table-cell>
          <table:table-cell table:style-name="ce26" office:value-type="float" office:value="23311" calcext:value-type="float">
            <text:p>23,311</text:p>
          </table:table-cell>
          <table:table-cell table:style-name="ce26" office:value-type="float" office:value="22742" calcext:value-type="float">
            <text:p>22,742</text:p>
          </table:table-cell>
          <table:table-cell table:style-name="ce26" office:value-type="float" office:value="21558" calcext:value-type="float">
            <text:p>21,558</text:p>
          </table:table-cell>
          <table:table-cell table:style-name="ce26" office:value-type="float" office:value="20962" calcext:value-type="float">
            <text:p>20,962</text:p>
          </table:table-cell>
          <table:table-cell table:style-name="ce26" office:value-type="float" office:value="20109" calcext:value-type="float">
            <text:p>20,109</text:p>
          </table:table-cell>
          <table:table-cell table:style-name="ce26" office:value-type="float" office:value="18782" calcext:value-type="float">
            <text:p>18,782</text:p>
          </table:table-cell>
          <table:table-cell table:style-name="ce26" office:value-type="float" office:value="17858" calcext:value-type="float">
            <text:p>17,858</text:p>
          </table:table-cell>
          <table:table-cell table:style-name="ce26" office:value-type="float" office:value="17475" calcext:value-type="float">
            <text:p>17,475</text:p>
          </table:table-cell>
          <table:table-cell table:style-name="ce26" office:value-type="float" office:value="16387" calcext:value-type="float">
            <text:p>16,387</text:p>
          </table:table-cell>
          <table:table-cell table:style-name="ce26" office:value-type="float" office:value="15156" calcext:value-type="float">
            <text:p>15,156</text:p>
          </table:table-cell>
          <table:table-cell table:style-name="ce26" office:value-type="float" office:value="14115" calcext:value-type="float">
            <text:p>14,115</text:p>
          </table:table-cell>
          <table:table-cell table:style-name="ce26" office:value-type="float" office:value="12524" calcext:value-type="float">
            <text:p>12,524</text:p>
          </table:table-cell>
          <table:table-cell table:style-name="ce26" office:value-type="float" office:value="11805" calcext:value-type="float">
            <text:p>11,805</text:p>
          </table:table-cell>
          <table:table-cell table:style-name="ce26" office:value-type="float" office:value="11005" calcext:value-type="float">
            <text:p>11,005</text:p>
          </table:table-cell>
          <table:table-cell table:style-name="ce26" office:value-type="float" office:value="9713" calcext:value-type="float">
            <text:p>9,713</text:p>
          </table:table-cell>
          <table:table-cell table:style-name="ce26" office:value-type="float" office:value="8777" calcext:value-type="float">
            <text:p>8,777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6873" calcext:value-type="float">
            <text:p>6,873</text:p>
          </table:table-cell>
          <table:table-cell table:style-name="ce26" office:value-type="float" office:value="6420" calcext:value-type="float">
            <text:p>6,420</text:p>
          </table:table-cell>
          <table:table-cell table:style-name="ce26" office:value-type="float" office:value="5651" calcext:value-type="float">
            <text:p>5,651</text:p>
          </table:table-cell>
          <table:table-cell table:style-name="ce26" office:value-type="float" office:value="3199" calcext:value-type="float">
            <text:p>3,199</text:p>
          </table:table-cell>
          <table:table-cell table:style-name="ce26" office:value-type="float" office:value="2477" calcext:value-type="float">
            <text:p>2,477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6616" calcext:value-type="float">
            <text:p>6,616</text:p>
          </table:table-cell>
          <table:table-cell table:style-name="ce25"/>
          <table:table-cell office:value-type="float" office:value="2006" calcext:value-type="float">
            <text:p>2006</text:p>
          </table:table-cell>
          <table:table-cell table:style-name="ce25"/>
          <table:table-cell table:number-columns-repeated="929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27" office:value-type="float" office:value="29316" calcext:value-type="float">
            <text:p>29,316</text:p>
          </table:table-cell>
          <table:table-cell table:style-name="ce27" office:value-type="float" office:value="28338" calcext:value-type="float">
            <text:p>28,338</text:p>
          </table:table-cell>
          <table:table-cell table:style-name="ce27" office:value-type="float" office:value="28340" calcext:value-type="float">
            <text:p>28,340</text:p>
          </table:table-cell>
          <table:table-cell table:style-name="ce27" office:value-type="float" office:value="27917" calcext:value-type="float">
            <text:p>27,917</text:p>
          </table:table-cell>
          <table:table-cell table:style-name="ce27" office:value-type="float" office:value="26804" calcext:value-type="float">
            <text:p>26,804</text:p>
          </table:table-cell>
          <table:table-cell table:style-name="ce27" office:value-type="float" office:value="26605" calcext:value-type="float">
            <text:p>26,605</text:p>
          </table:table-cell>
          <table:table-cell table:style-name="ce27" office:value-type="float" office:value="27291" calcext:value-type="float">
            <text:p>27,291</text:p>
          </table:table-cell>
          <table:table-cell table:style-name="ce27" office:value-type="float" office:value="28473" calcext:value-type="float">
            <text:p>28,473</text:p>
          </table:table-cell>
          <table:table-cell table:style-name="ce27" office:value-type="float" office:value="29414" calcext:value-type="float">
            <text:p>29,414</text:p>
          </table:table-cell>
          <table:table-cell table:style-name="ce27" office:value-type="float" office:value="29976" calcext:value-type="float">
            <text:p>29,976</text:p>
          </table:table-cell>
          <table:table-cell table:style-name="ce27" office:value-type="float" office:value="31072" calcext:value-type="float">
            <text:p>31,072</text:p>
          </table:table-cell>
          <table:table-cell table:style-name="ce27" office:value-type="float" office:value="30931" calcext:value-type="float">
            <text:p>30,931</text:p>
          </table:table-cell>
          <table:table-cell table:style-name="ce27" office:value-type="float" office:value="31167" calcext:value-type="float">
            <text:p>31,167</text:p>
          </table:table-cell>
          <table:table-cell table:style-name="ce27" office:value-type="float" office:value="31913" calcext:value-type="float">
            <text:p>31,913</text:p>
          </table:table-cell>
          <table:table-cell table:style-name="ce27" office:value-type="float" office:value="32070" calcext:value-type="float">
            <text:p>32,070</text:p>
          </table:table-cell>
          <table:table-cell table:style-name="ce27" office:value-type="float" office:value="33004" calcext:value-type="float">
            <text:p>33,004</text:p>
          </table:table-cell>
          <table:table-cell table:style-name="ce27" office:value-type="float" office:value="33039" calcext:value-type="float">
            <text:p>33,039</text:p>
          </table:table-cell>
          <table:table-cell table:style-name="ce27" office:value-type="float" office:value="32877" calcext:value-type="float">
            <text:p>32,877</text:p>
          </table:table-cell>
          <table:table-cell table:style-name="ce27" office:value-type="float" office:value="32913" calcext:value-type="float">
            <text:p>32,913</text:p>
          </table:table-cell>
          <table:table-cell table:style-name="ce27" office:value-type="float" office:value="35111" calcext:value-type="float">
            <text:p>35,111</text:p>
          </table:table-cell>
          <table:table-cell table:style-name="ce27" office:value-type="float" office:value="34631" calcext:value-type="float">
            <text:p>34,631</text:p>
          </table:table-cell>
          <table:table-cell table:style-name="ce27" office:value-type="float" office:value="34279" calcext:value-type="float">
            <text:p>34,279</text:p>
          </table:table-cell>
          <table:table-cell table:style-name="ce27" office:value-type="float" office:value="34147" calcext:value-type="float">
            <text:p>34,147</text:p>
          </table:table-cell>
          <table:table-cell table:style-name="ce27" office:value-type="float" office:value="33060" calcext:value-type="float">
            <text:p>33,060</text:p>
          </table:table-cell>
          <table:table-cell table:style-name="ce27" office:value-type="float" office:value="33074" calcext:value-type="float">
            <text:p>33,074</text:p>
          </table:table-cell>
          <table:table-cell table:style-name="ce27" office:value-type="float" office:value="33460" calcext:value-type="float">
            <text:p>33,460</text:p>
          </table:table-cell>
          <table:table-cell table:style-name="ce27" office:value-type="float" office:value="34110" calcext:value-type="float">
            <text:p>34,110</text:p>
          </table:table-cell>
          <table:table-cell table:style-name="ce27" office:value-type="float" office:value="33309" calcext:value-type="float">
            <text:p>33,309</text:p>
          </table:table-cell>
          <table:table-cell table:style-name="ce27" office:value-type="float" office:value="31853" calcext:value-type="float">
            <text:p>31,853</text:p>
          </table:table-cell>
          <table:table-cell table:style-name="ce27" office:value-type="float" office:value="29076" calcext:value-type="float">
            <text:p>29,076</text:p>
          </table:table-cell>
          <table:table-cell table:style-name="ce27" office:value-type="float" office:value="28516" calcext:value-type="float">
            <text:p>28,516</text:p>
          </table:table-cell>
          <table:table-cell table:style-name="ce27" office:value-type="float" office:value="30128" calcext:value-type="float">
            <text:p>30,128</text:p>
          </table:table-cell>
          <table:table-cell table:style-name="ce27" office:value-type="float" office:value="30109" calcext:value-type="float">
            <text:p>30,109</text:p>
          </table:table-cell>
          <table:table-cell table:style-name="ce27" office:value-type="float" office:value="30881" calcext:value-type="float">
            <text:p>30,881</text:p>
          </table:table-cell>
          <table:table-cell table:style-name="ce27" office:value-type="float" office:value="32728" calcext:value-type="float">
            <text:p>32,728</text:p>
          </table:table-cell>
          <table:table-cell table:style-name="ce27" office:value-type="float" office:value="34555" calcext:value-type="float">
            <text:p>34,555</text:p>
          </table:table-cell>
          <table:table-cell table:style-name="ce27" office:value-type="float" office:value="36299" calcext:value-type="float">
            <text:p>36,299</text:p>
          </table:table-cell>
          <table:table-cell table:style-name="ce27" office:value-type="float" office:value="35931" calcext:value-type="float">
            <text:p>35,931</text:p>
          </table:table-cell>
          <table:table-cell table:style-name="ce27" office:value-type="float" office:value="37613" calcext:value-type="float">
            <text:p>37,613</text:p>
          </table:table-cell>
          <table:table-cell table:style-name="ce27" office:value-type="float" office:value="38428" calcext:value-type="float">
            <text:p>38,428</text:p>
          </table:table-cell>
          <table:table-cell table:style-name="ce27" office:value-type="float" office:value="39599" calcext:value-type="float">
            <text:p>39,599</text:p>
          </table:table-cell>
          <table:table-cell table:style-name="ce27" office:value-type="float" office:value="38795" calcext:value-type="float">
            <text:p>38,795</text:p>
          </table:table-cell>
          <table:table-cell table:style-name="ce27" office:value-type="float" office:value="40444" calcext:value-type="float">
            <text:p>40,444</text:p>
          </table:table-cell>
          <table:table-cell table:style-name="ce27" office:value-type="float" office:value="39802" calcext:value-type="float">
            <text:p>39,802</text:p>
          </table:table-cell>
          <table:table-cell table:style-name="ce27" office:value-type="float" office:value="39808" calcext:value-type="float">
            <text:p>39,808</text:p>
          </table:table-cell>
          <table:table-cell table:style-name="ce27" office:value-type="float" office:value="39684" calcext:value-type="float">
            <text:p>39,684</text:p>
          </table:table-cell>
          <table:table-cell table:style-name="ce27" office:value-type="float" office:value="38539" calcext:value-type="float">
            <text:p>38,539</text:p>
          </table:table-cell>
          <table:table-cell table:style-name="ce27" office:value-type="float" office:value="37545" calcext:value-type="float">
            <text:p>37,545</text:p>
          </table:table-cell>
          <table:table-cell table:style-name="ce27" office:value-type="float" office:value="37151" calcext:value-type="float">
            <text:p>37,151</text:p>
          </table:table-cell>
          <table:table-cell table:style-name="ce27" office:value-type="float" office:value="36285" calcext:value-type="float">
            <text:p>36,285</text:p>
          </table:table-cell>
          <table:table-cell table:style-name="ce27" office:value-type="float" office:value="35624" calcext:value-type="float">
            <text:p>35,624</text:p>
          </table:table-cell>
          <table:table-cell table:style-name="ce27" office:value-type="float" office:value="34878" calcext:value-type="float">
            <text:p>34,878</text:p>
          </table:table-cell>
          <table:table-cell table:style-name="ce27" office:value-type="float" office:value="33401" calcext:value-type="float">
            <text:p>33,401</text:p>
          </table:table-cell>
          <table:table-cell table:style-name="ce27" office:value-type="float" office:value="33164" calcext:value-type="float">
            <text:p>33,164</text:p>
          </table:table-cell>
          <table:table-cell table:style-name="ce27" office:value-type="float" office:value="32577" calcext:value-type="float">
            <text:p>32,577</text:p>
          </table:table-cell>
          <table:table-cell table:style-name="ce27" office:value-type="float" office:value="31434" calcext:value-type="float">
            <text:p>31,434</text:p>
          </table:table-cell>
          <table:table-cell table:style-name="ce27" office:value-type="float" office:value="32092" calcext:value-type="float">
            <text:p>32,092</text:p>
          </table:table-cell>
          <table:table-cell table:style-name="ce27" office:value-type="float" office:value="32495" calcext:value-type="float">
            <text:p>32,495</text:p>
          </table:table-cell>
          <table:table-cell table:style-name="ce27" office:value-type="float" office:value="33458" calcext:value-type="float">
            <text:p>33,458</text:p>
          </table:table-cell>
          <table:table-cell table:style-name="ce27" office:value-type="float" office:value="34483" calcext:value-type="float">
            <text:p>34,483</text:p>
          </table:table-cell>
          <table:table-cell table:style-name="ce27" office:value-type="float" office:value="37278" calcext:value-type="float">
            <text:p>37,278</text:p>
          </table:table-cell>
          <table:table-cell table:style-name="ce27" office:value-type="float" office:value="28743" calcext:value-type="float">
            <text:p>28,743</text:p>
          </table:table-cell>
          <table:table-cell table:style-name="ce27" office:value-type="float" office:value="27007" calcext:value-type="float">
            <text:p>27,007</text:p>
          </table:table-cell>
          <table:table-cell table:style-name="ce27" office:value-type="float" office:value="27752" calcext:value-type="float">
            <text:p>27,752</text:p>
          </table:table-cell>
          <table:table-cell table:style-name="ce27" office:value-type="float" office:value="26444" calcext:value-type="float">
            <text:p>26,444</text:p>
          </table:table-cell>
          <table:table-cell table:style-name="ce27" office:value-type="float" office:value="24331" calcext:value-type="float">
            <text:p>24,331</text:p>
          </table:table-cell>
          <table:table-cell table:style-name="ce27" office:value-type="float" office:value="22551" calcext:value-type="float">
            <text:p>22,551</text:p>
          </table:table-cell>
          <table:table-cell table:style-name="ce27" office:value-type="float" office:value="23205" calcext:value-type="float">
            <text:p>23,205</text:p>
          </table:table-cell>
          <table:table-cell table:style-name="ce27" office:value-type="float" office:value="22865" calcext:value-type="float">
            <text:p>22,865</text:p>
          </table:table-cell>
          <table:table-cell table:style-name="ce27" office:value-type="float" office:value="22258" calcext:value-type="float">
            <text:p>22,258</text:p>
          </table:table-cell>
          <table:table-cell table:style-name="ce27" office:value-type="float" office:value="21005" calcext:value-type="float">
            <text:p>21,005</text:p>
          </table:table-cell>
          <table:table-cell table:style-name="ce27" office:value-type="float" office:value="20329" calcext:value-type="float">
            <text:p>20,329</text:p>
          </table:table-cell>
          <table:table-cell table:style-name="ce27" office:value-type="float" office:value="19487" calcext:value-type="float">
            <text:p>19,487</text:p>
          </table:table-cell>
          <table:table-cell table:style-name="ce27" office:value-type="float" office:value="18144" calcext:value-type="float">
            <text:p>18,144</text:p>
          </table:table-cell>
          <table:table-cell table:style-name="ce27" office:value-type="float" office:value="17208" calcext:value-type="float">
            <text:p>17,208</text:p>
          </table:table-cell>
          <table:table-cell table:style-name="ce27" office:value-type="float" office:value="16729" calcext:value-type="float">
            <text:p>16,729</text:p>
          </table:table-cell>
          <table:table-cell table:style-name="ce27" office:value-type="float" office:value="15628" calcext:value-type="float">
            <text:p>15,628</text:p>
          </table:table-cell>
          <table:table-cell table:style-name="ce27" office:value-type="float" office:value="14289" calcext:value-type="float">
            <text:p>14,289</text:p>
          </table:table-cell>
          <table:table-cell table:style-name="ce27" office:value-type="float" office:value="13302" calcext:value-type="float">
            <text:p>13,302</text:p>
          </table:table-cell>
          <table:table-cell table:style-name="ce27" office:value-type="float" office:value="11714" calcext:value-type="float">
            <text:p>11,714</text:p>
          </table:table-cell>
          <table:table-cell table:style-name="ce27" office:value-type="float" office:value="10938" calcext:value-type="float">
            <text:p>10,938</text:p>
          </table:table-cell>
          <table:table-cell table:style-name="ce27" office:value-type="float" office:value="10087" calcext:value-type="float">
            <text:p>10,087</text:p>
          </table:table-cell>
          <table:table-cell table:style-name="ce27" office:value-type="float" office:value="8876" calcext:value-type="float">
            <text:p>8,876</text:p>
          </table:table-cell>
          <table:table-cell table:style-name="ce27" office:value-type="float" office:value="7930" calcext:value-type="float">
            <text:p>7,930</text:p>
          </table:table-cell>
          <table:table-cell table:style-name="ce27" office:value-type="float" office:value="6510" calcext:value-type="float">
            <text:p>6,510</text:p>
          </table:table-cell>
          <table:table-cell table:style-name="ce27" office:value-type="float" office:value="6038" calcext:value-type="float">
            <text:p>6,038</text:p>
          </table:table-cell>
          <table:table-cell table:style-name="ce27" office:value-type="float" office:value="5596" calcext:value-type="float">
            <text:p>5,596</text:p>
          </table:table-cell>
          <table:table-cell table:style-name="ce27" office:value-type="float" office:value="4820" calcext:value-type="float">
            <text:p>4,820</text:p>
          </table:table-cell>
          <table:table-cell table:style-name="ce27" office:value-type="float" office:value="2707" calcext:value-type="float">
            <text:p>2,707</text:p>
          </table:table-cell>
          <table:table-cell table:style-name="ce27" office:value-type="float" office:value="2073" calcext:value-type="float">
            <text:p>2,073</text:p>
          </table:table-cell>
          <table:table-cell table:style-name="ce27" office:value-type="float" office:value="6698" calcext:value-type="float">
            <text:p>6,698</text:p>
          </table:table-cell>
          <table:table-cell table:style-name="ce25"/>
          <table:table-cell office:value-type="float" office:value="2007" calcext:value-type="float">
            <text:p>2007</text:p>
          </table:table-cell>
          <table:table-cell table:style-name="ce25"/>
          <table:table-cell table:number-columns-repeated="929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27" office:value-type="float" office:value="30337" calcext:value-type="float">
            <text:p>30,337</text:p>
          </table:table-cell>
          <table:table-cell table:style-name="ce27" office:value-type="float" office:value="29401" calcext:value-type="float">
            <text:p>29,401</text:p>
          </table:table-cell>
          <table:table-cell table:style-name="ce27" office:value-type="float" office:value="28450" calcext:value-type="float">
            <text:p>28,450</text:p>
          </table:table-cell>
          <table:table-cell table:style-name="ce27" office:value-type="float" office:value="28480" calcext:value-type="float">
            <text:p>28,480</text:p>
          </table:table-cell>
          <table:table-cell table:style-name="ce27" office:value-type="float" office:value="28030" calcext:value-type="float">
            <text:p>28,030</text:p>
          </table:table-cell>
          <table:table-cell table:style-name="ce27" office:value-type="float" office:value="26869" calcext:value-type="float">
            <text:p>26,869</text:p>
          </table:table-cell>
          <table:table-cell table:style-name="ce27" office:value-type="float" office:value="26709" calcext:value-type="float">
            <text:p>26,709</text:p>
          </table:table-cell>
          <table:table-cell table:style-name="ce27" office:value-type="float" office:value="27430" calcext:value-type="float">
            <text:p>27,430</text:p>
          </table:table-cell>
          <table:table-cell table:style-name="ce27" office:value-type="float" office:value="28580" calcext:value-type="float">
            <text:p>28,580</text:p>
          </table:table-cell>
          <table:table-cell table:style-name="ce27" office:value-type="float" office:value="29541" calcext:value-type="float">
            <text:p>29,541</text:p>
          </table:table-cell>
          <table:table-cell table:style-name="ce27" office:value-type="float" office:value="30110" calcext:value-type="float">
            <text:p>30,110</text:p>
          </table:table-cell>
          <table:table-cell table:style-name="ce27" office:value-type="float" office:value="31242" calcext:value-type="float">
            <text:p>31,242</text:p>
          </table:table-cell>
          <table:table-cell table:style-name="ce27" office:value-type="float" office:value="31121" calcext:value-type="float">
            <text:p>31,121</text:p>
          </table:table-cell>
          <table:table-cell table:style-name="ce27" office:value-type="float" office:value="31380" calcext:value-type="float">
            <text:p>31,380</text:p>
          </table:table-cell>
          <table:table-cell table:style-name="ce27" office:value-type="float" office:value="32072" calcext:value-type="float">
            <text:p>32,072</text:p>
          </table:table-cell>
          <table:table-cell table:style-name="ce27" office:value-type="float" office:value="32178" calcext:value-type="float">
            <text:p>32,178</text:p>
          </table:table-cell>
          <table:table-cell table:style-name="ce27" office:value-type="float" office:value="33012" calcext:value-type="float">
            <text:p>33,012</text:p>
          </table:table-cell>
          <table:table-cell table:style-name="ce27" office:value-type="float" office:value="32932" calcext:value-type="float">
            <text:p>32,932</text:p>
          </table:table-cell>
          <table:table-cell table:style-name="ce27" office:value-type="float" office:value="33433" calcext:value-type="float">
            <text:p>33,433</text:p>
          </table:table-cell>
          <table:table-cell table:style-name="ce27" office:value-type="float" office:value="34784" calcext:value-type="float">
            <text:p>34,784</text:p>
          </table:table-cell>
          <table:table-cell table:style-name="ce27" office:value-type="float" office:value="36169" calcext:value-type="float">
            <text:p>36,169</text:p>
          </table:table-cell>
          <table:table-cell table:style-name="ce27" office:value-type="float" office:value="34125" calcext:value-type="float">
            <text:p>34,125</text:p>
          </table:table-cell>
          <table:table-cell table:style-name="ce27" office:value-type="float" office:value="34654" calcext:value-type="float">
            <text:p>34,654</text:p>
          </table:table-cell>
          <table:table-cell table:style-name="ce27" office:value-type="float" office:value="34321" calcext:value-type="float">
            <text:p>34,321</text:p>
          </table:table-cell>
          <table:table-cell table:style-name="ce27" office:value-type="float" office:value="33004" calcext:value-type="float">
            <text:p>33,004</text:p>
          </table:table-cell>
          <table:table-cell table:style-name="ce27" office:value-type="float" office:value="33429" calcext:value-type="float">
            <text:p>33,429</text:p>
          </table:table-cell>
          <table:table-cell table:style-name="ce27" office:value-type="float" office:value="33596" calcext:value-type="float">
            <text:p>33,596</text:p>
          </table:table-cell>
          <table:table-cell table:style-name="ce27" office:value-type="float" office:value="34135" calcext:value-type="float">
            <text:p>34,135</text:p>
          </table:table-cell>
          <table:table-cell table:style-name="ce27" office:value-type="float" office:value="33272" calcext:value-type="float">
            <text:p>33,272</text:p>
          </table:table-cell>
          <table:table-cell table:style-name="ce27" office:value-type="float" office:value="32065" calcext:value-type="float">
            <text:p>32,065</text:p>
          </table:table-cell>
          <table:table-cell table:style-name="ce27" office:value-type="float" office:value="29403" calcext:value-type="float">
            <text:p>29,403</text:p>
          </table:table-cell>
          <table:table-cell table:style-name="ce27" office:value-type="float" office:value="28896" calcext:value-type="float">
            <text:p>28,896</text:p>
          </table:table-cell>
          <table:table-cell table:style-name="ce27" office:value-type="float" office:value="30469" calcext:value-type="float">
            <text:p>30,469</text:p>
          </table:table-cell>
          <table:table-cell table:style-name="ce27" office:value-type="float" office:value="30367" calcext:value-type="float">
            <text:p>30,367</text:p>
          </table:table-cell>
          <table:table-cell table:style-name="ce27" office:value-type="float" office:value="31229" calcext:value-type="float">
            <text:p>31,229</text:p>
          </table:table-cell>
          <table:table-cell table:style-name="ce27" office:value-type="float" office:value="33096" calcext:value-type="float">
            <text:p>33,096</text:p>
          </table:table-cell>
          <table:table-cell table:style-name="ce27" office:value-type="float" office:value="34939" calcext:value-type="float">
            <text:p>34,939</text:p>
          </table:table-cell>
          <table:table-cell table:style-name="ce27" office:value-type="float" office:value="36500" calcext:value-type="float">
            <text:p>36,500</text:p>
          </table:table-cell>
          <table:table-cell table:style-name="ce27" office:value-type="float" office:value="36220" calcext:value-type="float">
            <text:p>36,220</text:p>
          </table:table-cell>
          <table:table-cell table:style-name="ce27" office:value-type="float" office:value="37883" calcext:value-type="float">
            <text:p>37,883</text:p>
          </table:table-cell>
          <table:table-cell table:style-name="ce27" office:value-type="float" office:value="38626" calcext:value-type="float">
            <text:p>38,626</text:p>
          </table:table-cell>
          <table:table-cell table:style-name="ce27" office:value-type="float" office:value="39650" calcext:value-type="float">
            <text:p>39,650</text:p>
          </table:table-cell>
          <table:table-cell table:style-name="ce27" office:value-type="float" office:value="39037" calcext:value-type="float">
            <text:p>39,037</text:p>
          </table:table-cell>
          <table:table-cell table:style-name="ce27" office:value-type="float" office:value="40624" calcext:value-type="float">
            <text:p>40,624</text:p>
          </table:table-cell>
          <table:table-cell table:style-name="ce27" office:value-type="float" office:value="39914" calcext:value-type="float">
            <text:p>39,914</text:p>
          </table:table-cell>
          <table:table-cell table:style-name="ce27" office:value-type="float" office:value="39981" calcext:value-type="float">
            <text:p>39,981</text:p>
          </table:table-cell>
          <table:table-cell table:style-name="ce27" office:value-type="float" office:value="39682" calcext:value-type="float">
            <text:p>39,682</text:p>
          </table:table-cell>
          <table:table-cell table:style-name="ce27" office:value-type="float" office:value="38616" calcext:value-type="float">
            <text:p>38,616</text:p>
          </table:table-cell>
          <table:table-cell table:style-name="ce27" office:value-type="float" office:value="37582" calcext:value-type="float">
            <text:p>37,582</text:p>
          </table:table-cell>
          <table:table-cell table:style-name="ce27" office:value-type="float" office:value="37159" calcext:value-type="float">
            <text:p>37,159</text:p>
          </table:table-cell>
          <table:table-cell table:style-name="ce27" office:value-type="float" office:value="36270" calcext:value-type="float">
            <text:p>36,270</text:p>
          </table:table-cell>
          <table:table-cell table:style-name="ce27" office:value-type="float" office:value="35597" calcext:value-type="float">
            <text:p>35,597</text:p>
          </table:table-cell>
          <table:table-cell table:style-name="ce27" office:value-type="float" office:value="34763" calcext:value-type="float">
            <text:p>34,763</text:p>
          </table:table-cell>
          <table:table-cell table:style-name="ce27" office:value-type="float" office:value="33309" calcext:value-type="float">
            <text:p>33,309</text:p>
          </table:table-cell>
          <table:table-cell table:style-name="ce27" office:value-type="float" office:value="33065" calcext:value-type="float">
            <text:p>33,065</text:p>
          </table:table-cell>
          <table:table-cell table:style-name="ce27" office:value-type="float" office:value="32468" calcext:value-type="float">
            <text:p>32,468</text:p>
          </table:table-cell>
          <table:table-cell table:style-name="ce27" office:value-type="float" office:value="31318" calcext:value-type="float">
            <text:p>31,318</text:p>
          </table:table-cell>
          <table:table-cell table:style-name="ce27" office:value-type="float" office:value="31921" calcext:value-type="float">
            <text:p>31,921</text:p>
          </table:table-cell>
          <table:table-cell table:style-name="ce27" office:value-type="float" office:value="32237" calcext:value-type="float">
            <text:p>32,237</text:p>
          </table:table-cell>
          <table:table-cell table:style-name="ce27" office:value-type="float" office:value="33224" calcext:value-type="float">
            <text:p>33,224</text:p>
          </table:table-cell>
          <table:table-cell table:style-name="ce27" office:value-type="float" office:value="34222" calcext:value-type="float">
            <text:p>34,222</text:p>
          </table:table-cell>
          <table:table-cell table:style-name="ce27" office:value-type="float" office:value="37010" calcext:value-type="float">
            <text:p>37,010</text:p>
          </table:table-cell>
          <table:table-cell table:style-name="ce27" office:value-type="float" office:value="28481" calcext:value-type="float">
            <text:p>28,481</text:p>
          </table:table-cell>
          <table:table-cell table:style-name="ce27" office:value-type="float" office:value="26690" calcext:value-type="float">
            <text:p>26,690</text:p>
          </table:table-cell>
          <table:table-cell table:style-name="ce27" office:value-type="float" office:value="27380" calcext:value-type="float">
            <text:p>27,380</text:p>
          </table:table-cell>
          <table:table-cell table:style-name="ce27" office:value-type="float" office:value="26065" calcext:value-type="float">
            <text:p>26,065</text:p>
          </table:table-cell>
          <table:table-cell table:style-name="ce27" office:value-type="float" office:value="23918" calcext:value-type="float">
            <text:p>23,918</text:p>
          </table:table-cell>
          <table:table-cell table:style-name="ce27" office:value-type="float" office:value="22124" calcext:value-type="float">
            <text:p>22,124</text:p>
          </table:table-cell>
          <table:table-cell table:style-name="ce27" office:value-type="float" office:value="22748" calcext:value-type="float">
            <text:p>22,748</text:p>
          </table:table-cell>
          <table:table-cell table:style-name="ce27" office:value-type="float" office:value="22349" calcext:value-type="float">
            <text:p>22,349</text:p>
          </table:table-cell>
          <table:table-cell table:style-name="ce27" office:value-type="float" office:value="21718" calcext:value-type="float">
            <text:p>21,718</text:p>
          </table:table-cell>
          <table:table-cell table:style-name="ce27" office:value-type="float" office:value="20385" calcext:value-type="float">
            <text:p>20,385</text:p>
          </table:table-cell>
          <table:table-cell table:style-name="ce27" office:value-type="float" office:value="19676" calcext:value-type="float">
            <text:p>19,676</text:p>
          </table:table-cell>
          <table:table-cell table:style-name="ce27" office:value-type="float" office:value="18792" calcext:value-type="float">
            <text:p>18,792</text:p>
          </table:table-cell>
          <table:table-cell table:style-name="ce27" office:value-type="float" office:value="17470" calcext:value-type="float">
            <text:p>17,470</text:p>
          </table:table-cell>
          <table:table-cell table:style-name="ce27" office:value-type="float" office:value="16454" calcext:value-type="float">
            <text:p>16,454</text:p>
          </table:table-cell>
          <table:table-cell table:style-name="ce27" office:value-type="float" office:value="15944" calcext:value-type="float">
            <text:p>15,944</text:p>
          </table:table-cell>
          <table:table-cell table:style-name="ce27" office:value-type="float" office:value="14847" calcext:value-type="float">
            <text:p>14,847</text:p>
          </table:table-cell>
          <table:table-cell table:style-name="ce27" office:value-type="float" office:value="13422" calcext:value-type="float">
            <text:p>13,422</text:p>
          </table:table-cell>
          <table:table-cell table:style-name="ce27" office:value-type="float" office:value="12428" calcext:value-type="float">
            <text:p>12,428</text:p>
          </table:table-cell>
          <table:table-cell table:style-name="ce27" office:value-type="float" office:value="10943" calcext:value-type="float">
            <text:p>10,943</text:p>
          </table:table-cell>
          <table:table-cell table:style-name="ce27" office:value-type="float" office:value="10070" calcext:value-type="float">
            <text:p>10,070</text:p>
          </table:table-cell>
          <table:table-cell table:style-name="ce27" office:value-type="float" office:value="9206" calcext:value-type="float">
            <text:p>9,206</text:p>
          </table:table-cell>
          <table:table-cell table:style-name="ce27" office:value-type="float" office:value="7985" calcext:value-type="float">
            <text:p>7,985</text:p>
          </table:table-cell>
          <table:table-cell table:style-name="ce27" office:value-type="float" office:value="7114" calcext:value-type="float">
            <text:p>7,114</text:p>
          </table:table-cell>
          <table:table-cell table:style-name="ce27" office:value-type="float" office:value="5755" calcext:value-type="float">
            <text:p>5,755</text:p>
          </table:table-cell>
          <table:table-cell table:style-name="ce27" office:value-type="float" office:value="5267" calcext:value-type="float">
            <text:p>5,267</text:p>
          </table:table-cell>
          <table:table-cell table:style-name="ce27" office:value-type="float" office:value="4851" calcext:value-type="float">
            <text:p>4,851</text:p>
          </table:table-cell>
          <table:table-cell table:style-name="ce27" office:value-type="float" office:value="4094" calcext:value-type="float">
            <text:p>4,094</text:p>
          </table:table-cell>
          <table:table-cell table:style-name="ce27" office:value-type="float" office:value="2271" calcext:value-type="float">
            <text:p>2,271</text:p>
          </table:table-cell>
          <table:table-cell table:style-name="ce27" office:value-type="float" office:value="6719" calcext:value-type="float">
            <text:p>6,719</text:p>
          </table:table-cell>
          <table:table-cell table:style-name="ce25"/>
          <table:table-cell office:value-type="float" office:value="2008" calcext:value-type="float">
            <text:p>2008</text:p>
          </table:table-cell>
          <table:table-cell table:style-name="ce25"/>
          <table:table-cell table:number-columns-repeated="929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style-name="ce27" office:value-type="float" office:value="30538" calcext:value-type="float">
            <text:p>30,538</text:p>
          </table:table-cell>
          <table:table-cell table:style-name="ce27" office:value-type="float" office:value="30382" calcext:value-type="float">
            <text:p>30,382</text:p>
          </table:table-cell>
          <table:table-cell table:style-name="ce27" office:value-type="float" office:value="29348" calcext:value-type="float">
            <text:p>29,348</text:p>
          </table:table-cell>
          <table:table-cell table:style-name="ce27" office:value-type="float" office:value="28465" calcext:value-type="float">
            <text:p>28,465</text:p>
          </table:table-cell>
          <table:table-cell table:style-name="ce27" office:value-type="float" office:value="28524" calcext:value-type="float">
            <text:p>28,524</text:p>
          </table:table-cell>
          <table:table-cell table:style-name="ce27" office:value-type="float" office:value="28042" calcext:value-type="float">
            <text:p>28,042</text:p>
          </table:table-cell>
          <table:table-cell table:style-name="ce27" office:value-type="float" office:value="26886" calcext:value-type="float">
            <text:p>26,886</text:p>
          </table:table-cell>
          <table:table-cell table:style-name="ce27" office:value-type="float" office:value="26752" calcext:value-type="float">
            <text:p>26,752</text:p>
          </table:table-cell>
          <table:table-cell table:style-name="ce27" office:value-type="float" office:value="27535" calcext:value-type="float">
            <text:p>27,535</text:p>
          </table:table-cell>
          <table:table-cell table:style-name="ce27" office:value-type="float" office:value="28693" calcext:value-type="float">
            <text:p>28,693</text:p>
          </table:table-cell>
          <table:table-cell table:style-name="ce27" office:value-type="float" office:value="29700" calcext:value-type="float">
            <text:p>29,700</text:p>
          </table:table-cell>
          <table:table-cell table:style-name="ce27" office:value-type="float" office:value="30261" calcext:value-type="float">
            <text:p>30,261</text:p>
          </table:table-cell>
          <table:table-cell table:style-name="ce27" office:value-type="float" office:value="31345" calcext:value-type="float">
            <text:p>31,345</text:p>
          </table:table-cell>
          <table:table-cell table:style-name="ce27" office:value-type="float" office:value="31358" calcext:value-type="float">
            <text:p>31,358</text:p>
          </table:table-cell>
          <table:table-cell table:style-name="ce27" office:value-type="float" office:value="31499" calcext:value-type="float">
            <text:p>31,499</text:p>
          </table:table-cell>
          <table:table-cell table:style-name="ce27" office:value-type="float" office:value="32236" calcext:value-type="float">
            <text:p>32,236</text:p>
          </table:table-cell>
          <table:table-cell table:style-name="ce27" office:value-type="float" office:value="32428" calcext:value-type="float">
            <text:p>32,428</text:p>
          </table:table-cell>
          <table:table-cell table:style-name="ce27" office:value-type="float" office:value="34379" calcext:value-type="float">
            <text:p>34,379</text:p>
          </table:table-cell>
          <table:table-cell table:style-name="ce27" office:value-type="float" office:value="34940" calcext:value-type="float">
            <text:p>34,940</text:p>
          </table:table-cell>
          <table:table-cell table:style-name="ce27" office:value-type="float" office:value="34200" calcext:value-type="float">
            <text:p>34,200</text:p>
          </table:table-cell>
          <table:table-cell table:style-name="ce27" office:value-type="float" office:value="34306" calcext:value-type="float">
            <text:p>34,306</text:p>
          </table:table-cell>
          <table:table-cell table:style-name="ce27" office:value-type="float" office:value="35327" calcext:value-type="float">
            <text:p>35,327</text:p>
          </table:table-cell>
          <table:table-cell table:style-name="ce27" office:value-type="float" office:value="34565" calcext:value-type="float">
            <text:p>34,565</text:p>
          </table:table-cell>
          <table:table-cell table:style-name="ce27" office:value-type="float" office:value="34883" calcext:value-type="float">
            <text:p>34,883</text:p>
          </table:table-cell>
          <table:table-cell table:style-name="ce27" office:value-type="float" office:value="34261" calcext:value-type="float">
            <text:p>34,261</text:p>
          </table:table-cell>
          <table:table-cell table:style-name="ce27" office:value-type="float" office:value="33100" calcext:value-type="float">
            <text:p>33,100</text:p>
          </table:table-cell>
          <table:table-cell table:style-name="ce27" office:value-type="float" office:value="33400" calcext:value-type="float">
            <text:p>33,400</text:p>
          </table:table-cell>
          <table:table-cell table:style-name="ce27" office:value-type="float" office:value="33674" calcext:value-type="float">
            <text:p>33,674</text:p>
          </table:table-cell>
          <table:table-cell table:style-name="ce27" office:value-type="float" office:value="34148" calcext:value-type="float">
            <text:p>34,148</text:p>
          </table:table-cell>
          <table:table-cell table:style-name="ce27" office:value-type="float" office:value="33308" calcext:value-type="float">
            <text:p>33,308</text:p>
          </table:table-cell>
          <table:table-cell table:style-name="ce27" office:value-type="float" office:value="32299" calcext:value-type="float">
            <text:p>32,299</text:p>
          </table:table-cell>
          <table:table-cell table:style-name="ce27" office:value-type="float" office:value="29657" calcext:value-type="float">
            <text:p>29,657</text:p>
          </table:table-cell>
          <table:table-cell table:style-name="ce27" office:value-type="float" office:value="29053" calcext:value-type="float">
            <text:p>29,053</text:p>
          </table:table-cell>
          <table:table-cell table:style-name="ce27" office:value-type="float" office:value="30641" calcext:value-type="float">
            <text:p>30,641</text:p>
          </table:table-cell>
          <table:table-cell table:style-name="ce27" office:value-type="float" office:value="30623" calcext:value-type="float">
            <text:p>30,623</text:p>
          </table:table-cell>
          <table:table-cell table:style-name="ce27" office:value-type="float" office:value="31532" calcext:value-type="float">
            <text:p>31,532</text:p>
          </table:table-cell>
          <table:table-cell table:style-name="ce27" office:value-type="float" office:value="33418" calcext:value-type="float">
            <text:p>33,418</text:p>
          </table:table-cell>
          <table:table-cell table:style-name="ce27" office:value-type="float" office:value="35184" calcext:value-type="float">
            <text:p>35,184</text:p>
          </table:table-cell>
          <table:table-cell table:style-name="ce27" office:value-type="float" office:value="36690" calcext:value-type="float">
            <text:p>36,690</text:p>
          </table:table-cell>
          <table:table-cell table:style-name="ce27" office:value-type="float" office:value="36451" calcext:value-type="float">
            <text:p>36,451</text:p>
          </table:table-cell>
          <table:table-cell table:style-name="ce27" office:value-type="float" office:value="38019" calcext:value-type="float">
            <text:p>38,019</text:p>
          </table:table-cell>
          <table:table-cell table:style-name="ce27" office:value-type="float" office:value="38739" calcext:value-type="float">
            <text:p>38,739</text:p>
          </table:table-cell>
          <table:table-cell table:style-name="ce27" office:value-type="float" office:value="39695" calcext:value-type="float">
            <text:p>39,695</text:p>
          </table:table-cell>
          <table:table-cell table:style-name="ce27" office:value-type="float" office:value="39134" calcext:value-type="float">
            <text:p>39,134</text:p>
          </table:table-cell>
          <table:table-cell table:style-name="ce27" office:value-type="float" office:value="40702" calcext:value-type="float">
            <text:p>40,702</text:p>
          </table:table-cell>
          <table:table-cell table:style-name="ce27" office:value-type="float" office:value="39939" calcext:value-type="float">
            <text:p>39,939</text:p>
          </table:table-cell>
          <table:table-cell table:style-name="ce27" office:value-type="float" office:value="40036" calcext:value-type="float">
            <text:p>40,036</text:p>
          </table:table-cell>
          <table:table-cell table:style-name="ce27" office:value-type="float" office:value="39695" calcext:value-type="float">
            <text:p>39,695</text:p>
          </table:table-cell>
          <table:table-cell table:style-name="ce27" office:value-type="float" office:value="38602" calcext:value-type="float">
            <text:p>38,602</text:p>
          </table:table-cell>
          <table:table-cell table:style-name="ce27" office:value-type="float" office:value="37543" calcext:value-type="float">
            <text:p>37,543</text:p>
          </table:table-cell>
          <table:table-cell table:style-name="ce27" office:value-type="float" office:value="37132" calcext:value-type="float">
            <text:p>37,132</text:p>
          </table:table-cell>
          <table:table-cell table:style-name="ce27" office:value-type="float" office:value="36246" calcext:value-type="float">
            <text:p>36,246</text:p>
          </table:table-cell>
          <table:table-cell table:style-name="ce27" office:value-type="float" office:value="35551" calcext:value-type="float">
            <text:p>35,551</text:p>
          </table:table-cell>
          <table:table-cell table:style-name="ce27" office:value-type="float" office:value="34679" calcext:value-type="float">
            <text:p>34,679</text:p>
          </table:table-cell>
          <table:table-cell table:style-name="ce27" office:value-type="float" office:value="33175" calcext:value-type="float">
            <text:p>33,175</text:p>
          </table:table-cell>
          <table:table-cell table:style-name="ce27" office:value-type="float" office:value="32950" calcext:value-type="float">
            <text:p>32,950</text:p>
          </table:table-cell>
          <table:table-cell table:style-name="ce27" office:value-type="float" office:value="32336" calcext:value-type="float">
            <text:p>32,336</text:p>
          </table:table-cell>
          <table:table-cell table:style-name="ce27" office:value-type="float" office:value="31175" calcext:value-type="float">
            <text:p>31,175</text:p>
          </table:table-cell>
          <table:table-cell table:style-name="ce27" office:value-type="float" office:value="31686" calcext:value-type="float">
            <text:p>31,686</text:p>
          </table:table-cell>
          <table:table-cell table:style-name="ce27" office:value-type="float" office:value="32065" calcext:value-type="float">
            <text:p>32,065</text:p>
          </table:table-cell>
          <table:table-cell table:style-name="ce27" office:value-type="float" office:value="32961" calcext:value-type="float">
            <text:p>32,961</text:p>
          </table:table-cell>
          <table:table-cell table:style-name="ce27" office:value-type="float" office:value="33899" calcext:value-type="float">
            <text:p>33,899</text:p>
          </table:table-cell>
          <table:table-cell table:style-name="ce27" office:value-type="float" office:value="36658" calcext:value-type="float">
            <text:p>36,658</text:p>
          </table:table-cell>
          <table:table-cell table:style-name="ce27" office:value-type="float" office:value="28143" calcext:value-type="float">
            <text:p>28,143</text:p>
          </table:table-cell>
          <table:table-cell table:style-name="ce27" office:value-type="float" office:value="26298" calcext:value-type="float">
            <text:p>26,298</text:p>
          </table:table-cell>
          <table:table-cell table:style-name="ce27" office:value-type="float" office:value="27008" calcext:value-type="float">
            <text:p>27,008</text:p>
          </table:table-cell>
          <table:table-cell table:style-name="ce27" office:value-type="float" office:value="25596" calcext:value-type="float">
            <text:p>25,596</text:p>
          </table:table-cell>
          <table:table-cell table:style-name="ce27" office:value-type="float" office:value="23491" calcext:value-type="float">
            <text:p>23,491</text:p>
          </table:table-cell>
          <table:table-cell table:style-name="ce27" office:value-type="float" office:value="21684" calcext:value-type="float">
            <text:p>21,684</text:p>
          </table:table-cell>
          <table:table-cell table:style-name="ce27" office:value-type="float" office:value="22168" calcext:value-type="float">
            <text:p>22,168</text:p>
          </table:table-cell>
          <table:table-cell table:style-name="ce27" office:value-type="float" office:value="21725" calcext:value-type="float">
            <text:p>21,725</text:p>
          </table:table-cell>
          <table:table-cell table:style-name="ce27" office:value-type="float" office:value="21168" calcext:value-type="float">
            <text:p>21,168</text:p>
          </table:table-cell>
          <table:table-cell table:style-name="ce27" office:value-type="float" office:value="19770" calcext:value-type="float">
            <text:p>19,770</text:p>
          </table:table-cell>
          <table:table-cell table:style-name="ce27" office:value-type="float" office:value="19039" calcext:value-type="float">
            <text:p>19,039</text:p>
          </table:table-cell>
          <table:table-cell table:style-name="ce27" office:value-type="float" office:value="18099" calcext:value-type="float">
            <text:p>18,099</text:p>
          </table:table-cell>
          <table:table-cell table:style-name="ce27" office:value-type="float" office:value="16746" calcext:value-type="float">
            <text:p>16,746</text:p>
          </table:table-cell>
          <table:table-cell table:style-name="ce27" office:value-type="float" office:value="15714" calcext:value-type="float">
            <text:p>15,714</text:p>
          </table:table-cell>
          <table:table-cell table:style-name="ce27" office:value-type="float" office:value="15167" calcext:value-type="float">
            <text:p>15,167</text:p>
          </table:table-cell>
          <table:table-cell table:style-name="ce27" office:value-type="float" office:value="14043" calcext:value-type="float">
            <text:p>14,043</text:p>
          </table:table-cell>
          <table:table-cell table:style-name="ce27" office:value-type="float" office:value="12570" calcext:value-type="float">
            <text:p>12,570</text:p>
          </table:table-cell>
          <table:table-cell table:style-name="ce27" office:value-type="float" office:value="11590" calcext:value-type="float">
            <text:p>11,590</text:p>
          </table:table-cell>
          <table:table-cell table:style-name="ce27" office:value-type="float" office:value="10049" calcext:value-type="float">
            <text:p>10,049</text:p>
          </table:table-cell>
          <table:table-cell table:style-name="ce27" office:value-type="float" office:value="9272" calcext:value-type="float">
            <text:p>9,272</text:p>
          </table:table-cell>
          <table:table-cell table:style-name="ce27" office:value-type="float" office:value="8345" calcext:value-type="float">
            <text:p>8,345</text:p>
          </table:table-cell>
          <table:table-cell table:style-name="ce27" office:value-type="float" office:value="7186" calcext:value-type="float">
            <text:p>7,186</text:p>
          </table:table-cell>
          <table:table-cell table:style-name="ce27" office:value-type="float" office:value="6330" calcext:value-type="float">
            <text:p>6,330</text:p>
          </table:table-cell>
          <table:table-cell table:style-name="ce27" office:value-type="float" office:value="5036" calcext:value-type="float">
            <text:p>5,036</text:p>
          </table:table-cell>
          <table:table-cell table:style-name="ce27" office:value-type="float" office:value="4594" calcext:value-type="float">
            <text:p>4,594</text:p>
          </table:table-cell>
          <table:table-cell table:style-name="ce27" office:value-type="float" office:value="4153" calcext:value-type="float">
            <text:p>4,153</text:p>
          </table:table-cell>
          <table:table-cell table:style-name="ce27" office:value-type="float" office:value="3414" calcext:value-type="float">
            <text:p>3,414</text:p>
          </table:table-cell>
          <table:table-cell table:style-name="ce27" office:value-type="float" office:value="6924" calcext:value-type="float">
            <text:p>6,924</text:p>
          </table:table-cell>
          <table:table-cell table:style-name="ce25"/>
          <table:table-cell office:value-type="float" office:value="2009" calcext:value-type="float">
            <text:p>2009</text:p>
          </table:table-cell>
          <table:table-cell table:style-name="ce25"/>
          <table:table-cell table:number-columns-repeated="929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style-name="ce24" office:value-type="float" office:value="30084" calcext:value-type="float">
            <text:p>30,084</text:p>
          </table:table-cell>
          <table:table-cell table:style-name="ce24" office:value-type="float" office:value="30355" calcext:value-type="float">
            <text:p>30,355</text:p>
          </table:table-cell>
          <table:table-cell table:style-name="ce24" office:value-type="float" office:value="30270" calcext:value-type="float">
            <text:p>30,270</text:p>
          </table:table-cell>
          <table:table-cell table:style-name="ce24" office:value-type="float" office:value="29212" calcext:value-type="float">
            <text:p>29,212</text:p>
          </table:table-cell>
          <table:table-cell table:style-name="ce24" office:value-type="float" office:value="28413" calcext:value-type="float">
            <text:p>28,413</text:p>
          </table:table-cell>
          <table:table-cell table:style-name="ce24" office:value-type="float" office:value="28514" calcext:value-type="float">
            <text:p>28,514</text:p>
          </table:table-cell>
          <table:table-cell table:style-name="ce24" office:value-type="float" office:value="28018" calcext:value-type="float">
            <text:p>28,018</text:p>
          </table:table-cell>
          <table:table-cell table:style-name="ce24" office:value-type="float" office:value="26873" calcext:value-type="float">
            <text:p>26,873</text:p>
          </table:table-cell>
          <table:table-cell table:style-name="ce24" office:value-type="float" office:value="26787" calcext:value-type="float">
            <text:p>26,787</text:p>
          </table:table-cell>
          <table:table-cell table:style-name="ce24" office:value-type="float" office:value="27625" calcext:value-type="float">
            <text:p>27,625</text:p>
          </table:table-cell>
          <table:table-cell table:style-name="ce24" office:value-type="float" office:value="28805" calcext:value-type="float">
            <text:p>28,805</text:p>
          </table:table-cell>
          <table:table-cell table:style-name="ce24" office:value-type="float" office:value="29831" calcext:value-type="float">
            <text:p>29,831</text:p>
          </table:table-cell>
          <table:table-cell table:style-name="ce24" office:value-type="float" office:value="30343" calcext:value-type="float">
            <text:p>30,343</text:p>
          </table:table-cell>
          <table:table-cell table:style-name="ce24" office:value-type="float" office:value="31532" calcext:value-type="float">
            <text:p>31,532</text:p>
          </table:table-cell>
          <table:table-cell table:style-name="ce24" office:value-type="float" office:value="31556" calcext:value-type="float">
            <text:p>31,556</text:p>
          </table:table-cell>
          <table:table-cell table:style-name="ce24" office:value-type="float" office:value="31679" calcext:value-type="float">
            <text:p>31,679</text:p>
          </table:table-cell>
          <table:table-cell table:style-name="ce24" office:value-type="float" office:value="32427" calcext:value-type="float">
            <text:p>32,427</text:p>
          </table:table-cell>
          <table:table-cell table:style-name="ce24" office:value-type="float" office:value="32606" calcext:value-type="float">
            <text:p>32,606</text:p>
          </table:table-cell>
          <table:table-cell table:style-name="ce24" office:value-type="float" office:value="35066" calcext:value-type="float">
            <text:p>35,066</text:p>
          </table:table-cell>
          <table:table-cell table:style-name="ce24" office:value-type="float" office:value="36420" calcext:value-type="float">
            <text:p>36,420</text:p>
          </table:table-cell>
          <table:table-cell table:style-name="ce24" office:value-type="float" office:value="35284" calcext:value-type="float">
            <text:p>35,284</text:p>
          </table:table-cell>
          <table:table-cell table:style-name="ce24" office:value-type="float" office:value="35088" calcext:value-type="float">
            <text:p>35,088</text:p>
          </table:table-cell>
          <table:table-cell table:style-name="ce24" office:value-type="float" office:value="35874" calcext:value-type="float">
            <text:p>35,874</text:p>
          </table:table-cell>
          <table:table-cell table:style-name="ce24" office:value-type="float" office:value="34804" calcext:value-type="float">
            <text:p>34,804</text:p>
          </table:table-cell>
          <table:table-cell table:style-name="ce24" office:value-type="float" office:value="34840" calcext:value-type="float">
            <text:p>34,840</text:p>
          </table:table-cell>
          <table:table-cell table:style-name="ce24" office:value-type="float" office:value="34276" calcext:value-type="float">
            <text:p>34,276</text:p>
          </table:table-cell>
          <table:table-cell table:style-name="ce24" office:value-type="float" office:value="33071" calcext:value-type="float">
            <text:p>33,071</text:p>
          </table:table-cell>
          <table:table-cell table:style-name="ce24" office:value-type="float" office:value="33500" calcext:value-type="float">
            <text:p>33,500</text:p>
          </table:table-cell>
          <table:table-cell table:style-name="ce24" office:value-type="float" office:value="33663" calcext:value-type="float">
            <text:p>33,663</text:p>
          </table:table-cell>
          <table:table-cell table:style-name="ce24" office:value-type="float" office:value="33996" calcext:value-type="float">
            <text:p>33,996</text:p>
          </table:table-cell>
          <table:table-cell table:style-name="ce24" office:value-type="float" office:value="33322" calcext:value-type="float">
            <text:p>33,322</text:p>
          </table:table-cell>
          <table:table-cell table:style-name="ce24" office:value-type="float" office:value="32415" calcext:value-type="float">
            <text:p>32,415</text:p>
          </table:table-cell>
          <table:table-cell table:style-name="ce24" office:value-type="float" office:value="29709" calcext:value-type="float">
            <text:p>29,709</text:p>
          </table:table-cell>
          <table:table-cell table:style-name="ce24" office:value-type="float" office:value="29308" calcext:value-type="float">
            <text:p>29,308</text:p>
          </table:table-cell>
          <table:table-cell table:style-name="ce24" office:value-type="float" office:value="30933" calcext:value-type="float">
            <text:p>30,933</text:p>
          </table:table-cell>
          <table:table-cell table:style-name="ce24" office:value-type="float" office:value="30817" calcext:value-type="float">
            <text:p>30,817</text:p>
          </table:table-cell>
          <table:table-cell table:style-name="ce24" office:value-type="float" office:value="31774" calcext:value-type="float">
            <text:p>31,774</text:p>
          </table:table-cell>
          <table:table-cell table:style-name="ce24" office:value-type="float" office:value="33690" calcext:value-type="float">
            <text:p>33,690</text:p>
          </table:table-cell>
          <table:table-cell table:style-name="ce24" office:value-type="float" office:value="35483" calcext:value-type="float">
            <text:p>35,483</text:p>
          </table:table-cell>
          <table:table-cell table:style-name="ce24" office:value-type="float" office:value="36848" calcext:value-type="float">
            <text:p>36,848</text:p>
          </table:table-cell>
          <table:table-cell table:style-name="ce24" office:value-type="float" office:value="36570" calcext:value-type="float">
            <text:p>36,570</text:p>
          </table:table-cell>
          <table:table-cell table:style-name="ce24" office:value-type="float" office:value="38059" calcext:value-type="float">
            <text:p>38,059</text:p>
          </table:table-cell>
          <table:table-cell table:style-name="ce24" office:value-type="float" office:value="38787" calcext:value-type="float">
            <text:p>38,787</text:p>
          </table:table-cell>
          <table:table-cell table:style-name="ce24" office:value-type="float" office:value="39777" calcext:value-type="float">
            <text:p>39,777</text:p>
          </table:table-cell>
          <table:table-cell table:style-name="ce24" office:value-type="float" office:value="39211" calcext:value-type="float">
            <text:p>39,211</text:p>
          </table:table-cell>
          <table:table-cell table:style-name="ce24" office:value-type="float" office:value="40732" calcext:value-type="float">
            <text:p>40,732</text:p>
          </table:table-cell>
          <table:table-cell table:style-name="ce24" office:value-type="float" office:value="39948" calcext:value-type="float">
            <text:p>39,948</text:p>
          </table:table-cell>
          <table:table-cell table:style-name="ce24" office:value-type="float" office:value="40085" calcext:value-type="float">
            <text:p>40,085</text:p>
          </table:table-cell>
          <table:table-cell table:style-name="ce24" office:value-type="float" office:value="39718" calcext:value-type="float">
            <text:p>39,718</text:p>
          </table:table-cell>
          <table:table-cell table:style-name="ce24" office:value-type="float" office:value="38578" calcext:value-type="float">
            <text:p>38,578</text:p>
          </table:table-cell>
          <table:table-cell table:style-name="ce24" office:value-type="float" office:value="37477" calcext:value-type="float">
            <text:p>37,477</text:p>
          </table:table-cell>
          <table:table-cell table:style-name="ce24" office:value-type="float" office:value="37090" calcext:value-type="float">
            <text:p>37,090</text:p>
          </table:table-cell>
          <table:table-cell table:style-name="ce24" office:value-type="float" office:value="36161" calcext:value-type="float">
            <text:p>36,161</text:p>
          </table:table-cell>
          <table:table-cell table:style-name="ce24" office:value-type="float" office:value="35457" calcext:value-type="float">
            <text:p>35,457</text:p>
          </table:table-cell>
          <table:table-cell table:style-name="ce24" office:value-type="float" office:value="34536" calcext:value-type="float">
            <text:p>34,536</text:p>
          </table:table-cell>
          <table:table-cell table:style-name="ce24" office:value-type="float" office:value="32951" calcext:value-type="float">
            <text:p>32,951</text:p>
          </table:table-cell>
          <table:table-cell table:style-name="ce24" office:value-type="float" office:value="32788" calcext:value-type="float">
            <text:p>32,788</text:p>
          </table:table-cell>
          <table:table-cell table:style-name="ce24" office:value-type="float" office:value="32182" calcext:value-type="float">
            <text:p>32,182</text:p>
          </table:table-cell>
          <table:table-cell table:style-name="ce24" office:value-type="float" office:value="31006" calcext:value-type="float">
            <text:p>31,006</text:p>
          </table:table-cell>
          <table:table-cell table:style-name="ce24" office:value-type="float" office:value="31488" calcext:value-type="float">
            <text:p>31,488</text:p>
          </table:table-cell>
          <table:table-cell table:style-name="ce24" office:value-type="float" office:value="31858" calcext:value-type="float">
            <text:p>31,858</text:p>
          </table:table-cell>
          <table:table-cell table:style-name="ce24" office:value-type="float" office:value="32695" calcext:value-type="float">
            <text:p>32,695</text:p>
          </table:table-cell>
          <table:table-cell table:style-name="ce24" office:value-type="float" office:value="33610" calcext:value-type="float">
            <text:p>33,610</text:p>
          </table:table-cell>
          <table:table-cell table:style-name="ce24" office:value-type="float" office:value="36317" calcext:value-type="float">
            <text:p>36,317</text:p>
          </table:table-cell>
          <table:table-cell table:style-name="ce24" office:value-type="float" office:value="27796" calcext:value-type="float">
            <text:p>27,796</text:p>
          </table:table-cell>
          <table:table-cell table:style-name="ce24" office:value-type="float" office:value="25917" calcext:value-type="float">
            <text:p>25,917</text:p>
          </table:table-cell>
          <table:table-cell table:style-name="ce24" office:value-type="float" office:value="26588" calcext:value-type="float">
            <text:p>26,588</text:p>
          </table:table-cell>
          <table:table-cell table:style-name="ce24" office:value-type="float" office:value="25156" calcext:value-type="float">
            <text:p>25,156</text:p>
          </table:table-cell>
          <table:table-cell table:style-name="ce24" office:value-type="float" office:value="23024" calcext:value-type="float">
            <text:p>23,024</text:p>
          </table:table-cell>
          <table:table-cell table:style-name="ce24" office:value-type="float" office:value="21194" calcext:value-type="float">
            <text:p>21,194</text:p>
          </table:table-cell>
          <table:table-cell table:style-name="ce24" office:value-type="float" office:value="21646" calcext:value-type="float">
            <text:p>21,646</text:p>
          </table:table-cell>
          <table:table-cell table:style-name="ce24" office:value-type="float" office:value="21160" calcext:value-type="float">
            <text:p>21,160</text:p>
          </table:table-cell>
          <table:table-cell table:style-name="ce24" office:value-type="float" office:value="20553" calcext:value-type="float">
            <text:p>20,553</text:p>
          </table:table-cell>
          <table:table-cell table:style-name="ce24" office:value-type="float" office:value="19100" calcext:value-type="float">
            <text:p>19,100</text:p>
          </table:table-cell>
          <table:table-cell table:style-name="ce24" office:value-type="float" office:value="18375" calcext:value-type="float">
            <text:p>18,375</text:p>
          </table:table-cell>
          <table:table-cell table:style-name="ce24" office:value-type="float" office:value="17399" calcext:value-type="float">
            <text:p>17,399</text:p>
          </table:table-cell>
          <table:table-cell table:style-name="ce24" office:value-type="float" office:value="16054" calcext:value-type="float">
            <text:p>16,054</text:p>
          </table:table-cell>
          <table:table-cell table:style-name="ce24" office:value-type="float" office:value="14900" calcext:value-type="float">
            <text:p>14,900</text:p>
          </table:table-cell>
          <table:table-cell table:style-name="ce24" office:value-type="float" office:value="14350" calcext:value-type="float">
            <text:p>14,350</text:p>
          </table:table-cell>
          <table:table-cell table:style-name="ce24" office:value-type="float" office:value="13274" calcext:value-type="float">
            <text:p>13,274</text:p>
          </table:table-cell>
          <table:table-cell table:style-name="ce24" office:value-type="float" office:value="11684" calcext:value-type="float">
            <text:p>11,684</text:p>
          </table:table-cell>
          <table:table-cell table:style-name="ce24" office:value-type="float" office:value="10750" calcext:value-type="float">
            <text:p>10,750</text:p>
          </table:table-cell>
          <table:table-cell table:style-name="ce24" office:value-type="float" office:value="9237" calcext:value-type="float">
            <text:p>9,237</text:p>
          </table:table-cell>
          <table:table-cell table:style-name="ce24" office:value-type="float" office:value="8483" calcext:value-type="float">
            <text:p>8,483</text:p>
          </table:table-cell>
          <table:table-cell table:style-name="ce24" office:value-type="float" office:value="7501" calcext:value-type="float">
            <text:p>7,501</text:p>
          </table:table-cell>
          <table:table-cell table:style-name="ce24" office:value-type="float" office:value="6455" calcext:value-type="float">
            <text:p>6,455</text:p>
          </table:table-cell>
          <table:table-cell table:style-name="ce24" office:value-type="float" office:value="5558" calcext:value-type="float">
            <text:p>5,558</text:p>
          </table:table-cell>
          <table:table-cell table:style-name="ce24" office:value-type="float" office:value="4383" calcext:value-type="float">
            <text:p>4,383</text:p>
          </table:table-cell>
          <table:table-cell table:style-name="ce24" office:value-type="float" office:value="3977" calcext:value-type="float">
            <text:p>3,977</text:p>
          </table:table-cell>
          <table:table-cell table:style-name="ce24" office:value-type="float" office:value="3486" calcext:value-type="float">
            <text:p>3,486</text:p>
          </table:table-cell>
          <table:table-cell table:style-name="ce24" office:value-type="float" office:value="8029" calcext:value-type="float">
            <text:p>8,029</text:p>
          </table:table-cell>
          <table:table-cell table:style-name="ce25"/>
          <table:table-cell office:value-type="float" office:value="2010" calcext:value-type="float">
            <text:p>2010</text:p>
          </table:table-cell>
          <table:table-cell table:style-name="ce25" table:number-columns-repeated="3"/>
          <table:table-cell table:number-columns-repeated="927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27" office:value-type="float" office:value="30877" calcext:value-type="float">
            <text:p>30,877</text:p>
          </table:table-cell>
          <table:table-cell table:style-name="ce27" office:value-type="float" office:value="29388" calcext:value-type="float">
            <text:p>29,388</text:p>
          </table:table-cell>
          <table:table-cell table:style-name="ce27" office:value-type="float" office:value="30189" calcext:value-type="float">
            <text:p>30,189</text:p>
          </table:table-cell>
          <table:table-cell table:style-name="ce27" office:value-type="float" office:value="30173" calcext:value-type="float">
            <text:p>30,173</text:p>
          </table:table-cell>
          <table:table-cell table:style-name="ce27" office:value-type="float" office:value="29119" calcext:value-type="float">
            <text:p>29,119</text:p>
          </table:table-cell>
          <table:table-cell table:style-name="ce27" office:value-type="float" office:value="28397" calcext:value-type="float">
            <text:p>28,397</text:p>
          </table:table-cell>
          <table:table-cell table:style-name="ce27" office:value-type="float" office:value="28517" calcext:value-type="float">
            <text:p>28,517</text:p>
          </table:table-cell>
          <table:table-cell table:style-name="ce27" office:value-type="float" office:value="28033" calcext:value-type="float">
            <text:p>28,033</text:p>
          </table:table-cell>
          <table:table-cell table:style-name="ce27" office:value-type="float" office:value="26840" calcext:value-type="float">
            <text:p>26,840</text:p>
          </table:table-cell>
          <table:table-cell table:style-name="ce27" office:value-type="float" office:value="26806" calcext:value-type="float">
            <text:p>26,806</text:p>
          </table:table-cell>
          <table:table-cell table:style-name="ce27" office:value-type="float" office:value="27743" calcext:value-type="float">
            <text:p>27,743</text:p>
          </table:table-cell>
          <table:table-cell table:style-name="ce27" office:value-type="float" office:value="28919" calcext:value-type="float">
            <text:p>28,919</text:p>
          </table:table-cell>
          <table:table-cell table:style-name="ce27" office:value-type="float" office:value="29930" calcext:value-type="float">
            <text:p>29,930</text:p>
          </table:table-cell>
          <table:table-cell table:style-name="ce27" office:value-type="float" office:value="30490" calcext:value-type="float">
            <text:p>30,490</text:p>
          </table:table-cell>
          <table:table-cell table:style-name="ce27" office:value-type="float" office:value="31684" calcext:value-type="float">
            <text:p>31,684</text:p>
          </table:table-cell>
          <table:table-cell table:style-name="ce27" office:value-type="float" office:value="31767" calcext:value-type="float">
            <text:p>31,767</text:p>
          </table:table-cell>
          <table:table-cell table:style-name="ce27" office:value-type="float" office:value="31917" calcext:value-type="float">
            <text:p>31,917</text:p>
          </table:table-cell>
          <table:table-cell table:style-name="ce27" office:value-type="float" office:value="32818" calcext:value-type="float">
            <text:p>32,818</text:p>
          </table:table-cell>
          <table:table-cell table:style-name="ce27" office:value-type="float" office:value="33467" calcext:value-type="float">
            <text:p>33,467</text:p>
          </table:table-cell>
          <table:table-cell table:style-name="ce27" office:value-type="float" office:value="36402" calcext:value-type="float">
            <text:p>36,402</text:p>
          </table:table-cell>
          <table:table-cell table:style-name="ce27" office:value-type="float" office:value="37785" calcext:value-type="float">
            <text:p>37,785</text:p>
          </table:table-cell>
          <table:table-cell table:style-name="ce27" office:value-type="float" office:value="36354" calcext:value-type="float">
            <text:p>36,354</text:p>
          </table:table-cell>
          <table:table-cell table:style-name="ce27" office:value-type="float" office:value="36117" calcext:value-type="float">
            <text:p>36,117</text:p>
          </table:table-cell>
          <table:table-cell table:style-name="ce27" office:value-type="float" office:value="36710" calcext:value-type="float">
            <text:p>36,710</text:p>
          </table:table-cell>
          <table:table-cell table:style-name="ce27" office:value-type="float" office:value="35129" calcext:value-type="float">
            <text:p>35,129</text:p>
          </table:table-cell>
          <table:table-cell table:style-name="ce27" office:value-type="float" office:value="35166" calcext:value-type="float">
            <text:p>35,166</text:p>
          </table:table-cell>
          <table:table-cell table:style-name="ce27" office:value-type="float" office:value="34410" calcext:value-type="float">
            <text:p>34,410</text:p>
          </table:table-cell>
          <table:table-cell table:style-name="ce27" office:value-type="float" office:value="33302" calcext:value-type="float">
            <text:p>33,302</text:p>
          </table:table-cell>
          <table:table-cell table:style-name="ce27" office:value-type="float" office:value="33649" calcext:value-type="float">
            <text:p>33,649</text:p>
          </table:table-cell>
          <table:table-cell table:style-name="ce27" office:value-type="float" office:value="33865" calcext:value-type="float">
            <text:p>33,865</text:p>
          </table:table-cell>
          <table:table-cell table:style-name="ce27" office:value-type="float" office:value="34091" calcext:value-type="float">
            <text:p>34,091</text:p>
          </table:table-cell>
          <table:table-cell table:style-name="ce27" office:value-type="float" office:value="33372" calcext:value-type="float">
            <text:p>33,372</text:p>
          </table:table-cell>
          <table:table-cell table:style-name="ce27" office:value-type="float" office:value="32617" calcext:value-type="float">
            <text:p>32,617</text:p>
          </table:table-cell>
          <table:table-cell table:style-name="ce27" office:value-type="float" office:value="29904" calcext:value-type="float">
            <text:p>29,904</text:p>
          </table:table-cell>
          <table:table-cell table:style-name="ce27" office:value-type="float" office:value="29660" calcext:value-type="float">
            <text:p>29,660</text:p>
          </table:table-cell>
          <table:table-cell table:style-name="ce27" office:value-type="float" office:value="31290" calcext:value-type="float">
            <text:p>31,290</text:p>
          </table:table-cell>
          <table:table-cell table:style-name="ce27" office:value-type="float" office:value="31209" calcext:value-type="float">
            <text:p>31,209</text:p>
          </table:table-cell>
          <table:table-cell table:style-name="ce27" office:value-type="float" office:value="32165" calcext:value-type="float">
            <text:p>32,165</text:p>
          </table:table-cell>
          <table:table-cell table:style-name="ce27" office:value-type="float" office:value="34009" calcext:value-type="float">
            <text:p>34,009</text:p>
          </table:table-cell>
          <table:table-cell table:style-name="ce27" office:value-type="float" office:value="35796" calcext:value-type="float">
            <text:p>35,796</text:p>
          </table:table-cell>
          <table:table-cell table:style-name="ce27" office:value-type="float" office:value="37075" calcext:value-type="float">
            <text:p>37,075</text:p>
          </table:table-cell>
          <table:table-cell table:style-name="ce27" office:value-type="float" office:value="36731" calcext:value-type="float">
            <text:p>36,731</text:p>
          </table:table-cell>
          <table:table-cell table:style-name="ce27" office:value-type="float" office:value="38207" calcext:value-type="float">
            <text:p>38,207</text:p>
          </table:table-cell>
          <table:table-cell table:style-name="ce27" office:value-type="float" office:value="38979" calcext:value-type="float">
            <text:p>38,979</text:p>
          </table:table-cell>
          <table:table-cell table:style-name="ce27" office:value-type="float" office:value="39881" calcext:value-type="float">
            <text:p>39,881</text:p>
          </table:table-cell>
          <table:table-cell table:style-name="ce27" office:value-type="float" office:value="39324" calcext:value-type="float">
            <text:p>39,324</text:p>
          </table:table-cell>
          <table:table-cell table:style-name="ce27" office:value-type="float" office:value="40854" calcext:value-type="float">
            <text:p>40,854</text:p>
          </table:table-cell>
          <table:table-cell table:style-name="ce27" office:value-type="float" office:value="40034" calcext:value-type="float">
            <text:p>40,034</text:p>
          </table:table-cell>
          <table:table-cell table:style-name="ce27" office:value-type="float" office:value="40211" calcext:value-type="float">
            <text:p>40,211</text:p>
          </table:table-cell>
          <table:table-cell table:style-name="ce27" office:value-type="float" office:value="39785" calcext:value-type="float">
            <text:p>39,785</text:p>
          </table:table-cell>
          <table:table-cell table:style-name="ce27" office:value-type="float" office:value="38604" calcext:value-type="float">
            <text:p>38,604</text:p>
          </table:table-cell>
          <table:table-cell table:style-name="ce27" office:value-type="float" office:value="37508" calcext:value-type="float">
            <text:p>37,508</text:p>
          </table:table-cell>
          <table:table-cell table:style-name="ce27" office:value-type="float" office:value="37006" calcext:value-type="float">
            <text:p>37,006</text:p>
          </table:table-cell>
          <table:table-cell table:style-name="ce27" office:value-type="float" office:value="36150" calcext:value-type="float">
            <text:p>36,150</text:p>
          </table:table-cell>
          <table:table-cell table:style-name="ce27" office:value-type="float" office:value="35429" calcext:value-type="float">
            <text:p>35,429</text:p>
          </table:table-cell>
          <table:table-cell table:style-name="ce27" office:value-type="float" office:value="34422" calcext:value-type="float">
            <text:p>34,422</text:p>
          </table:table-cell>
          <table:table-cell table:style-name="ce27" office:value-type="float" office:value="32817" calcext:value-type="float">
            <text:p>32,817</text:p>
          </table:table-cell>
          <table:table-cell table:style-name="ce27" office:value-type="float" office:value="32635" calcext:value-type="float">
            <text:p>32,635</text:p>
          </table:table-cell>
          <table:table-cell table:style-name="ce27" office:value-type="float" office:value="32019" calcext:value-type="float">
            <text:p>32,019</text:p>
          </table:table-cell>
          <table:table-cell table:style-name="ce27" office:value-type="float" office:value="30867" calcext:value-type="float">
            <text:p>30,867</text:p>
          </table:table-cell>
          <table:table-cell table:style-name="ce27" office:value-type="float" office:value="31303" calcext:value-type="float">
            <text:p>31,303</text:p>
          </table:table-cell>
          <table:table-cell table:style-name="ce27" office:value-type="float" office:value="31584" calcext:value-type="float">
            <text:p>31,584</text:p>
          </table:table-cell>
          <table:table-cell table:style-name="ce27" office:value-type="float" office:value="32416" calcext:value-type="float">
            <text:p>32,416</text:p>
          </table:table-cell>
          <table:table-cell table:style-name="ce27" office:value-type="float" office:value="33316" calcext:value-type="float">
            <text:p>33,316</text:p>
          </table:table-cell>
          <table:table-cell table:style-name="ce27" office:value-type="float" office:value="36009" calcext:value-type="float">
            <text:p>36,009</text:p>
          </table:table-cell>
          <table:table-cell table:style-name="ce27" office:value-type="float" office:value="27452" calcext:value-type="float">
            <text:p>27,452</text:p>
          </table:table-cell>
          <table:table-cell table:style-name="ce27" office:value-type="float" office:value="25535" calcext:value-type="float">
            <text:p>25,535</text:p>
          </table:table-cell>
          <table:table-cell table:style-name="ce27" office:value-type="float" office:value="26152" calcext:value-type="float">
            <text:p>26,152</text:p>
          </table:table-cell>
          <table:table-cell table:style-name="ce27" office:value-type="float" office:value="24717" calcext:value-type="float">
            <text:p>24,717</text:p>
          </table:table-cell>
          <table:table-cell table:style-name="ce27" office:value-type="float" office:value="22559" calcext:value-type="float">
            <text:p>22,559</text:p>
          </table:table-cell>
          <table:table-cell table:style-name="ce27" office:value-type="float" office:value="20669" calcext:value-type="float">
            <text:p>20,669</text:p>
          </table:table-cell>
          <table:table-cell table:style-name="ce27" office:value-type="float" office:value="21051" calcext:value-type="float">
            <text:p>21,051</text:p>
          </table:table-cell>
          <table:table-cell table:style-name="ce27" office:value-type="float" office:value="20558" calcext:value-type="float">
            <text:p>20,558</text:p>
          </table:table-cell>
          <table:table-cell table:style-name="ce27" office:value-type="float" office:value="19950" calcext:value-type="float">
            <text:p>19,950</text:p>
          </table:table-cell>
          <table:table-cell table:style-name="ce27" office:value-type="float" office:value="18436" calcext:value-type="float">
            <text:p>18,436</text:p>
          </table:table-cell>
          <table:table-cell table:style-name="ce27" office:value-type="float" office:value="17632" calcext:value-type="float">
            <text:p>17,632</text:p>
          </table:table-cell>
          <table:table-cell table:style-name="ce27" office:value-type="float" office:value="16697" calcext:value-type="float">
            <text:p>16,697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27" office:value-type="float" office:value="14169" calcext:value-type="float">
            <text:p>14,169</text:p>
          </table:table-cell>
          <table:table-cell table:style-name="ce27" office:value-type="float" office:value="13550" calcext:value-type="float">
            <text:p>13,550</text:p>
          </table:table-cell>
          <table:table-cell table:style-name="ce27" office:value-type="float" office:value="12446" calcext:value-type="float">
            <text:p>12,446</text:p>
          </table:table-cell>
          <table:table-cell table:style-name="ce27" office:value-type="float" office:value="10829" calcext:value-type="float">
            <text:p>10,829</text:p>
          </table:table-cell>
          <table:table-cell table:style-name="ce27" office:value-type="float" office:value="9906" calcext:value-type="float">
            <text:p>9,906</text:p>
          </table:table-cell>
          <table:table-cell table:style-name="ce27" office:value-type="float" office:value="8414" calcext:value-type="float">
            <text:p>8,414</text:p>
          </table:table-cell>
          <table:table-cell table:style-name="ce27" office:value-type="float" office:value="7587" calcext:value-type="float">
            <text:p>7,587</text:p>
          </table:table-cell>
          <table:table-cell table:style-name="ce27" office:value-type="float" office:value="6686" calcext:value-type="float">
            <text:p>6,686</text:p>
          </table:table-cell>
          <table:table-cell table:style-name="ce26" office:value-type="float" office:value="5694" calcext:value-type="float">
            <text:p>5,694</text:p>
          </table:table-cell>
          <table:table-cell table:style-name="ce26" office:value-type="float" office:value="4839" calcext:value-type="float">
            <text:p>4,839</text:p>
          </table:table-cell>
          <table:table-cell table:style-name="ce26" office:value-type="float" office:value="3771" calcext:value-type="float">
            <text:p>3,771</text:p>
          </table:table-cell>
          <table:table-cell table:style-name="ce26" office:value-type="float" office:value="3367" calcext:value-type="float">
            <text:p>3,367</text:p>
          </table:table-cell>
          <table:table-cell table:style-name="ce26" office:value-type="float" office:value="9052" calcext:value-type="float">
            <text:p>9,052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930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27" office:value-type="float" office:value="30103" calcext:value-type="float">
            <text:p>30,103</text:p>
          </table:table-cell>
          <table:table-cell table:style-name="ce27" office:value-type="float" office:value="30991" calcext:value-type="float">
            <text:p>30,991</text:p>
          </table:table-cell>
          <table:table-cell table:style-name="ce27" office:value-type="float" office:value="29443" calcext:value-type="float">
            <text:p>29,443</text:p>
          </table:table-cell>
          <table:table-cell table:style-name="ce27" office:value-type="float" office:value="30234" calcext:value-type="float">
            <text:p>30,234</text:p>
          </table:table-cell>
          <table:table-cell table:style-name="ce27" office:value-type="float" office:value="30216" calcext:value-type="float">
            <text:p>30,216</text:p>
          </table:table-cell>
          <table:table-cell table:style-name="ce27" office:value-type="float" office:value="29189" calcext:value-type="float">
            <text:p>29,189</text:p>
          </table:table-cell>
          <table:table-cell table:style-name="ce27" office:value-type="float" office:value="28467" calcext:value-type="float">
            <text:p>28,467</text:p>
          </table:table-cell>
          <table:table-cell table:style-name="ce27" office:value-type="float" office:value="28544" calcext:value-type="float">
            <text:p>28,544</text:p>
          </table:table-cell>
          <table:table-cell table:style-name="ce27" office:value-type="float" office:value="28038" calcext:value-type="float">
            <text:p>28,038</text:p>
          </table:table-cell>
          <table:table-cell table:style-name="ce27" office:value-type="float" office:value="26898" calcext:value-type="float">
            <text:p>26,898</text:p>
          </table:table-cell>
          <table:table-cell table:style-name="ce27" office:value-type="float" office:value="26815" calcext:value-type="float">
            <text:p>26,815</text:p>
          </table:table-cell>
          <table:table-cell table:style-name="ce27" office:value-type="float" office:value="27816" calcext:value-type="float">
            <text:p>27,816</text:p>
          </table:table-cell>
          <table:table-cell table:style-name="ce27" office:value-type="float" office:value="28938" calcext:value-type="float">
            <text:p>28,938</text:p>
          </table:table-cell>
          <table:table-cell table:style-name="ce27" office:value-type="float" office:value="29948" calcext:value-type="float">
            <text:p>29,948</text:p>
          </table:table-cell>
          <table:table-cell table:style-name="ce27" office:value-type="float" office:value="30551" calcext:value-type="float">
            <text:p>30,551</text:p>
          </table:table-cell>
          <table:table-cell table:style-name="ce27" office:value-type="float" office:value="31679" calcext:value-type="float">
            <text:p>31,679</text:p>
          </table:table-cell>
          <table:table-cell table:style-name="ce27" office:value-type="float" office:value="31797" calcext:value-type="float">
            <text:p>31,797</text:p>
          </table:table-cell>
          <table:table-cell table:style-name="ce27" office:value-type="float" office:value="32017" calcext:value-type="float">
            <text:p>32,017</text:p>
          </table:table-cell>
          <table:table-cell table:style-name="ce27" office:value-type="float" office:value="32994" calcext:value-type="float">
            <text:p>32,994</text:p>
          </table:table-cell>
          <table:table-cell table:style-name="ce27" office:value-type="float" office:value="34575" calcext:value-type="float">
            <text:p>34,575</text:p>
          </table:table-cell>
          <table:table-cell table:style-name="ce27" office:value-type="float" office:value="37245" calcext:value-type="float">
            <text:p>37,245</text:p>
          </table:table-cell>
          <table:table-cell table:style-name="ce27" office:value-type="float" office:value="38030" calcext:value-type="float">
            <text:p>38,030</text:p>
          </table:table-cell>
          <table:table-cell table:style-name="ce27" office:value-type="float" office:value="36577" calcext:value-type="float">
            <text:p>36,577</text:p>
          </table:table-cell>
          <table:table-cell table:style-name="ce27" office:value-type="float" office:value="36364" calcext:value-type="float">
            <text:p>36,364</text:p>
          </table:table-cell>
          <table:table-cell table:style-name="ce27" office:value-type="float" office:value="36530" calcext:value-type="float">
            <text:p>36,530</text:p>
          </table:table-cell>
          <table:table-cell table:style-name="ce27" office:value-type="float" office:value="34901" calcext:value-type="float">
            <text:p>34,901</text:p>
          </table:table-cell>
          <table:table-cell table:style-name="ce27" office:value-type="float" office:value="34986" calcext:value-type="float">
            <text:p>34,986</text:p>
          </table:table-cell>
          <table:table-cell table:style-name="ce27" office:value-type="float" office:value="34366" calcext:value-type="float">
            <text:p>34,366</text:p>
          </table:table-cell>
          <table:table-cell table:style-name="ce27" office:value-type="float" office:value="33142" calcext:value-type="float">
            <text:p>33,142</text:p>
          </table:table-cell>
          <table:table-cell table:style-name="ce27" office:value-type="float" office:value="33494" calcext:value-type="float">
            <text:p>33,494</text:p>
          </table:table-cell>
          <table:table-cell table:style-name="ce27" office:value-type="float" office:value="33803" calcext:value-type="float">
            <text:p>33,803</text:p>
          </table:table-cell>
          <table:table-cell table:style-name="ce27" office:value-type="float" office:value="33998" calcext:value-type="float">
            <text:p>33,998</text:p>
          </table:table-cell>
          <table:table-cell table:style-name="ce27" office:value-type="float" office:value="33238" calcext:value-type="float">
            <text:p>33,238</text:p>
          </table:table-cell>
          <table:table-cell table:style-name="ce27" office:value-type="float" office:value="32513" calcext:value-type="float">
            <text:p>32,513</text:p>
          </table:table-cell>
          <table:table-cell table:style-name="ce27" office:value-type="float" office:value="29756" calcext:value-type="float">
            <text:p>29,756</text:p>
          </table:table-cell>
          <table:table-cell table:style-name="ce27" office:value-type="float" office:value="29606" calcext:value-type="float">
            <text:p>29,606</text:p>
          </table:table-cell>
          <table:table-cell table:style-name="ce27" office:value-type="float" office:value="31257" calcext:value-type="float">
            <text:p>31,257</text:p>
          </table:table-cell>
          <table:table-cell table:style-name="ce27" office:value-type="float" office:value="31202" calcext:value-type="float">
            <text:p>31,202</text:p>
          </table:table-cell>
          <table:table-cell table:style-name="ce27" office:value-type="float" office:value="32118" calcext:value-type="float">
            <text:p>32,118</text:p>
          </table:table-cell>
          <table:table-cell table:style-name="ce27" office:value-type="float" office:value="33964" calcext:value-type="float">
            <text:p>33,964</text:p>
          </table:table-cell>
          <table:table-cell table:style-name="ce27" office:value-type="float" office:value="35688" calcext:value-type="float">
            <text:p>35,688</text:p>
          </table:table-cell>
          <table:table-cell table:style-name="ce27" office:value-type="float" office:value="36931" calcext:value-type="float">
            <text:p>36,931</text:p>
          </table:table-cell>
          <table:table-cell table:style-name="ce27" office:value-type="float" office:value="36619" calcext:value-type="float">
            <text:p>36,619</text:p>
          </table:table-cell>
          <table:table-cell table:style-name="ce27" office:value-type="float" office:value="38110" calcext:value-type="float">
            <text:p>38,110</text:p>
          </table:table-cell>
          <table:table-cell table:style-name="ce27" office:value-type="float" office:value="38848" calcext:value-type="float">
            <text:p>38,848</text:p>
          </table:table-cell>
          <table:table-cell table:style-name="ce27" office:value-type="float" office:value="39722" calcext:value-type="float">
            <text:p>39,722</text:p>
          </table:table-cell>
          <table:table-cell table:style-name="ce27" office:value-type="float" office:value="39084" calcext:value-type="float">
            <text:p>39,084</text:p>
          </table:table-cell>
          <table:table-cell table:style-name="ce27" office:value-type="float" office:value="40753" calcext:value-type="float">
            <text:p>40,753</text:p>
          </table:table-cell>
          <table:table-cell table:style-name="ce27" office:value-type="float" office:value="39901" calcext:value-type="float">
            <text:p>39,901</text:p>
          </table:table-cell>
          <table:table-cell table:style-name="ce27" office:value-type="float" office:value="40079" calcext:value-type="float">
            <text:p>40,079</text:p>
          </table:table-cell>
          <table:table-cell table:style-name="ce27" office:value-type="float" office:value="39564" calcext:value-type="float">
            <text:p>39,564</text:p>
          </table:table-cell>
          <table:table-cell table:style-name="ce27" office:value-type="float" office:value="38537" calcext:value-type="float">
            <text:p>38,537</text:p>
          </table:table-cell>
          <table:table-cell table:style-name="ce27" office:value-type="float" office:value="37355" calcext:value-type="float">
            <text:p>37,355</text:p>
          </table:table-cell>
          <table:table-cell table:style-name="ce27" office:value-type="float" office:value="36861" calcext:value-type="float">
            <text:p>36,861</text:p>
          </table:table-cell>
          <table:table-cell table:style-name="ce27" office:value-type="float" office:value="35929" calcext:value-type="float">
            <text:p>35,929</text:p>
          </table:table-cell>
          <table:table-cell table:style-name="ce27" office:value-type="float" office:value="35194" calcext:value-type="float">
            <text:p>35,194</text:p>
          </table:table-cell>
          <table:table-cell table:style-name="ce27" office:value-type="float" office:value="34177" calcext:value-type="float">
            <text:p>34,177</text:p>
          </table:table-cell>
          <table:table-cell table:style-name="ce27" office:value-type="float" office:value="32639" calcext:value-type="float">
            <text:p>32,639</text:p>
          </table:table-cell>
          <table:table-cell table:style-name="ce27" office:value-type="float" office:value="32427" calcext:value-type="float">
            <text:p>32,427</text:p>
          </table:table-cell>
          <table:table-cell table:style-name="ce27" office:value-type="float" office:value="31772" calcext:value-type="float">
            <text:p>31,772</text:p>
          </table:table-cell>
          <table:table-cell table:style-name="ce27" office:value-type="float" office:value="30633" calcext:value-type="float">
            <text:p>30,633</text:p>
          </table:table-cell>
          <table:table-cell table:style-name="ce27" office:value-type="float" office:value="30967" calcext:value-type="float">
            <text:p>30,967</text:p>
          </table:table-cell>
          <table:table-cell table:style-name="ce27" office:value-type="float" office:value="31267" calcext:value-type="float">
            <text:p>31,267</text:p>
          </table:table-cell>
          <table:table-cell table:style-name="ce27" office:value-type="float" office:value="31999" calcext:value-type="float">
            <text:p>31,999</text:p>
          </table:table-cell>
          <table:table-cell table:style-name="ce27" office:value-type="float" office:value="32921" calcext:value-type="float">
            <text:p>32,921</text:p>
          </table:table-cell>
          <table:table-cell table:style-name="ce27" office:value-type="float" office:value="35533" calcext:value-type="float">
            <text:p>35,533</text:p>
          </table:table-cell>
          <table:table-cell table:style-name="ce27" office:value-type="float" office:value="27036" calcext:value-type="float">
            <text:p>27,036</text:p>
          </table:table-cell>
          <table:table-cell table:style-name="ce27" office:value-type="float" office:value="25057" calcext:value-type="float">
            <text:p>25,057</text:p>
          </table:table-cell>
          <table:table-cell table:style-name="ce27" office:value-type="float" office:value="25605" calcext:value-type="float">
            <text:p>25,605</text:p>
          </table:table-cell>
          <table:table-cell table:style-name="ce27" office:value-type="float" office:value="24119" calcext:value-type="float">
            <text:p>24,119</text:p>
          </table:table-cell>
          <table:table-cell table:style-name="ce27" office:value-type="float" office:value="21992" calcext:value-type="float">
            <text:p>21,992</text:p>
          </table:table-cell>
          <table:table-cell table:style-name="ce27" office:value-type="float" office:value="20137" calcext:value-type="float">
            <text:p>20,137</text:p>
          </table:table-cell>
          <table:table-cell table:style-name="ce27" office:value-type="float" office:value="20414" calcext:value-type="float">
            <text:p>20,414</text:p>
          </table:table-cell>
          <table:table-cell table:style-name="ce27" office:value-type="float" office:value="19861" calcext:value-type="float">
            <text:p>19,861</text:p>
          </table:table-cell>
          <table:table-cell table:style-name="ce27" office:value-type="float" office:value="19225" calcext:value-type="float">
            <text:p>19,225</text:p>
          </table:table-cell>
          <table:table-cell table:style-name="ce27" office:value-type="float" office:value="17677" calcext:value-type="float">
            <text:p>17,677</text:p>
          </table:table-cell>
          <table:table-cell table:style-name="ce27" office:value-type="float" office:value="16894" calcext:value-type="float">
            <text:p>16,894</text:p>
          </table:table-cell>
          <table:table-cell table:style-name="ce27" office:value-type="float" office:value="15898" calcext:value-type="float">
            <text:p>15,898</text:p>
          </table:table-cell>
          <table:table-cell table:style-name="ce27" office:value-type="float" office:value="14556" calcext:value-type="float">
            <text:p>14,556</text:p>
          </table:table-cell>
          <table:table-cell table:style-name="ce27" office:value-type="float" office:value="13382" calcext:value-type="float">
            <text:p>13,382</text:p>
          </table:table-cell>
          <table:table-cell table:style-name="ce27" office:value-type="float" office:value="12704" calcext:value-type="float">
            <text:p>12,704</text:p>
          </table:table-cell>
          <table:table-cell table:style-name="ce27" office:value-type="float" office:value="11587" calcext:value-type="float">
            <text:p>11,587</text:p>
          </table:table-cell>
          <table:table-cell table:style-name="ce27" office:value-type="float" office:value="9980" calcext:value-type="float">
            <text:p>9,980</text:p>
          </table:table-cell>
          <table:table-cell table:style-name="ce27" office:value-type="float" office:value="9045" calcext:value-type="float">
            <text:p>9,045</text:p>
          </table:table-cell>
          <table:table-cell table:style-name="ce27" office:value-type="float" office:value="7598" calcext:value-type="float">
            <text:p>7,598</text:p>
          </table:table-cell>
          <table:table-cell table:style-name="ce27" office:value-type="float" office:value="6730" calcext:value-type="float">
            <text:p>6,730</text:p>
          </table:table-cell>
          <table:table-cell table:style-name="ce26" office:value-type="float" office:value="5891" calcext:value-type="float">
            <text:p>5,891</text:p>
          </table:table-cell>
          <table:table-cell table:style-name="ce26" office:value-type="float" office:value="4939" calcext:value-type="float">
            <text:p>4,939</text:p>
          </table:table-cell>
          <table:table-cell table:style-name="ce26" office:value-type="float" office:value="4068" calcext:value-type="float">
            <text:p>4,068</text:p>
          </table:table-cell>
          <table:table-cell table:style-name="ce26" office:value-type="float" office:value="3198" calcext:value-type="float">
            <text:p>3,198</text:p>
          </table:table-cell>
          <table:table-cell table:style-name="ce26" office:value-type="float" office:value="9844" calcext:value-type="float">
            <text:p>9,844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930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24" office:value-type="float" office:value="29130" calcext:value-type="float">
            <text:p>29,130</text:p>
          </table:table-cell>
          <table:table-cell table:style-name="ce24" office:value-type="float" office:value="30142" calcext:value-type="float">
            <text:p>30,142</text:p>
          </table:table-cell>
          <table:table-cell table:style-name="ce24" office:value-type="float" office:value="31061" calcext:value-type="float">
            <text:p>31,061</text:p>
          </table:table-cell>
          <table:table-cell table:style-name="ce24" office:value-type="float" office:value="29557" calcext:value-type="float">
            <text:p>29,557</text:p>
          </table:table-cell>
          <table:table-cell table:style-name="ce24" office:value-type="float" office:value="30309" calcext:value-type="float">
            <text:p>30,309</text:p>
          </table:table-cell>
          <table:table-cell table:style-name="ce24" office:value-type="float" office:value="30269" calcext:value-type="float">
            <text:p>30,269</text:p>
          </table:table-cell>
          <table:table-cell table:style-name="ce24" office:value-type="float" office:value="29219" calcext:value-type="float">
            <text:p>29,219</text:p>
          </table:table-cell>
          <table:table-cell table:style-name="ce24" office:value-type="float" office:value="28511" calcext:value-type="float">
            <text:p>28,511</text:p>
          </table:table-cell>
          <table:table-cell table:style-name="ce24" office:value-type="float" office:value="28573" calcext:value-type="float">
            <text:p>28,573</text:p>
          </table:table-cell>
          <table:table-cell table:style-name="ce24" office:value-type="float" office:value="28059" calcext:value-type="float">
            <text:p>28,059</text:p>
          </table:table-cell>
          <table:table-cell table:style-name="ce24" office:value-type="float" office:value="26983" calcext:value-type="float">
            <text:p>26,983</text:p>
          </table:table-cell>
          <table:table-cell table:style-name="ce24" office:value-type="float" office:value="26851" calcext:value-type="float">
            <text:p>26,851</text:p>
          </table:table-cell>
          <table:table-cell table:style-name="ce24" office:value-type="float" office:value="27870" calcext:value-type="float">
            <text:p>27,870</text:p>
          </table:table-cell>
          <table:table-cell table:style-name="ce24" office:value-type="float" office:value="28963" calcext:value-type="float">
            <text:p>28,963</text:p>
          </table:table-cell>
          <table:table-cell table:style-name="ce24" office:value-type="float" office:value="29965" calcext:value-type="float">
            <text:p>29,965</text:p>
          </table:table-cell>
          <table:table-cell table:style-name="ce24" office:value-type="float" office:value="30589" calcext:value-type="float">
            <text:p>30,589</text:p>
          </table:table-cell>
          <table:table-cell table:style-name="ce24" office:value-type="float" office:value="31729" calcext:value-type="float">
            <text:p>31,729</text:p>
          </table:table-cell>
          <table:table-cell table:style-name="ce24" office:value-type="float" office:value="31885" calcext:value-type="float">
            <text:p>31,885</text:p>
          </table:table-cell>
          <table:table-cell table:style-name="ce24" office:value-type="float" office:value="32249" calcext:value-type="float">
            <text:p>32,249</text:p>
          </table:table-cell>
          <table:table-cell table:style-name="ce24" office:value-type="float" office:value="34226" calcext:value-type="float">
            <text:p>34,226</text:p>
          </table:table-cell>
          <table:table-cell table:style-name="ce24" office:value-type="float" office:value="35337" calcext:value-type="float">
            <text:p>35,337</text:p>
          </table:table-cell>
          <table:table-cell table:style-name="ce24" office:value-type="float" office:value="37629" calcext:value-type="float">
            <text:p>37,629</text:p>
          </table:table-cell>
          <table:table-cell table:style-name="ce24" office:value-type="float" office:value="38353" calcext:value-type="float">
            <text:p>38,353</text:p>
          </table:table-cell>
          <table:table-cell table:style-name="ce24" office:value-type="float" office:value="36745" calcext:value-type="float">
            <text:p>36,745</text:p>
          </table:table-cell>
          <table:table-cell table:style-name="ce24" office:value-type="float" office:value="36372" calcext:value-type="float">
            <text:p>36,372</text:p>
          </table:table-cell>
          <table:table-cell table:style-name="ce24" office:value-type="float" office:value="36485" calcext:value-type="float">
            <text:p>36,485</text:p>
          </table:table-cell>
          <table:table-cell table:style-name="ce24" office:value-type="float" office:value="34909" calcext:value-type="float">
            <text:p>34,909</text:p>
          </table:table-cell>
          <table:table-cell table:style-name="ce24" office:value-type="float" office:value="34994" calcext:value-type="float">
            <text:p>34,994</text:p>
          </table:table-cell>
          <table:table-cell table:style-name="ce24" office:value-type="float" office:value="34409" calcext:value-type="float">
            <text:p>34,409</text:p>
          </table:table-cell>
          <table:table-cell table:style-name="ce24" office:value-type="float" office:value="33164" calcext:value-type="float">
            <text:p>33,164</text:p>
          </table:table-cell>
          <table:table-cell table:style-name="ce24" office:value-type="float" office:value="33506" calcext:value-type="float">
            <text:p>33,506</text:p>
          </table:table-cell>
          <table:table-cell table:style-name="ce24" office:value-type="float" office:value="33834" calcext:value-type="float">
            <text:p>33,834</text:p>
          </table:table-cell>
          <table:table-cell table:style-name="ce24" office:value-type="float" office:value="33993" calcext:value-type="float">
            <text:p>33,993</text:p>
          </table:table-cell>
          <table:table-cell table:style-name="ce24" office:value-type="float" office:value="33254" calcext:value-type="float">
            <text:p>33,254</text:p>
          </table:table-cell>
          <table:table-cell table:style-name="ce24" office:value-type="float" office:value="32423" calcext:value-type="float">
            <text:p>32,423</text:p>
          </table:table-cell>
          <table:table-cell table:style-name="ce24" office:value-type="float" office:value="29739" calcext:value-type="float">
            <text:p>29,739</text:p>
          </table:table-cell>
          <table:table-cell table:style-name="ce24" office:value-type="float" office:value="29749" calcext:value-type="float">
            <text:p>29,749</text:p>
          </table:table-cell>
          <table:table-cell table:style-name="ce24" office:value-type="float" office:value="31303" calcext:value-type="float">
            <text:p>31,303</text:p>
          </table:table-cell>
          <table:table-cell table:style-name="ce24" office:value-type="float" office:value="31290" calcext:value-type="float">
            <text:p>31,290</text:p>
          </table:table-cell>
          <table:table-cell table:style-name="ce24" office:value-type="float" office:value="32161" calcext:value-type="float">
            <text:p>32,161</text:p>
          </table:table-cell>
          <table:table-cell table:style-name="ce24" office:value-type="float" office:value="34002" calcext:value-type="float">
            <text:p>34,002</text:p>
          </table:table-cell>
          <table:table-cell table:style-name="ce24" office:value-type="float" office:value="35703" calcext:value-type="float">
            <text:p>35,703</text:p>
          </table:table-cell>
          <table:table-cell table:style-name="ce24" office:value-type="float" office:value="36932" calcext:value-type="float">
            <text:p>36,932</text:p>
          </table:table-cell>
          <table:table-cell table:style-name="ce24" office:value-type="float" office:value="36650" calcext:value-type="float">
            <text:p>36,650</text:p>
          </table:table-cell>
          <table:table-cell table:style-name="ce24" office:value-type="float" office:value="38057" calcext:value-type="float">
            <text:p>38,057</text:p>
          </table:table-cell>
          <table:table-cell table:style-name="ce24" office:value-type="float" office:value="38813" calcext:value-type="float">
            <text:p>38,813</text:p>
          </table:table-cell>
          <table:table-cell table:style-name="ce24" office:value-type="float" office:value="39642" calcext:value-type="float">
            <text:p>39,642</text:p>
          </table:table-cell>
          <table:table-cell table:style-name="ce24" office:value-type="float" office:value="39065" calcext:value-type="float">
            <text:p>39,065</text:p>
          </table:table-cell>
          <table:table-cell table:style-name="ce24" office:value-type="float" office:value="40697" calcext:value-type="float">
            <text:p>40,697</text:p>
          </table:table-cell>
          <table:table-cell table:style-name="ce24" office:value-type="float" office:value="39830" calcext:value-type="float">
            <text:p>39,830</text:p>
          </table:table-cell>
          <table:table-cell table:style-name="ce24" office:value-type="float" office:value="39961" calcext:value-type="float">
            <text:p>39,961</text:p>
          </table:table-cell>
          <table:table-cell table:style-name="ce24" office:value-type="float" office:value="39487" calcext:value-type="float">
            <text:p>39,487</text:p>
          </table:table-cell>
          <table:table-cell table:style-name="ce24" office:value-type="float" office:value="38383" calcext:value-type="float">
            <text:p>38,383</text:p>
          </table:table-cell>
          <table:table-cell table:style-name="ce24" office:value-type="float" office:value="37310" calcext:value-type="float">
            <text:p>37,310</text:p>
          </table:table-cell>
          <table:table-cell table:style-name="ce24" office:value-type="float" office:value="36720" calcext:value-type="float">
            <text:p>36,720</text:p>
          </table:table-cell>
          <table:table-cell table:style-name="ce24" office:value-type="float" office:value="35735" calcext:value-type="float">
            <text:p>35,735</text:p>
          </table:table-cell>
          <table:table-cell table:style-name="ce24" office:value-type="float" office:value="35055" calcext:value-type="float">
            <text:p>35,055</text:p>
          </table:table-cell>
          <table:table-cell table:style-name="ce24" office:value-type="float" office:value="34006" calcext:value-type="float">
            <text:p>34,006</text:p>
          </table:table-cell>
          <table:table-cell table:style-name="ce24" office:value-type="float" office:value="32454" calcext:value-type="float">
            <text:p>32,454</text:p>
          </table:table-cell>
          <table:table-cell table:style-name="ce24" office:value-type="float" office:value="32115" calcext:value-type="float">
            <text:p>32,115</text:p>
          </table:table-cell>
          <table:table-cell table:style-name="ce24" office:value-type="float" office:value="31503" calcext:value-type="float">
            <text:p>31,503</text:p>
          </table:table-cell>
          <table:table-cell table:style-name="ce24" office:value-type="float" office:value="30354" calcext:value-type="float">
            <text:p>30,354</text:p>
          </table:table-cell>
          <table:table-cell table:style-name="ce24" office:value-type="float" office:value="30664" calcext:value-type="float">
            <text:p>30,664</text:p>
          </table:table-cell>
          <table:table-cell table:style-name="ce24" office:value-type="float" office:value="30912" calcext:value-type="float">
            <text:p>30,912</text:p>
          </table:table-cell>
          <table:table-cell table:style-name="ce24" office:value-type="float" office:value="31574" calcext:value-type="float">
            <text:p>31,574</text:p>
          </table:table-cell>
          <table:table-cell table:style-name="ce24" office:value-type="float" office:value="32495" calcext:value-type="float">
            <text:p>32,495</text:p>
          </table:table-cell>
          <table:table-cell table:style-name="ce24" office:value-type="float" office:value="34939" calcext:value-type="float">
            <text:p>34,939</text:p>
          </table:table-cell>
          <table:table-cell table:style-name="ce24" office:value-type="float" office:value="26516" calcext:value-type="float">
            <text:p>26,516</text:p>
          </table:table-cell>
          <table:table-cell table:style-name="ce24" office:value-type="float" office:value="24538" calcext:value-type="float">
            <text:p>24,538</text:p>
          </table:table-cell>
          <table:table-cell table:style-name="ce24" office:value-type="float" office:value="25112" calcext:value-type="float">
            <text:p>25,112</text:p>
          </table:table-cell>
          <table:table-cell table:style-name="ce24" office:value-type="float" office:value="23567" calcext:value-type="float">
            <text:p>23,567</text:p>
          </table:table-cell>
          <table:table-cell table:style-name="ce24" office:value-type="float" office:value="21384" calcext:value-type="float">
            <text:p>21,384</text:p>
          </table:table-cell>
          <table:table-cell table:style-name="ce24" office:value-type="float" office:value="19514" calcext:value-type="float">
            <text:p>19,514</text:p>
          </table:table-cell>
          <table:table-cell table:style-name="ce24" office:value-type="float" office:value="19729" calcext:value-type="float">
            <text:p>19,729</text:p>
          </table:table-cell>
          <table:table-cell table:style-name="ce24" office:value-type="float" office:value="19198" calcext:value-type="float">
            <text:p>19,198</text:p>
          </table:table-cell>
          <table:table-cell table:style-name="ce24" office:value-type="float" office:value="18461" calcext:value-type="float">
            <text:p>18,461</text:p>
          </table:table-cell>
          <table:table-cell table:style-name="ce24" office:value-type="float" office:value="16900" calcext:value-type="float">
            <text:p>16,900</text:p>
          </table:table-cell>
          <table:table-cell table:style-name="ce24" office:value-type="float" office:value="16114" calcext:value-type="float">
            <text:p>16,114</text:p>
          </table:table-cell>
          <table:table-cell table:style-name="ce24" office:value-type="float" office:value="15043" calcext:value-type="float">
            <text:p>15,043</text:p>
          </table:table-cell>
          <table:table-cell table:style-name="ce24" office:value-type="float" office:value="13712" calcext:value-type="float">
            <text:p>13,712</text:p>
          </table:table-cell>
          <table:table-cell table:style-name="ce24" office:value-type="float" office:value="12504" calcext:value-type="float">
            <text:p>12,504</text:p>
          </table:table-cell>
          <table:table-cell table:style-name="ce24" office:value-type="float" office:value="11799" calcext:value-type="float">
            <text:p>11,799</text:p>
          </table:table-cell>
          <table:table-cell table:style-name="ce24" office:value-type="float" office:value="10676" calcext:value-type="float">
            <text:p>10,676</text:p>
          </table:table-cell>
          <table:table-cell table:style-name="ce24" office:value-type="float" office:value="9154" calcext:value-type="float">
            <text:p>9,154</text:p>
          </table:table-cell>
          <table:table-cell table:style-name="ce24" office:value-type="float" office:value="8123" calcext:value-type="float">
            <text:p>8,123</text:p>
          </table:table-cell>
          <table:table-cell table:style-name="ce24" office:value-type="float" office:value="6752" calcext:value-type="float">
            <text:p>6,752</text:p>
          </table:table-cell>
          <table:table-cell table:style-name="ce24" office:value-type="float" office:value="5937" calcext:value-type="float">
            <text:p>5,937</text:p>
          </table:table-cell>
          <table:table-cell table:style-name="ce24" office:value-type="float" office:value="5109" calcext:value-type="float">
            <text:p>5,109</text:p>
          </table:table-cell>
          <table:table-cell table:style-name="ce24" office:value-type="float" office:value="4223" calcext:value-type="float">
            <text:p>4,223</text:p>
          </table:table-cell>
          <table:table-cell table:style-name="ce24" office:value-type="float" office:value="3452" calcext:value-type="float">
            <text:p>3,452</text:p>
          </table:table-cell>
          <table:table-cell table:style-name="ce24" office:value-type="float" office:value="10316" calcext:value-type="float">
            <text:p>10,316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930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24" office:value-type="float" office:value="28862" calcext:value-type="float">
            <text:p>28,862</text:p>
          </table:table-cell>
          <table:table-cell table:style-name="ce24" office:value-type="float" office:value="29292" calcext:value-type="float">
            <text:p>29,292</text:p>
          </table:table-cell>
          <table:table-cell table:style-name="ce24" office:value-type="float" office:value="30318" calcext:value-type="float">
            <text:p>30,318</text:p>
          </table:table-cell>
          <table:table-cell table:style-name="ce24" office:value-type="float" office:value="31185" calcext:value-type="float">
            <text:p>31,185</text:p>
          </table:table-cell>
          <table:table-cell table:style-name="ce24" office:value-type="float" office:value="29681" calcext:value-type="float">
            <text:p>29,681</text:p>
          </table:table-cell>
          <table:table-cell table:style-name="ce24" office:value-type="float" office:value="30397" calcext:value-type="float">
            <text:p>30,397</text:p>
          </table:table-cell>
          <table:table-cell table:style-name="ce24" office:value-type="float" office:value="30374" calcext:value-type="float">
            <text:p>30,374</text:p>
          </table:table-cell>
          <table:table-cell table:style-name="ce24" office:value-type="float" office:value="29300" calcext:value-type="float">
            <text:p>29,300</text:p>
          </table:table-cell>
          <table:table-cell table:style-name="ce24" office:value-type="float" office:value="28594" calcext:value-type="float">
            <text:p>28,594</text:p>
          </table:table-cell>
          <table:table-cell table:style-name="ce24" office:value-type="float" office:value="28662" calcext:value-type="float">
            <text:p>28,662</text:p>
          </table:table-cell>
          <table:table-cell table:style-name="ce24" office:value-type="float" office:value="28153" calcext:value-type="float">
            <text:p>28,153</text:p>
          </table:table-cell>
          <table:table-cell table:style-name="ce24" office:value-type="float" office:value="27035" calcext:value-type="float">
            <text:p>27,035</text:p>
          </table:table-cell>
          <table:table-cell table:style-name="ce24" office:value-type="float" office:value="26903" calcext:value-type="float">
            <text:p>26,903</text:p>
          </table:table-cell>
          <table:table-cell table:style-name="ce24" office:value-type="float" office:value="27936" calcext:value-type="float">
            <text:p>27,936</text:p>
          </table:table-cell>
          <table:table-cell table:style-name="ce24" office:value-type="float" office:value="29012" calcext:value-type="float">
            <text:p>29,012</text:p>
          </table:table-cell>
          <table:table-cell table:style-name="ce24" office:value-type="float" office:value="30042" calcext:value-type="float">
            <text:p>30,042</text:p>
          </table:table-cell>
          <table:table-cell table:style-name="ce24" office:value-type="float" office:value="30679" calcext:value-type="float">
            <text:p>30,679</text:p>
          </table:table-cell>
          <table:table-cell table:style-name="ce24" office:value-type="float" office:value="31736" calcext:value-type="float">
            <text:p>31,736</text:p>
          </table:table-cell>
          <table:table-cell table:style-name="ce24" office:value-type="float" office:value="32115" calcext:value-type="float">
            <text:p>32,115</text:p>
          </table:table-cell>
          <table:table-cell table:style-name="ce24" office:value-type="float" office:value="33488" calcext:value-type="float">
            <text:p>33,488</text:p>
          </table:table-cell>
          <table:table-cell table:style-name="ce24" office:value-type="float" office:value="34996" calcext:value-type="float">
            <text:p>34,996</text:p>
          </table:table-cell>
          <table:table-cell table:style-name="ce24" office:value-type="float" office:value="35616" calcext:value-type="float">
            <text:p>35,616</text:p>
          </table:table-cell>
          <table:table-cell table:style-name="ce24" office:value-type="float" office:value="37808" calcext:value-type="float">
            <text:p>37,808</text:p>
          </table:table-cell>
          <table:table-cell table:style-name="ce24" office:value-type="float" office:value="38367" calcext:value-type="float">
            <text:p>38,367</text:p>
          </table:table-cell>
          <table:table-cell table:style-name="ce24" office:value-type="float" office:value="36690" calcext:value-type="float">
            <text:p>36,690</text:p>
          </table:table-cell>
          <table:table-cell table:style-name="ce24" office:value-type="float" office:value="36369" calcext:value-type="float">
            <text:p>36,369</text:p>
          </table:table-cell>
          <table:table-cell table:style-name="ce24" office:value-type="float" office:value="36406" calcext:value-type="float">
            <text:p>36,406</text:p>
          </table:table-cell>
          <table:table-cell table:style-name="ce24" office:value-type="float" office:value="34959" calcext:value-type="float">
            <text:p>34,959</text:p>
          </table:table-cell>
          <table:table-cell table:style-name="ce24" office:value-type="float" office:value="34888" calcext:value-type="float">
            <text:p>34,888</text:p>
          </table:table-cell>
          <table:table-cell table:style-name="ce24" office:value-type="float" office:value="34315" calcext:value-type="float">
            <text:p>34,315</text:p>
          </table:table-cell>
          <table:table-cell table:style-name="ce24" office:value-type="float" office:value="33218" calcext:value-type="float">
            <text:p>33,218</text:p>
          </table:table-cell>
          <table:table-cell table:style-name="ce24" office:value-type="float" office:value="33580" calcext:value-type="float">
            <text:p>33,580</text:p>
          </table:table-cell>
          <table:table-cell table:style-name="ce24" office:value-type="float" office:value="33826" calcext:value-type="float">
            <text:p>33,826</text:p>
          </table:table-cell>
          <table:table-cell table:style-name="ce24" office:value-type="float" office:value="33971" calcext:value-type="float">
            <text:p>33,971</text:p>
          </table:table-cell>
          <table:table-cell table:style-name="ce24" office:value-type="float" office:value="33294" calcext:value-type="float">
            <text:p>33,294</text:p>
          </table:table-cell>
          <table:table-cell table:style-name="ce24" office:value-type="float" office:value="32458" calcext:value-type="float">
            <text:p>32,458</text:p>
          </table:table-cell>
          <table:table-cell table:style-name="ce24" office:value-type="float" office:value="29810" calcext:value-type="float">
            <text:p>29,810</text:p>
          </table:table-cell>
          <table:table-cell table:style-name="ce24" office:value-type="float" office:value="29823" calcext:value-type="float">
            <text:p>29,823</text:p>
          </table:table-cell>
          <table:table-cell table:style-name="ce24" office:value-type="float" office:value="31318" calcext:value-type="float">
            <text:p>31,318</text:p>
          </table:table-cell>
          <table:table-cell table:style-name="ce24" office:value-type="float" office:value="31364" calcext:value-type="float">
            <text:p>31,364</text:p>
          </table:table-cell>
          <table:table-cell table:style-name="ce24" office:value-type="float" office:value="32132" calcext:value-type="float">
            <text:p>32,132</text:p>
          </table:table-cell>
          <table:table-cell table:style-name="ce24" office:value-type="float" office:value="33970" calcext:value-type="float">
            <text:p>33,970</text:p>
          </table:table-cell>
          <table:table-cell table:style-name="ce24" office:value-type="float" office:value="35727" calcext:value-type="float">
            <text:p>35,727</text:p>
          </table:table-cell>
          <table:table-cell table:style-name="ce24" office:value-type="float" office:value="36879" calcext:value-type="float">
            <text:p>36,879</text:p>
          </table:table-cell>
          <table:table-cell table:style-name="ce24" office:value-type="float" office:value="36572" calcext:value-type="float">
            <text:p>36,572</text:p>
          </table:table-cell>
          <table:table-cell table:style-name="ce24" office:value-type="float" office:value="38024" calcext:value-type="float">
            <text:p>38,024</text:p>
          </table:table-cell>
          <table:table-cell table:style-name="ce24" office:value-type="float" office:value="38746" calcext:value-type="float">
            <text:p>38,746</text:p>
          </table:table-cell>
          <table:table-cell table:style-name="ce24" office:value-type="float" office:value="39531" calcext:value-type="float">
            <text:p>39,531</text:p>
          </table:table-cell>
          <table:table-cell table:style-name="ce24" office:value-type="float" office:value="38954" calcext:value-type="float">
            <text:p>38,954</text:p>
          </table:table-cell>
          <table:table-cell table:style-name="ce24" office:value-type="float" office:value="40603" calcext:value-type="float">
            <text:p>40,603</text:p>
          </table:table-cell>
          <table:table-cell table:style-name="ce24" office:value-type="float" office:value="39739" calcext:value-type="float">
            <text:p>39,739</text:p>
          </table:table-cell>
          <table:table-cell table:style-name="ce24" office:value-type="float" office:value="39886" calcext:value-type="float">
            <text:p>39,886</text:p>
          </table:table-cell>
          <table:table-cell table:style-name="ce24" office:value-type="float" office:value="39347" calcext:value-type="float">
            <text:p>39,347</text:p>
          </table:table-cell>
          <table:table-cell table:style-name="ce24" office:value-type="float" office:value="38250" calcext:value-type="float">
            <text:p>38,250</text:p>
          </table:table-cell>
          <table:table-cell table:style-name="ce24" office:value-type="float" office:value="37197" calcext:value-type="float">
            <text:p>37,197</text:p>
          </table:table-cell>
          <table:table-cell table:style-name="ce24" office:value-type="float" office:value="36582" calcext:value-type="float">
            <text:p>36,582</text:p>
          </table:table-cell>
          <table:table-cell table:style-name="ce24" office:value-type="float" office:value="35589" calcext:value-type="float">
            <text:p>35,589</text:p>
          </table:table-cell>
          <table:table-cell table:style-name="ce24" office:value-type="float" office:value="34900" calcext:value-type="float">
            <text:p>34,900</text:p>
          </table:table-cell>
          <table:table-cell table:style-name="ce24" office:value-type="float" office:value="33780" calcext:value-type="float">
            <text:p>33,780</text:p>
          </table:table-cell>
          <table:table-cell table:style-name="ce24" office:value-type="float" office:value="32194" calcext:value-type="float">
            <text:p>32,194</text:p>
          </table:table-cell>
          <table:table-cell table:style-name="ce24" office:value-type="float" office:value="31891" calcext:value-type="float">
            <text:p>31,891</text:p>
          </table:table-cell>
          <table:table-cell table:style-name="ce24" office:value-type="float" office:value="31253" calcext:value-type="float">
            <text:p>31,253</text:p>
          </table:table-cell>
          <table:table-cell table:style-name="ce24" office:value-type="float" office:value="30085" calcext:value-type="float">
            <text:p>30,085</text:p>
          </table:table-cell>
          <table:table-cell table:style-name="ce24" office:value-type="float" office:value="30291" calcext:value-type="float">
            <text:p>30,291</text:p>
          </table:table-cell>
          <table:table-cell table:style-name="ce24" office:value-type="float" office:value="30593" calcext:value-type="float">
            <text:p>30,593</text:p>
          </table:table-cell>
          <table:table-cell table:style-name="ce24" office:value-type="float" office:value="31180" calcext:value-type="float">
            <text:p>31,180</text:p>
          </table:table-cell>
          <table:table-cell table:style-name="ce24" office:value-type="float" office:value="31997" calcext:value-type="float">
            <text:p>31,997</text:p>
          </table:table-cell>
          <table:table-cell table:style-name="ce24" office:value-type="float" office:value="34401" calcext:value-type="float">
            <text:p>34,401</text:p>
          </table:table-cell>
          <table:table-cell table:style-name="ce24" office:value-type="float" office:value="26034" calcext:value-type="float">
            <text:p>26,034</text:p>
          </table:table-cell>
          <table:table-cell table:style-name="ce24" office:value-type="float" office:value="24026" calcext:value-type="float">
            <text:p>24,026</text:p>
          </table:table-cell>
          <table:table-cell table:style-name="ce24" office:value-type="float" office:value="24562" calcext:value-type="float">
            <text:p>24,562</text:p>
          </table:table-cell>
          <table:table-cell table:style-name="ce24" office:value-type="float" office:value="22965" calcext:value-type="float">
            <text:p>22,965</text:p>
          </table:table-cell>
          <table:table-cell table:style-name="ce24" office:value-type="float" office:value="20726" calcext:value-type="float">
            <text:p>20,726</text:p>
          </table:table-cell>
          <table:table-cell table:style-name="ce24" office:value-type="float" office:value="18881" calcext:value-type="float">
            <text:p>18,881</text:p>
          </table:table-cell>
          <table:table-cell table:style-name="ce24" office:value-type="float" office:value="19053" calcext:value-type="float">
            <text:p>19,053</text:p>
          </table:table-cell>
          <table:table-cell table:style-name="ce24" office:value-type="float" office:value="18502" calcext:value-type="float">
            <text:p>18,502</text:p>
          </table:table-cell>
          <table:table-cell table:style-name="ce24" office:value-type="float" office:value="17749" calcext:value-type="float">
            <text:p>17,749</text:p>
          </table:table-cell>
          <table:table-cell table:style-name="ce24" office:value-type="float" office:value="16143" calcext:value-type="float">
            <text:p>16,143</text:p>
          </table:table-cell>
          <table:table-cell table:style-name="ce24" office:value-type="float" office:value="15329" calcext:value-type="float">
            <text:p>15,329</text:p>
          </table:table-cell>
          <table:table-cell table:style-name="ce24" office:value-type="float" office:value="14239" calcext:value-type="float">
            <text:p>14,239</text:p>
          </table:table-cell>
          <table:table-cell table:style-name="ce24" office:value-type="float" office:value="12867" calcext:value-type="float">
            <text:p>12,867</text:p>
          </table:table-cell>
          <table:table-cell table:style-name="ce24" office:value-type="float" office:value="11713" calcext:value-type="float">
            <text:p>11,713</text:p>
          </table:table-cell>
          <table:table-cell table:style-name="ce24" office:value-type="float" office:value="10949" calcext:value-type="float">
            <text:p>10,949</text:p>
          </table:table-cell>
          <table:table-cell table:style-name="ce24" office:value-type="float" office:value="9748" calcext:value-type="float">
            <text:p>9,748</text:p>
          </table:table-cell>
          <table:table-cell table:style-name="ce24" office:value-type="float" office:value="8345" calcext:value-type="float">
            <text:p>8,345</text:p>
          </table:table-cell>
          <table:table-cell table:style-name="ce24" office:value-type="float" office:value="7275" calcext:value-type="float">
            <text:p>7,275</text:p>
          </table:table-cell>
          <table:table-cell table:style-name="ce24" office:value-type="float" office:value="6019" calcext:value-type="float">
            <text:p>6,019</text:p>
          </table:table-cell>
          <table:table-cell table:style-name="ce24" office:value-type="float" office:value="5217" calcext:value-type="float">
            <text:p>5,217</text:p>
          </table:table-cell>
          <table:table-cell table:style-name="ce24" office:value-type="float" office:value="4444" calcext:value-type="float">
            <text:p>4,444</text:p>
          </table:table-cell>
          <table:table-cell table:style-name="ce24" office:value-type="float" office:value="3624" calcext:value-type="float">
            <text:p>3,624</text:p>
          </table:table-cell>
          <table:table-cell table:style-name="ce24" office:value-type="float" office:value="10987" calcext:value-type="float">
            <text:p>10,987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930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24" office:value-type="float" office:value="28765" calcext:value-type="float">
            <text:p>28,765</text:p>
          </table:table-cell>
          <table:table-cell table:style-name="ce24" office:value-type="float" office:value="29135" calcext:value-type="float">
            <text:p>29,135</text:p>
          </table:table-cell>
          <table:table-cell table:style-name="ce24" office:value-type="float" office:value="29527" calcext:value-type="float">
            <text:p>29,527</text:p>
          </table:table-cell>
          <table:table-cell table:style-name="ce24" office:value-type="float" office:value="30503" calcext:value-type="float">
            <text:p>30,503</text:p>
          </table:table-cell>
          <table:table-cell table:style-name="ce24" office:value-type="float" office:value="31354" calcext:value-type="float">
            <text:p>31,354</text:p>
          </table:table-cell>
          <table:table-cell table:style-name="ce24" office:value-type="float" office:value="29801" calcext:value-type="float">
            <text:p>29,801</text:p>
          </table:table-cell>
          <table:table-cell table:style-name="ce24" office:value-type="float" office:value="30513" calcext:value-type="float">
            <text:p>30,513</text:p>
          </table:table-cell>
          <table:table-cell table:style-name="ce24" office:value-type="float" office:value="30453" calcext:value-type="float">
            <text:p>30,453</text:p>
          </table:table-cell>
          <table:table-cell table:style-name="ce24" office:value-type="float" office:value="29438" calcext:value-type="float">
            <text:p>29,438</text:p>
          </table:table-cell>
          <table:table-cell table:style-name="ce24" office:value-type="float" office:value="28689" calcext:value-type="float">
            <text:p>28,689</text:p>
          </table:table-cell>
          <table:table-cell table:style-name="ce24" office:value-type="float" office:value="28779" calcext:value-type="float">
            <text:p>28,779</text:p>
          </table:table-cell>
          <table:table-cell table:style-name="ce24" office:value-type="float" office:value="28216" calcext:value-type="float">
            <text:p>28,216</text:p>
          </table:table-cell>
          <table:table-cell table:style-name="ce24" office:value-type="float" office:value="27119" calcext:value-type="float">
            <text:p>27,119</text:p>
          </table:table-cell>
          <table:table-cell table:style-name="ce24" office:value-type="float" office:value="26995" calcext:value-type="float">
            <text:p>26,995</text:p>
          </table:table-cell>
          <table:table-cell table:style-name="ce24" office:value-type="float" office:value="28050" calcext:value-type="float">
            <text:p>28,050</text:p>
          </table:table-cell>
          <table:table-cell table:style-name="ce24" office:value-type="float" office:value="29133" calcext:value-type="float">
            <text:p>29,133</text:p>
          </table:table-cell>
          <table:table-cell table:style-name="ce24" office:value-type="float" office:value="30163" calcext:value-type="float">
            <text:p>30,163</text:p>
          </table:table-cell>
          <table:table-cell table:style-name="ce24" office:value-type="float" office:value="30796" calcext:value-type="float">
            <text:p>30,796</text:p>
          </table:table-cell>
          <table:table-cell table:style-name="ce24" office:value-type="float" office:value="32041" calcext:value-type="float">
            <text:p>32,041</text:p>
          </table:table-cell>
          <table:table-cell table:style-name="ce24" office:value-type="float" office:value="33634" calcext:value-type="float">
            <text:p>33,634</text:p>
          </table:table-cell>
          <table:table-cell table:style-name="ce24" office:value-type="float" office:value="34514" calcext:value-type="float">
            <text:p>34,514</text:p>
          </table:table-cell>
          <table:table-cell table:style-name="ce24" office:value-type="float" office:value="35638" calcext:value-type="float">
            <text:p>35,638</text:p>
          </table:table-cell>
          <table:table-cell table:style-name="ce24" office:value-type="float" office:value="36142" calcext:value-type="float">
            <text:p>36,142</text:p>
          </table:table-cell>
          <table:table-cell table:style-name="ce24" office:value-type="float" office:value="38305" calcext:value-type="float">
            <text:p>38,305</text:p>
          </table:table-cell>
          <table:table-cell table:style-name="ce24" office:value-type="float" office:value="38562" calcext:value-type="float">
            <text:p>38,562</text:p>
          </table:table-cell>
          <table:table-cell table:style-name="ce24" office:value-type="float" office:value="37083" calcext:value-type="float">
            <text:p>37,083</text:p>
          </table:table-cell>
          <table:table-cell table:style-name="ce24" office:value-type="float" office:value="36676" calcext:value-type="float">
            <text:p>36,676</text:p>
          </table:table-cell>
          <table:table-cell table:style-name="ce24" office:value-type="float" office:value="36683" calcext:value-type="float">
            <text:p>36,683</text:p>
          </table:table-cell>
          <table:table-cell table:style-name="ce24" office:value-type="float" office:value="35205" calcext:value-type="float">
            <text:p>35,205</text:p>
          </table:table-cell>
          <table:table-cell table:style-name="ce24" office:value-type="float" office:value="35146" calcext:value-type="float">
            <text:p>35,146</text:p>
          </table:table-cell>
          <table:table-cell table:style-name="ce24" office:value-type="float" office:value="34548" calcext:value-type="float">
            <text:p>34,548</text:p>
          </table:table-cell>
          <table:table-cell table:style-name="ce24" office:value-type="float" office:value="33488" calcext:value-type="float">
            <text:p>33,488</text:p>
          </table:table-cell>
          <table:table-cell table:style-name="ce24" office:value-type="float" office:value="33813" calcext:value-type="float">
            <text:p>33,813</text:p>
          </table:table-cell>
          <table:table-cell table:style-name="ce24" office:value-type="float" office:value="34009" calcext:value-type="float">
            <text:p>34,009</text:p>
          </table:table-cell>
          <table:table-cell table:style-name="ce24" office:value-type="float" office:value="34142" calcext:value-type="float">
            <text:p>34,142</text:p>
          </table:table-cell>
          <table:table-cell table:style-name="ce24" office:value-type="float" office:value="33487" calcext:value-type="float">
            <text:p>33,487</text:p>
          </table:table-cell>
          <table:table-cell table:style-name="ce24" office:value-type="float" office:value="32708" calcext:value-type="float">
            <text:p>32,708</text:p>
          </table:table-cell>
          <table:table-cell table:style-name="ce24" office:value-type="float" office:value="29894" calcext:value-type="float">
            <text:p>29,894</text:p>
          </table:table-cell>
          <table:table-cell table:style-name="ce24" office:value-type="float" office:value="29942" calcext:value-type="float">
            <text:p>29,942</text:p>
          </table:table-cell>
          <table:table-cell table:style-name="ce24" office:value-type="float" office:value="31434" calcext:value-type="float">
            <text:p>31,434</text:p>
          </table:table-cell>
          <table:table-cell table:style-name="ce24" office:value-type="float" office:value="31390" calcext:value-type="float">
            <text:p>31,390</text:p>
          </table:table-cell>
          <table:table-cell table:style-name="ce24" office:value-type="float" office:value="32144" calcext:value-type="float">
            <text:p>32,144</text:p>
          </table:table-cell>
          <table:table-cell table:style-name="ce24" office:value-type="float" office:value="33994" calcext:value-type="float">
            <text:p>33,994</text:p>
          </table:table-cell>
          <table:table-cell table:style-name="ce24" office:value-type="float" office:value="35763" calcext:value-type="float">
            <text:p>35,763</text:p>
          </table:table-cell>
          <table:table-cell table:style-name="ce24" office:value-type="float" office:value="36869" calcext:value-type="float">
            <text:p>36,869</text:p>
          </table:table-cell>
          <table:table-cell table:style-name="ce24" office:value-type="float" office:value="36546" calcext:value-type="float">
            <text:p>36,546</text:p>
          </table:table-cell>
          <table:table-cell table:style-name="ce24" office:value-type="float" office:value="37963" calcext:value-type="float">
            <text:p>37,963</text:p>
          </table:table-cell>
          <table:table-cell table:style-name="ce24" office:value-type="float" office:value="38692" calcext:value-type="float">
            <text:p>38,692</text:p>
          </table:table-cell>
          <table:table-cell table:style-name="ce24" office:value-type="float" office:value="39457" calcext:value-type="float">
            <text:p>39,457</text:p>
          </table:table-cell>
          <table:table-cell table:style-name="ce24" office:value-type="float" office:value="38907" calcext:value-type="float">
            <text:p>38,907</text:p>
          </table:table-cell>
          <table:table-cell table:style-name="ce24" office:value-type="float" office:value="40490" calcext:value-type="float">
            <text:p>40,490</text:p>
          </table:table-cell>
          <table:table-cell table:style-name="ce24" office:value-type="float" office:value="39635" calcext:value-type="float">
            <text:p>39,635</text:p>
          </table:table-cell>
          <table:table-cell table:style-name="ce24" office:value-type="float" office:value="39711" calcext:value-type="float">
            <text:p>39,711</text:p>
          </table:table-cell>
          <table:table-cell table:style-name="ce24" office:value-type="float" office:value="39209" calcext:value-type="float">
            <text:p>39,209</text:p>
          </table:table-cell>
          <table:table-cell table:style-name="ce24" office:value-type="float" office:value="38177" calcext:value-type="float">
            <text:p>38,177</text:p>
          </table:table-cell>
          <table:table-cell table:style-name="ce24" office:value-type="float" office:value="37015" calcext:value-type="float">
            <text:p>37,015</text:p>
          </table:table-cell>
          <table:table-cell table:style-name="ce24" office:value-type="float" office:value="36388" calcext:value-type="float">
            <text:p>36,388</text:p>
          </table:table-cell>
          <table:table-cell table:style-name="ce24" office:value-type="float" office:value="35448" calcext:value-type="float">
            <text:p>35,448</text:p>
          </table:table-cell>
          <table:table-cell table:style-name="ce24" office:value-type="float" office:value="34653" calcext:value-type="float">
            <text:p>34,653</text:p>
          </table:table-cell>
          <table:table-cell table:style-name="ce24" office:value-type="float" office:value="33567" calcext:value-type="float">
            <text:p>33,567</text:p>
          </table:table-cell>
          <table:table-cell table:style-name="ce24" office:value-type="float" office:value="31963" calcext:value-type="float">
            <text:p>31,963</text:p>
          </table:table-cell>
          <table:table-cell table:style-name="ce24" office:value-type="float" office:value="31625" calcext:value-type="float">
            <text:p>31,625</text:p>
          </table:table-cell>
          <table:table-cell table:style-name="ce24" office:value-type="float" office:value="30952" calcext:value-type="float">
            <text:p>30,952</text:p>
          </table:table-cell>
          <table:table-cell table:style-name="ce24" office:value-type="float" office:value="29767" calcext:value-type="float">
            <text:p>29,767</text:p>
          </table:table-cell>
          <table:table-cell table:style-name="ce24" office:value-type="float" office:value="29940" calcext:value-type="float">
            <text:p>29,940</text:p>
          </table:table-cell>
          <table:table-cell table:style-name="ce24" office:value-type="float" office:value="30116" calcext:value-type="float">
            <text:p>30,116</text:p>
          </table:table-cell>
          <table:table-cell table:style-name="ce24" office:value-type="float" office:value="30668" calcext:value-type="float">
            <text:p>30,668</text:p>
          </table:table-cell>
          <table:table-cell table:style-name="ce24" office:value-type="float" office:value="31496" calcext:value-type="float">
            <text:p>31,496</text:p>
          </table:table-cell>
          <table:table-cell table:style-name="ce24" office:value-type="float" office:value="33786" calcext:value-type="float">
            <text:p>33,786</text:p>
          </table:table-cell>
          <table:table-cell table:style-name="ce24" office:value-type="float" office:value="25421" calcext:value-type="float">
            <text:p>25,421</text:p>
          </table:table-cell>
          <table:table-cell table:style-name="ce24" office:value-type="float" office:value="23449" calcext:value-type="float">
            <text:p>23,449</text:p>
          </table:table-cell>
          <table:table-cell table:style-name="ce24" office:value-type="float" office:value="23965" calcext:value-type="float">
            <text:p>23,965</text:p>
          </table:table-cell>
          <table:table-cell table:style-name="ce24" office:value-type="float" office:value="22259" calcext:value-type="float">
            <text:p>22,259</text:p>
          </table:table-cell>
          <table:table-cell table:style-name="ce24" office:value-type="float" office:value="20048" calcext:value-type="float">
            <text:p>20,048</text:p>
          </table:table-cell>
          <table:table-cell table:style-name="ce24" office:value-type="float" office:value="18201" calcext:value-type="float">
            <text:p>18,201</text:p>
          </table:table-cell>
          <table:table-cell table:style-name="ce24" office:value-type="float" office:value="18333" calcext:value-type="float">
            <text:p>18,333</text:p>
          </table:table-cell>
          <table:table-cell table:style-name="ce24" office:value-type="float" office:value="17682" calcext:value-type="float">
            <text:p>17,682</text:p>
          </table:table-cell>
          <table:table-cell table:style-name="ce24" office:value-type="float" office:value="16944" calcext:value-type="float">
            <text:p>16,944</text:p>
          </table:table-cell>
          <table:table-cell table:style-name="ce24" office:value-type="float" office:value="15270" calcext:value-type="float">
            <text:p>15,270</text:p>
          </table:table-cell>
          <table:table-cell table:style-name="ce24" office:value-type="float" office:value="14474" calcext:value-type="float">
            <text:p>14,474</text:p>
          </table:table-cell>
          <table:table-cell table:style-name="ce24" office:value-type="float" office:value="13378" calcext:value-type="float">
            <text:p>13,378</text:p>
          </table:table-cell>
          <table:table-cell table:style-name="ce24" office:value-type="float" office:value="11995" calcext:value-type="float">
            <text:p>11,995</text:p>
          </table:table-cell>
          <table:table-cell table:style-name="ce24" office:value-type="float" office:value="10877" calcext:value-type="float">
            <text:p>10,877</text:p>
          </table:table-cell>
          <table:table-cell table:style-name="ce24" office:value-type="float" office:value="10003" calcext:value-type="float">
            <text:p>10,003</text:p>
          </table:table-cell>
          <table:table-cell table:style-name="ce24" office:value-type="float" office:value="8767" calcext:value-type="float">
            <text:p>8,767</text:p>
          </table:table-cell>
          <table:table-cell table:style-name="ce24" office:value-type="float" office:value="7412" calcext:value-type="float">
            <text:p>7,412</text:p>
          </table:table-cell>
          <table:table-cell table:style-name="ce24" office:value-type="float" office:value="6435" calcext:value-type="float">
            <text:p>6,435</text:p>
          </table:table-cell>
          <table:table-cell table:style-name="ce24" office:value-type="float" office:value="5175" calcext:value-type="float">
            <text:p>5,175</text:p>
          </table:table-cell>
          <table:table-cell table:style-name="ce24" office:value-type="float" office:value="4389" calcext:value-type="float">
            <text:p>4,389</text:p>
          </table:table-cell>
          <table:table-cell table:style-name="ce24" office:value-type="float" office:value="3715" calcext:value-type="float">
            <text:p>3,715</text:p>
          </table:table-cell>
          <table:table-cell table:style-name="ce24" office:value-type="float" office:value="11423" calcext:value-type="float">
            <text:p>11,423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930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24" office:value-type="float" office:value="28697" calcext:value-type="float">
            <text:p>28,697</text:p>
          </table:table-cell>
          <table:table-cell table:style-name="ce24" office:value-type="float" office:value="29017" calcext:value-type="float">
            <text:p>29,017</text:p>
          </table:table-cell>
          <table:table-cell table:style-name="ce24" office:value-type="float" office:value="29377" calcext:value-type="float">
            <text:p>29,377</text:p>
          </table:table-cell>
          <table:table-cell table:style-name="ce24" office:value-type="float" office:value="29728" calcext:value-type="float">
            <text:p>29,728</text:p>
          </table:table-cell>
          <table:table-cell table:style-name="ce24" office:value-type="float" office:value="30708" calcext:value-type="float">
            <text:p>30,708</text:p>
          </table:table-cell>
          <table:table-cell table:style-name="ce24" office:value-type="float" office:value="31533" calcext:value-type="float">
            <text:p>31,533</text:p>
          </table:table-cell>
          <table:table-cell table:style-name="ce24" office:value-type="float" office:value="29946" calcext:value-type="float">
            <text:p>29,946</text:p>
          </table:table-cell>
          <table:table-cell table:style-name="ce24" office:value-type="float" office:value="30653" calcext:value-type="float">
            <text:p>30,653</text:p>
          </table:table-cell>
          <table:table-cell table:style-name="ce24" office:value-type="float" office:value="30586" calcext:value-type="float">
            <text:p>30,586</text:p>
          </table:table-cell>
          <table:table-cell table:style-name="ce24" office:value-type="float" office:value="29574" calcext:value-type="float">
            <text:p>29,574</text:p>
          </table:table-cell>
          <table:table-cell table:style-name="ce24" office:value-type="float" office:value="28838" calcext:value-type="float">
            <text:p>28,838</text:p>
          </table:table-cell>
          <table:table-cell table:style-name="ce24" office:value-type="float" office:value="28885" calcext:value-type="float">
            <text:p>28,885</text:p>
          </table:table-cell>
          <table:table-cell table:style-name="ce24" office:value-type="float" office:value="28344" calcext:value-type="float">
            <text:p>28,344</text:p>
          </table:table-cell>
          <table:table-cell table:style-name="ce24" office:value-type="float" office:value="27231" calcext:value-type="float">
            <text:p>27,231</text:p>
          </table:table-cell>
          <table:table-cell table:style-name="ce24" office:value-type="float" office:value="27083" calcext:value-type="float">
            <text:p>27,083</text:p>
          </table:table-cell>
          <table:table-cell table:style-name="ce24" office:value-type="float" office:value="28196" calcext:value-type="float">
            <text:p>28,196</text:p>
          </table:table-cell>
          <table:table-cell table:style-name="ce24" office:value-type="float" office:value="29300" calcext:value-type="float">
            <text:p>29,300</text:p>
          </table:table-cell>
          <table:table-cell table:style-name="ce24" office:value-type="float" office:value="30279" calcext:value-type="float">
            <text:p>30,279</text:p>
          </table:table-cell>
          <table:table-cell table:style-name="ce24" office:value-type="float" office:value="31162" calcext:value-type="float">
            <text:p>31,162</text:p>
          </table:table-cell>
          <table:table-cell table:style-name="ce24" office:value-type="float" office:value="33677" calcext:value-type="float">
            <text:p>33,677</text:p>
          </table:table-cell>
          <table:table-cell table:style-name="ce24" office:value-type="float" office:value="34653" calcext:value-type="float">
            <text:p>34,653</text:p>
          </table:table-cell>
          <table:table-cell table:style-name="ce24" office:value-type="float" office:value="35175" calcext:value-type="float">
            <text:p>35,175</text:p>
          </table:table-cell>
          <table:table-cell table:style-name="ce24" office:value-type="float" office:value="36261" calcext:value-type="float">
            <text:p>36,261</text:p>
          </table:table-cell>
          <table:table-cell table:style-name="ce24" office:value-type="float" office:value="36791" calcext:value-type="float">
            <text:p>36,791</text:p>
          </table:table-cell>
          <table:table-cell table:style-name="ce24" office:value-type="float" office:value="38808" calcext:value-type="float">
            <text:p>38,808</text:p>
          </table:table-cell>
          <table:table-cell table:style-name="ce24" office:value-type="float" office:value="39073" calcext:value-type="float">
            <text:p>39,073</text:p>
          </table:table-cell>
          <table:table-cell table:style-name="ce24" office:value-type="float" office:value="37445" calcext:value-type="float">
            <text:p>37,445</text:p>
          </table:table-cell>
          <table:table-cell table:style-name="ce24" office:value-type="float" office:value="37102" calcext:value-type="float">
            <text:p>37,102</text:p>
          </table:table-cell>
          <table:table-cell table:style-name="ce24" office:value-type="float" office:value="36957" calcext:value-type="float">
            <text:p>36,957</text:p>
          </table:table-cell>
          <table:table-cell table:style-name="ce24" office:value-type="float" office:value="35572" calcext:value-type="float">
            <text:p>35,572</text:p>
          </table:table-cell>
          <table:table-cell table:style-name="ce24" office:value-type="float" office:value="35467" calcext:value-type="float">
            <text:p>35,467</text:p>
          </table:table-cell>
          <table:table-cell table:style-name="ce24" office:value-type="float" office:value="34774" calcext:value-type="float">
            <text:p>34,774</text:p>
          </table:table-cell>
          <table:table-cell table:style-name="ce24" office:value-type="float" office:value="33786" calcext:value-type="float">
            <text:p>33,786</text:p>
          </table:table-cell>
          <table:table-cell table:style-name="ce24" office:value-type="float" office:value="34032" calcext:value-type="float">
            <text:p>34,032</text:p>
          </table:table-cell>
          <table:table-cell table:style-name="ce24" office:value-type="float" office:value="34246" calcext:value-type="float">
            <text:p>34,246</text:p>
          </table:table-cell>
          <table:table-cell table:style-name="ce24" office:value-type="float" office:value="34347" calcext:value-type="float">
            <text:p>34,347</text:p>
          </table:table-cell>
          <table:table-cell table:style-name="ce24" office:value-type="float" office:value="33701" calcext:value-type="float">
            <text:p>33,701</text:p>
          </table:table-cell>
          <table:table-cell table:style-name="ce24" office:value-type="float" office:value="32926" calcext:value-type="float">
            <text:p>32,926</text:p>
          </table:table-cell>
          <table:table-cell table:style-name="ce24" office:value-type="float" office:value="30125" calcext:value-type="float">
            <text:p>30,125</text:p>
          </table:table-cell>
          <table:table-cell table:style-name="ce24" office:value-type="float" office:value="30169" calcext:value-type="float">
            <text:p>30,169</text:p>
          </table:table-cell>
          <table:table-cell table:style-name="ce24" office:value-type="float" office:value="31504" calcext:value-type="float">
            <text:p>31,504</text:p>
          </table:table-cell>
          <table:table-cell table:style-name="ce24" office:value-type="float" office:value="31398" calcext:value-type="float">
            <text:p>31,398</text:p>
          </table:table-cell>
          <table:table-cell table:style-name="ce24" office:value-type="float" office:value="32214" calcext:value-type="float">
            <text:p>32,214</text:p>
          </table:table-cell>
          <table:table-cell table:style-name="ce24" office:value-type="float" office:value="34054" calcext:value-type="float">
            <text:p>34,054</text:p>
          </table:table-cell>
          <table:table-cell table:style-name="ce24" office:value-type="float" office:value="35759" calcext:value-type="float">
            <text:p>35,759</text:p>
          </table:table-cell>
          <table:table-cell table:style-name="ce24" office:value-type="float" office:value="36884" calcext:value-type="float">
            <text:p>36,884</text:p>
          </table:table-cell>
          <table:table-cell table:style-name="ce24" office:value-type="float" office:value="36481" calcext:value-type="float">
            <text:p>36,481</text:p>
          </table:table-cell>
          <table:table-cell table:style-name="ce24" office:value-type="float" office:value="37985" calcext:value-type="float">
            <text:p>37,985</text:p>
          </table:table-cell>
          <table:table-cell table:style-name="ce24" office:value-type="float" office:value="38668" calcext:value-type="float">
            <text:p>38,668</text:p>
          </table:table-cell>
          <table:table-cell table:style-name="ce24" office:value-type="float" office:value="39404" calcext:value-type="float">
            <text:p>39,404</text:p>
          </table:table-cell>
          <table:table-cell table:style-name="ce24" office:value-type="float" office:value="38795" calcext:value-type="float">
            <text:p>38,795</text:p>
          </table:table-cell>
          <table:table-cell table:style-name="ce24" office:value-type="float" office:value="40421" calcext:value-type="float">
            <text:p>40,421</text:p>
          </table:table-cell>
          <table:table-cell table:style-name="ce24" office:value-type="float" office:value="39547" calcext:value-type="float">
            <text:p>39,547</text:p>
          </table:table-cell>
          <table:table-cell table:style-name="ce24" office:value-type="float" office:value="39588" calcext:value-type="float">
            <text:p>39,588</text:p>
          </table:table-cell>
          <table:table-cell table:style-name="ce24" office:value-type="float" office:value="39078" calcext:value-type="float">
            <text:p>39,078</text:p>
          </table:table-cell>
          <table:table-cell table:style-name="ce24" office:value-type="float" office:value="38031" calcext:value-type="float">
            <text:p>38,031</text:p>
          </table:table-cell>
          <table:table-cell table:style-name="ce24" office:value-type="float" office:value="36862" calcext:value-type="float">
            <text:p>36,862</text:p>
          </table:table-cell>
          <table:table-cell table:style-name="ce24" office:value-type="float" office:value="36217" calcext:value-type="float">
            <text:p>36,217</text:p>
          </table:table-cell>
          <table:table-cell table:style-name="ce24" office:value-type="float" office:value="35210" calcext:value-type="float">
            <text:p>35,210</text:p>
          </table:table-cell>
          <table:table-cell table:style-name="ce24" office:value-type="float" office:value="34417" calcext:value-type="float">
            <text:p>34,417</text:p>
          </table:table-cell>
          <table:table-cell table:style-name="ce24" office:value-type="float" office:value="33311" calcext:value-type="float">
            <text:p>33,311</text:p>
          </table:table-cell>
          <table:table-cell table:style-name="ce24" office:value-type="float" office:value="31726" calcext:value-type="float">
            <text:p>31,726</text:p>
          </table:table-cell>
          <table:table-cell table:style-name="ce24" office:value-type="float" office:value="31363" calcext:value-type="float">
            <text:p>31,363</text:p>
          </table:table-cell>
          <table:table-cell table:style-name="ce24" office:value-type="float" office:value="30581" calcext:value-type="float">
            <text:p>30,581</text:p>
          </table:table-cell>
          <table:table-cell table:style-name="ce24" office:value-type="float" office:value="29425" calcext:value-type="float">
            <text:p>29,425</text:p>
          </table:table-cell>
          <table:table-cell table:style-name="ce24" office:value-type="float" office:value="29569" calcext:value-type="float">
            <text:p>29,569</text:p>
          </table:table-cell>
          <table:table-cell table:style-name="ce24" office:value-type="float" office:value="29668" calcext:value-type="float">
            <text:p>29,668</text:p>
          </table:table-cell>
          <table:table-cell table:style-name="ce24" office:value-type="float" office:value="30193" calcext:value-type="float">
            <text:p>30,193</text:p>
          </table:table-cell>
          <table:table-cell table:style-name="ce24" office:value-type="float" office:value="30916" calcext:value-type="float">
            <text:p>30,916</text:p>
          </table:table-cell>
          <table:table-cell table:style-name="ce24" office:value-type="float" office:value="33121" calcext:value-type="float">
            <text:p>33,121</text:p>
          </table:table-cell>
          <table:table-cell table:style-name="ce24" office:value-type="float" office:value="24797" calcext:value-type="float">
            <text:p>24,797</text:p>
          </table:table-cell>
          <table:table-cell table:style-name="ce24" office:value-type="float" office:value="22863" calcext:value-type="float">
            <text:p>22,863</text:p>
          </table:table-cell>
          <table:table-cell table:style-name="ce24" office:value-type="float" office:value="23308" calcext:value-type="float">
            <text:p>23,308</text:p>
          </table:table-cell>
          <table:table-cell table:style-name="ce24" office:value-type="float" office:value="21528" calcext:value-type="float">
            <text:p>21,528</text:p>
          </table:table-cell>
          <table:table-cell table:style-name="ce24" office:value-type="float" office:value="19373" calcext:value-type="float">
            <text:p>19,373</text:p>
          </table:table-cell>
          <table:table-cell table:style-name="ce24" office:value-type="float" office:value="17496" calcext:value-type="float">
            <text:p>17,496</text:p>
          </table:table-cell>
          <table:table-cell table:style-name="ce24" office:value-type="float" office:value="17603" calcext:value-type="float">
            <text:p>17,603</text:p>
          </table:table-cell>
          <table:table-cell table:style-name="ce24" office:value-type="float" office:value="16869" calcext:value-type="float">
            <text:p>16,869</text:p>
          </table:table-cell>
          <table:table-cell table:style-name="ce24" office:value-type="float" office:value="16115" calcext:value-type="float">
            <text:p>16,115</text:p>
          </table:table-cell>
          <table:table-cell table:style-name="ce24" office:value-type="float" office:value="14432" calcext:value-type="float">
            <text:p>14,432</text:p>
          </table:table-cell>
          <table:table-cell table:style-name="ce24" office:value-type="float" office:value="13546" calcext:value-type="float">
            <text:p>13,546</text:p>
          </table:table-cell>
          <table:table-cell table:style-name="ce24" office:value-type="float" office:value="12469" calcext:value-type="float">
            <text:p>12,469</text:p>
          </table:table-cell>
          <table:table-cell table:style-name="ce24" office:value-type="float" office:value="11120" calcext:value-type="float">
            <text:p>11,120</text:p>
          </table:table-cell>
          <table:table-cell table:style-name="ce24" office:value-type="float" office:value="9975" calcext:value-type="float">
            <text:p>9,975</text:p>
          </table:table-cell>
          <table:table-cell table:style-name="ce24" office:value-type="float" office:value="9091" calcext:value-type="float">
            <text:p>9,091</text:p>
          </table:table-cell>
          <table:table-cell table:style-name="ce24" office:value-type="float" office:value="7894" calcext:value-type="float">
            <text:p>7,894</text:p>
          </table:table-cell>
          <table:table-cell table:style-name="ce24" office:value-type="float" office:value="6573" calcext:value-type="float">
            <text:p>6,573</text:p>
          </table:table-cell>
          <table:table-cell table:style-name="ce24" office:value-type="float" office:value="5635" calcext:value-type="float">
            <text:p>5,635</text:p>
          </table:table-cell>
          <table:table-cell table:style-name="ce24" office:value-type="float" office:value="4454" calcext:value-type="float">
            <text:p>4,454</text:p>
          </table:table-cell>
          <table:table-cell table:style-name="ce24" office:value-type="float" office:value="3731" calcext:value-type="float">
            <text:p>3,731</text:p>
          </table:table-cell>
          <table:table-cell table:style-name="ce24" office:value-type="float" office:value="12017" calcext:value-type="float">
            <text:p>12,017</text:p>
          </table:table-cell>
          <table:table-cell/>
          <table:table-cell office:value-type="float" office:value="2016" calcext:value-type="float">
            <text:p>2016</text:p>
          </table:table-cell>
          <table:table-cell table:number-columns-repeated="930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24" office:value-type="float" office:value="28315" calcext:value-type="float">
            <text:p>28,315</text:p>
          </table:table-cell>
          <table:table-cell table:style-name="ce24" office:value-type="float" office:value="28626" calcext:value-type="float">
            <text:p>28,626</text:p>
          </table:table-cell>
          <table:table-cell table:style-name="ce24" office:value-type="float" office:value="28863" calcext:value-type="float">
            <text:p>28,863</text:p>
          </table:table-cell>
          <table:table-cell table:style-name="ce24" office:value-type="float" office:value="29282" calcext:value-type="float">
            <text:p>29,282</text:p>
          </table:table-cell>
          <table:table-cell table:style-name="ce24" office:value-type="float" office:value="29614" calcext:value-type="float">
            <text:p>29,614</text:p>
          </table:table-cell>
          <table:table-cell table:style-name="ce24" office:value-type="float" office:value="30640" calcext:value-type="float">
            <text:p>30,640</text:p>
          </table:table-cell>
          <table:table-cell table:style-name="ce24" office:value-type="float" office:value="31371" calcext:value-type="float">
            <text:p>31,371</text:p>
          </table:table-cell>
          <table:table-cell table:style-name="ce24" office:value-type="float" office:value="29831" calcext:value-type="float">
            <text:p>29,831</text:p>
          </table:table-cell>
          <table:table-cell table:style-name="ce24" office:value-type="float" office:value="30509" calcext:value-type="float">
            <text:p>30,509</text:p>
          </table:table-cell>
          <table:table-cell table:style-name="ce24" office:value-type="float" office:value="30511" calcext:value-type="float">
            <text:p>30,511</text:p>
          </table:table-cell>
          <table:table-cell table:style-name="ce24" office:value-type="float" office:value="29383" calcext:value-type="float">
            <text:p>29,383</text:p>
          </table:table-cell>
          <table:table-cell table:style-name="ce24" office:value-type="float" office:value="28734" calcext:value-type="float">
            <text:p>28,734</text:p>
          </table:table-cell>
          <table:table-cell table:style-name="ce24" office:value-type="float" office:value="28753" calcext:value-type="float">
            <text:p>28,753</text:p>
          </table:table-cell>
          <table:table-cell table:style-name="ce24" office:value-type="float" office:value="28293" calcext:value-type="float">
            <text:p>28,293</text:p>
          </table:table-cell>
          <table:table-cell table:style-name="ce24" office:value-type="float" office:value="27142" calcext:value-type="float">
            <text:p>27,142</text:p>
          </table:table-cell>
          <table:table-cell table:style-name="ce24" office:value-type="float" office:value="27015" calcext:value-type="float">
            <text:p>27,015</text:p>
          </table:table-cell>
          <table:table-cell table:style-name="ce24" office:value-type="float" office:value="28072" calcext:value-type="float">
            <text:p>28,072</text:p>
          </table:table-cell>
          <table:table-cell table:style-name="ce24" office:value-type="float" office:value="29217" calcext:value-type="float">
            <text:p>29,217</text:p>
          </table:table-cell>
          <table:table-cell table:style-name="ce24" office:value-type="float" office:value="30522" calcext:value-type="float">
            <text:p>30,522</text:p>
          </table:table-cell>
          <table:table-cell table:style-name="ce24" office:value-type="float" office:value="31761" calcext:value-type="float">
            <text:p>31,761</text:p>
          </table:table-cell>
          <table:table-cell table:style-name="ce24" office:value-type="float" office:value="33652" calcext:value-type="float">
            <text:p>33,652</text:p>
          </table:table-cell>
          <table:table-cell table:style-name="ce24" office:value-type="float" office:value="34786" calcext:value-type="float">
            <text:p>34,786</text:p>
          </table:table-cell>
          <table:table-cell table:style-name="ce24" office:value-type="float" office:value="35782" calcext:value-type="float">
            <text:p>35,782</text:p>
          </table:table-cell>
          <table:table-cell table:style-name="ce24" office:value-type="float" office:value="36692" calcext:value-type="float">
            <text:p>36,692</text:p>
          </table:table-cell>
          <table:table-cell table:style-name="ce24" office:value-type="float" office:value="36438" calcext:value-type="float">
            <text:p>36,438</text:p>
          </table:table-cell>
          <table:table-cell table:style-name="ce24" office:value-type="float" office:value="38455" calcext:value-type="float">
            <text:p>38,455</text:p>
          </table:table-cell>
          <table:table-cell table:style-name="ce24" office:value-type="float" office:value="38765" calcext:value-type="float">
            <text:p>38,765</text:p>
          </table:table-cell>
          <table:table-cell table:style-name="ce24" office:value-type="float" office:value="36919" calcext:value-type="float">
            <text:p>36,919</text:p>
          </table:table-cell>
          <table:table-cell table:style-name="ce24" office:value-type="float" office:value="36410" calcext:value-type="float">
            <text:p>36,410</text:p>
          </table:table-cell>
          <table:table-cell table:style-name="ce24" office:value-type="float" office:value="36453" calcext:value-type="float">
            <text:p>36,453</text:p>
          </table:table-cell>
          <table:table-cell table:style-name="ce24" office:value-type="float" office:value="35066" calcext:value-type="float">
            <text:p>35,066</text:p>
          </table:table-cell>
          <table:table-cell table:style-name="ce24" office:value-type="float" office:value="35018" calcext:value-type="float">
            <text:p>35,018</text:p>
          </table:table-cell>
          <table:table-cell table:style-name="ce24" office:value-type="float" office:value="34402" calcext:value-type="float">
            <text:p>34,402</text:p>
          </table:table-cell>
          <table:table-cell table:style-name="ce24" office:value-type="float" office:value="33270" calcext:value-type="float">
            <text:p>33,270</text:p>
          </table:table-cell>
          <table:table-cell table:style-name="ce24" office:value-type="float" office:value="33693" calcext:value-type="float">
            <text:p>33,693</text:p>
          </table:table-cell>
          <table:table-cell table:style-name="ce24" office:value-type="float" office:value="33904" calcext:value-type="float">
            <text:p>33,904</text:p>
          </table:table-cell>
          <table:table-cell table:style-name="ce24" office:value-type="float" office:value="34034" calcext:value-type="float">
            <text:p>34,034</text:p>
          </table:table-cell>
          <table:table-cell table:style-name="ce24" office:value-type="float" office:value="33367" calcext:value-type="float">
            <text:p>33,367</text:p>
          </table:table-cell>
          <table:table-cell table:style-name="ce24" office:value-type="float" office:value="32443" calcext:value-type="float">
            <text:p>32,443</text:p>
          </table:table-cell>
          <table:table-cell table:style-name="ce24" office:value-type="float" office:value="29846" calcext:value-type="float">
            <text:p>29,846</text:p>
          </table:table-cell>
          <table:table-cell table:style-name="ce24" office:value-type="float" office:value="29708" calcext:value-type="float">
            <text:p>29,708</text:p>
          </table:table-cell>
          <table:table-cell table:style-name="ce24" office:value-type="float" office:value="31266" calcext:value-type="float">
            <text:p>31,266</text:p>
          </table:table-cell>
          <table:table-cell table:style-name="ce24" office:value-type="float" office:value="31284" calcext:value-type="float">
            <text:p>31,284</text:p>
          </table:table-cell>
          <table:table-cell table:style-name="ce24" office:value-type="float" office:value="32051" calcext:value-type="float">
            <text:p>32,051</text:p>
          </table:table-cell>
          <table:table-cell table:style-name="ce24" office:value-type="float" office:value="33841" calcext:value-type="float">
            <text:p>33,841</text:p>
          </table:table-cell>
          <table:table-cell table:style-name="ce24" office:value-type="float" office:value="35570" calcext:value-type="float">
            <text:p>35,570</text:p>
          </table:table-cell>
          <table:table-cell table:style-name="ce24" office:value-type="float" office:value="36677" calcext:value-type="float">
            <text:p>36,677</text:p>
          </table:table-cell>
          <table:table-cell table:style-name="ce24" office:value-type="float" office:value="36368" calcext:value-type="float">
            <text:p>36,368</text:p>
          </table:table-cell>
          <table:table-cell table:style-name="ce24" office:value-type="float" office:value="37748" calcext:value-type="float">
            <text:p>37,748</text:p>
          </table:table-cell>
          <table:table-cell table:style-name="ce24" office:value-type="float" office:value="38460" calcext:value-type="float">
            <text:p>38,460</text:p>
          </table:table-cell>
          <table:table-cell table:style-name="ce24" office:value-type="float" office:value="39228" calcext:value-type="float">
            <text:p>39,228</text:p>
          </table:table-cell>
          <table:table-cell table:style-name="ce24" office:value-type="float" office:value="38722" calcext:value-type="float">
            <text:p>38,722</text:p>
          </table:table-cell>
          <table:table-cell table:style-name="ce24" office:value-type="float" office:value="40295" calcext:value-type="float">
            <text:p>40,295</text:p>
          </table:table-cell>
          <table:table-cell table:style-name="ce24" office:value-type="float" office:value="39405" calcext:value-type="float">
            <text:p>39,405</text:p>
          </table:table-cell>
          <table:table-cell table:style-name="ce24" office:value-type="float" office:value="39485" calcext:value-type="float">
            <text:p>39,485</text:p>
          </table:table-cell>
          <table:table-cell table:style-name="ce24" office:value-type="float" office:value="38897" calcext:value-type="float">
            <text:p>38,897</text:p>
          </table:table-cell>
          <table:table-cell table:style-name="ce24" office:value-type="float" office:value="37737" calcext:value-type="float">
            <text:p>37,737</text:p>
          </table:table-cell>
          <table:table-cell table:style-name="ce24" office:value-type="float" office:value="36646" calcext:value-type="float">
            <text:p>36,646</text:p>
          </table:table-cell>
          <table:table-cell table:style-name="ce24" office:value-type="float" office:value="36008" calcext:value-type="float">
            <text:p>36,008</text:p>
          </table:table-cell>
          <table:table-cell table:style-name="ce24" office:value-type="float" office:value="34919" calcext:value-type="float">
            <text:p>34,919</text:p>
          </table:table-cell>
          <table:table-cell table:style-name="ce24" office:value-type="float" office:value="34189" calcext:value-type="float">
            <text:p>34,189</text:p>
          </table:table-cell>
          <table:table-cell table:style-name="ce24" office:value-type="float" office:value="32984" calcext:value-type="float">
            <text:p>32,984</text:p>
          </table:table-cell>
          <table:table-cell table:style-name="ce24" office:value-type="float" office:value="31383" calcext:value-type="float">
            <text:p>31,383</text:p>
          </table:table-cell>
          <table:table-cell table:style-name="ce24" office:value-type="float" office:value="31005" calcext:value-type="float">
            <text:p>31,005</text:p>
          </table:table-cell>
          <table:table-cell table:style-name="ce24" office:value-type="float" office:value="30273" calcext:value-type="float">
            <text:p>30,273</text:p>
          </table:table-cell>
          <table:table-cell table:style-name="ce24" office:value-type="float" office:value="29091" calcext:value-type="float">
            <text:p>29,091</text:p>
          </table:table-cell>
          <table:table-cell table:style-name="ce24" office:value-type="float" office:value="29161" calcext:value-type="float">
            <text:p>29,161</text:p>
          </table:table-cell>
          <table:table-cell table:style-name="ce24" office:value-type="float" office:value="29317" calcext:value-type="float">
            <text:p>29,317</text:p>
          </table:table-cell>
          <table:table-cell table:style-name="ce24" office:value-type="float" office:value="29718" calcext:value-type="float">
            <text:p>29,718</text:p>
          </table:table-cell>
          <table:table-cell table:style-name="ce24" office:value-type="float" office:value="30299" calcext:value-type="float">
            <text:p>30,299</text:p>
          </table:table-cell>
          <table:table-cell table:style-name="ce24" office:value-type="float" office:value="32376" calcext:value-type="float">
            <text:p>32,376</text:p>
          </table:table-cell>
          <table:table-cell table:style-name="ce24" office:value-type="float" office:value="24317" calcext:value-type="float">
            <text:p>24,317</text:p>
          </table:table-cell>
          <table:table-cell table:style-name="ce24" office:value-type="float" office:value="22266" calcext:value-type="float">
            <text:p>22,266</text:p>
          </table:table-cell>
          <table:table-cell table:style-name="ce24" office:value-type="float" office:value="22602" calcext:value-type="float">
            <text:p>22,602</text:p>
          </table:table-cell>
          <table:table-cell table:style-name="ce24" office:value-type="float" office:value="20958" calcext:value-type="float">
            <text:p>20,958</text:p>
          </table:table-cell>
          <table:table-cell table:style-name="ce24" office:value-type="float" office:value="18745" calcext:value-type="float">
            <text:p>18,745</text:p>
          </table:table-cell>
          <table:table-cell table:style-name="ce24" office:value-type="float" office:value="16910" calcext:value-type="float">
            <text:p>16,910</text:p>
          </table:table-cell>
          <table:table-cell table:style-name="ce24" office:value-type="float" office:value="16897" calcext:value-type="float">
            <text:p>16,897</text:p>
          </table:table-cell>
          <table:table-cell table:style-name="ce24" office:value-type="float" office:value="16216" calcext:value-type="float">
            <text:p>16,216</text:p>
          </table:table-cell>
          <table:table-cell table:style-name="ce24" office:value-type="float" office:value="15333" calcext:value-type="float">
            <text:p>15,333</text:p>
          </table:table-cell>
          <table:table-cell table:style-name="ce24" office:value-type="float" office:value="13733" calcext:value-type="float">
            <text:p>13,733</text:p>
          </table:table-cell>
          <table:table-cell table:style-name="ce24" office:value-type="float" office:value="12807" calcext:value-type="float">
            <text:p>12,807</text:p>
          </table:table-cell>
          <table:table-cell table:style-name="ce24" office:value-type="float" office:value="11650" calcext:value-type="float">
            <text:p>11,650</text:p>
          </table:table-cell>
          <table:table-cell table:style-name="ce24" office:value-type="float" office:value="10299" calcext:value-type="float">
            <text:p>10,299</text:p>
          </table:table-cell>
          <table:table-cell table:style-name="ce24" office:value-type="float" office:value="9119" calcext:value-type="float">
            <text:p>9,119</text:p>
          </table:table-cell>
          <table:table-cell table:style-name="ce24" office:value-type="float" office:value="8263" calcext:value-type="float">
            <text:p>8,263</text:p>
          </table:table-cell>
          <table:table-cell table:style-name="ce24" office:value-type="float" office:value="7117" calcext:value-type="float">
            <text:p>7,117</text:p>
          </table:table-cell>
          <table:table-cell table:style-name="ce24" office:value-type="float" office:value="5871" calcext:value-type="float">
            <text:p>5,871</text:p>
          </table:table-cell>
          <table:table-cell table:style-name="ce24" office:value-type="float" office:value="4913" calcext:value-type="float">
            <text:p>4,913</text:p>
          </table:table-cell>
          <table:table-cell table:style-name="ce24" office:value-type="float" office:value="3896" calcext:value-type="float">
            <text:p>3,896</text:p>
          </table:table-cell>
          <table:table-cell table:style-name="ce24" office:value-type="float" office:value="12681" calcext:value-type="float">
            <text:p>12,681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930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24" office:value-type="float" office:value="28496" calcext:value-type="float">
            <text:p>28,496</text:p>
          </table:table-cell>
          <table:table-cell table:style-name="ce24" office:value-type="float" office:value="28469" calcext:value-type="float">
            <text:p>28,469</text:p>
          </table:table-cell>
          <table:table-cell table:style-name="ce24" office:value-type="float" office:value="28737" calcext:value-type="float">
            <text:p>28,737</text:p>
          </table:table-cell>
          <table:table-cell table:style-name="ce24" office:value-type="float" office:value="28938" calcext:value-type="float">
            <text:p>28,938</text:p>
          </table:table-cell>
          <table:table-cell table:style-name="ce24" office:value-type="float" office:value="29340" calcext:value-type="float">
            <text:p>29,340</text:p>
          </table:table-cell>
          <table:table-cell table:style-name="ce24" office:value-type="float" office:value="29670" calcext:value-type="float">
            <text:p>29,670</text:p>
          </table:table-cell>
          <table:table-cell table:style-name="ce24" office:value-type="float" office:value="30692" calcext:value-type="float">
            <text:p>30,692</text:p>
          </table:table-cell>
          <table:table-cell table:style-name="ce24" office:value-type="float" office:value="31417" calcext:value-type="float">
            <text:p>31,417</text:p>
          </table:table-cell>
          <table:table-cell table:style-name="ce24" office:value-type="float" office:value="29868" calcext:value-type="float">
            <text:p>29,868</text:p>
          </table:table-cell>
          <table:table-cell table:style-name="ce24" office:value-type="float" office:value="30543" calcext:value-type="float">
            <text:p>30,543</text:p>
          </table:table-cell>
          <table:table-cell table:style-name="ce24" office:value-type="float" office:value="30551" calcext:value-type="float">
            <text:p>30,551</text:p>
          </table:table-cell>
          <table:table-cell table:style-name="ce24" office:value-type="float" office:value="29425" calcext:value-type="float">
            <text:p>29,425</text:p>
          </table:table-cell>
          <table:table-cell table:style-name="ce24" office:value-type="float" office:value="28762" calcext:value-type="float">
            <text:p>28,762</text:p>
          </table:table-cell>
          <table:table-cell table:style-name="ce24" office:value-type="float" office:value="28783" calcext:value-type="float">
            <text:p>28,783</text:p>
          </table:table-cell>
          <table:table-cell table:style-name="ce24" office:value-type="float" office:value="28336" calcext:value-type="float">
            <text:p>28,336</text:p>
          </table:table-cell>
          <table:table-cell table:style-name="ce24" office:value-type="float" office:value="27182" calcext:value-type="float">
            <text:p>27,182</text:p>
          </table:table-cell>
          <table:table-cell table:style-name="ce24" office:value-type="float" office:value="27063" calcext:value-type="float">
            <text:p>27,063</text:p>
          </table:table-cell>
          <table:table-cell table:style-name="ce24" office:value-type="float" office:value="28162" calcext:value-type="float">
            <text:p>28,162</text:p>
          </table:table-cell>
          <table:table-cell table:style-name="ce24" office:value-type="float" office:value="29528" calcext:value-type="float">
            <text:p>29,528</text:p>
          </table:table-cell>
          <table:table-cell table:style-name="ce24" office:value-type="float" office:value="31193" calcext:value-type="float">
            <text:p>31,193</text:p>
          </table:table-cell>
          <table:table-cell table:style-name="ce24" office:value-type="float" office:value="32538" calcext:value-type="float">
            <text:p>32,538</text:p>
          </table:table-cell>
          <table:table-cell table:style-name="ce24" office:value-type="float" office:value="34283" calcext:value-type="float">
            <text:p>34,283</text:p>
          </table:table-cell>
          <table:table-cell table:style-name="ce24" office:value-type="float" office:value="35325" calcext:value-type="float">
            <text:p>35,325</text:p>
          </table:table-cell>
          <table:table-cell table:style-name="ce24" office:value-type="float" office:value="36180" calcext:value-type="float">
            <text:p>36,180</text:p>
          </table:table-cell>
          <table:table-cell table:style-name="ce24" office:value-type="float" office:value="36837" calcext:value-type="float">
            <text:p>36,837</text:p>
          </table:table-cell>
          <table:table-cell table:style-name="ce24" office:value-type="float" office:value="36469" calcext:value-type="float">
            <text:p>36,469</text:p>
          </table:table-cell>
          <table:table-cell table:style-name="ce24" office:value-type="float" office:value="38490" calcext:value-type="float">
            <text:p>38,490</text:p>
          </table:table-cell>
          <table:table-cell table:style-name="ce24" office:value-type="float" office:value="38812" calcext:value-type="float">
            <text:p>38,812</text:p>
          </table:table-cell>
          <table:table-cell table:style-name="ce24" office:value-type="float" office:value="36965" calcext:value-type="float">
            <text:p>36,965</text:p>
          </table:table-cell>
          <table:table-cell table:style-name="ce24" office:value-type="float" office:value="36428" calcext:value-type="float">
            <text:p>36,428</text:p>
          </table:table-cell>
          <table:table-cell table:style-name="ce24" office:value-type="float" office:value="36479" calcext:value-type="float">
            <text:p>36,479</text:p>
          </table:table-cell>
          <table:table-cell table:style-name="ce24" office:value-type="float" office:value="35098" calcext:value-type="float">
            <text:p>35,098</text:p>
          </table:table-cell>
          <table:table-cell table:style-name="ce24" office:value-type="float" office:value="35023" calcext:value-type="float">
            <text:p>35,023</text:p>
          </table:table-cell>
          <table:table-cell table:style-name="ce24" office:value-type="float" office:value="34425" calcext:value-type="float">
            <text:p>34,425</text:p>
          </table:table-cell>
          <table:table-cell table:style-name="ce24" office:value-type="float" office:value="33299" calcext:value-type="float">
            <text:p>33,299</text:p>
          </table:table-cell>
          <table:table-cell table:style-name="ce24" office:value-type="float" office:value="33706" calcext:value-type="float">
            <text:p>33,706</text:p>
          </table:table-cell>
          <table:table-cell table:style-name="ce24" office:value-type="float" office:value="33919" calcext:value-type="float">
            <text:p>33,919</text:p>
          </table:table-cell>
          <table:table-cell table:style-name="ce24" office:value-type="float" office:value="34047" calcext:value-type="float">
            <text:p>34,047</text:p>
          </table:table-cell>
          <table:table-cell table:style-name="ce24" office:value-type="float" office:value="33362" calcext:value-type="float">
            <text:p>33,362</text:p>
          </table:table-cell>
          <table:table-cell table:style-name="ce24" office:value-type="float" office:value="32410" calcext:value-type="float">
            <text:p>32,410</text:p>
          </table:table-cell>
          <table:table-cell table:style-name="ce24" office:value-type="float" office:value="29814" calcext:value-type="float">
            <text:p>29,814</text:p>
          </table:table-cell>
          <table:table-cell table:style-name="ce24" office:value-type="float" office:value="29686" calcext:value-type="float">
            <text:p>29,686</text:p>
          </table:table-cell>
          <table:table-cell table:style-name="ce24" office:value-type="float" office:value="31227" calcext:value-type="float">
            <text:p>31,227</text:p>
          </table:table-cell>
          <table:table-cell table:style-name="ce24" office:value-type="float" office:value="31237" calcext:value-type="float">
            <text:p>31,237</text:p>
          </table:table-cell>
          <table:table-cell table:style-name="ce24" office:value-type="float" office:value="32010" calcext:value-type="float">
            <text:p>32,010</text:p>
          </table:table-cell>
          <table:table-cell table:style-name="ce24" office:value-type="float" office:value="33784" calcext:value-type="float">
            <text:p>33,784</text:p>
          </table:table-cell>
          <table:table-cell table:style-name="ce24" office:value-type="float" office:value="35498" calcext:value-type="float">
            <text:p>35,498</text:p>
          </table:table-cell>
          <table:table-cell table:style-name="ce24" office:value-type="float" office:value="36599" calcext:value-type="float">
            <text:p>36,599</text:p>
          </table:table-cell>
          <table:table-cell table:style-name="ce24" office:value-type="float" office:value="36281" calcext:value-type="float">
            <text:p>36,281</text:p>
          </table:table-cell>
          <table:table-cell table:style-name="ce24" office:value-type="float" office:value="37662" calcext:value-type="float">
            <text:p>37,662</text:p>
          </table:table-cell>
          <table:table-cell table:style-name="ce24" office:value-type="float" office:value="38381" calcext:value-type="float">
            <text:p>38,381</text:p>
          </table:table-cell>
          <table:table-cell table:style-name="ce24" office:value-type="float" office:value="39147" calcext:value-type="float">
            <text:p>39,147</text:p>
          </table:table-cell>
          <table:table-cell table:style-name="ce24" office:value-type="float" office:value="38628" calcext:value-type="float">
            <text:p>38,628</text:p>
          </table:table-cell>
          <table:table-cell table:style-name="ce24" office:value-type="float" office:value="40173" calcext:value-type="float">
            <text:p>40,173</text:p>
          </table:table-cell>
          <table:table-cell table:style-name="ce24" office:value-type="float" office:value="39269" calcext:value-type="float">
            <text:p>39,269</text:p>
          </table:table-cell>
          <table:table-cell table:style-name="ce24" office:value-type="float" office:value="39323" calcext:value-type="float">
            <text:p>39,323</text:p>
          </table:table-cell>
          <table:table-cell table:style-name="ce24" office:value-type="float" office:value="38721" calcext:value-type="float">
            <text:p>38,721</text:p>
          </table:table-cell>
          <table:table-cell table:style-name="ce24" office:value-type="float" office:value="37558" calcext:value-type="float">
            <text:p>37,558</text:p>
          </table:table-cell>
          <table:table-cell table:style-name="ce24" office:value-type="float" office:value="36450" calcext:value-type="float">
            <text:p>36,450</text:p>
          </table:table-cell>
          <table:table-cell table:style-name="ce24" office:value-type="float" office:value="35781" calcext:value-type="float">
            <text:p>35,781</text:p>
          </table:table-cell>
          <table:table-cell table:style-name="ce24" office:value-type="float" office:value="34674" calcext:value-type="float">
            <text:p>34,674</text:p>
          </table:table-cell>
          <table:table-cell table:style-name="ce24" office:value-type="float" office:value="33924" calcext:value-type="float">
            <text:p>33,924</text:p>
          </table:table-cell>
          <table:table-cell table:style-name="ce24" office:value-type="float" office:value="32698" calcext:value-type="float">
            <text:p>32,698</text:p>
          </table:table-cell>
          <table:table-cell table:style-name="ce24" office:value-type="float" office:value="31084" calcext:value-type="float">
            <text:p>31,084</text:p>
          </table:table-cell>
          <table:table-cell table:style-name="ce24" office:value-type="float" office:value="30683" calcext:value-type="float">
            <text:p>30,683</text:p>
          </table:table-cell>
          <table:table-cell table:style-name="ce24" office:value-type="float" office:value="29929" calcext:value-type="float">
            <text:p>29,929</text:p>
          </table:table-cell>
          <table:table-cell table:style-name="ce24" office:value-type="float" office:value="28713" calcext:value-type="float">
            <text:p>28,713</text:p>
          </table:table-cell>
          <table:table-cell table:style-name="ce24" office:value-type="float" office:value="28728" calcext:value-type="float">
            <text:p>28,728</text:p>
          </table:table-cell>
          <table:table-cell table:style-name="ce24" office:value-type="float" office:value="28832" calcext:value-type="float">
            <text:p>28,832</text:p>
          </table:table-cell>
          <table:table-cell table:style-name="ce24" office:value-type="float" office:value="29171" calcext:value-type="float">
            <text:p>29,171</text:p>
          </table:table-cell>
          <table:table-cell table:style-name="ce24" office:value-type="float" office:value="29679" calcext:value-type="float">
            <text:p>29,679</text:p>
          </table:table-cell>
          <table:table-cell table:style-name="ce24" office:value-type="float" office:value="31638" calcext:value-type="float">
            <text:p>31,638</text:p>
          </table:table-cell>
          <table:table-cell table:style-name="ce24" office:value-type="float" office:value="23698" calcext:value-type="float">
            <text:p>23,698</text:p>
          </table:table-cell>
          <table:table-cell table:style-name="ce24" office:value-type="float" office:value="21642" calcext:value-type="float">
            <text:p>21,642</text:p>
          </table:table-cell>
          <table:table-cell table:style-name="ce24" office:value-type="float" office:value="21918" calcext:value-type="float">
            <text:p>21,918</text:p>
          </table:table-cell>
          <table:table-cell table:style-name="ce24" office:value-type="float" office:value="20255" calcext:value-type="float">
            <text:p>20,255</text:p>
          </table:table-cell>
          <table:table-cell table:style-name="ce24" office:value-type="float" office:value="18055" calcext:value-type="float">
            <text:p>18,055</text:p>
          </table:table-cell>
          <table:table-cell table:style-name="ce24" office:value-type="float" office:value="16234" calcext:value-type="float">
            <text:p>16,234</text:p>
          </table:table-cell>
          <table:table-cell table:style-name="ce24" office:value-type="float" office:value="16152" calcext:value-type="float">
            <text:p>16,152</text:p>
          </table:table-cell>
          <table:table-cell table:style-name="ce24" office:value-type="float" office:value="15422" calcext:value-type="float">
            <text:p>15,422</text:p>
          </table:table-cell>
          <table:table-cell table:style-name="ce24" office:value-type="float" office:value="14502" calcext:value-type="float">
            <text:p>14,502</text:p>
          </table:table-cell>
          <table:table-cell table:style-name="ce24" office:value-type="float" office:value="12914" calcext:value-type="float">
            <text:p>12,914</text:p>
          </table:table-cell>
          <table:table-cell table:style-name="ce24" office:value-type="float" office:value="11955" calcext:value-type="float">
            <text:p>11,955</text:p>
          </table:table-cell>
          <table:table-cell table:style-name="ce24" office:value-type="float" office:value="10785" calcext:value-type="float">
            <text:p>10,785</text:p>
          </table:table-cell>
          <table:table-cell table:style-name="ce24" office:value-type="float" office:value="9445" calcext:value-type="float">
            <text:p>9,445</text:p>
          </table:table-cell>
          <table:table-cell table:style-name="ce24" office:value-type="float" office:value="8277" calcext:value-type="float">
            <text:p>8,277</text:p>
          </table:table-cell>
          <table:table-cell table:style-name="ce24" office:value-type="float" office:value="7411" calcext:value-type="float">
            <text:p>7,411</text:p>
          </table:table-cell>
          <table:table-cell table:style-name="ce24" office:value-type="float" office:value="6300" calcext:value-type="float">
            <text:p>6,300</text:p>
          </table:table-cell>
          <table:table-cell table:style-name="ce24" office:value-type="float" office:value="5126" calcext:value-type="float">
            <text:p>5,126</text:p>
          </table:table-cell>
          <table:table-cell table:style-name="ce24" office:value-type="float" office:value="4229" calcext:value-type="float">
            <text:p>4,229</text:p>
          </table:table-cell>
          <table:table-cell table:style-name="ce24" office:value-type="float" office:value="13253" calcext:value-type="float">
            <text:p>13,253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930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24" office:value-type="float" office:value="28751" calcext:value-type="float">
            <text:p>28,751</text:p>
          </table:table-cell>
          <table:table-cell table:style-name="ce24" office:value-type="float" office:value="28653" calcext:value-type="float">
            <text:p>28,653</text:p>
          </table:table-cell>
          <table:table-cell table:style-name="ce24" office:value-type="float" office:value="28581" calcext:value-type="float">
            <text:p>28,581</text:p>
          </table:table-cell>
          <table:table-cell table:style-name="ce24" office:value-type="float" office:value="28812" calcext:value-type="float">
            <text:p>28,812</text:p>
          </table:table-cell>
          <table:table-cell table:style-name="ce24" office:value-type="float" office:value="28998" calcext:value-type="float">
            <text:p>28,998</text:p>
          </table:table-cell>
          <table:table-cell table:style-name="ce24" office:value-type="float" office:value="29397" calcext:value-type="float">
            <text:p>29,397</text:p>
          </table:table-cell>
          <table:table-cell table:style-name="ce24" office:value-type="float" office:value="29724" calcext:value-type="float">
            <text:p>29,724</text:p>
          </table:table-cell>
          <table:table-cell table:style-name="ce24" office:value-type="float" office:value="30743" calcext:value-type="float">
            <text:p>30,743</text:p>
          </table:table-cell>
          <table:table-cell table:style-name="ce24" office:value-type="float" office:value="31456" calcext:value-type="float">
            <text:p>31,456</text:p>
          </table:table-cell>
          <table:table-cell table:style-name="ce24" office:value-type="float" office:value="29903" calcext:value-type="float">
            <text:p>29,903</text:p>
          </table:table-cell>
          <table:table-cell table:style-name="ce24" office:value-type="float" office:value="30585" calcext:value-type="float">
            <text:p>30,585</text:p>
          </table:table-cell>
          <table:table-cell table:style-name="ce24" office:value-type="float" office:value="30594" calcext:value-type="float">
            <text:p>30,594</text:p>
          </table:table-cell>
          <table:table-cell table:style-name="ce24" office:value-type="float" office:value="29454" calcext:value-type="float">
            <text:p>29,454</text:p>
          </table:table-cell>
          <table:table-cell table:style-name="ce24" office:value-type="float" office:value="28793" calcext:value-type="float">
            <text:p>28,793</text:p>
          </table:table-cell>
          <table:table-cell table:style-name="ce24" office:value-type="float" office:value="28828" calcext:value-type="float">
            <text:p>28,828</text:p>
          </table:table-cell>
          <table:table-cell table:style-name="ce24" office:value-type="float" office:value="28377" calcext:value-type="float">
            <text:p>28,377</text:p>
          </table:table-cell>
          <table:table-cell table:style-name="ce24" office:value-type="float" office:value="27231" calcext:value-type="float">
            <text:p>27,231</text:p>
          </table:table-cell>
          <table:table-cell table:style-name="ce24" office:value-type="float" office:value="27153" calcext:value-type="float">
            <text:p>27,153</text:p>
          </table:table-cell>
          <table:table-cell table:style-name="ce24" office:value-type="float" office:value="28470" calcext:value-type="float">
            <text:p>28,470</text:p>
          </table:table-cell>
          <table:table-cell table:style-name="ce24" office:value-type="float" office:value="30193" calcext:value-type="float">
            <text:p>30,193</text:p>
          </table:table-cell>
          <table:table-cell table:style-name="ce24" office:value-type="float" office:value="31964" calcext:value-type="float">
            <text:p>31,964</text:p>
          </table:table-cell>
          <table:table-cell table:style-name="ce24" office:value-type="float" office:value="33166" calcext:value-type="float">
            <text:p>33,166</text:p>
          </table:table-cell>
          <table:table-cell table:style-name="ce24" office:value-type="float" office:value="34824" calcext:value-type="float">
            <text:p>34,824</text:p>
          </table:table-cell>
          <table:table-cell table:style-name="ce24" office:value-type="float" office:value="35730" calcext:value-type="float">
            <text:p>35,730</text:p>
          </table:table-cell>
          <table:table-cell table:style-name="ce24" office:value-type="float" office:value="36331" calcext:value-type="float">
            <text:p>36,331</text:p>
          </table:table-cell>
          <table:table-cell table:style-name="ce24" office:value-type="float" office:value="36874" calcext:value-type="float">
            <text:p>36,874</text:p>
          </table:table-cell>
          <table:table-cell table:style-name="ce24" office:value-type="float" office:value="36515" calcext:value-type="float">
            <text:p>36,515</text:p>
          </table:table-cell>
          <table:table-cell table:style-name="ce24" office:value-type="float" office:value="38542" calcext:value-type="float">
            <text:p>38,542</text:p>
          </table:table-cell>
          <table:table-cell table:style-name="ce24" office:value-type="float" office:value="38860" calcext:value-type="float">
            <text:p>38,860</text:p>
          </table:table-cell>
          <table:table-cell table:style-name="ce24" office:value-type="float" office:value="36988" calcext:value-type="float">
            <text:p>36,988</text:p>
          </table:table-cell>
          <table:table-cell table:style-name="ce24" office:value-type="float" office:value="36458" calcext:value-type="float">
            <text:p>36,458</text:p>
          </table:table-cell>
          <table:table-cell table:style-name="ce24" office:value-type="float" office:value="36512" calcext:value-type="float">
            <text:p>36,512</text:p>
          </table:table-cell>
          <table:table-cell table:style-name="ce24" office:value-type="float" office:value="35107" calcext:value-type="float">
            <text:p>35,107</text:p>
          </table:table-cell>
          <table:table-cell table:style-name="ce24" office:value-type="float" office:value="35048" calcext:value-type="float">
            <text:p>35,048</text:p>
          </table:table-cell>
          <table:table-cell table:style-name="ce24" office:value-type="float" office:value="34456" calcext:value-type="float">
            <text:p>34,456</text:p>
          </table:table-cell>
          <table:table-cell table:style-name="ce24" office:value-type="float" office:value="33313" calcext:value-type="float">
            <text:p>33,313</text:p>
          </table:table-cell>
          <table:table-cell table:style-name="ce24" office:value-type="float" office:value="33724" calcext:value-type="float">
            <text:p>33,724</text:p>
          </table:table-cell>
          <table:table-cell table:style-name="ce24" office:value-type="float" office:value="33933" calcext:value-type="float">
            <text:p>33,933</text:p>
          </table:table-cell>
          <table:table-cell table:style-name="ce24" office:value-type="float" office:value="34046" calcext:value-type="float">
            <text:p>34,046</text:p>
          </table:table-cell>
          <table:table-cell table:style-name="ce24" office:value-type="float" office:value="33333" calcext:value-type="float">
            <text:p>33,333</text:p>
          </table:table-cell>
          <table:table-cell table:style-name="ce24" office:value-type="float" office:value="32376" calcext:value-type="float">
            <text:p>32,376</text:p>
          </table:table-cell>
          <table:table-cell table:style-name="ce24" office:value-type="float" office:value="29792" calcext:value-type="float">
            <text:p>29,792</text:p>
          </table:table-cell>
          <table:table-cell table:style-name="ce24" office:value-type="float" office:value="29651" calcext:value-type="float">
            <text:p>29,651</text:p>
          </table:table-cell>
          <table:table-cell table:style-name="ce24" office:value-type="float" office:value="31179" calcext:value-type="float">
            <text:p>31,179</text:p>
          </table:table-cell>
          <table:table-cell table:style-name="ce24" office:value-type="float" office:value="31196" calcext:value-type="float">
            <text:p>31,196</text:p>
          </table:table-cell>
          <table:table-cell table:style-name="ce24" office:value-type="float" office:value="31956" calcext:value-type="float">
            <text:p>31,956</text:p>
          </table:table-cell>
          <table:table-cell table:style-name="ce24" office:value-type="float" office:value="33717" calcext:value-type="float">
            <text:p>33,717</text:p>
          </table:table-cell>
          <table:table-cell table:style-name="ce24" office:value-type="float" office:value="35425" calcext:value-type="float">
            <text:p>35,425</text:p>
          </table:table-cell>
          <table:table-cell table:style-name="ce24" office:value-type="float" office:value="36514" calcext:value-type="float">
            <text:p>36,514</text:p>
          </table:table-cell>
          <table:table-cell table:style-name="ce24" office:value-type="float" office:value="36202" calcext:value-type="float">
            <text:p>36,202</text:p>
          </table:table-cell>
          <table:table-cell table:style-name="ce24" office:value-type="float" office:value="37589" calcext:value-type="float">
            <text:p>37,589</text:p>
          </table:table-cell>
          <table:table-cell table:style-name="ce24" office:value-type="float" office:value="38308" calcext:value-type="float">
            <text:p>38,308</text:p>
          </table:table-cell>
          <table:table-cell table:style-name="ce24" office:value-type="float" office:value="39055" calcext:value-type="float">
            <text:p>39,055</text:p>
          </table:table-cell>
          <table:table-cell table:style-name="ce24" office:value-type="float" office:value="38517" calcext:value-type="float">
            <text:p>38,517</text:p>
          </table:table-cell>
          <table:table-cell table:style-name="ce24" office:value-type="float" office:value="40039" calcext:value-type="float">
            <text:p>40,039</text:p>
          </table:table-cell>
          <table:table-cell table:style-name="ce24" office:value-type="float" office:value="39115" calcext:value-type="float">
            <text:p>39,115</text:p>
          </table:table-cell>
          <table:table-cell table:style-name="ce24" office:value-type="float" office:value="39152" calcext:value-type="float">
            <text:p>39,152</text:p>
          </table:table-cell>
          <table:table-cell table:style-name="ce24" office:value-type="float" office:value="38545" calcext:value-type="float">
            <text:p>38,545</text:p>
          </table:table-cell>
          <table:table-cell table:style-name="ce24" office:value-type="float" office:value="37367" calcext:value-type="float">
            <text:p>37,367</text:p>
          </table:table-cell>
          <table:table-cell table:style-name="ce24" office:value-type="float" office:value="36228" calcext:value-type="float">
            <text:p>36,228</text:p>
          </table:table-cell>
          <table:table-cell table:style-name="ce24" office:value-type="float" office:value="35538" calcext:value-type="float">
            <text:p>35,538</text:p>
          </table:table-cell>
          <table:table-cell table:style-name="ce24" office:value-type="float" office:value="34415" calcext:value-type="float">
            <text:p>34,415</text:p>
          </table:table-cell>
          <table:table-cell table:style-name="ce24" office:value-type="float" office:value="33641" calcext:value-type="float">
            <text:p>33,641</text:p>
          </table:table-cell>
          <table:table-cell table:style-name="ce24" office:value-type="float" office:value="32395" calcext:value-type="float">
            <text:p>32,395</text:p>
          </table:table-cell>
          <table:table-cell table:style-name="ce24" office:value-type="float" office:value="30772" calcext:value-type="float">
            <text:p>30,772</text:p>
          </table:table-cell>
          <table:table-cell table:style-name="ce24" office:value-type="float" office:value="30348" calcext:value-type="float">
            <text:p>30,348</text:p>
          </table:table-cell>
          <table:table-cell table:style-name="ce24" office:value-type="float" office:value="29551" calcext:value-type="float">
            <text:p>29,551</text:p>
          </table:table-cell>
          <table:table-cell table:style-name="ce24" office:value-type="float" office:value="28299" calcext:value-type="float">
            <text:p>28,299</text:p>
          </table:table-cell>
          <table:table-cell table:style-name="ce24" office:value-type="float" office:value="28266" calcext:value-type="float">
            <text:p>28,266</text:p>
          </table:table-cell>
          <table:table-cell table:style-name="ce24" office:value-type="float" office:value="28316" calcext:value-type="float">
            <text:p>28,316</text:p>
          </table:table-cell>
          <table:table-cell table:style-name="ce24" office:value-type="float" office:value="28589" calcext:value-type="float">
            <text:p>28,589</text:p>
          </table:table-cell>
          <table:table-cell table:style-name="ce24" office:value-type="float" office:value="29022" calcext:value-type="float">
            <text:p>29,022</text:p>
          </table:table-cell>
          <table:table-cell table:style-name="ce24" office:value-type="float" office:value="30857" calcext:value-type="float">
            <text:p>30,857</text:p>
          </table:table-cell>
          <table:table-cell table:style-name="ce24" office:value-type="float" office:value="23051" calcext:value-type="float">
            <text:p>23,051</text:p>
          </table:table-cell>
          <table:table-cell table:style-name="ce24" office:value-type="float" office:value="21004" calcext:value-type="float">
            <text:p>21,004</text:p>
          </table:table-cell>
          <table:table-cell table:style-name="ce24" office:value-type="float" office:value="21200" calcext:value-type="float">
            <text:p>21,200</text:p>
          </table:table-cell>
          <table:table-cell table:style-name="ce24" office:value-type="float" office:value="19527" calcext:value-type="float">
            <text:p>19,527</text:p>
          </table:table-cell>
          <table:table-cell table:style-name="ce24" office:value-type="float" office:value="17349" calcext:value-type="float">
            <text:p>17,349</text:p>
          </table:table-cell>
          <table:table-cell table:style-name="ce24" office:value-type="float" office:value="15534" calcext:value-type="float">
            <text:p>15,534</text:p>
          </table:table-cell>
          <table:table-cell table:style-name="ce24" office:value-type="float" office:value="15379" calcext:value-type="float">
            <text:p>15,379</text:p>
          </table:table-cell>
          <table:table-cell table:style-name="ce24" office:value-type="float" office:value="14604" calcext:value-type="float">
            <text:p>14,604</text:p>
          </table:table-cell>
          <table:table-cell table:style-name="ce24" office:value-type="float" office:value="13656" calcext:value-type="float">
            <text:p>13,656</text:p>
          </table:table-cell>
          <table:table-cell table:style-name="ce24" office:value-type="float" office:value="12077" calcext:value-type="float">
            <text:p>12,077</text:p>
          </table:table-cell>
          <table:table-cell table:style-name="ce24" office:value-type="float" office:value="11090" calcext:value-type="float">
            <text:p>11,090</text:p>
          </table:table-cell>
          <table:table-cell table:style-name="ce24" office:value-type="float" office:value="9914" calcext:value-type="float">
            <text:p>9,914</text:p>
          </table:table-cell>
          <table:table-cell table:style-name="ce24" office:value-type="float" office:value="8596" calcext:value-type="float">
            <text:p>8,596</text:p>
          </table:table-cell>
          <table:table-cell table:style-name="ce24" office:value-type="float" office:value="7446" calcext:value-type="float">
            <text:p>7,446</text:p>
          </table:table-cell>
          <table:table-cell table:style-name="ce24" office:value-type="float" office:value="6581" calcext:value-type="float">
            <text:p>6,581</text:p>
          </table:table-cell>
          <table:table-cell table:style-name="ce24" office:value-type="float" office:value="5520" calcext:value-type="float">
            <text:p>5,520</text:p>
          </table:table-cell>
          <table:table-cell table:style-name="ce24" office:value-type="float" office:value="4429" calcext:value-type="float">
            <text:p>4,429</text:p>
          </table:table-cell>
          <table:table-cell table:style-name="ce24" office:value-type="float" office:value="14023" calcext:value-type="float">
            <text:p>14,023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930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4" office:value-type="float" office:value="28972" calcext:value-type="float">
            <text:p>28,972</text:p>
          </table:table-cell>
          <table:table-cell table:style-name="ce24" office:value-type="float" office:value="28910" calcext:value-type="float">
            <text:p>28,910</text:p>
          </table:table-cell>
          <table:table-cell table:style-name="ce24" office:value-type="float" office:value="28766" calcext:value-type="float">
            <text:p>28,766</text:p>
          </table:table-cell>
          <table:table-cell table:style-name="ce24" office:value-type="float" office:value="28659" calcext:value-type="float">
            <text:p>28,659</text:p>
          </table:table-cell>
          <table:table-cell table:style-name="ce24" office:value-type="float" office:value="28871" calcext:value-type="float">
            <text:p>28,871</text:p>
          </table:table-cell>
          <table:table-cell table:style-name="ce24" office:value-type="float" office:value="29056" calcext:value-type="float">
            <text:p>29,056</text:p>
          </table:table-cell>
          <table:table-cell table:style-name="ce24" office:value-type="float" office:value="29450" calcext:value-type="float">
            <text:p>29,450</text:p>
          </table:table-cell>
          <table:table-cell table:style-name="ce24" office:value-type="float" office:value="29773" calcext:value-type="float">
            <text:p>29,773</text:p>
          </table:table-cell>
          <table:table-cell table:style-name="ce24" office:value-type="float" office:value="30782" calcext:value-type="float">
            <text:p>30,782</text:p>
          </table:table-cell>
          <table:table-cell table:style-name="ce24" office:value-type="float" office:value="31491" calcext:value-type="float">
            <text:p>31,491</text:p>
          </table:table-cell>
          <table:table-cell table:style-name="ce24" office:value-type="float" office:value="29945" calcext:value-type="float">
            <text:p>29,945</text:p>
          </table:table-cell>
          <table:table-cell table:style-name="ce24" office:value-type="float" office:value="30630" calcext:value-type="float">
            <text:p>30,630</text:p>
          </table:table-cell>
          <table:table-cell table:style-name="ce24" office:value-type="float" office:value="30624" calcext:value-type="float">
            <text:p>30,624</text:p>
          </table:table-cell>
          <table:table-cell table:style-name="ce24" office:value-type="float" office:value="29485" calcext:value-type="float">
            <text:p>29,485</text:p>
          </table:table-cell>
          <table:table-cell table:style-name="ce24" office:value-type="float" office:value="28838" calcext:value-type="float">
            <text:p>28,838</text:p>
          </table:table-cell>
          <table:table-cell table:style-name="ce24" office:value-type="float" office:value="28870" calcext:value-type="float">
            <text:p>28,870</text:p>
          </table:table-cell>
          <table:table-cell table:style-name="ce24" office:value-type="float" office:value="28427" calcext:value-type="float">
            <text:p>28,427</text:p>
          </table:table-cell>
          <table:table-cell table:style-name="ce24" office:value-type="float" office:value="27322" calcext:value-type="float">
            <text:p>27,322</text:p>
          </table:table-cell>
          <table:table-cell table:style-name="ce24" office:value-type="float" office:value="27458" calcext:value-type="float">
            <text:p>27,458</text:p>
          </table:table-cell>
          <table:table-cell table:style-name="ce24" office:value-type="float" office:value="29127" calcext:value-type="float">
            <text:p>29,127</text:p>
          </table:table-cell>
          <table:table-cell table:style-name="ce24" office:value-type="float" office:value="30959" calcext:value-type="float">
            <text:p>30,959</text:p>
          </table:table-cell>
          <table:table-cell table:style-name="ce24" office:value-type="float" office:value="32593" calcext:value-type="float">
            <text:p>32,593</text:p>
          </table:table-cell>
          <table:table-cell table:style-name="ce24" office:value-type="float" office:value="33711" calcext:value-type="float">
            <text:p>33,711</text:p>
          </table:table-cell>
          <table:table-cell table:style-name="ce24" office:value-type="float" office:value="35236" calcext:value-type="float">
            <text:p>35,236</text:p>
          </table:table-cell>
          <table:table-cell table:style-name="ce24" office:value-type="float" office:value="35891" calcext:value-type="float">
            <text:p>35,891</text:p>
          </table:table-cell>
          <table:table-cell table:style-name="ce24" office:value-type="float" office:value="36377" calcext:value-type="float">
            <text:p>36,377</text:p>
          </table:table-cell>
          <table:table-cell table:style-name="ce24" office:value-type="float" office:value="36929" calcext:value-type="float">
            <text:p>36,929</text:p>
          </table:table-cell>
          <table:table-cell table:style-name="ce24" office:value-type="float" office:value="36578" calcext:value-type="float">
            <text:p>36,578</text:p>
          </table:table-cell>
          <table:table-cell table:style-name="ce24" office:value-type="float" office:value="38593" calcext:value-type="float">
            <text:p>38,593</text:p>
          </table:table-cell>
          <table:table-cell table:style-name="ce24" office:value-type="float" office:value="38884" calcext:value-type="float">
            <text:p>38,884</text:p>
          </table:table-cell>
          <table:table-cell table:style-name="ce24" office:value-type="float" office:value="37021" calcext:value-type="float">
            <text:p>37,021</text:p>
          </table:table-cell>
          <table:table-cell table:style-name="ce24" office:value-type="float" office:value="36495" calcext:value-type="float">
            <text:p>36,495</text:p>
          </table:table-cell>
          <table:table-cell table:style-name="ce24" office:value-type="float" office:value="36521" calcext:value-type="float">
            <text:p>36,521</text:p>
          </table:table-cell>
          <table:table-cell table:style-name="ce24" office:value-type="float" office:value="35135" calcext:value-type="float">
            <text:p>35,135</text:p>
          </table:table-cell>
          <table:table-cell table:style-name="ce24" office:value-type="float" office:value="35080" calcext:value-type="float">
            <text:p>35,080</text:p>
          </table:table-cell>
          <table:table-cell table:style-name="ce24" office:value-type="float" office:value="34471" calcext:value-type="float">
            <text:p>34,471</text:p>
          </table:table-cell>
          <table:table-cell table:style-name="ce24" office:value-type="float" office:value="33335" calcext:value-type="float">
            <text:p>33,335</text:p>
          </table:table-cell>
          <table:table-cell table:style-name="ce24" office:value-type="float" office:value="33741" calcext:value-type="float">
            <text:p>33,741</text:p>
          </table:table-cell>
          <table:table-cell table:style-name="ce24" office:value-type="float" office:value="33933" calcext:value-type="float">
            <text:p>33,933</text:p>
          </table:table-cell>
          <table:table-cell table:style-name="ce24" office:value-type="float" office:value="34015" calcext:value-type="float">
            <text:p>34,015</text:p>
          </table:table-cell>
          <table:table-cell table:style-name="ce24" office:value-type="float" office:value="33300" calcext:value-type="float">
            <text:p>33,300</text:p>
          </table:table-cell>
          <table:table-cell table:style-name="ce24" office:value-type="float" office:value="32352" calcext:value-type="float">
            <text:p>32,352</text:p>
          </table:table-cell>
          <table:table-cell table:style-name="ce24" office:value-type="float" office:value="29757" calcext:value-type="float">
            <text:p>29,757</text:p>
          </table:table-cell>
          <table:table-cell table:style-name="ce24" office:value-type="float" office:value="29609" calcext:value-type="float">
            <text:p>29,609</text:p>
          </table:table-cell>
          <table:table-cell table:style-name="ce24" office:value-type="float" office:value="31141" calcext:value-type="float">
            <text:p>31,141</text:p>
          </table:table-cell>
          <table:table-cell table:style-name="ce24" office:value-type="float" office:value="31144" calcext:value-type="float">
            <text:p>31,144</text:p>
          </table:table-cell>
          <table:table-cell table:style-name="ce24" office:value-type="float" office:value="31893" calcext:value-type="float">
            <text:p>31,893</text:p>
          </table:table-cell>
          <table:table-cell table:style-name="ce24" office:value-type="float" office:value="33649" calcext:value-type="float">
            <text:p>33,649</text:p>
          </table:table-cell>
          <table:table-cell table:style-name="ce24" office:value-type="float" office:value="35345" calcext:value-type="float">
            <text:p>35,345</text:p>
          </table:table-cell>
          <table:table-cell table:style-name="ce24" office:value-type="float" office:value="36438" calcext:value-type="float">
            <text:p>36,438</text:p>
          </table:table-cell>
          <table:table-cell table:style-name="ce24" office:value-type="float" office:value="36136" calcext:value-type="float">
            <text:p>36,136</text:p>
          </table:table-cell>
          <table:table-cell table:style-name="ce24" office:value-type="float" office:value="37521" calcext:value-type="float">
            <text:p>37,521</text:p>
          </table:table-cell>
          <table:table-cell table:style-name="ce24" office:value-type="float" office:value="38223" calcext:value-type="float">
            <text:p>38,223</text:p>
          </table:table-cell>
          <table:table-cell table:style-name="ce24" office:value-type="float" office:value="38945" calcext:value-type="float">
            <text:p>38,945</text:p>
          </table:table-cell>
          <table:table-cell table:style-name="ce24" office:value-type="float" office:value="38396" calcext:value-type="float">
            <text:p>38,396</text:p>
          </table:table-cell>
          <table:table-cell table:style-name="ce24" office:value-type="float" office:value="39887" calcext:value-type="float">
            <text:p>39,887</text:p>
          </table:table-cell>
          <table:table-cell table:style-name="ce24" office:value-type="float" office:value="38952" calcext:value-type="float">
            <text:p>38,952</text:p>
          </table:table-cell>
          <table:table-cell table:style-name="ce24" office:value-type="float" office:value="38981" calcext:value-type="float">
            <text:p>38,981</text:p>
          </table:table-cell>
          <table:table-cell table:style-name="ce24" office:value-type="float" office:value="38356" calcext:value-type="float">
            <text:p>38,356</text:p>
          </table:table-cell>
          <table:table-cell table:style-name="ce24" office:value-type="float" office:value="37147" calcext:value-type="float">
            <text:p>37,147</text:p>
          </table:table-cell>
          <table:table-cell table:style-name="ce24" office:value-type="float" office:value="35990" calcext:value-type="float">
            <text:p>35,990</text:p>
          </table:table-cell>
          <table:table-cell table:style-name="ce24" office:value-type="float" office:value="35282" calcext:value-type="float">
            <text:p>35,282</text:p>
          </table:table-cell>
          <table:table-cell table:style-name="ce24" office:value-type="float" office:value="34136" calcext:value-type="float">
            <text:p>34,136</text:p>
          </table:table-cell>
          <table:table-cell table:style-name="ce24" office:value-type="float" office:value="33340" calcext:value-type="float">
            <text:p>33,340</text:p>
          </table:table-cell>
          <table:table-cell table:style-name="ce24" office:value-type="float" office:value="32078" calcext:value-type="float">
            <text:p>32,078</text:p>
          </table:table-cell>
          <table:table-cell table:style-name="ce24" office:value-type="float" office:value="30446" calcext:value-type="float">
            <text:p>30,446</text:p>
          </table:table-cell>
          <table:table-cell table:style-name="ce24" office:value-type="float" office:value="29976" calcext:value-type="float">
            <text:p>29,976</text:p>
          </table:table-cell>
          <table:table-cell table:style-name="ce24" office:value-type="float" office:value="29138" calcext:value-type="float">
            <text:p>29,138</text:p>
          </table:table-cell>
          <table:table-cell table:style-name="ce24" office:value-type="float" office:value="27855" calcext:value-type="float">
            <text:p>27,855</text:p>
          </table:table-cell>
          <table:table-cell table:style-name="ce24" office:value-type="float" office:value="27773" calcext:value-type="float">
            <text:p>27,773</text:p>
          </table:table-cell>
          <table:table-cell table:style-name="ce24" office:value-type="float" office:value="27767" calcext:value-type="float">
            <text:p>27,767</text:p>
          </table:table-cell>
          <table:table-cell table:style-name="ce24" office:value-type="float" office:value="27972" calcext:value-type="float">
            <text:p>27,972</text:p>
          </table:table-cell>
          <table:table-cell table:style-name="ce24" office:value-type="float" office:value="28325" calcext:value-type="float">
            <text:p>28,325</text:p>
          </table:table-cell>
          <table:table-cell table:style-name="ce24" office:value-type="float" office:value="30040" calcext:value-type="float">
            <text:p>30,040</text:p>
          </table:table-cell>
          <table:table-cell table:style-name="ce24" office:value-type="float" office:value="22388" calcext:value-type="float">
            <text:p>22,388</text:p>
          </table:table-cell>
          <table:table-cell table:style-name="ce24" office:value-type="float" office:value="20333" calcext:value-type="float">
            <text:p>20,333</text:p>
          </table:table-cell>
          <table:table-cell table:style-name="ce24" office:value-type="float" office:value="20457" calcext:value-type="float">
            <text:p>20,457</text:p>
          </table:table-cell>
          <table:table-cell table:style-name="ce24" office:value-type="float" office:value="18782" calcext:value-type="float">
            <text:p>18,782</text:p>
          </table:table-cell>
          <table:table-cell table:style-name="ce24" office:value-type="float" office:value="16617" calcext:value-type="float">
            <text:p>16,617</text:p>
          </table:table-cell>
          <table:table-cell table:style-name="ce24" office:value-type="float" office:value="14806" calcext:value-type="float">
            <text:p>14,806</text:p>
          </table:table-cell>
          <table:table-cell table:style-name="ce24" office:value-type="float" office:value="14583" calcext:value-type="float">
            <text:p>14,583</text:p>
          </table:table-cell>
          <table:table-cell table:style-name="ce24" office:value-type="float" office:value="13770" calcext:value-type="float">
            <text:p>13,770</text:p>
          </table:table-cell>
          <table:table-cell table:style-name="ce24" office:value-type="float" office:value="12790" calcext:value-type="float">
            <text:p>12,790</text:p>
          </table:table-cell>
          <table:table-cell table:style-name="ce24" office:value-type="float" office:value="11223" calcext:value-type="float">
            <text:p>11,223</text:p>
          </table:table-cell>
          <table:table-cell table:style-name="ce24" office:value-type="float" office:value="10216" calcext:value-type="float">
            <text:p>10,216</text:p>
          </table:table-cell>
          <table:table-cell table:style-name="ce24" office:value-type="float" office:value="9046" calcext:value-type="float">
            <text:p>9,046</text:p>
          </table:table-cell>
          <table:table-cell table:style-name="ce24" office:value-type="float" office:value="7755" calcext:value-type="float">
            <text:p>7,755</text:p>
          </table:table-cell>
          <table:table-cell table:style-name="ce24" office:value-type="float" office:value="6633" calcext:value-type="float">
            <text:p>6,633</text:p>
          </table:table-cell>
          <table:table-cell table:style-name="ce24" office:value-type="float" office:value="5786" calcext:value-type="float">
            <text:p>5,786</text:p>
          </table:table-cell>
          <table:table-cell table:style-name="ce24" office:value-type="float" office:value="4786" calcext:value-type="float">
            <text:p>4,786</text:p>
          </table:table-cell>
          <table:table-cell table:style-name="ce24" office:value-type="float" office:value="14853" calcext:value-type="float">
            <text:p>14,853</text:p>
          </table:table-cell>
          <table:table-cell/>
          <table:table-cell office:value-type="float" office:value="2020" calcext:value-type="float">
            <text:p>2020</text:p>
          </table:table-cell>
          <table:table-cell table:number-columns-repeated="930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style-name="ce24" office:value-type="float" office:value="29156" calcext:value-type="float">
            <text:p>29,156</text:p>
          </table:table-cell>
          <table:table-cell table:style-name="ce24" office:value-type="float" office:value="29134" calcext:value-type="float">
            <text:p>29,134</text:p>
          </table:table-cell>
          <table:table-cell table:style-name="ce24" office:value-type="float" office:value="29027" calcext:value-type="float">
            <text:p>29,027</text:p>
          </table:table-cell>
          <table:table-cell table:style-name="ce24" office:value-type="float" office:value="28846" calcext:value-type="float">
            <text:p>28,846</text:p>
          </table:table-cell>
          <table:table-cell table:style-name="ce24" office:value-type="float" office:value="28721" calcext:value-type="float">
            <text:p>28,721</text:p>
          </table:table-cell>
          <table:table-cell table:style-name="ce24" office:value-type="float" office:value="28930" calcext:value-type="float">
            <text:p>28,930</text:p>
          </table:table-cell>
          <table:table-cell table:style-name="ce24" office:value-type="float" office:value="29110" calcext:value-type="float">
            <text:p>29,110</text:p>
          </table:table-cell>
          <table:table-cell table:style-name="ce24" office:value-type="float" office:value="29500" calcext:value-type="float">
            <text:p>29,500</text:p>
          </table:table-cell>
          <table:table-cell table:style-name="ce24" office:value-type="float" office:value="29813" calcext:value-type="float">
            <text:p>29,813</text:p>
          </table:table-cell>
          <table:table-cell table:style-name="ce24" office:value-type="float" office:value="30819" calcext:value-type="float">
            <text:p>30,819</text:p>
          </table:table-cell>
          <table:table-cell table:style-name="ce24" office:value-type="float" office:value="31534" calcext:value-type="float">
            <text:p>31,534</text:p>
          </table:table-cell>
          <table:table-cell table:style-name="ce24" office:value-type="float" office:value="29990" calcext:value-type="float">
            <text:p>29,990</text:p>
          </table:table-cell>
          <table:table-cell table:style-name="ce24" office:value-type="float" office:value="30662" calcext:value-type="float">
            <text:p>30,662</text:p>
          </table:table-cell>
          <table:table-cell table:style-name="ce24" office:value-type="float" office:value="30657" calcext:value-type="float">
            <text:p>30,657</text:p>
          </table:table-cell>
          <table:table-cell table:style-name="ce24" office:value-type="float" office:value="29531" calcext:value-type="float">
            <text:p>29,531</text:p>
          </table:table-cell>
          <table:table-cell table:style-name="ce24" office:value-type="float" office:value="28880" calcext:value-type="float">
            <text:p>28,880</text:p>
          </table:table-cell>
          <table:table-cell table:style-name="ce24" office:value-type="float" office:value="28920" calcext:value-type="float">
            <text:p>28,920</text:p>
          </table:table-cell>
          <table:table-cell table:style-name="ce24" office:value-type="float" office:value="28518" calcext:value-type="float">
            <text:p>28,518</text:p>
          </table:table-cell>
          <table:table-cell table:style-name="ce24" office:value-type="float" office:value="27624" calcext:value-type="float">
            <text:p>27,624</text:p>
          </table:table-cell>
          <table:table-cell table:style-name="ce24" office:value-type="float" office:value="28107" calcext:value-type="float">
            <text:p>28,107</text:p>
          </table:table-cell>
          <table:table-cell table:style-name="ce24" office:value-type="float" office:value="29883" calcext:value-type="float">
            <text:p>29,883</text:p>
          </table:table-cell>
          <table:table-cell table:style-name="ce24" office:value-type="float" office:value="31586" calcext:value-type="float">
            <text:p>31,586</text:p>
          </table:table-cell>
          <table:table-cell table:style-name="ce24" office:value-type="float" office:value="33140" calcext:value-type="float">
            <text:p>33,140</text:p>
          </table:table-cell>
          <table:table-cell table:style-name="ce24" office:value-type="float" office:value="34128" calcext:value-type="float">
            <text:p>34,128</text:p>
          </table:table-cell>
          <table:table-cell table:style-name="ce24" office:value-type="float" office:value="35405" calcext:value-type="float">
            <text:p>35,405</text:p>
          </table:table-cell>
          <table:table-cell table:style-name="ce24" office:value-type="float" office:value="35946" calcext:value-type="float">
            <text:p>35,946</text:p>
          </table:table-cell>
          <table:table-cell table:style-name="ce24" office:value-type="float" office:value="36438" calcext:value-type="float">
            <text:p>36,438</text:p>
          </table:table-cell>
          <table:table-cell table:style-name="ce24" office:value-type="float" office:value="36997" calcext:value-type="float">
            <text:p>36,997</text:p>
          </table:table-cell>
          <table:table-cell table:style-name="ce24" office:value-type="float" office:value="36639" calcext:value-type="float">
            <text:p>36,639</text:p>
          </table:table-cell>
          <table:table-cell table:style-name="ce24" office:value-type="float" office:value="38623" calcext:value-type="float">
            <text:p>38,623</text:p>
          </table:table-cell>
          <table:table-cell table:style-name="ce24" office:value-type="float" office:value="38920" calcext:value-type="float">
            <text:p>38,920</text:p>
          </table:table-cell>
          <table:table-cell table:style-name="ce24" office:value-type="float" office:value="37062" calcext:value-type="float">
            <text:p>37,062</text:p>
          </table:table-cell>
          <table:table-cell table:style-name="ce24" office:value-type="float" office:value="36508" calcext:value-type="float">
            <text:p>36,508</text:p>
          </table:table-cell>
          <table:table-cell table:style-name="ce24" office:value-type="float" office:value="36549" calcext:value-type="float">
            <text:p>36,549</text:p>
          </table:table-cell>
          <table:table-cell table:style-name="ce24" office:value-type="float" office:value="35172" calcext:value-type="float">
            <text:p>35,172</text:p>
          </table:table-cell>
          <table:table-cell table:style-name="ce24" office:value-type="float" office:value="35099" calcext:value-type="float">
            <text:p>35,099</text:p>
          </table:table-cell>
          <table:table-cell table:style-name="ce24" office:value-type="float" office:value="34493" calcext:value-type="float">
            <text:p>34,493</text:p>
          </table:table-cell>
          <table:table-cell table:style-name="ce24" office:value-type="float" office:value="33355" calcext:value-type="float">
            <text:p>33,355</text:p>
          </table:table-cell>
          <table:table-cell table:style-name="ce24" office:value-type="float" office:value="33744" calcext:value-type="float">
            <text:p>33,744</text:p>
          </table:table-cell>
          <table:table-cell table:style-name="ce24" office:value-type="float" office:value="33907" calcext:value-type="float">
            <text:p>33,907</text:p>
          </table:table-cell>
          <table:table-cell table:style-name="ce24" office:value-type="float" office:value="33984" calcext:value-type="float">
            <text:p>33,984</text:p>
          </table:table-cell>
          <table:table-cell table:style-name="ce24" office:value-type="float" office:value="33278" calcext:value-type="float">
            <text:p>33,278</text:p>
          </table:table-cell>
          <table:table-cell table:style-name="ce24" office:value-type="float" office:value="32316" calcext:value-type="float">
            <text:p>32,316</text:p>
          </table:table-cell>
          <table:table-cell table:style-name="ce24" office:value-type="float" office:value="29714" calcext:value-type="float">
            <text:p>29,714</text:p>
          </table:table-cell>
          <table:table-cell table:style-name="ce24" office:value-type="float" office:value="29575" calcext:value-type="float">
            <text:p>29,575</text:p>
          </table:table-cell>
          <table:table-cell table:style-name="ce24" office:value-type="float" office:value="31091" calcext:value-type="float">
            <text:p>31,091</text:p>
          </table:table-cell>
          <table:table-cell table:style-name="ce24" office:value-type="float" office:value="31085" calcext:value-type="float">
            <text:p>31,085</text:p>
          </table:table-cell>
          <table:table-cell table:style-name="ce24" office:value-type="float" office:value="31831" calcext:value-type="float">
            <text:p>31,831</text:p>
          </table:table-cell>
          <table:table-cell table:style-name="ce24" office:value-type="float" office:value="33576" calcext:value-type="float">
            <text:p>33,576</text:p>
          </table:table-cell>
          <table:table-cell table:style-name="ce24" office:value-type="float" office:value="35274" calcext:value-type="float">
            <text:p>35,274</text:p>
          </table:table-cell>
          <table:table-cell table:style-name="ce24" office:value-type="float" office:value="36373" calcext:value-type="float">
            <text:p>36,373</text:p>
          </table:table-cell>
          <table:table-cell table:style-name="ce24" office:value-type="float" office:value="36074" calcext:value-type="float">
            <text:p>36,074</text:p>
          </table:table-cell>
          <table:table-cell table:style-name="ce24" office:value-type="float" office:value="37440" calcext:value-type="float">
            <text:p>37,440</text:p>
          </table:table-cell>
          <table:table-cell table:style-name="ce24" office:value-type="float" office:value="38121" calcext:value-type="float">
            <text:p>38,121</text:p>
          </table:table-cell>
          <table:table-cell table:style-name="ce24" office:value-type="float" office:value="38827" calcext:value-type="float">
            <text:p>38,827</text:p>
          </table:table-cell>
          <table:table-cell table:style-name="ce24" office:value-type="float" office:value="38258" calcext:value-type="float">
            <text:p>38,258</text:p>
          </table:table-cell>
          <table:table-cell table:style-name="ce24" office:value-type="float" office:value="39726" calcext:value-type="float">
            <text:p>39,726</text:p>
          </table:table-cell>
          <table:table-cell table:style-name="ce24" office:value-type="float" office:value="38789" calcext:value-type="float">
            <text:p>38,789</text:p>
          </table:table-cell>
          <table:table-cell table:style-name="ce24" office:value-type="float" office:value="38797" calcext:value-type="float">
            <text:p>38,797</text:p>
          </table:table-cell>
          <table:table-cell table:style-name="ce24" office:value-type="float" office:value="38138" calcext:value-type="float">
            <text:p>38,138</text:p>
          </table:table-cell>
          <table:table-cell table:style-name="ce24" office:value-type="float" office:value="36910" calcext:value-type="float">
            <text:p>36,910</text:p>
          </table:table-cell>
          <table:table-cell table:style-name="ce24" office:value-type="float" office:value="35739" calcext:value-type="float">
            <text:p>35,739</text:p>
          </table:table-cell>
          <table:table-cell table:style-name="ce24" office:value-type="float" office:value="35004" calcext:value-type="float">
            <text:p>35,004</text:p>
          </table:table-cell>
          <table:table-cell table:style-name="ce24" office:value-type="float" office:value="33841" calcext:value-type="float">
            <text:p>33,841</text:p>
          </table:table-cell>
          <table:table-cell table:style-name="ce24" office:value-type="float" office:value="33026" calcext:value-type="float">
            <text:p>33,026</text:p>
          </table:table-cell>
          <table:table-cell table:style-name="ce24" office:value-type="float" office:value="31747" calcext:value-type="float">
            <text:p>31,747</text:p>
          </table:table-cell>
          <table:table-cell table:style-name="ce24" office:value-type="float" office:value="30084" calcext:value-type="float">
            <text:p>30,084</text:p>
          </table:table-cell>
          <table:table-cell table:style-name="ce24" office:value-type="float" office:value="29568" calcext:value-type="float">
            <text:p>29,568</text:p>
          </table:table-cell>
          <table:table-cell table:style-name="ce24" office:value-type="float" office:value="28693" calcext:value-type="float">
            <text:p>28,693</text:p>
          </table:table-cell>
          <table:table-cell table:style-name="ce24" office:value-type="float" office:value="27381" calcext:value-type="float">
            <text:p>27,381</text:p>
          </table:table-cell>
          <table:table-cell table:style-name="ce24" office:value-type="float" office:value="27248" calcext:value-type="float">
            <text:p>27,248</text:p>
          </table:table-cell>
          <table:table-cell table:style-name="ce24" office:value-type="float" office:value="27185" calcext:value-type="float">
            <text:p>27,185</text:p>
          </table:table-cell>
          <table:table-cell table:style-name="ce24" office:value-type="float" office:value="27318" calcext:value-type="float">
            <text:p>27,318</text:p>
          </table:table-cell>
          <table:table-cell table:style-name="ce24" office:value-type="float" office:value="27595" calcext:value-type="float">
            <text:p>27,595</text:p>
          </table:table-cell>
          <table:table-cell table:style-name="ce24" office:value-type="float" office:value="29199" calcext:value-type="float">
            <text:p>29,199</text:p>
          </table:table-cell>
          <table:table-cell table:style-name="ce24" office:value-type="float" office:value="21691" calcext:value-type="float">
            <text:p>21,691</text:p>
          </table:table-cell>
          <table:table-cell table:style-name="ce24" office:value-type="float" office:value="19637" calcext:value-type="float">
            <text:p>19,637</text:p>
          </table:table-cell>
          <table:table-cell table:style-name="ce24" office:value-type="float" office:value="19696" calcext:value-type="float">
            <text:p>19,696</text:p>
          </table:table-cell>
          <table:table-cell table:style-name="ce24" office:value-type="float" office:value="18008" calcext:value-type="float">
            <text:p>18,008</text:p>
          </table:table-cell>
          <table:table-cell table:style-name="ce24" office:value-type="float" office:value="15856" calcext:value-type="float">
            <text:p>15,856</text:p>
          </table:table-cell>
          <table:table-cell table:style-name="ce24" office:value-type="float" office:value="14055" calcext:value-type="float">
            <text:p>14,055</text:p>
          </table:table-cell>
          <table:table-cell table:style-name="ce24" office:value-type="float" office:value="13768" calcext:value-type="float">
            <text:p>13,768</text:p>
          </table:table-cell>
          <table:table-cell table:style-name="ce24" office:value-type="float" office:value="12914" calcext:value-type="float">
            <text:p>12,914</text:p>
          </table:table-cell>
          <table:table-cell table:style-name="ce24" office:value-type="float" office:value="11906" calcext:value-type="float">
            <text:p>11,906</text:p>
          </table:table-cell>
          <table:table-cell table:style-name="ce24" office:value-type="float" office:value="10359" calcext:value-type="float">
            <text:p>10,359</text:p>
          </table:table-cell>
          <table:table-cell table:style-name="ce24" office:value-type="float" office:value="9343" calcext:value-type="float">
            <text:p>9,343</text:p>
          </table:table-cell>
          <table:table-cell table:style-name="ce24" office:value-type="float" office:value="8182" calcext:value-type="float">
            <text:p>8,182</text:p>
          </table:table-cell>
          <table:table-cell table:style-name="ce24" office:value-type="float" office:value="6931" calcext:value-type="float">
            <text:p>6,931</text:p>
          </table:table-cell>
          <table:table-cell table:style-name="ce24" office:value-type="float" office:value="5852" calcext:value-type="float">
            <text:p>5,852</text:p>
          </table:table-cell>
          <table:table-cell table:style-name="ce24" office:value-type="float" office:value="5035" calcext:value-type="float">
            <text:p>5,035</text:p>
          </table:table-cell>
          <table:table-cell table:style-name="ce24" office:value-type="float" office:value="15877" calcext:value-type="float">
            <text:p>15,877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930"/>
        </table:table-row>
        <table:table-row table:style-name="ro3">
          <table:table-cell office:value-type="float" office:value="2022" calcext:value-type="float">
            <text:p>2022</text:p>
          </table:table-cell>
          <table:table-cell table:style-name="ce24" office:value-type="float" office:value="29297" calcext:value-type="float">
            <text:p>29,297</text:p>
          </table:table-cell>
          <table:table-cell table:style-name="ce24" office:value-type="float" office:value="29318" calcext:value-type="float">
            <text:p>29,318</text:p>
          </table:table-cell>
          <table:table-cell table:style-name="ce24" office:value-type="float" office:value="29253" calcext:value-type="float">
            <text:p>29,253</text:p>
          </table:table-cell>
          <table:table-cell table:style-name="ce24" office:value-type="float" office:value="29107" calcext:value-type="float">
            <text:p>29,107</text:p>
          </table:table-cell>
          <table:table-cell table:style-name="ce24" office:value-type="float" office:value="28909" calcext:value-type="float">
            <text:p>28,909</text:p>
          </table:table-cell>
          <table:table-cell table:style-name="ce24" office:value-type="float" office:value="28780" calcext:value-type="float">
            <text:p>28,780</text:p>
          </table:table-cell>
          <table:table-cell table:style-name="ce24" office:value-type="float" office:value="28984" calcext:value-type="float">
            <text:p>28,984</text:p>
          </table:table-cell>
          <table:table-cell table:style-name="ce24" office:value-type="float" office:value="29159" calcext:value-type="float">
            <text:p>29,159</text:p>
          </table:table-cell>
          <table:table-cell table:style-name="ce24" office:value-type="float" office:value="29540" calcext:value-type="float">
            <text:p>29,540</text:p>
          </table:table-cell>
          <table:table-cell table:style-name="ce24" office:value-type="float" office:value="29848" calcext:value-type="float">
            <text:p>29,848</text:p>
          </table:table-cell>
          <table:table-cell table:style-name="ce24" office:value-type="float" office:value="30862" calcext:value-type="float">
            <text:p>30,862</text:p>
          </table:table-cell>
          <table:table-cell table:style-name="ce24" office:value-type="float" office:value="31580" calcext:value-type="float">
            <text:p>31,580</text:p>
          </table:table-cell>
          <table:table-cell table:style-name="ce24" office:value-type="float" office:value="30021" calcext:value-type="float">
            <text:p>30,021</text:p>
          </table:table-cell>
          <table:table-cell table:style-name="ce24" office:value-type="float" office:value="30694" calcext:value-type="float">
            <text:p>30,694</text:p>
          </table:table-cell>
          <table:table-cell table:style-name="ce24" office:value-type="float" office:value="30703" calcext:value-type="float">
            <text:p>30,703</text:p>
          </table:table-cell>
          <table:table-cell table:style-name="ce24" office:value-type="float" office:value="29573" calcext:value-type="float">
            <text:p>29,573</text:p>
          </table:table-cell>
          <table:table-cell table:style-name="ce24" office:value-type="float" office:value="28930" calcext:value-type="float">
            <text:p>28,930</text:p>
          </table:table-cell>
          <table:table-cell table:style-name="ce24" office:value-type="float" office:value="29012" calcext:value-type="float">
            <text:p>29,012</text:p>
          </table:table-cell>
          <table:table-cell table:style-name="ce24" office:value-type="float" office:value="28821" calcext:value-type="float">
            <text:p>28,821</text:p>
          </table:table-cell>
          <table:table-cell table:style-name="ce24" office:value-type="float" office:value="28267" calcext:value-type="float">
            <text:p>28,267</text:p>
          </table:table-cell>
          <table:table-cell table:style-name="ce24" office:value-type="float" office:value="28852" calcext:value-type="float">
            <text:p>28,852</text:p>
          </table:table-cell>
          <table:table-cell table:style-name="ce24" office:value-type="float" office:value="30503" calcext:value-type="float">
            <text:p>30,503</text:p>
          </table:table-cell>
          <table:table-cell table:style-name="ce24" office:value-type="float" office:value="32131" calcext:value-type="float">
            <text:p>32,131</text:p>
          </table:table-cell>
          <table:table-cell table:style-name="ce24" office:value-type="float" office:value="33560" calcext:value-type="float">
            <text:p>33,560</text:p>
          </table:table-cell>
          <table:table-cell table:style-name="ce24" office:value-type="float" office:value="34302" calcext:value-type="float">
            <text:p>34,302</text:p>
          </table:table-cell>
          <table:table-cell table:style-name="ce24" office:value-type="float" office:value="35464" calcext:value-type="float">
            <text:p>35,464</text:p>
          </table:table-cell>
          <table:table-cell table:style-name="ce24" office:value-type="float" office:value="36010" calcext:value-type="float">
            <text:p>36,010</text:p>
          </table:table-cell>
          <table:table-cell table:style-name="ce24" office:value-type="float" office:value="36508" calcext:value-type="float">
            <text:p>36,508</text:p>
          </table:table-cell>
          <table:table-cell table:style-name="ce24" office:value-type="float" office:value="37060" calcext:value-type="float">
            <text:p>37,060</text:p>
          </table:table-cell>
          <table:table-cell table:style-name="ce24" office:value-type="float" office:value="36672" calcext:value-type="float">
            <text:p>36,672</text:p>
          </table:table-cell>
          <table:table-cell table:style-name="ce24" office:value-type="float" office:value="38658" calcext:value-type="float">
            <text:p>38,658</text:p>
          </table:table-cell>
          <table:table-cell table:style-name="ce24" office:value-type="float" office:value="38958" calcext:value-type="float">
            <text:p>38,958</text:p>
          </table:table-cell>
          <table:table-cell table:style-name="ce24" office:value-type="float" office:value="37075" calcext:value-type="float">
            <text:p>37,075</text:p>
          </table:table-cell>
          <table:table-cell table:style-name="ce24" office:value-type="float" office:value="36539" calcext:value-type="float">
            <text:p>36,539</text:p>
          </table:table-cell>
          <table:table-cell table:style-name="ce24" office:value-type="float" office:value="36584" calcext:value-type="float">
            <text:p>36,584</text:p>
          </table:table-cell>
          <table:table-cell table:style-name="ce24" office:value-type="float" office:value="35192" calcext:value-type="float">
            <text:p>35,192</text:p>
          </table:table-cell>
          <table:table-cell table:style-name="ce24" office:value-type="float" office:value="35121" calcext:value-type="float">
            <text:p>35,121</text:p>
          </table:table-cell>
          <table:table-cell table:style-name="ce24" office:value-type="float" office:value="34511" calcext:value-type="float">
            <text:p>34,511</text:p>
          </table:table-cell>
          <table:table-cell table:style-name="ce24" office:value-type="float" office:value="33356" calcext:value-type="float">
            <text:p>33,356</text:p>
          </table:table-cell>
          <table:table-cell table:style-name="ce24" office:value-type="float" office:value="33719" calcext:value-type="float">
            <text:p>33,719</text:p>
          </table:table-cell>
          <table:table-cell table:style-name="ce24" office:value-type="float" office:value="33877" calcext:value-type="float">
            <text:p>33,877</text:p>
          </table:table-cell>
          <table:table-cell table:style-name="ce24" office:value-type="float" office:value="33964" calcext:value-type="float">
            <text:p>33,964</text:p>
          </table:table-cell>
          <table:table-cell table:style-name="ce24" office:value-type="float" office:value="33242" calcext:value-type="float">
            <text:p>33,242</text:p>
          </table:table-cell>
          <table:table-cell table:style-name="ce24" office:value-type="float" office:value="32271" calcext:value-type="float">
            <text:p>32,271</text:p>
          </table:table-cell>
          <table:table-cell table:style-name="ce24" office:value-type="float" office:value="29678" calcext:value-type="float">
            <text:p>29,678</text:p>
          </table:table-cell>
          <table:table-cell table:style-name="ce24" office:value-type="float" office:value="29528" calcext:value-type="float">
            <text:p>29,528</text:p>
          </table:table-cell>
          <table:table-cell table:style-name="ce24" office:value-type="float" office:value="31032" calcext:value-type="float">
            <text:p>31,032</text:p>
          </table:table-cell>
          <table:table-cell table:style-name="ce24" office:value-type="float" office:value="31025" calcext:value-type="float">
            <text:p>31,025</text:p>
          </table:table-cell>
          <table:table-cell table:style-name="ce24" office:value-type="float" office:value="31762" calcext:value-type="float">
            <text:p>31,762</text:p>
          </table:table-cell>
          <table:table-cell table:style-name="ce24" office:value-type="float" office:value="33509" calcext:value-type="float">
            <text:p>33,509</text:p>
          </table:table-cell>
          <table:table-cell table:style-name="ce24" office:value-type="float" office:value="35214" calcext:value-type="float">
            <text:p>35,214</text:p>
          </table:table-cell>
          <table:table-cell table:style-name="ce24" office:value-type="float" office:value="36312" calcext:value-type="float">
            <text:p>36,312</text:p>
          </table:table-cell>
          <table:table-cell table:style-name="ce24" office:value-type="float" office:value="36000" calcext:value-type="float">
            <text:p>36,000</text:p>
          </table:table-cell>
          <table:table-cell table:style-name="ce24" office:value-type="float" office:value="37343" calcext:value-type="float">
            <text:p>37,343</text:p>
          </table:table-cell>
          <table:table-cell table:style-name="ce24" office:value-type="float" office:value="38008" calcext:value-type="float">
            <text:p>38,008</text:p>
          </table:table-cell>
          <table:table-cell table:style-name="ce24" office:value-type="float" office:value="38690" calcext:value-type="float">
            <text:p>38,690</text:p>
          </table:table-cell>
          <table:table-cell table:style-name="ce24" office:value-type="float" office:value="38109" calcext:value-type="float">
            <text:p>38,109</text:p>
          </table:table-cell>
          <table:table-cell table:style-name="ce24" office:value-type="float" office:value="39564" calcext:value-type="float">
            <text:p>39,564</text:p>
          </table:table-cell>
          <table:table-cell table:style-name="ce24" office:value-type="float" office:value="38612" calcext:value-type="float">
            <text:p>38,612</text:p>
          </table:table-cell>
          <table:table-cell table:style-name="ce24" office:value-type="float" office:value="38583" calcext:value-type="float">
            <text:p>38,583</text:p>
          </table:table-cell>
          <table:table-cell table:style-name="ce24" office:value-type="float" office:value="37902" calcext:value-type="float">
            <text:p>37,902</text:p>
          </table:table-cell>
          <table:table-cell table:style-name="ce24" office:value-type="float" office:value="36660" calcext:value-type="float">
            <text:p>36,660</text:p>
          </table:table-cell>
          <table:table-cell table:style-name="ce24" office:value-type="float" office:value="35466" calcext:value-type="float">
            <text:p>35,466</text:p>
          </table:table-cell>
          <table:table-cell table:style-name="ce24" office:value-type="float" office:value="34709" calcext:value-type="float">
            <text:p>34,709</text:p>
          </table:table-cell>
          <table:table-cell table:style-name="ce24" office:value-type="float" office:value="33530" calcext:value-type="float">
            <text:p>33,530</text:p>
          </table:table-cell>
          <table:table-cell table:style-name="ce24" office:value-type="float" office:value="32695" calcext:value-type="float">
            <text:p>32,695</text:p>
          </table:table-cell>
          <table:table-cell table:style-name="ce24" office:value-type="float" office:value="31379" calcext:value-type="float">
            <text:p>31,379</text:p>
          </table:table-cell>
          <table:table-cell table:style-name="ce24" office:value-type="float" office:value="29685" calcext:value-type="float">
            <text:p>29,685</text:p>
          </table:table-cell>
          <table:table-cell table:style-name="ce24" office:value-type="float" office:value="29128" calcext:value-type="float">
            <text:p>29,128</text:p>
          </table:table-cell>
          <table:table-cell table:style-name="ce24" office:value-type="float" office:value="28217" calcext:value-type="float">
            <text:p>28,217</text:p>
          </table:table-cell>
          <table:table-cell table:style-name="ce24" office:value-type="float" office:value="26878" calcext:value-type="float">
            <text:p>26,878</text:p>
          </table:table-cell>
          <table:table-cell table:style-name="ce24" office:value-type="float" office:value="26692" calcext:value-type="float">
            <text:p>26,692</text:p>
          </table:table-cell>
          <table:table-cell table:style-name="ce24" office:value-type="float" office:value="26564" calcext:value-type="float">
            <text:p>26,564</text:p>
          </table:table-cell>
          <table:table-cell table:style-name="ce24" office:value-type="float" office:value="26631" calcext:value-type="float">
            <text:p>26,631</text:p>
          </table:table-cell>
          <table:table-cell table:style-name="ce24" office:value-type="float" office:value="26843" calcext:value-type="float">
            <text:p>26,843</text:p>
          </table:table-cell>
          <table:table-cell table:style-name="ce24" office:value-type="float" office:value="28314" calcext:value-type="float">
            <text:p>28,314</text:p>
          </table:table-cell>
          <table:table-cell table:style-name="ce24" office:value-type="float" office:value="20966" calcext:value-type="float">
            <text:p>20,966</text:p>
          </table:table-cell>
          <table:table-cell table:style-name="ce24" office:value-type="float" office:value="18923" calcext:value-type="float">
            <text:p>18,923</text:p>
          </table:table-cell>
          <table:table-cell table:style-name="ce24" office:value-type="float" office:value="18902" calcext:value-type="float">
            <text:p>18,902</text:p>
          </table:table-cell>
          <table:table-cell table:style-name="ce24" office:value-type="float" office:value="17200" calcext:value-type="float">
            <text:p>17,200</text:p>
          </table:table-cell>
          <table:table-cell table:style-name="ce24" office:value-type="float" office:value="15067" calcext:value-type="float">
            <text:p>15,067</text:p>
          </table:table-cell>
          <table:table-cell table:style-name="ce24" office:value-type="float" office:value="13285" calcext:value-type="float">
            <text:p>13,285</text:p>
          </table:table-cell>
          <table:table-cell table:style-name="ce24" office:value-type="float" office:value="12930" calcext:value-type="float">
            <text:p>12,930</text:p>
          </table:table-cell>
          <table:table-cell table:style-name="ce24" office:value-type="float" office:value="12039" calcext:value-type="float">
            <text:p>12,039</text:p>
          </table:table-cell>
          <table:table-cell table:style-name="ce24" office:value-type="float" office:value="11008" calcext:value-type="float">
            <text:p>11,008</text:p>
          </table:table-cell>
          <table:table-cell table:style-name="ce24" office:value-type="float" office:value="9493" calcext:value-type="float">
            <text:p>9,493</text:p>
          </table:table-cell>
          <table:table-cell table:style-name="ce24" office:value-type="float" office:value="8473" calcext:value-type="float">
            <text:p>8,473</text:p>
          </table:table-cell>
          <table:table-cell table:style-name="ce24" office:value-type="float" office:value="7333" calcext:value-type="float">
            <text:p>7,333</text:p>
          </table:table-cell>
          <table:table-cell table:style-name="ce24" office:value-type="float" office:value="6135" calcext:value-type="float">
            <text:p>6,135</text:p>
          </table:table-cell>
          <table:table-cell table:style-name="ce24" office:value-type="float" office:value="5112" calcext:value-type="float">
            <text:p>5,112</text:p>
          </table:table-cell>
          <table:table-cell table:style-name="ce24" office:value-type="float" office:value="16980" calcext:value-type="float">
            <text:p>16,980</text:p>
          </table:table-cell>
          <table:table-cell/>
          <table:table-cell office:value-type="float" office:value="2022" calcext:value-type="float">
            <text:p>2022</text:p>
          </table:table-cell>
          <table:table-cell table:number-columns-repeated="930"/>
        </table:table-row>
        <table:table-row table:style-name="ro3">
          <table:table-cell office:value-type="float" office:value="2023" calcext:value-type="float">
            <text:p>2023</text:p>
          </table:table-cell>
          <table:table-cell table:style-name="ce24" office:value-type="float" office:value="29399" calcext:value-type="float">
            <text:p>29,399</text:p>
          </table:table-cell>
          <table:table-cell table:style-name="ce24" office:value-type="float" office:value="29459" calcext:value-type="float">
            <text:p>29,459</text:p>
          </table:table-cell>
          <table:table-cell table:style-name="ce24" office:value-type="float" office:value="29437" calcext:value-type="float">
            <text:p>29,437</text:p>
          </table:table-cell>
          <table:table-cell table:style-name="ce24" office:value-type="float" office:value="29333" calcext:value-type="float">
            <text:p>29,333</text:p>
          </table:table-cell>
          <table:table-cell table:style-name="ce24" office:value-type="float" office:value="29168" calcext:value-type="float">
            <text:p>29,168</text:p>
          </table:table-cell>
          <table:table-cell table:style-name="ce24" office:value-type="float" office:value="28968" calcext:value-type="float">
            <text:p>28,968</text:p>
          </table:table-cell>
          <table:table-cell table:style-name="ce24" office:value-type="float" office:value="28833" calcext:value-type="float">
            <text:p>28,833</text:p>
          </table:table-cell>
          <table:table-cell table:style-name="ce24" office:value-type="float" office:value="29033" calcext:value-type="float">
            <text:p>29,033</text:p>
          </table:table-cell>
          <table:table-cell table:style-name="ce24" office:value-type="float" office:value="29199" calcext:value-type="float">
            <text:p>29,199</text:p>
          </table:table-cell>
          <table:table-cell table:style-name="ce24" office:value-type="float" office:value="29575" calcext:value-type="float">
            <text:p>29,575</text:p>
          </table:table-cell>
          <table:table-cell table:style-name="ce24" office:value-type="float" office:value="29890" calcext:value-type="float">
            <text:p>29,890</text:p>
          </table:table-cell>
          <table:table-cell table:style-name="ce24" office:value-type="float" office:value="30907" calcext:value-type="float">
            <text:p>30,907</text:p>
          </table:table-cell>
          <table:table-cell table:style-name="ce24" office:value-type="float" office:value="31612" calcext:value-type="float">
            <text:p>31,612</text:p>
          </table:table-cell>
          <table:table-cell table:style-name="ce24" office:value-type="float" office:value="30053" calcext:value-type="float">
            <text:p>30,053</text:p>
          </table:table-cell>
          <table:table-cell table:style-name="ce24" office:value-type="float" office:value="30740" calcext:value-type="float">
            <text:p>30,740</text:p>
          </table:table-cell>
          <table:table-cell table:style-name="ce24" office:value-type="float" office:value="30746" calcext:value-type="float">
            <text:p>30,746</text:p>
          </table:table-cell>
          <table:table-cell table:style-name="ce24" office:value-type="float" office:value="29623" calcext:value-type="float">
            <text:p>29,623</text:p>
          </table:table-cell>
          <table:table-cell table:style-name="ce24" office:value-type="float" office:value="29022" calcext:value-type="float">
            <text:p>29,022</text:p>
          </table:table-cell>
          <table:table-cell table:style-name="ce24" office:value-type="float" office:value="29321" calcext:value-type="float">
            <text:p>29,321</text:p>
          </table:table-cell>
          <table:table-cell table:style-name="ce24" office:value-type="float" office:value="29468" calcext:value-type="float">
            <text:p>29,468</text:p>
          </table:table-cell>
          <table:table-cell table:style-name="ce24" office:value-type="float" office:value="29008" calcext:value-type="float">
            <text:p>29,008</text:p>
          </table:table-cell>
          <table:table-cell table:style-name="ce24" office:value-type="float" office:value="29467" calcext:value-type="float">
            <text:p>29,467</text:p>
          </table:table-cell>
          <table:table-cell table:style-name="ce24" office:value-type="float" office:value="31046" calcext:value-type="float">
            <text:p>31,046</text:p>
          </table:table-cell>
          <table:table-cell table:style-name="ce24" office:value-type="float" office:value="32551" calcext:value-type="float">
            <text:p>32,551</text:p>
          </table:table-cell>
          <table:table-cell table:style-name="ce24" office:value-type="float" office:value="33739" calcext:value-type="float">
            <text:p>33,739</text:p>
          </table:table-cell>
          <table:table-cell table:style-name="ce24" office:value-type="float" office:value="34365" calcext:value-type="float">
            <text:p>34,365</text:p>
          </table:table-cell>
          <table:table-cell table:style-name="ce24" office:value-type="float" office:value="35531" calcext:value-type="float">
            <text:p>35,531</text:p>
          </table:table-cell>
          <table:table-cell table:style-name="ce24" office:value-type="float" office:value="36082" calcext:value-type="float">
            <text:p>36,082</text:p>
          </table:table-cell>
          <table:table-cell table:style-name="ce24" office:value-type="float" office:value="36571" calcext:value-type="float">
            <text:p>36,571</text:p>
          </table:table-cell>
          <table:table-cell table:style-name="ce24" office:value-type="float" office:value="37094" calcext:value-type="float">
            <text:p>37,094</text:p>
          </table:table-cell>
          <table:table-cell table:style-name="ce24" office:value-type="float" office:value="36712" calcext:value-type="float">
            <text:p>36,712</text:p>
          </table:table-cell>
          <table:table-cell table:style-name="ce24" office:value-type="float" office:value="38697" calcext:value-type="float">
            <text:p>38,697</text:p>
          </table:table-cell>
          <table:table-cell table:style-name="ce24" office:value-type="float" office:value="38968" calcext:value-type="float">
            <text:p>38,968</text:p>
          </table:table-cell>
          <table:table-cell table:style-name="ce24" office:value-type="float" office:value="37104" calcext:value-type="float">
            <text:p>37,104</text:p>
          </table:table-cell>
          <table:table-cell table:style-name="ce24" office:value-type="float" office:value="36576" calcext:value-type="float">
            <text:p>36,576</text:p>
          </table:table-cell>
          <table:table-cell table:style-name="ce24" office:value-type="float" office:value="36601" calcext:value-type="float">
            <text:p>36,601</text:p>
          </table:table-cell>
          <table:table-cell table:style-name="ce24" office:value-type="float" office:value="35215" calcext:value-type="float">
            <text:p>35,215</text:p>
          </table:table-cell>
          <table:table-cell table:style-name="ce24" office:value-type="float" office:value="35140" calcext:value-type="float">
            <text:p>35,140</text:p>
          </table:table-cell>
          <table:table-cell table:style-name="ce24" office:value-type="float" office:value="34512" calcext:value-type="float">
            <text:p>34,512</text:p>
          </table:table-cell>
          <table:table-cell table:style-name="ce24" office:value-type="float" office:value="33332" calcext:value-type="float">
            <text:p>33,332</text:p>
          </table:table-cell>
          <table:table-cell table:style-name="ce24" office:value-type="float" office:value="33689" calcext:value-type="float">
            <text:p>33,689</text:p>
          </table:table-cell>
          <table:table-cell table:style-name="ce24" office:value-type="float" office:value="33857" calcext:value-type="float">
            <text:p>33,857</text:p>
          </table:table-cell>
          <table:table-cell table:style-name="ce24" office:value-type="float" office:value="33929" calcext:value-type="float">
            <text:p>33,929</text:p>
          </table:table-cell>
          <table:table-cell table:style-name="ce24" office:value-type="float" office:value="33198" calcext:value-type="float">
            <text:p>33,198</text:p>
          </table:table-cell>
          <table:table-cell table:style-name="ce24" office:value-type="float" office:value="32234" calcext:value-type="float">
            <text:p>32,234</text:p>
          </table:table-cell>
          <table:table-cell table:style-name="ce24" office:value-type="float" office:value="29631" calcext:value-type="float">
            <text:p>29,631</text:p>
          </table:table-cell>
          <table:table-cell table:style-name="ce24" office:value-type="float" office:value="29473" calcext:value-type="float">
            <text:p>29,473</text:p>
          </table:table-cell>
          <table:table-cell table:style-name="ce24" office:value-type="float" office:value="30971" calcext:value-type="float">
            <text:p>30,971</text:p>
          </table:table-cell>
          <table:table-cell table:style-name="ce24" office:value-type="float" office:value="30958" calcext:value-type="float">
            <text:p>30,958</text:p>
          </table:table-cell>
          <table:table-cell table:style-name="ce24" office:value-type="float" office:value="31700" calcext:value-type="float">
            <text:p>31,700</text:p>
          </table:table-cell>
          <table:table-cell table:style-name="ce24" office:value-type="float" office:value="33454" calcext:value-type="float">
            <text:p>33,454</text:p>
          </table:table-cell>
          <table:table-cell table:style-name="ce24" office:value-type="float" office:value="35158" calcext:value-type="float">
            <text:p>35,158</text:p>
          </table:table-cell>
          <table:table-cell table:style-name="ce24" office:value-type="float" office:value="36239" calcext:value-type="float">
            <text:p>36,239</text:p>
          </table:table-cell>
          <table:table-cell table:style-name="ce24" office:value-type="float" office:value="35911" calcext:value-type="float">
            <text:p>35,911</text:p>
          </table:table-cell>
          <table:table-cell table:style-name="ce24" office:value-type="float" office:value="37237" calcext:value-type="float">
            <text:p>37,237</text:p>
          </table:table-cell>
          <table:table-cell table:style-name="ce24" office:value-type="float" office:value="37878" calcext:value-type="float">
            <text:p>37,878</text:p>
          </table:table-cell>
          <table:table-cell table:style-name="ce24" office:value-type="float" office:value="38543" calcext:value-type="float">
            <text:p>38,543</text:p>
          </table:table-cell>
          <table:table-cell table:style-name="ce24" office:value-type="float" office:value="37961" calcext:value-type="float">
            <text:p>37,961</text:p>
          </table:table-cell>
          <table:table-cell table:style-name="ce24" office:value-type="float" office:value="39389" calcext:value-type="float">
            <text:p>39,389</text:p>
          </table:table-cell>
          <table:table-cell table:style-name="ce24" office:value-type="float" office:value="38405" calcext:value-type="float">
            <text:p>38,405</text:p>
          </table:table-cell>
          <table:table-cell table:style-name="ce24" office:value-type="float" office:value="38350" calcext:value-type="float">
            <text:p>38,350</text:p>
          </table:table-cell>
          <table:table-cell table:style-name="ce24" office:value-type="float" office:value="37651" calcext:value-type="float">
            <text:p>37,651</text:p>
          </table:table-cell>
          <table:table-cell table:style-name="ce24" office:value-type="float" office:value="36387" calcext:value-type="float">
            <text:p>36,387</text:p>
          </table:table-cell>
          <table:table-cell table:style-name="ce24" office:value-type="float" office:value="35174" calcext:value-type="float">
            <text:p>35,174</text:p>
          </table:table-cell>
          <table:table-cell table:style-name="ce24" office:value-type="float" office:value="34399" calcext:value-type="float">
            <text:p>34,399</text:p>
          </table:table-cell>
          <table:table-cell table:style-name="ce24" office:value-type="float" office:value="33202" calcext:value-type="float">
            <text:p>33,202</text:p>
          </table:table-cell>
          <table:table-cell table:style-name="ce24" office:value-type="float" office:value="32326" calcext:value-type="float">
            <text:p>32,326</text:p>
          </table:table-cell>
          <table:table-cell table:style-name="ce24" office:value-type="float" office:value="30973" calcext:value-type="float">
            <text:p>30,973</text:p>
          </table:table-cell>
          <table:table-cell table:style-name="ce24" office:value-type="float" office:value="29255" calcext:value-type="float">
            <text:p>29,255</text:p>
          </table:table-cell>
          <table:table-cell table:style-name="ce24" office:value-type="float" office:value="28657" calcext:value-type="float">
            <text:p>28,657</text:p>
          </table:table-cell>
          <table:table-cell table:style-name="ce24" office:value-type="float" office:value="27710" calcext:value-type="float">
            <text:p>27,710</text:p>
          </table:table-cell>
          <table:table-cell table:style-name="ce24" office:value-type="float" office:value="26342" calcext:value-type="float">
            <text:p>26,342</text:p>
          </table:table-cell>
          <table:table-cell table:style-name="ce24" office:value-type="float" office:value="26097" calcext:value-type="float">
            <text:p>26,097</text:p>
          </table:table-cell>
          <table:table-cell table:style-name="ce24" office:value-type="float" office:value="25911" calcext:value-type="float">
            <text:p>25,911</text:p>
          </table:table-cell>
          <table:table-cell table:style-name="ce24" office:value-type="float" office:value="25921" calcext:value-type="float">
            <text:p>25,921</text:p>
          </table:table-cell>
          <table:table-cell table:style-name="ce24" office:value-type="float" office:value="26046" calcext:value-type="float">
            <text:p>26,046</text:p>
          </table:table-cell>
          <table:table-cell table:style-name="ce24" office:value-type="float" office:value="27390" calcext:value-type="float">
            <text:p>27,390</text:p>
          </table:table-cell>
          <table:table-cell table:style-name="ce24" office:value-type="float" office:value="20221" calcext:value-type="float">
            <text:p>20,221</text:p>
          </table:table-cell>
          <table:table-cell table:style-name="ce24" office:value-type="float" office:value="18177" calcext:value-type="float">
            <text:p>18,177</text:p>
          </table:table-cell>
          <table:table-cell table:style-name="ce24" office:value-type="float" office:value="18072" calcext:value-type="float">
            <text:p>18,072</text:p>
          </table:table-cell>
          <table:table-cell table:style-name="ce24" office:value-type="float" office:value="16362" calcext:value-type="float">
            <text:p>16,362</text:p>
          </table:table-cell>
          <table:table-cell table:style-name="ce24" office:value-type="float" office:value="14257" calcext:value-type="float">
            <text:p>14,257</text:p>
          </table:table-cell>
          <table:table-cell table:style-name="ce24" office:value-type="float" office:value="12493" calcext:value-type="float">
            <text:p>12,493</text:p>
          </table:table-cell>
          <table:table-cell table:style-name="ce24" office:value-type="float" office:value="12071" calcext:value-type="float">
            <text:p>12,071</text:p>
          </table:table-cell>
          <table:table-cell table:style-name="ce24" office:value-type="float" office:value="11149" calcext:value-type="float">
            <text:p>11,149</text:p>
          </table:table-cell>
          <table:table-cell table:style-name="ce24" office:value-type="float" office:value="10107" calcext:value-type="float">
            <text:p>10,107</text:p>
          </table:table-cell>
          <table:table-cell table:style-name="ce24" office:value-type="float" office:value="8628" calcext:value-type="float">
            <text:p>8,628</text:p>
          </table:table-cell>
          <table:table-cell table:style-name="ce24" office:value-type="float" office:value="7614" calcext:value-type="float">
            <text:p>7,614</text:p>
          </table:table-cell>
          <table:table-cell table:style-name="ce24" office:value-type="float" office:value="6511" calcext:value-type="float">
            <text:p>6,511</text:p>
          </table:table-cell>
          <table:table-cell table:style-name="ce24" office:value-type="float" office:value="5378" calcext:value-type="float">
            <text:p>5,378</text:p>
          </table:table-cell>
          <table:table-cell table:style-name="ce24" office:value-type="float" office:value="18007" calcext:value-type="float">
            <text:p>18,007</text:p>
          </table:table-cell>
          <table:table-cell/>
          <table:table-cell office:value-type="float" office:value="2023" calcext:value-type="float">
            <text:p>2023</text:p>
          </table:table-cell>
          <table:table-cell table:number-columns-repeated="930"/>
        </table:table-row>
        <table:table-row table:style-name="ro3">
          <table:table-cell office:value-type="float" office:value="2024" calcext:value-type="float">
            <text:p>2024</text:p>
          </table:table-cell>
          <table:table-cell table:style-name="ce24" office:value-type="float" office:value="29463" calcext:value-type="float">
            <text:p>29,463</text:p>
          </table:table-cell>
          <table:table-cell table:style-name="ce24" office:value-type="float" office:value="29562" calcext:value-type="float">
            <text:p>29,562</text:p>
          </table:table-cell>
          <table:table-cell table:style-name="ce24" office:value-type="float" office:value="29578" calcext:value-type="float">
            <text:p>29,578</text:p>
          </table:table-cell>
          <table:table-cell table:style-name="ce24" office:value-type="float" office:value="29518" calcext:value-type="float">
            <text:p>29,518</text:p>
          </table:table-cell>
          <table:table-cell table:style-name="ce24" office:value-type="float" office:value="29395" calcext:value-type="float">
            <text:p>29,395</text:p>
          </table:table-cell>
          <table:table-cell table:style-name="ce24" office:value-type="float" office:value="29227" calcext:value-type="float">
            <text:p>29,227</text:p>
          </table:table-cell>
          <table:table-cell table:style-name="ce24" office:value-type="float" office:value="29021" calcext:value-type="float">
            <text:p>29,021</text:p>
          </table:table-cell>
          <table:table-cell table:style-name="ce24" office:value-type="float" office:value="28882" calcext:value-type="float">
            <text:p>28,882</text:p>
          </table:table-cell>
          <table:table-cell table:style-name="ce24" office:value-type="float" office:value="29072" calcext:value-type="float">
            <text:p>29,072</text:p>
          </table:table-cell>
          <table:table-cell table:style-name="ce24" office:value-type="float" office:value="29234" calcext:value-type="float">
            <text:p>29,234</text:p>
          </table:table-cell>
          <table:table-cell table:style-name="ce24" office:value-type="float" office:value="29617" calcext:value-type="float">
            <text:p>29,617</text:p>
          </table:table-cell>
          <table:table-cell table:style-name="ce24" office:value-type="float" office:value="29935" calcext:value-type="float">
            <text:p>29,935</text:p>
          </table:table-cell>
          <table:table-cell table:style-name="ce24" office:value-type="float" office:value="30940" calcext:value-type="float">
            <text:p>30,940</text:p>
          </table:table-cell>
          <table:table-cell table:style-name="ce24" office:value-type="float" office:value="31646" calcext:value-type="float">
            <text:p>31,646</text:p>
          </table:table-cell>
          <table:table-cell table:style-name="ce24" office:value-type="float" office:value="30099" calcext:value-type="float">
            <text:p>30,099</text:p>
          </table:table-cell>
          <table:table-cell table:style-name="ce24" office:value-type="float" office:value="30782" calcext:value-type="float">
            <text:p>30,782</text:p>
          </table:table-cell>
          <table:table-cell table:style-name="ce24" office:value-type="float" office:value="30796" calcext:value-type="float">
            <text:p>30,796</text:p>
          </table:table-cell>
          <table:table-cell table:style-name="ce24" office:value-type="float" office:value="29716" calcext:value-type="float">
            <text:p>29,716</text:p>
          </table:table-cell>
          <table:table-cell table:style-name="ce24" office:value-type="float" office:value="29333" calcext:value-type="float">
            <text:p>29,333</text:p>
          </table:table-cell>
          <table:table-cell table:style-name="ce24" office:value-type="float" office:value="29981" calcext:value-type="float">
            <text:p>29,981</text:p>
          </table:table-cell>
          <table:table-cell table:style-name="ce24" office:value-type="float" office:value="30218" calcext:value-type="float">
            <text:p>30,218</text:p>
          </table:table-cell>
          <table:table-cell table:style-name="ce24" office:value-type="float" office:value="29621" calcext:value-type="float">
            <text:p>29,621</text:p>
          </table:table-cell>
          <table:table-cell table:style-name="ce24" office:value-type="float" office:value="30008" calcext:value-type="float">
            <text:p>30,008</text:p>
          </table:table-cell>
          <table:table-cell table:style-name="ce24" office:value-type="float" office:value="31470" calcext:value-type="float">
            <text:p>31,470</text:p>
          </table:table-cell>
          <table:table-cell table:style-name="ce24" office:value-type="float" office:value="32733" calcext:value-type="float">
            <text:p>32,733</text:p>
          </table:table-cell>
          <table:table-cell table:style-name="ce24" office:value-type="float" office:value="33806" calcext:value-type="float">
            <text:p>33,806</text:p>
          </table:table-cell>
          <table:table-cell table:style-name="ce24" office:value-type="float" office:value="34435" calcext:value-type="float">
            <text:p>34,435</text:p>
          </table:table-cell>
          <table:table-cell table:style-name="ce24" office:value-type="float" office:value="35603" calcext:value-type="float">
            <text:p>35,603</text:p>
          </table:table-cell>
          <table:table-cell table:style-name="ce24" office:value-type="float" office:value="36147" calcext:value-type="float">
            <text:p>36,147</text:p>
          </table:table-cell>
          <table:table-cell table:style-name="ce24" office:value-type="float" office:value="36607" calcext:value-type="float">
            <text:p>36,607</text:p>
          </table:table-cell>
          <table:table-cell table:style-name="ce24" office:value-type="float" office:value="37134" calcext:value-type="float">
            <text:p>37,134</text:p>
          </table:table-cell>
          <table:table-cell table:style-name="ce24" office:value-type="float" office:value="36756" calcext:value-type="float">
            <text:p>36,756</text:p>
          </table:table-cell>
          <table:table-cell table:style-name="ce24" office:value-type="float" office:value="38709" calcext:value-type="float">
            <text:p>38,709</text:p>
          </table:table-cell>
          <table:table-cell table:style-name="ce24" office:value-type="float" office:value="38996" calcext:value-type="float">
            <text:p>38,996</text:p>
          </table:table-cell>
          <table:table-cell table:style-name="ce24" office:value-type="float" office:value="37141" calcext:value-type="float">
            <text:p>37,141</text:p>
          </table:table-cell>
          <table:table-cell table:style-name="ce24" office:value-type="float" office:value="36596" calcext:value-type="float">
            <text:p>36,596</text:p>
          </table:table-cell>
          <table:table-cell table:style-name="ce24" office:value-type="float" office:value="36623" calcext:value-type="float">
            <text:p>36,623</text:p>
          </table:table-cell>
          <table:table-cell table:style-name="ce24" office:value-type="float" office:value="35234" calcext:value-type="float">
            <text:p>35,234</text:p>
          </table:table-cell>
          <table:table-cell table:style-name="ce24" office:value-type="float" office:value="35142" calcext:value-type="float">
            <text:p>35,142</text:p>
          </table:table-cell>
          <table:table-cell table:style-name="ce24" office:value-type="float" office:value="34486" calcext:value-type="float">
            <text:p>34,486</text:p>
          </table:table-cell>
          <table:table-cell table:style-name="ce24" office:value-type="float" office:value="33303" calcext:value-type="float">
            <text:p>33,303</text:p>
          </table:table-cell>
          <table:table-cell table:style-name="ce24" office:value-type="float" office:value="33671" calcext:value-type="float">
            <text:p>33,671</text:p>
          </table:table-cell>
          <table:table-cell table:style-name="ce24" office:value-type="float" office:value="33823" calcext:value-type="float">
            <text:p>33,823</text:p>
          </table:table-cell>
          <table:table-cell table:style-name="ce24" office:value-type="float" office:value="33885" calcext:value-type="float">
            <text:p>33,885</text:p>
          </table:table-cell>
          <table:table-cell table:style-name="ce24" office:value-type="float" office:value="33162" calcext:value-type="float">
            <text:p>33,162</text:p>
          </table:table-cell>
          <table:table-cell table:style-name="ce24" office:value-type="float" office:value="32184" calcext:value-type="float">
            <text:p>32,184</text:p>
          </table:table-cell>
          <table:table-cell table:style-name="ce24" office:value-type="float" office:value="29575" calcext:value-type="float">
            <text:p>29,575</text:p>
          </table:table-cell>
          <table:table-cell table:style-name="ce24" office:value-type="float" office:value="29416" calcext:value-type="float">
            <text:p>29,416</text:p>
          </table:table-cell>
          <table:table-cell table:style-name="ce24" office:value-type="float" office:value="30906" calcext:value-type="float">
            <text:p>30,906</text:p>
          </table:table-cell>
          <table:table-cell table:style-name="ce24" office:value-type="float" office:value="30899" calcext:value-type="float">
            <text:p>30,899</text:p>
          </table:table-cell>
          <table:table-cell table:style-name="ce24" office:value-type="float" office:value="31650" calcext:value-type="float">
            <text:p>31,650</text:p>
          </table:table-cell>
          <table:table-cell table:style-name="ce24" office:value-type="float" office:value="33403" calcext:value-type="float">
            <text:p>33,403</text:p>
          </table:table-cell>
          <table:table-cell table:style-name="ce24" office:value-type="float" office:value="35092" calcext:value-type="float">
            <text:p>35,092</text:p>
          </table:table-cell>
          <table:table-cell table:style-name="ce24" office:value-type="float" office:value="36151" calcext:value-type="float">
            <text:p>36,151</text:p>
          </table:table-cell>
          <table:table-cell table:style-name="ce24" office:value-type="float" office:value="35812" calcext:value-type="float">
            <text:p>35,812</text:p>
          </table:table-cell>
          <table:table-cell table:style-name="ce24" office:value-type="float" office:value="37113" calcext:value-type="float">
            <text:p>37,113</text:p>
          </table:table-cell>
          <table:table-cell table:style-name="ce24" office:value-type="float" office:value="37739" calcext:value-type="float">
            <text:p>37,739</text:p>
          </table:table-cell>
          <table:table-cell table:style-name="ce24" office:value-type="float" office:value="38396" calcext:value-type="float">
            <text:p>38,396</text:p>
          </table:table-cell>
          <table:table-cell table:style-name="ce24" office:value-type="float" office:value="37798" calcext:value-type="float">
            <text:p>37,798</text:p>
          </table:table-cell>
          <table:table-cell table:style-name="ce24" office:value-type="float" office:value="39184" calcext:value-type="float">
            <text:p>39,184</text:p>
          </table:table-cell>
          <table:table-cell table:style-name="ce24" office:value-type="float" office:value="38182" calcext:value-type="float">
            <text:p>38,182</text:p>
          </table:table-cell>
          <table:table-cell table:style-name="ce24" office:value-type="float" office:value="38105" calcext:value-type="float">
            <text:p>38,105</text:p>
          </table:table-cell>
          <table:table-cell table:style-name="ce24" office:value-type="float" office:value="37378" calcext:value-type="float">
            <text:p>37,378</text:p>
          </table:table-cell>
          <table:table-cell table:style-name="ce24" office:value-type="float" office:value="36096" calcext:value-type="float">
            <text:p>36,096</text:p>
          </table:table-cell>
          <table:table-cell table:style-name="ce24" office:value-type="float" office:value="34868" calcext:value-type="float">
            <text:p>34,868</text:p>
          </table:table-cell>
          <table:table-cell table:style-name="ce24" office:value-type="float" office:value="34072" calcext:value-type="float">
            <text:p>34,072</text:p>
          </table:table-cell>
          <table:table-cell table:style-name="ce24" office:value-type="float" office:value="32836" calcext:value-type="float">
            <text:p>32,836</text:p>
          </table:table-cell>
          <table:table-cell table:style-name="ce24" office:value-type="float" office:value="31918" calcext:value-type="float">
            <text:p>31,918</text:p>
          </table:table-cell>
          <table:table-cell table:style-name="ce24" office:value-type="float" office:value="30534" calcext:value-type="float">
            <text:p>30,534</text:p>
          </table:table-cell>
          <table:table-cell table:style-name="ce24" office:value-type="float" office:value="28794" calcext:value-type="float">
            <text:p>28,794</text:p>
          </table:table-cell>
          <table:table-cell table:style-name="ce24" office:value-type="float" office:value="28154" calcext:value-type="float">
            <text:p>28,154</text:p>
          </table:table-cell>
          <table:table-cell table:style-name="ce24" office:value-type="float" office:value="27170" calcext:value-type="float">
            <text:p>27,170</text:p>
          </table:table-cell>
          <table:table-cell table:style-name="ce24" office:value-type="float" office:value="25768" calcext:value-type="float">
            <text:p>25,768</text:p>
          </table:table-cell>
          <table:table-cell table:style-name="ce24" office:value-type="float" office:value="25470" calcext:value-type="float">
            <text:p>25,470</text:p>
          </table:table-cell>
          <table:table-cell table:style-name="ce24" office:value-type="float" office:value="25237" calcext:value-type="float">
            <text:p>25,237</text:p>
          </table:table-cell>
          <table:table-cell table:style-name="ce24" office:value-type="float" office:value="25168" calcext:value-type="float">
            <text:p>25,168</text:p>
          </table:table-cell>
          <table:table-cell table:style-name="ce24" office:value-type="float" office:value="25216" calcext:value-type="float">
            <text:p>25,216</text:p>
          </table:table-cell>
          <table:table-cell table:style-name="ce24" office:value-type="float" office:value="26439" calcext:value-type="float">
            <text:p>26,439</text:p>
          </table:table-cell>
          <table:table-cell table:style-name="ce24" office:value-type="float" office:value="19442" calcext:value-type="float">
            <text:p>19,442</text:p>
          </table:table-cell>
          <table:table-cell table:style-name="ce24" office:value-type="float" office:value="17397" calcext:value-type="float">
            <text:p>17,397</text:p>
          </table:table-cell>
          <table:table-cell table:style-name="ce24" office:value-type="float" office:value="17210" calcext:value-type="float">
            <text:p>17,210</text:p>
          </table:table-cell>
          <table:table-cell table:style-name="ce24" office:value-type="float" office:value="15502" calcext:value-type="float">
            <text:p>15,502</text:p>
          </table:table-cell>
          <table:table-cell table:style-name="ce24" office:value-type="float" office:value="13423" calcext:value-type="float">
            <text:p>13,423</text:p>
          </table:table-cell>
          <table:table-cell table:style-name="ce24" office:value-type="float" office:value="11678" calcext:value-type="float">
            <text:p>11,678</text:p>
          </table:table-cell>
          <table:table-cell table:style-name="ce24" office:value-type="float" office:value="11196" calcext:value-type="float">
            <text:p>11,196</text:p>
          </table:table-cell>
          <table:table-cell table:style-name="ce24" office:value-type="float" office:value="10253" calcext:value-type="float">
            <text:p>10,253</text:p>
          </table:table-cell>
          <table:table-cell table:style-name="ce24" office:value-type="float" office:value="9204" calcext:value-type="float">
            <text:p>9,204</text:p>
          </table:table-cell>
          <table:table-cell table:style-name="ce24" office:value-type="float" office:value="7772" calcext:value-type="float">
            <text:p>7,772</text:p>
          </table:table-cell>
          <table:table-cell table:style-name="ce24" office:value-type="float" office:value="6780" calcext:value-type="float">
            <text:p>6,780</text:p>
          </table:table-cell>
          <table:table-cell table:style-name="ce24" office:value-type="float" office:value="5726" calcext:value-type="float">
            <text:p>5,726</text:p>
          </table:table-cell>
          <table:table-cell table:style-name="ce24" office:value-type="float" office:value="19135" calcext:value-type="float">
            <text:p>19,135</text:p>
          </table:table-cell>
          <table:table-cell/>
          <table:table-cell office:value-type="float" office:value="2024" calcext:value-type="float">
            <text:p>2024</text:p>
          </table:table-cell>
          <table:table-cell table:number-columns-repeated="930"/>
        </table:table-row>
        <table:table-row table:style-name="ro3">
          <table:table-cell office:value-type="float" office:value="2025" calcext:value-type="float">
            <text:p>2025</text:p>
          </table:table-cell>
          <table:table-cell table:style-name="ce24" office:value-type="float" office:value="29501" calcext:value-type="float">
            <text:p>29,501</text:p>
          </table:table-cell>
          <table:table-cell table:style-name="ce24" office:value-type="float" office:value="29628" calcext:value-type="float">
            <text:p>29,628</text:p>
          </table:table-cell>
          <table:table-cell table:style-name="ce24" office:value-type="float" office:value="29681" calcext:value-type="float">
            <text:p>29,681</text:p>
          </table:table-cell>
          <table:table-cell table:style-name="ce24" office:value-type="float" office:value="29659" calcext:value-type="float">
            <text:p>29,659</text:p>
          </table:table-cell>
          <table:table-cell table:style-name="ce24" office:value-type="float" office:value="29582" calcext:value-type="float">
            <text:p>29,582</text:p>
          </table:table-cell>
          <table:table-cell table:style-name="ce24" office:value-type="float" office:value="29453" calcext:value-type="float">
            <text:p>29,453</text:p>
          </table:table-cell>
          <table:table-cell table:style-name="ce24" office:value-type="float" office:value="29280" calcext:value-type="float">
            <text:p>29,280</text:p>
          </table:table-cell>
          <table:table-cell table:style-name="ce24" office:value-type="float" office:value="29070" calcext:value-type="float">
            <text:p>29,070</text:p>
          </table:table-cell>
          <table:table-cell table:style-name="ce24" office:value-type="float" office:value="28921" calcext:value-type="float">
            <text:p>28,921</text:p>
          </table:table-cell>
          <table:table-cell table:style-name="ce24" office:value-type="float" office:value="29107" calcext:value-type="float">
            <text:p>29,107</text:p>
          </table:table-cell>
          <table:table-cell table:style-name="ce24" office:value-type="float" office:value="29276" calcext:value-type="float">
            <text:p>29,276</text:p>
          </table:table-cell>
          <table:table-cell table:style-name="ce24" office:value-type="float" office:value="29661" calcext:value-type="float">
            <text:p>29,661</text:p>
          </table:table-cell>
          <table:table-cell table:style-name="ce24" office:value-type="float" office:value="29966" calcext:value-type="float">
            <text:p>29,966</text:p>
          </table:table-cell>
          <table:table-cell table:style-name="ce24" office:value-type="float" office:value="30975" calcext:value-type="float">
            <text:p>30,975</text:p>
          </table:table-cell>
          <table:table-cell table:style-name="ce24" office:value-type="float" office:value="31692" calcext:value-type="float">
            <text:p>31,692</text:p>
          </table:table-cell>
          <table:table-cell table:style-name="ce24" office:value-type="float" office:value="30141" calcext:value-type="float">
            <text:p>30,141</text:p>
          </table:table-cell>
          <table:table-cell table:style-name="ce24" office:value-type="float" office:value="30833" calcext:value-type="float">
            <text:p>30,833</text:p>
          </table:table-cell>
          <table:table-cell table:style-name="ce24" office:value-type="float" office:value="30889" calcext:value-type="float">
            <text:p>30,889</text:p>
          </table:table-cell>
          <table:table-cell table:style-name="ce24" office:value-type="float" office:value="30028" calcext:value-type="float">
            <text:p>30,028</text:p>
          </table:table-cell>
          <table:table-cell table:style-name="ce24" office:value-type="float" office:value="29996" calcext:value-type="float">
            <text:p>29,996</text:p>
          </table:table-cell>
          <table:table-cell table:style-name="ce24" office:value-type="float" office:value="30740" calcext:value-type="float">
            <text:p>30,740</text:p>
          </table:table-cell>
          <table:table-cell table:style-name="ce24" office:value-type="float" office:value="30836" calcext:value-type="float">
            <text:p>30,836</text:p>
          </table:table-cell>
          <table:table-cell table:style-name="ce24" office:value-type="float" office:value="30161" calcext:value-type="float">
            <text:p>30,161</text:p>
          </table:table-cell>
          <table:table-cell table:style-name="ce24" office:value-type="float" office:value="30433" calcext:value-type="float">
            <text:p>30,433</text:p>
          </table:table-cell>
          <table:table-cell table:style-name="ce24" office:value-type="float" office:value="31659" calcext:value-type="float">
            <text:p>31,659</text:p>
          </table:table-cell>
          <table:table-cell table:style-name="ce24" office:value-type="float" office:value="32804" calcext:value-type="float">
            <text:p>32,804</text:p>
          </table:table-cell>
          <table:table-cell table:style-name="ce24" office:value-type="float" office:value="33879" calcext:value-type="float">
            <text:p>33,879</text:p>
          </table:table-cell>
          <table:table-cell table:style-name="ce24" office:value-type="float" office:value="34512" calcext:value-type="float">
            <text:p>34,512</text:p>
          </table:table-cell>
          <table:table-cell table:style-name="ce24" office:value-type="float" office:value="35668" calcext:value-type="float">
            <text:p>35,668</text:p>
          </table:table-cell>
          <table:table-cell table:style-name="ce24" office:value-type="float" office:value="36184" calcext:value-type="float">
            <text:p>36,184</text:p>
          </table:table-cell>
          <table:table-cell table:style-name="ce24" office:value-type="float" office:value="36649" calcext:value-type="float">
            <text:p>36,649</text:p>
          </table:table-cell>
          <table:table-cell table:style-name="ce24" office:value-type="float" office:value="37177" calcext:value-type="float">
            <text:p>37,177</text:p>
          </table:table-cell>
          <table:table-cell table:style-name="ce24" office:value-type="float" office:value="36769" calcext:value-type="float">
            <text:p>36,769</text:p>
          </table:table-cell>
          <table:table-cell table:style-name="ce24" office:value-type="float" office:value="38739" calcext:value-type="float">
            <text:p>38,739</text:p>
          </table:table-cell>
          <table:table-cell table:style-name="ce24" office:value-type="float" office:value="39030" calcext:value-type="float">
            <text:p>39,030</text:p>
          </table:table-cell>
          <table:table-cell table:style-name="ce24" office:value-type="float" office:value="37159" calcext:value-type="float">
            <text:p>37,159</text:p>
          </table:table-cell>
          <table:table-cell table:style-name="ce24" office:value-type="float" office:value="36619" calcext:value-type="float">
            <text:p>36,619</text:p>
          </table:table-cell>
          <table:table-cell table:style-name="ce24" office:value-type="float" office:value="36640" calcext:value-type="float">
            <text:p>36,640</text:p>
          </table:table-cell>
          <table:table-cell table:style-name="ce24" office:value-type="float" office:value="35236" calcext:value-type="float">
            <text:p>35,236</text:p>
          </table:table-cell>
          <table:table-cell table:style-name="ce24" office:value-type="float" office:value="35115" calcext:value-type="float">
            <text:p>35,115</text:p>
          </table:table-cell>
          <table:table-cell table:style-name="ce24" office:value-type="float" office:value="34455" calcext:value-type="float">
            <text:p>34,455</text:p>
          </table:table-cell>
          <table:table-cell table:style-name="ce24" office:value-type="float" office:value="33284" calcext:value-type="float">
            <text:p>33,284</text:p>
          </table:table-cell>
          <table:table-cell table:style-name="ce24" office:value-type="float" office:value="33639" calcext:value-type="float">
            <text:p>33,639</text:p>
          </table:table-cell>
          <table:table-cell table:style-name="ce24" office:value-type="float" office:value="33781" calcext:value-type="float">
            <text:p>33,781</text:p>
          </table:table-cell>
          <table:table-cell table:style-name="ce24" office:value-type="float" office:value="33849" calcext:value-type="float">
            <text:p>33,849</text:p>
          </table:table-cell>
          <table:table-cell table:style-name="ce24" office:value-type="float" office:value="33112" calcext:value-type="float">
            <text:p>33,112</text:p>
          </table:table-cell>
          <table:table-cell table:style-name="ce24" office:value-type="float" office:value="32125" calcext:value-type="float">
            <text:p>32,125</text:p>
          </table:table-cell>
          <table:table-cell table:style-name="ce24" office:value-type="float" office:value="29519" calcext:value-type="float">
            <text:p>29,519</text:p>
          </table:table-cell>
          <table:table-cell table:style-name="ce24" office:value-type="float" office:value="29355" calcext:value-type="float">
            <text:p>29,355</text:p>
          </table:table-cell>
          <table:table-cell table:style-name="ce24" office:value-type="float" office:value="30848" calcext:value-type="float">
            <text:p>30,848</text:p>
          </table:table-cell>
          <table:table-cell table:style-name="ce24" office:value-type="float" office:value="30849" calcext:value-type="float">
            <text:p>30,849</text:p>
          </table:table-cell>
          <table:table-cell table:style-name="ce24" office:value-type="float" office:value="31604" calcext:value-type="float">
            <text:p>31,604</text:p>
          </table:table-cell>
          <table:table-cell table:style-name="ce24" office:value-type="float" office:value="33342" calcext:value-type="float">
            <text:p>33,342</text:p>
          </table:table-cell>
          <table:table-cell table:style-name="ce24" office:value-type="float" office:value="35010" calcext:value-type="float">
            <text:p>35,010</text:p>
          </table:table-cell>
          <table:table-cell table:style-name="ce24" office:value-type="float" office:value="36053" calcext:value-type="float">
            <text:p>36,053</text:p>
          </table:table-cell>
          <table:table-cell table:style-name="ce24" office:value-type="float" office:value="35696" calcext:value-type="float">
            <text:p>35,696</text:p>
          </table:table-cell>
          <table:table-cell table:style-name="ce24" office:value-type="float" office:value="36981" calcext:value-type="float">
            <text:p>36,981</text:p>
          </table:table-cell>
          <table:table-cell table:style-name="ce24" office:value-type="float" office:value="37599" calcext:value-type="float">
            <text:p>37,599</text:p>
          </table:table-cell>
          <table:table-cell table:style-name="ce24" office:value-type="float" office:value="38235" calcext:value-type="float">
            <text:p>38,235</text:p>
          </table:table-cell>
          <table:table-cell table:style-name="ce24" office:value-type="float" office:value="37608" calcext:value-type="float">
            <text:p>37,608</text:p>
          </table:table-cell>
          <table:table-cell table:style-name="ce24" office:value-type="float" office:value="38961" calcext:value-type="float">
            <text:p>38,961</text:p>
          </table:table-cell>
          <table:table-cell table:style-name="ce24" office:value-type="float" office:value="37944" calcext:value-type="float">
            <text:p>37,944</text:p>
          </table:table-cell>
          <table:table-cell table:style-name="ce24" office:value-type="float" office:value="37835" calcext:value-type="float">
            <text:p>37,835</text:p>
          </table:table-cell>
          <table:table-cell table:style-name="ce24" office:value-type="float" office:value="37086" calcext:value-type="float">
            <text:p>37,086</text:p>
          </table:table-cell>
          <table:table-cell table:style-name="ce24" office:value-type="float" office:value="35789" calcext:value-type="float">
            <text:p>35,789</text:p>
          </table:table-cell>
          <table:table-cell table:style-name="ce24" office:value-type="float" office:value="34545" calcext:value-type="float">
            <text:p>34,545</text:p>
          </table:table-cell>
          <table:table-cell table:style-name="ce24" office:value-type="float" office:value="33707" calcext:value-type="float">
            <text:p>33,707</text:p>
          </table:table-cell>
          <table:table-cell table:style-name="ce24" office:value-type="float" office:value="32431" calcext:value-type="float">
            <text:p>32,431</text:p>
          </table:table-cell>
          <table:table-cell table:style-name="ce24" office:value-type="float" office:value="31477" calcext:value-type="float">
            <text:p>31,477</text:p>
          </table:table-cell>
          <table:table-cell table:style-name="ce24" office:value-type="float" office:value="30062" calcext:value-type="float">
            <text:p>30,062</text:p>
          </table:table-cell>
          <table:table-cell table:style-name="ce24" office:value-type="float" office:value="28300" calcext:value-type="float">
            <text:p>28,300</text:p>
          </table:table-cell>
          <table:table-cell table:style-name="ce24" office:value-type="float" office:value="27618" calcext:value-type="float">
            <text:p>27,618</text:p>
          </table:table-cell>
          <table:table-cell table:style-name="ce24" office:value-type="float" office:value="26593" calcext:value-type="float">
            <text:p>26,593</text:p>
          </table:table-cell>
          <table:table-cell table:style-name="ce24" office:value-type="float" office:value="25162" calcext:value-type="float">
            <text:p>25,162</text:p>
          </table:table-cell>
          <table:table-cell table:style-name="ce24" office:value-type="float" office:value="24821" calcext:value-type="float">
            <text:p>24,821</text:p>
          </table:table-cell>
          <table:table-cell table:style-name="ce24" office:value-type="float" office:value="24521" calcext:value-type="float">
            <text:p>24,521</text:p>
          </table:table-cell>
          <table:table-cell table:style-name="ce24" office:value-type="float" office:value="24383" calcext:value-type="float">
            <text:p>24,383</text:p>
          </table:table-cell>
          <table:table-cell table:style-name="ce24" office:value-type="float" office:value="24360" calcext:value-type="float">
            <text:p>24,360</text:p>
          </table:table-cell>
          <table:table-cell table:style-name="ce24" office:value-type="float" office:value="25442" calcext:value-type="float">
            <text:p>25,442</text:p>
          </table:table-cell>
          <table:table-cell table:style-name="ce24" office:value-type="float" office:value="18624" calcext:value-type="float">
            <text:p>18,624</text:p>
          </table:table-cell>
          <table:table-cell table:style-name="ce24" office:value-type="float" office:value="16583" calcext:value-type="float">
            <text:p>16,583</text:p>
          </table:table-cell>
          <table:table-cell table:style-name="ce24" office:value-type="float" office:value="16322" calcext:value-type="float">
            <text:p>16,322</text:p>
          </table:table-cell>
          <table:table-cell table:style-name="ce24" office:value-type="float" office:value="14612" calcext:value-type="float">
            <text:p>14,612</text:p>
          </table:table-cell>
          <table:table-cell table:style-name="ce24" office:value-type="float" office:value="12564" calcext:value-type="float">
            <text:p>12,564</text:p>
          </table:table-cell>
          <table:table-cell table:style-name="ce24" office:value-type="float" office:value="10846" calcext:value-type="float">
            <text:p>10,846</text:p>
          </table:table-cell>
          <table:table-cell table:style-name="ce24" office:value-type="float" office:value="10314" calcext:value-type="float">
            <text:p>10,314</text:p>
          </table:table-cell>
          <table:table-cell table:style-name="ce24" office:value-type="float" office:value="9354" calcext:value-type="float">
            <text:p>9,354</text:p>
          </table:table-cell>
          <table:table-cell table:style-name="ce24" office:value-type="float" office:value="8309" calcext:value-type="float">
            <text:p>8,309</text:p>
          </table:table-cell>
          <table:table-cell table:style-name="ce24" office:value-type="float" office:value="6938" calcext:value-type="float">
            <text:p>6,938</text:p>
          </table:table-cell>
          <table:table-cell table:style-name="ce24" office:value-type="float" office:value="5979" calcext:value-type="float">
            <text:p>5,979</text:p>
          </table:table-cell>
          <table:table-cell table:style-name="ce24" office:value-type="float" office:value="20427" calcext:value-type="float">
            <text:p>20,427</text:p>
          </table:table-cell>
          <table:table-cell/>
          <table:table-cell office:value-type="float" office:value="2025" calcext:value-type="float">
            <text:p>2025</text:p>
          </table:table-cell>
          <table:table-cell table:number-columns-repeated="930"/>
        </table:table-row>
        <table:table-row table:style-name="ro3">
          <table:table-cell office:value-type="float" office:value="2026" calcext:value-type="float">
            <text:p>2026</text:p>
          </table:table-cell>
          <table:table-cell table:style-name="ce24" office:value-type="float" office:value="29488" calcext:value-type="float">
            <text:p>29,488</text:p>
          </table:table-cell>
          <table:table-cell table:style-name="ce24" office:value-type="float" office:value="29665" calcext:value-type="float">
            <text:p>29,665</text:p>
          </table:table-cell>
          <table:table-cell table:style-name="ce24" office:value-type="float" office:value="29747" calcext:value-type="float">
            <text:p>29,747</text:p>
          </table:table-cell>
          <table:table-cell table:style-name="ce24" office:value-type="float" office:value="29762" calcext:value-type="float">
            <text:p>29,762</text:p>
          </table:table-cell>
          <table:table-cell table:style-name="ce24" office:value-type="float" office:value="29722" calcext:value-type="float">
            <text:p>29,722</text:p>
          </table:table-cell>
          <table:table-cell table:style-name="ce24" office:value-type="float" office:value="29641" calcext:value-type="float">
            <text:p>29,641</text:p>
          </table:table-cell>
          <table:table-cell table:style-name="ce24" office:value-type="float" office:value="29506" calcext:value-type="float">
            <text:p>29,506</text:p>
          </table:table-cell>
          <table:table-cell table:style-name="ce24" office:value-type="float" office:value="29330" calcext:value-type="float">
            <text:p>29,330</text:p>
          </table:table-cell>
          <table:table-cell table:style-name="ce24" office:value-type="float" office:value="29109" calcext:value-type="float">
            <text:p>29,109</text:p>
          </table:table-cell>
          <table:table-cell table:style-name="ce24" office:value-type="float" office:value="28957" calcext:value-type="float">
            <text:p>28,957</text:p>
          </table:table-cell>
          <table:table-cell table:style-name="ce24" office:value-type="float" office:value="29149" calcext:value-type="float">
            <text:p>29,149</text:p>
          </table:table-cell>
          <table:table-cell table:style-name="ce24" office:value-type="float" office:value="29320" calcext:value-type="float">
            <text:p>29,320</text:p>
          </table:table-cell>
          <table:table-cell table:style-name="ce24" office:value-type="float" office:value="29691" calcext:value-type="float">
            <text:p>29,691</text:p>
          </table:table-cell>
          <table:table-cell table:style-name="ce24" office:value-type="float" office:value="29999" calcext:value-type="float">
            <text:p>29,999</text:p>
          </table:table-cell>
          <table:table-cell table:style-name="ce24" office:value-type="float" office:value="31022" calcext:value-type="float">
            <text:p>31,022</text:p>
          </table:table-cell>
          <table:table-cell table:style-name="ce24" office:value-type="float" office:value="31735" calcext:value-type="float">
            <text:p>31,735</text:p>
          </table:table-cell>
          <table:table-cell table:style-name="ce24" office:value-type="float" office:value="30192" calcext:value-type="float">
            <text:p>30,192</text:p>
          </table:table-cell>
          <table:table-cell table:style-name="ce24" office:value-type="float" office:value="30929" calcext:value-type="float">
            <text:p>30,929</text:p>
          </table:table-cell>
          <table:table-cell table:style-name="ce24" office:value-type="float" office:value="31206" calcext:value-type="float">
            <text:p>31,206</text:p>
          </table:table-cell>
          <table:table-cell table:style-name="ce24" office:value-type="float" office:value="30695" calcext:value-type="float">
            <text:p>30,695</text:p>
          </table:table-cell>
          <table:table-cell table:style-name="ce24" office:value-type="float" office:value="30758" calcext:value-type="float">
            <text:p>30,758</text:p>
          </table:table-cell>
          <table:table-cell table:style-name="ce24" office:value-type="float" office:value="31363" calcext:value-type="float">
            <text:p>31,363</text:p>
          </table:table-cell>
          <table:table-cell table:style-name="ce24" office:value-type="float" office:value="31378" calcext:value-type="float">
            <text:p>31,378</text:p>
          </table:table-cell>
          <table:table-cell table:style-name="ce24" office:value-type="float" office:value="30588" calcext:value-type="float">
            <text:p>30,588</text:p>
          </table:table-cell>
          <table:table-cell table:style-name="ce24" office:value-type="float" office:value="30629" calcext:value-type="float">
            <text:p>30,629</text:p>
          </table:table-cell>
          <table:table-cell table:style-name="ce24" office:value-type="float" office:value="31737" calcext:value-type="float">
            <text:p>31,737</text:p>
          </table:table-cell>
          <table:table-cell table:style-name="ce24" office:value-type="float" office:value="32880" calcext:value-type="float">
            <text:p>32,880</text:p>
          </table:table-cell>
          <table:table-cell table:style-name="ce24" office:value-type="float" office:value="33958" calcext:value-type="float">
            <text:p>33,958</text:p>
          </table:table-cell>
          <table:table-cell table:style-name="ce24" office:value-type="float" office:value="34580" calcext:value-type="float">
            <text:p>34,580</text:p>
          </table:table-cell>
          <table:table-cell table:style-name="ce24" office:value-type="float" office:value="35705" calcext:value-type="float">
            <text:p>35,705</text:p>
          </table:table-cell>
          <table:table-cell table:style-name="ce24" office:value-type="float" office:value="36226" calcext:value-type="float">
            <text:p>36,226</text:p>
          </table:table-cell>
          <table:table-cell table:style-name="ce24" office:value-type="float" office:value="36692" calcext:value-type="float">
            <text:p>36,692</text:p>
          </table:table-cell>
          <table:table-cell table:style-name="ce24" office:value-type="float" office:value="37192" calcext:value-type="float">
            <text:p>37,192</text:p>
          </table:table-cell>
          <table:table-cell table:style-name="ce24" office:value-type="float" office:value="36803" calcext:value-type="float">
            <text:p>36,803</text:p>
          </table:table-cell>
          <table:table-cell table:style-name="ce24" office:value-type="float" office:value="38775" calcext:value-type="float">
            <text:p>38,775</text:p>
          </table:table-cell>
          <table:table-cell table:style-name="ce24" office:value-type="float" office:value="39046" calcext:value-type="float">
            <text:p>39,046</text:p>
          </table:table-cell>
          <table:table-cell table:style-name="ce24" office:value-type="float" office:value="37182" calcext:value-type="float">
            <text:p>37,182</text:p>
          </table:table-cell>
          <table:table-cell table:style-name="ce24" office:value-type="float" office:value="36640" calcext:value-type="float">
            <text:p>36,640</text:p>
          </table:table-cell>
          <table:table-cell table:style-name="ce24" office:value-type="float" office:value="36642" calcext:value-type="float">
            <text:p>36,642</text:p>
          </table:table-cell>
          <table:table-cell table:style-name="ce24" office:value-type="float" office:value="35211" calcext:value-type="float">
            <text:p>35,211</text:p>
          </table:table-cell>
          <table:table-cell table:style-name="ce24" office:value-type="float" office:value="35086" calcext:value-type="float">
            <text:p>35,086</text:p>
          </table:table-cell>
          <table:table-cell table:style-name="ce24" office:value-type="float" office:value="34436" calcext:value-type="float">
            <text:p>34,436</text:p>
          </table:table-cell>
          <table:table-cell table:style-name="ce24" office:value-type="float" office:value="33254" calcext:value-type="float">
            <text:p>33,254</text:p>
          </table:table-cell>
          <table:table-cell table:style-name="ce24" office:value-type="float" office:value="33599" calcext:value-type="float">
            <text:p>33,599</text:p>
          </table:table-cell>
          <table:table-cell table:style-name="ce24" office:value-type="float" office:value="33747" calcext:value-type="float">
            <text:p>33,747</text:p>
          </table:table-cell>
          <table:table-cell table:style-name="ce24" office:value-type="float" office:value="33800" calcext:value-type="float">
            <text:p>33,800</text:p>
          </table:table-cell>
          <table:table-cell table:style-name="ce24" office:value-type="float" office:value="33054" calcext:value-type="float">
            <text:p>33,054</text:p>
          </table:table-cell>
          <table:table-cell table:style-name="ce24" office:value-type="float" office:value="32066" calcext:value-type="float">
            <text:p>32,066</text:p>
          </table:table-cell>
          <table:table-cell table:style-name="ce24" office:value-type="float" office:value="29458" calcext:value-type="float">
            <text:p>29,458</text:p>
          </table:table-cell>
          <table:table-cell table:style-name="ce24" office:value-type="float" office:value="29299" calcext:value-type="float">
            <text:p>29,299</text:p>
          </table:table-cell>
          <table:table-cell table:style-name="ce24" office:value-type="float" office:value="30800" calcext:value-type="float">
            <text:p>30,800</text:p>
          </table:table-cell>
          <table:table-cell table:style-name="ce24" office:value-type="float" office:value="30803" calcext:value-type="float">
            <text:p>30,803</text:p>
          </table:table-cell>
          <table:table-cell table:style-name="ce24" office:value-type="float" office:value="31547" calcext:value-type="float">
            <text:p>31,547</text:p>
          </table:table-cell>
          <table:table-cell table:style-name="ce24" office:value-type="float" office:value="33266" calcext:value-type="float">
            <text:p>33,266</text:p>
          </table:table-cell>
          <table:table-cell table:style-name="ce24" office:value-type="float" office:value="34919" calcext:value-type="float">
            <text:p>34,919</text:p>
          </table:table-cell>
          <table:table-cell table:style-name="ce24" office:value-type="float" office:value="35939" calcext:value-type="float">
            <text:p>35,939</text:p>
          </table:table-cell>
          <table:table-cell table:style-name="ce24" office:value-type="float" office:value="35572" calcext:value-type="float">
            <text:p>35,572</text:p>
          </table:table-cell>
          <table:table-cell table:style-name="ce24" office:value-type="float" office:value="36849" calcext:value-type="float">
            <text:p>36,849</text:p>
          </table:table-cell>
          <table:table-cell table:style-name="ce24" office:value-type="float" office:value="37448" calcext:value-type="float">
            <text:p>37,448</text:p>
          </table:table-cell>
          <table:table-cell table:style-name="ce24" office:value-type="float" office:value="38046" calcext:value-type="float">
            <text:p>38,046</text:p>
          </table:table-cell>
          <table:table-cell table:style-name="ce24" office:value-type="float" office:value="37400" calcext:value-type="float">
            <text:p>37,400</text:p>
          </table:table-cell>
          <table:table-cell table:style-name="ce24" office:value-type="float" office:value="38723" calcext:value-type="float">
            <text:p>38,723</text:p>
          </table:table-cell>
          <table:table-cell table:style-name="ce24" office:value-type="float" office:value="37683" calcext:value-type="float">
            <text:p>37,683</text:p>
          </table:table-cell>
          <table:table-cell table:style-name="ce24" office:value-type="float" office:value="37547" calcext:value-type="float">
            <text:p>37,547</text:p>
          </table:table-cell>
          <table:table-cell table:style-name="ce24" office:value-type="float" office:value="36778" calcext:value-type="float">
            <text:p>36,778</text:p>
          </table:table-cell>
          <table:table-cell table:style-name="ce24" office:value-type="float" office:value="35464" calcext:value-type="float">
            <text:p>35,464</text:p>
          </table:table-cell>
          <table:table-cell table:style-name="ce24" office:value-type="float" office:value="34182" calcext:value-type="float">
            <text:p>34,182</text:p>
          </table:table-cell>
          <table:table-cell table:style-name="ce24" office:value-type="float" office:value="33299" calcext:value-type="float">
            <text:p>33,299</text:p>
          </table:table-cell>
          <table:table-cell table:style-name="ce24" office:value-type="float" office:value="31990" calcext:value-type="float">
            <text:p>31,990</text:p>
          </table:table-cell>
          <table:table-cell table:style-name="ce24" office:value-type="float" office:value="30998" calcext:value-type="float">
            <text:p>30,998</text:p>
          </table:table-cell>
          <table:table-cell table:style-name="ce24" office:value-type="float" office:value="29554" calcext:value-type="float">
            <text:p>29,554</text:p>
          </table:table-cell>
          <table:table-cell table:style-name="ce24" office:value-type="float" office:value="27770" calcext:value-type="float">
            <text:p>27,770</text:p>
          </table:table-cell>
          <table:table-cell table:style-name="ce24" office:value-type="float" office:value="27043" calcext:value-type="float">
            <text:p>27,043</text:p>
          </table:table-cell>
          <table:table-cell table:style-name="ce24" office:value-type="float" office:value="25981" calcext:value-type="float">
            <text:p>25,981</text:p>
          </table:table-cell>
          <table:table-cell table:style-name="ce24" office:value-type="float" office:value="24535" calcext:value-type="float">
            <text:p>24,535</text:p>
          </table:table-cell>
          <table:table-cell table:style-name="ce24" office:value-type="float" office:value="24131" calcext:value-type="float">
            <text:p>24,131</text:p>
          </table:table-cell>
          <table:table-cell table:style-name="ce24" office:value-type="float" office:value="23771" calcext:value-type="float">
            <text:p>23,771</text:p>
          </table:table-cell>
          <table:table-cell table:style-name="ce24" office:value-type="float" office:value="23571" calcext:value-type="float">
            <text:p>23,571</text:p>
          </table:table-cell>
          <table:table-cell table:style-name="ce24" office:value-type="float" office:value="23461" calcext:value-type="float">
            <text:p>23,461</text:p>
          </table:table-cell>
          <table:table-cell table:style-name="ce24" office:value-type="float" office:value="24395" calcext:value-type="float">
            <text:p>24,395</text:p>
          </table:table-cell>
          <table:table-cell table:style-name="ce24" office:value-type="float" office:value="17771" calcext:value-type="float">
            <text:p>17,771</text:p>
          </table:table-cell>
          <table:table-cell table:style-name="ce24" office:value-type="float" office:value="15744" calcext:value-type="float">
            <text:p>15,744</text:p>
          </table:table-cell>
          <table:table-cell table:style-name="ce24" office:value-type="float" office:value="15404" calcext:value-type="float">
            <text:p>15,404</text:p>
          </table:table-cell>
          <table:table-cell table:style-name="ce24" office:value-type="float" office:value="13695" calcext:value-type="float">
            <text:p>13,695</text:p>
          </table:table-cell>
          <table:table-cell table:style-name="ce24" office:value-type="float" office:value="11686" calcext:value-type="float">
            <text:p>11,686</text:p>
          </table:table-cell>
          <table:table-cell table:style-name="ce24" office:value-type="float" office:value="10006" calcext:value-type="float">
            <text:p>10,006</text:p>
          </table:table-cell>
          <table:table-cell table:style-name="ce24" office:value-type="float" office:value="9427" calcext:value-type="float">
            <text:p>9,427</text:p>
          </table:table-cell>
          <table:table-cell table:style-name="ce24" office:value-type="float" office:value="8461" calcext:value-type="float">
            <text:p>8,461</text:p>
          </table:table-cell>
          <table:table-cell table:style-name="ce24" office:value-type="float" office:value="7435" calcext:value-type="float">
            <text:p>7,435</text:p>
          </table:table-cell>
          <table:table-cell table:style-name="ce24" office:value-type="float" office:value="6135" calcext:value-type="float">
            <text:p>6,135</text:p>
          </table:table-cell>
          <table:table-cell table:style-name="ce24" office:value-type="float" office:value="21778" calcext:value-type="float">
            <text:p>21,778</text:p>
          </table:table-cell>
          <table:table-cell/>
          <table:table-cell office:value-type="float" office:value="2026" calcext:value-type="float">
            <text:p>2026</text:p>
          </table:table-cell>
          <table:table-cell table:number-columns-repeated="930"/>
        </table:table-row>
        <table:table-row table:style-name="ro3">
          <table:table-cell office:value-type="float" office:value="2027" calcext:value-type="float">
            <text:p>2027</text:p>
          </table:table-cell>
          <table:table-cell table:style-name="ce24" office:value-type="float" office:value="29431" calcext:value-type="float">
            <text:p>29,431</text:p>
          </table:table-cell>
          <table:table-cell table:style-name="ce24" office:value-type="float" office:value="29653" calcext:value-type="float">
            <text:p>29,653</text:p>
          </table:table-cell>
          <table:table-cell table:style-name="ce24" office:value-type="float" office:value="29784" calcext:value-type="float">
            <text:p>29,784</text:p>
          </table:table-cell>
          <table:table-cell table:style-name="ce24" office:value-type="float" office:value="29829" calcext:value-type="float">
            <text:p>29,829</text:p>
          </table:table-cell>
          <table:table-cell table:style-name="ce24" office:value-type="float" office:value="29826" calcext:value-type="float">
            <text:p>29,826</text:p>
          </table:table-cell>
          <table:table-cell table:style-name="ce24" office:value-type="float" office:value="29781" calcext:value-type="float">
            <text:p>29,781</text:p>
          </table:table-cell>
          <table:table-cell table:style-name="ce24" office:value-type="float" office:value="29695" calcext:value-type="float">
            <text:p>29,695</text:p>
          </table:table-cell>
          <table:table-cell table:style-name="ce24" office:value-type="float" office:value="29555" calcext:value-type="float">
            <text:p>29,555</text:p>
          </table:table-cell>
          <table:table-cell table:style-name="ce24" office:value-type="float" office:value="29369" calcext:value-type="float">
            <text:p>29,369</text:p>
          </table:table-cell>
          <table:table-cell table:style-name="ce24" office:value-type="float" office:value="29144" calcext:value-type="float">
            <text:p>29,144</text:p>
          </table:table-cell>
          <table:table-cell table:style-name="ce24" office:value-type="float" office:value="28999" calcext:value-type="float">
            <text:p>28,999</text:p>
          </table:table-cell>
          <table:table-cell table:style-name="ce24" office:value-type="float" office:value="29194" calcext:value-type="float">
            <text:p>29,194</text:p>
          </table:table-cell>
          <table:table-cell table:style-name="ce24" office:value-type="float" office:value="29351" calcext:value-type="float">
            <text:p>29,351</text:p>
          </table:table-cell>
          <table:table-cell table:style-name="ce24" office:value-type="float" office:value="29724" calcext:value-type="float">
            <text:p>29,724</text:p>
          </table:table-cell>
          <table:table-cell table:style-name="ce24" office:value-type="float" office:value="30046" calcext:value-type="float">
            <text:p>30,046</text:p>
          </table:table-cell>
          <table:table-cell table:style-name="ce24" office:value-type="float" office:value="31064" calcext:value-type="float">
            <text:p>31,064</text:p>
          </table:table-cell>
          <table:table-cell table:style-name="ce24" office:value-type="float" office:value="31785" calcext:value-type="float">
            <text:p>31,785</text:p>
          </table:table-cell>
          <table:table-cell table:style-name="ce24" office:value-type="float" office:value="30288" calcext:value-type="float">
            <text:p>30,288</text:p>
          </table:table-cell>
          <table:table-cell table:style-name="ce24" office:value-type="float" office:value="31251" calcext:value-type="float">
            <text:p>31,251</text:p>
          </table:table-cell>
          <table:table-cell table:style-name="ce24" office:value-type="float" office:value="31884" calcext:value-type="float">
            <text:p>31,884</text:p>
          </table:table-cell>
          <table:table-cell table:style-name="ce24" office:value-type="float" office:value="31463" calcext:value-type="float">
            <text:p>31,463</text:p>
          </table:table-cell>
          <table:table-cell table:style-name="ce24" office:value-type="float" office:value="31383" calcext:value-type="float">
            <text:p>31,383</text:p>
          </table:table-cell>
          <table:table-cell table:style-name="ce24" office:value-type="float" office:value="31908" calcext:value-type="float">
            <text:p>31,908</text:p>
          </table:table-cell>
          <table:table-cell table:style-name="ce24" office:value-type="float" office:value="31806" calcext:value-type="float">
            <text:p>31,806</text:p>
          </table:table-cell>
          <table:table-cell table:style-name="ce24" office:value-type="float" office:value="30786" calcext:value-type="float">
            <text:p>30,786</text:p>
          </table:table-cell>
          <table:table-cell table:style-name="ce24" office:value-type="float" office:value="30712" calcext:value-type="float">
            <text:p>30,712</text:p>
          </table:table-cell>
          <table:table-cell table:style-name="ce24" office:value-type="float" office:value="31816" calcext:value-type="float">
            <text:p>31,816</text:p>
          </table:table-cell>
          <table:table-cell table:style-name="ce24" office:value-type="float" office:value="32963" calcext:value-type="float">
            <text:p>32,963</text:p>
          </table:table-cell>
          <table:table-cell table:style-name="ce24" office:value-type="float" office:value="34030" calcext:value-type="float">
            <text:p>34,030</text:p>
          </table:table-cell>
          <table:table-cell table:style-name="ce24" office:value-type="float" office:value="34620" calcext:value-type="float">
            <text:p>34,620</text:p>
          </table:table-cell>
          <table:table-cell table:style-name="ce24" office:value-type="float" office:value="35749" calcext:value-type="float">
            <text:p>35,749</text:p>
          </table:table-cell>
          <table:table-cell table:style-name="ce24" office:value-type="float" office:value="36271" calcext:value-type="float">
            <text:p>36,271</text:p>
          </table:table-cell>
          <table:table-cell table:style-name="ce24" office:value-type="float" office:value="36707" calcext:value-type="float">
            <text:p>36,707</text:p>
          </table:table-cell>
          <table:table-cell table:style-name="ce24" office:value-type="float" office:value="37223" calcext:value-type="float">
            <text:p>37,223</text:p>
          </table:table-cell>
          <table:table-cell table:style-name="ce24" office:value-type="float" office:value="36842" calcext:value-type="float">
            <text:p>36,842</text:p>
          </table:table-cell>
          <table:table-cell table:style-name="ce24" office:value-type="float" office:value="38795" calcext:value-type="float">
            <text:p>38,795</text:p>
          </table:table-cell>
          <table:table-cell table:style-name="ce24" office:value-type="float" office:value="39069" calcext:value-type="float">
            <text:p>39,069</text:p>
          </table:table-cell>
          <table:table-cell table:style-name="ce24" office:value-type="float" office:value="37203" calcext:value-type="float">
            <text:p>37,203</text:p>
          </table:table-cell>
          <table:table-cell table:style-name="ce24" office:value-type="float" office:value="36644" calcext:value-type="float">
            <text:p>36,644</text:p>
          </table:table-cell>
          <table:table-cell table:style-name="ce24" office:value-type="float" office:value="36617" calcext:value-type="float">
            <text:p>36,617</text:p>
          </table:table-cell>
          <table:table-cell table:style-name="ce24" office:value-type="float" office:value="35183" calcext:value-type="float">
            <text:p>35,183</text:p>
          </table:table-cell>
          <table:table-cell table:style-name="ce24" office:value-type="float" office:value="35067" calcext:value-type="float">
            <text:p>35,067</text:p>
          </table:table-cell>
          <table:table-cell table:style-name="ce24" office:value-type="float" office:value="34403" calcext:value-type="float">
            <text:p>34,403</text:p>
          </table:table-cell>
          <table:table-cell table:style-name="ce24" office:value-type="float" office:value="33213" calcext:value-type="float">
            <text:p>33,213</text:p>
          </table:table-cell>
          <table:table-cell table:style-name="ce24" office:value-type="float" office:value="33566" calcext:value-type="float">
            <text:p>33,566</text:p>
          </table:table-cell>
          <table:table-cell table:style-name="ce24" office:value-type="float" office:value="33700" calcext:value-type="float">
            <text:p>33,700</text:p>
          </table:table-cell>
          <table:table-cell table:style-name="ce24" office:value-type="float" office:value="33744" calcext:value-type="float">
            <text:p>33,744</text:p>
          </table:table-cell>
          <table:table-cell table:style-name="ce24" office:value-type="float" office:value="32997" calcext:value-type="float">
            <text:p>32,997</text:p>
          </table:table-cell>
          <table:table-cell table:style-name="ce24" office:value-type="float" office:value="32000" calcext:value-type="float">
            <text:p>32,000</text:p>
          </table:table-cell>
          <table:table-cell table:style-name="ce24" office:value-type="float" office:value="29403" calcext:value-type="float">
            <text:p>29,403</text:p>
          </table:table-cell>
          <table:table-cell table:style-name="ce24" office:value-type="float" office:value="29256" calcext:value-type="float">
            <text:p>29,256</text:p>
          </table:table-cell>
          <table:table-cell table:style-name="ce24" office:value-type="float" office:value="30755" calcext:value-type="float">
            <text:p>30,755</text:p>
          </table:table-cell>
          <table:table-cell table:style-name="ce24" office:value-type="float" office:value="30747" calcext:value-type="float">
            <text:p>30,747</text:p>
          </table:table-cell>
          <table:table-cell table:style-name="ce24" office:value-type="float" office:value="31475" calcext:value-type="float">
            <text:p>31,475</text:p>
          </table:table-cell>
          <table:table-cell table:style-name="ce24" office:value-type="float" office:value="33182" calcext:value-type="float">
            <text:p>33,182</text:p>
          </table:table-cell>
          <table:table-cell table:style-name="ce24" office:value-type="float" office:value="34811" calcext:value-type="float">
            <text:p>34,811</text:p>
          </table:table-cell>
          <table:table-cell table:style-name="ce24" office:value-type="float" office:value="35816" calcext:value-type="float">
            <text:p>35,816</text:p>
          </table:table-cell>
          <table:table-cell table:style-name="ce24" office:value-type="float" office:value="35449" calcext:value-type="float">
            <text:p>35,449</text:p>
          </table:table-cell>
          <table:table-cell table:style-name="ce24" office:value-type="float" office:value="36705" calcext:value-type="float">
            <text:p>36,705</text:p>
          </table:table-cell>
          <table:table-cell table:style-name="ce24" office:value-type="float" office:value="37269" calcext:value-type="float">
            <text:p>37,269</text:p>
          </table:table-cell>
          <table:table-cell table:style-name="ce24" office:value-type="float" office:value="37840" calcext:value-type="float">
            <text:p>37,840</text:p>
          </table:table-cell>
          <table:table-cell table:style-name="ce24" office:value-type="float" office:value="37178" calcext:value-type="float">
            <text:p>37,178</text:p>
          </table:table-cell>
          <table:table-cell table:style-name="ce24" office:value-type="float" office:value="38463" calcext:value-type="float">
            <text:p>38,463</text:p>
          </table:table-cell>
          <table:table-cell table:style-name="ce24" office:value-type="float" office:value="37403" calcext:value-type="float">
            <text:p>37,403</text:p>
          </table:table-cell>
          <table:table-cell table:style-name="ce24" office:value-type="float" office:value="37244" calcext:value-type="float">
            <text:p>37,244</text:p>
          </table:table-cell>
          <table:table-cell table:style-name="ce24" office:value-type="float" office:value="36452" calcext:value-type="float">
            <text:p>36,452</text:p>
          </table:table-cell>
          <table:table-cell table:style-name="ce24" office:value-type="float" office:value="35101" calcext:value-type="float">
            <text:p>35,101</text:p>
          </table:table-cell>
          <table:table-cell table:style-name="ce24" office:value-type="float" office:value="33779" calcext:value-type="float">
            <text:p>33,779</text:p>
          </table:table-cell>
          <table:table-cell table:style-name="ce24" office:value-type="float" office:value="32852" calcext:value-type="float">
            <text:p>32,852</text:p>
          </table:table-cell>
          <table:table-cell table:style-name="ce24" office:value-type="float" office:value="31509" calcext:value-type="float">
            <text:p>31,509</text:p>
          </table:table-cell>
          <table:table-cell table:style-name="ce24" office:value-type="float" office:value="30478" calcext:value-type="float">
            <text:p>30,478</text:p>
          </table:table-cell>
          <table:table-cell table:style-name="ce24" office:value-type="float" office:value="29009" calcext:value-type="float">
            <text:p>29,009</text:p>
          </table:table-cell>
          <table:table-cell table:style-name="ce24" office:value-type="float" office:value="27203" calcext:value-type="float">
            <text:p>27,203</text:p>
          </table:table-cell>
          <table:table-cell table:style-name="ce24" office:value-type="float" office:value="26433" calcext:value-type="float">
            <text:p>26,433</text:p>
          </table:table-cell>
          <table:table-cell table:style-name="ce24" office:value-type="float" office:value="25347" calcext:value-type="float">
            <text:p>25,347</text:p>
          </table:table-cell>
          <table:table-cell table:style-name="ce24" office:value-type="float" office:value="23868" calcext:value-type="float">
            <text:p>23,868</text:p>
          </table:table-cell>
          <table:table-cell table:style-name="ce24" office:value-type="float" office:value="23408" calcext:value-type="float">
            <text:p>23,408</text:p>
          </table:table-cell>
          <table:table-cell table:style-name="ce24" office:value-type="float" office:value="22996" calcext:value-type="float">
            <text:p>22,996</text:p>
          </table:table-cell>
          <table:table-cell table:style-name="ce24" office:value-type="float" office:value="22717" calcext:value-type="float">
            <text:p>22,717</text:p>
          </table:table-cell>
          <table:table-cell table:style-name="ce24" office:value-type="float" office:value="22513" calcext:value-type="float">
            <text:p>22,513</text:p>
          </table:table-cell>
          <table:table-cell table:style-name="ce24" office:value-type="float" office:value="23301" calcext:value-type="float">
            <text:p>23,301</text:p>
          </table:table-cell>
          <table:table-cell table:style-name="ce24" office:value-type="float" office:value="16890" calcext:value-type="float">
            <text:p>16,890</text:p>
          </table:table-cell>
          <table:table-cell table:style-name="ce24" office:value-type="float" office:value="14875" calcext:value-type="float">
            <text:p>14,875</text:p>
          </table:table-cell>
          <table:table-cell table:style-name="ce24" office:value-type="float" office:value="14455" calcext:value-type="float">
            <text:p>14,455</text:p>
          </table:table-cell>
          <table:table-cell table:style-name="ce24" office:value-type="float" office:value="12755" calcext:value-type="float">
            <text:p>12,755</text:p>
          </table:table-cell>
          <table:table-cell table:style-name="ce24" office:value-type="float" office:value="10796" calcext:value-type="float">
            <text:p>10,796</text:p>
          </table:table-cell>
          <table:table-cell table:style-name="ce24" office:value-type="float" office:value="9160" calcext:value-type="float">
            <text:p>9,160</text:p>
          </table:table-cell>
          <table:table-cell table:style-name="ce24" office:value-type="float" office:value="8542" calcext:value-type="float">
            <text:p>8,542</text:p>
          </table:table-cell>
          <table:table-cell table:style-name="ce24" office:value-type="float" office:value="7586" calcext:value-type="float">
            <text:p>7,586</text:p>
          </table:table-cell>
          <table:table-cell table:style-name="ce24" office:value-type="float" office:value="6591" calcext:value-type="float">
            <text:p>6,591</text:p>
          </table:table-cell>
          <table:table-cell table:style-name="ce24" office:value-type="float" office:value="23097" calcext:value-type="float">
            <text:p>23,097</text:p>
          </table:table-cell>
          <table:table-cell/>
          <table:table-cell office:value-type="float" office:value="2027" calcext:value-type="float">
            <text:p>2027</text:p>
          </table:table-cell>
          <table:table-cell table:number-columns-repeated="930"/>
        </table:table-row>
        <table:table-row table:style-name="ro3">
          <table:table-cell office:value-type="float" office:value="2028" calcext:value-type="float">
            <text:p>2028</text:p>
          </table:table-cell>
          <table:table-cell table:style-name="ce24" office:value-type="float" office:value="29347" calcext:value-type="float">
            <text:p>29,347</text:p>
          </table:table-cell>
          <table:table-cell table:style-name="ce24" office:value-type="float" office:value="29596" calcext:value-type="float">
            <text:p>29,596</text:p>
          </table:table-cell>
          <table:table-cell table:style-name="ce24" office:value-type="float" office:value="29772" calcext:value-type="float">
            <text:p>29,772</text:p>
          </table:table-cell>
          <table:table-cell table:style-name="ce24" office:value-type="float" office:value="29866" calcext:value-type="float">
            <text:p>29,866</text:p>
          </table:table-cell>
          <table:table-cell table:style-name="ce24" office:value-type="float" office:value="29893" calcext:value-type="float">
            <text:p>29,893</text:p>
          </table:table-cell>
          <table:table-cell table:style-name="ce24" office:value-type="float" office:value="29885" calcext:value-type="float">
            <text:p>29,885</text:p>
          </table:table-cell>
          <table:table-cell table:style-name="ce24" office:value-type="float" office:value="29835" calcext:value-type="float">
            <text:p>29,835</text:p>
          </table:table-cell>
          <table:table-cell table:style-name="ce24" office:value-type="float" office:value="29745" calcext:value-type="float">
            <text:p>29,745</text:p>
          </table:table-cell>
          <table:table-cell table:style-name="ce24" office:value-type="float" office:value="29594" calcext:value-type="float">
            <text:p>29,594</text:p>
          </table:table-cell>
          <table:table-cell table:style-name="ce24" office:value-type="float" office:value="29405" calcext:value-type="float">
            <text:p>29,405</text:p>
          </table:table-cell>
          <table:table-cell table:style-name="ce24" office:value-type="float" office:value="29185" calcext:value-type="float">
            <text:p>29,185</text:p>
          </table:table-cell>
          <table:table-cell table:style-name="ce24" office:value-type="float" office:value="29043" calcext:value-type="float">
            <text:p>29,043</text:p>
          </table:table-cell>
          <table:table-cell table:style-name="ce24" office:value-type="float" office:value="29225" calcext:value-type="float">
            <text:p>29,225</text:p>
          </table:table-cell>
          <table:table-cell table:style-name="ce24" office:value-type="float" office:value="29385" calcext:value-type="float">
            <text:p>29,385</text:p>
          </table:table-cell>
          <table:table-cell table:style-name="ce24" office:value-type="float" office:value="29771" calcext:value-type="float">
            <text:p>29,771</text:p>
          </table:table-cell>
          <table:table-cell table:style-name="ce24" office:value-type="float" office:value="30091" calcext:value-type="float">
            <text:p>30,091</text:p>
          </table:table-cell>
          <table:table-cell table:style-name="ce24" office:value-type="float" office:value="31116" calcext:value-type="float">
            <text:p>31,116</text:p>
          </table:table-cell>
          <table:table-cell table:style-name="ce24" office:value-type="float" office:value="31881" calcext:value-type="float">
            <text:p>31,881</text:p>
          </table:table-cell>
          <table:table-cell table:style-name="ce24" office:value-type="float" office:value="30611" calcext:value-type="float">
            <text:p>30,611</text:p>
          </table:table-cell>
          <table:table-cell table:style-name="ce24" office:value-type="float" office:value="31937" calcext:value-type="float">
            <text:p>31,937</text:p>
          </table:table-cell>
          <table:table-cell table:style-name="ce24" office:value-type="float" office:value="32665" calcext:value-type="float">
            <text:p>32,665</text:p>
          </table:table-cell>
          <table:table-cell table:style-name="ce24" office:value-type="float" office:value="32092" calcext:value-type="float">
            <text:p>32,092</text:p>
          </table:table-cell>
          <table:table-cell table:style-name="ce24" office:value-type="float" office:value="31929" calcext:value-type="float">
            <text:p>31,929</text:p>
          </table:table-cell>
          <table:table-cell table:style-name="ce24" office:value-type="float" office:value="32334" calcext:value-type="float">
            <text:p>32,334</text:p>
          </table:table-cell>
          <table:table-cell table:style-name="ce24" office:value-type="float" office:value="32000" calcext:value-type="float">
            <text:p>32,000</text:p>
          </table:table-cell>
          <table:table-cell table:style-name="ce24" office:value-type="float" office:value="30871" calcext:value-type="float">
            <text:p>30,871</text:p>
          </table:table-cell>
          <table:table-cell table:style-name="ce24" office:value-type="float" office:value="30796" calcext:value-type="float">
            <text:p>30,796</text:p>
          </table:table-cell>
          <table:table-cell table:style-name="ce24" office:value-type="float" office:value="31901" calcext:value-type="float">
            <text:p>31,901</text:p>
          </table:table-cell>
          <table:table-cell table:style-name="ce24" office:value-type="float" office:value="33036" calcext:value-type="float">
            <text:p>33,036</text:p>
          </table:table-cell>
          <table:table-cell table:style-name="ce24" office:value-type="float" office:value="34071" calcext:value-type="float">
            <text:p>34,071</text:p>
          </table:table-cell>
          <table:table-cell table:style-name="ce24" office:value-type="float" office:value="34667" calcext:value-type="float">
            <text:p>34,667</text:p>
          </table:table-cell>
          <table:table-cell table:style-name="ce24" office:value-type="float" office:value="35795" calcext:value-type="float">
            <text:p>35,795</text:p>
          </table:table-cell>
          <table:table-cell table:style-name="ce24" office:value-type="float" office:value="36288" calcext:value-type="float">
            <text:p>36,288</text:p>
          </table:table-cell>
          <table:table-cell table:style-name="ce24" office:value-type="float" office:value="36741" calcext:value-type="float">
            <text:p>36,741</text:p>
          </table:table-cell>
          <table:table-cell table:style-name="ce24" office:value-type="float" office:value="37260" calcext:value-type="float">
            <text:p>37,260</text:p>
          </table:table-cell>
          <table:table-cell table:style-name="ce24" office:value-type="float" office:value="36863" calcext:value-type="float">
            <text:p>36,863</text:p>
          </table:table-cell>
          <table:table-cell table:style-name="ce24" office:value-type="float" office:value="38819" calcext:value-type="float">
            <text:p>38,819</text:p>
          </table:table-cell>
          <table:table-cell table:style-name="ce24" office:value-type="float" office:value="39088" calcext:value-type="float">
            <text:p>39,088</text:p>
          </table:table-cell>
          <table:table-cell table:style-name="ce24" office:value-type="float" office:value="37208" calcext:value-type="float">
            <text:p>37,208</text:p>
          </table:table-cell>
          <table:table-cell table:style-name="ce24" office:value-type="float" office:value="36619" calcext:value-type="float">
            <text:p>36,619</text:p>
          </table:table-cell>
          <table:table-cell table:style-name="ce24" office:value-type="float" office:value="36587" calcext:value-type="float">
            <text:p>36,587</text:p>
          </table:table-cell>
          <table:table-cell table:style-name="ce24" office:value-type="float" office:value="35164" calcext:value-type="float">
            <text:p>35,164</text:p>
          </table:table-cell>
          <table:table-cell table:style-name="ce24" office:value-type="float" office:value="35035" calcext:value-type="float">
            <text:p>35,035</text:p>
          </table:table-cell>
          <table:table-cell table:style-name="ce24" office:value-type="float" office:value="34362" calcext:value-type="float">
            <text:p>34,362</text:p>
          </table:table-cell>
          <table:table-cell table:style-name="ce24" office:value-type="float" office:value="33181" calcext:value-type="float">
            <text:p>33,181</text:p>
          </table:table-cell>
          <table:table-cell table:style-name="ce24" office:value-type="float" office:value="33519" calcext:value-type="float">
            <text:p>33,519</text:p>
          </table:table-cell>
          <table:table-cell table:style-name="ce24" office:value-type="float" office:value="33645" calcext:value-type="float">
            <text:p>33,645</text:p>
          </table:table-cell>
          <table:table-cell table:style-name="ce24" office:value-type="float" office:value="33687" calcext:value-type="float">
            <text:p>33,687</text:p>
          </table:table-cell>
          <table:table-cell table:style-name="ce24" office:value-type="float" office:value="32933" calcext:value-type="float">
            <text:p>32,933</text:p>
          </table:table-cell>
          <table:table-cell table:style-name="ce24" office:value-type="float" office:value="31942" calcext:value-type="float">
            <text:p>31,942</text:p>
          </table:table-cell>
          <table:table-cell table:style-name="ce24" office:value-type="float" office:value="29359" calcext:value-type="float">
            <text:p>29,359</text:p>
          </table:table-cell>
          <table:table-cell table:style-name="ce24" office:value-type="float" office:value="29215" calcext:value-type="float">
            <text:p>29,215</text:p>
          </table:table-cell>
          <table:table-cell table:style-name="ce24" office:value-type="float" office:value="30701" calcext:value-type="float">
            <text:p>30,701</text:p>
          </table:table-cell>
          <table:table-cell table:style-name="ce24" office:value-type="float" office:value="30678" calcext:value-type="float">
            <text:p>30,678</text:p>
          </table:table-cell>
          <table:table-cell table:style-name="ce24" office:value-type="float" office:value="31397" calcext:value-type="float">
            <text:p>31,397</text:p>
          </table:table-cell>
          <table:table-cell table:style-name="ce24" office:value-type="float" office:value="33083" calcext:value-type="float">
            <text:p>33,083</text:p>
          </table:table-cell>
          <table:table-cell table:style-name="ce24" office:value-type="float" office:value="34696" calcext:value-type="float">
            <text:p>34,696</text:p>
          </table:table-cell>
          <table:table-cell table:style-name="ce24" office:value-type="float" office:value="35693" calcext:value-type="float">
            <text:p>35,693</text:p>
          </table:table-cell>
          <table:table-cell table:style-name="ce24" office:value-type="float" office:value="35313" calcext:value-type="float">
            <text:p>35,313</text:p>
          </table:table-cell>
          <table:table-cell table:style-name="ce24" office:value-type="float" office:value="36532" calcext:value-type="float">
            <text:p>36,532</text:p>
          </table:table-cell>
          <table:table-cell table:style-name="ce24" office:value-type="float" office:value="37072" calcext:value-type="float">
            <text:p>37,072</text:p>
          </table:table-cell>
          <table:table-cell table:style-name="ce24" office:value-type="float" office:value="37620" calcext:value-type="float">
            <text:p>37,620</text:p>
          </table:table-cell>
          <table:table-cell table:style-name="ce24" office:value-type="float" office:value="36934" calcext:value-type="float">
            <text:p>36,934</text:p>
          </table:table-cell>
          <table:table-cell table:style-name="ce24" office:value-type="float" office:value="38184" calcext:value-type="float">
            <text:p>38,184</text:p>
          </table:table-cell>
          <table:table-cell table:style-name="ce24" office:value-type="float" office:value="37109" calcext:value-type="float">
            <text:p>37,109</text:p>
          </table:table-cell>
          <table:table-cell table:style-name="ce24" office:value-type="float" office:value="36922" calcext:value-type="float">
            <text:p>36,922</text:p>
          </table:table-cell>
          <table:table-cell table:style-name="ce24" office:value-type="float" office:value="36085" calcext:value-type="float">
            <text:p>36,085</text:p>
          </table:table-cell>
          <table:table-cell table:style-name="ce24" office:value-type="float" office:value="34695" calcext:value-type="float">
            <text:p>34,695</text:p>
          </table:table-cell>
          <table:table-cell table:style-name="ce24" office:value-type="float" office:value="33335" calcext:value-type="float">
            <text:p>33,335</text:p>
          </table:table-cell>
          <table:table-cell table:style-name="ce24" office:value-type="float" office:value="32367" calcext:value-type="float">
            <text:p>32,367</text:p>
          </table:table-cell>
          <table:table-cell table:style-name="ce24" office:value-type="float" office:value="30991" calcext:value-type="float">
            <text:p>30,991</text:p>
          </table:table-cell>
          <table:table-cell table:style-name="ce24" office:value-type="float" office:value="29925" calcext:value-type="float">
            <text:p>29,925</text:p>
          </table:table-cell>
          <table:table-cell table:style-name="ce24" office:value-type="float" office:value="28429" calcext:value-type="float">
            <text:p>28,429</text:p>
          </table:table-cell>
          <table:table-cell table:style-name="ce24" office:value-type="float" office:value="26603" calcext:value-type="float">
            <text:p>26,603</text:p>
          </table:table-cell>
          <table:table-cell table:style-name="ce24" office:value-type="float" office:value="25801" calcext:value-type="float">
            <text:p>25,801</text:p>
          </table:table-cell>
          <table:table-cell table:style-name="ce24" office:value-type="float" office:value="24672" calcext:value-type="float">
            <text:p>24,672</text:p>
          </table:table-cell>
          <table:table-cell table:style-name="ce24" office:value-type="float" office:value="23166" calcext:value-type="float">
            <text:p>23,166</text:p>
          </table:table-cell>
          <table:table-cell table:style-name="ce24" office:value-type="float" office:value="22660" calcext:value-type="float">
            <text:p>22,660</text:p>
          </table:table-cell>
          <table:table-cell table:style-name="ce24" office:value-type="float" office:value="22180" calcext:value-type="float">
            <text:p>22,180</text:p>
          </table:table-cell>
          <table:table-cell table:style-name="ce24" office:value-type="float" office:value="21818" calcext:value-type="float">
            <text:p>21,818</text:p>
          </table:table-cell>
          <table:table-cell table:style-name="ce24" office:value-type="float" office:value="21522" calcext:value-type="float">
            <text:p>21,522</text:p>
          </table:table-cell>
          <table:table-cell table:style-name="ce24" office:value-type="float" office:value="22168" calcext:value-type="float">
            <text:p>22,168</text:p>
          </table:table-cell>
          <table:table-cell table:style-name="ce24" office:value-type="float" office:value="15975" calcext:value-type="float">
            <text:p>15,975</text:p>
          </table:table-cell>
          <table:table-cell table:style-name="ce24" office:value-type="float" office:value="13975" calcext:value-type="float">
            <text:p>13,975</text:p>
          </table:table-cell>
          <table:table-cell table:style-name="ce24" office:value-type="float" office:value="13482" calcext:value-type="float">
            <text:p>13,482</text:p>
          </table:table-cell>
          <table:table-cell table:style-name="ce24" office:value-type="float" office:value="11802" calcext:value-type="float">
            <text:p>11,802</text:p>
          </table:table-cell>
          <table:table-cell table:style-name="ce24" office:value-type="float" office:value="9897" calcext:value-type="float">
            <text:p>9,897</text:p>
          </table:table-cell>
          <table:table-cell table:style-name="ce24" office:value-type="float" office:value="8315" calcext:value-type="float">
            <text:p>8,315</text:p>
          </table:table-cell>
          <table:table-cell table:style-name="ce24" office:value-type="float" office:value="7674" calcext:value-type="float">
            <text:p>7,674</text:p>
          </table:table-cell>
          <table:table-cell table:style-name="ce24" office:value-type="float" office:value="6740" calcext:value-type="float">
            <text:p>6,740</text:p>
          </table:table-cell>
          <table:table-cell table:style-name="ce24" office:value-type="float" office:value="24650" calcext:value-type="float">
            <text:p>24,650</text:p>
          </table:table-cell>
          <table:table-cell/>
          <table:table-cell office:value-type="float" office:value="2028" calcext:value-type="float">
            <text:p>2028</text:p>
          </table:table-cell>
          <table:table-cell table:number-columns-repeated="930"/>
        </table:table-row>
        <table:table-row table:style-name="ro3">
          <table:table-cell office:value-type="float" office:value="2029" calcext:value-type="float">
            <text:p>2029</text:p>
          </table:table-cell>
          <table:table-cell table:style-name="ce24" office:value-type="float" office:value="29233" calcext:value-type="float">
            <text:p>29,233</text:p>
          </table:table-cell>
          <table:table-cell table:style-name="ce24" office:value-type="float" office:value="29512" calcext:value-type="float">
            <text:p>29,512</text:p>
          </table:table-cell>
          <table:table-cell table:style-name="ce24" office:value-type="float" office:value="29714" calcext:value-type="float">
            <text:p>29,714</text:p>
          </table:table-cell>
          <table:table-cell table:style-name="ce24" office:value-type="float" office:value="29853" calcext:value-type="float">
            <text:p>29,853</text:p>
          </table:table-cell>
          <table:table-cell table:style-name="ce24" office:value-type="float" office:value="29931" calcext:value-type="float">
            <text:p>29,931</text:p>
          </table:table-cell>
          <table:table-cell table:style-name="ce24" office:value-type="float" office:value="29952" calcext:value-type="float">
            <text:p>29,952</text:p>
          </table:table-cell>
          <table:table-cell table:style-name="ce24" office:value-type="float" office:value="29940" calcext:value-type="float">
            <text:p>29,940</text:p>
          </table:table-cell>
          <table:table-cell table:style-name="ce24" office:value-type="float" office:value="29886" calcext:value-type="float">
            <text:p>29,886</text:p>
          </table:table-cell>
          <table:table-cell table:style-name="ce24" office:value-type="float" office:value="29785" calcext:value-type="float">
            <text:p>29,785</text:p>
          </table:table-cell>
          <table:table-cell table:style-name="ce24" office:value-type="float" office:value="29630" calcext:value-type="float">
            <text:p>29,630</text:p>
          </table:table-cell>
          <table:table-cell table:style-name="ce24" office:value-type="float" office:value="29447" calcext:value-type="float">
            <text:p>29,447</text:p>
          </table:table-cell>
          <table:table-cell table:style-name="ce24" office:value-type="float" office:value="29230" calcext:value-type="float">
            <text:p>29,230</text:p>
          </table:table-cell>
          <table:table-cell table:style-name="ce24" office:value-type="float" office:value="29074" calcext:value-type="float">
            <text:p>29,074</text:p>
          </table:table-cell>
          <table:table-cell table:style-name="ce24" office:value-type="float" office:value="29258" calcext:value-type="float">
            <text:p>29,258</text:p>
          </table:table-cell>
          <table:table-cell table:style-name="ce24" office:value-type="float" office:value="29432" calcext:value-type="float">
            <text:p>29,432</text:p>
          </table:table-cell>
          <table:table-cell table:style-name="ce24" office:value-type="float" office:value="29814" calcext:value-type="float">
            <text:p>29,814</text:p>
          </table:table-cell>
          <table:table-cell table:style-name="ce24" office:value-type="float" office:value="30143" calcext:value-type="float">
            <text:p>30,143</text:p>
          </table:table-cell>
          <table:table-cell table:style-name="ce24" office:value-type="float" office:value="31213" calcext:value-type="float">
            <text:p>31,213</text:p>
          </table:table-cell>
          <table:table-cell table:style-name="ce24" office:value-type="float" office:value="32203" calcext:value-type="float">
            <text:p>32,203</text:p>
          </table:table-cell>
          <table:table-cell table:style-name="ce24" office:value-type="float" office:value="31296" calcext:value-type="float">
            <text:p>31,296</text:p>
          </table:table-cell>
          <table:table-cell table:style-name="ce24" office:value-type="float" office:value="32724" calcext:value-type="float">
            <text:p>32,724</text:p>
          </table:table-cell>
          <table:table-cell table:style-name="ce24" office:value-type="float" office:value="33300" calcext:value-type="float">
            <text:p>33,300</text:p>
          </table:table-cell>
          <table:table-cell table:style-name="ce24" office:value-type="float" office:value="32639" calcext:value-type="float">
            <text:p>32,639</text:p>
          </table:table-cell>
          <table:table-cell table:style-name="ce24" office:value-type="float" office:value="32353" calcext:value-type="float">
            <text:p>32,353</text:p>
          </table:table-cell>
          <table:table-cell table:style-name="ce24" office:value-type="float" office:value="32525" calcext:value-type="float">
            <text:p>32,525</text:p>
          </table:table-cell>
          <table:table-cell table:style-name="ce24" office:value-type="float" office:value="32080" calcext:value-type="float">
            <text:p>32,080</text:p>
          </table:table-cell>
          <table:table-cell table:style-name="ce24" office:value-type="float" office:value="30957" calcext:value-type="float">
            <text:p>30,957</text:p>
          </table:table-cell>
          <table:table-cell table:style-name="ce24" office:value-type="float" office:value="30885" calcext:value-type="float">
            <text:p>30,885</text:p>
          </table:table-cell>
          <table:table-cell table:style-name="ce24" office:value-type="float" office:value="31976" calcext:value-type="float">
            <text:p>31,976</text:p>
          </table:table-cell>
          <table:table-cell table:style-name="ce24" office:value-type="float" office:value="33079" calcext:value-type="float">
            <text:p>33,079</text:p>
          </table:table-cell>
          <table:table-cell table:style-name="ce24" office:value-type="float" office:value="34118" calcext:value-type="float">
            <text:p>34,118</text:p>
          </table:table-cell>
          <table:table-cell table:style-name="ce24" office:value-type="float" office:value="34715" calcext:value-type="float">
            <text:p>34,715</text:p>
          </table:table-cell>
          <table:table-cell table:style-name="ce24" office:value-type="float" office:value="35812" calcext:value-type="float">
            <text:p>35,812</text:p>
          </table:table-cell>
          <table:table-cell table:style-name="ce24" office:value-type="float" office:value="36323" calcext:value-type="float">
            <text:p>36,323</text:p>
          </table:table-cell>
          <table:table-cell table:style-name="ce24" office:value-type="float" office:value="36780" calcext:value-type="float">
            <text:p>36,780</text:p>
          </table:table-cell>
          <table:table-cell table:style-name="ce24" office:value-type="float" office:value="37280" calcext:value-type="float">
            <text:p>37,280</text:p>
          </table:table-cell>
          <table:table-cell table:style-name="ce24" office:value-type="float" office:value="36889" calcext:value-type="float">
            <text:p>36,889</text:p>
          </table:table-cell>
          <table:table-cell table:style-name="ce24" office:value-type="float" office:value="38843" calcext:value-type="float">
            <text:p>38,843</text:p>
          </table:table-cell>
          <table:table-cell table:style-name="ce24" office:value-type="float" office:value="39091" calcext:value-type="float">
            <text:p>39,091</text:p>
          </table:table-cell>
          <table:table-cell table:style-name="ce24" office:value-type="float" office:value="37183" calcext:value-type="float">
            <text:p>37,183</text:p>
          </table:table-cell>
          <table:table-cell table:style-name="ce24" office:value-type="float" office:value="36590" calcext:value-type="float">
            <text:p>36,590</text:p>
          </table:table-cell>
          <table:table-cell table:style-name="ce24" office:value-type="float" office:value="36569" calcext:value-type="float">
            <text:p>36,569</text:p>
          </table:table-cell>
          <table:table-cell table:style-name="ce24" office:value-type="float" office:value="35133" calcext:value-type="float">
            <text:p>35,133</text:p>
          </table:table-cell>
          <table:table-cell table:style-name="ce24" office:value-type="float" office:value="34995" calcext:value-type="float">
            <text:p>34,995</text:p>
          </table:table-cell>
          <table:table-cell table:style-name="ce24" office:value-type="float" office:value="34328" calcext:value-type="float">
            <text:p>34,328</text:p>
          </table:table-cell>
          <table:table-cell table:style-name="ce24" office:value-type="float" office:value="33137" calcext:value-type="float">
            <text:p>33,137</text:p>
          </table:table-cell>
          <table:table-cell table:style-name="ce24" office:value-type="float" office:value="33466" calcext:value-type="float">
            <text:p>33,466</text:p>
          </table:table-cell>
          <table:table-cell table:style-name="ce24" office:value-type="float" office:value="33590" calcext:value-type="float">
            <text:p>33,590</text:p>
          </table:table-cell>
          <table:table-cell table:style-name="ce24" office:value-type="float" office:value="33625" calcext:value-type="float">
            <text:p>33,625</text:p>
          </table:table-cell>
          <table:table-cell table:style-name="ce24" office:value-type="float" office:value="32877" calcext:value-type="float">
            <text:p>32,877</text:p>
          </table:table-cell>
          <table:table-cell table:style-name="ce24" office:value-type="float" office:value="31895" calcext:value-type="float">
            <text:p>31,895</text:p>
          </table:table-cell>
          <table:table-cell table:style-name="ce24" office:value-type="float" office:value="29318" calcext:value-type="float">
            <text:p>29,318</text:p>
          </table:table-cell>
          <table:table-cell table:style-name="ce24" office:value-type="float" office:value="29167" calcext:value-type="float">
            <text:p>29,167</text:p>
          </table:table-cell>
          <table:table-cell table:style-name="ce24" office:value-type="float" office:value="30634" calcext:value-type="float">
            <text:p>30,634</text:p>
          </table:table-cell>
          <table:table-cell table:style-name="ce24" office:value-type="float" office:value="30603" calcext:value-type="float">
            <text:p>30,603</text:p>
          </table:table-cell>
          <table:table-cell table:style-name="ce24" office:value-type="float" office:value="31305" calcext:value-type="float">
            <text:p>31,305</text:p>
          </table:table-cell>
          <table:table-cell table:style-name="ce24" office:value-type="float" office:value="32978" calcext:value-type="float">
            <text:p>32,978</text:p>
          </table:table-cell>
          <table:table-cell table:style-name="ce24" office:value-type="float" office:value="34582" calcext:value-type="float">
            <text:p>34,582</text:p>
          </table:table-cell>
          <table:table-cell table:style-name="ce24" office:value-type="float" office:value="35559" calcext:value-type="float">
            <text:p>35,559</text:p>
          </table:table-cell>
          <table:table-cell table:style-name="ce24" office:value-type="float" office:value="35151" calcext:value-type="float">
            <text:p>35,151</text:p>
          </table:table-cell>
          <table:table-cell table:style-name="ce24" office:value-type="float" office:value="36343" calcext:value-type="float">
            <text:p>36,343</text:p>
          </table:table-cell>
          <table:table-cell table:style-name="ce24" office:value-type="float" office:value="36862" calcext:value-type="float">
            <text:p>36,862</text:p>
          </table:table-cell>
          <table:table-cell table:style-name="ce24" office:value-type="float" office:value="37377" calcext:value-type="float">
            <text:p>37,377</text:p>
          </table:table-cell>
          <table:table-cell table:style-name="ce24" office:value-type="float" office:value="36672" calcext:value-type="float">
            <text:p>36,672</text:p>
          </table:table-cell>
          <table:table-cell table:style-name="ce24" office:value-type="float" office:value="37888" calcext:value-type="float">
            <text:p>37,888</text:p>
          </table:table-cell>
          <table:table-cell table:style-name="ce24" office:value-type="float" office:value="36796" calcext:value-type="float">
            <text:p>36,796</text:p>
          </table:table-cell>
          <table:table-cell table:style-name="ce24" office:value-type="float" office:value="36558" calcext:value-type="float">
            <text:p>36,558</text:p>
          </table:table-cell>
          <table:table-cell table:style-name="ce24" office:value-type="float" office:value="35676" calcext:value-type="float">
            <text:p>35,676</text:p>
          </table:table-cell>
          <table:table-cell table:style-name="ce24" office:value-type="float" office:value="34248" calcext:value-type="float">
            <text:p>34,248</text:p>
          </table:table-cell>
          <table:table-cell table:style-name="ce24" office:value-type="float" office:value="32851" calcext:value-type="float">
            <text:p>32,851</text:p>
          </table:table-cell>
          <table:table-cell table:style-name="ce24" office:value-type="float" office:value="31844" calcext:value-type="float">
            <text:p>31,844</text:p>
          </table:table-cell>
          <table:table-cell table:style-name="ce24" office:value-type="float" office:value="30440" calcext:value-type="float">
            <text:p>30,440</text:p>
          </table:table-cell>
          <table:table-cell table:style-name="ce24" office:value-type="float" office:value="29337" calcext:value-type="float">
            <text:p>29,337</text:p>
          </table:table-cell>
          <table:table-cell table:style-name="ce24" office:value-type="float" office:value="27812" calcext:value-type="float">
            <text:p>27,812</text:p>
          </table:table-cell>
          <table:table-cell table:style-name="ce24" office:value-type="float" office:value="25978" calcext:value-type="float">
            <text:p>25,978</text:p>
          </table:table-cell>
          <table:table-cell table:style-name="ce24" office:value-type="float" office:value="25127" calcext:value-type="float">
            <text:p>25,127</text:p>
          </table:table-cell>
          <table:table-cell table:style-name="ce24" office:value-type="float" office:value="23962" calcext:value-type="float">
            <text:p>23,962</text:p>
          </table:table-cell>
          <table:table-cell table:style-name="ce24" office:value-type="float" office:value="22440" calcext:value-type="float">
            <text:p>22,440</text:p>
          </table:table-cell>
          <table:table-cell table:style-name="ce24" office:value-type="float" office:value="21872" calcext:value-type="float">
            <text:p>21,872</text:p>
          </table:table-cell>
          <table:table-cell table:style-name="ce24" office:value-type="float" office:value="21317" calcext:value-type="float">
            <text:p>21,317</text:p>
          </table:table-cell>
          <table:table-cell table:style-name="ce24" office:value-type="float" office:value="20874" calcext:value-type="float">
            <text:p>20,874</text:p>
          </table:table-cell>
          <table:table-cell table:style-name="ce24" office:value-type="float" office:value="20494" calcext:value-type="float">
            <text:p>20,494</text:p>
          </table:table-cell>
          <table:table-cell table:style-name="ce24" office:value-type="float" office:value="20990" calcext:value-type="float">
            <text:p>20,990</text:p>
          </table:table-cell>
          <table:table-cell table:style-name="ce24" office:value-type="float" office:value="15026" calcext:value-type="float">
            <text:p>15,026</text:p>
          </table:table-cell>
          <table:table-cell table:style-name="ce24" office:value-type="float" office:value="13050" calcext:value-type="float">
            <text:p>13,050</text:p>
          </table:table-cell>
          <table:table-cell table:style-name="ce24" office:value-type="float" office:value="12492" calcext:value-type="float">
            <text:p>12,492</text:p>
          </table:table-cell>
          <table:table-cell table:style-name="ce24" office:value-type="float" office:value="10836" calcext:value-type="float">
            <text:p>10,836</text:p>
          </table:table-cell>
          <table:table-cell table:style-name="ce24" office:value-type="float" office:value="8998" calcext:value-type="float">
            <text:p>8,998</text:p>
          </table:table-cell>
          <table:table-cell table:style-name="ce24" office:value-type="float" office:value="7484" calcext:value-type="float">
            <text:p>7,484</text:p>
          </table:table-cell>
          <table:table-cell table:style-name="ce24" office:value-type="float" office:value="6831" calcext:value-type="float">
            <text:p>6,831</text:p>
          </table:table-cell>
          <table:table-cell table:style-name="ce24" office:value-type="float" office:value="26135" calcext:value-type="float">
            <text:p>26,135</text:p>
          </table:table-cell>
          <table:table-cell/>
          <table:table-cell office:value-type="float" office:value="2029" calcext:value-type="float">
            <text:p>2029</text:p>
          </table:table-cell>
          <table:table-cell table:number-columns-repeated="930"/>
        </table:table-row>
        <table:table-row table:style-name="ro3">
          <table:table-cell office:value-type="float" office:value="2030" calcext:value-type="float">
            <text:p>2030</text:p>
          </table:table-cell>
          <table:table-cell table:style-name="ce24" office:value-type="float" office:value="29103" calcext:value-type="float">
            <text:p>29,103</text:p>
          </table:table-cell>
          <table:table-cell table:style-name="ce24" office:value-type="float" office:value="29397" calcext:value-type="float">
            <text:p>29,397</text:p>
          </table:table-cell>
          <table:table-cell table:style-name="ce24" office:value-type="float" office:value="29630" calcext:value-type="float">
            <text:p>29,630</text:p>
          </table:table-cell>
          <table:table-cell table:style-name="ce24" office:value-type="float" office:value="29795" calcext:value-type="float">
            <text:p>29,795</text:p>
          </table:table-cell>
          <table:table-cell table:style-name="ce24" office:value-type="float" office:value="29917" calcext:value-type="float">
            <text:p>29,917</text:p>
          </table:table-cell>
          <table:table-cell table:style-name="ce24" office:value-type="float" office:value="29990" calcext:value-type="float">
            <text:p>29,990</text:p>
          </table:table-cell>
          <table:table-cell table:style-name="ce24" office:value-type="float" office:value="30007" calcext:value-type="float">
            <text:p>30,007</text:p>
          </table:table-cell>
          <table:table-cell table:style-name="ce24" office:value-type="float" office:value="29991" calcext:value-type="float">
            <text:p>29,991</text:p>
          </table:table-cell>
          <table:table-cell table:style-name="ce24" office:value-type="float" office:value="29926" calcext:value-type="float">
            <text:p>29,926</text:p>
          </table:table-cell>
          <table:table-cell table:style-name="ce24" office:value-type="float" office:value="29821" calcext:value-type="float">
            <text:p>29,821</text:p>
          </table:table-cell>
          <table:table-cell table:style-name="ce24" office:value-type="float" office:value="29673" calcext:value-type="float">
            <text:p>29,673</text:p>
          </table:table-cell>
          <table:table-cell table:style-name="ce24" office:value-type="float" office:value="29492" calcext:value-type="float">
            <text:p>29,492</text:p>
          </table:table-cell>
          <table:table-cell table:style-name="ce24" office:value-type="float" office:value="29261" calcext:value-type="float">
            <text:p>29,261</text:p>
          </table:table-cell>
          <table:table-cell table:style-name="ce24" office:value-type="float" office:value="29107" calcext:value-type="float">
            <text:p>29,107</text:p>
          </table:table-cell>
          <table:table-cell table:style-name="ce24" office:value-type="float" office:value="29304" calcext:value-type="float">
            <text:p>29,304</text:p>
          </table:table-cell>
          <table:table-cell table:style-name="ce24" office:value-type="float" office:value="29476" calcext:value-type="float">
            <text:p>29,476</text:p>
          </table:table-cell>
          <table:table-cell table:style-name="ce24" office:value-type="float" office:value="29865" calcext:value-type="float">
            <text:p>29,865</text:p>
          </table:table-cell>
          <table:table-cell table:style-name="ce24" office:value-type="float" office:value="30239" calcext:value-type="float">
            <text:p>30,239</text:p>
          </table:table-cell>
          <table:table-cell table:style-name="ce24" office:value-type="float" office:value="31541" calcext:value-type="float">
            <text:p>31,541</text:p>
          </table:table-cell>
          <table:table-cell table:style-name="ce24" office:value-type="float" office:value="32889" calcext:value-type="float">
            <text:p>32,889</text:p>
          </table:table-cell>
          <table:table-cell table:style-name="ce24" office:value-type="float" office:value="32078" calcext:value-type="float">
            <text:p>32,078</text:p>
          </table:table-cell>
          <table:table-cell table:style-name="ce24" office:value-type="float" office:value="33364" calcext:value-type="float">
            <text:p>33,364</text:p>
          </table:table-cell>
          <table:table-cell table:style-name="ce24" office:value-type="float" office:value="33850" calcext:value-type="float">
            <text:p>33,850</text:p>
          </table:table-cell>
          <table:table-cell table:style-name="ce24" office:value-type="float" office:value="33065" calcext:value-type="float">
            <text:p>33,065</text:p>
          </table:table-cell>
          <table:table-cell table:style-name="ce24" office:value-type="float" office:value="32542" calcext:value-type="float">
            <text:p>32,542</text:p>
          </table:table-cell>
          <table:table-cell table:style-name="ce24" office:value-type="float" office:value="32601" calcext:value-type="float">
            <text:p>32,601</text:p>
          </table:table-cell>
          <table:table-cell table:style-name="ce24" office:value-type="float" office:value="32163" calcext:value-type="float">
            <text:p>32,163</text:p>
          </table:table-cell>
          <table:table-cell table:style-name="ce24" office:value-type="float" office:value="31044" calcext:value-type="float">
            <text:p>31,044</text:p>
          </table:table-cell>
          <table:table-cell table:style-name="ce24" office:value-type="float" office:value="30962" calcext:value-type="float">
            <text:p>30,962</text:p>
          </table:table-cell>
          <table:table-cell table:style-name="ce24" office:value-type="float" office:value="32022" calcext:value-type="float">
            <text:p>32,022</text:p>
          </table:table-cell>
          <table:table-cell table:style-name="ce24" office:value-type="float" office:value="33129" calcext:value-type="float">
            <text:p>33,129</text:p>
          </table:table-cell>
          <table:table-cell table:style-name="ce24" office:value-type="float" office:value="34167" calcext:value-type="float">
            <text:p>34,167</text:p>
          </table:table-cell>
          <table:table-cell table:style-name="ce24" office:value-type="float" office:value="34735" calcext:value-type="float">
            <text:p>34,735</text:p>
          </table:table-cell>
          <table:table-cell table:style-name="ce24" office:value-type="float" office:value="35847" calcext:value-type="float">
            <text:p>35,847</text:p>
          </table:table-cell>
          <table:table-cell table:style-name="ce24" office:value-type="float" office:value="36363" calcext:value-type="float">
            <text:p>36,363</text:p>
          </table:table-cell>
          <table:table-cell table:style-name="ce24" office:value-type="float" office:value="36801" calcext:value-type="float">
            <text:p>36,801</text:p>
          </table:table-cell>
          <table:table-cell table:style-name="ce24" office:value-type="float" office:value="37305" calcext:value-type="float">
            <text:p>37,305</text:p>
          </table:table-cell>
          <table:table-cell table:style-name="ce24" office:value-type="float" office:value="36913" calcext:value-type="float">
            <text:p>36,913</text:p>
          </table:table-cell>
          <table:table-cell table:style-name="ce24" office:value-type="float" office:value="38848" calcext:value-type="float">
            <text:p>38,848</text:p>
          </table:table-cell>
          <table:table-cell table:style-name="ce24" office:value-type="float" office:value="39065" calcext:value-type="float">
            <text:p>39,065</text:p>
          </table:table-cell>
          <table:table-cell table:style-name="ce24" office:value-type="float" office:value="37154" calcext:value-type="float">
            <text:p>37,154</text:p>
          </table:table-cell>
          <table:table-cell table:style-name="ce24" office:value-type="float" office:value="36574" calcext:value-type="float">
            <text:p>36,574</text:p>
          </table:table-cell>
          <table:table-cell table:style-name="ce24" office:value-type="float" office:value="36537" calcext:value-type="float">
            <text:p>36,537</text:p>
          </table:table-cell>
          <table:table-cell table:style-name="ce24" office:value-type="float" office:value="35094" calcext:value-type="float">
            <text:p>35,094</text:p>
          </table:table-cell>
          <table:table-cell table:style-name="ce24" office:value-type="float" office:value="34962" calcext:value-type="float">
            <text:p>34,962</text:p>
          </table:table-cell>
          <table:table-cell table:style-name="ce24" office:value-type="float" office:value="34283" calcext:value-type="float">
            <text:p>34,283</text:p>
          </table:table-cell>
          <table:table-cell table:style-name="ce24" office:value-type="float" office:value="33085" calcext:value-type="float">
            <text:p>33,085</text:p>
          </table:table-cell>
          <table:table-cell table:style-name="ce24" office:value-type="float" office:value="33411" calcext:value-type="float">
            <text:p>33,411</text:p>
          </table:table-cell>
          <table:table-cell table:style-name="ce24" office:value-type="float" office:value="33529" calcext:value-type="float">
            <text:p>33,529</text:p>
          </table:table-cell>
          <table:table-cell table:style-name="ce24" office:value-type="float" office:value="33570" calcext:value-type="float">
            <text:p>33,570</text:p>
          </table:table-cell>
          <table:table-cell table:style-name="ce24" office:value-type="float" office:value="32832" calcext:value-type="float">
            <text:p>32,832</text:p>
          </table:table-cell>
          <table:table-cell table:style-name="ce24" office:value-type="float" office:value="31852" calcext:value-type="float">
            <text:p>31,852</text:p>
          </table:table-cell>
          <table:table-cell table:style-name="ce24" office:value-type="float" office:value="29270" calcext:value-type="float">
            <text:p>29,270</text:p>
          </table:table-cell>
          <table:table-cell table:style-name="ce24" office:value-type="float" office:value="29106" calcext:value-type="float">
            <text:p>29,106</text:p>
          </table:table-cell>
          <table:table-cell table:style-name="ce24" office:value-type="float" office:value="30561" calcext:value-type="float">
            <text:p>30,561</text:p>
          </table:table-cell>
          <table:table-cell table:style-name="ce24" office:value-type="float" office:value="30515" calcext:value-type="float">
            <text:p>30,515</text:p>
          </table:table-cell>
          <table:table-cell table:style-name="ce24" office:value-type="float" office:value="31206" calcext:value-type="float">
            <text:p>31,206</text:p>
          </table:table-cell>
          <table:table-cell table:style-name="ce24" office:value-type="float" office:value="32871" calcext:value-type="float">
            <text:p>32,871</text:p>
          </table:table-cell>
          <table:table-cell table:style-name="ce24" office:value-type="float" office:value="34456" calcext:value-type="float">
            <text:p>34,456</text:p>
          </table:table-cell>
          <table:table-cell table:style-name="ce24" office:value-type="float" office:value="35398" calcext:value-type="float">
            <text:p>35,398</text:p>
          </table:table-cell>
          <table:table-cell table:style-name="ce24" office:value-type="float" office:value="34975" calcext:value-type="float">
            <text:p>34,975</text:p>
          </table:table-cell>
          <table:table-cell table:style-name="ce24" office:value-type="float" office:value="36142" calcext:value-type="float">
            <text:p>36,142</text:p>
          </table:table-cell>
          <table:table-cell table:style-name="ce24" office:value-type="float" office:value="36630" calcext:value-type="float">
            <text:p>36,630</text:p>
          </table:table-cell>
          <table:table-cell table:style-name="ce24" office:value-type="float" office:value="37116" calcext:value-type="float">
            <text:p>37,116</text:p>
          </table:table-cell>
          <table:table-cell table:style-name="ce24" office:value-type="float" office:value="36396" calcext:value-type="float">
            <text:p>36,396</text:p>
          </table:table-cell>
          <table:table-cell table:style-name="ce24" office:value-type="float" office:value="37575" calcext:value-type="float">
            <text:p>37,575</text:p>
          </table:table-cell>
          <table:table-cell table:style-name="ce24" office:value-type="float" office:value="36442" calcext:value-type="float">
            <text:p>36,442</text:p>
          </table:table-cell>
          <table:table-cell table:style-name="ce24" office:value-type="float" office:value="36152" calcext:value-type="float">
            <text:p>36,152</text:p>
          </table:table-cell>
          <table:table-cell table:style-name="ce24" office:value-type="float" office:value="35225" calcext:value-type="float">
            <text:p>35,225</text:p>
          </table:table-cell>
          <table:table-cell table:style-name="ce24" office:value-type="float" office:value="33760" calcext:value-type="float">
            <text:p>33,760</text:p>
          </table:table-cell>
          <table:table-cell table:style-name="ce24" office:value-type="float" office:value="32330" calcext:value-type="float">
            <text:p>32,330</text:p>
          </table:table-cell>
          <table:table-cell table:style-name="ce24" office:value-type="float" office:value="31288" calcext:value-type="float">
            <text:p>31,288</text:p>
          </table:table-cell>
          <table:table-cell table:style-name="ce24" office:value-type="float" office:value="29853" calcext:value-type="float">
            <text:p>29,853</text:p>
          </table:table-cell>
          <table:table-cell table:style-name="ce24" office:value-type="float" office:value="28712" calcext:value-type="float">
            <text:p>28,712</text:p>
          </table:table-cell>
          <table:table-cell table:style-name="ce24" office:value-type="float" office:value="27172" calcext:value-type="float">
            <text:p>27,172</text:p>
          </table:table-cell>
          <table:table-cell table:style-name="ce24" office:value-type="float" office:value="25311" calcext:value-type="float">
            <text:p>25,311</text:p>
          </table:table-cell>
          <table:table-cell table:style-name="ce24" office:value-type="float" office:value="24416" calcext:value-type="float">
            <text:p>24,416</text:p>
          </table:table-cell>
          <table:table-cell table:style-name="ce24" office:value-type="float" office:value="23225" calcext:value-type="float">
            <text:p>23,225</text:p>
          </table:table-cell>
          <table:table-cell table:style-name="ce24" office:value-type="float" office:value="21674" calcext:value-type="float">
            <text:p>21,674</text:p>
          </table:table-cell>
          <table:table-cell table:style-name="ce24" office:value-type="float" office:value="21038" calcext:value-type="float">
            <text:p>21,038</text:p>
          </table:table-cell>
          <table:table-cell table:style-name="ce24" office:value-type="float" office:value="20412" calcext:value-type="float">
            <text:p>20,412</text:p>
          </table:table-cell>
          <table:table-cell table:style-name="ce24" office:value-type="float" office:value="19895" calcext:value-type="float">
            <text:p>19,895</text:p>
          </table:table-cell>
          <table:table-cell table:style-name="ce24" office:value-type="float" office:value="19424" calcext:value-type="float">
            <text:p>19,424</text:p>
          </table:table-cell>
          <table:table-cell table:style-name="ce24" office:value-type="float" office:value="19767" calcext:value-type="float">
            <text:p>19,767</text:p>
          </table:table-cell>
          <table:table-cell table:style-name="ce24" office:value-type="float" office:value="14048" calcext:value-type="float">
            <text:p>14,048</text:p>
          </table:table-cell>
          <table:table-cell table:style-name="ce24" office:value-type="float" office:value="12108" calcext:value-type="float">
            <text:p>12,108</text:p>
          </table:table-cell>
          <table:table-cell table:style-name="ce24" office:value-type="float" office:value="11488" calcext:value-type="float">
            <text:p>11,488</text:p>
          </table:table-cell>
          <table:table-cell table:style-name="ce24" office:value-type="float" office:value="9868" calcext:value-type="float">
            <text:p>9,868</text:p>
          </table:table-cell>
          <table:table-cell table:style-name="ce24" office:value-type="float" office:value="8113" calcext:value-type="float">
            <text:p>8,113</text:p>
          </table:table-cell>
          <table:table-cell table:style-name="ce24" office:value-type="float" office:value="6675" calcext:value-type="float">
            <text:p>6,675</text:p>
          </table:table-cell>
          <table:table-cell table:style-name="ce24" office:value-type="float" office:value="27510" calcext:value-type="float">
            <text:p>27,510</text:p>
          </table:table-cell>
          <table:table-cell/>
          <table:table-cell office:value-type="float" office:value="2030" calcext:value-type="float">
            <text:p>2030</text:p>
          </table:table-cell>
          <table:table-cell table:number-columns-repeated="930"/>
        </table:table-row>
        <table:table-row table:style-name="ro3">
          <table:table-cell office:value-type="float" office:value="2031" calcext:value-type="float">
            <text:p>2031</text:p>
          </table:table-cell>
          <table:table-cell table:style-name="ce24" office:value-type="float" office:value="28975" calcext:value-type="float">
            <text:p>28,975</text:p>
          </table:table-cell>
          <table:table-cell table:style-name="ce24" office:value-type="float" office:value="29268" calcext:value-type="float">
            <text:p>29,268</text:p>
          </table:table-cell>
          <table:table-cell table:style-name="ce24" office:value-type="float" office:value="29515" calcext:value-type="float">
            <text:p>29,515</text:p>
          </table:table-cell>
          <table:table-cell table:style-name="ce24" office:value-type="float" office:value="29711" calcext:value-type="float">
            <text:p>29,711</text:p>
          </table:table-cell>
          <table:table-cell table:style-name="ce24" office:value-type="float" office:value="29858" calcext:value-type="float">
            <text:p>29,858</text:p>
          </table:table-cell>
          <table:table-cell table:style-name="ce24" office:value-type="float" office:value="29976" calcext:value-type="float">
            <text:p>29,976</text:p>
          </table:table-cell>
          <table:table-cell table:style-name="ce24" office:value-type="float" office:value="30045" calcext:value-type="float">
            <text:p>30,045</text:p>
          </table:table-cell>
          <table:table-cell table:style-name="ce24" office:value-type="float" office:value="30056" calcext:value-type="float">
            <text:p>30,056</text:p>
          </table:table-cell>
          <table:table-cell table:style-name="ce24" office:value-type="float" office:value="30031" calcext:value-type="float">
            <text:p>30,031</text:p>
          </table:table-cell>
          <table:table-cell table:style-name="ce24" office:value-type="float" office:value="29962" calcext:value-type="float">
            <text:p>29,962</text:p>
          </table:table-cell>
          <table:table-cell table:style-name="ce24" office:value-type="float" office:value="29863" calcext:value-type="float">
            <text:p>29,863</text:p>
          </table:table-cell>
          <table:table-cell table:style-name="ce24" office:value-type="float" office:value="29718" calcext:value-type="float">
            <text:p>29,718</text:p>
          </table:table-cell>
          <table:table-cell table:style-name="ce24" office:value-type="float" office:value="29523" calcext:value-type="float">
            <text:p>29,523</text:p>
          </table:table-cell>
          <table:table-cell table:style-name="ce24" office:value-type="float" office:value="29296" calcext:value-type="float">
            <text:p>29,296</text:p>
          </table:table-cell>
          <table:table-cell table:style-name="ce24" office:value-type="float" office:value="29153" calcext:value-type="float">
            <text:p>29,153</text:p>
          </table:table-cell>
          <table:table-cell table:style-name="ce24" office:value-type="float" office:value="29347" calcext:value-type="float">
            <text:p>29,347</text:p>
          </table:table-cell>
          <table:table-cell table:style-name="ce24" office:value-type="float" office:value="29527" calcext:value-type="float">
            <text:p>29,527</text:p>
          </table:table-cell>
          <table:table-cell table:style-name="ce24" office:value-type="float" office:value="29960" calcext:value-type="float">
            <text:p>29,960</text:p>
          </table:table-cell>
          <table:table-cell table:style-name="ce24" office:value-type="float" office:value="30562" calcext:value-type="float">
            <text:p>30,562</text:p>
          </table:table-cell>
          <table:table-cell table:style-name="ce24" office:value-type="float" office:value="32236" calcext:value-type="float">
            <text:p>32,236</text:p>
          </table:table-cell>
          <table:table-cell table:style-name="ce24" office:value-type="float" office:value="33678" calcext:value-type="float">
            <text:p>33,678</text:p>
          </table:table-cell>
          <table:table-cell table:style-name="ce24" office:value-type="float" office:value="32714" calcext:value-type="float">
            <text:p>32,714</text:p>
          </table:table-cell>
          <table:table-cell table:style-name="ce24" office:value-type="float" office:value="33918" calcext:value-type="float">
            <text:p>33,918</text:p>
          </table:table-cell>
          <table:table-cell table:style-name="ce24" office:value-type="float" office:value="34276" calcext:value-type="float">
            <text:p>34,276</text:p>
          </table:table-cell>
          <table:table-cell table:style-name="ce24" office:value-type="float" office:value="33252" calcext:value-type="float">
            <text:p>33,252</text:p>
          </table:table-cell>
          <table:table-cell table:style-name="ce24" office:value-type="float" office:value="32618" calcext:value-type="float">
            <text:p>32,618</text:p>
          </table:table-cell>
          <table:table-cell table:style-name="ce24" office:value-type="float" office:value="32682" calcext:value-type="float">
            <text:p>32,682</text:p>
          </table:table-cell>
          <table:table-cell table:style-name="ce24" office:value-type="float" office:value="32251" calcext:value-type="float">
            <text:p>32,251</text:p>
          </table:table-cell>
          <table:table-cell table:style-name="ce24" office:value-type="float" office:value="31124" calcext:value-type="float">
            <text:p>31,124</text:p>
          </table:table-cell>
          <table:table-cell table:style-name="ce24" office:value-type="float" office:value="31010" calcext:value-type="float">
            <text:p>31,010</text:p>
          </table:table-cell>
          <table:table-cell table:style-name="ce24" office:value-type="float" office:value="32074" calcext:value-type="float">
            <text:p>32,074</text:p>
          </table:table-cell>
          <table:table-cell table:style-name="ce24" office:value-type="float" office:value="33179" calcext:value-type="float">
            <text:p>33,179</text:p>
          </table:table-cell>
          <table:table-cell table:style-name="ce24" office:value-type="float" office:value="34187" calcext:value-type="float">
            <text:p>34,187</text:p>
          </table:table-cell>
          <table:table-cell table:style-name="ce24" office:value-type="float" office:value="34771" calcext:value-type="float">
            <text:p>34,771</text:p>
          </table:table-cell>
          <table:table-cell table:style-name="ce24" office:value-type="float" office:value="35888" calcext:value-type="float">
            <text:p>35,888</text:p>
          </table:table-cell>
          <table:table-cell table:style-name="ce24" office:value-type="float" office:value="36385" calcext:value-type="float">
            <text:p>36,385</text:p>
          </table:table-cell>
          <table:table-cell table:style-name="ce24" office:value-type="float" office:value="36827" calcext:value-type="float">
            <text:p>36,827</text:p>
          </table:table-cell>
          <table:table-cell table:style-name="ce24" office:value-type="float" office:value="37328" calcext:value-type="float">
            <text:p>37,328</text:p>
          </table:table-cell>
          <table:table-cell table:style-name="ce24" office:value-type="float" office:value="36920" calcext:value-type="float">
            <text:p>36,920</text:p>
          </table:table-cell>
          <table:table-cell table:style-name="ce24" office:value-type="float" office:value="38824" calcext:value-type="float">
            <text:p>38,824</text:p>
          </table:table-cell>
          <table:table-cell table:style-name="ce24" office:value-type="float" office:value="39034" calcext:value-type="float">
            <text:p>39,034</text:p>
          </table:table-cell>
          <table:table-cell table:style-name="ce24" office:value-type="float" office:value="37135" calcext:value-type="float">
            <text:p>37,135</text:p>
          </table:table-cell>
          <table:table-cell table:style-name="ce24" office:value-type="float" office:value="36544" calcext:value-type="float">
            <text:p>36,544</text:p>
          </table:table-cell>
          <table:table-cell table:style-name="ce24" office:value-type="float" office:value="36497" calcext:value-type="float">
            <text:p>36,497</text:p>
          </table:table-cell>
          <table:table-cell table:style-name="ce24" office:value-type="float" office:value="35063" calcext:value-type="float">
            <text:p>35,063</text:p>
          </table:table-cell>
          <table:table-cell table:style-name="ce24" office:value-type="float" office:value="34919" calcext:value-type="float">
            <text:p>34,919</text:p>
          </table:table-cell>
          <table:table-cell table:style-name="ce24" office:value-type="float" office:value="34230" calcext:value-type="float">
            <text:p>34,230</text:p>
          </table:table-cell>
          <table:table-cell table:style-name="ce24" office:value-type="float" office:value="33032" calcext:value-type="float">
            <text:p>33,032</text:p>
          </table:table-cell>
          <table:table-cell table:style-name="ce24" office:value-type="float" office:value="33352" calcext:value-type="float">
            <text:p>33,352</text:p>
          </table:table-cell>
          <table:table-cell table:style-name="ce24" office:value-type="float" office:value="33475" calcext:value-type="float">
            <text:p>33,475</text:p>
          </table:table-cell>
          <table:table-cell table:style-name="ce24" office:value-type="float" office:value="33527" calcext:value-type="float">
            <text:p>33,527</text:p>
          </table:table-cell>
          <table:table-cell table:style-name="ce24" office:value-type="float" office:value="32791" calcext:value-type="float">
            <text:p>32,791</text:p>
          </table:table-cell>
          <table:table-cell table:style-name="ce24" office:value-type="float" office:value="31800" calcext:value-type="float">
            <text:p>31,800</text:p>
          </table:table-cell>
          <table:table-cell table:style-name="ce24" office:value-type="float" office:value="29209" calcext:value-type="float">
            <text:p>29,209</text:p>
          </table:table-cell>
          <table:table-cell table:style-name="ce24" office:value-type="float" office:value="29038" calcext:value-type="float">
            <text:p>29,038</text:p>
          </table:table-cell>
          <table:table-cell table:style-name="ce24" office:value-type="float" office:value="30474" calcext:value-type="float">
            <text:p>30,474</text:p>
          </table:table-cell>
          <table:table-cell table:style-name="ce24" office:value-type="float" office:value="30420" calcext:value-type="float">
            <text:p>30,420</text:p>
          </table:table-cell>
          <table:table-cell table:style-name="ce24" office:value-type="float" office:value="31108" calcext:value-type="float">
            <text:p>31,108</text:p>
          </table:table-cell>
          <table:table-cell table:style-name="ce24" office:value-type="float" office:value="32754" calcext:value-type="float">
            <text:p>32,754</text:p>
          </table:table-cell>
          <table:table-cell table:style-name="ce24" office:value-type="float" office:value="34304" calcext:value-type="float">
            <text:p>34,304</text:p>
          </table:table-cell>
          <table:table-cell table:style-name="ce24" office:value-type="float" office:value="35222" calcext:value-type="float">
            <text:p>35,222</text:p>
          </table:table-cell>
          <table:table-cell table:style-name="ce24" office:value-type="float" office:value="34785" calcext:value-type="float">
            <text:p>34,785</text:p>
          </table:table-cell>
          <table:table-cell table:style-name="ce24" office:value-type="float" office:value="35918" calcext:value-type="float">
            <text:p>35,918</text:p>
          </table:table-cell>
          <table:table-cell table:style-name="ce24" office:value-type="float" office:value="36380" calcext:value-type="float">
            <text:p>36,380</text:p>
          </table:table-cell>
          <table:table-cell table:style-name="ce24" office:value-type="float" office:value="36839" calcext:value-type="float">
            <text:p>36,839</text:p>
          </table:table-cell>
          <table:table-cell table:style-name="ce24" office:value-type="float" office:value="36102" calcext:value-type="float">
            <text:p>36,102</text:p>
          </table:table-cell>
          <table:table-cell table:style-name="ce24" office:value-type="float" office:value="37219" calcext:value-type="float">
            <text:p>37,219</text:p>
          </table:table-cell>
          <table:table-cell table:style-name="ce24" office:value-type="float" office:value="36043" calcext:value-type="float">
            <text:p>36,043</text:p>
          </table:table-cell>
          <table:table-cell table:style-name="ce24" office:value-type="float" office:value="35703" calcext:value-type="float">
            <text:p>35,703</text:p>
          </table:table-cell>
          <table:table-cell table:style-name="ce24" office:value-type="float" office:value="34731" calcext:value-type="float">
            <text:p>34,731</text:p>
          </table:table-cell>
          <table:table-cell table:style-name="ce24" office:value-type="float" office:value="33235" calcext:value-type="float">
            <text:p>33,235</text:p>
          </table:table-cell>
          <table:table-cell table:style-name="ce24" office:value-type="float" office:value="31775" calcext:value-type="float">
            <text:p>31,775</text:p>
          </table:table-cell>
          <table:table-cell table:style-name="ce24" office:value-type="float" office:value="30695" calcext:value-type="float">
            <text:p>30,695</text:p>
          </table:table-cell>
          <table:table-cell table:style-name="ce24" office:value-type="float" office:value="29228" calcext:value-type="float">
            <text:p>29,228</text:p>
          </table:table-cell>
          <table:table-cell table:style-name="ce24" office:value-type="float" office:value="28063" calcext:value-type="float">
            <text:p>28,063</text:p>
          </table:table-cell>
          <table:table-cell table:style-name="ce24" office:value-type="float" office:value="26486" calcext:value-type="float">
            <text:p>26,486</text:p>
          </table:table-cell>
          <table:table-cell table:style-name="ce24" office:value-type="float" office:value="24608" calcext:value-type="float">
            <text:p>24,608</text:p>
          </table:table-cell>
          <table:table-cell table:style-name="ce24" office:value-type="float" office:value="23677" calcext:value-type="float">
            <text:p>23,677</text:p>
          </table:table-cell>
          <table:table-cell table:style-name="ce24" office:value-type="float" office:value="22446" calcext:value-type="float">
            <text:p>22,446</text:p>
          </table:table-cell>
          <table:table-cell table:style-name="ce24" office:value-type="float" office:value="20860" calcext:value-type="float">
            <text:p>20,860</text:p>
          </table:table-cell>
          <table:table-cell table:style-name="ce24" office:value-type="float" office:value="20160" calcext:value-type="float">
            <text:p>20,160</text:p>
          </table:table-cell>
          <table:table-cell table:style-name="ce24" office:value-type="float" office:value="19472" calcext:value-type="float">
            <text:p>19,472</text:p>
          </table:table-cell>
          <table:table-cell table:style-name="ce24" office:value-type="float" office:value="18875" calcext:value-type="float">
            <text:p>18,875</text:p>
          </table:table-cell>
          <table:table-cell table:style-name="ce24" office:value-type="float" office:value="18312" calcext:value-type="float">
            <text:p>18,312</text:p>
          </table:table-cell>
          <table:table-cell table:style-name="ce24" office:value-type="float" office:value="18503" calcext:value-type="float">
            <text:p>18,503</text:p>
          </table:table-cell>
          <table:table-cell table:style-name="ce24" office:value-type="float" office:value="13051" calcext:value-type="float">
            <text:p>13,051</text:p>
          </table:table-cell>
          <table:table-cell table:style-name="ce24" office:value-type="float" office:value="11150" calcext:value-type="float">
            <text:p>11,150</text:p>
          </table:table-cell>
          <table:table-cell table:style-name="ce24" office:value-type="float" office:value="10478" calcext:value-type="float">
            <text:p>10,478</text:p>
          </table:table-cell>
          <table:table-cell table:style-name="ce24" office:value-type="float" office:value="8912" calcext:value-type="float">
            <text:p>8,912</text:p>
          </table:table-cell>
          <table:table-cell table:style-name="ce24" office:value-type="float" office:value="7249" calcext:value-type="float">
            <text:p>7,249</text:p>
          </table:table-cell>
          <table:table-cell table:style-name="ce24" office:value-type="float" office:value="28563" calcext:value-type="float">
            <text:p>28,563</text:p>
          </table:table-cell>
          <table:table-cell/>
          <table:table-cell office:value-type="float" office:value="2031" calcext:value-type="float">
            <text:p>2031</text:p>
          </table:table-cell>
          <table:table-cell table:number-columns-repeated="930"/>
        </table:table-row>
        <table:table-row table:style-name="ro3">
          <table:table-cell office:value-type="float" office:value="2032" calcext:value-type="float">
            <text:p>2032</text:p>
          </table:table-cell>
          <table:table-cell table:style-name="ce24" office:value-type="float" office:value="28862" calcext:value-type="float">
            <text:p>28,862</text:p>
          </table:table-cell>
          <table:table-cell table:style-name="ce24" office:value-type="float" office:value="29140" calcext:value-type="float">
            <text:p>29,140</text:p>
          </table:table-cell>
          <table:table-cell table:style-name="ce24" office:value-type="float" office:value="29387" calcext:value-type="float">
            <text:p>29,387</text:p>
          </table:table-cell>
          <table:table-cell table:style-name="ce24" office:value-type="float" office:value="29596" calcext:value-type="float">
            <text:p>29,596</text:p>
          </table:table-cell>
          <table:table-cell table:style-name="ce24" office:value-type="float" office:value="29775" calcext:value-type="float">
            <text:p>29,775</text:p>
          </table:table-cell>
          <table:table-cell table:style-name="ce24" office:value-type="float" office:value="29917" calcext:value-type="float">
            <text:p>29,917</text:p>
          </table:table-cell>
          <table:table-cell table:style-name="ce24" office:value-type="float" office:value="30031" calcext:value-type="float">
            <text:p>30,031</text:p>
          </table:table-cell>
          <table:table-cell table:style-name="ce24" office:value-type="float" office:value="30095" calcext:value-type="float">
            <text:p>30,095</text:p>
          </table:table-cell>
          <table:table-cell table:style-name="ce24" office:value-type="float" office:value="30096" calcext:value-type="float">
            <text:p>30,096</text:p>
          </table:table-cell>
          <table:table-cell table:style-name="ce24" office:value-type="float" office:value="30068" calcext:value-type="float">
            <text:p>30,068</text:p>
          </table:table-cell>
          <table:table-cell table:style-name="ce24" office:value-type="float" office:value="30004" calcext:value-type="float">
            <text:p>30,004</text:p>
          </table:table-cell>
          <table:table-cell table:style-name="ce24" office:value-type="float" office:value="29907" calcext:value-type="float">
            <text:p>29,907</text:p>
          </table:table-cell>
          <table:table-cell table:style-name="ce24" office:value-type="float" office:value="29749" calcext:value-type="float">
            <text:p>29,749</text:p>
          </table:table-cell>
          <table:table-cell table:style-name="ce24" office:value-type="float" office:value="29556" calcext:value-type="float">
            <text:p>29,556</text:p>
          </table:table-cell>
          <table:table-cell table:style-name="ce24" office:value-type="float" office:value="29343" calcext:value-type="float">
            <text:p>29,343</text:p>
          </table:table-cell>
          <table:table-cell table:style-name="ce24" office:value-type="float" office:value="29196" calcext:value-type="float">
            <text:p>29,196</text:p>
          </table:table-cell>
          <table:table-cell table:style-name="ce24" office:value-type="float" office:value="29398" calcext:value-type="float">
            <text:p>29,398</text:p>
          </table:table-cell>
          <table:table-cell table:style-name="ce24" office:value-type="float" office:value="29623" calcext:value-type="float">
            <text:p>29,623</text:p>
          </table:table-cell>
          <table:table-cell table:style-name="ce24" office:value-type="float" office:value="30280" calcext:value-type="float">
            <text:p>30,280</text:p>
          </table:table-cell>
          <table:table-cell table:style-name="ce24" office:value-type="float" office:value="31248" calcext:value-type="float">
            <text:p>31,248</text:p>
          </table:table-cell>
          <table:table-cell table:style-name="ce24" office:value-type="float" office:value="33028" calcext:value-type="float">
            <text:p>33,028</text:p>
          </table:table-cell>
          <table:table-cell table:style-name="ce24" office:value-type="float" office:value="34319" calcext:value-type="float">
            <text:p>34,319</text:p>
          </table:table-cell>
          <table:table-cell table:style-name="ce24" office:value-type="float" office:value="33266" calcext:value-type="float">
            <text:p>33,266</text:p>
          </table:table-cell>
          <table:table-cell table:style-name="ce24" office:value-type="float" office:value="34343" calcext:value-type="float">
            <text:p>34,343</text:p>
          </table:table-cell>
          <table:table-cell table:style-name="ce24" office:value-type="float" office:value="34459" calcext:value-type="float">
            <text:p>34,459</text:p>
          </table:table-cell>
          <table:table-cell table:style-name="ce24" office:value-type="float" office:value="33326" calcext:value-type="float">
            <text:p>33,326</text:p>
          </table:table-cell>
          <table:table-cell table:style-name="ce24" office:value-type="float" office:value="32697" calcext:value-type="float">
            <text:p>32,697</text:p>
          </table:table-cell>
          <table:table-cell table:style-name="ce24" office:value-type="float" office:value="32767" calcext:value-type="float">
            <text:p>32,767</text:p>
          </table:table-cell>
          <table:table-cell table:style-name="ce24" office:value-type="float" office:value="32328" calcext:value-type="float">
            <text:p>32,328</text:p>
          </table:table-cell>
          <table:table-cell table:style-name="ce24" office:value-type="float" office:value="31172" calcext:value-type="float">
            <text:p>31,172</text:p>
          </table:table-cell>
          <table:table-cell table:style-name="ce24" office:value-type="float" office:value="31062" calcext:value-type="float">
            <text:p>31,062</text:p>
          </table:table-cell>
          <table:table-cell table:style-name="ce24" office:value-type="float" office:value="32126" calcext:value-type="float">
            <text:p>32,126</text:p>
          </table:table-cell>
          <table:table-cell table:style-name="ce24" office:value-type="float" office:value="33201" calcext:value-type="float">
            <text:p>33,201</text:p>
          </table:table-cell>
          <table:table-cell table:style-name="ce24" office:value-type="float" office:value="34224" calcext:value-type="float">
            <text:p>34,224</text:p>
          </table:table-cell>
          <table:table-cell table:style-name="ce24" office:value-type="float" office:value="34812" calcext:value-type="float">
            <text:p>34,812</text:p>
          </table:table-cell>
          <table:table-cell table:style-name="ce24" office:value-type="float" office:value="35910" calcext:value-type="float">
            <text:p>35,910</text:p>
          </table:table-cell>
          <table:table-cell table:style-name="ce24" office:value-type="float" office:value="36412" calcext:value-type="float">
            <text:p>36,412</text:p>
          </table:table-cell>
          <table:table-cell table:style-name="ce24" office:value-type="float" office:value="36851" calcext:value-type="float">
            <text:p>36,851</text:p>
          </table:table-cell>
          <table:table-cell table:style-name="ce24" office:value-type="float" office:value="37334" calcext:value-type="float">
            <text:p>37,334</text:p>
          </table:table-cell>
          <table:table-cell table:style-name="ce24" office:value-type="float" office:value="36899" calcext:value-type="float">
            <text:p>36,899</text:p>
          </table:table-cell>
          <table:table-cell table:style-name="ce24" office:value-type="float" office:value="38797" calcext:value-type="float">
            <text:p>38,797</text:p>
          </table:table-cell>
          <table:table-cell table:style-name="ce24" office:value-type="float" office:value="39016" calcext:value-type="float">
            <text:p>39,016</text:p>
          </table:table-cell>
          <table:table-cell table:style-name="ce24" office:value-type="float" office:value="37106" calcext:value-type="float">
            <text:p>37,106</text:p>
          </table:table-cell>
          <table:table-cell table:style-name="ce24" office:value-type="float" office:value="36507" calcext:value-type="float">
            <text:p>36,507</text:p>
          </table:table-cell>
          <table:table-cell table:style-name="ce24" office:value-type="float" office:value="36466" calcext:value-type="float">
            <text:p>36,466</text:p>
          </table:table-cell>
          <table:table-cell table:style-name="ce24" office:value-type="float" office:value="35021" calcext:value-type="float">
            <text:p>35,021</text:p>
          </table:table-cell>
          <table:table-cell table:style-name="ce24" office:value-type="float" office:value="34867" calcext:value-type="float">
            <text:p>34,867</text:p>
          </table:table-cell>
          <table:table-cell table:style-name="ce24" office:value-type="float" office:value="34177" calcext:value-type="float">
            <text:p>34,177</text:p>
          </table:table-cell>
          <table:table-cell table:style-name="ce24" office:value-type="float" office:value="32974" calcext:value-type="float">
            <text:p>32,974</text:p>
          </table:table-cell>
          <table:table-cell table:style-name="ce24" office:value-type="float" office:value="33300" calcext:value-type="float">
            <text:p>33,300</text:p>
          </table:table-cell>
          <table:table-cell table:style-name="ce24" office:value-type="float" office:value="33434" calcext:value-type="float">
            <text:p>33,434</text:p>
          </table:table-cell>
          <table:table-cell table:style-name="ce24" office:value-type="float" office:value="33487" calcext:value-type="float">
            <text:p>33,487</text:p>
          </table:table-cell>
          <table:table-cell table:style-name="ce24" office:value-type="float" office:value="32742" calcext:value-type="float">
            <text:p>32,742</text:p>
          </table:table-cell>
          <table:table-cell table:style-name="ce24" office:value-type="float" office:value="31734" calcext:value-type="float">
            <text:p>31,734</text:p>
          </table:table-cell>
          <table:table-cell table:style-name="ce24" office:value-type="float" office:value="29141" calcext:value-type="float">
            <text:p>29,141</text:p>
          </table:table-cell>
          <table:table-cell table:style-name="ce24" office:value-type="float" office:value="28958" calcext:value-type="float">
            <text:p>28,958</text:p>
          </table:table-cell>
          <table:table-cell table:style-name="ce24" office:value-type="float" office:value="30379" calcext:value-type="float">
            <text:p>30,379</text:p>
          </table:table-cell>
          <table:table-cell table:style-name="ce24" office:value-type="float" office:value="30326" calcext:value-type="float">
            <text:p>30,326</text:p>
          </table:table-cell>
          <table:table-cell table:style-name="ce24" office:value-type="float" office:value="31000" calcext:value-type="float">
            <text:p>31,000</text:p>
          </table:table-cell>
          <table:table-cell table:style-name="ce24" office:value-type="float" office:value="32614" calcext:value-type="float">
            <text:p>32,614</text:p>
          </table:table-cell>
          <table:table-cell table:style-name="ce24" office:value-type="float" office:value="34139" calcext:value-type="float">
            <text:p>34,139</text:p>
          </table:table-cell>
          <table:table-cell table:style-name="ce24" office:value-type="float" office:value="35033" calcext:value-type="float">
            <text:p>35,033</text:p>
          </table:table-cell>
          <table:table-cell table:style-name="ce24" office:value-type="float" office:value="34574" calcext:value-type="float">
            <text:p>34,574</text:p>
          </table:table-cell>
          <table:table-cell table:style-name="ce24" office:value-type="float" office:value="35677" calcext:value-type="float">
            <text:p>35,677</text:p>
          </table:table-cell>
          <table:table-cell table:style-name="ce24" office:value-type="float" office:value="36115" calcext:value-type="float">
            <text:p>36,115</text:p>
          </table:table-cell>
          <table:table-cell table:style-name="ce24" office:value-type="float" office:value="36544" calcext:value-type="float">
            <text:p>36,544</text:p>
          </table:table-cell>
          <table:table-cell table:style-name="ce24" office:value-type="float" office:value="35767" calcext:value-type="float">
            <text:p>35,767</text:p>
          </table:table-cell>
          <table:table-cell table:style-name="ce24" office:value-type="float" office:value="36819" calcext:value-type="float">
            <text:p>36,819</text:p>
          </table:table-cell>
          <table:table-cell table:style-name="ce24" office:value-type="float" office:value="35602" calcext:value-type="float">
            <text:p>35,602</text:p>
          </table:table-cell>
          <table:table-cell table:style-name="ce24" office:value-type="float" office:value="35212" calcext:value-type="float">
            <text:p>35,212</text:p>
          </table:table-cell>
          <table:table-cell table:style-name="ce24" office:value-type="float" office:value="34199" calcext:value-type="float">
            <text:p>34,199</text:p>
          </table:table-cell>
          <table:table-cell table:style-name="ce24" office:value-type="float" office:value="32674" calcext:value-type="float">
            <text:p>32,674</text:p>
          </table:table-cell>
          <table:table-cell table:style-name="ce24" office:value-type="float" office:value="31182" calcext:value-type="float">
            <text:p>31,182</text:p>
          </table:table-cell>
          <table:table-cell table:style-name="ce24" office:value-type="float" office:value="30064" calcext:value-type="float">
            <text:p>30,064</text:p>
          </table:table-cell>
          <table:table-cell table:style-name="ce24" office:value-type="float" office:value="28577" calcext:value-type="float">
            <text:p>28,577</text:p>
          </table:table-cell>
          <table:table-cell table:style-name="ce24" office:value-type="float" office:value="27367" calcext:value-type="float">
            <text:p>27,367</text:p>
          </table:table-cell>
          <table:table-cell table:style-name="ce24" office:value-type="float" office:value="25762" calcext:value-type="float">
            <text:p>25,762</text:p>
          </table:table-cell>
          <table:table-cell table:style-name="ce24" office:value-type="float" office:value="23876" calcext:value-type="float">
            <text:p>23,876</text:p>
          </table:table-cell>
          <table:table-cell table:style-name="ce24" office:value-type="float" office:value="22896" calcext:value-type="float">
            <text:p>22,896</text:p>
          </table:table-cell>
          <table:table-cell table:style-name="ce24" office:value-type="float" office:value="21618" calcext:value-type="float">
            <text:p>21,618</text:p>
          </table:table-cell>
          <table:table-cell table:style-name="ce24" office:value-type="float" office:value="20003" calcext:value-type="float">
            <text:p>20,003</text:p>
          </table:table-cell>
          <table:table-cell table:style-name="ce24" office:value-type="float" office:value="19247" calcext:value-type="float">
            <text:p>19,247</text:p>
          </table:table-cell>
          <table:table-cell table:style-name="ce24" office:value-type="float" office:value="18489" calcext:value-type="float">
            <text:p>18,489</text:p>
          </table:table-cell>
          <table:table-cell table:style-name="ce24" office:value-type="float" office:value="17812" calcext:value-type="float">
            <text:p>17,812</text:p>
          </table:table-cell>
          <table:table-cell table:style-name="ce24" office:value-type="float" office:value="17160" calcext:value-type="float">
            <text:p>17,160</text:p>
          </table:table-cell>
          <table:table-cell table:style-name="ce24" office:value-type="float" office:value="17208" calcext:value-type="float">
            <text:p>17,208</text:p>
          </table:table-cell>
          <table:table-cell table:style-name="ce24" office:value-type="float" office:value="12035" calcext:value-type="float">
            <text:p>12,035</text:p>
          </table:table-cell>
          <table:table-cell table:style-name="ce24" office:value-type="float" office:value="10186" calcext:value-type="float">
            <text:p>10,186</text:p>
          </table:table-cell>
          <table:table-cell table:style-name="ce24" office:value-type="float" office:value="9478" calcext:value-type="float">
            <text:p>9,478</text:p>
          </table:table-cell>
          <table:table-cell table:style-name="ce24" office:value-type="float" office:value="7976" calcext:value-type="float">
            <text:p>7,976</text:p>
          </table:table-cell>
          <table:table-cell table:style-name="ce24" office:value-type="float" office:value="29984" calcext:value-type="float">
            <text:p>29,984</text:p>
          </table:table-cell>
          <table:table-cell/>
          <table:table-cell office:value-type="float" office:value="2032" calcext:value-type="float">
            <text:p>2032</text:p>
          </table:table-cell>
          <table:table-cell table:number-columns-repeated="930"/>
        </table:table-row>
        <table:table-row table:style-name="ro3">
          <table:table-cell office:value-type="float" office:value="2033" calcext:value-type="float">
            <text:p>2033</text:p>
          </table:table-cell>
          <table:table-cell table:style-name="ce24" office:value-type="float" office:value="28770" calcext:value-type="float">
            <text:p>28,770</text:p>
          </table:table-cell>
          <table:table-cell table:style-name="ce24" office:value-type="float" office:value="29027" calcext:value-type="float">
            <text:p>29,027</text:p>
          </table:table-cell>
          <table:table-cell table:style-name="ce24" office:value-type="float" office:value="29259" calcext:value-type="float">
            <text:p>29,259</text:p>
          </table:table-cell>
          <table:table-cell table:style-name="ce24" office:value-type="float" office:value="29469" calcext:value-type="float">
            <text:p>29,469</text:p>
          </table:table-cell>
          <table:table-cell table:style-name="ce24" office:value-type="float" office:value="29659" calcext:value-type="float">
            <text:p>29,659</text:p>
          </table:table-cell>
          <table:table-cell table:style-name="ce24" office:value-type="float" office:value="29835" calcext:value-type="float">
            <text:p>29,835</text:p>
          </table:table-cell>
          <table:table-cell table:style-name="ce24" office:value-type="float" office:value="29972" calcext:value-type="float">
            <text:p>29,972</text:p>
          </table:table-cell>
          <table:table-cell table:style-name="ce24" office:value-type="float" office:value="30081" calcext:value-type="float">
            <text:p>30,081</text:p>
          </table:table-cell>
          <table:table-cell table:style-name="ce24" office:value-type="float" office:value="30135" calcext:value-type="float">
            <text:p>30,135</text:p>
          </table:table-cell>
          <table:table-cell table:style-name="ce24" office:value-type="float" office:value="30133" calcext:value-type="float">
            <text:p>30,133</text:p>
          </table:table-cell>
          <table:table-cell table:style-name="ce24" office:value-type="float" office:value="30111" calcext:value-type="float">
            <text:p>30,111</text:p>
          </table:table-cell>
          <table:table-cell table:style-name="ce24" office:value-type="float" office:value="30048" calcext:value-type="float">
            <text:p>30,048</text:p>
          </table:table-cell>
          <table:table-cell table:style-name="ce24" office:value-type="float" office:value="29938" calcext:value-type="float">
            <text:p>29,938</text:p>
          </table:table-cell>
          <table:table-cell table:style-name="ce24" office:value-type="float" office:value="29783" calcext:value-type="float">
            <text:p>29,783</text:p>
          </table:table-cell>
          <table:table-cell table:style-name="ce24" office:value-type="float" office:value="29604" calcext:value-type="float">
            <text:p>29,604</text:p>
          </table:table-cell>
          <table:table-cell table:style-name="ce24" office:value-type="float" office:value="29386" calcext:value-type="float">
            <text:p>29,386</text:p>
          </table:table-cell>
          <table:table-cell table:style-name="ce24" office:value-type="float" office:value="29247" calcext:value-type="float">
            <text:p>29,247</text:p>
          </table:table-cell>
          <table:table-cell table:style-name="ce24" office:value-type="float" office:value="29493" calcext:value-type="float">
            <text:p>29,493</text:p>
          </table:table-cell>
          <table:table-cell table:style-name="ce24" office:value-type="float" office:value="29942" calcext:value-type="float">
            <text:p>29,942</text:p>
          </table:table-cell>
          <table:table-cell table:style-name="ce24" office:value-type="float" office:value="30957" calcext:value-type="float">
            <text:p>30,957</text:p>
          </table:table-cell>
          <table:table-cell table:style-name="ce24" office:value-type="float" office:value="32030" calcext:value-type="float">
            <text:p>32,030</text:p>
          </table:table-cell>
          <table:table-cell table:style-name="ce24" office:value-type="float" office:value="33670" calcext:value-type="float">
            <text:p>33,670</text:p>
          </table:table-cell>
          <table:table-cell table:style-name="ce24" office:value-type="float" office:value="34874" calcext:value-type="float">
            <text:p>34,874</text:p>
          </table:table-cell>
          <table:table-cell table:style-name="ce24" office:value-type="float" office:value="33690" calcext:value-type="float">
            <text:p>33,690</text:p>
          </table:table-cell>
          <table:table-cell table:style-name="ce24" office:value-type="float" office:value="34522" calcext:value-type="float">
            <text:p>34,522</text:p>
          </table:table-cell>
          <table:table-cell table:style-name="ce24" office:value-type="float" office:value="34528" calcext:value-type="float">
            <text:p>34,528</text:p>
          </table:table-cell>
          <table:table-cell table:style-name="ce24" office:value-type="float" office:value="33405" calcext:value-type="float">
            <text:p>33,405</text:p>
          </table:table-cell>
          <table:table-cell table:style-name="ce24" office:value-type="float" office:value="32782" calcext:value-type="float">
            <text:p>32,782</text:p>
          </table:table-cell>
          <table:table-cell table:style-name="ce24" office:value-type="float" office:value="32843" calcext:value-type="float">
            <text:p>32,843</text:p>
          </table:table-cell>
          <table:table-cell table:style-name="ce24" office:value-type="float" office:value="32375" calcext:value-type="float">
            <text:p>32,375</text:p>
          </table:table-cell>
          <table:table-cell table:style-name="ce24" office:value-type="float" office:value="31225" calcext:value-type="float">
            <text:p>31,225</text:p>
          </table:table-cell>
          <table:table-cell table:style-name="ce24" office:value-type="float" office:value="31117" calcext:value-type="float">
            <text:p>31,117</text:p>
          </table:table-cell>
          <table:table-cell table:style-name="ce24" office:value-type="float" office:value="32150" calcext:value-type="float">
            <text:p>32,150</text:p>
          </table:table-cell>
          <table:table-cell table:style-name="ce24" office:value-type="float" office:value="33240" calcext:value-type="float">
            <text:p>33,240</text:p>
          </table:table-cell>
          <table:table-cell table:style-name="ce24" office:value-type="float" office:value="34265" calcext:value-type="float">
            <text:p>34,265</text:p>
          </table:table-cell>
          <table:table-cell table:style-name="ce24" office:value-type="float" office:value="34836" calcext:value-type="float">
            <text:p>34,836</text:p>
          </table:table-cell>
          <table:table-cell table:style-name="ce24" office:value-type="float" office:value="35937" calcext:value-type="float">
            <text:p>35,937</text:p>
          </table:table-cell>
          <table:table-cell table:style-name="ce24" office:value-type="float" office:value="36435" calcext:value-type="float">
            <text:p>36,435</text:p>
          </table:table-cell>
          <table:table-cell table:style-name="ce24" office:value-type="float" office:value="36858" calcext:value-type="float">
            <text:p>36,858</text:p>
          </table:table-cell>
          <table:table-cell table:style-name="ce24" office:value-type="float" office:value="37312" calcext:value-type="float">
            <text:p>37,312</text:p>
          </table:table-cell>
          <table:table-cell table:style-name="ce24" office:value-type="float" office:value="36874" calcext:value-type="float">
            <text:p>36,874</text:p>
          </table:table-cell>
          <table:table-cell table:style-name="ce24" office:value-type="float" office:value="38782" calcext:value-type="float">
            <text:p>38,782</text:p>
          </table:table-cell>
          <table:table-cell table:style-name="ce24" office:value-type="float" office:value="38985" calcext:value-type="float">
            <text:p>38,985</text:p>
          </table:table-cell>
          <table:table-cell table:style-name="ce24" office:value-type="float" office:value="37069" calcext:value-type="float">
            <text:p>37,069</text:p>
          </table:table-cell>
          <table:table-cell table:style-name="ce24" office:value-type="float" office:value="36479" calcext:value-type="float">
            <text:p>36,479</text:p>
          </table:table-cell>
          <table:table-cell table:style-name="ce24" office:value-type="float" office:value="36422" calcext:value-type="float">
            <text:p>36,422</text:p>
          </table:table-cell>
          <table:table-cell table:style-name="ce24" office:value-type="float" office:value="34971" calcext:value-type="float">
            <text:p>34,971</text:p>
          </table:table-cell>
          <table:table-cell table:style-name="ce24" office:value-type="float" office:value="34815" calcext:value-type="float">
            <text:p>34,815</text:p>
          </table:table-cell>
          <table:table-cell table:style-name="ce24" office:value-type="float" office:value="34118" calcext:value-type="float">
            <text:p>34,118</text:p>
          </table:table-cell>
          <table:table-cell table:style-name="ce24" office:value-type="float" office:value="32924" calcext:value-type="float">
            <text:p>32,924</text:p>
          </table:table-cell>
          <table:table-cell table:style-name="ce24" office:value-type="float" office:value="33259" calcext:value-type="float">
            <text:p>33,259</text:p>
          </table:table-cell>
          <table:table-cell table:style-name="ce24" office:value-type="float" office:value="33398" calcext:value-type="float">
            <text:p>33,398</text:p>
          </table:table-cell>
          <table:table-cell table:style-name="ce24" office:value-type="float" office:value="33439" calcext:value-type="float">
            <text:p>33,439</text:p>
          </table:table-cell>
          <table:table-cell table:style-name="ce24" office:value-type="float" office:value="32679" calcext:value-type="float">
            <text:p>32,679</text:p>
          </table:table-cell>
          <table:table-cell table:style-name="ce24" office:value-type="float" office:value="31661" calcext:value-type="float">
            <text:p>31,661</text:p>
          </table:table-cell>
          <table:table-cell table:style-name="ce24" office:value-type="float" office:value="29060" calcext:value-type="float">
            <text:p>29,060</text:p>
          </table:table-cell>
          <table:table-cell table:style-name="ce24" office:value-type="float" office:value="28871" calcext:value-type="float">
            <text:p>28,871</text:p>
          </table:table-cell>
          <table:table-cell table:style-name="ce24" office:value-type="float" office:value="30286" calcext:value-type="float">
            <text:p>30,286</text:p>
          </table:table-cell>
          <table:table-cell table:style-name="ce24" office:value-type="float" office:value="30221" calcext:value-type="float">
            <text:p>30,221</text:p>
          </table:table-cell>
          <table:table-cell table:style-name="ce24" office:value-type="float" office:value="30869" calcext:value-type="float">
            <text:p>30,869</text:p>
          </table:table-cell>
          <table:table-cell table:style-name="ce24" office:value-type="float" office:value="32459" calcext:value-type="float">
            <text:p>32,459</text:p>
          </table:table-cell>
          <table:table-cell table:style-name="ce24" office:value-type="float" office:value="33960" calcext:value-type="float">
            <text:p>33,960</text:p>
          </table:table-cell>
          <table:table-cell table:style-name="ce24" office:value-type="float" office:value="34824" calcext:value-type="float">
            <text:p>34,824</text:p>
          </table:table-cell>
          <table:table-cell table:style-name="ce24" office:value-type="float" office:value="34345" calcext:value-type="float">
            <text:p>34,345</text:p>
          </table:table-cell>
          <table:table-cell table:style-name="ce24" office:value-type="float" office:value="35421" calcext:value-type="float">
            <text:p>35,421</text:p>
          </table:table-cell>
          <table:table-cell table:style-name="ce24" office:value-type="float" office:value="35831" calcext:value-type="float">
            <text:p>35,831</text:p>
          </table:table-cell>
          <table:table-cell table:style-name="ce24" office:value-type="float" office:value="36209" calcext:value-type="float">
            <text:p>36,209</text:p>
          </table:table-cell>
          <table:table-cell table:style-name="ce24" office:value-type="float" office:value="35388" calcext:value-type="float">
            <text:p>35,388</text:p>
          </table:table-cell>
          <table:table-cell table:style-name="ce24" office:value-type="float" office:value="36376" calcext:value-type="float">
            <text:p>36,376</text:p>
          </table:table-cell>
          <table:table-cell table:style-name="ce24" office:value-type="float" office:value="35119" calcext:value-type="float">
            <text:p>35,119</text:p>
          </table:table-cell>
          <table:table-cell table:style-name="ce24" office:value-type="float" office:value="34681" calcext:value-type="float">
            <text:p>34,681</text:p>
          </table:table-cell>
          <table:table-cell table:style-name="ce24" office:value-type="float" office:value="33631" calcext:value-type="float">
            <text:p>33,631</text:p>
          </table:table-cell>
          <table:table-cell table:style-name="ce24" office:value-type="float" office:value="32074" calcext:value-type="float">
            <text:p>32,074</text:p>
          </table:table-cell>
          <table:table-cell table:style-name="ce24" office:value-type="float" office:value="30551" calcext:value-type="float">
            <text:p>30,551</text:p>
          </table:table-cell>
          <table:table-cell table:style-name="ce24" office:value-type="float" office:value="29405" calcext:value-type="float">
            <text:p>29,405</text:p>
          </table:table-cell>
          <table:table-cell table:style-name="ce24" office:value-type="float" office:value="27879" calcext:value-type="float">
            <text:p>27,879</text:p>
          </table:table-cell>
          <table:table-cell table:style-name="ce24" office:value-type="float" office:value="26631" calcext:value-type="float">
            <text:p>26,631</text:p>
          </table:table-cell>
          <table:table-cell table:style-name="ce24" office:value-type="float" office:value="25008" calcext:value-type="float">
            <text:p>25,008</text:p>
          </table:table-cell>
          <table:table-cell table:style-name="ce24" office:value-type="float" office:value="23100" calcext:value-type="float">
            <text:p>23,100</text:p>
          </table:table-cell>
          <table:table-cell table:style-name="ce24" office:value-type="float" office:value="22064" calcext:value-type="float">
            <text:p>22,064</text:p>
          </table:table-cell>
          <table:table-cell table:style-name="ce24" office:value-type="float" office:value="20744" calcext:value-type="float">
            <text:p>20,744</text:p>
          </table:table-cell>
          <table:table-cell table:style-name="ce24" office:value-type="float" office:value="19110" calcext:value-type="float">
            <text:p>19,110</text:p>
          </table:table-cell>
          <table:table-cell table:style-name="ce24" office:value-type="float" office:value="18291" calcext:value-type="float">
            <text:p>18,291</text:p>
          </table:table-cell>
          <table:table-cell table:style-name="ce24" office:value-type="float" office:value="17462" calcext:value-type="float">
            <text:p>17,462</text:p>
          </table:table-cell>
          <table:table-cell table:style-name="ce24" office:value-type="float" office:value="16710" calcext:value-type="float">
            <text:p>16,710</text:p>
          </table:table-cell>
          <table:table-cell table:style-name="ce24" office:value-type="float" office:value="15981" calcext:value-type="float">
            <text:p>15,981</text:p>
          </table:table-cell>
          <table:table-cell table:style-name="ce24" office:value-type="float" office:value="15888" calcext:value-type="float">
            <text:p>15,888</text:p>
          </table:table-cell>
          <table:table-cell table:style-name="ce24" office:value-type="float" office:value="11010" calcext:value-type="float">
            <text:p>11,010</text:p>
          </table:table-cell>
          <table:table-cell table:style-name="ce24" office:value-type="float" office:value="9229" calcext:value-type="float">
            <text:p>9,229</text:p>
          </table:table-cell>
          <table:table-cell table:style-name="ce24" office:value-type="float" office:value="8498" calcext:value-type="float">
            <text:p>8,498</text:p>
          </table:table-cell>
          <table:table-cell table:style-name="ce24" office:value-type="float" office:value="31862" calcext:value-type="float">
            <text:p>31,862</text:p>
          </table:table-cell>
          <table:table-cell/>
          <table:table-cell office:value-type="float" office:value="2033" calcext:value-type="float">
            <text:p>2033</text:p>
          </table:table-cell>
          <table:table-cell table:number-columns-repeated="930"/>
        </table:table-row>
        <table:table-row table:style-name="ro3">
          <table:table-cell office:value-type="float" office:value="2034" calcext:value-type="float">
            <text:p>2034</text:p>
          </table:table-cell>
          <table:table-cell table:style-name="ce24" office:value-type="float" office:value="28684" calcext:value-type="float">
            <text:p>28,684</text:p>
          </table:table-cell>
          <table:table-cell table:style-name="ce24" office:value-type="float" office:value="28935" calcext:value-type="float">
            <text:p>28,935</text:p>
          </table:table-cell>
          <table:table-cell table:style-name="ce24" office:value-type="float" office:value="29146" calcext:value-type="float">
            <text:p>29,146</text:p>
          </table:table-cell>
          <table:table-cell table:style-name="ce24" office:value-type="float" office:value="29341" calcext:value-type="float">
            <text:p>29,341</text:p>
          </table:table-cell>
          <table:table-cell table:style-name="ce24" office:value-type="float" office:value="29532" calcext:value-type="float">
            <text:p>29,532</text:p>
          </table:table-cell>
          <table:table-cell table:style-name="ce24" office:value-type="float" office:value="29718" calcext:value-type="float">
            <text:p>29,718</text:p>
          </table:table-cell>
          <table:table-cell table:style-name="ce24" office:value-type="float" office:value="29890" calcext:value-type="float">
            <text:p>29,890</text:p>
          </table:table-cell>
          <table:table-cell table:style-name="ce24" office:value-type="float" office:value="30023" calcext:value-type="float">
            <text:p>30,023</text:p>
          </table:table-cell>
          <table:table-cell table:style-name="ce24" office:value-type="float" office:value="30121" calcext:value-type="float">
            <text:p>30,121</text:p>
          </table:table-cell>
          <table:table-cell table:style-name="ce24" office:value-type="float" office:value="30172" calcext:value-type="float">
            <text:p>30,172</text:p>
          </table:table-cell>
          <table:table-cell table:style-name="ce24" office:value-type="float" office:value="30176" calcext:value-type="float">
            <text:p>30,176</text:p>
          </table:table-cell>
          <table:table-cell table:style-name="ce24" office:value-type="float" office:value="30156" calcext:value-type="float">
            <text:p>30,156</text:p>
          </table:table-cell>
          <table:table-cell table:style-name="ce24" office:value-type="float" office:value="30079" calcext:value-type="float">
            <text:p>30,079</text:p>
          </table:table-cell>
          <table:table-cell table:style-name="ce24" office:value-type="float" office:value="29972" calcext:value-type="float">
            <text:p>29,972</text:p>
          </table:table-cell>
          <table:table-cell table:style-name="ce24" office:value-type="float" office:value="29831" calcext:value-type="float">
            <text:p>29,831</text:p>
          </table:table-cell>
          <table:table-cell table:style-name="ce24" office:value-type="float" office:value="29648" calcext:value-type="float">
            <text:p>29,648</text:p>
          </table:table-cell>
          <table:table-cell table:style-name="ce24" office:value-type="float" office:value="29437" calcext:value-type="float">
            <text:p>29,437</text:p>
          </table:table-cell>
          <table:table-cell table:style-name="ce24" office:value-type="float" office:value="29342" calcext:value-type="float">
            <text:p>29,342</text:p>
          </table:table-cell>
          <table:table-cell table:style-name="ce24" office:value-type="float" office:value="29810" calcext:value-type="float">
            <text:p>29,810</text:p>
          </table:table-cell>
          <table:table-cell table:style-name="ce24" office:value-type="float" office:value="30617" calcext:value-type="float">
            <text:p>30,617</text:p>
          </table:table-cell>
          <table:table-cell table:style-name="ce24" office:value-type="float" office:value="31733" calcext:value-type="float">
            <text:p>31,733</text:p>
          </table:table-cell>
          <table:table-cell table:style-name="ce24" office:value-type="float" office:value="32667" calcext:value-type="float">
            <text:p>32,667</text:p>
          </table:table-cell>
          <table:table-cell table:style-name="ce24" office:value-type="float" office:value="34226" calcext:value-type="float">
            <text:p>34,226</text:p>
          </table:table-cell>
          <table:table-cell table:style-name="ce24" office:value-type="float" office:value="35301" calcext:value-type="float">
            <text:p>35,301</text:p>
          </table:table-cell>
          <table:table-cell table:style-name="ce24" office:value-type="float" office:value="33871" calcext:value-type="float">
            <text:p>33,871</text:p>
          </table:table-cell>
          <table:table-cell table:style-name="ce24" office:value-type="float" office:value="34591" calcext:value-type="float">
            <text:p>34,591</text:p>
          </table:table-cell>
          <table:table-cell table:style-name="ce24" office:value-type="float" office:value="34603" calcext:value-type="float">
            <text:p>34,603</text:p>
          </table:table-cell>
          <table:table-cell table:style-name="ce24" office:value-type="float" office:value="33488" calcext:value-type="float">
            <text:p>33,488</text:p>
          </table:table-cell>
          <table:table-cell table:style-name="ce24" office:value-type="float" office:value="32857" calcext:value-type="float">
            <text:p>32,857</text:p>
          </table:table-cell>
          <table:table-cell table:style-name="ce24" office:value-type="float" office:value="32890" calcext:value-type="float">
            <text:p>32,890</text:p>
          </table:table-cell>
          <table:table-cell table:style-name="ce24" office:value-type="float" office:value="32428" calcext:value-type="float">
            <text:p>32,428</text:p>
          </table:table-cell>
          <table:table-cell table:style-name="ce24" office:value-type="float" office:value="31280" calcext:value-type="float">
            <text:p>31,280</text:p>
          </table:table-cell>
          <table:table-cell table:style-name="ce24" office:value-type="float" office:value="31143" calcext:value-type="float">
            <text:p>31,143</text:p>
          </table:table-cell>
          <table:table-cell table:style-name="ce24" office:value-type="float" office:value="32191" calcext:value-type="float">
            <text:p>32,191</text:p>
          </table:table-cell>
          <table:table-cell table:style-name="ce24" office:value-type="float" office:value="33283" calcext:value-type="float">
            <text:p>33,283</text:p>
          </table:table-cell>
          <table:table-cell table:style-name="ce24" office:value-type="float" office:value="34289" calcext:value-type="float">
            <text:p>34,289</text:p>
          </table:table-cell>
          <table:table-cell table:style-name="ce24" office:value-type="float" office:value="34864" calcext:value-type="float">
            <text:p>34,864</text:p>
          </table:table-cell>
          <table:table-cell table:style-name="ce24" office:value-type="float" office:value="35962" calcext:value-type="float">
            <text:p>35,962</text:p>
          </table:table-cell>
          <table:table-cell table:style-name="ce24" office:value-type="float" office:value="36442" calcext:value-type="float">
            <text:p>36,442</text:p>
          </table:table-cell>
          <table:table-cell table:style-name="ce24" office:value-type="float" office:value="36837" calcext:value-type="float">
            <text:p>36,837</text:p>
          </table:table-cell>
          <table:table-cell table:style-name="ce24" office:value-type="float" office:value="37288" calcext:value-type="float">
            <text:p>37,288</text:p>
          </table:table-cell>
          <table:table-cell table:style-name="ce24" office:value-type="float" office:value="36863" calcext:value-type="float">
            <text:p>36,863</text:p>
          </table:table-cell>
          <table:table-cell table:style-name="ce24" office:value-type="float" office:value="38754" calcext:value-type="float">
            <text:p>38,754</text:p>
          </table:table-cell>
          <table:table-cell table:style-name="ce24" office:value-type="float" office:value="38946" calcext:value-type="float">
            <text:p>38,946</text:p>
          </table:table-cell>
          <table:table-cell table:style-name="ce24" office:value-type="float" office:value="37042" calcext:value-type="float">
            <text:p>37,042</text:p>
          </table:table-cell>
          <table:table-cell table:style-name="ce24" office:value-type="float" office:value="36438" calcext:value-type="float">
            <text:p>36,438</text:p>
          </table:table-cell>
          <table:table-cell table:style-name="ce24" office:value-type="float" office:value="36370" calcext:value-type="float">
            <text:p>36,370</text:p>
          </table:table-cell>
          <table:table-cell table:style-name="ce24" office:value-type="float" office:value="34920" calcext:value-type="float">
            <text:p>34,920</text:p>
          </table:table-cell>
          <table:table-cell table:style-name="ce24" office:value-type="float" office:value="34757" calcext:value-type="float">
            <text:p>34,757</text:p>
          </table:table-cell>
          <table:table-cell table:style-name="ce24" office:value-type="float" office:value="34067" calcext:value-type="float">
            <text:p>34,067</text:p>
          </table:table-cell>
          <table:table-cell table:style-name="ce24" office:value-type="float" office:value="32885" calcext:value-type="float">
            <text:p>32,885</text:p>
          </table:table-cell>
          <table:table-cell table:style-name="ce24" office:value-type="float" office:value="33224" calcext:value-type="float">
            <text:p>33,224</text:p>
          </table:table-cell>
          <table:table-cell table:style-name="ce24" office:value-type="float" office:value="33351" calcext:value-type="float">
            <text:p>33,351</text:p>
          </table:table-cell>
          <table:table-cell table:style-name="ce24" office:value-type="float" office:value="33376" calcext:value-type="float">
            <text:p>33,376</text:p>
          </table:table-cell>
          <table:table-cell table:style-name="ce24" office:value-type="float" office:value="32609" calcext:value-type="float">
            <text:p>32,609</text:p>
          </table:table-cell>
          <table:table-cell table:style-name="ce24" office:value-type="float" office:value="31576" calcext:value-type="float">
            <text:p>31,576</text:p>
          </table:table-cell>
          <table:table-cell table:style-name="ce24" office:value-type="float" office:value="28973" calcext:value-type="float">
            <text:p>28,973</text:p>
          </table:table-cell>
          <table:table-cell table:style-name="ce24" office:value-type="float" office:value="28785" calcext:value-type="float">
            <text:p>28,785</text:p>
          </table:table-cell>
          <table:table-cell table:style-name="ce24" office:value-type="float" office:value="30184" calcext:value-type="float">
            <text:p>30,184</text:p>
          </table:table-cell>
          <table:table-cell table:style-name="ce24" office:value-type="float" office:value="30094" calcext:value-type="float">
            <text:p>30,094</text:p>
          </table:table-cell>
          <table:table-cell table:style-name="ce24" office:value-type="float" office:value="30725" calcext:value-type="float">
            <text:p>30,725</text:p>
          </table:table-cell>
          <table:table-cell table:style-name="ce24" office:value-type="float" office:value="32292" calcext:value-type="float">
            <text:p>32,292</text:p>
          </table:table-cell>
          <table:table-cell table:style-name="ce24" office:value-type="float" office:value="33761" calcext:value-type="float">
            <text:p>33,761</text:p>
          </table:table-cell>
          <table:table-cell table:style-name="ce24" office:value-type="float" office:value="34597" calcext:value-type="float">
            <text:p>34,597</text:p>
          </table:table-cell>
          <table:table-cell table:style-name="ce24" office:value-type="float" office:value="34102" calcext:value-type="float">
            <text:p>34,102</text:p>
          </table:table-cell>
          <table:table-cell table:style-name="ce24" office:value-type="float" office:value="35148" calcext:value-type="float">
            <text:p>35,148</text:p>
          </table:table-cell>
          <table:table-cell table:style-name="ce24" office:value-type="float" office:value="35508" calcext:value-type="float">
            <text:p>35,508</text:p>
          </table:table-cell>
          <table:table-cell table:style-name="ce24" office:value-type="float" office:value="35832" calcext:value-type="float">
            <text:p>35,832</text:p>
          </table:table-cell>
          <table:table-cell table:style-name="ce24" office:value-type="float" office:value="34970" calcext:value-type="float">
            <text:p>34,970</text:p>
          </table:table-cell>
          <table:table-cell table:style-name="ce24" office:value-type="float" office:value="35890" calcext:value-type="float">
            <text:p>35,890</text:p>
          </table:table-cell>
          <table:table-cell table:style-name="ce24" office:value-type="float" office:value="34597" calcext:value-type="float">
            <text:p>34,597</text:p>
          </table:table-cell>
          <table:table-cell table:style-name="ce24" office:value-type="float" office:value="34113" calcext:value-type="float">
            <text:p>34,113</text:p>
          </table:table-cell>
          <table:table-cell table:style-name="ce24" office:value-type="float" office:value="33023" calcext:value-type="float">
            <text:p>33,023</text:p>
          </table:table-cell>
          <table:table-cell table:style-name="ce24" office:value-type="float" office:value="31434" calcext:value-type="float">
            <text:p>31,434</text:p>
          </table:table-cell>
          <table:table-cell table:style-name="ce24" office:value-type="float" office:value="29891" calcext:value-type="float">
            <text:p>29,891</text:p>
          </table:table-cell>
          <table:table-cell table:style-name="ce24" office:value-type="float" office:value="28699" calcext:value-type="float">
            <text:p>28,699</text:p>
          </table:table-cell>
          <table:table-cell table:style-name="ce24" office:value-type="float" office:value="27141" calcext:value-type="float">
            <text:p>27,141</text:p>
          </table:table-cell>
          <table:table-cell table:style-name="ce24" office:value-type="float" office:value="25864" calcext:value-type="float">
            <text:p>25,864</text:p>
          </table:table-cell>
          <table:table-cell table:style-name="ce24" office:value-type="float" office:value="24208" calcext:value-type="float">
            <text:p>24,208</text:p>
          </table:table-cell>
          <table:table-cell table:style-name="ce24" office:value-type="float" office:value="22274" calcext:value-type="float">
            <text:p>22,274</text:p>
          </table:table-cell>
          <table:table-cell table:style-name="ce24" office:value-type="float" office:value="21186" calcext:value-type="float">
            <text:p>21,186</text:p>
          </table:table-cell>
          <table:table-cell table:style-name="ce24" office:value-type="float" office:value="19832" calcext:value-type="float">
            <text:p>19,832</text:p>
          </table:table-cell>
          <table:table-cell table:style-name="ce24" office:value-type="float" office:value="18175" calcext:value-type="float">
            <text:p>18,175</text:p>
          </table:table-cell>
          <table:table-cell table:style-name="ce24" office:value-type="float" office:value="17291" calcext:value-type="float">
            <text:p>17,291</text:p>
          </table:table-cell>
          <table:table-cell table:style-name="ce24" office:value-type="float" office:value="16397" calcext:value-type="float">
            <text:p>16,397</text:p>
          </table:table-cell>
          <table:table-cell table:style-name="ce24" office:value-type="float" office:value="15578" calcext:value-type="float">
            <text:p>15,578</text:p>
          </table:table-cell>
          <table:table-cell table:style-name="ce24" office:value-type="float" office:value="14776" calcext:value-type="float">
            <text:p>14,776</text:p>
          </table:table-cell>
          <table:table-cell table:style-name="ce24" office:value-type="float" office:value="14553" calcext:value-type="float">
            <text:p>14,553</text:p>
          </table:table-cell>
          <table:table-cell table:style-name="ce24" office:value-type="float" office:value="9989" calcext:value-type="float">
            <text:p>9,989</text:p>
          </table:table-cell>
          <table:table-cell table:style-name="ce24" office:value-type="float" office:value="8288" calcext:value-type="float">
            <text:p>8,288</text:p>
          </table:table-cell>
          <table:table-cell table:style-name="ce24" office:value-type="float" office:value="33964" calcext:value-type="float">
            <text:p>33,964</text:p>
          </table:table-cell>
          <table:table-cell/>
          <table:table-cell office:value-type="float" office:value="2034" calcext:value-type="float">
            <text:p>2034</text:p>
          </table:table-cell>
          <table:table-cell table:number-columns-repeated="930"/>
        </table:table-row>
        <table:table-row table:style-name="ro3">
          <table:table-cell office:value-type="float" office:value="2035" calcext:value-type="float">
            <text:p>2035</text:p>
          </table:table-cell>
          <table:table-cell table:style-name="ce24" office:value-type="float" office:value="28604" calcext:value-type="float">
            <text:p>28,604</text:p>
          </table:table-cell>
          <table:table-cell table:style-name="ce24" office:value-type="float" office:value="28850" calcext:value-type="float">
            <text:p>28,850</text:p>
          </table:table-cell>
          <table:table-cell table:style-name="ce24" office:value-type="float" office:value="29054" calcext:value-type="float">
            <text:p>29,054</text:p>
          </table:table-cell>
          <table:table-cell table:style-name="ce24" office:value-type="float" office:value="29227" calcext:value-type="float">
            <text:p>29,227</text:p>
          </table:table-cell>
          <table:table-cell table:style-name="ce24" office:value-type="float" office:value="29404" calcext:value-type="float">
            <text:p>29,404</text:p>
          </table:table-cell>
          <table:table-cell table:style-name="ce24" office:value-type="float" office:value="29592" calcext:value-type="float">
            <text:p>29,592</text:p>
          </table:table-cell>
          <table:table-cell table:style-name="ce24" office:value-type="float" office:value="29773" calcext:value-type="float">
            <text:p>29,773</text:p>
          </table:table-cell>
          <table:table-cell table:style-name="ce24" office:value-type="float" office:value="29940" calcext:value-type="float">
            <text:p>29,940</text:p>
          </table:table-cell>
          <table:table-cell table:style-name="ce24" office:value-type="float" office:value="30063" calcext:value-type="float">
            <text:p>30,063</text:p>
          </table:table-cell>
          <table:table-cell table:style-name="ce24" office:value-type="float" office:value="30159" calcext:value-type="float">
            <text:p>30,159</text:p>
          </table:table-cell>
          <table:table-cell table:style-name="ce24" office:value-type="float" office:value="30215" calcext:value-type="float">
            <text:p>30,215</text:p>
          </table:table-cell>
          <table:table-cell table:style-name="ce24" office:value-type="float" office:value="30220" calcext:value-type="float">
            <text:p>30,220</text:p>
          </table:table-cell>
          <table:table-cell table:style-name="ce24" office:value-type="float" office:value="30187" calcext:value-type="float">
            <text:p>30,187</text:p>
          </table:table-cell>
          <table:table-cell table:style-name="ce24" office:value-type="float" office:value="30113" calcext:value-type="float">
            <text:p>30,113</text:p>
          </table:table-cell>
          <table:table-cell table:style-name="ce24" office:value-type="float" office:value="30020" calcext:value-type="float">
            <text:p>30,020</text:p>
          </table:table-cell>
          <table:table-cell table:style-name="ce24" office:value-type="float" office:value="29875" calcext:value-type="float">
            <text:p>29,875</text:p>
          </table:table-cell>
          <table:table-cell table:style-name="ce24" office:value-type="float" office:value="29699" calcext:value-type="float">
            <text:p>29,699</text:p>
          </table:table-cell>
          <table:table-cell table:style-name="ce24" office:value-type="float" office:value="29533" calcext:value-type="float">
            <text:p>29,533</text:p>
          </table:table-cell>
          <table:table-cell table:style-name="ce24" office:value-type="float" office:value="29659" calcext:value-type="float">
            <text:p>29,659</text:p>
          </table:table-cell>
          <table:table-cell table:style-name="ce24" office:value-type="float" office:value="30483" calcext:value-type="float">
            <text:p>30,483</text:p>
          </table:table-cell>
          <table:table-cell table:style-name="ce24" office:value-type="float" office:value="31391" calcext:value-type="float">
            <text:p>31,391</text:p>
          </table:table-cell>
          <table:table-cell table:style-name="ce24" office:value-type="float" office:value="32367" calcext:value-type="float">
            <text:p>32,367</text:p>
          </table:table-cell>
          <table:table-cell table:style-name="ce24" office:value-type="float" office:value="33221" calcext:value-type="float">
            <text:p>33,221</text:p>
          </table:table-cell>
          <table:table-cell table:style-name="ce24" office:value-type="float" office:value="34650" calcext:value-type="float">
            <text:p>34,650</text:p>
          </table:table-cell>
          <table:table-cell table:style-name="ce24" office:value-type="float" office:value="35479" calcext:value-type="float">
            <text:p>35,479</text:p>
          </table:table-cell>
          <table:table-cell table:style-name="ce24" office:value-type="float" office:value="33940" calcext:value-type="float">
            <text:p>33,940</text:p>
          </table:table-cell>
          <table:table-cell table:style-name="ce24" office:value-type="float" office:value="34666" calcext:value-type="float">
            <text:p>34,666</text:p>
          </table:table-cell>
          <table:table-cell table:style-name="ce24" office:value-type="float" office:value="34684" calcext:value-type="float">
            <text:p>34,684</text:p>
          </table:table-cell>
          <table:table-cell table:style-name="ce24" office:value-type="float" office:value="33563" calcext:value-type="float">
            <text:p>33,563</text:p>
          </table:table-cell>
          <table:table-cell table:style-name="ce24" office:value-type="float" office:value="32903" calcext:value-type="float">
            <text:p>32,903</text:p>
          </table:table-cell>
          <table:table-cell table:style-name="ce24" office:value-type="float" office:value="32942" calcext:value-type="float">
            <text:p>32,942</text:p>
          </table:table-cell>
          <table:table-cell table:style-name="ce24" office:value-type="float" office:value="32480" calcext:value-type="float">
            <text:p>32,480</text:p>
          </table:table-cell>
          <table:table-cell table:style-name="ce24" office:value-type="float" office:value="31305" calcext:value-type="float">
            <text:p>31,305</text:p>
          </table:table-cell>
          <table:table-cell table:style-name="ce24" office:value-type="float" office:value="31184" calcext:value-type="float">
            <text:p>31,184</text:p>
          </table:table-cell>
          <table:table-cell table:style-name="ce24" office:value-type="float" office:value="32234" calcext:value-type="float">
            <text:p>32,234</text:p>
          </table:table-cell>
          <table:table-cell table:style-name="ce24" office:value-type="float" office:value="33309" calcext:value-type="float">
            <text:p>33,309</text:p>
          </table:table-cell>
          <table:table-cell table:style-name="ce24" office:value-type="float" office:value="34317" calcext:value-type="float">
            <text:p>34,317</text:p>
          </table:table-cell>
          <table:table-cell table:style-name="ce24" office:value-type="float" office:value="34890" calcext:value-type="float">
            <text:p>34,890</text:p>
          </table:table-cell>
          <table:table-cell table:style-name="ce24" office:value-type="float" office:value="35971" calcext:value-type="float">
            <text:p>35,971</text:p>
          </table:table-cell>
          <table:table-cell table:style-name="ce24" office:value-type="float" office:value="36422" calcext:value-type="float">
            <text:p>36,422</text:p>
          </table:table-cell>
          <table:table-cell table:style-name="ce24" office:value-type="float" office:value="36813" calcext:value-type="float">
            <text:p>36,813</text:p>
          </table:table-cell>
          <table:table-cell table:style-name="ce24" office:value-type="float" office:value="37274" calcext:value-type="float">
            <text:p>37,274</text:p>
          </table:table-cell>
          <table:table-cell table:style-name="ce24" office:value-type="float" office:value="36839" calcext:value-type="float">
            <text:p>36,839</text:p>
          </table:table-cell>
          <table:table-cell table:style-name="ce24" office:value-type="float" office:value="38719" calcext:value-type="float">
            <text:p>38,719</text:p>
          </table:table-cell>
          <table:table-cell table:style-name="ce24" office:value-type="float" office:value="38918" calcext:value-type="float">
            <text:p>38,918</text:p>
          </table:table-cell>
          <table:table-cell table:style-name="ce24" office:value-type="float" office:value="37002" calcext:value-type="float">
            <text:p>37,002</text:p>
          </table:table-cell>
          <table:table-cell table:style-name="ce24" office:value-type="float" office:value="36390" calcext:value-type="float">
            <text:p>36,390</text:p>
          </table:table-cell>
          <table:table-cell table:style-name="ce24" office:value-type="float" office:value="36318" calcext:value-type="float">
            <text:p>36,318</text:p>
          </table:table-cell>
          <table:table-cell table:style-name="ce24" office:value-type="float" office:value="34863" calcext:value-type="float">
            <text:p>34,863</text:p>
          </table:table-cell>
          <table:table-cell table:style-name="ce24" office:value-type="float" office:value="34707" calcext:value-type="float">
            <text:p>34,707</text:p>
          </table:table-cell>
          <table:table-cell table:style-name="ce24" office:value-type="float" office:value="34028" calcext:value-type="float">
            <text:p>34,028</text:p>
          </table:table-cell>
          <table:table-cell table:style-name="ce24" office:value-type="float" office:value="32851" calcext:value-type="float">
            <text:p>32,851</text:p>
          </table:table-cell>
          <table:table-cell table:style-name="ce24" office:value-type="float" office:value="33180" calcext:value-type="float">
            <text:p>33,180</text:p>
          </table:table-cell>
          <table:table-cell table:style-name="ce24" office:value-type="float" office:value="33291" calcext:value-type="float">
            <text:p>33,291</text:p>
          </table:table-cell>
          <table:table-cell table:style-name="ce24" office:value-type="float" office:value="33307" calcext:value-type="float">
            <text:p>33,307</text:p>
          </table:table-cell>
          <table:table-cell table:style-name="ce24" office:value-type="float" office:value="32525" calcext:value-type="float">
            <text:p>32,525</text:p>
          </table:table-cell>
          <table:table-cell table:style-name="ce24" office:value-type="float" office:value="31482" calcext:value-type="float">
            <text:p>31,482</text:p>
          </table:table-cell>
          <table:table-cell table:style-name="ce24" office:value-type="float" office:value="28887" calcext:value-type="float">
            <text:p>28,887</text:p>
          </table:table-cell>
          <table:table-cell table:style-name="ce24" office:value-type="float" office:value="28691" calcext:value-type="float">
            <text:p>28,691</text:p>
          </table:table-cell>
          <table:table-cell table:style-name="ce24" office:value-type="float" office:value="30059" calcext:value-type="float">
            <text:p>30,059</text:p>
          </table:table-cell>
          <table:table-cell table:style-name="ce24" office:value-type="float" office:value="29954" calcext:value-type="float">
            <text:p>29,954</text:p>
          </table:table-cell>
          <table:table-cell table:style-name="ce24" office:value-type="float" office:value="30569" calcext:value-type="float">
            <text:p>30,569</text:p>
          </table:table-cell>
          <table:table-cell table:style-name="ce24" office:value-type="float" office:value="32106" calcext:value-type="float">
            <text:p>32,106</text:p>
          </table:table-cell>
          <table:table-cell table:style-name="ce24" office:value-type="float" office:value="33545" calcext:value-type="float">
            <text:p>33,545</text:p>
          </table:table-cell>
          <table:table-cell table:style-name="ce24" office:value-type="float" office:value="34356" calcext:value-type="float">
            <text:p>34,356</text:p>
          </table:table-cell>
          <table:table-cell table:style-name="ce24" office:value-type="float" office:value="33843" calcext:value-type="float">
            <text:p>33,843</text:p>
          </table:table-cell>
          <table:table-cell table:style-name="ce24" office:value-type="float" office:value="34836" calcext:value-type="float">
            <text:p>34,836</text:p>
          </table:table-cell>
          <table:table-cell table:style-name="ce24" office:value-type="float" office:value="35144" calcext:value-type="float">
            <text:p>35,144</text:p>
          </table:table-cell>
          <table:table-cell table:style-name="ce24" office:value-type="float" office:value="35413" calcext:value-type="float">
            <text:p>35,413</text:p>
          </table:table-cell>
          <table:table-cell table:style-name="ce24" office:value-type="float" office:value="34509" calcext:value-type="float">
            <text:p>34,509</text:p>
          </table:table-cell>
          <table:table-cell table:style-name="ce24" office:value-type="float" office:value="35365" calcext:value-type="float">
            <text:p>35,365</text:p>
          </table:table-cell>
          <table:table-cell table:style-name="ce24" office:value-type="float" office:value="34039" calcext:value-type="float">
            <text:p>34,039</text:p>
          </table:table-cell>
          <table:table-cell table:style-name="ce24" office:value-type="float" office:value="33505" calcext:value-type="float">
            <text:p>33,505</text:p>
          </table:table-cell>
          <table:table-cell table:style-name="ce24" office:value-type="float" office:value="32374" calcext:value-type="float">
            <text:p>32,374</text:p>
          </table:table-cell>
          <table:table-cell table:style-name="ce24" office:value-type="float" office:value="30766" calcext:value-type="float">
            <text:p>30,766</text:p>
          </table:table-cell>
          <table:table-cell table:style-name="ce24" office:value-type="float" office:value="29182" calcext:value-type="float">
            <text:p>29,182</text:p>
          </table:table-cell>
          <table:table-cell table:style-name="ce24" office:value-type="float" office:value="27951" calcext:value-type="float">
            <text:p>27,951</text:p>
          </table:table-cell>
          <table:table-cell table:style-name="ce24" office:value-type="float" office:value="26372" calcext:value-type="float">
            <text:p>26,372</text:p>
          </table:table-cell>
          <table:table-cell table:style-name="ce24" office:value-type="float" office:value="25048" calcext:value-type="float">
            <text:p>25,048</text:p>
          </table:table-cell>
          <table:table-cell table:style-name="ce24" office:value-type="float" office:value="23355" calcext:value-type="float">
            <text:p>23,355</text:p>
          </table:table-cell>
          <table:table-cell table:style-name="ce24" office:value-type="float" office:value="21400" calcext:value-type="float">
            <text:p>21,400</text:p>
          </table:table-cell>
          <table:table-cell table:style-name="ce24" office:value-type="float" office:value="20268" calcext:value-type="float">
            <text:p>20,268</text:p>
          </table:table-cell>
          <table:table-cell table:style-name="ce24" office:value-type="float" office:value="18876" calcext:value-type="float">
            <text:p>18,876</text:p>
          </table:table-cell>
          <table:table-cell table:style-name="ce24" office:value-type="float" office:value="17195" calcext:value-type="float">
            <text:p>17,195</text:p>
          </table:table-cell>
          <table:table-cell table:style-name="ce24" office:value-type="float" office:value="16253" calcext:value-type="float">
            <text:p>16,253</text:p>
          </table:table-cell>
          <table:table-cell table:style-name="ce24" office:value-type="float" office:value="15302" calcext:value-type="float">
            <text:p>15,302</text:p>
          </table:table-cell>
          <table:table-cell table:style-name="ce24" office:value-type="float" office:value="14420" calcext:value-type="float">
            <text:p>14,420</text:p>
          </table:table-cell>
          <table:table-cell table:style-name="ce24" office:value-type="float" office:value="13554" calcext:value-type="float">
            <text:p>13,554</text:p>
          </table:table-cell>
          <table:table-cell table:style-name="ce24" office:value-type="float" office:value="13222" calcext:value-type="float">
            <text:p>13,222</text:p>
          </table:table-cell>
          <table:table-cell table:style-name="ce24" office:value-type="float" office:value="8985" calcext:value-type="float">
            <text:p>8,985</text:p>
          </table:table-cell>
          <table:table-cell table:style-name="ce24" office:value-type="float" office:value="35607" calcext:value-type="float">
            <text:p>35,607</text:p>
          </table:table-cell>
          <table:table-cell/>
          <table:table-cell office:value-type="float" office:value="2035" calcext:value-type="float">
            <text:p>2035</text:p>
          </table:table-cell>
          <table:table-cell table:number-columns-repeated="930"/>
        </table:table-row>
        <table:table-row table:style-name="ro3">
          <table:table-cell office:value-type="float" office:value="2036" calcext:value-type="float">
            <text:p>2036</text:p>
          </table:table-cell>
          <table:table-cell table:style-name="ce24" office:value-type="float" office:value="28552" calcext:value-type="float">
            <text:p>28,552</text:p>
          </table:table-cell>
          <table:table-cell table:style-name="ce24" office:value-type="float" office:value="28769" calcext:value-type="float">
            <text:p>28,769</text:p>
          </table:table-cell>
          <table:table-cell table:style-name="ce24" office:value-type="float" office:value="28969" calcext:value-type="float">
            <text:p>28,969</text:p>
          </table:table-cell>
          <table:table-cell table:style-name="ce24" office:value-type="float" office:value="29134" calcext:value-type="float">
            <text:p>29,134</text:p>
          </table:table-cell>
          <table:table-cell table:style-name="ce24" office:value-type="float" office:value="29290" calcext:value-type="float">
            <text:p>29,290</text:p>
          </table:table-cell>
          <table:table-cell table:style-name="ce24" office:value-type="float" office:value="29464" calcext:value-type="float">
            <text:p>29,464</text:p>
          </table:table-cell>
          <table:table-cell table:style-name="ce24" office:value-type="float" office:value="29647" calcext:value-type="float">
            <text:p>29,647</text:p>
          </table:table-cell>
          <table:table-cell table:style-name="ce24" office:value-type="float" office:value="29824" calcext:value-type="float">
            <text:p>29,824</text:p>
          </table:table-cell>
          <table:table-cell table:style-name="ce24" office:value-type="float" office:value="29980" calcext:value-type="float">
            <text:p>29,980</text:p>
          </table:table-cell>
          <table:table-cell table:style-name="ce24" office:value-type="float" office:value="30101" calcext:value-type="float">
            <text:p>30,101</text:p>
          </table:table-cell>
          <table:table-cell table:style-name="ce24" office:value-type="float" office:value="30202" calcext:value-type="float">
            <text:p>30,202</text:p>
          </table:table-cell>
          <table:table-cell table:style-name="ce24" office:value-type="float" office:value="30260" calcext:value-type="float">
            <text:p>30,260</text:p>
          </table:table-cell>
          <table:table-cell table:style-name="ce24" office:value-type="float" office:value="30252" calcext:value-type="float">
            <text:p>30,252</text:p>
          </table:table-cell>
          <table:table-cell table:style-name="ce24" office:value-type="float" office:value="30221" calcext:value-type="float">
            <text:p>30,221</text:p>
          </table:table-cell>
          <table:table-cell table:style-name="ce24" office:value-type="float" office:value="30161" calcext:value-type="float">
            <text:p>30,161</text:p>
          </table:table-cell>
          <table:table-cell table:style-name="ce24" office:value-type="float" office:value="30064" calcext:value-type="float">
            <text:p>30,064</text:p>
          </table:table-cell>
          <table:table-cell table:style-name="ce24" office:value-type="float" office:value="29926" calcext:value-type="float">
            <text:p>29,926</text:p>
          </table:table-cell>
          <table:table-cell table:style-name="ce24" office:value-type="float" office:value="29795" calcext:value-type="float">
            <text:p>29,795</text:p>
          </table:table-cell>
          <table:table-cell table:style-name="ce24" office:value-type="float" office:value="29850" calcext:value-type="float">
            <text:p>29,850</text:p>
          </table:table-cell>
          <table:table-cell table:style-name="ce24" office:value-type="float" office:value="30330" calcext:value-type="float">
            <text:p>30,330</text:p>
          </table:table-cell>
          <table:table-cell table:style-name="ce24" office:value-type="float" office:value="31255" calcext:value-type="float">
            <text:p>31,255</text:p>
          </table:table-cell>
          <table:table-cell table:style-name="ce24" office:value-type="float" office:value="32026" calcext:value-type="float">
            <text:p>32,026</text:p>
          </table:table-cell>
          <table:table-cell table:style-name="ce24" office:value-type="float" office:value="32919" calcext:value-type="float">
            <text:p>32,919</text:p>
          </table:table-cell>
          <table:table-cell table:style-name="ce24" office:value-type="float" office:value="33645" calcext:value-type="float">
            <text:p>33,645</text:p>
          </table:table-cell>
          <table:table-cell table:style-name="ce24" office:value-type="float" office:value="34826" calcext:value-type="float">
            <text:p>34,826</text:p>
          </table:table-cell>
          <table:table-cell table:style-name="ce24" office:value-type="float" office:value="35544" calcext:value-type="float">
            <text:p>35,544</text:p>
          </table:table-cell>
          <table:table-cell table:style-name="ce24" office:value-type="float" office:value="34015" calcext:value-type="float">
            <text:p>34,015</text:p>
          </table:table-cell>
          <table:table-cell table:style-name="ce24" office:value-type="float" office:value="34748" calcext:value-type="float">
            <text:p>34,748</text:p>
          </table:table-cell>
          <table:table-cell table:style-name="ce24" office:value-type="float" office:value="34759" calcext:value-type="float">
            <text:p>34,759</text:p>
          </table:table-cell>
          <table:table-cell table:style-name="ce24" office:value-type="float" office:value="33609" calcext:value-type="float">
            <text:p>33,609</text:p>
          </table:table-cell>
          <table:table-cell table:style-name="ce24" office:value-type="float" office:value="32956" calcext:value-type="float">
            <text:p>32,956</text:p>
          </table:table-cell>
          <table:table-cell table:style-name="ce24" office:value-type="float" office:value="32995" calcext:value-type="float">
            <text:p>32,995</text:p>
          </table:table-cell>
          <table:table-cell table:style-name="ce24" office:value-type="float" office:value="32505" calcext:value-type="float">
            <text:p>32,505</text:p>
          </table:table-cell>
          <table:table-cell table:style-name="ce24" office:value-type="float" office:value="31345" calcext:value-type="float">
            <text:p>31,345</text:p>
          </table:table-cell>
          <table:table-cell table:style-name="ce24" office:value-type="float" office:value="31229" calcext:value-type="float">
            <text:p>31,229</text:p>
          </table:table-cell>
          <table:table-cell table:style-name="ce24" office:value-type="float" office:value="32261" calcext:value-type="float">
            <text:p>32,261</text:p>
          </table:table-cell>
          <table:table-cell table:style-name="ce24" office:value-type="float" office:value="33339" calcext:value-type="float">
            <text:p>33,339</text:p>
          </table:table-cell>
          <table:table-cell table:style-name="ce24" office:value-type="float" office:value="34344" calcext:value-type="float">
            <text:p>34,344</text:p>
          </table:table-cell>
          <table:table-cell table:style-name="ce24" office:value-type="float" office:value="34899" calcext:value-type="float">
            <text:p>34,899</text:p>
          </table:table-cell>
          <table:table-cell table:style-name="ce24" office:value-type="float" office:value="35952" calcext:value-type="float">
            <text:p>35,952</text:p>
          </table:table-cell>
          <table:table-cell table:style-name="ce24" office:value-type="float" office:value="36400" calcext:value-type="float">
            <text:p>36,400</text:p>
          </table:table-cell>
          <table:table-cell table:style-name="ce24" office:value-type="float" office:value="36801" calcext:value-type="float">
            <text:p>36,801</text:p>
          </table:table-cell>
          <table:table-cell table:style-name="ce24" office:value-type="float" office:value="37247" calcext:value-type="float">
            <text:p>37,247</text:p>
          </table:table-cell>
          <table:table-cell table:style-name="ce24" office:value-type="float" office:value="36807" calcext:value-type="float">
            <text:p>36,807</text:p>
          </table:table-cell>
          <table:table-cell table:style-name="ce24" office:value-type="float" office:value="38693" calcext:value-type="float">
            <text:p>38,693</text:p>
          </table:table-cell>
          <table:table-cell table:style-name="ce24" office:value-type="float" office:value="38878" calcext:value-type="float">
            <text:p>38,878</text:p>
          </table:table-cell>
          <table:table-cell table:style-name="ce24" office:value-type="float" office:value="36953" calcext:value-type="float">
            <text:p>36,953</text:p>
          </table:table-cell>
          <table:table-cell table:style-name="ce24" office:value-type="float" office:value="36342" calcext:value-type="float">
            <text:p>36,342</text:p>
          </table:table-cell>
          <table:table-cell table:style-name="ce24" office:value-type="float" office:value="36261" calcext:value-type="float">
            <text:p>36,261</text:p>
          </table:table-cell>
          <table:table-cell table:style-name="ce24" office:value-type="float" office:value="34815" calcext:value-type="float">
            <text:p>34,815</text:p>
          </table:table-cell>
          <table:table-cell table:style-name="ce24" office:value-type="float" office:value="34669" calcext:value-type="float">
            <text:p>34,669</text:p>
          </table:table-cell>
          <table:table-cell table:style-name="ce24" office:value-type="float" office:value="33993" calcext:value-type="float">
            <text:p>33,993</text:p>
          </table:table-cell>
          <table:table-cell table:style-name="ce24" office:value-type="float" office:value="32808" calcext:value-type="float">
            <text:p>32,808</text:p>
          </table:table-cell>
          <table:table-cell table:style-name="ce24" office:value-type="float" office:value="33122" calcext:value-type="float">
            <text:p>33,122</text:p>
          </table:table-cell>
          <table:table-cell table:style-name="ce24" office:value-type="float" office:value="33224" calcext:value-type="float">
            <text:p>33,224</text:p>
          </table:table-cell>
          <table:table-cell table:style-name="ce24" office:value-type="float" office:value="33222" calcext:value-type="float">
            <text:p>33,222</text:p>
          </table:table-cell>
          <table:table-cell table:style-name="ce24" office:value-type="float" office:value="32433" calcext:value-type="float">
            <text:p>32,433</text:p>
          </table:table-cell>
          <table:table-cell table:style-name="ce24" office:value-type="float" office:value="31389" calcext:value-type="float">
            <text:p>31,389</text:p>
          </table:table-cell>
          <table:table-cell table:style-name="ce24" office:value-type="float" office:value="28793" calcext:value-type="float">
            <text:p>28,793</text:p>
          </table:table-cell>
          <table:table-cell table:style-name="ce24" office:value-type="float" office:value="28575" calcext:value-type="float">
            <text:p>28,575</text:p>
          </table:table-cell>
          <table:table-cell table:style-name="ce24" office:value-type="float" office:value="29921" calcext:value-type="float">
            <text:p>29,921</text:p>
          </table:table-cell>
          <table:table-cell table:style-name="ce24" office:value-type="float" office:value="29803" calcext:value-type="float">
            <text:p>29,803</text:p>
          </table:table-cell>
          <table:table-cell table:style-name="ce24" office:value-type="float" office:value="30395" calcext:value-type="float">
            <text:p>30,395</text:p>
          </table:table-cell>
          <table:table-cell table:style-name="ce24" office:value-type="float" office:value="31905" calcext:value-type="float">
            <text:p>31,905</text:p>
          </table:table-cell>
          <table:table-cell table:style-name="ce24" office:value-type="float" office:value="33316" calcext:value-type="float">
            <text:p>33,316</text:p>
          </table:table-cell>
          <table:table-cell table:style-name="ce24" office:value-type="float" office:value="34099" calcext:value-type="float">
            <text:p>34,099</text:p>
          </table:table-cell>
          <table:table-cell table:style-name="ce24" office:value-type="float" office:value="33546" calcext:value-type="float">
            <text:p>33,546</text:p>
          </table:table-cell>
          <table:table-cell table:style-name="ce24" office:value-type="float" office:value="34483" calcext:value-type="float">
            <text:p>34,483</text:p>
          </table:table-cell>
          <table:table-cell table:style-name="ce24" office:value-type="float" office:value="34739" calcext:value-type="float">
            <text:p>34,739</text:p>
          </table:table-cell>
          <table:table-cell table:style-name="ce24" office:value-type="float" office:value="34953" calcext:value-type="float">
            <text:p>34,953</text:p>
          </table:table-cell>
          <table:table-cell table:style-name="ce24" office:value-type="float" office:value="34012" calcext:value-type="float">
            <text:p>34,012</text:p>
          </table:table-cell>
          <table:table-cell table:style-name="ce24" office:value-type="float" office:value="34802" calcext:value-type="float">
            <text:p>34,802</text:p>
          </table:table-cell>
          <table:table-cell table:style-name="ce24" office:value-type="float" office:value="33440" calcext:value-type="float">
            <text:p>33,440</text:p>
          </table:table-cell>
          <table:table-cell table:style-name="ce24" office:value-type="float" office:value="32855" calcext:value-type="float">
            <text:p>32,855</text:p>
          </table:table-cell>
          <table:table-cell table:style-name="ce24" office:value-type="float" office:value="31695" calcext:value-type="float">
            <text:p>31,695</text:p>
          </table:table-cell>
          <table:table-cell table:style-name="ce24" office:value-type="float" office:value="30046" calcext:value-type="float">
            <text:p>30,046</text:p>
          </table:table-cell>
          <table:table-cell table:style-name="ce24" office:value-type="float" office:value="28431" calcext:value-type="float">
            <text:p>28,431</text:p>
          </table:table-cell>
          <table:table-cell table:style-name="ce24" office:value-type="float" office:value="27170" calcext:value-type="float">
            <text:p>27,170</text:p>
          </table:table-cell>
          <table:table-cell table:style-name="ce24" office:value-type="float" office:value="25552" calcext:value-type="float">
            <text:p>25,552</text:p>
          </table:table-cell>
          <table:table-cell table:style-name="ce24" office:value-type="float" office:value="24178" calcext:value-type="float">
            <text:p>24,178</text:p>
          </table:table-cell>
          <table:table-cell table:style-name="ce24" office:value-type="float" office:value="22452" calcext:value-type="float">
            <text:p>22,452</text:p>
          </table:table-cell>
          <table:table-cell table:style-name="ce24" office:value-type="float" office:value="20486" calcext:value-type="float">
            <text:p>20,486</text:p>
          </table:table-cell>
          <table:table-cell table:style-name="ce24" office:value-type="float" office:value="19304" calcext:value-type="float">
            <text:p>19,304</text:p>
          </table:table-cell>
          <table:table-cell table:style-name="ce24" office:value-type="float" office:value="17873" calcext:value-type="float">
            <text:p>17,873</text:p>
          </table:table-cell>
          <table:table-cell table:style-name="ce24" office:value-type="float" office:value="16176" calcext:value-type="float">
            <text:p>16,176</text:p>
          </table:table-cell>
          <table:table-cell table:style-name="ce24" office:value-type="float" office:value="15183" calcext:value-type="float">
            <text:p>15,183</text:p>
          </table:table-cell>
          <table:table-cell table:style-name="ce24" office:value-type="float" office:value="14180" calcext:value-type="float">
            <text:p>14,180</text:p>
          </table:table-cell>
          <table:table-cell table:style-name="ce24" office:value-type="float" office:value="13244" calcext:value-type="float">
            <text:p>13,244</text:p>
          </table:table-cell>
          <table:table-cell table:style-name="ce24" office:value-type="float" office:value="12333" calcext:value-type="float">
            <text:p>12,333</text:p>
          </table:table-cell>
          <table:table-cell table:style-name="ce24" office:value-type="float" office:value="11911" calcext:value-type="float">
            <text:p>11,911</text:p>
          </table:table-cell>
          <table:table-cell table:style-name="ce24" office:value-type="float" office:value="37654" calcext:value-type="float">
            <text:p>37,654</text:p>
          </table:table-cell>
          <table:table-cell/>
          <table:table-cell office:value-type="float" office:value="2036" calcext:value-type="float">
            <text:p>2036</text:p>
          </table:table-cell>
          <table:table-cell table:number-columns-repeated="930"/>
        </table:table-row>
        <table:table-row table:style-name="ro3">
          <table:table-cell office:value-type="float" office:value="2037" calcext:value-type="float">
            <text:p>2037</text:p>
          </table:table-cell>
          <table:table-cell table:style-name="ce24" office:value-type="float" office:value="28538" calcext:value-type="float">
            <text:p>28,538</text:p>
          </table:table-cell>
          <table:table-cell table:style-name="ce24" office:value-type="float" office:value="28716" calcext:value-type="float">
            <text:p>28,716</text:p>
          </table:table-cell>
          <table:table-cell table:style-name="ce24" office:value-type="float" office:value="28887" calcext:value-type="float">
            <text:p>28,887</text:p>
          </table:table-cell>
          <table:table-cell table:style-name="ce24" office:value-type="float" office:value="29049" calcext:value-type="float">
            <text:p>29,049</text:p>
          </table:table-cell>
          <table:table-cell table:style-name="ce24" office:value-type="float" office:value="29197" calcext:value-type="float">
            <text:p>29,197</text:p>
          </table:table-cell>
          <table:table-cell table:style-name="ce24" office:value-type="float" office:value="29349" calcext:value-type="float">
            <text:p>29,349</text:p>
          </table:table-cell>
          <table:table-cell table:style-name="ce24" office:value-type="float" office:value="29519" calcext:value-type="float">
            <text:p>29,519</text:p>
          </table:table-cell>
          <table:table-cell table:style-name="ce24" office:value-type="float" office:value="29697" calcext:value-type="float">
            <text:p>29,697</text:p>
          </table:table-cell>
          <table:table-cell table:style-name="ce24" office:value-type="float" office:value="29864" calcext:value-type="float">
            <text:p>29,864</text:p>
          </table:table-cell>
          <table:table-cell table:style-name="ce24" office:value-type="float" office:value="30016" calcext:value-type="float">
            <text:p>30,016</text:p>
          </table:table-cell>
          <table:table-cell table:style-name="ce24" office:value-type="float" office:value="30144" calcext:value-type="float">
            <text:p>30,144</text:p>
          </table:table-cell>
          <table:table-cell table:style-name="ce24" office:value-type="float" office:value="30247" calcext:value-type="float">
            <text:p>30,247</text:p>
          </table:table-cell>
          <table:table-cell table:style-name="ce24" office:value-type="float" office:value="30291" calcext:value-type="float">
            <text:p>30,291</text:p>
          </table:table-cell>
          <table:table-cell table:style-name="ce24" office:value-type="float" office:value="30286" calcext:value-type="float">
            <text:p>30,286</text:p>
          </table:table-cell>
          <table:table-cell table:style-name="ce24" office:value-type="float" office:value="30269" calcext:value-type="float">
            <text:p>30,269</text:p>
          </table:table-cell>
          <table:table-cell table:style-name="ce24" office:value-type="float" office:value="30205" calcext:value-type="float">
            <text:p>30,205</text:p>
          </table:table-cell>
          <table:table-cell table:style-name="ce24" office:value-type="float" office:value="30116" calcext:value-type="float">
            <text:p>30,116</text:p>
          </table:table-cell>
          <table:table-cell table:style-name="ce24" office:value-type="float" office:value="30022" calcext:value-type="float">
            <text:p>30,022</text:p>
          </table:table-cell>
          <table:table-cell table:style-name="ce24" office:value-type="float" office:value="30112" calcext:value-type="float">
            <text:p>30,112</text:p>
          </table:table-cell>
          <table:table-cell table:style-name="ce24" office:value-type="float" office:value="30522" calcext:value-type="float">
            <text:p>30,522</text:p>
          </table:table-cell>
          <table:table-cell table:style-name="ce24" office:value-type="float" office:value="31101" calcext:value-type="float">
            <text:p>31,101</text:p>
          </table:table-cell>
          <table:table-cell table:style-name="ce24" office:value-type="float" office:value="31886" calcext:value-type="float">
            <text:p>31,886</text:p>
          </table:table-cell>
          <table:table-cell table:style-name="ce24" office:value-type="float" office:value="32578" calcext:value-type="float">
            <text:p>32,578</text:p>
          </table:table-cell>
          <table:table-cell table:style-name="ce24" office:value-type="float" office:value="33346" calcext:value-type="float">
            <text:p>33,346</text:p>
          </table:table-cell>
          <table:table-cell table:style-name="ce24" office:value-type="float" office:value="33825" calcext:value-type="float">
            <text:p>33,825</text:p>
          </table:table-cell>
          <table:table-cell table:style-name="ce24" office:value-type="float" office:value="34890" calcext:value-type="float">
            <text:p>34,890</text:p>
          </table:table-cell>
          <table:table-cell table:style-name="ce24" office:value-type="float" office:value="35618" calcext:value-type="float">
            <text:p>35,618</text:p>
          </table:table-cell>
          <table:table-cell table:style-name="ce24" office:value-type="float" office:value="34097" calcext:value-type="float">
            <text:p>34,097</text:p>
          </table:table-cell>
          <table:table-cell table:style-name="ce24" office:value-type="float" office:value="34821" calcext:value-type="float">
            <text:p>34,821</text:p>
          </table:table-cell>
          <table:table-cell table:style-name="ce24" office:value-type="float" office:value="34804" calcext:value-type="float">
            <text:p>34,804</text:p>
          </table:table-cell>
          <table:table-cell table:style-name="ce24" office:value-type="float" office:value="33661" calcext:value-type="float">
            <text:p>33,661</text:p>
          </table:table-cell>
          <table:table-cell table:style-name="ce24" office:value-type="float" office:value="33009" calcext:value-type="float">
            <text:p>33,009</text:p>
          </table:table-cell>
          <table:table-cell table:style-name="ce24" office:value-type="float" office:value="33020" calcext:value-type="float">
            <text:p>33,020</text:p>
          </table:table-cell>
          <table:table-cell table:style-name="ce24" office:value-type="float" office:value="32545" calcext:value-type="float">
            <text:p>32,545</text:p>
          </table:table-cell>
          <table:table-cell table:style-name="ce24" office:value-type="float" office:value="31390" calcext:value-type="float">
            <text:p>31,390</text:p>
          </table:table-cell>
          <table:table-cell table:style-name="ce24" office:value-type="float" office:value="31256" calcext:value-type="float">
            <text:p>31,256</text:p>
          </table:table-cell>
          <table:table-cell table:style-name="ce24" office:value-type="float" office:value="32291" calcext:value-type="float">
            <text:p>32,291</text:p>
          </table:table-cell>
          <table:table-cell table:style-name="ce24" office:value-type="float" office:value="33366" calcext:value-type="float">
            <text:p>33,366</text:p>
          </table:table-cell>
          <table:table-cell table:style-name="ce24" office:value-type="float" office:value="34354" calcext:value-type="float">
            <text:p>34,354</text:p>
          </table:table-cell>
          <table:table-cell table:style-name="ce24" office:value-type="float" office:value="34882" calcext:value-type="float">
            <text:p>34,882</text:p>
          </table:table-cell>
          <table:table-cell table:style-name="ce24" office:value-type="float" office:value="35931" calcext:value-type="float">
            <text:p>35,931</text:p>
          </table:table-cell>
          <table:table-cell table:style-name="ce24" office:value-type="float" office:value="36390" calcext:value-type="float">
            <text:p>36,390</text:p>
          </table:table-cell>
          <table:table-cell table:style-name="ce24" office:value-type="float" office:value="36777" calcext:value-type="float">
            <text:p>36,777</text:p>
          </table:table-cell>
          <table:table-cell table:style-name="ce24" office:value-type="float" office:value="37213" calcext:value-type="float">
            <text:p>37,213</text:p>
          </table:table-cell>
          <table:table-cell table:style-name="ce24" office:value-type="float" office:value="36784" calcext:value-type="float">
            <text:p>36,784</text:p>
          </table:table-cell>
          <table:table-cell table:style-name="ce24" office:value-type="float" office:value="38655" calcext:value-type="float">
            <text:p>38,655</text:p>
          </table:table-cell>
          <table:table-cell table:style-name="ce24" office:value-type="float" office:value="38827" calcext:value-type="float">
            <text:p>38,827</text:p>
          </table:table-cell>
          <table:table-cell table:style-name="ce24" office:value-type="float" office:value="36904" calcext:value-type="float">
            <text:p>36,904</text:p>
          </table:table-cell>
          <table:table-cell table:style-name="ce24" office:value-type="float" office:value="36287" calcext:value-type="float">
            <text:p>36,287</text:p>
          </table:table-cell>
          <table:table-cell table:style-name="ce24" office:value-type="float" office:value="36210" calcext:value-type="float">
            <text:p>36,210</text:p>
          </table:table-cell>
          <table:table-cell table:style-name="ce24" office:value-type="float" office:value="34778" calcext:value-type="float">
            <text:p>34,778</text:p>
          </table:table-cell>
          <table:table-cell table:style-name="ce24" office:value-type="float" office:value="34636" calcext:value-type="float">
            <text:p>34,636</text:p>
          </table:table-cell>
          <table:table-cell table:style-name="ce24" office:value-type="float" office:value="33949" calcext:value-type="float">
            <text:p>33,949</text:p>
          </table:table-cell>
          <table:table-cell table:style-name="ce24" office:value-type="float" office:value="32750" calcext:value-type="float">
            <text:p>32,750</text:p>
          </table:table-cell>
          <table:table-cell table:style-name="ce24" office:value-type="float" office:value="33057" calcext:value-type="float">
            <text:p>33,057</text:p>
          </table:table-cell>
          <table:table-cell table:style-name="ce24" office:value-type="float" office:value="33143" calcext:value-type="float">
            <text:p>33,143</text:p>
          </table:table-cell>
          <table:table-cell table:style-name="ce24" office:value-type="float" office:value="33130" calcext:value-type="float">
            <text:p>33,130</text:p>
          </table:table-cell>
          <table:table-cell table:style-name="ce24" office:value-type="float" office:value="32342" calcext:value-type="float">
            <text:p>32,342</text:p>
          </table:table-cell>
          <table:table-cell table:style-name="ce24" office:value-type="float" office:value="31288" calcext:value-type="float">
            <text:p>31,288</text:p>
          </table:table-cell>
          <table:table-cell table:style-name="ce24" office:value-type="float" office:value="28677" calcext:value-type="float">
            <text:p>28,677</text:p>
          </table:table-cell>
          <table:table-cell table:style-name="ce24" office:value-type="float" office:value="28446" calcext:value-type="float">
            <text:p>28,446</text:p>
          </table:table-cell>
          <table:table-cell table:style-name="ce24" office:value-type="float" office:value="29772" calcext:value-type="float">
            <text:p>29,772</text:p>
          </table:table-cell>
          <table:table-cell table:style-name="ce24" office:value-type="float" office:value="29635" calcext:value-type="float">
            <text:p>29,635</text:p>
          </table:table-cell>
          <table:table-cell table:style-name="ce24" office:value-type="float" office:value="30206" calcext:value-type="float">
            <text:p>30,206</text:p>
          </table:table-cell>
          <table:table-cell table:style-name="ce24" office:value-type="float" office:value="31691" calcext:value-type="float">
            <text:p>31,691</text:p>
          </table:table-cell>
          <table:table-cell table:style-name="ce24" office:value-type="float" office:value="33072" calcext:value-type="float">
            <text:p>33,072</text:p>
          </table:table-cell>
          <table:table-cell table:style-name="ce24" office:value-type="float" office:value="33804" calcext:value-type="float">
            <text:p>33,804</text:p>
          </table:table-cell>
          <table:table-cell table:style-name="ce24" office:value-type="float" office:value="33212" calcext:value-type="float">
            <text:p>33,212</text:p>
          </table:table-cell>
          <table:table-cell table:style-name="ce24" office:value-type="float" office:value="34090" calcext:value-type="float">
            <text:p>34,090</text:p>
          </table:table-cell>
          <table:table-cell table:style-name="ce24" office:value-type="float" office:value="34294" calcext:value-type="float">
            <text:p>34,294</text:p>
          </table:table-cell>
          <table:table-cell table:style-name="ce24" office:value-type="float" office:value="34455" calcext:value-type="float">
            <text:p>34,455</text:p>
          </table:table-cell>
          <table:table-cell table:style-name="ce24" office:value-type="float" office:value="33478" calcext:value-type="float">
            <text:p>33,478</text:p>
          </table:table-cell>
          <table:table-cell table:style-name="ce24" office:value-type="float" office:value="34198" calcext:value-type="float">
            <text:p>34,198</text:p>
          </table:table-cell>
          <table:table-cell table:style-name="ce24" office:value-type="float" office:value="32800" calcext:value-type="float">
            <text:p>32,800</text:p>
          </table:table-cell>
          <table:table-cell table:style-name="ce24" office:value-type="float" office:value="32176" calcext:value-type="float">
            <text:p>32,176</text:p>
          </table:table-cell>
          <table:table-cell table:style-name="ce24" office:value-type="float" office:value="30963" calcext:value-type="float">
            <text:p>30,963</text:p>
          </table:table-cell>
          <table:table-cell table:style-name="ce24" office:value-type="float" office:value="29282" calcext:value-type="float">
            <text:p>29,282</text:p>
          </table:table-cell>
          <table:table-cell table:style-name="ce24" office:value-type="float" office:value="27646" calcext:value-type="float">
            <text:p>27,646</text:p>
          </table:table-cell>
          <table:table-cell table:style-name="ce24" office:value-type="float" office:value="26336" calcext:value-type="float">
            <text:p>26,336</text:p>
          </table:table-cell>
          <table:table-cell table:style-name="ce24" office:value-type="float" office:value="24677" calcext:value-type="float">
            <text:p>24,677</text:p>
          </table:table-cell>
          <table:table-cell table:style-name="ce24" office:value-type="float" office:value="23256" calcext:value-type="float">
            <text:p>23,256</text:p>
          </table:table-cell>
          <table:table-cell table:style-name="ce24" office:value-type="float" office:value="21507" calcext:value-type="float">
            <text:p>21,507</text:p>
          </table:table-cell>
          <table:table-cell table:style-name="ce24" office:value-type="float" office:value="19525" calcext:value-type="float">
            <text:p>19,525</text:p>
          </table:table-cell>
          <table:table-cell table:style-name="ce24" office:value-type="float" office:value="18292" calcext:value-type="float">
            <text:p>18,292</text:p>
          </table:table-cell>
          <table:table-cell table:style-name="ce24" office:value-type="float" office:value="16827" calcext:value-type="float">
            <text:p>16,827</text:p>
          </table:table-cell>
          <table:table-cell table:style-name="ce24" office:value-type="float" office:value="15125" calcext:value-type="float">
            <text:p>15,125</text:p>
          </table:table-cell>
          <table:table-cell table:style-name="ce24" office:value-type="float" office:value="14084" calcext:value-type="float">
            <text:p>14,084</text:p>
          </table:table-cell>
          <table:table-cell table:style-name="ce24" office:value-type="float" office:value="13038" calcext:value-type="float">
            <text:p>13,038</text:p>
          </table:table-cell>
          <table:table-cell table:style-name="ce24" office:value-type="float" office:value="12067" calcext:value-type="float">
            <text:p>12,067</text:p>
          </table:table-cell>
          <table:table-cell table:style-name="ce24" office:value-type="float" office:value="11128" calcext:value-type="float">
            <text:p>11,128</text:p>
          </table:table-cell>
          <table:table-cell table:style-name="ce24" office:value-type="float" office:value="42044" calcext:value-type="float">
            <text:p>42,044</text:p>
          </table:table-cell>
          <table:table-cell/>
          <table:table-cell office:value-type="float" office:value="2037" calcext:value-type="float">
            <text:p>2037</text:p>
          </table:table-cell>
          <table:table-cell table:number-columns-repeated="930"/>
        </table:table-row>
        <table:table-row table:style-name="ro3">
          <table:table-cell office:value-type="float" office:value="2038" calcext:value-type="float">
            <text:p>2038</text:p>
          </table:table-cell>
          <table:table-cell table:style-name="ce25" office:value-type="float" office:value="28554" calcext:value-type="float">
            <text:p>28,554</text:p>
          </table:table-cell>
          <table:table-cell table:style-name="ce25" office:value-type="float" office:value="28702" calcext:value-type="float">
            <text:p>28,702</text:p>
          </table:table-cell>
          <table:table-cell table:style-name="ce25" office:value-type="float" office:value="28834" calcext:value-type="float">
            <text:p>28,834</text:p>
          </table:table-cell>
          <table:table-cell table:style-name="ce25" office:value-type="float" office:value="28967" calcext:value-type="float">
            <text:p>28,967</text:p>
          </table:table-cell>
          <table:table-cell table:style-name="ce25" office:value-type="float" office:value="29113" calcext:value-type="float">
            <text:p>29,113</text:p>
          </table:table-cell>
          <table:table-cell table:style-name="ce25" office:value-type="float" office:value="29256" calcext:value-type="float">
            <text:p>29,256</text:p>
          </table:table-cell>
          <table:table-cell table:style-name="ce25" office:value-type="float" office:value="29403" calcext:value-type="float">
            <text:p>29,403</text:p>
          </table:table-cell>
          <table:table-cell table:style-name="ce25" office:value-type="float" office:value="29569" calcext:value-type="float">
            <text:p>29,569</text:p>
          </table:table-cell>
          <table:table-cell table:style-name="ce25" office:value-type="float" office:value="29737" calcext:value-type="float">
            <text:p>29,737</text:p>
          </table:table-cell>
          <table:table-cell table:style-name="ce25" office:value-type="float" office:value="29901" calcext:value-type="float">
            <text:p>29,901</text:p>
          </table:table-cell>
          <table:table-cell table:style-name="ce25" office:value-type="float" office:value="30059" calcext:value-type="float">
            <text:p>30,059</text:p>
          </table:table-cell>
          <table:table-cell table:style-name="ce25" office:value-type="float" office:value="30190" calcext:value-type="float">
            <text:p>30,190</text:p>
          </table:table-cell>
          <table:table-cell table:style-name="ce25" office:value-type="float" office:value="30278" calcext:value-type="float">
            <text:p>30,278</text:p>
          </table:table-cell>
          <table:table-cell table:style-name="ce25" office:value-type="float" office:value="30326" calcext:value-type="float">
            <text:p>30,326</text:p>
          </table:table-cell>
          <table:table-cell table:style-name="ce25" office:value-type="float" office:value="30334" calcext:value-type="float">
            <text:p>30,334</text:p>
          </table:table-cell>
          <table:table-cell table:style-name="ce25" office:value-type="float" office:value="30313" calcext:value-type="float">
            <text:p>30,313</text:p>
          </table:table-cell>
          <table:table-cell table:style-name="ce25" office:value-type="float" office:value="30257" calcext:value-type="float">
            <text:p>30,257</text:p>
          </table:table-cell>
          <table:table-cell table:style-name="ce25" office:value-type="float" office:value="30212" calcext:value-type="float">
            <text:p>30,212</text:p>
          </table:table-cell>
          <table:table-cell table:style-name="ce25" office:value-type="float" office:value="30341" calcext:value-type="float">
            <text:p>30,341</text:p>
          </table:table-cell>
          <table:table-cell table:style-name="ce25" office:value-type="float" office:value="30785" calcext:value-type="float">
            <text:p>30,785</text:p>
          </table:table-cell>
          <table:table-cell table:style-name="ce25" office:value-type="float" office:value="31293" calcext:value-type="float">
            <text:p>31,293</text:p>
          </table:table-cell>
          <table:table-cell table:style-name="ce25" office:value-type="float" office:value="31732" calcext:value-type="float">
            <text:p>31,732</text:p>
          </table:table-cell>
          <table:table-cell table:style-name="ce25" office:value-type="float" office:value="32437" calcext:value-type="float">
            <text:p>32,437</text:p>
          </table:table-cell>
          <table:table-cell table:style-name="ce25" office:value-type="float" office:value="33004" calcext:value-type="float">
            <text:p>33,004</text:p>
          </table:table-cell>
          <table:table-cell table:style-name="ce25" office:value-type="float" office:value="33530" calcext:value-type="float">
            <text:p>33,530</text:p>
          </table:table-cell>
          <table:table-cell table:style-name="ce25" office:value-type="float" office:value="33895" calcext:value-type="float">
            <text:p>33,895</text:p>
          </table:table-cell>
          <table:table-cell table:style-name="ce25" office:value-type="float" office:value="34962" calcext:value-type="float">
            <text:p>34,962</text:p>
          </table:table-cell>
          <table:table-cell table:style-name="ce25" office:value-type="float" office:value="35698" calcext:value-type="float">
            <text:p>35,698</text:p>
          </table:table-cell>
          <table:table-cell table:style-name="ce25" office:value-type="float" office:value="34172" calcext:value-type="float">
            <text:p>34,172</text:p>
          </table:table-cell>
          <table:table-cell table:style-name="ce25" office:value-type="float" office:value="34866" calcext:value-type="float">
            <text:p>34,866</text:p>
          </table:table-cell>
          <table:table-cell table:style-name="ce25" office:value-type="float" office:value="34854" calcext:value-type="float">
            <text:p>34,854</text:p>
          </table:table-cell>
          <table:table-cell table:style-name="ce25" office:value-type="float" office:value="33713" calcext:value-type="float">
            <text:p>33,713</text:p>
          </table:table-cell>
          <table:table-cell table:style-name="ce25" office:value-type="float" office:value="33034" calcext:value-type="float">
            <text:p>33,034</text:p>
          </table:table-cell>
          <table:table-cell table:style-name="ce25" office:value-type="float" office:value="33060" calcext:value-type="float">
            <text:p>33,060</text:p>
          </table:table-cell>
          <table:table-cell table:style-name="ce25" office:value-type="float" office:value="32590" calcext:value-type="float">
            <text:p>32,590</text:p>
          </table:table-cell>
          <table:table-cell table:style-name="ce25" office:value-type="float" office:value="31417" calcext:value-type="float">
            <text:p>31,417</text:p>
          </table:table-cell>
          <table:table-cell table:style-name="ce25" office:value-type="float" office:value="31288" calcext:value-type="float">
            <text:p>31,288</text:p>
          </table:table-cell>
          <table:table-cell table:style-name="ce25" office:value-type="float" office:value="32319" calcext:value-type="float">
            <text:p>32,319</text:p>
          </table:table-cell>
          <table:table-cell table:style-name="ce25" office:value-type="float" office:value="33377" calcext:value-type="float">
            <text:p>33,377</text:p>
          </table:table-cell>
          <table:table-cell table:style-name="ce25" office:value-type="float" office:value="34338" calcext:value-type="float">
            <text:p>34,338</text:p>
          </table:table-cell>
          <table:table-cell table:style-name="ce25" office:value-type="float" office:value="34862" calcext:value-type="float">
            <text:p>34,862</text:p>
          </table:table-cell>
          <table:table-cell table:style-name="ce25" office:value-type="float" office:value="35921" calcext:value-type="float">
            <text:p>35,921</text:p>
          </table:table-cell>
          <table:table-cell table:style-name="ce25" office:value-type="float" office:value="36366" calcext:value-type="float">
            <text:p>36,366</text:p>
          </table:table-cell>
          <table:table-cell table:style-name="ce25" office:value-type="float" office:value="36746" calcext:value-type="float">
            <text:p>36,746</text:p>
          </table:table-cell>
          <table:table-cell table:style-name="ce25" office:value-type="float" office:value="37190" calcext:value-type="float">
            <text:p>37,190</text:p>
          </table:table-cell>
          <table:table-cell table:style-name="ce25" office:value-type="float" office:value="36749" calcext:value-type="float">
            <text:p>36,749</text:p>
          </table:table-cell>
          <table:table-cell table:style-name="ce25" office:value-type="float" office:value="38608" calcext:value-type="float">
            <text:p>38,608</text:p>
          </table:table-cell>
          <table:table-cell table:style-name="ce25" office:value-type="float" office:value="38776" calcext:value-type="float">
            <text:p>38,776</text:p>
          </table:table-cell>
          <table:table-cell table:style-name="ce25" office:value-type="float" office:value="36849" calcext:value-type="float">
            <text:p>36,849</text:p>
          </table:table-cell>
          <table:table-cell table:style-name="ce25" office:value-type="float" office:value="36238" calcext:value-type="float">
            <text:p>36,238</text:p>
          </table:table-cell>
          <table:table-cell table:style-name="ce25" office:value-type="float" office:value="36173" calcext:value-type="float">
            <text:p>36,173</text:p>
          </table:table-cell>
          <table:table-cell table:style-name="ce25" office:value-type="float" office:value="34746" calcext:value-type="float">
            <text:p>34,746</text:p>
          </table:table-cell>
          <table:table-cell table:style-name="ce25" office:value-type="float" office:value="34593" calcext:value-type="float">
            <text:p>34,593</text:p>
          </table:table-cell>
          <table:table-cell table:style-name="ce25" office:value-type="float" office:value="33890" calcext:value-type="float">
            <text:p>33,890</text:p>
          </table:table-cell>
          <table:table-cell table:style-name="ce25" office:value-type="float" office:value="32686" calcext:value-type="float">
            <text:p>32,686</text:p>
          </table:table-cell>
          <table:table-cell table:style-name="ce25" office:value-type="float" office:value="32977" calcext:value-type="float">
            <text:p>32,977</text:p>
          </table:table-cell>
          <table:table-cell table:style-name="ce25" office:value-type="float" office:value="33053" calcext:value-type="float">
            <text:p>33,053</text:p>
          </table:table-cell>
          <table:table-cell table:style-name="ce25" office:value-type="float" office:value="33040" calcext:value-type="float">
            <text:p>33,040</text:p>
          </table:table-cell>
          <table:table-cell table:style-name="ce25" office:value-type="float" office:value="32241" calcext:value-type="float">
            <text:p>32,241</text:p>
          </table:table-cell>
          <table:table-cell table:style-name="ce25" office:value-type="float" office:value="31164" calcext:value-type="float">
            <text:p>31,164</text:p>
          </table:table-cell>
          <table:table-cell table:style-name="ce25" office:value-type="float" office:value="28548" calcext:value-type="float">
            <text:p>28,548</text:p>
          </table:table-cell>
          <table:table-cell table:style-name="ce25" office:value-type="float" office:value="28307" calcext:value-type="float">
            <text:p>28,307</text:p>
          </table:table-cell>
          <table:table-cell table:style-name="ce25" office:value-type="float" office:value="29606" calcext:value-type="float">
            <text:p>29,606</text:p>
          </table:table-cell>
          <table:table-cell table:style-name="ce25" office:value-type="float" office:value="29452" calcext:value-type="float">
            <text:p>29,452</text:p>
          </table:table-cell>
          <table:table-cell table:style-name="ce25" office:value-type="float" office:value="30005" calcext:value-type="float">
            <text:p>30,005</text:p>
          </table:table-cell>
          <table:table-cell table:style-name="ce25" office:value-type="float" office:value="31462" calcext:value-type="float">
            <text:p>31,462</text:p>
          </table:table-cell>
          <table:table-cell table:style-name="ce25" office:value-type="float" office:value="32790" calcext:value-type="float">
            <text:p>32,790</text:p>
          </table:table-cell>
          <table:table-cell table:style-name="ce25" office:value-type="float" office:value="33469" calcext:value-type="float">
            <text:p>33,469</text:p>
          </table:table-cell>
          <table:table-cell table:style-name="ce25" office:value-type="float" office:value="32838" calcext:value-type="float">
            <text:p>32,838</text:p>
          </table:table-cell>
          <table:table-cell table:style-name="ce25" office:value-type="float" office:value="33658" calcext:value-type="float">
            <text:p>33,658</text:p>
          </table:table-cell>
          <table:table-cell table:style-name="ce25" office:value-type="float" office:value="33812" calcext:value-type="float">
            <text:p>33,812</text:p>
          </table:table-cell>
          <table:table-cell table:style-name="ce25" office:value-type="float" office:value="33921" calcext:value-type="float">
            <text:p>33,921</text:p>
          </table:table-cell>
          <table:table-cell table:style-name="ce25" office:value-type="float" office:value="32904" calcext:value-type="float">
            <text:p>32,904</text:p>
          </table:table-cell>
          <table:table-cell table:style-name="ce25" office:value-type="float" office:value="33550" calcext:value-type="float">
            <text:p>33,550</text:p>
          </table:table-cell>
          <table:table-cell table:style-name="ce25" office:value-type="float" office:value="32131" calcext:value-type="float">
            <text:p>32,131</text:p>
          </table:table-cell>
          <table:table-cell table:style-name="ce25" office:value-type="float" office:value="31442" calcext:value-type="float">
            <text:p>31,442</text:p>
          </table:table-cell>
          <table:table-cell table:style-name="ce25" office:value-type="float" office:value="30185" calcext:value-type="float">
            <text:p>30,185</text:p>
          </table:table-cell>
          <table:table-cell table:style-name="ce25" office:value-type="float" office:value="28483" calcext:value-type="float">
            <text:p>28,483</text:p>
          </table:table-cell>
          <table:table-cell table:style-name="ce25" office:value-type="float" office:value="26808" calcext:value-type="float">
            <text:p>26,808</text:p>
          </table:table-cell>
          <table:table-cell table:style-name="ce25" office:value-type="float" office:value="25444" calcext:value-type="float">
            <text:p>25,444</text:p>
          </table:table-cell>
          <table:table-cell table:style-name="ce25" office:value-type="float" office:value="23746" calcext:value-type="float">
            <text:p>23,746</text:p>
          </table:table-cell>
          <table:table-cell table:style-name="ce25" office:value-type="float" office:value="22289" calcext:value-type="float">
            <text:p>22,289</text:p>
          </table:table-cell>
          <table:table-cell table:style-name="ce25" office:value-type="float" office:value="20512" calcext:value-type="float">
            <text:p>20,512</text:p>
          </table:table-cell>
          <table:table-cell table:style-name="ce25" office:value-type="float" office:value="18514" calcext:value-type="float">
            <text:p>18,514</text:p>
          </table:table-cell>
          <table:table-cell table:style-name="ce25" office:value-type="float" office:value="17236" calcext:value-type="float">
            <text:p>17,236</text:p>
          </table:table-cell>
          <table:table-cell table:style-name="ce25" office:value-type="float" office:value="15748" calcext:value-type="float">
            <text:p>15,748</text:p>
          </table:table-cell>
          <table:table-cell table:style-name="ce25" office:value-type="float" office:value="14044" calcext:value-type="float">
            <text:p>14,044</text:p>
          </table:table-cell>
          <table:table-cell table:style-name="ce25" office:value-type="float" office:value="12964" calcext:value-type="float">
            <text:p>12,964</text:p>
          </table:table-cell>
          <table:table-cell table:style-name="ce25" office:value-type="float" office:value="11894" calcext:value-type="float">
            <text:p>11,894</text:p>
          </table:table-cell>
          <table:table-cell table:style-name="ce25" office:value-type="float" office:value="10903" calcext:value-type="float">
            <text:p>10,903</text:p>
          </table:table-cell>
          <table:table-cell table:style-name="ce25" office:value-type="float" office:value="45190" calcext:value-type="float">
            <text:p>45,190</text:p>
          </table:table-cell>
          <table:table-cell/>
          <table:table-cell office:value-type="float" office:value="2038" calcext:value-type="float">
            <text:p>2038</text:p>
          </table:table-cell>
          <table:table-cell table:number-columns-repeated="930"/>
        </table:table-row>
        <table:table-row table:style-name="ro3">
          <table:table-cell office:value-type="float" office:value="2039" calcext:value-type="float">
            <text:p>2039</text:p>
          </table:table-cell>
          <table:table-cell table:style-name="ce25" office:value-type="float" office:value="28597" calcext:value-type="float">
            <text:p>28,597</text:p>
          </table:table-cell>
          <table:table-cell table:style-name="ce25" office:value-type="float" office:value="28718" calcext:value-type="float">
            <text:p>28,718</text:p>
          </table:table-cell>
          <table:table-cell table:style-name="ce25" office:value-type="float" office:value="28820" calcext:value-type="float">
            <text:p>28,820</text:p>
          </table:table-cell>
          <table:table-cell table:style-name="ce25" office:value-type="float" office:value="28915" calcext:value-type="float">
            <text:p>28,915</text:p>
          </table:table-cell>
          <table:table-cell table:style-name="ce25" office:value-type="float" office:value="29030" calcext:value-type="float">
            <text:p>29,030</text:p>
          </table:table-cell>
          <table:table-cell table:style-name="ce25" office:value-type="float" office:value="29172" calcext:value-type="float">
            <text:p>29,172</text:p>
          </table:table-cell>
          <table:table-cell table:style-name="ce25" office:value-type="float" office:value="29309" calcext:value-type="float">
            <text:p>29,309</text:p>
          </table:table-cell>
          <table:table-cell table:style-name="ce25" office:value-type="float" office:value="29453" calcext:value-type="float">
            <text:p>29,453</text:p>
          </table:table-cell>
          <table:table-cell table:style-name="ce25" office:value-type="float" office:value="29610" calcext:value-type="float">
            <text:p>29,610</text:p>
          </table:table-cell>
          <table:table-cell table:style-name="ce25" office:value-type="float" office:value="29773" calcext:value-type="float">
            <text:p>29,773</text:p>
          </table:table-cell>
          <table:table-cell table:style-name="ce25" office:value-type="float" office:value="29943" calcext:value-type="float">
            <text:p>29,943</text:p>
          </table:table-cell>
          <table:table-cell table:style-name="ce25" office:value-type="float" office:value="30106" calcext:value-type="float">
            <text:p>30,106</text:p>
          </table:table-cell>
          <table:table-cell table:style-name="ce25" office:value-type="float" office:value="30221" calcext:value-type="float">
            <text:p>30,221</text:p>
          </table:table-cell>
          <table:table-cell table:style-name="ce25" office:value-type="float" office:value="30312" calcext:value-type="float">
            <text:p>30,312</text:p>
          </table:table-cell>
          <table:table-cell table:style-name="ce25" office:value-type="float" office:value="30374" calcext:value-type="float">
            <text:p>30,374</text:p>
          </table:table-cell>
          <table:table-cell table:style-name="ce25" office:value-type="float" office:value="30378" calcext:value-type="float">
            <text:p>30,378</text:p>
          </table:table-cell>
          <table:table-cell table:style-name="ce25" office:value-type="float" office:value="30365" calcext:value-type="float">
            <text:p>30,365</text:p>
          </table:table-cell>
          <table:table-cell table:style-name="ce25" office:value-type="float" office:value="30354" calcext:value-type="float">
            <text:p>30,354</text:p>
          </table:table-cell>
          <table:table-cell table:style-name="ce25" office:value-type="float" office:value="30532" calcext:value-type="float">
            <text:p>30,532</text:p>
          </table:table-cell>
          <table:table-cell table:style-name="ce25" office:value-type="float" office:value="31017" calcext:value-type="float">
            <text:p>31,017</text:p>
          </table:table-cell>
          <table:table-cell table:style-name="ce25" office:value-type="float" office:value="31557" calcext:value-type="float">
            <text:p>31,557</text:p>
          </table:table-cell>
          <table:table-cell table:style-name="ce25" office:value-type="float" office:value="31924" calcext:value-type="float">
            <text:p>31,924</text:p>
          </table:table-cell>
          <table:table-cell table:style-name="ce25" office:value-type="float" office:value="32283" calcext:value-type="float">
            <text:p>32,283</text:p>
          </table:table-cell>
          <table:table-cell table:style-name="ce25" office:value-type="float" office:value="32863" calcext:value-type="float">
            <text:p>32,863</text:p>
          </table:table-cell>
          <table:table-cell table:style-name="ce25" office:value-type="float" office:value="33190" calcext:value-type="float">
            <text:p>33,190</text:p>
          </table:table-cell>
          <table:table-cell table:style-name="ce25" office:value-type="float" office:value="33601" calcext:value-type="float">
            <text:p>33,601</text:p>
          </table:table-cell>
          <table:table-cell table:style-name="ce25" office:value-type="float" office:value="33970" calcext:value-type="float">
            <text:p>33,970</text:p>
          </table:table-cell>
          <table:table-cell table:style-name="ce25" office:value-type="float" office:value="35040" calcext:value-type="float">
            <text:p>35,040</text:p>
          </table:table-cell>
          <table:table-cell table:style-name="ce25" office:value-type="float" office:value="35770" calcext:value-type="float">
            <text:p>35,770</text:p>
          </table:table-cell>
          <table:table-cell table:style-name="ce25" office:value-type="float" office:value="34216" calcext:value-type="float">
            <text:p>34,216</text:p>
          </table:table-cell>
          <table:table-cell table:style-name="ce25" office:value-type="float" office:value="34916" calcext:value-type="float">
            <text:p>34,916</text:p>
          </table:table-cell>
          <table:table-cell table:style-name="ce25" office:value-type="float" office:value="34906" calcext:value-type="float">
            <text:p>34,906</text:p>
          </table:table-cell>
          <table:table-cell table:style-name="ce25" office:value-type="float" office:value="33738" calcext:value-type="float">
            <text:p>33,738</text:p>
          </table:table-cell>
          <table:table-cell table:style-name="ce25" office:value-type="float" office:value="33076" calcext:value-type="float">
            <text:p>33,076</text:p>
          </table:table-cell>
          <table:table-cell table:style-name="ce25" office:value-type="float" office:value="33105" calcext:value-type="float">
            <text:p>33,105</text:p>
          </table:table-cell>
          <table:table-cell table:style-name="ce25" office:value-type="float" office:value="32617" calcext:value-type="float">
            <text:p>32,617</text:p>
          </table:table-cell>
          <table:table-cell table:style-name="ce25" office:value-type="float" office:value="31448" calcext:value-type="float">
            <text:p>31,448</text:p>
          </table:table-cell>
          <table:table-cell table:style-name="ce25" office:value-type="float" office:value="31316" calcext:value-type="float">
            <text:p>31,316</text:p>
          </table:table-cell>
          <table:table-cell table:style-name="ce25" office:value-type="float" office:value="32330" calcext:value-type="float">
            <text:p>32,330</text:p>
          </table:table-cell>
          <table:table-cell table:style-name="ce25" office:value-type="float" office:value="33362" calcext:value-type="float">
            <text:p>33,362</text:p>
          </table:table-cell>
          <table:table-cell table:style-name="ce25" office:value-type="float" office:value="34319" calcext:value-type="float">
            <text:p>34,319</text:p>
          </table:table-cell>
          <table:table-cell table:style-name="ce25" office:value-type="float" office:value="34853" calcext:value-type="float">
            <text:p>34,853</text:p>
          </table:table-cell>
          <table:table-cell table:style-name="ce25" office:value-type="float" office:value="35899" calcext:value-type="float">
            <text:p>35,899</text:p>
          </table:table-cell>
          <table:table-cell table:style-name="ce25" office:value-type="float" office:value="36334" calcext:value-type="float">
            <text:p>36,334</text:p>
          </table:table-cell>
          <table:table-cell table:style-name="ce25" office:value-type="float" office:value="36724" calcext:value-type="float">
            <text:p>36,724</text:p>
          </table:table-cell>
          <table:table-cell table:style-name="ce25" office:value-type="float" office:value="37152" calcext:value-type="float">
            <text:p>37,152</text:p>
          </table:table-cell>
          <table:table-cell table:style-name="ce25" office:value-type="float" office:value="36704" calcext:value-type="float">
            <text:p>36,704</text:p>
          </table:table-cell>
          <table:table-cell table:style-name="ce25" office:value-type="float" office:value="38560" calcext:value-type="float">
            <text:p>38,560</text:p>
          </table:table-cell>
          <table:table-cell table:style-name="ce25" office:value-type="float" office:value="38719" calcext:value-type="float">
            <text:p>38,719</text:p>
          </table:table-cell>
          <table:table-cell table:style-name="ce25" office:value-type="float" office:value="36800" calcext:value-type="float">
            <text:p>36,800</text:p>
          </table:table-cell>
          <table:table-cell table:style-name="ce25" office:value-type="float" office:value="36202" calcext:value-type="float">
            <text:p>36,202</text:p>
          </table:table-cell>
          <table:table-cell table:style-name="ce25" office:value-type="float" office:value="36140" calcext:value-type="float">
            <text:p>36,140</text:p>
          </table:table-cell>
          <table:table-cell table:style-name="ce25" office:value-type="float" office:value="34704" calcext:value-type="float">
            <text:p>34,704</text:p>
          </table:table-cell>
          <table:table-cell table:style-name="ce25" office:value-type="float" office:value="34535" calcext:value-type="float">
            <text:p>34,535</text:p>
          </table:table-cell>
          <table:table-cell table:style-name="ce25" office:value-type="float" office:value="33825" calcext:value-type="float">
            <text:p>33,825</text:p>
          </table:table-cell>
          <table:table-cell table:style-name="ce25" office:value-type="float" office:value="32609" calcext:value-type="float">
            <text:p>32,609</text:p>
          </table:table-cell>
          <table:table-cell table:style-name="ce25" office:value-type="float" office:value="32890" calcext:value-type="float">
            <text:p>32,890</text:p>
          </table:table-cell>
          <table:table-cell table:style-name="ce25" office:value-type="float" office:value="32966" calcext:value-type="float">
            <text:p>32,966</text:p>
          </table:table-cell>
          <table:table-cell table:style-name="ce25" office:value-type="float" office:value="32940" calcext:value-type="float">
            <text:p>32,940</text:p>
          </table:table-cell>
          <table:table-cell table:style-name="ce25" office:value-type="float" office:value="32116" calcext:value-type="float">
            <text:p>32,116</text:p>
          </table:table-cell>
          <table:table-cell table:style-name="ce25" office:value-type="float" office:value="31025" calcext:value-type="float">
            <text:p>31,025</text:p>
          </table:table-cell>
          <table:table-cell table:style-name="ce25" office:value-type="float" office:value="28408" calcext:value-type="float">
            <text:p>28,408</text:p>
          </table:table-cell>
          <table:table-cell table:style-name="ce25" office:value-type="float" office:value="28150" calcext:value-type="float">
            <text:p>28,150</text:p>
          </table:table-cell>
          <table:table-cell table:style-name="ce25" office:value-type="float" office:value="29426" calcext:value-type="float">
            <text:p>29,426</text:p>
          </table:table-cell>
          <table:table-cell table:style-name="ce25" office:value-type="float" office:value="29258" calcext:value-type="float">
            <text:p>29,258</text:p>
          </table:table-cell>
          <table:table-cell table:style-name="ce25" office:value-type="float" office:value="29790" calcext:value-type="float">
            <text:p>29,790</text:p>
          </table:table-cell>
          <table:table-cell table:style-name="ce25" office:value-type="float" office:value="31198" calcext:value-type="float">
            <text:p>31,198</text:p>
          </table:table-cell>
          <table:table-cell table:style-name="ce25" office:value-type="float" office:value="32470" calcext:value-type="float">
            <text:p>32,470</text:p>
          </table:table-cell>
          <table:table-cell table:style-name="ce25" office:value-type="float" office:value="33097" calcext:value-type="float">
            <text:p>33,097</text:p>
          </table:table-cell>
          <table:table-cell table:style-name="ce25" office:value-type="float" office:value="32428" calcext:value-type="float">
            <text:p>32,428</text:p>
          </table:table-cell>
          <table:table-cell table:style-name="ce25" office:value-type="float" office:value="33191" calcext:value-type="float">
            <text:p>33,191</text:p>
          </table:table-cell>
          <table:table-cell table:style-name="ce25" office:value-type="float" office:value="33294" calcext:value-type="float">
            <text:p>33,294</text:p>
          </table:table-cell>
          <table:table-cell table:style-name="ce25" office:value-type="float" office:value="33346" calcext:value-type="float">
            <text:p>33,346</text:p>
          </table:table-cell>
          <table:table-cell table:style-name="ce25" office:value-type="float" office:value="32290" calcext:value-type="float">
            <text:p>32,290</text:p>
          </table:table-cell>
          <table:table-cell table:style-name="ce25" office:value-type="float" office:value="32874" calcext:value-type="float">
            <text:p>32,874</text:p>
          </table:table-cell>
          <table:table-cell table:style-name="ce25" office:value-type="float" office:value="31407" calcext:value-type="float">
            <text:p>31,407</text:p>
          </table:table-cell>
          <table:table-cell table:style-name="ce25" office:value-type="float" office:value="30662" calcext:value-type="float">
            <text:p>30,662</text:p>
          </table:table-cell>
          <table:table-cell table:style-name="ce25" office:value-type="float" office:value="29374" calcext:value-type="float">
            <text:p>29,374</text:p>
          </table:table-cell>
          <table:table-cell table:style-name="ce25" office:value-type="float" office:value="27630" calcext:value-type="float">
            <text:p>27,630</text:p>
          </table:table-cell>
          <table:table-cell table:style-name="ce25" office:value-type="float" office:value="25912" calcext:value-type="float">
            <text:p>25,912</text:p>
          </table:table-cell>
          <table:table-cell table:style-name="ce25" office:value-type="float" office:value="24496" calcext:value-type="float">
            <text:p>24,496</text:p>
          </table:table-cell>
          <table:table-cell table:style-name="ce25" office:value-type="float" office:value="22771" calcext:value-type="float">
            <text:p>22,771</text:p>
          </table:table-cell>
          <table:table-cell table:style-name="ce25" office:value-type="float" office:value="21270" calcext:value-type="float">
            <text:p>21,270</text:p>
          </table:table-cell>
          <table:table-cell table:style-name="ce25" office:value-type="float" office:value="19464" calcext:value-type="float">
            <text:p>19,464</text:p>
          </table:table-cell>
          <table:table-cell table:style-name="ce25" office:value-type="float" office:value="17458" calcext:value-type="float">
            <text:p>17,458</text:p>
          </table:table-cell>
          <table:table-cell table:style-name="ce25" office:value-type="float" office:value="16143" calcext:value-type="float">
            <text:p>16,143</text:p>
          </table:table-cell>
          <table:table-cell table:style-name="ce25" office:value-type="float" office:value="14635" calcext:value-type="float">
            <text:p>14,635</text:p>
          </table:table-cell>
          <table:table-cell table:style-name="ce25" office:value-type="float" office:value="12941" calcext:value-type="float">
            <text:p>12,941</text:p>
          </table:table-cell>
          <table:table-cell table:style-name="ce25" office:value-type="float" office:value="11840" calcext:value-type="float">
            <text:p>11,840</text:p>
          </table:table-cell>
          <table:table-cell table:style-name="ce25" office:value-type="float" office:value="10759" calcext:value-type="float">
            <text:p>10,759</text:p>
          </table:table-cell>
          <table:table-cell table:style-name="ce25" office:value-type="float" office:value="47713" calcext:value-type="float">
            <text:p>47,713</text:p>
          </table:table-cell>
          <table:table-cell/>
          <table:table-cell office:value-type="float" office:value="2039" calcext:value-type="float">
            <text:p>2039</text:p>
          </table:table-cell>
          <table:table-cell table:number-columns-repeated="930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2" table:number-rows-spanned="1">
            <text:p>© Crown Copyright 2017</text:p>
          </table:table-cell>
          <table:covered-table-cell table:style-name="ce12"/>
          <table:table-cell table:number-columns-repeated="1022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males" table:style-name="ta5">
        <table:table-column table:style-name="co2" table:number-columns-repeated="257" table:default-cell-style-name="ce22"/>
        <table:table-column table:style-name="co2" table:number-columns-repeated="767" table:default-cell-style-name="Default"/>
        <table:table-row table:style-name="ro1">
          <table:table-cell table:style-name="ce21" office:value-type="string" calcext:value-type="string" table:number-columns-spanned="2" table:number-rows-spanned="1">
            <text:p>Scotland</text:p>
          </table:table-cell>
          <table:covered-table-cell table:style-name="ce23"/>
          <table:table-cell table:number-columns-repeated="91"/>
          <table:table-cell office:value-type="string" calcext:value-type="string">
            <text:p>Scotland</text:p>
          </table:table-cell>
          <table:table-cell table:number-columns-repeated="93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Fem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90+</text:p>
          </table:table-cell>
          <table:table-cell/>
          <table:table-cell office:value-type="string" calcext:value-type="string">
            <text:p>Females</text:p>
          </table:table-cell>
          <table:table-cell table:number-columns-repeated="930"/>
        </table:table-row>
        <table:table-row table:style-name="ro3">
          <table:table-cell office:value-type="float" office:value="1981" calcext:value-type="float">
            <text:p>1981</text:p>
          </table:table-cell>
          <table:table-cell table:style-name="ce24" office:value-type="float" office:value="33266" calcext:value-type="float">
            <text:p>33,266</text:p>
          </table:table-cell>
          <table:table-cell table:style-name="ce24" office:value-type="float" office:value="32581" calcext:value-type="float">
            <text:p>32,581</text:p>
          </table:table-cell>
          <table:table-cell table:style-name="ce24" office:value-type="float" office:value="30995" calcext:value-type="float">
            <text:p>30,995</text:p>
          </table:table-cell>
          <table:table-cell table:style-name="ce24" office:value-type="float" office:value="29205" calcext:value-type="float">
            <text:p>29,205</text:p>
          </table:table-cell>
          <table:table-cell table:style-name="ce24" office:value-type="float" office:value="28643" calcext:value-type="float">
            <text:p>28,643</text:p>
          </table:table-cell>
          <table:table-cell table:style-name="ce24" office:value-type="float" office:value="31299" calcext:value-type="float">
            <text:p>31,299</text:p>
          </table:table-cell>
          <table:table-cell table:style-name="ce24" office:value-type="float" office:value="32077" calcext:value-type="float">
            <text:p>32,077</text:p>
          </table:table-cell>
          <table:table-cell table:style-name="ce24" office:value-type="float" office:value="32738" calcext:value-type="float">
            <text:p>32,738</text:p>
          </table:table-cell>
          <table:table-cell table:style-name="ce24" office:value-type="float" office:value="35159" calcext:value-type="float">
            <text:p>35,159</text:p>
          </table:table-cell>
          <table:table-cell table:style-name="ce24" office:value-type="float" office:value="38287" calcext:value-type="float">
            <text:p>38,287</text:p>
          </table:table-cell>
          <table:table-cell table:style-name="ce24" office:value-type="float" office:value="40381" calcext:value-type="float">
            <text:p>40,381</text:p>
          </table:table-cell>
          <table:table-cell table:style-name="ce24" office:value-type="float" office:value="40762" calcext:value-type="float">
            <text:p>40,762</text:p>
          </table:table-cell>
          <table:table-cell table:style-name="ce24" office:value-type="float" office:value="42130" calcext:value-type="float">
            <text:p>42,130</text:p>
          </table:table-cell>
          <table:table-cell table:style-name="ce24" office:value-type="float" office:value="43476" calcext:value-type="float">
            <text:p>43,476</text:p>
          </table:table-cell>
          <table:table-cell table:style-name="ce24" office:value-type="float" office:value="43879" calcext:value-type="float">
            <text:p>43,879</text:p>
          </table:table-cell>
          <table:table-cell table:style-name="ce24" office:value-type="float" office:value="43894" calcext:value-type="float">
            <text:p>43,894</text:p>
          </table:table-cell>
          <table:table-cell table:style-name="ce24" office:value-type="float" office:value="46361" calcext:value-type="float">
            <text:p>46,361</text:p>
          </table:table-cell>
          <table:table-cell table:style-name="ce24" office:value-type="float" office:value="45919" calcext:value-type="float">
            <text:p>45,919</text:p>
          </table:table-cell>
          <table:table-cell table:style-name="ce24" office:value-type="float" office:value="44822" calcext:value-type="float">
            <text:p>44,822</text:p>
          </table:table-cell>
          <table:table-cell table:style-name="ce24" office:value-type="float" office:value="44173" calcext:value-type="float">
            <text:p>44,173</text:p>
          </table:table-cell>
          <table:table-cell table:style-name="ce24" office:value-type="float" office:value="43551" calcext:value-type="float">
            <text:p>43,551</text:p>
          </table:table-cell>
          <table:table-cell table:style-name="ce24" office:value-type="float" office:value="42042" calcext:value-type="float">
            <text:p>42,042</text:p>
          </table:table-cell>
          <table:table-cell table:style-name="ce24" office:value-type="float" office:value="41338" calcext:value-type="float">
            <text:p>41,338</text:p>
          </table:table-cell>
          <table:table-cell table:style-name="ce24" office:value-type="float" office:value="39828" calcext:value-type="float">
            <text:p>39,828</text:p>
          </table:table-cell>
          <table:table-cell table:style-name="ce24" office:value-type="float" office:value="38152" calcext:value-type="float">
            <text:p>38,152</text:p>
          </table:table-cell>
          <table:table-cell table:style-name="ce24" office:value-type="float" office:value="36938" calcext:value-type="float">
            <text:p>36,938</text:p>
          </table:table-cell>
          <table:table-cell table:style-name="ce24" office:value-type="float" office:value="35674" calcext:value-type="float">
            <text:p>35,674</text:p>
          </table:table-cell>
          <table:table-cell table:style-name="ce24" office:value-type="float" office:value="35386" calcext:value-type="float">
            <text:p>35,386</text:p>
          </table:table-cell>
          <table:table-cell table:style-name="ce24" office:value-type="float" office:value="34628" calcext:value-type="float">
            <text:p>34,628</text:p>
          </table:table-cell>
          <table:table-cell table:style-name="ce24" office:value-type="float" office:value="33546" calcext:value-type="float">
            <text:p>33,546</text:p>
          </table:table-cell>
          <table:table-cell table:style-name="ce24" office:value-type="float" office:value="34373" calcext:value-type="float">
            <text:p>34,373</text:p>
          </table:table-cell>
          <table:table-cell table:style-name="ce24" office:value-type="float" office:value="34566" calcext:value-type="float">
            <text:p>34,566</text:p>
          </table:table-cell>
          <table:table-cell table:style-name="ce24" office:value-type="float" office:value="35848" calcext:value-type="float">
            <text:p>35,848</text:p>
          </table:table-cell>
          <table:table-cell table:style-name="ce24" office:value-type="float" office:value="37513" calcext:value-type="float">
            <text:p>37,513</text:p>
          </table:table-cell>
          <table:table-cell table:style-name="ce24" office:value-type="float" office:value="40860" calcext:value-type="float">
            <text:p>40,860</text:p>
          </table:table-cell>
          <table:table-cell table:style-name="ce24" office:value-type="float" office:value="31690" calcext:value-type="float">
            <text:p>31,690</text:p>
          </table:table-cell>
          <table:table-cell table:style-name="ce24" office:value-type="float" office:value="30464" calcext:value-type="float">
            <text:p>30,464</text:p>
          </table:table-cell>
          <table:table-cell table:style-name="ce24" office:value-type="float" office:value="31699" calcext:value-type="float">
            <text:p>31,699</text:p>
          </table:table-cell>
          <table:table-cell table:style-name="ce24" office:value-type="float" office:value="31623" calcext:value-type="float">
            <text:p>31,623</text:p>
          </table:table-cell>
          <table:table-cell table:style-name="ce24" office:value-type="float" office:value="30073" calcext:value-type="float">
            <text:p>30,073</text:p>
          </table:table-cell>
          <table:table-cell table:style-name="ce24" office:value-type="float" office:value="28733" calcext:value-type="float">
            <text:p>28,733</text:p>
          </table:table-cell>
          <table:table-cell table:style-name="ce24" office:value-type="float" office:value="30091" calcext:value-type="float">
            <text:p>30,091</text:p>
          </table:table-cell>
          <table:table-cell table:style-name="ce24" office:value-type="float" office:value="30063" calcext:value-type="float">
            <text:p>30,063</text:p>
          </table:table-cell>
          <table:table-cell table:style-name="ce24" office:value-type="float" office:value="30039" calcext:value-type="float">
            <text:p>30,039</text:p>
          </table:table-cell>
          <table:table-cell table:style-name="ce24" office:value-type="float" office:value="30199" calcext:value-type="float">
            <text:p>30,199</text:p>
          </table:table-cell>
          <table:table-cell table:style-name="ce24" office:value-type="float" office:value="29952" calcext:value-type="float">
            <text:p>29,952</text:p>
          </table:table-cell>
          <table:table-cell table:style-name="ce24" office:value-type="float" office:value="29638" calcext:value-type="float">
            <text:p>29,638</text:p>
          </table:table-cell>
          <table:table-cell table:style-name="ce24" office:value-type="float" office:value="29182" calcext:value-type="float">
            <text:p>29,182</text:p>
          </table:table-cell>
          <table:table-cell table:style-name="ce24" office:value-type="float" office:value="29375" calcext:value-type="float">
            <text:p>29,375</text:p>
          </table:table-cell>
          <table:table-cell table:style-name="ce24" office:value-type="float" office:value="30708" calcext:value-type="float">
            <text:p>30,708</text:p>
          </table:table-cell>
          <table:table-cell table:style-name="ce24" office:value-type="float" office:value="30663" calcext:value-type="float">
            <text:p>30,663</text:p>
          </table:table-cell>
          <table:table-cell table:style-name="ce24" office:value-type="float" office:value="30963" calcext:value-type="float">
            <text:p>30,963</text:p>
          </table:table-cell>
          <table:table-cell table:style-name="ce24" office:value-type="float" office:value="30613" calcext:value-type="float">
            <text:p>30,613</text:p>
          </table:table-cell>
          <table:table-cell table:style-name="ce24" office:value-type="float" office:value="30046" calcext:value-type="float">
            <text:p>30,046</text:p>
          </table:table-cell>
          <table:table-cell table:style-name="ce24" office:value-type="float" office:value="30446" calcext:value-type="float">
            <text:p>30,446</text:p>
          </table:table-cell>
          <table:table-cell table:style-name="ce24" office:value-type="float" office:value="31183" calcext:value-type="float">
            <text:p>31,183</text:p>
          </table:table-cell>
          <table:table-cell table:style-name="ce24" office:value-type="float" office:value="30244" calcext:value-type="float">
            <text:p>30,244</text:p>
          </table:table-cell>
          <table:table-cell table:style-name="ce24" office:value-type="float" office:value="30754" calcext:value-type="float">
            <text:p>30,754</text:p>
          </table:table-cell>
          <table:table-cell table:style-name="ce24" office:value-type="float" office:value="30260" calcext:value-type="float">
            <text:p>30,260</text:p>
          </table:table-cell>
          <table:table-cell table:style-name="ce24" office:value-type="float" office:value="31972" calcext:value-type="float">
            <text:p>31,972</text:p>
          </table:table-cell>
          <table:table-cell table:style-name="ce24" office:value-type="float" office:value="33018" calcext:value-type="float">
            <text:p>33,018</text:p>
          </table:table-cell>
          <table:table-cell table:style-name="ce24" office:value-type="float" office:value="34812" calcext:value-type="float">
            <text:p>34,812</text:p>
          </table:table-cell>
          <table:table-cell table:style-name="ce24" office:value-type="float" office:value="25021" calcext:value-type="float">
            <text:p>25,021</text:p>
          </table:table-cell>
          <table:table-cell table:style-name="ce24" office:value-type="float" office:value="23992" calcext:value-type="float">
            <text:p>23,992</text:p>
          </table:table-cell>
          <table:table-cell table:style-name="ce24" office:value-type="float" office:value="25461" calcext:value-type="float">
            <text:p>25,461</text:p>
          </table:table-cell>
          <table:table-cell table:style-name="ce24" office:value-type="float" office:value="27038" calcext:value-type="float">
            <text:p>27,038</text:p>
          </table:table-cell>
          <table:table-cell table:style-name="ce24" office:value-type="float" office:value="29028" calcext:value-type="float">
            <text:p>29,028</text:p>
          </table:table-cell>
          <table:table-cell table:style-name="ce24" office:value-type="float" office:value="28901" calcext:value-type="float">
            <text:p>28,901</text:p>
          </table:table-cell>
          <table:table-cell table:style-name="ce24" office:value-type="float" office:value="27871" calcext:value-type="float">
            <text:p>27,871</text:p>
          </table:table-cell>
          <table:table-cell table:style-name="ce24" office:value-type="float" office:value="27091" calcext:value-type="float">
            <text:p>27,091</text:p>
          </table:table-cell>
          <table:table-cell table:style-name="ce24" office:value-type="float" office:value="26582" calcext:value-type="float">
            <text:p>26,582</text:p>
          </table:table-cell>
          <table:table-cell table:style-name="ce24" office:value-type="float" office:value="26267" calcext:value-type="float">
            <text:p>26,267</text:p>
          </table:table-cell>
          <table:table-cell table:style-name="ce24" office:value-type="float" office:value="25504" calcext:value-type="float">
            <text:p>25,504</text:p>
          </table:table-cell>
          <table:table-cell table:style-name="ce24" office:value-type="float" office:value="24442" calcext:value-type="float">
            <text:p>24,442</text:p>
          </table:table-cell>
          <table:table-cell table:style-name="ce24" office:value-type="float" office:value="22638" calcext:value-type="float">
            <text:p>22,638</text:p>
          </table:table-cell>
          <table:table-cell table:style-name="ce24" office:value-type="float" office:value="22099" calcext:value-type="float">
            <text:p>22,099</text:p>
          </table:table-cell>
          <table:table-cell table:style-name="ce24" office:value-type="float" office:value="20717" calcext:value-type="float">
            <text:p>20,717</text:p>
          </table:table-cell>
          <table:table-cell table:style-name="ce24" office:value-type="float" office:value="19414" calcext:value-type="float">
            <text:p>19,414</text:p>
          </table:table-cell>
          <table:table-cell table:style-name="ce24" office:value-type="float" office:value="17730" calcext:value-type="float">
            <text:p>17,730</text:p>
          </table:table-cell>
          <table:table-cell table:style-name="ce24" office:value-type="float" office:value="16297" calcext:value-type="float">
            <text:p>16,297</text:p>
          </table:table-cell>
          <table:table-cell table:style-name="ce24" office:value-type="float" office:value="15094" calcext:value-type="float">
            <text:p>15,094</text:p>
          </table:table-cell>
          <table:table-cell table:style-name="ce24" office:value-type="float" office:value="13650" calcext:value-type="float">
            <text:p>13,650</text:p>
          </table:table-cell>
          <table:table-cell table:style-name="ce24" office:value-type="float" office:value="11349" calcext:value-type="float">
            <text:p>11,349</text:p>
          </table:table-cell>
          <table:table-cell table:style-name="ce24" office:value-type="float" office:value="10014" calcext:value-type="float">
            <text:p>10,014</text:p>
          </table:table-cell>
          <table:table-cell table:style-name="ce24" office:value-type="float" office:value="8759" calcext:value-type="float">
            <text:p>8,759</text:p>
          </table:table-cell>
          <table:table-cell table:style-name="ce24" office:value-type="float" office:value="7686" calcext:value-type="float">
            <text:p>7,686</text:p>
          </table:table-cell>
          <table:table-cell table:style-name="ce24" office:value-type="float" office:value="6187" calcext:value-type="float">
            <text:p>6,187</text:p>
          </table:table-cell>
          <table:table-cell table:style-name="ce24" office:value-type="float" office:value="5156" calcext:value-type="float">
            <text:p>5,156</text:p>
          </table:table-cell>
          <table:table-cell table:style-name="ce24" office:value-type="float" office:value="4329" calcext:value-type="float">
            <text:p>4,329</text:p>
          </table:table-cell>
          <table:table-cell table:style-name="ce24" office:value-type="float" office:value="3371" calcext:value-type="float">
            <text:p>3,371</text:p>
          </table:table-cell>
          <table:table-cell table:style-name="ce24" office:value-type="float" office:value="10859" calcext:value-type="float">
            <text:p>10,859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930"/>
        </table:table-row>
        <table:table-row table:style-name="ro3">
          <table:table-cell office:value-type="float" office:value="1982" calcext:value-type="float">
            <text:p>1982</text:p>
          </table:table-cell>
          <table:table-cell table:style-name="ce24" office:value-type="float" office:value="32590" calcext:value-type="float">
            <text:p>32,590</text:p>
          </table:table-cell>
          <table:table-cell table:style-name="ce24" office:value-type="float" office:value="33052" calcext:value-type="float">
            <text:p>33,052</text:p>
          </table:table-cell>
          <table:table-cell table:style-name="ce24" office:value-type="float" office:value="32426" calcext:value-type="float">
            <text:p>32,426</text:p>
          </table:table-cell>
          <table:table-cell table:style-name="ce24" office:value-type="float" office:value="30878" calcext:value-type="float">
            <text:p>30,878</text:p>
          </table:table-cell>
          <table:table-cell table:style-name="ce24" office:value-type="float" office:value="29106" calcext:value-type="float">
            <text:p>29,106</text:p>
          </table:table-cell>
          <table:table-cell table:style-name="ce24" office:value-type="float" office:value="28565" calcext:value-type="float">
            <text:p>28,565</text:p>
          </table:table-cell>
          <table:table-cell table:style-name="ce24" office:value-type="float" office:value="31176" calcext:value-type="float">
            <text:p>31,176</text:p>
          </table:table-cell>
          <table:table-cell table:style-name="ce24" office:value-type="float" office:value="32018" calcext:value-type="float">
            <text:p>32,018</text:p>
          </table:table-cell>
          <table:table-cell table:style-name="ce24" office:value-type="float" office:value="32632" calcext:value-type="float">
            <text:p>32,632</text:p>
          </table:table-cell>
          <table:table-cell table:style-name="ce24" office:value-type="float" office:value="35105" calcext:value-type="float">
            <text:p>35,105</text:p>
          </table:table-cell>
          <table:table-cell table:style-name="ce24" office:value-type="float" office:value="38180" calcext:value-type="float">
            <text:p>38,180</text:p>
          </table:table-cell>
          <table:table-cell table:style-name="ce24" office:value-type="float" office:value="40300" calcext:value-type="float">
            <text:p>40,300</text:p>
          </table:table-cell>
          <table:table-cell table:style-name="ce24" office:value-type="float" office:value="40715" calcext:value-type="float">
            <text:p>40,715</text:p>
          </table:table-cell>
          <table:table-cell table:style-name="ce24" office:value-type="float" office:value="42078" calcext:value-type="float">
            <text:p>42,078</text:p>
          </table:table-cell>
          <table:table-cell table:style-name="ce24" office:value-type="float" office:value="43396" calcext:value-type="float">
            <text:p>43,396</text:p>
          </table:table-cell>
          <table:table-cell table:style-name="ce24" office:value-type="float" office:value="43817" calcext:value-type="float">
            <text:p>43,817</text:p>
          </table:table-cell>
          <table:table-cell table:style-name="ce24" office:value-type="float" office:value="43772" calcext:value-type="float">
            <text:p>43,772</text:p>
          </table:table-cell>
          <table:table-cell table:style-name="ce24" office:value-type="float" office:value="46126" calcext:value-type="float">
            <text:p>46,126</text:p>
          </table:table-cell>
          <table:table-cell table:style-name="ce24" office:value-type="float" office:value="45692" calcext:value-type="float">
            <text:p>45,692</text:p>
          </table:table-cell>
          <table:table-cell table:style-name="ce24" office:value-type="float" office:value="44627" calcext:value-type="float">
            <text:p>44,627</text:p>
          </table:table-cell>
          <table:table-cell table:style-name="ce24" office:value-type="float" office:value="43842" calcext:value-type="float">
            <text:p>43,842</text:p>
          </table:table-cell>
          <table:table-cell table:style-name="ce24" office:value-type="float" office:value="43035" calcext:value-type="float">
            <text:p>43,035</text:p>
          </table:table-cell>
          <table:table-cell table:style-name="ce24" office:value-type="float" office:value="41667" calcext:value-type="float">
            <text:p>41,667</text:p>
          </table:table-cell>
          <table:table-cell table:style-name="ce24" office:value-type="float" office:value="40636" calcext:value-type="float">
            <text:p>40,636</text:p>
          </table:table-cell>
          <table:table-cell table:style-name="ce24" office:value-type="float" office:value="39247" calcext:value-type="float">
            <text:p>39,247</text:p>
          </table:table-cell>
          <table:table-cell table:style-name="ce24" office:value-type="float" office:value="37766" calcext:value-type="float">
            <text:p>37,766</text:p>
          </table:table-cell>
          <table:table-cell table:style-name="ce24" office:value-type="float" office:value="36680" calcext:value-type="float">
            <text:p>36,680</text:p>
          </table:table-cell>
          <table:table-cell table:style-name="ce24" office:value-type="float" office:value="35398" calcext:value-type="float">
            <text:p>35,398</text:p>
          </table:table-cell>
          <table:table-cell table:style-name="ce24" office:value-type="float" office:value="35215" calcext:value-type="float">
            <text:p>35,215</text:p>
          </table:table-cell>
          <table:table-cell table:style-name="ce24" office:value-type="float" office:value="34407" calcext:value-type="float">
            <text:p>34,407</text:p>
          </table:table-cell>
          <table:table-cell table:style-name="ce24" office:value-type="float" office:value="33425" calcext:value-type="float">
            <text:p>33,425</text:p>
          </table:table-cell>
          <table:table-cell table:style-name="ce24" office:value-type="float" office:value="34272" calcext:value-type="float">
            <text:p>34,272</text:p>
          </table:table-cell>
          <table:table-cell table:style-name="ce24" office:value-type="float" office:value="34401" calcext:value-type="float">
            <text:p>34,401</text:p>
          </table:table-cell>
          <table:table-cell table:style-name="ce24" office:value-type="float" office:value="35699" calcext:value-type="float">
            <text:p>35,699</text:p>
          </table:table-cell>
          <table:table-cell table:style-name="ce24" office:value-type="float" office:value="37397" calcext:value-type="float">
            <text:p>37,397</text:p>
          </table:table-cell>
          <table:table-cell table:style-name="ce24" office:value-type="float" office:value="40710" calcext:value-type="float">
            <text:p>40,710</text:p>
          </table:table-cell>
          <table:table-cell table:style-name="ce24" office:value-type="float" office:value="31540" calcext:value-type="float">
            <text:p>31,540</text:p>
          </table:table-cell>
          <table:table-cell table:style-name="ce24" office:value-type="float" office:value="30398" calcext:value-type="float">
            <text:p>30,398</text:p>
          </table:table-cell>
          <table:table-cell table:style-name="ce24" office:value-type="float" office:value="31658" calcext:value-type="float">
            <text:p>31,658</text:p>
          </table:table-cell>
          <table:table-cell table:style-name="ce24" office:value-type="float" office:value="31527" calcext:value-type="float">
            <text:p>31,527</text:p>
          </table:table-cell>
          <table:table-cell table:style-name="ce24" office:value-type="float" office:value="29926" calcext:value-type="float">
            <text:p>29,926</text:p>
          </table:table-cell>
          <table:table-cell table:style-name="ce24" office:value-type="float" office:value="28632" calcext:value-type="float">
            <text:p>28,632</text:p>
          </table:table-cell>
          <table:table-cell table:style-name="ce24" office:value-type="float" office:value="29939" calcext:value-type="float">
            <text:p>29,939</text:p>
          </table:table-cell>
          <table:table-cell table:style-name="ce24" office:value-type="float" office:value="29951" calcext:value-type="float">
            <text:p>29,951</text:p>
          </table:table-cell>
          <table:table-cell table:style-name="ce24" office:value-type="float" office:value="29926" calcext:value-type="float">
            <text:p>29,926</text:p>
          </table:table-cell>
          <table:table-cell table:style-name="ce24" office:value-type="float" office:value="30089" calcext:value-type="float">
            <text:p>30,089</text:p>
          </table:table-cell>
          <table:table-cell table:style-name="ce24" office:value-type="float" office:value="29818" calcext:value-type="float">
            <text:p>29,818</text:p>
          </table:table-cell>
          <table:table-cell table:style-name="ce24" office:value-type="float" office:value="29525" calcext:value-type="float">
            <text:p>29,525</text:p>
          </table:table-cell>
          <table:table-cell table:style-name="ce24" office:value-type="float" office:value="29085" calcext:value-type="float">
            <text:p>29,085</text:p>
          </table:table-cell>
          <table:table-cell table:style-name="ce24" office:value-type="float" office:value="29259" calcext:value-type="float">
            <text:p>29,259</text:p>
          </table:table-cell>
          <table:table-cell table:style-name="ce24" office:value-type="float" office:value="30532" calcext:value-type="float">
            <text:p>30,532</text:p>
          </table:table-cell>
          <table:table-cell table:style-name="ce24" office:value-type="float" office:value="30499" calcext:value-type="float">
            <text:p>30,499</text:p>
          </table:table-cell>
          <table:table-cell table:style-name="ce24" office:value-type="float" office:value="30766" calcext:value-type="float">
            <text:p>30,766</text:p>
          </table:table-cell>
          <table:table-cell table:style-name="ce24" office:value-type="float" office:value="30400" calcext:value-type="float">
            <text:p>30,400</text:p>
          </table:table-cell>
          <table:table-cell table:style-name="ce24" office:value-type="float" office:value="29838" calcext:value-type="float">
            <text:p>29,838</text:p>
          </table:table-cell>
          <table:table-cell table:style-name="ce24" office:value-type="float" office:value="30230" calcext:value-type="float">
            <text:p>30,230</text:p>
          </table:table-cell>
          <table:table-cell table:style-name="ce24" office:value-type="float" office:value="30915" calcext:value-type="float">
            <text:p>30,915</text:p>
          </table:table-cell>
          <table:table-cell table:style-name="ce24" office:value-type="float" office:value="30018" calcext:value-type="float">
            <text:p>30,018</text:p>
          </table:table-cell>
          <table:table-cell table:style-name="ce24" office:value-type="float" office:value="30426" calcext:value-type="float">
            <text:p>30,426</text:p>
          </table:table-cell>
          <table:table-cell table:style-name="ce24" office:value-type="float" office:value="29959" calcext:value-type="float">
            <text:p>29,959</text:p>
          </table:table-cell>
          <table:table-cell table:style-name="ce24" office:value-type="float" office:value="31627" calcext:value-type="float">
            <text:p>31,627</text:p>
          </table:table-cell>
          <table:table-cell table:style-name="ce24" office:value-type="float" office:value="32581" calcext:value-type="float">
            <text:p>32,581</text:p>
          </table:table-cell>
          <table:table-cell table:style-name="ce24" office:value-type="float" office:value="34313" calcext:value-type="float">
            <text:p>34,313</text:p>
          </table:table-cell>
          <table:table-cell table:style-name="ce24" office:value-type="float" office:value="24612" calcext:value-type="float">
            <text:p>24,612</text:p>
          </table:table-cell>
          <table:table-cell table:style-name="ce24" office:value-type="float" office:value="23580" calcext:value-type="float">
            <text:p>23,580</text:p>
          </table:table-cell>
          <table:table-cell table:style-name="ce24" office:value-type="float" office:value="24976" calcext:value-type="float">
            <text:p>24,976</text:p>
          </table:table-cell>
          <table:table-cell table:style-name="ce24" office:value-type="float" office:value="26500" calcext:value-type="float">
            <text:p>26,500</text:p>
          </table:table-cell>
          <table:table-cell table:style-name="ce24" office:value-type="float" office:value="28375" calcext:value-type="float">
            <text:p>28,375</text:p>
          </table:table-cell>
          <table:table-cell table:style-name="ce24" office:value-type="float" office:value="28185" calcext:value-type="float">
            <text:p>28,185</text:p>
          </table:table-cell>
          <table:table-cell table:style-name="ce24" office:value-type="float" office:value="27094" calcext:value-type="float">
            <text:p>27,094</text:p>
          </table:table-cell>
          <table:table-cell table:style-name="ce24" office:value-type="float" office:value="26247" calcext:value-type="float">
            <text:p>26,247</text:p>
          </table:table-cell>
          <table:table-cell table:style-name="ce24" office:value-type="float" office:value="25740" calcext:value-type="float">
            <text:p>25,740</text:p>
          </table:table-cell>
          <table:table-cell table:style-name="ce24" office:value-type="float" office:value="25326" calcext:value-type="float">
            <text:p>25,326</text:p>
          </table:table-cell>
          <table:table-cell table:style-name="ce24" office:value-type="float" office:value="24459" calcext:value-type="float">
            <text:p>24,459</text:p>
          </table:table-cell>
          <table:table-cell table:style-name="ce24" office:value-type="float" office:value="23411" calcext:value-type="float">
            <text:p>23,411</text:p>
          </table:table-cell>
          <table:table-cell table:style-name="ce24" office:value-type="float" office:value="21600" calcext:value-type="float">
            <text:p>21,600</text:p>
          </table:table-cell>
          <table:table-cell table:style-name="ce24" office:value-type="float" office:value="20950" calcext:value-type="float">
            <text:p>20,950</text:p>
          </table:table-cell>
          <table:table-cell table:style-name="ce24" office:value-type="float" office:value="19513" calcext:value-type="float">
            <text:p>19,513</text:p>
          </table:table-cell>
          <table:table-cell table:style-name="ce24" office:value-type="float" office:value="18162" calcext:value-type="float">
            <text:p>18,162</text:p>
          </table:table-cell>
          <table:table-cell table:style-name="ce24" office:value-type="float" office:value="16512" calcext:value-type="float">
            <text:p>16,512</text:p>
          </table:table-cell>
          <table:table-cell table:style-name="ce24" office:value-type="float" office:value="15013" calcext:value-type="float">
            <text:p>15,013</text:p>
          </table:table-cell>
          <table:table-cell table:style-name="ce24" office:value-type="float" office:value="13797" calcext:value-type="float">
            <text:p>13,797</text:p>
          </table:table-cell>
          <table:table-cell table:style-name="ce24" office:value-type="float" office:value="12380" calcext:value-type="float">
            <text:p>12,380</text:p>
          </table:table-cell>
          <table:table-cell table:style-name="ce24" office:value-type="float" office:value="10144" calcext:value-type="float">
            <text:p>10,144</text:p>
          </table:table-cell>
          <table:table-cell table:style-name="ce24" office:value-type="float" office:value="8905" calcext:value-type="float">
            <text:p>8,905</text:p>
          </table:table-cell>
          <table:table-cell table:style-name="ce24" office:value-type="float" office:value="7687" calcext:value-type="float">
            <text:p>7,687</text:p>
          </table:table-cell>
          <table:table-cell table:style-name="ce24" office:value-type="float" office:value="6649" calcext:value-type="float">
            <text:p>6,649</text:p>
          </table:table-cell>
          <table:table-cell table:style-name="ce24" office:value-type="float" office:value="5221" calcext:value-type="float">
            <text:p>5,221</text:p>
          </table:table-cell>
          <table:table-cell table:style-name="ce24" office:value-type="float" office:value="4256" calcext:value-type="float">
            <text:p>4,256</text:p>
          </table:table-cell>
          <table:table-cell table:style-name="ce24" office:value-type="float" office:value="3509" calcext:value-type="float">
            <text:p>3,509</text:p>
          </table:table-cell>
          <table:table-cell table:style-name="ce24" office:value-type="float" office:value="10977" calcext:value-type="float">
            <text:p>10,977</text:p>
          </table:table-cell>
          <table:table-cell/>
          <table:table-cell office:value-type="float" office:value="1982" calcext:value-type="float">
            <text:p>1982</text:p>
          </table:table-cell>
          <table:table-cell table:number-columns-repeated="930"/>
        </table:table-row>
        <table:table-row table:style-name="ro3">
          <table:table-cell office:value-type="float" office:value="1983" calcext:value-type="float">
            <text:p>1983</text:p>
          </table:table-cell>
          <table:table-cell table:style-name="ce24" office:value-type="float" office:value="31699" calcext:value-type="float">
            <text:p>31,699</text:p>
          </table:table-cell>
          <table:table-cell table:style-name="ce24" office:value-type="float" office:value="32325" calcext:value-type="float">
            <text:p>32,325</text:p>
          </table:table-cell>
          <table:table-cell table:style-name="ce24" office:value-type="float" office:value="32902" calcext:value-type="float">
            <text:p>32,902</text:p>
          </table:table-cell>
          <table:table-cell table:style-name="ce24" office:value-type="float" office:value="32279" calcext:value-type="float">
            <text:p>32,279</text:p>
          </table:table-cell>
          <table:table-cell table:style-name="ce24" office:value-type="float" office:value="30845" calcext:value-type="float">
            <text:p>30,845</text:p>
          </table:table-cell>
          <table:table-cell table:style-name="ce24" office:value-type="float" office:value="29069" calcext:value-type="float">
            <text:p>29,069</text:p>
          </table:table-cell>
          <table:table-cell table:style-name="ce24" office:value-type="float" office:value="28512" calcext:value-type="float">
            <text:p>28,512</text:p>
          </table:table-cell>
          <table:table-cell table:style-name="ce24" office:value-type="float" office:value="31186" calcext:value-type="float">
            <text:p>31,186</text:p>
          </table:table-cell>
          <table:table-cell table:style-name="ce24" office:value-type="float" office:value="31934" calcext:value-type="float">
            <text:p>31,934</text:p>
          </table:table-cell>
          <table:table-cell table:style-name="ce24" office:value-type="float" office:value="32545" calcext:value-type="float">
            <text:p>32,545</text:p>
          </table:table-cell>
          <table:table-cell table:style-name="ce24" office:value-type="float" office:value="35073" calcext:value-type="float">
            <text:p>35,073</text:p>
          </table:table-cell>
          <table:table-cell table:style-name="ce24" office:value-type="float" office:value="38094" calcext:value-type="float">
            <text:p>38,094</text:p>
          </table:table-cell>
          <table:table-cell table:style-name="ce24" office:value-type="float" office:value="40311" calcext:value-type="float">
            <text:p>40,311</text:p>
          </table:table-cell>
          <table:table-cell table:style-name="ce24" office:value-type="float" office:value="40639" calcext:value-type="float">
            <text:p>40,639</text:p>
          </table:table-cell>
          <table:table-cell table:style-name="ce24" office:value-type="float" office:value="42010" calcext:value-type="float">
            <text:p>42,010</text:p>
          </table:table-cell>
          <table:table-cell table:style-name="ce24" office:value-type="float" office:value="43334" calcext:value-type="float">
            <text:p>43,334</text:p>
          </table:table-cell>
          <table:table-cell table:style-name="ce24" office:value-type="float" office:value="43702" calcext:value-type="float">
            <text:p>43,702</text:p>
          </table:table-cell>
          <table:table-cell table:style-name="ce24" office:value-type="float" office:value="43587" calcext:value-type="float">
            <text:p>43,587</text:p>
          </table:table-cell>
          <table:table-cell table:style-name="ce24" office:value-type="float" office:value="45839" calcext:value-type="float">
            <text:p>45,839</text:p>
          </table:table-cell>
          <table:table-cell table:style-name="ce24" office:value-type="float" office:value="45305" calcext:value-type="float">
            <text:p>45,305</text:p>
          </table:table-cell>
          <table:table-cell table:style-name="ce24" office:value-type="float" office:value="44419" calcext:value-type="float">
            <text:p>44,419</text:p>
          </table:table-cell>
          <table:table-cell table:style-name="ce24" office:value-type="float" office:value="43420" calcext:value-type="float">
            <text:p>43,420</text:p>
          </table:table-cell>
          <table:table-cell table:style-name="ce24" office:value-type="float" office:value="42568" calcext:value-type="float">
            <text:p>42,568</text:p>
          </table:table-cell>
          <table:table-cell table:style-name="ce24" office:value-type="float" office:value="40998" calcext:value-type="float">
            <text:p>40,998</text:p>
          </table:table-cell>
          <table:table-cell table:style-name="ce24" office:value-type="float" office:value="40095" calcext:value-type="float">
            <text:p>40,095</text:p>
          </table:table-cell>
          <table:table-cell table:style-name="ce24" office:value-type="float" office:value="38879" calcext:value-type="float">
            <text:p>38,879</text:p>
          </table:table-cell>
          <table:table-cell table:style-name="ce24" office:value-type="float" office:value="37419" calcext:value-type="float">
            <text:p>37,419</text:p>
          </table:table-cell>
          <table:table-cell table:style-name="ce24" office:value-type="float" office:value="36479" calcext:value-type="float">
            <text:p>36,479</text:p>
          </table:table-cell>
          <table:table-cell table:style-name="ce24" office:value-type="float" office:value="35044" calcext:value-type="float">
            <text:p>35,044</text:p>
          </table:table-cell>
          <table:table-cell table:style-name="ce24" office:value-type="float" office:value="34990" calcext:value-type="float">
            <text:p>34,990</text:p>
          </table:table-cell>
          <table:table-cell table:style-name="ce24" office:value-type="float" office:value="34156" calcext:value-type="float">
            <text:p>34,156</text:p>
          </table:table-cell>
          <table:table-cell table:style-name="ce24" office:value-type="float" office:value="33264" calcext:value-type="float">
            <text:p>33,264</text:p>
          </table:table-cell>
          <table:table-cell table:style-name="ce24" office:value-type="float" office:value="34102" calcext:value-type="float">
            <text:p>34,102</text:p>
          </table:table-cell>
          <table:table-cell table:style-name="ce24" office:value-type="float" office:value="34224" calcext:value-type="float">
            <text:p>34,224</text:p>
          </table:table-cell>
          <table:table-cell table:style-name="ce24" office:value-type="float" office:value="35595" calcext:value-type="float">
            <text:p>35,595</text:p>
          </table:table-cell>
          <table:table-cell table:style-name="ce24" office:value-type="float" office:value="37231" calcext:value-type="float">
            <text:p>37,231</text:p>
          </table:table-cell>
          <table:table-cell table:style-name="ce24" office:value-type="float" office:value="40577" calcext:value-type="float">
            <text:p>40,577</text:p>
          </table:table-cell>
          <table:table-cell table:style-name="ce24" office:value-type="float" office:value="31396" calcext:value-type="float">
            <text:p>31,396</text:p>
          </table:table-cell>
          <table:table-cell table:style-name="ce24" office:value-type="float" office:value="30311" calcext:value-type="float">
            <text:p>30,311</text:p>
          </table:table-cell>
          <table:table-cell table:style-name="ce24" office:value-type="float" office:value="31608" calcext:value-type="float">
            <text:p>31,608</text:p>
          </table:table-cell>
          <table:table-cell table:style-name="ce24" office:value-type="float" office:value="31413" calcext:value-type="float">
            <text:p>31,413</text:p>
          </table:table-cell>
          <table:table-cell table:style-name="ce24" office:value-type="float" office:value="29798" calcext:value-type="float">
            <text:p>29,798</text:p>
          </table:table-cell>
          <table:table-cell table:style-name="ce24" office:value-type="float" office:value="28523" calcext:value-type="float">
            <text:p>28,523</text:p>
          </table:table-cell>
          <table:table-cell table:style-name="ce24" office:value-type="float" office:value="29836" calcext:value-type="float">
            <text:p>29,836</text:p>
          </table:table-cell>
          <table:table-cell table:style-name="ce24" office:value-type="float" office:value="29878" calcext:value-type="float">
            <text:p>29,878</text:p>
          </table:table-cell>
          <table:table-cell table:style-name="ce24" office:value-type="float" office:value="29832" calcext:value-type="float">
            <text:p>29,832</text:p>
          </table:table-cell>
          <table:table-cell table:style-name="ce24" office:value-type="float" office:value="29940" calcext:value-type="float">
            <text:p>29,940</text:p>
          </table:table-cell>
          <table:table-cell table:style-name="ce24" office:value-type="float" office:value="29651" calcext:value-type="float">
            <text:p>29,651</text:p>
          </table:table-cell>
          <table:table-cell table:style-name="ce24" office:value-type="float" office:value="29395" calcext:value-type="float">
            <text:p>29,395</text:p>
          </table:table-cell>
          <table:table-cell table:style-name="ce24" office:value-type="float" office:value="28941" calcext:value-type="float">
            <text:p>28,941</text:p>
          </table:table-cell>
          <table:table-cell table:style-name="ce24" office:value-type="float" office:value="29095" calcext:value-type="float">
            <text:p>29,095</text:p>
          </table:table-cell>
          <table:table-cell table:style-name="ce24" office:value-type="float" office:value="30355" calcext:value-type="float">
            <text:p>30,355</text:p>
          </table:table-cell>
          <table:table-cell table:style-name="ce24" office:value-type="float" office:value="30339" calcext:value-type="float">
            <text:p>30,339</text:p>
          </table:table-cell>
          <table:table-cell table:style-name="ce24" office:value-type="float" office:value="30552" calcext:value-type="float">
            <text:p>30,552</text:p>
          </table:table-cell>
          <table:table-cell table:style-name="ce24" office:value-type="float" office:value="30180" calcext:value-type="float">
            <text:p>30,180</text:p>
          </table:table-cell>
          <table:table-cell table:style-name="ce24" office:value-type="float" office:value="29637" calcext:value-type="float">
            <text:p>29,637</text:p>
          </table:table-cell>
          <table:table-cell table:style-name="ce24" office:value-type="float" office:value="29958" calcext:value-type="float">
            <text:p>29,958</text:p>
          </table:table-cell>
          <table:table-cell table:style-name="ce24" office:value-type="float" office:value="30630" calcext:value-type="float">
            <text:p>30,630</text:p>
          </table:table-cell>
          <table:table-cell table:style-name="ce24" office:value-type="float" office:value="29763" calcext:value-type="float">
            <text:p>29,763</text:p>
          </table:table-cell>
          <table:table-cell table:style-name="ce24" office:value-type="float" office:value="30088" calcext:value-type="float">
            <text:p>30,088</text:p>
          </table:table-cell>
          <table:table-cell table:style-name="ce24" office:value-type="float" office:value="29634" calcext:value-type="float">
            <text:p>29,634</text:p>
          </table:table-cell>
          <table:table-cell table:style-name="ce24" office:value-type="float" office:value="31235" calcext:value-type="float">
            <text:p>31,235</text:p>
          </table:table-cell>
          <table:table-cell table:style-name="ce24" office:value-type="float" office:value="32152" calcext:value-type="float">
            <text:p>32,152</text:p>
          </table:table-cell>
          <table:table-cell table:style-name="ce24" office:value-type="float" office:value="33807" calcext:value-type="float">
            <text:p>33,807</text:p>
          </table:table-cell>
          <table:table-cell table:style-name="ce24" office:value-type="float" office:value="24163" calcext:value-type="float">
            <text:p>24,163</text:p>
          </table:table-cell>
          <table:table-cell table:style-name="ce24" office:value-type="float" office:value="23106" calcext:value-type="float">
            <text:p>23,106</text:p>
          </table:table-cell>
          <table:table-cell table:style-name="ce24" office:value-type="float" office:value="24461" calcext:value-type="float">
            <text:p>24,461</text:p>
          </table:table-cell>
          <table:table-cell table:style-name="ce24" office:value-type="float" office:value="25926" calcext:value-type="float">
            <text:p>25,926</text:p>
          </table:table-cell>
          <table:table-cell table:style-name="ce24" office:value-type="float" office:value="27682" calcext:value-type="float">
            <text:p>27,682</text:p>
          </table:table-cell>
          <table:table-cell table:style-name="ce24" office:value-type="float" office:value="27436" calcext:value-type="float">
            <text:p>27,436</text:p>
          </table:table-cell>
          <table:table-cell table:style-name="ce24" office:value-type="float" office:value="26316" calcext:value-type="float">
            <text:p>26,316</text:p>
          </table:table-cell>
          <table:table-cell table:style-name="ce24" office:value-type="float" office:value="25418" calcext:value-type="float">
            <text:p>25,418</text:p>
          </table:table-cell>
          <table:table-cell table:style-name="ce24" office:value-type="float" office:value="24846" calcext:value-type="float">
            <text:p>24,846</text:p>
          </table:table-cell>
          <table:table-cell table:style-name="ce24" office:value-type="float" office:value="24334" calcext:value-type="float">
            <text:p>24,334</text:p>
          </table:table-cell>
          <table:table-cell table:style-name="ce24" office:value-type="float" office:value="23425" calcext:value-type="float">
            <text:p>23,425</text:p>
          </table:table-cell>
          <table:table-cell table:style-name="ce24" office:value-type="float" office:value="22348" calcext:value-type="float">
            <text:p>22,348</text:p>
          </table:table-cell>
          <table:table-cell table:style-name="ce24" office:value-type="float" office:value="20465" calcext:value-type="float">
            <text:p>20,465</text:p>
          </table:table-cell>
          <table:table-cell table:style-name="ce24" office:value-type="float" office:value="19762" calcext:value-type="float">
            <text:p>19,762</text:p>
          </table:table-cell>
          <table:table-cell table:style-name="ce24" office:value-type="float" office:value="18325" calcext:value-type="float">
            <text:p>18,325</text:p>
          </table:table-cell>
          <table:table-cell table:style-name="ce24" office:value-type="float" office:value="16990" calcext:value-type="float">
            <text:p>16,990</text:p>
          </table:table-cell>
          <table:table-cell table:style-name="ce24" office:value-type="float" office:value="15328" calcext:value-type="float">
            <text:p>15,328</text:p>
          </table:table-cell>
          <table:table-cell table:style-name="ce24" office:value-type="float" office:value="13781" calcext:value-type="float">
            <text:p>13,781</text:p>
          </table:table-cell>
          <table:table-cell table:style-name="ce24" office:value-type="float" office:value="12556" calcext:value-type="float">
            <text:p>12,556</text:p>
          </table:table-cell>
          <table:table-cell table:style-name="ce24" office:value-type="float" office:value="11217" calcext:value-type="float">
            <text:p>11,217</text:p>
          </table:table-cell>
          <table:table-cell table:style-name="ce24" office:value-type="float" office:value="9029" calcext:value-type="float">
            <text:p>9,029</text:p>
          </table:table-cell>
          <table:table-cell table:style-name="ce24" office:value-type="float" office:value="7859" calcext:value-type="float">
            <text:p>7,859</text:p>
          </table:table-cell>
          <table:table-cell table:style-name="ce24" office:value-type="float" office:value="6670" calcext:value-type="float">
            <text:p>6,670</text:p>
          </table:table-cell>
          <table:table-cell table:style-name="ce24" office:value-type="float" office:value="5711" calcext:value-type="float">
            <text:p>5,711</text:p>
          </table:table-cell>
          <table:table-cell table:style-name="ce24" office:value-type="float" office:value="4385" calcext:value-type="float">
            <text:p>4,385</text:p>
          </table:table-cell>
          <table:table-cell table:style-name="ce24" office:value-type="float" office:value="3480" calcext:value-type="float">
            <text:p>3,480</text:p>
          </table:table-cell>
          <table:table-cell table:style-name="ce24" office:value-type="float" office:value="11429" calcext:value-type="float">
            <text:p>11,429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930"/>
        </table:table-row>
        <table:table-row table:style-name="ro3">
          <table:table-cell office:value-type="float" office:value="1984" calcext:value-type="float">
            <text:p>1984</text:p>
          </table:table-cell>
          <table:table-cell table:style-name="ce24" office:value-type="float" office:value="31049" calcext:value-type="float">
            <text:p>31,049</text:p>
          </table:table-cell>
          <table:table-cell table:style-name="ce24" office:value-type="float" office:value="31619" calcext:value-type="float">
            <text:p>31,619</text:p>
          </table:table-cell>
          <table:table-cell table:style-name="ce24" office:value-type="float" office:value="32197" calcext:value-type="float">
            <text:p>32,197</text:p>
          </table:table-cell>
          <table:table-cell table:style-name="ce24" office:value-type="float" office:value="32825" calcext:value-type="float">
            <text:p>32,825</text:p>
          </table:table-cell>
          <table:table-cell table:style-name="ce24" office:value-type="float" office:value="32164" calcext:value-type="float">
            <text:p>32,164</text:p>
          </table:table-cell>
          <table:table-cell table:style-name="ce24" office:value-type="float" office:value="30814" calcext:value-type="float">
            <text:p>30,814</text:p>
          </table:table-cell>
          <table:table-cell table:style-name="ce24" office:value-type="float" office:value="29059" calcext:value-type="float">
            <text:p>29,059</text:p>
          </table:table-cell>
          <table:table-cell table:style-name="ce24" office:value-type="float" office:value="28501" calcext:value-type="float">
            <text:p>28,501</text:p>
          </table:table-cell>
          <table:table-cell table:style-name="ce24" office:value-type="float" office:value="31080" calcext:value-type="float">
            <text:p>31,080</text:p>
          </table:table-cell>
          <table:table-cell table:style-name="ce24" office:value-type="float" office:value="31916" calcext:value-type="float">
            <text:p>31,916</text:p>
          </table:table-cell>
          <table:table-cell table:style-name="ce24" office:value-type="float" office:value="32486" calcext:value-type="float">
            <text:p>32,486</text:p>
          </table:table-cell>
          <table:table-cell table:style-name="ce24" office:value-type="float" office:value="35030" calcext:value-type="float">
            <text:p>35,030</text:p>
          </table:table-cell>
          <table:table-cell table:style-name="ce24" office:value-type="float" office:value="38008" calcext:value-type="float">
            <text:p>38,008</text:p>
          </table:table-cell>
          <table:table-cell table:style-name="ce24" office:value-type="float" office:value="40230" calcext:value-type="float">
            <text:p>40,230</text:p>
          </table:table-cell>
          <table:table-cell table:style-name="ce24" office:value-type="float" office:value="40588" calcext:value-type="float">
            <text:p>40,588</text:p>
          </table:table-cell>
          <table:table-cell table:style-name="ce24" office:value-type="float" office:value="41966" calcext:value-type="float">
            <text:p>41,966</text:p>
          </table:table-cell>
          <table:table-cell table:style-name="ce24" office:value-type="float" office:value="43293" calcext:value-type="float">
            <text:p>43,293</text:p>
          </table:table-cell>
          <table:table-cell table:style-name="ce24" office:value-type="float" office:value="43554" calcext:value-type="float">
            <text:p>43,554</text:p>
          </table:table-cell>
          <table:table-cell table:style-name="ce24" office:value-type="float" office:value="43318" calcext:value-type="float">
            <text:p>43,318</text:p>
          </table:table-cell>
          <table:table-cell table:style-name="ce24" office:value-type="float" office:value="45623" calcext:value-type="float">
            <text:p>45,623</text:p>
          </table:table-cell>
          <table:table-cell table:style-name="ce24" office:value-type="float" office:value="45244" calcext:value-type="float">
            <text:p>45,244</text:p>
          </table:table-cell>
          <table:table-cell table:style-name="ce24" office:value-type="float" office:value="44227" calcext:value-type="float">
            <text:p>44,227</text:p>
          </table:table-cell>
          <table:table-cell table:style-name="ce24" office:value-type="float" office:value="43014" calcext:value-type="float">
            <text:p>43,014</text:p>
          </table:table-cell>
          <table:table-cell table:style-name="ce24" office:value-type="float" office:value="42150" calcext:value-type="float">
            <text:p>42,150</text:p>
          </table:table-cell>
          <table:table-cell table:style-name="ce24" office:value-type="float" office:value="40610" calcext:value-type="float">
            <text:p>40,610</text:p>
          </table:table-cell>
          <table:table-cell table:style-name="ce24" office:value-type="float" office:value="39873" calcext:value-type="float">
            <text:p>39,873</text:p>
          </table:table-cell>
          <table:table-cell table:style-name="ce24" office:value-type="float" office:value="38699" calcext:value-type="float">
            <text:p>38,699</text:p>
          </table:table-cell>
          <table:table-cell table:style-name="ce24" office:value-type="float" office:value="37303" calcext:value-type="float">
            <text:p>37,303</text:p>
          </table:table-cell>
          <table:table-cell table:style-name="ce24" office:value-type="float" office:value="36383" calcext:value-type="float">
            <text:p>36,383</text:p>
          </table:table-cell>
          <table:table-cell table:style-name="ce24" office:value-type="float" office:value="35059" calcext:value-type="float">
            <text:p>35,059</text:p>
          </table:table-cell>
          <table:table-cell table:style-name="ce24" office:value-type="float" office:value="34797" calcext:value-type="float">
            <text:p>34,797</text:p>
          </table:table-cell>
          <table:table-cell table:style-name="ce24" office:value-type="float" office:value="34108" calcext:value-type="float">
            <text:p>34,108</text:p>
          </table:table-cell>
          <table:table-cell table:style-name="ce24" office:value-type="float" office:value="33125" calcext:value-type="float">
            <text:p>33,125</text:p>
          </table:table-cell>
          <table:table-cell table:style-name="ce24" office:value-type="float" office:value="33967" calcext:value-type="float">
            <text:p>33,967</text:p>
          </table:table-cell>
          <table:table-cell table:style-name="ce24" office:value-type="float" office:value="34127" calcext:value-type="float">
            <text:p>34,127</text:p>
          </table:table-cell>
          <table:table-cell table:style-name="ce24" office:value-type="float" office:value="35597" calcext:value-type="float">
            <text:p>35,597</text:p>
          </table:table-cell>
          <table:table-cell table:style-name="ce24" office:value-type="float" office:value="37115" calcext:value-type="float">
            <text:p>37,115</text:p>
          </table:table-cell>
          <table:table-cell table:style-name="ce24" office:value-type="float" office:value="40501" calcext:value-type="float">
            <text:p>40,501</text:p>
          </table:table-cell>
          <table:table-cell table:style-name="ce24" office:value-type="float" office:value="31298" calcext:value-type="float">
            <text:p>31,298</text:p>
          </table:table-cell>
          <table:table-cell table:style-name="ce24" office:value-type="float" office:value="30231" calcext:value-type="float">
            <text:p>30,231</text:p>
          </table:table-cell>
          <table:table-cell table:style-name="ce24" office:value-type="float" office:value="31532" calcext:value-type="float">
            <text:p>31,532</text:p>
          </table:table-cell>
          <table:table-cell table:style-name="ce24" office:value-type="float" office:value="31285" calcext:value-type="float">
            <text:p>31,285</text:p>
          </table:table-cell>
          <table:table-cell table:style-name="ce24" office:value-type="float" office:value="29678" calcext:value-type="float">
            <text:p>29,678</text:p>
          </table:table-cell>
          <table:table-cell table:style-name="ce24" office:value-type="float" office:value="28425" calcext:value-type="float">
            <text:p>28,425</text:p>
          </table:table-cell>
          <table:table-cell table:style-name="ce24" office:value-type="float" office:value="29732" calcext:value-type="float">
            <text:p>29,732</text:p>
          </table:table-cell>
          <table:table-cell table:style-name="ce24" office:value-type="float" office:value="29800" calcext:value-type="float">
            <text:p>29,800</text:p>
          </table:table-cell>
          <table:table-cell table:style-name="ce24" office:value-type="float" office:value="29751" calcext:value-type="float">
            <text:p>29,751</text:p>
          </table:table-cell>
          <table:table-cell table:style-name="ce24" office:value-type="float" office:value="29810" calcext:value-type="float">
            <text:p>29,810</text:p>
          </table:table-cell>
          <table:table-cell table:style-name="ce24" office:value-type="float" office:value="29553" calcext:value-type="float">
            <text:p>29,553</text:p>
          </table:table-cell>
          <table:table-cell table:style-name="ce24" office:value-type="float" office:value="29287" calcext:value-type="float">
            <text:p>29,287</text:p>
          </table:table-cell>
          <table:table-cell table:style-name="ce24" office:value-type="float" office:value="28810" calcext:value-type="float">
            <text:p>28,810</text:p>
          </table:table-cell>
          <table:table-cell table:style-name="ce24" office:value-type="float" office:value="28951" calcext:value-type="float">
            <text:p>28,951</text:p>
          </table:table-cell>
          <table:table-cell table:style-name="ce24" office:value-type="float" office:value="30162" calcext:value-type="float">
            <text:p>30,162</text:p>
          </table:table-cell>
          <table:table-cell table:style-name="ce24" office:value-type="float" office:value="30180" calcext:value-type="float">
            <text:p>30,180</text:p>
          </table:table-cell>
          <table:table-cell table:style-name="ce24" office:value-type="float" office:value="30367" calcext:value-type="float">
            <text:p>30,367</text:p>
          </table:table-cell>
          <table:table-cell table:style-name="ce24" office:value-type="float" office:value="29982" calcext:value-type="float">
            <text:p>29,982</text:p>
          </table:table-cell>
          <table:table-cell table:style-name="ce24" office:value-type="float" office:value="29395" calcext:value-type="float">
            <text:p>29,395</text:p>
          </table:table-cell>
          <table:table-cell table:style-name="ce24" office:value-type="float" office:value="29716" calcext:value-type="float">
            <text:p>29,716</text:p>
          </table:table-cell>
          <table:table-cell table:style-name="ce24" office:value-type="float" office:value="30368" calcext:value-type="float">
            <text:p>30,368</text:p>
          </table:table-cell>
          <table:table-cell table:style-name="ce24" office:value-type="float" office:value="29468" calcext:value-type="float">
            <text:p>29,468</text:p>
          </table:table-cell>
          <table:table-cell table:style-name="ce24" office:value-type="float" office:value="29716" calcext:value-type="float">
            <text:p>29,716</text:p>
          </table:table-cell>
          <table:table-cell table:style-name="ce24" office:value-type="float" office:value="29298" calcext:value-type="float">
            <text:p>29,298</text:p>
          </table:table-cell>
          <table:table-cell table:style-name="ce24" office:value-type="float" office:value="30825" calcext:value-type="float">
            <text:p>30,825</text:p>
          </table:table-cell>
          <table:table-cell table:style-name="ce24" office:value-type="float" office:value="31655" calcext:value-type="float">
            <text:p>31,655</text:p>
          </table:table-cell>
          <table:table-cell table:style-name="ce24" office:value-type="float" office:value="33308" calcext:value-type="float">
            <text:p>33,308</text:p>
          </table:table-cell>
          <table:table-cell table:style-name="ce24" office:value-type="float" office:value="23729" calcext:value-type="float">
            <text:p>23,729</text:p>
          </table:table-cell>
          <table:table-cell table:style-name="ce24" office:value-type="float" office:value="22639" calcext:value-type="float">
            <text:p>22,639</text:p>
          </table:table-cell>
          <table:table-cell table:style-name="ce24" office:value-type="float" office:value="23945" calcext:value-type="float">
            <text:p>23,945</text:p>
          </table:table-cell>
          <table:table-cell table:style-name="ce24" office:value-type="float" office:value="25364" calcext:value-type="float">
            <text:p>25,364</text:p>
          </table:table-cell>
          <table:table-cell table:style-name="ce24" office:value-type="float" office:value="27006" calcext:value-type="float">
            <text:p>27,006</text:p>
          </table:table-cell>
          <table:table-cell table:style-name="ce24" office:value-type="float" office:value="26667" calcext:value-type="float">
            <text:p>26,667</text:p>
          </table:table-cell>
          <table:table-cell table:style-name="ce24" office:value-type="float" office:value="25522" calcext:value-type="float">
            <text:p>25,522</text:p>
          </table:table-cell>
          <table:table-cell table:style-name="ce24" office:value-type="float" office:value="24543" calcext:value-type="float">
            <text:p>24,543</text:p>
          </table:table-cell>
          <table:table-cell table:style-name="ce24" office:value-type="float" office:value="23934" calcext:value-type="float">
            <text:p>23,934</text:p>
          </table:table-cell>
          <table:table-cell table:style-name="ce24" office:value-type="float" office:value="23389" calcext:value-type="float">
            <text:p>23,389</text:p>
          </table:table-cell>
          <table:table-cell table:style-name="ce24" office:value-type="float" office:value="22418" calcext:value-type="float">
            <text:p>22,418</text:p>
          </table:table-cell>
          <table:table-cell table:style-name="ce24" office:value-type="float" office:value="21300" calcext:value-type="float">
            <text:p>21,300</text:p>
          </table:table-cell>
          <table:table-cell table:style-name="ce24" office:value-type="float" office:value="19363" calcext:value-type="float">
            <text:p>19,363</text:p>
          </table:table-cell>
          <table:table-cell table:style-name="ce24" office:value-type="float" office:value="18641" calcext:value-type="float">
            <text:p>18,641</text:p>
          </table:table-cell>
          <table:table-cell table:style-name="ce24" office:value-type="float" office:value="17124" calcext:value-type="float">
            <text:p>17,124</text:p>
          </table:table-cell>
          <table:table-cell table:style-name="ce24" office:value-type="float" office:value="15780" calcext:value-type="float">
            <text:p>15,780</text:p>
          </table:table-cell>
          <table:table-cell table:style-name="ce24" office:value-type="float" office:value="14209" calcext:value-type="float">
            <text:p>14,209</text:p>
          </table:table-cell>
          <table:table-cell table:style-name="ce24" office:value-type="float" office:value="12614" calcext:value-type="float">
            <text:p>12,614</text:p>
          </table:table-cell>
          <table:table-cell table:style-name="ce24" office:value-type="float" office:value="11417" calcext:value-type="float">
            <text:p>11,417</text:p>
          </table:table-cell>
          <table:table-cell table:style-name="ce24" office:value-type="float" office:value="10087" calcext:value-type="float">
            <text:p>10,087</text:p>
          </table:table-cell>
          <table:table-cell table:style-name="ce24" office:value-type="float" office:value="7956" calcext:value-type="float">
            <text:p>7,956</text:p>
          </table:table-cell>
          <table:table-cell table:style-name="ce24" office:value-type="float" office:value="6881" calcext:value-type="float">
            <text:p>6,881</text:p>
          </table:table-cell>
          <table:table-cell table:style-name="ce24" office:value-type="float" office:value="5739" calcext:value-type="float">
            <text:p>5,739</text:p>
          </table:table-cell>
          <table:table-cell table:style-name="ce24" office:value-type="float" office:value="4871" calcext:value-type="float">
            <text:p>4,871</text:p>
          </table:table-cell>
          <table:table-cell table:style-name="ce24" office:value-type="float" office:value="3610" calcext:value-type="float">
            <text:p>3,610</text:p>
          </table:table-cell>
          <table:table-cell table:style-name="ce24" office:value-type="float" office:value="11707" calcext:value-type="float">
            <text:p>11,707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930"/>
        </table:table-row>
        <table:table-row table:style-name="ro3">
          <table:table-cell office:value-type="float" office:value="1985" calcext:value-type="float">
            <text:p>1985</text:p>
          </table:table-cell>
          <table:table-cell table:style-name="ce24" office:value-type="float" office:value="32064" calcext:value-type="float">
            <text:p>32,064</text:p>
          </table:table-cell>
          <table:table-cell table:style-name="ce24" office:value-type="float" office:value="30811" calcext:value-type="float">
            <text:p>30,811</text:p>
          </table:table-cell>
          <table:table-cell table:style-name="ce24" office:value-type="float" office:value="31362" calcext:value-type="float">
            <text:p>31,362</text:p>
          </table:table-cell>
          <table:table-cell table:style-name="ce24" office:value-type="float" office:value="31987" calcext:value-type="float">
            <text:p>31,987</text:p>
          </table:table-cell>
          <table:table-cell table:style-name="ce24" office:value-type="float" office:value="32623" calcext:value-type="float">
            <text:p>32,623</text:p>
          </table:table-cell>
          <table:table-cell table:style-name="ce24" office:value-type="float" office:value="32063" calcext:value-type="float">
            <text:p>32,063</text:p>
          </table:table-cell>
          <table:table-cell table:style-name="ce24" office:value-type="float" office:value="30727" calcext:value-type="float">
            <text:p>30,727</text:p>
          </table:table-cell>
          <table:table-cell table:style-name="ce24" office:value-type="float" office:value="29000" calcext:value-type="float">
            <text:p>29,000</text:p>
          </table:table-cell>
          <table:table-cell table:style-name="ce24" office:value-type="float" office:value="28372" calcext:value-type="float">
            <text:p>28,372</text:p>
          </table:table-cell>
          <table:table-cell table:style-name="ce24" office:value-type="float" office:value="31042" calcext:value-type="float">
            <text:p>31,042</text:p>
          </table:table-cell>
          <table:table-cell table:style-name="ce24" office:value-type="float" office:value="31865" calcext:value-type="float">
            <text:p>31,865</text:p>
          </table:table-cell>
          <table:table-cell table:style-name="ce24" office:value-type="float" office:value="32454" calcext:value-type="float">
            <text:p>32,454</text:p>
          </table:table-cell>
          <table:table-cell table:style-name="ce24" office:value-type="float" office:value="34966" calcext:value-type="float">
            <text:p>34,966</text:p>
          </table:table-cell>
          <table:table-cell table:style-name="ce24" office:value-type="float" office:value="37962" calcext:value-type="float">
            <text:p>37,962</text:p>
          </table:table-cell>
          <table:table-cell table:style-name="ce24" office:value-type="float" office:value="40168" calcext:value-type="float">
            <text:p>40,168</text:p>
          </table:table-cell>
          <table:table-cell table:style-name="ce24" office:value-type="float" office:value="40554" calcext:value-type="float">
            <text:p>40,554</text:p>
          </table:table-cell>
          <table:table-cell table:style-name="ce24" office:value-type="float" office:value="41863" calcext:value-type="float">
            <text:p>41,863</text:p>
          </table:table-cell>
          <table:table-cell table:style-name="ce24" office:value-type="float" office:value="43087" calcext:value-type="float">
            <text:p>43,087</text:p>
          </table:table-cell>
          <table:table-cell table:style-name="ce24" office:value-type="float" office:value="43184" calcext:value-type="float">
            <text:p>43,184</text:p>
          </table:table-cell>
          <table:table-cell table:style-name="ce24" office:value-type="float" office:value="42917" calcext:value-type="float">
            <text:p>42,917</text:p>
          </table:table-cell>
          <table:table-cell table:style-name="ce24" office:value-type="float" office:value="45397" calcext:value-type="float">
            <text:p>45,397</text:p>
          </table:table-cell>
          <table:table-cell table:style-name="ce24" office:value-type="float" office:value="44800" calcext:value-type="float">
            <text:p>44,800</text:p>
          </table:table-cell>
          <table:table-cell table:style-name="ce24" office:value-type="float" office:value="43642" calcext:value-type="float">
            <text:p>43,642</text:p>
          </table:table-cell>
          <table:table-cell table:style-name="ce24" office:value-type="float" office:value="42266" calcext:value-type="float">
            <text:p>42,266</text:p>
          </table:table-cell>
          <table:table-cell table:style-name="ce24" office:value-type="float" office:value="41711" calcext:value-type="float">
            <text:p>41,711</text:p>
          </table:table-cell>
          <table:table-cell table:style-name="ce24" office:value-type="float" office:value="40265" calcext:value-type="float">
            <text:p>40,265</text:p>
          </table:table-cell>
          <table:table-cell table:style-name="ce24" office:value-type="float" office:value="39617" calcext:value-type="float">
            <text:p>39,617</text:p>
          </table:table-cell>
          <table:table-cell table:style-name="ce24" office:value-type="float" office:value="38465" calcext:value-type="float">
            <text:p>38,465</text:p>
          </table:table-cell>
          <table:table-cell table:style-name="ce24" office:value-type="float" office:value="37217" calcext:value-type="float">
            <text:p>37,217</text:p>
          </table:table-cell>
          <table:table-cell table:style-name="ce24" office:value-type="float" office:value="36218" calcext:value-type="float">
            <text:p>36,218</text:p>
          </table:table-cell>
          <table:table-cell table:style-name="ce24" office:value-type="float" office:value="34931" calcext:value-type="float">
            <text:p>34,931</text:p>
          </table:table-cell>
          <table:table-cell table:style-name="ce24" office:value-type="float" office:value="34718" calcext:value-type="float">
            <text:p>34,718</text:p>
          </table:table-cell>
          <table:table-cell table:style-name="ce24" office:value-type="float" office:value="34009" calcext:value-type="float">
            <text:p>34,009</text:p>
          </table:table-cell>
          <table:table-cell table:style-name="ce24" office:value-type="float" office:value="33028" calcext:value-type="float">
            <text:p>33,028</text:p>
          </table:table-cell>
          <table:table-cell table:style-name="ce24" office:value-type="float" office:value="33938" calcext:value-type="float">
            <text:p>33,938</text:p>
          </table:table-cell>
          <table:table-cell table:style-name="ce24" office:value-type="float" office:value="34082" calcext:value-type="float">
            <text:p>34,082</text:p>
          </table:table-cell>
          <table:table-cell table:style-name="ce24" office:value-type="float" office:value="35548" calcext:value-type="float">
            <text:p>35,548</text:p>
          </table:table-cell>
          <table:table-cell table:style-name="ce24" office:value-type="float" office:value="37082" calcext:value-type="float">
            <text:p>37,082</text:p>
          </table:table-cell>
          <table:table-cell table:style-name="ce24" office:value-type="float" office:value="40462" calcext:value-type="float">
            <text:p>40,462</text:p>
          </table:table-cell>
          <table:table-cell table:style-name="ce24" office:value-type="float" office:value="31245" calcext:value-type="float">
            <text:p>31,245</text:p>
          </table:table-cell>
          <table:table-cell table:style-name="ce24" office:value-type="float" office:value="30188" calcext:value-type="float">
            <text:p>30,188</text:p>
          </table:table-cell>
          <table:table-cell table:style-name="ce24" office:value-type="float" office:value="31434" calcext:value-type="float">
            <text:p>31,434</text:p>
          </table:table-cell>
          <table:table-cell table:style-name="ce24" office:value-type="float" office:value="31201" calcext:value-type="float">
            <text:p>31,201</text:p>
          </table:table-cell>
          <table:table-cell table:style-name="ce24" office:value-type="float" office:value="29589" calcext:value-type="float">
            <text:p>29,589</text:p>
          </table:table-cell>
          <table:table-cell table:style-name="ce24" office:value-type="float" office:value="28361" calcext:value-type="float">
            <text:p>28,361</text:p>
          </table:table-cell>
          <table:table-cell table:style-name="ce24" office:value-type="float" office:value="29579" calcext:value-type="float">
            <text:p>29,579</text:p>
          </table:table-cell>
          <table:table-cell table:style-name="ce24" office:value-type="float" office:value="29728" calcext:value-type="float">
            <text:p>29,728</text:p>
          </table:table-cell>
          <table:table-cell table:style-name="ce24" office:value-type="float" office:value="29696" calcext:value-type="float">
            <text:p>29,696</text:p>
          </table:table-cell>
          <table:table-cell table:style-name="ce24" office:value-type="float" office:value="29673" calcext:value-type="float">
            <text:p>29,673</text:p>
          </table:table-cell>
          <table:table-cell table:style-name="ce24" office:value-type="float" office:value="29456" calcext:value-type="float">
            <text:p>29,456</text:p>
          </table:table-cell>
          <table:table-cell table:style-name="ce24" office:value-type="float" office:value="29165" calcext:value-type="float">
            <text:p>29,165</text:p>
          </table:table-cell>
          <table:table-cell table:style-name="ce24" office:value-type="float" office:value="28678" calcext:value-type="float">
            <text:p>28,678</text:p>
          </table:table-cell>
          <table:table-cell table:style-name="ce24" office:value-type="float" office:value="28818" calcext:value-type="float">
            <text:p>28,818</text:p>
          </table:table-cell>
          <table:table-cell table:style-name="ce24" office:value-type="float" office:value="29979" calcext:value-type="float">
            <text:p>29,979</text:p>
          </table:table-cell>
          <table:table-cell table:style-name="ce24" office:value-type="float" office:value="30031" calcext:value-type="float">
            <text:p>30,031</text:p>
          </table:table-cell>
          <table:table-cell table:style-name="ce24" office:value-type="float" office:value="30171" calcext:value-type="float">
            <text:p>30,171</text:p>
          </table:table-cell>
          <table:table-cell table:style-name="ce24" office:value-type="float" office:value="29756" calcext:value-type="float">
            <text:p>29,756</text:p>
          </table:table-cell>
          <table:table-cell table:style-name="ce24" office:value-type="float" office:value="29154" calcext:value-type="float">
            <text:p>29,154</text:p>
          </table:table-cell>
          <table:table-cell table:style-name="ce24" office:value-type="float" office:value="29465" calcext:value-type="float">
            <text:p>29,465</text:p>
          </table:table-cell>
          <table:table-cell table:style-name="ce24" office:value-type="float" office:value="30064" calcext:value-type="float">
            <text:p>30,064</text:p>
          </table:table-cell>
          <table:table-cell table:style-name="ce24" office:value-type="float" office:value="29180" calcext:value-type="float">
            <text:p>29,180</text:p>
          </table:table-cell>
          <table:table-cell table:style-name="ce24" office:value-type="float" office:value="29358" calcext:value-type="float">
            <text:p>29,358</text:p>
          </table:table-cell>
          <table:table-cell table:style-name="ce24" office:value-type="float" office:value="28926" calcext:value-type="float">
            <text:p>28,926</text:p>
          </table:table-cell>
          <table:table-cell table:style-name="ce24" office:value-type="float" office:value="30400" calcext:value-type="float">
            <text:p>30,400</text:p>
          </table:table-cell>
          <table:table-cell table:style-name="ce24" office:value-type="float" office:value="31105" calcext:value-type="float">
            <text:p>31,105</text:p>
          </table:table-cell>
          <table:table-cell table:style-name="ce24" office:value-type="float" office:value="32783" calcext:value-type="float">
            <text:p>32,783</text:p>
          </table:table-cell>
          <table:table-cell table:style-name="ce24" office:value-type="float" office:value="23230" calcext:value-type="float">
            <text:p>23,230</text:p>
          </table:table-cell>
          <table:table-cell table:style-name="ce24" office:value-type="float" office:value="22147" calcext:value-type="float">
            <text:p>22,147</text:p>
          </table:table-cell>
          <table:table-cell table:style-name="ce24" office:value-type="float" office:value="23393" calcext:value-type="float">
            <text:p>23,393</text:p>
          </table:table-cell>
          <table:table-cell table:style-name="ce24" office:value-type="float" office:value="24727" calcext:value-type="float">
            <text:p>24,727</text:p>
          </table:table-cell>
          <table:table-cell table:style-name="ce24" office:value-type="float" office:value="26233" calcext:value-type="float">
            <text:p>26,233</text:p>
          </table:table-cell>
          <table:table-cell table:style-name="ce24" office:value-type="float" office:value="25833" calcext:value-type="float">
            <text:p>25,833</text:p>
          </table:table-cell>
          <table:table-cell table:style-name="ce24" office:value-type="float" office:value="24683" calcext:value-type="float">
            <text:p>24,683</text:p>
          </table:table-cell>
          <table:table-cell table:style-name="ce24" office:value-type="float" office:value="23630" calcext:value-type="float">
            <text:p>23,630</text:p>
          </table:table-cell>
          <table:table-cell table:style-name="ce24" office:value-type="float" office:value="22958" calcext:value-type="float">
            <text:p>22,958</text:p>
          </table:table-cell>
          <table:table-cell table:style-name="ce24" office:value-type="float" office:value="22373" calcext:value-type="float">
            <text:p>22,373</text:p>
          </table:table-cell>
          <table:table-cell table:style-name="ce24" office:value-type="float" office:value="21356" calcext:value-type="float">
            <text:p>21,356</text:p>
          </table:table-cell>
          <table:table-cell table:style-name="ce24" office:value-type="float" office:value="20196" calcext:value-type="float">
            <text:p>20,196</text:p>
          </table:table-cell>
          <table:table-cell table:style-name="ce24" office:value-type="float" office:value="18284" calcext:value-type="float">
            <text:p>18,284</text:p>
          </table:table-cell>
          <table:table-cell table:style-name="ce24" office:value-type="float" office:value="17510" calcext:value-type="float">
            <text:p>17,510</text:p>
          </table:table-cell>
          <table:table-cell table:style-name="ce24" office:value-type="float" office:value="15929" calcext:value-type="float">
            <text:p>15,929</text:p>
          </table:table-cell>
          <table:table-cell table:style-name="ce24" office:value-type="float" office:value="14561" calcext:value-type="float">
            <text:p>14,561</text:p>
          </table:table-cell>
          <table:table-cell table:style-name="ce24" office:value-type="float" office:value="13022" calcext:value-type="float">
            <text:p>13,022</text:p>
          </table:table-cell>
          <table:table-cell table:style-name="ce24" office:value-type="float" office:value="11437" calcext:value-type="float">
            <text:p>11,437</text:p>
          </table:table-cell>
          <table:table-cell table:style-name="ce24" office:value-type="float" office:value="10289" calcext:value-type="float">
            <text:p>10,289</text:p>
          </table:table-cell>
          <table:table-cell table:style-name="ce24" office:value-type="float" office:value="8995" calcext:value-type="float">
            <text:p>8,995</text:p>
          </table:table-cell>
          <table:table-cell table:style-name="ce24" office:value-type="float" office:value="6967" calcext:value-type="float">
            <text:p>6,967</text:p>
          </table:table-cell>
          <table:table-cell table:style-name="ce24" office:value-type="float" office:value="5989" calcext:value-type="float">
            <text:p>5,989</text:p>
          </table:table-cell>
          <table:table-cell table:style-name="ce24" office:value-type="float" office:value="4898" calcext:value-type="float">
            <text:p>4,898</text:p>
          </table:table-cell>
          <table:table-cell table:style-name="ce24" office:value-type="float" office:value="4078" calcext:value-type="float">
            <text:p>4,078</text:p>
          </table:table-cell>
          <table:table-cell table:style-name="ce24" office:value-type="float" office:value="12008" calcext:value-type="float">
            <text:p>12,008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930"/>
        </table:table-row>
        <table:table-row table:style-name="ro3">
          <table:table-cell office:value-type="float" office:value="1986" calcext:value-type="float">
            <text:p>1986</text:p>
          </table:table-cell>
          <table:table-cell table:style-name="ce24" office:value-type="float" office:value="32301" calcext:value-type="float">
            <text:p>32,301</text:p>
          </table:table-cell>
          <table:table-cell table:style-name="ce24" office:value-type="float" office:value="31946" calcext:value-type="float">
            <text:p>31,946</text:p>
          </table:table-cell>
          <table:table-cell table:style-name="ce24" office:value-type="float" office:value="30665" calcext:value-type="float">
            <text:p>30,665</text:p>
          </table:table-cell>
          <table:table-cell table:style-name="ce24" office:value-type="float" office:value="31178" calcext:value-type="float">
            <text:p>31,178</text:p>
          </table:table-cell>
          <table:table-cell table:style-name="ce24" office:value-type="float" office:value="31930" calcext:value-type="float">
            <text:p>31,930</text:p>
          </table:table-cell>
          <table:table-cell table:style-name="ce24" office:value-type="float" office:value="32504" calcext:value-type="float">
            <text:p>32,504</text:p>
          </table:table-cell>
          <table:table-cell table:style-name="ce24" office:value-type="float" office:value="32001" calcext:value-type="float">
            <text:p>32,001</text:p>
          </table:table-cell>
          <table:table-cell table:style-name="ce24" office:value-type="float" office:value="30669" calcext:value-type="float">
            <text:p>30,669</text:p>
          </table:table-cell>
          <table:table-cell table:style-name="ce24" office:value-type="float" office:value="28907" calcext:value-type="float">
            <text:p>28,907</text:p>
          </table:table-cell>
          <table:table-cell table:style-name="ce24" office:value-type="float" office:value="28306" calcext:value-type="float">
            <text:p>28,306</text:p>
          </table:table-cell>
          <table:table-cell table:style-name="ce24" office:value-type="float" office:value="30946" calcext:value-type="float">
            <text:p>30,946</text:p>
          </table:table-cell>
          <table:table-cell table:style-name="ce24" office:value-type="float" office:value="31749" calcext:value-type="float">
            <text:p>31,749</text:p>
          </table:table-cell>
          <table:table-cell table:style-name="ce24" office:value-type="float" office:value="32390" calcext:value-type="float">
            <text:p>32,390</text:p>
          </table:table-cell>
          <table:table-cell table:style-name="ce24" office:value-type="float" office:value="34843" calcext:value-type="float">
            <text:p>34,843</text:p>
          </table:table-cell>
          <table:table-cell table:style-name="ce24" office:value-type="float" office:value="37875" calcext:value-type="float">
            <text:p>37,875</text:p>
          </table:table-cell>
          <table:table-cell table:style-name="ce24" office:value-type="float" office:value="40091" calcext:value-type="float">
            <text:p>40,091</text:p>
          </table:table-cell>
          <table:table-cell table:style-name="ce24" office:value-type="float" office:value="40479" calcext:value-type="float">
            <text:p>40,479</text:p>
          </table:table-cell>
          <table:table-cell table:style-name="ce24" office:value-type="float" office:value="41672" calcext:value-type="float">
            <text:p>41,672</text:p>
          </table:table-cell>
          <table:table-cell table:style-name="ce24" office:value-type="float" office:value="42812" calcext:value-type="float">
            <text:p>42,812</text:p>
          </table:table-cell>
          <table:table-cell table:style-name="ce24" office:value-type="float" office:value="42873" calcext:value-type="float">
            <text:p>42,873</text:p>
          </table:table-cell>
          <table:table-cell table:style-name="ce24" office:value-type="float" office:value="42835" calcext:value-type="float">
            <text:p>42,835</text:p>
          </table:table-cell>
          <table:table-cell table:style-name="ce24" office:value-type="float" office:value="45012" calcext:value-type="float">
            <text:p>45,012</text:p>
          </table:table-cell>
          <table:table-cell table:style-name="ce24" office:value-type="float" office:value="44195" calcext:value-type="float">
            <text:p>44,195</text:p>
          </table:table-cell>
          <table:table-cell table:style-name="ce24" office:value-type="float" office:value="42875" calcext:value-type="float">
            <text:p>42,875</text:p>
          </table:table-cell>
          <table:table-cell table:style-name="ce24" office:value-type="float" office:value="41614" calcext:value-type="float">
            <text:p>41,614</text:p>
          </table:table-cell>
          <table:table-cell table:style-name="ce24" office:value-type="float" office:value="41292" calcext:value-type="float">
            <text:p>41,292</text:p>
          </table:table-cell>
          <table:table-cell table:style-name="ce24" office:value-type="float" office:value="39939" calcext:value-type="float">
            <text:p>39,939</text:p>
          </table:table-cell>
          <table:table-cell table:style-name="ce24" office:value-type="float" office:value="39389" calcext:value-type="float">
            <text:p>39,389</text:p>
          </table:table-cell>
          <table:table-cell table:style-name="ce24" office:value-type="float" office:value="38294" calcext:value-type="float">
            <text:p>38,294</text:p>
          </table:table-cell>
          <table:table-cell table:style-name="ce24" office:value-type="float" office:value="37004" calcext:value-type="float">
            <text:p>37,004</text:p>
          </table:table-cell>
          <table:table-cell table:style-name="ce24" office:value-type="float" office:value="35973" calcext:value-type="float">
            <text:p>35,973</text:p>
          </table:table-cell>
          <table:table-cell table:style-name="ce24" office:value-type="float" office:value="34748" calcext:value-type="float">
            <text:p>34,748</text:p>
          </table:table-cell>
          <table:table-cell table:style-name="ce24" office:value-type="float" office:value="34540" calcext:value-type="float">
            <text:p>34,540</text:p>
          </table:table-cell>
          <table:table-cell table:style-name="ce24" office:value-type="float" office:value="33817" calcext:value-type="float">
            <text:p>33,817</text:p>
          </table:table-cell>
          <table:table-cell table:style-name="ce24" office:value-type="float" office:value="32856" calcext:value-type="float">
            <text:p>32,856</text:p>
          </table:table-cell>
          <table:table-cell table:style-name="ce24" office:value-type="float" office:value="33774" calcext:value-type="float">
            <text:p>33,774</text:p>
          </table:table-cell>
          <table:table-cell table:style-name="ce24" office:value-type="float" office:value="33924" calcext:value-type="float">
            <text:p>33,924</text:p>
          </table:table-cell>
          <table:table-cell table:style-name="ce24" office:value-type="float" office:value="35445" calcext:value-type="float">
            <text:p>35,445</text:p>
          </table:table-cell>
          <table:table-cell table:style-name="ce24" office:value-type="float" office:value="36942" calcext:value-type="float">
            <text:p>36,942</text:p>
          </table:table-cell>
          <table:table-cell table:style-name="ce24" office:value-type="float" office:value="40317" calcext:value-type="float">
            <text:p>40,317</text:p>
          </table:table-cell>
          <table:table-cell table:style-name="ce24" office:value-type="float" office:value="31148" calcext:value-type="float">
            <text:p>31,148</text:p>
          </table:table-cell>
          <table:table-cell table:style-name="ce24" office:value-type="float" office:value="30062" calcext:value-type="float">
            <text:p>30,062</text:p>
          </table:table-cell>
          <table:table-cell table:style-name="ce24" office:value-type="float" office:value="31308" calcext:value-type="float">
            <text:p>31,308</text:p>
          </table:table-cell>
          <table:table-cell table:style-name="ce24" office:value-type="float" office:value="31129" calcext:value-type="float">
            <text:p>31,129</text:p>
          </table:table-cell>
          <table:table-cell table:style-name="ce24" office:value-type="float" office:value="29458" calcext:value-type="float">
            <text:p>29,458</text:p>
          </table:table-cell>
          <table:table-cell table:style-name="ce24" office:value-type="float" office:value="28246" calcext:value-type="float">
            <text:p>28,246</text:p>
          </table:table-cell>
          <table:table-cell table:style-name="ce24" office:value-type="float" office:value="29470" calcext:value-type="float">
            <text:p>29,470</text:p>
          </table:table-cell>
          <table:table-cell table:style-name="ce24" office:value-type="float" office:value="29623" calcext:value-type="float">
            <text:p>29,623</text:p>
          </table:table-cell>
          <table:table-cell table:style-name="ce24" office:value-type="float" office:value="29558" calcext:value-type="float">
            <text:p>29,558</text:p>
          </table:table-cell>
          <table:table-cell table:style-name="ce24" office:value-type="float" office:value="29516" calcext:value-type="float">
            <text:p>29,516</text:p>
          </table:table-cell>
          <table:table-cell table:style-name="ce24" office:value-type="float" office:value="29311" calcext:value-type="float">
            <text:p>29,311</text:p>
          </table:table-cell>
          <table:table-cell table:style-name="ce24" office:value-type="float" office:value="29009" calcext:value-type="float">
            <text:p>29,009</text:p>
          </table:table-cell>
          <table:table-cell table:style-name="ce24" office:value-type="float" office:value="28522" calcext:value-type="float">
            <text:p>28,522</text:p>
          </table:table-cell>
          <table:table-cell table:style-name="ce24" office:value-type="float" office:value="28638" calcext:value-type="float">
            <text:p>28,638</text:p>
          </table:table-cell>
          <table:table-cell table:style-name="ce24" office:value-type="float" office:value="29775" calcext:value-type="float">
            <text:p>29,775</text:p>
          </table:table-cell>
          <table:table-cell table:style-name="ce24" office:value-type="float" office:value="29860" calcext:value-type="float">
            <text:p>29,860</text:p>
          </table:table-cell>
          <table:table-cell table:style-name="ce24" office:value-type="float" office:value="29958" calcext:value-type="float">
            <text:p>29,958</text:p>
          </table:table-cell>
          <table:table-cell table:style-name="ce24" office:value-type="float" office:value="29484" calcext:value-type="float">
            <text:p>29,484</text:p>
          </table:table-cell>
          <table:table-cell table:style-name="ce24" office:value-type="float" office:value="28896" calcext:value-type="float">
            <text:p>28,896</text:p>
          </table:table-cell>
          <table:table-cell table:style-name="ce24" office:value-type="float" office:value="29125" calcext:value-type="float">
            <text:p>29,125</text:p>
          </table:table-cell>
          <table:table-cell table:style-name="ce24" office:value-type="float" office:value="29728" calcext:value-type="float">
            <text:p>29,728</text:p>
          </table:table-cell>
          <table:table-cell table:style-name="ce24" office:value-type="float" office:value="28841" calcext:value-type="float">
            <text:p>28,841</text:p>
          </table:table-cell>
          <table:table-cell table:style-name="ce24" office:value-type="float" office:value="28945" calcext:value-type="float">
            <text:p>28,945</text:p>
          </table:table-cell>
          <table:table-cell table:style-name="ce24" office:value-type="float" office:value="28530" calcext:value-type="float">
            <text:p>28,530</text:p>
          </table:table-cell>
          <table:table-cell table:style-name="ce24" office:value-type="float" office:value="29963" calcext:value-type="float">
            <text:p>29,963</text:p>
          </table:table-cell>
          <table:table-cell table:style-name="ce24" office:value-type="float" office:value="30548" calcext:value-type="float">
            <text:p>30,548</text:p>
          </table:table-cell>
          <table:table-cell table:style-name="ce24" office:value-type="float" office:value="32153" calcext:value-type="float">
            <text:p>32,153</text:p>
          </table:table-cell>
          <table:table-cell table:style-name="ce24" office:value-type="float" office:value="22674" calcext:value-type="float">
            <text:p>22,674</text:p>
          </table:table-cell>
          <table:table-cell table:style-name="ce24" office:value-type="float" office:value="21631" calcext:value-type="float">
            <text:p>21,631</text:p>
          </table:table-cell>
          <table:table-cell table:style-name="ce24" office:value-type="float" office:value="22771" calcext:value-type="float">
            <text:p>22,771</text:p>
          </table:table-cell>
          <table:table-cell table:style-name="ce24" office:value-type="float" office:value="23994" calcext:value-type="float">
            <text:p>23,994</text:p>
          </table:table-cell>
          <table:table-cell table:style-name="ce24" office:value-type="float" office:value="25381" calcext:value-type="float">
            <text:p>25,381</text:p>
          </table:table-cell>
          <table:table-cell table:style-name="ce24" office:value-type="float" office:value="24919" calcext:value-type="float">
            <text:p>24,919</text:p>
          </table:table-cell>
          <table:table-cell table:style-name="ce24" office:value-type="float" office:value="23732" calcext:value-type="float">
            <text:p>23,732</text:p>
          </table:table-cell>
          <table:table-cell table:style-name="ce24" office:value-type="float" office:value="22628" calcext:value-type="float">
            <text:p>22,628</text:p>
          </table:table-cell>
          <table:table-cell table:style-name="ce24" office:value-type="float" office:value="21890" calcext:value-type="float">
            <text:p>21,890</text:p>
          </table:table-cell>
          <table:table-cell table:style-name="ce24" office:value-type="float" office:value="21248" calcext:value-type="float">
            <text:p>21,248</text:p>
          </table:table-cell>
          <table:table-cell table:style-name="ce24" office:value-type="float" office:value="20201" calcext:value-type="float">
            <text:p>20,201</text:p>
          </table:table-cell>
          <table:table-cell table:style-name="ce24" office:value-type="float" office:value="18991" calcext:value-type="float">
            <text:p>18,991</text:p>
          </table:table-cell>
          <table:table-cell table:style-name="ce24" office:value-type="float" office:value="17072" calcext:value-type="float">
            <text:p>17,072</text:p>
          </table:table-cell>
          <table:table-cell table:style-name="ce24" office:value-type="float" office:value="16286" calcext:value-type="float">
            <text:p>16,286</text:p>
          </table:table-cell>
          <table:table-cell table:style-name="ce24" office:value-type="float" office:value="14651" calcext:value-type="float">
            <text:p>14,651</text:p>
          </table:table-cell>
          <table:table-cell table:style-name="ce24" office:value-type="float" office:value="13301" calcext:value-type="float">
            <text:p>13,301</text:p>
          </table:table-cell>
          <table:table-cell table:style-name="ce24" office:value-type="float" office:value="11777" calcext:value-type="float">
            <text:p>11,777</text:p>
          </table:table-cell>
          <table:table-cell table:style-name="ce24" office:value-type="float" office:value="10244" calcext:value-type="float">
            <text:p>10,244</text:p>
          </table:table-cell>
          <table:table-cell table:style-name="ce24" office:value-type="float" office:value="9134" calcext:value-type="float">
            <text:p>9,134</text:p>
          </table:table-cell>
          <table:table-cell table:style-name="ce24" office:value-type="float" office:value="7901" calcext:value-type="float">
            <text:p>7,901</text:p>
          </table:table-cell>
          <table:table-cell table:style-name="ce24" office:value-type="float" office:value="5943" calcext:value-type="float">
            <text:p>5,943</text:p>
          </table:table-cell>
          <table:table-cell table:style-name="ce24" office:value-type="float" office:value="5040" calcext:value-type="float">
            <text:p>5,040</text:p>
          </table:table-cell>
          <table:table-cell table:style-name="ce24" office:value-type="float" office:value="4047" calcext:value-type="float">
            <text:p>4,047</text:p>
          </table:table-cell>
          <table:table-cell table:style-name="ce24" office:value-type="float" office:value="12267" calcext:value-type="float">
            <text:p>12,267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930"/>
        </table:table-row>
        <table:table-row table:style-name="ro3">
          <table:table-cell office:value-type="float" office:value="1987" calcext:value-type="float">
            <text:p>1987</text:p>
          </table:table-cell>
          <table:table-cell table:style-name="ce24" office:value-type="float" office:value="31984" calcext:value-type="float">
            <text:p>31,984</text:p>
          </table:table-cell>
          <table:table-cell table:style-name="ce24" office:value-type="float" office:value="32196" calcext:value-type="float">
            <text:p>32,196</text:p>
          </table:table-cell>
          <table:table-cell table:style-name="ce24" office:value-type="float" office:value="31753" calcext:value-type="float">
            <text:p>31,753</text:p>
          </table:table-cell>
          <table:table-cell table:style-name="ce24" office:value-type="float" office:value="30452" calcext:value-type="float">
            <text:p>30,452</text:p>
          </table:table-cell>
          <table:table-cell table:style-name="ce24" office:value-type="float" office:value="31078" calcext:value-type="float">
            <text:p>31,078</text:p>
          </table:table-cell>
          <table:table-cell table:style-name="ce24" office:value-type="float" office:value="31798" calcext:value-type="float">
            <text:p>31,798</text:p>
          </table:table-cell>
          <table:table-cell table:style-name="ce24" office:value-type="float" office:value="32342" calcext:value-type="float">
            <text:p>32,342</text:p>
          </table:table-cell>
          <table:table-cell table:style-name="ce24" office:value-type="float" office:value="31921" calcext:value-type="float">
            <text:p>31,921</text:p>
          </table:table-cell>
          <table:table-cell table:style-name="ce24" office:value-type="float" office:value="30593" calcext:value-type="float">
            <text:p>30,593</text:p>
          </table:table-cell>
          <table:table-cell table:style-name="ce24" office:value-type="float" office:value="28860" calcext:value-type="float">
            <text:p>28,860</text:p>
          </table:table-cell>
          <table:table-cell table:style-name="ce24" office:value-type="float" office:value="28270" calcext:value-type="float">
            <text:p>28,270</text:p>
          </table:table-cell>
          <table:table-cell table:style-name="ce24" office:value-type="float" office:value="30915" calcext:value-type="float">
            <text:p>30,915</text:p>
          </table:table-cell>
          <table:table-cell table:style-name="ce24" office:value-type="float" office:value="31658" calcext:value-type="float">
            <text:p>31,658</text:p>
          </table:table-cell>
          <table:table-cell table:style-name="ce24" office:value-type="float" office:value="32324" calcext:value-type="float">
            <text:p>32,324</text:p>
          </table:table-cell>
          <table:table-cell table:style-name="ce24" office:value-type="float" office:value="34744" calcext:value-type="float">
            <text:p>34,744</text:p>
          </table:table-cell>
          <table:table-cell table:style-name="ce24" office:value-type="float" office:value="37766" calcext:value-type="float">
            <text:p>37,766</text:p>
          </table:table-cell>
          <table:table-cell table:style-name="ce24" office:value-type="float" office:value="40035" calcext:value-type="float">
            <text:p>40,035</text:p>
          </table:table-cell>
          <table:table-cell table:style-name="ce24" office:value-type="float" office:value="40316" calcext:value-type="float">
            <text:p>40,316</text:p>
          </table:table-cell>
          <table:table-cell table:style-name="ce24" office:value-type="float" office:value="41545" calcext:value-type="float">
            <text:p>41,545</text:p>
          </table:table-cell>
          <table:table-cell table:style-name="ce24" office:value-type="float" office:value="42652" calcext:value-type="float">
            <text:p>42,652</text:p>
          </table:table-cell>
          <table:table-cell table:style-name="ce24" office:value-type="float" office:value="42747" calcext:value-type="float">
            <text:p>42,747</text:p>
          </table:table-cell>
          <table:table-cell table:style-name="ce24" office:value-type="float" office:value="42511" calcext:value-type="float">
            <text:p>42,511</text:p>
          </table:table-cell>
          <table:table-cell table:style-name="ce24" office:value-type="float" office:value="44341" calcext:value-type="float">
            <text:p>44,341</text:p>
          </table:table-cell>
          <table:table-cell table:style-name="ce24" office:value-type="float" office:value="43400" calcext:value-type="float">
            <text:p>43,400</text:p>
          </table:table-cell>
          <table:table-cell table:style-name="ce24" office:value-type="float" office:value="42173" calcext:value-type="float">
            <text:p>42,173</text:p>
          </table:table-cell>
          <table:table-cell table:style-name="ce24" office:value-type="float" office:value="41100" calcext:value-type="float">
            <text:p>41,100</text:p>
          </table:table-cell>
          <table:table-cell table:style-name="ce24" office:value-type="float" office:value="40888" calcext:value-type="float">
            <text:p>40,888</text:p>
          </table:table-cell>
          <table:table-cell table:style-name="ce24" office:value-type="float" office:value="39652" calcext:value-type="float">
            <text:p>39,652</text:p>
          </table:table-cell>
          <table:table-cell table:style-name="ce24" office:value-type="float" office:value="39072" calcext:value-type="float">
            <text:p>39,072</text:p>
          </table:table-cell>
          <table:table-cell table:style-name="ce24" office:value-type="float" office:value="38073" calcext:value-type="float">
            <text:p>38,073</text:p>
          </table:table-cell>
          <table:table-cell table:style-name="ce24" office:value-type="float" office:value="36819" calcext:value-type="float">
            <text:p>36,819</text:p>
          </table:table-cell>
          <table:table-cell table:style-name="ce24" office:value-type="float" office:value="35846" calcext:value-type="float">
            <text:p>35,846</text:p>
          </table:table-cell>
          <table:table-cell table:style-name="ce24" office:value-type="float" office:value="34614" calcext:value-type="float">
            <text:p>34,614</text:p>
          </table:table-cell>
          <table:table-cell table:style-name="ce24" office:value-type="float" office:value="34361" calcext:value-type="float">
            <text:p>34,361</text:p>
          </table:table-cell>
          <table:table-cell table:style-name="ce24" office:value-type="float" office:value="33681" calcext:value-type="float">
            <text:p>33,681</text:p>
          </table:table-cell>
          <table:table-cell table:style-name="ce24" office:value-type="float" office:value="32733" calcext:value-type="float">
            <text:p>32,733</text:p>
          </table:table-cell>
          <table:table-cell table:style-name="ce24" office:value-type="float" office:value="33638" calcext:value-type="float">
            <text:p>33,638</text:p>
          </table:table-cell>
          <table:table-cell table:style-name="ce24" office:value-type="float" office:value="33806" calcext:value-type="float">
            <text:p>33,806</text:p>
          </table:table-cell>
          <table:table-cell table:style-name="ce24" office:value-type="float" office:value="35325" calcext:value-type="float">
            <text:p>35,325</text:p>
          </table:table-cell>
          <table:table-cell table:style-name="ce24" office:value-type="float" office:value="36810" calcext:value-type="float">
            <text:p>36,810</text:p>
          </table:table-cell>
          <table:table-cell table:style-name="ce24" office:value-type="float" office:value="40242" calcext:value-type="float">
            <text:p>40,242</text:p>
          </table:table-cell>
          <table:table-cell table:style-name="ce24" office:value-type="float" office:value="31055" calcext:value-type="float">
            <text:p>31,055</text:p>
          </table:table-cell>
          <table:table-cell table:style-name="ce24" office:value-type="float" office:value="29995" calcext:value-type="float">
            <text:p>29,995</text:p>
          </table:table-cell>
          <table:table-cell table:style-name="ce24" office:value-type="float" office:value="31170" calcext:value-type="float">
            <text:p>31,170</text:p>
          </table:table-cell>
          <table:table-cell table:style-name="ce24" office:value-type="float" office:value="31046" calcext:value-type="float">
            <text:p>31,046</text:p>
          </table:table-cell>
          <table:table-cell table:style-name="ce24" office:value-type="float" office:value="29411" calcext:value-type="float">
            <text:p>29,411</text:p>
          </table:table-cell>
          <table:table-cell table:style-name="ce24" office:value-type="float" office:value="28130" calcext:value-type="float">
            <text:p>28,130</text:p>
          </table:table-cell>
          <table:table-cell table:style-name="ce24" office:value-type="float" office:value="29384" calcext:value-type="float">
            <text:p>29,384</text:p>
          </table:table-cell>
          <table:table-cell table:style-name="ce24" office:value-type="float" office:value="29503" calcext:value-type="float">
            <text:p>29,503</text:p>
          </table:table-cell>
          <table:table-cell table:style-name="ce24" office:value-type="float" office:value="29444" calcext:value-type="float">
            <text:p>29,444</text:p>
          </table:table-cell>
          <table:table-cell table:style-name="ce24" office:value-type="float" office:value="29394" calcext:value-type="float">
            <text:p>29,394</text:p>
          </table:table-cell>
          <table:table-cell table:style-name="ce24" office:value-type="float" office:value="29173" calcext:value-type="float">
            <text:p>29,173</text:p>
          </table:table-cell>
          <table:table-cell table:style-name="ce24" office:value-type="float" office:value="28868" calcext:value-type="float">
            <text:p>28,868</text:p>
          </table:table-cell>
          <table:table-cell table:style-name="ce24" office:value-type="float" office:value="28354" calcext:value-type="float">
            <text:p>28,354</text:p>
          </table:table-cell>
          <table:table-cell table:style-name="ce24" office:value-type="float" office:value="28476" calcext:value-type="float">
            <text:p>28,476</text:p>
          </table:table-cell>
          <table:table-cell table:style-name="ce24" office:value-type="float" office:value="29572" calcext:value-type="float">
            <text:p>29,572</text:p>
          </table:table-cell>
          <table:table-cell table:style-name="ce24" office:value-type="float" office:value="29686" calcext:value-type="float">
            <text:p>29,686</text:p>
          </table:table-cell>
          <table:table-cell table:style-name="ce24" office:value-type="float" office:value="29725" calcext:value-type="float">
            <text:p>29,725</text:p>
          </table:table-cell>
          <table:table-cell table:style-name="ce24" office:value-type="float" office:value="29246" calcext:value-type="float">
            <text:p>29,246</text:p>
          </table:table-cell>
          <table:table-cell table:style-name="ce24" office:value-type="float" office:value="28658" calcext:value-type="float">
            <text:p>28,658</text:p>
          </table:table-cell>
          <table:table-cell table:style-name="ce24" office:value-type="float" office:value="28867" calcext:value-type="float">
            <text:p>28,867</text:p>
          </table:table-cell>
          <table:table-cell table:style-name="ce24" office:value-type="float" office:value="29433" calcext:value-type="float">
            <text:p>29,433</text:p>
          </table:table-cell>
          <table:table-cell table:style-name="ce24" office:value-type="float" office:value="28517" calcext:value-type="float">
            <text:p>28,517</text:p>
          </table:table-cell>
          <table:table-cell table:style-name="ce24" office:value-type="float" office:value="28524" calcext:value-type="float">
            <text:p>28,524</text:p>
          </table:table-cell>
          <table:table-cell table:style-name="ce24" office:value-type="float" office:value="28108" calcext:value-type="float">
            <text:p>28,108</text:p>
          </table:table-cell>
          <table:table-cell table:style-name="ce24" office:value-type="float" office:value="29493" calcext:value-type="float">
            <text:p>29,493</text:p>
          </table:table-cell>
          <table:table-cell table:style-name="ce24" office:value-type="float" office:value="30019" calcext:value-type="float">
            <text:p>30,019</text:p>
          </table:table-cell>
          <table:table-cell table:style-name="ce24" office:value-type="float" office:value="31542" calcext:value-type="float">
            <text:p>31,542</text:p>
          </table:table-cell>
          <table:table-cell table:style-name="ce24" office:value-type="float" office:value="22130" calcext:value-type="float">
            <text:p>22,130</text:p>
          </table:table-cell>
          <table:table-cell table:style-name="ce24" office:value-type="float" office:value="21110" calcext:value-type="float">
            <text:p>21,110</text:p>
          </table:table-cell>
          <table:table-cell table:style-name="ce24" office:value-type="float" office:value="22135" calcext:value-type="float">
            <text:p>22,135</text:p>
          </table:table-cell>
          <table:table-cell table:style-name="ce24" office:value-type="float" office:value="23290" calcext:value-type="float">
            <text:p>23,290</text:p>
          </table:table-cell>
          <table:table-cell table:style-name="ce24" office:value-type="float" office:value="24544" calcext:value-type="float">
            <text:p>24,544</text:p>
          </table:table-cell>
          <table:table-cell table:style-name="ce24" office:value-type="float" office:value="24049" calcext:value-type="float">
            <text:p>24,049</text:p>
          </table:table-cell>
          <table:table-cell table:style-name="ce24" office:value-type="float" office:value="22836" calcext:value-type="float">
            <text:p>22,836</text:p>
          </table:table-cell>
          <table:table-cell table:style-name="ce24" office:value-type="float" office:value="21672" calcext:value-type="float">
            <text:p>21,672</text:p>
          </table:table-cell>
          <table:table-cell table:style-name="ce24" office:value-type="float" office:value="20895" calcext:value-type="float">
            <text:p>20,895</text:p>
          </table:table-cell>
          <table:table-cell table:style-name="ce24" office:value-type="float" office:value="20178" calcext:value-type="float">
            <text:p>20,178</text:p>
          </table:table-cell>
          <table:table-cell table:style-name="ce24" office:value-type="float" office:value="19075" calcext:value-type="float">
            <text:p>19,075</text:p>
          </table:table-cell>
          <table:table-cell table:style-name="ce24" office:value-type="float" office:value="17862" calcext:value-type="float">
            <text:p>17,862</text:p>
          </table:table-cell>
          <table:table-cell table:style-name="ce24" office:value-type="float" office:value="15933" calcext:value-type="float">
            <text:p>15,933</text:p>
          </table:table-cell>
          <table:table-cell table:style-name="ce24" office:value-type="float" office:value="15140" calcext:value-type="float">
            <text:p>15,140</text:p>
          </table:table-cell>
          <table:table-cell table:style-name="ce24" office:value-type="float" office:value="13517" calcext:value-type="float">
            <text:p>13,517</text:p>
          </table:table-cell>
          <table:table-cell table:style-name="ce24" office:value-type="float" office:value="12158" calcext:value-type="float">
            <text:p>12,158</text:p>
          </table:table-cell>
          <table:table-cell table:style-name="ce24" office:value-type="float" office:value="10681" calcext:value-type="float">
            <text:p>10,681</text:p>
          </table:table-cell>
          <table:table-cell table:style-name="ce24" office:value-type="float" office:value="9172" calcext:value-type="float">
            <text:p>9,172</text:p>
          </table:table-cell>
          <table:table-cell table:style-name="ce24" office:value-type="float" office:value="8123" calcext:value-type="float">
            <text:p>8,123</text:p>
          </table:table-cell>
          <table:table-cell table:style-name="ce24" office:value-type="float" office:value="6962" calcext:value-type="float">
            <text:p>6,962</text:p>
          </table:table-cell>
          <table:table-cell table:style-name="ce24" office:value-type="float" office:value="5061" calcext:value-type="float">
            <text:p>5,061</text:p>
          </table:table-cell>
          <table:table-cell table:style-name="ce24" office:value-type="float" office:value="4225" calcext:value-type="float">
            <text:p>4,225</text:p>
          </table:table-cell>
          <table:table-cell table:style-name="ce24" office:value-type="float" office:value="13042" calcext:value-type="float">
            <text:p>13,042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930"/>
        </table:table-row>
        <table:table-row table:style-name="ro3">
          <table:table-cell office:value-type="float" office:value="1988" calcext:value-type="float">
            <text:p>1988</text:p>
          </table:table-cell>
          <table:table-cell table:style-name="ce24" office:value-type="float" office:value="32099" calcext:value-type="float">
            <text:p>32,099</text:p>
          </table:table-cell>
          <table:table-cell table:style-name="ce24" office:value-type="float" office:value="31686" calcext:value-type="float">
            <text:p>31,686</text:p>
          </table:table-cell>
          <table:table-cell table:style-name="ce24" office:value-type="float" office:value="31955" calcext:value-type="float">
            <text:p>31,955</text:p>
          </table:table-cell>
          <table:table-cell table:style-name="ce24" office:value-type="float" office:value="31457" calcext:value-type="float">
            <text:p>31,457</text:p>
          </table:table-cell>
          <table:table-cell table:style-name="ce24" office:value-type="float" office:value="30253" calcext:value-type="float">
            <text:p>30,253</text:p>
          </table:table-cell>
          <table:table-cell table:style-name="ce24" office:value-type="float" office:value="30918" calcext:value-type="float">
            <text:p>30,918</text:p>
          </table:table-cell>
          <table:table-cell table:style-name="ce24" office:value-type="float" office:value="31633" calcext:value-type="float">
            <text:p>31,633</text:p>
          </table:table-cell>
          <table:table-cell table:style-name="ce24" office:value-type="float" office:value="32200" calcext:value-type="float">
            <text:p>32,200</text:p>
          </table:table-cell>
          <table:table-cell table:style-name="ce24" office:value-type="float" office:value="31778" calcext:value-type="float">
            <text:p>31,778</text:p>
          </table:table-cell>
          <table:table-cell table:style-name="ce24" office:value-type="float" office:value="30470" calcext:value-type="float">
            <text:p>30,470</text:p>
          </table:table-cell>
          <table:table-cell table:style-name="ce24" office:value-type="float" office:value="28816" calcext:value-type="float">
            <text:p>28,816</text:p>
          </table:table-cell>
          <table:table-cell table:style-name="ce24" office:value-type="float" office:value="28240" calcext:value-type="float">
            <text:p>28,240</text:p>
          </table:table-cell>
          <table:table-cell table:style-name="ce24" office:value-type="float" office:value="30825" calcext:value-type="float">
            <text:p>30,825</text:p>
          </table:table-cell>
          <table:table-cell table:style-name="ce24" office:value-type="float" office:value="31579" calcext:value-type="float">
            <text:p>31,579</text:p>
          </table:table-cell>
          <table:table-cell table:style-name="ce24" office:value-type="float" office:value="32210" calcext:value-type="float">
            <text:p>32,210</text:p>
          </table:table-cell>
          <table:table-cell table:style-name="ce24" office:value-type="float" office:value="34661" calcext:value-type="float">
            <text:p>34,661</text:p>
          </table:table-cell>
          <table:table-cell table:style-name="ce24" office:value-type="float" office:value="37606" calcext:value-type="float">
            <text:p>37,606</text:p>
          </table:table-cell>
          <table:table-cell table:style-name="ce24" office:value-type="float" office:value="39793" calcext:value-type="float">
            <text:p>39,793</text:p>
          </table:table-cell>
          <table:table-cell table:style-name="ce24" office:value-type="float" office:value="39985" calcext:value-type="float">
            <text:p>39,985</text:p>
          </table:table-cell>
          <table:table-cell table:style-name="ce24" office:value-type="float" office:value="41170" calcext:value-type="float">
            <text:p>41,170</text:p>
          </table:table-cell>
          <table:table-cell table:style-name="ce24" office:value-type="float" office:value="42415" calcext:value-type="float">
            <text:p>42,415</text:p>
          </table:table-cell>
          <table:table-cell table:style-name="ce24" office:value-type="float" office:value="42217" calcext:value-type="float">
            <text:p>42,217</text:p>
          </table:table-cell>
          <table:table-cell table:style-name="ce24" office:value-type="float" office:value="41700" calcext:value-type="float">
            <text:p>41,700</text:p>
          </table:table-cell>
          <table:table-cell table:style-name="ce24" office:value-type="float" office:value="43192" calcext:value-type="float">
            <text:p>43,192</text:p>
          </table:table-cell>
          <table:table-cell table:style-name="ce24" office:value-type="float" office:value="42500" calcext:value-type="float">
            <text:p>42,500</text:p>
          </table:table-cell>
          <table:table-cell table:style-name="ce24" office:value-type="float" office:value="41384" calcext:value-type="float">
            <text:p>41,384</text:p>
          </table:table-cell>
          <table:table-cell table:style-name="ce24" office:value-type="float" office:value="40409" calcext:value-type="float">
            <text:p>40,409</text:p>
          </table:table-cell>
          <table:table-cell table:style-name="ce24" office:value-type="float" office:value="40401" calcext:value-type="float">
            <text:p>40,401</text:p>
          </table:table-cell>
          <table:table-cell table:style-name="ce24" office:value-type="float" office:value="39259" calcext:value-type="float">
            <text:p>39,259</text:p>
          </table:table-cell>
          <table:table-cell table:style-name="ce24" office:value-type="float" office:value="38686" calcext:value-type="float">
            <text:p>38,686</text:p>
          </table:table-cell>
          <table:table-cell table:style-name="ce24" office:value-type="float" office:value="37744" calcext:value-type="float">
            <text:p>37,744</text:p>
          </table:table-cell>
          <table:table-cell table:style-name="ce24" office:value-type="float" office:value="36542" calcext:value-type="float">
            <text:p>36,542</text:p>
          </table:table-cell>
          <table:table-cell table:style-name="ce24" office:value-type="float" office:value="35621" calcext:value-type="float">
            <text:p>35,621</text:p>
          </table:table-cell>
          <table:table-cell table:style-name="ce24" office:value-type="float" office:value="34438" calcext:value-type="float">
            <text:p>34,438</text:p>
          </table:table-cell>
          <table:table-cell table:style-name="ce24" office:value-type="float" office:value="34182" calcext:value-type="float">
            <text:p>34,182</text:p>
          </table:table-cell>
          <table:table-cell table:style-name="ce24" office:value-type="float" office:value="33532" calcext:value-type="float">
            <text:p>33,532</text:p>
          </table:table-cell>
          <table:table-cell table:style-name="ce24" office:value-type="float" office:value="32629" calcext:value-type="float">
            <text:p>32,629</text:p>
          </table:table-cell>
          <table:table-cell table:style-name="ce24" office:value-type="float" office:value="33483" calcext:value-type="float">
            <text:p>33,483</text:p>
          </table:table-cell>
          <table:table-cell table:style-name="ce24" office:value-type="float" office:value="33709" calcext:value-type="float">
            <text:p>33,709</text:p>
          </table:table-cell>
          <table:table-cell table:style-name="ce24" office:value-type="float" office:value="35166" calcext:value-type="float">
            <text:p>35,166</text:p>
          </table:table-cell>
          <table:table-cell table:style-name="ce24" office:value-type="float" office:value="36659" calcext:value-type="float">
            <text:p>36,659</text:p>
          </table:table-cell>
          <table:table-cell table:style-name="ce24" office:value-type="float" office:value="40064" calcext:value-type="float">
            <text:p>40,064</text:p>
          </table:table-cell>
          <table:table-cell table:style-name="ce24" office:value-type="float" office:value="30885" calcext:value-type="float">
            <text:p>30,885</text:p>
          </table:table-cell>
          <table:table-cell table:style-name="ce24" office:value-type="float" office:value="29867" calcext:value-type="float">
            <text:p>29,867</text:p>
          </table:table-cell>
          <table:table-cell table:style-name="ce24" office:value-type="float" office:value="31049" calcext:value-type="float">
            <text:p>31,049</text:p>
          </table:table-cell>
          <table:table-cell table:style-name="ce24" office:value-type="float" office:value="30889" calcext:value-type="float">
            <text:p>30,889</text:p>
          </table:table-cell>
          <table:table-cell table:style-name="ce24" office:value-type="float" office:value="29290" calcext:value-type="float">
            <text:p>29,290</text:p>
          </table:table-cell>
          <table:table-cell table:style-name="ce24" office:value-type="float" office:value="28025" calcext:value-type="float">
            <text:p>28,025</text:p>
          </table:table-cell>
          <table:table-cell table:style-name="ce24" office:value-type="float" office:value="29243" calcext:value-type="float">
            <text:p>29,243</text:p>
          </table:table-cell>
          <table:table-cell table:style-name="ce24" office:value-type="float" office:value="29394" calcext:value-type="float">
            <text:p>29,394</text:p>
          </table:table-cell>
          <table:table-cell table:style-name="ce24" office:value-type="float" office:value="29309" calcext:value-type="float">
            <text:p>29,309</text:p>
          </table:table-cell>
          <table:table-cell table:style-name="ce24" office:value-type="float" office:value="29248" calcext:value-type="float">
            <text:p>29,248</text:p>
          </table:table-cell>
          <table:table-cell table:style-name="ce24" office:value-type="float" office:value="29030" calcext:value-type="float">
            <text:p>29,030</text:p>
          </table:table-cell>
          <table:table-cell table:style-name="ce24" office:value-type="float" office:value="28744" calcext:value-type="float">
            <text:p>28,744</text:p>
          </table:table-cell>
          <table:table-cell table:style-name="ce24" office:value-type="float" office:value="28220" calcext:value-type="float">
            <text:p>28,220</text:p>
          </table:table-cell>
          <table:table-cell table:style-name="ce24" office:value-type="float" office:value="28268" calcext:value-type="float">
            <text:p>28,268</text:p>
          </table:table-cell>
          <table:table-cell table:style-name="ce24" office:value-type="float" office:value="29416" calcext:value-type="float">
            <text:p>29,416</text:p>
          </table:table-cell>
          <table:table-cell table:style-name="ce24" office:value-type="float" office:value="29485" calcext:value-type="float">
            <text:p>29,485</text:p>
          </table:table-cell>
          <table:table-cell table:style-name="ce24" office:value-type="float" office:value="29459" calcext:value-type="float">
            <text:p>29,459</text:p>
          </table:table-cell>
          <table:table-cell table:style-name="ce24" office:value-type="float" office:value="28985" calcext:value-type="float">
            <text:p>28,985</text:p>
          </table:table-cell>
          <table:table-cell table:style-name="ce24" office:value-type="float" office:value="28388" calcext:value-type="float">
            <text:p>28,388</text:p>
          </table:table-cell>
          <table:table-cell table:style-name="ce24" office:value-type="float" office:value="28569" calcext:value-type="float">
            <text:p>28,569</text:p>
          </table:table-cell>
          <table:table-cell table:style-name="ce24" office:value-type="float" office:value="29083" calcext:value-type="float">
            <text:p>29,083</text:p>
          </table:table-cell>
          <table:table-cell table:style-name="ce24" office:value-type="float" office:value="28174" calcext:value-type="float">
            <text:p>28,174</text:p>
          </table:table-cell>
          <table:table-cell table:style-name="ce24" office:value-type="float" office:value="28123" calcext:value-type="float">
            <text:p>28,123</text:p>
          </table:table-cell>
          <table:table-cell table:style-name="ce24" office:value-type="float" office:value="27663" calcext:value-type="float">
            <text:p>27,663</text:p>
          </table:table-cell>
          <table:table-cell table:style-name="ce24" office:value-type="float" office:value="29004" calcext:value-type="float">
            <text:p>29,004</text:p>
          </table:table-cell>
          <table:table-cell table:style-name="ce24" office:value-type="float" office:value="29370" calcext:value-type="float">
            <text:p>29,370</text:p>
          </table:table-cell>
          <table:table-cell table:style-name="ce24" office:value-type="float" office:value="30854" calcext:value-type="float">
            <text:p>30,854</text:p>
          </table:table-cell>
          <table:table-cell table:style-name="ce24" office:value-type="float" office:value="21563" calcext:value-type="float">
            <text:p>21,563</text:p>
          </table:table-cell>
          <table:table-cell table:style-name="ce24" office:value-type="float" office:value="20572" calcext:value-type="float">
            <text:p>20,572</text:p>
          </table:table-cell>
          <table:table-cell table:style-name="ce24" office:value-type="float" office:value="21502" calcext:value-type="float">
            <text:p>21,502</text:p>
          </table:table-cell>
          <table:table-cell table:style-name="ce24" office:value-type="float" office:value="22598" calcext:value-type="float">
            <text:p>22,598</text:p>
          </table:table-cell>
          <table:table-cell table:style-name="ce24" office:value-type="float" office:value="23654" calcext:value-type="float">
            <text:p>23,654</text:p>
          </table:table-cell>
          <table:table-cell table:style-name="ce24" office:value-type="float" office:value="23120" calcext:value-type="float">
            <text:p>23,120</text:p>
          </table:table-cell>
          <table:table-cell table:style-name="ce24" office:value-type="float" office:value="21870" calcext:value-type="float">
            <text:p>21,870</text:p>
          </table:table-cell>
          <table:table-cell table:style-name="ce24" office:value-type="float" office:value="20647" calcext:value-type="float">
            <text:p>20,647</text:p>
          </table:table-cell>
          <table:table-cell table:style-name="ce24" office:value-type="float" office:value="19894" calcext:value-type="float">
            <text:p>19,894</text:p>
          </table:table-cell>
          <table:table-cell table:style-name="ce24" office:value-type="float" office:value="19075" calcext:value-type="float">
            <text:p>19,075</text:p>
          </table:table-cell>
          <table:table-cell table:style-name="ce24" office:value-type="float" office:value="17942" calcext:value-type="float">
            <text:p>17,942</text:p>
          </table:table-cell>
          <table:table-cell table:style-name="ce24" office:value-type="float" office:value="16670" calcext:value-type="float">
            <text:p>16,670</text:p>
          </table:table-cell>
          <table:table-cell table:style-name="ce24" office:value-type="float" office:value="14779" calcext:value-type="float">
            <text:p>14,779</text:p>
          </table:table-cell>
          <table:table-cell table:style-name="ce24" office:value-type="float" office:value="13962" calcext:value-type="float">
            <text:p>13,962</text:p>
          </table:table-cell>
          <table:table-cell table:style-name="ce24" office:value-type="float" office:value="12318" calcext:value-type="float">
            <text:p>12,318</text:p>
          </table:table-cell>
          <table:table-cell table:style-name="ce24" office:value-type="float" office:value="10950" calcext:value-type="float">
            <text:p>10,950</text:p>
          </table:table-cell>
          <table:table-cell table:style-name="ce24" office:value-type="float" office:value="9543" calcext:value-type="float">
            <text:p>9,543</text:p>
          </table:table-cell>
          <table:table-cell table:style-name="ce24" office:value-type="float" office:value="8101" calcext:value-type="float">
            <text:p>8,101</text:p>
          </table:table-cell>
          <table:table-cell table:style-name="ce24" office:value-type="float" office:value="7165" calcext:value-type="float">
            <text:p>7,165</text:p>
          </table:table-cell>
          <table:table-cell table:style-name="ce24" office:value-type="float" office:value="5986" calcext:value-type="float">
            <text:p>5,986</text:p>
          </table:table-cell>
          <table:table-cell table:style-name="ce24" office:value-type="float" office:value="4269" calcext:value-type="float">
            <text:p>4,269</text:p>
          </table:table-cell>
          <table:table-cell table:style-name="ce24" office:value-type="float" office:value="13641" calcext:value-type="float">
            <text:p>13,641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930"/>
        </table:table-row>
        <table:table-row table:style-name="ro3">
          <table:table-cell office:value-type="float" office:value="1989" calcext:value-type="float">
            <text:p>1989</text:p>
          </table:table-cell>
          <table:table-cell table:style-name="ce24" office:value-type="float" office:value="31303" calcext:value-type="float">
            <text:p>31,303</text:p>
          </table:table-cell>
          <table:table-cell table:style-name="ce24" office:value-type="float" office:value="32068" calcext:value-type="float">
            <text:p>32,068</text:p>
          </table:table-cell>
          <table:table-cell table:style-name="ce24" office:value-type="float" office:value="31801" calcext:value-type="float">
            <text:p>31,801</text:p>
          </table:table-cell>
          <table:table-cell table:style-name="ce24" office:value-type="float" office:value="32001" calcext:value-type="float">
            <text:p>32,001</text:p>
          </table:table-cell>
          <table:table-cell table:style-name="ce24" office:value-type="float" office:value="31504" calcext:value-type="float">
            <text:p>31,504</text:p>
          </table:table-cell>
          <table:table-cell table:style-name="ce24" office:value-type="float" office:value="30251" calcext:value-type="float">
            <text:p>30,251</text:p>
          </table:table-cell>
          <table:table-cell table:style-name="ce24" office:value-type="float" office:value="30992" calcext:value-type="float">
            <text:p>30,992</text:p>
          </table:table-cell>
          <table:table-cell table:style-name="ce24" office:value-type="float" office:value="31756" calcext:value-type="float">
            <text:p>31,756</text:p>
          </table:table-cell>
          <table:table-cell table:style-name="ce24" office:value-type="float" office:value="32308" calcext:value-type="float">
            <text:p>32,308</text:p>
          </table:table-cell>
          <table:table-cell table:style-name="ce24" office:value-type="float" office:value="31862" calcext:value-type="float">
            <text:p>31,862</text:p>
          </table:table-cell>
          <table:table-cell table:style-name="ce24" office:value-type="float" office:value="30554" calcext:value-type="float">
            <text:p>30,554</text:p>
          </table:table-cell>
          <table:table-cell table:style-name="ce24" office:value-type="float" office:value="28936" calcext:value-type="float">
            <text:p>28,936</text:p>
          </table:table-cell>
          <table:table-cell table:style-name="ce24" office:value-type="float" office:value="28289" calcext:value-type="float">
            <text:p>28,289</text:p>
          </table:table-cell>
          <table:table-cell table:style-name="ce24" office:value-type="float" office:value="30853" calcext:value-type="float">
            <text:p>30,853</text:p>
          </table:table-cell>
          <table:table-cell table:style-name="ce24" office:value-type="float" office:value="31605" calcext:value-type="float">
            <text:p>31,605</text:p>
          </table:table-cell>
          <table:table-cell table:style-name="ce24" office:value-type="float" office:value="32257" calcext:value-type="float">
            <text:p>32,257</text:p>
          </table:table-cell>
          <table:table-cell table:style-name="ce24" office:value-type="float" office:value="34646" calcext:value-type="float">
            <text:p>34,646</text:p>
          </table:table-cell>
          <table:table-cell table:style-name="ce24" office:value-type="float" office:value="37500" calcext:value-type="float">
            <text:p>37,500</text:p>
          </table:table-cell>
          <table:table-cell table:style-name="ce24" office:value-type="float" office:value="39572" calcext:value-type="float">
            <text:p>39,572</text:p>
          </table:table-cell>
          <table:table-cell table:style-name="ce24" office:value-type="float" office:value="39780" calcext:value-type="float">
            <text:p>39,780</text:p>
          </table:table-cell>
          <table:table-cell table:style-name="ce24" office:value-type="float" office:value="40957" calcext:value-type="float">
            <text:p>40,957</text:p>
          </table:table-cell>
          <table:table-cell table:style-name="ce24" office:value-type="float" office:value="42133" calcext:value-type="float">
            <text:p>42,133</text:p>
          </table:table-cell>
          <table:table-cell table:style-name="ce24" office:value-type="float" office:value="41667" calcext:value-type="float">
            <text:p>41,667</text:p>
          </table:table-cell>
          <table:table-cell table:style-name="ce24" office:value-type="float" office:value="40922" calcext:value-type="float">
            <text:p>40,922</text:p>
          </table:table-cell>
          <table:table-cell table:style-name="ce24" office:value-type="float" office:value="42434" calcext:value-type="float">
            <text:p>42,434</text:p>
          </table:table-cell>
          <table:table-cell table:style-name="ce24" office:value-type="float" office:value="42089" calcext:value-type="float">
            <text:p>42,089</text:p>
          </table:table-cell>
          <table:table-cell table:style-name="ce24" office:value-type="float" office:value="41182" calcext:value-type="float">
            <text:p>41,182</text:p>
          </table:table-cell>
          <table:table-cell table:style-name="ce24" office:value-type="float" office:value="40424" calcext:value-type="float">
            <text:p>40,424</text:p>
          </table:table-cell>
          <table:table-cell table:style-name="ce24" office:value-type="float" office:value="40466" calcext:value-type="float">
            <text:p>40,466</text:p>
          </table:table-cell>
          <table:table-cell table:style-name="ce24" office:value-type="float" office:value="39216" calcext:value-type="float">
            <text:p>39,216</text:p>
          </table:table-cell>
          <table:table-cell table:style-name="ce24" office:value-type="float" office:value="38693" calcext:value-type="float">
            <text:p>38,693</text:p>
          </table:table-cell>
          <table:table-cell table:style-name="ce24" office:value-type="float" office:value="37801" calcext:value-type="float">
            <text:p>37,801</text:p>
          </table:table-cell>
          <table:table-cell table:style-name="ce24" office:value-type="float" office:value="36753" calcext:value-type="float">
            <text:p>36,753</text:p>
          </table:table-cell>
          <table:table-cell table:style-name="ce24" office:value-type="float" office:value="35663" calcext:value-type="float">
            <text:p>35,663</text:p>
          </table:table-cell>
          <table:table-cell table:style-name="ce24" office:value-type="float" office:value="34463" calcext:value-type="float">
            <text:p>34,463</text:p>
          </table:table-cell>
          <table:table-cell table:style-name="ce24" office:value-type="float" office:value="34266" calcext:value-type="float">
            <text:p>34,266</text:p>
          </table:table-cell>
          <table:table-cell table:style-name="ce24" office:value-type="float" office:value="33589" calcext:value-type="float">
            <text:p>33,589</text:p>
          </table:table-cell>
          <table:table-cell table:style-name="ce24" office:value-type="float" office:value="32720" calcext:value-type="float">
            <text:p>32,720</text:p>
          </table:table-cell>
          <table:table-cell table:style-name="ce24" office:value-type="float" office:value="33521" calcext:value-type="float">
            <text:p>33,521</text:p>
          </table:table-cell>
          <table:table-cell table:style-name="ce24" office:value-type="float" office:value="33756" calcext:value-type="float">
            <text:p>33,756</text:p>
          </table:table-cell>
          <table:table-cell table:style-name="ce24" office:value-type="float" office:value="35222" calcext:value-type="float">
            <text:p>35,222</text:p>
          </table:table-cell>
          <table:table-cell table:style-name="ce24" office:value-type="float" office:value="36689" calcext:value-type="float">
            <text:p>36,689</text:p>
          </table:table-cell>
          <table:table-cell table:style-name="ce24" office:value-type="float" office:value="40110" calcext:value-type="float">
            <text:p>40,110</text:p>
          </table:table-cell>
          <table:table-cell table:style-name="ce24" office:value-type="float" office:value="30924" calcext:value-type="float">
            <text:p>30,924</text:p>
          </table:table-cell>
          <table:table-cell table:style-name="ce24" office:value-type="float" office:value="29862" calcext:value-type="float">
            <text:p>29,862</text:p>
          </table:table-cell>
          <table:table-cell table:style-name="ce24" office:value-type="float" office:value="31061" calcext:value-type="float">
            <text:p>31,061</text:p>
          </table:table-cell>
          <table:table-cell table:style-name="ce24" office:value-type="float" office:value="30859" calcext:value-type="float">
            <text:p>30,859</text:p>
          </table:table-cell>
          <table:table-cell table:style-name="ce24" office:value-type="float" office:value="29284" calcext:value-type="float">
            <text:p>29,284</text:p>
          </table:table-cell>
          <table:table-cell table:style-name="ce24" office:value-type="float" office:value="28011" calcext:value-type="float">
            <text:p>28,011</text:p>
          </table:table-cell>
          <table:table-cell table:style-name="ce24" office:value-type="float" office:value="29206" calcext:value-type="float">
            <text:p>29,206</text:p>
          </table:table-cell>
          <table:table-cell table:style-name="ce24" office:value-type="float" office:value="29354" calcext:value-type="float">
            <text:p>29,354</text:p>
          </table:table-cell>
          <table:table-cell table:style-name="ce24" office:value-type="float" office:value="29253" calcext:value-type="float">
            <text:p>29,253</text:p>
          </table:table-cell>
          <table:table-cell table:style-name="ce24" office:value-type="float" office:value="29215" calcext:value-type="float">
            <text:p>29,215</text:p>
          </table:table-cell>
          <table:table-cell table:style-name="ce24" office:value-type="float" office:value="28953" calcext:value-type="float">
            <text:p>28,953</text:p>
          </table:table-cell>
          <table:table-cell table:style-name="ce24" office:value-type="float" office:value="28702" calcext:value-type="float">
            <text:p>28,702</text:p>
          </table:table-cell>
          <table:table-cell table:style-name="ce24" office:value-type="float" office:value="28175" calcext:value-type="float">
            <text:p>28,175</text:p>
          </table:table-cell>
          <table:table-cell table:style-name="ce24" office:value-type="float" office:value="28139" calcext:value-type="float">
            <text:p>28,139</text:p>
          </table:table-cell>
          <table:table-cell table:style-name="ce24" office:value-type="float" office:value="29309" calcext:value-type="float">
            <text:p>29,309</text:p>
          </table:table-cell>
          <table:table-cell table:style-name="ce24" office:value-type="float" office:value="29316" calcext:value-type="float">
            <text:p>29,316</text:p>
          </table:table-cell>
          <table:table-cell table:style-name="ce24" office:value-type="float" office:value="29317" calcext:value-type="float">
            <text:p>29,317</text:p>
          </table:table-cell>
          <table:table-cell table:style-name="ce24" office:value-type="float" office:value="28809" calcext:value-type="float">
            <text:p>28,809</text:p>
          </table:table-cell>
          <table:table-cell table:style-name="ce24" office:value-type="float" office:value="28207" calcext:value-type="float">
            <text:p>28,207</text:p>
          </table:table-cell>
          <table:table-cell table:style-name="ce24" office:value-type="float" office:value="28344" calcext:value-type="float">
            <text:p>28,344</text:p>
          </table:table-cell>
          <table:table-cell table:style-name="ce24" office:value-type="float" office:value="28749" calcext:value-type="float">
            <text:p>28,749</text:p>
          </table:table-cell>
          <table:table-cell table:style-name="ce24" office:value-type="float" office:value="27888" calcext:value-type="float">
            <text:p>27,888</text:p>
          </table:table-cell>
          <table:table-cell table:style-name="ce24" office:value-type="float" office:value="27737" calcext:value-type="float">
            <text:p>27,737</text:p>
          </table:table-cell>
          <table:table-cell table:style-name="ce24" office:value-type="float" office:value="27285" calcext:value-type="float">
            <text:p>27,285</text:p>
          </table:table-cell>
          <table:table-cell table:style-name="ce24" office:value-type="float" office:value="28506" calcext:value-type="float">
            <text:p>28,506</text:p>
          </table:table-cell>
          <table:table-cell table:style-name="ce24" office:value-type="float" office:value="28848" calcext:value-type="float">
            <text:p>28,848</text:p>
          </table:table-cell>
          <table:table-cell table:style-name="ce24" office:value-type="float" office:value="30140" calcext:value-type="float">
            <text:p>30,140</text:p>
          </table:table-cell>
          <table:table-cell table:style-name="ce24" office:value-type="float" office:value="21055" calcext:value-type="float">
            <text:p>21,055</text:p>
          </table:table-cell>
          <table:table-cell table:style-name="ce24" office:value-type="float" office:value="20058" calcext:value-type="float">
            <text:p>20,058</text:p>
          </table:table-cell>
          <table:table-cell table:style-name="ce24" office:value-type="float" office:value="20877" calcext:value-type="float">
            <text:p>20,877</text:p>
          </table:table-cell>
          <table:table-cell table:style-name="ce24" office:value-type="float" office:value="21896" calcext:value-type="float">
            <text:p>21,896</text:p>
          </table:table-cell>
          <table:table-cell table:style-name="ce24" office:value-type="float" office:value="22791" calcext:value-type="float">
            <text:p>22,791</text:p>
          </table:table-cell>
          <table:table-cell table:style-name="ce24" office:value-type="float" office:value="22223" calcext:value-type="float">
            <text:p>22,223</text:p>
          </table:table-cell>
          <table:table-cell table:style-name="ce24" office:value-type="float" office:value="20926" calcext:value-type="float">
            <text:p>20,926</text:p>
          </table:table-cell>
          <table:table-cell table:style-name="ce24" office:value-type="float" office:value="19580" calcext:value-type="float">
            <text:p>19,580</text:p>
          </table:table-cell>
          <table:table-cell table:style-name="ce24" office:value-type="float" office:value="18835" calcext:value-type="float">
            <text:p>18,835</text:p>
          </table:table-cell>
          <table:table-cell table:style-name="ce24" office:value-type="float" office:value="17995" calcext:value-type="float">
            <text:p>17,995</text:p>
          </table:table-cell>
          <table:table-cell table:style-name="ce24" office:value-type="float" office:value="16754" calcext:value-type="float">
            <text:p>16,754</text:p>
          </table:table-cell>
          <table:table-cell table:style-name="ce24" office:value-type="float" office:value="15442" calcext:value-type="float">
            <text:p>15,442</text:p>
          </table:table-cell>
          <table:table-cell table:style-name="ce24" office:value-type="float" office:value="13590" calcext:value-type="float">
            <text:p>13,590</text:p>
          </table:table-cell>
          <table:table-cell table:style-name="ce24" office:value-type="float" office:value="12722" calcext:value-type="float">
            <text:p>12,722</text:p>
          </table:table-cell>
          <table:table-cell table:style-name="ce24" office:value-type="float" office:value="11143" calcext:value-type="float">
            <text:p>11,143</text:p>
          </table:table-cell>
          <table:table-cell table:style-name="ce24" office:value-type="float" office:value="9864" calcext:value-type="float">
            <text:p>9,864</text:p>
          </table:table-cell>
          <table:table-cell table:style-name="ce24" office:value-type="float" office:value="8498" calcext:value-type="float">
            <text:p>8,498</text:p>
          </table:table-cell>
          <table:table-cell table:style-name="ce24" office:value-type="float" office:value="7148" calcext:value-type="float">
            <text:p>7,148</text:p>
          </table:table-cell>
          <table:table-cell table:style-name="ce24" office:value-type="float" office:value="6253" calcext:value-type="float">
            <text:p>6,253</text:p>
          </table:table-cell>
          <table:table-cell table:style-name="ce24" office:value-type="float" office:value="5115" calcext:value-type="float">
            <text:p>5,115</text:p>
          </table:table-cell>
          <table:table-cell table:style-name="ce24" office:value-type="float" office:value="14233" calcext:value-type="float">
            <text:p>14,233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930"/>
        </table:table-row>
        <table:table-row table:style-name="ro3">
          <table:table-cell office:value-type="float" office:value="1990" calcext:value-type="float">
            <text:p>1990</text:p>
          </table:table-cell>
          <table:table-cell table:style-name="ce24" office:value-type="float" office:value="31080" calcext:value-type="float">
            <text:p>31,080</text:p>
          </table:table-cell>
          <table:table-cell table:style-name="ce24" office:value-type="float" office:value="31284" calcext:value-type="float">
            <text:p>31,284</text:p>
          </table:table-cell>
          <table:table-cell table:style-name="ce24" office:value-type="float" office:value="32135" calcext:value-type="float">
            <text:p>32,135</text:p>
          </table:table-cell>
          <table:table-cell table:style-name="ce24" office:value-type="float" office:value="31868" calcext:value-type="float">
            <text:p>31,868</text:p>
          </table:table-cell>
          <table:table-cell table:style-name="ce24" office:value-type="float" office:value="32075" calcext:value-type="float">
            <text:p>32,075</text:p>
          </table:table-cell>
          <table:table-cell table:style-name="ce24" office:value-type="float" office:value="31598" calcext:value-type="float">
            <text:p>31,598</text:p>
          </table:table-cell>
          <table:table-cell table:style-name="ce24" office:value-type="float" office:value="30337" calcext:value-type="float">
            <text:p>30,337</text:p>
          </table:table-cell>
          <table:table-cell table:style-name="ce24" office:value-type="float" office:value="31073" calcext:value-type="float">
            <text:p>31,073</text:p>
          </table:table-cell>
          <table:table-cell table:style-name="ce24" office:value-type="float" office:value="31822" calcext:value-type="float">
            <text:p>31,822</text:p>
          </table:table-cell>
          <table:table-cell table:style-name="ce24" office:value-type="float" office:value="32415" calcext:value-type="float">
            <text:p>32,415</text:p>
          </table:table-cell>
          <table:table-cell table:style-name="ce24" office:value-type="float" office:value="32013" calcext:value-type="float">
            <text:p>32,013</text:p>
          </table:table-cell>
          <table:table-cell table:style-name="ce24" office:value-type="float" office:value="30636" calcext:value-type="float">
            <text:p>30,636</text:p>
          </table:table-cell>
          <table:table-cell table:style-name="ce24" office:value-type="float" office:value="29026" calcext:value-type="float">
            <text:p>29,026</text:p>
          </table:table-cell>
          <table:table-cell table:style-name="ce24" office:value-type="float" office:value="28353" calcext:value-type="float">
            <text:p>28,353</text:p>
          </table:table-cell>
          <table:table-cell table:style-name="ce24" office:value-type="float" office:value="30892" calcext:value-type="float">
            <text:p>30,892</text:p>
          </table:table-cell>
          <table:table-cell table:style-name="ce24" office:value-type="float" office:value="31645" calcext:value-type="float">
            <text:p>31,645</text:p>
          </table:table-cell>
          <table:table-cell table:style-name="ce24" office:value-type="float" office:value="32253" calcext:value-type="float">
            <text:p>32,253</text:p>
          </table:table-cell>
          <table:table-cell table:style-name="ce24" office:value-type="float" office:value="34531" calcext:value-type="float">
            <text:p>34,531</text:p>
          </table:table-cell>
          <table:table-cell table:style-name="ce24" office:value-type="float" office:value="37268" calcext:value-type="float">
            <text:p>37,268</text:p>
          </table:table-cell>
          <table:table-cell table:style-name="ce24" office:value-type="float" office:value="39760" calcext:value-type="float">
            <text:p>39,760</text:p>
          </table:table-cell>
          <table:table-cell table:style-name="ce24" office:value-type="float" office:value="40031" calcext:value-type="float">
            <text:p>40,031</text:p>
          </table:table-cell>
          <table:table-cell table:style-name="ce24" office:value-type="float" office:value="40946" calcext:value-type="float">
            <text:p>40,946</text:p>
          </table:table-cell>
          <table:table-cell table:style-name="ce24" office:value-type="float" office:value="41871" calcext:value-type="float">
            <text:p>41,871</text:p>
          </table:table-cell>
          <table:table-cell table:style-name="ce24" office:value-type="float" office:value="41276" calcext:value-type="float">
            <text:p>41,276</text:p>
          </table:table-cell>
          <table:table-cell table:style-name="ce24" office:value-type="float" office:value="40757" calcext:value-type="float">
            <text:p>40,757</text:p>
          </table:table-cell>
          <table:table-cell table:style-name="ce24" office:value-type="float" office:value="42421" calcext:value-type="float">
            <text:p>42,421</text:p>
          </table:table-cell>
          <table:table-cell table:style-name="ce24" office:value-type="float" office:value="42209" calcext:value-type="float">
            <text:p>42,209</text:p>
          </table:table-cell>
          <table:table-cell table:style-name="ce24" office:value-type="float" office:value="41297" calcext:value-type="float">
            <text:p>41,297</text:p>
          </table:table-cell>
          <table:table-cell table:style-name="ce24" office:value-type="float" office:value="40602" calcext:value-type="float">
            <text:p>40,602</text:p>
          </table:table-cell>
          <table:table-cell table:style-name="ce24" office:value-type="float" office:value="40665" calcext:value-type="float">
            <text:p>40,665</text:p>
          </table:table-cell>
          <table:table-cell table:style-name="ce24" office:value-type="float" office:value="39473" calcext:value-type="float">
            <text:p>39,473</text:p>
          </table:table-cell>
          <table:table-cell table:style-name="ce24" office:value-type="float" office:value="38823" calcext:value-type="float">
            <text:p>38,823</text:p>
          </table:table-cell>
          <table:table-cell table:style-name="ce24" office:value-type="float" office:value="37987" calcext:value-type="float">
            <text:p>37,987</text:p>
          </table:table-cell>
          <table:table-cell table:style-name="ce24" office:value-type="float" office:value="36944" calcext:value-type="float">
            <text:p>36,944</text:p>
          </table:table-cell>
          <table:table-cell table:style-name="ce24" office:value-type="float" office:value="35824" calcext:value-type="float">
            <text:p>35,824</text:p>
          </table:table-cell>
          <table:table-cell table:style-name="ce24" office:value-type="float" office:value="34626" calcext:value-type="float">
            <text:p>34,626</text:p>
          </table:table-cell>
          <table:table-cell table:style-name="ce24" office:value-type="float" office:value="34326" calcext:value-type="float">
            <text:p>34,326</text:p>
          </table:table-cell>
          <table:table-cell table:style-name="ce24" office:value-type="float" office:value="33693" calcext:value-type="float">
            <text:p>33,693</text:p>
          </table:table-cell>
          <table:table-cell table:style-name="ce24" office:value-type="float" office:value="32776" calcext:value-type="float">
            <text:p>32,776</text:p>
          </table:table-cell>
          <table:table-cell table:style-name="ce24" office:value-type="float" office:value="33579" calcext:value-type="float">
            <text:p>33,579</text:p>
          </table:table-cell>
          <table:table-cell table:style-name="ce24" office:value-type="float" office:value="33817" calcext:value-type="float">
            <text:p>33,817</text:p>
          </table:table-cell>
          <table:table-cell table:style-name="ce24" office:value-type="float" office:value="35247" calcext:value-type="float">
            <text:p>35,247</text:p>
          </table:table-cell>
          <table:table-cell table:style-name="ce24" office:value-type="float" office:value="36751" calcext:value-type="float">
            <text:p>36,751</text:p>
          </table:table-cell>
          <table:table-cell table:style-name="ce24" office:value-type="float" office:value="40081" calcext:value-type="float">
            <text:p>40,081</text:p>
          </table:table-cell>
          <table:table-cell table:style-name="ce24" office:value-type="float" office:value="30929" calcext:value-type="float">
            <text:p>30,929</text:p>
          </table:table-cell>
          <table:table-cell table:style-name="ce24" office:value-type="float" office:value="29836" calcext:value-type="float">
            <text:p>29,836</text:p>
          </table:table-cell>
          <table:table-cell table:style-name="ce24" office:value-type="float" office:value="31012" calcext:value-type="float">
            <text:p>31,012</text:p>
          </table:table-cell>
          <table:table-cell table:style-name="ce24" office:value-type="float" office:value="30818" calcext:value-type="float">
            <text:p>30,818</text:p>
          </table:table-cell>
          <table:table-cell table:style-name="ce24" office:value-type="float" office:value="29233" calcext:value-type="float">
            <text:p>29,233</text:p>
          </table:table-cell>
          <table:table-cell table:style-name="ce24" office:value-type="float" office:value="27969" calcext:value-type="float">
            <text:p>27,969</text:p>
          </table:table-cell>
          <table:table-cell table:style-name="ce24" office:value-type="float" office:value="29167" calcext:value-type="float">
            <text:p>29,167</text:p>
          </table:table-cell>
          <table:table-cell table:style-name="ce24" office:value-type="float" office:value="29302" calcext:value-type="float">
            <text:p>29,302</text:p>
          </table:table-cell>
          <table:table-cell table:style-name="ce24" office:value-type="float" office:value="29204" calcext:value-type="float">
            <text:p>29,204</text:p>
          </table:table-cell>
          <table:table-cell table:style-name="ce24" office:value-type="float" office:value="29121" calcext:value-type="float">
            <text:p>29,121</text:p>
          </table:table-cell>
          <table:table-cell table:style-name="ce24" office:value-type="float" office:value="28827" calcext:value-type="float">
            <text:p>28,827</text:p>
          </table:table-cell>
          <table:table-cell table:style-name="ce24" office:value-type="float" office:value="28576" calcext:value-type="float">
            <text:p>28,576</text:p>
          </table:table-cell>
          <table:table-cell table:style-name="ce24" office:value-type="float" office:value="28021" calcext:value-type="float">
            <text:p>28,021</text:p>
          </table:table-cell>
          <table:table-cell table:style-name="ce24" office:value-type="float" office:value="27942" calcext:value-type="float">
            <text:p>27,942</text:p>
          </table:table-cell>
          <table:table-cell table:style-name="ce24" office:value-type="float" office:value="29092" calcext:value-type="float">
            <text:p>29,092</text:p>
          </table:table-cell>
          <table:table-cell table:style-name="ce24" office:value-type="float" office:value="29088" calcext:value-type="float">
            <text:p>29,088</text:p>
          </table:table-cell>
          <table:table-cell table:style-name="ce24" office:value-type="float" office:value="29081" calcext:value-type="float">
            <text:p>29,081</text:p>
          </table:table-cell>
          <table:table-cell table:style-name="ce24" office:value-type="float" office:value="28558" calcext:value-type="float">
            <text:p>28,558</text:p>
          </table:table-cell>
          <table:table-cell table:style-name="ce24" office:value-type="float" office:value="27891" calcext:value-type="float">
            <text:p>27,891</text:p>
          </table:table-cell>
          <table:table-cell table:style-name="ce24" office:value-type="float" office:value="28045" calcext:value-type="float">
            <text:p>28,045</text:p>
          </table:table-cell>
          <table:table-cell table:style-name="ce24" office:value-type="float" office:value="28350" calcext:value-type="float">
            <text:p>28,350</text:p>
          </table:table-cell>
          <table:table-cell table:style-name="ce24" office:value-type="float" office:value="27468" calcext:value-type="float">
            <text:p>27,468</text:p>
          </table:table-cell>
          <table:table-cell table:style-name="ce24" office:value-type="float" office:value="27233" calcext:value-type="float">
            <text:p>27,233</text:p>
          </table:table-cell>
          <table:table-cell table:style-name="ce24" office:value-type="float" office:value="26833" calcext:value-type="float">
            <text:p>26,833</text:p>
          </table:table-cell>
          <table:table-cell table:style-name="ce24" office:value-type="float" office:value="27896" calcext:value-type="float">
            <text:p>27,896</text:p>
          </table:table-cell>
          <table:table-cell table:style-name="ce24" office:value-type="float" office:value="28196" calcext:value-type="float">
            <text:p>28,196</text:p>
          </table:table-cell>
          <table:table-cell table:style-name="ce24" office:value-type="float" office:value="29332" calcext:value-type="float">
            <text:p>29,332</text:p>
          </table:table-cell>
          <table:table-cell table:style-name="ce24" office:value-type="float" office:value="20499" calcext:value-type="float">
            <text:p>20,499</text:p>
          </table:table-cell>
          <table:table-cell table:style-name="ce24" office:value-type="float" office:value="19453" calcext:value-type="float">
            <text:p>19,453</text:p>
          </table:table-cell>
          <table:table-cell table:style-name="ce24" office:value-type="float" office:value="20106" calcext:value-type="float">
            <text:p>20,106</text:p>
          </table:table-cell>
          <table:table-cell table:style-name="ce24" office:value-type="float" office:value="21092" calcext:value-type="float">
            <text:p>21,092</text:p>
          </table:table-cell>
          <table:table-cell table:style-name="ce24" office:value-type="float" office:value="21833" calcext:value-type="float">
            <text:p>21,833</text:p>
          </table:table-cell>
          <table:table-cell table:style-name="ce24" office:value-type="float" office:value="21116" calcext:value-type="float">
            <text:p>21,116</text:p>
          </table:table-cell>
          <table:table-cell table:style-name="ce24" office:value-type="float" office:value="19863" calcext:value-type="float">
            <text:p>19,863</text:p>
          </table:table-cell>
          <table:table-cell table:style-name="ce24" office:value-type="float" office:value="18457" calcext:value-type="float">
            <text:p>18,457</text:p>
          </table:table-cell>
          <table:table-cell table:style-name="ce24" office:value-type="float" office:value="17698" calcext:value-type="float">
            <text:p>17,698</text:p>
          </table:table-cell>
          <table:table-cell table:style-name="ce24" office:value-type="float" office:value="16745" calcext:value-type="float">
            <text:p>16,745</text:p>
          </table:table-cell>
          <table:table-cell table:style-name="ce24" office:value-type="float" office:value="15489" calcext:value-type="float">
            <text:p>15,489</text:p>
          </table:table-cell>
          <table:table-cell table:style-name="ce24" office:value-type="float" office:value="14065" calcext:value-type="float">
            <text:p>14,065</text:p>
          </table:table-cell>
          <table:table-cell table:style-name="ce24" office:value-type="float" office:value="12313" calcext:value-type="float">
            <text:p>12,313</text:p>
          </table:table-cell>
          <table:table-cell table:style-name="ce24" office:value-type="float" office:value="11426" calcext:value-type="float">
            <text:p>11,426</text:p>
          </table:table-cell>
          <table:table-cell table:style-name="ce24" office:value-type="float" office:value="9842" calcext:value-type="float">
            <text:p>9,842</text:p>
          </table:table-cell>
          <table:table-cell table:style-name="ce24" office:value-type="float" office:value="8705" calcext:value-type="float">
            <text:p>8,705</text:p>
          </table:table-cell>
          <table:table-cell table:style-name="ce24" office:value-type="float" office:value="7365" calcext:value-type="float">
            <text:p>7,365</text:p>
          </table:table-cell>
          <table:table-cell table:style-name="ce24" office:value-type="float" office:value="6066" calcext:value-type="float">
            <text:p>6,066</text:p>
          </table:table-cell>
          <table:table-cell table:style-name="ce24" office:value-type="float" office:value="5285" calcext:value-type="float">
            <text:p>5,285</text:p>
          </table:table-cell>
          <table:table-cell table:style-name="ce24" office:value-type="float" office:value="14881" calcext:value-type="float">
            <text:p>14,881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930"/>
        </table:table-row>
        <table:table-row table:style-name="ro3">
          <table:table-cell office:value-type="float" office:value="1991" calcext:value-type="float">
            <text:p>1991</text:p>
          </table:table-cell>
          <table:table-cell table:style-name="ce24" office:value-type="float" office:value="32083" calcext:value-type="float">
            <text:p>32,083</text:p>
          </table:table-cell>
          <table:table-cell table:style-name="ce24" office:value-type="float" office:value="31006" calcext:value-type="float">
            <text:p>31,006</text:p>
          </table:table-cell>
          <table:table-cell table:style-name="ce24" office:value-type="float" office:value="31236" calcext:value-type="float">
            <text:p>31,236</text:p>
          </table:table-cell>
          <table:table-cell table:style-name="ce24" office:value-type="float" office:value="32103" calcext:value-type="float">
            <text:p>32,103</text:p>
          </table:table-cell>
          <table:table-cell table:style-name="ce24" office:value-type="float" office:value="31868" calcext:value-type="float">
            <text:p>31,868</text:p>
          </table:table-cell>
          <table:table-cell table:style-name="ce24" office:value-type="float" office:value="32089" calcext:value-type="float">
            <text:p>32,089</text:p>
          </table:table-cell>
          <table:table-cell table:style-name="ce24" office:value-type="float" office:value="31575" calcext:value-type="float">
            <text:p>31,575</text:p>
          </table:table-cell>
          <table:table-cell table:style-name="ce24" office:value-type="float" office:value="30314" calcext:value-type="float">
            <text:p>30,314</text:p>
          </table:table-cell>
          <table:table-cell table:style-name="ce24" office:value-type="float" office:value="31036" calcext:value-type="float">
            <text:p>31,036</text:p>
          </table:table-cell>
          <table:table-cell table:style-name="ce24" office:value-type="float" office:value="31800" calcext:value-type="float">
            <text:p>31,800</text:p>
          </table:table-cell>
          <table:table-cell table:style-name="ce24" office:value-type="float" office:value="32468" calcext:value-type="float">
            <text:p>32,468</text:p>
          </table:table-cell>
          <table:table-cell table:style-name="ce24" office:value-type="float" office:value="32027" calcext:value-type="float">
            <text:p>32,027</text:p>
          </table:table-cell>
          <table:table-cell table:style-name="ce24" office:value-type="float" office:value="30661" calcext:value-type="float">
            <text:p>30,661</text:p>
          </table:table-cell>
          <table:table-cell table:style-name="ce24" office:value-type="float" office:value="29051" calcext:value-type="float">
            <text:p>29,051</text:p>
          </table:table-cell>
          <table:table-cell table:style-name="ce24" office:value-type="float" office:value="28345" calcext:value-type="float">
            <text:p>28,345</text:p>
          </table:table-cell>
          <table:table-cell table:style-name="ce24" office:value-type="float" office:value="30898" calcext:value-type="float">
            <text:p>30,898</text:p>
          </table:table-cell>
          <table:table-cell table:style-name="ce24" office:value-type="float" office:value="31619" calcext:value-type="float">
            <text:p>31,619</text:p>
          </table:table-cell>
          <table:table-cell table:style-name="ce24" office:value-type="float" office:value="32141" calcext:value-type="float">
            <text:p>32,141</text:p>
          </table:table-cell>
          <table:table-cell table:style-name="ce24" office:value-type="float" office:value="34081" calcext:value-type="float">
            <text:p>34,081</text:p>
          </table:table-cell>
          <table:table-cell table:style-name="ce24" office:value-type="float" office:value="37231" calcext:value-type="float">
            <text:p>37,231</text:p>
          </table:table-cell>
          <table:table-cell table:style-name="ce24" office:value-type="float" office:value="39892" calcext:value-type="float">
            <text:p>39,892</text:p>
          </table:table-cell>
          <table:table-cell table:style-name="ce24" office:value-type="float" office:value="39902" calcext:value-type="float">
            <text:p>39,902</text:p>
          </table:table-cell>
          <table:table-cell table:style-name="ce24" office:value-type="float" office:value="40721" calcext:value-type="float">
            <text:p>40,721</text:p>
          </table:table-cell>
          <table:table-cell table:style-name="ce24" office:value-type="float" office:value="41551" calcext:value-type="float">
            <text:p>41,551</text:p>
          </table:table-cell>
          <table:table-cell table:style-name="ce24" office:value-type="float" office:value="41089" calcext:value-type="float">
            <text:p>41,089</text:p>
          </table:table-cell>
          <table:table-cell table:style-name="ce24" office:value-type="float" office:value="40733" calcext:value-type="float">
            <text:p>40,733</text:p>
          </table:table-cell>
          <table:table-cell table:style-name="ce24" office:value-type="float" office:value="42409" calcext:value-type="float">
            <text:p>42,409</text:p>
          </table:table-cell>
          <table:table-cell table:style-name="ce24" office:value-type="float" office:value="42233" calcext:value-type="float">
            <text:p>42,233</text:p>
          </table:table-cell>
          <table:table-cell table:style-name="ce24" office:value-type="float" office:value="41452" calcext:value-type="float">
            <text:p>41,452</text:p>
          </table:table-cell>
          <table:table-cell table:style-name="ce24" office:value-type="float" office:value="40643" calcext:value-type="float">
            <text:p>40,643</text:p>
          </table:table-cell>
          <table:table-cell table:style-name="ce24" office:value-type="float" office:value="40778" calcext:value-type="float">
            <text:p>40,778</text:p>
          </table:table-cell>
          <table:table-cell table:style-name="ce24" office:value-type="float" office:value="39612" calcext:value-type="float">
            <text:p>39,612</text:p>
          </table:table-cell>
          <table:table-cell table:style-name="ce24" office:value-type="float" office:value="38890" calcext:value-type="float">
            <text:p>38,890</text:p>
          </table:table-cell>
          <table:table-cell table:style-name="ce24" office:value-type="float" office:value="38057" calcext:value-type="float">
            <text:p>38,057</text:p>
          </table:table-cell>
          <table:table-cell table:style-name="ce24" office:value-type="float" office:value="36986" calcext:value-type="float">
            <text:p>36,986</text:p>
          </table:table-cell>
          <table:table-cell table:style-name="ce24" office:value-type="float" office:value="35816" calcext:value-type="float">
            <text:p>35,816</text:p>
          </table:table-cell>
          <table:table-cell table:style-name="ce24" office:value-type="float" office:value="34617" calcext:value-type="float">
            <text:p>34,617</text:p>
          </table:table-cell>
          <table:table-cell table:style-name="ce24" office:value-type="float" office:value="34374" calcext:value-type="float">
            <text:p>34,374</text:p>
          </table:table-cell>
          <table:table-cell table:style-name="ce24" office:value-type="float" office:value="33675" calcext:value-type="float">
            <text:p>33,675</text:p>
          </table:table-cell>
          <table:table-cell table:style-name="ce24" office:value-type="float" office:value="32763" calcext:value-type="float">
            <text:p>32,763</text:p>
          </table:table-cell>
          <table:table-cell table:style-name="ce24" office:value-type="float" office:value="33555" calcext:value-type="float">
            <text:p>33,555</text:p>
          </table:table-cell>
          <table:table-cell table:style-name="ce24" office:value-type="float" office:value="33814" calcext:value-type="float">
            <text:p>33,814</text:p>
          </table:table-cell>
          <table:table-cell table:style-name="ce24" office:value-type="float" office:value="35237" calcext:value-type="float">
            <text:p>35,237</text:p>
          </table:table-cell>
          <table:table-cell table:style-name="ce24" office:value-type="float" office:value="36753" calcext:value-type="float">
            <text:p>36,753</text:p>
          </table:table-cell>
          <table:table-cell table:style-name="ce24" office:value-type="float" office:value="40033" calcext:value-type="float">
            <text:p>40,033</text:p>
          </table:table-cell>
          <table:table-cell table:style-name="ce24" office:value-type="float" office:value="30904" calcext:value-type="float">
            <text:p>30,904</text:p>
          </table:table-cell>
          <table:table-cell table:style-name="ce24" office:value-type="float" office:value="29797" calcext:value-type="float">
            <text:p>29,797</text:p>
          </table:table-cell>
          <table:table-cell table:style-name="ce24" office:value-type="float" office:value="30988" calcext:value-type="float">
            <text:p>30,988</text:p>
          </table:table-cell>
          <table:table-cell table:style-name="ce24" office:value-type="float" office:value="30778" calcext:value-type="float">
            <text:p>30,778</text:p>
          </table:table-cell>
          <table:table-cell table:style-name="ce24" office:value-type="float" office:value="29149" calcext:value-type="float">
            <text:p>29,149</text:p>
          </table:table-cell>
          <table:table-cell table:style-name="ce24" office:value-type="float" office:value="27857" calcext:value-type="float">
            <text:p>27,857</text:p>
          </table:table-cell>
          <table:table-cell table:style-name="ce24" office:value-type="float" office:value="29060" calcext:value-type="float">
            <text:p>29,060</text:p>
          </table:table-cell>
          <table:table-cell table:style-name="ce24" office:value-type="float" office:value="29208" calcext:value-type="float">
            <text:p>29,208</text:p>
          </table:table-cell>
          <table:table-cell table:style-name="ce24" office:value-type="float" office:value="29093" calcext:value-type="float">
            <text:p>29,093</text:p>
          </table:table-cell>
          <table:table-cell table:style-name="ce24" office:value-type="float" office:value="28958" calcext:value-type="float">
            <text:p>28,958</text:p>
          </table:table-cell>
          <table:table-cell table:style-name="ce24" office:value-type="float" office:value="28685" calcext:value-type="float">
            <text:p>28,685</text:p>
          </table:table-cell>
          <table:table-cell table:style-name="ce24" office:value-type="float" office:value="28429" calcext:value-type="float">
            <text:p>28,429</text:p>
          </table:table-cell>
          <table:table-cell table:style-name="ce24" office:value-type="float" office:value="27874" calcext:value-type="float">
            <text:p>27,874</text:p>
          </table:table-cell>
          <table:table-cell table:style-name="ce24" office:value-type="float" office:value="27730" calcext:value-type="float">
            <text:p>27,730</text:p>
          </table:table-cell>
          <table:table-cell table:style-name="ce24" office:value-type="float" office:value="28849" calcext:value-type="float">
            <text:p>28,849</text:p>
          </table:table-cell>
          <table:table-cell table:style-name="ce24" office:value-type="float" office:value="28840" calcext:value-type="float">
            <text:p>28,840</text:p>
          </table:table-cell>
          <table:table-cell table:style-name="ce24" office:value-type="float" office:value="28802" calcext:value-type="float">
            <text:p>28,802</text:p>
          </table:table-cell>
          <table:table-cell table:style-name="ce24" office:value-type="float" office:value="28240" calcext:value-type="float">
            <text:p>28,240</text:p>
          </table:table-cell>
          <table:table-cell table:style-name="ce24" office:value-type="float" office:value="27540" calcext:value-type="float">
            <text:p>27,540</text:p>
          </table:table-cell>
          <table:table-cell table:style-name="ce24" office:value-type="float" office:value="27644" calcext:value-type="float">
            <text:p>27,644</text:p>
          </table:table-cell>
          <table:table-cell table:style-name="ce24" office:value-type="float" office:value="27917" calcext:value-type="float">
            <text:p>27,917</text:p>
          </table:table-cell>
          <table:table-cell table:style-name="ce24" office:value-type="float" office:value="27036" calcext:value-type="float">
            <text:p>27,036</text:p>
          </table:table-cell>
          <table:table-cell table:style-name="ce24" office:value-type="float" office:value="26712" calcext:value-type="float">
            <text:p>26,712</text:p>
          </table:table-cell>
          <table:table-cell table:style-name="ce24" office:value-type="float" office:value="26264" calcext:value-type="float">
            <text:p>26,264</text:p>
          </table:table-cell>
          <table:table-cell table:style-name="ce24" office:value-type="float" office:value="27234" calcext:value-type="float">
            <text:p>27,234</text:p>
          </table:table-cell>
          <table:table-cell table:style-name="ce24" office:value-type="float" office:value="27502" calcext:value-type="float">
            <text:p>27,502</text:p>
          </table:table-cell>
          <table:table-cell table:style-name="ce24" office:value-type="float" office:value="28560" calcext:value-type="float">
            <text:p>28,560</text:p>
          </table:table-cell>
          <table:table-cell table:style-name="ce24" office:value-type="float" office:value="19818" calcext:value-type="float">
            <text:p>19,818</text:p>
          </table:table-cell>
          <table:table-cell table:style-name="ce24" office:value-type="float" office:value="18777" calcext:value-type="float">
            <text:p>18,777</text:p>
          </table:table-cell>
          <table:table-cell table:style-name="ce24" office:value-type="float" office:value="19354" calcext:value-type="float">
            <text:p>19,354</text:p>
          </table:table-cell>
          <table:table-cell table:style-name="ce24" office:value-type="float" office:value="20323" calcext:value-type="float">
            <text:p>20,323</text:p>
          </table:table-cell>
          <table:table-cell table:style-name="ce24" office:value-type="float" office:value="20869" calcext:value-type="float">
            <text:p>20,869</text:p>
          </table:table-cell>
          <table:table-cell table:style-name="ce24" office:value-type="float" office:value="20101" calcext:value-type="float">
            <text:p>20,101</text:p>
          </table:table-cell>
          <table:table-cell table:style-name="ce24" office:value-type="float" office:value="18783" calcext:value-type="float">
            <text:p>18,783</text:p>
          </table:table-cell>
          <table:table-cell table:style-name="ce24" office:value-type="float" office:value="17347" calcext:value-type="float">
            <text:p>17,347</text:p>
          </table:table-cell>
          <table:table-cell table:style-name="ce24" office:value-type="float" office:value="16543" calcext:value-type="float">
            <text:p>16,543</text:p>
          </table:table-cell>
          <table:table-cell table:style-name="ce24" office:value-type="float" office:value="15569" calcext:value-type="float">
            <text:p>15,569</text:p>
          </table:table-cell>
          <table:table-cell table:style-name="ce24" office:value-type="float" office:value="14294" calcext:value-type="float">
            <text:p>14,294</text:p>
          </table:table-cell>
          <table:table-cell table:style-name="ce24" office:value-type="float" office:value="12809" calcext:value-type="float">
            <text:p>12,809</text:p>
          </table:table-cell>
          <table:table-cell table:style-name="ce24" office:value-type="float" office:value="11076" calcext:value-type="float">
            <text:p>11,076</text:p>
          </table:table-cell>
          <table:table-cell table:style-name="ce24" office:value-type="float" office:value="10222" calcext:value-type="float">
            <text:p>10,222</text:p>
          </table:table-cell>
          <table:table-cell table:style-name="ce24" office:value-type="float" office:value="8756" calcext:value-type="float">
            <text:p>8,756</text:p>
          </table:table-cell>
          <table:table-cell table:style-name="ce24" office:value-type="float" office:value="7623" calcext:value-type="float">
            <text:p>7,623</text:p>
          </table:table-cell>
          <table:table-cell table:style-name="ce24" office:value-type="float" office:value="6376" calcext:value-type="float">
            <text:p>6,376</text:p>
          </table:table-cell>
          <table:table-cell table:style-name="ce24" office:value-type="float" office:value="5178" calcext:value-type="float">
            <text:p>5,178</text:p>
          </table:table-cell>
          <table:table-cell table:style-name="ce24" office:value-type="float" office:value="16130" calcext:value-type="float">
            <text:p>16,130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930"/>
        </table:table-row>
        <table:table-row table:style-name="ro3">
          <table:table-cell office:value-type="float" office:value="1992" calcext:value-type="float">
            <text:p>1992</text:p>
          </table:table-cell>
          <table:table-cell table:style-name="ce24" office:value-type="float" office:value="32611" calcext:value-type="float">
            <text:p>32,611</text:p>
          </table:table-cell>
          <table:table-cell table:style-name="ce24" office:value-type="float" office:value="32040" calcext:value-type="float">
            <text:p>32,040</text:p>
          </table:table-cell>
          <table:table-cell table:style-name="ce24" office:value-type="float" office:value="30948" calcext:value-type="float">
            <text:p>30,948</text:p>
          </table:table-cell>
          <table:table-cell table:style-name="ce24" office:value-type="float" office:value="31155" calcext:value-type="float">
            <text:p>31,155</text:p>
          </table:table-cell>
          <table:table-cell table:style-name="ce24" office:value-type="float" office:value="32049" calcext:value-type="float">
            <text:p>32,049</text:p>
          </table:table-cell>
          <table:table-cell table:style-name="ce24" office:value-type="float" office:value="31823" calcext:value-type="float">
            <text:p>31,823</text:p>
          </table:table-cell>
          <table:table-cell table:style-name="ce24" office:value-type="float" office:value="32060" calcext:value-type="float">
            <text:p>32,060</text:p>
          </table:table-cell>
          <table:table-cell table:style-name="ce24" office:value-type="float" office:value="31616" calcext:value-type="float">
            <text:p>31,616</text:p>
          </table:table-cell>
          <table:table-cell table:style-name="ce24" office:value-type="float" office:value="30335" calcext:value-type="float">
            <text:p>30,335</text:p>
          </table:table-cell>
          <table:table-cell table:style-name="ce24" office:value-type="float" office:value="30988" calcext:value-type="float">
            <text:p>30,988</text:p>
          </table:table-cell>
          <table:table-cell table:style-name="ce24" office:value-type="float" office:value="31683" calcext:value-type="float">
            <text:p>31,683</text:p>
          </table:table-cell>
          <table:table-cell table:style-name="ce24" office:value-type="float" office:value="32457" calcext:value-type="float">
            <text:p>32,457</text:p>
          </table:table-cell>
          <table:table-cell table:style-name="ce24" office:value-type="float" office:value="32040" calcext:value-type="float">
            <text:p>32,040</text:p>
          </table:table-cell>
          <table:table-cell table:style-name="ce24" office:value-type="float" office:value="30640" calcext:value-type="float">
            <text:p>30,640</text:p>
          </table:table-cell>
          <table:table-cell table:style-name="ce24" office:value-type="float" office:value="29002" calcext:value-type="float">
            <text:p>29,002</text:p>
          </table:table-cell>
          <table:table-cell table:style-name="ce24" office:value-type="float" office:value="28328" calcext:value-type="float">
            <text:p>28,328</text:p>
          </table:table-cell>
          <table:table-cell table:style-name="ce24" office:value-type="float" office:value="30769" calcext:value-type="float">
            <text:p>30,769</text:p>
          </table:table-cell>
          <table:table-cell table:style-name="ce24" office:value-type="float" office:value="31510" calcext:value-type="float">
            <text:p>31,510</text:p>
          </table:table-cell>
          <table:table-cell table:style-name="ce24" office:value-type="float" office:value="31797" calcext:value-type="float">
            <text:p>31,797</text:p>
          </table:table-cell>
          <table:table-cell table:style-name="ce24" office:value-type="float" office:value="34925" calcext:value-type="float">
            <text:p>34,925</text:p>
          </table:table-cell>
          <table:table-cell table:style-name="ce24" office:value-type="float" office:value="37701" calcext:value-type="float">
            <text:p>37,701</text:p>
          </table:table-cell>
          <table:table-cell table:style-name="ce24" office:value-type="float" office:value="39815" calcext:value-type="float">
            <text:p>39,815</text:p>
          </table:table-cell>
          <table:table-cell table:style-name="ce24" office:value-type="float" office:value="39518" calcext:value-type="float">
            <text:p>39,518</text:p>
          </table:table-cell>
          <table:table-cell table:style-name="ce24" office:value-type="float" office:value="40239" calcext:value-type="float">
            <text:p>40,239</text:p>
          </table:table-cell>
          <table:table-cell table:style-name="ce24" office:value-type="float" office:value="41009" calcext:value-type="float">
            <text:p>41,009</text:p>
          </table:table-cell>
          <table:table-cell table:style-name="ce24" office:value-type="float" office:value="40916" calcext:value-type="float">
            <text:p>40,916</text:p>
          </table:table-cell>
          <table:table-cell table:style-name="ce24" office:value-type="float" office:value="40573" calcext:value-type="float">
            <text:p>40,573</text:p>
          </table:table-cell>
          <table:table-cell table:style-name="ce24" office:value-type="float" office:value="42278" calcext:value-type="float">
            <text:p>42,278</text:p>
          </table:table-cell>
          <table:table-cell table:style-name="ce24" office:value-type="float" office:value="42185" calcext:value-type="float">
            <text:p>42,185</text:p>
          </table:table-cell>
          <table:table-cell table:style-name="ce24" office:value-type="float" office:value="41465" calcext:value-type="float">
            <text:p>41,465</text:p>
          </table:table-cell>
          <table:table-cell table:style-name="ce24" office:value-type="float" office:value="40567" calcext:value-type="float">
            <text:p>40,567</text:p>
          </table:table-cell>
          <table:table-cell table:style-name="ce24" office:value-type="float" office:value="40706" calcext:value-type="float">
            <text:p>40,706</text:p>
          </table:table-cell>
          <table:table-cell table:style-name="ce24" office:value-type="float" office:value="39607" calcext:value-type="float">
            <text:p>39,607</text:p>
          </table:table-cell>
          <table:table-cell table:style-name="ce24" office:value-type="float" office:value="38895" calcext:value-type="float">
            <text:p>38,895</text:p>
          </table:table-cell>
          <table:table-cell table:style-name="ce24" office:value-type="float" office:value="38132" calcext:value-type="float">
            <text:p>38,132</text:p>
          </table:table-cell>
          <table:table-cell table:style-name="ce24" office:value-type="float" office:value="36993" calcext:value-type="float">
            <text:p>36,993</text:p>
          </table:table-cell>
          <table:table-cell table:style-name="ce24" office:value-type="float" office:value="35875" calcext:value-type="float">
            <text:p>35,875</text:p>
          </table:table-cell>
          <table:table-cell table:style-name="ce24" office:value-type="float" office:value="34666" calcext:value-type="float">
            <text:p>34,666</text:p>
          </table:table-cell>
          <table:table-cell table:style-name="ce24" office:value-type="float" office:value="34339" calcext:value-type="float">
            <text:p>34,339</text:p>
          </table:table-cell>
          <table:table-cell table:style-name="ce24" office:value-type="float" office:value="33694" calcext:value-type="float">
            <text:p>33,694</text:p>
          </table:table-cell>
          <table:table-cell table:style-name="ce24" office:value-type="float" office:value="32772" calcext:value-type="float">
            <text:p>32,772</text:p>
          </table:table-cell>
          <table:table-cell table:style-name="ce24" office:value-type="float" office:value="33559" calcext:value-type="float">
            <text:p>33,559</text:p>
          </table:table-cell>
          <table:table-cell table:style-name="ce24" office:value-type="float" office:value="33823" calcext:value-type="float">
            <text:p>33,823</text:p>
          </table:table-cell>
          <table:table-cell table:style-name="ce24" office:value-type="float" office:value="35244" calcext:value-type="float">
            <text:p>35,244</text:p>
          </table:table-cell>
          <table:table-cell table:style-name="ce24" office:value-type="float" office:value="36732" calcext:value-type="float">
            <text:p>36,732</text:p>
          </table:table-cell>
          <table:table-cell table:style-name="ce24" office:value-type="float" office:value="39958" calcext:value-type="float">
            <text:p>39,958</text:p>
          </table:table-cell>
          <table:table-cell table:style-name="ce24" office:value-type="float" office:value="30881" calcext:value-type="float">
            <text:p>30,881</text:p>
          </table:table-cell>
          <table:table-cell table:style-name="ce24" office:value-type="float" office:value="29769" calcext:value-type="float">
            <text:p>29,769</text:p>
          </table:table-cell>
          <table:table-cell table:style-name="ce24" office:value-type="float" office:value="30974" calcext:value-type="float">
            <text:p>30,974</text:p>
          </table:table-cell>
          <table:table-cell table:style-name="ce24" office:value-type="float" office:value="30709" calcext:value-type="float">
            <text:p>30,709</text:p>
          </table:table-cell>
          <table:table-cell table:style-name="ce24" office:value-type="float" office:value="29119" calcext:value-type="float">
            <text:p>29,119</text:p>
          </table:table-cell>
          <table:table-cell table:style-name="ce24" office:value-type="float" office:value="27793" calcext:value-type="float">
            <text:p>27,793</text:p>
          </table:table-cell>
          <table:table-cell table:style-name="ce24" office:value-type="float" office:value="28984" calcext:value-type="float">
            <text:p>28,984</text:p>
          </table:table-cell>
          <table:table-cell table:style-name="ce24" office:value-type="float" office:value="29133" calcext:value-type="float">
            <text:p>29,133</text:p>
          </table:table-cell>
          <table:table-cell table:style-name="ce24" office:value-type="float" office:value="28993" calcext:value-type="float">
            <text:p>28,993</text:p>
          </table:table-cell>
          <table:table-cell table:style-name="ce24" office:value-type="float" office:value="28859" calcext:value-type="float">
            <text:p>28,859</text:p>
          </table:table-cell>
          <table:table-cell table:style-name="ce24" office:value-type="float" office:value="28531" calcext:value-type="float">
            <text:p>28,531</text:p>
          </table:table-cell>
          <table:table-cell table:style-name="ce24" office:value-type="float" office:value="28295" calcext:value-type="float">
            <text:p>28,295</text:p>
          </table:table-cell>
          <table:table-cell table:style-name="ce24" office:value-type="float" office:value="27723" calcext:value-type="float">
            <text:p>27,723</text:p>
          </table:table-cell>
          <table:table-cell table:style-name="ce24" office:value-type="float" office:value="27547" calcext:value-type="float">
            <text:p>27,547</text:p>
          </table:table-cell>
          <table:table-cell table:style-name="ce24" office:value-type="float" office:value="28656" calcext:value-type="float">
            <text:p>28,656</text:p>
          </table:table-cell>
          <table:table-cell table:style-name="ce24" office:value-type="float" office:value="28573" calcext:value-type="float">
            <text:p>28,573</text:p>
          </table:table-cell>
          <table:table-cell table:style-name="ce24" office:value-type="float" office:value="28471" calcext:value-type="float">
            <text:p>28,471</text:p>
          </table:table-cell>
          <table:table-cell table:style-name="ce24" office:value-type="float" office:value="27888" calcext:value-type="float">
            <text:p>27,888</text:p>
          </table:table-cell>
          <table:table-cell table:style-name="ce24" office:value-type="float" office:value="27175" calcext:value-type="float">
            <text:p>27,175</text:p>
          </table:table-cell>
          <table:table-cell table:style-name="ce24" office:value-type="float" office:value="27195" calcext:value-type="float">
            <text:p>27,195</text:p>
          </table:table-cell>
          <table:table-cell table:style-name="ce24" office:value-type="float" office:value="27461" calcext:value-type="float">
            <text:p>27,461</text:p>
          </table:table-cell>
          <table:table-cell table:style-name="ce24" office:value-type="float" office:value="26504" calcext:value-type="float">
            <text:p>26,504</text:p>
          </table:table-cell>
          <table:table-cell table:style-name="ce24" office:value-type="float" office:value="26179" calcext:value-type="float">
            <text:p>26,179</text:p>
          </table:table-cell>
          <table:table-cell table:style-name="ce24" office:value-type="float" office:value="25654" calcext:value-type="float">
            <text:p>25,654</text:p>
          </table:table-cell>
          <table:table-cell table:style-name="ce24" office:value-type="float" office:value="26516" calcext:value-type="float">
            <text:p>26,516</text:p>
          </table:table-cell>
          <table:table-cell table:style-name="ce24" office:value-type="float" office:value="26713" calcext:value-type="float">
            <text:p>26,713</text:p>
          </table:table-cell>
          <table:table-cell table:style-name="ce24" office:value-type="float" office:value="27666" calcext:value-type="float">
            <text:p>27,666</text:p>
          </table:table-cell>
          <table:table-cell table:style-name="ce24" office:value-type="float" office:value="19159" calcext:value-type="float">
            <text:p>19,159</text:p>
          </table:table-cell>
          <table:table-cell table:style-name="ce24" office:value-type="float" office:value="18081" calcext:value-type="float">
            <text:p>18,081</text:p>
          </table:table-cell>
          <table:table-cell table:style-name="ce24" office:value-type="float" office:value="18517" calcext:value-type="float">
            <text:p>18,517</text:p>
          </table:table-cell>
          <table:table-cell table:style-name="ce24" office:value-type="float" office:value="19463" calcext:value-type="float">
            <text:p>19,463</text:p>
          </table:table-cell>
          <table:table-cell table:style-name="ce24" office:value-type="float" office:value="19857" calcext:value-type="float">
            <text:p>19,857</text:p>
          </table:table-cell>
          <table:table-cell table:style-name="ce24" office:value-type="float" office:value="19022" calcext:value-type="float">
            <text:p>19,022</text:p>
          </table:table-cell>
          <table:table-cell table:style-name="ce24" office:value-type="float" office:value="17697" calcext:value-type="float">
            <text:p>17,697</text:p>
          </table:table-cell>
          <table:table-cell table:style-name="ce24" office:value-type="float" office:value="16260" calcext:value-type="float">
            <text:p>16,260</text:p>
          </table:table-cell>
          <table:table-cell table:style-name="ce24" office:value-type="float" office:value="15391" calcext:value-type="float">
            <text:p>15,391</text:p>
          </table:table-cell>
          <table:table-cell table:style-name="ce24" office:value-type="float" office:value="14443" calcext:value-type="float">
            <text:p>14,443</text:p>
          </table:table-cell>
          <table:table-cell table:style-name="ce24" office:value-type="float" office:value="13101" calcext:value-type="float">
            <text:p>13,101</text:p>
          </table:table-cell>
          <table:table-cell table:style-name="ce24" office:value-type="float" office:value="11603" calcext:value-type="float">
            <text:p>11,603</text:p>
          </table:table-cell>
          <table:table-cell table:style-name="ce24" office:value-type="float" office:value="9949" calcext:value-type="float">
            <text:p>9,949</text:p>
          </table:table-cell>
          <table:table-cell table:style-name="ce24" office:value-type="float" office:value="9034" calcext:value-type="float">
            <text:p>9,034</text:p>
          </table:table-cell>
          <table:table-cell table:style-name="ce24" office:value-type="float" office:value="7703" calcext:value-type="float">
            <text:p>7,703</text:p>
          </table:table-cell>
          <table:table-cell table:style-name="ce24" office:value-type="float" office:value="6635" calcext:value-type="float">
            <text:p>6,635</text:p>
          </table:table-cell>
          <table:table-cell table:style-name="ce24" office:value-type="float" office:value="5460" calcext:value-type="float">
            <text:p>5,460</text:p>
          </table:table-cell>
          <table:table-cell table:style-name="ce24" office:value-type="float" office:value="16975" calcext:value-type="float">
            <text:p>16,975</text:p>
          </table:table-cell>
          <table:table-cell table:style-name="ce29"/>
          <table:table-cell table:style-name="ce29" office:value-type="float" office:value="1992" calcext:value-type="float">
            <text:p>1992</text:p>
          </table:table-cell>
          <table:table-cell table:style-name="ce29"/>
          <table:table-cell table:number-columns-repeated="929"/>
        </table:table-row>
        <table:table-row table:style-name="ro3">
          <table:table-cell office:value-type="float" office:value="1993" calcext:value-type="float">
            <text:p>1993</text:p>
          </table:table-cell>
          <table:table-cell table:style-name="ce24" office:value-type="float" office:value="31396" calcext:value-type="float">
            <text:p>31,396</text:p>
          </table:table-cell>
          <table:table-cell table:style-name="ce24" office:value-type="float" office:value="32557" calcext:value-type="float">
            <text:p>32,557</text:p>
          </table:table-cell>
          <table:table-cell table:style-name="ce24" office:value-type="float" office:value="32076" calcext:value-type="float">
            <text:p>32,076</text:p>
          </table:table-cell>
          <table:table-cell table:style-name="ce24" office:value-type="float" office:value="31004" calcext:value-type="float">
            <text:p>31,004</text:p>
          </table:table-cell>
          <table:table-cell table:style-name="ce24" office:value-type="float" office:value="31103" calcext:value-type="float">
            <text:p>31,103</text:p>
          </table:table-cell>
          <table:table-cell table:style-name="ce24" office:value-type="float" office:value="32077" calcext:value-type="float">
            <text:p>32,077</text:p>
          </table:table-cell>
          <table:table-cell table:style-name="ce24" office:value-type="float" office:value="31845" calcext:value-type="float">
            <text:p>31,845</text:p>
          </table:table-cell>
          <table:table-cell table:style-name="ce24" office:value-type="float" office:value="32062" calcext:value-type="float">
            <text:p>32,062</text:p>
          </table:table-cell>
          <table:table-cell table:style-name="ce24" office:value-type="float" office:value="31720" calcext:value-type="float">
            <text:p>31,720</text:p>
          </table:table-cell>
          <table:table-cell table:style-name="ce24" office:value-type="float" office:value="30393" calcext:value-type="float">
            <text:p>30,393</text:p>
          </table:table-cell>
          <table:table-cell table:style-name="ce24" office:value-type="float" office:value="30956" calcext:value-type="float">
            <text:p>30,956</text:p>
          </table:table-cell>
          <table:table-cell table:style-name="ce24" office:value-type="float" office:value="31636" calcext:value-type="float">
            <text:p>31,636</text:p>
          </table:table-cell>
          <table:table-cell table:style-name="ce24" office:value-type="float" office:value="32511" calcext:value-type="float">
            <text:p>32,511</text:p>
          </table:table-cell>
          <table:table-cell table:style-name="ce24" office:value-type="float" office:value="32056" calcext:value-type="float">
            <text:p>32,056</text:p>
          </table:table-cell>
          <table:table-cell table:style-name="ce24" office:value-type="float" office:value="30644" calcext:value-type="float">
            <text:p>30,644</text:p>
          </table:table-cell>
          <table:table-cell table:style-name="ce24" office:value-type="float" office:value="28998" calcext:value-type="float">
            <text:p>28,998</text:p>
          </table:table-cell>
          <table:table-cell table:style-name="ce24" office:value-type="float" office:value="28274" calcext:value-type="float">
            <text:p>28,274</text:p>
          </table:table-cell>
          <table:table-cell table:style-name="ce24" office:value-type="float" office:value="30681" calcext:value-type="float">
            <text:p>30,681</text:p>
          </table:table-cell>
          <table:table-cell table:style-name="ce24" office:value-type="float" office:value="31349" calcext:value-type="float">
            <text:p>31,349</text:p>
          </table:table-cell>
          <table:table-cell table:style-name="ce24" office:value-type="float" office:value="32951" calcext:value-type="float">
            <text:p>32,951</text:p>
          </table:table-cell>
          <table:table-cell table:style-name="ce24" office:value-type="float" office:value="35479" calcext:value-type="float">
            <text:p>35,479</text:p>
          </table:table-cell>
          <table:table-cell table:style-name="ce24" office:value-type="float" office:value="37910" calcext:value-type="float">
            <text:p>37,910</text:p>
          </table:table-cell>
          <table:table-cell table:style-name="ce24" office:value-type="float" office:value="39655" calcext:value-type="float">
            <text:p>39,655</text:p>
          </table:table-cell>
          <table:table-cell table:style-name="ce24" office:value-type="float" office:value="39116" calcext:value-type="float">
            <text:p>39,116</text:p>
          </table:table-cell>
          <table:table-cell table:style-name="ce24" office:value-type="float" office:value="39961" calcext:value-type="float">
            <text:p>39,961</text:p>
          </table:table-cell>
          <table:table-cell table:style-name="ce24" office:value-type="float" office:value="40832" calcext:value-type="float">
            <text:p>40,832</text:p>
          </table:table-cell>
          <table:table-cell table:style-name="ce24" office:value-type="float" office:value="40893" calcext:value-type="float">
            <text:p>40,893</text:p>
          </table:table-cell>
          <table:table-cell table:style-name="ce24" office:value-type="float" office:value="40700" calcext:value-type="float">
            <text:p>40,700</text:p>
          </table:table-cell>
          <table:table-cell table:style-name="ce24" office:value-type="float" office:value="42314" calcext:value-type="float">
            <text:p>42,314</text:p>
          </table:table-cell>
          <table:table-cell table:style-name="ce24" office:value-type="float" office:value="42229" calcext:value-type="float">
            <text:p>42,229</text:p>
          </table:table-cell>
          <table:table-cell table:style-name="ce24" office:value-type="float" office:value="41562" calcext:value-type="float">
            <text:p>41,562</text:p>
          </table:table-cell>
          <table:table-cell table:style-name="ce24" office:value-type="float" office:value="40673" calcext:value-type="float">
            <text:p>40,673</text:p>
          </table:table-cell>
          <table:table-cell table:style-name="ce24" office:value-type="float" office:value="40763" calcext:value-type="float">
            <text:p>40,763</text:p>
          </table:table-cell>
          <table:table-cell table:style-name="ce24" office:value-type="float" office:value="39678" calcext:value-type="float">
            <text:p>39,678</text:p>
          </table:table-cell>
          <table:table-cell table:style-name="ce24" office:value-type="float" office:value="39038" calcext:value-type="float">
            <text:p>39,038</text:p>
          </table:table-cell>
          <table:table-cell table:style-name="ce24" office:value-type="float" office:value="38242" calcext:value-type="float">
            <text:p>38,242</text:p>
          </table:table-cell>
          <table:table-cell table:style-name="ce24" office:value-type="float" office:value="37007" calcext:value-type="float">
            <text:p>37,007</text:p>
          </table:table-cell>
          <table:table-cell table:style-name="ce24" office:value-type="float" office:value="35917" calcext:value-type="float">
            <text:p>35,917</text:p>
          </table:table-cell>
          <table:table-cell table:style-name="ce24" office:value-type="float" office:value="34736" calcext:value-type="float">
            <text:p>34,736</text:p>
          </table:table-cell>
          <table:table-cell table:style-name="ce24" office:value-type="float" office:value="34403" calcext:value-type="float">
            <text:p>34,403</text:p>
          </table:table-cell>
          <table:table-cell table:style-name="ce24" office:value-type="float" office:value="33729" calcext:value-type="float">
            <text:p>33,729</text:p>
          </table:table-cell>
          <table:table-cell table:style-name="ce24" office:value-type="float" office:value="32777" calcext:value-type="float">
            <text:p>32,777</text:p>
          </table:table-cell>
          <table:table-cell table:style-name="ce24" office:value-type="float" office:value="33612" calcext:value-type="float">
            <text:p>33,612</text:p>
          </table:table-cell>
          <table:table-cell table:style-name="ce24" office:value-type="float" office:value="33857" calcext:value-type="float">
            <text:p>33,857</text:p>
          </table:table-cell>
          <table:table-cell table:style-name="ce24" office:value-type="float" office:value="35173" calcext:value-type="float">
            <text:p>35,173</text:p>
          </table:table-cell>
          <table:table-cell table:style-name="ce24" office:value-type="float" office:value="36718" calcext:value-type="float">
            <text:p>36,718</text:p>
          </table:table-cell>
          <table:table-cell table:style-name="ce24" office:value-type="float" office:value="39935" calcext:value-type="float">
            <text:p>39,935</text:p>
          </table:table-cell>
          <table:table-cell table:style-name="ce24" office:value-type="float" office:value="30835" calcext:value-type="float">
            <text:p>30,835</text:p>
          </table:table-cell>
          <table:table-cell table:style-name="ce24" office:value-type="float" office:value="29768" calcext:value-type="float">
            <text:p>29,768</text:p>
          </table:table-cell>
          <table:table-cell table:style-name="ce24" office:value-type="float" office:value="30952" calcext:value-type="float">
            <text:p>30,952</text:p>
          </table:table-cell>
          <table:table-cell table:style-name="ce24" office:value-type="float" office:value="30688" calcext:value-type="float">
            <text:p>30,688</text:p>
          </table:table-cell>
          <table:table-cell table:style-name="ce24" office:value-type="float" office:value="29093" calcext:value-type="float">
            <text:p>29,093</text:p>
          </table:table-cell>
          <table:table-cell table:style-name="ce24" office:value-type="float" office:value="27762" calcext:value-type="float">
            <text:p>27,762</text:p>
          </table:table-cell>
          <table:table-cell table:style-name="ce24" office:value-type="float" office:value="28902" calcext:value-type="float">
            <text:p>28,902</text:p>
          </table:table-cell>
          <table:table-cell table:style-name="ce24" office:value-type="float" office:value="29043" calcext:value-type="float">
            <text:p>29,043</text:p>
          </table:table-cell>
          <table:table-cell table:style-name="ce24" office:value-type="float" office:value="28894" calcext:value-type="float">
            <text:p>28,894</text:p>
          </table:table-cell>
          <table:table-cell table:style-name="ce24" office:value-type="float" office:value="28693" calcext:value-type="float">
            <text:p>28,693</text:p>
          </table:table-cell>
          <table:table-cell table:style-name="ce24" office:value-type="float" office:value="28451" calcext:value-type="float">
            <text:p>28,451</text:p>
          </table:table-cell>
          <table:table-cell table:style-name="ce24" office:value-type="float" office:value="28162" calcext:value-type="float">
            <text:p>28,162</text:p>
          </table:table-cell>
          <table:table-cell table:style-name="ce24" office:value-type="float" office:value="27561" calcext:value-type="float">
            <text:p>27,561</text:p>
          </table:table-cell>
          <table:table-cell table:style-name="ce24" office:value-type="float" office:value="27314" calcext:value-type="float">
            <text:p>27,314</text:p>
          </table:table-cell>
          <table:table-cell table:style-name="ce24" office:value-type="float" office:value="28422" calcext:value-type="float">
            <text:p>28,422</text:p>
          </table:table-cell>
          <table:table-cell table:style-name="ce24" office:value-type="float" office:value="28254" calcext:value-type="float">
            <text:p>28,254</text:p>
          </table:table-cell>
          <table:table-cell table:style-name="ce24" office:value-type="float" office:value="28136" calcext:value-type="float">
            <text:p>28,136</text:p>
          </table:table-cell>
          <table:table-cell table:style-name="ce24" office:value-type="float" office:value="27515" calcext:value-type="float">
            <text:p>27,515</text:p>
          </table:table-cell>
          <table:table-cell table:style-name="ce24" office:value-type="float" office:value="26775" calcext:value-type="float">
            <text:p>26,775</text:p>
          </table:table-cell>
          <table:table-cell table:style-name="ce24" office:value-type="float" office:value="26702" calcext:value-type="float">
            <text:p>26,702</text:p>
          </table:table-cell>
          <table:table-cell table:style-name="ce24" office:value-type="float" office:value="26967" calcext:value-type="float">
            <text:p>26,967</text:p>
          </table:table-cell>
          <table:table-cell table:style-name="ce24" office:value-type="float" office:value="25964" calcext:value-type="float">
            <text:p>25,964</text:p>
          </table:table-cell>
          <table:table-cell table:style-name="ce24" office:value-type="float" office:value="25646" calcext:value-type="float">
            <text:p>25,646</text:p>
          </table:table-cell>
          <table:table-cell table:style-name="ce24" office:value-type="float" office:value="24984" calcext:value-type="float">
            <text:p>24,984</text:p>
          </table:table-cell>
          <table:table-cell table:style-name="ce24" office:value-type="float" office:value="25795" calcext:value-type="float">
            <text:p>25,795</text:p>
          </table:table-cell>
          <table:table-cell table:style-name="ce24" office:value-type="float" office:value="25943" calcext:value-type="float">
            <text:p>25,943</text:p>
          </table:table-cell>
          <table:table-cell table:style-name="ce24" office:value-type="float" office:value="26749" calcext:value-type="float">
            <text:p>26,749</text:p>
          </table:table-cell>
          <table:table-cell table:style-name="ce24" office:value-type="float" office:value="18473" calcext:value-type="float">
            <text:p>18,473</text:p>
          </table:table-cell>
          <table:table-cell table:style-name="ce24" office:value-type="float" office:value="17321" calcext:value-type="float">
            <text:p>17,321</text:p>
          </table:table-cell>
          <table:table-cell table:style-name="ce24" office:value-type="float" office:value="17672" calcext:value-type="float">
            <text:p>17,672</text:p>
          </table:table-cell>
          <table:table-cell table:style-name="ce24" office:value-type="float" office:value="18490" calcext:value-type="float">
            <text:p>18,490</text:p>
          </table:table-cell>
          <table:table-cell table:style-name="ce24" office:value-type="float" office:value="18765" calcext:value-type="float">
            <text:p>18,765</text:p>
          </table:table-cell>
          <table:table-cell table:style-name="ce24" office:value-type="float" office:value="17954" calcext:value-type="float">
            <text:p>17,954</text:p>
          </table:table-cell>
          <table:table-cell table:style-name="ce24" office:value-type="float" office:value="16524" calcext:value-type="float">
            <text:p>16,524</text:p>
          </table:table-cell>
          <table:table-cell table:style-name="ce24" office:value-type="float" office:value="15091" calcext:value-type="float">
            <text:p>15,091</text:p>
          </table:table-cell>
          <table:table-cell table:style-name="ce24" office:value-type="float" office:value="14162" calcext:value-type="float">
            <text:p>14,162</text:p>
          </table:table-cell>
          <table:table-cell table:style-name="ce24" office:value-type="float" office:value="13213" calcext:value-type="float">
            <text:p>13,213</text:p>
          </table:table-cell>
          <table:table-cell table:style-name="ce24" office:value-type="float" office:value="11937" calcext:value-type="float">
            <text:p>11,937</text:p>
          </table:table-cell>
          <table:table-cell table:style-name="ce24" office:value-type="float" office:value="10471" calcext:value-type="float">
            <text:p>10,471</text:p>
          </table:table-cell>
          <table:table-cell table:style-name="ce24" office:value-type="float" office:value="8774" calcext:value-type="float">
            <text:p>8,774</text:p>
          </table:table-cell>
          <table:table-cell table:style-name="ce24" office:value-type="float" office:value="7891" calcext:value-type="float">
            <text:p>7,891</text:p>
          </table:table-cell>
          <table:table-cell table:style-name="ce24" office:value-type="float" office:value="6684" calcext:value-type="float">
            <text:p>6,684</text:p>
          </table:table-cell>
          <table:table-cell table:style-name="ce24" office:value-type="float" office:value="5669" calcext:value-type="float">
            <text:p>5,669</text:p>
          </table:table-cell>
          <table:table-cell table:style-name="ce24" office:value-type="float" office:value="17782" calcext:value-type="float">
            <text:p>17,782</text:p>
          </table:table-cell>
          <table:table-cell table:style-name="ce29"/>
          <table:table-cell table:style-name="ce29" office:value-type="float" office:value="1993" calcext:value-type="float">
            <text:p>1993</text:p>
          </table:table-cell>
          <table:table-cell table:style-name="ce29"/>
          <table:table-cell table:number-columns-repeated="929"/>
        </table:table-row>
        <table:table-row table:style-name="ro3">
          <table:table-cell office:value-type="float" office:value="1994" calcext:value-type="float">
            <text:p>1994</text:p>
          </table:table-cell>
          <table:table-cell table:style-name="ce24" office:value-type="float" office:value="30702" calcext:value-type="float">
            <text:p>30,702</text:p>
          </table:table-cell>
          <table:table-cell table:style-name="ce24" office:value-type="float" office:value="31378" calcext:value-type="float">
            <text:p>31,378</text:p>
          </table:table-cell>
          <table:table-cell table:style-name="ce24" office:value-type="float" office:value="32519" calcext:value-type="float">
            <text:p>32,519</text:p>
          </table:table-cell>
          <table:table-cell table:style-name="ce24" office:value-type="float" office:value="32101" calcext:value-type="float">
            <text:p>32,101</text:p>
          </table:table-cell>
          <table:table-cell table:style-name="ce24" office:value-type="float" office:value="31091" calcext:value-type="float">
            <text:p>31,091</text:p>
          </table:table-cell>
          <table:table-cell table:style-name="ce24" office:value-type="float" office:value="31150" calcext:value-type="float">
            <text:p>31,150</text:p>
          </table:table-cell>
          <table:table-cell table:style-name="ce24" office:value-type="float" office:value="32116" calcext:value-type="float">
            <text:p>32,116</text:p>
          </table:table-cell>
          <table:table-cell table:style-name="ce24" office:value-type="float" office:value="31914" calcext:value-type="float">
            <text:p>31,914</text:p>
          </table:table-cell>
          <table:table-cell table:style-name="ce24" office:value-type="float" office:value="32121" calcext:value-type="float">
            <text:p>32,121</text:p>
          </table:table-cell>
          <table:table-cell table:style-name="ce24" office:value-type="float" office:value="31879" calcext:value-type="float">
            <text:p>31,879</text:p>
          </table:table-cell>
          <table:table-cell table:style-name="ce24" office:value-type="float" office:value="30495" calcext:value-type="float">
            <text:p>30,495</text:p>
          </table:table-cell>
          <table:table-cell table:style-name="ce24" office:value-type="float" office:value="30928" calcext:value-type="float">
            <text:p>30,928</text:p>
          </table:table-cell>
          <table:table-cell table:style-name="ce24" office:value-type="float" office:value="31601" calcext:value-type="float">
            <text:p>31,601</text:p>
          </table:table-cell>
          <table:table-cell table:style-name="ce24" office:value-type="float" office:value="32451" calcext:value-type="float">
            <text:p>32,451</text:p>
          </table:table-cell>
          <table:table-cell table:style-name="ce24" office:value-type="float" office:value="32082" calcext:value-type="float">
            <text:p>32,082</text:p>
          </table:table-cell>
          <table:table-cell table:style-name="ce24" office:value-type="float" office:value="30638" calcext:value-type="float">
            <text:p>30,638</text:p>
          </table:table-cell>
          <table:table-cell table:style-name="ce24" office:value-type="float" office:value="28999" calcext:value-type="float">
            <text:p>28,999</text:p>
          </table:table-cell>
          <table:table-cell table:style-name="ce24" office:value-type="float" office:value="28277" calcext:value-type="float">
            <text:p>28,277</text:p>
          </table:table-cell>
          <table:table-cell table:style-name="ce24" office:value-type="float" office:value="30667" calcext:value-type="float">
            <text:p>30,667</text:p>
          </table:table-cell>
          <table:table-cell table:style-name="ce24" office:value-type="float" office:value="32655" calcext:value-type="float">
            <text:p>32,655</text:p>
          </table:table-cell>
          <table:table-cell table:style-name="ce24" office:value-type="float" office:value="33674" calcext:value-type="float">
            <text:p>33,674</text:p>
          </table:table-cell>
          <table:table-cell table:style-name="ce24" office:value-type="float" office:value="35707" calcext:value-type="float">
            <text:p>35,707</text:p>
          </table:table-cell>
          <table:table-cell table:style-name="ce24" office:value-type="float" office:value="37868" calcext:value-type="float">
            <text:p>37,868</text:p>
          </table:table-cell>
          <table:table-cell table:style-name="ce24" office:value-type="float" office:value="39268" calcext:value-type="float">
            <text:p>39,268</text:p>
          </table:table-cell>
          <table:table-cell table:style-name="ce24" office:value-type="float" office:value="38855" calcext:value-type="float">
            <text:p>38,855</text:p>
          </table:table-cell>
          <table:table-cell table:style-name="ce24" office:value-type="float" office:value="39929" calcext:value-type="float">
            <text:p>39,929</text:p>
          </table:table-cell>
          <table:table-cell table:style-name="ce24" office:value-type="float" office:value="40847" calcext:value-type="float">
            <text:p>40,847</text:p>
          </table:table-cell>
          <table:table-cell table:style-name="ce24" office:value-type="float" office:value="41073" calcext:value-type="float">
            <text:p>41,073</text:p>
          </table:table-cell>
          <table:table-cell table:style-name="ce24" office:value-type="float" office:value="40912" calcext:value-type="float">
            <text:p>40,912</text:p>
          </table:table-cell>
          <table:table-cell table:style-name="ce24" office:value-type="float" office:value="42401" calcext:value-type="float">
            <text:p>42,401</text:p>
          </table:table-cell>
          <table:table-cell table:style-name="ce24" office:value-type="float" office:value="42361" calcext:value-type="float">
            <text:p>42,361</text:p>
          </table:table-cell>
          <table:table-cell table:style-name="ce24" office:value-type="float" office:value="41747" calcext:value-type="float">
            <text:p>41,747</text:p>
          </table:table-cell>
          <table:table-cell table:style-name="ce24" office:value-type="float" office:value="40819" calcext:value-type="float">
            <text:p>40,819</text:p>
          </table:table-cell>
          <table:table-cell table:style-name="ce24" office:value-type="float" office:value="40878" calcext:value-type="float">
            <text:p>40,878</text:p>
          </table:table-cell>
          <table:table-cell table:style-name="ce24" office:value-type="float" office:value="39774" calcext:value-type="float">
            <text:p>39,774</text:p>
          </table:table-cell>
          <table:table-cell table:style-name="ce24" office:value-type="float" office:value="39122" calcext:value-type="float">
            <text:p>39,122</text:p>
          </table:table-cell>
          <table:table-cell table:style-name="ce24" office:value-type="float" office:value="38371" calcext:value-type="float">
            <text:p>38,371</text:p>
          </table:table-cell>
          <table:table-cell table:style-name="ce24" office:value-type="float" office:value="37104" calcext:value-type="float">
            <text:p>37,104</text:p>
          </table:table-cell>
          <table:table-cell table:style-name="ce24" office:value-type="float" office:value="36014" calcext:value-type="float">
            <text:p>36,014</text:p>
          </table:table-cell>
          <table:table-cell table:style-name="ce24" office:value-type="float" office:value="34824" calcext:value-type="float">
            <text:p>34,824</text:p>
          </table:table-cell>
          <table:table-cell table:style-name="ce24" office:value-type="float" office:value="34496" calcext:value-type="float">
            <text:p>34,496</text:p>
          </table:table-cell>
          <table:table-cell table:style-name="ce24" office:value-type="float" office:value="33747" calcext:value-type="float">
            <text:p>33,747</text:p>
          </table:table-cell>
          <table:table-cell table:style-name="ce24" office:value-type="float" office:value="32763" calcext:value-type="float">
            <text:p>32,763</text:p>
          </table:table-cell>
          <table:table-cell table:style-name="ce24" office:value-type="float" office:value="33623" calcext:value-type="float">
            <text:p>33,623</text:p>
          </table:table-cell>
          <table:table-cell table:style-name="ce24" office:value-type="float" office:value="33919" calcext:value-type="float">
            <text:p>33,919</text:p>
          </table:table-cell>
          <table:table-cell table:style-name="ce24" office:value-type="float" office:value="35173" calcext:value-type="float">
            <text:p>35,173</text:p>
          </table:table-cell>
          <table:table-cell table:style-name="ce24" office:value-type="float" office:value="36682" calcext:value-type="float">
            <text:p>36,682</text:p>
          </table:table-cell>
          <table:table-cell table:style-name="ce24" office:value-type="float" office:value="39944" calcext:value-type="float">
            <text:p>39,944</text:p>
          </table:table-cell>
          <table:table-cell table:style-name="ce24" office:value-type="float" office:value="30806" calcext:value-type="float">
            <text:p>30,806</text:p>
          </table:table-cell>
          <table:table-cell table:style-name="ce24" office:value-type="float" office:value="29799" calcext:value-type="float">
            <text:p>29,799</text:p>
          </table:table-cell>
          <table:table-cell table:style-name="ce24" office:value-type="float" office:value="30934" calcext:value-type="float">
            <text:p>30,934</text:p>
          </table:table-cell>
          <table:table-cell table:style-name="ce24" office:value-type="float" office:value="30684" calcext:value-type="float">
            <text:p>30,684</text:p>
          </table:table-cell>
          <table:table-cell table:style-name="ce24" office:value-type="float" office:value="29025" calcext:value-type="float">
            <text:p>29,025</text:p>
          </table:table-cell>
          <table:table-cell table:style-name="ce24" office:value-type="float" office:value="27666" calcext:value-type="float">
            <text:p>27,666</text:p>
          </table:table-cell>
          <table:table-cell table:style-name="ce24" office:value-type="float" office:value="28808" calcext:value-type="float">
            <text:p>28,808</text:p>
          </table:table-cell>
          <table:table-cell table:style-name="ce24" office:value-type="float" office:value="28947" calcext:value-type="float">
            <text:p>28,947</text:p>
          </table:table-cell>
          <table:table-cell table:style-name="ce24" office:value-type="float" office:value="28749" calcext:value-type="float">
            <text:p>28,749</text:p>
          </table:table-cell>
          <table:table-cell table:style-name="ce24" office:value-type="float" office:value="28544" calcext:value-type="float">
            <text:p>28,544</text:p>
          </table:table-cell>
          <table:table-cell table:style-name="ce24" office:value-type="float" office:value="28315" calcext:value-type="float">
            <text:p>28,315</text:p>
          </table:table-cell>
          <table:table-cell table:style-name="ce24" office:value-type="float" office:value="27991" calcext:value-type="float">
            <text:p>27,991</text:p>
          </table:table-cell>
          <table:table-cell table:style-name="ce24" office:value-type="float" office:value="27375" calcext:value-type="float">
            <text:p>27,375</text:p>
          </table:table-cell>
          <table:table-cell table:style-name="ce24" office:value-type="float" office:value="27151" calcext:value-type="float">
            <text:p>27,151</text:p>
          </table:table-cell>
          <table:table-cell table:style-name="ce24" office:value-type="float" office:value="28164" calcext:value-type="float">
            <text:p>28,164</text:p>
          </table:table-cell>
          <table:table-cell table:style-name="ce24" office:value-type="float" office:value="27944" calcext:value-type="float">
            <text:p>27,944</text:p>
          </table:table-cell>
          <table:table-cell table:style-name="ce24" office:value-type="float" office:value="27791" calcext:value-type="float">
            <text:p>27,791</text:p>
          </table:table-cell>
          <table:table-cell table:style-name="ce24" office:value-type="float" office:value="27148" calcext:value-type="float">
            <text:p>27,148</text:p>
          </table:table-cell>
          <table:table-cell table:style-name="ce24" office:value-type="float" office:value="26312" calcext:value-type="float">
            <text:p>26,312</text:p>
          </table:table-cell>
          <table:table-cell table:style-name="ce24" office:value-type="float" office:value="26191" calcext:value-type="float">
            <text:p>26,191</text:p>
          </table:table-cell>
          <table:table-cell table:style-name="ce24" office:value-type="float" office:value="26402" calcext:value-type="float">
            <text:p>26,402</text:p>
          </table:table-cell>
          <table:table-cell table:style-name="ce24" office:value-type="float" office:value="25400" calcext:value-type="float">
            <text:p>25,400</text:p>
          </table:table-cell>
          <table:table-cell table:style-name="ce24" office:value-type="float" office:value="24986" calcext:value-type="float">
            <text:p>24,986</text:p>
          </table:table-cell>
          <table:table-cell table:style-name="ce24" office:value-type="float" office:value="24271" calcext:value-type="float">
            <text:p>24,271</text:p>
          </table:table-cell>
          <table:table-cell table:style-name="ce24" office:value-type="float" office:value="25017" calcext:value-type="float">
            <text:p>25,017</text:p>
          </table:table-cell>
          <table:table-cell table:style-name="ce24" office:value-type="float" office:value="25147" calcext:value-type="float">
            <text:p>25,147</text:p>
          </table:table-cell>
          <table:table-cell table:style-name="ce24" office:value-type="float" office:value="25785" calcext:value-type="float">
            <text:p>25,785</text:p>
          </table:table-cell>
          <table:table-cell table:style-name="ce24" office:value-type="float" office:value="17765" calcext:value-type="float">
            <text:p>17,765</text:p>
          </table:table-cell>
          <table:table-cell table:style-name="ce24" office:value-type="float" office:value="16538" calcext:value-type="float">
            <text:p>16,538</text:p>
          </table:table-cell>
          <table:table-cell table:style-name="ce24" office:value-type="float" office:value="16795" calcext:value-type="float">
            <text:p>16,795</text:p>
          </table:table-cell>
          <table:table-cell table:style-name="ce24" office:value-type="float" office:value="17517" calcext:value-type="float">
            <text:p>17,517</text:p>
          </table:table-cell>
          <table:table-cell table:style-name="ce24" office:value-type="float" office:value="17644" calcext:value-type="float">
            <text:p>17,644</text:p>
          </table:table-cell>
          <table:table-cell table:style-name="ce24" office:value-type="float" office:value="16798" calcext:value-type="float">
            <text:p>16,798</text:p>
          </table:table-cell>
          <table:table-cell table:style-name="ce24" office:value-type="float" office:value="15295" calcext:value-type="float">
            <text:p>15,295</text:p>
          </table:table-cell>
          <table:table-cell table:style-name="ce24" office:value-type="float" office:value="13981" calcext:value-type="float">
            <text:p>13,981</text:p>
          </table:table-cell>
          <table:table-cell table:style-name="ce24" office:value-type="float" office:value="12957" calcext:value-type="float">
            <text:p>12,957</text:p>
          </table:table-cell>
          <table:table-cell table:style-name="ce24" office:value-type="float" office:value="11980" calcext:value-type="float">
            <text:p>11,980</text:p>
          </table:table-cell>
          <table:table-cell table:style-name="ce24" office:value-type="float" office:value="10796" calcext:value-type="float">
            <text:p>10,796</text:p>
          </table:table-cell>
          <table:table-cell table:style-name="ce24" office:value-type="float" office:value="9299" calcext:value-type="float">
            <text:p>9,299</text:p>
          </table:table-cell>
          <table:table-cell table:style-name="ce24" office:value-type="float" office:value="7633" calcext:value-type="float">
            <text:p>7,633</text:p>
          </table:table-cell>
          <table:table-cell table:style-name="ce24" office:value-type="float" office:value="6786" calcext:value-type="float">
            <text:p>6,786</text:p>
          </table:table-cell>
          <table:table-cell table:style-name="ce24" office:value-type="float" office:value="5713" calcext:value-type="float">
            <text:p>5,713</text:p>
          </table:table-cell>
          <table:table-cell table:style-name="ce24" office:value-type="float" office:value="18360" calcext:value-type="float">
            <text:p>18,360</text:p>
          </table:table-cell>
          <table:table-cell table:style-name="ce29"/>
          <table:table-cell table:style-name="ce29" office:value-type="float" office:value="1994" calcext:value-type="float">
            <text:p>1994</text:p>
          </table:table-cell>
          <table:table-cell table:style-name="ce29"/>
          <table:table-cell table:number-columns-repeated="929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style-name="ce24" office:value-type="float" office:value="29426" calcext:value-type="float">
            <text:p>29,426</text:p>
          </table:table-cell>
          <table:table-cell table:style-name="ce24" office:value-type="float" office:value="30575" calcext:value-type="float">
            <text:p>30,575</text:p>
          </table:table-cell>
          <table:table-cell table:style-name="ce24" office:value-type="float" office:value="31323" calcext:value-type="float">
            <text:p>31,323</text:p>
          </table:table-cell>
          <table:table-cell table:style-name="ce24" office:value-type="float" office:value="32419" calcext:value-type="float">
            <text:p>32,419</text:p>
          </table:table-cell>
          <table:table-cell table:style-name="ce24" office:value-type="float" office:value="32070" calcext:value-type="float">
            <text:p>32,070</text:p>
          </table:table-cell>
          <table:table-cell table:style-name="ce24" office:value-type="float" office:value="31060" calcext:value-type="float">
            <text:p>31,060</text:p>
          </table:table-cell>
          <table:table-cell table:style-name="ce24" office:value-type="float" office:value="31155" calcext:value-type="float">
            <text:p>31,155</text:p>
          </table:table-cell>
          <table:table-cell table:style-name="ce24" office:value-type="float" office:value="32060" calcext:value-type="float">
            <text:p>32,060</text:p>
          </table:table-cell>
          <table:table-cell table:style-name="ce24" office:value-type="float" office:value="31908" calcext:value-type="float">
            <text:p>31,908</text:p>
          </table:table-cell>
          <table:table-cell table:style-name="ce24" office:value-type="float" office:value="32117" calcext:value-type="float">
            <text:p>32,117</text:p>
          </table:table-cell>
          <table:table-cell table:style-name="ce24" office:value-type="float" office:value="31972" calcext:value-type="float">
            <text:p>31,972</text:p>
          </table:table-cell>
          <table:table-cell table:style-name="ce24" office:value-type="float" office:value="30508" calcext:value-type="float">
            <text:p>30,508</text:p>
          </table:table-cell>
          <table:table-cell table:style-name="ce24" office:value-type="float" office:value="30868" calcext:value-type="float">
            <text:p>30,868</text:p>
          </table:table-cell>
          <table:table-cell table:style-name="ce24" office:value-type="float" office:value="31524" calcext:value-type="float">
            <text:p>31,524</text:p>
          </table:table-cell>
          <table:table-cell table:style-name="ce24" office:value-type="float" office:value="32402" calcext:value-type="float">
            <text:p>32,402</text:p>
          </table:table-cell>
          <table:table-cell table:style-name="ce24" office:value-type="float" office:value="32081" calcext:value-type="float">
            <text:p>32,081</text:p>
          </table:table-cell>
          <table:table-cell table:style-name="ce24" office:value-type="float" office:value="30610" calcext:value-type="float">
            <text:p>30,610</text:p>
          </table:table-cell>
          <table:table-cell table:style-name="ce24" office:value-type="float" office:value="28873" calcext:value-type="float">
            <text:p>28,873</text:p>
          </table:table-cell>
          <table:table-cell table:style-name="ce24" office:value-type="float" office:value="28292" calcext:value-type="float">
            <text:p>28,292</text:p>
          </table:table-cell>
          <table:table-cell table:style-name="ce24" office:value-type="float" office:value="32138" calcext:value-type="float">
            <text:p>32,138</text:p>
          </table:table-cell>
          <table:table-cell table:style-name="ce24" office:value-type="float" office:value="33343" calcext:value-type="float">
            <text:p>33,343</text:p>
          </table:table-cell>
          <table:table-cell table:style-name="ce24" office:value-type="float" office:value="33764" calcext:value-type="float">
            <text:p>33,764</text:p>
          </table:table-cell>
          <table:table-cell table:style-name="ce24" office:value-type="float" office:value="35523" calcext:value-type="float">
            <text:p>35,523</text:p>
          </table:table-cell>
          <table:table-cell table:style-name="ce24" office:value-type="float" office:value="37414" calcext:value-type="float">
            <text:p>37,414</text:p>
          </table:table-cell>
          <table:table-cell table:style-name="ce24" office:value-type="float" office:value="38935" calcext:value-type="float">
            <text:p>38,935</text:p>
          </table:table-cell>
          <table:table-cell table:style-name="ce24" office:value-type="float" office:value="38649" calcext:value-type="float">
            <text:p>38,649</text:p>
          </table:table-cell>
          <table:table-cell table:style-name="ce24" office:value-type="float" office:value="39827" calcext:value-type="float">
            <text:p>39,827</text:p>
          </table:table-cell>
          <table:table-cell table:style-name="ce24" office:value-type="float" office:value="40828" calcext:value-type="float">
            <text:p>40,828</text:p>
          </table:table-cell>
          <table:table-cell table:style-name="ce24" office:value-type="float" office:value="41084" calcext:value-type="float">
            <text:p>41,084</text:p>
          </table:table-cell>
          <table:table-cell table:style-name="ce24" office:value-type="float" office:value="40982" calcext:value-type="float">
            <text:p>40,982</text:p>
          </table:table-cell>
          <table:table-cell table:style-name="ce24" office:value-type="float" office:value="42342" calcext:value-type="float">
            <text:p>42,342</text:p>
          </table:table-cell>
          <table:table-cell table:style-name="ce24" office:value-type="float" office:value="42423" calcext:value-type="float">
            <text:p>42,423</text:p>
          </table:table-cell>
          <table:table-cell table:style-name="ce24" office:value-type="float" office:value="41880" calcext:value-type="float">
            <text:p>41,880</text:p>
          </table:table-cell>
          <table:table-cell table:style-name="ce24" office:value-type="float" office:value="40847" calcext:value-type="float">
            <text:p>40,847</text:p>
          </table:table-cell>
          <table:table-cell table:style-name="ce24" office:value-type="float" office:value="40872" calcext:value-type="float">
            <text:p>40,872</text:p>
          </table:table-cell>
          <table:table-cell table:style-name="ce24" office:value-type="float" office:value="39737" calcext:value-type="float">
            <text:p>39,737</text:p>
          </table:table-cell>
          <table:table-cell table:style-name="ce24" office:value-type="float" office:value="39199" calcext:value-type="float">
            <text:p>39,199</text:p>
          </table:table-cell>
          <table:table-cell table:style-name="ce24" office:value-type="float" office:value="38382" calcext:value-type="float">
            <text:p>38,382</text:p>
          </table:table-cell>
          <table:table-cell table:style-name="ce24" office:value-type="float" office:value="37182" calcext:value-type="float">
            <text:p>37,182</text:p>
          </table:table-cell>
          <table:table-cell table:style-name="ce24" office:value-type="float" office:value="36050" calcext:value-type="float">
            <text:p>36,050</text:p>
          </table:table-cell>
          <table:table-cell table:style-name="ce24" office:value-type="float" office:value="34801" calcext:value-type="float">
            <text:p>34,801</text:p>
          </table:table-cell>
          <table:table-cell table:style-name="ce24" office:value-type="float" office:value="34494" calcext:value-type="float">
            <text:p>34,494</text:p>
          </table:table-cell>
          <table:table-cell table:style-name="ce24" office:value-type="float" office:value="33758" calcext:value-type="float">
            <text:p>33,758</text:p>
          </table:table-cell>
          <table:table-cell table:style-name="ce24" office:value-type="float" office:value="32757" calcext:value-type="float">
            <text:p>32,757</text:p>
          </table:table-cell>
          <table:table-cell table:style-name="ce24" office:value-type="float" office:value="33627" calcext:value-type="float">
            <text:p>33,627</text:p>
          </table:table-cell>
          <table:table-cell table:style-name="ce24" office:value-type="float" office:value="33912" calcext:value-type="float">
            <text:p>33,912</text:p>
          </table:table-cell>
          <table:table-cell table:style-name="ce24" office:value-type="float" office:value="35112" calcext:value-type="float">
            <text:p>35,112</text:p>
          </table:table-cell>
          <table:table-cell table:style-name="ce24" office:value-type="float" office:value="36588" calcext:value-type="float">
            <text:p>36,588</text:p>
          </table:table-cell>
          <table:table-cell table:style-name="ce24" office:value-type="float" office:value="39877" calcext:value-type="float">
            <text:p>39,877</text:p>
          </table:table-cell>
          <table:table-cell table:style-name="ce24" office:value-type="float" office:value="30786" calcext:value-type="float">
            <text:p>30,786</text:p>
          </table:table-cell>
          <table:table-cell table:style-name="ce24" office:value-type="float" office:value="29735" calcext:value-type="float">
            <text:p>29,735</text:p>
          </table:table-cell>
          <table:table-cell table:style-name="ce24" office:value-type="float" office:value="30858" calcext:value-type="float">
            <text:p>30,858</text:p>
          </table:table-cell>
          <table:table-cell table:style-name="ce24" office:value-type="float" office:value="30607" calcext:value-type="float">
            <text:p>30,607</text:p>
          </table:table-cell>
          <table:table-cell table:style-name="ce24" office:value-type="float" office:value="28930" calcext:value-type="float">
            <text:p>28,930</text:p>
          </table:table-cell>
          <table:table-cell table:style-name="ce24" office:value-type="float" office:value="27607" calcext:value-type="float">
            <text:p>27,607</text:p>
          </table:table-cell>
          <table:table-cell table:style-name="ce24" office:value-type="float" office:value="28704" calcext:value-type="float">
            <text:p>28,704</text:p>
          </table:table-cell>
          <table:table-cell table:style-name="ce24" office:value-type="float" office:value="28811" calcext:value-type="float">
            <text:p>28,811</text:p>
          </table:table-cell>
          <table:table-cell table:style-name="ce24" office:value-type="float" office:value="28572" calcext:value-type="float">
            <text:p>28,572</text:p>
          </table:table-cell>
          <table:table-cell table:style-name="ce24" office:value-type="float" office:value="28388" calcext:value-type="float">
            <text:p>28,388</text:p>
          </table:table-cell>
          <table:table-cell table:style-name="ce24" office:value-type="float" office:value="28176" calcext:value-type="float">
            <text:p>28,176</text:p>
          </table:table-cell>
          <table:table-cell table:style-name="ce24" office:value-type="float" office:value="27829" calcext:value-type="float">
            <text:p>27,829</text:p>
          </table:table-cell>
          <table:table-cell table:style-name="ce24" office:value-type="float" office:value="27163" calcext:value-type="float">
            <text:p>27,163</text:p>
          </table:table-cell>
          <table:table-cell table:style-name="ce24" office:value-type="float" office:value="26911" calcext:value-type="float">
            <text:p>26,911</text:p>
          </table:table-cell>
          <table:table-cell table:style-name="ce24" office:value-type="float" office:value="27880" calcext:value-type="float">
            <text:p>27,880</text:p>
          </table:table-cell>
          <table:table-cell table:style-name="ce24" office:value-type="float" office:value="27628" calcext:value-type="float">
            <text:p>27,628</text:p>
          </table:table-cell>
          <table:table-cell table:style-name="ce24" office:value-type="float" office:value="27361" calcext:value-type="float">
            <text:p>27,361</text:p>
          </table:table-cell>
          <table:table-cell table:style-name="ce24" office:value-type="float" office:value="26751" calcext:value-type="float">
            <text:p>26,751</text:p>
          </table:table-cell>
          <table:table-cell table:style-name="ce24" office:value-type="float" office:value="25802" calcext:value-type="float">
            <text:p>25,802</text:p>
          </table:table-cell>
          <table:table-cell table:style-name="ce24" office:value-type="float" office:value="25649" calcext:value-type="float">
            <text:p>25,649</text:p>
          </table:table-cell>
          <table:table-cell table:style-name="ce24" office:value-type="float" office:value="25825" calcext:value-type="float">
            <text:p>25,825</text:p>
          </table:table-cell>
          <table:table-cell table:style-name="ce24" office:value-type="float" office:value="24803" calcext:value-type="float">
            <text:p>24,803</text:p>
          </table:table-cell>
          <table:table-cell table:style-name="ce24" office:value-type="float" office:value="24328" calcext:value-type="float">
            <text:p>24,328</text:p>
          </table:table-cell>
          <table:table-cell table:style-name="ce24" office:value-type="float" office:value="23515" calcext:value-type="float">
            <text:p>23,515</text:p>
          </table:table-cell>
          <table:table-cell table:style-name="ce24" office:value-type="float" office:value="24235" calcext:value-type="float">
            <text:p>24,235</text:p>
          </table:table-cell>
          <table:table-cell table:style-name="ce24" office:value-type="float" office:value="24283" calcext:value-type="float">
            <text:p>24,283</text:p>
          </table:table-cell>
          <table:table-cell table:style-name="ce24" office:value-type="float" office:value="24777" calcext:value-type="float">
            <text:p>24,777</text:p>
          </table:table-cell>
          <table:table-cell table:style-name="ce24" office:value-type="float" office:value="17035" calcext:value-type="float">
            <text:p>17,035</text:p>
          </table:table-cell>
          <table:table-cell table:style-name="ce24" office:value-type="float" office:value="15741" calcext:value-type="float">
            <text:p>15,741</text:p>
          </table:table-cell>
          <table:table-cell table:style-name="ce24" office:value-type="float" office:value="15934" calcext:value-type="float">
            <text:p>15,934</text:p>
          </table:table-cell>
          <table:table-cell table:style-name="ce24" office:value-type="float" office:value="16527" calcext:value-type="float">
            <text:p>16,527</text:p>
          </table:table-cell>
          <table:table-cell table:style-name="ce24" office:value-type="float" office:value="16630" calcext:value-type="float">
            <text:p>16,630</text:p>
          </table:table-cell>
          <table:table-cell table:style-name="ce24" office:value-type="float" office:value="15686" calcext:value-type="float">
            <text:p>15,686</text:p>
          </table:table-cell>
          <table:table-cell table:style-name="ce24" office:value-type="float" office:value="14196" calcext:value-type="float">
            <text:p>14,196</text:p>
          </table:table-cell>
          <table:table-cell table:style-name="ce24" office:value-type="float" office:value="12883" calcext:value-type="float">
            <text:p>12,883</text:p>
          </table:table-cell>
          <table:table-cell table:style-name="ce24" office:value-type="float" office:value="11750" calcext:value-type="float">
            <text:p>11,750</text:p>
          </table:table-cell>
          <table:table-cell table:style-name="ce24" office:value-type="float" office:value="10842" calcext:value-type="float">
            <text:p>10,842</text:p>
          </table:table-cell>
          <table:table-cell table:style-name="ce24" office:value-type="float" office:value="9692" calcext:value-type="float">
            <text:p>9,692</text:p>
          </table:table-cell>
          <table:table-cell table:style-name="ce24" office:value-type="float" office:value="8224" calcext:value-type="float">
            <text:p>8,224</text:p>
          </table:table-cell>
          <table:table-cell table:style-name="ce24" office:value-type="float" office:value="6689" calcext:value-type="float">
            <text:p>6,689</text:p>
          </table:table-cell>
          <table:table-cell table:style-name="ce24" office:value-type="float" office:value="5877" calcext:value-type="float">
            <text:p>5,877</text:p>
          </table:table-cell>
          <table:table-cell table:style-name="ce24" office:value-type="float" office:value="19147" calcext:value-type="float">
            <text:p>19,147</text:p>
          </table:table-cell>
          <table:table-cell table:style-name="ce29"/>
          <table:table-cell table:style-name="ce29" office:value-type="float" office:value="1995" calcext:value-type="float">
            <text:p>1995</text:p>
          </table:table-cell>
          <table:table-cell table:style-name="ce29"/>
          <table:table-cell table:number-columns-repeated="929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style-name="ce24" office:value-type="float" office:value="28495" calcext:value-type="float">
            <text:p>28,495</text:p>
          </table:table-cell>
          <table:table-cell table:style-name="ce24" office:value-type="float" office:value="29250" calcext:value-type="float">
            <text:p>29,250</text:p>
          </table:table-cell>
          <table:table-cell table:style-name="ce24" office:value-type="float" office:value="30389" calcext:value-type="float">
            <text:p>30,389</text:p>
          </table:table-cell>
          <table:table-cell table:style-name="ce24" office:value-type="float" office:value="31181" calcext:value-type="float">
            <text:p>31,181</text:p>
          </table:table-cell>
          <table:table-cell table:style-name="ce24" office:value-type="float" office:value="32257" calcext:value-type="float">
            <text:p>32,257</text:p>
          </table:table-cell>
          <table:table-cell table:style-name="ce24" office:value-type="float" office:value="32046" calcext:value-type="float">
            <text:p>32,046</text:p>
          </table:table-cell>
          <table:table-cell table:style-name="ce24" office:value-type="float" office:value="30963" calcext:value-type="float">
            <text:p>30,963</text:p>
          </table:table-cell>
          <table:table-cell table:style-name="ce24" office:value-type="float" office:value="31045" calcext:value-type="float">
            <text:p>31,045</text:p>
          </table:table-cell>
          <table:table-cell table:style-name="ce24" office:value-type="float" office:value="31950" calcext:value-type="float">
            <text:p>31,950</text:p>
          </table:table-cell>
          <table:table-cell table:style-name="ce24" office:value-type="float" office:value="31862" calcext:value-type="float">
            <text:p>31,862</text:p>
          </table:table-cell>
          <table:table-cell table:style-name="ce24" office:value-type="float" office:value="32067" calcext:value-type="float">
            <text:p>32,067</text:p>
          </table:table-cell>
          <table:table-cell table:style-name="ce24" office:value-type="float" office:value="31976" calcext:value-type="float">
            <text:p>31,976</text:p>
          </table:table-cell>
          <table:table-cell table:style-name="ce24" office:value-type="float" office:value="30467" calcext:value-type="float">
            <text:p>30,467</text:p>
          </table:table-cell>
          <table:table-cell table:style-name="ce24" office:value-type="float" office:value="30756" calcext:value-type="float">
            <text:p>30,756</text:p>
          </table:table-cell>
          <table:table-cell table:style-name="ce24" office:value-type="float" office:value="31394" calcext:value-type="float">
            <text:p>31,394</text:p>
          </table:table-cell>
          <table:table-cell table:style-name="ce24" office:value-type="float" office:value="32318" calcext:value-type="float">
            <text:p>32,318</text:p>
          </table:table-cell>
          <table:table-cell table:style-name="ce24" office:value-type="float" office:value="32000" calcext:value-type="float">
            <text:p>32,000</text:p>
          </table:table-cell>
          <table:table-cell table:style-name="ce24" office:value-type="float" office:value="30527" calcext:value-type="float">
            <text:p>30,527</text:p>
          </table:table-cell>
          <table:table-cell table:style-name="ce24" office:value-type="float" office:value="28762" calcext:value-type="float">
            <text:p>28,762</text:p>
          </table:table-cell>
          <table:table-cell table:style-name="ce24" office:value-type="float" office:value="29533" calcext:value-type="float">
            <text:p>29,533</text:p>
          </table:table-cell>
          <table:table-cell table:style-name="ce24" office:value-type="float" office:value="32542" calcext:value-type="float">
            <text:p>32,542</text:p>
          </table:table-cell>
          <table:table-cell table:style-name="ce24" office:value-type="float" office:value="33278" calcext:value-type="float">
            <text:p>33,278</text:p>
          </table:table-cell>
          <table:table-cell table:style-name="ce24" office:value-type="float" office:value="33462" calcext:value-type="float">
            <text:p>33,462</text:p>
          </table:table-cell>
          <table:table-cell table:style-name="ce24" office:value-type="float" office:value="34857" calcext:value-type="float">
            <text:p>34,857</text:p>
          </table:table-cell>
          <table:table-cell table:style-name="ce24" office:value-type="float" office:value="36848" calcext:value-type="float">
            <text:p>36,848</text:p>
          </table:table-cell>
          <table:table-cell table:style-name="ce24" office:value-type="float" office:value="38611" calcext:value-type="float">
            <text:p>38,611</text:p>
          </table:table-cell>
          <table:table-cell table:style-name="ce24" office:value-type="float" office:value="38265" calcext:value-type="float">
            <text:p>38,265</text:p>
          </table:table-cell>
          <table:table-cell table:style-name="ce24" office:value-type="float" office:value="39525" calcext:value-type="float">
            <text:p>39,525</text:p>
          </table:table-cell>
          <table:table-cell table:style-name="ce24" office:value-type="float" office:value="40694" calcext:value-type="float">
            <text:p>40,694</text:p>
          </table:table-cell>
          <table:table-cell table:style-name="ce24" office:value-type="float" office:value="41053" calcext:value-type="float">
            <text:p>41,053</text:p>
          </table:table-cell>
          <table:table-cell table:style-name="ce24" office:value-type="float" office:value="40857" calcext:value-type="float">
            <text:p>40,857</text:p>
          </table:table-cell>
          <table:table-cell table:style-name="ce24" office:value-type="float" office:value="42220" calcext:value-type="float">
            <text:p>42,220</text:p>
          </table:table-cell>
          <table:table-cell table:style-name="ce24" office:value-type="float" office:value="42377" calcext:value-type="float">
            <text:p>42,377</text:p>
          </table:table-cell>
          <table:table-cell table:style-name="ce24" office:value-type="float" office:value="41850" calcext:value-type="float">
            <text:p>41,850</text:p>
          </table:table-cell>
          <table:table-cell table:style-name="ce24" office:value-type="float" office:value="40809" calcext:value-type="float">
            <text:p>40,809</text:p>
          </table:table-cell>
          <table:table-cell table:style-name="ce24" office:value-type="float" office:value="40763" calcext:value-type="float">
            <text:p>40,763</text:p>
          </table:table-cell>
          <table:table-cell table:style-name="ce24" office:value-type="float" office:value="39590" calcext:value-type="float">
            <text:p>39,590</text:p>
          </table:table-cell>
          <table:table-cell table:style-name="ce24" office:value-type="float" office:value="39097" calcext:value-type="float">
            <text:p>39,097</text:p>
          </table:table-cell>
          <table:table-cell table:style-name="ce24" office:value-type="float" office:value="38351" calcext:value-type="float">
            <text:p>38,351</text:p>
          </table:table-cell>
          <table:table-cell table:style-name="ce24" office:value-type="float" office:value="37192" calcext:value-type="float">
            <text:p>37,192</text:p>
          </table:table-cell>
          <table:table-cell table:style-name="ce24" office:value-type="float" office:value="36029" calcext:value-type="float">
            <text:p>36,029</text:p>
          </table:table-cell>
          <table:table-cell table:style-name="ce24" office:value-type="float" office:value="34745" calcext:value-type="float">
            <text:p>34,745</text:p>
          </table:table-cell>
          <table:table-cell table:style-name="ce24" office:value-type="float" office:value="34480" calcext:value-type="float">
            <text:p>34,480</text:p>
          </table:table-cell>
          <table:table-cell table:style-name="ce24" office:value-type="float" office:value="33690" calcext:value-type="float">
            <text:p>33,690</text:p>
          </table:table-cell>
          <table:table-cell table:style-name="ce24" office:value-type="float" office:value="32709" calcext:value-type="float">
            <text:p>32,709</text:p>
          </table:table-cell>
          <table:table-cell table:style-name="ce24" office:value-type="float" office:value="33557" calcext:value-type="float">
            <text:p>33,557</text:p>
          </table:table-cell>
          <table:table-cell table:style-name="ce24" office:value-type="float" office:value="33859" calcext:value-type="float">
            <text:p>33,859</text:p>
          </table:table-cell>
          <table:table-cell table:style-name="ce24" office:value-type="float" office:value="35056" calcext:value-type="float">
            <text:p>35,056</text:p>
          </table:table-cell>
          <table:table-cell table:style-name="ce24" office:value-type="float" office:value="36498" calcext:value-type="float">
            <text:p>36,498</text:p>
          </table:table-cell>
          <table:table-cell table:style-name="ce24" office:value-type="float" office:value="39737" calcext:value-type="float">
            <text:p>39,737</text:p>
          </table:table-cell>
          <table:table-cell table:style-name="ce24" office:value-type="float" office:value="30715" calcext:value-type="float">
            <text:p>30,715</text:p>
          </table:table-cell>
          <table:table-cell table:style-name="ce24" office:value-type="float" office:value="29670" calcext:value-type="float">
            <text:p>29,670</text:p>
          </table:table-cell>
          <table:table-cell table:style-name="ce24" office:value-type="float" office:value="30767" calcext:value-type="float">
            <text:p>30,767</text:p>
          </table:table-cell>
          <table:table-cell table:style-name="ce24" office:value-type="float" office:value="30505" calcext:value-type="float">
            <text:p>30,505</text:p>
          </table:table-cell>
          <table:table-cell table:style-name="ce24" office:value-type="float" office:value="28759" calcext:value-type="float">
            <text:p>28,759</text:p>
          </table:table-cell>
          <table:table-cell table:style-name="ce24" office:value-type="float" office:value="27541" calcext:value-type="float">
            <text:p>27,541</text:p>
          </table:table-cell>
          <table:table-cell table:style-name="ce24" office:value-type="float" office:value="28579" calcext:value-type="float">
            <text:p>28,579</text:p>
          </table:table-cell>
          <table:table-cell table:style-name="ce24" office:value-type="float" office:value="28649" calcext:value-type="float">
            <text:p>28,649</text:p>
          </table:table-cell>
          <table:table-cell table:style-name="ce24" office:value-type="float" office:value="28382" calcext:value-type="float">
            <text:p>28,382</text:p>
          </table:table-cell>
          <table:table-cell table:style-name="ce24" office:value-type="float" office:value="28176" calcext:value-type="float">
            <text:p>28,176</text:p>
          </table:table-cell>
          <table:table-cell table:style-name="ce24" office:value-type="float" office:value="27966" calcext:value-type="float">
            <text:p>27,966</text:p>
          </table:table-cell>
          <table:table-cell table:style-name="ce24" office:value-type="float" office:value="27619" calcext:value-type="float">
            <text:p>27,619</text:p>
          </table:table-cell>
          <table:table-cell table:style-name="ce24" office:value-type="float" office:value="26933" calcext:value-type="float">
            <text:p>26,933</text:p>
          </table:table-cell>
          <table:table-cell table:style-name="ce24" office:value-type="float" office:value="26640" calcext:value-type="float">
            <text:p>26,640</text:p>
          </table:table-cell>
          <table:table-cell table:style-name="ce24" office:value-type="float" office:value="27567" calcext:value-type="float">
            <text:p>27,567</text:p>
          </table:table-cell>
          <table:table-cell table:style-name="ce24" office:value-type="float" office:value="27225" calcext:value-type="float">
            <text:p>27,225</text:p>
          </table:table-cell>
          <table:table-cell table:style-name="ce24" office:value-type="float" office:value="26931" calcext:value-type="float">
            <text:p>26,931</text:p>
          </table:table-cell>
          <table:table-cell table:style-name="ce24" office:value-type="float" office:value="26278" calcext:value-type="float">
            <text:p>26,278</text:p>
          </table:table-cell>
          <table:table-cell table:style-name="ce24" office:value-type="float" office:value="25217" calcext:value-type="float">
            <text:p>25,217</text:p>
          </table:table-cell>
          <table:table-cell table:style-name="ce24" office:value-type="float" office:value="25101" calcext:value-type="float">
            <text:p>25,101</text:p>
          </table:table-cell>
          <table:table-cell table:style-name="ce24" office:value-type="float" office:value="25227" calcext:value-type="float">
            <text:p>25,227</text:p>
          </table:table-cell>
          <table:table-cell table:style-name="ce24" office:value-type="float" office:value="24080" calcext:value-type="float">
            <text:p>24,080</text:p>
          </table:table-cell>
          <table:table-cell table:style-name="ce24" office:value-type="float" office:value="23714" calcext:value-type="float">
            <text:p>23,714</text:p>
          </table:table-cell>
          <table:table-cell table:style-name="ce24" office:value-type="float" office:value="22791" calcext:value-type="float">
            <text:p>22,791</text:p>
          </table:table-cell>
          <table:table-cell table:style-name="ce24" office:value-type="float" office:value="23390" calcext:value-type="float">
            <text:p>23,390</text:p>
          </table:table-cell>
          <table:table-cell table:style-name="ce24" office:value-type="float" office:value="23332" calcext:value-type="float">
            <text:p>23,332</text:p>
          </table:table-cell>
          <table:table-cell table:style-name="ce24" office:value-type="float" office:value="23762" calcext:value-type="float">
            <text:p>23,762</text:p>
          </table:table-cell>
          <table:table-cell table:style-name="ce24" office:value-type="float" office:value="16275" calcext:value-type="float">
            <text:p>16,275</text:p>
          </table:table-cell>
          <table:table-cell table:style-name="ce24" office:value-type="float" office:value="14896" calcext:value-type="float">
            <text:p>14,896</text:p>
          </table:table-cell>
          <table:table-cell table:style-name="ce24" office:value-type="float" office:value="15009" calcext:value-type="float">
            <text:p>15,009</text:p>
          </table:table-cell>
          <table:table-cell table:style-name="ce24" office:value-type="float" office:value="15507" calcext:value-type="float">
            <text:p>15,507</text:p>
          </table:table-cell>
          <table:table-cell table:style-name="ce24" office:value-type="float" office:value="15487" calcext:value-type="float">
            <text:p>15,487</text:p>
          </table:table-cell>
          <table:table-cell table:style-name="ce24" office:value-type="float" office:value="14528" calcext:value-type="float">
            <text:p>14,528</text:p>
          </table:table-cell>
          <table:table-cell table:style-name="ce24" office:value-type="float" office:value="13022" calcext:value-type="float">
            <text:p>13,022</text:p>
          </table:table-cell>
          <table:table-cell table:style-name="ce24" office:value-type="float" office:value="11690" calcext:value-type="float">
            <text:p>11,690</text:p>
          </table:table-cell>
          <table:table-cell table:style-name="ce24" office:value-type="float" office:value="10573" calcext:value-type="float">
            <text:p>10,573</text:p>
          </table:table-cell>
          <table:table-cell table:style-name="ce24" office:value-type="float" office:value="9660" calcext:value-type="float">
            <text:p>9,660</text:p>
          </table:table-cell>
          <table:table-cell table:style-name="ce24" office:value-type="float" office:value="8576" calcext:value-type="float">
            <text:p>8,576</text:p>
          </table:table-cell>
          <table:table-cell table:style-name="ce24" office:value-type="float" office:value="7136" calcext:value-type="float">
            <text:p>7,136</text:p>
          </table:table-cell>
          <table:table-cell table:style-name="ce24" office:value-type="float" office:value="5725" calcext:value-type="float">
            <text:p>5,725</text:p>
          </table:table-cell>
          <table:table-cell table:style-name="ce24" office:value-type="float" office:value="19731" calcext:value-type="float">
            <text:p>19,731</text:p>
          </table:table-cell>
          <table:table-cell table:style-name="ce29"/>
          <table:table-cell table:style-name="ce29" office:value-type="float" office:value="1996" calcext:value-type="float">
            <text:p>1996</text:p>
          </table:table-cell>
          <table:table-cell table:style-name="ce29"/>
          <table:table-cell table:number-columns-repeated="929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style-name="ce24" office:value-type="float" office:value="28992" calcext:value-type="float">
            <text:p>28,992</text:p>
          </table:table-cell>
          <table:table-cell table:style-name="ce24" office:value-type="float" office:value="28431" calcext:value-type="float">
            <text:p>28,431</text:p>
          </table:table-cell>
          <table:table-cell table:style-name="ce24" office:value-type="float" office:value="29097" calcext:value-type="float">
            <text:p>29,097</text:p>
          </table:table-cell>
          <table:table-cell table:style-name="ce24" office:value-type="float" office:value="30282" calcext:value-type="float">
            <text:p>30,282</text:p>
          </table:table-cell>
          <table:table-cell table:style-name="ce24" office:value-type="float" office:value="31005" calcext:value-type="float">
            <text:p>31,005</text:p>
          </table:table-cell>
          <table:table-cell table:style-name="ce24" office:value-type="float" office:value="32115" calcext:value-type="float">
            <text:p>32,115</text:p>
          </table:table-cell>
          <table:table-cell table:style-name="ce24" office:value-type="float" office:value="31941" calcext:value-type="float">
            <text:p>31,941</text:p>
          </table:table-cell>
          <table:table-cell table:style-name="ce24" office:value-type="float" office:value="30952" calcext:value-type="float">
            <text:p>30,952</text:p>
          </table:table-cell>
          <table:table-cell table:style-name="ce24" office:value-type="float" office:value="30962" calcext:value-type="float">
            <text:p>30,962</text:p>
          </table:table-cell>
          <table:table-cell table:style-name="ce24" office:value-type="float" office:value="31898" calcext:value-type="float">
            <text:p>31,898</text:p>
          </table:table-cell>
          <table:table-cell table:style-name="ce24" office:value-type="float" office:value="31833" calcext:value-type="float">
            <text:p>31,833</text:p>
          </table:table-cell>
          <table:table-cell table:style-name="ce24" office:value-type="float" office:value="32021" calcext:value-type="float">
            <text:p>32,021</text:p>
          </table:table-cell>
          <table:table-cell table:style-name="ce24" office:value-type="float" office:value="31988" calcext:value-type="float">
            <text:p>31,988</text:p>
          </table:table-cell>
          <table:table-cell table:style-name="ce24" office:value-type="float" office:value="30406" calcext:value-type="float">
            <text:p>30,406</text:p>
          </table:table-cell>
          <table:table-cell table:style-name="ce24" office:value-type="float" office:value="30643" calcext:value-type="float">
            <text:p>30,643</text:p>
          </table:table-cell>
          <table:table-cell table:style-name="ce24" office:value-type="float" office:value="31265" calcext:value-type="float">
            <text:p>31,265</text:p>
          </table:table-cell>
          <table:table-cell table:style-name="ce24" office:value-type="float" office:value="32181" calcext:value-type="float">
            <text:p>32,181</text:p>
          </table:table-cell>
          <table:table-cell table:style-name="ce24" office:value-type="float" office:value="31930" calcext:value-type="float">
            <text:p>31,930</text:p>
          </table:table-cell>
          <table:table-cell table:style-name="ce24" office:value-type="float" office:value="30346" calcext:value-type="float">
            <text:p>30,346</text:p>
          </table:table-cell>
          <table:table-cell table:style-name="ce24" office:value-type="float" office:value="30077" calcext:value-type="float">
            <text:p>30,077</text:p>
          </table:table-cell>
          <table:table-cell table:style-name="ce24" office:value-type="float" office:value="29947" calcext:value-type="float">
            <text:p>29,947</text:p>
          </table:table-cell>
          <table:table-cell table:style-name="ce24" office:value-type="float" office:value="32290" calcext:value-type="float">
            <text:p>32,290</text:p>
          </table:table-cell>
          <table:table-cell table:style-name="ce24" office:value-type="float" office:value="32947" calcext:value-type="float">
            <text:p>32,947</text:p>
          </table:table-cell>
          <table:table-cell table:style-name="ce24" office:value-type="float" office:value="32498" calcext:value-type="float">
            <text:p>32,498</text:p>
          </table:table-cell>
          <table:table-cell table:style-name="ce24" office:value-type="float" office:value="34246" calcext:value-type="float">
            <text:p>34,246</text:p>
          </table:table-cell>
          <table:table-cell table:style-name="ce24" office:value-type="float" office:value="36520" calcext:value-type="float">
            <text:p>36,520</text:p>
          </table:table-cell>
          <table:table-cell table:style-name="ce24" office:value-type="float" office:value="38253" calcext:value-type="float">
            <text:p>38,253</text:p>
          </table:table-cell>
          <table:table-cell table:style-name="ce24" office:value-type="float" office:value="38064" calcext:value-type="float">
            <text:p>38,064</text:p>
          </table:table-cell>
          <table:table-cell table:style-name="ce24" office:value-type="float" office:value="39359" calcext:value-type="float">
            <text:p>39,359</text:p>
          </table:table-cell>
          <table:table-cell table:style-name="ce24" office:value-type="float" office:value="40664" calcext:value-type="float">
            <text:p>40,664</text:p>
          </table:table-cell>
          <table:table-cell table:style-name="ce24" office:value-type="float" office:value="40976" calcext:value-type="float">
            <text:p>40,976</text:p>
          </table:table-cell>
          <table:table-cell table:style-name="ce24" office:value-type="float" office:value="40792" calcext:value-type="float">
            <text:p>40,792</text:p>
          </table:table-cell>
          <table:table-cell table:style-name="ce24" office:value-type="float" office:value="42129" calcext:value-type="float">
            <text:p>42,129</text:p>
          </table:table-cell>
          <table:table-cell table:style-name="ce24" office:value-type="float" office:value="42308" calcext:value-type="float">
            <text:p>42,308</text:p>
          </table:table-cell>
          <table:table-cell table:style-name="ce24" office:value-type="float" office:value="41865" calcext:value-type="float">
            <text:p>41,865</text:p>
          </table:table-cell>
          <table:table-cell table:style-name="ce24" office:value-type="float" office:value="40781" calcext:value-type="float">
            <text:p>40,781</text:p>
          </table:table-cell>
          <table:table-cell table:style-name="ce24" office:value-type="float" office:value="40719" calcext:value-type="float">
            <text:p>40,719</text:p>
          </table:table-cell>
          <table:table-cell table:style-name="ce24" office:value-type="float" office:value="39490" calcext:value-type="float">
            <text:p>39,490</text:p>
          </table:table-cell>
          <table:table-cell table:style-name="ce24" office:value-type="float" office:value="39076" calcext:value-type="float">
            <text:p>39,076</text:p>
          </table:table-cell>
          <table:table-cell table:style-name="ce24" office:value-type="float" office:value="38298" calcext:value-type="float">
            <text:p>38,298</text:p>
          </table:table-cell>
          <table:table-cell table:style-name="ce24" office:value-type="float" office:value="37158" calcext:value-type="float">
            <text:p>37,158</text:p>
          </table:table-cell>
          <table:table-cell table:style-name="ce24" office:value-type="float" office:value="35961" calcext:value-type="float">
            <text:p>35,961</text:p>
          </table:table-cell>
          <table:table-cell table:style-name="ce24" office:value-type="float" office:value="34668" calcext:value-type="float">
            <text:p>34,668</text:p>
          </table:table-cell>
          <table:table-cell table:style-name="ce24" office:value-type="float" office:value="34423" calcext:value-type="float">
            <text:p>34,423</text:p>
          </table:table-cell>
          <table:table-cell table:style-name="ce24" office:value-type="float" office:value="33637" calcext:value-type="float">
            <text:p>33,637</text:p>
          </table:table-cell>
          <table:table-cell table:style-name="ce24" office:value-type="float" office:value="32674" calcext:value-type="float">
            <text:p>32,674</text:p>
          </table:table-cell>
          <table:table-cell table:style-name="ce24" office:value-type="float" office:value="33515" calcext:value-type="float">
            <text:p>33,515</text:p>
          </table:table-cell>
          <table:table-cell table:style-name="ce24" office:value-type="float" office:value="33812" calcext:value-type="float">
            <text:p>33,812</text:p>
          </table:table-cell>
          <table:table-cell table:style-name="ce24" office:value-type="float" office:value="34968" calcext:value-type="float">
            <text:p>34,968</text:p>
          </table:table-cell>
          <table:table-cell table:style-name="ce24" office:value-type="float" office:value="36384" calcext:value-type="float">
            <text:p>36,384</text:p>
          </table:table-cell>
          <table:table-cell table:style-name="ce24" office:value-type="float" office:value="39617" calcext:value-type="float">
            <text:p>39,617</text:p>
          </table:table-cell>
          <table:table-cell table:style-name="ce24" office:value-type="float" office:value="30617" calcext:value-type="float">
            <text:p>30,617</text:p>
          </table:table-cell>
          <table:table-cell table:style-name="ce24" office:value-type="float" office:value="29616" calcext:value-type="float">
            <text:p>29,616</text:p>
          </table:table-cell>
          <table:table-cell table:style-name="ce24" office:value-type="float" office:value="30667" calcext:value-type="float">
            <text:p>30,667</text:p>
          </table:table-cell>
          <table:table-cell table:style-name="ce24" office:value-type="float" office:value="30401" calcext:value-type="float">
            <text:p>30,401</text:p>
          </table:table-cell>
          <table:table-cell table:style-name="ce24" office:value-type="float" office:value="28619" calcext:value-type="float">
            <text:p>28,619</text:p>
          </table:table-cell>
          <table:table-cell table:style-name="ce24" office:value-type="float" office:value="27411" calcext:value-type="float">
            <text:p>27,411</text:p>
          </table:table-cell>
          <table:table-cell table:style-name="ce24" office:value-type="float" office:value="28426" calcext:value-type="float">
            <text:p>28,426</text:p>
          </table:table-cell>
          <table:table-cell table:style-name="ce24" office:value-type="float" office:value="28456" calcext:value-type="float">
            <text:p>28,456</text:p>
          </table:table-cell>
          <table:table-cell table:style-name="ce24" office:value-type="float" office:value="28237" calcext:value-type="float">
            <text:p>28,237</text:p>
          </table:table-cell>
          <table:table-cell table:style-name="ce24" office:value-type="float" office:value="27983" calcext:value-type="float">
            <text:p>27,983</text:p>
          </table:table-cell>
          <table:table-cell table:style-name="ce24" office:value-type="float" office:value="27713" calcext:value-type="float">
            <text:p>27,713</text:p>
          </table:table-cell>
          <table:table-cell table:style-name="ce24" office:value-type="float" office:value="27400" calcext:value-type="float">
            <text:p>27,400</text:p>
          </table:table-cell>
          <table:table-cell table:style-name="ce24" office:value-type="float" office:value="26645" calcext:value-type="float">
            <text:p>26,645</text:p>
          </table:table-cell>
          <table:table-cell table:style-name="ce24" office:value-type="float" office:value="26330" calcext:value-type="float">
            <text:p>26,330</text:p>
          </table:table-cell>
          <table:table-cell table:style-name="ce24" office:value-type="float" office:value="27203" calcext:value-type="float">
            <text:p>27,203</text:p>
          </table:table-cell>
          <table:table-cell table:style-name="ce24" office:value-type="float" office:value="26822" calcext:value-type="float">
            <text:p>26,822</text:p>
          </table:table-cell>
          <table:table-cell table:style-name="ce24" office:value-type="float" office:value="26478" calcext:value-type="float">
            <text:p>26,478</text:p>
          </table:table-cell>
          <table:table-cell table:style-name="ce24" office:value-type="float" office:value="25821" calcext:value-type="float">
            <text:p>25,821</text:p>
          </table:table-cell>
          <table:table-cell table:style-name="ce24" office:value-type="float" office:value="24645" calcext:value-type="float">
            <text:p>24,645</text:p>
          </table:table-cell>
          <table:table-cell table:style-name="ce24" office:value-type="float" office:value="24502" calcext:value-type="float">
            <text:p>24,502</text:p>
          </table:table-cell>
          <table:table-cell table:style-name="ce24" office:value-type="float" office:value="24604" calcext:value-type="float">
            <text:p>24,604</text:p>
          </table:table-cell>
          <table:table-cell table:style-name="ce24" office:value-type="float" office:value="23394" calcext:value-type="float">
            <text:p>23,394</text:p>
          </table:table-cell>
          <table:table-cell table:style-name="ce24" office:value-type="float" office:value="23042" calcext:value-type="float">
            <text:p>23,042</text:p>
          </table:table-cell>
          <table:table-cell table:style-name="ce24" office:value-type="float" office:value="22034" calcext:value-type="float">
            <text:p>22,034</text:p>
          </table:table-cell>
          <table:table-cell table:style-name="ce24" office:value-type="float" office:value="22491" calcext:value-type="float">
            <text:p>22,491</text:p>
          </table:table-cell>
          <table:table-cell table:style-name="ce24" office:value-type="float" office:value="22377" calcext:value-type="float">
            <text:p>22,377</text:p>
          </table:table-cell>
          <table:table-cell table:style-name="ce24" office:value-type="float" office:value="22768" calcext:value-type="float">
            <text:p>22,768</text:p>
          </table:table-cell>
          <table:table-cell table:style-name="ce24" office:value-type="float" office:value="15474" calcext:value-type="float">
            <text:p>15,474</text:p>
          </table:table-cell>
          <table:table-cell table:style-name="ce24" office:value-type="float" office:value="14061" calcext:value-type="float">
            <text:p>14,061</text:p>
          </table:table-cell>
          <table:table-cell table:style-name="ce24" office:value-type="float" office:value="14049" calcext:value-type="float">
            <text:p>14,049</text:p>
          </table:table-cell>
          <table:table-cell table:style-name="ce24" office:value-type="float" office:value="14465" calcext:value-type="float">
            <text:p>14,465</text:p>
          </table:table-cell>
          <table:table-cell table:style-name="ce24" office:value-type="float" office:value="14354" calcext:value-type="float">
            <text:p>14,354</text:p>
          </table:table-cell>
          <table:table-cell table:style-name="ce24" office:value-type="float" office:value="13349" calcext:value-type="float">
            <text:p>13,349</text:p>
          </table:table-cell>
          <table:table-cell table:style-name="ce24" office:value-type="float" office:value="11868" calcext:value-type="float">
            <text:p>11,868</text:p>
          </table:table-cell>
          <table:table-cell table:style-name="ce24" office:value-type="float" office:value="10560" calcext:value-type="float">
            <text:p>10,560</text:p>
          </table:table-cell>
          <table:table-cell table:style-name="ce24" office:value-type="float" office:value="9410" calcext:value-type="float">
            <text:p>9,410</text:p>
          </table:table-cell>
          <table:table-cell table:style-name="ce24" office:value-type="float" office:value="8534" calcext:value-type="float">
            <text:p>8,534</text:p>
          </table:table-cell>
          <table:table-cell table:style-name="ce24" office:value-type="float" office:value="7453" calcext:value-type="float">
            <text:p>7,453</text:p>
          </table:table-cell>
          <table:table-cell table:style-name="ce24" office:value-type="float" office:value="6165" calcext:value-type="float">
            <text:p>6,165</text:p>
          </table:table-cell>
          <table:table-cell table:style-name="ce24" office:value-type="float" office:value="20170" calcext:value-type="float">
            <text:p>20,170</text:p>
          </table:table-cell>
          <table:table-cell table:style-name="ce29"/>
          <table:table-cell table:style-name="ce29" office:value-type="float" office:value="1997" calcext:value-type="float">
            <text:p>1997</text:p>
          </table:table-cell>
          <table:table-cell table:style-name="ce29"/>
          <table:table-cell table:number-columns-repeated="929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style-name="ce24" office:value-type="float" office:value="28040" calcext:value-type="float">
            <text:p>28,040</text:p>
          </table:table-cell>
          <table:table-cell table:style-name="ce24" office:value-type="float" office:value="28849" calcext:value-type="float">
            <text:p>28,849</text:p>
          </table:table-cell>
          <table:table-cell table:style-name="ce24" office:value-type="float" office:value="28447" calcext:value-type="float">
            <text:p>28,447</text:p>
          </table:table-cell>
          <table:table-cell table:style-name="ce24" office:value-type="float" office:value="28977" calcext:value-type="float">
            <text:p>28,977</text:p>
          </table:table-cell>
          <table:table-cell table:style-name="ce24" office:value-type="float" office:value="30160" calcext:value-type="float">
            <text:p>30,160</text:p>
          </table:table-cell>
          <table:table-cell table:style-name="ce24" office:value-type="float" office:value="30868" calcext:value-type="float">
            <text:p>30,868</text:p>
          </table:table-cell>
          <table:table-cell table:style-name="ce24" office:value-type="float" office:value="32086" calcext:value-type="float">
            <text:p>32,086</text:p>
          </table:table-cell>
          <table:table-cell table:style-name="ce24" office:value-type="float" office:value="31897" calcext:value-type="float">
            <text:p>31,897</text:p>
          </table:table-cell>
          <table:table-cell table:style-name="ce24" office:value-type="float" office:value="30931" calcext:value-type="float">
            <text:p>30,931</text:p>
          </table:table-cell>
          <table:table-cell table:style-name="ce24" office:value-type="float" office:value="30916" calcext:value-type="float">
            <text:p>30,916</text:p>
          </table:table-cell>
          <table:table-cell table:style-name="ce24" office:value-type="float" office:value="31840" calcext:value-type="float">
            <text:p>31,840</text:p>
          </table:table-cell>
          <table:table-cell table:style-name="ce24" office:value-type="float" office:value="31782" calcext:value-type="float">
            <text:p>31,782</text:p>
          </table:table-cell>
          <table:table-cell table:style-name="ce24" office:value-type="float" office:value="31988" calcext:value-type="float">
            <text:p>31,988</text:p>
          </table:table-cell>
          <table:table-cell table:style-name="ce24" office:value-type="float" office:value="32027" calcext:value-type="float">
            <text:p>32,027</text:p>
          </table:table-cell>
          <table:table-cell table:style-name="ce24" office:value-type="float" office:value="30402" calcext:value-type="float">
            <text:p>30,402</text:p>
          </table:table-cell>
          <table:table-cell table:style-name="ce24" office:value-type="float" office:value="30561" calcext:value-type="float">
            <text:p>30,561</text:p>
          </table:table-cell>
          <table:table-cell table:style-name="ce24" office:value-type="float" office:value="31104" calcext:value-type="float">
            <text:p>31,104</text:p>
          </table:table-cell>
          <table:table-cell table:style-name="ce24" office:value-type="float" office:value="32045" calcext:value-type="float">
            <text:p>32,045</text:p>
          </table:table-cell>
          <table:table-cell table:style-name="ce24" office:value-type="float" office:value="31619" calcext:value-type="float">
            <text:p>31,619</text:p>
          </table:table-cell>
          <table:table-cell table:style-name="ce24" office:value-type="float" office:value="31745" calcext:value-type="float">
            <text:p>31,745</text:p>
          </table:table-cell>
          <table:table-cell table:style-name="ce24" office:value-type="float" office:value="30592" calcext:value-type="float">
            <text:p>30,592</text:p>
          </table:table-cell>
          <table:table-cell table:style-name="ce24" office:value-type="float" office:value="29911" calcext:value-type="float">
            <text:p>29,911</text:p>
          </table:table-cell>
          <table:table-cell table:style-name="ce24" office:value-type="float" office:value="31801" calcext:value-type="float">
            <text:p>31,801</text:p>
          </table:table-cell>
          <table:table-cell table:style-name="ce24" office:value-type="float" office:value="32005" calcext:value-type="float">
            <text:p>32,005</text:p>
          </table:table-cell>
          <table:table-cell table:style-name="ce24" office:value-type="float" office:value="31753" calcext:value-type="float">
            <text:p>31,753</text:p>
          </table:table-cell>
          <table:table-cell table:style-name="ce24" office:value-type="float" office:value="33791" calcext:value-type="float">
            <text:p>33,791</text:p>
          </table:table-cell>
          <table:table-cell table:style-name="ce24" office:value-type="float" office:value="36231" calcext:value-type="float">
            <text:p>36,231</text:p>
          </table:table-cell>
          <table:table-cell table:style-name="ce24" office:value-type="float" office:value="38034" calcext:value-type="float">
            <text:p>38,034</text:p>
          </table:table-cell>
          <table:table-cell table:style-name="ce24" office:value-type="float" office:value="37949" calcext:value-type="float">
            <text:p>37,949</text:p>
          </table:table-cell>
          <table:table-cell table:style-name="ce24" office:value-type="float" office:value="39240" calcext:value-type="float">
            <text:p>39,240</text:p>
          </table:table-cell>
          <table:table-cell table:style-name="ce24" office:value-type="float" office:value="40582" calcext:value-type="float">
            <text:p>40,582</text:p>
          </table:table-cell>
          <table:table-cell table:style-name="ce24" office:value-type="float" office:value="40931" calcext:value-type="float">
            <text:p>40,931</text:p>
          </table:table-cell>
          <table:table-cell table:style-name="ce24" office:value-type="float" office:value="40816" calcext:value-type="float">
            <text:p>40,816</text:p>
          </table:table-cell>
          <table:table-cell table:style-name="ce24" office:value-type="float" office:value="42126" calcext:value-type="float">
            <text:p>42,126</text:p>
          </table:table-cell>
          <table:table-cell table:style-name="ce24" office:value-type="float" office:value="42272" calcext:value-type="float">
            <text:p>42,272</text:p>
          </table:table-cell>
          <table:table-cell table:style-name="ce24" office:value-type="float" office:value="41873" calcext:value-type="float">
            <text:p>41,873</text:p>
          </table:table-cell>
          <table:table-cell table:style-name="ce24" office:value-type="float" office:value="40830" calcext:value-type="float">
            <text:p>40,830</text:p>
          </table:table-cell>
          <table:table-cell table:style-name="ce24" office:value-type="float" office:value="40661" calcext:value-type="float">
            <text:p>40,661</text:p>
          </table:table-cell>
          <table:table-cell table:style-name="ce24" office:value-type="float" office:value="39475" calcext:value-type="float">
            <text:p>39,475</text:p>
          </table:table-cell>
          <table:table-cell table:style-name="ce24" office:value-type="float" office:value="39037" calcext:value-type="float">
            <text:p>39,037</text:p>
          </table:table-cell>
          <table:table-cell table:style-name="ce24" office:value-type="float" office:value="38325" calcext:value-type="float">
            <text:p>38,325</text:p>
          </table:table-cell>
          <table:table-cell table:style-name="ce24" office:value-type="float" office:value="37138" calcext:value-type="float">
            <text:p>37,138</text:p>
          </table:table-cell>
          <table:table-cell table:style-name="ce24" office:value-type="float" office:value="35966" calcext:value-type="float">
            <text:p>35,966</text:p>
          </table:table-cell>
          <table:table-cell table:style-name="ce24" office:value-type="float" office:value="34647" calcext:value-type="float">
            <text:p>34,647</text:p>
          </table:table-cell>
          <table:table-cell table:style-name="ce24" office:value-type="float" office:value="34420" calcext:value-type="float">
            <text:p>34,420</text:p>
          </table:table-cell>
          <table:table-cell table:style-name="ce24" office:value-type="float" office:value="33607" calcext:value-type="float">
            <text:p>33,607</text:p>
          </table:table-cell>
          <table:table-cell table:style-name="ce24" office:value-type="float" office:value="32625" calcext:value-type="float">
            <text:p>32,625</text:p>
          </table:table-cell>
          <table:table-cell table:style-name="ce24" office:value-type="float" office:value="33468" calcext:value-type="float">
            <text:p>33,468</text:p>
          </table:table-cell>
          <table:table-cell table:style-name="ce24" office:value-type="float" office:value="33800" calcext:value-type="float">
            <text:p>33,800</text:p>
          </table:table-cell>
          <table:table-cell table:style-name="ce24" office:value-type="float" office:value="34888" calcext:value-type="float">
            <text:p>34,888</text:p>
          </table:table-cell>
          <table:table-cell table:style-name="ce24" office:value-type="float" office:value="36274" calcext:value-type="float">
            <text:p>36,274</text:p>
          </table:table-cell>
          <table:table-cell table:style-name="ce24" office:value-type="float" office:value="39523" calcext:value-type="float">
            <text:p>39,523</text:p>
          </table:table-cell>
          <table:table-cell table:style-name="ce24" office:value-type="float" office:value="30546" calcext:value-type="float">
            <text:p>30,546</text:p>
          </table:table-cell>
          <table:table-cell table:style-name="ce24" office:value-type="float" office:value="29594" calcext:value-type="float">
            <text:p>29,594</text:p>
          </table:table-cell>
          <table:table-cell table:style-name="ce24" office:value-type="float" office:value="30604" calcext:value-type="float">
            <text:p>30,604</text:p>
          </table:table-cell>
          <table:table-cell table:style-name="ce24" office:value-type="float" office:value="30300" calcext:value-type="float">
            <text:p>30,300</text:p>
          </table:table-cell>
          <table:table-cell table:style-name="ce24" office:value-type="float" office:value="28500" calcext:value-type="float">
            <text:p>28,500</text:p>
          </table:table-cell>
          <table:table-cell table:style-name="ce24" office:value-type="float" office:value="27296" calcext:value-type="float">
            <text:p>27,296</text:p>
          </table:table-cell>
          <table:table-cell table:style-name="ce24" office:value-type="float" office:value="28329" calcext:value-type="float">
            <text:p>28,329</text:p>
          </table:table-cell>
          <table:table-cell table:style-name="ce24" office:value-type="float" office:value="28310" calcext:value-type="float">
            <text:p>28,310</text:p>
          </table:table-cell>
          <table:table-cell table:style-name="ce24" office:value-type="float" office:value="28044" calcext:value-type="float">
            <text:p>28,044</text:p>
          </table:table-cell>
          <table:table-cell table:style-name="ce24" office:value-type="float" office:value="27751" calcext:value-type="float">
            <text:p>27,751</text:p>
          </table:table-cell>
          <table:table-cell table:style-name="ce24" office:value-type="float" office:value="27533" calcext:value-type="float">
            <text:p>27,533</text:p>
          </table:table-cell>
          <table:table-cell table:style-name="ce24" office:value-type="float" office:value="27155" calcext:value-type="float">
            <text:p>27,155</text:p>
          </table:table-cell>
          <table:table-cell table:style-name="ce24" office:value-type="float" office:value="26410" calcext:value-type="float">
            <text:p>26,410</text:p>
          </table:table-cell>
          <table:table-cell table:style-name="ce24" office:value-type="float" office:value="26004" calcext:value-type="float">
            <text:p>26,004</text:p>
          </table:table-cell>
          <table:table-cell table:style-name="ce24" office:value-type="float" office:value="26845" calcext:value-type="float">
            <text:p>26,845</text:p>
          </table:table-cell>
          <table:table-cell table:style-name="ce24" office:value-type="float" office:value="26413" calcext:value-type="float">
            <text:p>26,413</text:p>
          </table:table-cell>
          <table:table-cell table:style-name="ce24" office:value-type="float" office:value="26074" calcext:value-type="float">
            <text:p>26,074</text:p>
          </table:table-cell>
          <table:table-cell table:style-name="ce24" office:value-type="float" office:value="25315" calcext:value-type="float">
            <text:p>25,315</text:p>
          </table:table-cell>
          <table:table-cell table:style-name="ce24" office:value-type="float" office:value="24038" calcext:value-type="float">
            <text:p>24,038</text:p>
          </table:table-cell>
          <table:table-cell table:style-name="ce24" office:value-type="float" office:value="23845" calcext:value-type="float">
            <text:p>23,845</text:p>
          </table:table-cell>
          <table:table-cell table:style-name="ce24" office:value-type="float" office:value="23988" calcext:value-type="float">
            <text:p>23,988</text:p>
          </table:table-cell>
          <table:table-cell table:style-name="ce24" office:value-type="float" office:value="22743" calcext:value-type="float">
            <text:p>22,743</text:p>
          </table:table-cell>
          <table:table-cell table:style-name="ce24" office:value-type="float" office:value="22328" calcext:value-type="float">
            <text:p>22,328</text:p>
          </table:table-cell>
          <table:table-cell table:style-name="ce24" office:value-type="float" office:value="21206" calcext:value-type="float">
            <text:p>21,206</text:p>
          </table:table-cell>
          <table:table-cell table:style-name="ce24" office:value-type="float" office:value="21573" calcext:value-type="float">
            <text:p>21,573</text:p>
          </table:table-cell>
          <table:table-cell table:style-name="ce24" office:value-type="float" office:value="21422" calcext:value-type="float">
            <text:p>21,422</text:p>
          </table:table-cell>
          <table:table-cell table:style-name="ce24" office:value-type="float" office:value="21650" calcext:value-type="float">
            <text:p>21,650</text:p>
          </table:table-cell>
          <table:table-cell table:style-name="ce24" office:value-type="float" office:value="14649" calcext:value-type="float">
            <text:p>14,649</text:p>
          </table:table-cell>
          <table:table-cell table:style-name="ce24" office:value-type="float" office:value="13257" calcext:value-type="float">
            <text:p>13,257</text:p>
          </table:table-cell>
          <table:table-cell table:style-name="ce24" office:value-type="float" office:value="13132" calcext:value-type="float">
            <text:p>13,132</text:p>
          </table:table-cell>
          <table:table-cell table:style-name="ce24" office:value-type="float" office:value="13453" calcext:value-type="float">
            <text:p>13,453</text:p>
          </table:table-cell>
          <table:table-cell table:style-name="ce24" office:value-type="float" office:value="13265" calcext:value-type="float">
            <text:p>13,265</text:p>
          </table:table-cell>
          <table:table-cell table:style-name="ce24" office:value-type="float" office:value="12221" calcext:value-type="float">
            <text:p>12,221</text:p>
          </table:table-cell>
          <table:table-cell table:style-name="ce24" office:value-type="float" office:value="10770" calcext:value-type="float">
            <text:p>10,770</text:p>
          </table:table-cell>
          <table:table-cell table:style-name="ce24" office:value-type="float" office:value="9444" calcext:value-type="float">
            <text:p>9,444</text:p>
          </table:table-cell>
          <table:table-cell table:style-name="ce24" office:value-type="float" office:value="8330" calcext:value-type="float">
            <text:p>8,330</text:p>
          </table:table-cell>
          <table:table-cell table:style-name="ce24" office:value-type="float" office:value="7479" calcext:value-type="float">
            <text:p>7,479</text:p>
          </table:table-cell>
          <table:table-cell table:style-name="ce24" office:value-type="float" office:value="6502" calcext:value-type="float">
            <text:p>6,502</text:p>
          </table:table-cell>
          <table:table-cell table:style-name="ce24" office:value-type="float" office:value="20886" calcext:value-type="float">
            <text:p>20,886</text:p>
          </table:table-cell>
          <table:table-cell table:style-name="ce29"/>
          <table:table-cell table:style-name="ce29" office:value-type="float" office:value="1998" calcext:value-type="float">
            <text:p>1998</text:p>
          </table:table-cell>
          <table:table-cell table:style-name="ce29"/>
          <table:table-cell table:number-columns-repeated="929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style-name="ce24" office:value-type="float" office:value="27451" calcext:value-type="float">
            <text:p>27,451</text:p>
          </table:table-cell>
          <table:table-cell table:style-name="ce24" office:value-type="float" office:value="27956" calcext:value-type="float">
            <text:p>27,956</text:p>
          </table:table-cell>
          <table:table-cell table:style-name="ce24" office:value-type="float" office:value="28685" calcext:value-type="float">
            <text:p>28,685</text:p>
          </table:table-cell>
          <table:table-cell table:style-name="ce24" office:value-type="float" office:value="28420" calcext:value-type="float">
            <text:p>28,420</text:p>
          </table:table-cell>
          <table:table-cell table:style-name="ce24" office:value-type="float" office:value="28893" calcext:value-type="float">
            <text:p>28,893</text:p>
          </table:table-cell>
          <table:table-cell table:style-name="ce24" office:value-type="float" office:value="30044" calcext:value-type="float">
            <text:p>30,044</text:p>
          </table:table-cell>
          <table:table-cell table:style-name="ce24" office:value-type="float" office:value="30812" calcext:value-type="float">
            <text:p>30,812</text:p>
          </table:table-cell>
          <table:table-cell table:style-name="ce24" office:value-type="float" office:value="32031" calcext:value-type="float">
            <text:p>32,031</text:p>
          </table:table-cell>
          <table:table-cell table:style-name="ce24" office:value-type="float" office:value="31856" calcext:value-type="float">
            <text:p>31,856</text:p>
          </table:table-cell>
          <table:table-cell table:style-name="ce24" office:value-type="float" office:value="30952" calcext:value-type="float">
            <text:p>30,952</text:p>
          </table:table-cell>
          <table:table-cell table:style-name="ce24" office:value-type="float" office:value="30845" calcext:value-type="float">
            <text:p>30,845</text:p>
          </table:table-cell>
          <table:table-cell table:style-name="ce24" office:value-type="float" office:value="31798" calcext:value-type="float">
            <text:p>31,798</text:p>
          </table:table-cell>
          <table:table-cell table:style-name="ce24" office:value-type="float" office:value="31707" calcext:value-type="float">
            <text:p>31,707</text:p>
          </table:table-cell>
          <table:table-cell table:style-name="ce24" office:value-type="float" office:value="31966" calcext:value-type="float">
            <text:p>31,966</text:p>
          </table:table-cell>
          <table:table-cell table:style-name="ce24" office:value-type="float" office:value="32051" calcext:value-type="float">
            <text:p>32,051</text:p>
          </table:table-cell>
          <table:table-cell table:style-name="ce24" office:value-type="float" office:value="30393" calcext:value-type="float">
            <text:p>30,393</text:p>
          </table:table-cell>
          <table:table-cell table:style-name="ce24" office:value-type="float" office:value="30447" calcext:value-type="float">
            <text:p>30,447</text:p>
          </table:table-cell>
          <table:table-cell table:style-name="ce24" office:value-type="float" office:value="30957" calcext:value-type="float">
            <text:p>30,957</text:p>
          </table:table-cell>
          <table:table-cell table:style-name="ce24" office:value-type="float" office:value="31989" calcext:value-type="float">
            <text:p>31,989</text:p>
          </table:table-cell>
          <table:table-cell table:style-name="ce24" office:value-type="float" office:value="33260" calcext:value-type="float">
            <text:p>33,260</text:p>
          </table:table-cell>
          <table:table-cell table:style-name="ce24" office:value-type="float" office:value="32307" calcext:value-type="float">
            <text:p>32,307</text:p>
          </table:table-cell>
          <table:table-cell table:style-name="ce24" office:value-type="float" office:value="30631" calcext:value-type="float">
            <text:p>30,631</text:p>
          </table:table-cell>
          <table:table-cell table:style-name="ce24" office:value-type="float" office:value="29633" calcext:value-type="float">
            <text:p>29,633</text:p>
          </table:table-cell>
          <table:table-cell table:style-name="ce24" office:value-type="float" office:value="30965" calcext:value-type="float">
            <text:p>30,965</text:p>
          </table:table-cell>
          <table:table-cell table:style-name="ce24" office:value-type="float" office:value="31320" calcext:value-type="float">
            <text:p>31,320</text:p>
          </table:table-cell>
          <table:table-cell table:style-name="ce24" office:value-type="float" office:value="31389" calcext:value-type="float">
            <text:p>31,389</text:p>
          </table:table-cell>
          <table:table-cell table:style-name="ce24" office:value-type="float" office:value="33615" calcext:value-type="float">
            <text:p>33,615</text:p>
          </table:table-cell>
          <table:table-cell table:style-name="ce24" office:value-type="float" office:value="36174" calcext:value-type="float">
            <text:p>36,174</text:p>
          </table:table-cell>
          <table:table-cell table:style-name="ce24" office:value-type="float" office:value="37985" calcext:value-type="float">
            <text:p>37,985</text:p>
          </table:table-cell>
          <table:table-cell table:style-name="ce24" office:value-type="float" office:value="37906" calcext:value-type="float">
            <text:p>37,906</text:p>
          </table:table-cell>
          <table:table-cell table:style-name="ce24" office:value-type="float" office:value="39317" calcext:value-type="float">
            <text:p>39,317</text:p>
          </table:table-cell>
          <table:table-cell table:style-name="ce24" office:value-type="float" office:value="40619" calcext:value-type="float">
            <text:p>40,619</text:p>
          </table:table-cell>
          <table:table-cell table:style-name="ce24" office:value-type="float" office:value="40898" calcext:value-type="float">
            <text:p>40,898</text:p>
          </table:table-cell>
          <table:table-cell table:style-name="ce24" office:value-type="float" office:value="40868" calcext:value-type="float">
            <text:p>40,868</text:p>
          </table:table-cell>
          <table:table-cell table:style-name="ce24" office:value-type="float" office:value="42146" calcext:value-type="float">
            <text:p>42,146</text:p>
          </table:table-cell>
          <table:table-cell table:style-name="ce24" office:value-type="float" office:value="42221" calcext:value-type="float">
            <text:p>42,221</text:p>
          </table:table-cell>
          <table:table-cell table:style-name="ce24" office:value-type="float" office:value="41964" calcext:value-type="float">
            <text:p>41,964</text:p>
          </table:table-cell>
          <table:table-cell table:style-name="ce24" office:value-type="float" office:value="40860" calcext:value-type="float">
            <text:p>40,860</text:p>
          </table:table-cell>
          <table:table-cell table:style-name="ce24" office:value-type="float" office:value="40570" calcext:value-type="float">
            <text:p>40,570</text:p>
          </table:table-cell>
          <table:table-cell table:style-name="ce24" office:value-type="float" office:value="39371" calcext:value-type="float">
            <text:p>39,371</text:p>
          </table:table-cell>
          <table:table-cell table:style-name="ce24" office:value-type="float" office:value="39050" calcext:value-type="float">
            <text:p>39,050</text:p>
          </table:table-cell>
          <table:table-cell table:style-name="ce24" office:value-type="float" office:value="38297" calcext:value-type="float">
            <text:p>38,297</text:p>
          </table:table-cell>
          <table:table-cell table:style-name="ce24" office:value-type="float" office:value="37119" calcext:value-type="float">
            <text:p>37,119</text:p>
          </table:table-cell>
          <table:table-cell table:style-name="ce24" office:value-type="float" office:value="35916" calcext:value-type="float">
            <text:p>35,916</text:p>
          </table:table-cell>
          <table:table-cell table:style-name="ce24" office:value-type="float" office:value="34653" calcext:value-type="float">
            <text:p>34,653</text:p>
          </table:table-cell>
          <table:table-cell table:style-name="ce24" office:value-type="float" office:value="34379" calcext:value-type="float">
            <text:p>34,379</text:p>
          </table:table-cell>
          <table:table-cell table:style-name="ce24" office:value-type="float" office:value="33583" calcext:value-type="float">
            <text:p>33,583</text:p>
          </table:table-cell>
          <table:table-cell table:style-name="ce24" office:value-type="float" office:value="32581" calcext:value-type="float">
            <text:p>32,581</text:p>
          </table:table-cell>
          <table:table-cell table:style-name="ce24" office:value-type="float" office:value="33452" calcext:value-type="float">
            <text:p>33,452</text:p>
          </table:table-cell>
          <table:table-cell table:style-name="ce24" office:value-type="float" office:value="33779" calcext:value-type="float">
            <text:p>33,779</text:p>
          </table:table-cell>
          <table:table-cell table:style-name="ce24" office:value-type="float" office:value="34826" calcext:value-type="float">
            <text:p>34,826</text:p>
          </table:table-cell>
          <table:table-cell table:style-name="ce24" office:value-type="float" office:value="36164" calcext:value-type="float">
            <text:p>36,164</text:p>
          </table:table-cell>
          <table:table-cell table:style-name="ce24" office:value-type="float" office:value="39415" calcext:value-type="float">
            <text:p>39,415</text:p>
          </table:table-cell>
          <table:table-cell table:style-name="ce24" office:value-type="float" office:value="30508" calcext:value-type="float">
            <text:p>30,508</text:p>
          </table:table-cell>
          <table:table-cell table:style-name="ce24" office:value-type="float" office:value="29522" calcext:value-type="float">
            <text:p>29,522</text:p>
          </table:table-cell>
          <table:table-cell table:style-name="ce24" office:value-type="float" office:value="30497" calcext:value-type="float">
            <text:p>30,497</text:p>
          </table:table-cell>
          <table:table-cell table:style-name="ce24" office:value-type="float" office:value="30202" calcext:value-type="float">
            <text:p>30,202</text:p>
          </table:table-cell>
          <table:table-cell table:style-name="ce24" office:value-type="float" office:value="28385" calcext:value-type="float">
            <text:p>28,385</text:p>
          </table:table-cell>
          <table:table-cell table:style-name="ce24" office:value-type="float" office:value="27216" calcext:value-type="float">
            <text:p>27,216</text:p>
          </table:table-cell>
          <table:table-cell table:style-name="ce24" office:value-type="float" office:value="28192" calcext:value-type="float">
            <text:p>28,192</text:p>
          </table:table-cell>
          <table:table-cell table:style-name="ce24" office:value-type="float" office:value="28147" calcext:value-type="float">
            <text:p>28,147</text:p>
          </table:table-cell>
          <table:table-cell table:style-name="ce24" office:value-type="float" office:value="27830" calcext:value-type="float">
            <text:p>27,830</text:p>
          </table:table-cell>
          <table:table-cell table:style-name="ce24" office:value-type="float" office:value="27533" calcext:value-type="float">
            <text:p>27,533</text:p>
          </table:table-cell>
          <table:table-cell table:style-name="ce24" office:value-type="float" office:value="27272" calcext:value-type="float">
            <text:p>27,272</text:p>
          </table:table-cell>
          <table:table-cell table:style-name="ce24" office:value-type="float" office:value="26898" calcext:value-type="float">
            <text:p>26,898</text:p>
          </table:table-cell>
          <table:table-cell table:style-name="ce24" office:value-type="float" office:value="26106" calcext:value-type="float">
            <text:p>26,106</text:p>
          </table:table-cell>
          <table:table-cell table:style-name="ce24" office:value-type="float" office:value="25641" calcext:value-type="float">
            <text:p>25,641</text:p>
          </table:table-cell>
          <table:table-cell table:style-name="ce24" office:value-type="float" office:value="26473" calcext:value-type="float">
            <text:p>26,473</text:p>
          </table:table-cell>
          <table:table-cell table:style-name="ce24" office:value-type="float" office:value="25949" calcext:value-type="float">
            <text:p>25,949</text:p>
          </table:table-cell>
          <table:table-cell table:style-name="ce24" office:value-type="float" office:value="25598" calcext:value-type="float">
            <text:p>25,598</text:p>
          </table:table-cell>
          <table:table-cell table:style-name="ce24" office:value-type="float" office:value="24767" calcext:value-type="float">
            <text:p>24,767</text:p>
          </table:table-cell>
          <table:table-cell table:style-name="ce24" office:value-type="float" office:value="23416" calcext:value-type="float">
            <text:p>23,416</text:p>
          </table:table-cell>
          <table:table-cell table:style-name="ce24" office:value-type="float" office:value="23133" calcext:value-type="float">
            <text:p>23,133</text:p>
          </table:table-cell>
          <table:table-cell table:style-name="ce24" office:value-type="float" office:value="23262" calcext:value-type="float">
            <text:p>23,262</text:p>
          </table:table-cell>
          <table:table-cell table:style-name="ce24" office:value-type="float" office:value="21993" calcext:value-type="float">
            <text:p>21,993</text:p>
          </table:table-cell>
          <table:table-cell table:style-name="ce24" office:value-type="float" office:value="21547" calcext:value-type="float">
            <text:p>21,547</text:p>
          </table:table-cell>
          <table:table-cell table:style-name="ce24" office:value-type="float" office:value="20351" calcext:value-type="float">
            <text:p>20,351</text:p>
          </table:table-cell>
          <table:table-cell table:style-name="ce24" office:value-type="float" office:value="20670" calcext:value-type="float">
            <text:p>20,670</text:p>
          </table:table-cell>
          <table:table-cell table:style-name="ce24" office:value-type="float" office:value="20372" calcext:value-type="float">
            <text:p>20,372</text:p>
          </table:table-cell>
          <table:table-cell table:style-name="ce24" office:value-type="float" office:value="20521" calcext:value-type="float">
            <text:p>20,521</text:p>
          </table:table-cell>
          <table:table-cell table:style-name="ce24" office:value-type="float" office:value="13794" calcext:value-type="float">
            <text:p>13,794</text:p>
          </table:table-cell>
          <table:table-cell table:style-name="ce24" office:value-type="float" office:value="12350" calcext:value-type="float">
            <text:p>12,350</text:p>
          </table:table-cell>
          <table:table-cell table:style-name="ce24" office:value-type="float" office:value="12160" calcext:value-type="float">
            <text:p>12,160</text:p>
          </table:table-cell>
          <table:table-cell table:style-name="ce24" office:value-type="float" office:value="12398" calcext:value-type="float">
            <text:p>12,398</text:p>
          </table:table-cell>
          <table:table-cell table:style-name="ce24" office:value-type="float" office:value="12093" calcext:value-type="float">
            <text:p>12,093</text:p>
          </table:table-cell>
          <table:table-cell table:style-name="ce24" office:value-type="float" office:value="11075" calcext:value-type="float">
            <text:p>11,075</text:p>
          </table:table-cell>
          <table:table-cell table:style-name="ce24" office:value-type="float" office:value="9601" calcext:value-type="float">
            <text:p>9,601</text:p>
          </table:table-cell>
          <table:table-cell table:style-name="ce24" office:value-type="float" office:value="8294" calcext:value-type="float">
            <text:p>8,294</text:p>
          </table:table-cell>
          <table:table-cell table:style-name="ce24" office:value-type="float" office:value="7167" calcext:value-type="float">
            <text:p>7,167</text:p>
          </table:table-cell>
          <table:table-cell table:style-name="ce24" office:value-type="float" office:value="6425" calcext:value-type="float">
            <text:p>6,425</text:p>
          </table:table-cell>
          <table:table-cell table:style-name="ce24" office:value-type="float" office:value="21571" calcext:value-type="float">
            <text:p>21,571</text:p>
          </table:table-cell>
          <table:table-cell table:style-name="ce29"/>
          <table:table-cell table:style-name="ce29" office:value-type="float" office:value="1999" calcext:value-type="float">
            <text:p>1999</text:p>
          </table:table-cell>
          <table:table-cell table:style-name="ce29"/>
          <table:table-cell table:number-columns-repeated="929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style-name="ce24" office:value-type="float" office:value="25835" calcext:value-type="float">
            <text:p>25,835</text:p>
          </table:table-cell>
          <table:table-cell table:style-name="ce24" office:value-type="float" office:value="27230" calcext:value-type="float">
            <text:p>27,230</text:p>
          </table:table-cell>
          <table:table-cell table:style-name="ce24" office:value-type="float" office:value="27846" calcext:value-type="float">
            <text:p>27,846</text:p>
          </table:table-cell>
          <table:table-cell table:style-name="ce24" office:value-type="float" office:value="28499" calcext:value-type="float">
            <text:p>28,499</text:p>
          </table:table-cell>
          <table:table-cell table:style-name="ce24" office:value-type="float" office:value="28347" calcext:value-type="float">
            <text:p>28,347</text:p>
          </table:table-cell>
          <table:table-cell table:style-name="ce24" office:value-type="float" office:value="28808" calcext:value-type="float">
            <text:p>28,808</text:p>
          </table:table-cell>
          <table:table-cell table:style-name="ce24" office:value-type="float" office:value="29925" calcext:value-type="float">
            <text:p>29,925</text:p>
          </table:table-cell>
          <table:table-cell table:style-name="ce24" office:value-type="float" office:value="30679" calcext:value-type="float">
            <text:p>30,679</text:p>
          </table:table-cell>
          <table:table-cell table:style-name="ce24" office:value-type="float" office:value="31914" calcext:value-type="float">
            <text:p>31,914</text:p>
          </table:table-cell>
          <table:table-cell table:style-name="ce24" office:value-type="float" office:value="31833" calcext:value-type="float">
            <text:p>31,833</text:p>
          </table:table-cell>
          <table:table-cell table:style-name="ce24" office:value-type="float" office:value="30956" calcext:value-type="float">
            <text:p>30,956</text:p>
          </table:table-cell>
          <table:table-cell table:style-name="ce24" office:value-type="float" office:value="30856" calcext:value-type="float">
            <text:p>30,856</text:p>
          </table:table-cell>
          <table:table-cell table:style-name="ce24" office:value-type="float" office:value="31767" calcext:value-type="float">
            <text:p>31,767</text:p>
          </table:table-cell>
          <table:table-cell table:style-name="ce24" office:value-type="float" office:value="31702" calcext:value-type="float">
            <text:p>31,702</text:p>
          </table:table-cell>
          <table:table-cell table:style-name="ce24" office:value-type="float" office:value="31927" calcext:value-type="float">
            <text:p>31,927</text:p>
          </table:table-cell>
          <table:table-cell table:style-name="ce24" office:value-type="float" office:value="32125" calcext:value-type="float">
            <text:p>32,125</text:p>
          </table:table-cell>
          <table:table-cell table:style-name="ce24" office:value-type="float" office:value="30393" calcext:value-type="float">
            <text:p>30,393</text:p>
          </table:table-cell>
          <table:table-cell table:style-name="ce24" office:value-type="float" office:value="30378" calcext:value-type="float">
            <text:p>30,378</text:p>
          </table:table-cell>
          <table:table-cell table:style-name="ce24" office:value-type="float" office:value="30918" calcext:value-type="float">
            <text:p>30,918</text:p>
          </table:table-cell>
          <table:table-cell table:style-name="ce24" office:value-type="float" office:value="33319" calcext:value-type="float">
            <text:p>33,319</text:p>
          </table:table-cell>
          <table:table-cell table:style-name="ce24" office:value-type="float" office:value="33887" calcext:value-type="float">
            <text:p>33,887</text:p>
          </table:table-cell>
          <table:table-cell table:style-name="ce24" office:value-type="float" office:value="32352" calcext:value-type="float">
            <text:p>32,352</text:p>
          </table:table-cell>
          <table:table-cell table:style-name="ce24" office:value-type="float" office:value="30242" calcext:value-type="float">
            <text:p>30,242</text:p>
          </table:table-cell>
          <table:table-cell table:style-name="ce24" office:value-type="float" office:value="28822" calcext:value-type="float">
            <text:p>28,822</text:p>
          </table:table-cell>
          <table:table-cell table:style-name="ce24" office:value-type="float" office:value="30322" calcext:value-type="float">
            <text:p>30,322</text:p>
          </table:table-cell>
          <table:table-cell table:style-name="ce24" office:value-type="float" office:value="30983" calcext:value-type="float">
            <text:p>30,983</text:p>
          </table:table-cell>
          <table:table-cell table:style-name="ce24" office:value-type="float" office:value="31176" calcext:value-type="float">
            <text:p>31,176</text:p>
          </table:table-cell>
          <table:table-cell table:style-name="ce24" office:value-type="float" office:value="33483" calcext:value-type="float">
            <text:p>33,483</text:p>
          </table:table-cell>
          <table:table-cell table:style-name="ce24" office:value-type="float" office:value="36013" calcext:value-type="float">
            <text:p>36,013</text:p>
          </table:table-cell>
          <table:table-cell table:style-name="ce24" office:value-type="float" office:value="37993" calcext:value-type="float">
            <text:p>37,993</text:p>
          </table:table-cell>
          <table:table-cell table:style-name="ce24" office:value-type="float" office:value="37880" calcext:value-type="float">
            <text:p>37,880</text:p>
          </table:table-cell>
          <table:table-cell table:style-name="ce24" office:value-type="float" office:value="39326" calcext:value-type="float">
            <text:p>39,326</text:p>
          </table:table-cell>
          <table:table-cell table:style-name="ce24" office:value-type="float" office:value="40565" calcext:value-type="float">
            <text:p>40,565</text:p>
          </table:table-cell>
          <table:table-cell table:style-name="ce24" office:value-type="float" office:value="40886" calcext:value-type="float">
            <text:p>40,886</text:p>
          </table:table-cell>
          <table:table-cell table:style-name="ce24" office:value-type="float" office:value="40933" calcext:value-type="float">
            <text:p>40,933</text:p>
          </table:table-cell>
          <table:table-cell table:style-name="ce24" office:value-type="float" office:value="42080" calcext:value-type="float">
            <text:p>42,080</text:p>
          </table:table-cell>
          <table:table-cell table:style-name="ce24" office:value-type="float" office:value="42229" calcext:value-type="float">
            <text:p>42,229</text:p>
          </table:table-cell>
          <table:table-cell table:style-name="ce24" office:value-type="float" office:value="42018" calcext:value-type="float">
            <text:p>42,018</text:p>
          </table:table-cell>
          <table:table-cell table:style-name="ce24" office:value-type="float" office:value="40871" calcext:value-type="float">
            <text:p>40,871</text:p>
          </table:table-cell>
          <table:table-cell table:style-name="ce24" office:value-type="float" office:value="40533" calcext:value-type="float">
            <text:p>40,533</text:p>
          </table:table-cell>
          <table:table-cell table:style-name="ce24" office:value-type="float" office:value="39310" calcext:value-type="float">
            <text:p>39,310</text:p>
          </table:table-cell>
          <table:table-cell table:style-name="ce24" office:value-type="float" office:value="39031" calcext:value-type="float">
            <text:p>39,031</text:p>
          </table:table-cell>
          <table:table-cell table:style-name="ce24" office:value-type="float" office:value="38263" calcext:value-type="float">
            <text:p>38,263</text:p>
          </table:table-cell>
          <table:table-cell table:style-name="ce24" office:value-type="float" office:value="37125" calcext:value-type="float">
            <text:p>37,125</text:p>
          </table:table-cell>
          <table:table-cell table:style-name="ce24" office:value-type="float" office:value="35900" calcext:value-type="float">
            <text:p>35,900</text:p>
          </table:table-cell>
          <table:table-cell table:style-name="ce24" office:value-type="float" office:value="34615" calcext:value-type="float">
            <text:p>34,615</text:p>
          </table:table-cell>
          <table:table-cell table:style-name="ce24" office:value-type="float" office:value="34360" calcext:value-type="float">
            <text:p>34,360</text:p>
          </table:table-cell>
          <table:table-cell table:style-name="ce24" office:value-type="float" office:value="33556" calcext:value-type="float">
            <text:p>33,556</text:p>
          </table:table-cell>
          <table:table-cell table:style-name="ce24" office:value-type="float" office:value="32547" calcext:value-type="float">
            <text:p>32,547</text:p>
          </table:table-cell>
          <table:table-cell table:style-name="ce24" office:value-type="float" office:value="33389" calcext:value-type="float">
            <text:p>33,389</text:p>
          </table:table-cell>
          <table:table-cell table:style-name="ce24" office:value-type="float" office:value="33714" calcext:value-type="float">
            <text:p>33,714</text:p>
          </table:table-cell>
          <table:table-cell table:style-name="ce24" office:value-type="float" office:value="34744" calcext:value-type="float">
            <text:p>34,744</text:p>
          </table:table-cell>
          <table:table-cell table:style-name="ce24" office:value-type="float" office:value="36093" calcext:value-type="float">
            <text:p>36,093</text:p>
          </table:table-cell>
          <table:table-cell table:style-name="ce24" office:value-type="float" office:value="39316" calcext:value-type="float">
            <text:p>39,316</text:p>
          </table:table-cell>
          <table:table-cell table:style-name="ce24" office:value-type="float" office:value="30417" calcext:value-type="float">
            <text:p>30,417</text:p>
          </table:table-cell>
          <table:table-cell table:style-name="ce24" office:value-type="float" office:value="29434" calcext:value-type="float">
            <text:p>29,434</text:p>
          </table:table-cell>
          <table:table-cell table:style-name="ce24" office:value-type="float" office:value="30390" calcext:value-type="float">
            <text:p>30,390</text:p>
          </table:table-cell>
          <table:table-cell table:style-name="ce24" office:value-type="float" office:value="30078" calcext:value-type="float">
            <text:p>30,078</text:p>
          </table:table-cell>
          <table:table-cell table:style-name="ce24" office:value-type="float" office:value="28254" calcext:value-type="float">
            <text:p>28,254</text:p>
          </table:table-cell>
          <table:table-cell table:style-name="ce24" office:value-type="float" office:value="27065" calcext:value-type="float">
            <text:p>27,065</text:p>
          </table:table-cell>
          <table:table-cell table:style-name="ce24" office:value-type="float" office:value="28073" calcext:value-type="float">
            <text:p>28,073</text:p>
          </table:table-cell>
          <table:table-cell table:style-name="ce24" office:value-type="float" office:value="27949" calcext:value-type="float">
            <text:p>27,949</text:p>
          </table:table-cell>
          <table:table-cell table:style-name="ce24" office:value-type="float" office:value="27571" calcext:value-type="float">
            <text:p>27,571</text:p>
          </table:table-cell>
          <table:table-cell table:style-name="ce24" office:value-type="float" office:value="27251" calcext:value-type="float">
            <text:p>27,251</text:p>
          </table:table-cell>
          <table:table-cell table:style-name="ce24" office:value-type="float" office:value="27062" calcext:value-type="float">
            <text:p>27,062</text:p>
          </table:table-cell>
          <table:table-cell table:style-name="ce24" office:value-type="float" office:value="26613" calcext:value-type="float">
            <text:p>26,613</text:p>
          </table:table-cell>
          <table:table-cell table:style-name="ce24" office:value-type="float" office:value="25824" calcext:value-type="float">
            <text:p>25,824</text:p>
          </table:table-cell>
          <table:table-cell table:style-name="ce24" office:value-type="float" office:value="25291" calcext:value-type="float">
            <text:p>25,291</text:p>
          </table:table-cell>
          <table:table-cell table:style-name="ce24" office:value-type="float" office:value="26024" calcext:value-type="float">
            <text:p>26,024</text:p>
          </table:table-cell>
          <table:table-cell table:style-name="ce24" office:value-type="float" office:value="25478" calcext:value-type="float">
            <text:p>25,478</text:p>
          </table:table-cell>
          <table:table-cell table:style-name="ce24" office:value-type="float" office:value="25072" calcext:value-type="float">
            <text:p>25,072</text:p>
          </table:table-cell>
          <table:table-cell table:style-name="ce24" office:value-type="float" office:value="24179" calcext:value-type="float">
            <text:p>24,179</text:p>
          </table:table-cell>
          <table:table-cell table:style-name="ce24" office:value-type="float" office:value="22762" calcext:value-type="float">
            <text:p>22,762</text:p>
          </table:table-cell>
          <table:table-cell table:style-name="ce24" office:value-type="float" office:value="22410" calcext:value-type="float">
            <text:p>22,410</text:p>
          </table:table-cell>
          <table:table-cell table:style-name="ce24" office:value-type="float" office:value="22495" calcext:value-type="float">
            <text:p>22,495</text:p>
          </table:table-cell>
          <table:table-cell table:style-name="ce24" office:value-type="float" office:value="21238" calcext:value-type="float">
            <text:p>21,238</text:p>
          </table:table-cell>
          <table:table-cell table:style-name="ce24" office:value-type="float" office:value="20724" calcext:value-type="float">
            <text:p>20,724</text:p>
          </table:table-cell>
          <table:table-cell table:style-name="ce24" office:value-type="float" office:value="19434" calcext:value-type="float">
            <text:p>19,434</text:p>
          </table:table-cell>
          <table:table-cell table:style-name="ce24" office:value-type="float" office:value="19693" calcext:value-type="float">
            <text:p>19,693</text:p>
          </table:table-cell>
          <table:table-cell table:style-name="ce24" office:value-type="float" office:value="19257" calcext:value-type="float">
            <text:p>19,257</text:p>
          </table:table-cell>
          <table:table-cell table:style-name="ce24" office:value-type="float" office:value="19297" calcext:value-type="float">
            <text:p>19,297</text:p>
          </table:table-cell>
          <table:table-cell table:style-name="ce24" office:value-type="float" office:value="12885" calcext:value-type="float">
            <text:p>12,885</text:p>
          </table:table-cell>
          <table:table-cell table:style-name="ce24" office:value-type="float" office:value="11415" calcext:value-type="float">
            <text:p>11,415</text:p>
          </table:table-cell>
          <table:table-cell table:style-name="ce24" office:value-type="float" office:value="11189" calcext:value-type="float">
            <text:p>11,189</text:p>
          </table:table-cell>
          <table:table-cell table:style-name="ce24" office:value-type="float" office:value="11355" calcext:value-type="float">
            <text:p>11,355</text:p>
          </table:table-cell>
          <table:table-cell table:style-name="ce24" office:value-type="float" office:value="10926" calcext:value-type="float">
            <text:p>10,926</text:p>
          </table:table-cell>
          <table:table-cell table:style-name="ce24" office:value-type="float" office:value="9976" calcext:value-type="float">
            <text:p>9,976</text:p>
          </table:table-cell>
          <table:table-cell table:style-name="ce24" office:value-type="float" office:value="8445" calcext:value-type="float">
            <text:p>8,445</text:p>
          </table:table-cell>
          <table:table-cell table:style-name="ce24" office:value-type="float" office:value="7190" calcext:value-type="float">
            <text:p>7,190</text:p>
          </table:table-cell>
          <table:table-cell table:style-name="ce24" office:value-type="float" office:value="6132" calcext:value-type="float">
            <text:p>6,132</text:p>
          </table:table-cell>
          <table:table-cell table:style-name="ce24" office:value-type="float" office:value="22352" calcext:value-type="float">
            <text:p>22,352</text:p>
          </table:table-cell>
          <table:table-cell table:style-name="ce29"/>
          <table:table-cell table:style-name="ce29" office:value-type="float" office:value="2000" calcext:value-type="float">
            <text:p>2000</text:p>
          </table:table-cell>
          <table:table-cell table:style-name="ce29"/>
          <table:table-cell table:number-columns-repeated="929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style-name="ce24" office:value-type="float" office:value="25682" calcext:value-type="float">
            <text:p>25,682</text:p>
          </table:table-cell>
          <table:table-cell table:style-name="ce24" office:value-type="float" office:value="25618" calcext:value-type="float">
            <text:p>25,618</text:p>
          </table:table-cell>
          <table:table-cell table:style-name="ce24" office:value-type="float" office:value="27064" calcext:value-type="float">
            <text:p>27,064</text:p>
          </table:table-cell>
          <table:table-cell table:style-name="ce24" office:value-type="float" office:value="27742" calcext:value-type="float">
            <text:p>27,742</text:p>
          </table:table-cell>
          <table:table-cell table:style-name="ce24" office:value-type="float" office:value="28383" calcext:value-type="float">
            <text:p>28,383</text:p>
          </table:table-cell>
          <table:table-cell table:style-name="ce24" office:value-type="float" office:value="28336" calcext:value-type="float">
            <text:p>28,336</text:p>
          </table:table-cell>
          <table:table-cell table:style-name="ce24" office:value-type="float" office:value="28769" calcext:value-type="float">
            <text:p>28,769</text:p>
          </table:table-cell>
          <table:table-cell table:style-name="ce24" office:value-type="float" office:value="29871" calcext:value-type="float">
            <text:p>29,871</text:p>
          </table:table-cell>
          <table:table-cell table:style-name="ce24" office:value-type="float" office:value="30623" calcext:value-type="float">
            <text:p>30,623</text:p>
          </table:table-cell>
          <table:table-cell table:style-name="ce24" office:value-type="float" office:value="31859" calcext:value-type="float">
            <text:p>31,859</text:p>
          </table:table-cell>
          <table:table-cell table:style-name="ce24" office:value-type="float" office:value="31848" calcext:value-type="float">
            <text:p>31,848</text:p>
          </table:table-cell>
          <table:table-cell table:style-name="ce24" office:value-type="float" office:value="31026" calcext:value-type="float">
            <text:p>31,026</text:p>
          </table:table-cell>
          <table:table-cell table:style-name="ce24" office:value-type="float" office:value="30845" calcext:value-type="float">
            <text:p>30,845</text:p>
          </table:table-cell>
          <table:table-cell table:style-name="ce24" office:value-type="float" office:value="31752" calcext:value-type="float">
            <text:p>31,752</text:p>
          </table:table-cell>
          <table:table-cell table:style-name="ce24" office:value-type="float" office:value="31713" calcext:value-type="float">
            <text:p>31,713</text:p>
          </table:table-cell>
          <table:table-cell table:style-name="ce24" office:value-type="float" office:value="31960" calcext:value-type="float">
            <text:p>31,960</text:p>
          </table:table-cell>
          <table:table-cell table:style-name="ce24" office:value-type="float" office:value="32125" calcext:value-type="float">
            <text:p>32,125</text:p>
          </table:table-cell>
          <table:table-cell table:style-name="ce24" office:value-type="float" office:value="30324" calcext:value-type="float">
            <text:p>30,324</text:p>
          </table:table-cell>
          <table:table-cell table:style-name="ce24" office:value-type="float" office:value="30180" calcext:value-type="float">
            <text:p>30,180</text:p>
          </table:table-cell>
          <table:table-cell table:style-name="ce24" office:value-type="float" office:value="31883" calcext:value-type="float">
            <text:p>31,883</text:p>
          </table:table-cell>
          <table:table-cell table:style-name="ce24" office:value-type="float" office:value="33931" calcext:value-type="float">
            <text:p>33,931</text:p>
          </table:table-cell>
          <table:table-cell table:style-name="ce24" office:value-type="float" office:value="33983" calcext:value-type="float">
            <text:p>33,983</text:p>
          </table:table-cell>
          <table:table-cell table:style-name="ce24" office:value-type="float" office:value="32109" calcext:value-type="float">
            <text:p>32,109</text:p>
          </table:table-cell>
          <table:table-cell table:style-name="ce24" office:value-type="float" office:value="29512" calcext:value-type="float">
            <text:p>29,512</text:p>
          </table:table-cell>
          <table:table-cell table:style-name="ce24" office:value-type="float" office:value="28151" calcext:value-type="float">
            <text:p>28,151</text:p>
          </table:table-cell>
          <table:table-cell table:style-name="ce24" office:value-type="float" office:value="30133" calcext:value-type="float">
            <text:p>30,133</text:p>
          </table:table-cell>
          <table:table-cell table:style-name="ce24" office:value-type="float" office:value="30818" calcext:value-type="float">
            <text:p>30,818</text:p>
          </table:table-cell>
          <table:table-cell table:style-name="ce24" office:value-type="float" office:value="31180" calcext:value-type="float">
            <text:p>31,180</text:p>
          </table:table-cell>
          <table:table-cell table:style-name="ce24" office:value-type="float" office:value="33509" calcext:value-type="float">
            <text:p>33,509</text:p>
          </table:table-cell>
          <table:table-cell table:style-name="ce24" office:value-type="float" office:value="36124" calcext:value-type="float">
            <text:p>36,124</text:p>
          </table:table-cell>
          <table:table-cell table:style-name="ce24" office:value-type="float" office:value="38051" calcext:value-type="float">
            <text:p>38,051</text:p>
          </table:table-cell>
          <table:table-cell table:style-name="ce24" office:value-type="float" office:value="37895" calcext:value-type="float">
            <text:p>37,895</text:p>
          </table:table-cell>
          <table:table-cell table:style-name="ce24" office:value-type="float" office:value="39509" calcext:value-type="float">
            <text:p>39,509</text:p>
          </table:table-cell>
          <table:table-cell table:style-name="ce24" office:value-type="float" office:value="40615" calcext:value-type="float">
            <text:p>40,615</text:p>
          </table:table-cell>
          <table:table-cell table:style-name="ce24" office:value-type="float" office:value="40985" calcext:value-type="float">
            <text:p>40,985</text:p>
          </table:table-cell>
          <table:table-cell table:style-name="ce24" office:value-type="float" office:value="40997" calcext:value-type="float">
            <text:p>40,997</text:p>
          </table:table-cell>
          <table:table-cell table:style-name="ce24" office:value-type="float" office:value="42137" calcext:value-type="float">
            <text:p>42,137</text:p>
          </table:table-cell>
          <table:table-cell table:style-name="ce24" office:value-type="float" office:value="42356" calcext:value-type="float">
            <text:p>42,356</text:p>
          </table:table-cell>
          <table:table-cell table:style-name="ce24" office:value-type="float" office:value="42155" calcext:value-type="float">
            <text:p>42,155</text:p>
          </table:table-cell>
          <table:table-cell table:style-name="ce24" office:value-type="float" office:value="40897" calcext:value-type="float">
            <text:p>40,897</text:p>
          </table:table-cell>
          <table:table-cell table:style-name="ce24" office:value-type="float" office:value="40538" calcext:value-type="float">
            <text:p>40,538</text:p>
          </table:table-cell>
          <table:table-cell table:style-name="ce24" office:value-type="float" office:value="39238" calcext:value-type="float">
            <text:p>39,238</text:p>
          </table:table-cell>
          <table:table-cell table:style-name="ce24" office:value-type="float" office:value="39094" calcext:value-type="float">
            <text:p>39,094</text:p>
          </table:table-cell>
          <table:table-cell table:style-name="ce24" office:value-type="float" office:value="38296" calcext:value-type="float">
            <text:p>38,296</text:p>
          </table:table-cell>
          <table:table-cell table:style-name="ce24" office:value-type="float" office:value="37164" calcext:value-type="float">
            <text:p>37,164</text:p>
          </table:table-cell>
          <table:table-cell table:style-name="ce24" office:value-type="float" office:value="35887" calcext:value-type="float">
            <text:p>35,887</text:p>
          </table:table-cell>
          <table:table-cell table:style-name="ce24" office:value-type="float" office:value="34601" calcext:value-type="float">
            <text:p>34,601</text:p>
          </table:table-cell>
          <table:table-cell table:style-name="ce24" office:value-type="float" office:value="34366" calcext:value-type="float">
            <text:p>34,366</text:p>
          </table:table-cell>
          <table:table-cell table:style-name="ce24" office:value-type="float" office:value="33566" calcext:value-type="float">
            <text:p>33,566</text:p>
          </table:table-cell>
          <table:table-cell table:style-name="ce24" office:value-type="float" office:value="32563" calcext:value-type="float">
            <text:p>32,563</text:p>
          </table:table-cell>
          <table:table-cell table:style-name="ce24" office:value-type="float" office:value="33331" calcext:value-type="float">
            <text:p>33,331</text:p>
          </table:table-cell>
          <table:table-cell table:style-name="ce24" office:value-type="float" office:value="33670" calcext:value-type="float">
            <text:p>33,670</text:p>
          </table:table-cell>
          <table:table-cell table:style-name="ce24" office:value-type="float" office:value="34658" calcext:value-type="float">
            <text:p>34,658</text:p>
          </table:table-cell>
          <table:table-cell table:style-name="ce24" office:value-type="float" office:value="36024" calcext:value-type="float">
            <text:p>36,024</text:p>
          </table:table-cell>
          <table:table-cell table:style-name="ce24" office:value-type="float" office:value="39262" calcext:value-type="float">
            <text:p>39,262</text:p>
          </table:table-cell>
          <table:table-cell table:style-name="ce24" office:value-type="float" office:value="30356" calcext:value-type="float">
            <text:p>30,356</text:p>
          </table:table-cell>
          <table:table-cell table:style-name="ce24" office:value-type="float" office:value="29402" calcext:value-type="float">
            <text:p>29,402</text:p>
          </table:table-cell>
          <table:table-cell table:style-name="ce24" office:value-type="float" office:value="30316" calcext:value-type="float">
            <text:p>30,316</text:p>
          </table:table-cell>
          <table:table-cell table:style-name="ce24" office:value-type="float" office:value="29922" calcext:value-type="float">
            <text:p>29,922</text:p>
          </table:table-cell>
          <table:table-cell table:style-name="ce24" office:value-type="float" office:value="28163" calcext:value-type="float">
            <text:p>28,163</text:p>
          </table:table-cell>
          <table:table-cell table:style-name="ce24" office:value-type="float" office:value="26942" calcext:value-type="float">
            <text:p>26,942</text:p>
          </table:table-cell>
          <table:table-cell table:style-name="ce24" office:value-type="float" office:value="27873" calcext:value-type="float">
            <text:p>27,873</text:p>
          </table:table-cell>
          <table:table-cell table:style-name="ce24" office:value-type="float" office:value="27759" calcext:value-type="float">
            <text:p>27,759</text:p>
          </table:table-cell>
          <table:table-cell table:style-name="ce24" office:value-type="float" office:value="27352" calcext:value-type="float">
            <text:p>27,352</text:p>
          </table:table-cell>
          <table:table-cell table:style-name="ce24" office:value-type="float" office:value="27003" calcext:value-type="float">
            <text:p>27,003</text:p>
          </table:table-cell>
          <table:table-cell table:style-name="ce24" office:value-type="float" office:value="26785" calcext:value-type="float">
            <text:p>26,785</text:p>
          </table:table-cell>
          <table:table-cell table:style-name="ce24" office:value-type="float" office:value="26357" calcext:value-type="float">
            <text:p>26,357</text:p>
          </table:table-cell>
          <table:table-cell table:style-name="ce24" office:value-type="float" office:value="25535" calcext:value-type="float">
            <text:p>25,535</text:p>
          </table:table-cell>
          <table:table-cell table:style-name="ce24" office:value-type="float" office:value="24952" calcext:value-type="float">
            <text:p>24,952</text:p>
          </table:table-cell>
          <table:table-cell table:style-name="ce24" office:value-type="float" office:value="25580" calcext:value-type="float">
            <text:p>25,580</text:p>
          </table:table-cell>
          <table:table-cell table:style-name="ce24" office:value-type="float" office:value="25004" calcext:value-type="float">
            <text:p>25,004</text:p>
          </table:table-cell>
          <table:table-cell table:style-name="ce24" office:value-type="float" office:value="24546" calcext:value-type="float">
            <text:p>24,546</text:p>
          </table:table-cell>
          <table:table-cell table:style-name="ce24" office:value-type="float" office:value="23626" calcext:value-type="float">
            <text:p>23,626</text:p>
          </table:table-cell>
          <table:table-cell table:style-name="ce24" office:value-type="float" office:value="22103" calcext:value-type="float">
            <text:p>22,103</text:p>
          </table:table-cell>
          <table:table-cell table:style-name="ce24" office:value-type="float" office:value="21659" calcext:value-type="float">
            <text:p>21,659</text:p>
          </table:table-cell>
          <table:table-cell table:style-name="ce24" office:value-type="float" office:value="21741" calcext:value-type="float">
            <text:p>21,741</text:p>
          </table:table-cell>
          <table:table-cell table:style-name="ce24" office:value-type="float" office:value="20487" calcext:value-type="float">
            <text:p>20,487</text:p>
          </table:table-cell>
          <table:table-cell table:style-name="ce24" office:value-type="float" office:value="19951" calcext:value-type="float">
            <text:p>19,951</text:p>
          </table:table-cell>
          <table:table-cell table:style-name="ce24" office:value-type="float" office:value="18564" calcext:value-type="float">
            <text:p>18,564</text:p>
          </table:table-cell>
          <table:table-cell table:style-name="ce24" office:value-type="float" office:value="18679" calcext:value-type="float">
            <text:p>18,679</text:p>
          </table:table-cell>
          <table:table-cell table:style-name="ce24" office:value-type="float" office:value="18253" calcext:value-type="float">
            <text:p>18,253</text:p>
          </table:table-cell>
          <table:table-cell table:style-name="ce24" office:value-type="float" office:value="18129" calcext:value-type="float">
            <text:p>18,129</text:p>
          </table:table-cell>
          <table:table-cell table:style-name="ce24" office:value-type="float" office:value="12064" calcext:value-type="float">
            <text:p>12,064</text:p>
          </table:table-cell>
          <table:table-cell table:style-name="ce24" office:value-type="float" office:value="10490" calcext:value-type="float">
            <text:p>10,490</text:p>
          </table:table-cell>
          <table:table-cell table:style-name="ce24" office:value-type="float" office:value="10220" calcext:value-type="float">
            <text:p>10,220</text:p>
          </table:table-cell>
          <table:table-cell table:style-name="ce24" office:value-type="float" office:value="10262" calcext:value-type="float">
            <text:p>10,262</text:p>
          </table:table-cell>
          <table:table-cell table:style-name="ce24" office:value-type="float" office:value="9843" calcext:value-type="float">
            <text:p>9,843</text:p>
          </table:table-cell>
          <table:table-cell table:style-name="ce24" office:value-type="float" office:value="8960" calcext:value-type="float">
            <text:p>8,960</text:p>
          </table:table-cell>
          <table:table-cell table:style-name="ce24" office:value-type="float" office:value="7411" calcext:value-type="float">
            <text:p>7,411</text:p>
          </table:table-cell>
          <table:table-cell table:style-name="ce24" office:value-type="float" office:value="6252" calcext:value-type="float">
            <text:p>6,252</text:p>
          </table:table-cell>
          <table:table-cell table:style-name="ce24" office:value-type="float" office:value="23018" calcext:value-type="float">
            <text:p>23,018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930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style-name="ce24" office:value-type="float" office:value="25083" calcext:value-type="float">
            <text:p>25,083</text:p>
          </table:table-cell>
          <table:table-cell table:style-name="ce24" office:value-type="float" office:value="25796" calcext:value-type="float">
            <text:p>25,796</text:p>
          </table:table-cell>
          <table:table-cell table:style-name="ce24" office:value-type="float" office:value="25763" calcext:value-type="float">
            <text:p>25,763</text:p>
          </table:table-cell>
          <table:table-cell table:style-name="ce24" office:value-type="float" office:value="27209" calcext:value-type="float">
            <text:p>27,209</text:p>
          </table:table-cell>
          <table:table-cell table:style-name="ce24" office:value-type="float" office:value="27870" calcext:value-type="float">
            <text:p>27,870</text:p>
          </table:table-cell>
          <table:table-cell table:style-name="ce24" office:value-type="float" office:value="28506" calcext:value-type="float">
            <text:p>28,506</text:p>
          </table:table-cell>
          <table:table-cell table:style-name="ce24" office:value-type="float" office:value="28374" calcext:value-type="float">
            <text:p>28,374</text:p>
          </table:table-cell>
          <table:table-cell table:style-name="ce24" office:value-type="float" office:value="28842" calcext:value-type="float">
            <text:p>28,842</text:p>
          </table:table-cell>
          <table:table-cell table:style-name="ce24" office:value-type="float" office:value="29953" calcext:value-type="float">
            <text:p>29,953</text:p>
          </table:table-cell>
          <table:table-cell table:style-name="ce24" office:value-type="float" office:value="30725" calcext:value-type="float">
            <text:p>30,725</text:p>
          </table:table-cell>
          <table:table-cell table:style-name="ce24" office:value-type="float" office:value="32098" calcext:value-type="float">
            <text:p>32,098</text:p>
          </table:table-cell>
          <table:table-cell table:style-name="ce24" office:value-type="float" office:value="32003" calcext:value-type="float">
            <text:p>32,003</text:p>
          </table:table-cell>
          <table:table-cell table:style-name="ce24" office:value-type="float" office:value="31012" calcext:value-type="float">
            <text:p>31,012</text:p>
          </table:table-cell>
          <table:table-cell table:style-name="ce24" office:value-type="float" office:value="30851" calcext:value-type="float">
            <text:p>30,851</text:p>
          </table:table-cell>
          <table:table-cell table:style-name="ce24" office:value-type="float" office:value="31770" calcext:value-type="float">
            <text:p>31,770</text:p>
          </table:table-cell>
          <table:table-cell table:style-name="ce24" office:value-type="float" office:value="31625" calcext:value-type="float">
            <text:p>31,625</text:p>
          </table:table-cell>
          <table:table-cell table:style-name="ce24" office:value-type="float" office:value="31873" calcext:value-type="float">
            <text:p>31,873</text:p>
          </table:table-cell>
          <table:table-cell table:style-name="ce24" office:value-type="float" office:value="31877" calcext:value-type="float">
            <text:p>31,877</text:p>
          </table:table-cell>
          <table:table-cell table:style-name="ce24" office:value-type="float" office:value="30199" calcext:value-type="float">
            <text:p>30,199</text:p>
          </table:table-cell>
          <table:table-cell table:style-name="ce24" office:value-type="float" office:value="31312" calcext:value-type="float">
            <text:p>31,312</text:p>
          </table:table-cell>
          <table:table-cell table:style-name="ce24" office:value-type="float" office:value="32826" calcext:value-type="float">
            <text:p>32,826</text:p>
          </table:table-cell>
          <table:table-cell table:style-name="ce24" office:value-type="float" office:value="34386" calcext:value-type="float">
            <text:p>34,386</text:p>
          </table:table-cell>
          <table:table-cell table:style-name="ce24" office:value-type="float" office:value="33950" calcext:value-type="float">
            <text:p>33,950</text:p>
          </table:table-cell>
          <table:table-cell table:style-name="ce24" office:value-type="float" office:value="31417" calcext:value-type="float">
            <text:p>31,417</text:p>
          </table:table-cell>
          <table:table-cell table:style-name="ce24" office:value-type="float" office:value="29015" calcext:value-type="float">
            <text:p>29,015</text:p>
          </table:table-cell>
          <table:table-cell table:style-name="ce24" office:value-type="float" office:value="27941" calcext:value-type="float">
            <text:p>27,941</text:p>
          </table:table-cell>
          <table:table-cell table:style-name="ce24" office:value-type="float" office:value="30129" calcext:value-type="float">
            <text:p>30,129</text:p>
          </table:table-cell>
          <table:table-cell table:style-name="ce24" office:value-type="float" office:value="30842" calcext:value-type="float">
            <text:p>30,842</text:p>
          </table:table-cell>
          <table:table-cell table:style-name="ce24" office:value-type="float" office:value="31242" calcext:value-type="float">
            <text:p>31,242</text:p>
          </table:table-cell>
          <table:table-cell table:style-name="ce24" office:value-type="float" office:value="33537" calcext:value-type="float">
            <text:p>33,537</text:p>
          </table:table-cell>
          <table:table-cell table:style-name="ce24" office:value-type="float" office:value="36222" calcext:value-type="float">
            <text:p>36,222</text:p>
          </table:table-cell>
          <table:table-cell table:style-name="ce24" office:value-type="float" office:value="38128" calcext:value-type="float">
            <text:p>38,128</text:p>
          </table:table-cell>
          <table:table-cell table:style-name="ce24" office:value-type="float" office:value="38016" calcext:value-type="float">
            <text:p>38,016</text:p>
          </table:table-cell>
          <table:table-cell table:style-name="ce24" office:value-type="float" office:value="39630" calcext:value-type="float">
            <text:p>39,630</text:p>
          </table:table-cell>
          <table:table-cell table:style-name="ce24" office:value-type="float" office:value="40652" calcext:value-type="float">
            <text:p>40,652</text:p>
          </table:table-cell>
          <table:table-cell table:style-name="ce24" office:value-type="float" office:value="40984" calcext:value-type="float">
            <text:p>40,984</text:p>
          </table:table-cell>
          <table:table-cell table:style-name="ce24" office:value-type="float" office:value="41054" calcext:value-type="float">
            <text:p>41,054</text:p>
          </table:table-cell>
          <table:table-cell table:style-name="ce24" office:value-type="float" office:value="42174" calcext:value-type="float">
            <text:p>42,174</text:p>
          </table:table-cell>
          <table:table-cell table:style-name="ce24" office:value-type="float" office:value="42390" calcext:value-type="float">
            <text:p>42,390</text:p>
          </table:table-cell>
          <table:table-cell table:style-name="ce24" office:value-type="float" office:value="42128" calcext:value-type="float">
            <text:p>42,128</text:p>
          </table:table-cell>
          <table:table-cell table:style-name="ce24" office:value-type="float" office:value="40885" calcext:value-type="float">
            <text:p>40,885</text:p>
          </table:table-cell>
          <table:table-cell table:style-name="ce24" office:value-type="float" office:value="40501" calcext:value-type="float">
            <text:p>40,501</text:p>
          </table:table-cell>
          <table:table-cell table:style-name="ce24" office:value-type="float" office:value="39139" calcext:value-type="float">
            <text:p>39,139</text:p>
          </table:table-cell>
          <table:table-cell table:style-name="ce24" office:value-type="float" office:value="39029" calcext:value-type="float">
            <text:p>39,029</text:p>
          </table:table-cell>
          <table:table-cell table:style-name="ce24" office:value-type="float" office:value="38233" calcext:value-type="float">
            <text:p>38,233</text:p>
          </table:table-cell>
          <table:table-cell table:style-name="ce24" office:value-type="float" office:value="37144" calcext:value-type="float">
            <text:p>37,144</text:p>
          </table:table-cell>
          <table:table-cell table:style-name="ce24" office:value-type="float" office:value="35875" calcext:value-type="float">
            <text:p>35,875</text:p>
          </table:table-cell>
          <table:table-cell table:style-name="ce24" office:value-type="float" office:value="34616" calcext:value-type="float">
            <text:p>34,616</text:p>
          </table:table-cell>
          <table:table-cell table:style-name="ce24" office:value-type="float" office:value="34261" calcext:value-type="float">
            <text:p>34,261</text:p>
          </table:table-cell>
          <table:table-cell table:style-name="ce24" office:value-type="float" office:value="33552" calcext:value-type="float">
            <text:p>33,552</text:p>
          </table:table-cell>
          <table:table-cell table:style-name="ce24" office:value-type="float" office:value="32544" calcext:value-type="float">
            <text:p>32,544</text:p>
          </table:table-cell>
          <table:table-cell table:style-name="ce24" office:value-type="float" office:value="33335" calcext:value-type="float">
            <text:p>33,335</text:p>
          </table:table-cell>
          <table:table-cell table:style-name="ce24" office:value-type="float" office:value="33608" calcext:value-type="float">
            <text:p>33,608</text:p>
          </table:table-cell>
          <table:table-cell table:style-name="ce24" office:value-type="float" office:value="34591" calcext:value-type="float">
            <text:p>34,591</text:p>
          </table:table-cell>
          <table:table-cell table:style-name="ce24" office:value-type="float" office:value="35955" calcext:value-type="float">
            <text:p>35,955</text:p>
          </table:table-cell>
          <table:table-cell table:style-name="ce24" office:value-type="float" office:value="39211" calcext:value-type="float">
            <text:p>39,211</text:p>
          </table:table-cell>
          <table:table-cell table:style-name="ce24" office:value-type="float" office:value="30258" calcext:value-type="float">
            <text:p>30,258</text:p>
          </table:table-cell>
          <table:table-cell table:style-name="ce24" office:value-type="float" office:value="29285" calcext:value-type="float">
            <text:p>29,285</text:p>
          </table:table-cell>
          <table:table-cell table:style-name="ce24" office:value-type="float" office:value="30219" calcext:value-type="float">
            <text:p>30,219</text:p>
          </table:table-cell>
          <table:table-cell table:style-name="ce24" office:value-type="float" office:value="29819" calcext:value-type="float">
            <text:p>29,819</text:p>
          </table:table-cell>
          <table:table-cell table:style-name="ce24" office:value-type="float" office:value="27988" calcext:value-type="float">
            <text:p>27,988</text:p>
          </table:table-cell>
          <table:table-cell table:style-name="ce24" office:value-type="float" office:value="26754" calcext:value-type="float">
            <text:p>26,754</text:p>
          </table:table-cell>
          <table:table-cell table:style-name="ce24" office:value-type="float" office:value="27668" calcext:value-type="float">
            <text:p>27,668</text:p>
          </table:table-cell>
          <table:table-cell table:style-name="ce24" office:value-type="float" office:value="27499" calcext:value-type="float">
            <text:p>27,499</text:p>
          </table:table-cell>
          <table:table-cell table:style-name="ce24" office:value-type="float" office:value="27126" calcext:value-type="float">
            <text:p>27,126</text:p>
          </table:table-cell>
          <table:table-cell table:style-name="ce24" office:value-type="float" office:value="26739" calcext:value-type="float">
            <text:p>26,739</text:p>
          </table:table-cell>
          <table:table-cell table:style-name="ce24" office:value-type="float" office:value="26461" calcext:value-type="float">
            <text:p>26,461</text:p>
          </table:table-cell>
          <table:table-cell table:style-name="ce24" office:value-type="float" office:value="25948" calcext:value-type="float">
            <text:p>25,948</text:p>
          </table:table-cell>
          <table:table-cell table:style-name="ce24" office:value-type="float" office:value="25173" calcext:value-type="float">
            <text:p>25,173</text:p>
          </table:table-cell>
          <table:table-cell table:style-name="ce24" office:value-type="float" office:value="24472" calcext:value-type="float">
            <text:p>24,472</text:p>
          </table:table-cell>
          <table:table-cell table:style-name="ce24" office:value-type="float" office:value="25087" calcext:value-type="float">
            <text:p>25,087</text:p>
          </table:table-cell>
          <table:table-cell table:style-name="ce24" office:value-type="float" office:value="24493" calcext:value-type="float">
            <text:p>24,493</text:p>
          </table:table-cell>
          <table:table-cell table:style-name="ce24" office:value-type="float" office:value="23951" calcext:value-type="float">
            <text:p>23,951</text:p>
          </table:table-cell>
          <table:table-cell table:style-name="ce24" office:value-type="float" office:value="22960" calcext:value-type="float">
            <text:p>22,960</text:p>
          </table:table-cell>
          <table:table-cell table:style-name="ce24" office:value-type="float" office:value="21389" calcext:value-type="float">
            <text:p>21,389</text:p>
          </table:table-cell>
          <table:table-cell table:style-name="ce24" office:value-type="float" office:value="20922" calcext:value-type="float">
            <text:p>20,922</text:p>
          </table:table-cell>
          <table:table-cell table:style-name="ce24" office:value-type="float" office:value="20941" calcext:value-type="float">
            <text:p>20,941</text:p>
          </table:table-cell>
          <table:table-cell table:style-name="ce24" office:value-type="float" office:value="19601" calcext:value-type="float">
            <text:p>19,601</text:p>
          </table:table-cell>
          <table:table-cell table:style-name="ce24" office:value-type="float" office:value="18993" calcext:value-type="float">
            <text:p>18,993</text:p>
          </table:table-cell>
          <table:table-cell table:style-name="ce24" office:value-type="float" office:value="17645" calcext:value-type="float">
            <text:p>17,645</text:p>
          </table:table-cell>
          <table:table-cell table:style-name="ce24" office:value-type="float" office:value="17601" calcext:value-type="float">
            <text:p>17,601</text:p>
          </table:table-cell>
          <table:table-cell table:style-name="ce24" office:value-type="float" office:value="17882" calcext:value-type="float">
            <text:p>17,882</text:p>
          </table:table-cell>
          <table:table-cell table:style-name="ce24" office:value-type="float" office:value="17455" calcext:value-type="float">
            <text:p>17,455</text:p>
          </table:table-cell>
          <table:table-cell table:style-name="ce24" office:value-type="float" office:value="11310" calcext:value-type="float">
            <text:p>11,310</text:p>
          </table:table-cell>
          <table:table-cell table:style-name="ce24" office:value-type="float" office:value="9956" calcext:value-type="float">
            <text:p>9,956</text:p>
          </table:table-cell>
          <table:table-cell table:style-name="ce24" office:value-type="float" office:value="9576" calcext:value-type="float">
            <text:p>9,576</text:p>
          </table:table-cell>
          <table:table-cell table:style-name="ce24" office:value-type="float" office:value="9319" calcext:value-type="float">
            <text:p>9,319</text:p>
          </table:table-cell>
          <table:table-cell table:style-name="ce24" office:value-type="float" office:value="8647" calcext:value-type="float">
            <text:p>8,647</text:p>
          </table:table-cell>
          <table:table-cell table:style-name="ce24" office:value-type="float" office:value="7879" calcext:value-type="float">
            <text:p>7,879</text:p>
          </table:table-cell>
          <table:table-cell table:style-name="ce24" office:value-type="float" office:value="6287" calcext:value-type="float">
            <text:p>6,287</text:p>
          </table:table-cell>
          <table:table-cell table:style-name="ce24" office:value-type="float" office:value="21171" calcext:value-type="float">
            <text:p>21,171</text:p>
          </table:table-cell>
          <table:table-cell table:style-name="ce25"/>
          <table:table-cell office:value-type="float" office:value="2002" calcext:value-type="float">
            <text:p>2002</text:p>
          </table:table-cell>
          <table:table-cell table:number-columns-repeated="930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style-name="ce26" office:value-type="float" office:value="25318" calcext:value-type="float">
            <text:p>25,318</text:p>
          </table:table-cell>
          <table:table-cell table:style-name="ce26" office:value-type="float" office:value="25138" calcext:value-type="float">
            <text:p>25,138</text:p>
          </table:table-cell>
          <table:table-cell table:style-name="ce26" office:value-type="float" office:value="25898" calcext:value-type="float">
            <text:p>25,898</text:p>
          </table:table-cell>
          <table:table-cell table:style-name="ce26" office:value-type="float" office:value="25915" calcext:value-type="float">
            <text:p>25,915</text:p>
          </table:table-cell>
          <table:table-cell table:style-name="ce26" office:value-type="float" office:value="27303" calcext:value-type="float">
            <text:p>27,303</text:p>
          </table:table-cell>
          <table:table-cell table:style-name="ce26" office:value-type="float" office:value="27901" calcext:value-type="float">
            <text:p>27,901</text:p>
          </table:table-cell>
          <table:table-cell table:style-name="ce26" office:value-type="float" office:value="28639" calcext:value-type="float">
            <text:p>28,639</text:p>
          </table:table-cell>
          <table:table-cell table:style-name="ce26" office:value-type="float" office:value="28519" calcext:value-type="float">
            <text:p>28,519</text:p>
          </table:table-cell>
          <table:table-cell table:style-name="ce26" office:value-type="float" office:value="28965" calcext:value-type="float">
            <text:p>28,965</text:p>
          </table:table-cell>
          <table:table-cell table:style-name="ce26" office:value-type="float" office:value="30039" calcext:value-type="float">
            <text:p>30,039</text:p>
          </table:table-cell>
          <table:table-cell table:style-name="ce26" office:value-type="float" office:value="30817" calcext:value-type="float">
            <text:p>30,817</text:p>
          </table:table-cell>
          <table:table-cell table:style-name="ce26" office:value-type="float" office:value="32171" calcext:value-type="float">
            <text:p>32,171</text:p>
          </table:table-cell>
          <table:table-cell table:style-name="ce26" office:value-type="float" office:value="31981" calcext:value-type="float">
            <text:p>31,981</text:p>
          </table:table-cell>
          <table:table-cell table:style-name="ce26" office:value-type="float" office:value="31061" calcext:value-type="float">
            <text:p>31,061</text:p>
          </table:table-cell>
          <table:table-cell table:style-name="ce26" office:value-type="float" office:value="30842" calcext:value-type="float">
            <text:p>30,842</text:p>
          </table:table-cell>
          <table:table-cell table:style-name="ce26" office:value-type="float" office:value="31782" calcext:value-type="float">
            <text:p>31,782</text:p>
          </table:table-cell>
          <table:table-cell table:style-name="ce26" office:value-type="float" office:value="31519" calcext:value-type="float">
            <text:p>31,519</text:p>
          </table:table-cell>
          <table:table-cell table:style-name="ce26" office:value-type="float" office:value="31648" calcext:value-type="float">
            <text:p>31,648</text:p>
          </table:table-cell>
          <table:table-cell table:style-name="ce26" office:value-type="float" office:value="31628" calcext:value-type="float">
            <text:p>31,628</text:p>
          </table:table-cell>
          <table:table-cell table:style-name="ce26" office:value-type="float" office:value="31222" calcext:value-type="float">
            <text:p>31,222</text:p>
          </table:table-cell>
          <table:table-cell table:style-name="ce26" office:value-type="float" office:value="32095" calcext:value-type="float">
            <text:p>32,095</text:p>
          </table:table-cell>
          <table:table-cell table:style-name="ce26" office:value-type="float" office:value="33529" calcext:value-type="float">
            <text:p>33,529</text:p>
          </table:table-cell>
          <table:table-cell table:style-name="ce26" office:value-type="float" office:value="34439" calcext:value-type="float">
            <text:p>34,439</text:p>
          </table:table-cell>
          <table:table-cell table:style-name="ce26" office:value-type="float" office:value="33263" calcext:value-type="float">
            <text:p>33,263</text:p>
          </table:table-cell>
          <table:table-cell table:style-name="ce26" office:value-type="float" office:value="30950" calcext:value-type="float">
            <text:p>30,950</text:p>
          </table:table-cell>
          <table:table-cell table:style-name="ce26" office:value-type="float" office:value="28797" calcext:value-type="float">
            <text:p>28,797</text:p>
          </table:table-cell>
          <table:table-cell table:style-name="ce26" office:value-type="float" office:value="27931" calcext:value-type="float">
            <text:p>27,931</text:p>
          </table:table-cell>
          <table:table-cell table:style-name="ce26" office:value-type="float" office:value="30155" calcext:value-type="float">
            <text:p>30,155</text:p>
          </table:table-cell>
          <table:table-cell table:style-name="ce26" office:value-type="float" office:value="30842" calcext:value-type="float">
            <text:p>30,842</text:p>
          </table:table-cell>
          <table:table-cell table:style-name="ce26" office:value-type="float" office:value="31402" calcext:value-type="float">
            <text:p>31,402</text:p>
          </table:table-cell>
          <table:table-cell table:style-name="ce26" office:value-type="float" office:value="33698" calcext:value-type="float">
            <text:p>33,698</text:p>
          </table:table-cell>
          <table:table-cell table:style-name="ce26" office:value-type="float" office:value="36288" calcext:value-type="float">
            <text:p>36,288</text:p>
          </table:table-cell>
          <table:table-cell table:style-name="ce26" office:value-type="float" office:value="38207" calcext:value-type="float">
            <text:p>38,207</text:p>
          </table:table-cell>
          <table:table-cell table:style-name="ce26" office:value-type="float" office:value="38102" calcext:value-type="float">
            <text:p>38,102</text:p>
          </table:table-cell>
          <table:table-cell table:style-name="ce26" office:value-type="float" office:value="39696" calcext:value-type="float">
            <text:p>39,696</text:p>
          </table:table-cell>
          <table:table-cell table:style-name="ce26" office:value-type="float" office:value="40655" calcext:value-type="float">
            <text:p>40,655</text:p>
          </table:table-cell>
          <table:table-cell table:style-name="ce26" office:value-type="float" office:value="41039" calcext:value-type="float">
            <text:p>41,039</text:p>
          </table:table-cell>
          <table:table-cell table:style-name="ce26" office:value-type="float" office:value="41104" calcext:value-type="float">
            <text:p>41,104</text:p>
          </table:table-cell>
          <table:table-cell table:style-name="ce26" office:value-type="float" office:value="42230" calcext:value-type="float">
            <text:p>42,230</text:p>
          </table:table-cell>
          <table:table-cell table:style-name="ce26" office:value-type="float" office:value="42420" calcext:value-type="float">
            <text:p>42,420</text:p>
          </table:table-cell>
          <table:table-cell table:style-name="ce26" office:value-type="float" office:value="42174" calcext:value-type="float">
            <text:p>42,174</text:p>
          </table:table-cell>
          <table:table-cell table:style-name="ce26" office:value-type="float" office:value="40916" calcext:value-type="float">
            <text:p>40,916</text:p>
          </table:table-cell>
          <table:table-cell table:style-name="ce26" office:value-type="float" office:value="40450" calcext:value-type="float">
            <text:p>40,450</text:p>
          </table:table-cell>
          <table:table-cell table:style-name="ce26" office:value-type="float" office:value="39084" calcext:value-type="float">
            <text:p>39,084</text:p>
          </table:table-cell>
          <table:table-cell table:style-name="ce26" office:value-type="float" office:value="39004" calcext:value-type="float">
            <text:p>39,004</text:p>
          </table:table-cell>
          <table:table-cell table:style-name="ce26" office:value-type="float" office:value="38178" calcext:value-type="float">
            <text:p>38,178</text:p>
          </table:table-cell>
          <table:table-cell table:style-name="ce26" office:value-type="float" office:value="37085" calcext:value-type="float">
            <text:p>37,085</text:p>
          </table:table-cell>
          <table:table-cell table:style-name="ce26" office:value-type="float" office:value="35867" calcext:value-type="float">
            <text:p>35,867</text:p>
          </table:table-cell>
          <table:table-cell table:style-name="ce26" office:value-type="float" office:value="34584" calcext:value-type="float">
            <text:p>34,584</text:p>
          </table:table-cell>
          <table:table-cell table:style-name="ce26" office:value-type="float" office:value="34195" calcext:value-type="float">
            <text:p>34,195</text:p>
          </table:table-cell>
          <table:table-cell table:style-name="ce26" office:value-type="float" office:value="33534" calcext:value-type="float">
            <text:p>33,534</text:p>
          </table:table-cell>
          <table:table-cell table:style-name="ce26" office:value-type="float" office:value="32549" calcext:value-type="float">
            <text:p>32,549</text:p>
          </table:table-cell>
          <table:table-cell table:style-name="ce26" office:value-type="float" office:value="33292" calcext:value-type="float">
            <text:p>33,292</text:p>
          </table:table-cell>
          <table:table-cell table:style-name="ce26" office:value-type="float" office:value="33550" calcext:value-type="float">
            <text:p>33,550</text:p>
          </table:table-cell>
          <table:table-cell table:style-name="ce26" office:value-type="float" office:value="34574" calcext:value-type="float">
            <text:p>34,574</text:p>
          </table:table-cell>
          <table:table-cell table:style-name="ce26" office:value-type="float" office:value="35890" calcext:value-type="float">
            <text:p>35,890</text:p>
          </table:table-cell>
          <table:table-cell table:style-name="ce26" office:value-type="float" office:value="39128" calcext:value-type="float">
            <text:p>39,128</text:p>
          </table:table-cell>
          <table:table-cell table:style-name="ce26" office:value-type="float" office:value="30158" calcext:value-type="float">
            <text:p>30,158</text:p>
          </table:table-cell>
          <table:table-cell table:style-name="ce26" office:value-type="float" office:value="29141" calcext:value-type="float">
            <text:p>29,141</text:p>
          </table:table-cell>
          <table:table-cell table:style-name="ce26" office:value-type="float" office:value="30105" calcext:value-type="float">
            <text:p>30,105</text:p>
          </table:table-cell>
          <table:table-cell table:style-name="ce26" office:value-type="float" office:value="29711" calcext:value-type="float">
            <text:p>29,711</text:p>
          </table:table-cell>
          <table:table-cell table:style-name="ce26" office:value-type="float" office:value="27835" calcext:value-type="float">
            <text:p>27,835</text:p>
          </table:table-cell>
          <table:table-cell table:style-name="ce26" office:value-type="float" office:value="26561" calcext:value-type="float">
            <text:p>26,561</text:p>
          </table:table-cell>
          <table:table-cell table:style-name="ce26" office:value-type="float" office:value="27430" calcext:value-type="float">
            <text:p>27,430</text:p>
          </table:table-cell>
          <table:table-cell table:style-name="ce26" office:value-type="float" office:value="27272" calcext:value-type="float">
            <text:p>27,272</text:p>
          </table:table-cell>
          <table:table-cell table:style-name="ce26" office:value-type="float" office:value="26866" calcext:value-type="float">
            <text:p>26,866</text:p>
          </table:table-cell>
          <table:table-cell table:style-name="ce26" office:value-type="float" office:value="26439" calcext:value-type="float">
            <text:p>26,439</text:p>
          </table:table-cell>
          <table:table-cell table:style-name="ce26" office:value-type="float" office:value="26134" calcext:value-type="float">
            <text:p>26,134</text:p>
          </table:table-cell>
          <table:table-cell table:style-name="ce26" office:value-type="float" office:value="25574" calcext:value-type="float">
            <text:p>25,574</text:p>
          </table:table-cell>
          <table:table-cell table:style-name="ce26" office:value-type="float" office:value="24728" calcext:value-type="float">
            <text:p>24,728</text:p>
          </table:table-cell>
          <table:table-cell table:style-name="ce26" office:value-type="float" office:value="24039" calcext:value-type="float">
            <text:p>24,039</text:p>
          </table:table-cell>
          <table:table-cell table:style-name="ce26" office:value-type="float" office:value="24574" calcext:value-type="float">
            <text:p>24,574</text:p>
          </table:table-cell>
          <table:table-cell table:style-name="ce26" office:value-type="float" office:value="23893" calcext:value-type="float">
            <text:p>23,893</text:p>
          </table:table-cell>
          <table:table-cell table:style-name="ce26" office:value-type="float" office:value="23263" calcext:value-type="float">
            <text:p>23,263</text:p>
          </table:table-cell>
          <table:table-cell table:style-name="ce26" office:value-type="float" office:value="22226" calcext:value-type="float">
            <text:p>22,226</text:p>
          </table:table-cell>
          <table:table-cell table:style-name="ce26" office:value-type="float" office:value="20687" calcext:value-type="float">
            <text:p>20,687</text:p>
          </table:table-cell>
          <table:table-cell table:style-name="ce26" office:value-type="float" office:value="20119" calcext:value-type="float">
            <text:p>20,119</text:p>
          </table:table-cell>
          <table:table-cell table:style-name="ce26" office:value-type="float" office:value="20086" calcext:value-type="float">
            <text:p>20,086</text:p>
          </table:table-cell>
          <table:table-cell table:style-name="ce26" office:value-type="float" office:value="18725" calcext:value-type="float">
            <text:p>18,725</text:p>
          </table:table-cell>
          <table:table-cell table:style-name="ce26" office:value-type="float" office:value="17983" calcext:value-type="float">
            <text:p>17,983</text:p>
          </table:table-cell>
          <table:table-cell table:style-name="ce26" office:value-type="float" office:value="16652" calcext:value-type="float">
            <text:p>16,652</text:p>
          </table:table-cell>
          <table:table-cell table:style-name="ce26" office:value-type="float" office:value="16490" calcext:value-type="float">
            <text:p>16,490</text:p>
          </table:table-cell>
          <table:table-cell table:style-name="ce26" office:value-type="float" office:value="16643" calcext:value-type="float">
            <text:p>16,643</text:p>
          </table:table-cell>
          <table:table-cell table:style-name="ce26" office:value-type="float" office:value="16121" calcext:value-type="float">
            <text:p>16,121</text:p>
          </table:table-cell>
          <table:table-cell table:style-name="ce26" office:value-type="float" office:value="10351" calcext:value-type="float">
            <text:p>10,351</text:p>
          </table:table-cell>
          <table:table-cell table:style-name="ce26" office:value-type="float" office:value="9003" calcext:value-type="float">
            <text:p>9,003</text:p>
          </table:table-cell>
          <table:table-cell table:style-name="ce26" office:value-type="float" office:value="8543" calcext:value-type="float">
            <text:p>8,543</text:p>
          </table:table-cell>
          <table:table-cell table:style-name="ce26" office:value-type="float" office:value="8235" calcext:value-type="float">
            <text:p>8,235</text:p>
          </table:table-cell>
          <table:table-cell table:style-name="ce26" office:value-type="float" office:value="7534" calcext:value-type="float">
            <text:p>7,534</text:p>
          </table:table-cell>
          <table:table-cell table:style-name="ce26" office:value-type="float" office:value="6761" calcext:value-type="float">
            <text:p>6,761</text:p>
          </table:table-cell>
          <table:table-cell table:style-name="ce26" office:value-type="float" office:value="21311" calcext:value-type="float">
            <text:p>21,311</text:p>
          </table:table-cell>
          <table:table-cell table:style-name="ce25"/>
          <table:table-cell office:value-type="float" office:value="2003" calcext:value-type="float">
            <text:p>2003</text:p>
          </table:table-cell>
          <table:table-cell table:number-columns-repeated="930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style-name="ce25" office:value-type="float" office:value="26000" calcext:value-type="float">
            <text:p>26,000</text:p>
          </table:table-cell>
          <table:table-cell table:style-name="ce25" office:value-type="float" office:value="25435" calcext:value-type="float">
            <text:p>25,435</text:p>
          </table:table-cell>
          <table:table-cell table:style-name="ce25" office:value-type="float" office:value="25256" calcext:value-type="float">
            <text:p>25,256</text:p>
          </table:table-cell>
          <table:table-cell table:style-name="ce25" office:value-type="float" office:value="26056" calcext:value-type="float">
            <text:p>26,056</text:p>
          </table:table-cell>
          <table:table-cell table:style-name="ce25" office:value-type="float" office:value="26118" calcext:value-type="float">
            <text:p>26,118</text:p>
          </table:table-cell>
          <table:table-cell table:style-name="ce25" office:value-type="float" office:value="27435" calcext:value-type="float">
            <text:p>27,435</text:p>
          </table:table-cell>
          <table:table-cell table:style-name="ce25" office:value-type="float" office:value="28106" calcext:value-type="float">
            <text:p>28,106</text:p>
          </table:table-cell>
          <table:table-cell table:style-name="ce25" office:value-type="float" office:value="28867" calcext:value-type="float">
            <text:p>28,867</text:p>
          </table:table-cell>
          <table:table-cell table:style-name="ce25" office:value-type="float" office:value="28665" calcext:value-type="float">
            <text:p>28,665</text:p>
          </table:table-cell>
          <table:table-cell table:style-name="ce25" office:value-type="float" office:value="29080" calcext:value-type="float">
            <text:p>29,080</text:p>
          </table:table-cell>
          <table:table-cell table:style-name="ce25" office:value-type="float" office:value="30170" calcext:value-type="float">
            <text:p>30,170</text:p>
          </table:table-cell>
          <table:table-cell table:style-name="ce25" office:value-type="float" office:value="30945" calcext:value-type="float">
            <text:p>30,945</text:p>
          </table:table-cell>
          <table:table-cell table:style-name="ce25" office:value-type="float" office:value="32243" calcext:value-type="float">
            <text:p>32,243</text:p>
          </table:table-cell>
          <table:table-cell table:style-name="ce25" office:value-type="float" office:value="32136" calcext:value-type="float">
            <text:p>32,136</text:p>
          </table:table-cell>
          <table:table-cell table:style-name="ce25" office:value-type="float" office:value="31017" calcext:value-type="float">
            <text:p>31,017</text:p>
          </table:table-cell>
          <table:table-cell table:style-name="ce25" office:value-type="float" office:value="30900" calcext:value-type="float">
            <text:p>30,900</text:p>
          </table:table-cell>
          <table:table-cell table:style-name="ce25" office:value-type="float" office:value="31782" calcext:value-type="float">
            <text:p>31,782</text:p>
          </table:table-cell>
          <table:table-cell table:style-name="ce25" office:value-type="float" office:value="31413" calcext:value-type="float">
            <text:p>31,413</text:p>
          </table:table-cell>
          <table:table-cell table:style-name="ce25" office:value-type="float" office:value="31611" calcext:value-type="float">
            <text:p>31,611</text:p>
          </table:table-cell>
          <table:table-cell table:style-name="ce25" office:value-type="float" office:value="33222" calcext:value-type="float">
            <text:p>33,222</text:p>
          </table:table-cell>
          <table:table-cell table:style-name="ce25" office:value-type="float" office:value="32195" calcext:value-type="float">
            <text:p>32,195</text:p>
          </table:table-cell>
          <table:table-cell table:style-name="ce25" office:value-type="float" office:value="32901" calcext:value-type="float">
            <text:p>32,901</text:p>
          </table:table-cell>
          <table:table-cell table:style-name="ce25" office:value-type="float" office:value="33762" calcext:value-type="float">
            <text:p>33,762</text:p>
          </table:table-cell>
          <table:table-cell table:style-name="ce25" office:value-type="float" office:value="34026" calcext:value-type="float">
            <text:p>34,026</text:p>
          </table:table-cell>
          <table:table-cell table:style-name="ce25" office:value-type="float" office:value="32933" calcext:value-type="float">
            <text:p>32,933</text:p>
          </table:table-cell>
          <table:table-cell table:style-name="ce25" office:value-type="float" office:value="30933" calcext:value-type="float">
            <text:p>30,933</text:p>
          </table:table-cell>
          <table:table-cell table:style-name="ce25" office:value-type="float" office:value="28973" calcext:value-type="float">
            <text:p>28,973</text:p>
          </table:table-cell>
          <table:table-cell table:style-name="ce25" office:value-type="float" office:value="28180" calcext:value-type="float">
            <text:p>28,180</text:p>
          </table:table-cell>
          <table:table-cell table:style-name="ce25" office:value-type="float" office:value="30319" calcext:value-type="float">
            <text:p>30,319</text:p>
          </table:table-cell>
          <table:table-cell table:style-name="ce25" office:value-type="float" office:value="31122" calcext:value-type="float">
            <text:p>31,122</text:p>
          </table:table-cell>
          <table:table-cell table:style-name="ce25" office:value-type="float" office:value="31579" calcext:value-type="float">
            <text:p>31,579</text:p>
          </table:table-cell>
          <table:table-cell table:style-name="ce25" office:value-type="float" office:value="33856" calcext:value-type="float">
            <text:p>33,856</text:p>
          </table:table-cell>
          <table:table-cell table:style-name="ce25" office:value-type="float" office:value="36547" calcext:value-type="float">
            <text:p>36,547</text:p>
          </table:table-cell>
          <table:table-cell table:style-name="ce25" office:value-type="float" office:value="38498" calcext:value-type="float">
            <text:p>38,498</text:p>
          </table:table-cell>
          <table:table-cell table:style-name="ce25" office:value-type="float" office:value="38296" calcext:value-type="float">
            <text:p>38,296</text:p>
          </table:table-cell>
          <table:table-cell table:style-name="ce25" office:value-type="float" office:value="39830" calcext:value-type="float">
            <text:p>39,830</text:p>
          </table:table-cell>
          <table:table-cell table:style-name="ce25" office:value-type="float" office:value="40799" calcext:value-type="float">
            <text:p>40,799</text:p>
          </table:table-cell>
          <table:table-cell table:style-name="ce25" office:value-type="float" office:value="41155" calcext:value-type="float">
            <text:p>41,155</text:p>
          </table:table-cell>
          <table:table-cell table:style-name="ce25" office:value-type="float" office:value="41211" calcext:value-type="float">
            <text:p>41,211</text:p>
          </table:table-cell>
          <table:table-cell table:style-name="ce25" office:value-type="float" office:value="42362" calcext:value-type="float">
            <text:p>42,362</text:p>
          </table:table-cell>
          <table:table-cell table:style-name="ce25" office:value-type="float" office:value="42496" calcext:value-type="float">
            <text:p>42,496</text:p>
          </table:table-cell>
          <table:table-cell table:style-name="ce25" office:value-type="float" office:value="42262" calcext:value-type="float">
            <text:p>42,262</text:p>
          </table:table-cell>
          <table:table-cell table:style-name="ce25" office:value-type="float" office:value="40966" calcext:value-type="float">
            <text:p>40,966</text:p>
          </table:table-cell>
          <table:table-cell table:style-name="ce25" office:value-type="float" office:value="40477" calcext:value-type="float">
            <text:p>40,477</text:p>
          </table:table-cell>
          <table:table-cell table:style-name="ce25" office:value-type="float" office:value="39069" calcext:value-type="float">
            <text:p>39,069</text:p>
          </table:table-cell>
          <table:table-cell table:style-name="ce25" office:value-type="float" office:value="39044" calcext:value-type="float">
            <text:p>39,044</text:p>
          </table:table-cell>
          <table:table-cell table:style-name="ce25" office:value-type="float" office:value="38140" calcext:value-type="float">
            <text:p>38,140</text:p>
          </table:table-cell>
          <table:table-cell table:style-name="ce25" office:value-type="float" office:value="37144" calcext:value-type="float">
            <text:p>37,144</text:p>
          </table:table-cell>
          <table:table-cell table:style-name="ce25" office:value-type="float" office:value="35891" calcext:value-type="float">
            <text:p>35,891</text:p>
          </table:table-cell>
          <table:table-cell table:style-name="ce25" office:value-type="float" office:value="34601" calcext:value-type="float">
            <text:p>34,601</text:p>
          </table:table-cell>
          <table:table-cell table:style-name="ce25" office:value-type="float" office:value="34236" calcext:value-type="float">
            <text:p>34,236</text:p>
          </table:table-cell>
          <table:table-cell table:style-name="ce25" office:value-type="float" office:value="33625" calcext:value-type="float">
            <text:p>33,625</text:p>
          </table:table-cell>
          <table:table-cell table:style-name="ce25" office:value-type="float" office:value="32534" calcext:value-type="float">
            <text:p>32,534</text:p>
          </table:table-cell>
          <table:table-cell table:style-name="ce25" office:value-type="float" office:value="33280" calcext:value-type="float">
            <text:p>33,280</text:p>
          </table:table-cell>
          <table:table-cell table:style-name="ce25" office:value-type="float" office:value="33544" calcext:value-type="float">
            <text:p>33,544</text:p>
          </table:table-cell>
          <table:table-cell table:style-name="ce25" office:value-type="float" office:value="34622" calcext:value-type="float">
            <text:p>34,622</text:p>
          </table:table-cell>
          <table:table-cell table:style-name="ce25" office:value-type="float" office:value="35893" calcext:value-type="float">
            <text:p>35,893</text:p>
          </table:table-cell>
          <table:table-cell table:style-name="ce25" office:value-type="float" office:value="39127" calcext:value-type="float">
            <text:p>39,127</text:p>
          </table:table-cell>
          <table:table-cell table:style-name="ce25" office:value-type="float" office:value="30068" calcext:value-type="float">
            <text:p>30,068</text:p>
          </table:table-cell>
          <table:table-cell table:style-name="ce25" office:value-type="float" office:value="29085" calcext:value-type="float">
            <text:p>29,085</text:p>
          </table:table-cell>
          <table:table-cell table:style-name="ce25" office:value-type="float" office:value="29948" calcext:value-type="float">
            <text:p>29,948</text:p>
          </table:table-cell>
          <table:table-cell table:style-name="ce25" office:value-type="float" office:value="29653" calcext:value-type="float">
            <text:p>29,653</text:p>
          </table:table-cell>
          <table:table-cell table:style-name="ce25" office:value-type="float" office:value="27719" calcext:value-type="float">
            <text:p>27,719</text:p>
          </table:table-cell>
          <table:table-cell table:style-name="ce25" office:value-type="float" office:value="26386" calcext:value-type="float">
            <text:p>26,386</text:p>
          </table:table-cell>
          <table:table-cell table:style-name="ce25" office:value-type="float" office:value="27225" calcext:value-type="float">
            <text:p>27,225</text:p>
          </table:table-cell>
          <table:table-cell table:style-name="ce25" office:value-type="float" office:value="27027" calcext:value-type="float">
            <text:p>27,027</text:p>
          </table:table-cell>
          <table:table-cell table:style-name="ce25" office:value-type="float" office:value="26574" calcext:value-type="float">
            <text:p>26,574</text:p>
          </table:table-cell>
          <table:table-cell table:style-name="ce25" office:value-type="float" office:value="26152" calcext:value-type="float">
            <text:p>26,152</text:p>
          </table:table-cell>
          <table:table-cell table:style-name="ce25" office:value-type="float" office:value="25741" calcext:value-type="float">
            <text:p>25,741</text:p>
          </table:table-cell>
          <table:table-cell table:style-name="ce25" office:value-type="float" office:value="25181" calcext:value-type="float">
            <text:p>25,181</text:p>
          </table:table-cell>
          <table:table-cell table:style-name="ce25" office:value-type="float" office:value="24321" calcext:value-type="float">
            <text:p>24,321</text:p>
          </table:table-cell>
          <table:table-cell table:style-name="ce25" office:value-type="float" office:value="23495" calcext:value-type="float">
            <text:p>23,495</text:p>
          </table:table-cell>
          <table:table-cell table:style-name="ce25" office:value-type="float" office:value="23983" calcext:value-type="float">
            <text:p>23,983</text:p>
          </table:table-cell>
          <table:table-cell table:style-name="ce25" office:value-type="float" office:value="23236" calcext:value-type="float">
            <text:p>23,236</text:p>
          </table:table-cell>
          <table:table-cell table:style-name="ce25" office:value-type="float" office:value="22591" calcext:value-type="float">
            <text:p>22,591</text:p>
          </table:table-cell>
          <table:table-cell table:style-name="ce25" office:value-type="float" office:value="21532" calcext:value-type="float">
            <text:p>21,532</text:p>
          </table:table-cell>
          <table:table-cell table:style-name="ce25" office:value-type="float" office:value="19893" calcext:value-type="float">
            <text:p>19,893</text:p>
          </table:table-cell>
          <table:table-cell table:style-name="ce25" office:value-type="float" office:value="19340" calcext:value-type="float">
            <text:p>19,340</text:p>
          </table:table-cell>
          <table:table-cell table:style-name="ce25" office:value-type="float" office:value="19140" calcext:value-type="float">
            <text:p>19,140</text:p>
          </table:table-cell>
          <table:table-cell table:style-name="ce25" office:value-type="float" office:value="17747" calcext:value-type="float">
            <text:p>17,747</text:p>
          </table:table-cell>
          <table:table-cell table:style-name="ce25" office:value-type="float" office:value="17034" calcext:value-type="float">
            <text:p>17,034</text:p>
          </table:table-cell>
          <table:table-cell table:style-name="ce25" office:value-type="float" office:value="15632" calcext:value-type="float">
            <text:p>15,632</text:p>
          </table:table-cell>
          <table:table-cell table:style-name="ce25" office:value-type="float" office:value="15391" calcext:value-type="float">
            <text:p>15,391</text:p>
          </table:table-cell>
          <table:table-cell table:style-name="ce25" office:value-type="float" office:value="15395" calcext:value-type="float">
            <text:p>15,395</text:p>
          </table:table-cell>
          <table:table-cell table:style-name="ce25" office:value-type="float" office:value="14768" calcext:value-type="float">
            <text:p>14,768</text:p>
          </table:table-cell>
          <table:table-cell table:style-name="ce25" office:value-type="float" office:value="9435" calcext:value-type="float">
            <text:p>9,435</text:p>
          </table:table-cell>
          <table:table-cell table:style-name="ce25" office:value-type="float" office:value="8084" calcext:value-type="float">
            <text:p>8,084</text:p>
          </table:table-cell>
          <table:table-cell table:style-name="ce25" office:value-type="float" office:value="7563" calcext:value-type="float">
            <text:p>7,563</text:p>
          </table:table-cell>
          <table:table-cell table:style-name="ce25" office:value-type="float" office:value="7162" calcext:value-type="float">
            <text:p>7,162</text:p>
          </table:table-cell>
          <table:table-cell table:style-name="ce25" office:value-type="float" office:value="6540" calcext:value-type="float">
            <text:p>6,540</text:p>
          </table:table-cell>
          <table:table-cell table:style-name="ce25" office:value-type="float" office:value="21771" calcext:value-type="float">
            <text:p>21,771</text:p>
          </table:table-cell>
          <table:table-cell table:style-name="ce25"/>
          <table:table-cell office:value-type="float" office:value="2004" calcext:value-type="float">
            <text:p>2004</text:p>
          </table:table-cell>
          <table:table-cell table:number-columns-repeated="930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26" office:value-type="float" office:value="26408" calcext:value-type="float">
            <text:p>26,408</text:p>
          </table:table-cell>
          <table:table-cell table:style-name="ce26" office:value-type="float" office:value="26132" calcext:value-type="float">
            <text:p>26,132</text:p>
          </table:table-cell>
          <table:table-cell table:style-name="ce26" office:value-type="float" office:value="25562" calcext:value-type="float">
            <text:p>25,562</text:p>
          </table:table-cell>
          <table:table-cell table:style-name="ce26" office:value-type="float" office:value="25375" calcext:value-type="float">
            <text:p>25,375</text:p>
          </table:table-cell>
          <table:table-cell table:style-name="ce26" office:value-type="float" office:value="26253" calcext:value-type="float">
            <text:p>26,253</text:p>
          </table:table-cell>
          <table:table-cell table:style-name="ce26" office:value-type="float" office:value="26275" calcext:value-type="float">
            <text:p>26,275</text:p>
          </table:table-cell>
          <table:table-cell table:style-name="ce26" office:value-type="float" office:value="27585" calcext:value-type="float">
            <text:p>27,585</text:p>
          </table:table-cell>
          <table:table-cell table:style-name="ce26" office:value-type="float" office:value="28299" calcext:value-type="float">
            <text:p>28,299</text:p>
          </table:table-cell>
          <table:table-cell table:style-name="ce26" office:value-type="float" office:value="29027" calcext:value-type="float">
            <text:p>29,027</text:p>
          </table:table-cell>
          <table:table-cell table:style-name="ce26" office:value-type="float" office:value="28837" calcext:value-type="float">
            <text:p>28,837</text:p>
          </table:table-cell>
          <table:table-cell table:style-name="ce26" office:value-type="float" office:value="29249" calcext:value-type="float">
            <text:p>29,249</text:p>
          </table:table-cell>
          <table:table-cell table:style-name="ce26" office:value-type="float" office:value="30332" calcext:value-type="float">
            <text:p>30,332</text:p>
          </table:table-cell>
          <table:table-cell table:style-name="ce26" office:value-type="float" office:value="31036" calcext:value-type="float">
            <text:p>31,036</text:p>
          </table:table-cell>
          <table:table-cell table:style-name="ce26" office:value-type="float" office:value="32176" calcext:value-type="float">
            <text:p>32,176</text:p>
          </table:table-cell>
          <table:table-cell table:style-name="ce26" office:value-type="float" office:value="31910" calcext:value-type="float">
            <text:p>31,910</text:p>
          </table:table-cell>
          <table:table-cell table:style-name="ce26" office:value-type="float" office:value="30888" calcext:value-type="float">
            <text:p>30,888</text:p>
          </table:table-cell>
          <table:table-cell table:style-name="ce26" office:value-type="float" office:value="30968" calcext:value-type="float">
            <text:p>30,968</text:p>
          </table:table-cell>
          <table:table-cell table:style-name="ce26" office:value-type="float" office:value="31885" calcext:value-type="float">
            <text:p>31,885</text:p>
          </table:table-cell>
          <table:table-cell table:style-name="ce26" office:value-type="float" office:value="31674" calcext:value-type="float">
            <text:p>31,674</text:p>
          </table:table-cell>
          <table:table-cell table:style-name="ce26" office:value-type="float" office:value="33611" calcext:value-type="float">
            <text:p>33,611</text:p>
          </table:table-cell>
          <table:table-cell table:style-name="ce26" office:value-type="float" office:value="34428" calcext:value-type="float">
            <text:p>34,428</text:p>
          </table:table-cell>
          <table:table-cell table:style-name="ce26" office:value-type="float" office:value="33374" calcext:value-type="float">
            <text:p>33,374</text:p>
          </table:table-cell>
          <table:table-cell table:style-name="ce26" office:value-type="float" office:value="33633" calcext:value-type="float">
            <text:p>33,633</text:p>
          </table:table-cell>
          <table:table-cell table:style-name="ce26" office:value-type="float" office:value="33984" calcext:value-type="float">
            <text:p>33,984</text:p>
          </table:table-cell>
          <table:table-cell table:style-name="ce26" office:value-type="float" office:value="34057" calcext:value-type="float">
            <text:p>34,057</text:p>
          </table:table-cell>
          <table:table-cell table:style-name="ce26" office:value-type="float" office:value="33189" calcext:value-type="float">
            <text:p>33,189</text:p>
          </table:table-cell>
          <table:table-cell table:style-name="ce26" office:value-type="float" office:value="31158" calcext:value-type="float">
            <text:p>31,158</text:p>
          </table:table-cell>
          <table:table-cell table:style-name="ce26" office:value-type="float" office:value="29272" calcext:value-type="float">
            <text:p>29,272</text:p>
          </table:table-cell>
          <table:table-cell table:style-name="ce26" office:value-type="float" office:value="28416" calcext:value-type="float">
            <text:p>28,416</text:p>
          </table:table-cell>
          <table:table-cell table:style-name="ce26" office:value-type="float" office:value="30590" calcext:value-type="float">
            <text:p>30,590</text:p>
          </table:table-cell>
          <table:table-cell table:style-name="ce26" office:value-type="float" office:value="31381" calcext:value-type="float">
            <text:p>31,381</text:p>
          </table:table-cell>
          <table:table-cell table:style-name="ce26" office:value-type="float" office:value="31771" calcext:value-type="float">
            <text:p>31,771</text:p>
          </table:table-cell>
          <table:table-cell table:style-name="ce26" office:value-type="float" office:value="34109" calcext:value-type="float">
            <text:p>34,109</text:p>
          </table:table-cell>
          <table:table-cell table:style-name="ce26" office:value-type="float" office:value="36806" calcext:value-type="float">
            <text:p>36,806</text:p>
          </table:table-cell>
          <table:table-cell table:style-name="ce26" office:value-type="float" office:value="38782" calcext:value-type="float">
            <text:p>38,782</text:p>
          </table:table-cell>
          <table:table-cell table:style-name="ce26" office:value-type="float" office:value="38407" calcext:value-type="float">
            <text:p>38,407</text:p>
          </table:table-cell>
          <table:table-cell table:style-name="ce26" office:value-type="float" office:value="39974" calcext:value-type="float">
            <text:p>39,974</text:p>
          </table:table-cell>
          <table:table-cell table:style-name="ce26" office:value-type="float" office:value="41032" calcext:value-type="float">
            <text:p>41,032</text:p>
          </table:table-cell>
          <table:table-cell table:style-name="ce26" office:value-type="float" office:value="41242" calcext:value-type="float">
            <text:p>41,242</text:p>
          </table:table-cell>
          <table:table-cell table:style-name="ce26" office:value-type="float" office:value="41347" calcext:value-type="float">
            <text:p>41,347</text:p>
          </table:table-cell>
          <table:table-cell table:style-name="ce26" office:value-type="float" office:value="42499" calcext:value-type="float">
            <text:p>42,499</text:p>
          </table:table-cell>
          <table:table-cell table:style-name="ce26" office:value-type="float" office:value="42639" calcext:value-type="float">
            <text:p>42,639</text:p>
          </table:table-cell>
          <table:table-cell table:style-name="ce26" office:value-type="float" office:value="42355" calcext:value-type="float">
            <text:p>42,355</text:p>
          </table:table-cell>
          <table:table-cell table:style-name="ce26" office:value-type="float" office:value="41036" calcext:value-type="float">
            <text:p>41,036</text:p>
          </table:table-cell>
          <table:table-cell table:style-name="ce26" office:value-type="float" office:value="40564" calcext:value-type="float">
            <text:p>40,564</text:p>
          </table:table-cell>
          <table:table-cell table:style-name="ce26" office:value-type="float" office:value="39099" calcext:value-type="float">
            <text:p>39,099</text:p>
          </table:table-cell>
          <table:table-cell table:style-name="ce26" office:value-type="float" office:value="39091" calcext:value-type="float">
            <text:p>39,091</text:p>
          </table:table-cell>
          <table:table-cell table:style-name="ce26" office:value-type="float" office:value="38141" calcext:value-type="float">
            <text:p>38,141</text:p>
          </table:table-cell>
          <table:table-cell table:style-name="ce26" office:value-type="float" office:value="37154" calcext:value-type="float">
            <text:p>37,154</text:p>
          </table:table-cell>
          <table:table-cell table:style-name="ce26" office:value-type="float" office:value="35953" calcext:value-type="float">
            <text:p>35,953</text:p>
          </table:table-cell>
          <table:table-cell table:style-name="ce26" office:value-type="float" office:value="34593" calcext:value-type="float">
            <text:p>34,593</text:p>
          </table:table-cell>
          <table:table-cell table:style-name="ce26" office:value-type="float" office:value="34252" calcext:value-type="float">
            <text:p>34,252</text:p>
          </table:table-cell>
          <table:table-cell table:style-name="ce26" office:value-type="float" office:value="33604" calcext:value-type="float">
            <text:p>33,604</text:p>
          </table:table-cell>
          <table:table-cell table:style-name="ce26" office:value-type="float" office:value="32561" calcext:value-type="float">
            <text:p>32,561</text:p>
          </table:table-cell>
          <table:table-cell table:style-name="ce26" office:value-type="float" office:value="33293" calcext:value-type="float">
            <text:p>33,293</text:p>
          </table:table-cell>
          <table:table-cell table:style-name="ce26" office:value-type="float" office:value="33473" calcext:value-type="float">
            <text:p>33,473</text:p>
          </table:table-cell>
          <table:table-cell table:style-name="ce26" office:value-type="float" office:value="34588" calcext:value-type="float">
            <text:p>34,588</text:p>
          </table:table-cell>
          <table:table-cell table:style-name="ce26" office:value-type="float" office:value="35854" calcext:value-type="float">
            <text:p>35,854</text:p>
          </table:table-cell>
          <table:table-cell table:style-name="ce26" office:value-type="float" office:value="39020" calcext:value-type="float">
            <text:p>39,020</text:p>
          </table:table-cell>
          <table:table-cell table:style-name="ce26" office:value-type="float" office:value="29998" calcext:value-type="float">
            <text:p>29,998</text:p>
          </table:table-cell>
          <table:table-cell table:style-name="ce26" office:value-type="float" office:value="28994" calcext:value-type="float">
            <text:p>28,994</text:p>
          </table:table-cell>
          <table:table-cell table:style-name="ce26" office:value-type="float" office:value="29748" calcext:value-type="float">
            <text:p>29,748</text:p>
          </table:table-cell>
          <table:table-cell table:style-name="ce26" office:value-type="float" office:value="29465" calcext:value-type="float">
            <text:p>29,465</text:p>
          </table:table-cell>
          <table:table-cell table:style-name="ce26" office:value-type="float" office:value="27556" calcext:value-type="float">
            <text:p>27,556</text:p>
          </table:table-cell>
          <table:table-cell table:style-name="ce26" office:value-type="float" office:value="26172" calcext:value-type="float">
            <text:p>26,172</text:p>
          </table:table-cell>
          <table:table-cell table:style-name="ce26" office:value-type="float" office:value="26954" calcext:value-type="float">
            <text:p>26,954</text:p>
          </table:table-cell>
          <table:table-cell table:style-name="ce26" office:value-type="float" office:value="26696" calcext:value-type="float">
            <text:p>26,696</text:p>
          </table:table-cell>
          <table:table-cell table:style-name="ce26" office:value-type="float" office:value="26264" calcext:value-type="float">
            <text:p>26,264</text:p>
          </table:table-cell>
          <table:table-cell table:style-name="ce26" office:value-type="float" office:value="25797" calcext:value-type="float">
            <text:p>25,797</text:p>
          </table:table-cell>
          <table:table-cell table:style-name="ce26" office:value-type="float" office:value="25329" calcext:value-type="float">
            <text:p>25,329</text:p>
          </table:table-cell>
          <table:table-cell table:style-name="ce26" office:value-type="float" office:value="24763" calcext:value-type="float">
            <text:p>24,763</text:p>
          </table:table-cell>
          <table:table-cell table:style-name="ce26" office:value-type="float" office:value="23813" calcext:value-type="float">
            <text:p>23,813</text:p>
          </table:table-cell>
          <table:table-cell table:style-name="ce26" office:value-type="float" office:value="22994" calcext:value-type="float">
            <text:p>22,994</text:p>
          </table:table-cell>
          <table:table-cell table:style-name="ce26" office:value-type="float" office:value="23407" calcext:value-type="float">
            <text:p>23,407</text:p>
          </table:table-cell>
          <table:table-cell table:style-name="ce26" office:value-type="float" office:value="22533" calcext:value-type="float">
            <text:p>22,533</text:p>
          </table:table-cell>
          <table:table-cell table:style-name="ce26" office:value-type="float" office:value="21870" calcext:value-type="float">
            <text:p>21,870</text:p>
          </table:table-cell>
          <table:table-cell table:style-name="ce26" office:value-type="float" office:value="20737" calcext:value-type="float">
            <text:p>20,737</text:p>
          </table:table-cell>
          <table:table-cell table:style-name="ce26" office:value-type="float" office:value="19083" calcext:value-type="float">
            <text:p>19,083</text:p>
          </table:table-cell>
          <table:table-cell table:style-name="ce26" office:value-type="float" office:value="18487" calcext:value-type="float">
            <text:p>18,487</text:p>
          </table:table-cell>
          <table:table-cell table:style-name="ce26" office:value-type="float" office:value="18256" calcext:value-type="float">
            <text:p>18,256</text:p>
          </table:table-cell>
          <table:table-cell table:style-name="ce26" office:value-type="float" office:value="16780" calcext:value-type="float">
            <text:p>16,780</text:p>
          </table:table-cell>
          <table:table-cell table:style-name="ce26" office:value-type="float" office:value="16013" calcext:value-type="float">
            <text:p>16,013</text:p>
          </table:table-cell>
          <table:table-cell table:style-name="ce26" office:value-type="float" office:value="14582" calcext:value-type="float">
            <text:p>14,582</text:p>
          </table:table-cell>
          <table:table-cell table:style-name="ce26" office:value-type="float" office:value="14198" calcext:value-type="float">
            <text:p>14,198</text:p>
          </table:table-cell>
          <table:table-cell table:style-name="ce26" office:value-type="float" office:value="14137" calcext:value-type="float">
            <text:p>14,137</text:p>
          </table:table-cell>
          <table:table-cell table:style-name="ce26" office:value-type="float" office:value="13489" calcext:value-type="float">
            <text:p>13,489</text:p>
          </table:table-cell>
          <table:table-cell table:style-name="ce26" office:value-type="float" office:value="8550" calcext:value-type="float">
            <text:p>8,550</text:p>
          </table:table-cell>
          <table:table-cell table:style-name="ce26" office:value-type="float" office:value="7175" calcext:value-type="float">
            <text:p>7,175</text:p>
          </table:table-cell>
          <table:table-cell table:style-name="ce26" office:value-type="float" office:value="6594" calcext:value-type="float">
            <text:p>6,594</text:p>
          </table:table-cell>
          <table:table-cell table:style-name="ce26" office:value-type="float" office:value="6162" calcext:value-type="float">
            <text:p>6,162</text:p>
          </table:table-cell>
          <table:table-cell table:style-name="ce26" office:value-type="float" office:value="22119" calcext:value-type="float">
            <text:p>22,119</text:p>
          </table:table-cell>
          <table:table-cell table:style-name="ce25"/>
          <table:table-cell office:value-type="float" office:value="2005" calcext:value-type="float">
            <text:p>2005</text:p>
          </table:table-cell>
          <table:table-cell table:number-columns-repeated="930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style-name="ce26" office:value-type="float" office:value="26917" calcext:value-type="float">
            <text:p>26,917</text:p>
          </table:table-cell>
          <table:table-cell table:style-name="ce26" office:value-type="float" office:value="26521" calcext:value-type="float">
            <text:p>26,521</text:p>
          </table:table-cell>
          <table:table-cell table:style-name="ce26" office:value-type="float" office:value="26155" calcext:value-type="float">
            <text:p>26,155</text:p>
          </table:table-cell>
          <table:table-cell table:style-name="ce26" office:value-type="float" office:value="25618" calcext:value-type="float">
            <text:p>25,618</text:p>
          </table:table-cell>
          <table:table-cell table:style-name="ce26" office:value-type="float" office:value="25467" calcext:value-type="float">
            <text:p>25,467</text:p>
          </table:table-cell>
          <table:table-cell table:style-name="ce26" office:value-type="float" office:value="26322" calcext:value-type="float">
            <text:p>26,322</text:p>
          </table:table-cell>
          <table:table-cell table:style-name="ce26" office:value-type="float" office:value="26402" calcext:value-type="float">
            <text:p>26,402</text:p>
          </table:table-cell>
          <table:table-cell table:style-name="ce26" office:value-type="float" office:value="27727" calcext:value-type="float">
            <text:p>27,727</text:p>
          </table:table-cell>
          <table:table-cell table:style-name="ce26" office:value-type="float" office:value="28426" calcext:value-type="float">
            <text:p>28,426</text:p>
          </table:table-cell>
          <table:table-cell table:style-name="ce26" office:value-type="float" office:value="29172" calcext:value-type="float">
            <text:p>29,172</text:p>
          </table:table-cell>
          <table:table-cell table:style-name="ce26" office:value-type="float" office:value="29000" calcext:value-type="float">
            <text:p>29,000</text:p>
          </table:table-cell>
          <table:table-cell table:style-name="ce26" office:value-type="float" office:value="29317" calcext:value-type="float">
            <text:p>29,317</text:p>
          </table:table-cell>
          <table:table-cell table:style-name="ce26" office:value-type="float" office:value="30502" calcext:value-type="float">
            <text:p>30,502</text:p>
          </table:table-cell>
          <table:table-cell table:style-name="ce26" office:value-type="float" office:value="31000" calcext:value-type="float">
            <text:p>31,000</text:p>
          </table:table-cell>
          <table:table-cell table:style-name="ce26" office:value-type="float" office:value="32232" calcext:value-type="float">
            <text:p>32,232</text:p>
          </table:table-cell>
          <table:table-cell table:style-name="ce26" office:value-type="float" office:value="31806" calcext:value-type="float">
            <text:p>31,806</text:p>
          </table:table-cell>
          <table:table-cell table:style-name="ce26" office:value-type="float" office:value="30946" calcext:value-type="float">
            <text:p>30,946</text:p>
          </table:table-cell>
          <table:table-cell table:style-name="ce26" office:value-type="float" office:value="31139" calcext:value-type="float">
            <text:p>31,139</text:p>
          </table:table-cell>
          <table:table-cell table:style-name="ce26" office:value-type="float" office:value="32372" calcext:value-type="float">
            <text:p>32,372</text:p>
          </table:table-cell>
          <table:table-cell table:style-name="ce26" office:value-type="float" office:value="33861" calcext:value-type="float">
            <text:p>33,861</text:p>
          </table:table-cell>
          <table:table-cell table:style-name="ce26" office:value-type="float" office:value="34748" calcext:value-type="float">
            <text:p>34,748</text:p>
          </table:table-cell>
          <table:table-cell table:style-name="ce26" office:value-type="float" office:value="35204" calcext:value-type="float">
            <text:p>35,204</text:p>
          </table:table-cell>
          <table:table-cell table:style-name="ce26" office:value-type="float" office:value="33319" calcext:value-type="float">
            <text:p>33,319</text:p>
          </table:table-cell>
          <table:table-cell table:style-name="ce26" office:value-type="float" office:value="33542" calcext:value-type="float">
            <text:p>33,542</text:p>
          </table:table-cell>
          <table:table-cell table:style-name="ce26" office:value-type="float" office:value="34045" calcext:value-type="float">
            <text:p>34,045</text:p>
          </table:table-cell>
          <table:table-cell table:style-name="ce26" office:value-type="float" office:value="34135" calcext:value-type="float">
            <text:p>34,135</text:p>
          </table:table-cell>
          <table:table-cell table:style-name="ce26" office:value-type="float" office:value="33301" calcext:value-type="float">
            <text:p>33,301</text:p>
          </table:table-cell>
          <table:table-cell table:style-name="ce26" office:value-type="float" office:value="31371" calcext:value-type="float">
            <text:p>31,371</text:p>
          </table:table-cell>
          <table:table-cell table:style-name="ce26" office:value-type="float" office:value="29539" calcext:value-type="float">
            <text:p>29,539</text:p>
          </table:table-cell>
          <table:table-cell table:style-name="ce26" office:value-type="float" office:value="28726" calcext:value-type="float">
            <text:p>28,726</text:p>
          </table:table-cell>
          <table:table-cell table:style-name="ce26" office:value-type="float" office:value="30782" calcext:value-type="float">
            <text:p>30,782</text:p>
          </table:table-cell>
          <table:table-cell table:style-name="ce26" office:value-type="float" office:value="31588" calcext:value-type="float">
            <text:p>31,588</text:p>
          </table:table-cell>
          <table:table-cell table:style-name="ce26" office:value-type="float" office:value="31949" calcext:value-type="float">
            <text:p>31,949</text:p>
          </table:table-cell>
          <table:table-cell table:style-name="ce26" office:value-type="float" office:value="34309" calcext:value-type="float">
            <text:p>34,309</text:p>
          </table:table-cell>
          <table:table-cell table:style-name="ce26" office:value-type="float" office:value="37010" calcext:value-type="float">
            <text:p>37,010</text:p>
          </table:table-cell>
          <table:table-cell table:style-name="ce26" office:value-type="float" office:value="38906" calcext:value-type="float">
            <text:p>38,906</text:p>
          </table:table-cell>
          <table:table-cell table:style-name="ce26" office:value-type="float" office:value="38649" calcext:value-type="float">
            <text:p>38,649</text:p>
          </table:table-cell>
          <table:table-cell table:style-name="ce26" office:value-type="float" office:value="40136" calcext:value-type="float">
            <text:p>40,136</text:p>
          </table:table-cell>
          <table:table-cell table:style-name="ce26" office:value-type="float" office:value="41128" calcext:value-type="float">
            <text:p>41,128</text:p>
          </table:table-cell>
          <table:table-cell table:style-name="ce26" office:value-type="float" office:value="41296" calcext:value-type="float">
            <text:p>41,296</text:p>
          </table:table-cell>
          <table:table-cell table:style-name="ce26" office:value-type="float" office:value="41370" calcext:value-type="float">
            <text:p>41,370</text:p>
          </table:table-cell>
          <table:table-cell table:style-name="ce26" office:value-type="float" office:value="42574" calcext:value-type="float">
            <text:p>42,574</text:p>
          </table:table-cell>
          <table:table-cell table:style-name="ce26" office:value-type="float" office:value="42637" calcext:value-type="float">
            <text:p>42,637</text:p>
          </table:table-cell>
          <table:table-cell table:style-name="ce26" office:value-type="float" office:value="42418" calcext:value-type="float">
            <text:p>42,418</text:p>
          </table:table-cell>
          <table:table-cell table:style-name="ce26" office:value-type="float" office:value="41010" calcext:value-type="float">
            <text:p>41,010</text:p>
          </table:table-cell>
          <table:table-cell table:style-name="ce26" office:value-type="float" office:value="40495" calcext:value-type="float">
            <text:p>40,495</text:p>
          </table:table-cell>
          <table:table-cell table:style-name="ce26" office:value-type="float" office:value="39083" calcext:value-type="float">
            <text:p>39,083</text:p>
          </table:table-cell>
          <table:table-cell table:style-name="ce26" office:value-type="float" office:value="39087" calcext:value-type="float">
            <text:p>39,087</text:p>
          </table:table-cell>
          <table:table-cell table:style-name="ce26" office:value-type="float" office:value="38082" calcext:value-type="float">
            <text:p>38,082</text:p>
          </table:table-cell>
          <table:table-cell table:style-name="ce26" office:value-type="float" office:value="37082" calcext:value-type="float">
            <text:p>37,082</text:p>
          </table:table-cell>
          <table:table-cell table:style-name="ce26" office:value-type="float" office:value="35926" calcext:value-type="float">
            <text:p>35,926</text:p>
          </table:table-cell>
          <table:table-cell table:style-name="ce26" office:value-type="float" office:value="34598" calcext:value-type="float">
            <text:p>34,598</text:p>
          </table:table-cell>
          <table:table-cell table:style-name="ce26" office:value-type="float" office:value="34203" calcext:value-type="float">
            <text:p>34,203</text:p>
          </table:table-cell>
          <table:table-cell table:style-name="ce26" office:value-type="float" office:value="33599" calcext:value-type="float">
            <text:p>33,599</text:p>
          </table:table-cell>
          <table:table-cell table:style-name="ce26" office:value-type="float" office:value="32551" calcext:value-type="float">
            <text:p>32,551</text:p>
          </table:table-cell>
          <table:table-cell table:style-name="ce26" office:value-type="float" office:value="33243" calcext:value-type="float">
            <text:p>33,243</text:p>
          </table:table-cell>
          <table:table-cell table:style-name="ce26" office:value-type="float" office:value="33336" calcext:value-type="float">
            <text:p>33,336</text:p>
          </table:table-cell>
          <table:table-cell table:style-name="ce26" office:value-type="float" office:value="34498" calcext:value-type="float">
            <text:p>34,498</text:p>
          </table:table-cell>
          <table:table-cell table:style-name="ce26" office:value-type="float" office:value="35735" calcext:value-type="float">
            <text:p>35,735</text:p>
          </table:table-cell>
          <table:table-cell table:style-name="ce26" office:value-type="float" office:value="38927" calcext:value-type="float">
            <text:p>38,927</text:p>
          </table:table-cell>
          <table:table-cell table:style-name="ce26" office:value-type="float" office:value="29863" calcext:value-type="float">
            <text:p>29,863</text:p>
          </table:table-cell>
          <table:table-cell table:style-name="ce26" office:value-type="float" office:value="28842" calcext:value-type="float">
            <text:p>28,842</text:p>
          </table:table-cell>
          <table:table-cell table:style-name="ce26" office:value-type="float" office:value="29521" calcext:value-type="float">
            <text:p>29,521</text:p>
          </table:table-cell>
          <table:table-cell table:style-name="ce26" office:value-type="float" office:value="29230" calcext:value-type="float">
            <text:p>29,230</text:p>
          </table:table-cell>
          <table:table-cell table:style-name="ce26" office:value-type="float" office:value="27306" calcext:value-type="float">
            <text:p>27,306</text:p>
          </table:table-cell>
          <table:table-cell table:style-name="ce26" office:value-type="float" office:value="25877" calcext:value-type="float">
            <text:p>25,877</text:p>
          </table:table-cell>
          <table:table-cell table:style-name="ce26" office:value-type="float" office:value="26606" calcext:value-type="float">
            <text:p>26,606</text:p>
          </table:table-cell>
          <table:table-cell table:style-name="ce26" office:value-type="float" office:value="26315" calcext:value-type="float">
            <text:p>26,315</text:p>
          </table:table-cell>
          <table:table-cell table:style-name="ce26" office:value-type="float" office:value="25919" calcext:value-type="float">
            <text:p>25,919</text:p>
          </table:table-cell>
          <table:table-cell table:style-name="ce26" office:value-type="float" office:value="25393" calcext:value-type="float">
            <text:p>25,393</text:p>
          </table:table-cell>
          <table:table-cell table:style-name="ce26" office:value-type="float" office:value="24870" calcext:value-type="float">
            <text:p>24,870</text:p>
          </table:table-cell>
          <table:table-cell table:style-name="ce26" office:value-type="float" office:value="24290" calcext:value-type="float">
            <text:p>24,290</text:p>
          </table:table-cell>
          <table:table-cell table:style-name="ce26" office:value-type="float" office:value="23251" calcext:value-type="float">
            <text:p>23,251</text:p>
          </table:table-cell>
          <table:table-cell table:style-name="ce26" office:value-type="float" office:value="22459" calcext:value-type="float">
            <text:p>22,459</text:p>
          </table:table-cell>
          <table:table-cell table:style-name="ce26" office:value-type="float" office:value="22722" calcext:value-type="float">
            <text:p>22,722</text:p>
          </table:table-cell>
          <table:table-cell table:style-name="ce26" office:value-type="float" office:value="21821" calcext:value-type="float">
            <text:p>21,821</text:p>
          </table:table-cell>
          <table:table-cell table:style-name="ce26" office:value-type="float" office:value="21076" calcext:value-type="float">
            <text:p>21,076</text:p>
          </table:table-cell>
          <table:table-cell table:style-name="ce26" office:value-type="float" office:value="19893" calcext:value-type="float">
            <text:p>19,893</text:p>
          </table:table-cell>
          <table:table-cell table:style-name="ce26" office:value-type="float" office:value="18255" calcext:value-type="float">
            <text:p>18,255</text:p>
          </table:table-cell>
          <table:table-cell table:style-name="ce26" office:value-type="float" office:value="17587" calcext:value-type="float">
            <text:p>17,587</text:p>
          </table:table-cell>
          <table:table-cell table:style-name="ce26" office:value-type="float" office:value="17310" calcext:value-type="float">
            <text:p>17,310</text:p>
          </table:table-cell>
          <table:table-cell table:style-name="ce26" office:value-type="float" office:value="15729" calcext:value-type="float">
            <text:p>15,729</text:p>
          </table:table-cell>
          <table:table-cell table:style-name="ce26" office:value-type="float" office:value="14970" calcext:value-type="float">
            <text:p>14,970</text:p>
          </table:table-cell>
          <table:table-cell table:style-name="ce26" office:value-type="float" office:value="13520" calcext:value-type="float">
            <text:p>13,520</text:p>
          </table:table-cell>
          <table:table-cell table:style-name="ce26" office:value-type="float" office:value="13034" calcext:value-type="float">
            <text:p>13,034</text:p>
          </table:table-cell>
          <table:table-cell table:style-name="ce26" office:value-type="float" office:value="12926" calcext:value-type="float">
            <text:p>12,926</text:p>
          </table:table-cell>
          <table:table-cell table:style-name="ce26" office:value-type="float" office:value="12264" calcext:value-type="float">
            <text:p>12,264</text:p>
          </table:table-cell>
          <table:table-cell table:style-name="ce26" office:value-type="float" office:value="7636" calcext:value-type="float">
            <text:p>7,636</text:p>
          </table:table-cell>
          <table:table-cell table:style-name="ce26" office:value-type="float" office:value="6320" calcext:value-type="float">
            <text:p>6,320</text:p>
          </table:table-cell>
          <table:table-cell table:style-name="ce26" office:value-type="float" office:value="5750" calcext:value-type="float">
            <text:p>5,750</text:p>
          </table:table-cell>
          <table:table-cell table:style-name="ce26" office:value-type="float" office:value="22387" calcext:value-type="float">
            <text:p>22,387</text:p>
          </table:table-cell>
          <table:table-cell table:style-name="ce25"/>
          <table:table-cell office:value-type="float" office:value="2006" calcext:value-type="float">
            <text:p>2006</text:p>
          </table:table-cell>
          <table:table-cell table:number-columns-repeated="930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27" office:value-type="float" office:value="27721" calcext:value-type="float">
            <text:p>27,721</text:p>
          </table:table-cell>
          <table:table-cell table:style-name="ce27" office:value-type="float" office:value="27109" calcext:value-type="float">
            <text:p>27,109</text:p>
          </table:table-cell>
          <table:table-cell table:style-name="ce27" office:value-type="float" office:value="26712" calcext:value-type="float">
            <text:p>26,712</text:p>
          </table:table-cell>
          <table:table-cell table:style-name="ce27" office:value-type="float" office:value="26293" calcext:value-type="float">
            <text:p>26,293</text:p>
          </table:table-cell>
          <table:table-cell table:style-name="ce27" office:value-type="float" office:value="25752" calcext:value-type="float">
            <text:p>25,752</text:p>
          </table:table-cell>
          <table:table-cell table:style-name="ce27" office:value-type="float" office:value="25583" calcext:value-type="float">
            <text:p>25,583</text:p>
          </table:table-cell>
          <table:table-cell table:style-name="ce27" office:value-type="float" office:value="26518" calcext:value-type="float">
            <text:p>26,518</text:p>
          </table:table-cell>
          <table:table-cell table:style-name="ce27" office:value-type="float" office:value="26637" calcext:value-type="float">
            <text:p>26,637</text:p>
          </table:table-cell>
          <table:table-cell table:style-name="ce27" office:value-type="float" office:value="27936" calcext:value-type="float">
            <text:p>27,936</text:p>
          </table:table-cell>
          <table:table-cell table:style-name="ce27" office:value-type="float" office:value="28595" calcext:value-type="float">
            <text:p>28,595</text:p>
          </table:table-cell>
          <table:table-cell table:style-name="ce27" office:value-type="float" office:value="29380" calcext:value-type="float">
            <text:p>29,380</text:p>
          </table:table-cell>
          <table:table-cell table:style-name="ce27" office:value-type="float" office:value="29167" calcext:value-type="float">
            <text:p>29,167</text:p>
          </table:table-cell>
          <table:table-cell table:style-name="ce27" office:value-type="float" office:value="29507" calcext:value-type="float">
            <text:p>29,507</text:p>
          </table:table-cell>
          <table:table-cell table:style-name="ce27" office:value-type="float" office:value="30533" calcext:value-type="float">
            <text:p>30,533</text:p>
          </table:table-cell>
          <table:table-cell table:style-name="ce27" office:value-type="float" office:value="31160" calcext:value-type="float">
            <text:p>31,160</text:p>
          </table:table-cell>
          <table:table-cell table:style-name="ce27" office:value-type="float" office:value="32391" calcext:value-type="float">
            <text:p>32,391</text:p>
          </table:table-cell>
          <table:table-cell table:style-name="ce27" office:value-type="float" office:value="31885" calcext:value-type="float">
            <text:p>31,885</text:p>
          </table:table-cell>
          <table:table-cell table:style-name="ce27" office:value-type="float" office:value="31618" calcext:value-type="float">
            <text:p>31,618</text:p>
          </table:table-cell>
          <table:table-cell table:style-name="ce27" office:value-type="float" office:value="31880" calcext:value-type="float">
            <text:p>31,880</text:p>
          </table:table-cell>
          <table:table-cell table:style-name="ce27" office:value-type="float" office:value="34522" calcext:value-type="float">
            <text:p>34,522</text:p>
          </table:table-cell>
          <table:table-cell table:style-name="ce27" office:value-type="float" office:value="35201" calcext:value-type="float">
            <text:p>35,201</text:p>
          </table:table-cell>
          <table:table-cell table:style-name="ce27" office:value-type="float" office:value="34705" calcext:value-type="float">
            <text:p>34,705</text:p>
          </table:table-cell>
          <table:table-cell table:style-name="ce27" office:value-type="float" office:value="34996" calcext:value-type="float">
            <text:p>34,996</text:p>
          </table:table-cell>
          <table:table-cell table:style-name="ce27" office:value-type="float" office:value="33586" calcext:value-type="float">
            <text:p>33,586</text:p>
          </table:table-cell>
          <table:table-cell table:style-name="ce27" office:value-type="float" office:value="33892" calcext:value-type="float">
            <text:p>33,892</text:p>
          </table:table-cell>
          <table:table-cell table:style-name="ce27" office:value-type="float" office:value="34608" calcext:value-type="float">
            <text:p>34,608</text:p>
          </table:table-cell>
          <table:table-cell table:style-name="ce27" office:value-type="float" office:value="34452" calcext:value-type="float">
            <text:p>34,452</text:p>
          </table:table-cell>
          <table:table-cell table:style-name="ce27" office:value-type="float" office:value="33791" calcext:value-type="float">
            <text:p>33,791</text:p>
          </table:table-cell>
          <table:table-cell table:style-name="ce27" office:value-type="float" office:value="31865" calcext:value-type="float">
            <text:p>31,865</text:p>
          </table:table-cell>
          <table:table-cell table:style-name="ce27" office:value-type="float" office:value="30026" calcext:value-type="float">
            <text:p>30,026</text:p>
          </table:table-cell>
          <table:table-cell table:style-name="ce27" office:value-type="float" office:value="29183" calcext:value-type="float">
            <text:p>29,183</text:p>
          </table:table-cell>
          <table:table-cell table:style-name="ce27" office:value-type="float" office:value="31146" calcext:value-type="float">
            <text:p>31,146</text:p>
          </table:table-cell>
          <table:table-cell table:style-name="ce27" office:value-type="float" office:value="31948" calcext:value-type="float">
            <text:p>31,948</text:p>
          </table:table-cell>
          <table:table-cell table:style-name="ce27" office:value-type="float" office:value="32297" calcext:value-type="float">
            <text:p>32,297</text:p>
          </table:table-cell>
          <table:table-cell table:style-name="ce27" office:value-type="float" office:value="34664" calcext:value-type="float">
            <text:p>34,664</text:p>
          </table:table-cell>
          <table:table-cell table:style-name="ce27" office:value-type="float" office:value="37340" calcext:value-type="float">
            <text:p>37,340</text:p>
          </table:table-cell>
          <table:table-cell table:style-name="ce27" office:value-type="float" office:value="39167" calcext:value-type="float">
            <text:p>39,167</text:p>
          </table:table-cell>
          <table:table-cell table:style-name="ce27" office:value-type="float" office:value="38818" calcext:value-type="float">
            <text:p>38,818</text:p>
          </table:table-cell>
          <table:table-cell table:style-name="ce27" office:value-type="float" office:value="40360" calcext:value-type="float">
            <text:p>40,360</text:p>
          </table:table-cell>
          <table:table-cell table:style-name="ce27" office:value-type="float" office:value="41290" calcext:value-type="float">
            <text:p>41,290</text:p>
          </table:table-cell>
          <table:table-cell table:style-name="ce27" office:value-type="float" office:value="41414" calcext:value-type="float">
            <text:p>41,414</text:p>
          </table:table-cell>
          <table:table-cell table:style-name="ce27" office:value-type="float" office:value="41466" calcext:value-type="float">
            <text:p>41,466</text:p>
          </table:table-cell>
          <table:table-cell table:style-name="ce27" office:value-type="float" office:value="42641" calcext:value-type="float">
            <text:p>42,641</text:p>
          </table:table-cell>
          <table:table-cell table:style-name="ce27" office:value-type="float" office:value="42728" calcext:value-type="float">
            <text:p>42,728</text:p>
          </table:table-cell>
          <table:table-cell table:style-name="ce27" office:value-type="float" office:value="42443" calcext:value-type="float">
            <text:p>42,443</text:p>
          </table:table-cell>
          <table:table-cell table:style-name="ce27" office:value-type="float" office:value="41076" calcext:value-type="float">
            <text:p>41,076</text:p>
          </table:table-cell>
          <table:table-cell table:style-name="ce27" office:value-type="float" office:value="40506" calcext:value-type="float">
            <text:p>40,506</text:p>
          </table:table-cell>
          <table:table-cell table:style-name="ce27" office:value-type="float" office:value="39087" calcext:value-type="float">
            <text:p>39,087</text:p>
          </table:table-cell>
          <table:table-cell table:style-name="ce27" office:value-type="float" office:value="39108" calcext:value-type="float">
            <text:p>39,108</text:p>
          </table:table-cell>
          <table:table-cell table:style-name="ce27" office:value-type="float" office:value="38073" calcext:value-type="float">
            <text:p>38,073</text:p>
          </table:table-cell>
          <table:table-cell table:style-name="ce27" office:value-type="float" office:value="37107" calcext:value-type="float">
            <text:p>37,107</text:p>
          </table:table-cell>
          <table:table-cell table:style-name="ce27" office:value-type="float" office:value="35977" calcext:value-type="float">
            <text:p>35,977</text:p>
          </table:table-cell>
          <table:table-cell table:style-name="ce27" office:value-type="float" office:value="34569" calcext:value-type="float">
            <text:p>34,569</text:p>
          </table:table-cell>
          <table:table-cell table:style-name="ce27" office:value-type="float" office:value="34179" calcext:value-type="float">
            <text:p>34,179</text:p>
          </table:table-cell>
          <table:table-cell table:style-name="ce27" office:value-type="float" office:value="33575" calcext:value-type="float">
            <text:p>33,575</text:p>
          </table:table-cell>
          <table:table-cell table:style-name="ce27" office:value-type="float" office:value="32552" calcext:value-type="float">
            <text:p>32,552</text:p>
          </table:table-cell>
          <table:table-cell table:style-name="ce27" office:value-type="float" office:value="33211" calcext:value-type="float">
            <text:p>33,211</text:p>
          </table:table-cell>
          <table:table-cell table:style-name="ce27" office:value-type="float" office:value="33252" calcext:value-type="float">
            <text:p>33,252</text:p>
          </table:table-cell>
          <table:table-cell table:style-name="ce27" office:value-type="float" office:value="34411" calcext:value-type="float">
            <text:p>34,411</text:p>
          </table:table-cell>
          <table:table-cell table:style-name="ce27" office:value-type="float" office:value="35631" calcext:value-type="float">
            <text:p>35,631</text:p>
          </table:table-cell>
          <table:table-cell table:style-name="ce27" office:value-type="float" office:value="38866" calcext:value-type="float">
            <text:p>38,866</text:p>
          </table:table-cell>
          <table:table-cell table:style-name="ce27" office:value-type="float" office:value="29712" calcext:value-type="float">
            <text:p>29,712</text:p>
          </table:table-cell>
          <table:table-cell table:style-name="ce27" office:value-type="float" office:value="28662" calcext:value-type="float">
            <text:p>28,662</text:p>
          </table:table-cell>
          <table:table-cell table:style-name="ce27" office:value-type="float" office:value="29298" calcext:value-type="float">
            <text:p>29,298</text:p>
          </table:table-cell>
          <table:table-cell table:style-name="ce27" office:value-type="float" office:value="28977" calcext:value-type="float">
            <text:p>28,977</text:p>
          </table:table-cell>
          <table:table-cell table:style-name="ce27" office:value-type="float" office:value="27060" calcext:value-type="float">
            <text:p>27,060</text:p>
          </table:table-cell>
          <table:table-cell table:style-name="ce27" office:value-type="float" office:value="25593" calcext:value-type="float">
            <text:p>25,593</text:p>
          </table:table-cell>
          <table:table-cell table:style-name="ce27" office:value-type="float" office:value="26279" calcext:value-type="float">
            <text:p>26,279</text:p>
          </table:table-cell>
          <table:table-cell table:style-name="ce27" office:value-type="float" office:value="25912" calcext:value-type="float">
            <text:p>25,912</text:p>
          </table:table-cell>
          <table:table-cell table:style-name="ce27" office:value-type="float" office:value="25532" calcext:value-type="float">
            <text:p>25,532</text:p>
          </table:table-cell>
          <table:table-cell table:style-name="ce27" office:value-type="float" office:value="24996" calcext:value-type="float">
            <text:p>24,996</text:p>
          </table:table-cell>
          <table:table-cell table:style-name="ce27" office:value-type="float" office:value="24440" calcext:value-type="float">
            <text:p>24,440</text:p>
          </table:table-cell>
          <table:table-cell table:style-name="ce27" office:value-type="float" office:value="23735" calcext:value-type="float">
            <text:p>23,735</text:p>
          </table:table-cell>
          <table:table-cell table:style-name="ce27" office:value-type="float" office:value="22697" calcext:value-type="float">
            <text:p>22,697</text:p>
          </table:table-cell>
          <table:table-cell table:style-name="ce27" office:value-type="float" office:value="21830" calcext:value-type="float">
            <text:p>21,830</text:p>
          </table:table-cell>
          <table:table-cell table:style-name="ce27" office:value-type="float" office:value="22034" calcext:value-type="float">
            <text:p>22,034</text:p>
          </table:table-cell>
          <table:table-cell table:style-name="ce27" office:value-type="float" office:value="21091" calcext:value-type="float">
            <text:p>21,091</text:p>
          </table:table-cell>
          <table:table-cell table:style-name="ce27" office:value-type="float" office:value="20295" calcext:value-type="float">
            <text:p>20,295</text:p>
          </table:table-cell>
          <table:table-cell table:style-name="ce27" office:value-type="float" office:value="19097" calcext:value-type="float">
            <text:p>19,097</text:p>
          </table:table-cell>
          <table:table-cell table:style-name="ce27" office:value-type="float" office:value="17429" calcext:value-type="float">
            <text:p>17,429</text:p>
          </table:table-cell>
          <table:table-cell table:style-name="ce27" office:value-type="float" office:value="16676" calcext:value-type="float">
            <text:p>16,676</text:p>
          </table:table-cell>
          <table:table-cell table:style-name="ce27" office:value-type="float" office:value="16254" calcext:value-type="float">
            <text:p>16,254</text:p>
          </table:table-cell>
          <table:table-cell table:style-name="ce27" office:value-type="float" office:value="14710" calcext:value-type="float">
            <text:p>14,710</text:p>
          </table:table-cell>
          <table:table-cell table:style-name="ce27" office:value-type="float" office:value="13816" calcext:value-type="float">
            <text:p>13,816</text:p>
          </table:table-cell>
          <table:table-cell table:style-name="ce27" office:value-type="float" office:value="12454" calcext:value-type="float">
            <text:p>12,454</text:p>
          </table:table-cell>
          <table:table-cell table:style-name="ce27" office:value-type="float" office:value="11858" calcext:value-type="float">
            <text:p>11,858</text:p>
          </table:table-cell>
          <table:table-cell table:style-name="ce27" office:value-type="float" office:value="11652" calcext:value-type="float">
            <text:p>11,652</text:p>
          </table:table-cell>
          <table:table-cell table:style-name="ce27" office:value-type="float" office:value="11008" calcext:value-type="float">
            <text:p>11,008</text:p>
          </table:table-cell>
          <table:table-cell table:style-name="ce27" office:value-type="float" office:value="6665" calcext:value-type="float">
            <text:p>6,665</text:p>
          </table:table-cell>
          <table:table-cell table:style-name="ce27" office:value-type="float" office:value="5505" calcext:value-type="float">
            <text:p>5,505</text:p>
          </table:table-cell>
          <table:table-cell table:style-name="ce27" office:value-type="float" office:value="22069" calcext:value-type="float">
            <text:p>22,069</text:p>
          </table:table-cell>
          <table:table-cell table:style-name="ce25"/>
          <table:table-cell office:value-type="float" office:value="2007" calcext:value-type="float">
            <text:p>2007</text:p>
          </table:table-cell>
          <table:table-cell table:number-columns-repeated="930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25" office:value-type="float" office:value="29212" calcext:value-type="float">
            <text:p>29,212</text:p>
          </table:table-cell>
          <table:table-cell table:style-name="ce25" office:value-type="float" office:value="27861" calcext:value-type="float">
            <text:p>27,861</text:p>
          </table:table-cell>
          <table:table-cell table:style-name="ce25" office:value-type="float" office:value="27194" calcext:value-type="float">
            <text:p>27,194</text:p>
          </table:table-cell>
          <table:table-cell table:style-name="ce25" office:value-type="float" office:value="26771" calcext:value-type="float">
            <text:p>26,771</text:p>
          </table:table-cell>
          <table:table-cell table:style-name="ce25" office:value-type="float" office:value="26348" calcext:value-type="float">
            <text:p>26,348</text:p>
          </table:table-cell>
          <table:table-cell table:style-name="ce25" office:value-type="float" office:value="25812" calcext:value-type="float">
            <text:p>25,812</text:p>
          </table:table-cell>
          <table:table-cell table:style-name="ce25" office:value-type="float" office:value="25697" calcext:value-type="float">
            <text:p>25,697</text:p>
          </table:table-cell>
          <table:table-cell table:style-name="ce25" office:value-type="float" office:value="26687" calcext:value-type="float">
            <text:p>26,687</text:p>
          </table:table-cell>
          <table:table-cell table:style-name="ce25" office:value-type="float" office:value="26797" calcext:value-type="float">
            <text:p>26,797</text:p>
          </table:table-cell>
          <table:table-cell table:style-name="ce25" office:value-type="float" office:value="28096" calcext:value-type="float">
            <text:p>28,096</text:p>
          </table:table-cell>
          <table:table-cell table:style-name="ce25" office:value-type="float" office:value="28725" calcext:value-type="float">
            <text:p>28,725</text:p>
          </table:table-cell>
          <table:table-cell table:style-name="ce25" office:value-type="float" office:value="29565" calcext:value-type="float">
            <text:p>29,565</text:p>
          </table:table-cell>
          <table:table-cell table:style-name="ce25" office:value-type="float" office:value="29258" calcext:value-type="float">
            <text:p>29,258</text:p>
          </table:table-cell>
          <table:table-cell table:style-name="ce25" office:value-type="float" office:value="29669" calcext:value-type="float">
            <text:p>29,669</text:p>
          </table:table-cell>
          <table:table-cell table:style-name="ce25" office:value-type="float" office:value="30640" calcext:value-type="float">
            <text:p>30,640</text:p>
          </table:table-cell>
          <table:table-cell table:style-name="ce25" office:value-type="float" office:value="31381" calcext:value-type="float">
            <text:p>31,381</text:p>
          </table:table-cell>
          <table:table-cell table:style-name="ce25" office:value-type="float" office:value="32414" calcext:value-type="float">
            <text:p>32,414</text:p>
          </table:table-cell>
          <table:table-cell table:style-name="ce25" office:value-type="float" office:value="32277" calcext:value-type="float">
            <text:p>32,277</text:p>
          </table:table-cell>
          <table:table-cell table:style-name="ce25" office:value-type="float" office:value="32339" calcext:value-type="float">
            <text:p>32,339</text:p>
          </table:table-cell>
          <table:table-cell table:style-name="ce25" office:value-type="float" office:value="34373" calcext:value-type="float">
            <text:p>34,373</text:p>
          </table:table-cell>
          <table:table-cell table:style-name="ce25" office:value-type="float" office:value="35736" calcext:value-type="float">
            <text:p>35,736</text:p>
          </table:table-cell>
          <table:table-cell table:style-name="ce25" office:value-type="float" office:value="35013" calcext:value-type="float">
            <text:p>35,013</text:p>
          </table:table-cell>
          <table:table-cell table:style-name="ce25" office:value-type="float" office:value="35066" calcext:value-type="float">
            <text:p>35,066</text:p>
          </table:table-cell>
          <table:table-cell table:style-name="ce25" office:value-type="float" office:value="34964" calcext:value-type="float">
            <text:p>34,964</text:p>
          </table:table-cell>
          <table:table-cell table:style-name="ce25" office:value-type="float" office:value="33658" calcext:value-type="float">
            <text:p>33,658</text:p>
          </table:table-cell>
          <table:table-cell table:style-name="ce25" office:value-type="float" office:value="34238" calcext:value-type="float">
            <text:p>34,238</text:p>
          </table:table-cell>
          <table:table-cell table:style-name="ce25" office:value-type="float" office:value="34902" calcext:value-type="float">
            <text:p>34,902</text:p>
          </table:table-cell>
          <table:table-cell table:style-name="ce25" office:value-type="float" office:value="34636" calcext:value-type="float">
            <text:p>34,636</text:p>
          </table:table-cell>
          <table:table-cell table:style-name="ce25" office:value-type="float" office:value="33978" calcext:value-type="float">
            <text:p>33,978</text:p>
          </table:table-cell>
          <table:table-cell table:style-name="ce25" office:value-type="float" office:value="32248" calcext:value-type="float">
            <text:p>32,248</text:p>
          </table:table-cell>
          <table:table-cell table:style-name="ce25" office:value-type="float" office:value="30453" calcext:value-type="float">
            <text:p>30,453</text:p>
          </table:table-cell>
          <table:table-cell table:style-name="ce25" office:value-type="float" office:value="29487" calcext:value-type="float">
            <text:p>29,487</text:p>
          </table:table-cell>
          <table:table-cell table:style-name="ce25" office:value-type="float" office:value="31440" calcext:value-type="float">
            <text:p>31,440</text:p>
          </table:table-cell>
          <table:table-cell table:style-name="ce25" office:value-type="float" office:value="32169" calcext:value-type="float">
            <text:p>32,169</text:p>
          </table:table-cell>
          <table:table-cell table:style-name="ce25" office:value-type="float" office:value="32608" calcext:value-type="float">
            <text:p>32,608</text:p>
          </table:table-cell>
          <table:table-cell table:style-name="ce25" office:value-type="float" office:value="34890" calcext:value-type="float">
            <text:p>34,890</text:p>
          </table:table-cell>
          <table:table-cell table:style-name="ce25" office:value-type="float" office:value="37544" calcext:value-type="float">
            <text:p>37,544</text:p>
          </table:table-cell>
          <table:table-cell table:style-name="ce25" office:value-type="float" office:value="39337" calcext:value-type="float">
            <text:p>39,337</text:p>
          </table:table-cell>
          <table:table-cell table:style-name="ce25" office:value-type="float" office:value="38996" calcext:value-type="float">
            <text:p>38,996</text:p>
          </table:table-cell>
          <table:table-cell table:style-name="ce25" office:value-type="float" office:value="40469" calcext:value-type="float">
            <text:p>40,469</text:p>
          </table:table-cell>
          <table:table-cell table:style-name="ce25" office:value-type="float" office:value="41417" calcext:value-type="float">
            <text:p>41,417</text:p>
          </table:table-cell>
          <table:table-cell table:style-name="ce25" office:value-type="float" office:value="41465" calcext:value-type="float">
            <text:p>41,465</text:p>
          </table:table-cell>
          <table:table-cell table:style-name="ce25" office:value-type="float" office:value="41551" calcext:value-type="float">
            <text:p>41,551</text:p>
          </table:table-cell>
          <table:table-cell table:style-name="ce25" office:value-type="float" office:value="42696" calcext:value-type="float">
            <text:p>42,696</text:p>
          </table:table-cell>
          <table:table-cell table:style-name="ce25" office:value-type="float" office:value="42788" calcext:value-type="float">
            <text:p>42,788</text:p>
          </table:table-cell>
          <table:table-cell table:style-name="ce25" office:value-type="float" office:value="42448" calcext:value-type="float">
            <text:p>42,448</text:p>
          </table:table-cell>
          <table:table-cell table:style-name="ce25" office:value-type="float" office:value="41101" calcext:value-type="float">
            <text:p>41,101</text:p>
          </table:table-cell>
          <table:table-cell table:style-name="ce25" office:value-type="float" office:value="40463" calcext:value-type="float">
            <text:p>40,463</text:p>
          </table:table-cell>
          <table:table-cell table:style-name="ce25" office:value-type="float" office:value="39077" calcext:value-type="float">
            <text:p>39,077</text:p>
          </table:table-cell>
          <table:table-cell table:style-name="ce25" office:value-type="float" office:value="39086" calcext:value-type="float">
            <text:p>39,086</text:p>
          </table:table-cell>
          <table:table-cell table:style-name="ce25" office:value-type="float" office:value="38074" calcext:value-type="float">
            <text:p>38,074</text:p>
          </table:table-cell>
          <table:table-cell table:style-name="ce25" office:value-type="float" office:value="37035" calcext:value-type="float">
            <text:p>37,035</text:p>
          </table:table-cell>
          <table:table-cell table:style-name="ce25" office:value-type="float" office:value="35936" calcext:value-type="float">
            <text:p>35,936</text:p>
          </table:table-cell>
          <table:table-cell table:style-name="ce25" office:value-type="float" office:value="34550" calcext:value-type="float">
            <text:p>34,550</text:p>
          </table:table-cell>
          <table:table-cell table:style-name="ce25" office:value-type="float" office:value="34127" calcext:value-type="float">
            <text:p>34,127</text:p>
          </table:table-cell>
          <table:table-cell table:style-name="ce25" office:value-type="float" office:value="33509" calcext:value-type="float">
            <text:p>33,509</text:p>
          </table:table-cell>
          <table:table-cell table:style-name="ce25" office:value-type="float" office:value="32490" calcext:value-type="float">
            <text:p>32,490</text:p>
          </table:table-cell>
          <table:table-cell table:style-name="ce25" office:value-type="float" office:value="33116" calcext:value-type="float">
            <text:p>33,116</text:p>
          </table:table-cell>
          <table:table-cell table:style-name="ce25" office:value-type="float" office:value="33113" calcext:value-type="float">
            <text:p>33,113</text:p>
          </table:table-cell>
          <table:table-cell table:style-name="ce25" office:value-type="float" office:value="34284" calcext:value-type="float">
            <text:p>34,284</text:p>
          </table:table-cell>
          <table:table-cell table:style-name="ce25" office:value-type="float" office:value="35498" calcext:value-type="float">
            <text:p>35,498</text:p>
          </table:table-cell>
          <table:table-cell table:style-name="ce25" office:value-type="float" office:value="38711" calcext:value-type="float">
            <text:p>38,711</text:p>
          </table:table-cell>
          <table:table-cell table:style-name="ce25" office:value-type="float" office:value="29497" calcext:value-type="float">
            <text:p>29,497</text:p>
          </table:table-cell>
          <table:table-cell table:style-name="ce25" office:value-type="float" office:value="28487" calcext:value-type="float">
            <text:p>28,487</text:p>
          </table:table-cell>
          <table:table-cell table:style-name="ce25" office:value-type="float" office:value="28998" calcext:value-type="float">
            <text:p>28,998</text:p>
          </table:table-cell>
          <table:table-cell table:style-name="ce25" office:value-type="float" office:value="28723" calcext:value-type="float">
            <text:p>28,723</text:p>
          </table:table-cell>
          <table:table-cell table:style-name="ce25" office:value-type="float" office:value="26762" calcext:value-type="float">
            <text:p>26,762</text:p>
          </table:table-cell>
          <table:table-cell table:style-name="ce25" office:value-type="float" office:value="25258" calcext:value-type="float">
            <text:p>25,258</text:p>
          </table:table-cell>
          <table:table-cell table:style-name="ce25" office:value-type="float" office:value="25940" calcext:value-type="float">
            <text:p>25,940</text:p>
          </table:table-cell>
          <table:table-cell table:style-name="ce25" office:value-type="float" office:value="25516" calcext:value-type="float">
            <text:p>25,516</text:p>
          </table:table-cell>
          <table:table-cell table:style-name="ce25" office:value-type="float" office:value="25062" calcext:value-type="float">
            <text:p>25,062</text:p>
          </table:table-cell>
          <table:table-cell table:style-name="ce25" office:value-type="float" office:value="24561" calcext:value-type="float">
            <text:p>24,561</text:p>
          </table:table-cell>
          <table:table-cell table:style-name="ce25" office:value-type="float" office:value="23950" calcext:value-type="float">
            <text:p>23,950</text:p>
          </table:table-cell>
          <table:table-cell table:style-name="ce25" office:value-type="float" office:value="23218" calcext:value-type="float">
            <text:p>23,218</text:p>
          </table:table-cell>
          <table:table-cell table:style-name="ce25" office:value-type="float" office:value="22064" calcext:value-type="float">
            <text:p>22,064</text:p>
          </table:table-cell>
          <table:table-cell table:style-name="ce25" office:value-type="float" office:value="21189" calcext:value-type="float">
            <text:p>21,189</text:p>
          </table:table-cell>
          <table:table-cell table:style-name="ce25" office:value-type="float" office:value="21290" calcext:value-type="float">
            <text:p>21,290</text:p>
          </table:table-cell>
          <table:table-cell table:style-name="ce25" office:value-type="float" office:value="20357" calcext:value-type="float">
            <text:p>20,357</text:p>
          </table:table-cell>
          <table:table-cell table:style-name="ce25" office:value-type="float" office:value="19392" calcext:value-type="float">
            <text:p>19,392</text:p>
          </table:table-cell>
          <table:table-cell table:style-name="ce25" office:value-type="float" office:value="18224" calcext:value-type="float">
            <text:p>18,224</text:p>
          </table:table-cell>
          <table:table-cell table:style-name="ce25" office:value-type="float" office:value="16568" calcext:value-type="float">
            <text:p>16,568</text:p>
          </table:table-cell>
          <table:table-cell table:style-name="ce25" office:value-type="float" office:value="15744" calcext:value-type="float">
            <text:p>15,744</text:p>
          </table:table-cell>
          <table:table-cell table:style-name="ce25" office:value-type="float" office:value="15234" calcext:value-type="float">
            <text:p>15,234</text:p>
          </table:table-cell>
          <table:table-cell table:style-name="ce25" office:value-type="float" office:value="13650" calcext:value-type="float">
            <text:p>13,650</text:p>
          </table:table-cell>
          <table:table-cell table:style-name="ce25" office:value-type="float" office:value="12702" calcext:value-type="float">
            <text:p>12,702</text:p>
          </table:table-cell>
          <table:table-cell table:style-name="ce25" office:value-type="float" office:value="11335" calcext:value-type="float">
            <text:p>11,335</text:p>
          </table:table-cell>
          <table:table-cell table:style-name="ce25" office:value-type="float" office:value="10733" calcext:value-type="float">
            <text:p>10,733</text:p>
          </table:table-cell>
          <table:table-cell table:style-name="ce25" office:value-type="float" office:value="10419" calcext:value-type="float">
            <text:p>10,419</text:p>
          </table:table-cell>
          <table:table-cell table:style-name="ce25" office:value-type="float" office:value="9701" calcext:value-type="float">
            <text:p>9,701</text:p>
          </table:table-cell>
          <table:table-cell table:style-name="ce25" office:value-type="float" office:value="5783" calcext:value-type="float">
            <text:p>5,783</text:p>
          </table:table-cell>
          <table:table-cell table:style-name="ce25" office:value-type="float" office:value="21756" calcext:value-type="float">
            <text:p>21,756</text:p>
          </table:table-cell>
          <table:table-cell table:style-name="ce25"/>
          <table:table-cell office:value-type="float" office:value="2008" calcext:value-type="float">
            <text:p>2008</text:p>
          </table:table-cell>
          <table:table-cell table:number-columns-repeated="930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style-name="ce27" office:value-type="float" office:value="29117" calcext:value-type="float">
            <text:p>29,117</text:p>
          </table:table-cell>
          <table:table-cell table:style-name="ce27" office:value-type="float" office:value="29162" calcext:value-type="float">
            <text:p>29,162</text:p>
          </table:table-cell>
          <table:table-cell table:style-name="ce27" office:value-type="float" office:value="27869" calcext:value-type="float">
            <text:p>27,869</text:p>
          </table:table-cell>
          <table:table-cell table:style-name="ce27" office:value-type="float" office:value="27251" calcext:value-type="float">
            <text:p>27,251</text:p>
          </table:table-cell>
          <table:table-cell table:style-name="ce27" office:value-type="float" office:value="26864" calcext:value-type="float">
            <text:p>26,864</text:p>
          </table:table-cell>
          <table:table-cell table:style-name="ce27" office:value-type="float" office:value="26356" calcext:value-type="float">
            <text:p>26,356</text:p>
          </table:table-cell>
          <table:table-cell table:style-name="ce27" office:value-type="float" office:value="25828" calcext:value-type="float">
            <text:p>25,828</text:p>
          </table:table-cell>
          <table:table-cell table:style-name="ce27" office:value-type="float" office:value="25738" calcext:value-type="float">
            <text:p>25,738</text:p>
          </table:table-cell>
          <table:table-cell table:style-name="ce27" office:value-type="float" office:value="26779" calcext:value-type="float">
            <text:p>26,779</text:p>
          </table:table-cell>
          <table:table-cell table:style-name="ce27" office:value-type="float" office:value="26974" calcext:value-type="float">
            <text:p>26,974</text:p>
          </table:table-cell>
          <table:table-cell table:style-name="ce27" office:value-type="float" office:value="28198" calcext:value-type="float">
            <text:p>28,198</text:p>
          </table:table-cell>
          <table:table-cell table:style-name="ce27" office:value-type="float" office:value="28889" calcext:value-type="float">
            <text:p>28,889</text:p>
          </table:table-cell>
          <table:table-cell table:style-name="ce27" office:value-type="float" office:value="29698" calcext:value-type="float">
            <text:p>29,698</text:p>
          </table:table-cell>
          <table:table-cell table:style-name="ce27" office:value-type="float" office:value="29394" calcext:value-type="float">
            <text:p>29,394</text:p>
          </table:table-cell>
          <table:table-cell table:style-name="ce27" office:value-type="float" office:value="29804" calcext:value-type="float">
            <text:p>29,804</text:p>
          </table:table-cell>
          <table:table-cell table:style-name="ce27" office:value-type="float" office:value="30760" calcext:value-type="float">
            <text:p>30,760</text:p>
          </table:table-cell>
          <table:table-cell table:style-name="ce27" office:value-type="float" office:value="31655" calcext:value-type="float">
            <text:p>31,655</text:p>
          </table:table-cell>
          <table:table-cell table:style-name="ce27" office:value-type="float" office:value="34055" calcext:value-type="float">
            <text:p>34,055</text:p>
          </table:table-cell>
          <table:table-cell table:style-name="ce27" office:value-type="float" office:value="34075" calcext:value-type="float">
            <text:p>34,075</text:p>
          </table:table-cell>
          <table:table-cell table:style-name="ce27" office:value-type="float" office:value="33621" calcext:value-type="float">
            <text:p>33,621</text:p>
          </table:table-cell>
          <table:table-cell table:style-name="ce27" office:value-type="float" office:value="34170" calcext:value-type="float">
            <text:p>34,170</text:p>
          </table:table-cell>
          <table:table-cell table:style-name="ce27" office:value-type="float" office:value="35598" calcext:value-type="float">
            <text:p>35,598</text:p>
          </table:table-cell>
          <table:table-cell table:style-name="ce27" office:value-type="float" office:value="35490" calcext:value-type="float">
            <text:p>35,490</text:p>
          </table:table-cell>
          <table:table-cell table:style-name="ce27" office:value-type="float" office:value="35165" calcext:value-type="float">
            <text:p>35,165</text:p>
          </table:table-cell>
          <table:table-cell table:style-name="ce27" office:value-type="float" office:value="34990" calcext:value-type="float">
            <text:p>34,990</text:p>
          </table:table-cell>
          <table:table-cell table:style-name="ce27" office:value-type="float" office:value="33811" calcext:value-type="float">
            <text:p>33,811</text:p>
          </table:table-cell>
          <table:table-cell table:style-name="ce27" office:value-type="float" office:value="34519" calcext:value-type="float">
            <text:p>34,519</text:p>
          </table:table-cell>
          <table:table-cell table:style-name="ce27" office:value-type="float" office:value="35119" calcext:value-type="float">
            <text:p>35,119</text:p>
          </table:table-cell>
          <table:table-cell table:style-name="ce27" office:value-type="float" office:value="34864" calcext:value-type="float">
            <text:p>34,864</text:p>
          </table:table-cell>
          <table:table-cell table:style-name="ce27" office:value-type="float" office:value="34102" calcext:value-type="float">
            <text:p>34,102</text:p>
          </table:table-cell>
          <table:table-cell table:style-name="ce27" office:value-type="float" office:value="32624" calcext:value-type="float">
            <text:p>32,624</text:p>
          </table:table-cell>
          <table:table-cell table:style-name="ce27" office:value-type="float" office:value="30666" calcext:value-type="float">
            <text:p>30,666</text:p>
          </table:table-cell>
          <table:table-cell table:style-name="ce27" office:value-type="float" office:value="29683" calcext:value-type="float">
            <text:p>29,683</text:p>
          </table:table-cell>
          <table:table-cell table:style-name="ce27" office:value-type="float" office:value="31730" calcext:value-type="float">
            <text:p>31,730</text:p>
          </table:table-cell>
          <table:table-cell table:style-name="ce27" office:value-type="float" office:value="32478" calcext:value-type="float">
            <text:p>32,478</text:p>
          </table:table-cell>
          <table:table-cell table:style-name="ce27" office:value-type="float" office:value="32794" calcext:value-type="float">
            <text:p>32,794</text:p>
          </table:table-cell>
          <table:table-cell table:style-name="ce27" office:value-type="float" office:value="34998" calcext:value-type="float">
            <text:p>34,998</text:p>
          </table:table-cell>
          <table:table-cell table:style-name="ce27" office:value-type="float" office:value="37727" calcext:value-type="float">
            <text:p>37,727</text:p>
          </table:table-cell>
          <table:table-cell table:style-name="ce27" office:value-type="float" office:value="39532" calcext:value-type="float">
            <text:p>39,532</text:p>
          </table:table-cell>
          <table:table-cell table:style-name="ce27" office:value-type="float" office:value="39157" calcext:value-type="float">
            <text:p>39,157</text:p>
          </table:table-cell>
          <table:table-cell table:style-name="ce27" office:value-type="float" office:value="40510" calcext:value-type="float">
            <text:p>40,510</text:p>
          </table:table-cell>
          <table:table-cell table:style-name="ce27" office:value-type="float" office:value="41475" calcext:value-type="float">
            <text:p>41,475</text:p>
          </table:table-cell>
          <table:table-cell table:style-name="ce27" office:value-type="float" office:value="41426" calcext:value-type="float">
            <text:p>41,426</text:p>
          </table:table-cell>
          <table:table-cell table:style-name="ce27" office:value-type="float" office:value="41548" calcext:value-type="float">
            <text:p>41,548</text:p>
          </table:table-cell>
          <table:table-cell table:style-name="ce27" office:value-type="float" office:value="42731" calcext:value-type="float">
            <text:p>42,731</text:p>
          </table:table-cell>
          <table:table-cell table:style-name="ce27" office:value-type="float" office:value="42814" calcext:value-type="float">
            <text:p>42,814</text:p>
          </table:table-cell>
          <table:table-cell table:style-name="ce27" office:value-type="float" office:value="42432" calcext:value-type="float">
            <text:p>42,432</text:p>
          </table:table-cell>
          <table:table-cell table:style-name="ce27" office:value-type="float" office:value="41139" calcext:value-type="float">
            <text:p>41,139</text:p>
          </table:table-cell>
          <table:table-cell table:style-name="ce27" office:value-type="float" office:value="40402" calcext:value-type="float">
            <text:p>40,402</text:p>
          </table:table-cell>
          <table:table-cell table:style-name="ce27" office:value-type="float" office:value="38973" calcext:value-type="float">
            <text:p>38,973</text:p>
          </table:table-cell>
          <table:table-cell table:style-name="ce27" office:value-type="float" office:value="39023" calcext:value-type="float">
            <text:p>39,023</text:p>
          </table:table-cell>
          <table:table-cell table:style-name="ce27" office:value-type="float" office:value="38010" calcext:value-type="float">
            <text:p>38,010</text:p>
          </table:table-cell>
          <table:table-cell table:style-name="ce27" office:value-type="float" office:value="36946" calcext:value-type="float">
            <text:p>36,946</text:p>
          </table:table-cell>
          <table:table-cell table:style-name="ce27" office:value-type="float" office:value="35856" calcext:value-type="float">
            <text:p>35,856</text:p>
          </table:table-cell>
          <table:table-cell table:style-name="ce27" office:value-type="float" office:value="34489" calcext:value-type="float">
            <text:p>34,489</text:p>
          </table:table-cell>
          <table:table-cell table:style-name="ce27" office:value-type="float" office:value="34020" calcext:value-type="float">
            <text:p>34,020</text:p>
          </table:table-cell>
          <table:table-cell table:style-name="ce27" office:value-type="float" office:value="33450" calcext:value-type="float">
            <text:p>33,450</text:p>
          </table:table-cell>
          <table:table-cell table:style-name="ce27" office:value-type="float" office:value="32421" calcext:value-type="float">
            <text:p>32,421</text:p>
          </table:table-cell>
          <table:table-cell table:style-name="ce27" office:value-type="float" office:value="32969" calcext:value-type="float">
            <text:p>32,969</text:p>
          </table:table-cell>
          <table:table-cell table:style-name="ce27" office:value-type="float" office:value="32968" calcext:value-type="float">
            <text:p>32,968</text:p>
          </table:table-cell>
          <table:table-cell table:style-name="ce27" office:value-type="float" office:value="34108" calcext:value-type="float">
            <text:p>34,108</text:p>
          </table:table-cell>
          <table:table-cell table:style-name="ce27" office:value-type="float" office:value="35259" calcext:value-type="float">
            <text:p>35,259</text:p>
          </table:table-cell>
          <table:table-cell table:style-name="ce27" office:value-type="float" office:value="38480" calcext:value-type="float">
            <text:p>38,480</text:p>
          </table:table-cell>
          <table:table-cell table:style-name="ce27" office:value-type="float" office:value="29246" calcext:value-type="float">
            <text:p>29,246</text:p>
          </table:table-cell>
          <table:table-cell table:style-name="ce27" office:value-type="float" office:value="28255" calcext:value-type="float">
            <text:p>28,255</text:p>
          </table:table-cell>
          <table:table-cell table:style-name="ce27" office:value-type="float" office:value="28715" calcext:value-type="float">
            <text:p>28,715</text:p>
          </table:table-cell>
          <table:table-cell table:style-name="ce27" office:value-type="float" office:value="28427" calcext:value-type="float">
            <text:p>28,427</text:p>
          </table:table-cell>
          <table:table-cell table:style-name="ce27" office:value-type="float" office:value="26433" calcext:value-type="float">
            <text:p>26,433</text:p>
          </table:table-cell>
          <table:table-cell table:style-name="ce27" office:value-type="float" office:value="24923" calcext:value-type="float">
            <text:p>24,923</text:p>
          </table:table-cell>
          <table:table-cell table:style-name="ce27" office:value-type="float" office:value="25559" calcext:value-type="float">
            <text:p>25,559</text:p>
          </table:table-cell>
          <table:table-cell table:style-name="ce27" office:value-type="float" office:value="25115" calcext:value-type="float">
            <text:p>25,115</text:p>
          </table:table-cell>
          <table:table-cell table:style-name="ce27" office:value-type="float" office:value="24650" calcext:value-type="float">
            <text:p>24,650</text:p>
          </table:table-cell>
          <table:table-cell table:style-name="ce27" office:value-type="float" office:value="24034" calcext:value-type="float">
            <text:p>24,034</text:p>
          </table:table-cell>
          <table:table-cell table:style-name="ce27" office:value-type="float" office:value="23414" calcext:value-type="float">
            <text:p>23,414</text:p>
          </table:table-cell>
          <table:table-cell table:style-name="ce27" office:value-type="float" office:value="22646" calcext:value-type="float">
            <text:p>22,646</text:p>
          </table:table-cell>
          <table:table-cell table:style-name="ce27" office:value-type="float" office:value="21457" calcext:value-type="float">
            <text:p>21,457</text:p>
          </table:table-cell>
          <table:table-cell table:style-name="ce27" office:value-type="float" office:value="20484" calcext:value-type="float">
            <text:p>20,484</text:p>
          </table:table-cell>
          <table:table-cell table:style-name="ce27" office:value-type="float" office:value="20530" calcext:value-type="float">
            <text:p>20,530</text:p>
          </table:table-cell>
          <table:table-cell table:style-name="ce27" office:value-type="float" office:value="19554" calcext:value-type="float">
            <text:p>19,554</text:p>
          </table:table-cell>
          <table:table-cell table:style-name="ce27" office:value-type="float" office:value="18513" calcext:value-type="float">
            <text:p>18,513</text:p>
          </table:table-cell>
          <table:table-cell table:style-name="ce27" office:value-type="float" office:value="17269" calcext:value-type="float">
            <text:p>17,269</text:p>
          </table:table-cell>
          <table:table-cell table:style-name="ce27" office:value-type="float" office:value="15653" calcext:value-type="float">
            <text:p>15,653</text:p>
          </table:table-cell>
          <table:table-cell table:style-name="ce27" office:value-type="float" office:value="14755" calcext:value-type="float">
            <text:p>14,755</text:p>
          </table:table-cell>
          <table:table-cell table:style-name="ce27" office:value-type="float" office:value="14158" calcext:value-type="float">
            <text:p>14,158</text:p>
          </table:table-cell>
          <table:table-cell table:style-name="ce27" office:value-type="float" office:value="12558" calcext:value-type="float">
            <text:p>12,558</text:p>
          </table:table-cell>
          <table:table-cell table:style-name="ce27" office:value-type="float" office:value="11586" calcext:value-type="float">
            <text:p>11,586</text:p>
          </table:table-cell>
          <table:table-cell table:style-name="ce27" office:value-type="float" office:value="10270" calcext:value-type="float">
            <text:p>10,270</text:p>
          </table:table-cell>
          <table:table-cell table:style-name="ce27" office:value-type="float" office:value="9527" calcext:value-type="float">
            <text:p>9,527</text:p>
          </table:table-cell>
          <table:table-cell table:style-name="ce27" office:value-type="float" office:value="9237" calcext:value-type="float">
            <text:p>9,237</text:p>
          </table:table-cell>
          <table:table-cell table:style-name="ce27" office:value-type="float" office:value="8462" calcext:value-type="float">
            <text:p>8,462</text:p>
          </table:table-cell>
          <table:table-cell table:style-name="ce27" office:value-type="float" office:value="21747" calcext:value-type="float">
            <text:p>21,747</text:p>
          </table:table-cell>
          <table:table-cell table:style-name="ce25"/>
          <table:table-cell office:value-type="float" office:value="2009" calcext:value-type="float">
            <text:p>2009</text:p>
          </table:table-cell>
          <table:table-cell table:number-columns-repeated="930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style-name="ce27" office:value-type="float" office:value="29251" calcext:value-type="float">
            <text:p>29,251</text:p>
          </table:table-cell>
          <table:table-cell table:style-name="ce27" office:value-type="float" office:value="29119" calcext:value-type="float">
            <text:p>29,119</text:p>
          </table:table-cell>
          <table:table-cell table:style-name="ce27" office:value-type="float" office:value="29074" calcext:value-type="float">
            <text:p>29,074</text:p>
          </table:table-cell>
          <table:table-cell table:style-name="ce27" office:value-type="float" office:value="27834" calcext:value-type="float">
            <text:p>27,834</text:p>
          </table:table-cell>
          <table:table-cell table:style-name="ce27" office:value-type="float" office:value="27287" calcext:value-type="float">
            <text:p>27,287</text:p>
          </table:table-cell>
          <table:table-cell table:style-name="ce27" office:value-type="float" office:value="26915" calcext:value-type="float">
            <text:p>26,915</text:p>
          </table:table-cell>
          <table:table-cell table:style-name="ce27" office:value-type="float" office:value="26382" calcext:value-type="float">
            <text:p>26,382</text:p>
          </table:table-cell>
          <table:table-cell table:style-name="ce27" office:value-type="float" office:value="25840" calcext:value-type="float">
            <text:p>25,840</text:p>
          </table:table-cell>
          <table:table-cell table:style-name="ce27" office:value-type="float" office:value="25774" calcext:value-type="float">
            <text:p>25,774</text:p>
          </table:table-cell>
          <table:table-cell table:style-name="ce27" office:value-type="float" office:value="26869" calcext:value-type="float">
            <text:p>26,869</text:p>
          </table:table-cell>
          <table:table-cell table:style-name="ce27" office:value-type="float" office:value="27106" calcext:value-type="float">
            <text:p>27,106</text:p>
          </table:table-cell>
          <table:table-cell table:style-name="ce27" office:value-type="float" office:value="28304" calcext:value-type="float">
            <text:p>28,304</text:p>
          </table:table-cell>
          <table:table-cell table:style-name="ce27" office:value-type="float" office:value="28960" calcext:value-type="float">
            <text:p>28,960</text:p>
          </table:table-cell>
          <table:table-cell table:style-name="ce27" office:value-type="float" office:value="29789" calcext:value-type="float">
            <text:p>29,789</text:p>
          </table:table-cell>
          <table:table-cell table:style-name="ce27" office:value-type="float" office:value="29475" calcext:value-type="float">
            <text:p>29,475</text:p>
          </table:table-cell>
          <table:table-cell table:style-name="ce27" office:value-type="float" office:value="29922" calcext:value-type="float">
            <text:p>29,922</text:p>
          </table:table-cell>
          <table:table-cell table:style-name="ce27" office:value-type="float" office:value="30847" calcext:value-type="float">
            <text:p>30,847</text:p>
          </table:table-cell>
          <table:table-cell table:style-name="ce27" office:value-type="float" office:value="31812" calcext:value-type="float">
            <text:p>31,812</text:p>
          </table:table-cell>
          <table:table-cell table:style-name="ce27" office:value-type="float" office:value="34941" calcext:value-type="float">
            <text:p>34,941</text:p>
          </table:table-cell>
          <table:table-cell table:style-name="ce27" office:value-type="float" office:value="36110" calcext:value-type="float">
            <text:p>36,110</text:p>
          </table:table-cell>
          <table:table-cell table:style-name="ce27" office:value-type="float" office:value="35076" calcext:value-type="float">
            <text:p>35,076</text:p>
          </table:table-cell>
          <table:table-cell table:style-name="ce27" office:value-type="float" office:value="35282" calcext:value-type="float">
            <text:p>35,282</text:p>
          </table:table-cell>
          <table:table-cell table:style-name="ce27" office:value-type="float" office:value="36499" calcext:value-type="float">
            <text:p>36,499</text:p>
          </table:table-cell>
          <table:table-cell table:style-name="ce27" office:value-type="float" office:value="35768" calcext:value-type="float">
            <text:p>35,768</text:p>
          </table:table-cell>
          <table:table-cell table:style-name="ce27" office:value-type="float" office:value="35201" calcext:value-type="float">
            <text:p>35,201</text:p>
          </table:table-cell>
          <table:table-cell table:style-name="ce27" office:value-type="float" office:value="35229" calcext:value-type="float">
            <text:p>35,229</text:p>
          </table:table-cell>
          <table:table-cell table:style-name="ce27" office:value-type="float" office:value="33969" calcext:value-type="float">
            <text:p>33,969</text:p>
          </table:table-cell>
          <table:table-cell table:style-name="ce27" office:value-type="float" office:value="34777" calcext:value-type="float">
            <text:p>34,777</text:p>
          </table:table-cell>
          <table:table-cell table:style-name="ce27" office:value-type="float" office:value="35393" calcext:value-type="float">
            <text:p>35,393</text:p>
          </table:table-cell>
          <table:table-cell table:style-name="ce27" office:value-type="float" office:value="35019" calcext:value-type="float">
            <text:p>35,019</text:p>
          </table:table-cell>
          <table:table-cell table:style-name="ce27" office:value-type="float" office:value="34211" calcext:value-type="float">
            <text:p>34,211</text:p>
          </table:table-cell>
          <table:table-cell table:style-name="ce27" office:value-type="float" office:value="32834" calcext:value-type="float">
            <text:p>32,834</text:p>
          </table:table-cell>
          <table:table-cell table:style-name="ce27" office:value-type="float" office:value="30892" calcext:value-type="float">
            <text:p>30,892</text:p>
          </table:table-cell>
          <table:table-cell table:style-name="ce27" office:value-type="float" office:value="29939" calcext:value-type="float">
            <text:p>29,939</text:p>
          </table:table-cell>
          <table:table-cell table:style-name="ce27" office:value-type="float" office:value="31969" calcext:value-type="float">
            <text:p>31,969</text:p>
          </table:table-cell>
          <table:table-cell table:style-name="ce27" office:value-type="float" office:value="32670" calcext:value-type="float">
            <text:p>32,670</text:p>
          </table:table-cell>
          <table:table-cell table:style-name="ce27" office:value-type="float" office:value="32937" calcext:value-type="float">
            <text:p>32,937</text:p>
          </table:table-cell>
          <table:table-cell table:style-name="ce27" office:value-type="float" office:value="35134" calcext:value-type="float">
            <text:p>35,134</text:p>
          </table:table-cell>
          <table:table-cell table:style-name="ce27" office:value-type="float" office:value="37905" calcext:value-type="float">
            <text:p>37,905</text:p>
          </table:table-cell>
          <table:table-cell table:style-name="ce27" office:value-type="float" office:value="39664" calcext:value-type="float">
            <text:p>39,664</text:p>
          </table:table-cell>
          <table:table-cell table:style-name="ce27" office:value-type="float" office:value="39195" calcext:value-type="float">
            <text:p>39,195</text:p>
          </table:table-cell>
          <table:table-cell table:style-name="ce27" office:value-type="float" office:value="40628" calcext:value-type="float">
            <text:p>40,628</text:p>
          </table:table-cell>
          <table:table-cell table:style-name="ce27" office:value-type="float" office:value="41546" calcext:value-type="float">
            <text:p>41,546</text:p>
          </table:table-cell>
          <table:table-cell table:style-name="ce27" office:value-type="float" office:value="41443" calcext:value-type="float">
            <text:p>41,443</text:p>
          </table:table-cell>
          <table:table-cell table:style-name="ce27" office:value-type="float" office:value="41526" calcext:value-type="float">
            <text:p>41,526</text:p>
          </table:table-cell>
          <table:table-cell table:style-name="ce27" office:value-type="float" office:value="42776" calcext:value-type="float">
            <text:p>42,776</text:p>
          </table:table-cell>
          <table:table-cell table:style-name="ce27" office:value-type="float" office:value="42793" calcext:value-type="float">
            <text:p>42,793</text:p>
          </table:table-cell>
          <table:table-cell table:style-name="ce27" office:value-type="float" office:value="42422" calcext:value-type="float">
            <text:p>42,422</text:p>
          </table:table-cell>
          <table:table-cell table:style-name="ce27" office:value-type="float" office:value="41058" calcext:value-type="float">
            <text:p>41,058</text:p>
          </table:table-cell>
          <table:table-cell table:style-name="ce27" office:value-type="float" office:value="40346" calcext:value-type="float">
            <text:p>40,346</text:p>
          </table:table-cell>
          <table:table-cell table:style-name="ce27" office:value-type="float" office:value="38894" calcext:value-type="float">
            <text:p>38,894</text:p>
          </table:table-cell>
          <table:table-cell table:style-name="ce27" office:value-type="float" office:value="38972" calcext:value-type="float">
            <text:p>38,972</text:p>
          </table:table-cell>
          <table:table-cell table:style-name="ce27" office:value-type="float" office:value="37965" calcext:value-type="float">
            <text:p>37,965</text:p>
          </table:table-cell>
          <table:table-cell table:style-name="ce27" office:value-type="float" office:value="36843" calcext:value-type="float">
            <text:p>36,843</text:p>
          </table:table-cell>
          <table:table-cell table:style-name="ce27" office:value-type="float" office:value="35713" calcext:value-type="float">
            <text:p>35,713</text:p>
          </table:table-cell>
          <table:table-cell table:style-name="ce27" office:value-type="float" office:value="34396" calcext:value-type="float">
            <text:p>34,396</text:p>
          </table:table-cell>
          <table:table-cell table:style-name="ce27" office:value-type="float" office:value="33939" calcext:value-type="float">
            <text:p>33,939</text:p>
          </table:table-cell>
          <table:table-cell table:style-name="ce27" office:value-type="float" office:value="33345" calcext:value-type="float">
            <text:p>33,345</text:p>
          </table:table-cell>
          <table:table-cell table:style-name="ce27" office:value-type="float" office:value="32306" calcext:value-type="float">
            <text:p>32,306</text:p>
          </table:table-cell>
          <table:table-cell table:style-name="ce27" office:value-type="float" office:value="32867" calcext:value-type="float">
            <text:p>32,867</text:p>
          </table:table-cell>
          <table:table-cell table:style-name="ce27" office:value-type="float" office:value="32788" calcext:value-type="float">
            <text:p>32,788</text:p>
          </table:table-cell>
          <table:table-cell table:style-name="ce27" office:value-type="float" office:value="33913" calcext:value-type="float">
            <text:p>33,913</text:p>
          </table:table-cell>
          <table:table-cell table:style-name="ce27" office:value-type="float" office:value="35067" calcext:value-type="float">
            <text:p>35,067</text:p>
          </table:table-cell>
          <table:table-cell table:style-name="ce27" office:value-type="float" office:value="38269" calcext:value-type="float">
            <text:p>38,269</text:p>
          </table:table-cell>
          <table:table-cell table:style-name="ce27" office:value-type="float" office:value="29001" calcext:value-type="float">
            <text:p>29,001</text:p>
          </table:table-cell>
          <table:table-cell table:style-name="ce27" office:value-type="float" office:value="27995" calcext:value-type="float">
            <text:p>27,995</text:p>
          </table:table-cell>
          <table:table-cell table:style-name="ce27" office:value-type="float" office:value="28404" calcext:value-type="float">
            <text:p>28,404</text:p>
          </table:table-cell>
          <table:table-cell table:style-name="ce27" office:value-type="float" office:value="28073" calcext:value-type="float">
            <text:p>28,073</text:p>
          </table:table-cell>
          <table:table-cell table:style-name="ce27" office:value-type="float" office:value="26105" calcext:value-type="float">
            <text:p>26,105</text:p>
          </table:table-cell>
          <table:table-cell table:style-name="ce27" office:value-type="float" office:value="24530" calcext:value-type="float">
            <text:p>24,530</text:p>
          </table:table-cell>
          <table:table-cell table:style-name="ce27" office:value-type="float" office:value="25121" calcext:value-type="float">
            <text:p>25,121</text:p>
          </table:table-cell>
          <table:table-cell table:style-name="ce27" office:value-type="float" office:value="24653" calcext:value-type="float">
            <text:p>24,653</text:p>
          </table:table-cell>
          <table:table-cell table:style-name="ce27" office:value-type="float" office:value="24148" calcext:value-type="float">
            <text:p>24,148</text:p>
          </table:table-cell>
          <table:table-cell table:style-name="ce27" office:value-type="float" office:value="23497" calcext:value-type="float">
            <text:p>23,497</text:p>
          </table:table-cell>
          <table:table-cell table:style-name="ce27" office:value-type="float" office:value="22841" calcext:value-type="float">
            <text:p>22,841</text:p>
          </table:table-cell>
          <table:table-cell table:style-name="ce27" office:value-type="float" office:value="22060" calcext:value-type="float">
            <text:p>22,060</text:p>
          </table:table-cell>
          <table:table-cell table:style-name="ce27" office:value-type="float" office:value="20769" calcext:value-type="float">
            <text:p>20,769</text:p>
          </table:table-cell>
          <table:table-cell table:style-name="ce27" office:value-type="float" office:value="19823" calcext:value-type="float">
            <text:p>19,823</text:p>
          </table:table-cell>
          <table:table-cell table:style-name="ce27" office:value-type="float" office:value="19807" calcext:value-type="float">
            <text:p>19,807</text:p>
          </table:table-cell>
          <table:table-cell table:style-name="ce27" office:value-type="float" office:value="18664" calcext:value-type="float">
            <text:p>18,664</text:p>
          </table:table-cell>
          <table:table-cell table:style-name="ce27" office:value-type="float" office:value="17560" calcext:value-type="float">
            <text:p>17,560</text:p>
          </table:table-cell>
          <table:table-cell table:style-name="ce27" office:value-type="float" office:value="16317" calcext:value-type="float">
            <text:p>16,317</text:p>
          </table:table-cell>
          <table:table-cell table:style-name="ce27" office:value-type="float" office:value="14750" calcext:value-type="float">
            <text:p>14,750</text:p>
          </table:table-cell>
          <table:table-cell table:style-name="ce27" office:value-type="float" office:value="13766" calcext:value-type="float">
            <text:p>13,766</text:p>
          </table:table-cell>
          <table:table-cell table:style-name="ce27" office:value-type="float" office:value="13089" calcext:value-type="float">
            <text:p>13,089</text:p>
          </table:table-cell>
          <table:table-cell table:style-name="ce27" office:value-type="float" office:value="11488" calcext:value-type="float">
            <text:p>11,488</text:p>
          </table:table-cell>
          <table:table-cell table:style-name="ce27" office:value-type="float" office:value="10485" calcext:value-type="float">
            <text:p>10,485</text:p>
          </table:table-cell>
          <table:table-cell table:style-name="ce27" office:value-type="float" office:value="9208" calcext:value-type="float">
            <text:p>9,208</text:p>
          </table:table-cell>
          <table:table-cell table:style-name="ce27" office:value-type="float" office:value="8425" calcext:value-type="float">
            <text:p>8,425</text:p>
          </table:table-cell>
          <table:table-cell table:style-name="ce27" office:value-type="float" office:value="8137" calcext:value-type="float">
            <text:p>8,137</text:p>
          </table:table-cell>
          <table:table-cell table:style-name="ce27" office:value-type="float" office:value="24274" calcext:value-type="float">
            <text:p>24,274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930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27" office:value-type="float" office:value="29488" calcext:value-type="float">
            <text:p>29,488</text:p>
          </table:table-cell>
          <table:table-cell table:style-name="ce27" office:value-type="float" office:value="28294" calcext:value-type="float">
            <text:p>28,294</text:p>
          </table:table-cell>
          <table:table-cell table:style-name="ce27" office:value-type="float" office:value="29190" calcext:value-type="float">
            <text:p>29,190</text:p>
          </table:table-cell>
          <table:table-cell table:style-name="ce27" office:value-type="float" office:value="29061" calcext:value-type="float">
            <text:p>29,061</text:p>
          </table:table-cell>
          <table:table-cell table:style-name="ce27" office:value-type="float" office:value="27807" calcext:value-type="float">
            <text:p>27,807</text:p>
          </table:table-cell>
          <table:table-cell table:style-name="ce27" office:value-type="float" office:value="27372" calcext:value-type="float">
            <text:p>27,372</text:p>
          </table:table-cell>
          <table:table-cell table:style-name="ce27" office:value-type="float" office:value="26912" calcext:value-type="float">
            <text:p>26,912</text:p>
          </table:table-cell>
          <table:table-cell table:style-name="ce27" office:value-type="float" office:value="26373" calcext:value-type="float">
            <text:p>26,373</text:p>
          </table:table-cell>
          <table:table-cell table:style-name="ce27" office:value-type="float" office:value="25846" calcext:value-type="float">
            <text:p>25,846</text:p>
          </table:table-cell>
          <table:table-cell table:style-name="ce27" office:value-type="float" office:value="25804" calcext:value-type="float">
            <text:p>25,804</text:p>
          </table:table-cell>
          <table:table-cell table:style-name="ce27" office:value-type="float" office:value="26930" calcext:value-type="float">
            <text:p>26,930</text:p>
          </table:table-cell>
          <table:table-cell table:style-name="ce27" office:value-type="float" office:value="27206" calcext:value-type="float">
            <text:p>27,206</text:p>
          </table:table-cell>
          <table:table-cell table:style-name="ce27" office:value-type="float" office:value="28397" calcext:value-type="float">
            <text:p>28,397</text:p>
          </table:table-cell>
          <table:table-cell table:style-name="ce27" office:value-type="float" office:value="29033" calcext:value-type="float">
            <text:p>29,033</text:p>
          </table:table-cell>
          <table:table-cell table:style-name="ce27" office:value-type="float" office:value="29934" calcext:value-type="float">
            <text:p>29,934</text:p>
          </table:table-cell>
          <table:table-cell table:style-name="ce27" office:value-type="float" office:value="29584" calcext:value-type="float">
            <text:p>29,584</text:p>
          </table:table-cell>
          <table:table-cell table:style-name="ce27" office:value-type="float" office:value="30055" calcext:value-type="float">
            <text:p>30,055</text:p>
          </table:table-cell>
          <table:table-cell table:style-name="ce27" office:value-type="float" office:value="31165" calcext:value-type="float">
            <text:p>31,165</text:p>
          </table:table-cell>
          <table:table-cell table:style-name="ce27" office:value-type="float" office:value="33036" calcext:value-type="float">
            <text:p>33,036</text:p>
          </table:table-cell>
          <table:table-cell table:style-name="ce27" office:value-type="float" office:value="36620" calcext:value-type="float">
            <text:p>36,620</text:p>
          </table:table-cell>
          <table:table-cell table:style-name="ce27" office:value-type="float" office:value="37513" calcext:value-type="float">
            <text:p>37,513</text:p>
          </table:table-cell>
          <table:table-cell table:style-name="ce27" office:value-type="float" office:value="36386" calcext:value-type="float">
            <text:p>36,386</text:p>
          </table:table-cell>
          <table:table-cell table:style-name="ce27" office:value-type="float" office:value="36450" calcext:value-type="float">
            <text:p>36,450</text:p>
          </table:table-cell>
          <table:table-cell table:style-name="ce27" office:value-type="float" office:value="37038" calcext:value-type="float">
            <text:p>37,038</text:p>
          </table:table-cell>
          <table:table-cell table:style-name="ce27" office:value-type="float" office:value="36098" calcext:value-type="float">
            <text:p>36,098</text:p>
          </table:table-cell>
          <table:table-cell table:style-name="ce27" office:value-type="float" office:value="35492" calcext:value-type="float">
            <text:p>35,492</text:p>
          </table:table-cell>
          <table:table-cell table:style-name="ce27" office:value-type="float" office:value="35491" calcext:value-type="float">
            <text:p>35,491</text:p>
          </table:table-cell>
          <table:table-cell table:style-name="ce27" office:value-type="float" office:value="34274" calcext:value-type="float">
            <text:p>34,274</text:p>
          </table:table-cell>
          <table:table-cell table:style-name="ce27" office:value-type="float" office:value="35002" calcext:value-type="float">
            <text:p>35,002</text:p>
          </table:table-cell>
          <table:table-cell table:style-name="ce27" office:value-type="float" office:value="35698" calcext:value-type="float">
            <text:p>35,698</text:p>
          </table:table-cell>
          <table:table-cell table:style-name="ce27" office:value-type="float" office:value="35146" calcext:value-type="float">
            <text:p>35,146</text:p>
          </table:table-cell>
          <table:table-cell table:style-name="ce27" office:value-type="float" office:value="34479" calcext:value-type="float">
            <text:p>34,479</text:p>
          </table:table-cell>
          <table:table-cell table:style-name="ce27" office:value-type="float" office:value="33073" calcext:value-type="float">
            <text:p>33,073</text:p>
          </table:table-cell>
          <table:table-cell table:style-name="ce27" office:value-type="float" office:value="31212" calcext:value-type="float">
            <text:p>31,212</text:p>
          </table:table-cell>
          <table:table-cell table:style-name="ce27" office:value-type="float" office:value="30232" calcext:value-type="float">
            <text:p>30,232</text:p>
          </table:table-cell>
          <table:table-cell table:style-name="ce27" office:value-type="float" office:value="32242" calcext:value-type="float">
            <text:p>32,242</text:p>
          </table:table-cell>
          <table:table-cell table:style-name="ce27" office:value-type="float" office:value="32892" calcext:value-type="float">
            <text:p>32,892</text:p>
          </table:table-cell>
          <table:table-cell table:style-name="ce27" office:value-type="float" office:value="33168" calcext:value-type="float">
            <text:p>33,168</text:p>
          </table:table-cell>
          <table:table-cell table:style-name="ce27" office:value-type="float" office:value="35265" calcext:value-type="float">
            <text:p>35,265</text:p>
          </table:table-cell>
          <table:table-cell table:style-name="ce27" office:value-type="float" office:value="38065" calcext:value-type="float">
            <text:p>38,065</text:p>
          </table:table-cell>
          <table:table-cell table:style-name="ce27" office:value-type="float" office:value="39755" calcext:value-type="float">
            <text:p>39,755</text:p>
          </table:table-cell>
          <table:table-cell table:style-name="ce27" office:value-type="float" office:value="39275" calcext:value-type="float">
            <text:p>39,275</text:p>
          </table:table-cell>
          <table:table-cell table:style-name="ce27" office:value-type="float" office:value="40695" calcext:value-type="float">
            <text:p>40,695</text:p>
          </table:table-cell>
          <table:table-cell table:style-name="ce27" office:value-type="float" office:value="41588" calcext:value-type="float">
            <text:p>41,588</text:p>
          </table:table-cell>
          <table:table-cell table:style-name="ce27" office:value-type="float" office:value="41478" calcext:value-type="float">
            <text:p>41,478</text:p>
          </table:table-cell>
          <table:table-cell table:style-name="ce27" office:value-type="float" office:value="41500" calcext:value-type="float">
            <text:p>41,500</text:p>
          </table:table-cell>
          <table:table-cell table:style-name="ce27" office:value-type="float" office:value="42830" calcext:value-type="float">
            <text:p>42,830</text:p>
          </table:table-cell>
          <table:table-cell table:style-name="ce27" office:value-type="float" office:value="42788" calcext:value-type="float">
            <text:p>42,788</text:p>
          </table:table-cell>
          <table:table-cell table:style-name="ce27" office:value-type="float" office:value="42389" calcext:value-type="float">
            <text:p>42,389</text:p>
          </table:table-cell>
          <table:table-cell table:style-name="ce27" office:value-type="float" office:value="41054" calcext:value-type="float">
            <text:p>41,054</text:p>
          </table:table-cell>
          <table:table-cell table:style-name="ce27" office:value-type="float" office:value="40323" calcext:value-type="float">
            <text:p>40,323</text:p>
          </table:table-cell>
          <table:table-cell table:style-name="ce27" office:value-type="float" office:value="38809" calcext:value-type="float">
            <text:p>38,809</text:p>
          </table:table-cell>
          <table:table-cell table:style-name="ce27" office:value-type="float" office:value="38896" calcext:value-type="float">
            <text:p>38,896</text:p>
          </table:table-cell>
          <table:table-cell table:style-name="ce27" office:value-type="float" office:value="37861" calcext:value-type="float">
            <text:p>37,861</text:p>
          </table:table-cell>
          <table:table-cell table:style-name="ce27" office:value-type="float" office:value="36731" calcext:value-type="float">
            <text:p>36,731</text:p>
          </table:table-cell>
          <table:table-cell table:style-name="ce27" office:value-type="float" office:value="35637" calcext:value-type="float">
            <text:p>35,637</text:p>
          </table:table-cell>
          <table:table-cell table:style-name="ce27" office:value-type="float" office:value="34292" calcext:value-type="float">
            <text:p>34,292</text:p>
          </table:table-cell>
          <table:table-cell table:style-name="ce27" office:value-type="float" office:value="33842" calcext:value-type="float">
            <text:p>33,842</text:p>
          </table:table-cell>
          <table:table-cell table:style-name="ce27" office:value-type="float" office:value="33239" calcext:value-type="float">
            <text:p>33,239</text:p>
          </table:table-cell>
          <table:table-cell table:style-name="ce27" office:value-type="float" office:value="32154" calcext:value-type="float">
            <text:p>32,154</text:p>
          </table:table-cell>
          <table:table-cell table:style-name="ce27" office:value-type="float" office:value="32717" calcext:value-type="float">
            <text:p>32,717</text:p>
          </table:table-cell>
          <table:table-cell table:style-name="ce27" office:value-type="float" office:value="32585" calcext:value-type="float">
            <text:p>32,585</text:p>
          </table:table-cell>
          <table:table-cell table:style-name="ce27" office:value-type="float" office:value="33718" calcext:value-type="float">
            <text:p>33,718</text:p>
          </table:table-cell>
          <table:table-cell table:style-name="ce27" office:value-type="float" office:value="34827" calcext:value-type="float">
            <text:p>34,827</text:p>
          </table:table-cell>
          <table:table-cell table:style-name="ce27" office:value-type="float" office:value="37988" calcext:value-type="float">
            <text:p>37,988</text:p>
          </table:table-cell>
          <table:table-cell table:style-name="ce27" office:value-type="float" office:value="28758" calcext:value-type="float">
            <text:p>28,758</text:p>
          </table:table-cell>
          <table:table-cell table:style-name="ce27" office:value-type="float" office:value="27718" calcext:value-type="float">
            <text:p>27,718</text:p>
          </table:table-cell>
          <table:table-cell table:style-name="ce27" office:value-type="float" office:value="28097" calcext:value-type="float">
            <text:p>28,097</text:p>
          </table:table-cell>
          <table:table-cell table:style-name="ce27" office:value-type="float" office:value="27702" calcext:value-type="float">
            <text:p>27,702</text:p>
          </table:table-cell>
          <table:table-cell table:style-name="ce27" office:value-type="float" office:value="25723" calcext:value-type="float">
            <text:p>25,723</text:p>
          </table:table-cell>
          <table:table-cell table:style-name="ce27" office:value-type="float" office:value="24164" calcext:value-type="float">
            <text:p>24,164</text:p>
          </table:table-cell>
          <table:table-cell table:style-name="ce27" office:value-type="float" office:value="24691" calcext:value-type="float">
            <text:p>24,691</text:p>
          </table:table-cell>
          <table:table-cell table:style-name="ce27" office:value-type="float" office:value="24184" calcext:value-type="float">
            <text:p>24,184</text:p>
          </table:table-cell>
          <table:table-cell table:style-name="ce27" office:value-type="float" office:value="23655" calcext:value-type="float">
            <text:p>23,655</text:p>
          </table:table-cell>
          <table:table-cell table:style-name="ce27" office:value-type="float" office:value="23009" calcext:value-type="float">
            <text:p>23,009</text:p>
          </table:table-cell>
          <table:table-cell table:style-name="ce27" office:value-type="float" office:value="22244" calcext:value-type="float">
            <text:p>22,244</text:p>
          </table:table-cell>
          <table:table-cell table:style-name="ce27" office:value-type="float" office:value="21406" calcext:value-type="float">
            <text:p>21,406</text:p>
          </table:table-cell>
          <table:table-cell table:style-name="ce27" office:value-type="float" office:value="20067" calcext:value-type="float">
            <text:p>20,067</text:p>
          </table:table-cell>
          <table:table-cell table:style-name="ce27" office:value-type="float" office:value="19046" calcext:value-type="float">
            <text:p>19,046</text:p>
          </table:table-cell>
          <table:table-cell table:style-name="ce27" office:value-type="float" office:value="18993" calcext:value-type="float">
            <text:p>18,993</text:p>
          </table:table-cell>
          <table:table-cell table:style-name="ce27" office:value-type="float" office:value="17802" calcext:value-type="float">
            <text:p>17,802</text:p>
          </table:table-cell>
          <table:table-cell table:style-name="ce30" office:value-type="float" office:value="16639" calcext:value-type="float">
            <text:p>16,639</text:p>
          </table:table-cell>
          <table:table-cell table:style-name="ce30" office:value-type="float" office:value="15284" calcext:value-type="float">
            <text:p>15,284</text:p>
          </table:table-cell>
          <table:table-cell table:style-name="ce31" office:value-type="float" office:value="13764" calcext:value-type="float">
            <text:p>13,764</text:p>
          </table:table-cell>
          <table:table-cell table:style-name="ce31" office:value-type="float" office:value="12725" calcext:value-type="float">
            <text:p>12,725</text:p>
          </table:table-cell>
          <table:table-cell table:style-name="ce31" office:value-type="float" office:value="11956" calcext:value-type="float">
            <text:p>11,956</text:p>
          </table:table-cell>
          <table:table-cell table:style-name="ce32" office:value-type="float" office:value="10446" calcext:value-type="float">
            <text:p>10,446</text:p>
          </table:table-cell>
          <table:table-cell table:style-name="ce32" office:value-type="float" office:value="9487" calcext:value-type="float">
            <text:p>9,487</text:p>
          </table:table-cell>
          <table:table-cell table:style-name="ce32" office:value-type="float" office:value="8188" calcext:value-type="float">
            <text:p>8,188</text:p>
          </table:table-cell>
          <table:table-cell table:style-name="ce26" office:value-type="float" office:value="7441" calcext:value-type="float">
            <text:p>7,441</text:p>
          </table:table-cell>
          <table:table-cell table:style-name="ce26" office:value-type="float" office:value="26117" calcext:value-type="float">
            <text:p>26,117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930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27" office:value-type="float" office:value="28444" calcext:value-type="float">
            <text:p>28,444</text:p>
          </table:table-cell>
          <table:table-cell table:style-name="ce27" office:value-type="float" office:value="29592" calcext:value-type="float">
            <text:p>29,592</text:p>
          </table:table-cell>
          <table:table-cell table:style-name="ce27" office:value-type="float" office:value="28358" calcext:value-type="float">
            <text:p>28,358</text:p>
          </table:table-cell>
          <table:table-cell table:style-name="ce27" office:value-type="float" office:value="29291" calcext:value-type="float">
            <text:p>29,291</text:p>
          </table:table-cell>
          <table:table-cell table:style-name="ce27" office:value-type="float" office:value="29118" calcext:value-type="float">
            <text:p>29,118</text:p>
          </table:table-cell>
          <table:table-cell table:style-name="ce27" office:value-type="float" office:value="27832" calcext:value-type="float">
            <text:p>27,832</text:p>
          </table:table-cell>
          <table:table-cell table:style-name="ce27" office:value-type="float" office:value="27403" calcext:value-type="float">
            <text:p>27,403</text:p>
          </table:table-cell>
          <table:table-cell table:style-name="ce27" office:value-type="float" office:value="26941" calcext:value-type="float">
            <text:p>26,941</text:p>
          </table:table-cell>
          <table:table-cell table:style-name="ce27" office:value-type="float" office:value="26409" calcext:value-type="float">
            <text:p>26,409</text:p>
          </table:table-cell>
          <table:table-cell table:style-name="ce27" office:value-type="float" office:value="25876" calcext:value-type="float">
            <text:p>25,876</text:p>
          </table:table-cell>
          <table:table-cell table:style-name="ce27" office:value-type="float" office:value="25819" calcext:value-type="float">
            <text:p>25,819</text:p>
          </table:table-cell>
          <table:table-cell table:style-name="ce27" office:value-type="float" office:value="26975" calcext:value-type="float">
            <text:p>26,975</text:p>
          </table:table-cell>
          <table:table-cell table:style-name="ce27" office:value-type="float" office:value="27239" calcext:value-type="float">
            <text:p>27,239</text:p>
          </table:table-cell>
          <table:table-cell table:style-name="ce27" office:value-type="float" office:value="28404" calcext:value-type="float">
            <text:p>28,404</text:p>
          </table:table-cell>
          <table:table-cell table:style-name="ce27" office:value-type="float" office:value="29073" calcext:value-type="float">
            <text:p>29,073</text:p>
          </table:table-cell>
          <table:table-cell table:style-name="ce27" office:value-type="float" office:value="29982" calcext:value-type="float">
            <text:p>29,982</text:p>
          </table:table-cell>
          <table:table-cell table:style-name="ce27" office:value-type="float" office:value="29632" calcext:value-type="float">
            <text:p>29,632</text:p>
          </table:table-cell>
          <table:table-cell table:style-name="ce27" office:value-type="float" office:value="30120" calcext:value-type="float">
            <text:p>30,120</text:p>
          </table:table-cell>
          <table:table-cell table:style-name="ce27" office:value-type="float" office:value="31417" calcext:value-type="float">
            <text:p>31,417</text:p>
          </table:table-cell>
          <table:table-cell table:style-name="ce27" office:value-type="float" office:value="34723" calcext:value-type="float">
            <text:p>34,723</text:p>
          </table:table-cell>
          <table:table-cell table:style-name="ce27" office:value-type="float" office:value="37833" calcext:value-type="float">
            <text:p>37,833</text:p>
          </table:table-cell>
          <table:table-cell table:style-name="ce27" office:value-type="float" office:value="38211" calcext:value-type="float">
            <text:p>38,211</text:p>
          </table:table-cell>
          <table:table-cell table:number-columns-repeated="2" table:style-name="ce27" office:value-type="float" office:value="36778" calcext:value-type="float">
            <text:p>36,778</text:p>
          </table:table-cell>
          <table:table-cell table:style-name="ce27" office:value-type="float" office:value="36991" calcext:value-type="float">
            <text:p>36,991</text:p>
          </table:table-cell>
          <table:table-cell table:style-name="ce27" office:value-type="float" office:value="36026" calcext:value-type="float">
            <text:p>36,026</text:p>
          </table:table-cell>
          <table:table-cell table:style-name="ce27" office:value-type="float" office:value="35469" calcext:value-type="float">
            <text:p>35,469</text:p>
          </table:table-cell>
          <table:table-cell table:style-name="ce27" office:value-type="float" office:value="35527" calcext:value-type="float">
            <text:p>35,527</text:p>
          </table:table-cell>
          <table:table-cell table:style-name="ce27" office:value-type="float" office:value="34356" calcext:value-type="float">
            <text:p>34,356</text:p>
          </table:table-cell>
          <table:table-cell table:style-name="ce27" office:value-type="float" office:value="35065" calcext:value-type="float">
            <text:p>35,065</text:p>
          </table:table-cell>
          <table:table-cell table:style-name="ce27" office:value-type="float" office:value="35740" calcext:value-type="float">
            <text:p>35,740</text:p>
          </table:table-cell>
          <table:table-cell table:style-name="ce27" office:value-type="float" office:value="35176" calcext:value-type="float">
            <text:p>35,176</text:p>
          </table:table-cell>
          <table:table-cell table:style-name="ce27" office:value-type="float" office:value="34555" calcext:value-type="float">
            <text:p>34,555</text:p>
          </table:table-cell>
          <table:table-cell table:style-name="ce27" office:value-type="float" office:value="33008" calcext:value-type="float">
            <text:p>33,008</text:p>
          </table:table-cell>
          <table:table-cell table:style-name="ce27" office:value-type="float" office:value="31150" calcext:value-type="float">
            <text:p>31,150</text:p>
          </table:table-cell>
          <table:table-cell table:style-name="ce27" office:value-type="float" office:value="30272" calcext:value-type="float">
            <text:p>30,272</text:p>
          </table:table-cell>
          <table:table-cell table:style-name="ce27" office:value-type="float" office:value="32288" calcext:value-type="float">
            <text:p>32,288</text:p>
          </table:table-cell>
          <table:table-cell table:style-name="ce27" office:value-type="float" office:value="32915" calcext:value-type="float">
            <text:p>32,915</text:p>
          </table:table-cell>
          <table:table-cell table:style-name="ce27" office:value-type="float" office:value="33108" calcext:value-type="float">
            <text:p>33,108</text:p>
          </table:table-cell>
          <table:table-cell table:style-name="ce27" office:value-type="float" office:value="35259" calcext:value-type="float">
            <text:p>35,259</text:p>
          </table:table-cell>
          <table:table-cell table:style-name="ce27" office:value-type="float" office:value="38032" calcext:value-type="float">
            <text:p>38,032</text:p>
          </table:table-cell>
          <table:table-cell table:style-name="ce27" office:value-type="float" office:value="39781" calcext:value-type="float">
            <text:p>39,781</text:p>
          </table:table-cell>
          <table:table-cell table:style-name="ce27" office:value-type="float" office:value="39211" calcext:value-type="float">
            <text:p>39,211</text:p>
          </table:table-cell>
          <table:table-cell table:style-name="ce27" office:value-type="float" office:value="40683" calcext:value-type="float">
            <text:p>40,683</text:p>
          </table:table-cell>
          <table:table-cell table:style-name="ce27" office:value-type="float" office:value="41568" calcext:value-type="float">
            <text:p>41,568</text:p>
          </table:table-cell>
          <table:table-cell table:style-name="ce27" office:value-type="float" office:value="41439" calcext:value-type="float">
            <text:p>41,439</text:p>
          </table:table-cell>
          <table:table-cell table:style-name="ce27" office:value-type="float" office:value="41471" calcext:value-type="float">
            <text:p>41,471</text:p>
          </table:table-cell>
          <table:table-cell table:style-name="ce27" office:value-type="float" office:value="42777" calcext:value-type="float">
            <text:p>42,777</text:p>
          </table:table-cell>
          <table:table-cell table:style-name="ce27" office:value-type="float" office:value="42727" calcext:value-type="float">
            <text:p>42,727</text:p>
          </table:table-cell>
          <table:table-cell table:style-name="ce27" office:value-type="float" office:value="42313" calcext:value-type="float">
            <text:p>42,313</text:p>
          </table:table-cell>
          <table:table-cell table:style-name="ce27" office:value-type="float" office:value="40990" calcext:value-type="float">
            <text:p>40,990</text:p>
          </table:table-cell>
          <table:table-cell table:style-name="ce27" office:value-type="float" office:value="40246" calcext:value-type="float">
            <text:p>40,246</text:p>
          </table:table-cell>
          <table:table-cell table:style-name="ce27" office:value-type="float" office:value="38681" calcext:value-type="float">
            <text:p>38,681</text:p>
          </table:table-cell>
          <table:table-cell table:style-name="ce27" office:value-type="float" office:value="38797" calcext:value-type="float">
            <text:p>38,797</text:p>
          </table:table-cell>
          <table:table-cell table:style-name="ce27" office:value-type="float" office:value="37747" calcext:value-type="float">
            <text:p>37,747</text:p>
          </table:table-cell>
          <table:table-cell table:style-name="ce27" office:value-type="float" office:value="36631" calcext:value-type="float">
            <text:p>36,631</text:p>
          </table:table-cell>
          <table:table-cell table:style-name="ce27" office:value-type="float" office:value="35516" calcext:value-type="float">
            <text:p>35,516</text:p>
          </table:table-cell>
          <table:table-cell table:style-name="ce27" office:value-type="float" office:value="34170" calcext:value-type="float">
            <text:p>34,170</text:p>
          </table:table-cell>
          <table:table-cell table:style-name="ce27" office:value-type="float" office:value="33667" calcext:value-type="float">
            <text:p>33,667</text:p>
          </table:table-cell>
          <table:table-cell table:style-name="ce27" office:value-type="float" office:value="33103" calcext:value-type="float">
            <text:p>33,103</text:p>
          </table:table-cell>
          <table:table-cell table:style-name="ce27" office:value-type="float" office:value="32018" calcext:value-type="float">
            <text:p>32,018</text:p>
          </table:table-cell>
          <table:table-cell table:style-name="ce27" office:value-type="float" office:value="32489" calcext:value-type="float">
            <text:p>32,489</text:p>
          </table:table-cell>
          <table:table-cell table:style-name="ce27" office:value-type="float" office:value="32325" calcext:value-type="float">
            <text:p>32,325</text:p>
          </table:table-cell>
          <table:table-cell table:style-name="ce27" office:value-type="float" office:value="33484" calcext:value-type="float">
            <text:p>33,484</text:p>
          </table:table-cell>
          <table:table-cell table:style-name="ce27" office:value-type="float" office:value="34520" calcext:value-type="float">
            <text:p>34,520</text:p>
          </table:table-cell>
          <table:table-cell table:style-name="ce27" office:value-type="float" office:value="37638" calcext:value-type="float">
            <text:p>37,638</text:p>
          </table:table-cell>
          <table:table-cell table:style-name="ce27" office:value-type="float" office:value="28419" calcext:value-type="float">
            <text:p>28,419</text:p>
          </table:table-cell>
          <table:table-cell table:style-name="ce27" office:value-type="float" office:value="27334" calcext:value-type="float">
            <text:p>27,334</text:p>
          </table:table-cell>
          <table:table-cell table:style-name="ce27" office:value-type="float" office:value="27716" calcext:value-type="float">
            <text:p>27,716</text:p>
          </table:table-cell>
          <table:table-cell table:style-name="ce27" office:value-type="float" office:value="27288" calcext:value-type="float">
            <text:p>27,288</text:p>
          </table:table-cell>
          <table:table-cell table:style-name="ce27" office:value-type="float" office:value="25295" calcext:value-type="float">
            <text:p>25,295</text:p>
          </table:table-cell>
          <table:table-cell table:style-name="ce27" office:value-type="float" office:value="23729" calcext:value-type="float">
            <text:p>23,729</text:p>
          </table:table-cell>
          <table:table-cell table:style-name="ce27" office:value-type="float" office:value="24164" calcext:value-type="float">
            <text:p>24,164</text:p>
          </table:table-cell>
          <table:table-cell table:style-name="ce27" office:value-type="float" office:value="23670" calcext:value-type="float">
            <text:p>23,670</text:p>
          </table:table-cell>
          <table:table-cell table:style-name="ce27" office:value-type="float" office:value="23056" calcext:value-type="float">
            <text:p>23,056</text:p>
          </table:table-cell>
          <table:table-cell table:style-name="ce27" office:value-type="float" office:value="22378" calcext:value-type="float">
            <text:p>22,378</text:p>
          </table:table-cell>
          <table:table-cell table:style-name="ce27" office:value-type="float" office:value="21631" calcext:value-type="float">
            <text:p>21,631</text:p>
          </table:table-cell>
          <table:table-cell table:style-name="ce27" office:value-type="float" office:value="20634" calcext:value-type="float">
            <text:p>20,634</text:p>
          </table:table-cell>
          <table:table-cell table:style-name="ce27" office:value-type="float" office:value="19314" calcext:value-type="float">
            <text:p>19,314</text:p>
          </table:table-cell>
          <table:table-cell table:style-name="ce27" office:value-type="float" office:value="18235" calcext:value-type="float">
            <text:p>18,235</text:p>
          </table:table-cell>
          <table:table-cell table:style-name="ce27" office:value-type="float" office:value="18188" calcext:value-type="float">
            <text:p>18,188</text:p>
          </table:table-cell>
          <table:table-cell table:style-name="ce30" office:value-type="float" office:value="16851" calcext:value-type="float">
            <text:p>16,851</text:p>
          </table:table-cell>
          <table:table-cell table:style-name="ce30" office:value-type="float" office:value="15644" calcext:value-type="float">
            <text:p>15,644</text:p>
          </table:table-cell>
          <table:table-cell table:style-name="ce31" office:value-type="float" office:value="14261" calcext:value-type="float">
            <text:p>14,261</text:p>
          </table:table-cell>
          <table:table-cell table:style-name="ce31" office:value-type="float" office:value="12769" calcext:value-type="float">
            <text:p>12,769</text:p>
          </table:table-cell>
          <table:table-cell table:style-name="ce31" office:value-type="float" office:value="11769" calcext:value-type="float">
            <text:p>11,769</text:p>
          </table:table-cell>
          <table:table-cell table:style-name="ce32" office:value-type="float" office:value="10846" calcext:value-type="float">
            <text:p>10,846</text:p>
          </table:table-cell>
          <table:table-cell table:style-name="ce32" office:value-type="float" office:value="9382" calcext:value-type="float">
            <text:p>9,382</text:p>
          </table:table-cell>
          <table:table-cell table:style-name="ce32" office:value-type="float" office:value="8392" calcext:value-type="float">
            <text:p>8,392</text:p>
          </table:table-cell>
          <table:table-cell table:style-name="ce26" office:value-type="float" office:value="7107" calcext:value-type="float">
            <text:p>7,107</text:p>
          </table:table-cell>
          <table:table-cell table:style-name="ce26" office:value-type="float" office:value="27061" calcext:value-type="float">
            <text:p>27,061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930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24" office:value-type="float" office:value="27869" calcext:value-type="float">
            <text:p>27,869</text:p>
          </table:table-cell>
          <table:table-cell table:style-name="ce24" office:value-type="float" office:value="28533" calcext:value-type="float">
            <text:p>28,533</text:p>
          </table:table-cell>
          <table:table-cell table:style-name="ce24" office:value-type="float" office:value="29689" calcext:value-type="float">
            <text:p>29,689</text:p>
          </table:table-cell>
          <table:table-cell table:style-name="ce24" office:value-type="float" office:value="28455" calcext:value-type="float">
            <text:p>28,455</text:p>
          </table:table-cell>
          <table:table-cell table:style-name="ce24" office:value-type="float" office:value="29298" calcext:value-type="float">
            <text:p>29,298</text:p>
          </table:table-cell>
          <table:table-cell table:style-name="ce24" office:value-type="float" office:value="29221" calcext:value-type="float">
            <text:p>29,221</text:p>
          </table:table-cell>
          <table:table-cell table:style-name="ce24" office:value-type="float" office:value="27917" calcext:value-type="float">
            <text:p>27,917</text:p>
          </table:table-cell>
          <table:table-cell table:style-name="ce24" office:value-type="float" office:value="27488" calcext:value-type="float">
            <text:p>27,488</text:p>
          </table:table-cell>
          <table:table-cell table:style-name="ce24" office:value-type="float" office:value="26995" calcext:value-type="float">
            <text:p>26,995</text:p>
          </table:table-cell>
          <table:table-cell table:style-name="ce24" office:value-type="float" office:value="26445" calcext:value-type="float">
            <text:p>26,445</text:p>
          </table:table-cell>
          <table:table-cell table:style-name="ce24" office:value-type="float" office:value="25925" calcext:value-type="float">
            <text:p>25,925</text:p>
          </table:table-cell>
          <table:table-cell table:style-name="ce24" office:value-type="float" office:value="25841" calcext:value-type="float">
            <text:p>25,841</text:p>
          </table:table-cell>
          <table:table-cell table:style-name="ce24" office:value-type="float" office:value="27015" calcext:value-type="float">
            <text:p>27,015</text:p>
          </table:table-cell>
          <table:table-cell table:style-name="ce24" office:value-type="float" office:value="27282" calcext:value-type="float">
            <text:p>27,282</text:p>
          </table:table-cell>
          <table:table-cell table:style-name="ce24" office:value-type="float" office:value="28437" calcext:value-type="float">
            <text:p>28,437</text:p>
          </table:table-cell>
          <table:table-cell table:style-name="ce24" office:value-type="float" office:value="29118" calcext:value-type="float">
            <text:p>29,118</text:p>
          </table:table-cell>
          <table:table-cell table:style-name="ce24" office:value-type="float" office:value="30032" calcext:value-type="float">
            <text:p>30,032</text:p>
          </table:table-cell>
          <table:table-cell table:style-name="ce24" office:value-type="float" office:value="29698" calcext:value-type="float">
            <text:p>29,698</text:p>
          </table:table-cell>
          <table:table-cell table:style-name="ce24" office:value-type="float" office:value="30463" calcext:value-type="float">
            <text:p>30,463</text:p>
          </table:table-cell>
          <table:table-cell table:style-name="ce24" office:value-type="float" office:value="33510" calcext:value-type="float">
            <text:p>33,510</text:p>
          </table:table-cell>
          <table:table-cell table:style-name="ce24" office:value-type="float" office:value="35760" calcext:value-type="float">
            <text:p>35,760</text:p>
          </table:table-cell>
          <table:table-cell table:style-name="ce24" office:value-type="float" office:value="38347" calcext:value-type="float">
            <text:p>38,347</text:p>
          </table:table-cell>
          <table:table-cell table:style-name="ce24" office:value-type="float" office:value="38391" calcext:value-type="float">
            <text:p>38,391</text:p>
          </table:table-cell>
          <table:table-cell table:style-name="ce24" office:value-type="float" office:value="36775" calcext:value-type="float">
            <text:p>36,775</text:p>
          </table:table-cell>
          <table:table-cell table:style-name="ce24" office:value-type="float" office:value="36568" calcext:value-type="float">
            <text:p>36,568</text:p>
          </table:table-cell>
          <table:table-cell table:style-name="ce24" office:value-type="float" office:value="36920" calcext:value-type="float">
            <text:p>36,920</text:p>
          </table:table-cell>
          <table:table-cell table:style-name="ce24" office:value-type="float" office:value="35849" calcext:value-type="float">
            <text:p>35,849</text:p>
          </table:table-cell>
          <table:table-cell table:style-name="ce24" office:value-type="float" office:value="35426" calcext:value-type="float">
            <text:p>35,426</text:p>
          </table:table-cell>
          <table:table-cell table:style-name="ce24" office:value-type="float" office:value="35554" calcext:value-type="float">
            <text:p>35,554</text:p>
          </table:table-cell>
          <table:table-cell table:style-name="ce24" office:value-type="float" office:value="34365" calcext:value-type="float">
            <text:p>34,365</text:p>
          </table:table-cell>
          <table:table-cell table:style-name="ce24" office:value-type="float" office:value="35135" calcext:value-type="float">
            <text:p>35,135</text:p>
          </table:table-cell>
          <table:table-cell table:style-name="ce24" office:value-type="float" office:value="35749" calcext:value-type="float">
            <text:p>35,749</text:p>
          </table:table-cell>
          <table:table-cell table:style-name="ce24" office:value-type="float" office:value="35210" calcext:value-type="float">
            <text:p>35,210</text:p>
          </table:table-cell>
          <table:table-cell table:style-name="ce24" office:value-type="float" office:value="34565" calcext:value-type="float">
            <text:p>34,565</text:p>
          </table:table-cell>
          <table:table-cell table:style-name="ce24" office:value-type="float" office:value="33040" calcext:value-type="float">
            <text:p>33,040</text:p>
          </table:table-cell>
          <table:table-cell table:style-name="ce24" office:value-type="float" office:value="31216" calcext:value-type="float">
            <text:p>31,216</text:p>
          </table:table-cell>
          <table:table-cell table:style-name="ce24" office:value-type="float" office:value="30286" calcext:value-type="float">
            <text:p>30,286</text:p>
          </table:table-cell>
          <table:table-cell table:style-name="ce24" office:value-type="float" office:value="32306" calcext:value-type="float">
            <text:p>32,306</text:p>
          </table:table-cell>
          <table:table-cell table:style-name="ce24" office:value-type="float" office:value="32913" calcext:value-type="float">
            <text:p>32,913</text:p>
          </table:table-cell>
          <table:table-cell table:style-name="ce24" office:value-type="float" office:value="33147" calcext:value-type="float">
            <text:p>33,147</text:p>
          </table:table-cell>
          <table:table-cell table:style-name="ce24" office:value-type="float" office:value="35306" calcext:value-type="float">
            <text:p>35,306</text:p>
          </table:table-cell>
          <table:table-cell table:style-name="ce24" office:value-type="float" office:value="38015" calcext:value-type="float">
            <text:p>38,015</text:p>
          </table:table-cell>
          <table:table-cell table:style-name="ce24" office:value-type="float" office:value="39754" calcext:value-type="float">
            <text:p>39,754</text:p>
          </table:table-cell>
          <table:table-cell table:style-name="ce24" office:value-type="float" office:value="39180" calcext:value-type="float">
            <text:p>39,180</text:p>
          </table:table-cell>
          <table:table-cell table:style-name="ce24" office:value-type="float" office:value="40677" calcext:value-type="float">
            <text:p>40,677</text:p>
          </table:table-cell>
          <table:table-cell table:style-name="ce24" office:value-type="float" office:value="41555" calcext:value-type="float">
            <text:p>41,555</text:p>
          </table:table-cell>
          <table:table-cell table:style-name="ce24" office:value-type="float" office:value="41409" calcext:value-type="float">
            <text:p>41,409</text:p>
          </table:table-cell>
          <table:table-cell table:style-name="ce24" office:value-type="float" office:value="41412" calcext:value-type="float">
            <text:p>41,412</text:p>
          </table:table-cell>
          <table:table-cell table:style-name="ce24" office:value-type="float" office:value="42752" calcext:value-type="float">
            <text:p>42,752</text:p>
          </table:table-cell>
          <table:table-cell table:style-name="ce24" office:value-type="float" office:value="42642" calcext:value-type="float">
            <text:p>42,642</text:p>
          </table:table-cell>
          <table:table-cell table:style-name="ce24" office:value-type="float" office:value="42239" calcext:value-type="float">
            <text:p>42,239</text:p>
          </table:table-cell>
          <table:table-cell table:style-name="ce24" office:value-type="float" office:value="40890" calcext:value-type="float">
            <text:p>40,890</text:p>
          </table:table-cell>
          <table:table-cell table:style-name="ce24" office:value-type="float" office:value="40163" calcext:value-type="float">
            <text:p>40,163</text:p>
          </table:table-cell>
          <table:table-cell table:style-name="ce24" office:value-type="float" office:value="38630" calcext:value-type="float">
            <text:p>38,630</text:p>
          </table:table-cell>
          <table:table-cell table:style-name="ce24" office:value-type="float" office:value="38653" calcext:value-type="float">
            <text:p>38,653</text:p>
          </table:table-cell>
          <table:table-cell table:style-name="ce24" office:value-type="float" office:value="37652" calcext:value-type="float">
            <text:p>37,652</text:p>
          </table:table-cell>
          <table:table-cell table:style-name="ce24" office:value-type="float" office:value="36525" calcext:value-type="float">
            <text:p>36,525</text:p>
          </table:table-cell>
          <table:table-cell table:style-name="ce24" office:value-type="float" office:value="35367" calcext:value-type="float">
            <text:p>35,367</text:p>
          </table:table-cell>
          <table:table-cell table:style-name="ce24" office:value-type="float" office:value="34019" calcext:value-type="float">
            <text:p>34,019</text:p>
          </table:table-cell>
          <table:table-cell table:style-name="ce24" office:value-type="float" office:value="33494" calcext:value-type="float">
            <text:p>33,494</text:p>
          </table:table-cell>
          <table:table-cell table:style-name="ce24" office:value-type="float" office:value="32949" calcext:value-type="float">
            <text:p>32,949</text:p>
          </table:table-cell>
          <table:table-cell table:style-name="ce24" office:value-type="float" office:value="31828" calcext:value-type="float">
            <text:p>31,828</text:p>
          </table:table-cell>
          <table:table-cell table:style-name="ce24" office:value-type="float" office:value="32267" calcext:value-type="float">
            <text:p>32,267</text:p>
          </table:table-cell>
          <table:table-cell table:style-name="ce24" office:value-type="float" office:value="32116" calcext:value-type="float">
            <text:p>32,116</text:p>
          </table:table-cell>
          <table:table-cell table:style-name="ce24" office:value-type="float" office:value="33142" calcext:value-type="float">
            <text:p>33,142</text:p>
          </table:table-cell>
          <table:table-cell table:style-name="ce24" office:value-type="float" office:value="34203" calcext:value-type="float">
            <text:p>34,203</text:p>
          </table:table-cell>
          <table:table-cell table:style-name="ce24" office:value-type="float" office:value="37221" calcext:value-type="float">
            <text:p>37,221</text:p>
          </table:table-cell>
          <table:table-cell table:style-name="ce24" office:value-type="float" office:value="28092" calcext:value-type="float">
            <text:p>28,092</text:p>
          </table:table-cell>
          <table:table-cell table:style-name="ce24" office:value-type="float" office:value="26976" calcext:value-type="float">
            <text:p>26,976</text:p>
          </table:table-cell>
          <table:table-cell table:style-name="ce24" office:value-type="float" office:value="27290" calcext:value-type="float">
            <text:p>27,290</text:p>
          </table:table-cell>
          <table:table-cell table:style-name="ce24" office:value-type="float" office:value="26848" calcext:value-type="float">
            <text:p>26,848</text:p>
          </table:table-cell>
          <table:table-cell table:style-name="ce24" office:value-type="float" office:value="24811" calcext:value-type="float">
            <text:p>24,811</text:p>
          </table:table-cell>
          <table:table-cell table:style-name="ce24" office:value-type="float" office:value="23200" calcext:value-type="float">
            <text:p>23,200</text:p>
          </table:table-cell>
          <table:table-cell table:style-name="ce24" office:value-type="float" office:value="23624" calcext:value-type="float">
            <text:p>23,624</text:p>
          </table:table-cell>
          <table:table-cell table:style-name="ce24" office:value-type="float" office:value="23045" calcext:value-type="float">
            <text:p>23,045</text:p>
          </table:table-cell>
          <table:table-cell table:style-name="ce24" office:value-type="float" office:value="22409" calcext:value-type="float">
            <text:p>22,409</text:p>
          </table:table-cell>
          <table:table-cell table:style-name="ce24" office:value-type="float" office:value="21688" calcext:value-type="float">
            <text:p>21,688</text:p>
          </table:table-cell>
          <table:table-cell table:style-name="ce24" office:value-type="float" office:value="20871" calcext:value-type="float">
            <text:p>20,871</text:p>
          </table:table-cell>
          <table:table-cell table:style-name="ce24" office:value-type="float" office:value="19857" calcext:value-type="float">
            <text:p>19,857</text:p>
          </table:table-cell>
          <table:table-cell table:style-name="ce24" office:value-type="float" office:value="18488" calcext:value-type="float">
            <text:p>18,488</text:p>
          </table:table-cell>
          <table:table-cell table:style-name="ce24" office:value-type="float" office:value="17317" calcext:value-type="float">
            <text:p>17,317</text:p>
          </table:table-cell>
          <table:table-cell table:style-name="ce24" office:value-type="float" office:value="17174" calcext:value-type="float">
            <text:p>17,174</text:p>
          </table:table-cell>
          <table:table-cell table:style-name="ce24" office:value-type="float" office:value="15812" calcext:value-type="float">
            <text:p>15,812</text:p>
          </table:table-cell>
          <table:table-cell table:style-name="ce24" office:value-type="float" office:value="14599" calcext:value-type="float">
            <text:p>14,599</text:p>
          </table:table-cell>
          <table:table-cell table:style-name="ce24" office:value-type="float" office:value="13167" calcext:value-type="float">
            <text:p>13,167</text:p>
          </table:table-cell>
          <table:table-cell table:style-name="ce24" office:value-type="float" office:value="11622" calcext:value-type="float">
            <text:p>11,622</text:p>
          </table:table-cell>
          <table:table-cell table:style-name="ce24" office:value-type="float" office:value="10684" calcext:value-type="float">
            <text:p>10,684</text:p>
          </table:table-cell>
          <table:table-cell table:style-name="ce24" office:value-type="float" office:value="9680" calcext:value-type="float">
            <text:p>9,680</text:p>
          </table:table-cell>
          <table:table-cell table:style-name="ce24" office:value-type="float" office:value="8253" calcext:value-type="float">
            <text:p>8,253</text:p>
          </table:table-cell>
          <table:table-cell table:style-name="ce24" office:value-type="float" office:value="7326" calcext:value-type="float">
            <text:p>7,326</text:p>
          </table:table-cell>
          <table:table-cell table:style-name="ce24" office:value-type="float" office:value="27374" calcext:value-type="float">
            <text:p>27,374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930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24" office:value-type="float" office:value="27321" calcext:value-type="float">
            <text:p>27,321</text:p>
          </table:table-cell>
          <table:table-cell table:style-name="ce24" office:value-type="float" office:value="28092" calcext:value-type="float">
            <text:p>28,092</text:p>
          </table:table-cell>
          <table:table-cell table:style-name="ce24" office:value-type="float" office:value="28685" calcext:value-type="float">
            <text:p>28,685</text:p>
          </table:table-cell>
          <table:table-cell table:style-name="ce24" office:value-type="float" office:value="29816" calcext:value-type="float">
            <text:p>29,816</text:p>
          </table:table-cell>
          <table:table-cell table:style-name="ce24" office:value-type="float" office:value="28605" calcext:value-type="float">
            <text:p>28,605</text:p>
          </table:table-cell>
          <table:table-cell table:style-name="ce24" office:value-type="float" office:value="29399" calcext:value-type="float">
            <text:p>29,399</text:p>
          </table:table-cell>
          <table:table-cell table:style-name="ce24" office:value-type="float" office:value="29335" calcext:value-type="float">
            <text:p>29,335</text:p>
          </table:table-cell>
          <table:table-cell table:style-name="ce24" office:value-type="float" office:value="27999" calcext:value-type="float">
            <text:p>27,999</text:p>
          </table:table-cell>
          <table:table-cell table:style-name="ce24" office:value-type="float" office:value="27562" calcext:value-type="float">
            <text:p>27,562</text:p>
          </table:table-cell>
          <table:table-cell table:style-name="ce24" office:value-type="float" office:value="27099" calcext:value-type="float">
            <text:p>27,099</text:p>
          </table:table-cell>
          <table:table-cell table:style-name="ce24" office:value-type="float" office:value="26530" calcext:value-type="float">
            <text:p>26,530</text:p>
          </table:table-cell>
          <table:table-cell table:style-name="ce24" office:value-type="float" office:value="26014" calcext:value-type="float">
            <text:p>26,014</text:p>
          </table:table-cell>
          <table:table-cell table:style-name="ce24" office:value-type="float" office:value="25881" calcext:value-type="float">
            <text:p>25,881</text:p>
          </table:table-cell>
          <table:table-cell table:style-name="ce24" office:value-type="float" office:value="27064" calcext:value-type="float">
            <text:p>27,064</text:p>
          </table:table-cell>
          <table:table-cell table:style-name="ce24" office:value-type="float" office:value="27371" calcext:value-type="float">
            <text:p>27,371</text:p>
          </table:table-cell>
          <table:table-cell table:style-name="ce24" office:value-type="float" office:value="28522" calcext:value-type="float">
            <text:p>28,522</text:p>
          </table:table-cell>
          <table:table-cell table:style-name="ce24" office:value-type="float" office:value="29155" calcext:value-type="float">
            <text:p>29,155</text:p>
          </table:table-cell>
          <table:table-cell table:style-name="ce24" office:value-type="float" office:value="30087" calcext:value-type="float">
            <text:p>30,087</text:p>
          </table:table-cell>
          <table:table-cell table:style-name="ce24" office:value-type="float" office:value="30047" calcext:value-type="float">
            <text:p>30,047</text:p>
          </table:table-cell>
          <table:table-cell table:style-name="ce24" office:value-type="float" office:value="32400" calcext:value-type="float">
            <text:p>32,400</text:p>
          </table:table-cell>
          <table:table-cell table:style-name="ce24" office:value-type="float" office:value="34790" calcext:value-type="float">
            <text:p>34,790</text:p>
          </table:table-cell>
          <table:table-cell table:style-name="ce24" office:value-type="float" office:value="36286" calcext:value-type="float">
            <text:p>36,286</text:p>
          </table:table-cell>
          <table:table-cell table:style-name="ce24" office:value-type="float" office:value="38810" calcext:value-type="float">
            <text:p>38,810</text:p>
          </table:table-cell>
          <table:table-cell table:style-name="ce24" office:value-type="float" office:value="38491" calcext:value-type="float">
            <text:p>38,491</text:p>
          </table:table-cell>
          <table:table-cell table:style-name="ce24" office:value-type="float" office:value="36687" calcext:value-type="float">
            <text:p>36,687</text:p>
          </table:table-cell>
          <table:table-cell table:style-name="ce24" office:value-type="float" office:value="36488" calcext:value-type="float">
            <text:p>36,488</text:p>
          </table:table-cell>
          <table:table-cell table:style-name="ce24" office:value-type="float" office:value="36947" calcext:value-type="float">
            <text:p>36,947</text:p>
          </table:table-cell>
          <table:table-cell table:style-name="ce24" office:value-type="float" office:value="35962" calcext:value-type="float">
            <text:p>35,962</text:p>
          </table:table-cell>
          <table:table-cell table:style-name="ce24" office:value-type="float" office:value="35496" calcext:value-type="float">
            <text:p>35,496</text:p>
          </table:table-cell>
          <table:table-cell table:style-name="ce24" office:value-type="float" office:value="35728" calcext:value-type="float">
            <text:p>35,728</text:p>
          </table:table-cell>
          <table:table-cell table:style-name="ce24" office:value-type="float" office:value="34596" calcext:value-type="float">
            <text:p>34,596</text:p>
          </table:table-cell>
          <table:table-cell table:style-name="ce24" office:value-type="float" office:value="35244" calcext:value-type="float">
            <text:p>35,244</text:p>
          </table:table-cell>
          <table:table-cell table:style-name="ce24" office:value-type="float" office:value="35894" calcext:value-type="float">
            <text:p>35,894</text:p>
          </table:table-cell>
          <table:table-cell table:style-name="ce24" office:value-type="float" office:value="35357" calcext:value-type="float">
            <text:p>35,357</text:p>
          </table:table-cell>
          <table:table-cell table:style-name="ce24" office:value-type="float" office:value="34702" calcext:value-type="float">
            <text:p>34,702</text:p>
          </table:table-cell>
          <table:table-cell table:style-name="ce24" office:value-type="float" office:value="33173" calcext:value-type="float">
            <text:p>33,173</text:p>
          </table:table-cell>
          <table:table-cell table:style-name="ce24" office:value-type="float" office:value="31315" calcext:value-type="float">
            <text:p>31,315</text:p>
          </table:table-cell>
          <table:table-cell table:style-name="ce24" office:value-type="float" office:value="30322" calcext:value-type="float">
            <text:p>30,322</text:p>
          </table:table-cell>
          <table:table-cell table:style-name="ce24" office:value-type="float" office:value="32388" calcext:value-type="float">
            <text:p>32,388</text:p>
          </table:table-cell>
          <table:table-cell table:style-name="ce24" office:value-type="float" office:value="32986" calcext:value-type="float">
            <text:p>32,986</text:p>
          </table:table-cell>
          <table:table-cell table:style-name="ce24" office:value-type="float" office:value="33188" calcext:value-type="float">
            <text:p>33,188</text:p>
          </table:table-cell>
          <table:table-cell table:style-name="ce24" office:value-type="float" office:value="35391" calcext:value-type="float">
            <text:p>35,391</text:p>
          </table:table-cell>
          <table:table-cell table:style-name="ce24" office:value-type="float" office:value="38049" calcext:value-type="float">
            <text:p>38,049</text:p>
          </table:table-cell>
          <table:table-cell table:style-name="ce24" office:value-type="float" office:value="39814" calcext:value-type="float">
            <text:p>39,814</text:p>
          </table:table-cell>
          <table:table-cell table:style-name="ce24" office:value-type="float" office:value="39166" calcext:value-type="float">
            <text:p>39,166</text:p>
          </table:table-cell>
          <table:table-cell table:style-name="ce24" office:value-type="float" office:value="40739" calcext:value-type="float">
            <text:p>40,739</text:p>
          </table:table-cell>
          <table:table-cell table:style-name="ce24" office:value-type="float" office:value="41548" calcext:value-type="float">
            <text:p>41,548</text:p>
          </table:table-cell>
          <table:table-cell table:style-name="ce24" office:value-type="float" office:value="41405" calcext:value-type="float">
            <text:p>41,405</text:p>
          </table:table-cell>
          <table:table-cell table:style-name="ce24" office:value-type="float" office:value="41412" calcext:value-type="float">
            <text:p>41,412</text:p>
          </table:table-cell>
          <table:table-cell table:style-name="ce24" office:value-type="float" office:value="42716" calcext:value-type="float">
            <text:p>42,716</text:p>
          </table:table-cell>
          <table:table-cell table:style-name="ce24" office:value-type="float" office:value="42583" calcext:value-type="float">
            <text:p>42,583</text:p>
          </table:table-cell>
          <table:table-cell table:style-name="ce24" office:value-type="float" office:value="42209" calcext:value-type="float">
            <text:p>42,209</text:p>
          </table:table-cell>
          <table:table-cell table:style-name="ce24" office:value-type="float" office:value="40849" calcext:value-type="float">
            <text:p>40,849</text:p>
          </table:table-cell>
          <table:table-cell table:style-name="ce24" office:value-type="float" office:value="40042" calcext:value-type="float">
            <text:p>40,042</text:p>
          </table:table-cell>
          <table:table-cell table:style-name="ce24" office:value-type="float" office:value="38533" calcext:value-type="float">
            <text:p>38,533</text:p>
          </table:table-cell>
          <table:table-cell table:style-name="ce24" office:value-type="float" office:value="38638" calcext:value-type="float">
            <text:p>38,638</text:p>
          </table:table-cell>
          <table:table-cell table:style-name="ce24" office:value-type="float" office:value="37505" calcext:value-type="float">
            <text:p>37,505</text:p>
          </table:table-cell>
          <table:table-cell table:style-name="ce24" office:value-type="float" office:value="36353" calcext:value-type="float">
            <text:p>36,353</text:p>
          </table:table-cell>
          <table:table-cell table:style-name="ce24" office:value-type="float" office:value="35222" calcext:value-type="float">
            <text:p>35,222</text:p>
          </table:table-cell>
          <table:table-cell table:style-name="ce24" office:value-type="float" office:value="33890" calcext:value-type="float">
            <text:p>33,890</text:p>
          </table:table-cell>
          <table:table-cell table:style-name="ce24" office:value-type="float" office:value="33337" calcext:value-type="float">
            <text:p>33,337</text:p>
          </table:table-cell>
          <table:table-cell table:style-name="ce24" office:value-type="float" office:value="32795" calcext:value-type="float">
            <text:p>32,795</text:p>
          </table:table-cell>
          <table:table-cell table:style-name="ce24" office:value-type="float" office:value="31620" calcext:value-type="float">
            <text:p>31,620</text:p>
          </table:table-cell>
          <table:table-cell table:style-name="ce24" office:value-type="float" office:value="32047" calcext:value-type="float">
            <text:p>32,047</text:p>
          </table:table-cell>
          <table:table-cell table:style-name="ce24" office:value-type="float" office:value="31898" calcext:value-type="float">
            <text:p>31,898</text:p>
          </table:table-cell>
          <table:table-cell table:style-name="ce24" office:value-type="float" office:value="32831" calcext:value-type="float">
            <text:p>32,831</text:p>
          </table:table-cell>
          <table:table-cell table:style-name="ce24" office:value-type="float" office:value="33880" calcext:value-type="float">
            <text:p>33,880</text:p>
          </table:table-cell>
          <table:table-cell table:style-name="ce24" office:value-type="float" office:value="36829" calcext:value-type="float">
            <text:p>36,829</text:p>
          </table:table-cell>
          <table:table-cell table:style-name="ce24" office:value-type="float" office:value="27792" calcext:value-type="float">
            <text:p>27,792</text:p>
          </table:table-cell>
          <table:table-cell table:style-name="ce24" office:value-type="float" office:value="26607" calcext:value-type="float">
            <text:p>26,607</text:p>
          </table:table-cell>
          <table:table-cell table:style-name="ce24" office:value-type="float" office:value="26889" calcext:value-type="float">
            <text:p>26,889</text:p>
          </table:table-cell>
          <table:table-cell table:style-name="ce24" office:value-type="float" office:value="26353" calcext:value-type="float">
            <text:p>26,353</text:p>
          </table:table-cell>
          <table:table-cell table:style-name="ce24" office:value-type="float" office:value="24356" calcext:value-type="float">
            <text:p>24,356</text:p>
          </table:table-cell>
          <table:table-cell table:style-name="ce24" office:value-type="float" office:value="22731" calcext:value-type="float">
            <text:p>22,731</text:p>
          </table:table-cell>
          <table:table-cell table:style-name="ce24" office:value-type="float" office:value="23119" calcext:value-type="float">
            <text:p>23,119</text:p>
          </table:table-cell>
          <table:table-cell table:style-name="ce24" office:value-type="float" office:value="22464" calcext:value-type="float">
            <text:p>22,464</text:p>
          </table:table-cell>
          <table:table-cell table:style-name="ce24" office:value-type="float" office:value="21773" calcext:value-type="float">
            <text:p>21,773</text:p>
          </table:table-cell>
          <table:table-cell table:style-name="ce24" office:value-type="float" office:value="21048" calcext:value-type="float">
            <text:p>21,048</text:p>
          </table:table-cell>
          <table:table-cell table:style-name="ce24" office:value-type="float" office:value="20140" calcext:value-type="float">
            <text:p>20,140</text:p>
          </table:table-cell>
          <table:table-cell table:style-name="ce24" office:value-type="float" office:value="19027" calcext:value-type="float">
            <text:p>19,027</text:p>
          </table:table-cell>
          <table:table-cell table:style-name="ce24" office:value-type="float" office:value="17698" calcext:value-type="float">
            <text:p>17,698</text:p>
          </table:table-cell>
          <table:table-cell table:style-name="ce24" office:value-type="float" office:value="16495" calcext:value-type="float">
            <text:p>16,495</text:p>
          </table:table-cell>
          <table:table-cell table:style-name="ce24" office:value-type="float" office:value="16232" calcext:value-type="float">
            <text:p>16,232</text:p>
          </table:table-cell>
          <table:table-cell table:style-name="ce24" office:value-type="float" office:value="14845" calcext:value-type="float">
            <text:p>14,845</text:p>
          </table:table-cell>
          <table:table-cell table:style-name="ce24" office:value-type="float" office:value="13551" calcext:value-type="float">
            <text:p>13,551</text:p>
          </table:table-cell>
          <table:table-cell table:style-name="ce24" office:value-type="float" office:value="12130" calcext:value-type="float">
            <text:p>12,130</text:p>
          </table:table-cell>
          <table:table-cell table:style-name="ce24" office:value-type="float" office:value="10622" calcext:value-type="float">
            <text:p>10,622</text:p>
          </table:table-cell>
          <table:table-cell table:style-name="ce24" office:value-type="float" office:value="9633" calcext:value-type="float">
            <text:p>9,633</text:p>
          </table:table-cell>
          <table:table-cell table:style-name="ce24" office:value-type="float" office:value="8654" calcext:value-type="float">
            <text:p>8,654</text:p>
          </table:table-cell>
          <table:table-cell table:style-name="ce24" office:value-type="float" office:value="7211" calcext:value-type="float">
            <text:p>7,211</text:p>
          </table:table-cell>
          <table:table-cell table:style-name="ce24" office:value-type="float" office:value="28565" calcext:value-type="float">
            <text:p>28,565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930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24" office:value-type="float" office:value="27236" calcext:value-type="float">
            <text:p>27,236</text:p>
          </table:table-cell>
          <table:table-cell table:style-name="ce24" office:value-type="float" office:value="27543" calcext:value-type="float">
            <text:p>27,543</text:p>
          </table:table-cell>
          <table:table-cell table:style-name="ce24" office:value-type="float" office:value="28286" calcext:value-type="float">
            <text:p>28,286</text:p>
          </table:table-cell>
          <table:table-cell table:style-name="ce24" office:value-type="float" office:value="28838" calcext:value-type="float">
            <text:p>28,838</text:p>
          </table:table-cell>
          <table:table-cell table:style-name="ce24" office:value-type="float" office:value="29987" calcext:value-type="float">
            <text:p>29,987</text:p>
          </table:table-cell>
          <table:table-cell table:style-name="ce24" office:value-type="float" office:value="28696" calcext:value-type="float">
            <text:p>28,696</text:p>
          </table:table-cell>
          <table:table-cell table:style-name="ce24" office:value-type="float" office:value="29517" calcext:value-type="float">
            <text:p>29,517</text:p>
          </table:table-cell>
          <table:table-cell table:style-name="ce24" office:value-type="float" office:value="29452" calcext:value-type="float">
            <text:p>29,452</text:p>
          </table:table-cell>
          <table:table-cell table:style-name="ce24" office:value-type="float" office:value="28133" calcext:value-type="float">
            <text:p>28,133</text:p>
          </table:table-cell>
          <table:table-cell table:style-name="ce24" office:value-type="float" office:value="27664" calcext:value-type="float">
            <text:p>27,664</text:p>
          </table:table-cell>
          <table:table-cell table:style-name="ce24" office:value-type="float" office:value="27181" calcext:value-type="float">
            <text:p>27,181</text:p>
          </table:table-cell>
          <table:table-cell table:style-name="ce24" office:value-type="float" office:value="26648" calcext:value-type="float">
            <text:p>26,648</text:p>
          </table:table-cell>
          <table:table-cell table:style-name="ce24" office:value-type="float" office:value="26072" calcext:value-type="float">
            <text:p>26,072</text:p>
          </table:table-cell>
          <table:table-cell table:style-name="ce24" office:value-type="float" office:value="25940" calcext:value-type="float">
            <text:p>25,940</text:p>
          </table:table-cell>
          <table:table-cell table:style-name="ce24" office:value-type="float" office:value="27142" calcext:value-type="float">
            <text:p>27,142</text:p>
          </table:table-cell>
          <table:table-cell table:style-name="ce24" office:value-type="float" office:value="27457" calcext:value-type="float">
            <text:p>27,457</text:p>
          </table:table-cell>
          <table:table-cell table:style-name="ce24" office:value-type="float" office:value="28597" calcext:value-type="float">
            <text:p>28,597</text:p>
          </table:table-cell>
          <table:table-cell table:style-name="ce24" office:value-type="float" office:value="29278" calcext:value-type="float">
            <text:p>29,278</text:p>
          </table:table-cell>
          <table:table-cell table:style-name="ce24" office:value-type="float" office:value="30535" calcext:value-type="float">
            <text:p>30,535</text:p>
          </table:table-cell>
          <table:table-cell table:style-name="ce24" office:value-type="float" office:value="32349" calcext:value-type="float">
            <text:p>32,349</text:p>
          </table:table-cell>
          <table:table-cell table:style-name="ce24" office:value-type="float" office:value="33917" calcext:value-type="float">
            <text:p>33,917</text:p>
          </table:table-cell>
          <table:table-cell table:style-name="ce24" office:value-type="float" office:value="35729" calcext:value-type="float">
            <text:p>35,729</text:p>
          </table:table-cell>
          <table:table-cell table:style-name="ce24" office:value-type="float" office:value="36999" calcext:value-type="float">
            <text:p>36,999</text:p>
          </table:table-cell>
          <table:table-cell table:style-name="ce24" office:value-type="float" office:value="39180" calcext:value-type="float">
            <text:p>39,180</text:p>
          </table:table-cell>
          <table:table-cell table:style-name="ce24" office:value-type="float" office:value="38684" calcext:value-type="float">
            <text:p>38,684</text:p>
          </table:table-cell>
          <table:table-cell table:style-name="ce24" office:value-type="float" office:value="37064" calcext:value-type="float">
            <text:p>37,064</text:p>
          </table:table-cell>
          <table:table-cell table:style-name="ce24" office:value-type="float" office:value="36851" calcext:value-type="float">
            <text:p>36,851</text:p>
          </table:table-cell>
          <table:table-cell table:style-name="ce24" office:value-type="float" office:value="37156" calcext:value-type="float">
            <text:p>37,156</text:p>
          </table:table-cell>
          <table:table-cell table:style-name="ce24" office:value-type="float" office:value="36203" calcext:value-type="float">
            <text:p>36,203</text:p>
          </table:table-cell>
          <table:table-cell table:style-name="ce24" office:value-type="float" office:value="35819" calcext:value-type="float">
            <text:p>35,819</text:p>
          </table:table-cell>
          <table:table-cell table:style-name="ce24" office:value-type="float" office:value="35985" calcext:value-type="float">
            <text:p>35,985</text:p>
          </table:table-cell>
          <table:table-cell table:style-name="ce24" office:value-type="float" office:value="34788" calcext:value-type="float">
            <text:p>34,788</text:p>
          </table:table-cell>
          <table:table-cell table:style-name="ce24" office:value-type="float" office:value="35445" calcext:value-type="float">
            <text:p>35,445</text:p>
          </table:table-cell>
          <table:table-cell table:style-name="ce24" office:value-type="float" office:value="36123" calcext:value-type="float">
            <text:p>36,123</text:p>
          </table:table-cell>
          <table:table-cell table:style-name="ce24" office:value-type="float" office:value="35559" calcext:value-type="float">
            <text:p>35,559</text:p>
          </table:table-cell>
          <table:table-cell table:style-name="ce24" office:value-type="float" office:value="34827" calcext:value-type="float">
            <text:p>34,827</text:p>
          </table:table-cell>
          <table:table-cell table:style-name="ce24" office:value-type="float" office:value="33371" calcext:value-type="float">
            <text:p>33,371</text:p>
          </table:table-cell>
          <table:table-cell table:style-name="ce24" office:value-type="float" office:value="31469" calcext:value-type="float">
            <text:p>31,469</text:p>
          </table:table-cell>
          <table:table-cell table:style-name="ce24" office:value-type="float" office:value="30486" calcext:value-type="float">
            <text:p>30,486</text:p>
          </table:table-cell>
          <table:table-cell table:style-name="ce24" office:value-type="float" office:value="32519" calcext:value-type="float">
            <text:p>32,519</text:p>
          </table:table-cell>
          <table:table-cell table:style-name="ce24" office:value-type="float" office:value="33069" calcext:value-type="float">
            <text:p>33,069</text:p>
          </table:table-cell>
          <table:table-cell table:style-name="ce24" office:value-type="float" office:value="33203" calcext:value-type="float">
            <text:p>33,203</text:p>
          </table:table-cell>
          <table:table-cell table:style-name="ce24" office:value-type="float" office:value="35427" calcext:value-type="float">
            <text:p>35,427</text:p>
          </table:table-cell>
          <table:table-cell table:style-name="ce24" office:value-type="float" office:value="38100" calcext:value-type="float">
            <text:p>38,100</text:p>
          </table:table-cell>
          <table:table-cell table:style-name="ce24" office:value-type="float" office:value="39866" calcext:value-type="float">
            <text:p>39,866</text:p>
          </table:table-cell>
          <table:table-cell table:style-name="ce24" office:value-type="float" office:value="39186" calcext:value-type="float">
            <text:p>39,186</text:p>
          </table:table-cell>
          <table:table-cell table:style-name="ce24" office:value-type="float" office:value="40757" calcext:value-type="float">
            <text:p>40,757</text:p>
          </table:table-cell>
          <table:table-cell table:style-name="ce24" office:value-type="float" office:value="41536" calcext:value-type="float">
            <text:p>41,536</text:p>
          </table:table-cell>
          <table:table-cell table:style-name="ce24" office:value-type="float" office:value="41359" calcext:value-type="float">
            <text:p>41,359</text:p>
          </table:table-cell>
          <table:table-cell table:style-name="ce24" office:value-type="float" office:value="41415" calcext:value-type="float">
            <text:p>41,415</text:p>
          </table:table-cell>
          <table:table-cell table:style-name="ce24" office:value-type="float" office:value="42710" calcext:value-type="float">
            <text:p>42,710</text:p>
          </table:table-cell>
          <table:table-cell table:style-name="ce24" office:value-type="float" office:value="42507" calcext:value-type="float">
            <text:p>42,507</text:p>
          </table:table-cell>
          <table:table-cell table:style-name="ce24" office:value-type="float" office:value="42096" calcext:value-type="float">
            <text:p>42,096</text:p>
          </table:table-cell>
          <table:table-cell table:style-name="ce24" office:value-type="float" office:value="40748" calcext:value-type="float">
            <text:p>40,748</text:p>
          </table:table-cell>
          <table:table-cell table:style-name="ce24" office:value-type="float" office:value="40010" calcext:value-type="float">
            <text:p>40,010</text:p>
          </table:table-cell>
          <table:table-cell table:style-name="ce24" office:value-type="float" office:value="38491" calcext:value-type="float">
            <text:p>38,491</text:p>
          </table:table-cell>
          <table:table-cell table:style-name="ce24" office:value-type="float" office:value="38544" calcext:value-type="float">
            <text:p>38,544</text:p>
          </table:table-cell>
          <table:table-cell table:style-name="ce24" office:value-type="float" office:value="37401" calcext:value-type="float">
            <text:p>37,401</text:p>
          </table:table-cell>
          <table:table-cell table:style-name="ce24" office:value-type="float" office:value="36225" calcext:value-type="float">
            <text:p>36,225</text:p>
          </table:table-cell>
          <table:table-cell table:style-name="ce24" office:value-type="float" office:value="35088" calcext:value-type="float">
            <text:p>35,088</text:p>
          </table:table-cell>
          <table:table-cell table:style-name="ce24" office:value-type="float" office:value="33757" calcext:value-type="float">
            <text:p>33,757</text:p>
          </table:table-cell>
          <table:table-cell table:style-name="ce24" office:value-type="float" office:value="33157" calcext:value-type="float">
            <text:p>33,157</text:p>
          </table:table-cell>
          <table:table-cell table:style-name="ce24" office:value-type="float" office:value="32625" calcext:value-type="float">
            <text:p>32,625</text:p>
          </table:table-cell>
          <table:table-cell table:style-name="ce24" office:value-type="float" office:value="31416" calcext:value-type="float">
            <text:p>31,416</text:p>
          </table:table-cell>
          <table:table-cell table:style-name="ce24" office:value-type="float" office:value="31796" calcext:value-type="float">
            <text:p>31,796</text:p>
          </table:table-cell>
          <table:table-cell table:style-name="ce24" office:value-type="float" office:value="31652" calcext:value-type="float">
            <text:p>31,652</text:p>
          </table:table-cell>
          <table:table-cell table:style-name="ce24" office:value-type="float" office:value="32522" calcext:value-type="float">
            <text:p>32,522</text:p>
          </table:table-cell>
          <table:table-cell table:style-name="ce24" office:value-type="float" office:value="33509" calcext:value-type="float">
            <text:p>33,509</text:p>
          </table:table-cell>
          <table:table-cell table:style-name="ce24" office:value-type="float" office:value="36395" calcext:value-type="float">
            <text:p>36,395</text:p>
          </table:table-cell>
          <table:table-cell table:style-name="ce24" office:value-type="float" office:value="27390" calcext:value-type="float">
            <text:p>27,390</text:p>
          </table:table-cell>
          <table:table-cell table:style-name="ce24" office:value-type="float" office:value="26145" calcext:value-type="float">
            <text:p>26,145</text:p>
          </table:table-cell>
          <table:table-cell table:style-name="ce24" office:value-type="float" office:value="26437" calcext:value-type="float">
            <text:p>26,437</text:p>
          </table:table-cell>
          <table:table-cell table:style-name="ce24" office:value-type="float" office:value="25808" calcext:value-type="float">
            <text:p>25,808</text:p>
          </table:table-cell>
          <table:table-cell table:style-name="ce24" office:value-type="float" office:value="23817" calcext:value-type="float">
            <text:p>23,817</text:p>
          </table:table-cell>
          <table:table-cell table:style-name="ce24" office:value-type="float" office:value="22197" calcext:value-type="float">
            <text:p>22,197</text:p>
          </table:table-cell>
          <table:table-cell table:style-name="ce24" office:value-type="float" office:value="22467" calcext:value-type="float">
            <text:p>22,467</text:p>
          </table:table-cell>
          <table:table-cell table:style-name="ce24" office:value-type="float" office:value="21828" calcext:value-type="float">
            <text:p>21,828</text:p>
          </table:table-cell>
          <table:table-cell table:style-name="ce24" office:value-type="float" office:value="21054" calcext:value-type="float">
            <text:p>21,054</text:p>
          </table:table-cell>
          <table:table-cell table:style-name="ce24" office:value-type="float" office:value="20223" calcext:value-type="float">
            <text:p>20,223</text:p>
          </table:table-cell>
          <table:table-cell table:style-name="ce24" office:value-type="float" office:value="19294" calcext:value-type="float">
            <text:p>19,294</text:p>
          </table:table-cell>
          <table:table-cell table:style-name="ce24" office:value-type="float" office:value="18099" calcext:value-type="float">
            <text:p>18,099</text:p>
          </table:table-cell>
          <table:table-cell table:style-name="ce24" office:value-type="float" office:value="16862" calcext:value-type="float">
            <text:p>16,862</text:p>
          </table:table-cell>
          <table:table-cell table:style-name="ce24" office:value-type="float" office:value="15520" calcext:value-type="float">
            <text:p>15,520</text:p>
          </table:table-cell>
          <table:table-cell table:style-name="ce24" office:value-type="float" office:value="15113" calcext:value-type="float">
            <text:p>15,113</text:p>
          </table:table-cell>
          <table:table-cell table:style-name="ce24" office:value-type="float" office:value="13727" calcext:value-type="float">
            <text:p>13,727</text:p>
          </table:table-cell>
          <table:table-cell table:style-name="ce24" office:value-type="float" office:value="12409" calcext:value-type="float">
            <text:p>12,409</text:p>
          </table:table-cell>
          <table:table-cell table:style-name="ce24" office:value-type="float" office:value="10990" calcext:value-type="float">
            <text:p>10,990</text:p>
          </table:table-cell>
          <table:table-cell table:style-name="ce24" office:value-type="float" office:value="9497" calcext:value-type="float">
            <text:p>9,497</text:p>
          </table:table-cell>
          <table:table-cell table:style-name="ce24" office:value-type="float" office:value="8466" calcext:value-type="float">
            <text:p>8,466</text:p>
          </table:table-cell>
          <table:table-cell table:style-name="ce24" office:value-type="float" office:value="7524" calcext:value-type="float">
            <text:p>7,524</text:p>
          </table:table-cell>
          <table:table-cell table:style-name="ce24" office:value-type="float" office:value="28372" calcext:value-type="float">
            <text:p>28,372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930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24" office:value-type="float" office:value="26819" calcext:value-type="float">
            <text:p>26,819</text:p>
          </table:table-cell>
          <table:table-cell table:style-name="ce24" office:value-type="float" office:value="27567" calcext:value-type="float">
            <text:p>27,567</text:p>
          </table:table-cell>
          <table:table-cell table:style-name="ce24" office:value-type="float" office:value="27788" calcext:value-type="float">
            <text:p>27,788</text:p>
          </table:table-cell>
          <table:table-cell table:style-name="ce24" office:value-type="float" office:value="28504" calcext:value-type="float">
            <text:p>28,504</text:p>
          </table:table-cell>
          <table:table-cell table:style-name="ce24" office:value-type="float" office:value="29033" calcext:value-type="float">
            <text:p>29,033</text:p>
          </table:table-cell>
          <table:table-cell table:style-name="ce24" office:value-type="float" office:value="30162" calcext:value-type="float">
            <text:p>30,162</text:p>
          </table:table-cell>
          <table:table-cell table:style-name="ce24" office:value-type="float" office:value="28855" calcext:value-type="float">
            <text:p>28,855</text:p>
          </table:table-cell>
          <table:table-cell table:style-name="ce24" office:value-type="float" office:value="29683" calcext:value-type="float">
            <text:p>29,683</text:p>
          </table:table-cell>
          <table:table-cell table:style-name="ce24" office:value-type="float" office:value="29598" calcext:value-type="float">
            <text:p>29,598</text:p>
          </table:table-cell>
          <table:table-cell table:style-name="ce24" office:value-type="float" office:value="28272" calcext:value-type="float">
            <text:p>28,272</text:p>
          </table:table-cell>
          <table:table-cell table:style-name="ce24" office:value-type="float" office:value="27796" calcext:value-type="float">
            <text:p>27,796</text:p>
          </table:table-cell>
          <table:table-cell table:style-name="ce24" office:value-type="float" office:value="27257" calcext:value-type="float">
            <text:p>27,257</text:p>
          </table:table-cell>
          <table:table-cell table:style-name="ce24" office:value-type="float" office:value="26739" calcext:value-type="float">
            <text:p>26,739</text:p>
          </table:table-cell>
          <table:table-cell table:style-name="ce24" office:value-type="float" office:value="26167" calcext:value-type="float">
            <text:p>26,167</text:p>
          </table:table-cell>
          <table:table-cell table:style-name="ce24" office:value-type="float" office:value="26038" calcext:value-type="float">
            <text:p>26,038</text:p>
          </table:table-cell>
          <table:table-cell table:style-name="ce24" office:value-type="float" office:value="27243" calcext:value-type="float">
            <text:p>27,243</text:p>
          </table:table-cell>
          <table:table-cell table:style-name="ce24" office:value-type="float" office:value="27563" calcext:value-type="float">
            <text:p>27,563</text:p>
          </table:table-cell>
          <table:table-cell table:style-name="ce24" office:value-type="float" office:value="28702" calcext:value-type="float">
            <text:p>28,702</text:p>
          </table:table-cell>
          <table:table-cell table:style-name="ce24" office:value-type="float" office:value="29789" calcext:value-type="float">
            <text:p>29,789</text:p>
          </table:table-cell>
          <table:table-cell table:style-name="ce24" office:value-type="float" office:value="32749" calcext:value-type="float">
            <text:p>32,749</text:p>
          </table:table-cell>
          <table:table-cell table:style-name="ce24" office:value-type="float" office:value="33871" calcext:value-type="float">
            <text:p>33,871</text:p>
          </table:table-cell>
          <table:table-cell table:style-name="ce24" office:value-type="float" office:value="34923" calcext:value-type="float">
            <text:p>34,923</text:p>
          </table:table-cell>
          <table:table-cell table:style-name="ce24" office:value-type="float" office:value="36314" calcext:value-type="float">
            <text:p>36,314</text:p>
          </table:table-cell>
          <table:table-cell table:style-name="ce24" office:value-type="float" office:value="37631" calcext:value-type="float">
            <text:p>37,631</text:p>
          </table:table-cell>
          <table:table-cell table:style-name="ce24" office:value-type="float" office:value="39540" calcext:value-type="float">
            <text:p>39,540</text:p>
          </table:table-cell>
          <table:table-cell table:style-name="ce24" office:value-type="float" office:value="38982" calcext:value-type="float">
            <text:p>38,982</text:p>
          </table:table-cell>
          <table:table-cell table:style-name="ce24" office:value-type="float" office:value="37498" calcext:value-type="float">
            <text:p>37,498</text:p>
          </table:table-cell>
          <table:table-cell table:style-name="ce24" office:value-type="float" office:value="37318" calcext:value-type="float">
            <text:p>37,318</text:p>
          </table:table-cell>
          <table:table-cell table:style-name="ce24" office:value-type="float" office:value="37556" calcext:value-type="float">
            <text:p>37,556</text:p>
          </table:table-cell>
          <table:table-cell table:style-name="ce24" office:value-type="float" office:value="36621" calcext:value-type="float">
            <text:p>36,621</text:p>
          </table:table-cell>
          <table:table-cell table:style-name="ce24" office:value-type="float" office:value="36099" calcext:value-type="float">
            <text:p>36,099</text:p>
          </table:table-cell>
          <table:table-cell table:style-name="ce24" office:value-type="float" office:value="36312" calcext:value-type="float">
            <text:p>36,312</text:p>
          </table:table-cell>
          <table:table-cell table:style-name="ce24" office:value-type="float" office:value="35089" calcext:value-type="float">
            <text:p>35,089</text:p>
          </table:table-cell>
          <table:table-cell table:style-name="ce24" office:value-type="float" office:value="35723" calcext:value-type="float">
            <text:p>35,723</text:p>
          </table:table-cell>
          <table:table-cell table:style-name="ce24" office:value-type="float" office:value="36385" calcext:value-type="float">
            <text:p>36,385</text:p>
          </table:table-cell>
          <table:table-cell table:style-name="ce24" office:value-type="float" office:value="35753" calcext:value-type="float">
            <text:p>35,753</text:p>
          </table:table-cell>
          <table:table-cell table:style-name="ce24" office:value-type="float" office:value="34995" calcext:value-type="float">
            <text:p>34,995</text:p>
          </table:table-cell>
          <table:table-cell table:style-name="ce24" office:value-type="float" office:value="33471" calcext:value-type="float">
            <text:p>33,471</text:p>
          </table:table-cell>
          <table:table-cell table:style-name="ce24" office:value-type="float" office:value="31663" calcext:value-type="float">
            <text:p>31,663</text:p>
          </table:table-cell>
          <table:table-cell table:style-name="ce24" office:value-type="float" office:value="30603" calcext:value-type="float">
            <text:p>30,603</text:p>
          </table:table-cell>
          <table:table-cell table:style-name="ce24" office:value-type="float" office:value="32622" calcext:value-type="float">
            <text:p>32,622</text:p>
          </table:table-cell>
          <table:table-cell table:style-name="ce24" office:value-type="float" office:value="33160" calcext:value-type="float">
            <text:p>33,160</text:p>
          </table:table-cell>
          <table:table-cell table:style-name="ce24" office:value-type="float" office:value="33272" calcext:value-type="float">
            <text:p>33,272</text:p>
          </table:table-cell>
          <table:table-cell table:style-name="ce24" office:value-type="float" office:value="35532" calcext:value-type="float">
            <text:p>35,532</text:p>
          </table:table-cell>
          <table:table-cell table:style-name="ce24" office:value-type="float" office:value="38123" calcext:value-type="float">
            <text:p>38,123</text:p>
          </table:table-cell>
          <table:table-cell table:style-name="ce24" office:value-type="float" office:value="39905" calcext:value-type="float">
            <text:p>39,905</text:p>
          </table:table-cell>
          <table:table-cell table:style-name="ce24" office:value-type="float" office:value="39222" calcext:value-type="float">
            <text:p>39,222</text:p>
          </table:table-cell>
          <table:table-cell table:style-name="ce24" office:value-type="float" office:value="40801" calcext:value-type="float">
            <text:p>40,801</text:p>
          </table:table-cell>
          <table:table-cell table:style-name="ce24" office:value-type="float" office:value="41543" calcext:value-type="float">
            <text:p>41,543</text:p>
          </table:table-cell>
          <table:table-cell table:style-name="ce24" office:value-type="float" office:value="41358" calcext:value-type="float">
            <text:p>41,358</text:p>
          </table:table-cell>
          <table:table-cell table:style-name="ce24" office:value-type="float" office:value="41391" calcext:value-type="float">
            <text:p>41,391</text:p>
          </table:table-cell>
          <table:table-cell table:style-name="ce24" office:value-type="float" office:value="42646" calcext:value-type="float">
            <text:p>42,646</text:p>
          </table:table-cell>
          <table:table-cell table:style-name="ce24" office:value-type="float" office:value="42441" calcext:value-type="float">
            <text:p>42,441</text:p>
          </table:table-cell>
          <table:table-cell table:style-name="ce24" office:value-type="float" office:value="42060" calcext:value-type="float">
            <text:p>42,060</text:p>
          </table:table-cell>
          <table:table-cell table:style-name="ce24" office:value-type="float" office:value="40724" calcext:value-type="float">
            <text:p>40,724</text:p>
          </table:table-cell>
          <table:table-cell table:style-name="ce24" office:value-type="float" office:value="39939" calcext:value-type="float">
            <text:p>39,939</text:p>
          </table:table-cell>
          <table:table-cell table:style-name="ce24" office:value-type="float" office:value="38427" calcext:value-type="float">
            <text:p>38,427</text:p>
          </table:table-cell>
          <table:table-cell table:style-name="ce24" office:value-type="float" office:value="38397" calcext:value-type="float">
            <text:p>38,397</text:p>
          </table:table-cell>
          <table:table-cell table:style-name="ce24" office:value-type="float" office:value="37263" calcext:value-type="float">
            <text:p>37,263</text:p>
          </table:table-cell>
          <table:table-cell table:style-name="ce24" office:value-type="float" office:value="36058" calcext:value-type="float">
            <text:p>36,058</text:p>
          </table:table-cell>
          <table:table-cell table:style-name="ce24" office:value-type="float" office:value="34941" calcext:value-type="float">
            <text:p>34,941</text:p>
          </table:table-cell>
          <table:table-cell table:style-name="ce24" office:value-type="float" office:value="33606" calcext:value-type="float">
            <text:p>33,606</text:p>
          </table:table-cell>
          <table:table-cell table:style-name="ce24" office:value-type="float" office:value="33002" calcext:value-type="float">
            <text:p>33,002</text:p>
          </table:table-cell>
          <table:table-cell table:style-name="ce24" office:value-type="float" office:value="32395" calcext:value-type="float">
            <text:p>32,395</text:p>
          </table:table-cell>
          <table:table-cell table:style-name="ce24" office:value-type="float" office:value="31202" calcext:value-type="float">
            <text:p>31,202</text:p>
          </table:table-cell>
          <table:table-cell table:style-name="ce24" office:value-type="float" office:value="31507" calcext:value-type="float">
            <text:p>31,507</text:p>
          </table:table-cell>
          <table:table-cell table:style-name="ce24" office:value-type="float" office:value="31414" calcext:value-type="float">
            <text:p>31,414</text:p>
          </table:table-cell>
          <table:table-cell table:style-name="ce24" office:value-type="float" office:value="32127" calcext:value-type="float">
            <text:p>32,127</text:p>
          </table:table-cell>
          <table:table-cell table:style-name="ce24" office:value-type="float" office:value="33103" calcext:value-type="float">
            <text:p>33,103</text:p>
          </table:table-cell>
          <table:table-cell table:style-name="ce24" office:value-type="float" office:value="35906" calcext:value-type="float">
            <text:p>35,906</text:p>
          </table:table-cell>
          <table:table-cell table:style-name="ce24" office:value-type="float" office:value="26974" calcext:value-type="float">
            <text:p>26,974</text:p>
          </table:table-cell>
          <table:table-cell table:style-name="ce24" office:value-type="float" office:value="25687" calcext:value-type="float">
            <text:p>25,687</text:p>
          </table:table-cell>
          <table:table-cell table:style-name="ce24" office:value-type="float" office:value="25970" calcext:value-type="float">
            <text:p>25,970</text:p>
          </table:table-cell>
          <table:table-cell table:style-name="ce24" office:value-type="float" office:value="25265" calcext:value-type="float">
            <text:p>25,265</text:p>
          </table:table-cell>
          <table:table-cell table:style-name="ce24" office:value-type="float" office:value="23254" calcext:value-type="float">
            <text:p>23,254</text:p>
          </table:table-cell>
          <table:table-cell table:style-name="ce24" office:value-type="float" office:value="21636" calcext:value-type="float">
            <text:p>21,636</text:p>
          </table:table-cell>
          <table:table-cell table:style-name="ce24" office:value-type="float" office:value="21833" calcext:value-type="float">
            <text:p>21,833</text:p>
          </table:table-cell>
          <table:table-cell table:style-name="ce24" office:value-type="float" office:value="21118" calcext:value-type="float">
            <text:p>21,118</text:p>
          </table:table-cell>
          <table:table-cell table:style-name="ce24" office:value-type="float" office:value="20348" calcext:value-type="float">
            <text:p>20,348</text:p>
          </table:table-cell>
          <table:table-cell table:style-name="ce24" office:value-type="float" office:value="19396" calcext:value-type="float">
            <text:p>19,396</text:p>
          </table:table-cell>
          <table:table-cell table:style-name="ce24" office:value-type="float" office:value="18453" calcext:value-type="float">
            <text:p>18,453</text:p>
          </table:table-cell>
          <table:table-cell table:style-name="ce24" office:value-type="float" office:value="17214" calcext:value-type="float">
            <text:p>17,214</text:p>
          </table:table-cell>
          <table:table-cell table:style-name="ce24" office:value-type="float" office:value="15965" calcext:value-type="float">
            <text:p>15,965</text:p>
          </table:table-cell>
          <table:table-cell table:style-name="ce24" office:value-type="float" office:value="14544" calcext:value-type="float">
            <text:p>14,544</text:p>
          </table:table-cell>
          <table:table-cell table:style-name="ce24" office:value-type="float" office:value="14041" calcext:value-type="float">
            <text:p>14,041</text:p>
          </table:table-cell>
          <table:table-cell table:style-name="ce24" office:value-type="float" office:value="12678" calcext:value-type="float">
            <text:p>12,678</text:p>
          </table:table-cell>
          <table:table-cell table:style-name="ce24" office:value-type="float" office:value="11277" calcext:value-type="float">
            <text:p>11,277</text:p>
          </table:table-cell>
          <table:table-cell table:style-name="ce24" office:value-type="float" office:value="9897" calcext:value-type="float">
            <text:p>9,897</text:p>
          </table:table-cell>
          <table:table-cell table:style-name="ce24" office:value-type="float" office:value="8421" calcext:value-type="float">
            <text:p>8,421</text:p>
          </table:table-cell>
          <table:table-cell table:style-name="ce24" office:value-type="float" office:value="7418" calcext:value-type="float">
            <text:p>7,418</text:p>
          </table:table-cell>
          <table:table-cell table:style-name="ce24" office:value-type="float" office:value="29050" calcext:value-type="float">
            <text:p>29,050</text:p>
          </table:table-cell>
          <table:table-cell/>
          <table:table-cell office:value-type="float" office:value="2016" calcext:value-type="float">
            <text:p>2016</text:p>
          </table:table-cell>
          <table:table-cell table:number-columns-repeated="930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24" office:value-type="float" office:value="26974" calcext:value-type="float">
            <text:p>26,974</text:p>
          </table:table-cell>
          <table:table-cell table:style-name="ce24" office:value-type="float" office:value="27268" calcext:value-type="float">
            <text:p>27,268</text:p>
          </table:table-cell>
          <table:table-cell table:style-name="ce24" office:value-type="float" office:value="27505" calcext:value-type="float">
            <text:p>27,505</text:p>
          </table:table-cell>
          <table:table-cell table:style-name="ce24" office:value-type="float" office:value="27769" calcext:value-type="float">
            <text:p>27,769</text:p>
          </table:table-cell>
          <table:table-cell table:style-name="ce24" office:value-type="float" office:value="28440" calcext:value-type="float">
            <text:p>28,440</text:p>
          </table:table-cell>
          <table:table-cell table:style-name="ce24" office:value-type="float" office:value="29088" calcext:value-type="float">
            <text:p>29,088</text:p>
          </table:table-cell>
          <table:table-cell table:style-name="ce24" office:value-type="float" office:value="30066" calcext:value-type="float">
            <text:p>30,066</text:p>
          </table:table-cell>
          <table:table-cell table:style-name="ce24" office:value-type="float" office:value="28794" calcext:value-type="float">
            <text:p>28,794</text:p>
          </table:table-cell>
          <table:table-cell table:style-name="ce24" office:value-type="float" office:value="29599" calcext:value-type="float">
            <text:p>29,599</text:p>
          </table:table-cell>
          <table:table-cell table:style-name="ce24" office:value-type="float" office:value="29420" calcext:value-type="float">
            <text:p>29,420</text:p>
          </table:table-cell>
          <table:table-cell table:style-name="ce24" office:value-type="float" office:value="28121" calcext:value-type="float">
            <text:p>28,121</text:p>
          </table:table-cell>
          <table:table-cell table:style-name="ce24" office:value-type="float" office:value="27664" calcext:value-type="float">
            <text:p>27,664</text:p>
          </table:table-cell>
          <table:table-cell table:style-name="ce24" office:value-type="float" office:value="27208" calcext:value-type="float">
            <text:p>27,208</text:p>
          </table:table-cell>
          <table:table-cell table:style-name="ce24" office:value-type="float" office:value="26582" calcext:value-type="float">
            <text:p>26,582</text:p>
          </table:table-cell>
          <table:table-cell table:style-name="ce24" office:value-type="float" office:value="26092" calcext:value-type="float">
            <text:p>26,092</text:p>
          </table:table-cell>
          <table:table-cell table:style-name="ce24" office:value-type="float" office:value="25975" calcext:value-type="float">
            <text:p>25,975</text:p>
          </table:table-cell>
          <table:table-cell table:style-name="ce24" office:value-type="float" office:value="27177" calcext:value-type="float">
            <text:p>27,177</text:p>
          </table:table-cell>
          <table:table-cell table:style-name="ce24" office:value-type="float" office:value="27539" calcext:value-type="float">
            <text:p>27,539</text:p>
          </table:table-cell>
          <table:table-cell table:style-name="ce24" office:value-type="float" office:value="29156" calcext:value-type="float">
            <text:p>29,156</text:p>
          </table:table-cell>
          <table:table-cell table:style-name="ce24" office:value-type="float" office:value="30730" calcext:value-type="float">
            <text:p>30,730</text:p>
          </table:table-cell>
          <table:table-cell table:style-name="ce24" office:value-type="float" office:value="32806" calcext:value-type="float">
            <text:p>32,806</text:p>
          </table:table-cell>
          <table:table-cell table:style-name="ce24" office:value-type="float" office:value="33897" calcext:value-type="float">
            <text:p>33,897</text:p>
          </table:table-cell>
          <table:table-cell table:style-name="ce24" office:value-type="float" office:value="35616" calcext:value-type="float">
            <text:p>35,616</text:p>
          </table:table-cell>
          <table:table-cell table:style-name="ce24" office:value-type="float" office:value="36362" calcext:value-type="float">
            <text:p>36,362</text:p>
          </table:table-cell>
          <table:table-cell table:style-name="ce24" office:value-type="float" office:value="36618" calcext:value-type="float">
            <text:p>36,618</text:p>
          </table:table-cell>
          <table:table-cell table:style-name="ce24" office:value-type="float" office:value="39035" calcext:value-type="float">
            <text:p>39,035</text:p>
          </table:table-cell>
          <table:table-cell table:style-name="ce24" office:value-type="float" office:value="38524" calcext:value-type="float">
            <text:p>38,524</text:p>
          </table:table-cell>
          <table:table-cell table:style-name="ce24" office:value-type="float" office:value="36721" calcext:value-type="float">
            <text:p>36,721</text:p>
          </table:table-cell>
          <table:table-cell table:style-name="ce24" office:value-type="float" office:value="36221" calcext:value-type="float">
            <text:p>36,221</text:p>
          </table:table-cell>
          <table:table-cell table:style-name="ce24" office:value-type="float" office:value="36921" calcext:value-type="float">
            <text:p>36,921</text:p>
          </table:table-cell>
          <table:table-cell table:style-name="ce24" office:value-type="float" office:value="36218" calcext:value-type="float">
            <text:p>36,218</text:p>
          </table:table-cell>
          <table:table-cell table:style-name="ce24" office:value-type="float" office:value="35699" calcext:value-type="float">
            <text:p>35,699</text:p>
          </table:table-cell>
          <table:table-cell table:style-name="ce24" office:value-type="float" office:value="35958" calcext:value-type="float">
            <text:p>35,958</text:p>
          </table:table-cell>
          <table:table-cell table:style-name="ce24" office:value-type="float" office:value="34842" calcext:value-type="float">
            <text:p>34,842</text:p>
          </table:table-cell>
          <table:table-cell table:style-name="ce24" office:value-type="float" office:value="35430" calcext:value-type="float">
            <text:p>35,430</text:p>
          </table:table-cell>
          <table:table-cell table:style-name="ce24" office:value-type="float" office:value="36154" calcext:value-type="float">
            <text:p>36,154</text:p>
          </table:table-cell>
          <table:table-cell table:style-name="ce24" office:value-type="float" office:value="35553" calcext:value-type="float">
            <text:p>35,553</text:p>
          </table:table-cell>
          <table:table-cell table:style-name="ce24" office:value-type="float" office:value="34854" calcext:value-type="float">
            <text:p>34,854</text:p>
          </table:table-cell>
          <table:table-cell table:style-name="ce24" office:value-type="float" office:value="33280" calcext:value-type="float">
            <text:p>33,280</text:p>
          </table:table-cell>
          <table:table-cell table:style-name="ce24" office:value-type="float" office:value="31448" calcext:value-type="float">
            <text:p>31,448</text:p>
          </table:table-cell>
          <table:table-cell table:style-name="ce24" office:value-type="float" office:value="30375" calcext:value-type="float">
            <text:p>30,375</text:p>
          </table:table-cell>
          <table:table-cell table:style-name="ce24" office:value-type="float" office:value="32465" calcext:value-type="float">
            <text:p>32,465</text:p>
          </table:table-cell>
          <table:table-cell table:style-name="ce24" office:value-type="float" office:value="33077" calcext:value-type="float">
            <text:p>33,077</text:p>
          </table:table-cell>
          <table:table-cell table:style-name="ce24" office:value-type="float" office:value="33226" calcext:value-type="float">
            <text:p>33,226</text:p>
          </table:table-cell>
          <table:table-cell table:style-name="ce24" office:value-type="float" office:value="35406" calcext:value-type="float">
            <text:p>35,406</text:p>
          </table:table-cell>
          <table:table-cell table:style-name="ce24" office:value-type="float" office:value="38072" calcext:value-type="float">
            <text:p>38,072</text:p>
          </table:table-cell>
          <table:table-cell table:style-name="ce24" office:value-type="float" office:value="39758" calcext:value-type="float">
            <text:p>39,758</text:p>
          </table:table-cell>
          <table:table-cell table:style-name="ce24" office:value-type="float" office:value="39175" calcext:value-type="float">
            <text:p>39,175</text:p>
          </table:table-cell>
          <table:table-cell table:style-name="ce24" office:value-type="float" office:value="40640" calcext:value-type="float">
            <text:p>40,640</text:p>
          </table:table-cell>
          <table:table-cell table:style-name="ce24" office:value-type="float" office:value="41444" calcext:value-type="float">
            <text:p>41,444</text:p>
          </table:table-cell>
          <table:table-cell table:style-name="ce24" office:value-type="float" office:value="41267" calcext:value-type="float">
            <text:p>41,267</text:p>
          </table:table-cell>
          <table:table-cell table:style-name="ce24" office:value-type="float" office:value="41281" calcext:value-type="float">
            <text:p>41,281</text:p>
          </table:table-cell>
          <table:table-cell table:style-name="ce24" office:value-type="float" office:value="42573" calcext:value-type="float">
            <text:p>42,573</text:p>
          </table:table-cell>
          <table:table-cell table:style-name="ce24" office:value-type="float" office:value="42376" calcext:value-type="float">
            <text:p>42,376</text:p>
          </table:table-cell>
          <table:table-cell table:style-name="ce24" office:value-type="float" office:value="41969" calcext:value-type="float">
            <text:p>41,969</text:p>
          </table:table-cell>
          <table:table-cell table:style-name="ce24" office:value-type="float" office:value="40549" calcext:value-type="float">
            <text:p>40,549</text:p>
          </table:table-cell>
          <table:table-cell table:style-name="ce24" office:value-type="float" office:value="39699" calcext:value-type="float">
            <text:p>39,699</text:p>
          </table:table-cell>
          <table:table-cell table:style-name="ce24" office:value-type="float" office:value="38161" calcext:value-type="float">
            <text:p>38,161</text:p>
          </table:table-cell>
          <table:table-cell table:style-name="ce24" office:value-type="float" office:value="38225" calcext:value-type="float">
            <text:p>38,225</text:p>
          </table:table-cell>
          <table:table-cell table:style-name="ce24" office:value-type="float" office:value="37026" calcext:value-type="float">
            <text:p>37,026</text:p>
          </table:table-cell>
          <table:table-cell table:style-name="ce24" office:value-type="float" office:value="35850" calcext:value-type="float">
            <text:p>35,850</text:p>
          </table:table-cell>
          <table:table-cell table:style-name="ce24" office:value-type="float" office:value="34715" calcext:value-type="float">
            <text:p>34,715</text:p>
          </table:table-cell>
          <table:table-cell table:style-name="ce24" office:value-type="float" office:value="33382" calcext:value-type="float">
            <text:p>33,382</text:p>
          </table:table-cell>
          <table:table-cell table:style-name="ce24" office:value-type="float" office:value="32724" calcext:value-type="float">
            <text:p>32,724</text:p>
          </table:table-cell>
          <table:table-cell table:style-name="ce24" office:value-type="float" office:value="32138" calcext:value-type="float">
            <text:p>32,138</text:p>
          </table:table-cell>
          <table:table-cell table:style-name="ce24" office:value-type="float" office:value="30900" calcext:value-type="float">
            <text:p>30,900</text:p>
          </table:table-cell>
          <table:table-cell table:style-name="ce24" office:value-type="float" office:value="31193" calcext:value-type="float">
            <text:p>31,193</text:p>
          </table:table-cell>
          <table:table-cell table:style-name="ce24" office:value-type="float" office:value="30950" calcext:value-type="float">
            <text:p>30,950</text:p>
          </table:table-cell>
          <table:table-cell table:style-name="ce24" office:value-type="float" office:value="31774" calcext:value-type="float">
            <text:p>31,774</text:p>
          </table:table-cell>
          <table:table-cell table:style-name="ce24" office:value-type="float" office:value="32665" calcext:value-type="float">
            <text:p>32,665</text:p>
          </table:table-cell>
          <table:table-cell table:style-name="ce24" office:value-type="float" office:value="35316" calcext:value-type="float">
            <text:p>35,316</text:p>
          </table:table-cell>
          <table:table-cell table:style-name="ce24" office:value-type="float" office:value="26546" calcext:value-type="float">
            <text:p>26,546</text:p>
          </table:table-cell>
          <table:table-cell table:style-name="ce24" office:value-type="float" office:value="25286" calcext:value-type="float">
            <text:p>25,286</text:p>
          </table:table-cell>
          <table:table-cell table:style-name="ce24" office:value-type="float" office:value="25410" calcext:value-type="float">
            <text:p>25,410</text:p>
          </table:table-cell>
          <table:table-cell table:style-name="ce24" office:value-type="float" office:value="24763" calcext:value-type="float">
            <text:p>24,763</text:p>
          </table:table-cell>
          <table:table-cell table:style-name="ce24" office:value-type="float" office:value="22721" calcext:value-type="float">
            <text:p>22,721</text:p>
          </table:table-cell>
          <table:table-cell table:style-name="ce24" office:value-type="float" office:value="21075" calcext:value-type="float">
            <text:p>21,075</text:p>
          </table:table-cell>
          <table:table-cell table:style-name="ce24" office:value-type="float" office:value="21240" calcext:value-type="float">
            <text:p>21,240</text:p>
          </table:table-cell>
          <table:table-cell table:style-name="ce24" office:value-type="float" office:value="20445" calcext:value-type="float">
            <text:p>20,445</text:p>
          </table:table-cell>
          <table:table-cell table:style-name="ce24" office:value-type="float" office:value="19615" calcext:value-type="float">
            <text:p>19,615</text:p>
          </table:table-cell>
          <table:table-cell table:style-name="ce24" office:value-type="float" office:value="18690" calcext:value-type="float">
            <text:p>18,690</text:p>
          </table:table-cell>
          <table:table-cell table:style-name="ce24" office:value-type="float" office:value="17626" calcext:value-type="float">
            <text:p>17,626</text:p>
          </table:table-cell>
          <table:table-cell table:style-name="ce24" office:value-type="float" office:value="16367" calcext:value-type="float">
            <text:p>16,367</text:p>
          </table:table-cell>
          <table:table-cell table:style-name="ce24" office:value-type="float" office:value="14931" calcext:value-type="float">
            <text:p>14,931</text:p>
          </table:table-cell>
          <table:table-cell table:style-name="ce24" office:value-type="float" office:value="13618" calcext:value-type="float">
            <text:p>13,618</text:p>
          </table:table-cell>
          <table:table-cell table:style-name="ce24" office:value-type="float" office:value="13059" calcext:value-type="float">
            <text:p>13,059</text:p>
          </table:table-cell>
          <table:table-cell table:style-name="ce24" office:value-type="float" office:value="11615" calcext:value-type="float">
            <text:p>11,615</text:p>
          </table:table-cell>
          <table:table-cell table:style-name="ce24" office:value-type="float" office:value="10264" calcext:value-type="float">
            <text:p>10,264</text:p>
          </table:table-cell>
          <table:table-cell table:style-name="ce24" office:value-type="float" office:value="8862" calcext:value-type="float">
            <text:p>8,862</text:p>
          </table:table-cell>
          <table:table-cell table:style-name="ce24" office:value-type="float" office:value="7444" calcext:value-type="float">
            <text:p>7,444</text:p>
          </table:table-cell>
          <table:table-cell table:style-name="ce24" office:value-type="float" office:value="29807" calcext:value-type="float">
            <text:p>29,807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930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24" office:value-type="float" office:value="27145" calcext:value-type="float">
            <text:p>27,145</text:p>
          </table:table-cell>
          <table:table-cell table:style-name="ce24" office:value-type="float" office:value="27119" calcext:value-type="float">
            <text:p>27,119</text:p>
          </table:table-cell>
          <table:table-cell table:style-name="ce24" office:value-type="float" office:value="27383" calcext:value-type="float">
            <text:p>27,383</text:p>
          </table:table-cell>
          <table:table-cell table:style-name="ce24" office:value-type="float" office:value="27603" calcext:value-type="float">
            <text:p>27,603</text:p>
          </table:table-cell>
          <table:table-cell table:style-name="ce24" office:value-type="float" office:value="27853" calcext:value-type="float">
            <text:p>27,853</text:p>
          </table:table-cell>
          <table:table-cell table:style-name="ce24" office:value-type="float" office:value="28514" calcext:value-type="float">
            <text:p>28,514</text:p>
          </table:table-cell>
          <table:table-cell table:style-name="ce24" office:value-type="float" office:value="29151" calcext:value-type="float">
            <text:p>29,151</text:p>
          </table:table-cell>
          <table:table-cell table:style-name="ce24" office:value-type="float" office:value="30115" calcext:value-type="float">
            <text:p>30,115</text:p>
          </table:table-cell>
          <table:table-cell table:style-name="ce24" office:value-type="float" office:value="28838" calcext:value-type="float">
            <text:p>28,838</text:p>
          </table:table-cell>
          <table:table-cell table:style-name="ce24" office:value-type="float" office:value="29640" calcext:value-type="float">
            <text:p>29,640</text:p>
          </table:table-cell>
          <table:table-cell table:style-name="ce24" office:value-type="float" office:value="29456" calcext:value-type="float">
            <text:p>29,456</text:p>
          </table:table-cell>
          <table:table-cell table:style-name="ce24" office:value-type="float" office:value="28153" calcext:value-type="float">
            <text:p>28,153</text:p>
          </table:table-cell>
          <table:table-cell table:style-name="ce24" office:value-type="float" office:value="27691" calcext:value-type="float">
            <text:p>27,691</text:p>
          </table:table-cell>
          <table:table-cell table:style-name="ce24" office:value-type="float" office:value="27229" calcext:value-type="float">
            <text:p>27,229</text:p>
          </table:table-cell>
          <table:table-cell table:style-name="ce24" office:value-type="float" office:value="26607" calcext:value-type="float">
            <text:p>26,607</text:p>
          </table:table-cell>
          <table:table-cell table:style-name="ce24" office:value-type="float" office:value="26128" calcext:value-type="float">
            <text:p>26,128</text:p>
          </table:table-cell>
          <table:table-cell table:style-name="ce24" office:value-type="float" office:value="26020" calcext:value-type="float">
            <text:p>26,020</text:p>
          </table:table-cell>
          <table:table-cell table:style-name="ce24" office:value-type="float" office:value="27276" calcext:value-type="float">
            <text:p>27,276</text:p>
          </table:table-cell>
          <table:table-cell table:style-name="ce24" office:value-type="float" office:value="27989" calcext:value-type="float">
            <text:p>27,989</text:p>
          </table:table-cell>
          <table:table-cell table:style-name="ce24" office:value-type="float" office:value="30126" calcext:value-type="float">
            <text:p>30,126</text:p>
          </table:table-cell>
          <table:table-cell table:style-name="ce24" office:value-type="float" office:value="31774" calcext:value-type="float">
            <text:p>31,774</text:p>
          </table:table-cell>
          <table:table-cell table:style-name="ce24" office:value-type="float" office:value="33592" calcext:value-type="float">
            <text:p>33,592</text:p>
          </table:table-cell>
          <table:table-cell table:style-name="ce24" office:value-type="float" office:value="34509" calcext:value-type="float">
            <text:p>34,509</text:p>
          </table:table-cell>
          <table:table-cell table:style-name="ce24" office:value-type="float" office:value="35888" calcext:value-type="float">
            <text:p>35,888</text:p>
          </table:table-cell>
          <table:table-cell table:style-name="ce24" office:value-type="float" office:value="36270" calcext:value-type="float">
            <text:p>36,270</text:p>
          </table:table-cell>
          <table:table-cell table:style-name="ce24" office:value-type="float" office:value="36515" calcext:value-type="float">
            <text:p>36,515</text:p>
          </table:table-cell>
          <table:table-cell table:style-name="ce24" office:value-type="float" office:value="39028" calcext:value-type="float">
            <text:p>39,028</text:p>
          </table:table-cell>
          <table:table-cell table:style-name="ce24" office:value-type="float" office:value="38568" calcext:value-type="float">
            <text:p>38,568</text:p>
          </table:table-cell>
          <table:table-cell table:style-name="ce24" office:value-type="float" office:value="36792" calcext:value-type="float">
            <text:p>36,792</text:p>
          </table:table-cell>
          <table:table-cell table:style-name="ce24" office:value-type="float" office:value="36288" calcext:value-type="float">
            <text:p>36,288</text:p>
          </table:table-cell>
          <table:table-cell table:style-name="ce24" office:value-type="float" office:value="36989" calcext:value-type="float">
            <text:p>36,989</text:p>
          </table:table-cell>
          <table:table-cell table:style-name="ce24" office:value-type="float" office:value="36296" calcext:value-type="float">
            <text:p>36,296</text:p>
          </table:table-cell>
          <table:table-cell table:style-name="ce24" office:value-type="float" office:value="35773" calcext:value-type="float">
            <text:p>35,773</text:p>
          </table:table-cell>
          <table:table-cell table:style-name="ce24" office:value-type="float" office:value="36017" calcext:value-type="float">
            <text:p>36,017</text:p>
          </table:table-cell>
          <table:table-cell table:style-name="ce24" office:value-type="float" office:value="34901" calcext:value-type="float">
            <text:p>34,901</text:p>
          </table:table-cell>
          <table:table-cell table:style-name="ce24" office:value-type="float" office:value="35503" calcext:value-type="float">
            <text:p>35,503</text:p>
          </table:table-cell>
          <table:table-cell table:style-name="ce24" office:value-type="float" office:value="36219" calcext:value-type="float">
            <text:p>36,219</text:p>
          </table:table-cell>
          <table:table-cell table:style-name="ce24" office:value-type="float" office:value="35596" calcext:value-type="float">
            <text:p>35,596</text:p>
          </table:table-cell>
          <table:table-cell table:style-name="ce24" office:value-type="float" office:value="34884" calcext:value-type="float">
            <text:p>34,884</text:p>
          </table:table-cell>
          <table:table-cell table:style-name="ce24" office:value-type="float" office:value="33299" calcext:value-type="float">
            <text:p>33,299</text:p>
          </table:table-cell>
          <table:table-cell table:style-name="ce24" office:value-type="float" office:value="31460" calcext:value-type="float">
            <text:p>31,460</text:p>
          </table:table-cell>
          <table:table-cell table:style-name="ce24" office:value-type="float" office:value="30394" calcext:value-type="float">
            <text:p>30,394</text:p>
          </table:table-cell>
          <table:table-cell table:style-name="ce24" office:value-type="float" office:value="32479" calcext:value-type="float">
            <text:p>32,479</text:p>
          </table:table-cell>
          <table:table-cell table:style-name="ce24" office:value-type="float" office:value="33080" calcext:value-type="float">
            <text:p>33,080</text:p>
          </table:table-cell>
          <table:table-cell table:style-name="ce24" office:value-type="float" office:value="33225" calcext:value-type="float">
            <text:p>33,225</text:p>
          </table:table-cell>
          <table:table-cell table:style-name="ce24" office:value-type="float" office:value="35400" calcext:value-type="float">
            <text:p>35,400</text:p>
          </table:table-cell>
          <table:table-cell table:style-name="ce24" office:value-type="float" office:value="38064" calcext:value-type="float">
            <text:p>38,064</text:p>
          </table:table-cell>
          <table:table-cell table:style-name="ce24" office:value-type="float" office:value="39734" calcext:value-type="float">
            <text:p>39,734</text:p>
          </table:table-cell>
          <table:table-cell table:style-name="ce24" office:value-type="float" office:value="39145" calcext:value-type="float">
            <text:p>39,145</text:p>
          </table:table-cell>
          <table:table-cell table:style-name="ce24" office:value-type="float" office:value="40604" calcext:value-type="float">
            <text:p>40,604</text:p>
          </table:table-cell>
          <table:table-cell table:style-name="ce24" office:value-type="float" office:value="41399" calcext:value-type="float">
            <text:p>41,399</text:p>
          </table:table-cell>
          <table:table-cell table:style-name="ce24" office:value-type="float" office:value="41220" calcext:value-type="float">
            <text:p>41,220</text:p>
          </table:table-cell>
          <table:table-cell table:style-name="ce24" office:value-type="float" office:value="41232" calcext:value-type="float">
            <text:p>41,232</text:p>
          </table:table-cell>
          <table:table-cell table:style-name="ce24" office:value-type="float" office:value="42498" calcext:value-type="float">
            <text:p>42,498</text:p>
          </table:table-cell>
          <table:table-cell table:style-name="ce24" office:value-type="float" office:value="42273" calcext:value-type="float">
            <text:p>42,273</text:p>
          </table:table-cell>
          <table:table-cell table:style-name="ce24" office:value-type="float" office:value="41858" calcext:value-type="float">
            <text:p>41,858</text:p>
          </table:table-cell>
          <table:table-cell table:style-name="ce24" office:value-type="float" office:value="40432" calcext:value-type="float">
            <text:p>40,432</text:p>
          </table:table-cell>
          <table:table-cell table:style-name="ce24" office:value-type="float" office:value="39567" calcext:value-type="float">
            <text:p>39,567</text:p>
          </table:table-cell>
          <table:table-cell table:style-name="ce24" office:value-type="float" office:value="38010" calcext:value-type="float">
            <text:p>38,010</text:p>
          </table:table-cell>
          <table:table-cell table:style-name="ce24" office:value-type="float" office:value="38056" calcext:value-type="float">
            <text:p>38,056</text:p>
          </table:table-cell>
          <table:table-cell table:style-name="ce24" office:value-type="float" office:value="36858" calcext:value-type="float">
            <text:p>36,858</text:p>
          </table:table-cell>
          <table:table-cell table:style-name="ce24" office:value-type="float" office:value="35675" calcext:value-type="float">
            <text:p>35,675</text:p>
          </table:table-cell>
          <table:table-cell table:style-name="ce24" office:value-type="float" office:value="34520" calcext:value-type="float">
            <text:p>34,520</text:p>
          </table:table-cell>
          <table:table-cell table:style-name="ce24" office:value-type="float" office:value="33170" calcext:value-type="float">
            <text:p>33,170</text:p>
          </table:table-cell>
          <table:table-cell table:style-name="ce24" office:value-type="float" office:value="32484" calcext:value-type="float">
            <text:p>32,484</text:p>
          </table:table-cell>
          <table:table-cell table:style-name="ce24" office:value-type="float" office:value="31869" calcext:value-type="float">
            <text:p>31,869</text:p>
          </table:table-cell>
          <table:table-cell table:style-name="ce24" office:value-type="float" office:value="30612" calcext:value-type="float">
            <text:p>30,612</text:p>
          </table:table-cell>
          <table:table-cell table:style-name="ce24" office:value-type="float" office:value="30870" calcext:value-type="float">
            <text:p>30,870</text:p>
          </table:table-cell>
          <table:table-cell table:style-name="ce24" office:value-type="float" office:value="30598" calcext:value-type="float">
            <text:p>30,598</text:p>
          </table:table-cell>
          <table:table-cell table:style-name="ce24" office:value-type="float" office:value="31370" calcext:value-type="float">
            <text:p>31,370</text:p>
          </table:table-cell>
          <table:table-cell table:style-name="ce24" office:value-type="float" office:value="32199" calcext:value-type="float">
            <text:p>32,199</text:p>
          </table:table-cell>
          <table:table-cell table:style-name="ce24" office:value-type="float" office:value="34754" calcext:value-type="float">
            <text:p>34,754</text:p>
          </table:table-cell>
          <table:table-cell table:style-name="ce24" office:value-type="float" office:value="26072" calcext:value-type="float">
            <text:p>26,072</text:p>
          </table:table-cell>
          <table:table-cell table:style-name="ce24" office:value-type="float" office:value="24794" calcext:value-type="float">
            <text:p>24,794</text:p>
          </table:table-cell>
          <table:table-cell table:style-name="ce24" office:value-type="float" office:value="24867" calcext:value-type="float">
            <text:p>24,867</text:p>
          </table:table-cell>
          <table:table-cell table:style-name="ce24" office:value-type="float" office:value="24174" calcext:value-type="float">
            <text:p>24,174</text:p>
          </table:table-cell>
          <table:table-cell table:style-name="ce24" office:value-type="float" office:value="22125" calcext:value-type="float">
            <text:p>22,125</text:p>
          </table:table-cell>
          <table:table-cell table:style-name="ce24" office:value-type="float" office:value="20462" calcext:value-type="float">
            <text:p>20,462</text:p>
          </table:table-cell>
          <table:table-cell table:style-name="ce24" office:value-type="float" office:value="20553" calcext:value-type="float">
            <text:p>20,553</text:p>
          </table:table-cell>
          <table:table-cell table:style-name="ce24" office:value-type="float" office:value="19700" calcext:value-type="float">
            <text:p>19,700</text:p>
          </table:table-cell>
          <table:table-cell table:style-name="ce24" office:value-type="float" office:value="18811" calcext:value-type="float">
            <text:p>18,811</text:p>
          </table:table-cell>
          <table:table-cell table:style-name="ce24" office:value-type="float" office:value="17831" calcext:value-type="float">
            <text:p>17,831</text:p>
          </table:table-cell>
          <table:table-cell table:style-name="ce24" office:value-type="float" office:value="16715" calcext:value-type="float">
            <text:p>16,715</text:p>
          </table:table-cell>
          <table:table-cell table:style-name="ce24" office:value-type="float" office:value="15415" calcext:value-type="float">
            <text:p>15,415</text:p>
          </table:table-cell>
          <table:table-cell table:style-name="ce24" office:value-type="float" office:value="13951" calcext:value-type="float">
            <text:p>13,951</text:p>
          </table:table-cell>
          <table:table-cell table:style-name="ce24" office:value-type="float" office:value="12610" calcext:value-type="float">
            <text:p>12,610</text:p>
          </table:table-cell>
          <table:table-cell table:style-name="ce24" office:value-type="float" office:value="11976" calcext:value-type="float">
            <text:p>11,976</text:p>
          </table:table-cell>
          <table:table-cell table:style-name="ce24" office:value-type="float" office:value="10527" calcext:value-type="float">
            <text:p>10,527</text:p>
          </table:table-cell>
          <table:table-cell table:style-name="ce24" office:value-type="float" office:value="9177" calcext:value-type="float">
            <text:p>9,177</text:p>
          </table:table-cell>
          <table:table-cell table:style-name="ce24" office:value-type="float" office:value="7809" calcext:value-type="float">
            <text:p>7,809</text:p>
          </table:table-cell>
          <table:table-cell table:style-name="ce24" office:value-type="float" office:value="30304" calcext:value-type="float">
            <text:p>30,304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930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24" office:value-type="float" office:value="27387" calcext:value-type="float">
            <text:p>27,387</text:p>
          </table:table-cell>
          <table:table-cell table:style-name="ce24" office:value-type="float" office:value="27292" calcext:value-type="float">
            <text:p>27,292</text:p>
          </table:table-cell>
          <table:table-cell table:style-name="ce24" office:value-type="float" office:value="27235" calcext:value-type="float">
            <text:p>27,235</text:p>
          </table:table-cell>
          <table:table-cell table:style-name="ce24" office:value-type="float" office:value="27482" calcext:value-type="float">
            <text:p>27,482</text:p>
          </table:table-cell>
          <table:table-cell table:style-name="ce24" office:value-type="float" office:value="27686" calcext:value-type="float">
            <text:p>27,686</text:p>
          </table:table-cell>
          <table:table-cell table:style-name="ce24" office:value-type="float" office:value="27927" calcext:value-type="float">
            <text:p>27,927</text:p>
          </table:table-cell>
          <table:table-cell table:style-name="ce24" office:value-type="float" office:value="28575" calcext:value-type="float">
            <text:p>28,575</text:p>
          </table:table-cell>
          <table:table-cell table:style-name="ce24" office:value-type="float" office:value="29200" calcext:value-type="float">
            <text:p>29,200</text:p>
          </table:table-cell>
          <table:table-cell table:style-name="ce24" office:value-type="float" office:value="30161" calcext:value-type="float">
            <text:p>30,161</text:p>
          </table:table-cell>
          <table:table-cell table:style-name="ce24" office:value-type="float" office:value="28880" calcext:value-type="float">
            <text:p>28,880</text:p>
          </table:table-cell>
          <table:table-cell table:style-name="ce24" office:value-type="float" office:value="29676" calcext:value-type="float">
            <text:p>29,676</text:p>
          </table:table-cell>
          <table:table-cell table:style-name="ce24" office:value-type="float" office:value="29488" calcext:value-type="float">
            <text:p>29,488</text:p>
          </table:table-cell>
          <table:table-cell table:style-name="ce24" office:value-type="float" office:value="28181" calcext:value-type="float">
            <text:p>28,181</text:p>
          </table:table-cell>
          <table:table-cell table:style-name="ce24" office:value-type="float" office:value="27712" calcext:value-type="float">
            <text:p>27,712</text:p>
          </table:table-cell>
          <table:table-cell table:style-name="ce24" office:value-type="float" office:value="27254" calcext:value-type="float">
            <text:p>27,254</text:p>
          </table:table-cell>
          <table:table-cell table:style-name="ce24" office:value-type="float" office:value="26645" calcext:value-type="float">
            <text:p>26,645</text:p>
          </table:table-cell>
          <table:table-cell table:style-name="ce24" office:value-type="float" office:value="26173" calcext:value-type="float">
            <text:p>26,173</text:p>
          </table:table-cell>
          <table:table-cell table:style-name="ce24" office:value-type="float" office:value="26120" calcext:value-type="float">
            <text:p>26,120</text:p>
          </table:table-cell>
          <table:table-cell table:style-name="ce24" office:value-type="float" office:value="27719" calcext:value-type="float">
            <text:p>27,719</text:p>
          </table:table-cell>
          <table:table-cell table:style-name="ce24" office:value-type="float" office:value="28946" calcext:value-type="float">
            <text:p>28,946</text:p>
          </table:table-cell>
          <table:table-cell table:style-name="ce24" office:value-type="float" office:value="31160" calcext:value-type="float">
            <text:p>31,160</text:p>
          </table:table-cell>
          <table:table-cell table:style-name="ce24" office:value-type="float" office:value="32557" calcext:value-type="float">
            <text:p>32,557</text:p>
          </table:table-cell>
          <table:table-cell table:style-name="ce24" office:value-type="float" office:value="34209" calcext:value-type="float">
            <text:p>34,209</text:p>
          </table:table-cell>
          <table:table-cell table:style-name="ce24" office:value-type="float" office:value="34792" calcext:value-type="float">
            <text:p>34,792</text:p>
          </table:table-cell>
          <table:table-cell table:style-name="ce24" office:value-type="float" office:value="35807" calcext:value-type="float">
            <text:p>35,807</text:p>
          </table:table-cell>
          <table:table-cell table:style-name="ce24" office:value-type="float" office:value="36183" calcext:value-type="float">
            <text:p>36,183</text:p>
          </table:table-cell>
          <table:table-cell table:style-name="ce24" office:value-type="float" office:value="36520" calcext:value-type="float">
            <text:p>36,520</text:p>
          </table:table-cell>
          <table:table-cell table:style-name="ce24" office:value-type="float" office:value="39072" calcext:value-type="float">
            <text:p>39,072</text:p>
          </table:table-cell>
          <table:table-cell table:style-name="ce24" office:value-type="float" office:value="38641" calcext:value-type="float">
            <text:p>38,641</text:p>
          </table:table-cell>
          <table:table-cell table:style-name="ce24" office:value-type="float" office:value="36863" calcext:value-type="float">
            <text:p>36,863</text:p>
          </table:table-cell>
          <table:table-cell table:style-name="ce24" office:value-type="float" office:value="36361" calcext:value-type="float">
            <text:p>36,361</text:p>
          </table:table-cell>
          <table:table-cell table:style-name="ce24" office:value-type="float" office:value="37070" calcext:value-type="float">
            <text:p>37,070</text:p>
          </table:table-cell>
          <table:table-cell table:style-name="ce24" office:value-type="float" office:value="36372" calcext:value-type="float">
            <text:p>36,372</text:p>
          </table:table-cell>
          <table:table-cell table:style-name="ce24" office:value-type="float" office:value="35836" calcext:value-type="float">
            <text:p>35,836</text:p>
          </table:table-cell>
          <table:table-cell table:style-name="ce24" office:value-type="float" office:value="36076" calcext:value-type="float">
            <text:p>36,076</text:p>
          </table:table-cell>
          <table:table-cell table:style-name="ce24" office:value-type="float" office:value="34974" calcext:value-type="float">
            <text:p>34,974</text:p>
          </table:table-cell>
          <table:table-cell table:style-name="ce24" office:value-type="float" office:value="35568" calcext:value-type="float">
            <text:p>35,568</text:p>
          </table:table-cell>
          <table:table-cell table:style-name="ce24" office:value-type="float" office:value="36263" calcext:value-type="float">
            <text:p>36,263</text:p>
          </table:table-cell>
          <table:table-cell table:style-name="ce24" office:value-type="float" office:value="35628" calcext:value-type="float">
            <text:p>35,628</text:p>
          </table:table-cell>
          <table:table-cell table:style-name="ce24" office:value-type="float" office:value="34904" calcext:value-type="float">
            <text:p>34,904</text:p>
          </table:table-cell>
          <table:table-cell table:style-name="ce24" office:value-type="float" office:value="33312" calcext:value-type="float">
            <text:p>33,312</text:p>
          </table:table-cell>
          <table:table-cell table:style-name="ce24" office:value-type="float" office:value="31477" calcext:value-type="float">
            <text:p>31,477</text:p>
          </table:table-cell>
          <table:table-cell table:style-name="ce24" office:value-type="float" office:value="30409" calcext:value-type="float">
            <text:p>30,409</text:p>
          </table:table-cell>
          <table:table-cell table:style-name="ce24" office:value-type="float" office:value="32484" calcext:value-type="float">
            <text:p>32,484</text:p>
          </table:table-cell>
          <table:table-cell table:style-name="ce24" office:value-type="float" office:value="33080" calcext:value-type="float">
            <text:p>33,080</text:p>
          </table:table-cell>
          <table:table-cell table:style-name="ce24" office:value-type="float" office:value="33220" calcext:value-type="float">
            <text:p>33,220</text:p>
          </table:table-cell>
          <table:table-cell table:style-name="ce24" office:value-type="float" office:value="35395" calcext:value-type="float">
            <text:p>35,395</text:p>
          </table:table-cell>
          <table:table-cell table:style-name="ce24" office:value-type="float" office:value="38044" calcext:value-type="float">
            <text:p>38,044</text:p>
          </table:table-cell>
          <table:table-cell table:style-name="ce24" office:value-type="float" office:value="39705" calcext:value-type="float">
            <text:p>39,705</text:p>
          </table:table-cell>
          <table:table-cell table:style-name="ce24" office:value-type="float" office:value="39113" calcext:value-type="float">
            <text:p>39,113</text:p>
          </table:table-cell>
          <table:table-cell table:style-name="ce24" office:value-type="float" office:value="40563" calcext:value-type="float">
            <text:p>40,563</text:p>
          </table:table-cell>
          <table:table-cell table:style-name="ce24" office:value-type="float" office:value="41353" calcext:value-type="float">
            <text:p>41,353</text:p>
          </table:table-cell>
          <table:table-cell table:style-name="ce24" office:value-type="float" office:value="41172" calcext:value-type="float">
            <text:p>41,172</text:p>
          </table:table-cell>
          <table:table-cell table:style-name="ce24" office:value-type="float" office:value="41163" calcext:value-type="float">
            <text:p>41,163</text:p>
          </table:table-cell>
          <table:table-cell table:style-name="ce24" office:value-type="float" office:value="42398" calcext:value-type="float">
            <text:p>42,398</text:p>
          </table:table-cell>
          <table:table-cell table:style-name="ce24" office:value-type="float" office:value="42164" calcext:value-type="float">
            <text:p>42,164</text:p>
          </table:table-cell>
          <table:table-cell table:style-name="ce24" office:value-type="float" office:value="41742" calcext:value-type="float">
            <text:p>41,742</text:p>
          </table:table-cell>
          <table:table-cell table:style-name="ce24" office:value-type="float" office:value="40303" calcext:value-type="float">
            <text:p>40,303</text:p>
          </table:table-cell>
          <table:table-cell table:style-name="ce24" office:value-type="float" office:value="39417" calcext:value-type="float">
            <text:p>39,417</text:p>
          </table:table-cell>
          <table:table-cell table:style-name="ce24" office:value-type="float" office:value="37846" calcext:value-type="float">
            <text:p>37,846</text:p>
          </table:table-cell>
          <table:table-cell table:style-name="ce24" office:value-type="float" office:value="37888" calcext:value-type="float">
            <text:p>37,888</text:p>
          </table:table-cell>
          <table:table-cell table:style-name="ce24" office:value-type="float" office:value="36685" calcext:value-type="float">
            <text:p>36,685</text:p>
          </table:table-cell>
          <table:table-cell table:style-name="ce24" office:value-type="float" office:value="35481" calcext:value-type="float">
            <text:p>35,481</text:p>
          </table:table-cell>
          <table:table-cell table:style-name="ce24" office:value-type="float" office:value="34305" calcext:value-type="float">
            <text:p>34,305</text:p>
          </table:table-cell>
          <table:table-cell table:style-name="ce24" office:value-type="float" office:value="32933" calcext:value-type="float">
            <text:p>32,933</text:p>
          </table:table-cell>
          <table:table-cell table:style-name="ce24" office:value-type="float" office:value="32218" calcext:value-type="float">
            <text:p>32,218</text:p>
          </table:table-cell>
          <table:table-cell table:style-name="ce24" office:value-type="float" office:value="31578" calcext:value-type="float">
            <text:p>31,578</text:p>
          </table:table-cell>
          <table:table-cell table:style-name="ce24" office:value-type="float" office:value="30302" calcext:value-type="float">
            <text:p>30,302</text:p>
          </table:table-cell>
          <table:table-cell table:style-name="ce24" office:value-type="float" office:value="30526" calcext:value-type="float">
            <text:p>30,526</text:p>
          </table:table-cell>
          <table:table-cell table:style-name="ce24" office:value-type="float" office:value="30216" calcext:value-type="float">
            <text:p>30,216</text:p>
          </table:table-cell>
          <table:table-cell table:style-name="ce24" office:value-type="float" office:value="30932" calcext:value-type="float">
            <text:p>30,932</text:p>
          </table:table-cell>
          <table:table-cell table:style-name="ce24" office:value-type="float" office:value="31695" calcext:value-type="float">
            <text:p>31,695</text:p>
          </table:table-cell>
          <table:table-cell table:style-name="ce24" office:value-type="float" office:value="34147" calcext:value-type="float">
            <text:p>34,147</text:p>
          </table:table-cell>
          <table:table-cell table:style-name="ce24" office:value-type="float" office:value="25572" calcext:value-type="float">
            <text:p>25,572</text:p>
          </table:table-cell>
          <table:table-cell table:style-name="ce24" office:value-type="float" office:value="24273" calcext:value-type="float">
            <text:p>24,273</text:p>
          </table:table-cell>
          <table:table-cell table:style-name="ce24" office:value-type="float" office:value="24285" calcext:value-type="float">
            <text:p>24,285</text:p>
          </table:table-cell>
          <table:table-cell table:style-name="ce24" office:value-type="float" office:value="23548" calcext:value-type="float">
            <text:p>23,548</text:p>
          </table:table-cell>
          <table:table-cell table:style-name="ce24" office:value-type="float" office:value="21492" calcext:value-type="float">
            <text:p>21,492</text:p>
          </table:table-cell>
          <table:table-cell table:style-name="ce24" office:value-type="float" office:value="19809" calcext:value-type="float">
            <text:p>19,809</text:p>
          </table:table-cell>
          <table:table-cell table:style-name="ce24" office:value-type="float" office:value="19817" calcext:value-type="float">
            <text:p>19,817</text:p>
          </table:table-cell>
          <table:table-cell table:style-name="ce24" office:value-type="float" office:value="18908" calcext:value-type="float">
            <text:p>18,908</text:p>
          </table:table-cell>
          <table:table-cell table:style-name="ce24" office:value-type="float" office:value="17962" calcext:value-type="float">
            <text:p>17,962</text:p>
          </table:table-cell>
          <table:table-cell table:style-name="ce24" office:value-type="float" office:value="16928" calcext:value-type="float">
            <text:p>16,928</text:p>
          </table:table-cell>
          <table:table-cell table:style-name="ce24" office:value-type="float" office:value="15763" calcext:value-type="float">
            <text:p>15,763</text:p>
          </table:table-cell>
          <table:table-cell table:style-name="ce24" office:value-type="float" office:value="14423" calcext:value-type="float">
            <text:p>14,423</text:p>
          </table:table-cell>
          <table:table-cell table:style-name="ce24" office:value-type="float" office:value="12939" calcext:value-type="float">
            <text:p>12,939</text:p>
          </table:table-cell>
          <table:table-cell table:style-name="ce24" office:value-type="float" office:value="11585" calcext:value-type="float">
            <text:p>11,585</text:p>
          </table:table-cell>
          <table:table-cell table:style-name="ce24" office:value-type="float" office:value="10876" calcext:value-type="float">
            <text:p>10,876</text:p>
          </table:table-cell>
          <table:table-cell table:style-name="ce24" office:value-type="float" office:value="9432" calcext:value-type="float">
            <text:p>9,432</text:p>
          </table:table-cell>
          <table:table-cell table:style-name="ce24" office:value-type="float" office:value="8106" calcext:value-type="float">
            <text:p>8,106</text:p>
          </table:table-cell>
          <table:table-cell table:style-name="ce24" office:value-type="float" office:value="31071" calcext:value-type="float">
            <text:p>31,071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930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4" office:value-type="float" office:value="27599" calcext:value-type="float">
            <text:p>27,599</text:p>
          </table:table-cell>
          <table:table-cell table:style-name="ce24" office:value-type="float" office:value="27536" calcext:value-type="float">
            <text:p>27,536</text:p>
          </table:table-cell>
          <table:table-cell table:style-name="ce24" office:value-type="float" office:value="27410" calcext:value-type="float">
            <text:p>27,410</text:p>
          </table:table-cell>
          <table:table-cell table:style-name="ce24" office:value-type="float" office:value="27337" calcext:value-type="float">
            <text:p>27,337</text:p>
          </table:table-cell>
          <table:table-cell table:style-name="ce24" office:value-type="float" office:value="27568" calcext:value-type="float">
            <text:p>27,568</text:p>
          </table:table-cell>
          <table:table-cell table:style-name="ce24" office:value-type="float" office:value="27760" calcext:value-type="float">
            <text:p>27,760</text:p>
          </table:table-cell>
          <table:table-cell table:style-name="ce24" office:value-type="float" office:value="27990" calcext:value-type="float">
            <text:p>27,990</text:p>
          </table:table-cell>
          <table:table-cell table:style-name="ce24" office:value-type="float" office:value="28626" calcext:value-type="float">
            <text:p>28,626</text:p>
          </table:table-cell>
          <table:table-cell table:style-name="ce24" office:value-type="float" office:value="29246" calcext:value-type="float">
            <text:p>29,246</text:p>
          </table:table-cell>
          <table:table-cell table:style-name="ce24" office:value-type="float" office:value="30202" calcext:value-type="float">
            <text:p>30,202</text:p>
          </table:table-cell>
          <table:table-cell table:style-name="ce24" office:value-type="float" office:value="28917" calcext:value-type="float">
            <text:p>28,917</text:p>
          </table:table-cell>
          <table:table-cell table:style-name="ce24" office:value-type="float" office:value="29709" calcext:value-type="float">
            <text:p>29,709</text:p>
          </table:table-cell>
          <table:table-cell table:style-name="ce24" office:value-type="float" office:value="29516" calcext:value-type="float">
            <text:p>29,516</text:p>
          </table:table-cell>
          <table:table-cell table:style-name="ce24" office:value-type="float" office:value="28203" calcext:value-type="float">
            <text:p>28,203</text:p>
          </table:table-cell>
          <table:table-cell table:style-name="ce24" office:value-type="float" office:value="27739" calcext:value-type="float">
            <text:p>27,739</text:p>
          </table:table-cell>
          <table:table-cell table:style-name="ce24" office:value-type="float" office:value="27293" calcext:value-type="float">
            <text:p>27,293</text:p>
          </table:table-cell>
          <table:table-cell table:style-name="ce24" office:value-type="float" office:value="26690" calcext:value-type="float">
            <text:p>26,690</text:p>
          </table:table-cell>
          <table:table-cell table:style-name="ce24" office:value-type="float" office:value="26270" calcext:value-type="float">
            <text:p>26,270</text:p>
          </table:table-cell>
          <table:table-cell table:style-name="ce24" office:value-type="float" office:value="26560" calcext:value-type="float">
            <text:p>26,560</text:p>
          </table:table-cell>
          <table:table-cell table:style-name="ce24" office:value-type="float" office:value="28663" calcext:value-type="float">
            <text:p>28,663</text:p>
          </table:table-cell>
          <table:table-cell table:style-name="ce24" office:value-type="float" office:value="29967" calcext:value-type="float">
            <text:p>29,967</text:p>
          </table:table-cell>
          <table:table-cell table:style-name="ce24" office:value-type="float" office:value="31943" calcext:value-type="float">
            <text:p>31,943</text:p>
          </table:table-cell>
          <table:table-cell table:style-name="ce24" office:value-type="float" office:value="33177" calcext:value-type="float">
            <text:p>33,177</text:p>
          </table:table-cell>
          <table:table-cell table:style-name="ce24" office:value-type="float" office:value="34506" calcext:value-type="float">
            <text:p>34,506</text:p>
          </table:table-cell>
          <table:table-cell table:style-name="ce24" office:value-type="float" office:value="34727" calcext:value-type="float">
            <text:p>34,727</text:p>
          </table:table-cell>
          <table:table-cell table:style-name="ce24" office:value-type="float" office:value="35730" calcext:value-type="float">
            <text:p>35,730</text:p>
          </table:table-cell>
          <table:table-cell table:style-name="ce24" office:value-type="float" office:value="36201" calcext:value-type="float">
            <text:p>36,201</text:p>
          </table:table-cell>
          <table:table-cell table:style-name="ce24" office:value-type="float" office:value="36575" calcext:value-type="float">
            <text:p>36,575</text:p>
          </table:table-cell>
          <table:table-cell table:style-name="ce24" office:value-type="float" office:value="39148" calcext:value-type="float">
            <text:p>39,148</text:p>
          </table:table-cell>
          <table:table-cell table:style-name="ce24" office:value-type="float" office:value="38714" calcext:value-type="float">
            <text:p>38,714</text:p>
          </table:table-cell>
          <table:table-cell table:style-name="ce24" office:value-type="float" office:value="36938" calcext:value-type="float">
            <text:p>36,938</text:p>
          </table:table-cell>
          <table:table-cell table:style-name="ce24" office:value-type="float" office:value="36445" calcext:value-type="float">
            <text:p>36,445</text:p>
          </table:table-cell>
          <table:table-cell table:style-name="ce24" office:value-type="float" office:value="37148" calcext:value-type="float">
            <text:p>37,148</text:p>
          </table:table-cell>
          <table:table-cell table:style-name="ce24" office:value-type="float" office:value="36434" calcext:value-type="float">
            <text:p>36,434</text:p>
          </table:table-cell>
          <table:table-cell table:style-name="ce24" office:value-type="float" office:value="35896" calcext:value-type="float">
            <text:p>35,896</text:p>
          </table:table-cell>
          <table:table-cell table:style-name="ce24" office:value-type="float" office:value="36151" calcext:value-type="float">
            <text:p>36,151</text:p>
          </table:table-cell>
          <table:table-cell table:style-name="ce24" office:value-type="float" office:value="35041" calcext:value-type="float">
            <text:p>35,041</text:p>
          </table:table-cell>
          <table:table-cell table:style-name="ce24" office:value-type="float" office:value="35614" calcext:value-type="float">
            <text:p>35,614</text:p>
          </table:table-cell>
          <table:table-cell table:style-name="ce24" office:value-type="float" office:value="36296" calcext:value-type="float">
            <text:p>36,296</text:p>
          </table:table-cell>
          <table:table-cell table:style-name="ce24" office:value-type="float" office:value="35649" calcext:value-type="float">
            <text:p>35,649</text:p>
          </table:table-cell>
          <table:table-cell table:style-name="ce24" office:value-type="float" office:value="34919" calcext:value-type="float">
            <text:p>34,919</text:p>
          </table:table-cell>
          <table:table-cell table:style-name="ce24" office:value-type="float" office:value="33330" calcext:value-type="float">
            <text:p>33,330</text:p>
          </table:table-cell>
          <table:table-cell table:style-name="ce24" office:value-type="float" office:value="31491" calcext:value-type="float">
            <text:p>31,491</text:p>
          </table:table-cell>
          <table:table-cell table:style-name="ce24" office:value-type="float" office:value="30417" calcext:value-type="float">
            <text:p>30,417</text:p>
          </table:table-cell>
          <table:table-cell table:style-name="ce24" office:value-type="float" office:value="32486" calcext:value-type="float">
            <text:p>32,486</text:p>
          </table:table-cell>
          <table:table-cell table:style-name="ce24" office:value-type="float" office:value="33077" calcext:value-type="float">
            <text:p>33,077</text:p>
          </table:table-cell>
          <table:table-cell table:style-name="ce24" office:value-type="float" office:value="33217" calcext:value-type="float">
            <text:p>33,217</text:p>
          </table:table-cell>
          <table:table-cell table:style-name="ce24" office:value-type="float" office:value="35379" calcext:value-type="float">
            <text:p>35,379</text:p>
          </table:table-cell>
          <table:table-cell table:style-name="ce24" office:value-type="float" office:value="38020" calcext:value-type="float">
            <text:p>38,020</text:p>
          </table:table-cell>
          <table:table-cell table:style-name="ce24" office:value-type="float" office:value="39674" calcext:value-type="float">
            <text:p>39,674</text:p>
          </table:table-cell>
          <table:table-cell table:style-name="ce24" office:value-type="float" office:value="39075" calcext:value-type="float">
            <text:p>39,075</text:p>
          </table:table-cell>
          <table:table-cell table:style-name="ce24" office:value-type="float" office:value="40521" calcext:value-type="float">
            <text:p>40,521</text:p>
          </table:table-cell>
          <table:table-cell table:style-name="ce24" office:value-type="float" office:value="41307" calcext:value-type="float">
            <text:p>41,307</text:p>
          </table:table-cell>
          <table:table-cell table:style-name="ce24" office:value-type="float" office:value="41105" calcext:value-type="float">
            <text:p>41,105</text:p>
          </table:table-cell>
          <table:table-cell table:style-name="ce24" office:value-type="float" office:value="41069" calcext:value-type="float">
            <text:p>41,069</text:p>
          </table:table-cell>
          <table:table-cell table:style-name="ce24" office:value-type="float" office:value="42291" calcext:value-type="float">
            <text:p>42,291</text:p>
          </table:table-cell>
          <table:table-cell table:style-name="ce24" office:value-type="float" office:value="42049" calcext:value-type="float">
            <text:p>42,049</text:p>
          </table:table-cell>
          <table:table-cell table:style-name="ce24" office:value-type="float" office:value="41612" calcext:value-type="float">
            <text:p>41,612</text:p>
          </table:table-cell>
          <table:table-cell table:style-name="ce24" office:value-type="float" office:value="40152" calcext:value-type="float">
            <text:p>40,152</text:p>
          </table:table-cell>
          <table:table-cell table:style-name="ce24" office:value-type="float" office:value="39251" calcext:value-type="float">
            <text:p>39,251</text:p>
          </table:table-cell>
          <table:table-cell table:style-name="ce24" office:value-type="float" office:value="37685" calcext:value-type="float">
            <text:p>37,685</text:p>
          </table:table-cell>
          <table:table-cell table:style-name="ce24" office:value-type="float" office:value="37715" calcext:value-type="float">
            <text:p>37,715</text:p>
          </table:table-cell>
          <table:table-cell table:style-name="ce24" office:value-type="float" office:value="36490" calcext:value-type="float">
            <text:p>36,490</text:p>
          </table:table-cell>
          <table:table-cell table:style-name="ce24" office:value-type="float" office:value="35265" calcext:value-type="float">
            <text:p>35,265</text:p>
          </table:table-cell>
          <table:table-cell table:style-name="ce24" office:value-type="float" office:value="34064" calcext:value-type="float">
            <text:p>34,064</text:p>
          </table:table-cell>
          <table:table-cell table:style-name="ce24" office:value-type="float" office:value="32669" calcext:value-type="float">
            <text:p>32,669</text:p>
          </table:table-cell>
          <table:table-cell table:style-name="ce24" office:value-type="float" office:value="31930" calcext:value-type="float">
            <text:p>31,930</text:p>
          </table:table-cell>
          <table:table-cell table:style-name="ce24" office:value-type="float" office:value="31264" calcext:value-type="float">
            <text:p>31,264</text:p>
          </table:table-cell>
          <table:table-cell table:style-name="ce24" office:value-type="float" office:value="29971" calcext:value-type="float">
            <text:p>29,971</text:p>
          </table:table-cell>
          <table:table-cell table:style-name="ce24" office:value-type="float" office:value="30152" calcext:value-type="float">
            <text:p>30,152</text:p>
          </table:table-cell>
          <table:table-cell table:style-name="ce24" office:value-type="float" office:value="29801" calcext:value-type="float">
            <text:p>29,801</text:p>
          </table:table-cell>
          <table:table-cell table:style-name="ce24" office:value-type="float" office:value="30457" calcext:value-type="float">
            <text:p>30,457</text:p>
          </table:table-cell>
          <table:table-cell table:style-name="ce24" office:value-type="float" office:value="31150" calcext:value-type="float">
            <text:p>31,150</text:p>
          </table:table-cell>
          <table:table-cell table:style-name="ce24" office:value-type="float" office:value="33505" calcext:value-type="float">
            <text:p>33,505</text:p>
          </table:table-cell>
          <table:table-cell table:style-name="ce24" office:value-type="float" office:value="25045" calcext:value-type="float">
            <text:p>25,045</text:p>
          </table:table-cell>
          <table:table-cell table:style-name="ce24" office:value-type="float" office:value="23714" calcext:value-type="float">
            <text:p>23,714</text:p>
          </table:table-cell>
          <table:table-cell table:style-name="ce24" office:value-type="float" office:value="23668" calcext:value-type="float">
            <text:p>23,668</text:p>
          </table:table-cell>
          <table:table-cell table:style-name="ce24" office:value-type="float" office:value="22885" calcext:value-type="float">
            <text:p>22,885</text:p>
          </table:table-cell>
          <table:table-cell table:style-name="ce24" office:value-type="float" office:value="20818" calcext:value-type="float">
            <text:p>20,818</text:p>
          </table:table-cell>
          <table:table-cell table:style-name="ce24" office:value-type="float" office:value="19111" calcext:value-type="float">
            <text:p>19,111</text:p>
          </table:table-cell>
          <table:table-cell table:style-name="ce24" office:value-type="float" office:value="19033" calcext:value-type="float">
            <text:p>19,033</text:p>
          </table:table-cell>
          <table:table-cell table:style-name="ce24" office:value-type="float" office:value="18070" calcext:value-type="float">
            <text:p>18,070</text:p>
          </table:table-cell>
          <table:table-cell table:style-name="ce24" office:value-type="float" office:value="17069" calcext:value-type="float">
            <text:p>17,069</text:p>
          </table:table-cell>
          <table:table-cell table:style-name="ce24" office:value-type="float" office:value="15983" calcext:value-type="float">
            <text:p>15,983</text:p>
          </table:table-cell>
          <table:table-cell table:style-name="ce24" office:value-type="float" office:value="14770" calcext:value-type="float">
            <text:p>14,770</text:p>
          </table:table-cell>
          <table:table-cell table:style-name="ce24" office:value-type="float" office:value="13398" calcext:value-type="float">
            <text:p>13,398</text:p>
          </table:table-cell>
          <table:table-cell table:style-name="ce24" office:value-type="float" office:value="11908" calcext:value-type="float">
            <text:p>11,908</text:p>
          </table:table-cell>
          <table:table-cell table:style-name="ce24" office:value-type="float" office:value="10541" calcext:value-type="float">
            <text:p>10,541</text:p>
          </table:table-cell>
          <table:table-cell table:style-name="ce24" office:value-type="float" office:value="9767" calcext:value-type="float">
            <text:p>9,767</text:p>
          </table:table-cell>
          <table:table-cell table:style-name="ce24" office:value-type="float" office:value="8353" calcext:value-type="float">
            <text:p>8,353</text:p>
          </table:table-cell>
          <table:table-cell table:style-name="ce24" office:value-type="float" office:value="32024" calcext:value-type="float">
            <text:p>32,024</text:p>
          </table:table-cell>
          <table:table-cell/>
          <table:table-cell office:value-type="float" office:value="2020" calcext:value-type="float">
            <text:p>2020</text:p>
          </table:table-cell>
          <table:table-cell table:number-columns-repeated="930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style-name="ce24" office:value-type="float" office:value="27773" calcext:value-type="float">
            <text:p>27,773</text:p>
          </table:table-cell>
          <table:table-cell table:style-name="ce24" office:value-type="float" office:value="27749" calcext:value-type="float">
            <text:p>27,749</text:p>
          </table:table-cell>
          <table:table-cell table:style-name="ce24" office:value-type="float" office:value="27654" calcext:value-type="float">
            <text:p>27,654</text:p>
          </table:table-cell>
          <table:table-cell table:style-name="ce24" office:value-type="float" office:value="27512" calcext:value-type="float">
            <text:p>27,512</text:p>
          </table:table-cell>
          <table:table-cell table:style-name="ce24" office:value-type="float" office:value="27425" calcext:value-type="float">
            <text:p>27,425</text:p>
          </table:table-cell>
          <table:table-cell table:style-name="ce24" office:value-type="float" office:value="27643" calcext:value-type="float">
            <text:p>27,643</text:p>
          </table:table-cell>
          <table:table-cell table:style-name="ce24" office:value-type="float" office:value="27823" calcext:value-type="float">
            <text:p>27,823</text:p>
          </table:table-cell>
          <table:table-cell table:style-name="ce24" office:value-type="float" office:value="28041" calcext:value-type="float">
            <text:p>28,041</text:p>
          </table:table-cell>
          <table:table-cell table:style-name="ce24" office:value-type="float" office:value="28673" calcext:value-type="float">
            <text:p>28,673</text:p>
          </table:table-cell>
          <table:table-cell table:style-name="ce24" office:value-type="float" office:value="29287" calcext:value-type="float">
            <text:p>29,287</text:p>
          </table:table-cell>
          <table:table-cell table:style-name="ce24" office:value-type="float" office:value="30238" calcext:value-type="float">
            <text:p>30,238</text:p>
          </table:table-cell>
          <table:table-cell table:style-name="ce24" office:value-type="float" office:value="28951" calcext:value-type="float">
            <text:p>28,951</text:p>
          </table:table-cell>
          <table:table-cell table:style-name="ce24" office:value-type="float" office:value="29737" calcext:value-type="float">
            <text:p>29,737</text:p>
          </table:table-cell>
          <table:table-cell table:style-name="ce24" office:value-type="float" office:value="29539" calcext:value-type="float">
            <text:p>29,539</text:p>
          </table:table-cell>
          <table:table-cell table:style-name="ce24" office:value-type="float" office:value="28230" calcext:value-type="float">
            <text:p>28,230</text:p>
          </table:table-cell>
          <table:table-cell table:style-name="ce24" office:value-type="float" office:value="27779" calcext:value-type="float">
            <text:p>27,779</text:p>
          </table:table-cell>
          <table:table-cell table:style-name="ce24" office:value-type="float" office:value="27340" calcext:value-type="float">
            <text:p>27,340</text:p>
          </table:table-cell>
          <table:table-cell table:style-name="ce24" office:value-type="float" office:value="26788" calcext:value-type="float">
            <text:p>26,788</text:p>
          </table:table-cell>
          <table:table-cell table:style-name="ce24" office:value-type="float" office:value="26703" calcext:value-type="float">
            <text:p>26,703</text:p>
          </table:table-cell>
          <table:table-cell table:style-name="ce24" office:value-type="float" office:value="27493" calcext:value-type="float">
            <text:p>27,493</text:p>
          </table:table-cell>
          <table:table-cell table:style-name="ce24" office:value-type="float" office:value="29676" calcext:value-type="float">
            <text:p>29,676</text:p>
          </table:table-cell>
          <table:table-cell table:style-name="ce24" office:value-type="float" office:value="30746" calcext:value-type="float">
            <text:p>30,746</text:p>
          </table:table-cell>
          <table:table-cell table:style-name="ce24" office:value-type="float" office:value="32568" calcext:value-type="float">
            <text:p>32,568</text:p>
          </table:table-cell>
          <table:table-cell table:style-name="ce24" office:value-type="float" office:value="33482" calcext:value-type="float">
            <text:p>33,482</text:p>
          </table:table-cell>
          <table:table-cell table:style-name="ce24" office:value-type="float" office:value="34457" calcext:value-type="float">
            <text:p>34,457</text:p>
          </table:table-cell>
          <table:table-cell table:style-name="ce24" office:value-type="float" office:value="34665" calcext:value-type="float">
            <text:p>34,665</text:p>
          </table:table-cell>
          <table:table-cell table:style-name="ce24" office:value-type="float" office:value="35754" calcext:value-type="float">
            <text:p>35,754</text:p>
          </table:table-cell>
          <table:table-cell table:style-name="ce24" office:value-type="float" office:value="36262" calcext:value-type="float">
            <text:p>36,262</text:p>
          </table:table-cell>
          <table:table-cell table:style-name="ce24" office:value-type="float" office:value="36658" calcext:value-type="float">
            <text:p>36,658</text:p>
          </table:table-cell>
          <table:table-cell table:style-name="ce24" office:value-type="float" office:value="39222" calcext:value-type="float">
            <text:p>39,222</text:p>
          </table:table-cell>
          <table:table-cell table:style-name="ce24" office:value-type="float" office:value="38790" calcext:value-type="float">
            <text:p>38,790</text:p>
          </table:table-cell>
          <table:table-cell table:style-name="ce24" office:value-type="float" office:value="37024" calcext:value-type="float">
            <text:p>37,024</text:p>
          </table:table-cell>
          <table:table-cell table:style-name="ce24" office:value-type="float" office:value="36526" calcext:value-type="float">
            <text:p>36,526</text:p>
          </table:table-cell>
          <table:table-cell table:style-name="ce24" office:value-type="float" office:value="37214" calcext:value-type="float">
            <text:p>37,214</text:p>
          </table:table-cell>
          <table:table-cell table:style-name="ce24" office:value-type="float" office:value="36497" calcext:value-type="float">
            <text:p>36,497</text:p>
          </table:table-cell>
          <table:table-cell table:style-name="ce24" office:value-type="float" office:value="35974" calcext:value-type="float">
            <text:p>35,974</text:p>
          </table:table-cell>
          <table:table-cell table:style-name="ce24" office:value-type="float" office:value="36219" calcext:value-type="float">
            <text:p>36,219</text:p>
          </table:table-cell>
          <table:table-cell table:style-name="ce24" office:value-type="float" office:value="35088" calcext:value-type="float">
            <text:p>35,088</text:p>
          </table:table-cell>
          <table:table-cell table:style-name="ce24" office:value-type="float" office:value="35649" calcext:value-type="float">
            <text:p>35,649</text:p>
          </table:table-cell>
          <table:table-cell table:style-name="ce24" office:value-type="float" office:value="36319" calcext:value-type="float">
            <text:p>36,319</text:p>
          </table:table-cell>
          <table:table-cell table:style-name="ce24" office:value-type="float" office:value="35665" calcext:value-type="float">
            <text:p>35,665</text:p>
          </table:table-cell>
          <table:table-cell table:style-name="ce24" office:value-type="float" office:value="34939" calcext:value-type="float">
            <text:p>34,939</text:p>
          </table:table-cell>
          <table:table-cell table:style-name="ce24" office:value-type="float" office:value="33346" calcext:value-type="float">
            <text:p>33,346</text:p>
          </table:table-cell>
          <table:table-cell table:style-name="ce24" office:value-type="float" office:value="31496" calcext:value-type="float">
            <text:p>31,496</text:p>
          </table:table-cell>
          <table:table-cell table:style-name="ce24" office:value-type="float" office:value="30421" calcext:value-type="float">
            <text:p>30,421</text:p>
          </table:table-cell>
          <table:table-cell table:style-name="ce24" office:value-type="float" office:value="32483" calcext:value-type="float">
            <text:p>32,483</text:p>
          </table:table-cell>
          <table:table-cell table:style-name="ce24" office:value-type="float" office:value="33074" calcext:value-type="float">
            <text:p>33,074</text:p>
          </table:table-cell>
          <table:table-cell table:style-name="ce24" office:value-type="float" office:value="33204" calcext:value-type="float">
            <text:p>33,204</text:p>
          </table:table-cell>
          <table:table-cell table:style-name="ce24" office:value-type="float" office:value="35358" calcext:value-type="float">
            <text:p>35,358</text:p>
          </table:table-cell>
          <table:table-cell table:style-name="ce24" office:value-type="float" office:value="37992" calcext:value-type="float">
            <text:p>37,992</text:p>
          </table:table-cell>
          <table:table-cell table:style-name="ce24" office:value-type="float" office:value="39636" calcext:value-type="float">
            <text:p>39,636</text:p>
          </table:table-cell>
          <table:table-cell table:style-name="ce24" office:value-type="float" office:value="39037" calcext:value-type="float">
            <text:p>39,037</text:p>
          </table:table-cell>
          <table:table-cell table:style-name="ce24" office:value-type="float" office:value="40479" calcext:value-type="float">
            <text:p>40,479</text:p>
          </table:table-cell>
          <table:table-cell table:style-name="ce24" office:value-type="float" office:value="41242" calcext:value-type="float">
            <text:p>41,242</text:p>
          </table:table-cell>
          <table:table-cell table:style-name="ce24" office:value-type="float" office:value="41014" calcext:value-type="float">
            <text:p>41,014</text:p>
          </table:table-cell>
          <table:table-cell table:style-name="ce24" office:value-type="float" office:value="40970" calcext:value-type="float">
            <text:p>40,970</text:p>
          </table:table-cell>
          <table:table-cell table:style-name="ce24" office:value-type="float" office:value="42179" calcext:value-type="float">
            <text:p>42,179</text:p>
          </table:table-cell>
          <table:table-cell table:style-name="ce24" office:value-type="float" office:value="41923" calcext:value-type="float">
            <text:p>41,923</text:p>
          </table:table-cell>
          <table:table-cell table:style-name="ce24" office:value-type="float" office:value="41460" calcext:value-type="float">
            <text:p>41,460</text:p>
          </table:table-cell>
          <table:table-cell table:style-name="ce24" office:value-type="float" office:value="39987" calcext:value-type="float">
            <text:p>39,987</text:p>
          </table:table-cell>
          <table:table-cell table:style-name="ce24" office:value-type="float" office:value="39087" calcext:value-type="float">
            <text:p>39,087</text:p>
          </table:table-cell>
          <table:table-cell table:style-name="ce24" office:value-type="float" office:value="37517" calcext:value-type="float">
            <text:p>37,517</text:p>
          </table:table-cell>
          <table:table-cell table:style-name="ce24" office:value-type="float" office:value="37520" calcext:value-type="float">
            <text:p>37,520</text:p>
          </table:table-cell>
          <table:table-cell table:style-name="ce24" office:value-type="float" office:value="36274" calcext:value-type="float">
            <text:p>36,274</text:p>
          </table:table-cell>
          <table:table-cell table:style-name="ce24" office:value-type="float" office:value="35023" calcext:value-type="float">
            <text:p>35,023</text:p>
          </table:table-cell>
          <table:table-cell table:style-name="ce24" office:value-type="float" office:value="33797" calcext:value-type="float">
            <text:p>33,797</text:p>
          </table:table-cell>
          <table:table-cell table:style-name="ce24" office:value-type="float" office:value="32384" calcext:value-type="float">
            <text:p>32,384</text:p>
          </table:table-cell>
          <table:table-cell table:style-name="ce24" office:value-type="float" office:value="31617" calcext:value-type="float">
            <text:p>31,617</text:p>
          </table:table-cell>
          <table:table-cell table:style-name="ce24" office:value-type="float" office:value="30928" calcext:value-type="float">
            <text:p>30,928</text:p>
          </table:table-cell>
          <table:table-cell table:style-name="ce24" office:value-type="float" office:value="29611" calcext:value-type="float">
            <text:p>29,611</text:p>
          </table:table-cell>
          <table:table-cell table:style-name="ce24" office:value-type="float" office:value="29746" calcext:value-type="float">
            <text:p>29,746</text:p>
          </table:table-cell>
          <table:table-cell table:style-name="ce24" office:value-type="float" office:value="29352" calcext:value-type="float">
            <text:p>29,352</text:p>
          </table:table-cell>
          <table:table-cell table:style-name="ce24" office:value-type="float" office:value="29945" calcext:value-type="float">
            <text:p>29,945</text:p>
          </table:table-cell>
          <table:table-cell table:style-name="ce24" office:value-type="float" office:value="30578" calcext:value-type="float">
            <text:p>30,578</text:p>
          </table:table-cell>
          <table:table-cell table:style-name="ce24" office:value-type="float" office:value="32827" calcext:value-type="float">
            <text:p>32,827</text:p>
          </table:table-cell>
          <table:table-cell table:style-name="ce24" office:value-type="float" office:value="24478" calcext:value-type="float">
            <text:p>24,478</text:p>
          </table:table-cell>
          <table:table-cell table:style-name="ce24" office:value-type="float" office:value="23121" calcext:value-type="float">
            <text:p>23,121</text:p>
          </table:table-cell>
          <table:table-cell table:style-name="ce24" office:value-type="float" office:value="23013" calcext:value-type="float">
            <text:p>23,013</text:p>
          </table:table-cell>
          <table:table-cell table:style-name="ce24" office:value-type="float" office:value="22179" calcext:value-type="float">
            <text:p>22,179</text:p>
          </table:table-cell>
          <table:table-cell table:style-name="ce24" office:value-type="float" office:value="20095" calcext:value-type="float">
            <text:p>20,095</text:p>
          </table:table-cell>
          <table:table-cell table:style-name="ce24" office:value-type="float" office:value="18367" calcext:value-type="float">
            <text:p>18,367</text:p>
          </table:table-cell>
          <table:table-cell table:style-name="ce24" office:value-type="float" office:value="18203" calcext:value-type="float">
            <text:p>18,203</text:p>
          </table:table-cell>
          <table:table-cell table:style-name="ce24" office:value-type="float" office:value="17187" calcext:value-type="float">
            <text:p>17,187</text:p>
          </table:table-cell>
          <table:table-cell table:style-name="ce24" office:value-type="float" office:value="16134" calcext:value-type="float">
            <text:p>16,134</text:p>
          </table:table-cell>
          <table:table-cell table:style-name="ce24" office:value-type="float" office:value="14994" calcext:value-type="float">
            <text:p>14,994</text:p>
          </table:table-cell>
          <table:table-cell table:style-name="ce24" office:value-type="float" office:value="13742" calcext:value-type="float">
            <text:p>13,742</text:p>
          </table:table-cell>
          <table:table-cell table:style-name="ce24" office:value-type="float" office:value="12352" calcext:value-type="float">
            <text:p>12,352</text:p>
          </table:table-cell>
          <table:table-cell table:style-name="ce24" office:value-type="float" office:value="10858" calcext:value-type="float">
            <text:p>10,858</text:p>
          </table:table-cell>
          <table:table-cell table:style-name="ce24" office:value-type="float" office:value="9488" calcext:value-type="float">
            <text:p>9,488</text:p>
          </table:table-cell>
          <table:table-cell table:style-name="ce24" office:value-type="float" office:value="8672" calcext:value-type="float">
            <text:p>8,672</text:p>
          </table:table-cell>
          <table:table-cell table:style-name="ce24" office:value-type="float" office:value="33105" calcext:value-type="float">
            <text:p>33,105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930"/>
        </table:table-row>
        <table:table-row table:style-name="ro3">
          <table:table-cell office:value-type="float" office:value="2022" calcext:value-type="float">
            <text:p>2022</text:p>
          </table:table-cell>
          <table:table-cell table:style-name="ce24" office:value-type="float" office:value="27908" calcext:value-type="float">
            <text:p>27,908</text:p>
          </table:table-cell>
          <table:table-cell table:style-name="ce24" office:value-type="float" office:value="27924" calcext:value-type="float">
            <text:p>27,924</text:p>
          </table:table-cell>
          <table:table-cell table:style-name="ce24" office:value-type="float" office:value="27868" calcext:value-type="float">
            <text:p>27,868</text:p>
          </table:table-cell>
          <table:table-cell table:style-name="ce24" office:value-type="float" office:value="27756" calcext:value-type="float">
            <text:p>27,756</text:p>
          </table:table-cell>
          <table:table-cell table:style-name="ce24" office:value-type="float" office:value="27599" calcext:value-type="float">
            <text:p>27,599</text:p>
          </table:table-cell>
          <table:table-cell table:style-name="ce24" office:value-type="float" office:value="27501" calcext:value-type="float">
            <text:p>27,501</text:p>
          </table:table-cell>
          <table:table-cell table:style-name="ce24" office:value-type="float" office:value="27706" calcext:value-type="float">
            <text:p>27,706</text:p>
          </table:table-cell>
          <table:table-cell table:style-name="ce24" office:value-type="float" office:value="27874" calcext:value-type="float">
            <text:p>27,874</text:p>
          </table:table-cell>
          <table:table-cell table:style-name="ce24" office:value-type="float" office:value="28087" calcext:value-type="float">
            <text:p>28,087</text:p>
          </table:table-cell>
          <table:table-cell table:style-name="ce24" office:value-type="float" office:value="28714" calcext:value-type="float">
            <text:p>28,714</text:p>
          </table:table-cell>
          <table:table-cell table:style-name="ce24" office:value-type="float" office:value="29324" calcext:value-type="float">
            <text:p>29,324</text:p>
          </table:table-cell>
          <table:table-cell table:style-name="ce24" office:value-type="float" office:value="30273" calcext:value-type="float">
            <text:p>30,273</text:p>
          </table:table-cell>
          <table:table-cell table:style-name="ce24" office:value-type="float" office:value="28979" calcext:value-type="float">
            <text:p>28,979</text:p>
          </table:table-cell>
          <table:table-cell table:style-name="ce24" office:value-type="float" office:value="29757" calcext:value-type="float">
            <text:p>29,757</text:p>
          </table:table-cell>
          <table:table-cell table:style-name="ce24" office:value-type="float" office:value="29566" calcext:value-type="float">
            <text:p>29,566</text:p>
          </table:table-cell>
          <table:table-cell table:style-name="ce24" office:value-type="float" office:value="28270" calcext:value-type="float">
            <text:p>28,270</text:p>
          </table:table-cell>
          <table:table-cell table:style-name="ce24" office:value-type="float" office:value="27826" calcext:value-type="float">
            <text:p>27,826</text:p>
          </table:table-cell>
          <table:table-cell table:style-name="ce24" office:value-type="float" office:value="27439" calcext:value-type="float">
            <text:p>27,439</text:p>
          </table:table-cell>
          <table:table-cell table:style-name="ce24" office:value-type="float" office:value="27222" calcext:value-type="float">
            <text:p>27,222</text:p>
          </table:table-cell>
          <table:table-cell table:style-name="ce24" office:value-type="float" office:value="27626" calcext:value-type="float">
            <text:p>27,626</text:p>
          </table:table-cell>
          <table:table-cell table:style-name="ce24" office:value-type="float" office:value="28494" calcext:value-type="float">
            <text:p>28,494</text:p>
          </table:table-cell>
          <table:table-cell table:style-name="ce24" office:value-type="float" office:value="30450" calcext:value-type="float">
            <text:p>30,450</text:p>
          </table:table-cell>
          <table:table-cell table:style-name="ce24" office:value-type="float" office:value="31370" calcext:value-type="float">
            <text:p>31,370</text:p>
          </table:table-cell>
          <table:table-cell table:style-name="ce24" office:value-type="float" office:value="32881" calcext:value-type="float">
            <text:p>32,881</text:p>
          </table:table-cell>
          <table:table-cell table:style-name="ce24" office:value-type="float" office:value="33441" calcext:value-type="float">
            <text:p>33,441</text:p>
          </table:table-cell>
          <table:table-cell table:style-name="ce24" office:value-type="float" office:value="34399" calcext:value-type="float">
            <text:p>34,399</text:p>
          </table:table-cell>
          <table:table-cell table:style-name="ce24" office:value-type="float" office:value="34693" calcext:value-type="float">
            <text:p>34,693</text:p>
          </table:table-cell>
          <table:table-cell table:style-name="ce24" office:value-type="float" office:value="35816" calcext:value-type="float">
            <text:p>35,816</text:p>
          </table:table-cell>
          <table:table-cell table:style-name="ce24" office:value-type="float" office:value="36345" calcext:value-type="float">
            <text:p>36,345</text:p>
          </table:table-cell>
          <table:table-cell table:style-name="ce24" office:value-type="float" office:value="36735" calcext:value-type="float">
            <text:p>36,735</text:p>
          </table:table-cell>
          <table:table-cell table:style-name="ce24" office:value-type="float" office:value="39299" calcext:value-type="float">
            <text:p>39,299</text:p>
          </table:table-cell>
          <table:table-cell table:style-name="ce24" office:value-type="float" office:value="38876" calcext:value-type="float">
            <text:p>38,876</text:p>
          </table:table-cell>
          <table:table-cell table:style-name="ce24" office:value-type="float" office:value="37104" calcext:value-type="float">
            <text:p>37,104</text:p>
          </table:table-cell>
          <table:table-cell table:style-name="ce24" office:value-type="float" office:value="36591" calcext:value-type="float">
            <text:p>36,591</text:p>
          </table:table-cell>
          <table:table-cell table:style-name="ce24" office:value-type="float" office:value="37278" calcext:value-type="float">
            <text:p>37,278</text:p>
          </table:table-cell>
          <table:table-cell table:style-name="ce24" office:value-type="float" office:value="36575" calcext:value-type="float">
            <text:p>36,575</text:p>
          </table:table-cell>
          <table:table-cell table:style-name="ce24" office:value-type="float" office:value="36044" calcext:value-type="float">
            <text:p>36,044</text:p>
          </table:table-cell>
          <table:table-cell table:style-name="ce24" office:value-type="float" office:value="36265" calcext:value-type="float">
            <text:p>36,265</text:p>
          </table:table-cell>
          <table:table-cell table:style-name="ce24" office:value-type="float" office:value="35122" calcext:value-type="float">
            <text:p>35,122</text:p>
          </table:table-cell>
          <table:table-cell table:style-name="ce24" office:value-type="float" office:value="35671" calcext:value-type="float">
            <text:p>35,671</text:p>
          </table:table-cell>
          <table:table-cell table:style-name="ce24" office:value-type="float" office:value="36335" calcext:value-type="float">
            <text:p>36,335</text:p>
          </table:table-cell>
          <table:table-cell table:style-name="ce24" office:value-type="float" office:value="35685" calcext:value-type="float">
            <text:p>35,685</text:p>
          </table:table-cell>
          <table:table-cell table:style-name="ce24" office:value-type="float" office:value="34956" calcext:value-type="float">
            <text:p>34,956</text:p>
          </table:table-cell>
          <table:table-cell table:style-name="ce24" office:value-type="float" office:value="33352" calcext:value-type="float">
            <text:p>33,352</text:p>
          </table:table-cell>
          <table:table-cell table:style-name="ce24" office:value-type="float" office:value="31498" calcext:value-type="float">
            <text:p>31,498</text:p>
          </table:table-cell>
          <table:table-cell table:style-name="ce24" office:value-type="float" office:value="30420" calcext:value-type="float">
            <text:p>30,420</text:p>
          </table:table-cell>
          <table:table-cell table:style-name="ce24" office:value-type="float" office:value="32481" calcext:value-type="float">
            <text:p>32,481</text:p>
          </table:table-cell>
          <table:table-cell table:style-name="ce24" office:value-type="float" office:value="33062" calcext:value-type="float">
            <text:p>33,062</text:p>
          </table:table-cell>
          <table:table-cell table:style-name="ce24" office:value-type="float" office:value="33186" calcext:value-type="float">
            <text:p>33,186</text:p>
          </table:table-cell>
          <table:table-cell table:style-name="ce24" office:value-type="float" office:value="35334" calcext:value-type="float">
            <text:p>35,334</text:p>
          </table:table-cell>
          <table:table-cell table:style-name="ce24" office:value-type="float" office:value="37959" calcext:value-type="float">
            <text:p>37,959</text:p>
          </table:table-cell>
          <table:table-cell table:style-name="ce24" office:value-type="float" office:value="39597" calcext:value-type="float">
            <text:p>39,597</text:p>
          </table:table-cell>
          <table:table-cell table:style-name="ce24" office:value-type="float" office:value="38999" calcext:value-type="float">
            <text:p>38,999</text:p>
          </table:table-cell>
          <table:table-cell table:style-name="ce24" office:value-type="float" office:value="40418" calcext:value-type="float">
            <text:p>40,418</text:p>
          </table:table-cell>
          <table:table-cell table:style-name="ce24" office:value-type="float" office:value="41153" calcext:value-type="float">
            <text:p>41,153</text:p>
          </table:table-cell>
          <table:table-cell table:style-name="ce24" office:value-type="float" office:value="40917" calcext:value-type="float">
            <text:p>40,917</text:p>
          </table:table-cell>
          <table:table-cell table:style-name="ce24" office:value-type="float" office:value="40866" calcext:value-type="float">
            <text:p>40,866</text:p>
          </table:table-cell>
          <table:table-cell table:style-name="ce24" office:value-type="float" office:value="42055" calcext:value-type="float">
            <text:p>42,055</text:p>
          </table:table-cell>
          <table:table-cell table:style-name="ce24" office:value-type="float" office:value="41773" calcext:value-type="float">
            <text:p>41,773</text:p>
          </table:table-cell>
          <table:table-cell table:style-name="ce24" office:value-type="float" office:value="41294" calcext:value-type="float">
            <text:p>41,294</text:p>
          </table:table-cell>
          <table:table-cell table:style-name="ce24" office:value-type="float" office:value="39824" calcext:value-type="float">
            <text:p>39,824</text:p>
          </table:table-cell>
          <table:table-cell table:style-name="ce24" office:value-type="float" office:value="38915" calcext:value-type="float">
            <text:p>38,915</text:p>
          </table:table-cell>
          <table:table-cell table:style-name="ce24" office:value-type="float" office:value="37327" calcext:value-type="float">
            <text:p>37,327</text:p>
          </table:table-cell>
          <table:table-cell table:style-name="ce24" office:value-type="float" office:value="37302" calcext:value-type="float">
            <text:p>37,302</text:p>
          </table:table-cell>
          <table:table-cell table:style-name="ce24" office:value-type="float" office:value="36030" calcext:value-type="float">
            <text:p>36,030</text:p>
          </table:table-cell>
          <table:table-cell table:style-name="ce24" office:value-type="float" office:value="34754" calcext:value-type="float">
            <text:p>34,754</text:p>
          </table:table-cell>
          <table:table-cell table:style-name="ce24" office:value-type="float" office:value="33508" calcext:value-type="float">
            <text:p>33,508</text:p>
          </table:table-cell>
          <table:table-cell table:style-name="ce24" office:value-type="float" office:value="32073" calcext:value-type="float">
            <text:p>32,073</text:p>
          </table:table-cell>
          <table:table-cell table:style-name="ce24" office:value-type="float" office:value="31285" calcext:value-type="float">
            <text:p>31,285</text:p>
          </table:table-cell>
          <table:table-cell table:style-name="ce24" office:value-type="float" office:value="30563" calcext:value-type="float">
            <text:p>30,563</text:p>
          </table:table-cell>
          <table:table-cell table:style-name="ce24" office:value-type="float" office:value="29219" calcext:value-type="float">
            <text:p>29,219</text:p>
          </table:table-cell>
          <table:table-cell table:style-name="ce24" office:value-type="float" office:value="29307" calcext:value-type="float">
            <text:p>29,307</text:p>
          </table:table-cell>
          <table:table-cell table:style-name="ce24" office:value-type="float" office:value="28867" calcext:value-type="float">
            <text:p>28,867</text:p>
          </table:table-cell>
          <table:table-cell table:style-name="ce24" office:value-type="float" office:value="29406" calcext:value-type="float">
            <text:p>29,406</text:p>
          </table:table-cell>
          <table:table-cell table:style-name="ce24" office:value-type="float" office:value="29971" calcext:value-type="float">
            <text:p>29,971</text:p>
          </table:table-cell>
          <table:table-cell table:style-name="ce24" office:value-type="float" office:value="32099" calcext:value-type="float">
            <text:p>32,099</text:p>
          </table:table-cell>
          <table:table-cell table:style-name="ce24" office:value-type="float" office:value="23876" calcext:value-type="float">
            <text:p>23,876</text:p>
          </table:table-cell>
          <table:table-cell table:style-name="ce24" office:value-type="float" office:value="22492" calcext:value-type="float">
            <text:p>22,492</text:p>
          </table:table-cell>
          <table:table-cell table:style-name="ce24" office:value-type="float" office:value="22312" calcext:value-type="float">
            <text:p>22,312</text:p>
          </table:table-cell>
          <table:table-cell table:style-name="ce24" office:value-type="float" office:value="21420" calcext:value-type="float">
            <text:p>21,420</text:p>
          </table:table-cell>
          <table:table-cell table:style-name="ce24" office:value-type="float" office:value="19324" calcext:value-type="float">
            <text:p>19,324</text:p>
          </table:table-cell>
          <table:table-cell table:style-name="ce24" office:value-type="float" office:value="17578" calcext:value-type="float">
            <text:p>17,578</text:p>
          </table:table-cell>
          <table:table-cell table:style-name="ce24" office:value-type="float" office:value="17327" calcext:value-type="float">
            <text:p>17,327</text:p>
          </table:table-cell>
          <table:table-cell table:style-name="ce24" office:value-type="float" office:value="16260" calcext:value-type="float">
            <text:p>16,260</text:p>
          </table:table-cell>
          <table:table-cell table:style-name="ce24" office:value-type="float" office:value="15153" calcext:value-type="float">
            <text:p>15,153</text:p>
          </table:table-cell>
          <table:table-cell table:style-name="ce24" office:value-type="float" office:value="13970" calcext:value-type="float">
            <text:p>13,970</text:p>
          </table:table-cell>
          <table:table-cell table:style-name="ce24" office:value-type="float" office:value="12691" calcext:value-type="float">
            <text:p>12,691</text:p>
          </table:table-cell>
          <table:table-cell table:style-name="ce24" office:value-type="float" office:value="11284" calcext:value-type="float">
            <text:p>11,284</text:p>
          </table:table-cell>
          <table:table-cell table:style-name="ce24" office:value-type="float" office:value="9795" calcext:value-type="float">
            <text:p>9,795</text:p>
          </table:table-cell>
          <table:table-cell table:style-name="ce24" office:value-type="float" office:value="8446" calcext:value-type="float">
            <text:p>8,446</text:p>
          </table:table-cell>
          <table:table-cell table:style-name="ce24" office:value-type="float" office:value="34370" calcext:value-type="float">
            <text:p>34,370</text:p>
          </table:table-cell>
          <table:table-cell/>
          <table:table-cell office:value-type="float" office:value="2022" calcext:value-type="float">
            <text:p>2022</text:p>
          </table:table-cell>
          <table:table-cell table:number-columns-repeated="930"/>
        </table:table-row>
        <table:table-row table:style-name="ro3">
          <table:table-cell office:value-type="float" office:value="2023" calcext:value-type="float">
            <text:p>2023</text:p>
          </table:table-cell>
          <table:table-cell table:style-name="ce24" office:value-type="float" office:value="28005" calcext:value-type="float">
            <text:p>28,005</text:p>
          </table:table-cell>
          <table:table-cell table:style-name="ce24" office:value-type="float" office:value="28060" calcext:value-type="float">
            <text:p>28,060</text:p>
          </table:table-cell>
          <table:table-cell table:style-name="ce24" office:value-type="float" office:value="28043" calcext:value-type="float">
            <text:p>28,043</text:p>
          </table:table-cell>
          <table:table-cell table:style-name="ce24" office:value-type="float" office:value="27971" calcext:value-type="float">
            <text:p>27,971</text:p>
          </table:table-cell>
          <table:table-cell table:style-name="ce24" office:value-type="float" office:value="27843" calcext:value-type="float">
            <text:p>27,843</text:p>
          </table:table-cell>
          <table:table-cell table:style-name="ce24" office:value-type="float" office:value="27675" calcext:value-type="float">
            <text:p>27,675</text:p>
          </table:table-cell>
          <table:table-cell table:style-name="ce24" office:value-type="float" office:value="27565" calcext:value-type="float">
            <text:p>27,565</text:p>
          </table:table-cell>
          <table:table-cell table:style-name="ce24" office:value-type="float" office:value="27757" calcext:value-type="float">
            <text:p>27,757</text:p>
          </table:table-cell>
          <table:table-cell table:style-name="ce24" office:value-type="float" office:value="27920" calcext:value-type="float">
            <text:p>27,920</text:p>
          </table:table-cell>
          <table:table-cell table:style-name="ce24" office:value-type="float" office:value="28128" calcext:value-type="float">
            <text:p>28,128</text:p>
          </table:table-cell>
          <table:table-cell table:style-name="ce24" office:value-type="float" office:value="28752" calcext:value-type="float">
            <text:p>28,752</text:p>
          </table:table-cell>
          <table:table-cell table:style-name="ce24" office:value-type="float" office:value="29358" calcext:value-type="float">
            <text:p>29,358</text:p>
          </table:table-cell>
          <table:table-cell table:style-name="ce24" office:value-type="float" office:value="30301" calcext:value-type="float">
            <text:p>30,301</text:p>
          </table:table-cell>
          <table:table-cell table:style-name="ce24" office:value-type="float" office:value="29000" calcext:value-type="float">
            <text:p>29,000</text:p>
          </table:table-cell>
          <table:table-cell table:style-name="ce24" office:value-type="float" office:value="29784" calcext:value-type="float">
            <text:p>29,784</text:p>
          </table:table-cell>
          <table:table-cell table:style-name="ce24" office:value-type="float" office:value="29606" calcext:value-type="float">
            <text:p>29,606</text:p>
          </table:table-cell>
          <table:table-cell table:style-name="ce24" office:value-type="float" office:value="28317" calcext:value-type="float">
            <text:p>28,317</text:p>
          </table:table-cell>
          <table:table-cell table:style-name="ce24" office:value-type="float" office:value="27927" calcext:value-type="float">
            <text:p>27,927</text:p>
          </table:table-cell>
          <table:table-cell table:style-name="ce24" office:value-type="float" office:value="27880" calcext:value-type="float">
            <text:p>27,880</text:p>
          </table:table-cell>
          <table:table-cell table:style-name="ce24" office:value-type="float" office:value="28150" calcext:value-type="float">
            <text:p>28,150</text:p>
          </table:table-cell>
          <table:table-cell table:style-name="ce24" office:value-type="float" office:value="28621" calcext:value-type="float">
            <text:p>28,621</text:p>
          </table:table-cell>
          <table:table-cell table:style-name="ce24" office:value-type="float" office:value="29264" calcext:value-type="float">
            <text:p>29,264</text:p>
          </table:table-cell>
          <table:table-cell table:style-name="ce24" office:value-type="float" office:value="31074" calcext:value-type="float">
            <text:p>31,074</text:p>
          </table:table-cell>
          <table:table-cell table:style-name="ce24" office:value-type="float" office:value="31687" calcext:value-type="float">
            <text:p>31,687</text:p>
          </table:table-cell>
          <table:table-cell table:style-name="ce24" office:value-type="float" office:value="32850" calcext:value-type="float">
            <text:p>32,850</text:p>
          </table:table-cell>
          <table:table-cell table:style-name="ce24" office:value-type="float" office:value="33390" calcext:value-type="float">
            <text:p>33,390</text:p>
          </table:table-cell>
          <table:table-cell table:style-name="ce24" office:value-type="float" office:value="34431" calcext:value-type="float">
            <text:p>34,431</text:p>
          </table:table-cell>
          <table:table-cell table:style-name="ce24" office:value-type="float" office:value="34760" calcext:value-type="float">
            <text:p>34,760</text:p>
          </table:table-cell>
          <table:table-cell table:style-name="ce24" office:value-type="float" office:value="35901" calcext:value-type="float">
            <text:p>35,901</text:p>
          </table:table-cell>
          <table:table-cell table:style-name="ce24" office:value-type="float" office:value="36421" calcext:value-type="float">
            <text:p>36,421</text:p>
          </table:table-cell>
          <table:table-cell table:style-name="ce24" office:value-type="float" office:value="36814" calcext:value-type="float">
            <text:p>36,814</text:p>
          </table:table-cell>
          <table:table-cell table:style-name="ce24" office:value-type="float" office:value="39385" calcext:value-type="float">
            <text:p>39,385</text:p>
          </table:table-cell>
          <table:table-cell table:style-name="ce24" office:value-type="float" office:value="38957" calcext:value-type="float">
            <text:p>38,957</text:p>
          </table:table-cell>
          <table:table-cell table:style-name="ce24" office:value-type="float" office:value="37169" calcext:value-type="float">
            <text:p>37,169</text:p>
          </table:table-cell>
          <table:table-cell table:style-name="ce24" office:value-type="float" office:value="36655" calcext:value-type="float">
            <text:p>36,655</text:p>
          </table:table-cell>
          <table:table-cell table:style-name="ce24" office:value-type="float" office:value="37356" calcext:value-type="float">
            <text:p>37,356</text:p>
          </table:table-cell>
          <table:table-cell table:style-name="ce24" office:value-type="float" office:value="36644" calcext:value-type="float">
            <text:p>36,644</text:p>
          </table:table-cell>
          <table:table-cell table:style-name="ce24" office:value-type="float" office:value="36092" calcext:value-type="float">
            <text:p>36,092</text:p>
          </table:table-cell>
          <table:table-cell table:style-name="ce24" office:value-type="float" office:value="36298" calcext:value-type="float">
            <text:p>36,298</text:p>
          </table:table-cell>
          <table:table-cell table:style-name="ce24" office:value-type="float" office:value="35144" calcext:value-type="float">
            <text:p>35,144</text:p>
          </table:table-cell>
          <table:table-cell table:style-name="ce24" office:value-type="float" office:value="35688" calcext:value-type="float">
            <text:p>35,688</text:p>
          </table:table-cell>
          <table:table-cell table:style-name="ce24" office:value-type="float" office:value="36356" calcext:value-type="float">
            <text:p>36,356</text:p>
          </table:table-cell>
          <table:table-cell table:style-name="ce24" office:value-type="float" office:value="35702" calcext:value-type="float">
            <text:p>35,702</text:p>
          </table:table-cell>
          <table:table-cell table:style-name="ce24" office:value-type="float" office:value="34963" calcext:value-type="float">
            <text:p>34,963</text:p>
          </table:table-cell>
          <table:table-cell table:style-name="ce24" office:value-type="float" office:value="33356" calcext:value-type="float">
            <text:p>33,356</text:p>
          </table:table-cell>
          <table:table-cell table:style-name="ce24" office:value-type="float" office:value="31496" calcext:value-type="float">
            <text:p>31,496</text:p>
          </table:table-cell>
          <table:table-cell table:style-name="ce24" office:value-type="float" office:value="30421" calcext:value-type="float">
            <text:p>30,421</text:p>
          </table:table-cell>
          <table:table-cell table:style-name="ce24" office:value-type="float" office:value="32471" calcext:value-type="float">
            <text:p>32,471</text:p>
          </table:table-cell>
          <table:table-cell table:style-name="ce24" office:value-type="float" office:value="33044" calcext:value-type="float">
            <text:p>33,044</text:p>
          </table:table-cell>
          <table:table-cell table:style-name="ce24" office:value-type="float" office:value="33166" calcext:value-type="float">
            <text:p>33,166</text:p>
          </table:table-cell>
          <table:table-cell table:style-name="ce24" office:value-type="float" office:value="35306" calcext:value-type="float">
            <text:p>35,306</text:p>
          </table:table-cell>
          <table:table-cell table:style-name="ce24" office:value-type="float" office:value="37925" calcext:value-type="float">
            <text:p>37,925</text:p>
          </table:table-cell>
          <table:table-cell table:style-name="ce24" office:value-type="float" office:value="39559" calcext:value-type="float">
            <text:p>39,559</text:p>
          </table:table-cell>
          <table:table-cell table:style-name="ce24" office:value-type="float" office:value="38942" calcext:value-type="float">
            <text:p>38,942</text:p>
          </table:table-cell>
          <table:table-cell table:style-name="ce24" office:value-type="float" office:value="40334" calcext:value-type="float">
            <text:p>40,334</text:p>
          </table:table-cell>
          <table:table-cell table:style-name="ce24" office:value-type="float" office:value="41058" calcext:value-type="float">
            <text:p>41,058</text:p>
          </table:table-cell>
          <table:table-cell table:style-name="ce24" office:value-type="float" office:value="40815" calcext:value-type="float">
            <text:p>40,815</text:p>
          </table:table-cell>
          <table:table-cell table:style-name="ce24" office:value-type="float" office:value="40748" calcext:value-type="float">
            <text:p>40,748</text:p>
          </table:table-cell>
          <table:table-cell table:style-name="ce24" office:value-type="float" office:value="41908" calcext:value-type="float">
            <text:p>41,908</text:p>
          </table:table-cell>
          <table:table-cell table:style-name="ce24" office:value-type="float" office:value="41609" calcext:value-type="float">
            <text:p>41,609</text:p>
          </table:table-cell>
          <table:table-cell table:style-name="ce24" office:value-type="float" office:value="41129" calcext:value-type="float">
            <text:p>41,129</text:p>
          </table:table-cell>
          <table:table-cell table:style-name="ce24" office:value-type="float" office:value="39652" calcext:value-type="float">
            <text:p>39,652</text:p>
          </table:table-cell>
          <table:table-cell table:style-name="ce24" office:value-type="float" office:value="38720" calcext:value-type="float">
            <text:p>38,720</text:p>
          </table:table-cell>
          <table:table-cell table:style-name="ce24" office:value-type="float" office:value="37115" calcext:value-type="float">
            <text:p>37,115</text:p>
          </table:table-cell>
          <table:table-cell table:style-name="ce24" office:value-type="float" office:value="37057" calcext:value-type="float">
            <text:p>37,057</text:p>
          </table:table-cell>
          <table:table-cell table:style-name="ce24" office:value-type="float" office:value="35759" calcext:value-type="float">
            <text:p>35,759</text:p>
          </table:table-cell>
          <table:table-cell table:style-name="ce24" office:value-type="float" office:value="34462" calcext:value-type="float">
            <text:p>34,462</text:p>
          </table:table-cell>
          <table:table-cell table:style-name="ce24" office:value-type="float" office:value="33193" calcext:value-type="float">
            <text:p>33,193</text:p>
          </table:table-cell>
          <table:table-cell table:style-name="ce24" office:value-type="float" office:value="31742" calcext:value-type="float">
            <text:p>31,742</text:p>
          </table:table-cell>
          <table:table-cell table:style-name="ce24" office:value-type="float" office:value="30923" calcext:value-type="float">
            <text:p>30,923</text:p>
          </table:table-cell>
          <table:table-cell table:style-name="ce24" office:value-type="float" office:value="30166" calcext:value-type="float">
            <text:p>30,166</text:p>
          </table:table-cell>
          <table:table-cell table:style-name="ce24" office:value-type="float" office:value="28795" calcext:value-type="float">
            <text:p>28,795</text:p>
          </table:table-cell>
          <table:table-cell table:style-name="ce24" office:value-type="float" office:value="28830" calcext:value-type="float">
            <text:p>28,830</text:p>
          </table:table-cell>
          <table:table-cell table:style-name="ce24" office:value-type="float" office:value="28356" calcext:value-type="float">
            <text:p>28,356</text:p>
          </table:table-cell>
          <table:table-cell table:style-name="ce24" office:value-type="float" office:value="28833" calcext:value-type="float">
            <text:p>28,833</text:p>
          </table:table-cell>
          <table:table-cell table:style-name="ce24" office:value-type="float" office:value="29317" calcext:value-type="float">
            <text:p>29,317</text:p>
          </table:table-cell>
          <table:table-cell table:style-name="ce24" office:value-type="float" office:value="31323" calcext:value-type="float">
            <text:p>31,323</text:p>
          </table:table-cell>
          <table:table-cell table:style-name="ce24" office:value-type="float" office:value="23237" calcext:value-type="float">
            <text:p>23,237</text:p>
          </table:table-cell>
          <table:table-cell table:style-name="ce24" office:value-type="float" office:value="21818" calcext:value-type="float">
            <text:p>21,818</text:p>
          </table:table-cell>
          <table:table-cell table:style-name="ce24" office:value-type="float" office:value="21561" calcext:value-type="float">
            <text:p>21,561</text:p>
          </table:table-cell>
          <table:table-cell table:style-name="ce24" office:value-type="float" office:value="20610" calcext:value-type="float">
            <text:p>20,610</text:p>
          </table:table-cell>
          <table:table-cell table:style-name="ce24" office:value-type="float" office:value="18506" calcext:value-type="float">
            <text:p>18,506</text:p>
          </table:table-cell>
          <table:table-cell table:style-name="ce24" office:value-type="float" office:value="16745" calcext:value-type="float">
            <text:p>16,745</text:p>
          </table:table-cell>
          <table:table-cell table:style-name="ce24" office:value-type="float" office:value="16409" calcext:value-type="float">
            <text:p>16,409</text:p>
          </table:table-cell>
          <table:table-cell table:style-name="ce24" office:value-type="float" office:value="15289" calcext:value-type="float">
            <text:p>15,289</text:p>
          </table:table-cell>
          <table:table-cell table:style-name="ce24" office:value-type="float" office:value="14136" calcext:value-type="float">
            <text:p>14,136</text:p>
          </table:table-cell>
          <table:table-cell table:style-name="ce24" office:value-type="float" office:value="12921" calcext:value-type="float">
            <text:p>12,921</text:p>
          </table:table-cell>
          <table:table-cell table:style-name="ce24" office:value-type="float" office:value="11614" calcext:value-type="float">
            <text:p>11,614</text:p>
          </table:table-cell>
          <table:table-cell table:style-name="ce24" office:value-type="float" office:value="10202" calcext:value-type="float">
            <text:p>10,202</text:p>
          </table:table-cell>
          <table:table-cell table:style-name="ce24" office:value-type="float" office:value="8741" calcext:value-type="float">
            <text:p>8,741</text:p>
          </table:table-cell>
          <table:table-cell table:style-name="ce24" office:value-type="float" office:value="35318" calcext:value-type="float">
            <text:p>35,318</text:p>
          </table:table-cell>
          <table:table-cell/>
          <table:table-cell office:value-type="float" office:value="2023" calcext:value-type="float">
            <text:p>2023</text:p>
          </table:table-cell>
          <table:table-cell table:number-columns-repeated="930"/>
        </table:table-row>
        <table:table-row table:style-name="ro3">
          <table:table-cell office:value-type="float" office:value="2024" calcext:value-type="float">
            <text:p>2024</text:p>
          </table:table-cell>
          <table:table-cell table:style-name="ce24" office:value-type="float" office:value="28066" calcext:value-type="float">
            <text:p>28,066</text:p>
          </table:table-cell>
          <table:table-cell table:style-name="ce24" office:value-type="float" office:value="28158" calcext:value-type="float">
            <text:p>28,158</text:p>
          </table:table-cell>
          <table:table-cell table:style-name="ce24" office:value-type="float" office:value="28179" calcext:value-type="float">
            <text:p>28,179</text:p>
          </table:table-cell>
          <table:table-cell table:style-name="ce24" office:value-type="float" office:value="28146" calcext:value-type="float">
            <text:p>28,146</text:p>
          </table:table-cell>
          <table:table-cell table:style-name="ce24" office:value-type="float" office:value="28059" calcext:value-type="float">
            <text:p>28,059</text:p>
          </table:table-cell>
          <table:table-cell table:style-name="ce24" office:value-type="float" office:value="27919" calcext:value-type="float">
            <text:p>27,919</text:p>
          </table:table-cell>
          <table:table-cell table:style-name="ce24" office:value-type="float" office:value="27738" calcext:value-type="float">
            <text:p>27,738</text:p>
          </table:table-cell>
          <table:table-cell table:style-name="ce24" office:value-type="float" office:value="27616" calcext:value-type="float">
            <text:p>27,616</text:p>
          </table:table-cell>
          <table:table-cell table:style-name="ce24" office:value-type="float" office:value="27803" calcext:value-type="float">
            <text:p>27,803</text:p>
          </table:table-cell>
          <table:table-cell table:style-name="ce24" office:value-type="float" office:value="27961" calcext:value-type="float">
            <text:p>27,961</text:p>
          </table:table-cell>
          <table:table-cell table:style-name="ce24" office:value-type="float" office:value="28165" calcext:value-type="float">
            <text:p>28,165</text:p>
          </table:table-cell>
          <table:table-cell table:style-name="ce24" office:value-type="float" office:value="28787" calcext:value-type="float">
            <text:p>28,787</text:p>
          </table:table-cell>
          <table:table-cell table:style-name="ce24" office:value-type="float" office:value="29386" calcext:value-type="float">
            <text:p>29,386</text:p>
          </table:table-cell>
          <table:table-cell table:style-name="ce24" office:value-type="float" office:value="30324" calcext:value-type="float">
            <text:p>30,324</text:p>
          </table:table-cell>
          <table:table-cell table:style-name="ce24" office:value-type="float" office:value="29029" calcext:value-type="float">
            <text:p>29,029</text:p>
          </table:table-cell>
          <table:table-cell table:style-name="ce24" office:value-type="float" office:value="29824" calcext:value-type="float">
            <text:p>29,824</text:p>
          </table:table-cell>
          <table:table-cell table:style-name="ce24" office:value-type="float" office:value="29654" calcext:value-type="float">
            <text:p>29,654</text:p>
          </table:table-cell>
          <table:table-cell table:style-name="ce24" office:value-type="float" office:value="28420" calcext:value-type="float">
            <text:p>28,420</text:p>
          </table:table-cell>
          <table:table-cell table:style-name="ce24" office:value-type="float" office:value="28375" calcext:value-type="float">
            <text:p>28,375</text:p>
          </table:table-cell>
          <table:table-cell table:style-name="ce24" office:value-type="float" office:value="28819" calcext:value-type="float">
            <text:p>28,819</text:p>
          </table:table-cell>
          <table:table-cell table:style-name="ce24" office:value-type="float" office:value="29152" calcext:value-type="float">
            <text:p>29,152</text:p>
          </table:table-cell>
          <table:table-cell table:style-name="ce24" office:value-type="float" office:value="29389" calcext:value-type="float">
            <text:p>29,389</text:p>
          </table:table-cell>
          <table:table-cell table:style-name="ce24" office:value-type="float" office:value="29887" calcext:value-type="float">
            <text:p>29,887</text:p>
          </table:table-cell>
          <table:table-cell table:style-name="ce24" office:value-type="float" office:value="31400" calcext:value-type="float">
            <text:p>31,400</text:p>
          </table:table-cell>
          <table:table-cell table:style-name="ce24" office:value-type="float" office:value="31668" calcext:value-type="float">
            <text:p>31,668</text:p>
          </table:table-cell>
          <table:table-cell table:style-name="ce24" office:value-type="float" office:value="32806" calcext:value-type="float">
            <text:p>32,806</text:p>
          </table:table-cell>
          <table:table-cell table:style-name="ce24" office:value-type="float" office:value="33426" calcext:value-type="float">
            <text:p>33,426</text:p>
          </table:table-cell>
          <table:table-cell table:style-name="ce24" office:value-type="float" office:value="34499" calcext:value-type="float">
            <text:p>34,499</text:p>
          </table:table-cell>
          <table:table-cell table:style-name="ce24" office:value-type="float" office:value="34847" calcext:value-type="float">
            <text:p>34,847</text:p>
          </table:table-cell>
          <table:table-cell table:style-name="ce24" office:value-type="float" office:value="35979" calcext:value-type="float">
            <text:p>35,979</text:p>
          </table:table-cell>
          <table:table-cell table:style-name="ce24" office:value-type="float" office:value="36501" calcext:value-type="float">
            <text:p>36,501</text:p>
          </table:table-cell>
          <table:table-cell table:style-name="ce24" office:value-type="float" office:value="36901" calcext:value-type="float">
            <text:p>36,901</text:p>
          </table:table-cell>
          <table:table-cell table:style-name="ce24" office:value-type="float" office:value="39466" calcext:value-type="float">
            <text:p>39,466</text:p>
          </table:table-cell>
          <table:table-cell table:style-name="ce24" office:value-type="float" office:value="39022" calcext:value-type="float">
            <text:p>39,022</text:p>
          </table:table-cell>
          <table:table-cell table:style-name="ce24" office:value-type="float" office:value="37232" calcext:value-type="float">
            <text:p>37,232</text:p>
          </table:table-cell>
          <table:table-cell table:style-name="ce24" office:value-type="float" office:value="36733" calcext:value-type="float">
            <text:p>36,733</text:p>
          </table:table-cell>
          <table:table-cell table:style-name="ce24" office:value-type="float" office:value="37427" calcext:value-type="float">
            <text:p>37,427</text:p>
          </table:table-cell>
          <table:table-cell table:style-name="ce24" office:value-type="float" office:value="36691" calcext:value-type="float">
            <text:p>36,691</text:p>
          </table:table-cell>
          <table:table-cell table:style-name="ce24" office:value-type="float" office:value="36127" calcext:value-type="float">
            <text:p>36,127</text:p>
          </table:table-cell>
          <table:table-cell table:style-name="ce24" office:value-type="float" office:value="36320" calcext:value-type="float">
            <text:p>36,320</text:p>
          </table:table-cell>
          <table:table-cell table:style-name="ce24" office:value-type="float" office:value="35161" calcext:value-type="float">
            <text:p>35,161</text:p>
          </table:table-cell>
          <table:table-cell table:style-name="ce24" office:value-type="float" office:value="35710" calcext:value-type="float">
            <text:p>35,710</text:p>
          </table:table-cell>
          <table:table-cell table:style-name="ce24" office:value-type="float" office:value="36374" calcext:value-type="float">
            <text:p>36,374</text:p>
          </table:table-cell>
          <table:table-cell table:style-name="ce24" office:value-type="float" office:value="35709" calcext:value-type="float">
            <text:p>35,709</text:p>
          </table:table-cell>
          <table:table-cell table:style-name="ce24" office:value-type="float" office:value="34966" calcext:value-type="float">
            <text:p>34,966</text:p>
          </table:table-cell>
          <table:table-cell table:style-name="ce24" office:value-type="float" office:value="33355" calcext:value-type="float">
            <text:p>33,355</text:p>
          </table:table-cell>
          <table:table-cell table:style-name="ce24" office:value-type="float" office:value="31495" calcext:value-type="float">
            <text:p>31,495</text:p>
          </table:table-cell>
          <table:table-cell table:style-name="ce24" office:value-type="float" office:value="30412" calcext:value-type="float">
            <text:p>30,412</text:p>
          </table:table-cell>
          <table:table-cell table:style-name="ce24" office:value-type="float" office:value="32455" calcext:value-type="float">
            <text:p>32,455</text:p>
          </table:table-cell>
          <table:table-cell table:style-name="ce24" office:value-type="float" office:value="33024" calcext:value-type="float">
            <text:p>33,024</text:p>
          </table:table-cell>
          <table:table-cell table:style-name="ce24" office:value-type="float" office:value="33140" calcext:value-type="float">
            <text:p>33,140</text:p>
          </table:table-cell>
          <table:table-cell table:style-name="ce24" office:value-type="float" office:value="35278" calcext:value-type="float">
            <text:p>35,278</text:p>
          </table:table-cell>
          <table:table-cell table:style-name="ce24" office:value-type="float" office:value="37891" calcext:value-type="float">
            <text:p>37,891</text:p>
          </table:table-cell>
          <table:table-cell table:style-name="ce24" office:value-type="float" office:value="39502" calcext:value-type="float">
            <text:p>39,502</text:p>
          </table:table-cell>
          <table:table-cell table:style-name="ce24" office:value-type="float" office:value="38863" calcext:value-type="float">
            <text:p>38,863</text:p>
          </table:table-cell>
          <table:table-cell table:style-name="ce24" office:value-type="float" office:value="40244" calcext:value-type="float">
            <text:p>40,244</text:p>
          </table:table-cell>
          <table:table-cell table:style-name="ce24" office:value-type="float" office:value="40957" calcext:value-type="float">
            <text:p>40,957</text:p>
          </table:table-cell>
          <table:table-cell table:style-name="ce24" office:value-type="float" office:value="40700" calcext:value-type="float">
            <text:p>40,700</text:p>
          </table:table-cell>
          <table:table-cell table:style-name="ce24" office:value-type="float" office:value="40609" calcext:value-type="float">
            <text:p>40,609</text:p>
          </table:table-cell>
          <table:table-cell table:style-name="ce24" office:value-type="float" office:value="41746" calcext:value-type="float">
            <text:p>41,746</text:p>
          </table:table-cell>
          <table:table-cell table:style-name="ce24" office:value-type="float" office:value="41446" calcext:value-type="float">
            <text:p>41,446</text:p>
          </table:table-cell>
          <table:table-cell table:style-name="ce24" office:value-type="float" office:value="40956" calcext:value-type="float">
            <text:p>40,956</text:p>
          </table:table-cell>
          <table:table-cell table:style-name="ce24" office:value-type="float" office:value="39458" calcext:value-type="float">
            <text:p>39,458</text:p>
          </table:table-cell>
          <table:table-cell table:style-name="ce24" office:value-type="float" office:value="38503" calcext:value-type="float">
            <text:p>38,503</text:p>
          </table:table-cell>
          <table:table-cell table:style-name="ce24" office:value-type="float" office:value="36874" calcext:value-type="float">
            <text:p>36,874</text:p>
          </table:table-cell>
          <table:table-cell table:style-name="ce24" office:value-type="float" office:value="36782" calcext:value-type="float">
            <text:p>36,782</text:p>
          </table:table-cell>
          <table:table-cell table:style-name="ce24" office:value-type="float" office:value="35464" calcext:value-type="float">
            <text:p>35,464</text:p>
          </table:table-cell>
          <table:table-cell table:style-name="ce24" office:value-type="float" office:value="34144" calcext:value-type="float">
            <text:p>34,144</text:p>
          </table:table-cell>
          <table:table-cell table:style-name="ce24" office:value-type="float" office:value="32856" calcext:value-type="float">
            <text:p>32,856</text:p>
          </table:table-cell>
          <table:table-cell table:style-name="ce24" office:value-type="float" office:value="31381" calcext:value-type="float">
            <text:p>31,381</text:p>
          </table:table-cell>
          <table:table-cell table:style-name="ce24" office:value-type="float" office:value="30528" calcext:value-type="float">
            <text:p>30,528</text:p>
          </table:table-cell>
          <table:table-cell table:style-name="ce24" office:value-type="float" office:value="29735" calcext:value-type="float">
            <text:p>29,735</text:p>
          </table:table-cell>
          <table:table-cell table:style-name="ce24" office:value-type="float" office:value="28334" calcext:value-type="float">
            <text:p>28,334</text:p>
          </table:table-cell>
          <table:table-cell table:style-name="ce24" office:value-type="float" office:value="28327" calcext:value-type="float">
            <text:p>28,327</text:p>
          </table:table-cell>
          <table:table-cell table:style-name="ce24" office:value-type="float" office:value="27813" calcext:value-type="float">
            <text:p>27,813</text:p>
          </table:table-cell>
          <table:table-cell table:style-name="ce24" office:value-type="float" office:value="28215" calcext:value-type="float">
            <text:p>28,215</text:p>
          </table:table-cell>
          <table:table-cell table:style-name="ce24" office:value-type="float" office:value="28622" calcext:value-type="float">
            <text:p>28,622</text:p>
          </table:table-cell>
          <table:table-cell table:style-name="ce24" office:value-type="float" office:value="30497" calcext:value-type="float">
            <text:p>30,497</text:p>
          </table:table-cell>
          <table:table-cell table:style-name="ce24" office:value-type="float" office:value="22553" calcext:value-type="float">
            <text:p>22,553</text:p>
          </table:table-cell>
          <table:table-cell table:style-name="ce24" office:value-type="float" office:value="21095" calcext:value-type="float">
            <text:p>21,095</text:p>
          </table:table-cell>
          <table:table-cell table:style-name="ce24" office:value-type="float" office:value="20758" calcext:value-type="float">
            <text:p>20,758</text:p>
          </table:table-cell>
          <table:table-cell table:style-name="ce24" office:value-type="float" office:value="19751" calcext:value-type="float">
            <text:p>19,751</text:p>
          </table:table-cell>
          <table:table-cell table:style-name="ce24" office:value-type="float" office:value="17641" calcext:value-type="float">
            <text:p>17,641</text:p>
          </table:table-cell>
          <table:table-cell table:style-name="ce24" office:value-type="float" office:value="15870" calcext:value-type="float">
            <text:p>15,870</text:p>
          </table:table-cell>
          <table:table-cell table:style-name="ce24" office:value-type="float" office:value="15444" calcext:value-type="float">
            <text:p>15,444</text:p>
          </table:table-cell>
          <table:table-cell table:style-name="ce24" office:value-type="float" office:value="14279" calcext:value-type="float">
            <text:p>14,279</text:p>
          </table:table-cell>
          <table:table-cell table:style-name="ce24" office:value-type="float" office:value="13093" calcext:value-type="float">
            <text:p>13,093</text:p>
          </table:table-cell>
          <table:table-cell table:style-name="ce24" office:value-type="float" office:value="11844" calcext:value-type="float">
            <text:p>11,844</text:p>
          </table:table-cell>
          <table:table-cell table:style-name="ce24" office:value-type="float" office:value="10521" calcext:value-type="float">
            <text:p>10,521</text:p>
          </table:table-cell>
          <table:table-cell table:style-name="ce24" office:value-type="float" office:value="9125" calcext:value-type="float">
            <text:p>9,125</text:p>
          </table:table-cell>
          <table:table-cell table:style-name="ce24" office:value-type="float" office:value="36454" calcext:value-type="float">
            <text:p>36,454</text:p>
          </table:table-cell>
          <table:table-cell/>
          <table:table-cell office:value-type="float" office:value="2024" calcext:value-type="float">
            <text:p>2024</text:p>
          </table:table-cell>
          <table:table-cell table:number-columns-repeated="930"/>
        </table:table-row>
        <table:table-row table:style-name="ro3">
          <table:table-cell office:value-type="float" office:value="2025" calcext:value-type="float">
            <text:p>2025</text:p>
          </table:table-cell>
          <table:table-cell table:style-name="ce24" office:value-type="float" office:value="28103" calcext:value-type="float">
            <text:p>28,103</text:p>
          </table:table-cell>
          <table:table-cell table:style-name="ce24" office:value-type="float" office:value="28219" calcext:value-type="float">
            <text:p>28,219</text:p>
          </table:table-cell>
          <table:table-cell table:style-name="ce24" office:value-type="float" office:value="28277" calcext:value-type="float">
            <text:p>28,277</text:p>
          </table:table-cell>
          <table:table-cell table:style-name="ce24" office:value-type="float" office:value="28283" calcext:value-type="float">
            <text:p>28,283</text:p>
          </table:table-cell>
          <table:table-cell table:style-name="ce24" office:value-type="float" office:value="28234" calcext:value-type="float">
            <text:p>28,234</text:p>
          </table:table-cell>
          <table:table-cell table:style-name="ce24" office:value-type="float" office:value="28136" calcext:value-type="float">
            <text:p>28,136</text:p>
          </table:table-cell>
          <table:table-cell table:style-name="ce24" office:value-type="float" office:value="27982" calcext:value-type="float">
            <text:p>27,982</text:p>
          </table:table-cell>
          <table:table-cell table:style-name="ce24" office:value-type="float" office:value="27790" calcext:value-type="float">
            <text:p>27,790</text:p>
          </table:table-cell>
          <table:table-cell table:style-name="ce24" office:value-type="float" office:value="27662" calcext:value-type="float">
            <text:p>27,662</text:p>
          </table:table-cell>
          <table:table-cell table:style-name="ce24" office:value-type="float" office:value="27845" calcext:value-type="float">
            <text:p>27,845</text:p>
          </table:table-cell>
          <table:table-cell table:style-name="ce24" office:value-type="float" office:value="27998" calcext:value-type="float">
            <text:p>27,998</text:p>
          </table:table-cell>
          <table:table-cell table:style-name="ce24" office:value-type="float" office:value="28200" calcext:value-type="float">
            <text:p>28,200</text:p>
          </table:table-cell>
          <table:table-cell table:style-name="ce24" office:value-type="float" office:value="28815" calcext:value-type="float">
            <text:p>28,815</text:p>
          </table:table-cell>
          <table:table-cell table:style-name="ce24" office:value-type="float" office:value="29408" calcext:value-type="float">
            <text:p>29,408</text:p>
          </table:table-cell>
          <table:table-cell table:style-name="ce24" office:value-type="float" office:value="30352" calcext:value-type="float">
            <text:p>30,352</text:p>
          </table:table-cell>
          <table:table-cell table:style-name="ce24" office:value-type="float" office:value="29069" calcext:value-type="float">
            <text:p>29,069</text:p>
          </table:table-cell>
          <table:table-cell table:style-name="ce24" office:value-type="float" office:value="29873" calcext:value-type="float">
            <text:p>29,873</text:p>
          </table:table-cell>
          <table:table-cell table:style-name="ce24" office:value-type="float" office:value="29759" calcext:value-type="float">
            <text:p>29,759</text:p>
          </table:table-cell>
          <table:table-cell table:style-name="ce24" office:value-type="float" office:value="28873" calcext:value-type="float">
            <text:p>28,873</text:p>
          </table:table-cell>
          <table:table-cell table:style-name="ce24" office:value-type="float" office:value="29326" calcext:value-type="float">
            <text:p>29,326</text:p>
          </table:table-cell>
          <table:table-cell table:style-name="ce24" office:value-type="float" office:value="29831" calcext:value-type="float">
            <text:p>29,831</text:p>
          </table:table-cell>
          <table:table-cell table:style-name="ce24" office:value-type="float" office:value="29922" calcext:value-type="float">
            <text:p>29,922</text:p>
          </table:table-cell>
          <table:table-cell table:style-name="ce24" office:value-type="float" office:value="30013" calcext:value-type="float">
            <text:p>30,013</text:p>
          </table:table-cell>
          <table:table-cell table:style-name="ce24" office:value-type="float" office:value="30215" calcext:value-type="float">
            <text:p>30,215</text:p>
          </table:table-cell>
          <table:table-cell table:style-name="ce24" office:value-type="float" office:value="31390" calcext:value-type="float">
            <text:p>31,390</text:p>
          </table:table-cell>
          <table:table-cell table:style-name="ce24" office:value-type="float" office:value="31634" calcext:value-type="float">
            <text:p>31,634</text:p>
          </table:table-cell>
          <table:table-cell table:style-name="ce24" office:value-type="float" office:value="32846" calcext:value-type="float">
            <text:p>32,846</text:p>
          </table:table-cell>
          <table:table-cell table:style-name="ce24" office:value-type="float" office:value="33497" calcext:value-type="float">
            <text:p>33,497</text:p>
          </table:table-cell>
          <table:table-cell table:style-name="ce24" office:value-type="float" office:value="34587" calcext:value-type="float">
            <text:p>34,587</text:p>
          </table:table-cell>
          <table:table-cell table:style-name="ce24" office:value-type="float" office:value="34926" calcext:value-type="float">
            <text:p>34,926</text:p>
          </table:table-cell>
          <table:table-cell table:style-name="ce24" office:value-type="float" office:value="36058" calcext:value-type="float">
            <text:p>36,058</text:p>
          </table:table-cell>
          <table:table-cell table:style-name="ce24" office:value-type="float" office:value="36587" calcext:value-type="float">
            <text:p>36,587</text:p>
          </table:table-cell>
          <table:table-cell table:style-name="ce24" office:value-type="float" office:value="36983" calcext:value-type="float">
            <text:p>36,983</text:p>
          </table:table-cell>
          <table:table-cell table:style-name="ce24" office:value-type="float" office:value="39533" calcext:value-type="float">
            <text:p>39,533</text:p>
          </table:table-cell>
          <table:table-cell table:style-name="ce24" office:value-type="float" office:value="39085" calcext:value-type="float">
            <text:p>39,085</text:p>
          </table:table-cell>
          <table:table-cell table:style-name="ce24" office:value-type="float" office:value="37311" calcext:value-type="float">
            <text:p>37,311</text:p>
          </table:table-cell>
          <table:table-cell table:style-name="ce24" office:value-type="float" office:value="36803" calcext:value-type="float">
            <text:p>36,803</text:p>
          </table:table-cell>
          <table:table-cell table:style-name="ce24" office:value-type="float" office:value="37474" calcext:value-type="float">
            <text:p>37,474</text:p>
          </table:table-cell>
          <table:table-cell table:style-name="ce24" office:value-type="float" office:value="36724" calcext:value-type="float">
            <text:p>36,724</text:p>
          </table:table-cell>
          <table:table-cell table:style-name="ce24" office:value-type="float" office:value="36151" calcext:value-type="float">
            <text:p>36,151</text:p>
          </table:table-cell>
          <table:table-cell table:style-name="ce24" office:value-type="float" office:value="36337" calcext:value-type="float">
            <text:p>36,337</text:p>
          </table:table-cell>
          <table:table-cell table:style-name="ce24" office:value-type="float" office:value="35184" calcext:value-type="float">
            <text:p>35,184</text:p>
          </table:table-cell>
          <table:table-cell table:style-name="ce24" office:value-type="float" office:value="35729" calcext:value-type="float">
            <text:p>35,729</text:p>
          </table:table-cell>
          <table:table-cell table:style-name="ce24" office:value-type="float" office:value="36382" calcext:value-type="float">
            <text:p>36,382</text:p>
          </table:table-cell>
          <table:table-cell table:style-name="ce24" office:value-type="float" office:value="35714" calcext:value-type="float">
            <text:p>35,714</text:p>
          </table:table-cell>
          <table:table-cell table:style-name="ce24" office:value-type="float" office:value="34965" calcext:value-type="float">
            <text:p>34,965</text:p>
          </table:table-cell>
          <table:table-cell table:style-name="ce24" office:value-type="float" office:value="33354" calcext:value-type="float">
            <text:p>33,354</text:p>
          </table:table-cell>
          <table:table-cell table:style-name="ce24" office:value-type="float" office:value="31485" calcext:value-type="float">
            <text:p>31,485</text:p>
          </table:table-cell>
          <table:table-cell table:style-name="ce24" office:value-type="float" office:value="30399" calcext:value-type="float">
            <text:p>30,399</text:p>
          </table:table-cell>
          <table:table-cell table:style-name="ce24" office:value-type="float" office:value="32437" calcext:value-type="float">
            <text:p>32,437</text:p>
          </table:table-cell>
          <table:table-cell table:style-name="ce24" office:value-type="float" office:value="32999" calcext:value-type="float">
            <text:p>32,999</text:p>
          </table:table-cell>
          <table:table-cell table:style-name="ce24" office:value-type="float" office:value="33115" calcext:value-type="float">
            <text:p>33,115</text:p>
          </table:table-cell>
          <table:table-cell table:style-name="ce24" office:value-type="float" office:value="35250" calcext:value-type="float">
            <text:p>35,250</text:p>
          </table:table-cell>
          <table:table-cell table:style-name="ce24" office:value-type="float" office:value="37839" calcext:value-type="float">
            <text:p>37,839</text:p>
          </table:table-cell>
          <table:table-cell table:style-name="ce24" office:value-type="float" office:value="39423" calcext:value-type="float">
            <text:p>39,423</text:p>
          </table:table-cell>
          <table:table-cell table:style-name="ce24" office:value-type="float" office:value="38777" calcext:value-type="float">
            <text:p>38,777</text:p>
          </table:table-cell>
          <table:table-cell table:style-name="ce24" office:value-type="float" office:value="40148" calcext:value-type="float">
            <text:p>40,148</text:p>
          </table:table-cell>
          <table:table-cell table:style-name="ce24" office:value-type="float" office:value="40844" calcext:value-type="float">
            <text:p>40,844</text:p>
          </table:table-cell>
          <table:table-cell table:style-name="ce24" office:value-type="float" office:value="40564" calcext:value-type="float">
            <text:p>40,564</text:p>
          </table:table-cell>
          <table:table-cell table:style-name="ce24" office:value-type="float" office:value="40456" calcext:value-type="float">
            <text:p>40,456</text:p>
          </table:table-cell>
          <table:table-cell table:style-name="ce24" office:value-type="float" office:value="41586" calcext:value-type="float">
            <text:p>41,586</text:p>
          </table:table-cell>
          <table:table-cell table:style-name="ce24" office:value-type="float" office:value="41276" calcext:value-type="float">
            <text:p>41,276</text:p>
          </table:table-cell>
          <table:table-cell table:style-name="ce24" office:value-type="float" office:value="40758" calcext:value-type="float">
            <text:p>40,758</text:p>
          </table:table-cell>
          <table:table-cell table:style-name="ce24" office:value-type="float" office:value="39242" calcext:value-type="float">
            <text:p>39,242</text:p>
          </table:table-cell>
          <table:table-cell table:style-name="ce24" office:value-type="float" office:value="38258" calcext:value-type="float">
            <text:p>38,258</text:p>
          </table:table-cell>
          <table:table-cell table:style-name="ce24" office:value-type="float" office:value="36605" calcext:value-type="float">
            <text:p>36,605</text:p>
          </table:table-cell>
          <table:table-cell table:style-name="ce24" office:value-type="float" office:value="36484" calcext:value-type="float">
            <text:p>36,484</text:p>
          </table:table-cell>
          <table:table-cell table:style-name="ce24" office:value-type="float" office:value="35143" calcext:value-type="float">
            <text:p>35,143</text:p>
          </table:table-cell>
          <table:table-cell table:style-name="ce24" office:value-type="float" office:value="33803" calcext:value-type="float">
            <text:p>33,803</text:p>
          </table:table-cell>
          <table:table-cell table:style-name="ce24" office:value-type="float" office:value="32489" calcext:value-type="float">
            <text:p>32,489</text:p>
          </table:table-cell>
          <table:table-cell table:style-name="ce24" office:value-type="float" office:value="30987" calcext:value-type="float">
            <text:p>30,987</text:p>
          </table:table-cell>
          <table:table-cell table:style-name="ce24" office:value-type="float" office:value="30100" calcext:value-type="float">
            <text:p>30,100</text:p>
          </table:table-cell>
          <table:table-cell table:style-name="ce24" office:value-type="float" office:value="29268" calcext:value-type="float">
            <text:p>29,268</text:p>
          </table:table-cell>
          <table:table-cell table:style-name="ce24" office:value-type="float" office:value="27848" calcext:value-type="float">
            <text:p>27,848</text:p>
          </table:table-cell>
          <table:table-cell table:style-name="ce24" office:value-type="float" office:value="27793" calcext:value-type="float">
            <text:p>27,793</text:p>
          </table:table-cell>
          <table:table-cell table:style-name="ce24" office:value-type="float" office:value="27227" calcext:value-type="float">
            <text:p>27,227</text:p>
          </table:table-cell>
          <table:table-cell table:style-name="ce24" office:value-type="float" office:value="27557" calcext:value-type="float">
            <text:p>27,557</text:p>
          </table:table-cell>
          <table:table-cell table:style-name="ce24" office:value-type="float" office:value="27881" calcext:value-type="float">
            <text:p>27,881</text:p>
          </table:table-cell>
          <table:table-cell table:style-name="ce24" office:value-type="float" office:value="29613" calcext:value-type="float">
            <text:p>29,613</text:p>
          </table:table-cell>
          <table:table-cell table:style-name="ce24" office:value-type="float" office:value="21817" calcext:value-type="float">
            <text:p>21,817</text:p>
          </table:table-cell>
          <table:table-cell table:style-name="ce24" office:value-type="float" office:value="20322" calcext:value-type="float">
            <text:p>20,322</text:p>
          </table:table-cell>
          <table:table-cell table:style-name="ce24" office:value-type="float" office:value="19906" calcext:value-type="float">
            <text:p>19,906</text:p>
          </table:table-cell>
          <table:table-cell table:style-name="ce24" office:value-type="float" office:value="18843" calcext:value-type="float">
            <text:p>18,843</text:p>
          </table:table-cell>
          <table:table-cell table:style-name="ce24" office:value-type="float" office:value="16730" calcext:value-type="float">
            <text:p>16,730</text:p>
          </table:table-cell>
          <table:table-cell table:style-name="ce24" office:value-type="float" office:value="14949" calcext:value-type="float">
            <text:p>14,949</text:p>
          </table:table-cell>
          <table:table-cell table:style-name="ce24" office:value-type="float" office:value="14439" calcext:value-type="float">
            <text:p>14,439</text:p>
          </table:table-cell>
          <table:table-cell table:style-name="ce24" office:value-type="float" office:value="13242" calcext:value-type="float">
            <text:p>13,242</text:p>
          </table:table-cell>
          <table:table-cell table:style-name="ce24" office:value-type="float" office:value="12020" calcext:value-type="float">
            <text:p>12,020</text:p>
          </table:table-cell>
          <table:table-cell table:style-name="ce24" office:value-type="float" office:value="10749" calcext:value-type="float">
            <text:p>10,749</text:p>
          </table:table-cell>
          <table:table-cell table:style-name="ce24" office:value-type="float" office:value="9432" calcext:value-type="float">
            <text:p>9,432</text:p>
          </table:table-cell>
          <table:table-cell table:style-name="ce24" office:value-type="float" office:value="37838" calcext:value-type="float">
            <text:p>37,838</text:p>
          </table:table-cell>
          <table:table-cell/>
          <table:table-cell office:value-type="float" office:value="2025" calcext:value-type="float">
            <text:p>2025</text:p>
          </table:table-cell>
          <table:table-cell table:number-columns-repeated="930"/>
        </table:table-row>
        <table:table-row table:style-name="ro3">
          <table:table-cell office:value-type="float" office:value="2026" calcext:value-type="float">
            <text:p>2026</text:p>
          </table:table-cell>
          <table:table-cell table:style-name="ce24" office:value-type="float" office:value="28089" calcext:value-type="float">
            <text:p>28,089</text:p>
          </table:table-cell>
          <table:table-cell table:style-name="ce24" office:value-type="float" office:value="28256" calcext:value-type="float">
            <text:p>28,256</text:p>
          </table:table-cell>
          <table:table-cell table:style-name="ce24" office:value-type="float" office:value="28340" calcext:value-type="float">
            <text:p>28,340</text:p>
          </table:table-cell>
          <table:table-cell table:style-name="ce24" office:value-type="float" office:value="28381" calcext:value-type="float">
            <text:p>28,381</text:p>
          </table:table-cell>
          <table:table-cell table:style-name="ce24" office:value-type="float" office:value="28372" calcext:value-type="float">
            <text:p>28,372</text:p>
          </table:table-cell>
          <table:table-cell table:style-name="ce24" office:value-type="float" office:value="28311" calcext:value-type="float">
            <text:p>28,311</text:p>
          </table:table-cell>
          <table:table-cell table:style-name="ce24" office:value-type="float" office:value="28200" calcext:value-type="float">
            <text:p>28,200</text:p>
          </table:table-cell>
          <table:table-cell table:style-name="ce24" office:value-type="float" office:value="28034" calcext:value-type="float">
            <text:p>28,034</text:p>
          </table:table-cell>
          <table:table-cell table:style-name="ce24" office:value-type="float" office:value="27836" calcext:value-type="float">
            <text:p>27,836</text:p>
          </table:table-cell>
          <table:table-cell table:style-name="ce24" office:value-type="float" office:value="27704" calcext:value-type="float">
            <text:p>27,704</text:p>
          </table:table-cell>
          <table:table-cell table:style-name="ce24" office:value-type="float" office:value="27883" calcext:value-type="float">
            <text:p>27,883</text:p>
          </table:table-cell>
          <table:table-cell table:style-name="ce24" office:value-type="float" office:value="28032" calcext:value-type="float">
            <text:p>28,032</text:p>
          </table:table-cell>
          <table:table-cell table:style-name="ce24" office:value-type="float" office:value="28229" calcext:value-type="float">
            <text:p>28,229</text:p>
          </table:table-cell>
          <table:table-cell table:style-name="ce24" office:value-type="float" office:value="28838" calcext:value-type="float">
            <text:p>28,838</text:p>
          </table:table-cell>
          <table:table-cell table:style-name="ce24" office:value-type="float" office:value="29437" calcext:value-type="float">
            <text:p>29,437</text:p>
          </table:table-cell>
          <table:table-cell table:style-name="ce24" office:value-type="float" office:value="30392" calcext:value-type="float">
            <text:p>30,392</text:p>
          </table:table-cell>
          <table:table-cell table:style-name="ce24" office:value-type="float" office:value="29118" calcext:value-type="float">
            <text:p>29,118</text:p>
          </table:table-cell>
          <table:table-cell table:style-name="ce24" office:value-type="float" office:value="29979" calcext:value-type="float">
            <text:p>29,979</text:p>
          </table:table-cell>
          <table:table-cell table:style-name="ce24" office:value-type="float" office:value="30216" calcext:value-type="float">
            <text:p>30,216</text:p>
          </table:table-cell>
          <table:table-cell table:style-name="ce24" office:value-type="float" office:value="29834" calcext:value-type="float">
            <text:p>29,834</text:p>
          </table:table-cell>
          <table:table-cell table:style-name="ce24" office:value-type="float" office:value="30347" calcext:value-type="float">
            <text:p>30,347</text:p>
          </table:table-cell>
          <table:table-cell table:style-name="ce24" office:value-type="float" office:value="30605" calcext:value-type="float">
            <text:p>30,605</text:p>
          </table:table-cell>
          <table:table-cell table:style-name="ce24" office:value-type="float" office:value="30546" calcext:value-type="float">
            <text:p>30,546</text:p>
          </table:table-cell>
          <table:table-cell table:style-name="ce24" office:value-type="float" office:value="30349" calcext:value-type="float">
            <text:p>30,349</text:p>
          </table:table-cell>
          <table:table-cell table:style-name="ce24" office:value-type="float" office:value="30216" calcext:value-type="float">
            <text:p>30,216</text:p>
          </table:table-cell>
          <table:table-cell table:style-name="ce24" office:value-type="float" office:value="31361" calcext:value-type="float">
            <text:p>31,361</text:p>
          </table:table-cell>
          <table:table-cell table:style-name="ce24" office:value-type="float" office:value="31678" calcext:value-type="float">
            <text:p>31,678</text:p>
          </table:table-cell>
          <table:table-cell table:style-name="ce24" office:value-type="float" office:value="32920" calcext:value-type="float">
            <text:p>32,920</text:p>
          </table:table-cell>
          <table:table-cell table:style-name="ce24" office:value-type="float" office:value="33588" calcext:value-type="float">
            <text:p>33,588</text:p>
          </table:table-cell>
          <table:table-cell table:style-name="ce24" office:value-type="float" office:value="34668" calcext:value-type="float">
            <text:p>34,668</text:p>
          </table:table-cell>
          <table:table-cell table:style-name="ce24" office:value-type="float" office:value="35006" calcext:value-type="float">
            <text:p>35,006</text:p>
          </table:table-cell>
          <table:table-cell table:style-name="ce24" office:value-type="float" office:value="36145" calcext:value-type="float">
            <text:p>36,145</text:p>
          </table:table-cell>
          <table:table-cell table:style-name="ce24" office:value-type="float" office:value="36669" calcext:value-type="float">
            <text:p>36,669</text:p>
          </table:table-cell>
          <table:table-cell table:style-name="ce24" office:value-type="float" office:value="37050" calcext:value-type="float">
            <text:p>37,050</text:p>
          </table:table-cell>
          <table:table-cell table:style-name="ce24" office:value-type="float" office:value="39598" calcext:value-type="float">
            <text:p>39,598</text:p>
          </table:table-cell>
          <table:table-cell table:style-name="ce24" office:value-type="float" office:value="39164" calcext:value-type="float">
            <text:p>39,164</text:p>
          </table:table-cell>
          <table:table-cell table:style-name="ce24" office:value-type="float" office:value="37381" calcext:value-type="float">
            <text:p>37,381</text:p>
          </table:table-cell>
          <table:table-cell table:style-name="ce24" office:value-type="float" office:value="36851" calcext:value-type="float">
            <text:p>36,851</text:p>
          </table:table-cell>
          <table:table-cell table:style-name="ce24" office:value-type="float" office:value="37508" calcext:value-type="float">
            <text:p>37,508</text:p>
          </table:table-cell>
          <table:table-cell table:style-name="ce24" office:value-type="float" office:value="36748" calcext:value-type="float">
            <text:p>36,748</text:p>
          </table:table-cell>
          <table:table-cell table:style-name="ce24" office:value-type="float" office:value="36168" calcext:value-type="float">
            <text:p>36,168</text:p>
          </table:table-cell>
          <table:table-cell table:style-name="ce24" office:value-type="float" office:value="36360" calcext:value-type="float">
            <text:p>36,360</text:p>
          </table:table-cell>
          <table:table-cell table:style-name="ce24" office:value-type="float" office:value="35204" calcext:value-type="float">
            <text:p>35,204</text:p>
          </table:table-cell>
          <table:table-cell table:style-name="ce24" office:value-type="float" office:value="35738" calcext:value-type="float">
            <text:p>35,738</text:p>
          </table:table-cell>
          <table:table-cell table:style-name="ce24" office:value-type="float" office:value="36386" calcext:value-type="float">
            <text:p>36,386</text:p>
          </table:table-cell>
          <table:table-cell table:style-name="ce24" office:value-type="float" office:value="35714" calcext:value-type="float">
            <text:p>35,714</text:p>
          </table:table-cell>
          <table:table-cell table:style-name="ce24" office:value-type="float" office:value="34966" calcext:value-type="float">
            <text:p>34,966</text:p>
          </table:table-cell>
          <table:table-cell table:style-name="ce24" office:value-type="float" office:value="33343" calcext:value-type="float">
            <text:p>33,343</text:p>
          </table:table-cell>
          <table:table-cell table:style-name="ce24" office:value-type="float" office:value="31469" calcext:value-type="float">
            <text:p>31,469</text:p>
          </table:table-cell>
          <table:table-cell table:style-name="ce24" office:value-type="float" office:value="30383" calcext:value-type="float">
            <text:p>30,383</text:p>
          </table:table-cell>
          <table:table-cell table:style-name="ce24" office:value-type="float" office:value="32413" calcext:value-type="float">
            <text:p>32,413</text:p>
          </table:table-cell>
          <table:table-cell table:style-name="ce24" office:value-type="float" office:value="32972" calcext:value-type="float">
            <text:p>32,972</text:p>
          </table:table-cell>
          <table:table-cell table:style-name="ce24" office:value-type="float" office:value="33090" calcext:value-type="float">
            <text:p>33,090</text:p>
          </table:table-cell>
          <table:table-cell table:style-name="ce24" office:value-type="float" office:value="35204" calcext:value-type="float">
            <text:p>35,204</text:p>
          </table:table-cell>
          <table:table-cell table:style-name="ce24" office:value-type="float" office:value="37765" calcext:value-type="float">
            <text:p>37,765</text:p>
          </table:table-cell>
          <table:table-cell table:style-name="ce24" office:value-type="float" office:value="39337" calcext:value-type="float">
            <text:p>39,337</text:p>
          </table:table-cell>
          <table:table-cell table:style-name="ce24" office:value-type="float" office:value="38686" calcext:value-type="float">
            <text:p>38,686</text:p>
          </table:table-cell>
          <table:table-cell table:style-name="ce24" office:value-type="float" office:value="40040" calcext:value-type="float">
            <text:p>40,040</text:p>
          </table:table-cell>
          <table:table-cell table:style-name="ce24" office:value-type="float" office:value="40710" calcext:value-type="float">
            <text:p>40,710</text:p>
          </table:table-cell>
          <table:table-cell table:style-name="ce24" office:value-type="float" office:value="40413" calcext:value-type="float">
            <text:p>40,413</text:p>
          </table:table-cell>
          <table:table-cell table:style-name="ce24" office:value-type="float" office:value="40305" calcext:value-type="float">
            <text:p>40,305</text:p>
          </table:table-cell>
          <table:table-cell table:style-name="ce24" office:value-type="float" office:value="41418" calcext:value-type="float">
            <text:p>41,418</text:p>
          </table:table-cell>
          <table:table-cell table:style-name="ce24" office:value-type="float" office:value="41082" calcext:value-type="float">
            <text:p>41,082</text:p>
          </table:table-cell>
          <table:table-cell table:style-name="ce24" office:value-type="float" office:value="40537" calcext:value-type="float">
            <text:p>40,537</text:p>
          </table:table-cell>
          <table:table-cell table:style-name="ce24" office:value-type="float" office:value="38995" calcext:value-type="float">
            <text:p>38,995</text:p>
          </table:table-cell>
          <table:table-cell table:style-name="ce24" office:value-type="float" office:value="37983" calcext:value-type="float">
            <text:p>37,983</text:p>
          </table:table-cell>
          <table:table-cell table:style-name="ce24" office:value-type="float" office:value="36313" calcext:value-type="float">
            <text:p>36,313</text:p>
          </table:table-cell>
          <table:table-cell table:style-name="ce24" office:value-type="float" office:value="36159" calcext:value-type="float">
            <text:p>36,159</text:p>
          </table:table-cell>
          <table:table-cell table:style-name="ce24" office:value-type="float" office:value="34797" calcext:value-type="float">
            <text:p>34,797</text:p>
          </table:table-cell>
          <table:table-cell table:style-name="ce24" office:value-type="float" office:value="33429" calcext:value-type="float">
            <text:p>33,429</text:p>
          </table:table-cell>
          <table:table-cell table:style-name="ce24" office:value-type="float" office:value="32085" calcext:value-type="float">
            <text:p>32,085</text:p>
          </table:table-cell>
          <table:table-cell table:style-name="ce24" office:value-type="float" office:value="30556" calcext:value-type="float">
            <text:p>30,556</text:p>
          </table:table-cell>
          <table:table-cell table:style-name="ce24" office:value-type="float" office:value="29635" calcext:value-type="float">
            <text:p>29,635</text:p>
          </table:table-cell>
          <table:table-cell table:style-name="ce24" office:value-type="float" office:value="28775" calcext:value-type="float">
            <text:p>28,775</text:p>
          </table:table-cell>
          <table:table-cell table:style-name="ce24" office:value-type="float" office:value="27332" calcext:value-type="float">
            <text:p>27,332</text:p>
          </table:table-cell>
          <table:table-cell table:style-name="ce24" office:value-type="float" office:value="27217" calcext:value-type="float">
            <text:p>27,217</text:p>
          </table:table-cell>
          <table:table-cell table:style-name="ce24" office:value-type="float" office:value="26603" calcext:value-type="float">
            <text:p>26,603</text:p>
          </table:table-cell>
          <table:table-cell table:style-name="ce24" office:value-type="float" office:value="26855" calcext:value-type="float">
            <text:p>26,855</text:p>
          </table:table-cell>
          <table:table-cell table:style-name="ce24" office:value-type="float" office:value="27087" calcext:value-type="float">
            <text:p>27,087</text:p>
          </table:table-cell>
          <table:table-cell table:style-name="ce24" office:value-type="float" office:value="28664" calcext:value-type="float">
            <text:p>28,664</text:p>
          </table:table-cell>
          <table:table-cell table:style-name="ce24" office:value-type="float" office:value="21029" calcext:value-type="float">
            <text:p>21,029</text:p>
          </table:table-cell>
          <table:table-cell table:style-name="ce24" office:value-type="float" office:value="19500" calcext:value-type="float">
            <text:p>19,500</text:p>
          </table:table-cell>
          <table:table-cell table:style-name="ce24" office:value-type="float" office:value="19003" calcext:value-type="float">
            <text:p>19,003</text:p>
          </table:table-cell>
          <table:table-cell table:style-name="ce24" office:value-type="float" office:value="17885" calcext:value-type="float">
            <text:p>17,885</text:p>
          </table:table-cell>
          <table:table-cell table:style-name="ce24" office:value-type="float" office:value="15774" calcext:value-type="float">
            <text:p>15,774</text:p>
          </table:table-cell>
          <table:table-cell table:style-name="ce24" office:value-type="float" office:value="13991" calcext:value-type="float">
            <text:p>13,991</text:p>
          </table:table-cell>
          <table:table-cell table:style-name="ce24" office:value-type="float" office:value="13406" calcext:value-type="float">
            <text:p>13,406</text:p>
          </table:table-cell>
          <table:table-cell table:style-name="ce24" office:value-type="float" office:value="12174" calcext:value-type="float">
            <text:p>12,174</text:p>
          </table:table-cell>
          <table:table-cell table:style-name="ce24" office:value-type="float" office:value="10927" calcext:value-type="float">
            <text:p>10,927</text:p>
          </table:table-cell>
          <table:table-cell table:style-name="ce24" office:value-type="float" office:value="9656" calcext:value-type="float">
            <text:p>9,656</text:p>
          </table:table-cell>
          <table:table-cell table:style-name="ce24" office:value-type="float" office:value="39374" calcext:value-type="float">
            <text:p>39,374</text:p>
          </table:table-cell>
          <table:table-cell/>
          <table:table-cell office:value-type="float" office:value="2026" calcext:value-type="float">
            <text:p>2026</text:p>
          </table:table-cell>
          <table:table-cell table:number-columns-repeated="930"/>
        </table:table-row>
        <table:table-row table:style-name="ro3">
          <table:table-cell office:value-type="float" office:value="2027" calcext:value-type="float">
            <text:p>2027</text:p>
          </table:table-cell>
          <table:table-cell table:style-name="ce24" office:value-type="float" office:value="28034" calcext:value-type="float">
            <text:p>28,034</text:p>
          </table:table-cell>
          <table:table-cell table:style-name="ce24" office:value-type="float" office:value="28242" calcext:value-type="float">
            <text:p>28,242</text:p>
          </table:table-cell>
          <table:table-cell table:style-name="ce24" office:value-type="float" office:value="28377" calcext:value-type="float">
            <text:p>28,377</text:p>
          </table:table-cell>
          <table:table-cell table:style-name="ce24" office:value-type="float" office:value="28443" calcext:value-type="float">
            <text:p>28,443</text:p>
          </table:table-cell>
          <table:table-cell table:style-name="ce24" office:value-type="float" office:value="28469" calcext:value-type="float">
            <text:p>28,469</text:p>
          </table:table-cell>
          <table:table-cell table:style-name="ce24" office:value-type="float" office:value="28449" calcext:value-type="float">
            <text:p>28,449</text:p>
          </table:table-cell>
          <table:table-cell table:style-name="ce24" office:value-type="float" office:value="28374" calcext:value-type="float">
            <text:p>28,374</text:p>
          </table:table-cell>
          <table:table-cell table:style-name="ce24" office:value-type="float" office:value="28251" calcext:value-type="float">
            <text:p>28,251</text:p>
          </table:table-cell>
          <table:table-cell table:style-name="ce24" office:value-type="float" office:value="28080" calcext:value-type="float">
            <text:p>28,080</text:p>
          </table:table-cell>
          <table:table-cell table:style-name="ce24" office:value-type="float" office:value="27878" calcext:value-type="float">
            <text:p>27,878</text:p>
          </table:table-cell>
          <table:table-cell table:style-name="ce24" office:value-type="float" office:value="27741" calcext:value-type="float">
            <text:p>27,741</text:p>
          </table:table-cell>
          <table:table-cell table:style-name="ce24" office:value-type="float" office:value="27917" calcext:value-type="float">
            <text:p>27,917</text:p>
          </table:table-cell>
          <table:table-cell table:style-name="ce24" office:value-type="float" office:value="28060" calcext:value-type="float">
            <text:p>28,060</text:p>
          </table:table-cell>
          <table:table-cell table:style-name="ce24" office:value-type="float" office:value="28251" calcext:value-type="float">
            <text:p>28,251</text:p>
          </table:table-cell>
          <table:table-cell table:style-name="ce24" office:value-type="float" office:value="28866" calcext:value-type="float">
            <text:p>28,866</text:p>
          </table:table-cell>
          <table:table-cell table:style-name="ce24" office:value-type="float" office:value="29478" calcext:value-type="float">
            <text:p>29,478</text:p>
          </table:table-cell>
          <table:table-cell table:style-name="ce24" office:value-type="float" office:value="30441" calcext:value-type="float">
            <text:p>30,441</text:p>
          </table:table-cell>
          <table:table-cell table:style-name="ce24" office:value-type="float" office:value="29223" calcext:value-type="float">
            <text:p>29,223</text:p>
          </table:table-cell>
          <table:table-cell table:style-name="ce24" office:value-type="float" office:value="30449" calcext:value-type="float">
            <text:p>30,449</text:p>
          </table:table-cell>
          <table:table-cell table:style-name="ce24" office:value-type="float" office:value="31195" calcext:value-type="float">
            <text:p>31,195</text:p>
          </table:table-cell>
          <table:table-cell table:style-name="ce24" office:value-type="float" office:value="30864" calcext:value-type="float">
            <text:p>30,864</text:p>
          </table:table-cell>
          <table:table-cell table:style-name="ce24" office:value-type="float" office:value="31125" calcext:value-type="float">
            <text:p>31,125</text:p>
          </table:table-cell>
          <table:table-cell table:style-name="ce24" office:value-type="float" office:value="31231" calcext:value-type="float">
            <text:p>31,231</text:p>
          </table:table-cell>
          <table:table-cell table:style-name="ce24" office:value-type="float" office:value="30880" calcext:value-type="float">
            <text:p>30,880</text:p>
          </table:table-cell>
          <table:table-cell table:style-name="ce24" office:value-type="float" office:value="30357" calcext:value-type="float">
            <text:p>30,357</text:p>
          </table:table-cell>
          <table:table-cell table:style-name="ce24" office:value-type="float" office:value="30198" calcext:value-type="float">
            <text:p>30,198</text:p>
          </table:table-cell>
          <table:table-cell table:style-name="ce24" office:value-type="float" office:value="31409" calcext:value-type="float">
            <text:p>31,409</text:p>
          </table:table-cell>
          <table:table-cell table:style-name="ce24" office:value-type="float" office:value="31754" calcext:value-type="float">
            <text:p>31,754</text:p>
          </table:table-cell>
          <table:table-cell table:style-name="ce24" office:value-type="float" office:value="33012" calcext:value-type="float">
            <text:p>33,012</text:p>
          </table:table-cell>
          <table:table-cell table:style-name="ce24" office:value-type="float" office:value="33671" calcext:value-type="float">
            <text:p>33,671</text:p>
          </table:table-cell>
          <table:table-cell table:style-name="ce24" office:value-type="float" office:value="34749" calcext:value-type="float">
            <text:p>34,749</text:p>
          </table:table-cell>
          <table:table-cell table:style-name="ce24" office:value-type="float" office:value="35093" calcext:value-type="float">
            <text:p>35,093</text:p>
          </table:table-cell>
          <table:table-cell table:style-name="ce24" office:value-type="float" office:value="36226" calcext:value-type="float">
            <text:p>36,226</text:p>
          </table:table-cell>
          <table:table-cell table:style-name="ce24" office:value-type="float" office:value="36736" calcext:value-type="float">
            <text:p>36,736</text:p>
          </table:table-cell>
          <table:table-cell table:style-name="ce24" office:value-type="float" office:value="37117" calcext:value-type="float">
            <text:p>37,117</text:p>
          </table:table-cell>
          <table:table-cell table:style-name="ce24" office:value-type="float" office:value="39678" calcext:value-type="float">
            <text:p>39,678</text:p>
          </table:table-cell>
          <table:table-cell table:style-name="ce24" office:value-type="float" office:value="39236" calcext:value-type="float">
            <text:p>39,236</text:p>
          </table:table-cell>
          <table:table-cell table:style-name="ce24" office:value-type="float" office:value="37429" calcext:value-type="float">
            <text:p>37,429</text:p>
          </table:table-cell>
          <table:table-cell table:style-name="ce24" office:value-type="float" office:value="36886" calcext:value-type="float">
            <text:p>36,886</text:p>
          </table:table-cell>
          <table:table-cell table:style-name="ce24" office:value-type="float" office:value="37531" calcext:value-type="float">
            <text:p>37,531</text:p>
          </table:table-cell>
          <table:table-cell table:style-name="ce24" office:value-type="float" office:value="36765" calcext:value-type="float">
            <text:p>36,765</text:p>
          </table:table-cell>
          <table:table-cell table:style-name="ce24" office:value-type="float" office:value="36192" calcext:value-type="float">
            <text:p>36,192</text:p>
          </table:table-cell>
          <table:table-cell table:style-name="ce24" office:value-type="float" office:value="36379" calcext:value-type="float">
            <text:p>36,379</text:p>
          </table:table-cell>
          <table:table-cell table:style-name="ce24" office:value-type="float" office:value="35214" calcext:value-type="float">
            <text:p>35,214</text:p>
          </table:table-cell>
          <table:table-cell table:style-name="ce24" office:value-type="float" office:value="35745" calcext:value-type="float">
            <text:p>35,745</text:p>
          </table:table-cell>
          <table:table-cell table:style-name="ce24" office:value-type="float" office:value="36387" calcext:value-type="float">
            <text:p>36,387</text:p>
          </table:table-cell>
          <table:table-cell table:style-name="ce24" office:value-type="float" office:value="35715" calcext:value-type="float">
            <text:p>35,715</text:p>
          </table:table-cell>
          <table:table-cell table:style-name="ce24" office:value-type="float" office:value="34956" calcext:value-type="float">
            <text:p>34,956</text:p>
          </table:table-cell>
          <table:table-cell table:style-name="ce24" office:value-type="float" office:value="33328" calcext:value-type="float">
            <text:p>33,328</text:p>
          </table:table-cell>
          <table:table-cell table:style-name="ce24" office:value-type="float" office:value="31452" calcext:value-type="float">
            <text:p>31,452</text:p>
          </table:table-cell>
          <table:table-cell table:style-name="ce24" office:value-type="float" office:value="30362" calcext:value-type="float">
            <text:p>30,362</text:p>
          </table:table-cell>
          <table:table-cell table:style-name="ce24" office:value-type="float" office:value="32389" calcext:value-type="float">
            <text:p>32,389</text:p>
          </table:table-cell>
          <table:table-cell table:style-name="ce24" office:value-type="float" office:value="32947" calcext:value-type="float">
            <text:p>32,947</text:p>
          </table:table-cell>
          <table:table-cell table:style-name="ce24" office:value-type="float" office:value="33050" calcext:value-type="float">
            <text:p>33,050</text:p>
          </table:table-cell>
          <table:table-cell table:style-name="ce24" office:value-type="float" office:value="35137" calcext:value-type="float">
            <text:p>35,137</text:p>
          </table:table-cell>
          <table:table-cell table:style-name="ce24" office:value-type="float" office:value="37686" calcext:value-type="float">
            <text:p>37,686</text:p>
          </table:table-cell>
          <table:table-cell table:style-name="ce24" office:value-type="float" office:value="39245" calcext:value-type="float">
            <text:p>39,245</text:p>
          </table:table-cell>
          <table:table-cell table:style-name="ce24" office:value-type="float" office:value="38584" calcext:value-type="float">
            <text:p>38,584</text:p>
          </table:table-cell>
          <table:table-cell table:style-name="ce24" office:value-type="float" office:value="39911" calcext:value-type="float">
            <text:p>39,911</text:p>
          </table:table-cell>
          <table:table-cell table:style-name="ce24" office:value-type="float" office:value="40562" calcext:value-type="float">
            <text:p>40,562</text:p>
          </table:table-cell>
          <table:table-cell table:style-name="ce24" office:value-type="float" office:value="40264" calcext:value-type="float">
            <text:p>40,264</text:p>
          </table:table-cell>
          <table:table-cell table:style-name="ce24" office:value-type="float" office:value="40146" calcext:value-type="float">
            <text:p>40,146</text:p>
          </table:table-cell>
          <table:table-cell table:style-name="ce24" office:value-type="float" office:value="41226" calcext:value-type="float">
            <text:p>41,226</text:p>
          </table:table-cell>
          <table:table-cell table:style-name="ce24" office:value-type="float" office:value="40865" calcext:value-type="float">
            <text:p>40,865</text:p>
          </table:table-cell>
          <table:table-cell table:style-name="ce24" office:value-type="float" office:value="40287" calcext:value-type="float">
            <text:p>40,287</text:p>
          </table:table-cell>
          <table:table-cell table:style-name="ce24" office:value-type="float" office:value="38720" calcext:value-type="float">
            <text:p>38,720</text:p>
          </table:table-cell>
          <table:table-cell table:style-name="ce24" office:value-type="float" office:value="37685" calcext:value-type="float">
            <text:p>37,685</text:p>
          </table:table-cell>
          <table:table-cell table:style-name="ce24" office:value-type="float" office:value="35994" calcext:value-type="float">
            <text:p>35,994</text:p>
          </table:table-cell>
          <table:table-cell table:style-name="ce24" office:value-type="float" office:value="35806" calcext:value-type="float">
            <text:p>35,806</text:p>
          </table:table-cell>
          <table:table-cell table:style-name="ce24" office:value-type="float" office:value="34414" calcext:value-type="float">
            <text:p>34,414</text:p>
          </table:table-cell>
          <table:table-cell table:style-name="ce24" office:value-type="float" office:value="33016" calcext:value-type="float">
            <text:p>33,016</text:p>
          </table:table-cell>
          <table:table-cell table:style-name="ce24" office:value-type="float" office:value="31647" calcext:value-type="float">
            <text:p>31,647</text:p>
          </table:table-cell>
          <table:table-cell table:style-name="ce24" office:value-type="float" office:value="30092" calcext:value-type="float">
            <text:p>30,092</text:p>
          </table:table-cell>
          <table:table-cell table:style-name="ce24" office:value-type="float" office:value="29143" calcext:value-type="float">
            <text:p>29,143</text:p>
          </table:table-cell>
          <table:table-cell table:style-name="ce24" office:value-type="float" office:value="28251" calcext:value-type="float">
            <text:p>28,251</text:p>
          </table:table-cell>
          <table:table-cell table:style-name="ce24" office:value-type="float" office:value="26775" calcext:value-type="float">
            <text:p>26,775</text:p>
          </table:table-cell>
          <table:table-cell table:style-name="ce24" office:value-type="float" office:value="26603" calcext:value-type="float">
            <text:p>26,603</text:p>
          </table:table-cell>
          <table:table-cell table:style-name="ce24" office:value-type="float" office:value="25936" calcext:value-type="float">
            <text:p>25,936</text:p>
          </table:table-cell>
          <table:table-cell table:style-name="ce24" office:value-type="float" office:value="26102" calcext:value-type="float">
            <text:p>26,102</text:p>
          </table:table-cell>
          <table:table-cell table:style-name="ce24" office:value-type="float" office:value="26232" calcext:value-type="float">
            <text:p>26,232</text:p>
          </table:table-cell>
          <table:table-cell table:style-name="ce24" office:value-type="float" office:value="27646" calcext:value-type="float">
            <text:p>27,646</text:p>
          </table:table-cell>
          <table:table-cell table:style-name="ce24" office:value-type="float" office:value="20191" calcext:value-type="float">
            <text:p>20,191</text:p>
          </table:table-cell>
          <table:table-cell table:style-name="ce24" office:value-type="float" office:value="18628" calcext:value-type="float">
            <text:p>18,628</text:p>
          </table:table-cell>
          <table:table-cell table:style-name="ce24" office:value-type="float" office:value="18050" calcext:value-type="float">
            <text:p>18,050</text:p>
          </table:table-cell>
          <table:table-cell table:style-name="ce24" office:value-type="float" office:value="16878" calcext:value-type="float">
            <text:p>16,878</text:p>
          </table:table-cell>
          <table:table-cell table:style-name="ce24" office:value-type="float" office:value="14778" calcext:value-type="float">
            <text:p>14,778</text:p>
          </table:table-cell>
          <table:table-cell table:style-name="ce24" office:value-type="float" office:value="13004" calcext:value-type="float">
            <text:p>13,004</text:p>
          </table:table-cell>
          <table:table-cell table:style-name="ce24" office:value-type="float" office:value="12341" calcext:value-type="float">
            <text:p>12,341</text:p>
          </table:table-cell>
          <table:table-cell table:style-name="ce24" office:value-type="float" office:value="11083" calcext:value-type="float">
            <text:p>11,083</text:p>
          </table:table-cell>
          <table:table-cell table:style-name="ce24" office:value-type="float" office:value="9833" calcext:value-type="float">
            <text:p>9,833</text:p>
          </table:table-cell>
          <table:table-cell table:style-name="ce24" office:value-type="float" office:value="40970" calcext:value-type="float">
            <text:p>40,970</text:p>
          </table:table-cell>
          <table:table-cell/>
          <table:table-cell office:value-type="float" office:value="2027" calcext:value-type="float">
            <text:p>2027</text:p>
          </table:table-cell>
          <table:table-cell table:number-columns-repeated="930"/>
        </table:table-row>
        <table:table-row table:style-name="ro3">
          <table:table-cell office:value-type="float" office:value="2028" calcext:value-type="float">
            <text:p>2028</text:p>
          </table:table-cell>
          <table:table-cell table:style-name="ce24" office:value-type="float" office:value="27956" calcext:value-type="float">
            <text:p>27,956</text:p>
          </table:table-cell>
          <table:table-cell table:style-name="ce24" office:value-type="float" office:value="28188" calcext:value-type="float">
            <text:p>28,188</text:p>
          </table:table-cell>
          <table:table-cell table:style-name="ce24" office:value-type="float" office:value="28363" calcext:value-type="float">
            <text:p>28,363</text:p>
          </table:table-cell>
          <table:table-cell table:style-name="ce24" office:value-type="float" office:value="28481" calcext:value-type="float">
            <text:p>28,481</text:p>
          </table:table-cell>
          <table:table-cell table:style-name="ce24" office:value-type="float" office:value="28532" calcext:value-type="float">
            <text:p>28,532</text:p>
          </table:table-cell>
          <table:table-cell table:style-name="ce24" office:value-type="float" office:value="28546" calcext:value-type="float">
            <text:p>28,546</text:p>
          </table:table-cell>
          <table:table-cell table:style-name="ce24" office:value-type="float" office:value="28513" calcext:value-type="float">
            <text:p>28,513</text:p>
          </table:table-cell>
          <table:table-cell table:style-name="ce24" office:value-type="float" office:value="28426" calcext:value-type="float">
            <text:p>28,426</text:p>
          </table:table-cell>
          <table:table-cell table:style-name="ce24" office:value-type="float" office:value="28297" calcext:value-type="float">
            <text:p>28,297</text:p>
          </table:table-cell>
          <table:table-cell table:style-name="ce24" office:value-type="float" office:value="28121" calcext:value-type="float">
            <text:p>28,121</text:p>
          </table:table-cell>
          <table:table-cell table:style-name="ce24" office:value-type="float" office:value="27914" calcext:value-type="float">
            <text:p>27,914</text:p>
          </table:table-cell>
          <table:table-cell table:style-name="ce24" office:value-type="float" office:value="27775" calcext:value-type="float">
            <text:p>27,775</text:p>
          </table:table-cell>
          <table:table-cell table:style-name="ce24" office:value-type="float" office:value="27946" calcext:value-type="float">
            <text:p>27,946</text:p>
          </table:table-cell>
          <table:table-cell table:style-name="ce24" office:value-type="float" office:value="28082" calcext:value-type="float">
            <text:p>28,082</text:p>
          </table:table-cell>
          <table:table-cell table:style-name="ce24" office:value-type="float" office:value="28280" calcext:value-type="float">
            <text:p>28,280</text:p>
          </table:table-cell>
          <table:table-cell table:style-name="ce24" office:value-type="float" office:value="28906" calcext:value-type="float">
            <text:p>28,906</text:p>
          </table:table-cell>
          <table:table-cell table:style-name="ce24" office:value-type="float" office:value="29527" calcext:value-type="float">
            <text:p>29,527</text:p>
          </table:table-cell>
          <table:table-cell table:style-name="ce24" office:value-type="float" office:value="30547" calcext:value-type="float">
            <text:p>30,547</text:p>
          </table:table-cell>
          <table:table-cell table:style-name="ce24" office:value-type="float" office:value="29694" calcext:value-type="float">
            <text:p>29,694</text:p>
          </table:table-cell>
          <table:table-cell table:style-name="ce24" office:value-type="float" office:value="31445" calcext:value-type="float">
            <text:p>31,445</text:p>
          </table:table-cell>
          <table:table-cell table:style-name="ce24" office:value-type="float" office:value="32246" calcext:value-type="float">
            <text:p>32,246</text:p>
          </table:table-cell>
          <table:table-cell table:style-name="ce24" office:value-type="float" office:value="31648" calcext:value-type="float">
            <text:p>31,648</text:p>
          </table:table-cell>
          <table:table-cell table:style-name="ce24" office:value-type="float" office:value="31752" calcext:value-type="float">
            <text:p>31,752</text:p>
          </table:table-cell>
          <table:table-cell table:style-name="ce24" office:value-type="float" office:value="31562" calcext:value-type="float">
            <text:p>31,562</text:p>
          </table:table-cell>
          <table:table-cell table:style-name="ce24" office:value-type="float" office:value="30881" calcext:value-type="float">
            <text:p>30,881</text:p>
          </table:table-cell>
          <table:table-cell table:style-name="ce24" office:value-type="float" office:value="30340" calcext:value-type="float">
            <text:p>30,340</text:p>
          </table:table-cell>
          <table:table-cell table:style-name="ce24" office:value-type="float" office:value="30251" calcext:value-type="float">
            <text:p>30,251</text:p>
          </table:table-cell>
          <table:table-cell table:style-name="ce24" office:value-type="float" office:value="31486" calcext:value-type="float">
            <text:p>31,486</text:p>
          </table:table-cell>
          <table:table-cell table:style-name="ce24" office:value-type="float" office:value="31848" calcext:value-type="float">
            <text:p>31,848</text:p>
          </table:table-cell>
          <table:table-cell table:style-name="ce24" office:value-type="float" office:value="33095" calcext:value-type="float">
            <text:p>33,095</text:p>
          </table:table-cell>
          <table:table-cell table:style-name="ce24" office:value-type="float" office:value="33754" calcext:value-type="float">
            <text:p>33,754</text:p>
          </table:table-cell>
          <table:table-cell table:style-name="ce24" office:value-type="float" office:value="34836" calcext:value-type="float">
            <text:p>34,836</text:p>
          </table:table-cell>
          <table:table-cell table:style-name="ce24" office:value-type="float" office:value="35174" calcext:value-type="float">
            <text:p>35,174</text:p>
          </table:table-cell>
          <table:table-cell table:style-name="ce24" office:value-type="float" office:value="36292" calcext:value-type="float">
            <text:p>36,292</text:p>
          </table:table-cell>
          <table:table-cell table:style-name="ce24" office:value-type="float" office:value="36801" calcext:value-type="float">
            <text:p>36,801</text:p>
          </table:table-cell>
          <table:table-cell table:style-name="ce24" office:value-type="float" office:value="37198" calcext:value-type="float">
            <text:p>37,198</text:p>
          </table:table-cell>
          <table:table-cell table:style-name="ce24" office:value-type="float" office:value="39750" calcext:value-type="float">
            <text:p>39,750</text:p>
          </table:table-cell>
          <table:table-cell table:style-name="ce24" office:value-type="float" office:value="39284" calcext:value-type="float">
            <text:p>39,284</text:p>
          </table:table-cell>
          <table:table-cell table:style-name="ce24" office:value-type="float" office:value="37464" calcext:value-type="float">
            <text:p>37,464</text:p>
          </table:table-cell>
          <table:table-cell table:style-name="ce24" office:value-type="float" office:value="36909" calcext:value-type="float">
            <text:p>36,909</text:p>
          </table:table-cell>
          <table:table-cell table:style-name="ce24" office:value-type="float" office:value="37548" calcext:value-type="float">
            <text:p>37,548</text:p>
          </table:table-cell>
          <table:table-cell table:style-name="ce24" office:value-type="float" office:value="36788" calcext:value-type="float">
            <text:p>36,788</text:p>
          </table:table-cell>
          <table:table-cell table:style-name="ce24" office:value-type="float" office:value="36213" calcext:value-type="float">
            <text:p>36,213</text:p>
          </table:table-cell>
          <table:table-cell table:style-name="ce24" office:value-type="float" office:value="36390" calcext:value-type="float">
            <text:p>36,390</text:p>
          </table:table-cell>
          <table:table-cell table:style-name="ce24" office:value-type="float" office:value="35221" calcext:value-type="float">
            <text:p>35,221</text:p>
          </table:table-cell>
          <table:table-cell table:style-name="ce24" office:value-type="float" office:value="35748" calcext:value-type="float">
            <text:p>35,748</text:p>
          </table:table-cell>
          <table:table-cell table:style-name="ce24" office:value-type="float" office:value="36388" calcext:value-type="float">
            <text:p>36,388</text:p>
          </table:table-cell>
          <table:table-cell table:style-name="ce24" office:value-type="float" office:value="35705" calcext:value-type="float">
            <text:p>35,705</text:p>
          </table:table-cell>
          <table:table-cell table:style-name="ce24" office:value-type="float" office:value="34941" calcext:value-type="float">
            <text:p>34,941</text:p>
          </table:table-cell>
          <table:table-cell table:style-name="ce24" office:value-type="float" office:value="33310" calcext:value-type="float">
            <text:p>33,310</text:p>
          </table:table-cell>
          <table:table-cell table:style-name="ce24" office:value-type="float" office:value="31430" calcext:value-type="float">
            <text:p>31,430</text:p>
          </table:table-cell>
          <table:table-cell table:style-name="ce24" office:value-type="float" office:value="30343" calcext:value-type="float">
            <text:p>30,343</text:p>
          </table:table-cell>
          <table:table-cell table:style-name="ce24" office:value-type="float" office:value="32365" calcext:value-type="float">
            <text:p>32,365</text:p>
          </table:table-cell>
          <table:table-cell table:style-name="ce24" office:value-type="float" office:value="32906" calcext:value-type="float">
            <text:p>32,906</text:p>
          </table:table-cell>
          <table:table-cell table:style-name="ce24" office:value-type="float" office:value="32988" calcext:value-type="float">
            <text:p>32,988</text:p>
          </table:table-cell>
          <table:table-cell table:style-name="ce24" office:value-type="float" office:value="35066" calcext:value-type="float">
            <text:p>35,066</text:p>
          </table:table-cell>
          <table:table-cell table:style-name="ce24" office:value-type="float" office:value="37602" calcext:value-type="float">
            <text:p>37,602</text:p>
          </table:table-cell>
          <table:table-cell table:style-name="ce24" office:value-type="float" office:value="39143" calcext:value-type="float">
            <text:p>39,143</text:p>
          </table:table-cell>
          <table:table-cell table:style-name="ce24" office:value-type="float" office:value="38462" calcext:value-type="float">
            <text:p>38,462</text:p>
          </table:table-cell>
          <table:table-cell table:style-name="ce24" office:value-type="float" office:value="39767" calcext:value-type="float">
            <text:p>39,767</text:p>
          </table:table-cell>
          <table:table-cell table:style-name="ce24" office:value-type="float" office:value="40415" calcext:value-type="float">
            <text:p>40,415</text:p>
          </table:table-cell>
          <table:table-cell table:style-name="ce24" office:value-type="float" office:value="40107" calcext:value-type="float">
            <text:p>40,107</text:p>
          </table:table-cell>
          <table:table-cell table:style-name="ce24" office:value-type="float" office:value="39965" calcext:value-type="float">
            <text:p>39,965</text:p>
          </table:table-cell>
          <table:table-cell table:style-name="ce24" office:value-type="float" office:value="41012" calcext:value-type="float">
            <text:p>41,012</text:p>
          </table:table-cell>
          <table:table-cell table:style-name="ce24" office:value-type="float" office:value="40616" calcext:value-type="float">
            <text:p>40,616</text:p>
          </table:table-cell>
          <table:table-cell table:style-name="ce24" office:value-type="float" office:value="40007" calcext:value-type="float">
            <text:p>40,007</text:p>
          </table:table-cell>
          <table:table-cell table:style-name="ce24" office:value-type="float" office:value="38421" calcext:value-type="float">
            <text:p>38,421</text:p>
          </table:table-cell>
          <table:table-cell table:style-name="ce24" office:value-type="float" office:value="37358" calcext:value-type="float">
            <text:p>37,358</text:p>
          </table:table-cell>
          <table:table-cell table:style-name="ce24" office:value-type="float" office:value="35648" calcext:value-type="float">
            <text:p>35,648</text:p>
          </table:table-cell>
          <table:table-cell table:style-name="ce24" office:value-type="float" office:value="35419" calcext:value-type="float">
            <text:p>35,419</text:p>
          </table:table-cell>
          <table:table-cell table:style-name="ce24" office:value-type="float" office:value="33995" calcext:value-type="float">
            <text:p>33,995</text:p>
          </table:table-cell>
          <table:table-cell table:style-name="ce24" office:value-type="float" office:value="32571" calcext:value-type="float">
            <text:p>32,571</text:p>
          </table:table-cell>
          <table:table-cell table:style-name="ce24" office:value-type="float" office:value="31173" calcext:value-type="float">
            <text:p>31,173</text:p>
          </table:table-cell>
          <table:table-cell table:style-name="ce24" office:value-type="float" office:value="29601" calcext:value-type="float">
            <text:p>29,601</text:p>
          </table:table-cell>
          <table:table-cell table:style-name="ce24" office:value-type="float" office:value="28620" calcext:value-type="float">
            <text:p>28,620</text:p>
          </table:table-cell>
          <table:table-cell table:style-name="ce24" office:value-type="float" office:value="27684" calcext:value-type="float">
            <text:p>27,684</text:p>
          </table:table-cell>
          <table:table-cell table:style-name="ce24" office:value-type="float" office:value="26180" calcext:value-type="float">
            <text:p>26,180</text:p>
          </table:table-cell>
          <table:table-cell table:style-name="ce24" office:value-type="float" office:value="25947" calcext:value-type="float">
            <text:p>25,947</text:p>
          </table:table-cell>
          <table:table-cell table:style-name="ce24" office:value-type="float" office:value="25220" calcext:value-type="float">
            <text:p>25,220</text:p>
          </table:table-cell>
          <table:table-cell table:style-name="ce24" office:value-type="float" office:value="25290" calcext:value-type="float">
            <text:p>25,290</text:p>
          </table:table-cell>
          <table:table-cell table:style-name="ce24" office:value-type="float" office:value="25314" calcext:value-type="float">
            <text:p>25,314</text:p>
          </table:table-cell>
          <table:table-cell table:style-name="ce24" office:value-type="float" office:value="26562" calcext:value-type="float">
            <text:p>26,562</text:p>
          </table:table-cell>
          <table:table-cell table:style-name="ce24" office:value-type="float" office:value="19302" calcext:value-type="float">
            <text:p>19,302</text:p>
          </table:table-cell>
          <table:table-cell table:style-name="ce24" office:value-type="float" office:value="17709" calcext:value-type="float">
            <text:p>17,709</text:p>
          </table:table-cell>
          <table:table-cell table:style-name="ce24" office:value-type="float" office:value="17048" calcext:value-type="float">
            <text:p>17,048</text:p>
          </table:table-cell>
          <table:table-cell table:style-name="ce24" office:value-type="float" office:value="15826" calcext:value-type="float">
            <text:p>15,826</text:p>
          </table:table-cell>
          <table:table-cell table:style-name="ce24" office:value-type="float" office:value="13750" calcext:value-type="float">
            <text:p>13,750</text:p>
          </table:table-cell>
          <table:table-cell table:style-name="ce24" office:value-type="float" office:value="11985" calcext:value-type="float">
            <text:p>11,985</text:p>
          </table:table-cell>
          <table:table-cell table:style-name="ce24" office:value-type="float" office:value="11251" calcext:value-type="float">
            <text:p>11,251</text:p>
          </table:table-cell>
          <table:table-cell table:style-name="ce24" office:value-type="float" office:value="9990" calcext:value-type="float">
            <text:p>9,990</text:p>
          </table:table-cell>
          <table:table-cell table:style-name="ce24" office:value-type="float" office:value="42570" calcext:value-type="float">
            <text:p>42,570</text:p>
          </table:table-cell>
          <table:table-cell/>
          <table:table-cell office:value-type="float" office:value="2028" calcext:value-type="float">
            <text:p>2028</text:p>
          </table:table-cell>
          <table:table-cell table:number-columns-repeated="930"/>
        </table:table-row>
        <table:table-row table:style-name="ro3">
          <table:table-cell office:value-type="float" office:value="2029" calcext:value-type="float">
            <text:p>2029</text:p>
          </table:table-cell>
          <table:table-cell table:style-name="ce24" office:value-type="float" office:value="27845" calcext:value-type="float">
            <text:p>27,845</text:p>
          </table:table-cell>
          <table:table-cell table:style-name="ce24" office:value-type="float" office:value="28110" calcext:value-type="float">
            <text:p>28,110</text:p>
          </table:table-cell>
          <table:table-cell table:style-name="ce24" office:value-type="float" office:value="28308" calcext:value-type="float">
            <text:p>28,308</text:p>
          </table:table-cell>
          <table:table-cell table:style-name="ce24" office:value-type="float" office:value="28467" calcext:value-type="float">
            <text:p>28,467</text:p>
          </table:table-cell>
          <table:table-cell table:style-name="ce24" office:value-type="float" office:value="28569" calcext:value-type="float">
            <text:p>28,569</text:p>
          </table:table-cell>
          <table:table-cell table:style-name="ce24" office:value-type="float" office:value="28610" calcext:value-type="float">
            <text:p>28,610</text:p>
          </table:table-cell>
          <table:table-cell table:style-name="ce24" office:value-type="float" office:value="28611" calcext:value-type="float">
            <text:p>28,611</text:p>
          </table:table-cell>
          <table:table-cell table:style-name="ce24" office:value-type="float" office:value="28565" calcext:value-type="float">
            <text:p>28,565</text:p>
          </table:table-cell>
          <table:table-cell table:style-name="ce24" office:value-type="float" office:value="28472" calcext:value-type="float">
            <text:p>28,472</text:p>
          </table:table-cell>
          <table:table-cell table:style-name="ce24" office:value-type="float" office:value="28338" calcext:value-type="float">
            <text:p>28,338</text:p>
          </table:table-cell>
          <table:table-cell table:style-name="ce24" office:value-type="float" office:value="28158" calcext:value-type="float">
            <text:p>28,158</text:p>
          </table:table-cell>
          <table:table-cell table:style-name="ce24" office:value-type="float" office:value="27948" calcext:value-type="float">
            <text:p>27,948</text:p>
          </table:table-cell>
          <table:table-cell table:style-name="ce24" office:value-type="float" office:value="27804" calcext:value-type="float">
            <text:p>27,804</text:p>
          </table:table-cell>
          <table:table-cell table:style-name="ce24" office:value-type="float" office:value="27968" calcext:value-type="float">
            <text:p>27,968</text:p>
          </table:table-cell>
          <table:table-cell table:style-name="ce24" office:value-type="float" office:value="28110" calcext:value-type="float">
            <text:p>28,110</text:p>
          </table:table-cell>
          <table:table-cell table:style-name="ce24" office:value-type="float" office:value="28320" calcext:value-type="float">
            <text:p>28,320</text:p>
          </table:table-cell>
          <table:table-cell table:style-name="ce24" office:value-type="float" office:value="28955" calcext:value-type="float">
            <text:p>28,955</text:p>
          </table:table-cell>
          <table:table-cell table:style-name="ce24" office:value-type="float" office:value="29633" calcext:value-type="float">
            <text:p>29,633</text:p>
          </table:table-cell>
          <table:table-cell table:style-name="ce24" office:value-type="float" office:value="31013" calcext:value-type="float">
            <text:p>31,013</text:p>
          </table:table-cell>
          <table:table-cell table:style-name="ce24" office:value-type="float" office:value="30688" calcext:value-type="float">
            <text:p>30,688</text:p>
          </table:table-cell>
          <table:table-cell table:style-name="ce24" office:value-type="float" office:value="32505" calcext:value-type="float">
            <text:p>32,505</text:p>
          </table:table-cell>
          <table:table-cell table:style-name="ce24" office:value-type="float" office:value="33038" calcext:value-type="float">
            <text:p>33,038</text:p>
          </table:table-cell>
          <table:table-cell table:style-name="ce24" office:value-type="float" office:value="32275" calcext:value-type="float">
            <text:p>32,275</text:p>
          </table:table-cell>
          <table:table-cell table:style-name="ce24" office:value-type="float" office:value="32078" calcext:value-type="float">
            <text:p>32,078</text:p>
          </table:table-cell>
          <table:table-cell table:style-name="ce24" office:value-type="float" office:value="31557" calcext:value-type="float">
            <text:p>31,557</text:p>
          </table:table-cell>
          <table:table-cell table:style-name="ce24" office:value-type="float" office:value="30860" calcext:value-type="float">
            <text:p>30,860</text:p>
          </table:table-cell>
          <table:table-cell table:style-name="ce24" office:value-type="float" office:value="30394" calcext:value-type="float">
            <text:p>30,394</text:p>
          </table:table-cell>
          <table:table-cell table:style-name="ce24" office:value-type="float" office:value="30333" calcext:value-type="float">
            <text:p>30,333</text:p>
          </table:table-cell>
          <table:table-cell table:style-name="ce24" office:value-type="float" office:value="31581" calcext:value-type="float">
            <text:p>31,581</text:p>
          </table:table-cell>
          <table:table-cell table:style-name="ce24" office:value-type="float" office:value="31932" calcext:value-type="float">
            <text:p>31,932</text:p>
          </table:table-cell>
          <table:table-cell table:style-name="ce24" office:value-type="float" office:value="33176" calcext:value-type="float">
            <text:p>33,176</text:p>
          </table:table-cell>
          <table:table-cell table:style-name="ce24" office:value-type="float" office:value="33841" calcext:value-type="float">
            <text:p>33,841</text:p>
          </table:table-cell>
          <table:table-cell table:style-name="ce24" office:value-type="float" office:value="34917" calcext:value-type="float">
            <text:p>34,917</text:p>
          </table:table-cell>
          <table:table-cell table:style-name="ce24" office:value-type="float" office:value="35240" calcext:value-type="float">
            <text:p>35,240</text:p>
          </table:table-cell>
          <table:table-cell table:style-name="ce24" office:value-type="float" office:value="36356" calcext:value-type="float">
            <text:p>36,356</text:p>
          </table:table-cell>
          <table:table-cell table:style-name="ce24" office:value-type="float" office:value="36880" calcext:value-type="float">
            <text:p>36,880</text:p>
          </table:table-cell>
          <table:table-cell table:style-name="ce24" office:value-type="float" office:value="37271" calcext:value-type="float">
            <text:p>37,271</text:p>
          </table:table-cell>
          <table:table-cell table:style-name="ce24" office:value-type="float" office:value="39800" calcext:value-type="float">
            <text:p>39,800</text:p>
          </table:table-cell>
          <table:table-cell table:style-name="ce24" office:value-type="float" office:value="39317" calcext:value-type="float">
            <text:p>39,317</text:p>
          </table:table-cell>
          <table:table-cell table:style-name="ce24" office:value-type="float" office:value="37488" calcext:value-type="float">
            <text:p>37,488</text:p>
          </table:table-cell>
          <table:table-cell table:style-name="ce24" office:value-type="float" office:value="36927" calcext:value-type="float">
            <text:p>36,927</text:p>
          </table:table-cell>
          <table:table-cell table:style-name="ce24" office:value-type="float" office:value="37571" calcext:value-type="float">
            <text:p>37,571</text:p>
          </table:table-cell>
          <table:table-cell table:style-name="ce24" office:value-type="float" office:value="36809" calcext:value-type="float">
            <text:p>36,809</text:p>
          </table:table-cell>
          <table:table-cell table:style-name="ce24" office:value-type="float" office:value="36223" calcext:value-type="float">
            <text:p>36,223</text:p>
          </table:table-cell>
          <table:table-cell table:style-name="ce24" office:value-type="float" office:value="36396" calcext:value-type="float">
            <text:p>36,396</text:p>
          </table:table-cell>
          <table:table-cell table:style-name="ce24" office:value-type="float" office:value="35223" calcext:value-type="float">
            <text:p>35,223</text:p>
          </table:table-cell>
          <table:table-cell table:style-name="ce24" office:value-type="float" office:value="35751" calcext:value-type="float">
            <text:p>35,751</text:p>
          </table:table-cell>
          <table:table-cell table:style-name="ce24" office:value-type="float" office:value="36380" calcext:value-type="float">
            <text:p>36,380</text:p>
          </table:table-cell>
          <table:table-cell table:style-name="ce24" office:value-type="float" office:value="35690" calcext:value-type="float">
            <text:p>35,690</text:p>
          </table:table-cell>
          <table:table-cell table:style-name="ce24" office:value-type="float" office:value="34922" calcext:value-type="float">
            <text:p>34,922</text:p>
          </table:table-cell>
          <table:table-cell table:style-name="ce24" office:value-type="float" office:value="33287" calcext:value-type="float">
            <text:p>33,287</text:p>
          </table:table-cell>
          <table:table-cell table:style-name="ce24" office:value-type="float" office:value="31406" calcext:value-type="float">
            <text:p>31,406</text:p>
          </table:table-cell>
          <table:table-cell table:style-name="ce24" office:value-type="float" office:value="30323" calcext:value-type="float">
            <text:p>30,323</text:p>
          </table:table-cell>
          <table:table-cell table:style-name="ce24" office:value-type="float" office:value="32327" calcext:value-type="float">
            <text:p>32,327</text:p>
          </table:table-cell>
          <table:table-cell table:style-name="ce24" office:value-type="float" office:value="32846" calcext:value-type="float">
            <text:p>32,846</text:p>
          </table:table-cell>
          <table:table-cell table:style-name="ce24" office:value-type="float" office:value="32923" calcext:value-type="float">
            <text:p>32,923</text:p>
          </table:table-cell>
          <table:table-cell table:style-name="ce24" office:value-type="float" office:value="34991" calcext:value-type="float">
            <text:p>34,991</text:p>
          </table:table-cell>
          <table:table-cell table:style-name="ce24" office:value-type="float" office:value="37507" calcext:value-type="float">
            <text:p>37,507</text:p>
          </table:table-cell>
          <table:table-cell table:style-name="ce24" office:value-type="float" office:value="39021" calcext:value-type="float">
            <text:p>39,021</text:p>
          </table:table-cell>
          <table:table-cell table:style-name="ce24" office:value-type="float" office:value="38328" calcext:value-type="float">
            <text:p>38,328</text:p>
          </table:table-cell>
          <table:table-cell table:style-name="ce24" office:value-type="float" office:value="39627" calcext:value-type="float">
            <text:p>39,627</text:p>
          </table:table-cell>
          <table:table-cell table:style-name="ce24" office:value-type="float" office:value="40259" calcext:value-type="float">
            <text:p>40,259</text:p>
          </table:table-cell>
          <table:table-cell table:style-name="ce24" office:value-type="float" office:value="39929" calcext:value-type="float">
            <text:p>39,929</text:p>
          </table:table-cell>
          <table:table-cell table:style-name="ce24" office:value-type="float" office:value="39761" calcext:value-type="float">
            <text:p>39,761</text:p>
          </table:table-cell>
          <table:table-cell table:style-name="ce24" office:value-type="float" office:value="40768" calcext:value-type="float">
            <text:p>40,768</text:p>
          </table:table-cell>
          <table:table-cell table:style-name="ce24" office:value-type="float" office:value="40338" calcext:value-type="float">
            <text:p>40,338</text:p>
          </table:table-cell>
          <table:table-cell table:style-name="ce24" office:value-type="float" office:value="39704" calcext:value-type="float">
            <text:p>39,704</text:p>
          </table:table-cell>
          <table:table-cell table:style-name="ce24" office:value-type="float" office:value="38093" calcext:value-type="float">
            <text:p>38,093</text:p>
          </table:table-cell>
          <table:table-cell table:style-name="ce24" office:value-type="float" office:value="37004" calcext:value-type="float">
            <text:p>37,004</text:p>
          </table:table-cell>
          <table:table-cell table:style-name="ce24" office:value-type="float" office:value="35269" calcext:value-type="float">
            <text:p>35,269</text:p>
          </table:table-cell>
          <table:table-cell table:style-name="ce24" office:value-type="float" office:value="34994" calcext:value-type="float">
            <text:p>34,994</text:p>
          </table:table-cell>
          <table:table-cell table:style-name="ce24" office:value-type="float" office:value="33543" calcext:value-type="float">
            <text:p>33,543</text:p>
          </table:table-cell>
          <table:table-cell table:style-name="ce24" office:value-type="float" office:value="32091" calcext:value-type="float">
            <text:p>32,091</text:p>
          </table:table-cell>
          <table:table-cell table:style-name="ce24" office:value-type="float" office:value="30673" calcext:value-type="float">
            <text:p>30,673</text:p>
          </table:table-cell>
          <table:table-cell table:style-name="ce24" office:value-type="float" office:value="29078" calcext:value-type="float">
            <text:p>29,078</text:p>
          </table:table-cell>
          <table:table-cell table:style-name="ce24" office:value-type="float" office:value="28053" calcext:value-type="float">
            <text:p>28,053</text:p>
          </table:table-cell>
          <table:table-cell table:style-name="ce24" office:value-type="float" office:value="27078" calcext:value-type="float">
            <text:p>27,078</text:p>
          </table:table-cell>
          <table:table-cell table:style-name="ce24" office:value-type="float" office:value="25544" calcext:value-type="float">
            <text:p>25,544</text:p>
          </table:table-cell>
          <table:table-cell table:style-name="ce24" office:value-type="float" office:value="25242" calcext:value-type="float">
            <text:p>25,242</text:p>
          </table:table-cell>
          <table:table-cell table:style-name="ce24" office:value-type="float" office:value="24447" calcext:value-type="float">
            <text:p>24,447</text:p>
          </table:table-cell>
          <table:table-cell table:style-name="ce24" office:value-type="float" office:value="24418" calcext:value-type="float">
            <text:p>24,418</text:p>
          </table:table-cell>
          <table:table-cell table:style-name="ce24" office:value-type="float" office:value="24338" calcext:value-type="float">
            <text:p>24,338</text:p>
          </table:table-cell>
          <table:table-cell table:style-name="ce24" office:value-type="float" office:value="25411" calcext:value-type="float">
            <text:p>25,411</text:p>
          </table:table-cell>
          <table:table-cell table:style-name="ce24" office:value-type="float" office:value="18362" calcext:value-type="float">
            <text:p>18,362</text:p>
          </table:table-cell>
          <table:table-cell table:style-name="ce24" office:value-type="float" office:value="16738" calcext:value-type="float">
            <text:p>16,738</text:p>
          </table:table-cell>
          <table:table-cell table:style-name="ce24" office:value-type="float" office:value="16000" calcext:value-type="float">
            <text:p>16,000</text:p>
          </table:table-cell>
          <table:table-cell table:style-name="ce24" office:value-type="float" office:value="14739" calcext:value-type="float">
            <text:p>14,739</text:p>
          </table:table-cell>
          <table:table-cell table:style-name="ce24" office:value-type="float" office:value="12686" calcext:value-type="float">
            <text:p>12,686</text:p>
          </table:table-cell>
          <table:table-cell table:style-name="ce24" office:value-type="float" office:value="10941" calcext:value-type="float">
            <text:p>10,941</text:p>
          </table:table-cell>
          <table:table-cell table:style-name="ce24" office:value-type="float" office:value="10156" calcext:value-type="float">
            <text:p>10,156</text:p>
          </table:table-cell>
          <table:table-cell table:style-name="ce24" office:value-type="float" office:value="44150" calcext:value-type="float">
            <text:p>44,150</text:p>
          </table:table-cell>
          <table:table-cell/>
          <table:table-cell office:value-type="float" office:value="2029" calcext:value-type="float">
            <text:p>2029</text:p>
          </table:table-cell>
          <table:table-cell table:number-columns-repeated="930"/>
        </table:table-row>
        <table:table-row table:style-name="ro3">
          <table:table-cell office:value-type="float" office:value="2030" calcext:value-type="float">
            <text:p>2030</text:p>
          </table:table-cell>
          <table:table-cell table:style-name="ce24" office:value-type="float" office:value="27720" calcext:value-type="float">
            <text:p>27,720</text:p>
          </table:table-cell>
          <table:table-cell table:style-name="ce24" office:value-type="float" office:value="27998" calcext:value-type="float">
            <text:p>27,998</text:p>
          </table:table-cell>
          <table:table-cell table:style-name="ce24" office:value-type="float" office:value="28230" calcext:value-type="float">
            <text:p>28,230</text:p>
          </table:table-cell>
          <table:table-cell table:style-name="ce24" office:value-type="float" office:value="28411" calcext:value-type="float">
            <text:p>28,411</text:p>
          </table:table-cell>
          <table:table-cell table:style-name="ce24" office:value-type="float" office:value="28555" calcext:value-type="float">
            <text:p>28,555</text:p>
          </table:table-cell>
          <table:table-cell table:style-name="ce24" office:value-type="float" office:value="28647" calcext:value-type="float">
            <text:p>28,647</text:p>
          </table:table-cell>
          <table:table-cell table:style-name="ce24" office:value-type="float" office:value="28675" calcext:value-type="float">
            <text:p>28,675</text:p>
          </table:table-cell>
          <table:table-cell table:style-name="ce24" office:value-type="float" office:value="28663" calcext:value-type="float">
            <text:p>28,663</text:p>
          </table:table-cell>
          <table:table-cell table:style-name="ce24" office:value-type="float" office:value="28611" calcext:value-type="float">
            <text:p>28,611</text:p>
          </table:table-cell>
          <table:table-cell table:style-name="ce24" office:value-type="float" office:value="28513" calcext:value-type="float">
            <text:p>28,513</text:p>
          </table:table-cell>
          <table:table-cell table:style-name="ce24" office:value-type="float" office:value="28376" calcext:value-type="float">
            <text:p>28,376</text:p>
          </table:table-cell>
          <table:table-cell table:style-name="ce24" office:value-type="float" office:value="28193" calcext:value-type="float">
            <text:p>28,193</text:p>
          </table:table-cell>
          <table:table-cell table:style-name="ce24" office:value-type="float" office:value="27977" calcext:value-type="float">
            <text:p>27,977</text:p>
          </table:table-cell>
          <table:table-cell table:style-name="ce24" office:value-type="float" office:value="27826" calcext:value-type="float">
            <text:p>27,826</text:p>
          </table:table-cell>
          <table:table-cell table:style-name="ce24" office:value-type="float" office:value="27996" calcext:value-type="float">
            <text:p>27,996</text:p>
          </table:table-cell>
          <table:table-cell table:style-name="ce24" office:value-type="float" office:value="28149" calcext:value-type="float">
            <text:p>28,149</text:p>
          </table:table-cell>
          <table:table-cell table:style-name="ce24" office:value-type="float" office:value="28369" calcext:value-type="float">
            <text:p>28,369</text:p>
          </table:table-cell>
          <table:table-cell table:style-name="ce24" office:value-type="float" office:value="29062" calcext:value-type="float">
            <text:p>29,062</text:p>
          </table:table-cell>
          <table:table-cell table:style-name="ce24" office:value-type="float" office:value="30111" calcext:value-type="float">
            <text:p>30,111</text:p>
          </table:table-cell>
          <table:table-cell table:style-name="ce24" office:value-type="float" office:value="32009" calcext:value-type="float">
            <text:p>32,009</text:p>
          </table:table-cell>
          <table:table-cell table:style-name="ce24" office:value-type="float" office:value="31741" calcext:value-type="float">
            <text:p>31,741</text:p>
          </table:table-cell>
          <table:table-cell table:style-name="ce24" office:value-type="float" office:value="33301" calcext:value-type="float">
            <text:p>33,301</text:p>
          </table:table-cell>
          <table:table-cell table:style-name="ce24" office:value-type="float" office:value="33667" calcext:value-type="float">
            <text:p>33,667</text:p>
          </table:table-cell>
          <table:table-cell table:style-name="ce24" office:value-type="float" office:value="32596" calcext:value-type="float">
            <text:p>32,596</text:p>
          </table:table-cell>
          <table:table-cell table:style-name="ce24" office:value-type="float" office:value="32063" calcext:value-type="float">
            <text:p>32,063</text:p>
          </table:table-cell>
          <table:table-cell table:style-name="ce24" office:value-type="float" office:value="31530" calcext:value-type="float">
            <text:p>31,530</text:p>
          </table:table-cell>
          <table:table-cell table:style-name="ce24" office:value-type="float" office:value="30912" calcext:value-type="float">
            <text:p>30,912</text:p>
          </table:table-cell>
          <table:table-cell table:style-name="ce24" office:value-type="float" office:value="30477" calcext:value-type="float">
            <text:p>30,477</text:p>
          </table:table-cell>
          <table:table-cell table:style-name="ce24" office:value-type="float" office:value="30430" calcext:value-type="float">
            <text:p>30,430</text:p>
          </table:table-cell>
          <table:table-cell table:style-name="ce24" office:value-type="float" office:value="31665" calcext:value-type="float">
            <text:p>31,665</text:p>
          </table:table-cell>
          <table:table-cell table:style-name="ce24" office:value-type="float" office:value="32015" calcext:value-type="float">
            <text:p>32,015</text:p>
          </table:table-cell>
          <table:table-cell table:style-name="ce24" office:value-type="float" office:value="33263" calcext:value-type="float">
            <text:p>33,263</text:p>
          </table:table-cell>
          <table:table-cell table:style-name="ce24" office:value-type="float" office:value="33921" calcext:value-type="float">
            <text:p>33,921</text:p>
          </table:table-cell>
          <table:table-cell table:style-name="ce24" office:value-type="float" office:value="34982" calcext:value-type="float">
            <text:p>34,982</text:p>
          </table:table-cell>
          <table:table-cell table:style-name="ce24" office:value-type="float" office:value="35305" calcext:value-type="float">
            <text:p>35,305</text:p>
          </table:table-cell>
          <table:table-cell table:style-name="ce24" office:value-type="float" office:value="36435" calcext:value-type="float">
            <text:p>36,435</text:p>
          </table:table-cell>
          <table:table-cell table:style-name="ce24" office:value-type="float" office:value="36951" calcext:value-type="float">
            <text:p>36,951</text:p>
          </table:table-cell>
          <table:table-cell table:style-name="ce24" office:value-type="float" office:value="37321" calcext:value-type="float">
            <text:p>37,321</text:p>
          </table:table-cell>
          <table:table-cell table:style-name="ce24" office:value-type="float" office:value="39835" calcext:value-type="float">
            <text:p>39,835</text:p>
          </table:table-cell>
          <table:table-cell table:style-name="ce24" office:value-type="float" office:value="39340" calcext:value-type="float">
            <text:p>39,340</text:p>
          </table:table-cell>
          <table:table-cell table:style-name="ce24" office:value-type="float" office:value="37506" calcext:value-type="float">
            <text:p>37,506</text:p>
          </table:table-cell>
          <table:table-cell table:style-name="ce24" office:value-type="float" office:value="36951" calcext:value-type="float">
            <text:p>36,951</text:p>
          </table:table-cell>
          <table:table-cell table:style-name="ce24" office:value-type="float" office:value="37592" calcext:value-type="float">
            <text:p>37,592</text:p>
          </table:table-cell>
          <table:table-cell table:style-name="ce24" office:value-type="float" office:value="36821" calcext:value-type="float">
            <text:p>36,821</text:p>
          </table:table-cell>
          <table:table-cell table:style-name="ce24" office:value-type="float" office:value="36231" calcext:value-type="float">
            <text:p>36,231</text:p>
          </table:table-cell>
          <table:table-cell table:style-name="ce24" office:value-type="float" office:value="36398" calcext:value-type="float">
            <text:p>36,398</text:p>
          </table:table-cell>
          <table:table-cell table:style-name="ce24" office:value-type="float" office:value="35227" calcext:value-type="float">
            <text:p>35,227</text:p>
          </table:table-cell>
          <table:table-cell table:style-name="ce24" office:value-type="float" office:value="35744" calcext:value-type="float">
            <text:p>35,744</text:p>
          </table:table-cell>
          <table:table-cell table:style-name="ce24" office:value-type="float" office:value="36366" calcext:value-type="float">
            <text:p>36,366</text:p>
          </table:table-cell>
          <table:table-cell table:style-name="ce24" office:value-type="float" office:value="35673" calcext:value-type="float">
            <text:p>35,673</text:p>
          </table:table-cell>
          <table:table-cell table:style-name="ce24" office:value-type="float" office:value="34899" calcext:value-type="float">
            <text:p>34,899</text:p>
          </table:table-cell>
          <table:table-cell table:style-name="ce24" office:value-type="float" office:value="33262" calcext:value-type="float">
            <text:p>33,262</text:p>
          </table:table-cell>
          <table:table-cell table:style-name="ce24" office:value-type="float" office:value="31383" calcext:value-type="float">
            <text:p>31,383</text:p>
          </table:table-cell>
          <table:table-cell table:style-name="ce24" office:value-type="float" office:value="30289" calcext:value-type="float">
            <text:p>30,289</text:p>
          </table:table-cell>
          <table:table-cell table:style-name="ce24" office:value-type="float" office:value="32269" calcext:value-type="float">
            <text:p>32,269</text:p>
          </table:table-cell>
          <table:table-cell table:style-name="ce24" office:value-type="float" office:value="32781" calcext:value-type="float">
            <text:p>32,781</text:p>
          </table:table-cell>
          <table:table-cell table:style-name="ce24" office:value-type="float" office:value="32854" calcext:value-type="float">
            <text:p>32,854</text:p>
          </table:table-cell>
          <table:table-cell table:style-name="ce24" office:value-type="float" office:value="34906" calcext:value-type="float">
            <text:p>34,906</text:p>
          </table:table-cell>
          <table:table-cell table:style-name="ce24" office:value-type="float" office:value="37393" calcext:value-type="float">
            <text:p>37,393</text:p>
          </table:table-cell>
          <table:table-cell table:style-name="ce24" office:value-type="float" office:value="38886" calcext:value-type="float">
            <text:p>38,886</text:p>
          </table:table-cell>
          <table:table-cell table:style-name="ce24" office:value-type="float" office:value="38196" calcext:value-type="float">
            <text:p>38,196</text:p>
          </table:table-cell>
          <table:table-cell table:style-name="ce24" office:value-type="float" office:value="39478" calcext:value-type="float">
            <text:p>39,478</text:p>
          </table:table-cell>
          <table:table-cell table:style-name="ce24" office:value-type="float" office:value="40083" calcext:value-type="float">
            <text:p>40,083</text:p>
          </table:table-cell>
          <table:table-cell table:style-name="ce24" office:value-type="float" office:value="39728" calcext:value-type="float">
            <text:p>39,728</text:p>
          </table:table-cell>
          <table:table-cell table:style-name="ce24" office:value-type="float" office:value="39527" calcext:value-type="float">
            <text:p>39,527</text:p>
          </table:table-cell>
          <table:table-cell table:style-name="ce24" office:value-type="float" office:value="40493" calcext:value-type="float">
            <text:p>40,493</text:p>
          </table:table-cell>
          <table:table-cell table:style-name="ce24" office:value-type="float" office:value="40037" calcext:value-type="float">
            <text:p>40,037</text:p>
          </table:table-cell>
          <table:table-cell table:style-name="ce24" office:value-type="float" office:value="39369" calcext:value-type="float">
            <text:p>39,369</text:p>
          </table:table-cell>
          <table:table-cell table:style-name="ce24" office:value-type="float" office:value="37738" calcext:value-type="float">
            <text:p>37,738</text:p>
          </table:table-cell>
          <table:table-cell table:style-name="ce24" office:value-type="float" office:value="36615" calcext:value-type="float">
            <text:p>36,615</text:p>
          </table:table-cell>
          <table:table-cell table:style-name="ce24" office:value-type="float" office:value="34852" calcext:value-type="float">
            <text:p>34,852</text:p>
          </table:table-cell>
          <table:table-cell table:style-name="ce24" office:value-type="float" office:value="34535" calcext:value-type="float">
            <text:p>34,535</text:p>
          </table:table-cell>
          <table:table-cell table:style-name="ce24" office:value-type="float" office:value="33056" calcext:value-type="float">
            <text:p>33,056</text:p>
          </table:table-cell>
          <table:table-cell table:style-name="ce24" office:value-type="float" office:value="31582" calcext:value-type="float">
            <text:p>31,582</text:p>
          </table:table-cell>
          <table:table-cell table:style-name="ce24" office:value-type="float" office:value="30139" calcext:value-type="float">
            <text:p>30,139</text:p>
          </table:table-cell>
          <table:table-cell table:style-name="ce24" office:value-type="float" office:value="28512" calcext:value-type="float">
            <text:p>28,512</text:p>
          </table:table-cell>
          <table:table-cell table:style-name="ce24" office:value-type="float" office:value="27448" calcext:value-type="float">
            <text:p>27,448</text:p>
          </table:table-cell>
          <table:table-cell table:style-name="ce24" office:value-type="float" office:value="26430" calcext:value-type="float">
            <text:p>26,430</text:p>
          </table:table-cell>
          <table:table-cell table:style-name="ce24" office:value-type="float" office:value="24859" calcext:value-type="float">
            <text:p>24,859</text:p>
          </table:table-cell>
          <table:table-cell table:style-name="ce24" office:value-type="float" office:value="24481" calcext:value-type="float">
            <text:p>24,481</text:p>
          </table:table-cell>
          <table:table-cell table:style-name="ce24" office:value-type="float" office:value="23617" calcext:value-type="float">
            <text:p>23,617</text:p>
          </table:table-cell>
          <table:table-cell table:style-name="ce24" office:value-type="float" office:value="23489" calcext:value-type="float">
            <text:p>23,489</text:p>
          </table:table-cell>
          <table:table-cell table:style-name="ce24" office:value-type="float" office:value="23300" calcext:value-type="float">
            <text:p>23,300</text:p>
          </table:table-cell>
          <table:table-cell table:style-name="ce24" office:value-type="float" office:value="24193" calcext:value-type="float">
            <text:p>24,193</text:p>
          </table:table-cell>
          <table:table-cell table:style-name="ce24" office:value-type="float" office:value="17371" calcext:value-type="float">
            <text:p>17,371</text:p>
          </table:table-cell>
          <table:table-cell table:style-name="ce24" office:value-type="float" office:value="15723" calcext:value-type="float">
            <text:p>15,723</text:p>
          </table:table-cell>
          <table:table-cell table:style-name="ce24" office:value-type="float" office:value="14917" calcext:value-type="float">
            <text:p>14,917</text:p>
          </table:table-cell>
          <table:table-cell table:style-name="ce24" office:value-type="float" office:value="13615" calcext:value-type="float">
            <text:p>13,615</text:p>
          </table:table-cell>
          <table:table-cell table:style-name="ce24" office:value-type="float" office:value="11595" calcext:value-type="float">
            <text:p>11,595</text:p>
          </table:table-cell>
          <table:table-cell table:style-name="ce24" office:value-type="float" office:value="9890" calcext:value-type="float">
            <text:p>9,890</text:p>
          </table:table-cell>
          <table:table-cell table:style-name="ce24" office:value-type="float" office:value="45717" calcext:value-type="float">
            <text:p>45,717</text:p>
          </table:table-cell>
          <table:table-cell/>
          <table:table-cell office:value-type="float" office:value="2030" calcext:value-type="float">
            <text:p>2030</text:p>
          </table:table-cell>
          <table:table-cell table:number-columns-repeated="930"/>
        </table:table-row>
        <table:table-row table:style-name="ro3">
          <table:table-cell office:value-type="float" office:value="2031" calcext:value-type="float">
            <text:p>2031</text:p>
          </table:table-cell>
          <table:table-cell table:style-name="ce24" office:value-type="float" office:value="27600" calcext:value-type="float">
            <text:p>27,600</text:p>
          </table:table-cell>
          <table:table-cell table:style-name="ce24" office:value-type="float" office:value="27873" calcext:value-type="float">
            <text:p>27,873</text:p>
          </table:table-cell>
          <table:table-cell table:style-name="ce24" office:value-type="float" office:value="28118" calcext:value-type="float">
            <text:p>28,118</text:p>
          </table:table-cell>
          <table:table-cell table:style-name="ce24" office:value-type="float" office:value="28332" calcext:value-type="float">
            <text:p>28,332</text:p>
          </table:table-cell>
          <table:table-cell table:style-name="ce24" office:value-type="float" office:value="28499" calcext:value-type="float">
            <text:p>28,499</text:p>
          </table:table-cell>
          <table:table-cell table:style-name="ce24" office:value-type="float" office:value="28632" calcext:value-type="float">
            <text:p>28,632</text:p>
          </table:table-cell>
          <table:table-cell table:style-name="ce24" office:value-type="float" office:value="28713" calcext:value-type="float">
            <text:p>28,713</text:p>
          </table:table-cell>
          <table:table-cell table:style-name="ce24" office:value-type="float" office:value="28727" calcext:value-type="float">
            <text:p>28,727</text:p>
          </table:table-cell>
          <table:table-cell table:style-name="ce24" office:value-type="float" office:value="28710" calcext:value-type="float">
            <text:p>28,710</text:p>
          </table:table-cell>
          <table:table-cell table:style-name="ce24" office:value-type="float" office:value="28652" calcext:value-type="float">
            <text:p>28,652</text:p>
          </table:table-cell>
          <table:table-cell table:style-name="ce24" office:value-type="float" office:value="28551" calcext:value-type="float">
            <text:p>28,551</text:p>
          </table:table-cell>
          <table:table-cell table:style-name="ce24" office:value-type="float" office:value="28411" calcext:value-type="float">
            <text:p>28,411</text:p>
          </table:table-cell>
          <table:table-cell table:style-name="ce24" office:value-type="float" office:value="28222" calcext:value-type="float">
            <text:p>28,222</text:p>
          </table:table-cell>
          <table:table-cell table:style-name="ce24" office:value-type="float" office:value="27999" calcext:value-type="float">
            <text:p>27,999</text:p>
          </table:table-cell>
          <table:table-cell table:style-name="ce24" office:value-type="float" office:value="27853" calcext:value-type="float">
            <text:p>27,853</text:p>
          </table:table-cell>
          <table:table-cell table:style-name="ce24" office:value-type="float" office:value="28035" calcext:value-type="float">
            <text:p>28,035</text:p>
          </table:table-cell>
          <table:table-cell table:style-name="ce24" office:value-type="float" office:value="28197" calcext:value-type="float">
            <text:p>28,197</text:p>
          </table:table-cell>
          <table:table-cell table:style-name="ce24" office:value-type="float" office:value="28475" calcext:value-type="float">
            <text:p>28,475</text:p>
          </table:table-cell>
          <table:table-cell table:style-name="ce24" office:value-type="float" office:value="29532" calcext:value-type="float">
            <text:p>29,532</text:p>
          </table:table-cell>
          <table:table-cell table:style-name="ce24" office:value-type="float" office:value="31114" calcext:value-type="float">
            <text:p>31,114</text:p>
          </table:table-cell>
          <table:table-cell table:style-name="ce24" office:value-type="float" office:value="33071" calcext:value-type="float">
            <text:p>33,071</text:p>
          </table:table-cell>
          <table:table-cell table:style-name="ce24" office:value-type="float" office:value="32533" calcext:value-type="float">
            <text:p>32,533</text:p>
          </table:table-cell>
          <table:table-cell table:style-name="ce24" office:value-type="float" office:value="33929" calcext:value-type="float">
            <text:p>33,929</text:p>
          </table:table-cell>
          <table:table-cell table:style-name="ce24" office:value-type="float" office:value="33984" calcext:value-type="float">
            <text:p>33,984</text:p>
          </table:table-cell>
          <table:table-cell table:style-name="ce24" office:value-type="float" office:value="32575" calcext:value-type="float">
            <text:p>32,575</text:p>
          </table:table-cell>
          <table:table-cell table:style-name="ce24" office:value-type="float" office:value="32030" calcext:value-type="float">
            <text:p>32,030</text:p>
          </table:table-cell>
          <table:table-cell table:style-name="ce24" office:value-type="float" office:value="31579" calcext:value-type="float">
            <text:p>31,579</text:p>
          </table:table-cell>
          <table:table-cell table:style-name="ce24" office:value-type="float" office:value="30993" calcext:value-type="float">
            <text:p>30,993</text:p>
          </table:table-cell>
          <table:table-cell table:style-name="ce24" office:value-type="float" office:value="30575" calcext:value-type="float">
            <text:p>30,575</text:p>
          </table:table-cell>
          <table:table-cell table:style-name="ce24" office:value-type="float" office:value="30518" calcext:value-type="float">
            <text:p>30,518</text:p>
          </table:table-cell>
          <table:table-cell table:style-name="ce24" office:value-type="float" office:value="31749" calcext:value-type="float">
            <text:p>31,749</text:p>
          </table:table-cell>
          <table:table-cell table:style-name="ce24" office:value-type="float" office:value="32103" calcext:value-type="float">
            <text:p>32,103</text:p>
          </table:table-cell>
          <table:table-cell table:style-name="ce24" office:value-type="float" office:value="33344" calcext:value-type="float">
            <text:p>33,344</text:p>
          </table:table-cell>
          <table:table-cell table:style-name="ce24" office:value-type="float" office:value="33986" calcext:value-type="float">
            <text:p>33,986</text:p>
          </table:table-cell>
          <table:table-cell table:style-name="ce24" office:value-type="float" office:value="35045" calcext:value-type="float">
            <text:p>35,045</text:p>
          </table:table-cell>
          <table:table-cell table:style-name="ce24" office:value-type="float" office:value="35383" calcext:value-type="float">
            <text:p>35,383</text:p>
          </table:table-cell>
          <table:table-cell table:style-name="ce24" office:value-type="float" office:value="36507" calcext:value-type="float">
            <text:p>36,507</text:p>
          </table:table-cell>
          <table:table-cell table:style-name="ce24" office:value-type="float" office:value="37000" calcext:value-type="float">
            <text:p>37,000</text:p>
          </table:table-cell>
          <table:table-cell table:style-name="ce24" office:value-type="float" office:value="37358" calcext:value-type="float">
            <text:p>37,358</text:p>
          </table:table-cell>
          <table:table-cell table:style-name="ce24" office:value-type="float" office:value="39859" calcext:value-type="float">
            <text:p>39,859</text:p>
          </table:table-cell>
          <table:table-cell table:style-name="ce24" office:value-type="float" office:value="39357" calcext:value-type="float">
            <text:p>39,357</text:p>
          </table:table-cell>
          <table:table-cell table:style-name="ce24" office:value-type="float" office:value="37530" calcext:value-type="float">
            <text:p>37,530</text:p>
          </table:table-cell>
          <table:table-cell table:style-name="ce24" office:value-type="float" office:value="36972" calcext:value-type="float">
            <text:p>36,972</text:p>
          </table:table-cell>
          <table:table-cell table:style-name="ce24" office:value-type="float" office:value="37603" calcext:value-type="float">
            <text:p>37,603</text:p>
          </table:table-cell>
          <table:table-cell table:style-name="ce24" office:value-type="float" office:value="36828" calcext:value-type="float">
            <text:p>36,828</text:p>
          </table:table-cell>
          <table:table-cell table:style-name="ce24" office:value-type="float" office:value="36235" calcext:value-type="float">
            <text:p>36,235</text:p>
          </table:table-cell>
          <table:table-cell table:style-name="ce24" office:value-type="float" office:value="36401" calcext:value-type="float">
            <text:p>36,401</text:p>
          </table:table-cell>
          <table:table-cell table:style-name="ce24" office:value-type="float" office:value="35221" calcext:value-type="float">
            <text:p>35,221</text:p>
          </table:table-cell>
          <table:table-cell table:style-name="ce24" office:value-type="float" office:value="35733" calcext:value-type="float">
            <text:p>35,733</text:p>
          </table:table-cell>
          <table:table-cell table:style-name="ce24" office:value-type="float" office:value="36349" calcext:value-type="float">
            <text:p>36,349</text:p>
          </table:table-cell>
          <table:table-cell table:style-name="ce24" office:value-type="float" office:value="35652" calcext:value-type="float">
            <text:p>35,652</text:p>
          </table:table-cell>
          <table:table-cell table:style-name="ce24" office:value-type="float" office:value="34876" calcext:value-type="float">
            <text:p>34,876</text:p>
          </table:table-cell>
          <table:table-cell table:style-name="ce24" office:value-type="float" office:value="33240" calcext:value-type="float">
            <text:p>33,240</text:p>
          </table:table-cell>
          <table:table-cell table:style-name="ce24" office:value-type="float" office:value="31348" calcext:value-type="float">
            <text:p>31,348</text:p>
          </table:table-cell>
          <table:table-cell table:style-name="ce24" office:value-type="float" office:value="30237" calcext:value-type="float">
            <text:p>30,237</text:p>
          </table:table-cell>
          <table:table-cell table:style-name="ce24" office:value-type="float" office:value="32208" calcext:value-type="float">
            <text:p>32,208</text:p>
          </table:table-cell>
          <table:table-cell table:style-name="ce24" office:value-type="float" office:value="32712" calcext:value-type="float">
            <text:p>32,712</text:p>
          </table:table-cell>
          <table:table-cell table:style-name="ce24" office:value-type="float" office:value="32775" calcext:value-type="float">
            <text:p>32,775</text:p>
          </table:table-cell>
          <table:table-cell table:style-name="ce24" office:value-type="float" office:value="34802" calcext:value-type="float">
            <text:p>34,802</text:p>
          </table:table-cell>
          <table:table-cell table:style-name="ce24" office:value-type="float" office:value="37267" calcext:value-type="float">
            <text:p>37,267</text:p>
          </table:table-cell>
          <table:table-cell table:style-name="ce24" office:value-type="float" office:value="38753" calcext:value-type="float">
            <text:p>38,753</text:p>
          </table:table-cell>
          <table:table-cell table:style-name="ce24" office:value-type="float" office:value="38057" calcext:value-type="float">
            <text:p>38,057</text:p>
          </table:table-cell>
          <table:table-cell table:style-name="ce24" office:value-type="float" office:value="39309" calcext:value-type="float">
            <text:p>39,309</text:p>
          </table:table-cell>
          <table:table-cell table:style-name="ce24" office:value-type="float" office:value="39884" calcext:value-type="float">
            <text:p>39,884</text:p>
          </table:table-cell>
          <table:table-cell table:style-name="ce24" office:value-type="float" office:value="39498" calcext:value-type="float">
            <text:p>39,498</text:p>
          </table:table-cell>
          <table:table-cell table:style-name="ce24" office:value-type="float" office:value="39264" calcext:value-type="float">
            <text:p>39,264</text:p>
          </table:table-cell>
          <table:table-cell table:style-name="ce24" office:value-type="float" office:value="40195" calcext:value-type="float">
            <text:p>40,195</text:p>
          </table:table-cell>
          <table:table-cell table:style-name="ce24" office:value-type="float" office:value="39704" calcext:value-type="float">
            <text:p>39,704</text:p>
          </table:table-cell>
          <table:table-cell table:style-name="ce24" office:value-type="float" office:value="39008" calcext:value-type="float">
            <text:p>39,008</text:p>
          </table:table-cell>
          <table:table-cell table:style-name="ce24" office:value-type="float" office:value="37349" calcext:value-type="float">
            <text:p>37,349</text:p>
          </table:table-cell>
          <table:table-cell table:style-name="ce24" office:value-type="float" office:value="36188" calcext:value-type="float">
            <text:p>36,188</text:p>
          </table:table-cell>
          <table:table-cell table:style-name="ce24" office:value-type="float" office:value="34401" calcext:value-type="float">
            <text:p>34,401</text:p>
          </table:table-cell>
          <table:table-cell table:style-name="ce24" office:value-type="float" office:value="34040" calcext:value-type="float">
            <text:p>34,040</text:p>
          </table:table-cell>
          <table:table-cell table:style-name="ce24" office:value-type="float" office:value="32539" calcext:value-type="float">
            <text:p>32,539</text:p>
          </table:table-cell>
          <table:table-cell table:style-name="ce24" office:value-type="float" office:value="31041" calcext:value-type="float">
            <text:p>31,041</text:p>
          </table:table-cell>
          <table:table-cell table:style-name="ce24" office:value-type="float" office:value="29561" calcext:value-type="float">
            <text:p>29,561</text:p>
          </table:table-cell>
          <table:table-cell table:style-name="ce24" office:value-type="float" office:value="27907" calcext:value-type="float">
            <text:p>27,907</text:p>
          </table:table-cell>
          <table:table-cell table:style-name="ce24" office:value-type="float" office:value="26801" calcext:value-type="float">
            <text:p>26,801</text:p>
          </table:table-cell>
          <table:table-cell table:style-name="ce24" office:value-type="float" office:value="25733" calcext:value-type="float">
            <text:p>25,733</text:p>
          </table:table-cell>
          <table:table-cell table:style-name="ce24" office:value-type="float" office:value="24119" calcext:value-type="float">
            <text:p>24,119</text:p>
          </table:table-cell>
          <table:table-cell table:style-name="ce24" office:value-type="float" office:value="23661" calcext:value-type="float">
            <text:p>23,661</text:p>
          </table:table-cell>
          <table:table-cell table:style-name="ce24" office:value-type="float" office:value="22732" calcext:value-type="float">
            <text:p>22,732</text:p>
          </table:table-cell>
          <table:table-cell table:style-name="ce24" office:value-type="float" office:value="22500" calcext:value-type="float">
            <text:p>22,500</text:p>
          </table:table-cell>
          <table:table-cell table:style-name="ce24" office:value-type="float" office:value="22200" calcext:value-type="float">
            <text:p>22,200</text:p>
          </table:table-cell>
          <table:table-cell table:style-name="ce24" office:value-type="float" office:value="22905" calcext:value-type="float">
            <text:p>22,905</text:p>
          </table:table-cell>
          <table:table-cell table:style-name="ce24" office:value-type="float" office:value="16333" calcext:value-type="float">
            <text:p>16,333</text:p>
          </table:table-cell>
          <table:table-cell table:style-name="ce24" office:value-type="float" office:value="14673" calcext:value-type="float">
            <text:p>14,673</text:p>
          </table:table-cell>
          <table:table-cell table:style-name="ce24" office:value-type="float" office:value="13795" calcext:value-type="float">
            <text:p>13,795</text:p>
          </table:table-cell>
          <table:table-cell table:style-name="ce24" office:value-type="float" office:value="12460" calcext:value-type="float">
            <text:p>12,460</text:p>
          </table:table-cell>
          <table:table-cell table:style-name="ce24" office:value-type="float" office:value="10496" calcext:value-type="float">
            <text:p>10,496</text:p>
          </table:table-cell>
          <table:table-cell table:style-name="ce24" office:value-type="float" office:value="46878" calcext:value-type="float">
            <text:p>46,878</text:p>
          </table:table-cell>
          <table:table-cell/>
          <table:table-cell office:value-type="float" office:value="2031" calcext:value-type="float">
            <text:p>2031</text:p>
          </table:table-cell>
          <table:table-cell table:number-columns-repeated="930"/>
        </table:table-row>
        <table:table-row table:style-name="ro3">
          <table:table-cell office:value-type="float" office:value="2032" calcext:value-type="float">
            <text:p>2032</text:p>
          </table:table-cell>
          <table:table-cell table:style-name="ce24" office:value-type="float" office:value="27490" calcext:value-type="float">
            <text:p>27,490</text:p>
          </table:table-cell>
          <table:table-cell table:style-name="ce24" office:value-type="float" office:value="27754" calcext:value-type="float">
            <text:p>27,754</text:p>
          </table:table-cell>
          <table:table-cell table:style-name="ce24" office:value-type="float" office:value="27993" calcext:value-type="float">
            <text:p>27,993</text:p>
          </table:table-cell>
          <table:table-cell table:style-name="ce24" office:value-type="float" office:value="28222" calcext:value-type="float">
            <text:p>28,222</text:p>
          </table:table-cell>
          <table:table-cell table:style-name="ce24" office:value-type="float" office:value="28420" calcext:value-type="float">
            <text:p>28,420</text:p>
          </table:table-cell>
          <table:table-cell table:style-name="ce24" office:value-type="float" office:value="28576" calcext:value-type="float">
            <text:p>28,576</text:p>
          </table:table-cell>
          <table:table-cell table:style-name="ce24" office:value-type="float" office:value="28697" calcext:value-type="float">
            <text:p>28,697</text:p>
          </table:table-cell>
          <table:table-cell table:style-name="ce24" office:value-type="float" office:value="28765" calcext:value-type="float">
            <text:p>28,765</text:p>
          </table:table-cell>
          <table:table-cell table:style-name="ce24" office:value-type="float" office:value="28773" calcext:value-type="float">
            <text:p>28,773</text:p>
          </table:table-cell>
          <table:table-cell table:style-name="ce24" office:value-type="float" office:value="28752" calcext:value-type="float">
            <text:p>28,752</text:p>
          </table:table-cell>
          <table:table-cell table:style-name="ce24" office:value-type="float" office:value="28690" calcext:value-type="float">
            <text:p>28,690</text:p>
          </table:table-cell>
          <table:table-cell table:style-name="ce24" office:value-type="float" office:value="28586" calcext:value-type="float">
            <text:p>28,586</text:p>
          </table:table-cell>
          <table:table-cell table:style-name="ce24" office:value-type="float" office:value="28440" calcext:value-type="float">
            <text:p>28,440</text:p>
          </table:table-cell>
          <table:table-cell table:style-name="ce24" office:value-type="float" office:value="28244" calcext:value-type="float">
            <text:p>28,244</text:p>
          </table:table-cell>
          <table:table-cell table:style-name="ce24" office:value-type="float" office:value="28027" calcext:value-type="float">
            <text:p>28,027</text:p>
          </table:table-cell>
          <table:table-cell table:style-name="ce24" office:value-type="float" office:value="27892" calcext:value-type="float">
            <text:p>27,892</text:p>
          </table:table-cell>
          <table:table-cell table:style-name="ce24" office:value-type="float" office:value="28083" calcext:value-type="float">
            <text:p>28,083</text:p>
          </table:table-cell>
          <table:table-cell table:style-name="ce24" office:value-type="float" office:value="28302" calcext:value-type="float">
            <text:p>28,302</text:p>
          </table:table-cell>
          <table:table-cell table:style-name="ce24" office:value-type="float" office:value="28939" calcext:value-type="float">
            <text:p>28,939</text:p>
          </table:table-cell>
          <table:table-cell table:style-name="ce24" office:value-type="float" office:value="30521" calcext:value-type="float">
            <text:p>30,521</text:p>
          </table:table-cell>
          <table:table-cell table:style-name="ce24" office:value-type="float" office:value="32173" calcext:value-type="float">
            <text:p>32,173</text:p>
          </table:table-cell>
          <table:table-cell table:style-name="ce24" office:value-type="float" office:value="33869" calcext:value-type="float">
            <text:p>33,869</text:p>
          </table:table-cell>
          <table:table-cell table:style-name="ce24" office:value-type="float" office:value="33161" calcext:value-type="float">
            <text:p>33,161</text:p>
          </table:table-cell>
          <table:table-cell table:style-name="ce24" office:value-type="float" office:value="34236" calcext:value-type="float">
            <text:p>34,236</text:p>
          </table:table-cell>
          <table:table-cell table:style-name="ce24" office:value-type="float" office:value="33950" calcext:value-type="float">
            <text:p>33,950</text:p>
          </table:table-cell>
          <table:table-cell table:style-name="ce24" office:value-type="float" office:value="32538" calcext:value-type="float">
            <text:p>32,538</text:p>
          </table:table-cell>
          <table:table-cell table:style-name="ce24" office:value-type="float" office:value="32076" calcext:value-type="float">
            <text:p>32,076</text:p>
          </table:table-cell>
          <table:table-cell table:style-name="ce24" office:value-type="float" office:value="31658" calcext:value-type="float">
            <text:p>31,658</text:p>
          </table:table-cell>
          <table:table-cell table:style-name="ce24" office:value-type="float" office:value="31091" calcext:value-type="float">
            <text:p>31,091</text:p>
          </table:table-cell>
          <table:table-cell table:style-name="ce24" office:value-type="float" office:value="30663" calcext:value-type="float">
            <text:p>30,663</text:p>
          </table:table-cell>
          <table:table-cell table:style-name="ce24" office:value-type="float" office:value="30602" calcext:value-type="float">
            <text:p>30,602</text:p>
          </table:table-cell>
          <table:table-cell table:style-name="ce24" office:value-type="float" office:value="31836" calcext:value-type="float">
            <text:p>31,836</text:p>
          </table:table-cell>
          <table:table-cell table:style-name="ce24" office:value-type="float" office:value="32184" calcext:value-type="float">
            <text:p>32,184</text:p>
          </table:table-cell>
          <table:table-cell table:style-name="ce24" office:value-type="float" office:value="33409" calcext:value-type="float">
            <text:p>33,409</text:p>
          </table:table-cell>
          <table:table-cell table:style-name="ce24" office:value-type="float" office:value="34049" calcext:value-type="float">
            <text:p>34,049</text:p>
          </table:table-cell>
          <table:table-cell table:style-name="ce24" office:value-type="float" office:value="35123" calcext:value-type="float">
            <text:p>35,123</text:p>
          </table:table-cell>
          <table:table-cell table:style-name="ce24" office:value-type="float" office:value="35454" calcext:value-type="float">
            <text:p>35,454</text:p>
          </table:table-cell>
          <table:table-cell table:style-name="ce24" office:value-type="float" office:value="36557" calcext:value-type="float">
            <text:p>36,557</text:p>
          </table:table-cell>
          <table:table-cell table:style-name="ce24" office:value-type="float" office:value="37036" calcext:value-type="float">
            <text:p>37,036</text:p>
          </table:table-cell>
          <table:table-cell table:style-name="ce24" office:value-type="float" office:value="37385" calcext:value-type="float">
            <text:p>37,385</text:p>
          </table:table-cell>
          <table:table-cell table:style-name="ce24" office:value-type="float" office:value="39878" calcext:value-type="float">
            <text:p>39,878</text:p>
          </table:table-cell>
          <table:table-cell table:style-name="ce24" office:value-type="float" office:value="39381" calcext:value-type="float">
            <text:p>39,381</text:p>
          </table:table-cell>
          <table:table-cell table:style-name="ce24" office:value-type="float" office:value="37552" calcext:value-type="float">
            <text:p>37,552</text:p>
          </table:table-cell>
          <table:table-cell table:style-name="ce24" office:value-type="float" office:value="36985" calcext:value-type="float">
            <text:p>36,985</text:p>
          </table:table-cell>
          <table:table-cell table:style-name="ce24" office:value-type="float" office:value="37611" calcext:value-type="float">
            <text:p>37,611</text:p>
          </table:table-cell>
          <table:table-cell table:style-name="ce24" office:value-type="float" office:value="36832" calcext:value-type="float">
            <text:p>36,832</text:p>
          </table:table-cell>
          <table:table-cell table:style-name="ce24" office:value-type="float" office:value="36240" calcext:value-type="float">
            <text:p>36,240</text:p>
          </table:table-cell>
          <table:table-cell table:style-name="ce24" office:value-type="float" office:value="36395" calcext:value-type="float">
            <text:p>36,395</text:p>
          </table:table-cell>
          <table:table-cell table:style-name="ce24" office:value-type="float" office:value="35210" calcext:value-type="float">
            <text:p>35,210</text:p>
          </table:table-cell>
          <table:table-cell table:style-name="ce24" office:value-type="float" office:value="35718" calcext:value-type="float">
            <text:p>35,718</text:p>
          </table:table-cell>
          <table:table-cell table:style-name="ce24" office:value-type="float" office:value="36328" calcext:value-type="float">
            <text:p>36,328</text:p>
          </table:table-cell>
          <table:table-cell table:style-name="ce24" office:value-type="float" office:value="35630" calcext:value-type="float">
            <text:p>35,630</text:p>
          </table:table-cell>
          <table:table-cell table:style-name="ce24" office:value-type="float" office:value="34854" calcext:value-type="float">
            <text:p>34,854</text:p>
          </table:table-cell>
          <table:table-cell table:style-name="ce24" office:value-type="float" office:value="33201" calcext:value-type="float">
            <text:p>33,201</text:p>
          </table:table-cell>
          <table:table-cell table:style-name="ce24" office:value-type="float" office:value="31293" calcext:value-type="float">
            <text:p>31,293</text:p>
          </table:table-cell>
          <table:table-cell table:style-name="ce24" office:value-type="float" office:value="30182" calcext:value-type="float">
            <text:p>30,182</text:p>
          </table:table-cell>
          <table:table-cell table:style-name="ce24" office:value-type="float" office:value="32142" calcext:value-type="float">
            <text:p>32,142</text:p>
          </table:table-cell>
          <table:table-cell table:style-name="ce24" office:value-type="float" office:value="32633" calcext:value-type="float">
            <text:p>32,633</text:p>
          </table:table-cell>
          <table:table-cell table:style-name="ce24" office:value-type="float" office:value="32678" calcext:value-type="float">
            <text:p>32,678</text:p>
          </table:table-cell>
          <table:table-cell table:style-name="ce24" office:value-type="float" office:value="34685" calcext:value-type="float">
            <text:p>34,685</text:p>
          </table:table-cell>
          <table:table-cell table:style-name="ce24" office:value-type="float" office:value="37143" calcext:value-type="float">
            <text:p>37,143</text:p>
          </table:table-cell>
          <table:table-cell table:style-name="ce24" office:value-type="float" office:value="38613" calcext:value-type="float">
            <text:p>38,613</text:p>
          </table:table-cell>
          <table:table-cell table:style-name="ce24" office:value-type="float" office:value="37895" calcext:value-type="float">
            <text:p>37,895</text:p>
          </table:table-cell>
          <table:table-cell table:style-name="ce24" office:value-type="float" office:value="39118" calcext:value-type="float">
            <text:p>39,118</text:p>
          </table:table-cell>
          <table:table-cell table:style-name="ce24" office:value-type="float" office:value="39656" calcext:value-type="float">
            <text:p>39,656</text:p>
          </table:table-cell>
          <table:table-cell table:style-name="ce24" office:value-type="float" office:value="39240" calcext:value-type="float">
            <text:p>39,240</text:p>
          </table:table-cell>
          <table:table-cell table:style-name="ce24" office:value-type="float" office:value="38979" calcext:value-type="float">
            <text:p>38,979</text:p>
          </table:table-cell>
          <table:table-cell table:style-name="ce24" office:value-type="float" office:value="39865" calcext:value-type="float">
            <text:p>39,865</text:p>
          </table:table-cell>
          <table:table-cell table:style-name="ce24" office:value-type="float" office:value="39345" calcext:value-type="float">
            <text:p>39,345</text:p>
          </table:table-cell>
          <table:table-cell table:style-name="ce24" office:value-type="float" office:value="38611" calcext:value-type="float">
            <text:p>38,611</text:p>
          </table:table-cell>
          <table:table-cell table:style-name="ce24" office:value-type="float" office:value="36920" calcext:value-type="float">
            <text:p>36,920</text:p>
          </table:table-cell>
          <table:table-cell table:style-name="ce24" office:value-type="float" office:value="35726" calcext:value-type="float">
            <text:p>35,726</text:p>
          </table:table-cell>
          <table:table-cell table:style-name="ce24" office:value-type="float" office:value="33914" calcext:value-type="float">
            <text:p>33,914</text:p>
          </table:table-cell>
          <table:table-cell table:style-name="ce24" office:value-type="float" office:value="33515" calcext:value-type="float">
            <text:p>33,515</text:p>
          </table:table-cell>
          <table:table-cell table:style-name="ce24" office:value-type="float" office:value="31989" calcext:value-type="float">
            <text:p>31,989</text:p>
          </table:table-cell>
          <table:table-cell table:style-name="ce24" office:value-type="float" office:value="30454" calcext:value-type="float">
            <text:p>30,454</text:p>
          </table:table-cell>
          <table:table-cell table:style-name="ce24" office:value-type="float" office:value="28943" calcext:value-type="float">
            <text:p>28,943</text:p>
          </table:table-cell>
          <table:table-cell table:style-name="ce24" office:value-type="float" office:value="27259" calcext:value-type="float">
            <text:p>27,259</text:p>
          </table:table-cell>
          <table:table-cell table:style-name="ce24" office:value-type="float" office:value="26103" calcext:value-type="float">
            <text:p>26,103</text:p>
          </table:table-cell>
          <table:table-cell table:style-name="ce24" office:value-type="float" office:value="24979" calcext:value-type="float">
            <text:p>24,979</text:p>
          </table:table-cell>
          <table:table-cell table:style-name="ce24" office:value-type="float" office:value="23323" calcext:value-type="float">
            <text:p>23,323</text:p>
          </table:table-cell>
          <table:table-cell table:style-name="ce24" office:value-type="float" office:value="22787" calcext:value-type="float">
            <text:p>22,787</text:p>
          </table:table-cell>
          <table:table-cell table:style-name="ce24" office:value-type="float" office:value="21788" calcext:value-type="float">
            <text:p>21,788</text:p>
          </table:table-cell>
          <table:table-cell table:style-name="ce24" office:value-type="float" office:value="21452" calcext:value-type="float">
            <text:p>21,452</text:p>
          </table:table-cell>
          <table:table-cell table:style-name="ce24" office:value-type="float" office:value="21035" calcext:value-type="float">
            <text:p>21,035</text:p>
          </table:table-cell>
          <table:table-cell table:style-name="ce24" office:value-type="float" office:value="21554" calcext:value-type="float">
            <text:p>21,554</text:p>
          </table:table-cell>
          <table:table-cell table:style-name="ce24" office:value-type="float" office:value="15257" calcext:value-type="float">
            <text:p>15,257</text:p>
          </table:table-cell>
          <table:table-cell table:style-name="ce24" office:value-type="float" office:value="13584" calcext:value-type="float">
            <text:p>13,584</text:p>
          </table:table-cell>
          <table:table-cell table:style-name="ce24" office:value-type="float" office:value="12639" calcext:value-type="float">
            <text:p>12,639</text:p>
          </table:table-cell>
          <table:table-cell table:style-name="ce24" office:value-type="float" office:value="11294" calcext:value-type="float">
            <text:p>11,294</text:p>
          </table:table-cell>
          <table:table-cell table:style-name="ce24" office:value-type="float" office:value="48458" calcext:value-type="float">
            <text:p>48,458</text:p>
          </table:table-cell>
          <table:table-cell/>
          <table:table-cell office:value-type="float" office:value="2032" calcext:value-type="float">
            <text:p>2032</text:p>
          </table:table-cell>
          <table:table-cell table:number-columns-repeated="930"/>
        </table:table-row>
        <table:table-row table:style-name="ro3">
          <table:table-cell office:value-type="float" office:value="2033" calcext:value-type="float">
            <text:p>2033</text:p>
          </table:table-cell>
          <table:table-cell table:style-name="ce24" office:value-type="float" office:value="27403" calcext:value-type="float">
            <text:p>27,403</text:p>
          </table:table-cell>
          <table:table-cell table:style-name="ce24" office:value-type="float" office:value="27643" calcext:value-type="float">
            <text:p>27,643</text:p>
          </table:table-cell>
          <table:table-cell table:style-name="ce24" office:value-type="float" office:value="27874" calcext:value-type="float">
            <text:p>27,874</text:p>
          </table:table-cell>
          <table:table-cell table:style-name="ce24" office:value-type="float" office:value="28098" calcext:value-type="float">
            <text:p>28,098</text:p>
          </table:table-cell>
          <table:table-cell table:style-name="ce24" office:value-type="float" office:value="28310" calcext:value-type="float">
            <text:p>28,310</text:p>
          </table:table-cell>
          <table:table-cell table:style-name="ce24" office:value-type="float" office:value="28496" calcext:value-type="float">
            <text:p>28,496</text:p>
          </table:table-cell>
          <table:table-cell table:style-name="ce24" office:value-type="float" office:value="28640" calcext:value-type="float">
            <text:p>28,640</text:p>
          </table:table-cell>
          <table:table-cell table:style-name="ce24" office:value-type="float" office:value="28749" calcext:value-type="float">
            <text:p>28,749</text:p>
          </table:table-cell>
          <table:table-cell table:style-name="ce24" office:value-type="float" office:value="28811" calcext:value-type="float">
            <text:p>28,811</text:p>
          </table:table-cell>
          <table:table-cell table:style-name="ce24" office:value-type="float" office:value="28815" calcext:value-type="float">
            <text:p>28,815</text:p>
          </table:table-cell>
          <table:table-cell table:style-name="ce24" office:value-type="float" office:value="28790" calcext:value-type="float">
            <text:p>28,790</text:p>
          </table:table-cell>
          <table:table-cell table:style-name="ce24" office:value-type="float" office:value="28725" calcext:value-type="float">
            <text:p>28,725</text:p>
          </table:table-cell>
          <table:table-cell table:style-name="ce24" office:value-type="float" office:value="28616" calcext:value-type="float">
            <text:p>28,616</text:p>
          </table:table-cell>
          <table:table-cell table:style-name="ce24" office:value-type="float" office:value="28462" calcext:value-type="float">
            <text:p>28,462</text:p>
          </table:table-cell>
          <table:table-cell table:style-name="ce24" office:value-type="float" office:value="28271" calcext:value-type="float">
            <text:p>28,271</text:p>
          </table:table-cell>
          <table:table-cell table:style-name="ce24" office:value-type="float" office:value="28066" calcext:value-type="float">
            <text:p>28,066</text:p>
          </table:table-cell>
          <table:table-cell table:style-name="ce24" office:value-type="float" office:value="27940" calcext:value-type="float">
            <text:p>27,940</text:p>
          </table:table-cell>
          <table:table-cell table:style-name="ce24" office:value-type="float" office:value="28187" calcext:value-type="float">
            <text:p>28,187</text:p>
          </table:table-cell>
          <table:table-cell table:style-name="ce24" office:value-type="float" office:value="28760" calcext:value-type="float">
            <text:p>28,760</text:p>
          </table:table-cell>
          <table:table-cell table:style-name="ce24" office:value-type="float" office:value="29916" calcext:value-type="float">
            <text:p>29,916</text:p>
          </table:table-cell>
          <table:table-cell table:style-name="ce24" office:value-type="float" office:value="31569" calcext:value-type="float">
            <text:p>31,569</text:p>
          </table:table-cell>
          <table:table-cell table:style-name="ce24" office:value-type="float" office:value="32969" calcext:value-type="float">
            <text:p>32,969</text:p>
          </table:table-cell>
          <table:table-cell table:style-name="ce24" office:value-type="float" office:value="34499" calcext:value-type="float">
            <text:p>34,499</text:p>
          </table:table-cell>
          <table:table-cell table:style-name="ce24" office:value-type="float" office:value="33467" calcext:value-type="float">
            <text:p>33,467</text:p>
          </table:table-cell>
          <table:table-cell table:style-name="ce24" office:value-type="float" office:value="34191" calcext:value-type="float">
            <text:p>34,191</text:p>
          </table:table-cell>
          <table:table-cell table:style-name="ce24" office:value-type="float" office:value="33902" calcext:value-type="float">
            <text:p>33,902</text:p>
          </table:table-cell>
          <table:table-cell table:style-name="ce24" office:value-type="float" office:value="32580" calcext:value-type="float">
            <text:p>32,580</text:p>
          </table:table-cell>
          <table:table-cell table:style-name="ce24" office:value-type="float" office:value="32152" calcext:value-type="float">
            <text:p>32,152</text:p>
          </table:table-cell>
          <table:table-cell table:style-name="ce24" office:value-type="float" office:value="31754" calcext:value-type="float">
            <text:p>31,754</text:p>
          </table:table-cell>
          <table:table-cell table:style-name="ce24" office:value-type="float" office:value="31178" calcext:value-type="float">
            <text:p>31,178</text:p>
          </table:table-cell>
          <table:table-cell table:style-name="ce24" office:value-type="float" office:value="30747" calcext:value-type="float">
            <text:p>30,747</text:p>
          </table:table-cell>
          <table:table-cell table:style-name="ce24" office:value-type="float" office:value="30690" calcext:value-type="float">
            <text:p>30,690</text:p>
          </table:table-cell>
          <table:table-cell table:style-name="ce24" office:value-type="float" office:value="31917" calcext:value-type="float">
            <text:p>31,917</text:p>
          </table:table-cell>
          <table:table-cell table:style-name="ce24" office:value-type="float" office:value="32250" calcext:value-type="float">
            <text:p>32,250</text:p>
          </table:table-cell>
          <table:table-cell table:style-name="ce24" office:value-type="float" office:value="33472" calcext:value-type="float">
            <text:p>33,472</text:p>
          </table:table-cell>
          <table:table-cell table:style-name="ce24" office:value-type="float" office:value="34127" calcext:value-type="float">
            <text:p>34,127</text:p>
          </table:table-cell>
          <table:table-cell table:style-name="ce24" office:value-type="float" office:value="35194" calcext:value-type="float">
            <text:p>35,194</text:p>
          </table:table-cell>
          <table:table-cell table:style-name="ce24" office:value-type="float" office:value="35504" calcext:value-type="float">
            <text:p>35,504</text:p>
          </table:table-cell>
          <table:table-cell table:style-name="ce24" office:value-type="float" office:value="36593" calcext:value-type="float">
            <text:p>36,593</text:p>
          </table:table-cell>
          <table:table-cell table:style-name="ce24" office:value-type="float" office:value="37061" calcext:value-type="float">
            <text:p>37,061</text:p>
          </table:table-cell>
          <table:table-cell table:style-name="ce24" office:value-type="float" office:value="37405" calcext:value-type="float">
            <text:p>37,405</text:p>
          </table:table-cell>
          <table:table-cell table:style-name="ce24" office:value-type="float" office:value="39904" calcext:value-type="float">
            <text:p>39,904</text:p>
          </table:table-cell>
          <table:table-cell table:style-name="ce24" office:value-type="float" office:value="39403" calcext:value-type="float">
            <text:p>39,403</text:p>
          </table:table-cell>
          <table:table-cell table:style-name="ce24" office:value-type="float" office:value="37565" calcext:value-type="float">
            <text:p>37,565</text:p>
          </table:table-cell>
          <table:table-cell table:style-name="ce24" office:value-type="float" office:value="36996" calcext:value-type="float">
            <text:p>36,996</text:p>
          </table:table-cell>
          <table:table-cell table:style-name="ce24" office:value-type="float" office:value="37615" calcext:value-type="float">
            <text:p>37,615</text:p>
          </table:table-cell>
          <table:table-cell table:style-name="ce24" office:value-type="float" office:value="36837" calcext:value-type="float">
            <text:p>36,837</text:p>
          </table:table-cell>
          <table:table-cell table:style-name="ce24" office:value-type="float" office:value="36234" calcext:value-type="float">
            <text:p>36,234</text:p>
          </table:table-cell>
          <table:table-cell table:style-name="ce24" office:value-type="float" office:value="36383" calcext:value-type="float">
            <text:p>36,383</text:p>
          </table:table-cell>
          <table:table-cell table:style-name="ce24" office:value-type="float" office:value="35196" calcext:value-type="float">
            <text:p>35,196</text:p>
          </table:table-cell>
          <table:table-cell table:style-name="ce24" office:value-type="float" office:value="35698" calcext:value-type="float">
            <text:p>35,698</text:p>
          </table:table-cell>
          <table:table-cell table:style-name="ce24" office:value-type="float" office:value="36307" calcext:value-type="float">
            <text:p>36,307</text:p>
          </table:table-cell>
          <table:table-cell table:style-name="ce24" office:value-type="float" office:value="35609" calcext:value-type="float">
            <text:p>35,609</text:p>
          </table:table-cell>
          <table:table-cell table:style-name="ce24" office:value-type="float" office:value="34816" calcext:value-type="float">
            <text:p>34,816</text:p>
          </table:table-cell>
          <table:table-cell table:style-name="ce24" office:value-type="float" office:value="33144" calcext:value-type="float">
            <text:p>33,144</text:p>
          </table:table-cell>
          <table:table-cell table:style-name="ce24" office:value-type="float" office:value="31234" calcext:value-type="float">
            <text:p>31,234</text:p>
          </table:table-cell>
          <table:table-cell table:style-name="ce24" office:value-type="float" office:value="30123" calcext:value-type="float">
            <text:p>30,123</text:p>
          </table:table-cell>
          <table:table-cell table:style-name="ce24" office:value-type="float" office:value="32066" calcext:value-type="float">
            <text:p>32,066</text:p>
          </table:table-cell>
          <table:table-cell table:style-name="ce24" office:value-type="float" office:value="32539" calcext:value-type="float">
            <text:p>32,539</text:p>
          </table:table-cell>
          <table:table-cell table:style-name="ce24" office:value-type="float" office:value="32570" calcext:value-type="float">
            <text:p>32,570</text:p>
          </table:table-cell>
          <table:table-cell table:style-name="ce24" office:value-type="float" office:value="34573" calcext:value-type="float">
            <text:p>34,573</text:p>
          </table:table-cell>
          <table:table-cell table:style-name="ce24" office:value-type="float" office:value="37013" calcext:value-type="float">
            <text:p>37,013</text:p>
          </table:table-cell>
          <table:table-cell table:style-name="ce24" office:value-type="float" office:value="38451" calcext:value-type="float">
            <text:p>38,451</text:p>
          </table:table-cell>
          <table:table-cell table:style-name="ce24" office:value-type="float" office:value="37713" calcext:value-type="float">
            <text:p>37,713</text:p>
          </table:table-cell>
          <table:table-cell table:style-name="ce24" office:value-type="float" office:value="38898" calcext:value-type="float">
            <text:p>38,898</text:p>
          </table:table-cell>
          <table:table-cell table:style-name="ce24" office:value-type="float" office:value="39400" calcext:value-type="float">
            <text:p>39,400</text:p>
          </table:table-cell>
          <table:table-cell table:style-name="ce24" office:value-type="float" office:value="38958" calcext:value-type="float">
            <text:p>38,958</text:p>
          </table:table-cell>
          <table:table-cell table:style-name="ce24" office:value-type="float" office:value="38665" calcext:value-type="float">
            <text:p>38,665</text:p>
          </table:table-cell>
          <table:table-cell table:style-name="ce24" office:value-type="float" office:value="39509" calcext:value-type="float">
            <text:p>39,509</text:p>
          </table:table-cell>
          <table:table-cell table:style-name="ce24" office:value-type="float" office:value="38951" calcext:value-type="float">
            <text:p>38,951</text:p>
          </table:table-cell>
          <table:table-cell table:style-name="ce24" office:value-type="float" office:value="38173" calcext:value-type="float">
            <text:p>38,173</text:p>
          </table:table-cell>
          <table:table-cell table:style-name="ce24" office:value-type="float" office:value="36455" calcext:value-type="float">
            <text:p>36,455</text:p>
          </table:table-cell>
          <table:table-cell table:style-name="ce24" office:value-type="float" office:value="35228" calcext:value-type="float">
            <text:p>35,228</text:p>
          </table:table-cell>
          <table:table-cell table:style-name="ce24" office:value-type="float" office:value="33399" calcext:value-type="float">
            <text:p>33,399</text:p>
          </table:table-cell>
          <table:table-cell table:style-name="ce24" office:value-type="float" office:value="32956" calcext:value-type="float">
            <text:p>32,956</text:p>
          </table:table-cell>
          <table:table-cell table:style-name="ce24" office:value-type="float" office:value="31392" calcext:value-type="float">
            <text:p>31,392</text:p>
          </table:table-cell>
          <table:table-cell table:style-name="ce24" office:value-type="float" office:value="29826" calcext:value-type="float">
            <text:p>29,826</text:p>
          </table:table-cell>
          <table:table-cell table:style-name="ce24" office:value-type="float" office:value="28280" calcext:value-type="float">
            <text:p>28,280</text:p>
          </table:table-cell>
          <table:table-cell table:style-name="ce24" office:value-type="float" office:value="26559" calcext:value-type="float">
            <text:p>26,559</text:p>
          </table:table-cell>
          <table:table-cell table:style-name="ce24" office:value-type="float" office:value="25348" calcext:value-type="float">
            <text:p>25,348</text:p>
          </table:table-cell>
          <table:table-cell table:style-name="ce24" office:value-type="float" office:value="24166" calcext:value-type="float">
            <text:p>24,166</text:p>
          </table:table-cell>
          <table:table-cell table:style-name="ce24" office:value-type="float" office:value="22473" calcext:value-type="float">
            <text:p>22,473</text:p>
          </table:table-cell>
          <table:table-cell table:style-name="ce24" office:value-type="float" office:value="21854" calcext:value-type="float">
            <text:p>21,854</text:p>
          </table:table-cell>
          <table:table-cell table:style-name="ce24" office:value-type="float" office:value="20787" calcext:value-type="float">
            <text:p>20,787</text:p>
          </table:table-cell>
          <table:table-cell table:style-name="ce24" office:value-type="float" office:value="20341" calcext:value-type="float">
            <text:p>20,341</text:p>
          </table:table-cell>
          <table:table-cell table:style-name="ce24" office:value-type="float" office:value="19812" calcext:value-type="float">
            <text:p>19,812</text:p>
          </table:table-cell>
          <table:table-cell table:style-name="ce24" office:value-type="float" office:value="20152" calcext:value-type="float">
            <text:p>20,152</text:p>
          </table:table-cell>
          <table:table-cell table:style-name="ce24" office:value-type="float" office:value="14138" calcext:value-type="float">
            <text:p>14,138</text:p>
          </table:table-cell>
          <table:table-cell table:style-name="ce24" office:value-type="float" office:value="12461" calcext:value-type="float">
            <text:p>12,461</text:p>
          </table:table-cell>
          <table:table-cell table:style-name="ce24" office:value-type="float" office:value="11472" calcext:value-type="float">
            <text:p>11,472</text:p>
          </table:table-cell>
          <table:table-cell table:style-name="ce24" office:value-type="float" office:value="50582" calcext:value-type="float">
            <text:p>50,582</text:p>
          </table:table-cell>
          <table:table-cell/>
          <table:table-cell office:value-type="float" office:value="2033" calcext:value-type="float">
            <text:p>2033</text:p>
          </table:table-cell>
          <table:table-cell table:number-columns-repeated="930"/>
        </table:table-row>
        <table:table-row table:style-name="ro3">
          <table:table-cell office:value-type="float" office:value="2034" calcext:value-type="float">
            <text:p>2034</text:p>
          </table:table-cell>
          <table:table-cell table:style-name="ce24" office:value-type="float" office:value="27322" calcext:value-type="float">
            <text:p>27,322</text:p>
          </table:table-cell>
          <table:table-cell table:style-name="ce24" office:value-type="float" office:value="27557" calcext:value-type="float">
            <text:p>27,557</text:p>
          </table:table-cell>
          <table:table-cell table:style-name="ce24" office:value-type="float" office:value="27763" calcext:value-type="float">
            <text:p>27,763</text:p>
          </table:table-cell>
          <table:table-cell table:style-name="ce24" office:value-type="float" office:value="27979" calcext:value-type="float">
            <text:p>27,979</text:p>
          </table:table-cell>
          <table:table-cell table:style-name="ce24" office:value-type="float" office:value="28186" calcext:value-type="float">
            <text:p>28,186</text:p>
          </table:table-cell>
          <table:table-cell table:style-name="ce24" office:value-type="float" office:value="28387" calcext:value-type="float">
            <text:p>28,387</text:p>
          </table:table-cell>
          <table:table-cell table:style-name="ce24" office:value-type="float" office:value="28562" calcext:value-type="float">
            <text:p>28,562</text:p>
          </table:table-cell>
          <table:table-cell table:style-name="ce24" office:value-type="float" office:value="28692" calcext:value-type="float">
            <text:p>28,692</text:p>
          </table:table-cell>
          <table:table-cell table:style-name="ce24" office:value-type="float" office:value="28796" calcext:value-type="float">
            <text:p>28,796</text:p>
          </table:table-cell>
          <table:table-cell table:style-name="ce24" office:value-type="float" office:value="28854" calcext:value-type="float">
            <text:p>28,854</text:p>
          </table:table-cell>
          <table:table-cell table:style-name="ce24" office:value-type="float" office:value="28853" calcext:value-type="float">
            <text:p>28,853</text:p>
          </table:table-cell>
          <table:table-cell table:style-name="ce24" office:value-type="float" office:value="28826" calcext:value-type="float">
            <text:p>28,826</text:p>
          </table:table-cell>
          <table:table-cell table:style-name="ce24" office:value-type="float" office:value="28755" calcext:value-type="float">
            <text:p>28,755</text:p>
          </table:table-cell>
          <table:table-cell table:style-name="ce24" office:value-type="float" office:value="28638" calcext:value-type="float">
            <text:p>28,638</text:p>
          </table:table-cell>
          <table:table-cell table:style-name="ce24" office:value-type="float" office:value="28490" calcext:value-type="float">
            <text:p>28,490</text:p>
          </table:table-cell>
          <table:table-cell table:style-name="ce24" office:value-type="float" office:value="28310" calcext:value-type="float">
            <text:p>28,310</text:p>
          </table:table-cell>
          <table:table-cell table:style-name="ce24" office:value-type="float" office:value="28115" calcext:value-type="float">
            <text:p>28,115</text:p>
          </table:table-cell>
          <table:table-cell table:style-name="ce24" office:value-type="float" office:value="28044" calcext:value-type="float">
            <text:p>28,044</text:p>
          </table:table-cell>
          <table:table-cell table:style-name="ce24" office:value-type="float" office:value="28643" calcext:value-type="float">
            <text:p>28,643</text:p>
          </table:table-cell>
          <table:table-cell table:style-name="ce24" office:value-type="float" office:value="29729" calcext:value-type="float">
            <text:p>29,729</text:p>
          </table:table-cell>
          <table:table-cell table:style-name="ce24" office:value-type="float" office:value="30953" calcext:value-type="float">
            <text:p>30,953</text:p>
          </table:table-cell>
          <table:table-cell table:style-name="ce24" office:value-type="float" office:value="32358" calcext:value-type="float">
            <text:p>32,358</text:p>
          </table:table-cell>
          <table:table-cell table:style-name="ce24" office:value-type="float" office:value="33597" calcext:value-type="float">
            <text:p>33,597</text:p>
          </table:table-cell>
          <table:table-cell table:style-name="ce24" office:value-type="float" office:value="34809" calcext:value-type="float">
            <text:p>34,809</text:p>
          </table:table-cell>
          <table:table-cell table:style-name="ce24" office:value-type="float" office:value="33426" calcext:value-type="float">
            <text:p>33,426</text:p>
          </table:table-cell>
          <table:table-cell table:style-name="ce24" office:value-type="float" office:value="34137" calcext:value-type="float">
            <text:p>34,137</text:p>
          </table:table-cell>
          <table:table-cell table:style-name="ce24" office:value-type="float" office:value="33940" calcext:value-type="float">
            <text:p>33,940</text:p>
          </table:table-cell>
          <table:table-cell table:style-name="ce24" office:value-type="float" office:value="32655" calcext:value-type="float">
            <text:p>32,655</text:p>
          </table:table-cell>
          <table:table-cell table:style-name="ce24" office:value-type="float" office:value="32247" calcext:value-type="float">
            <text:p>32,247</text:p>
          </table:table-cell>
          <table:table-cell table:style-name="ce24" office:value-type="float" office:value="31842" calcext:value-type="float">
            <text:p>31,842</text:p>
          </table:table-cell>
          <table:table-cell table:style-name="ce24" office:value-type="float" office:value="31263" calcext:value-type="float">
            <text:p>31,263</text:p>
          </table:table-cell>
          <table:table-cell table:style-name="ce24" office:value-type="float" office:value="30835" calcext:value-type="float">
            <text:p>30,835</text:p>
          </table:table-cell>
          <table:table-cell table:style-name="ce24" office:value-type="float" office:value="30770" calcext:value-type="float">
            <text:p>30,770</text:p>
          </table:table-cell>
          <table:table-cell table:style-name="ce24" office:value-type="float" office:value="31982" calcext:value-type="float">
            <text:p>31,982</text:p>
          </table:table-cell>
          <table:table-cell table:style-name="ce24" office:value-type="float" office:value="32313" calcext:value-type="float">
            <text:p>32,313</text:p>
          </table:table-cell>
          <table:table-cell table:style-name="ce24" office:value-type="float" office:value="33549" calcext:value-type="float">
            <text:p>33,549</text:p>
          </table:table-cell>
          <table:table-cell table:style-name="ce24" office:value-type="float" office:value="34197" calcext:value-type="float">
            <text:p>34,197</text:p>
          </table:table-cell>
          <table:table-cell table:style-name="ce24" office:value-type="float" office:value="35243" calcext:value-type="float">
            <text:p>35,243</text:p>
          </table:table-cell>
          <table:table-cell table:style-name="ce24" office:value-type="float" office:value="35540" calcext:value-type="float">
            <text:p>35,540</text:p>
          </table:table-cell>
          <table:table-cell table:style-name="ce24" office:value-type="float" office:value="36617" calcext:value-type="float">
            <text:p>36,617</text:p>
          </table:table-cell>
          <table:table-cell table:style-name="ce24" office:value-type="float" office:value="37081" calcext:value-type="float">
            <text:p>37,081</text:p>
          </table:table-cell>
          <table:table-cell table:style-name="ce24" office:value-type="float" office:value="37433" calcext:value-type="float">
            <text:p>37,433</text:p>
          </table:table-cell>
          <table:table-cell table:style-name="ce24" office:value-type="float" office:value="39927" calcext:value-type="float">
            <text:p>39,927</text:p>
          </table:table-cell>
          <table:table-cell table:style-name="ce24" office:value-type="float" office:value="39415" calcext:value-type="float">
            <text:p>39,415</text:p>
          </table:table-cell>
          <table:table-cell table:style-name="ce24" office:value-type="float" office:value="37574" calcext:value-type="float">
            <text:p>37,574</text:p>
          </table:table-cell>
          <table:table-cell table:style-name="ce24" office:value-type="float" office:value="37002" calcext:value-type="float">
            <text:p>37,002</text:p>
          </table:table-cell>
          <table:table-cell table:style-name="ce24" office:value-type="float" office:value="37622" calcext:value-type="float">
            <text:p>37,622</text:p>
          </table:table-cell>
          <table:table-cell table:style-name="ce24" office:value-type="float" office:value="36832" calcext:value-type="float">
            <text:p>36,832</text:p>
          </table:table-cell>
          <table:table-cell table:style-name="ce24" office:value-type="float" office:value="36223" calcext:value-type="float">
            <text:p>36,223</text:p>
          </table:table-cell>
          <table:table-cell table:style-name="ce24" office:value-type="float" office:value="36369" calcext:value-type="float">
            <text:p>36,369</text:p>
          </table:table-cell>
          <table:table-cell table:style-name="ce24" office:value-type="float" office:value="35178" calcext:value-type="float">
            <text:p>35,178</text:p>
          </table:table-cell>
          <table:table-cell table:style-name="ce24" office:value-type="float" office:value="35680" calcext:value-type="float">
            <text:p>35,680</text:p>
          </table:table-cell>
          <table:table-cell table:style-name="ce24" office:value-type="float" office:value="36287" calcext:value-type="float">
            <text:p>36,287</text:p>
          </table:table-cell>
          <table:table-cell table:style-name="ce24" office:value-type="float" office:value="35573" calcext:value-type="float">
            <text:p>35,573</text:p>
          </table:table-cell>
          <table:table-cell table:style-name="ce24" office:value-type="float" office:value="34758" calcext:value-type="float">
            <text:p>34,758</text:p>
          </table:table-cell>
          <table:table-cell table:style-name="ce24" office:value-type="float" office:value="33083" calcext:value-type="float">
            <text:p>33,083</text:p>
          </table:table-cell>
          <table:table-cell table:style-name="ce24" office:value-type="float" office:value="31173" calcext:value-type="float">
            <text:p>31,173</text:p>
          </table:table-cell>
          <table:table-cell table:style-name="ce24" office:value-type="float" office:value="30056" calcext:value-type="float">
            <text:p>30,056</text:p>
          </table:table-cell>
          <table:table-cell table:style-name="ce24" office:value-type="float" office:value="31974" calcext:value-type="float">
            <text:p>31,974</text:p>
          </table:table-cell>
          <table:table-cell table:style-name="ce24" office:value-type="float" office:value="32432" calcext:value-type="float">
            <text:p>32,432</text:p>
          </table:table-cell>
          <table:table-cell table:style-name="ce24" office:value-type="float" office:value="32466" calcext:value-type="float">
            <text:p>32,466</text:p>
          </table:table-cell>
          <table:table-cell table:style-name="ce24" office:value-type="float" office:value="34453" calcext:value-type="float">
            <text:p>34,453</text:p>
          </table:table-cell>
          <table:table-cell table:style-name="ce24" office:value-type="float" office:value="36862" calcext:value-type="float">
            <text:p>36,862</text:p>
          </table:table-cell>
          <table:table-cell table:style-name="ce24" office:value-type="float" office:value="38269" calcext:value-type="float">
            <text:p>38,269</text:p>
          </table:table-cell>
          <table:table-cell table:style-name="ce24" office:value-type="float" office:value="37504" calcext:value-type="float">
            <text:p>37,504</text:p>
          </table:table-cell>
          <table:table-cell table:style-name="ce24" office:value-type="float" office:value="38650" calcext:value-type="float">
            <text:p>38,650</text:p>
          </table:table-cell>
          <table:table-cell table:style-name="ce24" office:value-type="float" office:value="39120" calcext:value-type="float">
            <text:p>39,120</text:p>
          </table:table-cell>
          <table:table-cell table:style-name="ce24" office:value-type="float" office:value="38647" calcext:value-type="float">
            <text:p>38,647</text:p>
          </table:table-cell>
          <table:table-cell table:style-name="ce24" office:value-type="float" office:value="38325" calcext:value-type="float">
            <text:p>38,325</text:p>
          </table:table-cell>
          <table:table-cell table:style-name="ce24" office:value-type="float" office:value="39117" calcext:value-type="float">
            <text:p>39,117</text:p>
          </table:table-cell>
          <table:table-cell table:style-name="ce24" office:value-type="float" office:value="38515" calcext:value-type="float">
            <text:p>38,515</text:p>
          </table:table-cell>
          <table:table-cell table:style-name="ce24" office:value-type="float" office:value="37699" calcext:value-type="float">
            <text:p>37,699</text:p>
          </table:table-cell>
          <table:table-cell table:style-name="ce24" office:value-type="float" office:value="35953" calcext:value-type="float">
            <text:p>35,953</text:p>
          </table:table-cell>
          <table:table-cell table:style-name="ce24" office:value-type="float" office:value="34700" calcext:value-type="float">
            <text:p>34,700</text:p>
          </table:table-cell>
          <table:table-cell table:style-name="ce24" office:value-type="float" office:value="32850" calcext:value-type="float">
            <text:p>32,850</text:p>
          </table:table-cell>
          <table:table-cell table:style-name="ce24" office:value-type="float" office:value="32350" calcext:value-type="float">
            <text:p>32,350</text:p>
          </table:table-cell>
          <table:table-cell table:style-name="ce24" office:value-type="float" office:value="30753" calcext:value-type="float">
            <text:p>30,753</text:p>
          </table:table-cell>
          <table:table-cell table:style-name="ce24" office:value-type="float" office:value="29152" calcext:value-type="float">
            <text:p>29,152</text:p>
          </table:table-cell>
          <table:table-cell table:style-name="ce24" office:value-type="float" office:value="27564" calcext:value-type="float">
            <text:p>27,564</text:p>
          </table:table-cell>
          <table:table-cell table:style-name="ce24" office:value-type="float" office:value="25801" calcext:value-type="float">
            <text:p>25,801</text:p>
          </table:table-cell>
          <table:table-cell table:style-name="ce24" office:value-type="float" office:value="24535" calcext:value-type="float">
            <text:p>24,535</text:p>
          </table:table-cell>
          <table:table-cell table:style-name="ce24" office:value-type="float" office:value="23297" calcext:value-type="float">
            <text:p>23,297</text:p>
          </table:table-cell>
          <table:table-cell table:style-name="ce24" office:value-type="float" office:value="21565" calcext:value-type="float">
            <text:p>21,565</text:p>
          </table:table-cell>
          <table:table-cell table:style-name="ce24" office:value-type="float" office:value="20863" calcext:value-type="float">
            <text:p>20,863</text:p>
          </table:table-cell>
          <table:table-cell table:style-name="ce24" office:value-type="float" office:value="19724" calcext:value-type="float">
            <text:p>19,724</text:p>
          </table:table-cell>
          <table:table-cell table:style-name="ce24" office:value-type="float" office:value="19174" calcext:value-type="float">
            <text:p>19,174</text:p>
          </table:table-cell>
          <table:table-cell table:style-name="ce24" office:value-type="float" office:value="18541" calcext:value-type="float">
            <text:p>18,541</text:p>
          </table:table-cell>
          <table:table-cell table:style-name="ce24" office:value-type="float" office:value="18695" calcext:value-type="float">
            <text:p>18,695</text:p>
          </table:table-cell>
          <table:table-cell table:style-name="ce24" office:value-type="float" office:value="12984" calcext:value-type="float">
            <text:p>12,984</text:p>
          </table:table-cell>
          <table:table-cell table:style-name="ce24" office:value-type="float" office:value="11324" calcext:value-type="float">
            <text:p>11,324</text:p>
          </table:table-cell>
          <table:table-cell table:style-name="ce24" office:value-type="float" office:value="52634" calcext:value-type="float">
            <text:p>52,634</text:p>
          </table:table-cell>
          <table:table-cell/>
          <table:table-cell office:value-type="float" office:value="2034" calcext:value-type="float">
            <text:p>2034</text:p>
          </table:table-cell>
          <table:table-cell table:number-columns-repeated="930"/>
        </table:table-row>
        <table:table-row table:style-name="ro3">
          <table:table-cell office:value-type="float" office:value="2035" calcext:value-type="float">
            <text:p>2035</text:p>
          </table:table-cell>
          <table:table-cell table:style-name="ce24" office:value-type="float" office:value="27245" calcext:value-type="float">
            <text:p>27,245</text:p>
          </table:table-cell>
          <table:table-cell table:style-name="ce24" office:value-type="float" office:value="27475" calcext:value-type="float">
            <text:p>27,475</text:p>
          </table:table-cell>
          <table:table-cell table:style-name="ce24" office:value-type="float" office:value="27677" calcext:value-type="float">
            <text:p>27,677</text:p>
          </table:table-cell>
          <table:table-cell table:style-name="ce24" office:value-type="float" office:value="27866" calcext:value-type="float">
            <text:p>27,866</text:p>
          </table:table-cell>
          <table:table-cell table:style-name="ce24" office:value-type="float" office:value="28067" calcext:value-type="float">
            <text:p>28,067</text:p>
          </table:table-cell>
          <table:table-cell table:style-name="ce24" office:value-type="float" office:value="28263" calcext:value-type="float">
            <text:p>28,263</text:p>
          </table:table-cell>
          <table:table-cell table:style-name="ce24" office:value-type="float" office:value="28451" calcext:value-type="float">
            <text:p>28,451</text:p>
          </table:table-cell>
          <table:table-cell table:style-name="ce24" office:value-type="float" office:value="28614" calcext:value-type="float">
            <text:p>28,614</text:p>
          </table:table-cell>
          <table:table-cell table:style-name="ce24" office:value-type="float" office:value="28739" calcext:value-type="float">
            <text:p>28,739</text:p>
          </table:table-cell>
          <table:table-cell table:style-name="ce24" office:value-type="float" office:value="28837" calcext:value-type="float">
            <text:p>28,837</text:p>
          </table:table-cell>
          <table:table-cell table:style-name="ce24" office:value-type="float" office:value="28891" calcext:value-type="float">
            <text:p>28,891</text:p>
          </table:table-cell>
          <table:table-cell table:style-name="ce24" office:value-type="float" office:value="28888" calcext:value-type="float">
            <text:p>28,888</text:p>
          </table:table-cell>
          <table:table-cell table:style-name="ce24" office:value-type="float" office:value="28857" calcext:value-type="float">
            <text:p>28,857</text:p>
          </table:table-cell>
          <table:table-cell table:style-name="ce24" office:value-type="float" office:value="28777" calcext:value-type="float">
            <text:p>28,777</text:p>
          </table:table-cell>
          <table:table-cell table:style-name="ce24" office:value-type="float" office:value="28666" calcext:value-type="float">
            <text:p>28,666</text:p>
          </table:table-cell>
          <table:table-cell table:style-name="ce24" office:value-type="float" office:value="28529" calcext:value-type="float">
            <text:p>28,529</text:p>
          </table:table-cell>
          <table:table-cell table:style-name="ce24" office:value-type="float" office:value="28358" calcext:value-type="float">
            <text:p>28,358</text:p>
          </table:table-cell>
          <table:table-cell table:style-name="ce24" office:value-type="float" office:value="28218" calcext:value-type="float">
            <text:p>28,218</text:p>
          </table:table-cell>
          <table:table-cell table:style-name="ce24" office:value-type="float" office:value="28500" calcext:value-type="float">
            <text:p>28,500</text:p>
          </table:table-cell>
          <table:table-cell table:style-name="ce24" office:value-type="float" office:value="29610" calcext:value-type="float">
            <text:p>29,610</text:p>
          </table:table-cell>
          <table:table-cell table:style-name="ce24" office:value-type="float" office:value="30764" calcext:value-type="float">
            <text:p>30,764</text:p>
          </table:table-cell>
          <table:table-cell table:style-name="ce24" office:value-type="float" office:value="31739" calcext:value-type="float">
            <text:p>31,739</text:p>
          </table:table-cell>
          <table:table-cell table:style-name="ce24" office:value-type="float" office:value="32986" calcext:value-type="float">
            <text:p>32,986</text:p>
          </table:table-cell>
          <table:table-cell table:style-name="ce24" office:value-type="float" office:value="33900" calcext:value-type="float">
            <text:p>33,900</text:p>
          </table:table-cell>
          <table:table-cell table:style-name="ce24" office:value-type="float" office:value="34763" calcext:value-type="float">
            <text:p>34,763</text:p>
          </table:table-cell>
          <table:table-cell table:style-name="ce24" office:value-type="float" office:value="33377" calcext:value-type="float">
            <text:p>33,377</text:p>
          </table:table-cell>
          <table:table-cell table:style-name="ce24" office:value-type="float" office:value="34171" calcext:value-type="float">
            <text:p>34,171</text:p>
          </table:table-cell>
          <table:table-cell table:style-name="ce24" office:value-type="float" office:value="34013" calcext:value-type="float">
            <text:p>34,013</text:p>
          </table:table-cell>
          <table:table-cell table:style-name="ce24" office:value-type="float" office:value="32748" calcext:value-type="float">
            <text:p>32,748</text:p>
          </table:table-cell>
          <table:table-cell table:style-name="ce24" office:value-type="float" office:value="32333" calcext:value-type="float">
            <text:p>32,333</text:p>
          </table:table-cell>
          <table:table-cell table:style-name="ce24" office:value-type="float" office:value="31927" calcext:value-type="float">
            <text:p>31,927</text:p>
          </table:table-cell>
          <table:table-cell table:style-name="ce24" office:value-type="float" office:value="31351" calcext:value-type="float">
            <text:p>31,351</text:p>
          </table:table-cell>
          <table:table-cell table:style-name="ce24" office:value-type="float" office:value="30915" calcext:value-type="float">
            <text:p>30,915</text:p>
          </table:table-cell>
          <table:table-cell table:style-name="ce24" office:value-type="float" office:value="30835" calcext:value-type="float">
            <text:p>30,835</text:p>
          </table:table-cell>
          <table:table-cell table:style-name="ce24" office:value-type="float" office:value="32045" calcext:value-type="float">
            <text:p>32,045</text:p>
          </table:table-cell>
          <table:table-cell table:style-name="ce24" office:value-type="float" office:value="32391" calcext:value-type="float">
            <text:p>32,391</text:p>
          </table:table-cell>
          <table:table-cell table:style-name="ce24" office:value-type="float" office:value="33619" calcext:value-type="float">
            <text:p>33,619</text:p>
          </table:table-cell>
          <table:table-cell table:style-name="ce24" office:value-type="float" office:value="34245" calcext:value-type="float">
            <text:p>34,245</text:p>
          </table:table-cell>
          <table:table-cell table:style-name="ce24" office:value-type="float" office:value="35279" calcext:value-type="float">
            <text:p>35,279</text:p>
          </table:table-cell>
          <table:table-cell table:style-name="ce24" office:value-type="float" office:value="35566" calcext:value-type="float">
            <text:p>35,566</text:p>
          </table:table-cell>
          <table:table-cell table:style-name="ce24" office:value-type="float" office:value="36638" calcext:value-type="float">
            <text:p>36,638</text:p>
          </table:table-cell>
          <table:table-cell table:style-name="ce24" office:value-type="float" office:value="37108" calcext:value-type="float">
            <text:p>37,108</text:p>
          </table:table-cell>
          <table:table-cell table:style-name="ce24" office:value-type="float" office:value="37459" calcext:value-type="float">
            <text:p>37,459</text:p>
          </table:table-cell>
          <table:table-cell table:style-name="ce24" office:value-type="float" office:value="39940" calcext:value-type="float">
            <text:p>39,940</text:p>
          </table:table-cell>
          <table:table-cell table:style-name="ce24" office:value-type="float" office:value="39424" calcext:value-type="float">
            <text:p>39,424</text:p>
          </table:table-cell>
          <table:table-cell table:style-name="ce24" office:value-type="float" office:value="37580" calcext:value-type="float">
            <text:p>37,580</text:p>
          </table:table-cell>
          <table:table-cell table:style-name="ce24" office:value-type="float" office:value="37009" calcext:value-type="float">
            <text:p>37,009</text:p>
          </table:table-cell>
          <table:table-cell table:style-name="ce24" office:value-type="float" office:value="37618" calcext:value-type="float">
            <text:p>37,618</text:p>
          </table:table-cell>
          <table:table-cell table:style-name="ce24" office:value-type="float" office:value="36821" calcext:value-type="float">
            <text:p>36,821</text:p>
          </table:table-cell>
          <table:table-cell table:style-name="ce24" office:value-type="float" office:value="36210" calcext:value-type="float">
            <text:p>36,210</text:p>
          </table:table-cell>
          <table:table-cell table:style-name="ce24" office:value-type="float" office:value="36351" calcext:value-type="float">
            <text:p>36,351</text:p>
          </table:table-cell>
          <table:table-cell table:style-name="ce24" office:value-type="float" office:value="35161" calcext:value-type="float">
            <text:p>35,161</text:p>
          </table:table-cell>
          <table:table-cell table:style-name="ce24" office:value-type="float" office:value="35662" calcext:value-type="float">
            <text:p>35,662</text:p>
          </table:table-cell>
          <table:table-cell table:style-name="ce24" office:value-type="float" office:value="36250" calcext:value-type="float">
            <text:p>36,250</text:p>
          </table:table-cell>
          <table:table-cell table:style-name="ce24" office:value-type="float" office:value="35516" calcext:value-type="float">
            <text:p>35,516</text:p>
          </table:table-cell>
          <table:table-cell table:style-name="ce24" office:value-type="float" office:value="34695" calcext:value-type="float">
            <text:p>34,695</text:p>
          </table:table-cell>
          <table:table-cell table:style-name="ce24" office:value-type="float" office:value="33018" calcext:value-type="float">
            <text:p>33,018</text:p>
          </table:table-cell>
          <table:table-cell table:style-name="ce24" office:value-type="float" office:value="31102" calcext:value-type="float">
            <text:p>31,102</text:p>
          </table:table-cell>
          <table:table-cell table:style-name="ce24" office:value-type="float" office:value="29972" calcext:value-type="float">
            <text:p>29,972</text:p>
          </table:table-cell>
          <table:table-cell table:style-name="ce24" office:value-type="float" office:value="31871" calcext:value-type="float">
            <text:p>31,871</text:p>
          </table:table-cell>
          <table:table-cell table:style-name="ce24" office:value-type="float" office:value="32328" calcext:value-type="float">
            <text:p>32,328</text:p>
          </table:table-cell>
          <table:table-cell table:style-name="ce24" office:value-type="float" office:value="32356" calcext:value-type="float">
            <text:p>32,356</text:p>
          </table:table-cell>
          <table:table-cell table:style-name="ce24" office:value-type="float" office:value="34315" calcext:value-type="float">
            <text:p>34,315</text:p>
          </table:table-cell>
          <table:table-cell table:style-name="ce24" office:value-type="float" office:value="36691" calcext:value-type="float">
            <text:p>36,691</text:p>
          </table:table-cell>
          <table:table-cell table:style-name="ce24" office:value-type="float" office:value="38059" calcext:value-type="float">
            <text:p>38,059</text:p>
          </table:table-cell>
          <table:table-cell table:style-name="ce24" office:value-type="float" office:value="37268" calcext:value-type="float">
            <text:p>37,268</text:p>
          </table:table-cell>
          <table:table-cell table:style-name="ce24" office:value-type="float" office:value="38379" calcext:value-type="float">
            <text:p>38,379</text:p>
          </table:table-cell>
          <table:table-cell table:style-name="ce24" office:value-type="float" office:value="38812" calcext:value-type="float">
            <text:p>38,812</text:p>
          </table:table-cell>
          <table:table-cell table:style-name="ce24" office:value-type="float" office:value="38311" calcext:value-type="float">
            <text:p>38,311</text:p>
          </table:table-cell>
          <table:table-cell table:style-name="ce24" office:value-type="float" office:value="37949" calcext:value-type="float">
            <text:p>37,949</text:p>
          </table:table-cell>
          <table:table-cell table:style-name="ce24" office:value-type="float" office:value="38685" calcext:value-type="float">
            <text:p>38,685</text:p>
          </table:table-cell>
          <table:table-cell table:style-name="ce24" office:value-type="float" office:value="38044" calcext:value-type="float">
            <text:p>38,044</text:p>
          </table:table-cell>
          <table:table-cell table:style-name="ce24" office:value-type="float" office:value="37186" calcext:value-type="float">
            <text:p>37,186</text:p>
          </table:table-cell>
          <table:table-cell table:style-name="ce24" office:value-type="float" office:value="35421" calcext:value-type="float">
            <text:p>35,421</text:p>
          </table:table-cell>
          <table:table-cell table:style-name="ce24" office:value-type="float" office:value="34138" calcext:value-type="float">
            <text:p>34,138</text:p>
          </table:table-cell>
          <table:table-cell table:style-name="ce24" office:value-type="float" office:value="32253" calcext:value-type="float">
            <text:p>32,253</text:p>
          </table:table-cell>
          <table:table-cell table:style-name="ce24" office:value-type="float" office:value="31701" calcext:value-type="float">
            <text:p>31,701</text:p>
          </table:table-cell>
          <table:table-cell table:style-name="ce24" office:value-type="float" office:value="30067" calcext:value-type="float">
            <text:p>30,067</text:p>
          </table:table-cell>
          <table:table-cell table:style-name="ce24" office:value-type="float" office:value="28425" calcext:value-type="float">
            <text:p>28,425</text:p>
          </table:table-cell>
          <table:table-cell table:style-name="ce24" office:value-type="float" office:value="26789" calcext:value-type="float">
            <text:p>26,789</text:p>
          </table:table-cell>
          <table:table-cell table:style-name="ce24" office:value-type="float" office:value="24983" calcext:value-type="float">
            <text:p>24,983</text:p>
          </table:table-cell>
          <table:table-cell table:style-name="ce24" office:value-type="float" office:value="23663" calcext:value-type="float">
            <text:p>23,663</text:p>
          </table:table-cell>
          <table:table-cell table:style-name="ce24" office:value-type="float" office:value="22368" calcext:value-type="float">
            <text:p>22,368</text:p>
          </table:table-cell>
          <table:table-cell table:style-name="ce24" office:value-type="float" office:value="20599" calcext:value-type="float">
            <text:p>20,599</text:p>
          </table:table-cell>
          <table:table-cell table:style-name="ce24" office:value-type="float" office:value="19811" calcext:value-type="float">
            <text:p>19,811</text:p>
          </table:table-cell>
          <table:table-cell table:style-name="ce24" office:value-type="float" office:value="18607" calcext:value-type="float">
            <text:p>18,607</text:p>
          </table:table-cell>
          <table:table-cell table:style-name="ce24" office:value-type="float" office:value="17960" calcext:value-type="float">
            <text:p>17,960</text:p>
          </table:table-cell>
          <table:table-cell table:style-name="ce24" office:value-type="float" office:value="17218" calcext:value-type="float">
            <text:p>17,218</text:p>
          </table:table-cell>
          <table:table-cell table:style-name="ce24" office:value-type="float" office:value="17190" calcext:value-type="float">
            <text:p>17,190</text:p>
          </table:table-cell>
          <table:table-cell table:style-name="ce24" office:value-type="float" office:value="11814" calcext:value-type="float">
            <text:p>11,814</text:p>
          </table:table-cell>
          <table:table-cell table:style-name="ce24" office:value-type="float" office:value="54321" calcext:value-type="float">
            <text:p>54,321</text:p>
          </table:table-cell>
          <table:table-cell/>
          <table:table-cell office:value-type="float" office:value="2035" calcext:value-type="float">
            <text:p>2035</text:p>
          </table:table-cell>
          <table:table-cell table:number-columns-repeated="930"/>
        </table:table-row>
        <table:table-row table:style-name="ro3">
          <table:table-cell office:value-type="float" office:value="2036" calcext:value-type="float">
            <text:p>2036</text:p>
          </table:table-cell>
          <table:table-cell table:style-name="ce24" office:value-type="float" office:value="27196" calcext:value-type="float">
            <text:p>27,196</text:p>
          </table:table-cell>
          <table:table-cell table:style-name="ce24" office:value-type="float" office:value="27399" calcext:value-type="float">
            <text:p>27,399</text:p>
          </table:table-cell>
          <table:table-cell table:style-name="ce24" office:value-type="float" office:value="27595" calcext:value-type="float">
            <text:p>27,595</text:p>
          </table:table-cell>
          <table:table-cell table:style-name="ce24" office:value-type="float" office:value="27780" calcext:value-type="float">
            <text:p>27,780</text:p>
          </table:table-cell>
          <table:table-cell table:style-name="ce24" office:value-type="float" office:value="27954" calcext:value-type="float">
            <text:p>27,954</text:p>
          </table:table-cell>
          <table:table-cell table:style-name="ce24" office:value-type="float" office:value="28144" calcext:value-type="float">
            <text:p>28,144</text:p>
          </table:table-cell>
          <table:table-cell table:style-name="ce24" office:value-type="float" office:value="28327" calcext:value-type="float">
            <text:p>28,327</text:p>
          </table:table-cell>
          <table:table-cell table:style-name="ce24" office:value-type="float" office:value="28503" calcext:value-type="float">
            <text:p>28,503</text:p>
          </table:table-cell>
          <table:table-cell table:style-name="ce24" office:value-type="float" office:value="28660" calcext:value-type="float">
            <text:p>28,660</text:p>
          </table:table-cell>
          <table:table-cell table:style-name="ce24" office:value-type="float" office:value="28781" calcext:value-type="float">
            <text:p>28,781</text:p>
          </table:table-cell>
          <table:table-cell table:style-name="ce24" office:value-type="float" office:value="28875" calcext:value-type="float">
            <text:p>28,875</text:p>
          </table:table-cell>
          <table:table-cell table:style-name="ce24" office:value-type="float" office:value="28926" calcext:value-type="float">
            <text:p>28,926</text:p>
          </table:table-cell>
          <table:table-cell table:style-name="ce24" office:value-type="float" office:value="28918" calcext:value-type="float">
            <text:p>28,918</text:p>
          </table:table-cell>
          <table:table-cell table:style-name="ce24" office:value-type="float" office:value="28879" calcext:value-type="float">
            <text:p>28,879</text:p>
          </table:table-cell>
          <table:table-cell table:style-name="ce24" office:value-type="float" office:value="28804" calcext:value-type="float">
            <text:p>28,804</text:p>
          </table:table-cell>
          <table:table-cell table:style-name="ce24" office:value-type="float" office:value="28706" calcext:value-type="float">
            <text:p>28,706</text:p>
          </table:table-cell>
          <table:table-cell table:style-name="ce24" office:value-type="float" office:value="28577" calcext:value-type="float">
            <text:p>28,577</text:p>
          </table:table-cell>
          <table:table-cell table:style-name="ce24" office:value-type="float" office:value="28461" calcext:value-type="float">
            <text:p>28,461</text:p>
          </table:table-cell>
          <table:table-cell table:style-name="ce24" office:value-type="float" office:value="28673" calcext:value-type="float">
            <text:p>28,673</text:p>
          </table:table-cell>
          <table:table-cell table:style-name="ce24" office:value-type="float" office:value="29465" calcext:value-type="float">
            <text:p>29,465</text:p>
          </table:table-cell>
          <table:table-cell table:style-name="ce24" office:value-type="float" office:value="30641" calcext:value-type="float">
            <text:p>30,641</text:p>
          </table:table-cell>
          <table:table-cell table:style-name="ce24" office:value-type="float" office:value="31548" calcext:value-type="float">
            <text:p>31,548</text:p>
          </table:table-cell>
          <table:table-cell table:style-name="ce24" office:value-type="float" office:value="32366" calcext:value-type="float">
            <text:p>32,366</text:p>
          </table:table-cell>
          <table:table-cell table:style-name="ce24" office:value-type="float" office:value="33293" calcext:value-type="float">
            <text:p>33,293</text:p>
          </table:table-cell>
          <table:table-cell table:style-name="ce24" office:value-type="float" office:value="33851" calcext:value-type="float">
            <text:p>33,851</text:p>
          </table:table-cell>
          <table:table-cell table:style-name="ce24" office:value-type="float" office:value="34707" calcext:value-type="float">
            <text:p>34,707</text:p>
          </table:table-cell>
          <table:table-cell table:style-name="ce24" office:value-type="float" office:value="33414" calcext:value-type="float">
            <text:p>33,414</text:p>
          </table:table-cell>
          <table:table-cell table:style-name="ce24" office:value-type="float" office:value="34241" calcext:value-type="float">
            <text:p>34,241</text:p>
          </table:table-cell>
          <table:table-cell table:style-name="ce24" office:value-type="float" office:value="34104" calcext:value-type="float">
            <text:p>34,104</text:p>
          </table:table-cell>
          <table:table-cell table:style-name="ce24" office:value-type="float" office:value="32833" calcext:value-type="float">
            <text:p>32,833</text:p>
          </table:table-cell>
          <table:table-cell table:style-name="ce24" office:value-type="float" office:value="32415" calcext:value-type="float">
            <text:p>32,415</text:p>
          </table:table-cell>
          <table:table-cell table:style-name="ce24" office:value-type="float" office:value="32015" calcext:value-type="float">
            <text:p>32,015</text:p>
          </table:table-cell>
          <table:table-cell table:style-name="ce24" office:value-type="float" office:value="31432" calcext:value-type="float">
            <text:p>31,432</text:p>
          </table:table-cell>
          <table:table-cell table:style-name="ce24" office:value-type="float" office:value="30980" calcext:value-type="float">
            <text:p>30,980</text:p>
          </table:table-cell>
          <table:table-cell table:style-name="ce24" office:value-type="float" office:value="30898" calcext:value-type="float">
            <text:p>30,898</text:p>
          </table:table-cell>
          <table:table-cell table:style-name="ce24" office:value-type="float" office:value="32121" calcext:value-type="float">
            <text:p>32,121</text:p>
          </table:table-cell>
          <table:table-cell table:style-name="ce24" office:value-type="float" office:value="32461" calcext:value-type="float">
            <text:p>32,461</text:p>
          </table:table-cell>
          <table:table-cell table:style-name="ce24" office:value-type="float" office:value="33668" calcext:value-type="float">
            <text:p>33,668</text:p>
          </table:table-cell>
          <table:table-cell table:style-name="ce24" office:value-type="float" office:value="34283" calcext:value-type="float">
            <text:p>34,283</text:p>
          </table:table-cell>
          <table:table-cell table:style-name="ce24" office:value-type="float" office:value="35306" calcext:value-type="float">
            <text:p>35,306</text:p>
          </table:table-cell>
          <table:table-cell table:style-name="ce24" office:value-type="float" office:value="35586" calcext:value-type="float">
            <text:p>35,586</text:p>
          </table:table-cell>
          <table:table-cell table:style-name="ce24" office:value-type="float" office:value="36665" calcext:value-type="float">
            <text:p>36,665</text:p>
          </table:table-cell>
          <table:table-cell table:style-name="ce24" office:value-type="float" office:value="37131" calcext:value-type="float">
            <text:p>37,131</text:p>
          </table:table-cell>
          <table:table-cell table:style-name="ce24" office:value-type="float" office:value="37474" calcext:value-type="float">
            <text:p>37,474</text:p>
          </table:table-cell>
          <table:table-cell table:style-name="ce24" office:value-type="float" office:value="39950" calcext:value-type="float">
            <text:p>39,950</text:p>
          </table:table-cell>
          <table:table-cell table:style-name="ce24" office:value-type="float" office:value="39430" calcext:value-type="float">
            <text:p>39,430</text:p>
          </table:table-cell>
          <table:table-cell table:style-name="ce24" office:value-type="float" office:value="37587" calcext:value-type="float">
            <text:p>37,587</text:p>
          </table:table-cell>
          <table:table-cell table:style-name="ce24" office:value-type="float" office:value="37006" calcext:value-type="float">
            <text:p>37,006</text:p>
          </table:table-cell>
          <table:table-cell table:style-name="ce24" office:value-type="float" office:value="37607" calcext:value-type="float">
            <text:p>37,607</text:p>
          </table:table-cell>
          <table:table-cell table:style-name="ce24" office:value-type="float" office:value="36808" calcext:value-type="float">
            <text:p>36,808</text:p>
          </table:table-cell>
          <table:table-cell table:style-name="ce24" office:value-type="float" office:value="36194" calcext:value-type="float">
            <text:p>36,194</text:p>
          </table:table-cell>
          <table:table-cell table:style-name="ce24" office:value-type="float" office:value="36333" calcext:value-type="float">
            <text:p>36,333</text:p>
          </table:table-cell>
          <table:table-cell table:style-name="ce24" office:value-type="float" office:value="35144" calcext:value-type="float">
            <text:p>35,144</text:p>
          </table:table-cell>
          <table:table-cell table:style-name="ce24" office:value-type="float" office:value="35629" calcext:value-type="float">
            <text:p>35,629</text:p>
          </table:table-cell>
          <table:table-cell table:style-name="ce24" office:value-type="float" office:value="36193" calcext:value-type="float">
            <text:p>36,193</text:p>
          </table:table-cell>
          <table:table-cell table:style-name="ce24" office:value-type="float" office:value="35454" calcext:value-type="float">
            <text:p>35,454</text:p>
          </table:table-cell>
          <table:table-cell table:style-name="ce24" office:value-type="float" office:value="34629" calcext:value-type="float">
            <text:p>34,629</text:p>
          </table:table-cell>
          <table:table-cell table:style-name="ce24" office:value-type="float" office:value="32944" calcext:value-type="float">
            <text:p>32,944</text:p>
          </table:table-cell>
          <table:table-cell table:style-name="ce24" office:value-type="float" office:value="31016" calcext:value-type="float">
            <text:p>31,016</text:p>
          </table:table-cell>
          <table:table-cell table:style-name="ce24" office:value-type="float" office:value="29878" calcext:value-type="float">
            <text:p>29,878</text:p>
          </table:table-cell>
          <table:table-cell table:style-name="ce24" office:value-type="float" office:value="31772" calcext:value-type="float">
            <text:p>31,772</text:p>
          </table:table-cell>
          <table:table-cell table:style-name="ce24" office:value-type="float" office:value="32218" calcext:value-type="float">
            <text:p>32,218</text:p>
          </table:table-cell>
          <table:table-cell table:style-name="ce24" office:value-type="float" office:value="32228" calcext:value-type="float">
            <text:p>32,228</text:p>
          </table:table-cell>
          <table:table-cell table:style-name="ce24" office:value-type="float" office:value="34159" calcext:value-type="float">
            <text:p>34,159</text:p>
          </table:table-cell>
          <table:table-cell table:style-name="ce24" office:value-type="float" office:value="36494" calcext:value-type="float">
            <text:p>36,494</text:p>
          </table:table-cell>
          <table:table-cell table:style-name="ce24" office:value-type="float" office:value="37823" calcext:value-type="float">
            <text:p>37,823</text:p>
          </table:table-cell>
          <table:table-cell table:style-name="ce24" office:value-type="float" office:value="37009" calcext:value-type="float">
            <text:p>37,009</text:p>
          </table:table-cell>
          <table:table-cell table:style-name="ce24" office:value-type="float" office:value="38081" calcext:value-type="float">
            <text:p>38,081</text:p>
          </table:table-cell>
          <table:table-cell table:style-name="ce24" office:value-type="float" office:value="38479" calcext:value-type="float">
            <text:p>38,479</text:p>
          </table:table-cell>
          <table:table-cell table:style-name="ce24" office:value-type="float" office:value="37941" calcext:value-type="float">
            <text:p>37,941</text:p>
          </table:table-cell>
          <table:table-cell table:style-name="ce24" office:value-type="float" office:value="37535" calcext:value-type="float">
            <text:p>37,535</text:p>
          </table:table-cell>
          <table:table-cell table:style-name="ce24" office:value-type="float" office:value="38217" calcext:value-type="float">
            <text:p>38,217</text:p>
          </table:table-cell>
          <table:table-cell table:style-name="ce24" office:value-type="float" office:value="37533" calcext:value-type="float">
            <text:p>37,533</text:p>
          </table:table-cell>
          <table:table-cell table:style-name="ce24" office:value-type="float" office:value="36642" calcext:value-type="float">
            <text:p>36,642</text:p>
          </table:table-cell>
          <table:table-cell table:style-name="ce24" office:value-type="float" office:value="34852" calcext:value-type="float">
            <text:p>34,852</text:p>
          </table:table-cell>
          <table:table-cell table:style-name="ce24" office:value-type="float" office:value="33527" calcext:value-type="float">
            <text:p>33,527</text:p>
          </table:table-cell>
          <table:table-cell table:style-name="ce24" office:value-type="float" office:value="31614" calcext:value-type="float">
            <text:p>31,614</text:p>
          </table:table-cell>
          <table:table-cell table:style-name="ce24" office:value-type="float" office:value="31004" calcext:value-type="float">
            <text:p>31,004</text:p>
          </table:table-cell>
          <table:table-cell table:style-name="ce24" office:value-type="float" office:value="29325" calcext:value-type="float">
            <text:p>29,325</text:p>
          </table:table-cell>
          <table:table-cell table:style-name="ce24" office:value-type="float" office:value="27636" calcext:value-type="float">
            <text:p>27,636</text:p>
          </table:table-cell>
          <table:table-cell table:style-name="ce24" office:value-type="float" office:value="25951" calcext:value-type="float">
            <text:p>25,951</text:p>
          </table:table-cell>
          <table:table-cell table:style-name="ce24" office:value-type="float" office:value="24107" calcext:value-type="float">
            <text:p>24,107</text:p>
          </table:table-cell>
          <table:table-cell table:style-name="ce24" office:value-type="float" office:value="22732" calcext:value-type="float">
            <text:p>22,732</text:p>
          </table:table-cell>
          <table:table-cell table:style-name="ce24" office:value-type="float" office:value="21379" calcext:value-type="float">
            <text:p>21,379</text:p>
          </table:table-cell>
          <table:table-cell table:style-name="ce24" office:value-type="float" office:value="19573" calcext:value-type="float">
            <text:p>19,573</text:p>
          </table:table-cell>
          <table:table-cell table:style-name="ce24" office:value-type="float" office:value="18703" calcext:value-type="float">
            <text:p>18,703</text:p>
          </table:table-cell>
          <table:table-cell table:style-name="ce24" office:value-type="float" office:value="17444" calcext:value-type="float">
            <text:p>17,444</text:p>
          </table:table-cell>
          <table:table-cell table:style-name="ce24" office:value-type="float" office:value="16693" calcext:value-type="float">
            <text:p>16,693</text:p>
          </table:table-cell>
          <table:table-cell table:style-name="ce24" office:value-type="float" office:value="15847" calcext:value-type="float">
            <text:p>15,847</text:p>
          </table:table-cell>
          <table:table-cell table:style-name="ce24" office:value-type="float" office:value="15661" calcext:value-type="float">
            <text:p>15,661</text:p>
          </table:table-cell>
          <table:table-cell table:style-name="ce24" office:value-type="float" office:value="56254" calcext:value-type="float">
            <text:p>56,254</text:p>
          </table:table-cell>
          <table:table-cell/>
          <table:table-cell office:value-type="float" office:value="2036" calcext:value-type="float">
            <text:p>2036</text:p>
          </table:table-cell>
          <table:table-cell table:number-columns-repeated="930"/>
        </table:table-row>
        <table:table-row table:style-name="ro3">
          <table:table-cell office:value-type="float" office:value="2037" calcext:value-type="float">
            <text:p>2037</text:p>
          </table:table-cell>
          <table:table-cell table:style-name="ce24" office:value-type="float" office:value="27184" calcext:value-type="float">
            <text:p>27,184</text:p>
          </table:table-cell>
          <table:table-cell table:style-name="ce24" office:value-type="float" office:value="27351" calcext:value-type="float">
            <text:p>27,351</text:p>
          </table:table-cell>
          <table:table-cell table:style-name="ce24" office:value-type="float" office:value="27519" calcext:value-type="float">
            <text:p>27,519</text:p>
          </table:table-cell>
          <table:table-cell table:style-name="ce24" office:value-type="float" office:value="27699" calcext:value-type="float">
            <text:p>27,699</text:p>
          </table:table-cell>
          <table:table-cell table:style-name="ce24" office:value-type="float" office:value="27867" calcext:value-type="float">
            <text:p>27,867</text:p>
          </table:table-cell>
          <table:table-cell table:style-name="ce24" office:value-type="float" office:value="28032" calcext:value-type="float">
            <text:p>28,032</text:p>
          </table:table-cell>
          <table:table-cell table:style-name="ce24" office:value-type="float" office:value="28208" calcext:value-type="float">
            <text:p>28,208</text:p>
          </table:table-cell>
          <table:table-cell table:style-name="ce24" office:value-type="float" office:value="28379" calcext:value-type="float">
            <text:p>28,379</text:p>
          </table:table-cell>
          <table:table-cell table:style-name="ce24" office:value-type="float" office:value="28550" calcext:value-type="float">
            <text:p>28,550</text:p>
          </table:table-cell>
          <table:table-cell table:style-name="ce24" office:value-type="float" office:value="28703" calcext:value-type="float">
            <text:p>28,703</text:p>
          </table:table-cell>
          <table:table-cell table:style-name="ce24" office:value-type="float" office:value="28819" calcext:value-type="float">
            <text:p>28,819</text:p>
          </table:table-cell>
          <table:table-cell table:style-name="ce24" office:value-type="float" office:value="28910" calcext:value-type="float">
            <text:p>28,910</text:p>
          </table:table-cell>
          <table:table-cell table:style-name="ce24" office:value-type="float" office:value="28956" calcext:value-type="float">
            <text:p>28,956</text:p>
          </table:table-cell>
          <table:table-cell table:style-name="ce24" office:value-type="float" office:value="28940" calcext:value-type="float">
            <text:p>28,940</text:p>
          </table:table-cell>
          <table:table-cell table:style-name="ce24" office:value-type="float" office:value="28907" calcext:value-type="float">
            <text:p>28,907</text:p>
          </table:table-cell>
          <table:table-cell table:style-name="ce24" office:value-type="float" office:value="28845" calcext:value-type="float">
            <text:p>28,845</text:p>
          </table:table-cell>
          <table:table-cell table:style-name="ce24" office:value-type="float" office:value="28754" calcext:value-type="float">
            <text:p>28,754</text:p>
          </table:table-cell>
          <table:table-cell table:style-name="ce24" office:value-type="float" office:value="28681" calcext:value-type="float">
            <text:p>28,681</text:p>
          </table:table-cell>
          <table:table-cell table:style-name="ce24" office:value-type="float" office:value="28918" calcext:value-type="float">
            <text:p>28,918</text:p>
          </table:table-cell>
          <table:table-cell table:style-name="ce24" office:value-type="float" office:value="29638" calcext:value-type="float">
            <text:p>29,638</text:p>
          </table:table-cell>
          <table:table-cell table:style-name="ce24" office:value-type="float" office:value="30493" calcext:value-type="float">
            <text:p>30,493</text:p>
          </table:table-cell>
          <table:table-cell table:style-name="ce24" office:value-type="float" office:value="31424" calcext:value-type="float">
            <text:p>31,424</text:p>
          </table:table-cell>
          <table:table-cell table:style-name="ce24" office:value-type="float" office:value="32176" calcext:value-type="float">
            <text:p>32,176</text:p>
          </table:table-cell>
          <table:table-cell table:style-name="ce24" office:value-type="float" office:value="32680" calcext:value-type="float">
            <text:p>32,680</text:p>
          </table:table-cell>
          <table:table-cell table:style-name="ce24" office:value-type="float" office:value="33254" calcext:value-type="float">
            <text:p>33,254</text:p>
          </table:table-cell>
          <table:table-cell table:style-name="ce24" office:value-type="float" office:value="33796" calcext:value-type="float">
            <text:p>33,796</text:p>
          </table:table-cell>
          <table:table-cell table:style-name="ce24" office:value-type="float" office:value="34740" calcext:value-type="float">
            <text:p>34,740</text:p>
          </table:table-cell>
          <table:table-cell table:style-name="ce24" office:value-type="float" office:value="33485" calcext:value-type="float">
            <text:p>33,485</text:p>
          </table:table-cell>
          <table:table-cell table:style-name="ce24" office:value-type="float" office:value="34332" calcext:value-type="float">
            <text:p>34,332</text:p>
          </table:table-cell>
          <table:table-cell table:style-name="ce24" office:value-type="float" office:value="34188" calcext:value-type="float">
            <text:p>34,188</text:p>
          </table:table-cell>
          <table:table-cell table:style-name="ce24" office:value-type="float" office:value="32915" calcext:value-type="float">
            <text:p>32,915</text:p>
          </table:table-cell>
          <table:table-cell table:style-name="ce24" office:value-type="float" office:value="32503" calcext:value-type="float">
            <text:p>32,503</text:p>
          </table:table-cell>
          <table:table-cell table:style-name="ce24" office:value-type="float" office:value="32096" calcext:value-type="float">
            <text:p>32,096</text:p>
          </table:table-cell>
          <table:table-cell table:style-name="ce24" office:value-type="float" office:value="31497" calcext:value-type="float">
            <text:p>31,497</text:p>
          </table:table-cell>
          <table:table-cell table:style-name="ce24" office:value-type="float" office:value="31042" calcext:value-type="float">
            <text:p>31,042</text:p>
          </table:table-cell>
          <table:table-cell table:style-name="ce24" office:value-type="float" office:value="30975" calcext:value-type="float">
            <text:p>30,975</text:p>
          </table:table-cell>
          <table:table-cell table:style-name="ce24" office:value-type="float" office:value="32191" calcext:value-type="float">
            <text:p>32,191</text:p>
          </table:table-cell>
          <table:table-cell table:style-name="ce24" office:value-type="float" office:value="32510" calcext:value-type="float">
            <text:p>32,510</text:p>
          </table:table-cell>
          <table:table-cell table:style-name="ce24" office:value-type="float" office:value="33705" calcext:value-type="float">
            <text:p>33,705</text:p>
          </table:table-cell>
          <table:table-cell table:style-name="ce24" office:value-type="float" office:value="34309" calcext:value-type="float">
            <text:p>34,309</text:p>
          </table:table-cell>
          <table:table-cell table:style-name="ce24" office:value-type="float" office:value="35327" calcext:value-type="float">
            <text:p>35,327</text:p>
          </table:table-cell>
          <table:table-cell table:style-name="ce24" office:value-type="float" office:value="35614" calcext:value-type="float">
            <text:p>35,614</text:p>
          </table:table-cell>
          <table:table-cell table:style-name="ce24" office:value-type="float" office:value="36688" calcext:value-type="float">
            <text:p>36,688</text:p>
          </table:table-cell>
          <table:table-cell table:style-name="ce24" office:value-type="float" office:value="37146" calcext:value-type="float">
            <text:p>37,146</text:p>
          </table:table-cell>
          <table:table-cell table:style-name="ce24" office:value-type="float" office:value="37486" calcext:value-type="float">
            <text:p>37,486</text:p>
          </table:table-cell>
          <table:table-cell table:style-name="ce24" office:value-type="float" office:value="39957" calcext:value-type="float">
            <text:p>39,957</text:p>
          </table:table-cell>
          <table:table-cell table:style-name="ce24" office:value-type="float" office:value="39437" calcext:value-type="float">
            <text:p>39,437</text:p>
          </table:table-cell>
          <table:table-cell table:style-name="ce24" office:value-type="float" office:value="37584" calcext:value-type="float">
            <text:p>37,584</text:p>
          </table:table-cell>
          <table:table-cell table:style-name="ce24" office:value-type="float" office:value="36997" calcext:value-type="float">
            <text:p>36,997</text:p>
          </table:table-cell>
          <table:table-cell table:style-name="ce24" office:value-type="float" office:value="37593" calcext:value-type="float">
            <text:p>37,593</text:p>
          </table:table-cell>
          <table:table-cell table:style-name="ce24" office:value-type="float" office:value="36791" calcext:value-type="float">
            <text:p>36,791</text:p>
          </table:table-cell>
          <table:table-cell table:style-name="ce24" office:value-type="float" office:value="36178" calcext:value-type="float">
            <text:p>36,178</text:p>
          </table:table-cell>
          <table:table-cell table:style-name="ce24" office:value-type="float" office:value="36314" calcext:value-type="float">
            <text:p>36,314</text:p>
          </table:table-cell>
          <table:table-cell table:style-name="ce24" office:value-type="float" office:value="35111" calcext:value-type="float">
            <text:p>35,111</text:p>
          </table:table-cell>
          <table:table-cell table:style-name="ce24" office:value-type="float" office:value="35575" calcext:value-type="float">
            <text:p>35,575</text:p>
          </table:table-cell>
          <table:table-cell table:style-name="ce24" office:value-type="float" office:value="36131" calcext:value-type="float">
            <text:p>36,131</text:p>
          </table:table-cell>
          <table:table-cell table:style-name="ce24" office:value-type="float" office:value="35387" calcext:value-type="float">
            <text:p>35,387</text:p>
          </table:table-cell>
          <table:table-cell table:style-name="ce24" office:value-type="float" office:value="34554" calcext:value-type="float">
            <text:p>34,554</text:p>
          </table:table-cell>
          <table:table-cell table:style-name="ce24" office:value-type="float" office:value="32855" calcext:value-type="float">
            <text:p>32,855</text:p>
          </table:table-cell>
          <table:table-cell table:style-name="ce24" office:value-type="float" office:value="30919" calcext:value-type="float">
            <text:p>30,919</text:p>
          </table:table-cell>
          <table:table-cell table:style-name="ce24" office:value-type="float" office:value="29787" calcext:value-type="float">
            <text:p>29,787</text:p>
          </table:table-cell>
          <table:table-cell table:style-name="ce24" office:value-type="float" office:value="31667" calcext:value-type="float">
            <text:p>31,667</text:p>
          </table:table-cell>
          <table:table-cell table:style-name="ce24" office:value-type="float" office:value="32091" calcext:value-type="float">
            <text:p>32,091</text:p>
          </table:table-cell>
          <table:table-cell table:style-name="ce24" office:value-type="float" office:value="32083" calcext:value-type="float">
            <text:p>32,083</text:p>
          </table:table-cell>
          <table:table-cell table:style-name="ce24" office:value-type="float" office:value="33978" calcext:value-type="float">
            <text:p>33,978</text:p>
          </table:table-cell>
          <table:table-cell table:style-name="ce24" office:value-type="float" office:value="36270" calcext:value-type="float">
            <text:p>36,270</text:p>
          </table:table-cell>
          <table:table-cell table:style-name="ce24" office:value-type="float" office:value="37565" calcext:value-type="float">
            <text:p>37,565</text:p>
          </table:table-cell>
          <table:table-cell table:style-name="ce24" office:value-type="float" office:value="36725" calcext:value-type="float">
            <text:p>36,725</text:p>
          </table:table-cell>
          <table:table-cell table:style-name="ce24" office:value-type="float" office:value="37758" calcext:value-type="float">
            <text:p>37,758</text:p>
          </table:table-cell>
          <table:table-cell table:style-name="ce24" office:value-type="float" office:value="38112" calcext:value-type="float">
            <text:p>38,112</text:p>
          </table:table-cell>
          <table:table-cell table:style-name="ce24" office:value-type="float" office:value="37532" calcext:value-type="float">
            <text:p>37,532</text:p>
          </table:table-cell>
          <table:table-cell table:style-name="ce24" office:value-type="float" office:value="37086" calcext:value-type="float">
            <text:p>37,086</text:p>
          </table:table-cell>
          <table:table-cell table:style-name="ce24" office:value-type="float" office:value="37710" calcext:value-type="float">
            <text:p>37,710</text:p>
          </table:table-cell>
          <table:table-cell table:style-name="ce24" office:value-type="float" office:value="36991" calcext:value-type="float">
            <text:p>36,991</text:p>
          </table:table-cell>
          <table:table-cell table:style-name="ce24" office:value-type="float" office:value="36063" calcext:value-type="float">
            <text:p>36,063</text:p>
          </table:table-cell>
          <table:table-cell table:style-name="ce24" office:value-type="float" office:value="34235" calcext:value-type="float">
            <text:p>34,235</text:p>
          </table:table-cell>
          <table:table-cell table:style-name="ce24" office:value-type="float" office:value="32870" calcext:value-type="float">
            <text:p>32,870</text:p>
          </table:table-cell>
          <table:table-cell table:style-name="ce24" office:value-type="float" office:value="30927" calcext:value-type="float">
            <text:p>30,927</text:p>
          </table:table-cell>
          <table:table-cell table:style-name="ce24" office:value-type="float" office:value="30249" calcext:value-type="float">
            <text:p>30,249</text:p>
          </table:table-cell>
          <table:table-cell table:style-name="ce24" office:value-type="float" office:value="28520" calcext:value-type="float">
            <text:p>28,520</text:p>
          </table:table-cell>
          <table:table-cell table:style-name="ce24" office:value-type="float" office:value="26782" calcext:value-type="float">
            <text:p>26,782</text:p>
          </table:table-cell>
          <table:table-cell table:style-name="ce24" office:value-type="float" office:value="25052" calcext:value-type="float">
            <text:p>25,052</text:p>
          </table:table-cell>
          <table:table-cell table:style-name="ce24" office:value-type="float" office:value="23170" calcext:value-type="float">
            <text:p>23,170</text:p>
          </table:table-cell>
          <table:table-cell table:style-name="ce24" office:value-type="float" office:value="21740" calcext:value-type="float">
            <text:p>21,740</text:p>
          </table:table-cell>
          <table:table-cell table:style-name="ce24" office:value-type="float" office:value="20327" calcext:value-type="float">
            <text:p>20,327</text:p>
          </table:table-cell>
          <table:table-cell table:style-name="ce24" office:value-type="float" office:value="18492" calcext:value-type="float">
            <text:p>18,492</text:p>
          </table:table-cell>
          <table:table-cell table:style-name="ce24" office:value-type="float" office:value="17547" calcext:value-type="float">
            <text:p>17,547</text:p>
          </table:table-cell>
          <table:table-cell table:style-name="ce24" office:value-type="float" office:value="16230" calcext:value-type="float">
            <text:p>16,230</text:p>
          </table:table-cell>
          <table:table-cell table:style-name="ce24" office:value-type="float" office:value="15380" calcext:value-type="float">
            <text:p>15,380</text:p>
          </table:table-cell>
          <table:table-cell table:style-name="ce24" office:value-type="float" office:value="14455" calcext:value-type="float">
            <text:p>14,455</text:p>
          </table:table-cell>
          <table:table-cell table:style-name="ce24" office:value-type="float" office:value="61437" calcext:value-type="float">
            <text:p>61,437</text:p>
          </table:table-cell>
          <table:table-cell/>
          <table:table-cell office:value-type="float" office:value="2037" calcext:value-type="float">
            <text:p>2037</text:p>
          </table:table-cell>
          <table:table-cell table:number-columns-repeated="930"/>
        </table:table-row>
        <table:table-row table:style-name="ro3">
          <table:table-cell office:value-type="float" office:value="2038" calcext:value-type="float">
            <text:p>2038</text:p>
          </table:table-cell>
          <table:table-cell table:style-name="ce25" office:value-type="float" office:value="27199" calcext:value-type="float">
            <text:p>27,199</text:p>
          </table:table-cell>
          <table:table-cell table:style-name="ce25" office:value-type="float" office:value="27339" calcext:value-type="float">
            <text:p>27,339</text:p>
          </table:table-cell>
          <table:table-cell table:style-name="ce25" office:value-type="float" office:value="27472" calcext:value-type="float">
            <text:p>27,472</text:p>
          </table:table-cell>
          <table:table-cell table:style-name="ce25" office:value-type="float" office:value="27622" calcext:value-type="float">
            <text:p>27,622</text:p>
          </table:table-cell>
          <table:table-cell table:style-name="ce25" office:value-type="float" office:value="27787" calcext:value-type="float">
            <text:p>27,787</text:p>
          </table:table-cell>
          <table:table-cell table:style-name="ce25" office:value-type="float" office:value="27945" calcext:value-type="float">
            <text:p>27,945</text:p>
          </table:table-cell>
          <table:table-cell table:style-name="ce25" office:value-type="float" office:value="28097" calcext:value-type="float">
            <text:p>28,097</text:p>
          </table:table-cell>
          <table:table-cell table:style-name="ce25" office:value-type="float" office:value="28260" calcext:value-type="float">
            <text:p>28,260</text:p>
          </table:table-cell>
          <table:table-cell table:style-name="ce25" office:value-type="float" office:value="28425" calcext:value-type="float">
            <text:p>28,425</text:p>
          </table:table-cell>
          <table:table-cell table:style-name="ce25" office:value-type="float" office:value="28592" calcext:value-type="float">
            <text:p>28,592</text:p>
          </table:table-cell>
          <table:table-cell table:style-name="ce25" office:value-type="float" office:value="28741" calcext:value-type="float">
            <text:p>28,741</text:p>
          </table:table-cell>
          <table:table-cell table:style-name="ce25" office:value-type="float" office:value="28854" calcext:value-type="float">
            <text:p>28,854</text:p>
          </table:table-cell>
          <table:table-cell table:style-name="ce25" office:value-type="float" office:value="28940" calcext:value-type="float">
            <text:p>28,940</text:p>
          </table:table-cell>
          <table:table-cell table:style-name="ce25" office:value-type="float" office:value="28979" calcext:value-type="float">
            <text:p>28,979</text:p>
          </table:table-cell>
          <table:table-cell table:style-name="ce25" office:value-type="float" office:value="28968" calcext:value-type="float">
            <text:p>28,968</text:p>
          </table:table-cell>
          <table:table-cell table:style-name="ce25" office:value-type="float" office:value="28948" calcext:value-type="float">
            <text:p>28,948</text:p>
          </table:table-cell>
          <table:table-cell table:style-name="ce25" office:value-type="float" office:value="28893" calcext:value-type="float">
            <text:p>28,893</text:p>
          </table:table-cell>
          <table:table-cell table:style-name="ce25" office:value-type="float" office:value="28859" calcext:value-type="float">
            <text:p>28,859</text:p>
          </table:table-cell>
          <table:table-cell table:style-name="ce25" office:value-type="float" office:value="29141" calcext:value-type="float">
            <text:p>29,141</text:p>
          </table:table-cell>
          <table:table-cell table:style-name="ce25" office:value-type="float" office:value="29887" calcext:value-type="float">
            <text:p>29,887</text:p>
          </table:table-cell>
          <table:table-cell table:style-name="ce25" office:value-type="float" office:value="30669" calcext:value-type="float">
            <text:p>30,669</text:p>
          </table:table-cell>
          <table:table-cell table:style-name="ce25" office:value-type="float" office:value="31276" calcext:value-type="float">
            <text:p>31,276</text:p>
          </table:table-cell>
          <table:table-cell table:style-name="ce25" office:value-type="float" office:value="32051" calcext:value-type="float">
            <text:p>32,051</text:p>
          </table:table-cell>
          <table:table-cell table:style-name="ce25" office:value-type="float" office:value="32494" calcext:value-type="float">
            <text:p>32,494</text:p>
          </table:table-cell>
          <table:table-cell table:style-name="ce25" office:value-type="float" office:value="32648" calcext:value-type="float">
            <text:p>32,648</text:p>
          </table:table-cell>
          <table:table-cell table:style-name="ce25" office:value-type="float" office:value="33204" calcext:value-type="float">
            <text:p>33,204</text:p>
          </table:table-cell>
          <table:table-cell table:style-name="ce25" office:value-type="float" office:value="33829" calcext:value-type="float">
            <text:p>33,829</text:p>
          </table:table-cell>
          <table:table-cell table:style-name="ce25" office:value-type="float" office:value="34810" calcext:value-type="float">
            <text:p>34,810</text:p>
          </table:table-cell>
          <table:table-cell table:style-name="ce25" office:value-type="float" office:value="33577" calcext:value-type="float">
            <text:p>33,577</text:p>
          </table:table-cell>
          <table:table-cell table:style-name="ce25" office:value-type="float" office:value="34415" calcext:value-type="float">
            <text:p>34,415</text:p>
          </table:table-cell>
          <table:table-cell table:style-name="ce25" office:value-type="float" office:value="34270" calcext:value-type="float">
            <text:p>34,270</text:p>
          </table:table-cell>
          <table:table-cell table:style-name="ce25" office:value-type="float" office:value="33003" calcext:value-type="float">
            <text:p>33,003</text:p>
          </table:table-cell>
          <table:table-cell table:style-name="ce25" office:value-type="float" office:value="32584" calcext:value-type="float">
            <text:p>32,584</text:p>
          </table:table-cell>
          <table:table-cell table:style-name="ce25" office:value-type="float" office:value="32162" calcext:value-type="float">
            <text:p>32,162</text:p>
          </table:table-cell>
          <table:table-cell table:style-name="ce25" office:value-type="float" office:value="31559" calcext:value-type="float">
            <text:p>31,559</text:p>
          </table:table-cell>
          <table:table-cell table:style-name="ce25" office:value-type="float" office:value="31118" calcext:value-type="float">
            <text:p>31,118</text:p>
          </table:table-cell>
          <table:table-cell table:style-name="ce25" office:value-type="float" office:value="31043" calcext:value-type="float">
            <text:p>31,043</text:p>
          </table:table-cell>
          <table:table-cell table:style-name="ce25" office:value-type="float" office:value="32241" calcext:value-type="float">
            <text:p>32,241</text:p>
          </table:table-cell>
          <table:table-cell table:style-name="ce25" office:value-type="float" office:value="32546" calcext:value-type="float">
            <text:p>32,546</text:p>
          </table:table-cell>
          <table:table-cell table:style-name="ce25" office:value-type="float" office:value="33732" calcext:value-type="float">
            <text:p>33,732</text:p>
          </table:table-cell>
          <table:table-cell table:style-name="ce25" office:value-type="float" office:value="34330" calcext:value-type="float">
            <text:p>34,330</text:p>
          </table:table-cell>
          <table:table-cell table:style-name="ce25" office:value-type="float" office:value="35354" calcext:value-type="float">
            <text:p>35,354</text:p>
          </table:table-cell>
          <table:table-cell table:style-name="ce25" office:value-type="float" office:value="35639" calcext:value-type="float">
            <text:p>35,639</text:p>
          </table:table-cell>
          <table:table-cell table:style-name="ce25" office:value-type="float" office:value="36703" calcext:value-type="float">
            <text:p>36,703</text:p>
          </table:table-cell>
          <table:table-cell table:style-name="ce25" office:value-type="float" office:value="37157" calcext:value-type="float">
            <text:p>37,157</text:p>
          </table:table-cell>
          <table:table-cell table:style-name="ce25" office:value-type="float" office:value="37494" calcext:value-type="float">
            <text:p>37,494</text:p>
          </table:table-cell>
          <table:table-cell table:style-name="ce25" office:value-type="float" office:value="39965" calcext:value-type="float">
            <text:p>39,965</text:p>
          </table:table-cell>
          <table:table-cell table:style-name="ce25" office:value-type="float" office:value="39434" calcext:value-type="float">
            <text:p>39,434</text:p>
          </table:table-cell>
          <table:table-cell table:style-name="ce25" office:value-type="float" office:value="37575" calcext:value-type="float">
            <text:p>37,575</text:p>
          </table:table-cell>
          <table:table-cell table:style-name="ce25" office:value-type="float" office:value="36986" calcext:value-type="float">
            <text:p>36,986</text:p>
          </table:table-cell>
          <table:table-cell table:style-name="ce25" office:value-type="float" office:value="37576" calcext:value-type="float">
            <text:p>37,576</text:p>
          </table:table-cell>
          <table:table-cell table:style-name="ce25" office:value-type="float" office:value="36775" calcext:value-type="float">
            <text:p>36,775</text:p>
          </table:table-cell>
          <table:table-cell table:style-name="ce25" office:value-type="float" office:value="36161" calcext:value-type="float">
            <text:p>36,161</text:p>
          </table:table-cell>
          <table:table-cell table:style-name="ce25" office:value-type="float" office:value="36279" calcext:value-type="float">
            <text:p>36,279</text:p>
          </table:table-cell>
          <table:table-cell table:style-name="ce25" office:value-type="float" office:value="35059" calcext:value-type="float">
            <text:p>35,059</text:p>
          </table:table-cell>
          <table:table-cell table:style-name="ce25" office:value-type="float" office:value="35515" calcext:value-type="float">
            <text:p>35,515</text:p>
          </table:table-cell>
          <table:table-cell table:style-name="ce25" office:value-type="float" office:value="36065" calcext:value-type="float">
            <text:p>36,065</text:p>
          </table:table-cell>
          <table:table-cell table:style-name="ce25" office:value-type="float" office:value="35310" calcext:value-type="float">
            <text:p>35,310</text:p>
          </table:table-cell>
          <table:table-cell table:style-name="ce25" office:value-type="float" office:value="34460" calcext:value-type="float">
            <text:p>34,460</text:p>
          </table:table-cell>
          <table:table-cell table:style-name="ce25" office:value-type="float" office:value="32755" calcext:value-type="float">
            <text:p>32,755</text:p>
          </table:table-cell>
          <table:table-cell table:style-name="ce25" office:value-type="float" office:value="30824" calcext:value-type="float">
            <text:p>30,824</text:p>
          </table:table-cell>
          <table:table-cell table:style-name="ce25" office:value-type="float" office:value="29690" calcext:value-type="float">
            <text:p>29,690</text:p>
          </table:table-cell>
          <table:table-cell table:style-name="ce25" office:value-type="float" office:value="31543" calcext:value-type="float">
            <text:p>31,543</text:p>
          </table:table-cell>
          <table:table-cell table:style-name="ce25" office:value-type="float" office:value="31947" calcext:value-type="float">
            <text:p>31,947</text:p>
          </table:table-cell>
          <table:table-cell table:style-name="ce25" office:value-type="float" office:value="31914" calcext:value-type="float">
            <text:p>31,914</text:p>
          </table:table-cell>
          <table:table-cell table:style-name="ce25" office:value-type="float" office:value="33772" calcext:value-type="float">
            <text:p>33,772</text:p>
          </table:table-cell>
          <table:table-cell table:style-name="ce25" office:value-type="float" office:value="36025" calcext:value-type="float">
            <text:p>36,025</text:p>
          </table:table-cell>
          <table:table-cell table:style-name="ce25" office:value-type="float" office:value="37280" calcext:value-type="float">
            <text:p>37,280</text:p>
          </table:table-cell>
          <table:table-cell table:style-name="ce25" office:value-type="float" office:value="36418" calcext:value-type="float">
            <text:p>36,418</text:p>
          </table:table-cell>
          <table:table-cell table:style-name="ce25" office:value-type="float" office:value="37402" calcext:value-type="float">
            <text:p>37,402</text:p>
          </table:table-cell>
          <table:table-cell table:style-name="ce25" office:value-type="float" office:value="37707" calcext:value-type="float">
            <text:p>37,707</text:p>
          </table:table-cell>
          <table:table-cell table:style-name="ce25" office:value-type="float" office:value="37088" calcext:value-type="float">
            <text:p>37,088</text:p>
          </table:table-cell>
          <table:table-cell table:style-name="ce25" office:value-type="float" office:value="36599" calcext:value-type="float">
            <text:p>36,599</text:p>
          </table:table-cell>
          <table:table-cell table:style-name="ce25" office:value-type="float" office:value="37172" calcext:value-type="float">
            <text:p>37,172</text:p>
          </table:table-cell>
          <table:table-cell table:style-name="ce25" office:value-type="float" office:value="36414" calcext:value-type="float">
            <text:p>36,414</text:p>
          </table:table-cell>
          <table:table-cell table:style-name="ce25" office:value-type="float" office:value="35434" calcext:value-type="float">
            <text:p>35,434</text:p>
          </table:table-cell>
          <table:table-cell table:style-name="ce25" office:value-type="float" office:value="33572" calcext:value-type="float">
            <text:p>33,572</text:p>
          </table:table-cell>
          <table:table-cell table:style-name="ce25" office:value-type="float" office:value="32164" calcext:value-type="float">
            <text:p>32,164</text:p>
          </table:table-cell>
          <table:table-cell table:style-name="ce25" office:value-type="float" office:value="30183" calcext:value-type="float">
            <text:p>30,183</text:p>
          </table:table-cell>
          <table:table-cell table:style-name="ce25" office:value-type="float" office:value="29430" calcext:value-type="float">
            <text:p>29,430</text:p>
          </table:table-cell>
          <table:table-cell table:style-name="ce25" office:value-type="float" office:value="27650" calcext:value-type="float">
            <text:p>27,650</text:p>
          </table:table-cell>
          <table:table-cell table:style-name="ce25" office:value-type="float" office:value="25866" calcext:value-type="float">
            <text:p>25,866</text:p>
          </table:table-cell>
          <table:table-cell table:style-name="ce25" office:value-type="float" office:value="24090" calcext:value-type="float">
            <text:p>24,090</text:p>
          </table:table-cell>
          <table:table-cell table:style-name="ce25" office:value-type="float" office:value="22171" calcext:value-type="float">
            <text:p>22,171</text:p>
          </table:table-cell>
          <table:table-cell table:style-name="ce25" office:value-type="float" office:value="20683" calcext:value-type="float">
            <text:p>20,683</text:p>
          </table:table-cell>
          <table:table-cell table:style-name="ce25" office:value-type="float" office:value="19217" calcext:value-type="float">
            <text:p>19,217</text:p>
          </table:table-cell>
          <table:table-cell table:style-name="ce25" office:value-type="float" office:value="17363" calcext:value-type="float">
            <text:p>17,363</text:p>
          </table:table-cell>
          <table:table-cell table:style-name="ce25" office:value-type="float" office:value="16339" calcext:value-type="float">
            <text:p>16,339</text:p>
          </table:table-cell>
          <table:table-cell table:style-name="ce25" office:value-type="float" office:value="14969" calcext:value-type="float">
            <text:p>14,969</text:p>
          </table:table-cell>
          <table:table-cell table:style-name="ce25" office:value-type="float" office:value="14046" calcext:value-type="float">
            <text:p>14,046</text:p>
          </table:table-cell>
          <table:table-cell table:style-name="ce25" office:value-type="float" office:value="64966" calcext:value-type="float">
            <text:p>64,966</text:p>
          </table:table-cell>
          <table:table-cell/>
          <table:table-cell office:value-type="float" office:value="2038" calcext:value-type="float">
            <text:p>2038</text:p>
          </table:table-cell>
          <table:table-cell table:number-columns-repeated="930"/>
        </table:table-row>
        <table:table-row table:style-name="ro3">
          <table:table-cell office:value-type="float" office:value="2039" calcext:value-type="float">
            <text:p>2039</text:p>
          </table:table-cell>
          <table:table-cell table:style-name="ce25" office:value-type="float" office:value="27238" calcext:value-type="float">
            <text:p>27,238</text:p>
          </table:table-cell>
          <table:table-cell table:style-name="ce25" office:value-type="float" office:value="27354" calcext:value-type="float">
            <text:p>27,354</text:p>
          </table:table-cell>
          <table:table-cell table:style-name="ce25" office:value-type="float" office:value="27460" calcext:value-type="float">
            <text:p>27,460</text:p>
          </table:table-cell>
          <table:table-cell table:style-name="ce25" office:value-type="float" office:value="27575" calcext:value-type="float">
            <text:p>27,575</text:p>
          </table:table-cell>
          <table:table-cell table:style-name="ce25" office:value-type="float" office:value="27710" calcext:value-type="float">
            <text:p>27,710</text:p>
          </table:table-cell>
          <table:table-cell table:style-name="ce25" office:value-type="float" office:value="27865" calcext:value-type="float">
            <text:p>27,865</text:p>
          </table:table-cell>
          <table:table-cell table:style-name="ce25" office:value-type="float" office:value="28010" calcext:value-type="float">
            <text:p>28,010</text:p>
          </table:table-cell>
          <table:table-cell table:style-name="ce25" office:value-type="float" office:value="28149" calcext:value-type="float">
            <text:p>28,149</text:p>
          </table:table-cell>
          <table:table-cell table:style-name="ce25" office:value-type="float" office:value="28306" calcext:value-type="float">
            <text:p>28,306</text:p>
          </table:table-cell>
          <table:table-cell table:style-name="ce25" office:value-type="float" office:value="28467" calcext:value-type="float">
            <text:p>28,467</text:p>
          </table:table-cell>
          <table:table-cell table:style-name="ce25" office:value-type="float" office:value="28630" calcext:value-type="float">
            <text:p>28,630</text:p>
          </table:table-cell>
          <table:table-cell table:style-name="ce25" office:value-type="float" office:value="28775" calcext:value-type="float">
            <text:p>28,775</text:p>
          </table:table-cell>
          <table:table-cell table:style-name="ce25" office:value-type="float" office:value="28884" calcext:value-type="float">
            <text:p>28,884</text:p>
          </table:table-cell>
          <table:table-cell table:style-name="ce25" office:value-type="float" office:value="28963" calcext:value-type="float">
            <text:p>28,963</text:p>
          </table:table-cell>
          <table:table-cell table:style-name="ce25" office:value-type="float" office:value="29007" calcext:value-type="float">
            <text:p>29,007</text:p>
          </table:table-cell>
          <table:table-cell table:style-name="ce25" office:value-type="float" office:value="29009" calcext:value-type="float">
            <text:p>29,009</text:p>
          </table:table-cell>
          <table:table-cell table:style-name="ce25" office:value-type="float" office:value="28996" calcext:value-type="float">
            <text:p>28,996</text:p>
          </table:table-cell>
          <table:table-cell table:style-name="ce25" office:value-type="float" office:value="28999" calcext:value-type="float">
            <text:p>28,999</text:p>
          </table:table-cell>
          <table:table-cell table:style-name="ce25" office:value-type="float" office:value="29321" calcext:value-type="float">
            <text:p>29,321</text:p>
          </table:table-cell>
          <table:table-cell table:style-name="ce25" office:value-type="float" office:value="30114" calcext:value-type="float">
            <text:p>30,114</text:p>
          </table:table-cell>
          <table:table-cell table:style-name="ce25" office:value-type="float" office:value="30919" calcext:value-type="float">
            <text:p>30,919</text:p>
          </table:table-cell>
          <table:table-cell table:style-name="ce25" office:value-type="float" office:value="31452" calcext:value-type="float">
            <text:p>31,452</text:p>
          </table:table-cell>
          <table:table-cell table:style-name="ce25" office:value-type="float" office:value="31902" calcext:value-type="float">
            <text:p>31,902</text:p>
          </table:table-cell>
          <table:table-cell table:style-name="ce25" office:value-type="float" office:value="32370" calcext:value-type="float">
            <text:p>32,370</text:p>
          </table:table-cell>
          <table:table-cell table:style-name="ce25" office:value-type="float" office:value="32469" calcext:value-type="float">
            <text:p>32,469</text:p>
          </table:table-cell>
          <table:table-cell table:style-name="ce25" office:value-type="float" office:value="32605" calcext:value-type="float">
            <text:p>32,605</text:p>
          </table:table-cell>
          <table:table-cell table:style-name="ce25" office:value-type="float" office:value="33241" calcext:value-type="float">
            <text:p>33,241</text:p>
          </table:table-cell>
          <table:table-cell table:style-name="ce25" office:value-type="float" office:value="33899" calcext:value-type="float">
            <text:p>33,899</text:p>
          </table:table-cell>
          <table:table-cell table:style-name="ce25" office:value-type="float" office:value="34900" calcext:value-type="float">
            <text:p>34,900</text:p>
          </table:table-cell>
          <table:table-cell table:style-name="ce25" office:value-type="float" office:value="33661" calcext:value-type="float">
            <text:p>33,661</text:p>
          </table:table-cell>
          <table:table-cell table:style-name="ce25" office:value-type="float" office:value="34497" calcext:value-type="float">
            <text:p>34,497</text:p>
          </table:table-cell>
          <table:table-cell table:style-name="ce25" office:value-type="float" office:value="34357" calcext:value-type="float">
            <text:p>34,357</text:p>
          </table:table-cell>
          <table:table-cell table:style-name="ce25" office:value-type="float" office:value="33086" calcext:value-type="float">
            <text:p>33,086</text:p>
          </table:table-cell>
          <table:table-cell table:style-name="ce25" office:value-type="float" office:value="32651" calcext:value-type="float">
            <text:p>32,651</text:p>
          </table:table-cell>
          <table:table-cell table:style-name="ce25" office:value-type="float" office:value="32225" calcext:value-type="float">
            <text:p>32,225</text:p>
          </table:table-cell>
          <table:table-cell table:style-name="ce25" office:value-type="float" office:value="31635" calcext:value-type="float">
            <text:p>31,635</text:p>
          </table:table-cell>
          <table:table-cell table:style-name="ce25" office:value-type="float" office:value="31185" calcext:value-type="float">
            <text:p>31,185</text:p>
          </table:table-cell>
          <table:table-cell table:style-name="ce25" office:value-type="float" office:value="31092" calcext:value-type="float">
            <text:p>31,092</text:p>
          </table:table-cell>
          <table:table-cell table:style-name="ce25" office:value-type="float" office:value="32280" calcext:value-type="float">
            <text:p>32,280</text:p>
          </table:table-cell>
          <table:table-cell table:style-name="ce25" office:value-type="float" office:value="32574" calcext:value-type="float">
            <text:p>32,574</text:p>
          </table:table-cell>
          <table:table-cell table:style-name="ce25" office:value-type="float" office:value="33753" calcext:value-type="float">
            <text:p>33,753</text:p>
          </table:table-cell>
          <table:table-cell table:style-name="ce25" office:value-type="float" office:value="34358" calcext:value-type="float">
            <text:p>34,358</text:p>
          </table:table-cell>
          <table:table-cell table:style-name="ce25" office:value-type="float" office:value="35379" calcext:value-type="float">
            <text:p>35,379</text:p>
          </table:table-cell>
          <table:table-cell table:style-name="ce25" office:value-type="float" office:value="35656" calcext:value-type="float">
            <text:p>35,656</text:p>
          </table:table-cell>
          <table:table-cell table:style-name="ce25" office:value-type="float" office:value="36715" calcext:value-type="float">
            <text:p>36,715</text:p>
          </table:table-cell>
          <table:table-cell table:style-name="ce25" office:value-type="float" office:value="37165" calcext:value-type="float">
            <text:p>37,165</text:p>
          </table:table-cell>
          <table:table-cell table:style-name="ce25" office:value-type="float" office:value="37504" calcext:value-type="float">
            <text:p>37,504</text:p>
          </table:table-cell>
          <table:table-cell table:style-name="ce25" office:value-type="float" office:value="39963" calcext:value-type="float">
            <text:p>39,963</text:p>
          </table:table-cell>
          <table:table-cell table:style-name="ce25" office:value-type="float" office:value="39426" calcext:value-type="float">
            <text:p>39,426</text:p>
          </table:table-cell>
          <table:table-cell table:style-name="ce25" office:value-type="float" office:value="37565" calcext:value-type="float">
            <text:p>37,565</text:p>
          </table:table-cell>
          <table:table-cell table:style-name="ce25" office:value-type="float" office:value="36971" calcext:value-type="float">
            <text:p>36,971</text:p>
          </table:table-cell>
          <table:table-cell table:style-name="ce25" office:value-type="float" office:value="37560" calcext:value-type="float">
            <text:p>37,560</text:p>
          </table:table-cell>
          <table:table-cell table:style-name="ce25" office:value-type="float" office:value="36760" calcext:value-type="float">
            <text:p>36,760</text:p>
          </table:table-cell>
          <table:table-cell table:style-name="ce25" office:value-type="float" office:value="36129" calcext:value-type="float">
            <text:p>36,129</text:p>
          </table:table-cell>
          <table:table-cell table:style-name="ce25" office:value-type="float" office:value="36225" calcext:value-type="float">
            <text:p>36,225</text:p>
          </table:table-cell>
          <table:table-cell table:style-name="ce25" office:value-type="float" office:value="35003" calcext:value-type="float">
            <text:p>35,003</text:p>
          </table:table-cell>
          <table:table-cell table:style-name="ce25" office:value-type="float" office:value="35452" calcext:value-type="float">
            <text:p>35,452</text:p>
          </table:table-cell>
          <table:table-cell table:style-name="ce25" office:value-type="float" office:value="35989" calcext:value-type="float">
            <text:p>35,989</text:p>
          </table:table-cell>
          <table:table-cell table:style-name="ce25" office:value-type="float" office:value="35217" calcext:value-type="float">
            <text:p>35,217</text:p>
          </table:table-cell>
          <table:table-cell table:style-name="ce25" office:value-type="float" office:value="34357" calcext:value-type="float">
            <text:p>34,357</text:p>
          </table:table-cell>
          <table:table-cell table:style-name="ce25" office:value-type="float" office:value="32656" calcext:value-type="float">
            <text:p>32,656</text:p>
          </table:table-cell>
          <table:table-cell table:style-name="ce25" office:value-type="float" office:value="30724" calcext:value-type="float">
            <text:p>30,724</text:p>
          </table:table-cell>
          <table:table-cell table:style-name="ce25" office:value-type="float" office:value="29577" calcext:value-type="float">
            <text:p>29,577</text:p>
          </table:table-cell>
          <table:table-cell table:style-name="ce25" office:value-type="float" office:value="31403" calcext:value-type="float">
            <text:p>31,403</text:p>
          </table:table-cell>
          <table:table-cell table:style-name="ce25" office:value-type="float" office:value="31780" calcext:value-type="float">
            <text:p>31,780</text:p>
          </table:table-cell>
          <table:table-cell table:style-name="ce25" office:value-type="float" office:value="31723" calcext:value-type="float">
            <text:p>31,723</text:p>
          </table:table-cell>
          <table:table-cell table:style-name="ce25" office:value-type="float" office:value="33547" calcext:value-type="float">
            <text:p>33,547</text:p>
          </table:table-cell>
          <table:table-cell table:style-name="ce25" office:value-type="float" office:value="35755" calcext:value-type="float">
            <text:p>35,755</text:p>
          </table:table-cell>
          <table:table-cell table:style-name="ce25" office:value-type="float" office:value="36971" calcext:value-type="float">
            <text:p>36,971</text:p>
          </table:table-cell>
          <table:table-cell table:style-name="ce25" office:value-type="float" office:value="36079" calcext:value-type="float">
            <text:p>36,079</text:p>
          </table:table-cell>
          <table:table-cell table:style-name="ce25" office:value-type="float" office:value="37009" calcext:value-type="float">
            <text:p>37,009</text:p>
          </table:table-cell>
          <table:table-cell table:style-name="ce25" office:value-type="float" office:value="37267" calcext:value-type="float">
            <text:p>37,267</text:p>
          </table:table-cell>
          <table:table-cell table:style-name="ce25" office:value-type="float" office:value="36608" calcext:value-type="float">
            <text:p>36,608</text:p>
          </table:table-cell>
          <table:table-cell table:style-name="ce25" office:value-type="float" office:value="36084" calcext:value-type="float">
            <text:p>36,084</text:p>
          </table:table-cell>
          <table:table-cell table:style-name="ce25" office:value-type="float" office:value="36599" calcext:value-type="float">
            <text:p>36,599</text:p>
          </table:table-cell>
          <table:table-cell table:style-name="ce25" office:value-type="float" office:value="35786" calcext:value-type="float">
            <text:p>35,786</text:p>
          </table:table-cell>
          <table:table-cell table:style-name="ce25" office:value-type="float" office:value="34757" calcext:value-type="float">
            <text:p>34,757</text:p>
          </table:table-cell>
          <table:table-cell table:style-name="ce25" office:value-type="float" office:value="32860" calcext:value-type="float">
            <text:p>32,860</text:p>
          </table:table-cell>
          <table:table-cell table:style-name="ce25" office:value-type="float" office:value="31400" calcext:value-type="float">
            <text:p>31,400</text:p>
          </table:table-cell>
          <table:table-cell table:style-name="ce25" office:value-type="float" office:value="29374" calcext:value-type="float">
            <text:p>29,374</text:p>
          </table:table-cell>
          <table:table-cell table:style-name="ce25" office:value-type="float" office:value="28544" calcext:value-type="float">
            <text:p>28,544</text:p>
          </table:table-cell>
          <table:table-cell table:style-name="ce25" office:value-type="float" office:value="26716" calcext:value-type="float">
            <text:p>26,716</text:p>
          </table:table-cell>
          <table:table-cell table:style-name="ce25" office:value-type="float" office:value="24885" calcext:value-type="float">
            <text:p>24,885</text:p>
          </table:table-cell>
          <table:table-cell table:style-name="ce25" office:value-type="float" office:value="23063" calcext:value-type="float">
            <text:p>23,063</text:p>
          </table:table-cell>
          <table:table-cell table:style-name="ce25" office:value-type="float" office:value="21107" calcext:value-type="float">
            <text:p>21,107</text:p>
          </table:table-cell>
          <table:table-cell table:style-name="ce25" office:value-type="float" office:value="19567" calcext:value-type="float">
            <text:p>19,567</text:p>
          </table:table-cell>
          <table:table-cell table:style-name="ce25" office:value-type="float" office:value="18058" calcext:value-type="float">
            <text:p>18,058</text:p>
          </table:table-cell>
          <table:table-cell table:style-name="ce25" office:value-type="float" office:value="16182" calcext:value-type="float">
            <text:p>16,182</text:p>
          </table:table-cell>
          <table:table-cell table:style-name="ce25" office:value-type="float" office:value="15085" calcext:value-type="float">
            <text:p>15,085</text:p>
          </table:table-cell>
          <table:table-cell table:style-name="ce25" office:value-type="float" office:value="13686" calcext:value-type="float">
            <text:p>13,686</text:p>
          </table:table-cell>
          <table:table-cell table:style-name="ce25" office:value-type="float" office:value="67707" calcext:value-type="float">
            <text:p>67,707</text:p>
          </table:table-cell>
          <table:table-cell/>
          <table:table-cell office:value-type="float" office:value="2039" calcext:value-type="float">
            <text:p>2039</text:p>
          </table:table-cell>
          <table:table-cell table:number-columns-repeated="930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3" table:number-rows-spanned="1">
            <text:p>© Crown Copyright 2017</text:p>
          </table:table-cell>
          <table:covered-table-cell table:number-columns-repeated="2"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th" table:style-name="ta6">
        <office:forms form:automatic-focus="false" form:apply-design-mode="false"/>
        <table:table-column table:style-name="co3" table:default-cell-style-name="Default"/>
        <table:table-column table:style-name="co9" table:number-columns-repeated="91" table:default-cell-style-name="ce35"/>
        <table:table-column table:style-name="co3" table:number-columns-repeated="932" table:default-cell-style-name="Default"/>
        <table:table-row table:style-name="ro4" table:number-rows-repeated="2">
          <table:table-cell table:number-columns-repeated="1024"/>
        </table:table-row>
        <table:table-row table:style-name="ro5">
          <table:table-cell table:style-name="ce33" office:value-type="string" calcext:value-type="string">
            <text:p>Both</text:p>
          </table:table-cell>
          <table:table-cell table:style-name="ce36" table:formula="of:=[Males.B3]" office:value-type="float" office:value="0" calcext:value-type="float">
            <text:p>0</text:p>
          </table:table-cell>
          <table:table-cell table:style-name="ce36" table:formula="of:=[Males.C3]" office:value-type="float" office:value="1" calcext:value-type="float">
            <text:p>1</text:p>
          </table:table-cell>
          <table:table-cell table:style-name="ce36" table:formula="of:=[Males.D3]" office:value-type="float" office:value="2" calcext:value-type="float">
            <text:p>2</text:p>
          </table:table-cell>
          <table:table-cell table:style-name="ce36" table:formula="of:=[Males.E3]" office:value-type="float" office:value="3" calcext:value-type="float">
            <text:p>3</text:p>
          </table:table-cell>
          <table:table-cell table:style-name="ce36" table:formula="of:=[Males.F3]" office:value-type="float" office:value="4" calcext:value-type="float">
            <text:p>4</text:p>
          </table:table-cell>
          <table:table-cell table:style-name="ce36" table:formula="of:=[Males.G3]" office:value-type="float" office:value="5" calcext:value-type="float">
            <text:p>5</text:p>
          </table:table-cell>
          <table:table-cell table:style-name="ce36" table:formula="of:=[Males.H3]" office:value-type="float" office:value="6" calcext:value-type="float">
            <text:p>6</text:p>
          </table:table-cell>
          <table:table-cell table:style-name="ce36" table:formula="of:=[Males.I3]" office:value-type="float" office:value="7" calcext:value-type="float">
            <text:p>7</text:p>
          </table:table-cell>
          <table:table-cell table:style-name="ce36" table:formula="of:=[Males.J3]" office:value-type="float" office:value="8" calcext:value-type="float">
            <text:p>8</text:p>
          </table:table-cell>
          <table:table-cell table:style-name="ce36" table:formula="of:=[Males.K3]" office:value-type="float" office:value="9" calcext:value-type="float">
            <text:p>9</text:p>
          </table:table-cell>
          <table:table-cell table:style-name="ce36" table:formula="of:=[Males.L3]" office:value-type="float" office:value="10" calcext:value-type="float">
            <text:p>10</text:p>
          </table:table-cell>
          <table:table-cell table:style-name="ce36" table:formula="of:=[Males.M3]" office:value-type="float" office:value="11" calcext:value-type="float">
            <text:p>11</text:p>
          </table:table-cell>
          <table:table-cell table:style-name="ce36" table:formula="of:=[Males.N3]" office:value-type="float" office:value="12" calcext:value-type="float">
            <text:p>12</text:p>
          </table:table-cell>
          <table:table-cell table:style-name="ce36" table:formula="of:=[Males.O3]" office:value-type="float" office:value="13" calcext:value-type="float">
            <text:p>13</text:p>
          </table:table-cell>
          <table:table-cell table:style-name="ce36" table:formula="of:=[Males.P3]" office:value-type="float" office:value="14" calcext:value-type="float">
            <text:p>14</text:p>
          </table:table-cell>
          <table:table-cell table:style-name="ce36" table:formula="of:=[Males.Q3]" office:value-type="float" office:value="15" calcext:value-type="float">
            <text:p>15</text:p>
          </table:table-cell>
          <table:table-cell table:style-name="ce36" table:formula="of:=[Males.R3]" office:value-type="float" office:value="16" calcext:value-type="float">
            <text:p>16</text:p>
          </table:table-cell>
          <table:table-cell table:style-name="ce36" table:formula="of:=[Males.S3]" office:value-type="float" office:value="17" calcext:value-type="float">
            <text:p>17</text:p>
          </table:table-cell>
          <table:table-cell table:style-name="ce36" table:formula="of:=[Males.T3]" office:value-type="float" office:value="18" calcext:value-type="float">
            <text:p>18</text:p>
          </table:table-cell>
          <table:table-cell table:style-name="ce36" table:formula="of:=[Males.U3]" office:value-type="float" office:value="19" calcext:value-type="float">
            <text:p>19</text:p>
          </table:table-cell>
          <table:table-cell table:style-name="ce36" table:formula="of:=[Males.V3]" office:value-type="float" office:value="20" calcext:value-type="float">
            <text:p>20</text:p>
          </table:table-cell>
          <table:table-cell table:style-name="ce36" table:formula="of:=[Males.W3]" office:value-type="float" office:value="21" calcext:value-type="float">
            <text:p>21</text:p>
          </table:table-cell>
          <table:table-cell table:style-name="ce36" table:formula="of:=[Males.X3]" office:value-type="float" office:value="22" calcext:value-type="float">
            <text:p>22</text:p>
          </table:table-cell>
          <table:table-cell table:style-name="ce36" table:formula="of:=[Males.Y3]" office:value-type="float" office:value="23" calcext:value-type="float">
            <text:p>23</text:p>
          </table:table-cell>
          <table:table-cell table:style-name="ce36" table:formula="of:=[Males.Z3]" office:value-type="float" office:value="24" calcext:value-type="float">
            <text:p>24</text:p>
          </table:table-cell>
          <table:table-cell table:style-name="ce36" table:formula="of:=[Males.AA3]" office:value-type="float" office:value="25" calcext:value-type="float">
            <text:p>25</text:p>
          </table:table-cell>
          <table:table-cell table:style-name="ce36" table:formula="of:=[Males.AB3]" office:value-type="float" office:value="26" calcext:value-type="float">
            <text:p>26</text:p>
          </table:table-cell>
          <table:table-cell table:style-name="ce36" table:formula="of:=[Males.AC3]" office:value-type="float" office:value="27" calcext:value-type="float">
            <text:p>27</text:p>
          </table:table-cell>
          <table:table-cell table:style-name="ce36" table:formula="of:=[Males.AD3]" office:value-type="float" office:value="28" calcext:value-type="float">
            <text:p>28</text:p>
          </table:table-cell>
          <table:table-cell table:style-name="ce36" table:formula="of:=[Males.AE3]" office:value-type="float" office:value="29" calcext:value-type="float">
            <text:p>29</text:p>
          </table:table-cell>
          <table:table-cell table:style-name="ce36" table:formula="of:=[Males.AF3]" office:value-type="float" office:value="30" calcext:value-type="float">
            <text:p>30</text:p>
          </table:table-cell>
          <table:table-cell table:style-name="ce36" table:formula="of:=[Males.AG3]" office:value-type="float" office:value="31" calcext:value-type="float">
            <text:p>31</text:p>
          </table:table-cell>
          <table:table-cell table:style-name="ce36" table:formula="of:=[Males.AH3]" office:value-type="float" office:value="32" calcext:value-type="float">
            <text:p>32</text:p>
          </table:table-cell>
          <table:table-cell table:style-name="ce36" table:formula="of:=[Males.AI3]" office:value-type="float" office:value="33" calcext:value-type="float">
            <text:p>33</text:p>
          </table:table-cell>
          <table:table-cell table:style-name="ce36" table:formula="of:=[Males.AJ3]" office:value-type="float" office:value="34" calcext:value-type="float">
            <text:p>34</text:p>
          </table:table-cell>
          <table:table-cell table:style-name="ce36" table:formula="of:=[Males.AK3]" office:value-type="float" office:value="35" calcext:value-type="float">
            <text:p>35</text:p>
          </table:table-cell>
          <table:table-cell table:style-name="ce36" table:formula="of:=[Males.AL3]" office:value-type="float" office:value="36" calcext:value-type="float">
            <text:p>36</text:p>
          </table:table-cell>
          <table:table-cell table:style-name="ce36" table:formula="of:=[Males.AM3]" office:value-type="float" office:value="37" calcext:value-type="float">
            <text:p>37</text:p>
          </table:table-cell>
          <table:table-cell table:style-name="ce36" table:formula="of:=[Males.AN3]" office:value-type="float" office:value="38" calcext:value-type="float">
            <text:p>38</text:p>
          </table:table-cell>
          <table:table-cell table:style-name="ce36" table:formula="of:=[Males.AO3]" office:value-type="float" office:value="39" calcext:value-type="float">
            <text:p>39</text:p>
          </table:table-cell>
          <table:table-cell table:style-name="ce36" table:formula="of:=[Males.AP3]" office:value-type="float" office:value="40" calcext:value-type="float">
            <text:p>40</text:p>
          </table:table-cell>
          <table:table-cell table:style-name="ce36" table:formula="of:=[Males.AQ3]" office:value-type="float" office:value="41" calcext:value-type="float">
            <text:p>41</text:p>
          </table:table-cell>
          <table:table-cell table:style-name="ce36" table:formula="of:=[Males.AR3]" office:value-type="float" office:value="42" calcext:value-type="float">
            <text:p>42</text:p>
          </table:table-cell>
          <table:table-cell table:style-name="ce36" table:formula="of:=[Males.AS3]" office:value-type="float" office:value="43" calcext:value-type="float">
            <text:p>43</text:p>
          </table:table-cell>
          <table:table-cell table:style-name="ce36" table:formula="of:=[Males.AT3]" office:value-type="float" office:value="44" calcext:value-type="float">
            <text:p>44</text:p>
          </table:table-cell>
          <table:table-cell table:style-name="ce36" table:formula="of:=[Males.AU3]" office:value-type="float" office:value="45" calcext:value-type="float">
            <text:p>45</text:p>
          </table:table-cell>
          <table:table-cell table:style-name="ce36" table:formula="of:=[Males.AV3]" office:value-type="float" office:value="46" calcext:value-type="float">
            <text:p>46</text:p>
          </table:table-cell>
          <table:table-cell table:style-name="ce36" table:formula="of:=[Males.AW3]" office:value-type="float" office:value="47" calcext:value-type="float">
            <text:p>47</text:p>
          </table:table-cell>
          <table:table-cell table:style-name="ce36" table:formula="of:=[Males.AX3]" office:value-type="float" office:value="48" calcext:value-type="float">
            <text:p>48</text:p>
          </table:table-cell>
          <table:table-cell table:style-name="ce36" table:formula="of:=[Males.AY3]" office:value-type="float" office:value="49" calcext:value-type="float">
            <text:p>49</text:p>
          </table:table-cell>
          <table:table-cell table:style-name="ce36" table:formula="of:=[Males.AZ3]" office:value-type="float" office:value="50" calcext:value-type="float">
            <text:p>50</text:p>
          </table:table-cell>
          <table:table-cell table:style-name="ce36" table:formula="of:=[Males.BA3]" office:value-type="float" office:value="51" calcext:value-type="float">
            <text:p>51</text:p>
          </table:table-cell>
          <table:table-cell table:style-name="ce36" table:formula="of:=[Males.BB3]" office:value-type="float" office:value="52" calcext:value-type="float">
            <text:p>52</text:p>
          </table:table-cell>
          <table:table-cell table:style-name="ce36" table:formula="of:=[Males.BC3]" office:value-type="float" office:value="53" calcext:value-type="float">
            <text:p>53</text:p>
          </table:table-cell>
          <table:table-cell table:style-name="ce36" table:formula="of:=[Males.BD3]" office:value-type="float" office:value="54" calcext:value-type="float">
            <text:p>54</text:p>
          </table:table-cell>
          <table:table-cell table:style-name="ce36" table:formula="of:=[Males.BE3]" office:value-type="float" office:value="55" calcext:value-type="float">
            <text:p>55</text:p>
          </table:table-cell>
          <table:table-cell table:style-name="ce36" table:formula="of:=[Males.BF3]" office:value-type="float" office:value="56" calcext:value-type="float">
            <text:p>56</text:p>
          </table:table-cell>
          <table:table-cell table:style-name="ce36" table:formula="of:=[Males.BG3]" office:value-type="float" office:value="57" calcext:value-type="float">
            <text:p>57</text:p>
          </table:table-cell>
          <table:table-cell table:style-name="ce36" table:formula="of:=[Males.BH3]" office:value-type="float" office:value="58" calcext:value-type="float">
            <text:p>58</text:p>
          </table:table-cell>
          <table:table-cell table:style-name="ce36" table:formula="of:=[Males.BI3]" office:value-type="float" office:value="59" calcext:value-type="float">
            <text:p>59</text:p>
          </table:table-cell>
          <table:table-cell table:style-name="ce36" table:formula="of:=[Males.BJ3]" office:value-type="float" office:value="60" calcext:value-type="float">
            <text:p>60</text:p>
          </table:table-cell>
          <table:table-cell table:style-name="ce36" table:formula="of:=[Males.BK3]" office:value-type="float" office:value="61" calcext:value-type="float">
            <text:p>61</text:p>
          </table:table-cell>
          <table:table-cell table:style-name="ce36" table:formula="of:=[Males.BL3]" office:value-type="float" office:value="62" calcext:value-type="float">
            <text:p>62</text:p>
          </table:table-cell>
          <table:table-cell table:style-name="ce36" table:formula="of:=[Males.BM3]" office:value-type="float" office:value="63" calcext:value-type="float">
            <text:p>63</text:p>
          </table:table-cell>
          <table:table-cell table:style-name="ce36" table:formula="of:=[Males.BN3]" office:value-type="float" office:value="64" calcext:value-type="float">
            <text:p>64</text:p>
          </table:table-cell>
          <table:table-cell table:style-name="ce36" table:formula="of:=[Males.BO3]" office:value-type="float" office:value="65" calcext:value-type="float">
            <text:p>65</text:p>
          </table:table-cell>
          <table:table-cell table:style-name="ce36" table:formula="of:=[Males.BP3]" office:value-type="float" office:value="66" calcext:value-type="float">
            <text:p>66</text:p>
          </table:table-cell>
          <table:table-cell table:style-name="ce36" table:formula="of:=[Males.BQ3]" office:value-type="float" office:value="67" calcext:value-type="float">
            <text:p>67</text:p>
          </table:table-cell>
          <table:table-cell table:style-name="ce36" table:formula="of:=[Males.BR3]" office:value-type="float" office:value="68" calcext:value-type="float">
            <text:p>68</text:p>
          </table:table-cell>
          <table:table-cell table:style-name="ce36" table:formula="of:=[Males.BS3]" office:value-type="float" office:value="69" calcext:value-type="float">
            <text:p>69</text:p>
          </table:table-cell>
          <table:table-cell table:style-name="ce36" table:formula="of:=[Males.BT3]" office:value-type="float" office:value="70" calcext:value-type="float">
            <text:p>70</text:p>
          </table:table-cell>
          <table:table-cell table:style-name="ce36" table:formula="of:=[Males.BU3]" office:value-type="float" office:value="71" calcext:value-type="float">
            <text:p>71</text:p>
          </table:table-cell>
          <table:table-cell table:style-name="ce36" table:formula="of:=[Males.BV3]" office:value-type="float" office:value="72" calcext:value-type="float">
            <text:p>72</text:p>
          </table:table-cell>
          <table:table-cell table:style-name="ce36" table:formula="of:=[Males.BW3]" office:value-type="float" office:value="73" calcext:value-type="float">
            <text:p>73</text:p>
          </table:table-cell>
          <table:table-cell table:style-name="ce36" table:formula="of:=[Males.BX3]" office:value-type="float" office:value="74" calcext:value-type="float">
            <text:p>74</text:p>
          </table:table-cell>
          <table:table-cell table:style-name="ce36" table:formula="of:=[Males.BY3]" office:value-type="float" office:value="75" calcext:value-type="float">
            <text:p>75</text:p>
          </table:table-cell>
          <table:table-cell table:style-name="ce36" table:formula="of:=[Males.BZ3]" office:value-type="float" office:value="76" calcext:value-type="float">
            <text:p>76</text:p>
          </table:table-cell>
          <table:table-cell table:style-name="ce36" table:formula="of:=[Males.CA3]" office:value-type="float" office:value="77" calcext:value-type="float">
            <text:p>77</text:p>
          </table:table-cell>
          <table:table-cell table:style-name="ce36" table:formula="of:=[Males.CB3]" office:value-type="float" office:value="78" calcext:value-type="float">
            <text:p>78</text:p>
          </table:table-cell>
          <table:table-cell table:style-name="ce36" table:formula="of:=[Males.CC3]" office:value-type="float" office:value="79" calcext:value-type="float">
            <text:p>79</text:p>
          </table:table-cell>
          <table:table-cell table:style-name="ce36" table:formula="of:=[Males.CD3]" office:value-type="float" office:value="80" calcext:value-type="float">
            <text:p>80</text:p>
          </table:table-cell>
          <table:table-cell table:style-name="ce36" table:formula="of:=[Males.CE3]" office:value-type="float" office:value="81" calcext:value-type="float">
            <text:p>81</text:p>
          </table:table-cell>
          <table:table-cell table:style-name="ce36" table:formula="of:=[Males.CF3]" office:value-type="float" office:value="82" calcext:value-type="float">
            <text:p>82</text:p>
          </table:table-cell>
          <table:table-cell table:style-name="ce36" table:formula="of:=[Males.CG3]" office:value-type="float" office:value="83" calcext:value-type="float">
            <text:p>83</text:p>
          </table:table-cell>
          <table:table-cell table:style-name="ce36" table:formula="of:=[Males.CH3]" office:value-type="float" office:value="84" calcext:value-type="float">
            <text:p>84</text:p>
          </table:table-cell>
          <table:table-cell table:style-name="ce36" table:formula="of:=[Males.CI3]" office:value-type="float" office:value="85" calcext:value-type="float">
            <text:p>85</text:p>
          </table:table-cell>
          <table:table-cell table:style-name="ce36" table:formula="of:=[Males.CJ3]" office:value-type="float" office:value="86" calcext:value-type="float">
            <text:p>86</text:p>
          </table:table-cell>
          <table:table-cell table:style-name="ce36" table:formula="of:=[Males.CK3]" office:value-type="float" office:value="87" calcext:value-type="float">
            <text:p>87</text:p>
          </table:table-cell>
          <table:table-cell table:style-name="ce36" table:formula="of:=[Males.CL3]" office:value-type="float" office:value="88" calcext:value-type="float">
            <text:p>88</text:p>
          </table:table-cell>
          <table:table-cell table:style-name="ce36" table:formula="of:=[Males.CM3]" office:value-type="float" office:value="89" calcext:value-type="float">
            <text:p>89</text:p>
          </table:table-cell>
          <table:table-cell table:style-name="ce36" table:formula="of:=[Males.CN3]" office:value-type="string" office:string-value="90+" calcext:value-type="string">
            <text:p>90+</text:p>
          </table:table-cell>
          <table:table-cell table:style-name="ce33" office:value-type="string" calcext:value-type="string">
            <text:p>Total</text:p>
          </table:table-cell>
          <table:table-cell table:style-name="ce33" table:number-columns-repeated="931"/>
        </table:table-row>
        <table:table-row table:style-name="ro5">
          <table:table-cell table:formula="of:=[Males.A4]" office:value-type="float" office:value="1981" calcext:value-type="float">
            <text:p>1981</text:p>
          </table:table-cell>
          <table:table-cell table:formula="of:=[Males.B4]+[Females.B4]" office:value-type="float" office:value="68529" calcext:value-type="float">
            <text:p>68,529</text:p>
          </table:table-cell>
          <table:table-cell table:formula="of:=[Males.C4]+[Females.C4]" office:value-type="float" office:value="66723" calcext:value-type="float">
            <text:p>66,723</text:p>
          </table:table-cell>
          <table:table-cell table:formula="of:=[Males.D4]+[Females.D4]" office:value-type="float" office:value="64065" calcext:value-type="float">
            <text:p>64,065</text:p>
          </table:table-cell>
          <table:table-cell table:formula="of:=[Males.E4]+[Females.E4]" office:value-type="float" office:value="59568" calcext:value-type="float">
            <text:p>59,568</text:p>
          </table:table-cell>
          <table:table-cell table:formula="of:=[Males.F4]+[Females.F4]" office:value-type="float" office:value="59023" calcext:value-type="float">
            <text:p>59,023</text:p>
          </table:table-cell>
          <table:table-cell table:formula="of:=[Males.G4]+[Females.G4]" office:value-type="float" office:value="64515" calcext:value-type="float">
            <text:p>64,515</text:p>
          </table:table-cell>
          <table:table-cell table:formula="of:=[Males.H4]+[Females.H4]" office:value-type="float" office:value="65573" calcext:value-type="float">
            <text:p>65,573</text:p>
          </table:table-cell>
          <table:table-cell table:formula="of:=[Males.I4]+[Females.I4]" office:value-type="float" office:value="67271" calcext:value-type="float">
            <text:p>67,271</text:p>
          </table:table-cell>
          <table:table-cell table:formula="of:=[Males.J4]+[Females.J4]" office:value-type="float" office:value="72378" calcext:value-type="float">
            <text:p>72,378</text:p>
          </table:table-cell>
          <table:table-cell table:formula="of:=[Males.K4]+[Females.K4]" office:value-type="float" office:value="77976" calcext:value-type="float">
            <text:p>77,976</text:p>
          </table:table-cell>
          <table:table-cell table:formula="of:=[Males.L4]+[Females.L4]" office:value-type="float" office:value="82869" calcext:value-type="float">
            <text:p>82,869</text:p>
          </table:table-cell>
          <table:table-cell table:formula="of:=[Males.M4]+[Females.M4]" office:value-type="float" office:value="83412" calcext:value-type="float">
            <text:p>83,412</text:p>
          </table:table-cell>
          <table:table-cell table:formula="of:=[Males.N4]+[Females.N4]" office:value-type="float" office:value="86712" calcext:value-type="float">
            <text:p>86,712</text:p>
          </table:table-cell>
          <table:table-cell table:formula="of:=[Males.O4]+[Females.O4]" office:value-type="float" office:value="89021" calcext:value-type="float">
            <text:p>89,021</text:p>
          </table:table-cell>
          <table:table-cell table:formula="of:=[Males.P4]+[Females.P4]" office:value-type="float" office:value="90698" calcext:value-type="float">
            <text:p>90,698</text:p>
          </table:table-cell>
          <table:table-cell table:formula="of:=[Males.Q4]+[Females.Q4]" office:value-type="float" office:value="90123" calcext:value-type="float">
            <text:p>90,123</text:p>
          </table:table-cell>
          <table:table-cell table:formula="of:=[Males.R4]+[Females.R4]" office:value-type="float" office:value="95046" calcext:value-type="float">
            <text:p>95,046</text:p>
          </table:table-cell>
          <table:table-cell table:formula="of:=[Males.S4]+[Females.S4]" office:value-type="float" office:value="93304" calcext:value-type="float">
            <text:p>93,304</text:p>
          </table:table-cell>
          <table:table-cell table:formula="of:=[Males.T4]+[Females.T4]" office:value-type="float" office:value="91049" calcext:value-type="float">
            <text:p>91,049</text:p>
          </table:table-cell>
          <table:table-cell table:formula="of:=[Males.U4]+[Females.U4]" office:value-type="float" office:value="89792" calcext:value-type="float">
            <text:p>89,792</text:p>
          </table:table-cell>
          <table:table-cell table:formula="of:=[Males.V4]+[Females.V4]" office:value-type="float" office:value="88089" calcext:value-type="float">
            <text:p>88,089</text:p>
          </table:table-cell>
          <table:table-cell table:formula="of:=[Males.W4]+[Females.W4]" office:value-type="float" office:value="85924" calcext:value-type="float">
            <text:p>85,924</text:p>
          </table:table-cell>
          <table:table-cell table:formula="of:=[Males.X4]+[Females.X4]" office:value-type="float" office:value="83708" calcext:value-type="float">
            <text:p>83,708</text:p>
          </table:table-cell>
          <table:table-cell table:formula="of:=[Males.Y4]+[Females.Y4]" office:value-type="float" office:value="80419" calcext:value-type="float">
            <text:p>80,419</text:p>
          </table:table-cell>
          <table:table-cell table:formula="of:=[Males.Z4]+[Females.Z4]" office:value-type="float" office:value="77292" calcext:value-type="float">
            <text:p>77,292</text:p>
          </table:table-cell>
          <table:table-cell table:formula="of:=[Males.AA4]+[Females.AA4]" office:value-type="float" office:value="75098" calcext:value-type="float">
            <text:p>75,098</text:p>
          </table:table-cell>
          <table:table-cell table:formula="of:=[Males.AB4]+[Females.AB4]" office:value-type="float" office:value="71809" calcext:value-type="float">
            <text:p>71,809</text:p>
          </table:table-cell>
          <table:table-cell table:formula="of:=[Males.AC4]+[Females.AC4]" office:value-type="float" office:value="71213" calcext:value-type="float">
            <text:p>71,213</text:p>
          </table:table-cell>
          <table:table-cell table:formula="of:=[Males.AD4]+[Females.AD4]" office:value-type="float" office:value="69830" calcext:value-type="float">
            <text:p>69,830</text:p>
          </table:table-cell>
          <table:table-cell table:formula="of:=[Males.AE4]+[Females.AE4]" office:value-type="float" office:value="67367" calcext:value-type="float">
            <text:p>67,367</text:p>
          </table:table-cell>
          <table:table-cell table:formula="of:=[Males.AF4]+[Females.AF4]" office:value-type="float" office:value="69188" calcext:value-type="float">
            <text:p>69,188</text:p>
          </table:table-cell>
          <table:table-cell table:formula="of:=[Males.AG4]+[Females.AG4]" office:value-type="float" office:value="69696" calcext:value-type="float">
            <text:p>69,696</text:p>
          </table:table-cell>
          <table:table-cell table:formula="of:=[Males.AH4]+[Females.AH4]" office:value-type="float" office:value="72145" calcext:value-type="float">
            <text:p>72,145</text:p>
          </table:table-cell>
          <table:table-cell table:formula="of:=[Males.AI4]+[Females.AI4]" office:value-type="float" office:value="75327" calcext:value-type="float">
            <text:p>75,327</text:p>
          </table:table-cell>
          <table:table-cell table:formula="of:=[Males.AJ4]+[Females.AJ4]" office:value-type="float" office:value="82045" calcext:value-type="float">
            <text:p>82,045</text:p>
          </table:table-cell>
          <table:table-cell table:formula="of:=[Males.AK4]+[Females.AK4]" office:value-type="float" office:value="63553" calcext:value-type="float">
            <text:p>63,553</text:p>
          </table:table-cell>
          <table:table-cell table:formula="of:=[Males.AL4]+[Females.AL4]" office:value-type="float" office:value="61031" calcext:value-type="float">
            <text:p>61,031</text:p>
          </table:table-cell>
          <table:table-cell table:formula="of:=[Males.AM4]+[Females.AM4]" office:value-type="float" office:value="63508" calcext:value-type="float">
            <text:p>63,508</text:p>
          </table:table-cell>
          <table:table-cell table:formula="of:=[Males.AN4]+[Females.AN4]" office:value-type="float" office:value="62713" calcext:value-type="float">
            <text:p>62,713</text:p>
          </table:table-cell>
          <table:table-cell table:formula="of:=[Males.AO4]+[Females.AO4]" office:value-type="float" office:value="59363" calcext:value-type="float">
            <text:p>59,363</text:p>
          </table:table-cell>
          <table:table-cell table:formula="of:=[Males.AP4]+[Females.AP4]" office:value-type="float" office:value="56522" calcext:value-type="float">
            <text:p>56,522</text:p>
          </table:table-cell>
          <table:table-cell table:formula="of:=[Males.AQ4]+[Females.AQ4]" office:value-type="float" office:value="59017" calcext:value-type="float">
            <text:p>59,017</text:p>
          </table:table-cell>
          <table:table-cell table:formula="of:=[Males.AR4]+[Females.AR4]" office:value-type="float" office:value="59183" calcext:value-type="float">
            <text:p>59,183</text:p>
          </table:table-cell>
          <table:table-cell table:formula="of:=[Males.AS4]+[Females.AS4]" office:value-type="float" office:value="59298" calcext:value-type="float">
            <text:p>59,298</text:p>
          </table:table-cell>
          <table:table-cell table:formula="of:=[Males.AT4]+[Females.AT4]" office:value-type="float" office:value="58722" calcext:value-type="float">
            <text:p>58,722</text:p>
          </table:table-cell>
          <table:table-cell table:formula="of:=[Males.AU4]+[Females.AU4]" office:value-type="float" office:value="58455" calcext:value-type="float">
            <text:p>58,455</text:p>
          </table:table-cell>
          <table:table-cell table:formula="of:=[Males.AV4]+[Females.AV4]" office:value-type="float" office:value="57950" calcext:value-type="float">
            <text:p>57,950</text:p>
          </table:table-cell>
          <table:table-cell table:formula="of:=[Males.AW4]+[Females.AW4]" office:value-type="float" office:value="57355" calcext:value-type="float">
            <text:p>57,355</text:p>
          </table:table-cell>
          <table:table-cell table:formula="of:=[Males.AX4]+[Females.AX4]" office:value-type="float" office:value="57279" calcext:value-type="float">
            <text:p>57,279</text:p>
          </table:table-cell>
          <table:table-cell table:formula="of:=[Males.AY4]+[Females.AY4]" office:value-type="float" office:value="59525" calcext:value-type="float">
            <text:p>59,525</text:p>
          </table:table-cell>
          <table:table-cell table:formula="of:=[Males.AZ4]+[Females.AZ4]" office:value-type="float" office:value="59467" calcext:value-type="float">
            <text:p>59,467</text:p>
          </table:table-cell>
          <table:table-cell table:formula="of:=[Males.BA4]+[Females.BA4]" office:value-type="float" office:value="59515" calcext:value-type="float">
            <text:p>59,515</text:p>
          </table:table-cell>
          <table:table-cell table:formula="of:=[Males.BB4]+[Females.BB4]" office:value-type="float" office:value="58999" calcext:value-type="float">
            <text:p>58,999</text:p>
          </table:table-cell>
          <table:table-cell table:formula="of:=[Males.BC4]+[Females.BC4]" office:value-type="float" office:value="58128" calcext:value-type="float">
            <text:p>58,128</text:p>
          </table:table-cell>
          <table:table-cell table:formula="of:=[Males.BD4]+[Females.BD4]" office:value-type="float" office:value="58560" calcext:value-type="float">
            <text:p>58,560</text:p>
          </table:table-cell>
          <table:table-cell table:formula="of:=[Males.BE4]+[Females.BE4]" office:value-type="float" office:value="59963" calcext:value-type="float">
            <text:p>59,963</text:p>
          </table:table-cell>
          <table:table-cell table:formula="of:=[Males.BF4]+[Females.BF4]" office:value-type="float" office:value="58221" calcext:value-type="float">
            <text:p>58,221</text:p>
          </table:table-cell>
          <table:table-cell table:formula="of:=[Males.BG4]+[Females.BG4]" office:value-type="float" office:value="58814" calcext:value-type="float">
            <text:p>58,814</text:p>
          </table:table-cell>
          <table:table-cell table:formula="of:=[Males.BH4]+[Females.BH4]" office:value-type="float" office:value="57429" calcext:value-type="float">
            <text:p>57,429</text:p>
          </table:table-cell>
          <table:table-cell table:formula="of:=[Males.BI4]+[Females.BI4]" office:value-type="float" office:value="60553" calcext:value-type="float">
            <text:p>60,553</text:p>
          </table:table-cell>
          <table:table-cell table:formula="of:=[Males.BJ4]+[Females.BJ4]" office:value-type="float" office:value="61311" calcext:value-type="float">
            <text:p>61,311</text:p>
          </table:table-cell>
          <table:table-cell table:formula="of:=[Males.BK4]+[Females.BK4]" office:value-type="float" office:value="64003" calcext:value-type="float">
            <text:p>64,003</text:p>
          </table:table-cell>
          <table:table-cell table:formula="of:=[Males.BL4]+[Females.BL4]" office:value-type="float" office:value="45418" calcext:value-type="float">
            <text:p>45,418</text:p>
          </table:table-cell>
          <table:table-cell table:formula="of:=[Males.BM4]+[Females.BM4]" office:value-type="float" office:value="43456" calcext:value-type="float">
            <text:p>43,456</text:p>
          </table:table-cell>
          <table:table-cell table:formula="of:=[Males.BN4]+[Females.BN4]" office:value-type="float" office:value="46233" calcext:value-type="float">
            <text:p>46,233</text:p>
          </table:table-cell>
          <table:table-cell table:formula="of:=[Males.BO4]+[Females.BO4]" office:value-type="float" office:value="48487" calcext:value-type="float">
            <text:p>48,487</text:p>
          </table:table-cell>
          <table:table-cell table:formula="of:=[Males.BP4]+[Females.BP4]" office:value-type="float" office:value="51641" calcext:value-type="float">
            <text:p>51,641</text:p>
          </table:table-cell>
          <table:table-cell table:formula="of:=[Males.BQ4]+[Females.BQ4]" office:value-type="float" office:value="51075" calcext:value-type="float">
            <text:p>51,075</text:p>
          </table:table-cell>
          <table:table-cell table:formula="of:=[Males.BR4]+[Females.BR4]" office:value-type="float" office:value="49422" calcext:value-type="float">
            <text:p>49,422</text:p>
          </table:table-cell>
          <table:table-cell table:formula="of:=[Males.BS4]+[Females.BS4]" office:value-type="float" office:value="47527" calcext:value-type="float">
            <text:p>47,527</text:p>
          </table:table-cell>
          <table:table-cell table:formula="of:=[Males.BT4]+[Females.BT4]" office:value-type="float" office:value="45879" calcext:value-type="float">
            <text:p>45,879</text:p>
          </table:table-cell>
          <table:table-cell table:formula="of:=[Males.BU4]+[Females.BU4]" office:value-type="float" office:value="44713" calcext:value-type="float">
            <text:p>44,713</text:p>
          </table:table-cell>
          <table:table-cell table:formula="of:=[Males.BV4]+[Females.BV4]" office:value-type="float" office:value="42957" calcext:value-type="float">
            <text:p>42,957</text:p>
          </table:table-cell>
          <table:table-cell table:formula="of:=[Males.BW4]+[Females.BW4]" office:value-type="float" office:value="40632" calcext:value-type="float">
            <text:p>40,632</text:p>
          </table:table-cell>
          <table:table-cell table:formula="of:=[Males.BX4]+[Females.BX4]" office:value-type="float" office:value="37213" calcext:value-type="float">
            <text:p>37,213</text:p>
          </table:table-cell>
          <table:table-cell table:formula="of:=[Males.BY4]+[Females.BY4]" office:value-type="float" office:value="35356" calcext:value-type="float">
            <text:p>35,356</text:p>
          </table:table-cell>
          <table:table-cell table:formula="of:=[Males.BZ4]+[Females.BZ4]" office:value-type="float" office:value="32585" calcext:value-type="float">
            <text:p>32,585</text:p>
          </table:table-cell>
          <table:table-cell table:formula="of:=[Males.CA4]+[Females.CA4]" office:value-type="float" office:value="29923" calcext:value-type="float">
            <text:p>29,923</text:p>
          </table:table-cell>
          <table:table-cell table:formula="of:=[Males.CB4]+[Females.CB4]" office:value-type="float" office:value="26976" calcext:value-type="float">
            <text:p>26,976</text:p>
          </table:table-cell>
          <table:table-cell table:formula="of:=[Males.CC4]+[Females.CC4]" office:value-type="float" office:value="24272" calcext:value-type="float">
            <text:p>24,272</text:p>
          </table:table-cell>
          <table:table-cell table:formula="of:=[Males.CD4]+[Females.CD4]" office:value-type="float" office:value="21877" calcext:value-type="float">
            <text:p>21,877</text:p>
          </table:table-cell>
          <table:table-cell table:formula="of:=[Males.CE4]+[Females.CE4]" office:value-type="float" office:value="19381" calcext:value-type="float">
            <text:p>19,381</text:p>
          </table:table-cell>
          <table:table-cell table:formula="of:=[Males.CF4]+[Females.CF4]" office:value-type="float" office:value="15848" calcext:value-type="float">
            <text:p>15,848</text:p>
          </table:table-cell>
          <table:table-cell table:formula="of:=[Males.CG4]+[Females.CG4]" office:value-type="float" office:value="13647" calcext:value-type="float">
            <text:p>13,647</text:p>
          </table:table-cell>
          <table:table-cell table:formula="of:=[Males.CH4]+[Females.CH4]" office:value-type="float" office:value="11778" calcext:value-type="float">
            <text:p>11,778</text:p>
          </table:table-cell>
          <table:table-cell table:formula="of:=[Males.CI4]+[Females.CI4]" office:value-type="float" office:value="10157" calcext:value-type="float">
            <text:p>10,157</text:p>
          </table:table-cell>
          <table:table-cell table:formula="of:=[Males.CJ4]+[Females.CJ4]" office:value-type="float" office:value="8229" calcext:value-type="float">
            <text:p>8,229</text:p>
          </table:table-cell>
          <table:table-cell table:formula="of:=[Males.CK4]+[Females.CK4]" office:value-type="float" office:value="6795" calcext:value-type="float">
            <text:p>6,795</text:p>
          </table:table-cell>
          <table:table-cell table:formula="of:=[Males.CL4]+[Females.CL4]" office:value-type="float" office:value="5579" calcext:value-type="float">
            <text:p>5,579</text:p>
          </table:table-cell>
          <table:table-cell table:formula="of:=[Males.CM4]+[Females.CM4]" office:value-type="float" office:value="4339" calcext:value-type="float">
            <text:p>4,339</text:p>
          </table:table-cell>
          <table:table-cell table:formula="of:=[Males.CN4]+[Females.CN4]" office:value-type="float" office:value="13571" calcext:value-type="float">
            <text:p>13,571</text:p>
          </table:table-cell>
          <table:table-cell table:style-name="ce35" table:formula="of:=SUM([.B4:.CN4])" office:value-type="float" office:value="5180200" calcext:value-type="float">
            <text:p>5,180,200</text:p>
          </table:table-cell>
          <table:table-cell table:number-columns-repeated="931"/>
        </table:table-row>
        <table:table-row table:style-name="ro5">
          <table:table-cell table:formula="of:=[Males.A5]" office:value-type="float" office:value="1982" calcext:value-type="float">
            <text:p>1982</text:p>
          </table:table-cell>
          <table:table-cell table:formula="of:=[Males.B5]+[Females.B5]" office:value-type="float" office:value="66594" calcext:value-type="float">
            <text:p>66,594</text:p>
          </table:table-cell>
          <table:table-cell table:formula="of:=[Males.C5]+[Females.C5]" office:value-type="float" office:value="68063" calcext:value-type="float">
            <text:p>68,063</text:p>
          </table:table-cell>
          <table:table-cell table:formula="of:=[Males.D5]+[Females.D5]" office:value-type="float" office:value="66389" calcext:value-type="float">
            <text:p>66,389</text:p>
          </table:table-cell>
          <table:table-cell table:formula="of:=[Males.E5]+[Females.E5]" office:value-type="float" office:value="63810" calcext:value-type="float">
            <text:p>63,810</text:p>
          </table:table-cell>
          <table:table-cell table:formula="of:=[Males.F5]+[Females.F5]" office:value-type="float" office:value="59442" calcext:value-type="float">
            <text:p>59,442</text:p>
          </table:table-cell>
          <table:table-cell table:formula="of:=[Males.G5]+[Females.G5]" office:value-type="float" office:value="58911" calcext:value-type="float">
            <text:p>58,911</text:p>
          </table:table-cell>
          <table:table-cell table:formula="of:=[Males.H5]+[Females.H5]" office:value-type="float" office:value="64300" calcext:value-type="float">
            <text:p>64,300</text:p>
          </table:table-cell>
          <table:table-cell table:formula="of:=[Males.I5]+[Females.I5]" office:value-type="float" office:value="65387" calcext:value-type="float">
            <text:p>65,387</text:p>
          </table:table-cell>
          <table:table-cell table:formula="of:=[Males.J5]+[Females.J5]" office:value-type="float" office:value="66999" calcext:value-type="float">
            <text:p>66,999</text:p>
          </table:table-cell>
          <table:table-cell table:formula="of:=[Males.K5]+[Females.K5]" office:value-type="float" office:value="72148" calcext:value-type="float">
            <text:p>72,148</text:p>
          </table:table-cell>
          <table:table-cell table:formula="of:=[Males.L5]+[Females.L5]" office:value-type="float" office:value="77717" calcext:value-type="float">
            <text:p>77,717</text:p>
          </table:table-cell>
          <table:table-cell table:formula="of:=[Males.M5]+[Females.M5]" office:value-type="float" office:value="82520" calcext:value-type="float">
            <text:p>82,520</text:p>
          </table:table-cell>
          <table:table-cell table:formula="of:=[Males.N5]+[Females.N5]" office:value-type="float" office:value="83153" calcext:value-type="float">
            <text:p>83,153</text:p>
          </table:table-cell>
          <table:table-cell table:formula="of:=[Males.O5]+[Females.O5]" office:value-type="float" office:value="86426" calcext:value-type="float">
            <text:p>86,426</text:p>
          </table:table-cell>
          <table:table-cell table:formula="of:=[Males.P5]+[Females.P5]" office:value-type="float" office:value="88776" calcext:value-type="float">
            <text:p>88,776</text:p>
          </table:table-cell>
          <table:table-cell table:formula="of:=[Males.Q5]+[Females.Q5]" office:value-type="float" office:value="90423" calcext:value-type="float">
            <text:p>90,423</text:p>
          </table:table-cell>
          <table:table-cell table:formula="of:=[Males.R5]+[Females.R5]" office:value-type="float" office:value="89487" calcext:value-type="float">
            <text:p>89,487</text:p>
          </table:table-cell>
          <table:table-cell table:formula="of:=[Males.S5]+[Females.S5]" office:value-type="float" office:value="94327" calcext:value-type="float">
            <text:p>94,327</text:p>
          </table:table-cell>
          <table:table-cell table:formula="of:=[Males.T5]+[Females.T5]" office:value-type="float" office:value="92692" calcext:value-type="float">
            <text:p>92,692</text:p>
          </table:table-cell>
          <table:table-cell table:formula="of:=[Males.U5]+[Females.U5]" office:value-type="float" office:value="90580" calcext:value-type="float">
            <text:p>90,580</text:p>
          </table:table-cell>
          <table:table-cell table:formula="of:=[Males.V5]+[Females.V5]" office:value-type="float" office:value="89395" calcext:value-type="float">
            <text:p>89,395</text:p>
          </table:table-cell>
          <table:table-cell table:formula="of:=[Males.W5]+[Females.W5]" office:value-type="float" office:value="87296" calcext:value-type="float">
            <text:p>87,296</text:p>
          </table:table-cell>
          <table:table-cell table:formula="of:=[Males.X5]+[Females.X5]" office:value-type="float" office:value="85086" calcext:value-type="float">
            <text:p>85,086</text:p>
          </table:table-cell>
          <table:table-cell table:formula="of:=[Males.Y5]+[Females.Y5]" office:value-type="float" office:value="82347" calcext:value-type="float">
            <text:p>82,347</text:p>
          </table:table-cell>
          <table:table-cell table:formula="of:=[Males.Z5]+[Females.Z5]" office:value-type="float" office:value="79203" calcext:value-type="float">
            <text:p>79,203</text:p>
          </table:table-cell>
          <table:table-cell table:formula="of:=[Males.AA5]+[Females.AA5]" office:value-type="float" office:value="76278" calcext:value-type="float">
            <text:p>76,278</text:p>
          </table:table-cell>
          <table:table-cell table:formula="of:=[Males.AB5]+[Females.AB5]" office:value-type="float" office:value="74424" calcext:value-type="float">
            <text:p>74,424</text:p>
          </table:table-cell>
          <table:table-cell table:formula="of:=[Males.AC5]+[Females.AC5]" office:value-type="float" office:value="71219" calcext:value-type="float">
            <text:p>71,219</text:p>
          </table:table-cell>
          <table:table-cell table:formula="of:=[Males.AD5]+[Females.AD5]" office:value-type="float" office:value="70770" calcext:value-type="float">
            <text:p>70,770</text:p>
          </table:table-cell>
          <table:table-cell table:formula="of:=[Males.AE5]+[Females.AE5]" office:value-type="float" office:value="69262" calcext:value-type="float">
            <text:p>69,262</text:p>
          </table:table-cell>
          <table:table-cell table:formula="of:=[Males.AF5]+[Females.AF5]" office:value-type="float" office:value="66987" calcext:value-type="float">
            <text:p>66,987</text:p>
          </table:table-cell>
          <table:table-cell table:formula="of:=[Males.AG5]+[Females.AG5]" office:value-type="float" office:value="68837" calcext:value-type="float">
            <text:p>68,837</text:p>
          </table:table-cell>
          <table:table-cell table:formula="of:=[Males.AH5]+[Females.AH5]" office:value-type="float" office:value="69352" calcext:value-type="float">
            <text:p>69,352</text:p>
          </table:table-cell>
          <table:table-cell table:formula="of:=[Males.AI5]+[Females.AI5]" office:value-type="float" office:value="71730" calcext:value-type="float">
            <text:p>71,730</text:p>
          </table:table-cell>
          <table:table-cell table:formula="of:=[Males.AJ5]+[Females.AJ5]" office:value-type="float" office:value="74974" calcext:value-type="float">
            <text:p>74,974</text:p>
          </table:table-cell>
          <table:table-cell table:formula="of:=[Males.AK5]+[Females.AK5]" office:value-type="float" office:value="81653" calcext:value-type="float">
            <text:p>81,653</text:p>
          </table:table-cell>
          <table:table-cell table:formula="of:=[Males.AL5]+[Females.AL5]" office:value-type="float" office:value="63168" calcext:value-type="float">
            <text:p>63,168</text:p>
          </table:table-cell>
          <table:table-cell table:formula="of:=[Males.AM5]+[Females.AM5]" office:value-type="float" office:value="60794" calcext:value-type="float">
            <text:p>60,794</text:p>
          </table:table-cell>
          <table:table-cell table:formula="of:=[Males.AN5]+[Females.AN5]" office:value-type="float" office:value="63214" calcext:value-type="float">
            <text:p>63,214</text:p>
          </table:table-cell>
          <table:table-cell table:formula="of:=[Males.AO5]+[Females.AO5]" office:value-type="float" office:value="62465" calcext:value-type="float">
            <text:p>62,465</text:p>
          </table:table-cell>
          <table:table-cell table:formula="of:=[Males.AP5]+[Females.AP5]" office:value-type="float" office:value="59075" calcext:value-type="float">
            <text:p>59,075</text:p>
          </table:table-cell>
          <table:table-cell table:formula="of:=[Males.AQ5]+[Females.AQ5]" office:value-type="float" office:value="56276" calcext:value-type="float">
            <text:p>56,276</text:p>
          </table:table-cell>
          <table:table-cell table:formula="of:=[Males.AR5]+[Females.AR5]" office:value-type="float" office:value="58694" calcext:value-type="float">
            <text:p>58,694</text:p>
          </table:table-cell>
          <table:table-cell table:formula="of:=[Males.AS5]+[Females.AS5]" office:value-type="float" office:value="58948" calcext:value-type="float">
            <text:p>58,948</text:p>
          </table:table-cell>
          <table:table-cell table:formula="of:=[Males.AT5]+[Females.AT5]" office:value-type="float" office:value="59053" calcext:value-type="float">
            <text:p>59,053</text:p>
          </table:table-cell>
          <table:table-cell table:formula="of:=[Males.AU5]+[Females.AU5]" office:value-type="float" office:value="58404" calcext:value-type="float">
            <text:p>58,404</text:p>
          </table:table-cell>
          <table:table-cell table:formula="of:=[Males.AV5]+[Females.AV5]" office:value-type="float" office:value="58137" calcext:value-type="float">
            <text:p>58,137</text:p>
          </table:table-cell>
          <table:table-cell table:formula="of:=[Males.AW5]+[Females.AW5]" office:value-type="float" office:value="57642" calcext:value-type="float">
            <text:p>57,642</text:p>
          </table:table-cell>
          <table:table-cell table:formula="of:=[Males.AX5]+[Females.AX5]" office:value-type="float" office:value="57019" calcext:value-type="float">
            <text:p>57,019</text:p>
          </table:table-cell>
          <table:table-cell table:formula="of:=[Males.AY5]+[Females.AY5]" office:value-type="float" office:value="56894" calcext:value-type="float">
            <text:p>56,894</text:p>
          </table:table-cell>
          <table:table-cell table:formula="of:=[Males.AZ5]+[Females.AZ5]" office:value-type="float" office:value="59093" calcext:value-type="float">
            <text:p>59,093</text:p>
          </table:table-cell>
          <table:table-cell table:formula="of:=[Males.BA5]+[Females.BA5]" office:value-type="float" office:value="59068" calcext:value-type="float">
            <text:p>59,068</text:p>
          </table:table-cell>
          <table:table-cell table:formula="of:=[Males.BB5]+[Females.BB5]" office:value-type="float" office:value="59047" calcext:value-type="float">
            <text:p>59,047</text:p>
          </table:table-cell>
          <table:table-cell table:formula="of:=[Males.BC5]+[Females.BC5]" office:value-type="float" office:value="58469" calcext:value-type="float">
            <text:p>58,469</text:p>
          </table:table-cell>
          <table:table-cell table:formula="of:=[Males.BD5]+[Females.BD5]" office:value-type="float" office:value="57597" calcext:value-type="float">
            <text:p>57,597</text:p>
          </table:table-cell>
          <table:table-cell table:formula="of:=[Males.BE5]+[Females.BE5]" office:value-type="float" office:value="57989" calcext:value-type="float">
            <text:p>57,989</text:p>
          </table:table-cell>
          <table:table-cell table:formula="of:=[Males.BF5]+[Females.BF5]" office:value-type="float" office:value="59296" calcext:value-type="float">
            <text:p>59,296</text:p>
          </table:table-cell>
          <table:table-cell table:formula="of:=[Males.BG5]+[Females.BG5]" office:value-type="float" office:value="57503" calcext:value-type="float">
            <text:p>57,503</text:p>
          </table:table-cell>
          <table:table-cell table:formula="of:=[Males.BH5]+[Females.BH5]" office:value-type="float" office:value="57994" calcext:value-type="float">
            <text:p>57,994</text:p>
          </table:table-cell>
          <table:table-cell table:formula="of:=[Males.BI5]+[Females.BI5]" office:value-type="float" office:value="56588" calcext:value-type="float">
            <text:p>56,588</text:p>
          </table:table-cell>
          <table:table-cell table:formula="of:=[Males.BJ5]+[Females.BJ5]" office:value-type="float" office:value="59640" calcext:value-type="float">
            <text:p>59,640</text:p>
          </table:table-cell>
          <table:table-cell table:formula="of:=[Males.BK5]+[Females.BK5]" office:value-type="float" office:value="60225" calcext:value-type="float">
            <text:p>60,225</text:p>
          </table:table-cell>
          <table:table-cell table:formula="of:=[Males.BL5]+[Females.BL5]" office:value-type="float" office:value="62807" calcext:value-type="float">
            <text:p>62,807</text:p>
          </table:table-cell>
          <table:table-cell table:formula="of:=[Males.BM5]+[Females.BM5]" office:value-type="float" office:value="44430" calcext:value-type="float">
            <text:p>44,430</text:p>
          </table:table-cell>
          <table:table-cell table:formula="of:=[Males.BN5]+[Females.BN5]" office:value-type="float" office:value="42461" calcext:value-type="float">
            <text:p>42,461</text:p>
          </table:table-cell>
          <table:table-cell table:formula="of:=[Males.BO5]+[Females.BO5]" office:value-type="float" office:value="45106" calcext:value-type="float">
            <text:p>45,106</text:p>
          </table:table-cell>
          <table:table-cell table:formula="of:=[Males.BP5]+[Females.BP5]" office:value-type="float" office:value="47197" calcext:value-type="float">
            <text:p>47,197</text:p>
          </table:table-cell>
          <table:table-cell table:formula="of:=[Males.BQ5]+[Females.BQ5]" office:value-type="float" office:value="50124" calcext:value-type="float">
            <text:p>50,124</text:p>
          </table:table-cell>
          <table:table-cell table:formula="of:=[Males.BR5]+[Females.BR5]" office:value-type="float" office:value="49390" calcext:value-type="float">
            <text:p>49,390</text:p>
          </table:table-cell>
          <table:table-cell table:formula="of:=[Males.BS5]+[Females.BS5]" office:value-type="float" office:value="47598" calcext:value-type="float">
            <text:p>47,598</text:p>
          </table:table-cell>
          <table:table-cell table:formula="of:=[Males.BT5]+[Females.BT5]" office:value-type="float" office:value="45628" calcext:value-type="float">
            <text:p>45,628</text:p>
          </table:table-cell>
          <table:table-cell table:formula="of:=[Males.BU5]+[Females.BU5]" office:value-type="float" office:value="43955" calcext:value-type="float">
            <text:p>43,955</text:p>
          </table:table-cell>
          <table:table-cell table:formula="of:=[Males.BV5]+[Females.BV5]" office:value-type="float" office:value="42615" calcext:value-type="float">
            <text:p>42,615</text:p>
          </table:table-cell>
          <table:table-cell table:formula="of:=[Males.BW5]+[Females.BW5]" office:value-type="float" office:value="40713" calcext:value-type="float">
            <text:p>40,713</text:p>
          </table:table-cell>
          <table:table-cell table:formula="of:=[Males.BX5]+[Females.BX5]" office:value-type="float" office:value="38424" calcext:value-type="float">
            <text:p>38,424</text:p>
          </table:table-cell>
          <table:table-cell table:formula="of:=[Males.BY5]+[Females.BY5]" office:value-type="float" office:value="34988" calcext:value-type="float">
            <text:p>34,988</text:p>
          </table:table-cell>
          <table:table-cell table:formula="of:=[Males.BZ5]+[Females.BZ5]" office:value-type="float" office:value="33011" calcext:value-type="float">
            <text:p>33,011</text:p>
          </table:table-cell>
          <table:table-cell table:formula="of:=[Males.CA5]+[Females.CA5]" office:value-type="float" office:value="30254" calcext:value-type="float">
            <text:p>30,254</text:p>
          </table:table-cell>
          <table:table-cell table:formula="of:=[Males.CB5]+[Females.CB5]" office:value-type="float" office:value="27607" calcext:value-type="float">
            <text:p>27,607</text:p>
          </table:table-cell>
          <table:table-cell table:formula="of:=[Males.CC5]+[Females.CC5]" office:value-type="float" office:value="24737" calcext:value-type="float">
            <text:p>24,737</text:p>
          </table:table-cell>
          <table:table-cell table:formula="of:=[Males.CD5]+[Females.CD5]" office:value-type="float" office:value="22020" calcext:value-type="float">
            <text:p>22,020</text:p>
          </table:table-cell>
          <table:table-cell table:formula="of:=[Males.CE5]+[Females.CE5]" office:value-type="float" office:value="19682" calcext:value-type="float">
            <text:p>19,682</text:p>
          </table:table-cell>
          <table:table-cell table:formula="of:=[Males.CF5]+[Females.CF5]" office:value-type="float" office:value="17295" calcext:value-type="float">
            <text:p>17,295</text:p>
          </table:table-cell>
          <table:table-cell table:formula="of:=[Males.CG5]+[Females.CG5]" office:value-type="float" office:value="13930" calcext:value-type="float">
            <text:p>13,930</text:p>
          </table:table-cell>
          <table:table-cell table:formula="of:=[Males.CH5]+[Females.CH5]" office:value-type="float" office:value="11934" calcext:value-type="float">
            <text:p>11,934</text:p>
          </table:table-cell>
          <table:table-cell table:formula="of:=[Males.CI5]+[Females.CI5]" office:value-type="float" office:value="10173" calcext:value-type="float">
            <text:p>10,173</text:p>
          </table:table-cell>
          <table:table-cell table:formula="of:=[Males.CJ5]+[Females.CJ5]" office:value-type="float" office:value="8634" calcext:value-type="float">
            <text:p>8,634</text:p>
          </table:table-cell>
          <table:table-cell table:formula="of:=[Males.CK5]+[Females.CK5]" office:value-type="float" office:value="6863" calcext:value-type="float">
            <text:p>6,863</text:p>
          </table:table-cell>
          <table:table-cell table:formula="of:=[Males.CL5]+[Females.CL5]" office:value-type="float" office:value="5547" calcext:value-type="float">
            <text:p>5,547</text:p>
          </table:table-cell>
          <table:table-cell table:formula="of:=[Males.CM5]+[Females.CM5]" office:value-type="float" office:value="4459" calcext:value-type="float">
            <text:p>4,459</text:p>
          </table:table-cell>
          <table:table-cell table:formula="of:=[Males.CN5]+[Females.CN5]" office:value-type="float" office:value="13709" calcext:value-type="float">
            <text:p>13,709</text:p>
          </table:table-cell>
          <table:table-cell table:style-name="ce35" table:formula="of:=SUM([.B5:.CN5])" office:value-type="float" office:value="5164540" calcext:value-type="float">
            <text:p>5,164,540</text:p>
          </table:table-cell>
          <table:table-cell table:number-columns-repeated="931"/>
        </table:table-row>
        <table:table-row table:style-name="ro5">
          <table:table-cell table:formula="of:=[Males.A6]" office:value-type="float" office:value="1983" calcext:value-type="float">
            <text:p>1983</text:p>
          </table:table-cell>
          <table:table-cell table:formula="of:=[Males.B6]+[Females.B6]" office:value-type="float" office:value="65110" calcext:value-type="float">
            <text:p>65,110</text:p>
          </table:table-cell>
          <table:table-cell table:formula="of:=[Males.C6]+[Females.C6]" office:value-type="float" office:value="66015" calcext:value-type="float">
            <text:p>66,015</text:p>
          </table:table-cell>
          <table:table-cell table:formula="of:=[Males.D6]+[Females.D6]" office:value-type="float" office:value="67723" calcext:value-type="float">
            <text:p>67,723</text:p>
          </table:table-cell>
          <table:table-cell table:formula="of:=[Males.E6]+[Females.E6]" office:value-type="float" office:value="66026" calcext:value-type="float">
            <text:p>66,026</text:p>
          </table:table-cell>
          <table:table-cell table:formula="of:=[Males.F6]+[Females.F6]" office:value-type="float" office:value="63633" calcext:value-type="float">
            <text:p>63,633</text:p>
          </table:table-cell>
          <table:table-cell table:formula="of:=[Males.G6]+[Females.G6]" office:value-type="float" office:value="59327" calcext:value-type="float">
            <text:p>59,327</text:p>
          </table:table-cell>
          <table:table-cell table:formula="of:=[Males.H6]+[Females.H6]" office:value-type="float" office:value="58774" calcext:value-type="float">
            <text:p>58,774</text:p>
          </table:table-cell>
          <table:table-cell table:formula="of:=[Males.I6]+[Females.I6]" office:value-type="float" office:value="64236" calcext:value-type="float">
            <text:p>64,236</text:p>
          </table:table-cell>
          <table:table-cell table:formula="of:=[Males.J6]+[Females.J6]" office:value-type="float" office:value="65167" calcext:value-type="float">
            <text:p>65,167</text:p>
          </table:table-cell>
          <table:table-cell table:formula="of:=[Males.K6]+[Females.K6]" office:value-type="float" office:value="66811" calcext:value-type="float">
            <text:p>66,811</text:p>
          </table:table-cell>
          <table:table-cell table:formula="of:=[Males.L6]+[Females.L6]" office:value-type="float" office:value="72062" calcext:value-type="float">
            <text:p>72,062</text:p>
          </table:table-cell>
          <table:table-cell table:formula="of:=[Males.M6]+[Females.M6]" office:value-type="float" office:value="77516" calcext:value-type="float">
            <text:p>77,516</text:p>
          </table:table-cell>
          <table:table-cell table:formula="of:=[Males.N6]+[Females.N6]" office:value-type="float" office:value="82323" calcext:value-type="float">
            <text:p>82,323</text:p>
          </table:table-cell>
          <table:table-cell table:formula="of:=[Males.O6]+[Females.O6]" office:value-type="float" office:value="82872" calcext:value-type="float">
            <text:p>82,872</text:p>
          </table:table-cell>
          <table:table-cell table:formula="of:=[Males.P6]+[Females.P6]" office:value-type="float" office:value="86161" calcext:value-type="float">
            <text:p>86,161</text:p>
          </table:table-cell>
          <table:table-cell table:formula="of:=[Males.Q6]+[Females.Q6]" office:value-type="float" office:value="88452" calcext:value-type="float">
            <text:p>88,452</text:p>
          </table:table-cell>
          <table:table-cell table:formula="of:=[Males.R6]+[Females.R6]" office:value-type="float" office:value="89861" calcext:value-type="float">
            <text:p>89,861</text:p>
          </table:table-cell>
          <table:table-cell table:formula="of:=[Males.S6]+[Females.S6]" office:value-type="float" office:value="88696" calcext:value-type="float">
            <text:p>88,696</text:p>
          </table:table-cell>
          <table:table-cell table:formula="of:=[Males.T6]+[Females.T6]" office:value-type="float" office:value="93389" calcext:value-type="float">
            <text:p>93,389</text:p>
          </table:table-cell>
          <table:table-cell table:formula="of:=[Males.U6]+[Females.U6]" office:value-type="float" office:value="91830" calcext:value-type="float">
            <text:p>91,830</text:p>
          </table:table-cell>
          <table:table-cell table:formula="of:=[Males.V6]+[Females.V6]" office:value-type="float" office:value="90201" calcext:value-type="float">
            <text:p>90,201</text:p>
          </table:table-cell>
          <table:table-cell table:formula="of:=[Males.W6]+[Females.W6]" office:value-type="float" office:value="88691" calcext:value-type="float">
            <text:p>88,691</text:p>
          </table:table-cell>
          <table:table-cell table:formula="of:=[Males.X6]+[Females.X6]" office:value-type="float" office:value="86458" calcext:value-type="float">
            <text:p>86,458</text:p>
          </table:table-cell>
          <table:table-cell table:formula="of:=[Males.Y6]+[Females.Y6]" office:value-type="float" office:value="83781" calcext:value-type="float">
            <text:p>83,781</text:p>
          </table:table-cell>
          <table:table-cell table:formula="of:=[Males.Z6]+[Females.Z6]" office:value-type="float" office:value="81138" calcext:value-type="float">
            <text:p>81,138</text:p>
          </table:table-cell>
          <table:table-cell table:formula="of:=[Males.AA6]+[Females.AA6]" office:value-type="float" office:value="78329" calcext:value-type="float">
            <text:p>78,329</text:p>
          </table:table-cell>
          <table:table-cell table:formula="of:=[Males.AB6]+[Females.AB6]" office:value-type="float" office:value="75359" calcext:value-type="float">
            <text:p>75,359</text:p>
          </table:table-cell>
          <table:table-cell table:formula="of:=[Males.AC6]+[Females.AC6]" office:value-type="float" office:value="73992" calcext:value-type="float">
            <text:p>73,992</text:p>
          </table:table-cell>
          <table:table-cell table:formula="of:=[Males.AD6]+[Females.AD6]" office:value-type="float" office:value="70460" calcext:value-type="float">
            <text:p>70,460</text:p>
          </table:table-cell>
          <table:table-cell table:formula="of:=[Males.AE6]+[Females.AE6]" office:value-type="float" office:value="70178" calcext:value-type="float">
            <text:p>70,178</text:p>
          </table:table-cell>
          <table:table-cell table:formula="of:=[Males.AF6]+[Females.AF6]" office:value-type="float" office:value="68752" calcext:value-type="float">
            <text:p>68,752</text:p>
          </table:table-cell>
          <table:table-cell table:formula="of:=[Males.AG6]+[Females.AG6]" office:value-type="float" office:value="66618" calcext:value-type="float">
            <text:p>66,618</text:p>
          </table:table-cell>
          <table:table-cell table:formula="of:=[Males.AH6]+[Females.AH6]" office:value-type="float" office:value="68326" calcext:value-type="float">
            <text:p>68,326</text:p>
          </table:table-cell>
          <table:table-cell table:formula="of:=[Males.AI6]+[Females.AI6]" office:value-type="float" office:value="68902" calcext:value-type="float">
            <text:p>68,902</text:p>
          </table:table-cell>
          <table:table-cell table:formula="of:=[Males.AJ6]+[Females.AJ6]" office:value-type="float" office:value="71358" calcext:value-type="float">
            <text:p>71,358</text:p>
          </table:table-cell>
          <table:table-cell table:formula="of:=[Males.AK6]+[Females.AK6]" office:value-type="float" office:value="74510" calcext:value-type="float">
            <text:p>74,510</text:p>
          </table:table-cell>
          <table:table-cell table:formula="of:=[Males.AL6]+[Females.AL6]" office:value-type="float" office:value="81315" calcext:value-type="float">
            <text:p>81,315</text:p>
          </table:table-cell>
          <table:table-cell table:formula="of:=[Males.AM6]+[Females.AM6]" office:value-type="float" office:value="62819" calcext:value-type="float">
            <text:p>62,819</text:p>
          </table:table-cell>
          <table:table-cell table:formula="of:=[Males.AN6]+[Females.AN6]" office:value-type="float" office:value="60540" calcext:value-type="float">
            <text:p>60,540</text:p>
          </table:table-cell>
          <table:table-cell table:formula="of:=[Males.AO6]+[Females.AO6]" office:value-type="float" office:value="62905" calcext:value-type="float">
            <text:p>62,905</text:p>
          </table:table-cell>
          <table:table-cell table:formula="of:=[Males.AP6]+[Females.AP6]" office:value-type="float" office:value="62217" calcext:value-type="float">
            <text:p>62,217</text:p>
          </table:table-cell>
          <table:table-cell table:formula="of:=[Males.AQ6]+[Females.AQ6]" office:value-type="float" office:value="58759" calcext:value-type="float">
            <text:p>58,759</text:p>
          </table:table-cell>
          <table:table-cell table:formula="of:=[Males.AR6]+[Females.AR6]" office:value-type="float" office:value="56033" calcext:value-type="float">
            <text:p>56,033</text:p>
          </table:table-cell>
          <table:table-cell table:formula="of:=[Males.AS6]+[Females.AS6]" office:value-type="float" office:value="58432" calcext:value-type="float">
            <text:p>58,432</text:p>
          </table:table-cell>
          <table:table-cell table:formula="of:=[Males.AT6]+[Females.AT6]" office:value-type="float" office:value="58773" calcext:value-type="float">
            <text:p>58,773</text:p>
          </table:table-cell>
          <table:table-cell table:formula="of:=[Males.AU6]+[Females.AU6]" office:value-type="float" office:value="58766" calcext:value-type="float">
            <text:p>58,766</text:p>
          </table:table-cell>
          <table:table-cell table:formula="of:=[Males.AV6]+[Females.AV6]" office:value-type="float" office:value="58179" calcext:value-type="float">
            <text:p>58,179</text:p>
          </table:table-cell>
          <table:table-cell table:formula="of:=[Males.AW6]+[Females.AW6]" office:value-type="float" office:value="57777" calcext:value-type="float">
            <text:p>57,777</text:p>
          </table:table-cell>
          <table:table-cell table:formula="of:=[Males.AX6]+[Females.AX6]" office:value-type="float" office:value="57303" calcext:value-type="float">
            <text:p>57,303</text:p>
          </table:table-cell>
          <table:table-cell table:formula="of:=[Males.AY6]+[Females.AY6]" office:value-type="float" office:value="56710" calcext:value-type="float">
            <text:p>56,710</text:p>
          </table:table-cell>
          <table:table-cell table:formula="of:=[Males.AZ6]+[Females.AZ6]" office:value-type="float" office:value="56483" calcext:value-type="float">
            <text:p>56,483</text:p>
          </table:table-cell>
          <table:table-cell table:formula="of:=[Males.BA6]+[Females.BA6]" office:value-type="float" office:value="58659" calcext:value-type="float">
            <text:p>58,659</text:p>
          </table:table-cell>
          <table:table-cell table:formula="of:=[Males.BB6]+[Females.BB6]" office:value-type="float" office:value="58654" calcext:value-type="float">
            <text:p>58,654</text:p>
          </table:table-cell>
          <table:table-cell table:formula="of:=[Males.BC6]+[Females.BC6]" office:value-type="float" office:value="58506" calcext:value-type="float">
            <text:p>58,506</text:p>
          </table:table-cell>
          <table:table-cell table:formula="of:=[Males.BD6]+[Females.BD6]" office:value-type="float" office:value="57934" calcext:value-type="float">
            <text:p>57,934</text:p>
          </table:table-cell>
          <table:table-cell table:formula="of:=[Males.BE6]+[Females.BE6]" office:value-type="float" office:value="57004" calcext:value-type="float">
            <text:p>57,004</text:p>
          </table:table-cell>
          <table:table-cell table:formula="of:=[Males.BF6]+[Females.BF6]" office:value-type="float" office:value="57320" calcext:value-type="float">
            <text:p>57,320</text:p>
          </table:table-cell>
          <table:table-cell table:formula="of:=[Males.BG6]+[Females.BG6]" office:value-type="float" office:value="58518" calcext:value-type="float">
            <text:p>58,518</text:p>
          </table:table-cell>
          <table:table-cell table:formula="of:=[Males.BH6]+[Females.BH6]" office:value-type="float" office:value="56768" calcext:value-type="float">
            <text:p>56,768</text:p>
          </table:table-cell>
          <table:table-cell table:formula="of:=[Males.BI6]+[Females.BI6]" office:value-type="float" office:value="57088" calcext:value-type="float">
            <text:p>57,088</text:p>
          </table:table-cell>
          <table:table-cell table:formula="of:=[Males.BJ6]+[Females.BJ6]" office:value-type="float" office:value="55652" calcext:value-type="float">
            <text:p>55,652</text:p>
          </table:table-cell>
          <table:table-cell table:formula="of:=[Males.BK6]+[Females.BK6]" office:value-type="float" office:value="58655" calcext:value-type="float">
            <text:p>58,655</text:p>
          </table:table-cell>
          <table:table-cell table:formula="of:=[Males.BL6]+[Females.BL6]" office:value-type="float" office:value="59089" calcext:value-type="float">
            <text:p>59,089</text:p>
          </table:table-cell>
          <table:table-cell table:formula="of:=[Males.BM6]+[Females.BM6]" office:value-type="float" office:value="61567" calcext:value-type="float">
            <text:p>61,567</text:p>
          </table:table-cell>
          <table:table-cell table:formula="of:=[Males.BN6]+[Females.BN6]" office:value-type="float" office:value="43354" calcext:value-type="float">
            <text:p>43,354</text:p>
          </table:table-cell>
          <table:table-cell table:formula="of:=[Males.BO6]+[Females.BO6]" office:value-type="float" office:value="41351" calcext:value-type="float">
            <text:p>41,351</text:p>
          </table:table-cell>
          <table:table-cell table:formula="of:=[Males.BP6]+[Females.BP6]" office:value-type="float" office:value="43875" calcext:value-type="float">
            <text:p>43,875</text:p>
          </table:table-cell>
          <table:table-cell table:formula="of:=[Males.BQ6]+[Females.BQ6]" office:value-type="float" office:value="45825" calcext:value-type="float">
            <text:p>45,825</text:p>
          </table:table-cell>
          <table:table-cell table:formula="of:=[Males.BR6]+[Females.BR6]" office:value-type="float" office:value="48538" calcext:value-type="float">
            <text:p>48,538</text:p>
          </table:table-cell>
          <table:table-cell table:formula="of:=[Males.BS6]+[Females.BS6]" office:value-type="float" office:value="47677" calcext:value-type="float">
            <text:p>47,677</text:p>
          </table:table-cell>
          <table:table-cell table:formula="of:=[Males.BT6]+[Females.BT6]" office:value-type="float" office:value="45800" calcext:value-type="float">
            <text:p>45,800</text:p>
          </table:table-cell>
          <table:table-cell table:formula="of:=[Males.BU6]+[Females.BU6]" office:value-type="float" office:value="43712" calcext:value-type="float">
            <text:p>43,712</text:p>
          </table:table-cell>
          <table:table-cell table:formula="of:=[Males.BV6]+[Females.BV6]" office:value-type="float" office:value="41963" calcext:value-type="float">
            <text:p>41,963</text:p>
          </table:table-cell>
          <table:table-cell table:formula="of:=[Males.BW6]+[Females.BW6]" office:value-type="float" office:value="40488" calcext:value-type="float">
            <text:p>40,488</text:p>
          </table:table-cell>
          <table:table-cell table:formula="of:=[Males.BX6]+[Females.BX6]" office:value-type="float" office:value="38513" calcext:value-type="float">
            <text:p>38,513</text:p>
          </table:table-cell>
          <table:table-cell table:formula="of:=[Males.BY6]+[Females.BY6]" office:value-type="float" office:value="36170" calcext:value-type="float">
            <text:p>36,170</text:p>
          </table:table-cell>
          <table:table-cell table:formula="of:=[Males.BZ6]+[Females.BZ6]" office:value-type="float" office:value="32724" calcext:value-type="float">
            <text:p>32,724</text:p>
          </table:table-cell>
          <table:table-cell table:formula="of:=[Males.CA6]+[Females.CA6]" office:value-type="float" office:value="30693" calcext:value-type="float">
            <text:p>30,693</text:p>
          </table:table-cell>
          <table:table-cell table:formula="of:=[Males.CB6]+[Females.CB6]" office:value-type="float" office:value="27984" calcext:value-type="float">
            <text:p>27,984</text:p>
          </table:table-cell>
          <table:table-cell table:formula="of:=[Males.CC6]+[Females.CC6]" office:value-type="float" office:value="25451" calcext:value-type="float">
            <text:p>25,451</text:p>
          </table:table-cell>
          <table:table-cell table:formula="of:=[Males.CD6]+[Females.CD6]" office:value-type="float" office:value="22570" calcext:value-type="float">
            <text:p>22,570</text:p>
          </table:table-cell>
          <table:table-cell table:formula="of:=[Males.CE6]+[Females.CE6]" office:value-type="float" office:value="19909" calcext:value-type="float">
            <text:p>19,909</text:p>
          </table:table-cell>
          <table:table-cell table:formula="of:=[Males.CF6]+[Females.CF6]" office:value-type="float" office:value="17656" calcext:value-type="float">
            <text:p>17,656</text:p>
          </table:table-cell>
          <table:table-cell table:formula="of:=[Males.CG6]+[Females.CG6]" office:value-type="float" office:value="15411" calcext:value-type="float">
            <text:p>15,411</text:p>
          </table:table-cell>
          <table:table-cell table:formula="of:=[Males.CH6]+[Females.CH6]" office:value-type="float" office:value="12186" calcext:value-type="float">
            <text:p>12,186</text:p>
          </table:table-cell>
          <table:table-cell table:formula="of:=[Males.CI6]+[Females.CI6]" office:value-type="float" office:value="10391" calcext:value-type="float">
            <text:p>10,391</text:p>
          </table:table-cell>
          <table:table-cell table:formula="of:=[Males.CJ6]+[Females.CJ6]" office:value-type="float" office:value="8719" calcext:value-type="float">
            <text:p>8,719</text:p>
          </table:table-cell>
          <table:table-cell table:formula="of:=[Males.CK6]+[Females.CK6]" office:value-type="float" office:value="7320" calcext:value-type="float">
            <text:p>7,320</text:p>
          </table:table-cell>
          <table:table-cell table:formula="of:=[Males.CL6]+[Females.CL6]" office:value-type="float" office:value="5703" calcext:value-type="float">
            <text:p>5,703</text:p>
          </table:table-cell>
          <table:table-cell table:formula="of:=[Males.CM6]+[Females.CM6]" office:value-type="float" office:value="4482" calcext:value-type="float">
            <text:p>4,482</text:p>
          </table:table-cell>
          <table:table-cell table:formula="of:=[Males.CN6]+[Females.CN6]" office:value-type="float" office:value="14193" calcext:value-type="float">
            <text:p>14,193</text:p>
          </table:table-cell>
          <table:table-cell table:style-name="ce35" table:formula="of:=SUM([.B6:.CN6])" office:value-type="float" office:value="5148120" calcext:value-type="float">
            <text:p>5,148,120</text:p>
          </table:table-cell>
          <table:table-cell table:number-columns-repeated="931"/>
        </table:table-row>
        <table:table-row table:style-name="ro5">
          <table:table-cell table:formula="of:=[Males.A7]" office:value-type="float" office:value="1984" calcext:value-type="float">
            <text:p>1984</text:p>
          </table:table-cell>
          <table:table-cell table:formula="of:=[Males.B7]+[Females.B7]" office:value-type="float" office:value="63669" calcext:value-type="float">
            <text:p>63,669</text:p>
          </table:table-cell>
          <table:table-cell table:formula="of:=[Males.C7]+[Females.C7]" office:value-type="float" office:value="64796" calcext:value-type="float">
            <text:p>64,796</text:p>
          </table:table-cell>
          <table:table-cell table:formula="of:=[Males.D7]+[Females.D7]" office:value-type="float" office:value="65713" calcext:value-type="float">
            <text:p>65,713</text:p>
          </table:table-cell>
          <table:table-cell table:formula="of:=[Males.E7]+[Females.E7]" office:value-type="float" office:value="67520" calcext:value-type="float">
            <text:p>67,520</text:p>
          </table:table-cell>
          <table:table-cell table:formula="of:=[Males.F7]+[Females.F7]" office:value-type="float" office:value="65844" calcext:value-type="float">
            <text:p>65,844</text:p>
          </table:table-cell>
          <table:table-cell table:formula="of:=[Males.G7]+[Females.G7]" office:value-type="float" office:value="63560" calcext:value-type="float">
            <text:p>63,560</text:p>
          </table:table-cell>
          <table:table-cell table:formula="of:=[Males.H7]+[Females.H7]" office:value-type="float" office:value="59244" calcext:value-type="float">
            <text:p>59,244</text:p>
          </table:table-cell>
          <table:table-cell table:formula="of:=[Males.I7]+[Females.I7]" office:value-type="float" office:value="58710" calcext:value-type="float">
            <text:p>58,710</text:p>
          </table:table-cell>
          <table:table-cell table:formula="of:=[Males.J7]+[Females.J7]" office:value-type="float" office:value="64015" calcext:value-type="float">
            <text:p>64,015</text:p>
          </table:table-cell>
          <table:table-cell table:formula="of:=[Males.K7]+[Females.K7]" office:value-type="float" office:value="65132" calcext:value-type="float">
            <text:p>65,132</text:p>
          </table:table-cell>
          <table:table-cell table:formula="of:=[Males.L7]+[Females.L7]" office:value-type="float" office:value="66682" calcext:value-type="float">
            <text:p>66,682</text:p>
          </table:table-cell>
          <table:table-cell table:formula="of:=[Males.M7]+[Females.M7]" office:value-type="float" office:value="71908" calcext:value-type="float">
            <text:p>71,908</text:p>
          </table:table-cell>
          <table:table-cell table:formula="of:=[Males.N7]+[Females.N7]" office:value-type="float" office:value="77315" calcext:value-type="float">
            <text:p>77,315</text:p>
          </table:table-cell>
          <table:table-cell table:formula="of:=[Males.O7]+[Females.O7]" office:value-type="float" office:value="82096" calcext:value-type="float">
            <text:p>82,096</text:p>
          </table:table-cell>
          <table:table-cell table:formula="of:=[Males.P7]+[Females.P7]" office:value-type="float" office:value="82641" calcext:value-type="float">
            <text:p>82,641</text:p>
          </table:table-cell>
          <table:table-cell table:formula="of:=[Males.Q7]+[Females.Q7]" office:value-type="float" office:value="85948" calcext:value-type="float">
            <text:p>85,948</text:p>
          </table:table-cell>
          <table:table-cell table:formula="of:=[Males.R7]+[Females.R7]" office:value-type="float" office:value="88037" calcext:value-type="float">
            <text:p>88,037</text:p>
          </table:table-cell>
          <table:table-cell table:formula="of:=[Males.S7]+[Females.S7]" office:value-type="float" office:value="89271" calcext:value-type="float">
            <text:p>89,271</text:p>
          </table:table-cell>
          <table:table-cell table:formula="of:=[Males.T7]+[Females.T7]" office:value-type="float" office:value="87947" calcext:value-type="float">
            <text:p>87,947</text:p>
          </table:table-cell>
          <table:table-cell table:formula="of:=[Males.U7]+[Females.U7]" office:value-type="float" office:value="92833" calcext:value-type="float">
            <text:p>92,833</text:p>
          </table:table-cell>
          <table:table-cell table:formula="of:=[Males.V7]+[Females.V7]" office:value-type="float" office:value="91716" calcext:value-type="float">
            <text:p>91,716</text:p>
          </table:table-cell>
          <table:table-cell table:formula="of:=[Males.W7]+[Females.W7]" office:value-type="float" office:value="89786" calcext:value-type="float">
            <text:p>89,786</text:p>
          </table:table-cell>
          <table:table-cell table:formula="of:=[Males.X7]+[Females.X7]" office:value-type="float" office:value="87896" calcext:value-type="float">
            <text:p>87,896</text:p>
          </table:table-cell>
          <table:table-cell table:formula="of:=[Males.Y7]+[Females.Y7]" office:value-type="float" office:value="85461" calcext:value-type="float">
            <text:p>85,461</text:p>
          </table:table-cell>
          <table:table-cell table:formula="of:=[Males.Z7]+[Females.Z7]" office:value-type="float" office:value="82889" calcext:value-type="float">
            <text:p>82,889</text:p>
          </table:table-cell>
          <table:table-cell table:formula="of:=[Males.AA7]+[Females.AA7]" office:value-type="float" office:value="80504" calcext:value-type="float">
            <text:p>80,504</text:p>
          </table:table-cell>
          <table:table-cell table:formula="of:=[Males.AB7]+[Females.AB7]" office:value-type="float" office:value="77700" calcext:value-type="float">
            <text:p>77,700</text:p>
          </table:table-cell>
          <table:table-cell table:formula="of:=[Males.AC7]+[Females.AC7]" office:value-type="float" office:value="75097" calcext:value-type="float">
            <text:p>75,097</text:p>
          </table:table-cell>
          <table:table-cell table:formula="of:=[Males.AD7]+[Females.AD7]" office:value-type="float" office:value="73600" calcext:value-type="float">
            <text:p>73,600</text:p>
          </table:table-cell>
          <table:table-cell table:formula="of:=[Males.AE7]+[Females.AE7]" office:value-type="float" office:value="70288" calcext:value-type="float">
            <text:p>70,288</text:p>
          </table:table-cell>
          <table:table-cell table:formula="of:=[Males.AF7]+[Females.AF7]" office:value-type="float" office:value="69724" calcext:value-type="float">
            <text:p>69,724</text:p>
          </table:table-cell>
          <table:table-cell table:formula="of:=[Males.AG7]+[Females.AG7]" office:value-type="float" office:value="68558" calcext:value-type="float">
            <text:p>68,558</text:p>
          </table:table-cell>
          <table:table-cell table:formula="of:=[Males.AH7]+[Females.AH7]" office:value-type="float" office:value="66200" calcext:value-type="float">
            <text:p>66,200</text:p>
          </table:table-cell>
          <table:table-cell table:formula="of:=[Males.AI7]+[Females.AI7]" office:value-type="float" office:value="68049" calcext:value-type="float">
            <text:p>68,049</text:p>
          </table:table-cell>
          <table:table-cell table:formula="of:=[Males.AJ7]+[Females.AJ7]" office:value-type="float" office:value="68648" calcext:value-type="float">
            <text:p>68,648</text:p>
          </table:table-cell>
          <table:table-cell table:formula="of:=[Males.AK7]+[Females.AK7]" office:value-type="float" office:value="71241" calcext:value-type="float">
            <text:p>71,241</text:p>
          </table:table-cell>
          <table:table-cell table:formula="of:=[Males.AL7]+[Females.AL7]" office:value-type="float" office:value="74219" calcext:value-type="float">
            <text:p>74,219</text:p>
          </table:table-cell>
          <table:table-cell table:formula="of:=[Males.AM7]+[Females.AM7]" office:value-type="float" office:value="81071" calcext:value-type="float">
            <text:p>81,071</text:p>
          </table:table-cell>
          <table:table-cell table:formula="of:=[Males.AN7]+[Females.AN7]" office:value-type="float" office:value="62594" calcext:value-type="float">
            <text:p>62,594</text:p>
          </table:table-cell>
          <table:table-cell table:formula="of:=[Males.AO7]+[Females.AO7]" office:value-type="float" office:value="60375" calcext:value-type="float">
            <text:p>60,375</text:p>
          </table:table-cell>
          <table:table-cell table:formula="of:=[Males.AP7]+[Females.AP7]" office:value-type="float" office:value="62783" calcext:value-type="float">
            <text:p>62,783</text:p>
          </table:table-cell>
          <table:table-cell table:formula="of:=[Males.AQ7]+[Females.AQ7]" office:value-type="float" office:value="61966" calcext:value-type="float">
            <text:p>61,966</text:p>
          </table:table-cell>
          <table:table-cell table:formula="of:=[Males.AR7]+[Females.AR7]" office:value-type="float" office:value="58548" calcext:value-type="float">
            <text:p>58,548</text:p>
          </table:table-cell>
          <table:table-cell table:formula="of:=[Males.AS7]+[Females.AS7]" office:value-type="float" office:value="55820" calcext:value-type="float">
            <text:p>55,820</text:p>
          </table:table-cell>
          <table:table-cell table:formula="of:=[Males.AT7]+[Females.AT7]" office:value-type="float" office:value="58243" calcext:value-type="float">
            <text:p>58,243</text:p>
          </table:table-cell>
          <table:table-cell table:formula="of:=[Males.AU7]+[Females.AU7]" office:value-type="float" office:value="58523" calcext:value-type="float">
            <text:p>58,523</text:p>
          </table:table-cell>
          <table:table-cell table:formula="of:=[Males.AV7]+[Females.AV7]" office:value-type="float" office:value="58625" calcext:value-type="float">
            <text:p>58,625</text:p>
          </table:table-cell>
          <table:table-cell table:formula="of:=[Males.AW7]+[Females.AW7]" office:value-type="float" office:value="57918" calcext:value-type="float">
            <text:p>57,918</text:p>
          </table:table-cell>
          <table:table-cell table:formula="of:=[Males.AX7]+[Females.AX7]" office:value-type="float" office:value="57500" calcext:value-type="float">
            <text:p>57,500</text:p>
          </table:table-cell>
          <table:table-cell table:formula="of:=[Males.AY7]+[Females.AY7]" office:value-type="float" office:value="57001" calcext:value-type="float">
            <text:p>57,001</text:p>
          </table:table-cell>
          <table:table-cell table:formula="of:=[Males.AZ7]+[Females.AZ7]" office:value-type="float" office:value="56403" calcext:value-type="float">
            <text:p>56,403</text:p>
          </table:table-cell>
          <table:table-cell table:formula="of:=[Males.BA7]+[Females.BA7]" office:value-type="float" office:value="56147" calcext:value-type="float">
            <text:p>56,147</text:p>
          </table:table-cell>
          <table:table-cell table:formula="of:=[Males.BB7]+[Females.BB7]" office:value-type="float" office:value="58250" calcext:value-type="float">
            <text:p>58,250</text:p>
          </table:table-cell>
          <table:table-cell table:formula="of:=[Males.BC7]+[Females.BC7]" office:value-type="float" office:value="58248" calcext:value-type="float">
            <text:p>58,248</text:p>
          </table:table-cell>
          <table:table-cell table:formula="of:=[Males.BD7]+[Females.BD7]" office:value-type="float" office:value="58029" calcext:value-type="float">
            <text:p>58,029</text:p>
          </table:table-cell>
          <table:table-cell table:formula="of:=[Males.BE7]+[Females.BE7]" office:value-type="float" office:value="57456" calcext:value-type="float">
            <text:p>57,456</text:p>
          </table:table-cell>
          <table:table-cell table:formula="of:=[Males.BF7]+[Females.BF7]" office:value-type="float" office:value="56379" calcext:value-type="float">
            <text:p>56,379</text:p>
          </table:table-cell>
          <table:table-cell table:formula="of:=[Males.BG7]+[Females.BG7]" office:value-type="float" office:value="56680" calcext:value-type="float">
            <text:p>56,680</text:p>
          </table:table-cell>
          <table:table-cell table:formula="of:=[Males.BH7]+[Females.BH7]" office:value-type="float" office:value="57795" calcext:value-type="float">
            <text:p>57,795</text:p>
          </table:table-cell>
          <table:table-cell table:formula="of:=[Males.BI7]+[Females.BI7]" office:value-type="float" office:value="56046" calcext:value-type="float">
            <text:p>56,046</text:p>
          </table:table-cell>
          <table:table-cell table:formula="of:=[Males.BJ7]+[Females.BJ7]" office:value-type="float" office:value="56228" calcext:value-type="float">
            <text:p>56,228</text:p>
          </table:table-cell>
          <table:table-cell table:formula="of:=[Males.BK7]+[Females.BK7]" office:value-type="float" office:value="54774" calcext:value-type="float">
            <text:p>54,774</text:p>
          </table:table-cell>
          <table:table-cell table:formula="of:=[Males.BL7]+[Females.BL7]" office:value-type="float" office:value="57638" calcext:value-type="float">
            <text:p>57,638</text:p>
          </table:table-cell>
          <table:table-cell table:formula="of:=[Males.BM7]+[Females.BM7]" office:value-type="float" office:value="57878" calcext:value-type="float">
            <text:p>57,878</text:p>
          </table:table-cell>
          <table:table-cell table:formula="of:=[Males.BN7]+[Females.BN7]" office:value-type="float" office:value="60346" calcext:value-type="float">
            <text:p>60,346</text:p>
          </table:table-cell>
          <table:table-cell table:formula="of:=[Males.BO7]+[Females.BO7]" office:value-type="float" office:value="42355" calcext:value-type="float">
            <text:p>42,355</text:p>
          </table:table-cell>
          <table:table-cell table:formula="of:=[Males.BP7]+[Females.BP7]" office:value-type="float" office:value="40272" calcext:value-type="float">
            <text:p>40,272</text:p>
          </table:table-cell>
          <table:table-cell table:formula="of:=[Males.BQ7]+[Females.BQ7]" office:value-type="float" office:value="42601" calcext:value-type="float">
            <text:p>42,601</text:p>
          </table:table-cell>
          <table:table-cell table:formula="of:=[Males.BR7]+[Females.BR7]" office:value-type="float" office:value="44462" calcext:value-type="float">
            <text:p>44,462</text:p>
          </table:table-cell>
          <table:table-cell table:formula="of:=[Males.BS7]+[Females.BS7]" office:value-type="float" office:value="46910" calcext:value-type="float">
            <text:p>46,910</text:p>
          </table:table-cell>
          <table:table-cell table:formula="of:=[Males.BT7]+[Females.BT7]" office:value-type="float" office:value="45916" calcext:value-type="float">
            <text:p>45,916</text:p>
          </table:table-cell>
          <table:table-cell table:formula="of:=[Males.BU7]+[Females.BU7]" office:value-type="float" office:value="43998" calcext:value-type="float">
            <text:p>43,998</text:p>
          </table:table-cell>
          <table:table-cell table:formula="of:=[Males.BV7]+[Females.BV7]" office:value-type="float" office:value="41767" calcext:value-type="float">
            <text:p>41,767</text:p>
          </table:table-cell>
          <table:table-cell table:formula="of:=[Males.BW7]+[Females.BW7]" office:value-type="float" office:value="39976" calcext:value-type="float">
            <text:p>39,976</text:p>
          </table:table-cell>
          <table:table-cell table:formula="of:=[Males.BX7]+[Females.BX7]" office:value-type="float" office:value="38431" calcext:value-type="float">
            <text:p>38,431</text:p>
          </table:table-cell>
          <table:table-cell table:formula="of:=[Males.BY7]+[Females.BY7]" office:value-type="float" office:value="36336" calcext:value-type="float">
            <text:p>36,336</text:p>
          </table:table-cell>
          <table:table-cell table:formula="of:=[Males.BZ7]+[Females.BZ7]" office:value-type="float" office:value="33935" calcext:value-type="float">
            <text:p>33,935</text:p>
          </table:table-cell>
          <table:table-cell table:formula="of:=[Males.CA7]+[Females.CA7]" office:value-type="float" office:value="30471" calcext:value-type="float">
            <text:p>30,471</text:p>
          </table:table-cell>
          <table:table-cell table:formula="of:=[Males.CB7]+[Females.CB7]" office:value-type="float" office:value="28498" calcext:value-type="float">
            <text:p>28,498</text:p>
          </table:table-cell>
          <table:table-cell table:formula="of:=[Males.CC7]+[Females.CC7]" office:value-type="float" office:value="25762" calcext:value-type="float">
            <text:p>25,762</text:p>
          </table:table-cell>
          <table:table-cell table:formula="of:=[Males.CD7]+[Females.CD7]" office:value-type="float" office:value="23254" calcext:value-type="float">
            <text:p>23,254</text:p>
          </table:table-cell>
          <table:table-cell table:formula="of:=[Males.CE7]+[Females.CE7]" office:value-type="float" office:value="20556" calcext:value-type="float">
            <text:p>20,556</text:p>
          </table:table-cell>
          <table:table-cell table:formula="of:=[Males.CF7]+[Females.CF7]" office:value-type="float" office:value="17954" calcext:value-type="float">
            <text:p>17,954</text:p>
          </table:table-cell>
          <table:table-cell table:formula="of:=[Males.CG7]+[Females.CG7]" office:value-type="float" office:value="15793" calcext:value-type="float">
            <text:p>15,793</text:p>
          </table:table-cell>
          <table:table-cell table:formula="of:=[Males.CH7]+[Females.CH7]" office:value-type="float" office:value="13640" calcext:value-type="float">
            <text:p>13,640</text:p>
          </table:table-cell>
          <table:table-cell table:formula="of:=[Males.CI7]+[Females.CI7]" office:value-type="float" office:value="10583" calcext:value-type="float">
            <text:p>10,583</text:p>
          </table:table-cell>
          <table:table-cell table:formula="of:=[Males.CJ7]+[Females.CJ7]" office:value-type="float" office:value="8952" calcext:value-type="float">
            <text:p>8,952</text:p>
          </table:table-cell>
          <table:table-cell table:formula="of:=[Males.CK7]+[Females.CK7]" office:value-type="float" office:value="7397" calcext:value-type="float">
            <text:p>7,397</text:p>
          </table:table-cell>
          <table:table-cell table:formula="of:=[Males.CL7]+[Females.CL7]" office:value-type="float" office:value="6137" calcext:value-type="float">
            <text:p>6,137</text:p>
          </table:table-cell>
          <table:table-cell table:formula="of:=[Males.CM7]+[Females.CM7]" office:value-type="float" office:value="4646" calcext:value-type="float">
            <text:p>4,646</text:p>
          </table:table-cell>
          <table:table-cell table:formula="of:=[Males.CN7]+[Females.CN7]" office:value-type="float" office:value="14557" calcext:value-type="float">
            <text:p>14,557</text:p>
          </table:table-cell>
          <table:table-cell table:style-name="ce35" table:formula="of:=SUM([.B7:.CN7])" office:value-type="float" office:value="5138880" calcext:value-type="float">
            <text:p>5,138,880</text:p>
          </table:table-cell>
          <table:table-cell table:number-columns-repeated="931"/>
        </table:table-row>
        <table:table-row table:style-name="ro5">
          <table:table-cell table:formula="of:=[Males.A8]" office:value-type="float" office:value="1985" calcext:value-type="float">
            <text:p>1985</text:p>
          </table:table-cell>
          <table:table-cell table:formula="of:=[Males.B8]+[Females.B8]" office:value-type="float" office:value="65438" calcext:value-type="float">
            <text:p>65,438</text:p>
          </table:table-cell>
          <table:table-cell table:formula="of:=[Males.C8]+[Females.C8]" office:value-type="float" office:value="63134" calcext:value-type="float">
            <text:p>63,134</text:p>
          </table:table-cell>
          <table:table-cell table:formula="of:=[Males.D8]+[Females.D8]" office:value-type="float" office:value="64249" calcext:value-type="float">
            <text:p>64,249</text:p>
          </table:table-cell>
          <table:table-cell table:formula="of:=[Males.E8]+[Females.E8]" office:value-type="float" office:value="65278" calcext:value-type="float">
            <text:p>65,278</text:p>
          </table:table-cell>
          <table:table-cell table:formula="of:=[Males.F8]+[Females.F8]" office:value-type="float" office:value="67156" calcext:value-type="float">
            <text:p>67,156</text:p>
          </table:table-cell>
          <table:table-cell table:formula="of:=[Males.G8]+[Females.G8]" office:value-type="float" office:value="65600" calcext:value-type="float">
            <text:p>65,600</text:p>
          </table:table-cell>
          <table:table-cell table:formula="of:=[Males.H8]+[Females.H8]" office:value-type="float" office:value="63454" calcext:value-type="float">
            <text:p>63,454</text:p>
          </table:table-cell>
          <table:table-cell table:formula="of:=[Males.I8]+[Females.I8]" office:value-type="float" office:value="59144" calcext:value-type="float">
            <text:p>59,144</text:p>
          </table:table-cell>
          <table:table-cell table:formula="of:=[Males.J8]+[Females.J8]" office:value-type="float" office:value="58494" calcext:value-type="float">
            <text:p>58,494</text:p>
          </table:table-cell>
          <table:table-cell table:formula="of:=[Males.K8]+[Females.K8]" office:value-type="float" office:value="63864" calcext:value-type="float">
            <text:p>63,864</text:p>
          </table:table-cell>
          <table:table-cell table:formula="of:=[Males.L8]+[Females.L8]" office:value-type="float" office:value="64990" calcext:value-type="float">
            <text:p>64,990</text:p>
          </table:table-cell>
          <table:table-cell table:formula="of:=[Males.M8]+[Females.M8]" office:value-type="float" office:value="66543" calcext:value-type="float">
            <text:p>66,543</text:p>
          </table:table-cell>
          <table:table-cell table:formula="of:=[Males.N8]+[Females.N8]" office:value-type="float" office:value="71744" calcext:value-type="float">
            <text:p>71,744</text:p>
          </table:table-cell>
          <table:table-cell table:formula="of:=[Males.O8]+[Females.O8]" office:value-type="float" office:value="77109" calcext:value-type="float">
            <text:p>77,109</text:p>
          </table:table-cell>
          <table:table-cell table:formula="of:=[Males.P8]+[Females.P8]" office:value-type="float" office:value="81871" calcext:value-type="float">
            <text:p>81,871</text:p>
          </table:table-cell>
          <table:table-cell table:formula="of:=[Males.Q8]+[Females.Q8]" office:value-type="float" office:value="82412" calcext:value-type="float">
            <text:p>82,412</text:p>
          </table:table-cell>
          <table:table-cell table:formula="of:=[Males.R8]+[Females.R8]" office:value-type="float" office:value="85483" calcext:value-type="float">
            <text:p>85,483</text:p>
          </table:table-cell>
          <table:table-cell table:formula="of:=[Males.S8]+[Females.S8]" office:value-type="float" office:value="87416" calcext:value-type="float">
            <text:p>87,416</text:p>
          </table:table-cell>
          <table:table-cell table:formula="of:=[Males.T8]+[Females.T8]" office:value-type="float" office:value="88367" calcext:value-type="float">
            <text:p>88,367</text:p>
          </table:table-cell>
          <table:table-cell table:formula="of:=[Males.U8]+[Females.U8]" office:value-type="float" office:value="87105" calcext:value-type="float">
            <text:p>87,105</text:p>
          </table:table-cell>
          <table:table-cell table:formula="of:=[Males.V8]+[Females.V8]" office:value-type="float" office:value="92372" calcext:value-type="float">
            <text:p>92,372</text:p>
          </table:table-cell>
          <table:table-cell table:formula="of:=[Males.W8]+[Females.W8]" office:value-type="float" office:value="90833" calcext:value-type="float">
            <text:p>90,833</text:p>
          </table:table-cell>
          <table:table-cell table:formula="of:=[Males.X8]+[Females.X8]" office:value-type="float" office:value="88592" calcext:value-type="float">
            <text:p>88,592</text:p>
          </table:table-cell>
          <table:table-cell table:formula="of:=[Males.Y8]+[Females.Y8]" office:value-type="float" office:value="86356" calcext:value-type="float">
            <text:p>86,356</text:p>
          </table:table-cell>
          <table:table-cell table:formula="of:=[Males.Z8]+[Females.Z8]" office:value-type="float" office:value="84378" calcext:value-type="float">
            <text:p>84,378</text:p>
          </table:table-cell>
          <table:table-cell table:formula="of:=[Males.AA8]+[Females.AA8]" office:value-type="float" office:value="81926" calcext:value-type="float">
            <text:p>81,926</text:p>
          </table:table-cell>
          <table:table-cell table:formula="of:=[Males.AB8]+[Females.AB8]" office:value-type="float" office:value="79713" calcext:value-type="float">
            <text:p>79,713</text:p>
          </table:table-cell>
          <table:table-cell table:formula="of:=[Males.AC8]+[Females.AC8]" office:value-type="float" office:value="77173" calcext:value-type="float">
            <text:p>77,173</text:p>
          </table:table-cell>
          <table:table-cell table:formula="of:=[Males.AD8]+[Females.AD8]" office:value-type="float" office:value="74715" calcext:value-type="float">
            <text:p>74,715</text:p>
          </table:table-cell>
          <table:table-cell table:formula="of:=[Males.AE8]+[Females.AE8]" office:value-type="float" office:value="73134" calcext:value-type="float">
            <text:p>73,134</text:p>
          </table:table-cell>
          <table:table-cell table:formula="of:=[Males.AF8]+[Females.AF8]" office:value-type="float" office:value="69964" calcext:value-type="float">
            <text:p>69,964</text:p>
          </table:table-cell>
          <table:table-cell table:formula="of:=[Males.AG8]+[Females.AG8]" office:value-type="float" office:value="69443" calcext:value-type="float">
            <text:p>69,443</text:p>
          </table:table-cell>
          <table:table-cell table:formula="of:=[Males.AH8]+[Females.AH8]" office:value-type="float" office:value="68356" calcext:value-type="float">
            <text:p>68,356</text:p>
          </table:table-cell>
          <table:table-cell table:formula="of:=[Males.AI8]+[Females.AI8]" office:value-type="float" office:value="65903" calcext:value-type="float">
            <text:p>65,903</text:p>
          </table:table-cell>
          <table:table-cell table:formula="of:=[Males.AJ8]+[Females.AJ8]" office:value-type="float" office:value="67868" calcext:value-type="float">
            <text:p>67,868</text:p>
          </table:table-cell>
          <table:table-cell table:formula="of:=[Males.AK8]+[Females.AK8]" office:value-type="float" office:value="68494" calcext:value-type="float">
            <text:p>68,494</text:p>
          </table:table-cell>
          <table:table-cell table:formula="of:=[Males.AL8]+[Females.AL8]" office:value-type="float" office:value="71050" calcext:value-type="float">
            <text:p>71,050</text:p>
          </table:table-cell>
          <table:table-cell table:formula="of:=[Males.AM8]+[Females.AM8]" office:value-type="float" office:value="74034" calcext:value-type="float">
            <text:p>74,034</text:p>
          </table:table-cell>
          <table:table-cell table:formula="of:=[Males.AN8]+[Females.AN8]" office:value-type="float" office:value="80898" calcext:value-type="float">
            <text:p>80,898</text:p>
          </table:table-cell>
          <table:table-cell table:formula="of:=[Males.AO8]+[Females.AO8]" office:value-type="float" office:value="62476" calcext:value-type="float">
            <text:p>62,476</text:p>
          </table:table-cell>
          <table:table-cell table:formula="of:=[Males.AP8]+[Females.AP8]" office:value-type="float" office:value="60304" calcext:value-type="float">
            <text:p>60,304</text:p>
          </table:table-cell>
          <table:table-cell table:formula="of:=[Males.AQ8]+[Females.AQ8]" office:value-type="float" office:value="62631" calcext:value-type="float">
            <text:p>62,631</text:p>
          </table:table-cell>
          <table:table-cell table:formula="of:=[Males.AR8]+[Females.AR8]" office:value-type="float" office:value="61811" calcext:value-type="float">
            <text:p>61,811</text:p>
          </table:table-cell>
          <table:table-cell table:formula="of:=[Males.AS8]+[Females.AS8]" office:value-type="float" office:value="58385" calcext:value-type="float">
            <text:p>58,385</text:p>
          </table:table-cell>
          <table:table-cell table:formula="of:=[Males.AT8]+[Females.AT8]" office:value-type="float" office:value="55640" calcext:value-type="float">
            <text:p>55,640</text:p>
          </table:table-cell>
          <table:table-cell table:formula="of:=[Males.AU8]+[Females.AU8]" office:value-type="float" office:value="57923" calcext:value-type="float">
            <text:p>57,923</text:p>
          </table:table-cell>
          <table:table-cell table:formula="of:=[Males.AV8]+[Females.AV8]" office:value-type="float" office:value="58338" calcext:value-type="float">
            <text:p>58,338</text:p>
          </table:table-cell>
          <table:table-cell table:formula="of:=[Males.AW8]+[Females.AW8]" office:value-type="float" office:value="58447" calcext:value-type="float">
            <text:p>58,447</text:p>
          </table:table-cell>
          <table:table-cell table:formula="of:=[Males.AX8]+[Females.AX8]" office:value-type="float" office:value="57645" calcext:value-type="float">
            <text:p>57,645</text:p>
          </table:table-cell>
          <table:table-cell table:formula="of:=[Males.AY8]+[Females.AY8]" office:value-type="float" office:value="57273" calcext:value-type="float">
            <text:p>57,273</text:p>
          </table:table-cell>
          <table:table-cell table:formula="of:=[Males.AZ8]+[Females.AZ8]" office:value-type="float" office:value="56695" calcext:value-type="float">
            <text:p>56,695</text:p>
          </table:table-cell>
          <table:table-cell table:formula="of:=[Males.BA8]+[Females.BA8]" office:value-type="float" office:value="56111" calcext:value-type="float">
            <text:p>56,111</text:p>
          </table:table-cell>
          <table:table-cell table:formula="of:=[Males.BB8]+[Females.BB8]" office:value-type="float" office:value="55823" calcext:value-type="float">
            <text:p>55,823</text:p>
          </table:table-cell>
          <table:table-cell table:formula="of:=[Males.BC8]+[Females.BC8]" office:value-type="float" office:value="57828" calcext:value-type="float">
            <text:p>57,828</text:p>
          </table:table-cell>
          <table:table-cell table:formula="of:=[Males.BD8]+[Females.BD8]" office:value-type="float" office:value="57868" calcext:value-type="float">
            <text:p>57,868</text:p>
          </table:table-cell>
          <table:table-cell table:formula="of:=[Males.BE8]+[Females.BE8]" office:value-type="float" office:value="57541" calcext:value-type="float">
            <text:p>57,541</text:p>
          </table:table-cell>
          <table:table-cell table:formula="of:=[Males.BF8]+[Females.BF8]" office:value-type="float" office:value="56922" calcext:value-type="float">
            <text:p>56,922</text:p>
          </table:table-cell>
          <table:table-cell table:formula="of:=[Males.BG8]+[Females.BG8]" office:value-type="float" office:value="55709" calcext:value-type="float">
            <text:p>55,709</text:p>
          </table:table-cell>
          <table:table-cell table:formula="of:=[Males.BH8]+[Females.BH8]" office:value-type="float" office:value="56040" calcext:value-type="float">
            <text:p>56,040</text:p>
          </table:table-cell>
          <table:table-cell table:formula="of:=[Males.BI8]+[Females.BI8]" office:value-type="float" office:value="57083" calcext:value-type="float">
            <text:p>57,083</text:p>
          </table:table-cell>
          <table:table-cell table:formula="of:=[Males.BJ8]+[Females.BJ8]" office:value-type="float" office:value="55246" calcext:value-type="float">
            <text:p>55,246</text:p>
          </table:table-cell>
          <table:table-cell table:formula="of:=[Males.BK8]+[Females.BK8]" office:value-type="float" office:value="55307" calcext:value-type="float">
            <text:p>55,307</text:p>
          </table:table-cell>
          <table:table-cell table:formula="of:=[Males.BL8]+[Females.BL8]" office:value-type="float" office:value="53844" calcext:value-type="float">
            <text:p>53,844</text:p>
          </table:table-cell>
          <table:table-cell table:formula="of:=[Males.BM8]+[Females.BM8]" office:value-type="float" office:value="56577" calcext:value-type="float">
            <text:p>56,577</text:p>
          </table:table-cell>
          <table:table-cell table:formula="of:=[Males.BN8]+[Females.BN8]" office:value-type="float" office:value="56612" calcext:value-type="float">
            <text:p>56,612</text:p>
          </table:table-cell>
          <table:table-cell table:formula="of:=[Males.BO8]+[Females.BO8]" office:value-type="float" office:value="59040" calcext:value-type="float">
            <text:p>59,040</text:p>
          </table:table-cell>
          <table:table-cell table:formula="of:=[Males.BP8]+[Females.BP8]" office:value-type="float" office:value="41197" calcext:value-type="float">
            <text:p>41,197</text:p>
          </table:table-cell>
          <table:table-cell table:formula="of:=[Males.BQ8]+[Females.BQ8]" office:value-type="float" office:value="39097" calcext:value-type="float">
            <text:p>39,097</text:p>
          </table:table-cell>
          <table:table-cell table:formula="of:=[Males.BR8]+[Females.BR8]" office:value-type="float" office:value="41334" calcext:value-type="float">
            <text:p>41,334</text:p>
          </table:table-cell>
          <table:table-cell table:formula="of:=[Males.BS8]+[Females.BS8]" office:value-type="float" office:value="43025" calcext:value-type="float">
            <text:p>43,025</text:p>
          </table:table-cell>
          <table:table-cell table:formula="of:=[Males.BT8]+[Females.BT8]" office:value-type="float" office:value="45150" calcext:value-type="float">
            <text:p>45,150</text:p>
          </table:table-cell>
          <table:table-cell table:formula="of:=[Males.BU8]+[Females.BU8]" office:value-type="float" office:value="44047" calcext:value-type="float">
            <text:p>44,047</text:p>
          </table:table-cell>
          <table:table-cell table:formula="of:=[Males.BV8]+[Females.BV8]" office:value-type="float" office:value="42051" calcext:value-type="float">
            <text:p>42,051</text:p>
          </table:table-cell>
          <table:table-cell table:formula="of:=[Males.BW8]+[Females.BW8]" office:value-type="float" office:value="39715" calcext:value-type="float">
            <text:p>39,715</text:p>
          </table:table-cell>
          <table:table-cell table:formula="of:=[Males.BX8]+[Females.BX8]" office:value-type="float" office:value="37872" calcext:value-type="float">
            <text:p>37,872</text:p>
          </table:table-cell>
          <table:table-cell table:formula="of:=[Males.BY8]+[Females.BY8]" office:value-type="float" office:value="36291" calcext:value-type="float">
            <text:p>36,291</text:p>
          </table:table-cell>
          <table:table-cell table:formula="of:=[Males.BZ8]+[Females.BZ8]" office:value-type="float" office:value="34135" calcext:value-type="float">
            <text:p>34,135</text:p>
          </table:table-cell>
          <table:table-cell table:formula="of:=[Males.CA8]+[Females.CA8]" office:value-type="float" office:value="31720" calcext:value-type="float">
            <text:p>31,720</text:p>
          </table:table-cell>
          <table:table-cell table:formula="of:=[Males.CB8]+[Females.CB8]" office:value-type="float" office:value="28321" calcext:value-type="float">
            <text:p>28,321</text:p>
          </table:table-cell>
          <table:table-cell table:formula="of:=[Males.CC8]+[Females.CC8]" office:value-type="float" office:value="26341" calcext:value-type="float">
            <text:p>26,341</text:p>
          </table:table-cell>
          <table:table-cell table:formula="of:=[Males.CD8]+[Females.CD8]" office:value-type="float" office:value="23608" calcext:value-type="float">
            <text:p>23,608</text:p>
          </table:table-cell>
          <table:table-cell table:formula="of:=[Males.CE8]+[Females.CE8]" office:value-type="float" office:value="21144" calcext:value-type="float">
            <text:p>21,144</text:p>
          </table:table-cell>
          <table:table-cell table:formula="of:=[Males.CF8]+[Females.CF8]" office:value-type="float" office:value="18555" calcext:value-type="float">
            <text:p>18,555</text:p>
          </table:table-cell>
          <table:table-cell table:formula="of:=[Males.CG8]+[Females.CG8]" office:value-type="float" office:value="16069" calcext:value-type="float">
            <text:p>16,069</text:p>
          </table:table-cell>
          <table:table-cell table:formula="of:=[Males.CH8]+[Females.CH8]" office:value-type="float" office:value="14023" calcext:value-type="float">
            <text:p>14,023</text:p>
          </table:table-cell>
          <table:table-cell table:formula="of:=[Males.CI8]+[Females.CI8]" office:value-type="float" office:value="11979" calcext:value-type="float">
            <text:p>11,979</text:p>
          </table:table-cell>
          <table:table-cell table:formula="of:=[Males.CJ8]+[Females.CJ8]" office:value-type="float" office:value="9111" calcext:value-type="float">
            <text:p>9,111</text:p>
          </table:table-cell>
          <table:table-cell table:formula="of:=[Males.CK8]+[Females.CK8]" office:value-type="float" office:value="7659" calcext:value-type="float">
            <text:p>7,659</text:p>
          </table:table-cell>
          <table:table-cell table:formula="of:=[Males.CL8]+[Females.CL8]" office:value-type="float" office:value="6221" calcext:value-type="float">
            <text:p>6,221</text:p>
          </table:table-cell>
          <table:table-cell table:formula="of:=[Males.CM8]+[Females.CM8]" office:value-type="float" office:value="5055" calcext:value-type="float">
            <text:p>5,055</text:p>
          </table:table-cell>
          <table:table-cell table:formula="of:=[Males.CN8]+[Females.CN8]" office:value-type="float" office:value="14998" calcext:value-type="float">
            <text:p>14,998</text:p>
          </table:table-cell>
          <table:table-cell table:style-name="ce35" table:formula="of:=SUM([.B8:.CN8])" office:value-type="float" office:value="5127890" calcext:value-type="float">
            <text:p>5,127,890</text:p>
          </table:table-cell>
          <table:table-cell table:number-columns-repeated="931"/>
        </table:table-row>
        <table:table-row table:style-name="ro5">
          <table:table-cell table:formula="of:=[Males.A9]" office:value-type="float" office:value="1986" calcext:value-type="float">
            <text:p>1986</text:p>
          </table:table-cell>
          <table:table-cell table:formula="of:=[Males.B9]+[Females.B9]" office:value-type="float" office:value="66348" calcext:value-type="float">
            <text:p>66,348</text:p>
          </table:table-cell>
          <table:table-cell table:formula="of:=[Males.C9]+[Females.C9]" office:value-type="float" office:value="65086" calcext:value-type="float">
            <text:p>65,086</text:p>
          </table:table-cell>
          <table:table-cell table:formula="of:=[Males.D9]+[Females.D9]" office:value-type="float" office:value="62805" calcext:value-type="float">
            <text:p>62,805</text:p>
          </table:table-cell>
          <table:table-cell table:formula="of:=[Males.E9]+[Females.E9]" office:value-type="float" office:value="63935" calcext:value-type="float">
            <text:p>63,935</text:p>
          </table:table-cell>
          <table:table-cell table:formula="of:=[Males.F9]+[Females.F9]" office:value-type="float" office:value="65153" calcext:value-type="float">
            <text:p>65,153</text:p>
          </table:table-cell>
          <table:table-cell table:formula="of:=[Males.G9]+[Females.G9]" office:value-type="float" office:value="66892" calcext:value-type="float">
            <text:p>66,892</text:p>
          </table:table-cell>
          <table:table-cell table:formula="of:=[Males.H9]+[Females.H9]" office:value-type="float" office:value="65444" calcext:value-type="float">
            <text:p>65,444</text:p>
          </table:table-cell>
          <table:table-cell table:formula="of:=[Males.I9]+[Females.I9]" office:value-type="float" office:value="63277" calcext:value-type="float">
            <text:p>63,277</text:p>
          </table:table-cell>
          <table:table-cell table:formula="of:=[Males.J9]+[Females.J9]" office:value-type="float" office:value="59038" calcext:value-type="float">
            <text:p>59,038</text:p>
          </table:table-cell>
          <table:table-cell table:formula="of:=[Males.K9]+[Females.K9]" office:value-type="float" office:value="58389" calcext:value-type="float">
            <text:p>58,389</text:p>
          </table:table-cell>
          <table:table-cell table:formula="of:=[Males.L9]+[Females.L9]" office:value-type="float" office:value="63646" calcext:value-type="float">
            <text:p>63,646</text:p>
          </table:table-cell>
          <table:table-cell table:formula="of:=[Males.M9]+[Females.M9]" office:value-type="float" office:value="64759" calcext:value-type="float">
            <text:p>64,759</text:p>
          </table:table-cell>
          <table:table-cell table:formula="of:=[Males.N9]+[Females.N9]" office:value-type="float" office:value="66339" calcext:value-type="float">
            <text:p>66,339</text:p>
          </table:table-cell>
          <table:table-cell table:formula="of:=[Males.O9]+[Females.O9]" office:value-type="float" office:value="71524" calcext:value-type="float">
            <text:p>71,524</text:p>
          </table:table-cell>
          <table:table-cell table:formula="of:=[Males.P9]+[Females.P9]" office:value-type="float" office:value="76886" calcext:value-type="float">
            <text:p>76,886</text:p>
          </table:table-cell>
          <table:table-cell table:formula="of:=[Males.Q9]+[Females.Q9]" office:value-type="float" office:value="81597" calcext:value-type="float">
            <text:p>81,597</text:p>
          </table:table-cell>
          <table:table-cell table:formula="of:=[Males.R9]+[Females.R9]" office:value-type="float" office:value="82063" calcext:value-type="float">
            <text:p>82,063</text:p>
          </table:table-cell>
          <table:table-cell table:formula="of:=[Males.S9]+[Females.S9]" office:value-type="float" office:value="84911" calcext:value-type="float">
            <text:p>84,911</text:p>
          </table:table-cell>
          <table:table-cell table:formula="of:=[Males.T9]+[Females.T9]" office:value-type="float" office:value="86589" calcext:value-type="float">
            <text:p>86,589</text:p>
          </table:table-cell>
          <table:table-cell table:formula="of:=[Males.U9]+[Females.U9]" office:value-type="float" office:value="87766" calcext:value-type="float">
            <text:p>87,766</text:p>
          </table:table-cell>
          <table:table-cell table:formula="of:=[Males.V9]+[Females.V9]" office:value-type="float" office:value="86913" calcext:value-type="float">
            <text:p>86,913</text:p>
          </table:table-cell>
          <table:table-cell table:formula="of:=[Males.W9]+[Females.W9]" office:value-type="float" office:value="91525" calcext:value-type="float">
            <text:p>91,525</text:p>
          </table:table-cell>
          <table:table-cell table:formula="of:=[Males.X9]+[Females.X9]" office:value-type="float" office:value="89495" calcext:value-type="float">
            <text:p>89,495</text:p>
          </table:table-cell>
          <table:table-cell table:formula="of:=[Males.Y9]+[Females.Y9]" office:value-type="float" office:value="87005" calcext:value-type="float">
            <text:p>87,005</text:p>
          </table:table-cell>
          <table:table-cell table:formula="of:=[Males.Z9]+[Females.Z9]" office:value-type="float" office:value="85028" calcext:value-type="float">
            <text:p>85,028</text:p>
          </table:table-cell>
          <table:table-cell table:formula="of:=[Males.AA9]+[Females.AA9]" office:value-type="float" office:value="83437" calcext:value-type="float">
            <text:p>83,437</text:p>
          </table:table-cell>
          <table:table-cell table:formula="of:=[Males.AB9]+[Females.AB9]" office:value-type="float" office:value="80979" calcext:value-type="float">
            <text:p>80,979</text:p>
          </table:table-cell>
          <table:table-cell table:formula="of:=[Males.AC9]+[Females.AC9]" office:value-type="float" office:value="79160" calcext:value-type="float">
            <text:p>79,160</text:p>
          </table:table-cell>
          <table:table-cell table:formula="of:=[Males.AD9]+[Females.AD9]" office:value-type="float" office:value="76651" calcext:value-type="float">
            <text:p>76,651</text:p>
          </table:table-cell>
          <table:table-cell table:formula="of:=[Males.AE9]+[Females.AE9]" office:value-type="float" office:value="74089" calcext:value-type="float">
            <text:p>74,089</text:p>
          </table:table-cell>
          <table:table-cell table:formula="of:=[Males.AF9]+[Females.AF9]" office:value-type="float" office:value="72528" calcext:value-type="float">
            <text:p>72,528</text:p>
          </table:table-cell>
          <table:table-cell table:formula="of:=[Males.AG9]+[Females.AG9]" office:value-type="float" office:value="69529" calcext:value-type="float">
            <text:p>69,529</text:p>
          </table:table-cell>
          <table:table-cell table:formula="of:=[Males.AH9]+[Females.AH9]" office:value-type="float" office:value="69028" calcext:value-type="float">
            <text:p>69,028</text:p>
          </table:table-cell>
          <table:table-cell table:formula="of:=[Males.AI9]+[Females.AI9]" office:value-type="float" office:value="67909" calcext:value-type="float">
            <text:p>67,909</text:p>
          </table:table-cell>
          <table:table-cell table:formula="of:=[Males.AJ9]+[Females.AJ9]" office:value-type="float" office:value="65424" calcext:value-type="float">
            <text:p>65,424</text:p>
          </table:table-cell>
          <table:table-cell table:formula="of:=[Males.AK9]+[Females.AK9]" office:value-type="float" office:value="67560" calcext:value-type="float">
            <text:p>67,560</text:p>
          </table:table-cell>
          <table:table-cell table:formula="of:=[Males.AL9]+[Females.AL9]" office:value-type="float" office:value="68075" calcext:value-type="float">
            <text:p>68,075</text:p>
          </table:table-cell>
          <table:table-cell table:formula="of:=[Males.AM9]+[Females.AM9]" office:value-type="float" office:value="70744" calcext:value-type="float">
            <text:p>70,744</text:p>
          </table:table-cell>
          <table:table-cell table:formula="of:=[Males.AN9]+[Females.AN9]" office:value-type="float" office:value="73663" calcext:value-type="float">
            <text:p>73,663</text:p>
          </table:table-cell>
          <table:table-cell table:formula="of:=[Males.AO9]+[Females.AO9]" office:value-type="float" office:value="80508" calcext:value-type="float">
            <text:p>80,508</text:p>
          </table:table-cell>
          <table:table-cell table:formula="of:=[Males.AP9]+[Females.AP9]" office:value-type="float" office:value="62230" calcext:value-type="float">
            <text:p>62,230</text:p>
          </table:table-cell>
          <table:table-cell table:formula="of:=[Males.AQ9]+[Females.AQ9]" office:value-type="float" office:value="60022" calcext:value-type="float">
            <text:p>60,022</text:p>
          </table:table-cell>
          <table:table-cell table:formula="of:=[Males.AR9]+[Females.AR9]" office:value-type="float" office:value="62381" calcext:value-type="float">
            <text:p>62,381</text:p>
          </table:table-cell>
          <table:table-cell table:formula="of:=[Males.AS9]+[Females.AS9]" office:value-type="float" office:value="61656" calcext:value-type="float">
            <text:p>61,656</text:p>
          </table:table-cell>
          <table:table-cell table:formula="of:=[Males.AT9]+[Females.AT9]" office:value-type="float" office:value="58146" calcext:value-type="float">
            <text:p>58,146</text:p>
          </table:table-cell>
          <table:table-cell table:formula="of:=[Males.AU9]+[Females.AU9]" office:value-type="float" office:value="55332" calcext:value-type="float">
            <text:p>55,332</text:p>
          </table:table-cell>
          <table:table-cell table:formula="of:=[Males.AV9]+[Females.AV9]" office:value-type="float" office:value="57679" calcext:value-type="float">
            <text:p>57,679</text:p>
          </table:table-cell>
          <table:table-cell table:formula="of:=[Males.AW9]+[Females.AW9]" office:value-type="float" office:value="58052" calcext:value-type="float">
            <text:p>58,052</text:p>
          </table:table-cell>
          <table:table-cell table:formula="of:=[Males.AX9]+[Females.AX9]" office:value-type="float" office:value="58078" calcext:value-type="float">
            <text:p>58,078</text:p>
          </table:table-cell>
          <table:table-cell table:formula="of:=[Males.AY9]+[Females.AY9]" office:value-type="float" office:value="57339" calcext:value-type="float">
            <text:p>57,339</text:p>
          </table:table-cell>
          <table:table-cell table:formula="of:=[Males.AZ9]+[Females.AZ9]" office:value-type="float" office:value="56917" calcext:value-type="float">
            <text:p>56,917</text:p>
          </table:table-cell>
          <table:table-cell table:formula="of:=[Males.BA9]+[Females.BA9]" office:value-type="float" office:value="56329" calcext:value-type="float">
            <text:p>56,329</text:p>
          </table:table-cell>
          <table:table-cell table:formula="of:=[Males.BB9]+[Females.BB9]" office:value-type="float" office:value="55696" calcext:value-type="float">
            <text:p>55,696</text:p>
          </table:table-cell>
          <table:table-cell table:formula="of:=[Males.BC9]+[Females.BC9]" office:value-type="float" office:value="55375" calcext:value-type="float">
            <text:p>55,375</text:p>
          </table:table-cell>
          <table:table-cell table:formula="of:=[Males.BD9]+[Females.BD9]" office:value-type="float" office:value="57308" calcext:value-type="float">
            <text:p>57,308</text:p>
          </table:table-cell>
          <table:table-cell table:formula="of:=[Males.BE9]+[Females.BE9]" office:value-type="float" office:value="57376" calcext:value-type="float">
            <text:p>57,376</text:p>
          </table:table-cell>
          <table:table-cell table:formula="of:=[Males.BF9]+[Females.BF9]" office:value-type="float" office:value="57001" calcext:value-type="float">
            <text:p>57,001</text:p>
          </table:table-cell>
          <table:table-cell table:formula="of:=[Males.BG9]+[Females.BG9]" office:value-type="float" office:value="56191" calcext:value-type="float">
            <text:p>56,191</text:p>
          </table:table-cell>
          <table:table-cell table:formula="of:=[Males.BH9]+[Females.BH9]" office:value-type="float" office:value="55000" calcext:value-type="float">
            <text:p>55,000</text:p>
          </table:table-cell>
          <table:table-cell table:formula="of:=[Males.BI9]+[Females.BI9]" office:value-type="float" office:value="55222" calcext:value-type="float">
            <text:p>55,222</text:p>
          </table:table-cell>
          <table:table-cell table:formula="of:=[Males.BJ9]+[Females.BJ9]" office:value-type="float" office:value="56246" calcext:value-type="float">
            <text:p>56,246</text:p>
          </table:table-cell>
          <table:table-cell table:formula="of:=[Males.BK9]+[Females.BK9]" office:value-type="float" office:value="54411" calcext:value-type="float">
            <text:p>54,411</text:p>
          </table:table-cell>
          <table:table-cell table:formula="of:=[Males.BL9]+[Females.BL9]" office:value-type="float" office:value="54295" calcext:value-type="float">
            <text:p>54,295</text:p>
          </table:table-cell>
          <table:table-cell table:formula="of:=[Males.BM9]+[Females.BM9]" office:value-type="float" office:value="52778" calcext:value-type="float">
            <text:p>52,778</text:p>
          </table:table-cell>
          <table:table-cell table:formula="of:=[Males.BN9]+[Females.BN9]" office:value-type="float" office:value="55431" calcext:value-type="float">
            <text:p>55,431</text:p>
          </table:table-cell>
          <table:table-cell table:formula="of:=[Males.BO9]+[Females.BO9]" office:value-type="float" office:value="55252" calcext:value-type="float">
            <text:p>55,252</text:p>
          </table:table-cell>
          <table:table-cell table:formula="of:=[Males.BP9]+[Females.BP9]" office:value-type="float" office:value="57576" calcext:value-type="float">
            <text:p>57,576</text:p>
          </table:table-cell>
          <table:table-cell table:formula="of:=[Males.BQ9]+[Females.BQ9]" office:value-type="float" office:value="39912" calcext:value-type="float">
            <text:p>39,912</text:p>
          </table:table-cell>
          <table:table-cell table:formula="of:=[Males.BR9]+[Females.BR9]" office:value-type="float" office:value="37870" calcext:value-type="float">
            <text:p>37,870</text:p>
          </table:table-cell>
          <table:table-cell table:formula="of:=[Males.BS9]+[Females.BS9]" office:value-type="float" office:value="39903" calcext:value-type="float">
            <text:p>39,903</text:p>
          </table:table-cell>
          <table:table-cell table:formula="of:=[Males.BT9]+[Females.BT9]" office:value-type="float" office:value="41390" calcext:value-type="float">
            <text:p>41,390</text:p>
          </table:table-cell>
          <table:table-cell table:formula="of:=[Males.BU9]+[Females.BU9]" office:value-type="float" office:value="43287" calcext:value-type="float">
            <text:p>43,287</text:p>
          </table:table-cell>
          <table:table-cell table:formula="of:=[Males.BV9]+[Females.BV9]" office:value-type="float" office:value="42055" calcext:value-type="float">
            <text:p>42,055</text:p>
          </table:table-cell>
          <table:table-cell table:formula="of:=[Males.BW9]+[Females.BW9]" office:value-type="float" office:value="40016" calcext:value-type="float">
            <text:p>40,016</text:p>
          </table:table-cell>
          <table:table-cell table:formula="of:=[Males.BX9]+[Females.BX9]" office:value-type="float" office:value="37600" calcext:value-type="float">
            <text:p>37,600</text:p>
          </table:table-cell>
          <table:table-cell table:formula="of:=[Males.BY9]+[Females.BY9]" office:value-type="float" office:value="35639" calcext:value-type="float">
            <text:p>35,639</text:p>
          </table:table-cell>
          <table:table-cell table:formula="of:=[Males.BZ9]+[Females.BZ9]" office:value-type="float" office:value="34009" calcext:value-type="float">
            <text:p>34,009</text:p>
          </table:table-cell>
          <table:table-cell table:formula="of:=[Males.CA9]+[Females.CA9]" office:value-type="float" office:value="31794" calcext:value-type="float">
            <text:p>31,794</text:p>
          </table:table-cell>
          <table:table-cell table:formula="of:=[Males.CB9]+[Females.CB9]" office:value-type="float" office:value="29334" calcext:value-type="float">
            <text:p>29,334</text:p>
          </table:table-cell>
          <table:table-cell table:formula="of:=[Males.CC9]+[Females.CC9]" office:value-type="float" office:value="25985" calcext:value-type="float">
            <text:p>25,985</text:p>
          </table:table-cell>
          <table:table-cell table:formula="of:=[Males.CD9]+[Females.CD9]" office:value-type="float" office:value="24106" calcext:value-type="float">
            <text:p>24,106</text:p>
          </table:table-cell>
          <table:table-cell table:formula="of:=[Males.CE9]+[Females.CE9]" office:value-type="float" office:value="21367" calcext:value-type="float">
            <text:p>21,367</text:p>
          </table:table-cell>
          <table:table-cell table:formula="of:=[Males.CF9]+[Females.CF9]" office:value-type="float" office:value="19010" calcext:value-type="float">
            <text:p>19,010</text:p>
          </table:table-cell>
          <table:table-cell table:formula="of:=[Males.CG9]+[Females.CG9]" office:value-type="float" office:value="16531" calcext:value-type="float">
            <text:p>16,531</text:p>
          </table:table-cell>
          <table:table-cell table:formula="of:=[Males.CH9]+[Females.CH9]" office:value-type="float" office:value="14141" calcext:value-type="float">
            <text:p>14,141</text:p>
          </table:table-cell>
          <table:table-cell table:formula="of:=[Males.CI9]+[Females.CI9]" office:value-type="float" office:value="12220" calcext:value-type="float">
            <text:p>12,220</text:p>
          </table:table-cell>
          <table:table-cell table:formula="of:=[Males.CJ9]+[Females.CJ9]" office:value-type="float" office:value="10325" calcext:value-type="float">
            <text:p>10,325</text:p>
          </table:table-cell>
          <table:table-cell table:formula="of:=[Males.CK9]+[Females.CK9]" office:value-type="float" office:value="7644" calcext:value-type="float">
            <text:p>7,644</text:p>
          </table:table-cell>
          <table:table-cell table:formula="of:=[Males.CL9]+[Females.CL9]" office:value-type="float" office:value="6343" calcext:value-type="float">
            <text:p>6,343</text:p>
          </table:table-cell>
          <table:table-cell table:formula="of:=[Males.CM9]+[Females.CM9]" office:value-type="float" office:value="5056" calcext:value-type="float">
            <text:p>5,056</text:p>
          </table:table-cell>
          <table:table-cell table:formula="of:=[Males.CN9]+[Females.CN9]" office:value-type="float" office:value="15207" calcext:value-type="float">
            <text:p>15,207</text:p>
          </table:table-cell>
          <table:table-cell table:style-name="ce35" table:formula="of:=SUM([.B9:.CN9])" office:value-type="float" office:value="5111760" calcext:value-type="float">
            <text:p>5,111,760</text:p>
          </table:table-cell>
          <table:table-cell table:number-columns-repeated="931"/>
        </table:table-row>
        <table:table-row table:style-name="ro5">
          <table:table-cell table:formula="of:=[Males.A10]" office:value-type="float" office:value="1987" calcext:value-type="float">
            <text:p>1987</text:p>
          </table:table-cell>
          <table:table-cell table:formula="of:=[Males.B10]+[Females.B10]" office:value-type="float" office:value="65484" calcext:value-type="float">
            <text:p>65,484</text:p>
          </table:table-cell>
          <table:table-cell table:formula="of:=[Males.C10]+[Females.C10]" office:value-type="float" office:value="66002" calcext:value-type="float">
            <text:p>66,002</text:p>
          </table:table-cell>
          <table:table-cell table:formula="of:=[Males.D10]+[Females.D10]" office:value-type="float" office:value="64641" calcext:value-type="float">
            <text:p>64,641</text:p>
          </table:table-cell>
          <table:table-cell table:formula="of:=[Males.E10]+[Females.E10]" office:value-type="float" office:value="62379" calcext:value-type="float">
            <text:p>62,379</text:p>
          </table:table-cell>
          <table:table-cell table:formula="of:=[Males.F10]+[Females.F10]" office:value-type="float" office:value="63646" calcext:value-type="float">
            <text:p>63,646</text:p>
          </table:table-cell>
          <table:table-cell table:formula="of:=[Males.G10]+[Females.G10]" office:value-type="float" office:value="64868" calcext:value-type="float">
            <text:p>64,868</text:p>
          </table:table-cell>
          <table:table-cell table:formula="of:=[Males.H10]+[Females.H10]" office:value-type="float" office:value="66617" calcext:value-type="float">
            <text:p>66,617</text:p>
          </table:table-cell>
          <table:table-cell table:formula="of:=[Males.I10]+[Females.I10]" office:value-type="float" office:value="65203" calcext:value-type="float">
            <text:p>65,203</text:p>
          </table:table-cell>
          <table:table-cell table:formula="of:=[Males.J10]+[Females.J10]" office:value-type="float" office:value="63152" calcext:value-type="float">
            <text:p>63,152</text:p>
          </table:table-cell>
          <table:table-cell table:formula="of:=[Males.K10]+[Females.K10]" office:value-type="float" office:value="58905" calcext:value-type="float">
            <text:p>58,905</text:p>
          </table:table-cell>
          <table:table-cell table:formula="of:=[Males.L10]+[Females.L10]" office:value-type="float" office:value="58332" calcext:value-type="float">
            <text:p>58,332</text:p>
          </table:table-cell>
          <table:table-cell table:formula="of:=[Males.M10]+[Females.M10]" office:value-type="float" office:value="63516" calcext:value-type="float">
            <text:p>63,516</text:p>
          </table:table-cell>
          <table:table-cell table:formula="of:=[Males.N10]+[Females.N10]" office:value-type="float" office:value="64520" calcext:value-type="float">
            <text:p>64,520</text:p>
          </table:table-cell>
          <table:table-cell table:formula="of:=[Males.O10]+[Females.O10]" office:value-type="float" office:value="66182" calcext:value-type="float">
            <text:p>66,182</text:p>
          </table:table-cell>
          <table:table-cell table:formula="of:=[Males.P10]+[Females.P10]" office:value-type="float" office:value="71278" calcext:value-type="float">
            <text:p>71,278</text:p>
          </table:table-cell>
          <table:table-cell table:formula="of:=[Males.Q10]+[Females.Q10]" office:value-type="float" office:value="76667" calcext:value-type="float">
            <text:p>76,667</text:p>
          </table:table-cell>
          <table:table-cell table:formula="of:=[Males.R10]+[Females.R10]" office:value-type="float" office:value="81368" calcext:value-type="float">
            <text:p>81,368</text:p>
          </table:table-cell>
          <table:table-cell table:formula="of:=[Males.S10]+[Females.S10]" office:value-type="float" office:value="81509" calcext:value-type="float">
            <text:p>81,509</text:p>
          </table:table-cell>
          <table:table-cell table:formula="of:=[Males.T10]+[Females.T10]" office:value-type="float" office:value="84281" calcext:value-type="float">
            <text:p>84,281</text:p>
          </table:table-cell>
          <table:table-cell table:formula="of:=[Males.U10]+[Females.U10]" office:value-type="float" office:value="86073" calcext:value-type="float">
            <text:p>86,073</text:p>
          </table:table-cell>
          <table:table-cell table:formula="of:=[Males.V10]+[Females.V10]" office:value-type="float" office:value="87485" calcext:value-type="float">
            <text:p>87,485</text:p>
          </table:table-cell>
          <table:table-cell table:formula="of:=[Males.W10]+[Females.W10]" office:value-type="float" office:value="86193" calcext:value-type="float">
            <text:p>86,193</text:p>
          </table:table-cell>
          <table:table-cell table:formula="of:=[Males.X10]+[Females.X10]" office:value-type="float" office:value="90183" calcext:value-type="float">
            <text:p>90,183</text:p>
          </table:table-cell>
          <table:table-cell table:formula="of:=[Males.Y10]+[Females.Y10]" office:value-type="float" office:value="87764" calcext:value-type="float">
            <text:p>87,764</text:p>
          </table:table-cell>
          <table:table-cell table:formula="of:=[Males.Z10]+[Females.Z10]" office:value-type="float" office:value="85438" calcext:value-type="float">
            <text:p>85,438</text:p>
          </table:table-cell>
          <table:table-cell table:formula="of:=[Males.AA10]+[Females.AA10]" office:value-type="float" office:value="83681" calcext:value-type="float">
            <text:p>83,681</text:p>
          </table:table-cell>
          <table:table-cell table:formula="of:=[Males.AB10]+[Females.AB10]" office:value-type="float" office:value="82518" calcext:value-type="float">
            <text:p>82,518</text:p>
          </table:table-cell>
          <table:table-cell table:formula="of:=[Males.AC10]+[Females.AC10]" office:value-type="float" office:value="80263" calcext:value-type="float">
            <text:p>80,263</text:p>
          </table:table-cell>
          <table:table-cell table:formula="of:=[Males.AD10]+[Females.AD10]" office:value-type="float" office:value="78360" calcext:value-type="float">
            <text:p>78,360</text:p>
          </table:table-cell>
          <table:table-cell table:formula="of:=[Males.AE10]+[Females.AE10]" office:value-type="float" office:value="75873" calcext:value-type="float">
            <text:p>75,873</text:p>
          </table:table-cell>
          <table:table-cell table:formula="of:=[Males.AF10]+[Females.AF10]" office:value-type="float" office:value="73441" calcext:value-type="float">
            <text:p>73,441</text:p>
          </table:table-cell>
          <table:table-cell table:formula="of:=[Males.AG10]+[Females.AG10]" office:value-type="float" office:value="72088" calcext:value-type="float">
            <text:p>72,088</text:p>
          </table:table-cell>
          <table:table-cell table:formula="of:=[Males.AH10]+[Females.AH10]" office:value-type="float" office:value="69089" calcext:value-type="float">
            <text:p>69,089</text:p>
          </table:table-cell>
          <table:table-cell table:formula="of:=[Males.AI10]+[Females.AI10]" office:value-type="float" office:value="68615" calcext:value-type="float">
            <text:p>68,615</text:p>
          </table:table-cell>
          <table:table-cell table:formula="of:=[Males.AJ10]+[Females.AJ10]" office:value-type="float" office:value="67387" calcext:value-type="float">
            <text:p>67,387</text:p>
          </table:table-cell>
          <table:table-cell table:formula="of:=[Males.AK10]+[Females.AK10]" office:value-type="float" office:value="65043" calcext:value-type="float">
            <text:p>65,043</text:p>
          </table:table-cell>
          <table:table-cell table:formula="of:=[Males.AL10]+[Females.AL10]" office:value-type="float" office:value="67195" calcext:value-type="float">
            <text:p>67,195</text:p>
          </table:table-cell>
          <table:table-cell table:formula="of:=[Males.AM10]+[Females.AM10]" office:value-type="float" office:value="67791" calcext:value-type="float">
            <text:p>67,791</text:p>
          </table:table-cell>
          <table:table-cell table:formula="of:=[Males.AN10]+[Females.AN10]" office:value-type="float" office:value="70414" calcext:value-type="float">
            <text:p>70,414</text:p>
          </table:table-cell>
          <table:table-cell table:formula="of:=[Males.AO10]+[Females.AO10]" office:value-type="float" office:value="73376" calcext:value-type="float">
            <text:p>73,376</text:p>
          </table:table-cell>
          <table:table-cell table:formula="of:=[Males.AP10]+[Females.AP10]" office:value-type="float" office:value="80203" calcext:value-type="float">
            <text:p>80,203</text:p>
          </table:table-cell>
          <table:table-cell table:formula="of:=[Males.AQ10]+[Females.AQ10]" office:value-type="float" office:value="62010" calcext:value-type="float">
            <text:p>62,010</text:p>
          </table:table-cell>
          <table:table-cell table:formula="of:=[Males.AR10]+[Females.AR10]" office:value-type="float" office:value="59806" calcext:value-type="float">
            <text:p>59,806</text:p>
          </table:table-cell>
          <table:table-cell table:formula="of:=[Males.AS10]+[Females.AS10]" office:value-type="float" office:value="62110" calcext:value-type="float">
            <text:p>62,110</text:p>
          </table:table-cell>
          <table:table-cell table:formula="of:=[Males.AT10]+[Females.AT10]" office:value-type="float" office:value="61425" calcext:value-type="float">
            <text:p>61,425</text:p>
          </table:table-cell>
          <table:table-cell table:formula="of:=[Males.AU10]+[Females.AU10]" office:value-type="float" office:value="57882" calcext:value-type="float">
            <text:p>57,882</text:p>
          </table:table-cell>
          <table:table-cell table:formula="of:=[Males.AV10]+[Females.AV10]" office:value-type="float" office:value="55127" calcext:value-type="float">
            <text:p>55,127</text:p>
          </table:table-cell>
          <table:table-cell table:formula="of:=[Males.AW10]+[Females.AW10]" office:value-type="float" office:value="57440" calcext:value-type="float">
            <text:p>57,440</text:p>
          </table:table-cell>
          <table:table-cell table:formula="of:=[Males.AX10]+[Females.AX10]" office:value-type="float" office:value="57778" calcext:value-type="float">
            <text:p>57,778</text:p>
          </table:table-cell>
          <table:table-cell table:formula="of:=[Males.AY10]+[Females.AY10]" office:value-type="float" office:value="57772" calcext:value-type="float">
            <text:p>57,772</text:p>
          </table:table-cell>
          <table:table-cell table:formula="of:=[Males.AZ10]+[Females.AZ10]" office:value-type="float" office:value="57036" calcext:value-type="float">
            <text:p>57,036</text:p>
          </table:table-cell>
          <table:table-cell table:formula="of:=[Males.BA10]+[Females.BA10]" office:value-type="float" office:value="56593" calcext:value-type="float">
            <text:p>56,593</text:p>
          </table:table-cell>
          <table:table-cell table:formula="of:=[Males.BB10]+[Females.BB10]" office:value-type="float" office:value="55996" calcext:value-type="float">
            <text:p>55,996</text:p>
          </table:table-cell>
          <table:table-cell table:formula="of:=[Males.BC10]+[Females.BC10]" office:value-type="float" office:value="55261" calcext:value-type="float">
            <text:p>55,261</text:p>
          </table:table-cell>
          <table:table-cell table:formula="of:=[Males.BD10]+[Females.BD10]" office:value-type="float" office:value="54943" calcext:value-type="float">
            <text:p>54,943</text:p>
          </table:table-cell>
          <table:table-cell table:formula="of:=[Males.BE10]+[Females.BE10]" office:value-type="float" office:value="56797" calcext:value-type="float">
            <text:p>56,797</text:p>
          </table:table-cell>
          <table:table-cell table:formula="of:=[Males.BF10]+[Females.BF10]" office:value-type="float" office:value="56840" calcext:value-type="float">
            <text:p>56,840</text:p>
          </table:table-cell>
          <table:table-cell table:formula="of:=[Males.BG10]+[Females.BG10]" office:value-type="float" office:value="56386" calcext:value-type="float">
            <text:p>56,386</text:p>
          </table:table-cell>
          <table:table-cell table:formula="of:=[Males.BH10]+[Females.BH10]" office:value-type="float" office:value="55606" calcext:value-type="float">
            <text:p>55,606</text:p>
          </table:table-cell>
          <table:table-cell table:formula="of:=[Males.BI10]+[Females.BI10]" office:value-type="float" office:value="54344" calcext:value-type="float">
            <text:p>54,344</text:p>
          </table:table-cell>
          <table:table-cell table:formula="of:=[Males.BJ10]+[Females.BJ10]" office:value-type="float" office:value="54554" calcext:value-type="float">
            <text:p>54,554</text:p>
          </table:table-cell>
          <table:table-cell table:formula="of:=[Males.BK10]+[Females.BK10]" office:value-type="float" office:value="55495" calcext:value-type="float">
            <text:p>55,495</text:p>
          </table:table-cell>
          <table:table-cell table:formula="of:=[Males.BL10]+[Females.BL10]" office:value-type="float" office:value="53556" calcext:value-type="float">
            <text:p>53,556</text:p>
          </table:table-cell>
          <table:table-cell table:formula="of:=[Males.BM10]+[Females.BM10]" office:value-type="float" office:value="53270" calcext:value-type="float">
            <text:p>53,270</text:p>
          </table:table-cell>
          <table:table-cell table:formula="of:=[Males.BN10]+[Females.BN10]" office:value-type="float" office:value="51704" calcext:value-type="float">
            <text:p>51,704</text:p>
          </table:table-cell>
          <table:table-cell table:formula="of:=[Males.BO10]+[Females.BO10]" office:value-type="float" office:value="54240" calcext:value-type="float">
            <text:p>54,240</text:p>
          </table:table-cell>
          <table:table-cell table:formula="of:=[Males.BP10]+[Females.BP10]" office:value-type="float" office:value="53910" calcext:value-type="float">
            <text:p>53,910</text:p>
          </table:table-cell>
          <table:table-cell table:formula="of:=[Males.BQ10]+[Females.BQ10]" office:value-type="float" office:value="56139" calcext:value-type="float">
            <text:p>56,139</text:p>
          </table:table-cell>
          <table:table-cell table:formula="of:=[Males.BR10]+[Females.BR10]" office:value-type="float" office:value="38691" calcext:value-type="float">
            <text:p>38,691</text:p>
          </table:table-cell>
          <table:table-cell table:formula="of:=[Males.BS10]+[Females.BS10]" office:value-type="float" office:value="36691" calcext:value-type="float">
            <text:p>36,691</text:p>
          </table:table-cell>
          <table:table-cell table:formula="of:=[Males.BT10]+[Females.BT10]" office:value-type="float" office:value="38529" calcext:value-type="float">
            <text:p>38,529</text:p>
          </table:table-cell>
          <table:table-cell table:formula="of:=[Males.BU10]+[Females.BU10]" office:value-type="float" office:value="39808" calcext:value-type="float">
            <text:p>39,808</text:p>
          </table:table-cell>
          <table:table-cell table:formula="of:=[Males.BV10]+[Females.BV10]" office:value-type="float" office:value="41493" calcext:value-type="float">
            <text:p>41,493</text:p>
          </table:table-cell>
          <table:table-cell table:formula="of:=[Males.BW10]+[Females.BW10]" office:value-type="float" office:value="40143" calcext:value-type="float">
            <text:p>40,143</text:p>
          </table:table-cell>
          <table:table-cell table:formula="of:=[Males.BX10]+[Females.BX10]" office:value-type="float" office:value="38025" calcext:value-type="float">
            <text:p>38,025</text:p>
          </table:table-cell>
          <table:table-cell table:formula="of:=[Males.BY10]+[Females.BY10]" office:value-type="float" office:value="35586" calcext:value-type="float">
            <text:p>35,586</text:p>
          </table:table-cell>
          <table:table-cell table:formula="of:=[Males.BZ10]+[Females.BZ10]" office:value-type="float" office:value="33574" calcext:value-type="float">
            <text:p>33,574</text:p>
          </table:table-cell>
          <table:table-cell table:formula="of:=[Males.CA10]+[Females.CA10]" office:value-type="float" office:value="31842" calcext:value-type="float">
            <text:p>31,842</text:p>
          </table:table-cell>
          <table:table-cell table:formula="of:=[Males.CB10]+[Females.CB10]" office:value-type="float" office:value="29558" calcext:value-type="float">
            <text:p>29,558</text:p>
          </table:table-cell>
          <table:table-cell table:formula="of:=[Males.CC10]+[Females.CC10]" office:value-type="float" office:value="27128" calcext:value-type="float">
            <text:p>27,128</text:p>
          </table:table-cell>
          <table:table-cell table:formula="of:=[Males.CD10]+[Females.CD10]" office:value-type="float" office:value="23867" calcext:value-type="float">
            <text:p>23,867</text:p>
          </table:table-cell>
          <table:table-cell table:formula="of:=[Males.CE10]+[Females.CE10]" office:value-type="float" office:value="22051" calcext:value-type="float">
            <text:p>22,051</text:p>
          </table:table-cell>
          <table:table-cell table:formula="of:=[Males.CF10]+[Females.CF10]" office:value-type="float" office:value="19387" calcext:value-type="float">
            <text:p>19,387</text:p>
          </table:table-cell>
          <table:table-cell table:formula="of:=[Males.CG10]+[Females.CG10]" office:value-type="float" office:value="17137" calcext:value-type="float">
            <text:p>17,137</text:p>
          </table:table-cell>
          <table:table-cell table:formula="of:=[Males.CH10]+[Females.CH10]" office:value-type="float" office:value="14749" calcext:value-type="float">
            <text:p>14,749</text:p>
          </table:table-cell>
          <table:table-cell table:formula="of:=[Males.CI10]+[Females.CI10]" office:value-type="float" office:value="12455" calcext:value-type="float">
            <text:p>12,455</text:p>
          </table:table-cell>
          <table:table-cell table:formula="of:=[Males.CJ10]+[Females.CJ10]" office:value-type="float" office:value="10663" calcext:value-type="float">
            <text:p>10,663</text:p>
          </table:table-cell>
          <table:table-cell table:formula="of:=[Males.CK10]+[Females.CK10]" office:value-type="float" office:value="8923" calcext:value-type="float">
            <text:p>8,923</text:p>
          </table:table-cell>
          <table:table-cell table:formula="of:=[Males.CL10]+[Females.CL10]" office:value-type="float" office:value="6403" calcext:value-type="float">
            <text:p>6,403</text:p>
          </table:table-cell>
          <table:table-cell table:formula="of:=[Males.CM10]+[Females.CM10]" office:value-type="float" office:value="5247" calcext:value-type="float">
            <text:p>5,247</text:p>
          </table:table-cell>
          <table:table-cell table:formula="of:=[Males.CN10]+[Females.CN10]" office:value-type="float" office:value="16027" calcext:value-type="float">
            <text:p>16,027</text:p>
          </table:table-cell>
          <table:table-cell table:style-name="ce35" table:formula="of:=SUM([.B10:.CN10])" office:value-type="float" office:value="5099020" calcext:value-type="float">
            <text:p>5,099,020</text:p>
          </table:table-cell>
          <table:table-cell table:number-columns-repeated="931"/>
        </table:table-row>
        <table:table-row table:style-name="ro5">
          <table:table-cell table:formula="of:=[Males.A11]" office:value-type="float" office:value="1988" calcext:value-type="float">
            <text:p>1988</text:p>
          </table:table-cell>
          <table:table-cell table:formula="of:=[Males.B11]+[Females.B11]" office:value-type="float" office:value="66230" calcext:value-type="float">
            <text:p>66,230</text:p>
          </table:table-cell>
          <table:table-cell table:formula="of:=[Males.C11]+[Females.C11]" office:value-type="float" office:value="64784" calcext:value-type="float">
            <text:p>64,784</text:p>
          </table:table-cell>
          <table:table-cell table:formula="of:=[Males.D11]+[Females.D11]" office:value-type="float" office:value="65477" calcext:value-type="float">
            <text:p>65,477</text:p>
          </table:table-cell>
          <table:table-cell table:formula="of:=[Males.E11]+[Females.E11]" office:value-type="float" office:value="64038" calcext:value-type="float">
            <text:p>64,038</text:p>
          </table:table-cell>
          <table:table-cell table:formula="of:=[Males.F11]+[Females.F11]" office:value-type="float" office:value="61931" calcext:value-type="float">
            <text:p>61,931</text:p>
          </table:table-cell>
          <table:table-cell table:formula="of:=[Males.G11]+[Females.G11]" office:value-type="float" office:value="63255" calcext:value-type="float">
            <text:p>63,255</text:p>
          </table:table-cell>
          <table:table-cell table:formula="of:=[Males.H11]+[Females.H11]" office:value-type="float" office:value="64548" calcext:value-type="float">
            <text:p>64,548</text:p>
          </table:table-cell>
          <table:table-cell table:formula="of:=[Males.I11]+[Females.I11]" office:value-type="float" office:value="66336" calcext:value-type="float">
            <text:p>66,336</text:p>
          </table:table-cell>
          <table:table-cell table:formula="of:=[Males.J11]+[Females.J11]" office:value-type="float" office:value="64896" calcext:value-type="float">
            <text:p>64,896</text:p>
          </table:table-cell>
          <table:table-cell table:formula="of:=[Males.K11]+[Females.K11]" office:value-type="float" office:value="63007" calcext:value-type="float">
            <text:p>63,007</text:p>
          </table:table-cell>
          <table:table-cell table:formula="of:=[Males.L11]+[Females.L11]" office:value-type="float" office:value="58762" calcext:value-type="float">
            <text:p>58,762</text:p>
          </table:table-cell>
          <table:table-cell table:formula="of:=[Males.M11]+[Females.M11]" office:value-type="float" office:value="58256" calcext:value-type="float">
            <text:p>58,256</text:p>
          </table:table-cell>
          <table:table-cell table:formula="of:=[Males.N11]+[Females.N11]" office:value-type="float" office:value="63247" calcext:value-type="float">
            <text:p>63,247</text:p>
          </table:table-cell>
          <table:table-cell table:formula="of:=[Males.O11]+[Females.O11]" office:value-type="float" office:value="64294" calcext:value-type="float">
            <text:p>64,294</text:p>
          </table:table-cell>
          <table:table-cell table:formula="of:=[Males.P11]+[Females.P11]" office:value-type="float" office:value="65948" calcext:value-type="float">
            <text:p>65,948</text:p>
          </table:table-cell>
          <table:table-cell table:formula="of:=[Males.Q11]+[Females.Q11]" office:value-type="float" office:value="71031" calcext:value-type="float">
            <text:p>71,031</text:p>
          </table:table-cell>
          <table:table-cell table:formula="of:=[Males.R11]+[Females.R11]" office:value-type="float" office:value="76260" calcext:value-type="float">
            <text:p>76,260</text:p>
          </table:table-cell>
          <table:table-cell table:formula="of:=[Males.S11]+[Females.S11]" office:value-type="float" office:value="80620" calcext:value-type="float">
            <text:p>80,620</text:p>
          </table:table-cell>
          <table:table-cell table:formula="of:=[Males.T11]+[Females.T11]" office:value-type="float" office:value="80589" calcext:value-type="float">
            <text:p>80,589</text:p>
          </table:table-cell>
          <table:table-cell table:formula="of:=[Males.U11]+[Females.U11]" office:value-type="float" office:value="83483" calcext:value-type="float">
            <text:p>83,483</text:p>
          </table:table-cell>
          <table:table-cell table:formula="of:=[Males.V11]+[Females.V11]" office:value-type="float" office:value="85540" calcext:value-type="float">
            <text:p>85,540</text:p>
          </table:table-cell>
          <table:table-cell table:formula="of:=[Males.W11]+[Females.W11]" office:value-type="float" office:value="86335" calcext:value-type="float">
            <text:p>86,335</text:p>
          </table:table-cell>
          <table:table-cell table:formula="of:=[Males.X11]+[Females.X11]" office:value-type="float" office:value="84394" calcext:value-type="float">
            <text:p>84,394</text:p>
          </table:table-cell>
          <table:table-cell table:formula="of:=[Males.Y11]+[Females.Y11]" office:value-type="float" office:value="87589" calcext:value-type="float">
            <text:p>87,589</text:p>
          </table:table-cell>
          <table:table-cell table:formula="of:=[Males.Z11]+[Females.Z11]" office:value-type="float" office:value="85585" calcext:value-type="float">
            <text:p>85,585</text:p>
          </table:table-cell>
          <table:table-cell table:formula="of:=[Males.AA11]+[Females.AA11]" office:value-type="float" office:value="83452" calcext:value-type="float">
            <text:p>83,452</text:p>
          </table:table-cell>
          <table:table-cell table:formula="of:=[Males.AB11]+[Females.AB11]" office:value-type="float" office:value="81902" calcext:value-type="float">
            <text:p>81,902</text:p>
          </table:table-cell>
          <table:table-cell table:formula="of:=[Males.AC11]+[Females.AC11]" office:value-type="float" office:value="81246" calcext:value-type="float">
            <text:p>81,246</text:p>
          </table:table-cell>
          <table:table-cell table:formula="of:=[Males.AD11]+[Females.AD11]" office:value-type="float" office:value="79201" calcext:value-type="float">
            <text:p>79,201</text:p>
          </table:table-cell>
          <table:table-cell table:formula="of:=[Males.AE11]+[Females.AE11]" office:value-type="float" office:value="77310" calcext:value-type="float">
            <text:p>77,310</text:p>
          </table:table-cell>
          <table:table-cell table:formula="of:=[Males.AF11]+[Females.AF11]" office:value-type="float" office:value="74935" calcext:value-type="float">
            <text:p>74,935</text:p>
          </table:table-cell>
          <table:table-cell table:formula="of:=[Males.AG11]+[Females.AG11]" office:value-type="float" office:value="72679" calcext:value-type="float">
            <text:p>72,679</text:p>
          </table:table-cell>
          <table:table-cell table:formula="of:=[Males.AH11]+[Females.AH11]" office:value-type="float" office:value="71521" calcext:value-type="float">
            <text:p>71,521</text:p>
          </table:table-cell>
          <table:table-cell table:formula="of:=[Males.AI11]+[Females.AI11]" office:value-type="float" office:value="68532" calcext:value-type="float">
            <text:p>68,532</text:p>
          </table:table-cell>
          <table:table-cell table:formula="of:=[Males.AJ11]+[Females.AJ11]" office:value-type="float" office:value="68051" calcext:value-type="float">
            <text:p>68,051</text:p>
          </table:table-cell>
          <table:table-cell table:formula="of:=[Males.AK11]+[Females.AK11]" office:value-type="float" office:value="66927" calcext:value-type="float">
            <text:p>66,927</text:p>
          </table:table-cell>
          <table:table-cell table:formula="of:=[Males.AL11]+[Females.AL11]" office:value-type="float" office:value="64624" calcext:value-type="float">
            <text:p>64,624</text:p>
          </table:table-cell>
          <table:table-cell table:formula="of:=[Males.AM11]+[Females.AM11]" office:value-type="float" office:value="66763" calcext:value-type="float">
            <text:p>66,763</text:p>
          </table:table-cell>
          <table:table-cell table:formula="of:=[Males.AN11]+[Females.AN11]" office:value-type="float" office:value="67479" calcext:value-type="float">
            <text:p>67,479</text:p>
          </table:table-cell>
          <table:table-cell table:formula="of:=[Males.AO11]+[Females.AO11]" office:value-type="float" office:value="70002" calcext:value-type="float">
            <text:p>70,002</text:p>
          </table:table-cell>
          <table:table-cell table:formula="of:=[Males.AP11]+[Females.AP11]" office:value-type="float" office:value="73009" calcext:value-type="float">
            <text:p>73,009</text:p>
          </table:table-cell>
          <table:table-cell table:formula="of:=[Males.AQ11]+[Females.AQ11]" office:value-type="float" office:value="79821" calcext:value-type="float">
            <text:p>79,821</text:p>
          </table:table-cell>
          <table:table-cell table:formula="of:=[Males.AR11]+[Females.AR11]" office:value-type="float" office:value="61726" calcext:value-type="float">
            <text:p>61,726</text:p>
          </table:table-cell>
          <table:table-cell table:formula="of:=[Males.AS11]+[Females.AS11]" office:value-type="float" office:value="59500" calcext:value-type="float">
            <text:p>59,500</text:p>
          </table:table-cell>
          <table:table-cell table:formula="of:=[Males.AT11]+[Females.AT11]" office:value-type="float" office:value="61896" calcext:value-type="float">
            <text:p>61,896</text:p>
          </table:table-cell>
          <table:table-cell table:formula="of:=[Males.AU11]+[Females.AU11]" office:value-type="float" office:value="60999" calcext:value-type="float">
            <text:p>60,999</text:p>
          </table:table-cell>
          <table:table-cell table:formula="of:=[Males.AV11]+[Females.AV11]" office:value-type="float" office:value="57571" calcext:value-type="float">
            <text:p>57,571</text:p>
          </table:table-cell>
          <table:table-cell table:formula="of:=[Males.AW11]+[Females.AW11]" office:value-type="float" office:value="54822" calcext:value-type="float">
            <text:p>54,822</text:p>
          </table:table-cell>
          <table:table-cell table:formula="of:=[Males.AX11]+[Females.AX11]" office:value-type="float" office:value="57115" calcext:value-type="float">
            <text:p>57,115</text:p>
          </table:table-cell>
          <table:table-cell table:formula="of:=[Males.AY11]+[Females.AY11]" office:value-type="float" office:value="57480" calcext:value-type="float">
            <text:p>57,480</text:p>
          </table:table-cell>
          <table:table-cell table:formula="of:=[Males.AZ11]+[Females.AZ11]" office:value-type="float" office:value="57419" calcext:value-type="float">
            <text:p>57,419</text:p>
          </table:table-cell>
          <table:table-cell table:formula="of:=[Males.BA11]+[Females.BA11]" office:value-type="float" office:value="56702" calcext:value-type="float">
            <text:p>56,702</text:p>
          </table:table-cell>
          <table:table-cell table:formula="of:=[Males.BB11]+[Females.BB11]" office:value-type="float" office:value="56263" calcext:value-type="float">
            <text:p>56,263</text:p>
          </table:table-cell>
          <table:table-cell table:formula="of:=[Males.BC11]+[Females.BC11]" office:value-type="float" office:value="55627" calcext:value-type="float">
            <text:p>55,627</text:p>
          </table:table-cell>
          <table:table-cell table:formula="of:=[Males.BD11]+[Females.BD11]" office:value-type="float" office:value="54853" calcext:value-type="float">
            <text:p>54,853</text:p>
          </table:table-cell>
          <table:table-cell table:formula="of:=[Males.BE11]+[Females.BE11]" office:value-type="float" office:value="54478" calcext:value-type="float">
            <text:p>54,478</text:p>
          </table:table-cell>
          <table:table-cell table:formula="of:=[Males.BF11]+[Females.BF11]" office:value-type="float" office:value="56350" calcext:value-type="float">
            <text:p>56,350</text:p>
          </table:table-cell>
          <table:table-cell table:formula="of:=[Males.BG11]+[Females.BG11]" office:value-type="float" office:value="56304" calcext:value-type="float">
            <text:p>56,304</text:p>
          </table:table-cell>
          <table:table-cell table:formula="of:=[Males.BH11]+[Females.BH11]" office:value-type="float" office:value="55792" calcext:value-type="float">
            <text:p>55,792</text:p>
          </table:table-cell>
          <table:table-cell table:formula="of:=[Males.BI11]+[Females.BI11]" office:value-type="float" office:value="54978" calcext:value-type="float">
            <text:p>54,978</text:p>
          </table:table-cell>
          <table:table-cell table:formula="of:=[Males.BJ11]+[Females.BJ11]" office:value-type="float" office:value="53644" calcext:value-type="float">
            <text:p>53,644</text:p>
          </table:table-cell>
          <table:table-cell table:formula="of:=[Males.BK11]+[Females.BK11]" office:value-type="float" office:value="53804" calcext:value-type="float">
            <text:p>53,804</text:p>
          </table:table-cell>
          <table:table-cell table:formula="of:=[Males.BL11]+[Females.BL11]" office:value-type="float" office:value="54673" calcext:value-type="float">
            <text:p>54,673</text:p>
          </table:table-cell>
          <table:table-cell table:formula="of:=[Males.BM11]+[Females.BM11]" office:value-type="float" office:value="52725" calcext:value-type="float">
            <text:p>52,725</text:p>
          </table:table-cell>
          <table:table-cell table:formula="of:=[Males.BN11]+[Females.BN11]" office:value-type="float" office:value="52259" calcext:value-type="float">
            <text:p>52,259</text:p>
          </table:table-cell>
          <table:table-cell table:formula="of:=[Males.BO11]+[Females.BO11]" office:value-type="float" office:value="50623" calcext:value-type="float">
            <text:p>50,623</text:p>
          </table:table-cell>
          <table:table-cell table:formula="of:=[Males.BP11]+[Females.BP11]" office:value-type="float" office:value="52984" calcext:value-type="float">
            <text:p>52,984</text:p>
          </table:table-cell>
          <table:table-cell table:formula="of:=[Males.BQ11]+[Females.BQ11]" office:value-type="float" office:value="52441" calcext:value-type="float">
            <text:p>52,441</text:p>
          </table:table-cell>
          <table:table-cell table:formula="of:=[Males.BR11]+[Females.BR11]" office:value-type="float" office:value="54510" calcext:value-type="float">
            <text:p>54,510</text:p>
          </table:table-cell>
          <table:table-cell table:formula="of:=[Males.BS11]+[Females.BS11]" office:value-type="float" office:value="37416" calcext:value-type="float">
            <text:p>37,416</text:p>
          </table:table-cell>
          <table:table-cell table:formula="of:=[Males.BT11]+[Females.BT11]" office:value-type="float" office:value="35449" calcext:value-type="float">
            <text:p>35,449</text:p>
          </table:table-cell>
          <table:table-cell table:formula="of:=[Males.BU11]+[Females.BU11]" office:value-type="float" office:value="37114" calcext:value-type="float">
            <text:p>37,114</text:p>
          </table:table-cell>
          <table:table-cell table:formula="of:=[Males.BV11]+[Females.BV11]" office:value-type="float" office:value="38194" calcext:value-type="float">
            <text:p>38,194</text:p>
          </table:table-cell>
          <table:table-cell table:formula="of:=[Males.BW11]+[Females.BW11]" office:value-type="float" office:value="39609" calcext:value-type="float">
            <text:p>39,609</text:p>
          </table:table-cell>
          <table:table-cell table:formula="of:=[Males.BX11]+[Females.BX11]" office:value-type="float" office:value="38173" calcext:value-type="float">
            <text:p>38,173</text:p>
          </table:table-cell>
          <table:table-cell table:formula="of:=[Males.BY11]+[Females.BY11]" office:value-type="float" office:value="35989" calcext:value-type="float">
            <text:p>35,989</text:p>
          </table:table-cell>
          <table:table-cell table:formula="of:=[Males.BZ11]+[Females.BZ11]" office:value-type="float" office:value="33505" calcext:value-type="float">
            <text:p>33,505</text:p>
          </table:table-cell>
          <table:table-cell table:formula="of:=[Males.CA11]+[Females.CA11]" office:value-type="float" office:value="31535" calcext:value-type="float">
            <text:p>31,535</text:p>
          </table:table-cell>
          <table:table-cell table:formula="of:=[Males.CB11]+[Females.CB11]" office:value-type="float" office:value="29713" calcext:value-type="float">
            <text:p>29,713</text:p>
          </table:table-cell>
          <table:table-cell table:formula="of:=[Males.CC11]+[Females.CC11]" office:value-type="float" office:value="27399" calcext:value-type="float">
            <text:p>27,399</text:p>
          </table:table-cell>
          <table:table-cell table:formula="of:=[Males.CD11]+[Females.CD11]" office:value-type="float" office:value="24938" calcext:value-type="float">
            <text:p>24,938</text:p>
          </table:table-cell>
          <table:table-cell table:formula="of:=[Males.CE11]+[Females.CE11]" office:value-type="float" office:value="21810" calcext:value-type="float">
            <text:p>21,810</text:p>
          </table:table-cell>
          <table:table-cell table:formula="of:=[Males.CF11]+[Females.CF11]" office:value-type="float" office:value="19997" calcext:value-type="float">
            <text:p>19,997</text:p>
          </table:table-cell>
          <table:table-cell table:formula="of:=[Males.CG11]+[Females.CG11]" office:value-type="float" office:value="17383" calcext:value-type="float">
            <text:p>17,383</text:p>
          </table:table-cell>
          <table:table-cell table:formula="of:=[Males.CH11]+[Females.CH11]" office:value-type="float" office:value="15208" calcext:value-type="float">
            <text:p>15,208</text:p>
          </table:table-cell>
          <table:table-cell table:formula="of:=[Males.CI11]+[Females.CI11]" office:value-type="float" office:value="12991" calcext:value-type="float">
            <text:p>12,991</text:p>
          </table:table-cell>
          <table:table-cell table:formula="of:=[Males.CJ11]+[Females.CJ11]" office:value-type="float" office:value="10835" calcext:value-type="float">
            <text:p>10,835</text:p>
          </table:table-cell>
          <table:table-cell table:formula="of:=[Males.CK11]+[Females.CK11]" office:value-type="float" office:value="9234" calcext:value-type="float">
            <text:p>9,234</text:p>
          </table:table-cell>
          <table:table-cell table:formula="of:=[Males.CL11]+[Females.CL11]" office:value-type="float" office:value="7512" calcext:value-type="float">
            <text:p>7,512</text:p>
          </table:table-cell>
          <table:table-cell table:formula="of:=[Males.CM11]+[Females.CM11]" office:value-type="float" office:value="5309" calcext:value-type="float">
            <text:p>5,309</text:p>
          </table:table-cell>
          <table:table-cell table:formula="of:=[Males.CN11]+[Females.CN11]" office:value-type="float" office:value="16700" calcext:value-type="float">
            <text:p>16,700</text:p>
          </table:table-cell>
          <table:table-cell table:style-name="ce35" table:formula="of:=SUM([.B11:.CN11])" office:value-type="float" office:value="5077440" calcext:value-type="float">
            <text:p>5,077,440</text:p>
          </table:table-cell>
          <table:table-cell table:number-columns-repeated="931"/>
        </table:table-row>
        <table:table-row table:style-name="ro5">
          <table:table-cell table:formula="of:=[Males.A12]" office:value-type="float" office:value="1989" calcext:value-type="float">
            <text:p>1989</text:p>
          </table:table-cell>
          <table:table-cell table:formula="of:=[Males.B12]+[Females.B12]" office:value-type="float" office:value="64188" calcext:value-type="float">
            <text:p>64,188</text:p>
          </table:table-cell>
          <table:table-cell table:formula="of:=[Males.C12]+[Females.C12]" office:value-type="float" office:value="66224" calcext:value-type="float">
            <text:p>66,224</text:p>
          </table:table-cell>
          <table:table-cell table:formula="of:=[Males.D12]+[Females.D12]" office:value-type="float" office:value="64930" calcext:value-type="float">
            <text:p>64,930</text:p>
          </table:table-cell>
          <table:table-cell table:formula="of:=[Males.E12]+[Females.E12]" office:value-type="float" office:value="65598" calcext:value-type="float">
            <text:p>65,598</text:p>
          </table:table-cell>
          <table:table-cell table:formula="of:=[Males.F12]+[Females.F12]" office:value-type="float" office:value="64121" calcext:value-type="float">
            <text:p>64,121</text:p>
          </table:table-cell>
          <table:table-cell table:formula="of:=[Males.G12]+[Females.G12]" office:value-type="float" office:value="62004" calcext:value-type="float">
            <text:p>62,004</text:p>
          </table:table-cell>
          <table:table-cell table:formula="of:=[Males.H12]+[Females.H12]" office:value-type="float" office:value="63368" calcext:value-type="float">
            <text:p>63,368</text:p>
          </table:table-cell>
          <table:table-cell table:formula="of:=[Males.I12]+[Females.I12]" office:value-type="float" office:value="64720" calcext:value-type="float">
            <text:p>64,720</text:p>
          </table:table-cell>
          <table:table-cell table:formula="of:=[Males.J12]+[Females.J12]" office:value-type="float" office:value="66508" calcext:value-type="float">
            <text:p>66,508</text:p>
          </table:table-cell>
          <table:table-cell table:formula="of:=[Males.K12]+[Females.K12]" office:value-type="float" office:value="65053" calcext:value-type="float">
            <text:p>65,053</text:p>
          </table:table-cell>
          <table:table-cell table:formula="of:=[Males.L12]+[Females.L12]" office:value-type="float" office:value="63156" calcext:value-type="float">
            <text:p>63,156</text:p>
          </table:table-cell>
          <table:table-cell table:formula="of:=[Males.M12]+[Females.M12]" office:value-type="float" office:value="58990" calcext:value-type="float">
            <text:p>58,990</text:p>
          </table:table-cell>
          <table:table-cell table:formula="of:=[Males.N12]+[Females.N12]" office:value-type="float" office:value="58372" calcext:value-type="float">
            <text:p>58,372</text:p>
          </table:table-cell>
          <table:table-cell table:formula="of:=[Males.O12]+[Females.O12]" office:value-type="float" office:value="63270" calcext:value-type="float">
            <text:p>63,270</text:p>
          </table:table-cell>
          <table:table-cell table:formula="of:=[Males.P12]+[Females.P12]" office:value-type="float" office:value="64324" calcext:value-type="float">
            <text:p>64,324</text:p>
          </table:table-cell>
          <table:table-cell table:formula="of:=[Males.Q12]+[Females.Q12]" office:value-type="float" office:value="65953" calcext:value-type="float">
            <text:p>65,953</text:p>
          </table:table-cell>
          <table:table-cell table:formula="of:=[Males.R12]+[Females.R12]" office:value-type="float" office:value="70858" calcext:value-type="float">
            <text:p>70,858</text:p>
          </table:table-cell>
          <table:table-cell table:formula="of:=[Males.S12]+[Females.S12]" office:value-type="float" office:value="75722" calcext:value-type="float">
            <text:p>75,722</text:p>
          </table:table-cell>
          <table:table-cell table:formula="of:=[Males.T12]+[Females.T12]" office:value-type="float" office:value="79867" calcext:value-type="float">
            <text:p>79,867</text:p>
          </table:table-cell>
          <table:table-cell table:formula="of:=[Males.U12]+[Females.U12]" office:value-type="float" office:value="79997" calcext:value-type="float">
            <text:p>79,997</text:p>
          </table:table-cell>
          <table:table-cell table:formula="of:=[Males.V12]+[Females.V12]" office:value-type="float" office:value="82961" calcext:value-type="float">
            <text:p>82,961</text:p>
          </table:table-cell>
          <table:table-cell table:formula="of:=[Males.W12]+[Females.W12]" office:value-type="float" office:value="84756" calcext:value-type="float">
            <text:p>84,756</text:p>
          </table:table-cell>
          <table:table-cell table:formula="of:=[Males.X12]+[Females.X12]" office:value-type="float" office:value="85056" calcext:value-type="float">
            <text:p>85,056</text:p>
          </table:table-cell>
          <table:table-cell table:formula="of:=[Males.Y12]+[Females.Y12]" office:value-type="float" office:value="82532" calcext:value-type="float">
            <text:p>82,532</text:p>
          </table:table-cell>
          <table:table-cell table:formula="of:=[Males.Z12]+[Females.Z12]" office:value-type="float" office:value="85688" calcext:value-type="float">
            <text:p>85,688</text:p>
          </table:table-cell>
          <table:table-cell table:formula="of:=[Males.AA12]+[Females.AA12]" office:value-type="float" office:value="84220" calcext:value-type="float">
            <text:p>84,220</text:p>
          </table:table-cell>
          <table:table-cell table:formula="of:=[Males.AB12]+[Females.AB12]" office:value-type="float" office:value="82393" calcext:value-type="float">
            <text:p>82,393</text:p>
          </table:table-cell>
          <table:table-cell table:formula="of:=[Males.AC12]+[Females.AC12]" office:value-type="float" office:value="81449" calcext:value-type="float">
            <text:p>81,449</text:p>
          </table:table-cell>
          <table:table-cell table:formula="of:=[Males.AD12]+[Females.AD12]" office:value-type="float" office:value="80813" calcext:value-type="float">
            <text:p>80,813</text:p>
          </table:table-cell>
          <table:table-cell table:formula="of:=[Males.AE12]+[Females.AE12]" office:value-type="float" office:value="78871" calcext:value-type="float">
            <text:p>78,871</text:p>
          </table:table-cell>
          <table:table-cell table:formula="of:=[Males.AF12]+[Females.AF12]" office:value-type="float" office:value="76978" calcext:value-type="float">
            <text:p>76,978</text:p>
          </table:table-cell>
          <table:table-cell table:formula="of:=[Males.AG12]+[Females.AG12]" office:value-type="float" office:value="74695" calcext:value-type="float">
            <text:p>74,695</text:p>
          </table:table-cell>
          <table:table-cell table:formula="of:=[Males.AH12]+[Females.AH12]" office:value-type="float" office:value="72662" calcext:value-type="float">
            <text:p>72,662</text:p>
          </table:table-cell>
          <table:table-cell table:formula="of:=[Males.AI12]+[Females.AI12]" office:value-type="float" office:value="71372" calcext:value-type="float">
            <text:p>71,372</text:p>
          </table:table-cell>
          <table:table-cell table:formula="of:=[Males.AJ12]+[Females.AJ12]" office:value-type="float" office:value="68391" calcext:value-type="float">
            <text:p>68,391</text:p>
          </table:table-cell>
          <table:table-cell table:formula="of:=[Males.AK12]+[Females.AK12]" office:value-type="float" office:value="68085" calcext:value-type="float">
            <text:p>68,085</text:p>
          </table:table-cell>
          <table:table-cell table:formula="of:=[Males.AL12]+[Females.AL12]" office:value-type="float" office:value="66900" calcext:value-type="float">
            <text:p>66,900</text:p>
          </table:table-cell>
          <table:table-cell table:formula="of:=[Males.AM12]+[Females.AM12]" office:value-type="float" office:value="64602" calcext:value-type="float">
            <text:p>64,602</text:p>
          </table:table-cell>
          <table:table-cell table:formula="of:=[Males.AN12]+[Females.AN12]" office:value-type="float" office:value="66745" calcext:value-type="float">
            <text:p>66,745</text:p>
          </table:table-cell>
          <table:table-cell table:formula="of:=[Males.AO12]+[Females.AO12]" office:value-type="float" office:value="67406" calcext:value-type="float">
            <text:p>67,406</text:p>
          </table:table-cell>
          <table:table-cell table:formula="of:=[Males.AP12]+[Females.AP12]" office:value-type="float" office:value="69976" calcext:value-type="float">
            <text:p>69,976</text:p>
          </table:table-cell>
          <table:table-cell table:formula="of:=[Males.AQ12]+[Females.AQ12]" office:value-type="float" office:value="73019" calcext:value-type="float">
            <text:p>73,019</text:p>
          </table:table-cell>
          <table:table-cell table:formula="of:=[Males.AR12]+[Females.AR12]" office:value-type="float" office:value="79858" calcext:value-type="float">
            <text:p>79,858</text:p>
          </table:table-cell>
          <table:table-cell table:formula="of:=[Males.AS12]+[Females.AS12]" office:value-type="float" office:value="61764" calcext:value-type="float">
            <text:p>61,764</text:p>
          </table:table-cell>
          <table:table-cell table:formula="of:=[Males.AT12]+[Females.AT12]" office:value-type="float" office:value="59485" calcext:value-type="float">
            <text:p>59,485</text:p>
          </table:table-cell>
          <table:table-cell table:formula="of:=[Males.AU12]+[Females.AU12]" office:value-type="float" office:value="61784" calcext:value-type="float">
            <text:p>61,784</text:p>
          </table:table-cell>
          <table:table-cell table:formula="of:=[Males.AV12]+[Females.AV12]" office:value-type="float" office:value="60880" calcext:value-type="float">
            <text:p>60,880</text:p>
          </table:table-cell>
          <table:table-cell table:formula="of:=[Males.AW12]+[Females.AW12]" office:value-type="float" office:value="57503" calcext:value-type="float">
            <text:p>57,503</text:p>
          </table:table-cell>
          <table:table-cell table:formula="of:=[Males.AX12]+[Females.AX12]" office:value-type="float" office:value="54714" calcext:value-type="float">
            <text:p>54,714</text:p>
          </table:table-cell>
          <table:table-cell table:formula="of:=[Males.AY12]+[Females.AY12]" office:value-type="float" office:value="57014" calcext:value-type="float">
            <text:p>57,014</text:p>
          </table:table-cell>
          <table:table-cell table:formula="of:=[Males.AZ12]+[Females.AZ12]" office:value-type="float" office:value="57310" calcext:value-type="float">
            <text:p>57,310</text:p>
          </table:table-cell>
          <table:table-cell table:formula="of:=[Males.BA12]+[Females.BA12]" office:value-type="float" office:value="57215" calcext:value-type="float">
            <text:p>57,215</text:p>
          </table:table-cell>
          <table:table-cell table:formula="of:=[Males.BB12]+[Females.BB12]" office:value-type="float" office:value="56529" calcext:value-type="float">
            <text:p>56,529</text:p>
          </table:table-cell>
          <table:table-cell table:formula="of:=[Males.BC12]+[Females.BC12]" office:value-type="float" office:value="56064" calcext:value-type="float">
            <text:p>56,064</text:p>
          </table:table-cell>
          <table:table-cell table:formula="of:=[Males.BD12]+[Females.BD12]" office:value-type="float" office:value="55445" calcext:value-type="float">
            <text:p>55,445</text:p>
          </table:table-cell>
          <table:table-cell table:formula="of:=[Males.BE12]+[Females.BE12]" office:value-type="float" office:value="54605" calcext:value-type="float">
            <text:p>54,605</text:p>
          </table:table-cell>
          <table:table-cell table:formula="of:=[Males.BF12]+[Females.BF12]" office:value-type="float" office:value="54122" calcext:value-type="float">
            <text:p>54,122</text:p>
          </table:table-cell>
          <table:table-cell table:formula="of:=[Males.BG12]+[Females.BG12]" office:value-type="float" office:value="55970" calcext:value-type="float">
            <text:p>55,970</text:p>
          </table:table-cell>
          <table:table-cell table:formula="of:=[Males.BH12]+[Females.BH12]" office:value-type="float" office:value="55887" calcext:value-type="float">
            <text:p>55,887</text:p>
          </table:table-cell>
          <table:table-cell table:formula="of:=[Males.BI12]+[Females.BI12]" office:value-type="float" office:value="55364" calcext:value-type="float">
            <text:p>55,364</text:p>
          </table:table-cell>
          <table:table-cell table:formula="of:=[Males.BJ12]+[Females.BJ12]" office:value-type="float" office:value="54468" calcext:value-type="float">
            <text:p>54,468</text:p>
          </table:table-cell>
          <table:table-cell table:formula="of:=[Males.BK12]+[Females.BK12]" office:value-type="float" office:value="53136" calcext:value-type="float">
            <text:p>53,136</text:p>
          </table:table-cell>
          <table:table-cell table:formula="of:=[Males.BL12]+[Females.BL12]" office:value-type="float" office:value="53141" calcext:value-type="float">
            <text:p>53,141</text:p>
          </table:table-cell>
          <table:table-cell table:formula="of:=[Males.BM12]+[Females.BM12]" office:value-type="float" office:value="53877" calcext:value-type="float">
            <text:p>53,877</text:p>
          </table:table-cell>
          <table:table-cell table:formula="of:=[Males.BN12]+[Females.BN12]" office:value-type="float" office:value="51916" calcext:value-type="float">
            <text:p>51,916</text:p>
          </table:table-cell>
          <table:table-cell table:formula="of:=[Males.BO12]+[Females.BO12]" office:value-type="float" office:value="51287" calcext:value-type="float">
            <text:p>51,287</text:p>
          </table:table-cell>
          <table:table-cell table:formula="of:=[Males.BP12]+[Females.BP12]" office:value-type="float" office:value="49667" calcext:value-type="float">
            <text:p>49,667</text:p>
          </table:table-cell>
          <table:table-cell table:formula="of:=[Males.BQ12]+[Females.BQ12]" office:value-type="float" office:value="51744" calcext:value-type="float">
            <text:p>51,744</text:p>
          </table:table-cell>
          <table:table-cell table:formula="of:=[Males.BR12]+[Females.BR12]" office:value-type="float" office:value="51178" calcext:value-type="float">
            <text:p>51,178</text:p>
          </table:table-cell>
          <table:table-cell table:formula="of:=[Males.BS12]+[Females.BS12]" office:value-type="float" office:value="52899" calcext:value-type="float">
            <text:p>52,899</text:p>
          </table:table-cell>
          <table:table-cell table:formula="of:=[Males.BT12]+[Females.BT12]" office:value-type="float" office:value="36234" calcext:value-type="float">
            <text:p>36,234</text:p>
          </table:table-cell>
          <table:table-cell table:formula="of:=[Males.BU12]+[Females.BU12]" office:value-type="float" office:value="34259" calcext:value-type="float">
            <text:p>34,259</text:p>
          </table:table-cell>
          <table:table-cell table:formula="of:=[Males.BV12]+[Females.BV12]" office:value-type="float" office:value="35713" calcext:value-type="float">
            <text:p>35,713</text:p>
          </table:table-cell>
          <table:table-cell table:formula="of:=[Males.BW12]+[Females.BW12]" office:value-type="float" office:value="36633" calcext:value-type="float">
            <text:p>36,633</text:p>
          </table:table-cell>
          <table:table-cell table:formula="of:=[Males.BX12]+[Females.BX12]" office:value-type="float" office:value="37760" calcext:value-type="float">
            <text:p>37,760</text:p>
          </table:table-cell>
          <table:table-cell table:formula="of:=[Males.BY12]+[Females.BY12]" office:value-type="float" office:value="36248" calcext:value-type="float">
            <text:p>36,248</text:p>
          </table:table-cell>
          <table:table-cell table:formula="of:=[Males.BZ12]+[Females.BZ12]" office:value-type="float" office:value="34028" calcext:value-type="float">
            <text:p>34,028</text:p>
          </table:table-cell>
          <table:table-cell table:formula="of:=[Males.CA12]+[Females.CA12]" office:value-type="float" office:value="31404" calcext:value-type="float">
            <text:p>31,404</text:p>
          </table:table-cell>
          <table:table-cell table:formula="of:=[Males.CB12]+[Females.CB12]" office:value-type="float" office:value="29476" calcext:value-type="float">
            <text:p>29,476</text:p>
          </table:table-cell>
          <table:table-cell table:formula="of:=[Males.CC12]+[Females.CC12]" office:value-type="float" office:value="27689" calcext:value-type="float">
            <text:p>27,689</text:p>
          </table:table-cell>
          <table:table-cell table:formula="of:=[Males.CD12]+[Females.CD12]" office:value-type="float" office:value="25294" calcext:value-type="float">
            <text:p>25,294</text:p>
          </table:table-cell>
          <table:table-cell table:formula="of:=[Males.CE12]+[Females.CE12]" office:value-type="float" office:value="22810" calcext:value-type="float">
            <text:p>22,810</text:p>
          </table:table-cell>
          <table:table-cell table:formula="of:=[Males.CF12]+[Females.CF12]" office:value-type="float" office:value="19748" calcext:value-type="float">
            <text:p>19,748</text:p>
          </table:table-cell>
          <table:table-cell table:formula="of:=[Males.CG12]+[Females.CG12]" office:value-type="float" office:value="17926" calcext:value-type="float">
            <text:p>17,926</text:p>
          </table:table-cell>
          <table:table-cell table:formula="of:=[Males.CH12]+[Females.CH12]" office:value-type="float" office:value="15502" calcext:value-type="float">
            <text:p>15,502</text:p>
          </table:table-cell>
          <table:table-cell table:formula="of:=[Males.CI12]+[Females.CI12]" office:value-type="float" office:value="13458" calcext:value-type="float">
            <text:p>13,458</text:p>
          </table:table-cell>
          <table:table-cell table:formula="of:=[Males.CJ12]+[Females.CJ12]" office:value-type="float" office:value="11386" calcext:value-type="float">
            <text:p>11,386</text:p>
          </table:table-cell>
          <table:table-cell table:formula="of:=[Males.CK12]+[Females.CK12]" office:value-type="float" office:value="9398" calcext:value-type="float">
            <text:p>9,398</text:p>
          </table:table-cell>
          <table:table-cell table:formula="of:=[Males.CL12]+[Females.CL12]" office:value-type="float" office:value="7917" calcext:value-type="float">
            <text:p>7,917</text:p>
          </table:table-cell>
          <table:table-cell table:formula="of:=[Males.CM12]+[Females.CM12]" office:value-type="float" office:value="6301" calcext:value-type="float">
            <text:p>6,301</text:p>
          </table:table-cell>
          <table:table-cell table:formula="of:=[Males.CN12]+[Females.CN12]" office:value-type="float" office:value="17387" calcext:value-type="float">
            <text:p>17,387</text:p>
          </table:table-cell>
          <table:table-cell table:style-name="ce35" table:formula="of:=SUM([.B12:.CN12])" office:value-type="float" office:value="5078190" calcext:value-type="float">
            <text:p>5,078,190</text:p>
          </table:table-cell>
          <table:table-cell table:number-columns-repeated="931"/>
        </table:table-row>
        <table:table-row table:style-name="ro5">
          <table:table-cell table:formula="of:=[Males.A13]" office:value-type="float" office:value="1990" calcext:value-type="float">
            <text:p>1990</text:p>
          </table:table-cell>
          <table:table-cell table:formula="of:=[Males.B13]+[Females.B13]" office:value-type="float" office:value="63621" calcext:value-type="float">
            <text:p>63,621</text:p>
          </table:table-cell>
          <table:table-cell table:formula="of:=[Males.C13]+[Females.C13]" office:value-type="float" office:value="64078" calcext:value-type="float">
            <text:p>64,078</text:p>
          </table:table-cell>
          <table:table-cell table:formula="of:=[Males.D13]+[Females.D13]" office:value-type="float" office:value="66319" calcext:value-type="float">
            <text:p>66,319</text:p>
          </table:table-cell>
          <table:table-cell table:formula="of:=[Males.E13]+[Females.E13]" office:value-type="float" office:value="65076" calcext:value-type="float">
            <text:p>65,076</text:p>
          </table:table-cell>
          <table:table-cell table:formula="of:=[Males.F13]+[Females.F13]" office:value-type="float" office:value="65722" calcext:value-type="float">
            <text:p>65,722</text:p>
          </table:table-cell>
          <table:table-cell table:formula="of:=[Males.G13]+[Females.G13]" office:value-type="float" office:value="64255" calcext:value-type="float">
            <text:p>64,255</text:p>
          </table:table-cell>
          <table:table-cell table:formula="of:=[Males.H13]+[Females.H13]" office:value-type="float" office:value="62159" calcext:value-type="float">
            <text:p>62,159</text:p>
          </table:table-cell>
          <table:table-cell table:formula="of:=[Males.I13]+[Females.I13]" office:value-type="float" office:value="63533" calcext:value-type="float">
            <text:p>63,533</text:p>
          </table:table-cell>
          <table:table-cell table:formula="of:=[Males.J13]+[Females.J13]" office:value-type="float" office:value="64867" calcext:value-type="float">
            <text:p>64,867</text:p>
          </table:table-cell>
          <table:table-cell table:formula="of:=[Males.K13]+[Females.K13]" office:value-type="float" office:value="66696" calcext:value-type="float">
            <text:p>66,696</text:p>
          </table:table-cell>
          <table:table-cell table:formula="of:=[Males.L13]+[Females.L13]" office:value-type="float" office:value="65309" calcext:value-type="float">
            <text:p>65,309</text:p>
          </table:table-cell>
          <table:table-cell table:formula="of:=[Males.M13]+[Females.M13]" office:value-type="float" office:value="63310" calcext:value-type="float">
            <text:p>63,310</text:p>
          </table:table-cell>
          <table:table-cell table:formula="of:=[Males.N13]+[Females.N13]" office:value-type="float" office:value="59195" calcext:value-type="float">
            <text:p>59,195</text:p>
          </table:table-cell>
          <table:table-cell table:formula="of:=[Males.O13]+[Females.O13]" office:value-type="float" office:value="58503" calcext:value-type="float">
            <text:p>58,503</text:p>
          </table:table-cell>
          <table:table-cell table:formula="of:=[Males.P13]+[Females.P13]" office:value-type="float" office:value="63265" calcext:value-type="float">
            <text:p>63,265</text:p>
          </table:table-cell>
          <table:table-cell table:formula="of:=[Males.Q13]+[Females.Q13]" office:value-type="float" office:value="64380" calcext:value-type="float">
            <text:p>64,380</text:p>
          </table:table-cell>
          <table:table-cell table:formula="of:=[Males.R13]+[Females.R13]" office:value-type="float" office:value="65768" calcext:value-type="float">
            <text:p>65,768</text:p>
          </table:table-cell>
          <table:table-cell table:formula="of:=[Males.S13]+[Females.S13]" office:value-type="float" office:value="70496" calcext:value-type="float">
            <text:p>70,496</text:p>
          </table:table-cell>
          <table:table-cell table:formula="of:=[Males.T13]+[Females.T13]" office:value-type="float" office:value="75178" calcext:value-type="float">
            <text:p>75,178</text:p>
          </table:table-cell>
          <table:table-cell table:formula="of:=[Males.U13]+[Females.U13]" office:value-type="float" office:value="80045" calcext:value-type="float">
            <text:p>80,045</text:p>
          </table:table-cell>
          <table:table-cell table:formula="of:=[Males.V13]+[Females.V13]" office:value-type="float" office:value="80330" calcext:value-type="float">
            <text:p>80,330</text:p>
          </table:table-cell>
          <table:table-cell table:formula="of:=[Males.W13]+[Females.W13]" office:value-type="float" office:value="82746" calcext:value-type="float">
            <text:p>82,746</text:p>
          </table:table-cell>
          <table:table-cell table:formula="of:=[Males.X13]+[Females.X13]" office:value-type="float" office:value="84003" calcext:value-type="float">
            <text:p>84,003</text:p>
          </table:table-cell>
          <table:table-cell table:formula="of:=[Males.Y13]+[Females.Y13]" office:value-type="float" office:value="83850" calcext:value-type="float">
            <text:p>83,850</text:p>
          </table:table-cell>
          <table:table-cell table:formula="of:=[Males.Z13]+[Females.Z13]" office:value-type="float" office:value="81658" calcext:value-type="float">
            <text:p>81,658</text:p>
          </table:table-cell>
          <table:table-cell table:formula="of:=[Males.AA13]+[Females.AA13]" office:value-type="float" office:value="84864" calcext:value-type="float">
            <text:p>84,864</text:p>
          </table:table-cell>
          <table:table-cell table:formula="of:=[Males.AB13]+[Females.AB13]" office:value-type="float" office:value="83774" calcext:value-type="float">
            <text:p>83,774</text:p>
          </table:table-cell>
          <table:table-cell table:formula="of:=[Males.AC13]+[Females.AC13]" office:value-type="float" office:value="82131" calcext:value-type="float">
            <text:p>82,131</text:p>
          </table:table-cell>
          <table:table-cell table:formula="of:=[Males.AD13]+[Females.AD13]" office:value-type="float" office:value="81333" calcext:value-type="float">
            <text:p>81,333</text:p>
          </table:table-cell>
          <table:table-cell table:formula="of:=[Males.AE13]+[Females.AE13]" office:value-type="float" office:value="80853" calcext:value-type="float">
            <text:p>80,853</text:p>
          </table:table-cell>
          <table:table-cell table:formula="of:=[Males.AF13]+[Females.AF13]" office:value-type="float" office:value="79003" calcext:value-type="float">
            <text:p>79,003</text:p>
          </table:table-cell>
          <table:table-cell table:formula="of:=[Males.AG13]+[Females.AG13]" office:value-type="float" office:value="77074" calcext:value-type="float">
            <text:p>77,074</text:p>
          </table:table-cell>
          <table:table-cell table:formula="of:=[Males.AH13]+[Females.AH13]" office:value-type="float" office:value="74815" calcext:value-type="float">
            <text:p>74,815</text:p>
          </table:table-cell>
          <table:table-cell table:formula="of:=[Males.AI13]+[Females.AI13]" office:value-type="float" office:value="72691" calcext:value-type="float">
            <text:p>72,691</text:p>
          </table:table-cell>
          <table:table-cell table:formula="of:=[Males.AJ13]+[Females.AJ13]" office:value-type="float" office:value="71477" calcext:value-type="float">
            <text:p>71,477</text:p>
          </table:table-cell>
          <table:table-cell table:formula="of:=[Males.AK13]+[Females.AK13]" office:value-type="float" office:value="68572" calcext:value-type="float">
            <text:p>68,572</text:p>
          </table:table-cell>
          <table:table-cell table:formula="of:=[Males.AL13]+[Females.AL13]" office:value-type="float" office:value="68141" calcext:value-type="float">
            <text:p>68,141</text:p>
          </table:table-cell>
          <table:table-cell table:formula="of:=[Males.AM13]+[Females.AM13]" office:value-type="float" office:value="66990" calcext:value-type="float">
            <text:p>66,990</text:p>
          </table:table-cell>
          <table:table-cell table:formula="of:=[Males.AN13]+[Females.AN13]" office:value-type="float" office:value="64642" calcext:value-type="float">
            <text:p>64,642</text:p>
          </table:table-cell>
          <table:table-cell table:formula="of:=[Males.AO13]+[Females.AO13]" office:value-type="float" office:value="66781" calcext:value-type="float">
            <text:p>66,781</text:p>
          </table:table-cell>
          <table:table-cell table:formula="of:=[Males.AP13]+[Females.AP13]" office:value-type="float" office:value="67413" calcext:value-type="float">
            <text:p>67,413</text:p>
          </table:table-cell>
          <table:table-cell table:formula="of:=[Males.AQ13]+[Females.AQ13]" office:value-type="float" office:value="70026" calcext:value-type="float">
            <text:p>70,026</text:p>
          </table:table-cell>
          <table:table-cell table:formula="of:=[Males.AR13]+[Females.AR13]" office:value-type="float" office:value="73089" calcext:value-type="float">
            <text:p>73,089</text:p>
          </table:table-cell>
          <table:table-cell table:formula="of:=[Males.AS13]+[Females.AS13]" office:value-type="float" office:value="79769" calcext:value-type="float">
            <text:p>79,769</text:p>
          </table:table-cell>
          <table:table-cell table:formula="of:=[Males.AT13]+[Females.AT13]" office:value-type="float" office:value="61764" calcext:value-type="float">
            <text:p>61,764</text:p>
          </table:table-cell>
          <table:table-cell table:formula="of:=[Males.AU13]+[Females.AU13]" office:value-type="float" office:value="59363" calcext:value-type="float">
            <text:p>59,363</text:p>
          </table:table-cell>
          <table:table-cell table:formula="of:=[Males.AV13]+[Females.AV13]" office:value-type="float" office:value="61693" calcext:value-type="float">
            <text:p>61,693</text:p>
          </table:table-cell>
          <table:table-cell table:formula="of:=[Males.AW13]+[Females.AW13]" office:value-type="float" office:value="60701" calcext:value-type="float">
            <text:p>60,701</text:p>
          </table:table-cell>
          <table:table-cell table:formula="of:=[Males.AX13]+[Females.AX13]" office:value-type="float" office:value="57316" calcext:value-type="float">
            <text:p>57,316</text:p>
          </table:table-cell>
          <table:table-cell table:formula="of:=[Males.AY13]+[Females.AY13]" office:value-type="float" office:value="54540" calcext:value-type="float">
            <text:p>54,540</text:p>
          </table:table-cell>
          <table:table-cell table:formula="of:=[Males.AZ13]+[Females.AZ13]" office:value-type="float" office:value="56880" calcext:value-type="float">
            <text:p>56,880</text:p>
          </table:table-cell>
          <table:table-cell table:formula="of:=[Males.BA13]+[Females.BA13]" office:value-type="float" office:value="57142" calcext:value-type="float">
            <text:p>57,142</text:p>
          </table:table-cell>
          <table:table-cell table:formula="of:=[Males.BB13]+[Females.BB13]" office:value-type="float" office:value="57043" calcext:value-type="float">
            <text:p>57,043</text:p>
          </table:table-cell>
          <table:table-cell table:formula="of:=[Males.BC13]+[Females.BC13]" office:value-type="float" office:value="56281" calcext:value-type="float">
            <text:p>56,281</text:p>
          </table:table-cell>
          <table:table-cell table:formula="of:=[Males.BD13]+[Females.BD13]" office:value-type="float" office:value="55787" calcext:value-type="float">
            <text:p>55,787</text:p>
          </table:table-cell>
          <table:table-cell table:formula="of:=[Males.BE13]+[Females.BE13]" office:value-type="float" office:value="55137" calcext:value-type="float">
            <text:p>55,137</text:p>
          </table:table-cell>
          <table:table-cell table:formula="of:=[Males.BF13]+[Females.BF13]" office:value-type="float" office:value="54234" calcext:value-type="float">
            <text:p>54,234</text:p>
          </table:table-cell>
          <table:table-cell table:formula="of:=[Males.BG13]+[Females.BG13]" office:value-type="float" office:value="53639" calcext:value-type="float">
            <text:p>53,639</text:p>
          </table:table-cell>
          <table:table-cell table:formula="of:=[Males.BH13]+[Females.BH13]" office:value-type="float" office:value="55489" calcext:value-type="float">
            <text:p>55,489</text:p>
          </table:table-cell>
          <table:table-cell table:formula="of:=[Males.BI13]+[Females.BI13]" office:value-type="float" office:value="55324" calcext:value-type="float">
            <text:p>55,324</text:p>
          </table:table-cell>
          <table:table-cell table:formula="of:=[Males.BJ13]+[Females.BJ13]" office:value-type="float" office:value="54732" calcext:value-type="float">
            <text:p>54,732</text:p>
          </table:table-cell>
          <table:table-cell table:formula="of:=[Males.BK13]+[Females.BK13]" office:value-type="float" office:value="53868" calcext:value-type="float">
            <text:p>53,868</text:p>
          </table:table-cell>
          <table:table-cell table:formula="of:=[Males.BL13]+[Females.BL13]" office:value-type="float" office:value="52343" calcext:value-type="float">
            <text:p>52,343</text:p>
          </table:table-cell>
          <table:table-cell table:formula="of:=[Males.BM13]+[Females.BM13]" office:value-type="float" office:value="52333" calcext:value-type="float">
            <text:p>52,333</text:p>
          </table:table-cell>
          <table:table-cell table:formula="of:=[Males.BN13]+[Females.BN13]" office:value-type="float" office:value="52945" calcext:value-type="float">
            <text:p>52,945</text:p>
          </table:table-cell>
          <table:table-cell table:formula="of:=[Males.BO13]+[Females.BO13]" office:value-type="float" office:value="50851" calcext:value-type="float">
            <text:p>50,851</text:p>
          </table:table-cell>
          <table:table-cell table:formula="of:=[Males.BP13]+[Females.BP13]" office:value-type="float" office:value="50096" calcext:value-type="float">
            <text:p>50,096</text:p>
          </table:table-cell>
          <table:table-cell table:formula="of:=[Males.BQ13]+[Females.BQ13]" office:value-type="float" office:value="48473" calcext:value-type="float">
            <text:p>48,473</text:p>
          </table:table-cell>
          <table:table-cell table:formula="of:=[Males.BR13]+[Females.BR13]" office:value-type="float" office:value="50302" calcext:value-type="float">
            <text:p>50,302</text:p>
          </table:table-cell>
          <table:table-cell table:formula="of:=[Males.BS13]+[Females.BS13]" office:value-type="float" office:value="49650" calcext:value-type="float">
            <text:p>49,650</text:p>
          </table:table-cell>
          <table:table-cell table:formula="of:=[Males.BT13]+[Females.BT13]" office:value-type="float" office:value="51042" calcext:value-type="float">
            <text:p>51,042</text:p>
          </table:table-cell>
          <table:table-cell table:formula="of:=[Males.BU13]+[Females.BU13]" office:value-type="float" office:value="34952" calcext:value-type="float">
            <text:p>34,952</text:p>
          </table:table-cell>
          <table:table-cell table:formula="of:=[Males.BV13]+[Females.BV13]" office:value-type="float" office:value="32887" calcext:value-type="float">
            <text:p>32,887</text:p>
          </table:table-cell>
          <table:table-cell table:formula="of:=[Males.BW13]+[Females.BW13]" office:value-type="float" office:value="34059" calcext:value-type="float">
            <text:p>34,059</text:p>
          </table:table-cell>
          <table:table-cell table:formula="of:=[Males.BX13]+[Females.BX13]" office:value-type="float" office:value="34877" calcext:value-type="float">
            <text:p>34,877</text:p>
          </table:table-cell>
          <table:table-cell table:formula="of:=[Males.BY13]+[Females.BY13]" office:value-type="float" office:value="35732" calcext:value-type="float">
            <text:p>35,732</text:p>
          </table:table-cell>
          <table:table-cell table:formula="of:=[Males.BZ13]+[Females.BZ13]" office:value-type="float" office:value="34023" calcext:value-type="float">
            <text:p>34,023</text:p>
          </table:table-cell>
          <table:table-cell table:formula="of:=[Males.CA13]+[Females.CA13]" office:value-type="float" office:value="31847" calcext:value-type="float">
            <text:p>31,847</text:p>
          </table:table-cell>
          <table:table-cell table:formula="of:=[Males.CB13]+[Females.CB13]" office:value-type="float" office:value="29168" calcext:value-type="float">
            <text:p>29,168</text:p>
          </table:table-cell>
          <table:table-cell table:formula="of:=[Males.CC13]+[Females.CC13]" office:value-type="float" office:value="27272" calcext:value-type="float">
            <text:p>27,272</text:p>
          </table:table-cell>
          <table:table-cell table:formula="of:=[Males.CD13]+[Females.CD13]" office:value-type="float" office:value="25405" calcext:value-type="float">
            <text:p>25,405</text:p>
          </table:table-cell>
          <table:table-cell table:formula="of:=[Males.CE13]+[Females.CE13]" office:value-type="float" office:value="23030" calcext:value-type="float">
            <text:p>23,030</text:p>
          </table:table-cell>
          <table:table-cell table:formula="of:=[Males.CF13]+[Females.CF13]" office:value-type="float" office:value="20474" calcext:value-type="float">
            <text:p>20,474</text:p>
          </table:table-cell>
          <table:table-cell table:formula="of:=[Males.CG13]+[Females.CG13]" office:value-type="float" office:value="17566" calcext:value-type="float">
            <text:p>17,566</text:p>
          </table:table-cell>
          <table:table-cell table:formula="of:=[Males.CH13]+[Females.CH13]" office:value-type="float" office:value="15851" calcext:value-type="float">
            <text:p>15,851</text:p>
          </table:table-cell>
          <table:table-cell table:formula="of:=[Males.CI13]+[Females.CI13]" office:value-type="float" office:value="13445" calcext:value-type="float">
            <text:p>13,445</text:p>
          </table:table-cell>
          <table:table-cell table:formula="of:=[Males.CJ13]+[Females.CJ13]" office:value-type="float" office:value="11684" calcext:value-type="float">
            <text:p>11,684</text:p>
          </table:table-cell>
          <table:table-cell table:formula="of:=[Males.CK13]+[Females.CK13]" office:value-type="float" office:value="9628" calcext:value-type="float">
            <text:p>9,628</text:p>
          </table:table-cell>
          <table:table-cell table:formula="of:=[Males.CL13]+[Females.CL13]" office:value-type="float" office:value="7887" calcext:value-type="float">
            <text:p>7,887</text:p>
          </table:table-cell>
          <table:table-cell table:formula="of:=[Males.CM13]+[Females.CM13]" office:value-type="float" office:value="6563" calcext:value-type="float">
            <text:p>6,563</text:p>
          </table:table-cell>
          <table:table-cell table:formula="of:=[Males.CN13]+[Females.CN13]" office:value-type="float" office:value="18152" calcext:value-type="float">
            <text:p>18,152</text:p>
          </table:table-cell>
          <table:table-cell table:style-name="ce35" table:formula="of:=SUM([.B13:.CN13])" office:value-type="float" office:value="5081270" calcext:value-type="float">
            <text:p>5,081,270</text:p>
          </table:table-cell>
          <table:table-cell table:number-columns-repeated="931"/>
        </table:table-row>
        <table:table-row table:style-name="ro5">
          <table:table-cell table:formula="of:=[Males.A14]" office:value-type="float" office:value="1991" calcext:value-type="float">
            <text:p>1991</text:p>
          </table:table-cell>
          <table:table-cell table:formula="of:=[Males.B14]+[Females.B14]" office:value-type="float" office:value="65741" calcext:value-type="float">
            <text:p>65,741</text:p>
          </table:table-cell>
          <table:table-cell table:formula="of:=[Males.C14]+[Females.C14]" office:value-type="float" office:value="63233" calcext:value-type="float">
            <text:p>63,233</text:p>
          </table:table-cell>
          <table:table-cell table:formula="of:=[Males.D14]+[Females.D14]" office:value-type="float" office:value="63912" calcext:value-type="float">
            <text:p>63,912</text:p>
          </table:table-cell>
          <table:table-cell table:formula="of:=[Males.E14]+[Females.E14]" office:value-type="float" office:value="66206" calcext:value-type="float">
            <text:p>66,206</text:p>
          </table:table-cell>
          <table:table-cell table:formula="of:=[Males.F14]+[Females.F14]" office:value-type="float" office:value="65011" calcext:value-type="float">
            <text:p>65,011</text:p>
          </table:table-cell>
          <table:table-cell table:formula="of:=[Males.G14]+[Females.G14]" office:value-type="float" office:value="65702" calcext:value-type="float">
            <text:p>65,702</text:p>
          </table:table-cell>
          <table:table-cell table:formula="of:=[Males.H14]+[Females.H14]" office:value-type="float" office:value="64218" calcext:value-type="float">
            <text:p>64,218</text:p>
          </table:table-cell>
          <table:table-cell table:formula="of:=[Males.I14]+[Females.I14]" office:value-type="float" office:value="62144" calcext:value-type="float">
            <text:p>62,144</text:p>
          </table:table-cell>
          <table:table-cell table:formula="of:=[Males.J14]+[Females.J14]" office:value-type="float" office:value="63495" calcext:value-type="float">
            <text:p>63,495</text:p>
          </table:table-cell>
          <table:table-cell table:formula="of:=[Males.K14]+[Females.K14]" office:value-type="float" office:value="64841" calcext:value-type="float">
            <text:p>64,841</text:p>
          </table:table-cell>
          <table:table-cell table:formula="of:=[Males.L14]+[Females.L14]" office:value-type="float" office:value="66772" calcext:value-type="float">
            <text:p>66,772</text:p>
          </table:table-cell>
          <table:table-cell table:formula="of:=[Males.M14]+[Females.M14]" office:value-type="float" office:value="65349" calcext:value-type="float">
            <text:p>65,349</text:p>
          </table:table-cell>
          <table:table-cell table:formula="of:=[Males.N14]+[Females.N14]" office:value-type="float" office:value="63329" calcext:value-type="float">
            <text:p>63,329</text:p>
          </table:table-cell>
          <table:table-cell table:formula="of:=[Males.O14]+[Females.O14]" office:value-type="float" office:value="59253" calcext:value-type="float">
            <text:p>59,253</text:p>
          </table:table-cell>
          <table:table-cell table:formula="of:=[Males.P14]+[Females.P14]" office:value-type="float" office:value="58518" calcext:value-type="float">
            <text:p>58,518</text:p>
          </table:table-cell>
          <table:table-cell table:formula="of:=[Males.Q14]+[Females.Q14]" office:value-type="float" office:value="63225" calcext:value-type="float">
            <text:p>63,225</text:p>
          </table:table-cell>
          <table:table-cell table:formula="of:=[Males.R14]+[Females.R14]" office:value-type="float" office:value="64105" calcext:value-type="float">
            <text:p>64,105</text:p>
          </table:table-cell>
          <table:table-cell table:formula="of:=[Males.S14]+[Females.S14]" office:value-type="float" office:value="65341" calcext:value-type="float">
            <text:p>65,341</text:p>
          </table:table-cell>
          <table:table-cell table:formula="of:=[Males.T14]+[Females.T14]" office:value-type="float" office:value="69651" calcext:value-type="float">
            <text:p>69,651</text:p>
          </table:table-cell>
          <table:table-cell table:formula="of:=[Males.U14]+[Females.U14]" office:value-type="float" office:value="75125" calcext:value-type="float">
            <text:p>75,125</text:p>
          </table:table-cell>
          <table:table-cell table:formula="of:=[Males.V14]+[Females.V14]" office:value-type="float" office:value="80353" calcext:value-type="float">
            <text:p>80,353</text:p>
          </table:table-cell>
          <table:table-cell table:formula="of:=[Males.W14]+[Females.W14]" office:value-type="float" office:value="80101" calcext:value-type="float">
            <text:p>80,101</text:p>
          </table:table-cell>
          <table:table-cell table:formula="of:=[Males.X14]+[Females.X14]" office:value-type="float" office:value="82088" calcext:value-type="float">
            <text:p>82,088</text:p>
          </table:table-cell>
          <table:table-cell table:formula="of:=[Males.Y14]+[Females.Y14]" office:value-type="float" office:value="83114" calcext:value-type="float">
            <text:p>83,114</text:p>
          </table:table-cell>
          <table:table-cell table:formula="of:=[Males.Z14]+[Females.Z14]" office:value-type="float" office:value="83048" calcext:value-type="float">
            <text:p>83,048</text:p>
          </table:table-cell>
          <table:table-cell table:formula="of:=[Males.AA14]+[Females.AA14]" office:value-type="float" office:value="81062" calcext:value-type="float">
            <text:p>81,062</text:p>
          </table:table-cell>
          <table:table-cell table:formula="of:=[Males.AB14]+[Females.AB14]" office:value-type="float" office:value="84211" calcext:value-type="float">
            <text:p>84,211</text:p>
          </table:table-cell>
          <table:table-cell table:formula="of:=[Males.AC14]+[Females.AC14]" office:value-type="float" office:value="83396" calcext:value-type="float">
            <text:p>83,396</text:p>
          </table:table-cell>
          <table:table-cell table:formula="of:=[Males.AD14]+[Females.AD14]" office:value-type="float" office:value="81923" calcext:value-type="float">
            <text:p>81,923</text:p>
          </table:table-cell>
          <table:table-cell table:formula="of:=[Males.AE14]+[Females.AE14]" office:value-type="float" office:value="80974" calcext:value-type="float">
            <text:p>80,974</text:p>
          </table:table-cell>
          <table:table-cell table:formula="of:=[Males.AF14]+[Females.AF14]" office:value-type="float" office:value="80679" calcext:value-type="float">
            <text:p>80,679</text:p>
          </table:table-cell>
          <table:table-cell table:formula="of:=[Males.AG14]+[Females.AG14]" office:value-type="float" office:value="78977" calcext:value-type="float">
            <text:p>78,977</text:p>
          </table:table-cell>
          <table:table-cell table:formula="of:=[Males.AH14]+[Females.AH14]" office:value-type="float" office:value="76967" calcext:value-type="float">
            <text:p>76,967</text:p>
          </table:table-cell>
          <table:table-cell table:formula="of:=[Males.AI14]+[Females.AI14]" office:value-type="float" office:value="74653" calcext:value-type="float">
            <text:p>74,653</text:p>
          </table:table-cell>
          <table:table-cell table:formula="of:=[Males.AJ14]+[Females.AJ14]" office:value-type="float" office:value="72638" calcext:value-type="float">
            <text:p>72,638</text:p>
          </table:table-cell>
          <table:table-cell table:formula="of:=[Males.AK14]+[Females.AK14]" office:value-type="float" office:value="71408" calcext:value-type="float">
            <text:p>71,408</text:p>
          </table:table-cell>
          <table:table-cell table:formula="of:=[Males.AL14]+[Females.AL14]" office:value-type="float" office:value="68418" calcext:value-type="float">
            <text:p>68,418</text:p>
          </table:table-cell>
          <table:table-cell table:formula="of:=[Males.AM14]+[Females.AM14]" office:value-type="float" office:value="68152" calcext:value-type="float">
            <text:p>68,152</text:p>
          </table:table-cell>
          <table:table-cell table:formula="of:=[Males.AN14]+[Females.AN14]" office:value-type="float" office:value="66876" calcext:value-type="float">
            <text:p>66,876</text:p>
          </table:table-cell>
          <table:table-cell table:formula="of:=[Males.AO14]+[Females.AO14]" office:value-type="float" office:value="64516" calcext:value-type="float">
            <text:p>64,516</text:p>
          </table:table-cell>
          <table:table-cell table:formula="of:=[Males.AP14]+[Females.AP14]" office:value-type="float" office:value="66711" calcext:value-type="float">
            <text:p>66,711</text:p>
          </table:table-cell>
          <table:table-cell table:formula="of:=[Males.AQ14]+[Females.AQ14]" office:value-type="float" office:value="67363" calcext:value-type="float">
            <text:p>67,363</text:p>
          </table:table-cell>
          <table:table-cell table:formula="of:=[Males.AR14]+[Females.AR14]" office:value-type="float" office:value="69947" calcext:value-type="float">
            <text:p>69,947</text:p>
          </table:table-cell>
          <table:table-cell table:formula="of:=[Males.AS14]+[Females.AS14]" office:value-type="float" office:value="73044" calcext:value-type="float">
            <text:p>73,044</text:p>
          </table:table-cell>
          <table:table-cell table:formula="of:=[Males.AT14]+[Females.AT14]" office:value-type="float" office:value="79685" calcext:value-type="float">
            <text:p>79,685</text:p>
          </table:table-cell>
          <table:table-cell table:formula="of:=[Males.AU14]+[Females.AU14]" office:value-type="float" office:value="61584" calcext:value-type="float">
            <text:p>61,584</text:p>
          </table:table-cell>
          <table:table-cell table:formula="of:=[Males.AV14]+[Females.AV14]" office:value-type="float" office:value="59261" calcext:value-type="float">
            <text:p>59,261</text:p>
          </table:table-cell>
          <table:table-cell table:formula="of:=[Males.AW14]+[Females.AW14]" office:value-type="float" office:value="61560" calcext:value-type="float">
            <text:p>61,560</text:p>
          </table:table-cell>
          <table:table-cell table:formula="of:=[Males.AX14]+[Females.AX14]" office:value-type="float" office:value="60533" calcext:value-type="float">
            <text:p>60,533</text:p>
          </table:table-cell>
          <table:table-cell table:formula="of:=[Males.AY14]+[Females.AY14]" office:value-type="float" office:value="57098" calcext:value-type="float">
            <text:p>57,098</text:p>
          </table:table-cell>
          <table:table-cell table:formula="of:=[Males.AZ14]+[Females.AZ14]" office:value-type="float" office:value="54280" calcext:value-type="float">
            <text:p>54,280</text:p>
          </table:table-cell>
          <table:table-cell table:formula="of:=[Males.BA14]+[Females.BA14]" office:value-type="float" office:value="56627" calcext:value-type="float">
            <text:p>56,627</text:p>
          </table:table-cell>
          <table:table-cell table:formula="of:=[Males.BB14]+[Females.BB14]" office:value-type="float" office:value="56902" calcext:value-type="float">
            <text:p>56,902</text:p>
          </table:table-cell>
          <table:table-cell table:formula="of:=[Males.BC14]+[Females.BC14]" office:value-type="float" office:value="56741" calcext:value-type="float">
            <text:p>56,741</text:p>
          </table:table-cell>
          <table:table-cell table:formula="of:=[Males.BD14]+[Females.BD14]" office:value-type="float" office:value="55934" calcext:value-type="float">
            <text:p>55,934</text:p>
          </table:table-cell>
          <table:table-cell table:formula="of:=[Males.BE14]+[Females.BE14]" office:value-type="float" office:value="55472" calcext:value-type="float">
            <text:p>55,472</text:p>
          </table:table-cell>
          <table:table-cell table:formula="of:=[Males.BF14]+[Females.BF14]" office:value-type="float" office:value="54737" calcext:value-type="float">
            <text:p>54,737</text:p>
          </table:table-cell>
          <table:table-cell table:formula="of:=[Males.BG14]+[Females.BG14]" office:value-type="float" office:value="53774" calcext:value-type="float">
            <text:p>53,774</text:p>
          </table:table-cell>
          <table:table-cell table:formula="of:=[Males.BH14]+[Females.BH14]" office:value-type="float" office:value="53180" calcext:value-type="float">
            <text:p>53,180</text:p>
          </table:table-cell>
          <table:table-cell table:formula="of:=[Males.BI14]+[Females.BI14]" office:value-type="float" office:value="54917" calcext:value-type="float">
            <text:p>54,917</text:p>
          </table:table-cell>
          <table:table-cell table:formula="of:=[Males.BJ14]+[Females.BJ14]" office:value-type="float" office:value="54730" calcext:value-type="float">
            <text:p>54,730</text:p>
          </table:table-cell>
          <table:table-cell table:formula="of:=[Males.BK14]+[Females.BK14]" office:value-type="float" office:value="54072" calcext:value-type="float">
            <text:p>54,072</text:p>
          </table:table-cell>
          <table:table-cell table:formula="of:=[Males.BL14]+[Females.BL14]" office:value-type="float" office:value="53140" calcext:value-type="float">
            <text:p>53,140</text:p>
          </table:table-cell>
          <table:table-cell table:formula="of:=[Males.BM14]+[Females.BM14]" office:value-type="float" office:value="51460" calcext:value-type="float">
            <text:p>51,460</text:p>
          </table:table-cell>
          <table:table-cell table:formula="of:=[Males.BN14]+[Females.BN14]" office:value-type="float" office:value="51405" calcext:value-type="float">
            <text:p>51,405</text:p>
          </table:table-cell>
          <table:table-cell table:formula="of:=[Males.BO14]+[Females.BO14]" office:value-type="float" office:value="51915" calcext:value-type="float">
            <text:p>51,915</text:p>
          </table:table-cell>
          <table:table-cell table:formula="of:=[Males.BP14]+[Females.BP14]" office:value-type="float" office:value="49763" calcext:value-type="float">
            <text:p>49,763</text:p>
          </table:table-cell>
          <table:table-cell table:formula="of:=[Males.BQ14]+[Females.BQ14]" office:value-type="float" office:value="48806" calcext:value-type="float">
            <text:p>48,806</text:p>
          </table:table-cell>
          <table:table-cell table:formula="of:=[Males.BR14]+[Females.BR14]" office:value-type="float" office:value="47171" calcext:value-type="float">
            <text:p>47,171</text:p>
          </table:table-cell>
          <table:table-cell table:formula="of:=[Males.BS14]+[Females.BS14]" office:value-type="float" office:value="48726" calcext:value-type="float">
            <text:p>48,726</text:p>
          </table:table-cell>
          <table:table-cell table:formula="of:=[Males.BT14]+[Females.BT14]" office:value-type="float" office:value="48069" calcext:value-type="float">
            <text:p>48,069</text:p>
          </table:table-cell>
          <table:table-cell table:formula="of:=[Males.BU14]+[Females.BU14]" office:value-type="float" office:value="49233" calcext:value-type="float">
            <text:p>49,233</text:p>
          </table:table-cell>
          <table:table-cell table:formula="of:=[Males.BV14]+[Females.BV14]" office:value-type="float" office:value="33511" calcext:value-type="float">
            <text:p>33,511</text:p>
          </table:table-cell>
          <table:table-cell table:formula="of:=[Males.BW14]+[Females.BW14]" office:value-type="float" office:value="31478" calcext:value-type="float">
            <text:p>31,478</text:p>
          </table:table-cell>
          <table:table-cell table:formula="of:=[Males.BX14]+[Females.BX14]" office:value-type="float" office:value="32422" calcext:value-type="float">
            <text:p>32,422</text:p>
          </table:table-cell>
          <table:table-cell table:formula="of:=[Males.BY14]+[Females.BY14]" office:value-type="float" office:value="33176" calcext:value-type="float">
            <text:p>33,176</text:p>
          </table:table-cell>
          <table:table-cell table:formula="of:=[Males.BZ14]+[Females.BZ14]" office:value-type="float" office:value="33813" calcext:value-type="float">
            <text:p>33,813</text:p>
          </table:table-cell>
          <table:table-cell table:formula="of:=[Males.CA14]+[Females.CA14]" office:value-type="float" office:value="31975" calcext:value-type="float">
            <text:p>31,975</text:p>
          </table:table-cell>
          <table:table-cell table:formula="of:=[Males.CB14]+[Females.CB14]" office:value-type="float" office:value="29785" calcext:value-type="float">
            <text:p>29,785</text:p>
          </table:table-cell>
          <table:table-cell table:formula="of:=[Males.CC14]+[Females.CC14]" office:value-type="float" office:value="27071" calcext:value-type="float">
            <text:p>27,071</text:p>
          </table:table-cell>
          <table:table-cell table:formula="of:=[Males.CD14]+[Females.CD14]" office:value-type="float" office:value="25133" calcext:value-type="float">
            <text:p>25,133</text:p>
          </table:table-cell>
          <table:table-cell table:formula="of:=[Males.CE14]+[Females.CE14]" office:value-type="float" office:value="23265" calcext:value-type="float">
            <text:p>23,265</text:p>
          </table:table-cell>
          <table:table-cell table:formula="of:=[Males.CF14]+[Females.CF14]" office:value-type="float" office:value="20895" calcext:value-type="float">
            <text:p>20,895</text:p>
          </table:table-cell>
          <table:table-cell table:formula="of:=[Males.CG14]+[Females.CG14]" office:value-type="float" office:value="18401" calcext:value-type="float">
            <text:p>18,401</text:p>
          </table:table-cell>
          <table:table-cell table:formula="of:=[Males.CH14]+[Females.CH14]" office:value-type="float" office:value="15572" calcext:value-type="float">
            <text:p>15,572</text:p>
          </table:table-cell>
          <table:table-cell table:formula="of:=[Males.CI14]+[Females.CI14]" office:value-type="float" office:value="13998" calcext:value-type="float">
            <text:p>13,998</text:p>
          </table:table-cell>
          <table:table-cell table:formula="of:=[Males.CJ14]+[Females.CJ14]" office:value-type="float" office:value="11802" calcext:value-type="float">
            <text:p>11,802</text:p>
          </table:table-cell>
          <table:table-cell table:formula="of:=[Males.CK14]+[Females.CK14]" office:value-type="float" office:value="10112" calcext:value-type="float">
            <text:p>10,112</text:p>
          </table:table-cell>
          <table:table-cell table:formula="of:=[Males.CL14]+[Females.CL14]" office:value-type="float" office:value="8229" calcext:value-type="float">
            <text:p>8,229</text:p>
          </table:table-cell>
          <table:table-cell table:formula="of:=[Males.CM14]+[Females.CM14]" office:value-type="float" office:value="6668" calcext:value-type="float">
            <text:p>6,668</text:p>
          </table:table-cell>
          <table:table-cell table:formula="of:=[Males.CN14]+[Females.CN14]" office:value-type="float" office:value="19459" calcext:value-type="float">
            <text:p>19,459</text:p>
          </table:table-cell>
          <table:table-cell table:style-name="ce35" table:formula="of:=SUM([.B14:.CN14])" office:value-type="float" office:value="5083330" calcext:value-type="float">
            <text:p>5,083,330</text:p>
          </table:table-cell>
          <table:table-cell table:number-columns-repeated="931"/>
        </table:table-row>
        <table:table-row table:style-name="ro5">
          <table:table-cell table:formula="of:=[Males.A15]" office:value-type="float" office:value="1992" calcext:value-type="float">
            <text:p>1992</text:p>
          </table:table-cell>
          <table:table-cell table:formula="of:=[Males.B15]+[Females.B15]" office:value-type="float" office:value="66533" calcext:value-type="float">
            <text:p>66,533</text:p>
          </table:table-cell>
          <table:table-cell table:formula="of:=[Males.C15]+[Females.C15]" office:value-type="float" office:value="65512" calcext:value-type="float">
            <text:p>65,512</text:p>
          </table:table-cell>
          <table:table-cell table:formula="of:=[Males.D15]+[Females.D15]" office:value-type="float" office:value="63146" calcext:value-type="float">
            <text:p>63,146</text:p>
          </table:table-cell>
          <table:table-cell table:formula="of:=[Males.E15]+[Females.E15]" office:value-type="float" office:value="63792" calcext:value-type="float">
            <text:p>63,792</text:p>
          </table:table-cell>
          <table:table-cell table:formula="of:=[Males.F15]+[Females.F15]" office:value-type="float" office:value="66079" calcext:value-type="float">
            <text:p>66,079</text:p>
          </table:table-cell>
          <table:table-cell table:formula="of:=[Males.G15]+[Females.G15]" office:value-type="float" office:value="64944" calcext:value-type="float">
            <text:p>64,944</text:p>
          </table:table-cell>
          <table:table-cell table:formula="of:=[Males.H15]+[Females.H15]" office:value-type="float" office:value="65604" calcext:value-type="float">
            <text:p>65,604</text:p>
          </table:table-cell>
          <table:table-cell table:formula="of:=[Males.I15]+[Females.I15]" office:value-type="float" office:value="64262" calcext:value-type="float">
            <text:p>64,262</text:p>
          </table:table-cell>
          <table:table-cell table:formula="of:=[Males.J15]+[Females.J15]" office:value-type="float" office:value="62159" calcext:value-type="float">
            <text:p>62,159</text:p>
          </table:table-cell>
          <table:table-cell table:formula="of:=[Males.K15]+[Females.K15]" office:value-type="float" office:value="63294" calcext:value-type="float">
            <text:p>63,294</text:p>
          </table:table-cell>
          <table:table-cell table:formula="of:=[Males.L15]+[Females.L15]" office:value-type="float" office:value="64583" calcext:value-type="float">
            <text:p>64,583</text:p>
          </table:table-cell>
          <table:table-cell table:formula="of:=[Males.M15]+[Females.M15]" office:value-type="float" office:value="66674" calcext:value-type="float">
            <text:p>66,674</text:p>
          </table:table-cell>
          <table:table-cell table:formula="of:=[Males.N15]+[Females.N15]" office:value-type="float" office:value="65277" calcext:value-type="float">
            <text:p>65,277</text:p>
          </table:table-cell>
          <table:table-cell table:formula="of:=[Males.O15]+[Females.O15]" office:value-type="float" office:value="63142" calcext:value-type="float">
            <text:p>63,142</text:p>
          </table:table-cell>
          <table:table-cell table:formula="of:=[Males.P15]+[Females.P15]" office:value-type="float" office:value="58962" calcext:value-type="float">
            <text:p>58,962</text:p>
          </table:table-cell>
          <table:table-cell table:formula="of:=[Males.Q15]+[Females.Q15]" office:value-type="float" office:value="58225" calcext:value-type="float">
            <text:p>58,225</text:p>
          </table:table-cell>
          <table:table-cell table:formula="of:=[Males.R15]+[Females.R15]" office:value-type="float" office:value="62713" calcext:value-type="float">
            <text:p>62,713</text:p>
          </table:table-cell>
          <table:table-cell table:formula="of:=[Males.S15]+[Females.S15]" office:value-type="float" office:value="63674" calcext:value-type="float">
            <text:p>63,674</text:p>
          </table:table-cell>
          <table:table-cell table:formula="of:=[Males.T15]+[Females.T15]" office:value-type="float" office:value="64634" calcext:value-type="float">
            <text:p>64,634</text:p>
          </table:table-cell>
          <table:table-cell table:formula="of:=[Males.U15]+[Females.U15]" office:value-type="float" office:value="71054" calcext:value-type="float">
            <text:p>71,054</text:p>
          </table:table-cell>
          <table:table-cell table:formula="of:=[Males.V15]+[Females.V15]" office:value-type="float" office:value="75835" calcext:value-type="float">
            <text:p>75,835</text:p>
          </table:table-cell>
          <table:table-cell table:formula="of:=[Males.W15]+[Females.W15]" office:value-type="float" office:value="80104" calcext:value-type="float">
            <text:p>80,104</text:p>
          </table:table-cell>
          <table:table-cell table:formula="of:=[Males.X15]+[Females.X15]" office:value-type="float" office:value="79221" calcext:value-type="float">
            <text:p>79,221</text:p>
          </table:table-cell>
          <table:table-cell table:formula="of:=[Males.Y15]+[Females.Y15]" office:value-type="float" office:value="80836" calcext:value-type="float">
            <text:p>80,836</text:p>
          </table:table-cell>
          <table:table-cell table:formula="of:=[Males.Z15]+[Females.Z15]" office:value-type="float" office:value="81797" calcext:value-type="float">
            <text:p>81,797</text:p>
          </table:table-cell>
          <table:table-cell table:formula="of:=[Males.AA15]+[Females.AA15]" office:value-type="float" office:value="82364" calcext:value-type="float">
            <text:p>82,364</text:p>
          </table:table-cell>
          <table:table-cell table:formula="of:=[Males.AB15]+[Females.AB15]" office:value-type="float" office:value="80429" calcext:value-type="float">
            <text:p>80,429</text:p>
          </table:table-cell>
          <table:table-cell table:formula="of:=[Males.AC15]+[Females.AC15]" office:value-type="float" office:value="83773" calcext:value-type="float">
            <text:p>83,773</text:p>
          </table:table-cell>
          <table:table-cell table:formula="of:=[Males.AD15]+[Females.AD15]" office:value-type="float" office:value="83102" calcext:value-type="float">
            <text:p>83,102</text:p>
          </table:table-cell>
          <table:table-cell table:formula="of:=[Males.AE15]+[Females.AE15]" office:value-type="float" office:value="81585" calcext:value-type="float">
            <text:p>81,585</text:p>
          </table:table-cell>
          <table:table-cell table:formula="of:=[Males.AF15]+[Females.AF15]" office:value-type="float" office:value="80616" calcext:value-type="float">
            <text:p>80,616</text:p>
          </table:table-cell>
          <table:table-cell table:formula="of:=[Males.AG15]+[Females.AG15]" office:value-type="float" office:value="80378" calcext:value-type="float">
            <text:p>80,378</text:p>
          </table:table-cell>
          <table:table-cell table:formula="of:=[Males.AH15]+[Females.AH15]" office:value-type="float" office:value="78683" calcext:value-type="float">
            <text:p>78,683</text:p>
          </table:table-cell>
          <table:table-cell table:formula="of:=[Males.AI15]+[Females.AI15]" office:value-type="float" office:value="76797" calcext:value-type="float">
            <text:p>76,797</text:p>
          </table:table-cell>
          <table:table-cell table:formula="of:=[Males.AJ15]+[Females.AJ15]" office:value-type="float" office:value="74602" calcext:value-type="float">
            <text:p>74,602</text:p>
          </table:table-cell>
          <table:table-cell table:formula="of:=[Males.AK15]+[Females.AK15]" office:value-type="float" office:value="72628" calcext:value-type="float">
            <text:p>72,628</text:p>
          </table:table-cell>
          <table:table-cell table:formula="of:=[Males.AL15]+[Females.AL15]" office:value-type="float" office:value="71391" calcext:value-type="float">
            <text:p>71,391</text:p>
          </table:table-cell>
          <table:table-cell table:formula="of:=[Males.AM15]+[Females.AM15]" office:value-type="float" office:value="68422" calcext:value-type="float">
            <text:p>68,422</text:p>
          </table:table-cell>
          <table:table-cell table:formula="of:=[Males.AN15]+[Females.AN15]" office:value-type="float" office:value="68113" calcext:value-type="float">
            <text:p>68,113</text:p>
          </table:table-cell>
          <table:table-cell table:formula="of:=[Males.AO15]+[Females.AO15]" office:value-type="float" office:value="66898" calcext:value-type="float">
            <text:p>66,898</text:p>
          </table:table-cell>
          <table:table-cell table:formula="of:=[Males.AP15]+[Females.AP15]" office:value-type="float" office:value="64591" calcext:value-type="float">
            <text:p>64,591</text:p>
          </table:table-cell>
          <table:table-cell table:formula="of:=[Males.AQ15]+[Females.AQ15]" office:value-type="float" office:value="66687" calcext:value-type="float">
            <text:p>66,687</text:p>
          </table:table-cell>
          <table:table-cell table:formula="of:=[Males.AR15]+[Females.AR15]" office:value-type="float" office:value="67366" calcext:value-type="float">
            <text:p>67,366</text:p>
          </table:table-cell>
          <table:table-cell table:formula="of:=[Males.AS15]+[Females.AS15]" office:value-type="float" office:value="69984" calcext:value-type="float">
            <text:p>69,984</text:p>
          </table:table-cell>
          <table:table-cell table:formula="of:=[Males.AT15]+[Females.AT15]" office:value-type="float" office:value="73012" calcext:value-type="float">
            <text:p>73,012</text:p>
          </table:table-cell>
          <table:table-cell table:formula="of:=[Males.AU15]+[Females.AU15]" office:value-type="float" office:value="79480" calcext:value-type="float">
            <text:p>79,480</text:p>
          </table:table-cell>
          <table:table-cell table:formula="of:=[Males.AV15]+[Females.AV15]" office:value-type="float" office:value="61526" calcext:value-type="float">
            <text:p>61,526</text:p>
          </table:table-cell>
          <table:table-cell table:formula="of:=[Males.AW15]+[Females.AW15]" office:value-type="float" office:value="59170" calcext:value-type="float">
            <text:p>59,170</text:p>
          </table:table-cell>
          <table:table-cell table:formula="of:=[Males.AX15]+[Females.AX15]" office:value-type="float" office:value="61414" calcext:value-type="float">
            <text:p>61,414</text:p>
          </table:table-cell>
          <table:table-cell table:formula="of:=[Males.AY15]+[Females.AY15]" office:value-type="float" office:value="60388" calcext:value-type="float">
            <text:p>60,388</text:p>
          </table:table-cell>
          <table:table-cell table:formula="of:=[Males.AZ15]+[Females.AZ15]" office:value-type="float" office:value="56944" calcext:value-type="float">
            <text:p>56,944</text:p>
          </table:table-cell>
          <table:table-cell table:formula="of:=[Males.BA15]+[Females.BA15]" office:value-type="float" office:value="54143" calcext:value-type="float">
            <text:p>54,143</text:p>
          </table:table-cell>
          <table:table-cell table:formula="of:=[Males.BB15]+[Females.BB15]" office:value-type="float" office:value="56428" calcext:value-type="float">
            <text:p>56,428</text:p>
          </table:table-cell>
          <table:table-cell table:formula="of:=[Males.BC15]+[Females.BC15]" office:value-type="float" office:value="56682" calcext:value-type="float">
            <text:p>56,682</text:p>
          </table:table-cell>
          <table:table-cell table:formula="of:=[Males.BD15]+[Females.BD15]" office:value-type="float" office:value="56510" calcext:value-type="float">
            <text:p>56,510</text:p>
          </table:table-cell>
          <table:table-cell table:formula="of:=[Males.BE15]+[Females.BE15]" office:value-type="float" office:value="55648" calcext:value-type="float">
            <text:p>55,648</text:p>
          </table:table-cell>
          <table:table-cell table:formula="of:=[Males.BF15]+[Females.BF15]" office:value-type="float" office:value="55110" calcext:value-type="float">
            <text:p>55,110</text:p>
          </table:table-cell>
          <table:table-cell table:formula="of:=[Males.BG15]+[Females.BG15]" office:value-type="float" office:value="54359" calcext:value-type="float">
            <text:p>54,359</text:p>
          </table:table-cell>
          <table:table-cell table:formula="of:=[Males.BH15]+[Females.BH15]" office:value-type="float" office:value="53377" calcext:value-type="float">
            <text:p>53,377</text:p>
          </table:table-cell>
          <table:table-cell table:formula="of:=[Males.BI15]+[Females.BI15]" office:value-type="float" office:value="52676" calcext:value-type="float">
            <text:p>52,676</text:p>
          </table:table-cell>
          <table:table-cell table:formula="of:=[Males.BJ15]+[Females.BJ15]" office:value-type="float" office:value="54377" calcext:value-type="float">
            <text:p>54,377</text:p>
          </table:table-cell>
          <table:table-cell table:formula="of:=[Males.BK15]+[Females.BK15]" office:value-type="float" office:value="54032" calcext:value-type="float">
            <text:p>54,032</text:p>
          </table:table-cell>
          <table:table-cell table:formula="of:=[Males.BL15]+[Females.BL15]" office:value-type="float" office:value="53274" calcext:value-type="float">
            <text:p>53,274</text:p>
          </table:table-cell>
          <table:table-cell table:formula="of:=[Males.BM15]+[Females.BM15]" office:value-type="float" office:value="52271" calcext:value-type="float">
            <text:p>52,271</text:p>
          </table:table-cell>
          <table:table-cell table:formula="of:=[Males.BN15]+[Females.BN15]" office:value-type="float" office:value="50541" calcext:value-type="float">
            <text:p>50,541</text:p>
          </table:table-cell>
          <table:table-cell table:formula="of:=[Males.BO15]+[Females.BO15]" office:value-type="float" office:value="50324" calcext:value-type="float">
            <text:p>50,324</text:p>
          </table:table-cell>
          <table:table-cell table:formula="of:=[Males.BP15]+[Females.BP15]" office:value-type="float" office:value="50763" calcext:value-type="float">
            <text:p>50,763</text:p>
          </table:table-cell>
          <table:table-cell table:formula="of:=[Males.BQ15]+[Females.BQ15]" office:value-type="float" office:value="48463" calcext:value-type="float">
            <text:p>48,463</text:p>
          </table:table-cell>
          <table:table-cell table:formula="of:=[Males.BR15]+[Females.BR15]" office:value-type="float" office:value="47466" calcext:value-type="float">
            <text:p>47,466</text:p>
          </table:table-cell>
          <table:table-cell table:formula="of:=[Males.BS15]+[Females.BS15]" office:value-type="float" office:value="45698" calcext:value-type="float">
            <text:p>45,698</text:p>
          </table:table-cell>
          <table:table-cell table:formula="of:=[Males.BT15]+[Females.BT15]" office:value-type="float" office:value="47036" calcext:value-type="float">
            <text:p>47,036</text:p>
          </table:table-cell>
          <table:table-cell table:formula="of:=[Males.BU15]+[Females.BU15]" office:value-type="float" office:value="46314" calcext:value-type="float">
            <text:p>46,314</text:p>
          </table:table-cell>
          <table:table-cell table:formula="of:=[Males.BV15]+[Females.BV15]" office:value-type="float" office:value="47272" calcext:value-type="float">
            <text:p>47,272</text:p>
          </table:table-cell>
          <table:table-cell table:formula="of:=[Males.BW15]+[Females.BW15]" office:value-type="float" office:value="32072" calcext:value-type="float">
            <text:p>32,072</text:p>
          </table:table-cell>
          <table:table-cell table:formula="of:=[Males.BX15]+[Females.BX15]" office:value-type="float" office:value="30036" calcext:value-type="float">
            <text:p>30,036</text:p>
          </table:table-cell>
          <table:table-cell table:formula="of:=[Males.BY15]+[Females.BY15]" office:value-type="float" office:value="30616" calcext:value-type="float">
            <text:p>30,616</text:p>
          </table:table-cell>
          <table:table-cell table:formula="of:=[Males.BZ15]+[Females.BZ15]" office:value-type="float" office:value="31392" calcext:value-type="float">
            <text:p>31,392</text:p>
          </table:table-cell>
          <table:table-cell table:formula="of:=[Males.CA15]+[Females.CA15]" office:value-type="float" office:value="31812" calcext:value-type="float">
            <text:p>31,812</text:p>
          </table:table-cell>
          <table:table-cell table:formula="of:=[Males.CB15]+[Females.CB15]" office:value-type="float" office:value="29892" calcext:value-type="float">
            <text:p>29,892</text:p>
          </table:table-cell>
          <table:table-cell table:formula="of:=[Males.CC15]+[Females.CC15]" office:value-type="float" office:value="27678" calcext:value-type="float">
            <text:p>27,678</text:p>
          </table:table-cell>
          <table:table-cell table:formula="of:=[Males.CD15]+[Females.CD15]" office:value-type="float" office:value="24989" calcext:value-type="float">
            <text:p>24,989</text:p>
          </table:table-cell>
          <table:table-cell table:formula="of:=[Males.CE15]+[Females.CE15]" office:value-type="float" office:value="23058" calcext:value-type="float">
            <text:p>23,058</text:p>
          </table:table-cell>
          <table:table-cell table:formula="of:=[Males.CF15]+[Females.CF15]" office:value-type="float" office:value="21228" calcext:value-type="float">
            <text:p>21,228</text:p>
          </table:table-cell>
          <table:table-cell table:formula="of:=[Males.CG15]+[Females.CG15]" office:value-type="float" office:value="18788" calcext:value-type="float">
            <text:p>18,788</text:p>
          </table:table-cell>
          <table:table-cell table:formula="of:=[Males.CH15]+[Females.CH15]" office:value-type="float" office:value="16404" calcext:value-type="float">
            <text:p>16,404</text:p>
          </table:table-cell>
          <table:table-cell table:formula="of:=[Males.CI15]+[Females.CI15]" office:value-type="float" office:value="13757" calcext:value-type="float">
            <text:p>13,757</text:p>
          </table:table-cell>
          <table:table-cell table:formula="of:=[Males.CJ15]+[Females.CJ15]" office:value-type="float" office:value="12200" calcext:value-type="float">
            <text:p>12,200</text:p>
          </table:table-cell>
          <table:table-cell table:formula="of:=[Males.CK15]+[Females.CK15]" office:value-type="float" office:value="10221" calcext:value-type="float">
            <text:p>10,221</text:p>
          </table:table-cell>
          <table:table-cell table:formula="of:=[Males.CL15]+[Females.CL15]" office:value-type="float" office:value="8661" calcext:value-type="float">
            <text:p>8,661</text:p>
          </table:table-cell>
          <table:table-cell table:formula="of:=[Males.CM15]+[Females.CM15]" office:value-type="float" office:value="6974" calcext:value-type="float">
            <text:p>6,974</text:p>
          </table:table-cell>
          <table:table-cell table:formula="of:=[Males.CN15]+[Females.CN15]" office:value-type="float" office:value="20679" calcext:value-type="float">
            <text:p>20,679</text:p>
          </table:table-cell>
          <table:table-cell table:style-name="ce35" table:formula="of:=SUM([.B15:.CN15])" office:value-type="float" office:value="5085620" calcext:value-type="float">
            <text:p>5,085,620</text:p>
          </table:table-cell>
          <table:table-cell table:number-columns-repeated="931"/>
        </table:table-row>
        <table:table-row table:style-name="ro5">
          <table:table-cell table:formula="of:=[Males.A16]" office:value-type="float" office:value="1993" calcext:value-type="float">
            <text:p>1993</text:p>
          </table:table-cell>
          <table:table-cell table:formula="of:=[Males.B16]+[Females.B16]" office:value-type="float" office:value="64020" calcext:value-type="float">
            <text:p>64,020</text:p>
          </table:table-cell>
          <table:table-cell table:formula="of:=[Males.C16]+[Females.C16]" office:value-type="float" office:value="66400" calcext:value-type="float">
            <text:p>66,400</text:p>
          </table:table-cell>
          <table:table-cell table:formula="of:=[Males.D16]+[Females.D16]" office:value-type="float" office:value="65506" calcext:value-type="float">
            <text:p>65,506</text:p>
          </table:table-cell>
          <table:table-cell table:formula="of:=[Males.E16]+[Females.E16]" office:value-type="float" office:value="63295" calcext:value-type="float">
            <text:p>63,295</text:p>
          </table:table-cell>
          <table:table-cell table:formula="of:=[Males.F16]+[Females.F16]" office:value-type="float" office:value="63757" calcext:value-type="float">
            <text:p>63,757</text:p>
          </table:table-cell>
          <table:table-cell table:formula="of:=[Males.G16]+[Females.G16]" office:value-type="float" office:value="66117" calcext:value-type="float">
            <text:p>66,117</text:p>
          </table:table-cell>
          <table:table-cell table:formula="of:=[Males.H16]+[Females.H16]" office:value-type="float" office:value="65015" calcext:value-type="float">
            <text:p>65,015</text:p>
          </table:table-cell>
          <table:table-cell table:formula="of:=[Males.I16]+[Females.I16]" office:value-type="float" office:value="65644" calcext:value-type="float">
            <text:p>65,644</text:p>
          </table:table-cell>
          <table:table-cell table:formula="of:=[Males.J16]+[Females.J16]" office:value-type="float" office:value="64467" calcext:value-type="float">
            <text:p>64,467</text:p>
          </table:table-cell>
          <table:table-cell table:formula="of:=[Males.K16]+[Females.K16]" office:value-type="float" office:value="62223" calcext:value-type="float">
            <text:p>62,223</text:p>
          </table:table-cell>
          <table:table-cell table:formula="of:=[Males.L16]+[Females.L16]" office:value-type="float" office:value="63146" calcext:value-type="float">
            <text:p>63,146</text:p>
          </table:table-cell>
          <table:table-cell table:formula="of:=[Males.M16]+[Females.M16]" office:value-type="float" office:value="64445" calcext:value-type="float">
            <text:p>64,445</text:p>
          </table:table-cell>
          <table:table-cell table:formula="of:=[Males.N16]+[Females.N16]" office:value-type="float" office:value="66663" calcext:value-type="float">
            <text:p>66,663</text:p>
          </table:table-cell>
          <table:table-cell table:formula="of:=[Males.O16]+[Females.O16]" office:value-type="float" office:value="65237" calcext:value-type="float">
            <text:p>65,237</text:p>
          </table:table-cell>
          <table:table-cell table:formula="of:=[Males.P16]+[Females.P16]" office:value-type="float" office:value="62996" calcext:value-type="float">
            <text:p>62,996</text:p>
          </table:table-cell>
          <table:table-cell table:formula="of:=[Males.Q16]+[Females.Q16]" office:value-type="float" office:value="58744" calcext:value-type="float">
            <text:p>58,744</text:p>
          </table:table-cell>
          <table:table-cell table:formula="of:=[Males.R16]+[Females.R16]" office:value-type="float" office:value="57878" calcext:value-type="float">
            <text:p>57,878</text:p>
          </table:table-cell>
          <table:table-cell table:formula="of:=[Males.S16]+[Females.S16]" office:value-type="float" office:value="62281" calcext:value-type="float">
            <text:p>62,281</text:p>
          </table:table-cell>
          <table:table-cell table:formula="of:=[Males.T16]+[Females.T16]" office:value-type="float" office:value="63121" calcext:value-type="float">
            <text:p>63,121</text:p>
          </table:table-cell>
          <table:table-cell table:formula="of:=[Males.U16]+[Females.U16]" office:value-type="float" office:value="66497" calcext:value-type="float">
            <text:p>66,497</text:p>
          </table:table-cell>
          <table:table-cell table:formula="of:=[Males.V16]+[Females.V16]" office:value-type="float" office:value="71807" calcext:value-type="float">
            <text:p>71,807</text:p>
          </table:table-cell>
          <table:table-cell table:formula="of:=[Males.W16]+[Females.W16]" office:value-type="float" office:value="76016" calcext:value-type="float">
            <text:p>76,016</text:p>
          </table:table-cell>
          <table:table-cell table:formula="of:=[Males.X16]+[Females.X16]" office:value-type="float" office:value="79618" calcext:value-type="float">
            <text:p>79,618</text:p>
          </table:table-cell>
          <table:table-cell table:formula="of:=[Males.Y16]+[Females.Y16]" office:value-type="float" office:value="78336" calcext:value-type="float">
            <text:p>78,336</text:p>
          </table:table-cell>
          <table:table-cell table:formula="of:=[Males.Z16]+[Females.Z16]" office:value-type="float" office:value="79995" calcext:value-type="float">
            <text:p>79,995</text:p>
          </table:table-cell>
          <table:table-cell table:formula="of:=[Males.AA16]+[Females.AA16]" office:value-type="float" office:value="81189" calcext:value-type="float">
            <text:p>81,189</text:p>
          </table:table-cell>
          <table:table-cell table:formula="of:=[Males.AB16]+[Females.AB16]" office:value-type="float" office:value="82038" calcext:value-type="float">
            <text:p>82,038</text:p>
          </table:table-cell>
          <table:table-cell table:formula="of:=[Males.AC16]+[Females.AC16]" office:value-type="float" office:value="80341" calcext:value-type="float">
            <text:p>80,341</text:p>
          </table:table-cell>
          <table:table-cell table:formula="of:=[Males.AD16]+[Females.AD16]" office:value-type="float" office:value="83597" calcext:value-type="float">
            <text:p>83,597</text:p>
          </table:table-cell>
          <table:table-cell table:formula="of:=[Males.AE16]+[Females.AE16]" office:value-type="float" office:value="82907" calcext:value-type="float">
            <text:p>82,907</text:p>
          </table:table-cell>
          <table:table-cell table:formula="of:=[Males.AF16]+[Females.AF16]" office:value-type="float" office:value="81564" calcext:value-type="float">
            <text:p>81,564</text:p>
          </table:table-cell>
          <table:table-cell table:formula="of:=[Males.AG16]+[Females.AG16]" office:value-type="float" office:value="80697" calcext:value-type="float">
            <text:p>80,697</text:p>
          </table:table-cell>
          <table:table-cell table:formula="of:=[Males.AH16]+[Females.AH16]" office:value-type="float" office:value="80353" calcext:value-type="float">
            <text:p>80,353</text:p>
          </table:table-cell>
          <table:table-cell table:formula="of:=[Males.AI16]+[Females.AI16]" office:value-type="float" office:value="78662" calcext:value-type="float">
            <text:p>78,662</text:p>
          </table:table-cell>
          <table:table-cell table:formula="of:=[Males.AJ16]+[Females.AJ16]" office:value-type="float" office:value="76909" calcext:value-type="float">
            <text:p>76,909</text:p>
          </table:table-cell>
          <table:table-cell table:formula="of:=[Males.AK16]+[Females.AK16]" office:value-type="float" office:value="74751" calcext:value-type="float">
            <text:p>74,751</text:p>
          </table:table-cell>
          <table:table-cell table:formula="of:=[Males.AL16]+[Females.AL16]" office:value-type="float" office:value="72696" calcext:value-type="float">
            <text:p>72,696</text:p>
          </table:table-cell>
          <table:table-cell table:formula="of:=[Males.AM16]+[Females.AM16]" office:value-type="float" office:value="71398" calcext:value-type="float">
            <text:p>71,398</text:p>
          </table:table-cell>
          <table:table-cell table:formula="of:=[Males.AN16]+[Females.AN16]" office:value-type="float" office:value="68527" calcext:value-type="float">
            <text:p>68,527</text:p>
          </table:table-cell>
          <table:table-cell table:formula="of:=[Males.AO16]+[Females.AO16]" office:value-type="float" office:value="68249" calcext:value-type="float">
            <text:p>68,249</text:p>
          </table:table-cell>
          <table:table-cell table:formula="of:=[Males.AP16]+[Females.AP16]" office:value-type="float" office:value="67004" calcext:value-type="float">
            <text:p>67,004</text:p>
          </table:table-cell>
          <table:table-cell table:formula="of:=[Males.AQ16]+[Females.AQ16]" office:value-type="float" office:value="64644" calcext:value-type="float">
            <text:p>64,644</text:p>
          </table:table-cell>
          <table:table-cell table:formula="of:=[Males.AR16]+[Females.AR16]" office:value-type="float" office:value="66755" calcext:value-type="float">
            <text:p>66,755</text:p>
          </table:table-cell>
          <table:table-cell table:formula="of:=[Males.AS16]+[Females.AS16]" office:value-type="float" office:value="67456" calcext:value-type="float">
            <text:p>67,456</text:p>
          </table:table-cell>
          <table:table-cell table:formula="of:=[Males.AT16]+[Females.AT16]" office:value-type="float" office:value="69916" calcext:value-type="float">
            <text:p>69,916</text:p>
          </table:table-cell>
          <table:table-cell table:formula="of:=[Males.AU16]+[Females.AU16]" office:value-type="float" office:value="72956" calcext:value-type="float">
            <text:p>72,956</text:p>
          </table:table-cell>
          <table:table-cell table:formula="of:=[Males.AV16]+[Females.AV16]" office:value-type="float" office:value="79444" calcext:value-type="float">
            <text:p>79,444</text:p>
          </table:table-cell>
          <table:table-cell table:formula="of:=[Males.AW16]+[Females.AW16]" office:value-type="float" office:value="61465" calcext:value-type="float">
            <text:p>61,465</text:p>
          </table:table-cell>
          <table:table-cell table:formula="of:=[Males.AX16]+[Females.AX16]" office:value-type="float" office:value="59096" calcext:value-type="float">
            <text:p>59,096</text:p>
          </table:table-cell>
          <table:table-cell table:formula="of:=[Males.AY16]+[Females.AY16]" office:value-type="float" office:value="61371" calcext:value-type="float">
            <text:p>61,371</text:p>
          </table:table-cell>
          <table:table-cell table:formula="of:=[Males.AZ16]+[Females.AZ16]" office:value-type="float" office:value="60281" calcext:value-type="float">
            <text:p>60,281</text:p>
          </table:table-cell>
          <table:table-cell table:formula="of:=[Males.BA16]+[Females.BA16]" office:value-type="float" office:value="56827" calcext:value-type="float">
            <text:p>56,827</text:p>
          </table:table-cell>
          <table:table-cell table:formula="of:=[Males.BB16]+[Females.BB16]" office:value-type="float" office:value="54026" calcext:value-type="float">
            <text:p>54,026</text:p>
          </table:table-cell>
          <table:table-cell table:formula="of:=[Males.BC16]+[Females.BC16]" office:value-type="float" office:value="56236" calcext:value-type="float">
            <text:p>56,236</text:p>
          </table:table-cell>
          <table:table-cell table:formula="of:=[Males.BD16]+[Females.BD16]" office:value-type="float" office:value="56456" calcext:value-type="float">
            <text:p>56,456</text:p>
          </table:table-cell>
          <table:table-cell table:formula="of:=[Males.BE16]+[Females.BE16]" office:value-type="float" office:value="56266" calcext:value-type="float">
            <text:p>56,266</text:p>
          </table:table-cell>
          <table:table-cell table:formula="of:=[Males.BF16]+[Females.BF16]" office:value-type="float" office:value="55302" calcext:value-type="float">
            <text:p>55,302</text:p>
          </table:table-cell>
          <table:table-cell table:formula="of:=[Males.BG16]+[Females.BG16]" office:value-type="float" office:value="54814" calcext:value-type="float">
            <text:p>54,814</text:p>
          </table:table-cell>
          <table:table-cell table:formula="of:=[Males.BH16]+[Females.BH16]" office:value-type="float" office:value="53938" calcext:value-type="float">
            <text:p>53,938</text:p>
          </table:table-cell>
          <table:table-cell table:formula="of:=[Males.BI16]+[Females.BI16]" office:value-type="float" office:value="52909" calcext:value-type="float">
            <text:p>52,909</text:p>
          </table:table-cell>
          <table:table-cell table:formula="of:=[Males.BJ16]+[Females.BJ16]" office:value-type="float" office:value="52094" calcext:value-type="float">
            <text:p>52,094</text:p>
          </table:table-cell>
          <table:table-cell table:formula="of:=[Males.BK16]+[Females.BK16]" office:value-type="float" office:value="53740" calcext:value-type="float">
            <text:p>53,740</text:p>
          </table:table-cell>
          <table:table-cell table:formula="of:=[Males.BL16]+[Females.BL16]" office:value-type="float" office:value="53252" calcext:value-type="float">
            <text:p>53,252</text:p>
          </table:table-cell>
          <table:table-cell table:formula="of:=[Males.BM16]+[Females.BM16]" office:value-type="float" office:value="52400" calcext:value-type="float">
            <text:p>52,400</text:p>
          </table:table-cell>
          <table:table-cell table:formula="of:=[Males.BN16]+[Females.BN16]" office:value-type="float" office:value="51315" calcext:value-type="float">
            <text:p>51,315</text:p>
          </table:table-cell>
          <table:table-cell table:formula="of:=[Males.BO16]+[Females.BO16]" office:value-type="float" office:value="49552" calcext:value-type="float">
            <text:p>49,552</text:p>
          </table:table-cell>
          <table:table-cell table:formula="of:=[Males.BP16]+[Females.BP16]" office:value-type="float" office:value="49165" calcext:value-type="float">
            <text:p>49,165</text:p>
          </table:table-cell>
          <table:table-cell table:formula="of:=[Males.BQ16]+[Females.BQ16]" office:value-type="float" office:value="49487" calcext:value-type="float">
            <text:p>49,487</text:p>
          </table:table-cell>
          <table:table-cell table:formula="of:=[Males.BR16]+[Females.BR16]" office:value-type="float" office:value="47116" calcext:value-type="float">
            <text:p>47,116</text:p>
          </table:table-cell>
          <table:table-cell table:formula="of:=[Males.BS16]+[Females.BS16]" office:value-type="float" office:value="46091" calcext:value-type="float">
            <text:p>46,091</text:p>
          </table:table-cell>
          <table:table-cell table:formula="of:=[Males.BT16]+[Females.BT16]" office:value-type="float" office:value="44126" calcext:value-type="float">
            <text:p>44,126</text:p>
          </table:table-cell>
          <table:table-cell table:formula="of:=[Males.BU16]+[Females.BU16]" office:value-type="float" office:value="45354" calcext:value-type="float">
            <text:p>45,354</text:p>
          </table:table-cell>
          <table:table-cell table:formula="of:=[Males.BV16]+[Females.BV16]" office:value-type="float" office:value="44596" calcext:value-type="float">
            <text:p>44,596</text:p>
          </table:table-cell>
          <table:table-cell table:formula="of:=[Males.BW16]+[Females.BW16]" office:value-type="float" office:value="45244" calcext:value-type="float">
            <text:p>45,244</text:p>
          </table:table-cell>
          <table:table-cell table:formula="of:=[Males.BX16]+[Females.BX16]" office:value-type="float" office:value="30569" calcext:value-type="float">
            <text:p>30,569</text:p>
          </table:table-cell>
          <table:table-cell table:formula="of:=[Males.BY16]+[Females.BY16]" office:value-type="float" office:value="28382" calcext:value-type="float">
            <text:p>28,382</text:p>
          </table:table-cell>
          <table:table-cell table:formula="of:=[Males.BZ16]+[Females.BZ16]" office:value-type="float" office:value="28829" calcext:value-type="float">
            <text:p>28,829</text:p>
          </table:table-cell>
          <table:table-cell table:formula="of:=[Males.CA16]+[Females.CA16]" office:value-type="float" office:value="29459" calcext:value-type="float">
            <text:p>29,459</text:p>
          </table:table-cell>
          <table:table-cell table:formula="of:=[Males.CB16]+[Females.CB16]" office:value-type="float" office:value="29655" calcext:value-type="float">
            <text:p>29,655</text:p>
          </table:table-cell>
          <table:table-cell table:formula="of:=[Males.CC16]+[Females.CC16]" office:value-type="float" office:value="27802" calcext:value-type="float">
            <text:p>27,802</text:p>
          </table:table-cell>
          <table:table-cell table:formula="of:=[Males.CD16]+[Females.CD16]" office:value-type="float" office:value="25508" calcext:value-type="float">
            <text:p>25,508</text:p>
          </table:table-cell>
          <table:table-cell table:formula="of:=[Males.CE16]+[Females.CE16]" office:value-type="float" office:value="22846" calcext:value-type="float">
            <text:p>22,846</text:p>
          </table:table-cell>
          <table:table-cell table:formula="of:=[Males.CF16]+[Females.CF16]" office:value-type="float" office:value="20908" calcext:value-type="float">
            <text:p>20,908</text:p>
          </table:table-cell>
          <table:table-cell table:formula="of:=[Males.CG16]+[Females.CG16]" office:value-type="float" office:value="19147" calcext:value-type="float">
            <text:p>19,147</text:p>
          </table:table-cell>
          <table:table-cell table:formula="of:=[Males.CH16]+[Females.CH16]" office:value-type="float" office:value="16857" calcext:value-type="float">
            <text:p>16,857</text:p>
          </table:table-cell>
          <table:table-cell table:formula="of:=[Males.CI16]+[Females.CI16]" office:value-type="float" office:value="14541" calcext:value-type="float">
            <text:p>14,541</text:p>
          </table:table-cell>
          <table:table-cell table:formula="of:=[Males.CJ16]+[Females.CJ16]" office:value-type="float" office:value="11960" calcext:value-type="float">
            <text:p>11,960</text:p>
          </table:table-cell>
          <table:table-cell table:formula="of:=[Males.CK16]+[Females.CK16]" office:value-type="float" office:value="10494" calcext:value-type="float">
            <text:p>10,494</text:p>
          </table:table-cell>
          <table:table-cell table:formula="of:=[Males.CL16]+[Females.CL16]" office:value-type="float" office:value="8712" calcext:value-type="float">
            <text:p>8,712</text:p>
          </table:table-cell>
          <table:table-cell table:formula="of:=[Males.CM16]+[Females.CM16]" office:value-type="float" office:value="7277" calcext:value-type="float">
            <text:p>7,277</text:p>
          </table:table-cell>
          <table:table-cell table:formula="of:=[Males.CN16]+[Females.CN16]" office:value-type="float" office:value="21718" calcext:value-type="float">
            <text:p>21,718</text:p>
          </table:table-cell>
          <table:table-cell table:style-name="ce35" table:formula="of:=SUM([.B16:.CN16])" office:value-type="float" office:value="5092460" calcext:value-type="float">
            <text:p>5,092,460</text:p>
          </table:table-cell>
          <table:table-cell table:number-columns-repeated="931"/>
        </table:table-row>
        <table:table-row table:style-name="ro5">
          <table:table-cell table:formula="of:=[Males.A17]" office:value-type="float" office:value="1994" calcext:value-type="float">
            <text:p>1994</text:p>
          </table:table-cell>
          <table:table-cell table:formula="of:=[Males.B17]+[Females.B17]" office:value-type="float" office:value="62810" calcext:value-type="float">
            <text:p>62,810</text:p>
          </table:table-cell>
          <table:table-cell table:formula="of:=[Males.C17]+[Females.C17]" office:value-type="float" office:value="63983" calcext:value-type="float">
            <text:p>63,983</text:p>
          </table:table-cell>
          <table:table-cell table:formula="of:=[Males.D17]+[Females.D17]" office:value-type="float" office:value="66356" calcext:value-type="float">
            <text:p>66,356</text:p>
          </table:table-cell>
          <table:table-cell table:formula="of:=[Males.E17]+[Females.E17]" office:value-type="float" office:value="65575" calcext:value-type="float">
            <text:p>65,575</text:p>
          </table:table-cell>
          <table:table-cell table:formula="of:=[Males.F17]+[Females.F17]" office:value-type="float" office:value="63493" calcext:value-type="float">
            <text:p>63,493</text:p>
          </table:table-cell>
          <table:table-cell table:formula="of:=[Males.G17]+[Females.G17]" office:value-type="float" office:value="63850" calcext:value-type="float">
            <text:p>63,850</text:p>
          </table:table-cell>
          <table:table-cell table:formula="of:=[Males.H17]+[Females.H17]" office:value-type="float" office:value="66223" calcext:value-type="float">
            <text:p>66,223</text:p>
          </table:table-cell>
          <table:table-cell table:formula="of:=[Males.I17]+[Females.I17]" office:value-type="float" office:value="65177" calcext:value-type="float">
            <text:p>65,177</text:p>
          </table:table-cell>
          <table:table-cell table:formula="of:=[Males.J17]+[Females.J17]" office:value-type="float" office:value="65791" calcext:value-type="float">
            <text:p>65,791</text:p>
          </table:table-cell>
          <table:table-cell table:formula="of:=[Males.K17]+[Females.K17]" office:value-type="float" office:value="64799" calcext:value-type="float">
            <text:p>64,799</text:p>
          </table:table-cell>
          <table:table-cell table:formula="of:=[Males.L17]+[Females.L17]" office:value-type="float" office:value="62345" calcext:value-type="float">
            <text:p>62,345</text:p>
          </table:table-cell>
          <table:table-cell table:formula="of:=[Males.M17]+[Females.M17]" office:value-type="float" office:value="63096" calcext:value-type="float">
            <text:p>63,096</text:p>
          </table:table-cell>
          <table:table-cell table:formula="of:=[Males.N17]+[Females.N17]" office:value-type="float" office:value="64276" calcext:value-type="float">
            <text:p>64,276</text:p>
          </table:table-cell>
          <table:table-cell table:formula="of:=[Males.O17]+[Females.O17]" office:value-type="float" office:value="66583" calcext:value-type="float">
            <text:p>66,583</text:p>
          </table:table-cell>
          <table:table-cell table:formula="of:=[Males.P17]+[Females.P17]" office:value-type="float" office:value="65258" calcext:value-type="float">
            <text:p>65,258</text:p>
          </table:table-cell>
          <table:table-cell table:formula="of:=[Males.Q17]+[Females.Q17]" office:value-type="float" office:value="62888" calcext:value-type="float">
            <text:p>62,888</text:p>
          </table:table-cell>
          <table:table-cell table:formula="of:=[Males.R17]+[Females.R17]" office:value-type="float" office:value="58554" calcext:value-type="float">
            <text:p>58,554</text:p>
          </table:table-cell>
          <table:table-cell table:formula="of:=[Males.S17]+[Females.S17]" office:value-type="float" office:value="57608" calcext:value-type="float">
            <text:p>57,608</text:p>
          </table:table-cell>
          <table:table-cell table:formula="of:=[Males.T17]+[Females.T17]" office:value-type="float" office:value="62072" calcext:value-type="float">
            <text:p>62,072</text:p>
          </table:table-cell>
          <table:table-cell table:formula="of:=[Males.U17]+[Females.U17]" office:value-type="float" office:value="65233" calcext:value-type="float">
            <text:p>65,233</text:p>
          </table:table-cell>
          <table:table-cell table:formula="of:=[Males.V17]+[Females.V17]" office:value-type="float" office:value="67647" calcext:value-type="float">
            <text:p>67,647</text:p>
          </table:table-cell>
          <table:table-cell table:formula="of:=[Males.W17]+[Females.W17]" office:value-type="float" office:value="72039" calcext:value-type="float">
            <text:p>72,039</text:p>
          </table:table-cell>
          <table:table-cell table:formula="of:=[Males.X17]+[Females.X17]" office:value-type="float" office:value="75779" calcext:value-type="float">
            <text:p>75,779</text:p>
          </table:table-cell>
          <table:table-cell table:formula="of:=[Males.Y17]+[Females.Y17]" office:value-type="float" office:value="78643" calcext:value-type="float">
            <text:p>78,643</text:p>
          </table:table-cell>
          <table:table-cell table:formula="of:=[Males.Z17]+[Females.Z17]" office:value-type="float" office:value="77624" calcext:value-type="float">
            <text:p>77,624</text:p>
          </table:table-cell>
          <table:table-cell table:formula="of:=[Males.AA17]+[Females.AA17]" office:value-type="float" office:value="79562" calcext:value-type="float">
            <text:p>79,562</text:p>
          </table:table-cell>
          <table:table-cell table:formula="of:=[Males.AB17]+[Females.AB17]" office:value-type="float" office:value="80826" calcext:value-type="float">
            <text:p>80,826</text:p>
          </table:table-cell>
          <table:table-cell table:formula="of:=[Males.AC17]+[Females.AC17]" office:value-type="float" office:value="82089" calcext:value-type="float">
            <text:p>82,089</text:p>
          </table:table-cell>
          <table:table-cell table:formula="of:=[Males.AD17]+[Females.AD17]" office:value-type="float" office:value="80418" calcext:value-type="float">
            <text:p>80,418</text:p>
          </table:table-cell>
          <table:table-cell table:formula="of:=[Males.AE17]+[Females.AE17]" office:value-type="float" office:value="83524" calcext:value-type="float">
            <text:p>83,524</text:p>
          </table:table-cell>
          <table:table-cell table:formula="of:=[Males.AF17]+[Females.AF17]" office:value-type="float" office:value="82885" calcext:value-type="float">
            <text:p>82,885</text:p>
          </table:table-cell>
          <table:table-cell table:formula="of:=[Males.AG17]+[Females.AG17]" office:value-type="float" office:value="81772" calcext:value-type="float">
            <text:p>81,772</text:p>
          </table:table-cell>
          <table:table-cell table:formula="of:=[Males.AH17]+[Females.AH17]" office:value-type="float" office:value="80793" calcext:value-type="float">
            <text:p>80,793</text:p>
          </table:table-cell>
          <table:table-cell table:formula="of:=[Males.AI17]+[Females.AI17]" office:value-type="float" office:value="80387" calcext:value-type="float">
            <text:p>80,387</text:p>
          </table:table-cell>
          <table:table-cell table:formula="of:=[Males.AJ17]+[Females.AJ17]" office:value-type="float" office:value="78685" calcext:value-type="float">
            <text:p>78,685</text:p>
          </table:table-cell>
          <table:table-cell table:formula="of:=[Males.AK17]+[Females.AK17]" office:value-type="float" office:value="77005" calcext:value-type="float">
            <text:p>77,005</text:p>
          </table:table-cell>
          <table:table-cell table:formula="of:=[Males.AL17]+[Females.AL17]" office:value-type="float" office:value="74968" calcext:value-type="float">
            <text:p>74,968</text:p>
          </table:table-cell>
          <table:table-cell table:formula="of:=[Males.AM17]+[Females.AM17]" office:value-type="float" office:value="72925" calcext:value-type="float">
            <text:p>72,925</text:p>
          </table:table-cell>
          <table:table-cell table:formula="of:=[Males.AN17]+[Females.AN17]" office:value-type="float" office:value="71512" calcext:value-type="float">
            <text:p>71,512</text:p>
          </table:table-cell>
          <table:table-cell table:formula="of:=[Males.AO17]+[Females.AO17]" office:value-type="float" office:value="68661" calcext:value-type="float">
            <text:p>68,661</text:p>
          </table:table-cell>
          <table:table-cell table:formula="of:=[Males.AP17]+[Females.AP17]" office:value-type="float" office:value="68460" calcext:value-type="float">
            <text:p>68,460</text:p>
          </table:table-cell>
          <table:table-cell table:formula="of:=[Males.AQ17]+[Females.AQ17]" office:value-type="float" office:value="67031" calcext:value-type="float">
            <text:p>67,031</text:p>
          </table:table-cell>
          <table:table-cell table:formula="of:=[Males.AR17]+[Females.AR17]" office:value-type="float" office:value="64757" calcext:value-type="float">
            <text:p>64,757</text:p>
          </table:table-cell>
          <table:table-cell table:formula="of:=[Males.AS17]+[Females.AS17]" office:value-type="float" office:value="66794" calcext:value-type="float">
            <text:p>66,794</text:p>
          </table:table-cell>
          <table:table-cell table:formula="of:=[Males.AT17]+[Females.AT17]" office:value-type="float" office:value="67604" calcext:value-type="float">
            <text:p>67,604</text:p>
          </table:table-cell>
          <table:table-cell table:formula="of:=[Males.AU17]+[Females.AU17]" office:value-type="float" office:value="69932" calcext:value-type="float">
            <text:p>69,932</text:p>
          </table:table-cell>
          <table:table-cell table:formula="of:=[Males.AV17]+[Females.AV17]" office:value-type="float" office:value="72933" calcext:value-type="float">
            <text:p>72,933</text:p>
          </table:table-cell>
          <table:table-cell table:formula="of:=[Males.AW17]+[Females.AW17]" office:value-type="float" office:value="79396" calcext:value-type="float">
            <text:p>79,396</text:p>
          </table:table-cell>
          <table:table-cell table:formula="of:=[Males.AX17]+[Females.AX17]" office:value-type="float" office:value="61433" calcext:value-type="float">
            <text:p>61,433</text:p>
          </table:table-cell>
          <table:table-cell table:formula="of:=[Males.AY17]+[Females.AY17]" office:value-type="float" office:value="59069" calcext:value-type="float">
            <text:p>59,069</text:p>
          </table:table-cell>
          <table:table-cell table:formula="of:=[Males.AZ17]+[Females.AZ17]" office:value-type="float" office:value="61286" calcext:value-type="float">
            <text:p>61,286</text:p>
          </table:table-cell>
          <table:table-cell table:formula="of:=[Males.BA17]+[Females.BA17]" office:value-type="float" office:value="60222" calcext:value-type="float">
            <text:p>60,222</text:p>
          </table:table-cell>
          <table:table-cell table:formula="of:=[Males.BB17]+[Females.BB17]" office:value-type="float" office:value="56679" calcext:value-type="float">
            <text:p>56,679</text:p>
          </table:table-cell>
          <table:table-cell table:formula="of:=[Males.BC17]+[Females.BC17]" office:value-type="float" office:value="53800" calcext:value-type="float">
            <text:p>53,800</text:p>
          </table:table-cell>
          <table:table-cell table:formula="of:=[Males.BD17]+[Females.BD17]" office:value-type="float" office:value="56016" calcext:value-type="float">
            <text:p>56,016</text:p>
          </table:table-cell>
          <table:table-cell table:formula="of:=[Males.BE17]+[Females.BE17]" office:value-type="float" office:value="56183" calcext:value-type="float">
            <text:p>56,183</text:p>
          </table:table-cell>
          <table:table-cell table:formula="of:=[Males.BF17]+[Females.BF17]" office:value-type="float" office:value="55904" calcext:value-type="float">
            <text:p>55,904</text:p>
          </table:table-cell>
          <table:table-cell table:formula="of:=[Males.BG17]+[Females.BG17]" office:value-type="float" office:value="54900" calcext:value-type="float">
            <text:p>54,900</text:p>
          </table:table-cell>
          <table:table-cell table:formula="of:=[Males.BH17]+[Females.BH17]" office:value-type="float" office:value="54429" calcext:value-type="float">
            <text:p>54,429</text:p>
          </table:table-cell>
          <table:table-cell table:formula="of:=[Males.BI17]+[Females.BI17]" office:value-type="float" office:value="53489" calcext:value-type="float">
            <text:p>53,489</text:p>
          </table:table-cell>
          <table:table-cell table:formula="of:=[Males.BJ17]+[Females.BJ17]" office:value-type="float" office:value="52385" calcext:value-type="float">
            <text:p>52,385</text:p>
          </table:table-cell>
          <table:table-cell table:formula="of:=[Males.BK17]+[Females.BK17]" office:value-type="float" office:value="51583" calcext:value-type="float">
            <text:p>51,583</text:p>
          </table:table-cell>
          <table:table-cell table:formula="of:=[Males.BL17]+[Females.BL17]" office:value-type="float" office:value="53025" calcext:value-type="float">
            <text:p>53,025</text:p>
          </table:table-cell>
          <table:table-cell table:formula="of:=[Males.BM17]+[Females.BM17]" office:value-type="float" office:value="52421" calcext:value-type="float">
            <text:p>52,421</text:p>
          </table:table-cell>
          <table:table-cell table:formula="of:=[Males.BN17]+[Females.BN17]" office:value-type="float" office:value="51473" calcext:value-type="float">
            <text:p>51,473</text:p>
          </table:table-cell>
          <table:table-cell table:formula="of:=[Males.BO17]+[Females.BO17]" office:value-type="float" office:value="50352" calcext:value-type="float">
            <text:p>50,352</text:p>
          </table:table-cell>
          <table:table-cell table:formula="of:=[Males.BP17]+[Females.BP17]" office:value-type="float" office:value="48367" calcext:value-type="float">
            <text:p>48,367</text:p>
          </table:table-cell>
          <table:table-cell table:formula="of:=[Males.BQ17]+[Females.BQ17]" office:value-type="float" office:value="47899" calcext:value-type="float">
            <text:p>47,899</text:p>
          </table:table-cell>
          <table:table-cell table:formula="of:=[Males.BR17]+[Females.BR17]" office:value-type="float" office:value="48084" calcext:value-type="float">
            <text:p>48,084</text:p>
          </table:table-cell>
          <table:table-cell table:formula="of:=[Males.BS17]+[Females.BS17]" office:value-type="float" office:value="45682" calcext:value-type="float">
            <text:p>45,682</text:p>
          </table:table-cell>
          <table:table-cell table:formula="of:=[Males.BT17]+[Females.BT17]" office:value-type="float" office:value="44584" calcext:value-type="float">
            <text:p>44,584</text:p>
          </table:table-cell>
          <table:table-cell table:formula="of:=[Males.BU17]+[Females.BU17]" office:value-type="float" office:value="42518" calcext:value-type="float">
            <text:p>42,518</text:p>
          </table:table-cell>
          <table:table-cell table:formula="of:=[Males.BV17]+[Females.BV17]" office:value-type="float" office:value="43566" calcext:value-type="float">
            <text:p>43,566</text:p>
          </table:table-cell>
          <table:table-cell table:formula="of:=[Males.BW17]+[Females.BW17]" office:value-type="float" office:value="42816" calcext:value-type="float">
            <text:p>42,816</text:p>
          </table:table-cell>
          <table:table-cell table:formula="of:=[Males.BX17]+[Females.BX17]" office:value-type="float" office:value="43176" calcext:value-type="float">
            <text:p>43,176</text:p>
          </table:table-cell>
          <table:table-cell table:formula="of:=[Males.BY17]+[Females.BY17]" office:value-type="float" office:value="29015" calcext:value-type="float">
            <text:p>29,015</text:p>
          </table:table-cell>
          <table:table-cell table:formula="of:=[Males.BZ17]+[Females.BZ17]" office:value-type="float" office:value="26816" calcext:value-type="float">
            <text:p>26,816</text:p>
          </table:table-cell>
          <table:table-cell table:formula="of:=[Males.CA17]+[Females.CA17]" office:value-type="float" office:value="27095" calcext:value-type="float">
            <text:p>27,095</text:p>
          </table:table-cell>
          <table:table-cell table:formula="of:=[Males.CB17]+[Females.CB17]" office:value-type="float" office:value="27555" calcext:value-type="float">
            <text:p>27,555</text:p>
          </table:table-cell>
          <table:table-cell table:formula="of:=[Males.CC17]+[Females.CC17]" office:value-type="float" office:value="27514" calcext:value-type="float">
            <text:p>27,514</text:p>
          </table:table-cell>
          <table:table-cell table:formula="of:=[Males.CD17]+[Females.CD17]" office:value-type="float" office:value="25634" calcext:value-type="float">
            <text:p>25,634</text:p>
          </table:table-cell>
          <table:table-cell table:formula="of:=[Males.CE17]+[Females.CE17]" office:value-type="float" office:value="23338" calcext:value-type="float">
            <text:p>23,338</text:p>
          </table:table-cell>
          <table:table-cell table:formula="of:=[Males.CF17]+[Females.CF17]" office:value-type="float" office:value="20780" calcext:value-type="float">
            <text:p>20,780</text:p>
          </table:table-cell>
          <table:table-cell table:formula="of:=[Males.CG17]+[Females.CG17]" office:value-type="float" office:value="18820" calcext:value-type="float">
            <text:p>18,820</text:p>
          </table:table-cell>
          <table:table-cell table:formula="of:=[Males.CH17]+[Females.CH17]" office:value-type="float" office:value="17025" calcext:value-type="float">
            <text:p>17,025</text:p>
          </table:table-cell>
          <table:table-cell table:formula="of:=[Males.CI17]+[Females.CI17]" office:value-type="float" office:value="15000" calcext:value-type="float">
            <text:p>15,000</text:p>
          </table:table-cell>
          <table:table-cell table:formula="of:=[Males.CJ17]+[Females.CJ17]" office:value-type="float" office:value="12719" calcext:value-type="float">
            <text:p>12,719</text:p>
          </table:table-cell>
          <table:table-cell table:formula="of:=[Males.CK17]+[Females.CK17]" office:value-type="float" office:value="10245" calcext:value-type="float">
            <text:p>10,245</text:p>
          </table:table-cell>
          <table:table-cell table:formula="of:=[Males.CL17]+[Females.CL17]" office:value-type="float" office:value="8884" calcext:value-type="float">
            <text:p>8,884</text:p>
          </table:table-cell>
          <table:table-cell table:formula="of:=[Males.CM17]+[Females.CM17]" office:value-type="float" office:value="7326" calcext:value-type="float">
            <text:p>7,326</text:p>
          </table:table-cell>
          <table:table-cell table:formula="of:=[Males.CN17]+[Females.CN17]" office:value-type="float" office:value="22482" calcext:value-type="float">
            <text:p>22,482</text:p>
          </table:table-cell>
          <table:table-cell table:style-name="ce35" table:formula="of:=SUM([.B17:.CN17])" office:value-type="float" office:value="5102210" calcext:value-type="float">
            <text:p>5,102,210</text:p>
          </table:table-cell>
          <table:table-cell table:number-columns-repeated="931"/>
        </table:table-row>
        <table:table-row table:style-name="ro5">
          <table:table-cell table:formula="of:=[Males.A18]" office:value-type="float" office:value="1995" calcext:value-type="float">
            <text:p>1995</text:p>
          </table:table-cell>
          <table:table-cell table:formula="of:=[Males.B18]+[Females.B18]" office:value-type="float" office:value="60234" calcext:value-type="float">
            <text:p>60,234</text:p>
          </table:table-cell>
          <table:table-cell table:formula="of:=[Males.C18]+[Females.C18]" office:value-type="float" office:value="62510" calcext:value-type="float">
            <text:p>62,510</text:p>
          </table:table-cell>
          <table:table-cell table:formula="of:=[Males.D18]+[Females.D18]" office:value-type="float" office:value="63805" calcext:value-type="float">
            <text:p>63,805</text:p>
          </table:table-cell>
          <table:table-cell table:formula="of:=[Males.E18]+[Females.E18]" office:value-type="float" office:value="66213" calcext:value-type="float">
            <text:p>66,213</text:p>
          </table:table-cell>
          <table:table-cell table:formula="of:=[Males.F18]+[Females.F18]" office:value-type="float" office:value="65564" calcext:value-type="float">
            <text:p>65,564</text:p>
          </table:table-cell>
          <table:table-cell table:formula="of:=[Males.G18]+[Females.G18]" office:value-type="float" office:value="63458" calcext:value-type="float">
            <text:p>63,458</text:p>
          </table:table-cell>
          <table:table-cell table:formula="of:=[Males.H18]+[Females.H18]" office:value-type="float" office:value="63781" calcext:value-type="float">
            <text:p>63,781</text:p>
          </table:table-cell>
          <table:table-cell table:formula="of:=[Males.I18]+[Females.I18]" office:value-type="float" office:value="66124" calcext:value-type="float">
            <text:p>66,124</text:p>
          </table:table-cell>
          <table:table-cell table:formula="of:=[Males.J18]+[Females.J18]" office:value-type="float" office:value="65210" calcext:value-type="float">
            <text:p>65,210</text:p>
          </table:table-cell>
          <table:table-cell table:formula="of:=[Males.K18]+[Females.K18]" office:value-type="float" office:value="65808" calcext:value-type="float">
            <text:p>65,808</text:p>
          </table:table-cell>
          <table:table-cell table:formula="of:=[Males.L18]+[Females.L18]" office:value-type="float" office:value="64953" calcext:value-type="float">
            <text:p>64,953</text:p>
          </table:table-cell>
          <table:table-cell table:formula="of:=[Males.M18]+[Females.M18]" office:value-type="float" office:value="62358" calcext:value-type="float">
            <text:p>62,358</text:p>
          </table:table-cell>
          <table:table-cell table:formula="of:=[Males.N18]+[Females.N18]" office:value-type="float" office:value="62929" calcext:value-type="float">
            <text:p>62,929</text:p>
          </table:table-cell>
          <table:table-cell table:formula="of:=[Males.O18]+[Females.O18]" office:value-type="float" office:value="64017" calcext:value-type="float">
            <text:p>64,017</text:p>
          </table:table-cell>
          <table:table-cell table:formula="of:=[Males.P18]+[Females.P18]" office:value-type="float" office:value="66400" calcext:value-type="float">
            <text:p>66,400</text:p>
          </table:table-cell>
          <table:table-cell table:formula="of:=[Males.Q18]+[Females.Q18]" office:value-type="float" office:value="65191" calcext:value-type="float">
            <text:p>65,191</text:p>
          </table:table-cell>
          <table:table-cell table:formula="of:=[Males.R18]+[Females.R18]" office:value-type="float" office:value="62668" calcext:value-type="float">
            <text:p>62,668</text:p>
          </table:table-cell>
          <table:table-cell table:formula="of:=[Males.S18]+[Females.S18]" office:value-type="float" office:value="58143" calcext:value-type="float">
            <text:p>58,143</text:p>
          </table:table-cell>
          <table:table-cell table:formula="of:=[Males.T18]+[Females.T18]" office:value-type="float" office:value="57388" calcext:value-type="float">
            <text:p>57,388</text:p>
          </table:table-cell>
          <table:table-cell table:formula="of:=[Males.U18]+[Females.U18]" office:value-type="float" office:value="64449" calcext:value-type="float">
            <text:p>64,449</text:p>
          </table:table-cell>
          <table:table-cell table:formula="of:=[Males.V18]+[Females.V18]" office:value-type="float" office:value="66178" calcext:value-type="float">
            <text:p>66,178</text:p>
          </table:table-cell>
          <table:table-cell table:formula="of:=[Males.W18]+[Females.W18]" office:value-type="float" office:value="67642" calcext:value-type="float">
            <text:p>67,642</text:p>
          </table:table-cell>
          <table:table-cell table:formula="of:=[Males.X18]+[Females.X18]" office:value-type="float" office:value="71373" calcext:value-type="float">
            <text:p>71,373</text:p>
          </table:table-cell>
          <table:table-cell table:formula="of:=[Males.Y18]+[Females.Y18]" office:value-type="float" office:value="74603" calcext:value-type="float">
            <text:p>74,603</text:p>
          </table:table-cell>
          <table:table-cell table:formula="of:=[Males.Z18]+[Females.Z18]" office:value-type="float" office:value="77484" calcext:value-type="float">
            <text:p>77,484</text:p>
          </table:table-cell>
          <table:table-cell table:formula="of:=[Males.AA18]+[Females.AA18]" office:value-type="float" office:value="76777" calcext:value-type="float">
            <text:p>76,777</text:p>
          </table:table-cell>
          <table:table-cell table:formula="of:=[Males.AB18]+[Females.AB18]" office:value-type="float" office:value="78955" calcext:value-type="float">
            <text:p>78,955</text:p>
          </table:table-cell>
          <table:table-cell table:formula="of:=[Males.AC18]+[Females.AC18]" office:value-type="float" office:value="80510" calcext:value-type="float">
            <text:p>80,510</text:p>
          </table:table-cell>
          <table:table-cell table:formula="of:=[Males.AD18]+[Females.AD18]" office:value-type="float" office:value="81799" calcext:value-type="float">
            <text:p>81,799</text:p>
          </table:table-cell>
          <table:table-cell table:formula="of:=[Males.AE18]+[Females.AE18]" office:value-type="float" office:value="80183" calcext:value-type="float">
            <text:p>80,183</text:p>
          </table:table-cell>
          <table:table-cell table:formula="of:=[Males.AF18]+[Females.AF18]" office:value-type="float" office:value="83193" calcext:value-type="float">
            <text:p>83,193</text:p>
          </table:table-cell>
          <table:table-cell table:formula="of:=[Males.AG18]+[Females.AG18]" office:value-type="float" office:value="82732" calcext:value-type="float">
            <text:p>82,732</text:p>
          </table:table-cell>
          <table:table-cell table:formula="of:=[Males.AH18]+[Females.AH18]" office:value-type="float" office:value="81664" calcext:value-type="float">
            <text:p>81,664</text:p>
          </table:table-cell>
          <table:table-cell table:formula="of:=[Males.AI18]+[Females.AI18]" office:value-type="float" office:value="80699" calcext:value-type="float">
            <text:p>80,699</text:p>
          </table:table-cell>
          <table:table-cell table:formula="of:=[Males.AJ18]+[Females.AJ18]" office:value-type="float" office:value="80086" calcext:value-type="float">
            <text:p>80,086</text:p>
          </table:table-cell>
          <table:table-cell table:formula="of:=[Males.AK18]+[Females.AK18]" office:value-type="float" office:value="78444" calcext:value-type="float">
            <text:p>78,444</text:p>
          </table:table-cell>
          <table:table-cell table:formula="of:=[Males.AL18]+[Females.AL18]" office:value-type="float" office:value="76989" calcext:value-type="float">
            <text:p>76,989</text:p>
          </table:table-cell>
          <table:table-cell table:formula="of:=[Males.AM18]+[Females.AM18]" office:value-type="float" office:value="74959" calcext:value-type="float">
            <text:p>74,959</text:p>
          </table:table-cell>
          <table:table-cell table:formula="of:=[Males.AN18]+[Females.AN18]" office:value-type="float" office:value="72998" calcext:value-type="float">
            <text:p>72,998</text:p>
          </table:table-cell>
          <table:table-cell table:formula="of:=[Males.AO18]+[Females.AO18]" office:value-type="float" office:value="71505" calcext:value-type="float">
            <text:p>71,505</text:p>
          </table:table-cell>
          <table:table-cell table:formula="of:=[Males.AP18]+[Females.AP18]" office:value-type="float" office:value="68723" calcext:value-type="float">
            <text:p>68,723</text:p>
          </table:table-cell>
          <table:table-cell table:formula="of:=[Males.AQ18]+[Females.AQ18]" office:value-type="float" office:value="68406" calcext:value-type="float">
            <text:p>68,406</text:p>
          </table:table-cell>
          <table:table-cell table:formula="of:=[Males.AR18]+[Females.AR18]" office:value-type="float" office:value="67006" calcext:value-type="float">
            <text:p>67,006</text:p>
          </table:table-cell>
          <table:table-cell table:formula="of:=[Males.AS18]+[Females.AS18]" office:value-type="float" office:value="64791" calcext:value-type="float">
            <text:p>64,791</text:p>
          </table:table-cell>
          <table:table-cell table:formula="of:=[Males.AT18]+[Females.AT18]" office:value-type="float" office:value="66798" calcext:value-type="float">
            <text:p>66,798</text:p>
          </table:table-cell>
          <table:table-cell table:formula="of:=[Males.AU18]+[Females.AU18]" office:value-type="float" office:value="67518" calcext:value-type="float">
            <text:p>67,518</text:p>
          </table:table-cell>
          <table:table-cell table:formula="of:=[Males.AV18]+[Females.AV18]" office:value-type="float" office:value="69879" calcext:value-type="float">
            <text:p>69,879</text:p>
          </table:table-cell>
          <table:table-cell table:formula="of:=[Males.AW18]+[Females.AW18]" office:value-type="float" office:value="72770" calcext:value-type="float">
            <text:p>72,770</text:p>
          </table:table-cell>
          <table:table-cell table:formula="of:=[Males.AX18]+[Females.AX18]" office:value-type="float" office:value="79231" calcext:value-type="float">
            <text:p>79,231</text:p>
          </table:table-cell>
          <table:table-cell table:formula="of:=[Males.AY18]+[Females.AY18]" office:value-type="float" office:value="61334" calcext:value-type="float">
            <text:p>61,334</text:p>
          </table:table-cell>
          <table:table-cell table:formula="of:=[Males.AZ18]+[Females.AZ18]" office:value-type="float" office:value="58942" calcext:value-type="float">
            <text:p>58,942</text:p>
          </table:table-cell>
          <table:table-cell table:formula="of:=[Males.BA18]+[Females.BA18]" office:value-type="float" office:value="61115" calcext:value-type="float">
            <text:p>61,115</text:p>
          </table:table-cell>
          <table:table-cell table:formula="of:=[Males.BB18]+[Females.BB18]" office:value-type="float" office:value="60038" calcext:value-type="float">
            <text:p>60,038</text:p>
          </table:table-cell>
          <table:table-cell table:formula="of:=[Males.BC18]+[Females.BC18]" office:value-type="float" office:value="56427" calcext:value-type="float">
            <text:p>56,427</text:p>
          </table:table-cell>
          <table:table-cell table:formula="of:=[Males.BD18]+[Females.BD18]" office:value-type="float" office:value="53576" calcext:value-type="float">
            <text:p>53,576</text:p>
          </table:table-cell>
          <table:table-cell table:formula="of:=[Males.BE18]+[Females.BE18]" office:value-type="float" office:value="55759" calcext:value-type="float">
            <text:p>55,759</text:p>
          </table:table-cell>
          <table:table-cell table:formula="of:=[Males.BF18]+[Females.BF18]" office:value-type="float" office:value="55800" calcext:value-type="float">
            <text:p>55,800</text:p>
          </table:table-cell>
          <table:table-cell table:formula="of:=[Males.BG18]+[Females.BG18]" office:value-type="float" office:value="55472" calcext:value-type="float">
            <text:p>55,472</text:p>
          </table:table-cell>
          <table:table-cell table:formula="of:=[Males.BH18]+[Females.BH18]" office:value-type="float" office:value="54483" calcext:value-type="float">
            <text:p>54,483</text:p>
          </table:table-cell>
          <table:table-cell table:formula="of:=[Males.BI18]+[Females.BI18]" office:value-type="float" office:value="54023" calcext:value-type="float">
            <text:p>54,023</text:p>
          </table:table-cell>
          <table:table-cell table:formula="of:=[Males.BJ18]+[Females.BJ18]" office:value-type="float" office:value="53050" calcext:value-type="float">
            <text:p>53,050</text:p>
          </table:table-cell>
          <table:table-cell table:formula="of:=[Males.BK18]+[Females.BK18]" office:value-type="float" office:value="51786" calcext:value-type="float">
            <text:p>51,786</text:p>
          </table:table-cell>
          <table:table-cell table:formula="of:=[Males.BL18]+[Females.BL18]" office:value-type="float" office:value="50952" calcext:value-type="float">
            <text:p>50,952</text:p>
          </table:table-cell>
          <table:table-cell table:formula="of:=[Males.BM18]+[Females.BM18]" office:value-type="float" office:value="52248" calcext:value-type="float">
            <text:p>52,248</text:p>
          </table:table-cell>
          <table:table-cell table:formula="of:=[Males.BN18]+[Females.BN18]" office:value-type="float" office:value="51556" calcext:value-type="float">
            <text:p>51,556</text:p>
          </table:table-cell>
          <table:table-cell table:formula="of:=[Males.BO18]+[Females.BO18]" office:value-type="float" office:value="50478" calcext:value-type="float">
            <text:p>50,478</text:p>
          </table:table-cell>
          <table:table-cell table:formula="of:=[Males.BP18]+[Females.BP18]" office:value-type="float" office:value="49363" calcext:value-type="float">
            <text:p>49,363</text:p>
          </table:table-cell>
          <table:table-cell table:formula="of:=[Males.BQ18]+[Females.BQ18]" office:value-type="float" office:value="47129" calcext:value-type="float">
            <text:p>47,129</text:p>
          </table:table-cell>
          <table:table-cell table:formula="of:=[Males.BR18]+[Females.BR18]" office:value-type="float" office:value="46616" calcext:value-type="float">
            <text:p>46,616</text:p>
          </table:table-cell>
          <table:table-cell table:formula="of:=[Males.BS18]+[Females.BS18]" office:value-type="float" office:value="46757" calcext:value-type="float">
            <text:p>46,757</text:p>
          </table:table-cell>
          <table:table-cell table:formula="of:=[Males.BT18]+[Females.BT18]" office:value-type="float" office:value="44240" calcext:value-type="float">
            <text:p>44,240</text:p>
          </table:table-cell>
          <table:table-cell table:formula="of:=[Males.BU18]+[Females.BU18]" office:value-type="float" office:value="43096" calcext:value-type="float">
            <text:p>43,096</text:p>
          </table:table-cell>
          <table:table-cell table:formula="of:=[Males.BV18]+[Females.BV18]" office:value-type="float" office:value="40858" calcext:value-type="float">
            <text:p>40,858</text:p>
          </table:table-cell>
          <table:table-cell table:formula="of:=[Males.BW18]+[Females.BW18]" office:value-type="float" office:value="41757" calcext:value-type="float">
            <text:p>41,757</text:p>
          </table:table-cell>
          <table:table-cell table:formula="of:=[Males.BX18]+[Females.BX18]" office:value-type="float" office:value="40970" calcext:value-type="float">
            <text:p>40,970</text:p>
          </table:table-cell>
          <table:table-cell table:formula="of:=[Males.BY18]+[Females.BY18]" office:value-type="float" office:value="41132" calcext:value-type="float">
            <text:p>41,132</text:p>
          </table:table-cell>
          <table:table-cell table:formula="of:=[Males.BZ18]+[Females.BZ18]" office:value-type="float" office:value="27567" calcext:value-type="float">
            <text:p>27,567</text:p>
          </table:table-cell>
          <table:table-cell table:formula="of:=[Males.CA18]+[Females.CA18]" office:value-type="float" office:value="25193" calcext:value-type="float">
            <text:p>25,193</text:p>
          </table:table-cell>
          <table:table-cell table:formula="of:=[Males.CB18]+[Females.CB18]" office:value-type="float" office:value="25398" calcext:value-type="float">
            <text:p>25,398</text:p>
          </table:table-cell>
          <table:table-cell table:formula="of:=[Males.CC18]+[Females.CC18]" office:value-type="float" office:value="25724" calcext:value-type="float">
            <text:p>25,724</text:p>
          </table:table-cell>
          <table:table-cell table:formula="of:=[Males.CD18]+[Females.CD18]" office:value-type="float" office:value="25540" calcext:value-type="float">
            <text:p>25,540</text:p>
          </table:table-cell>
          <table:table-cell table:formula="of:=[Males.CE18]+[Females.CE18]" office:value-type="float" office:value="23643" calcext:value-type="float">
            <text:p>23,643</text:p>
          </table:table-cell>
          <table:table-cell table:formula="of:=[Males.CF18]+[Females.CF18]" office:value-type="float" office:value="21372" calcext:value-type="float">
            <text:p>21,372</text:p>
          </table:table-cell>
          <table:table-cell table:formula="of:=[Males.CG18]+[Females.CG18]" office:value-type="float" office:value="18844" calcext:value-type="float">
            <text:p>18,844</text:p>
          </table:table-cell>
          <table:table-cell table:formula="of:=[Males.CH18]+[Females.CH18]" office:value-type="float" office:value="16856" calcext:value-type="float">
            <text:p>16,856</text:p>
          </table:table-cell>
          <table:table-cell table:formula="of:=[Males.CI18]+[Females.CI18]" office:value-type="float" office:value="15148" calcext:value-type="float">
            <text:p>15,148</text:p>
          </table:table-cell>
          <table:table-cell table:formula="of:=[Males.CJ18]+[Females.CJ18]" office:value-type="float" office:value="13257" calcext:value-type="float">
            <text:p>13,257</text:p>
          </table:table-cell>
          <table:table-cell table:formula="of:=[Males.CK18]+[Females.CK18]" office:value-type="float" office:value="11104" calcext:value-type="float">
            <text:p>11,104</text:p>
          </table:table-cell>
          <table:table-cell table:formula="of:=[Males.CL18]+[Females.CL18]" office:value-type="float" office:value="8835" calcext:value-type="float">
            <text:p>8,835</text:p>
          </table:table-cell>
          <table:table-cell table:formula="of:=[Males.CM18]+[Females.CM18]" office:value-type="float" office:value="7583" calcext:value-type="float">
            <text:p>7,583</text:p>
          </table:table-cell>
          <table:table-cell table:formula="of:=[Males.CN18]+[Females.CN18]" office:value-type="float" office:value="23571" calcext:value-type="float">
            <text:p>23,571</text:p>
          </table:table-cell>
          <table:table-cell table:style-name="ce35" table:formula="of:=SUM([.B18:.CN18])" office:value-type="float" office:value="5103690" calcext:value-type="float">
            <text:p>5,103,690</text:p>
          </table:table-cell>
          <table:table-cell table:number-columns-repeated="931"/>
        </table:table-row>
        <table:table-row table:style-name="ro5">
          <table:table-cell table:formula="of:=[Males.A19]" office:value-type="float" office:value="1996" calcext:value-type="float">
            <text:p>1996</text:p>
          </table:table-cell>
          <table:table-cell table:formula="of:=[Males.B19]+[Females.B19]" office:value-type="float" office:value="58511" calcext:value-type="float">
            <text:p>58,511</text:p>
          </table:table-cell>
          <table:table-cell table:formula="of:=[Males.C19]+[Females.C19]" office:value-type="float" office:value="59955" calcext:value-type="float">
            <text:p>59,955</text:p>
          </table:table-cell>
          <table:table-cell table:formula="of:=[Males.D19]+[Females.D19]" office:value-type="float" office:value="62136" calcext:value-type="float">
            <text:p>62,136</text:p>
          </table:table-cell>
          <table:table-cell table:formula="of:=[Males.E19]+[Females.E19]" office:value-type="float" office:value="63594" calcext:value-type="float">
            <text:p>63,594</text:p>
          </table:table-cell>
          <table:table-cell table:formula="of:=[Males.F19]+[Females.F19]" office:value-type="float" office:value="65887" calcext:value-type="float">
            <text:p>65,887</text:p>
          </table:table-cell>
          <table:table-cell table:formula="of:=[Males.G19]+[Females.G19]" office:value-type="float" office:value="65501" calcext:value-type="float">
            <text:p>65,501</text:p>
          </table:table-cell>
          <table:table-cell table:formula="of:=[Males.H19]+[Females.H19]" office:value-type="float" office:value="63344" calcext:value-type="float">
            <text:p>63,344</text:p>
          </table:table-cell>
          <table:table-cell table:formula="of:=[Males.I19]+[Females.I19]" office:value-type="float" office:value="63645" calcext:value-type="float">
            <text:p>63,645</text:p>
          </table:table-cell>
          <table:table-cell table:formula="of:=[Males.J19]+[Females.J19]" office:value-type="float" office:value="65929" calcext:value-type="float">
            <text:p>65,929</text:p>
          </table:table-cell>
          <table:table-cell table:formula="of:=[Males.K19]+[Females.K19]" office:value-type="float" office:value="65121" calcext:value-type="float">
            <text:p>65,121</text:p>
          </table:table-cell>
          <table:table-cell table:formula="of:=[Males.L19]+[Females.L19]" office:value-type="float" office:value="65669" calcext:value-type="float">
            <text:p>65,669</text:p>
          </table:table-cell>
          <table:table-cell table:formula="of:=[Males.M19]+[Females.M19]" office:value-type="float" office:value="64943" calcext:value-type="float">
            <text:p>64,943</text:p>
          </table:table-cell>
          <table:table-cell table:formula="of:=[Males.N19]+[Females.N19]" office:value-type="float" office:value="62224" calcext:value-type="float">
            <text:p>62,224</text:p>
          </table:table-cell>
          <table:table-cell table:formula="of:=[Males.O19]+[Females.O19]" office:value-type="float" office:value="62625" calcext:value-type="float">
            <text:p>62,625</text:p>
          </table:table-cell>
          <table:table-cell table:formula="of:=[Males.P19]+[Females.P19]" office:value-type="float" office:value="63706" calcext:value-type="float">
            <text:p>63,706</text:p>
          </table:table-cell>
          <table:table-cell table:formula="of:=[Males.Q19]+[Females.Q19]" office:value-type="float" office:value="66194" calcext:value-type="float">
            <text:p>66,194</text:p>
          </table:table-cell>
          <table:table-cell table:formula="of:=[Males.R19]+[Females.R19]" office:value-type="float" office:value="64901" calcext:value-type="float">
            <text:p>64,901</text:p>
          </table:table-cell>
          <table:table-cell table:formula="of:=[Males.S19]+[Females.S19]" office:value-type="float" office:value="62267" calcext:value-type="float">
            <text:p>62,267</text:p>
          </table:table-cell>
          <table:table-cell table:formula="of:=[Males.T19]+[Females.T19]" office:value-type="float" office:value="57692" calcext:value-type="float">
            <text:p>57,692</text:p>
          </table:table-cell>
          <table:table-cell table:formula="of:=[Males.U19]+[Females.U19]" office:value-type="float" office:value="59393" calcext:value-type="float">
            <text:p>59,393</text:p>
          </table:table-cell>
          <table:table-cell table:formula="of:=[Males.V19]+[Females.V19]" office:value-type="float" office:value="64991" calcext:value-type="float">
            <text:p>64,991</text:p>
          </table:table-cell>
          <table:table-cell table:formula="of:=[Males.W19]+[Females.W19]" office:value-type="float" office:value="65905" calcext:value-type="float">
            <text:p>65,905</text:p>
          </table:table-cell>
          <table:table-cell table:formula="of:=[Males.X19]+[Females.X19]" office:value-type="float" office:value="66719" calcext:value-type="float">
            <text:p>66,719</text:p>
          </table:table-cell>
          <table:table-cell table:formula="of:=[Males.Y19]+[Females.Y19]" office:value-type="float" office:value="69747" calcext:value-type="float">
            <text:p>69,747</text:p>
          </table:table-cell>
          <table:table-cell table:formula="of:=[Males.Z19]+[Females.Z19]" office:value-type="float" office:value="73085" calcext:value-type="float">
            <text:p>73,085</text:p>
          </table:table-cell>
          <table:table-cell table:formula="of:=[Males.AA19]+[Females.AA19]" office:value-type="float" office:value="76403" calcext:value-type="float">
            <text:p>76,403</text:p>
          </table:table-cell>
          <table:table-cell table:formula="of:=[Males.AB19]+[Females.AB19]" office:value-type="float" office:value="75680" calcext:value-type="float">
            <text:p>75,680</text:p>
          </table:table-cell>
          <table:table-cell table:formula="of:=[Males.AC19]+[Females.AC19]" office:value-type="float" office:value="78163" calcext:value-type="float">
            <text:p>78,163</text:p>
          </table:table-cell>
          <table:table-cell table:formula="of:=[Males.AD19]+[Females.AD19]" office:value-type="float" office:value="79879" calcext:value-type="float">
            <text:p>79,879</text:p>
          </table:table-cell>
          <table:table-cell table:formula="of:=[Males.AE19]+[Females.AE19]" office:value-type="float" office:value="81299" calcext:value-type="float">
            <text:p>81,299</text:p>
          </table:table-cell>
          <table:table-cell table:formula="of:=[Males.AF19]+[Females.AF19]" office:value-type="float" office:value="79692" calcext:value-type="float">
            <text:p>79,692</text:p>
          </table:table-cell>
          <table:table-cell table:formula="of:=[Males.AG19]+[Females.AG19]" office:value-type="float" office:value="82732" calcext:value-type="float">
            <text:p>82,732</text:p>
          </table:table-cell>
          <table:table-cell table:formula="of:=[Males.AH19]+[Females.AH19]" office:value-type="float" office:value="82348" calcext:value-type="float">
            <text:p>82,348</text:p>
          </table:table-cell>
          <table:table-cell table:formula="of:=[Males.AI19]+[Females.AI19]" office:value-type="float" office:value="81474" calcext:value-type="float">
            <text:p>81,474</text:p>
          </table:table-cell>
          <table:table-cell table:formula="of:=[Males.AJ19]+[Females.AJ19]" office:value-type="float" office:value="80381" calcext:value-type="float">
            <text:p>80,381</text:p>
          </table:table-cell>
          <table:table-cell table:formula="of:=[Males.AK19]+[Females.AK19]" office:value-type="float" office:value="79782" calcext:value-type="float">
            <text:p>79,782</text:p>
          </table:table-cell>
          <table:table-cell table:formula="of:=[Males.AL19]+[Females.AL19]" office:value-type="float" office:value="78017" calcext:value-type="float">
            <text:p>78,017</text:p>
          </table:table-cell>
          <table:table-cell table:formula="of:=[Males.AM19]+[Females.AM19]" office:value-type="float" office:value="76691" calcext:value-type="float">
            <text:p>76,691</text:p>
          </table:table-cell>
          <table:table-cell table:formula="of:=[Males.AN19]+[Females.AN19]" office:value-type="float" office:value="74798" calcext:value-type="float">
            <text:p>74,798</text:p>
          </table:table-cell>
          <table:table-cell table:formula="of:=[Males.AO19]+[Females.AO19]" office:value-type="float" office:value="72844" calcext:value-type="float">
            <text:p>72,844</text:p>
          </table:table-cell>
          <table:table-cell table:formula="of:=[Males.AP19]+[Females.AP19]" office:value-type="float" office:value="71347" calcext:value-type="float">
            <text:p>71,347</text:p>
          </table:table-cell>
          <table:table-cell table:formula="of:=[Males.AQ19]+[Females.AQ19]" office:value-type="float" office:value="68588" calcext:value-type="float">
            <text:p>68,588</text:p>
          </table:table-cell>
          <table:table-cell table:formula="of:=[Males.AR19]+[Females.AR19]" office:value-type="float" office:value="68298" calcext:value-type="float">
            <text:p>68,298</text:p>
          </table:table-cell>
          <table:table-cell table:formula="of:=[Males.AS19]+[Females.AS19]" office:value-type="float" office:value="66873" calcext:value-type="float">
            <text:p>66,873</text:p>
          </table:table-cell>
          <table:table-cell table:formula="of:=[Males.AT19]+[Females.AT19]" office:value-type="float" office:value="64709" calcext:value-type="float">
            <text:p>64,709</text:p>
          </table:table-cell>
          <table:table-cell table:formula="of:=[Males.AU19]+[Females.AU19]" office:value-type="float" office:value="66613" calcext:value-type="float">
            <text:p>66,613</text:p>
          </table:table-cell>
          <table:table-cell table:formula="of:=[Males.AV19]+[Females.AV19]" office:value-type="float" office:value="67381" calcext:value-type="float">
            <text:p>67,381</text:p>
          </table:table-cell>
          <table:table-cell table:formula="of:=[Males.AW19]+[Females.AW19]" office:value-type="float" office:value="69717" calcext:value-type="float">
            <text:p>69,717</text:p>
          </table:table-cell>
          <table:table-cell table:formula="of:=[Males.AX19]+[Females.AX19]" office:value-type="float" office:value="72547" calcext:value-type="float">
            <text:p>72,547</text:p>
          </table:table-cell>
          <table:table-cell table:formula="of:=[Males.AY19]+[Females.AY19]" office:value-type="float" office:value="78915" calcext:value-type="float">
            <text:p>78,915</text:p>
          </table:table-cell>
          <table:table-cell table:formula="of:=[Males.AZ19]+[Females.AZ19]" office:value-type="float" office:value="61126" calcext:value-type="float">
            <text:p>61,126</text:p>
          </table:table-cell>
          <table:table-cell table:formula="of:=[Males.BA19]+[Females.BA19]" office:value-type="float" office:value="58774" calcext:value-type="float">
            <text:p>58,774</text:p>
          </table:table-cell>
          <table:table-cell table:formula="of:=[Males.BB19]+[Females.BB19]" office:value-type="float" office:value="60863" calcext:value-type="float">
            <text:p>60,863</text:p>
          </table:table-cell>
          <table:table-cell table:formula="of:=[Males.BC19]+[Females.BC19]" office:value-type="float" office:value="59733" calcext:value-type="float">
            <text:p>59,733</text:p>
          </table:table-cell>
          <table:table-cell table:formula="of:=[Males.BD19]+[Females.BD19]" office:value-type="float" office:value="56111" calcext:value-type="float">
            <text:p>56,111</text:p>
          </table:table-cell>
          <table:table-cell table:formula="of:=[Males.BE19]+[Females.BE19]" office:value-type="float" office:value="53329" calcext:value-type="float">
            <text:p>53,329</text:p>
          </table:table-cell>
          <table:table-cell table:formula="of:=[Males.BF19]+[Females.BF19]" office:value-type="float" office:value="55367" calcext:value-type="float">
            <text:p>55,367</text:p>
          </table:table-cell>
          <table:table-cell table:formula="of:=[Males.BG19]+[Females.BG19]" office:value-type="float" office:value="55340" calcext:value-type="float">
            <text:p>55,340</text:p>
          </table:table-cell>
          <table:table-cell table:formula="of:=[Males.BH19]+[Females.BH19]" office:value-type="float" office:value="55020" calcext:value-type="float">
            <text:p>55,020</text:p>
          </table:table-cell>
          <table:table-cell table:formula="of:=[Males.BI19]+[Females.BI19]" office:value-type="float" office:value="53943" calcext:value-type="float">
            <text:p>53,943</text:p>
          </table:table-cell>
          <table:table-cell table:formula="of:=[Males.BJ19]+[Females.BJ19]" office:value-type="float" office:value="53484" calcext:value-type="float">
            <text:p>53,484</text:p>
          </table:table-cell>
          <table:table-cell table:formula="of:=[Males.BK19]+[Females.BK19]" office:value-type="float" office:value="52505" calcext:value-type="float">
            <text:p>52,505</text:p>
          </table:table-cell>
          <table:table-cell table:formula="of:=[Males.BL19]+[Females.BL19]" office:value-type="float" office:value="51119" calcext:value-type="float">
            <text:p>51,119</text:p>
          </table:table-cell>
          <table:table-cell table:formula="of:=[Males.BM19]+[Females.BM19]" office:value-type="float" office:value="50193" calcext:value-type="float">
            <text:p>50,193</text:p>
          </table:table-cell>
          <table:table-cell table:formula="of:=[Males.BN19]+[Females.BN19]" office:value-type="float" office:value="51412" calcext:value-type="float">
            <text:p>51,412</text:p>
          </table:table-cell>
          <table:table-cell table:formula="of:=[Males.BO19]+[Females.BO19]" office:value-type="float" office:value="50562" calcext:value-type="float">
            <text:p>50,562</text:p>
          </table:table-cell>
          <table:table-cell table:formula="of:=[Males.BP19]+[Females.BP19]" office:value-type="float" office:value="49396" calcext:value-type="float">
            <text:p>49,396</text:p>
          </table:table-cell>
          <table:table-cell table:formula="of:=[Males.BQ19]+[Females.BQ19]" office:value-type="float" office:value="48196" calcext:value-type="float">
            <text:p>48,196</text:p>
          </table:table-cell>
          <table:table-cell table:formula="of:=[Males.BR19]+[Females.BR19]" office:value-type="float" office:value="45831" calcext:value-type="float">
            <text:p>45,831</text:p>
          </table:table-cell>
          <table:table-cell table:formula="of:=[Males.BS19]+[Females.BS19]" office:value-type="float" office:value="45219" calcext:value-type="float">
            <text:p>45,219</text:p>
          </table:table-cell>
          <table:table-cell table:formula="of:=[Males.BT19]+[Females.BT19]" office:value-type="float" office:value="45263" calcext:value-type="float">
            <text:p>45,263</text:p>
          </table:table-cell>
          <table:table-cell table:formula="of:=[Males.BU19]+[Females.BU19]" office:value-type="float" office:value="42620" calcext:value-type="float">
            <text:p>42,620</text:p>
          </table:table-cell>
          <table:table-cell table:formula="of:=[Males.BV19]+[Females.BV19]" office:value-type="float" office:value="41535" calcext:value-type="float">
            <text:p>41,535</text:p>
          </table:table-cell>
          <table:table-cell table:formula="of:=[Males.BW19]+[Females.BW19]" office:value-type="float" office:value="39205" calcext:value-type="float">
            <text:p>39,205</text:p>
          </table:table-cell>
          <table:table-cell table:formula="of:=[Males.BX19]+[Females.BX19]" office:value-type="float" office:value="39905" calcext:value-type="float">
            <text:p>39,905</text:p>
          </table:table-cell>
          <table:table-cell table:formula="of:=[Males.BY19]+[Females.BY19]" office:value-type="float" office:value="39016" calcext:value-type="float">
            <text:p>39,016</text:p>
          </table:table-cell>
          <table:table-cell table:formula="of:=[Males.BZ19]+[Females.BZ19]" office:value-type="float" office:value="39026" calcext:value-type="float">
            <text:p>39,026</text:p>
          </table:table-cell>
          <table:table-cell table:formula="of:=[Males.CA19]+[Females.CA19]" office:value-type="float" office:value="26017" calcext:value-type="float">
            <text:p>26,017</text:p>
          </table:table-cell>
          <table:table-cell table:formula="of:=[Males.CB19]+[Females.CB19]" office:value-type="float" office:value="23570" calcext:value-type="float">
            <text:p>23,570</text:p>
          </table:table-cell>
          <table:table-cell table:formula="of:=[Males.CC19]+[Females.CC19]" office:value-type="float" office:value="23604" calcext:value-type="float">
            <text:p>23,604</text:p>
          </table:table-cell>
          <table:table-cell table:formula="of:=[Males.CD19]+[Females.CD19]" office:value-type="float" office:value="23788" calcext:value-type="float">
            <text:p>23,788</text:p>
          </table:table-cell>
          <table:table-cell table:formula="of:=[Males.CE19]+[Females.CE19]" office:value-type="float" office:value="23465" calcext:value-type="float">
            <text:p>23,465</text:p>
          </table:table-cell>
          <table:table-cell table:formula="of:=[Males.CF19]+[Females.CF19]" office:value-type="float" office:value="21584" calcext:value-type="float">
            <text:p>21,584</text:p>
          </table:table-cell>
          <table:table-cell table:formula="of:=[Males.CG19]+[Females.CG19]" office:value-type="float" office:value="19276" calcext:value-type="float">
            <text:p>19,276</text:p>
          </table:table-cell>
          <table:table-cell table:formula="of:=[Males.CH19]+[Females.CH19]" office:value-type="float" office:value="16862" calcext:value-type="float">
            <text:p>16,862</text:p>
          </table:table-cell>
          <table:table-cell table:formula="of:=[Males.CI19]+[Females.CI19]" office:value-type="float" office:value="14947" calcext:value-type="float">
            <text:p>14,947</text:p>
          </table:table-cell>
          <table:table-cell table:formula="of:=[Males.CJ19]+[Females.CJ19]" office:value-type="float" office:value="13326" calcext:value-type="float">
            <text:p>13,326</text:p>
          </table:table-cell>
          <table:table-cell table:formula="of:=[Males.CK19]+[Females.CK19]" office:value-type="float" office:value="11523" calcext:value-type="float">
            <text:p>11,523</text:p>
          </table:table-cell>
          <table:table-cell table:formula="of:=[Males.CL19]+[Females.CL19]" office:value-type="float" office:value="9517" calcext:value-type="float">
            <text:p>9,517</text:p>
          </table:table-cell>
          <table:table-cell table:formula="of:=[Males.CM19]+[Females.CM19]" office:value-type="float" office:value="7407" calcext:value-type="float">
            <text:p>7,407</text:p>
          </table:table-cell>
          <table:table-cell table:formula="of:=[Males.CN19]+[Females.CN19]" office:value-type="float" office:value="24356" calcext:value-type="float">
            <text:p>24,356</text:p>
          </table:table-cell>
          <table:table-cell table:style-name="ce35" table:formula="of:=SUM([.B19:.CN19])" office:value-type="float" office:value="5092190" calcext:value-type="float">
            <text:p>5,092,190</text:p>
          </table:table-cell>
          <table:table-cell table:number-columns-repeated="931"/>
        </table:table-row>
        <table:table-row table:style-name="ro5">
          <table:table-cell table:formula="of:=[Males.A20]" office:value-type="float" office:value="1997" calcext:value-type="float">
            <text:p>1997</text:p>
          </table:table-cell>
          <table:table-cell table:formula="of:=[Males.B20]+[Females.B20]" office:value-type="float" office:value="59640" calcext:value-type="float">
            <text:p>59,640</text:p>
          </table:table-cell>
          <table:table-cell table:formula="of:=[Males.C20]+[Females.C20]" office:value-type="float" office:value="58318" calcext:value-type="float">
            <text:p>58,318</text:p>
          </table:table-cell>
          <table:table-cell table:formula="of:=[Males.D20]+[Females.D20]" office:value-type="float" office:value="59673" calcext:value-type="float">
            <text:p>59,673</text:p>
          </table:table-cell>
          <table:table-cell table:formula="of:=[Males.E20]+[Females.E20]" office:value-type="float" office:value="61834" calcext:value-type="float">
            <text:p>61,834</text:p>
          </table:table-cell>
          <table:table-cell table:formula="of:=[Males.F20]+[Females.F20]" office:value-type="float" office:value="63240" calcext:value-type="float">
            <text:p>63,240</text:p>
          </table:table-cell>
          <table:table-cell table:formula="of:=[Males.G20]+[Females.G20]" office:value-type="float" office:value="65638" calcext:value-type="float">
            <text:p>65,638</text:p>
          </table:table-cell>
          <table:table-cell table:formula="of:=[Males.H20]+[Females.H20]" office:value-type="float" office:value="65395" calcext:value-type="float">
            <text:p>65,395</text:p>
          </table:table-cell>
          <table:table-cell table:formula="of:=[Males.I20]+[Females.I20]" office:value-type="float" office:value="63407" calcext:value-type="float">
            <text:p>63,407</text:p>
          </table:table-cell>
          <table:table-cell table:formula="of:=[Males.J20]+[Females.J20]" office:value-type="float" office:value="63538" calcext:value-type="float">
            <text:p>63,538</text:p>
          </table:table-cell>
          <table:table-cell table:formula="of:=[Males.K20]+[Females.K20]" office:value-type="float" office:value="65797" calcext:value-type="float">
            <text:p>65,797</text:p>
          </table:table-cell>
          <table:table-cell table:formula="of:=[Males.L20]+[Females.L20]" office:value-type="float" office:value="65101" calcext:value-type="float">
            <text:p>65,101</text:p>
          </table:table-cell>
          <table:table-cell table:formula="of:=[Males.M20]+[Females.M20]" office:value-type="float" office:value="65583" calcext:value-type="float">
            <text:p>65,583</text:p>
          </table:table-cell>
          <table:table-cell table:formula="of:=[Males.N20]+[Females.N20]" office:value-type="float" office:value="65017" calcext:value-type="float">
            <text:p>65,017</text:p>
          </table:table-cell>
          <table:table-cell table:formula="of:=[Males.O20]+[Females.O20]" office:value-type="float" office:value="62127" calcext:value-type="float">
            <text:p>62,127</text:p>
          </table:table-cell>
          <table:table-cell table:formula="of:=[Males.P20]+[Females.P20]" office:value-type="float" office:value="62341" calcext:value-type="float">
            <text:p>62,341</text:p>
          </table:table-cell>
          <table:table-cell table:formula="of:=[Males.Q20]+[Females.Q20]" office:value-type="float" office:value="63366" calcext:value-type="float">
            <text:p>63,366</text:p>
          </table:table-cell>
          <table:table-cell table:formula="of:=[Males.R20]+[Females.R20]" office:value-type="float" office:value="65825" calcext:value-type="float">
            <text:p>65,825</text:p>
          </table:table-cell>
          <table:table-cell table:formula="of:=[Males.S20]+[Females.S20]" office:value-type="float" office:value="64507" calcext:value-type="float">
            <text:p>64,507</text:p>
          </table:table-cell>
          <table:table-cell table:formula="of:=[Males.T20]+[Females.T20]" office:value-type="float" office:value="61746" calcext:value-type="float">
            <text:p>61,746</text:p>
          </table:table-cell>
          <table:table-cell table:formula="of:=[Males.U20]+[Females.U20]" office:value-type="float" office:value="59790" calcext:value-type="float">
            <text:p>59,790</text:p>
          </table:table-cell>
          <table:table-cell table:formula="of:=[Males.V20]+[Females.V20]" office:value-type="float" office:value="59910" calcext:value-type="float">
            <text:p>59,910</text:p>
          </table:table-cell>
          <table:table-cell table:formula="of:=[Males.W20]+[Females.W20]" office:value-type="float" office:value="64442" calcext:value-type="float">
            <text:p>64,442</text:p>
          </table:table-cell>
          <table:table-cell table:formula="of:=[Males.X20]+[Females.X20]" office:value-type="float" office:value="64873" calcext:value-type="float">
            <text:p>64,873</text:p>
          </table:table-cell>
          <table:table-cell table:formula="of:=[Males.Y20]+[Females.Y20]" office:value-type="float" office:value="64664" calcext:value-type="float">
            <text:p>64,664</text:p>
          </table:table-cell>
          <table:table-cell table:formula="of:=[Males.Z20]+[Females.Z20]" office:value-type="float" office:value="68163" calcext:value-type="float">
            <text:p>68,163</text:p>
          </table:table-cell>
          <table:table-cell table:formula="of:=[Males.AA20]+[Females.AA20]" office:value-type="float" office:value="71907" calcext:value-type="float">
            <text:p>71,907</text:p>
          </table:table-cell>
          <table:table-cell table:formula="of:=[Males.AB20]+[Females.AB20]" office:value-type="float" office:value="75326" calcext:value-type="float">
            <text:p>75,326</text:p>
          </table:table-cell>
          <table:table-cell table:formula="of:=[Males.AC20]+[Females.AC20]" office:value-type="float" office:value="74815" calcext:value-type="float">
            <text:p>74,815</text:p>
          </table:table-cell>
          <table:table-cell table:formula="of:=[Males.AD20]+[Females.AD20]" office:value-type="float" office:value="77529" calcext:value-type="float">
            <text:p>77,529</text:p>
          </table:table-cell>
          <table:table-cell table:formula="of:=[Males.AE20]+[Females.AE20]" office:value-type="float" office:value="79413" calcext:value-type="float">
            <text:p>79,413</text:p>
          </table:table-cell>
          <table:table-cell table:formula="of:=[Males.AF20]+[Females.AF20]" office:value-type="float" office:value="80829" calcext:value-type="float">
            <text:p>80,829</text:p>
          </table:table-cell>
          <table:table-cell table:formula="of:=[Males.AG20]+[Females.AG20]" office:value-type="float" office:value="79300" calcext:value-type="float">
            <text:p>79,300</text:p>
          </table:table-cell>
          <table:table-cell table:formula="of:=[Males.AH20]+[Females.AH20]" office:value-type="float" office:value="82356" calcext:value-type="float">
            <text:p>82,356</text:p>
          </table:table-cell>
          <table:table-cell table:formula="of:=[Males.AI20]+[Females.AI20]" office:value-type="float" office:value="81995" calcext:value-type="float">
            <text:p>81,995</text:p>
          </table:table-cell>
          <table:table-cell table:formula="of:=[Males.AJ20]+[Females.AJ20]" office:value-type="float" office:value="81300" calcext:value-type="float">
            <text:p>81,300</text:p>
          </table:table-cell>
          <table:table-cell table:formula="of:=[Males.AK20]+[Females.AK20]" office:value-type="float" office:value="80189" calcext:value-type="float">
            <text:p>80,189</text:p>
          </table:table-cell>
          <table:table-cell table:formula="of:=[Males.AL20]+[Females.AL20]" office:value-type="float" office:value="79534" calcext:value-type="float">
            <text:p>79,534</text:p>
          </table:table-cell>
          <table:table-cell table:formula="of:=[Males.AM20]+[Females.AM20]" office:value-type="float" office:value="77667" calcext:value-type="float">
            <text:p>77,667</text:p>
          </table:table-cell>
          <table:table-cell table:formula="of:=[Males.AN20]+[Females.AN20]" office:value-type="float" office:value="76494" calcext:value-type="float">
            <text:p>76,494</text:p>
          </table:table-cell>
          <table:table-cell table:formula="of:=[Males.AO20]+[Females.AO20]" office:value-type="float" office:value="74678" calcext:value-type="float">
            <text:p>74,678</text:p>
          </table:table-cell>
          <table:table-cell table:formula="of:=[Males.AP20]+[Females.AP20]" office:value-type="float" office:value="72763" calcext:value-type="float">
            <text:p>72,763</text:p>
          </table:table-cell>
          <table:table-cell table:formula="of:=[Males.AQ20]+[Females.AQ20]" office:value-type="float" office:value="71215" calcext:value-type="float">
            <text:p>71,215</text:p>
          </table:table-cell>
          <table:table-cell table:formula="of:=[Males.AR20]+[Females.AR20]" office:value-type="float" office:value="68443" calcext:value-type="float">
            <text:p>68,443</text:p>
          </table:table-cell>
          <table:table-cell table:formula="of:=[Males.AS20]+[Females.AS20]" office:value-type="float" office:value="68191" calcext:value-type="float">
            <text:p>68,191</text:p>
          </table:table-cell>
          <table:table-cell table:formula="of:=[Males.AT20]+[Females.AT20]" office:value-type="float" office:value="66800" calcext:value-type="float">
            <text:p>66,800</text:p>
          </table:table-cell>
          <table:table-cell table:formula="of:=[Males.AU20]+[Females.AU20]" office:value-type="float" office:value="64643" calcext:value-type="float">
            <text:p>64,643</text:p>
          </table:table-cell>
          <table:table-cell table:formula="of:=[Males.AV20]+[Females.AV20]" office:value-type="float" office:value="66456" calcext:value-type="float">
            <text:p>66,456</text:p>
          </table:table-cell>
          <table:table-cell table:formula="of:=[Males.AW20]+[Females.AW20]" office:value-type="float" office:value="67202" calcext:value-type="float">
            <text:p>67,202</text:p>
          </table:table-cell>
          <table:table-cell table:formula="of:=[Males.AX20]+[Females.AX20]" office:value-type="float" office:value="69553" calcext:value-type="float">
            <text:p>69,553</text:p>
          </table:table-cell>
          <table:table-cell table:formula="of:=[Males.AY20]+[Females.AY20]" office:value-type="float" office:value="72293" calcext:value-type="float">
            <text:p>72,293</text:p>
          </table:table-cell>
          <table:table-cell table:formula="of:=[Males.AZ20]+[Females.AZ20]" office:value-type="float" office:value="78667" calcext:value-type="float">
            <text:p>78,667</text:p>
          </table:table-cell>
          <table:table-cell table:formula="of:=[Males.BA20]+[Females.BA20]" office:value-type="float" office:value="60945" calcext:value-type="float">
            <text:p>60,945</text:p>
          </table:table-cell>
          <table:table-cell table:formula="of:=[Males.BB20]+[Females.BB20]" office:value-type="float" office:value="58570" calcext:value-type="float">
            <text:p>58,570</text:p>
          </table:table-cell>
          <table:table-cell table:formula="of:=[Males.BC20]+[Females.BC20]" office:value-type="float" office:value="60583" calcext:value-type="float">
            <text:p>60,583</text:p>
          </table:table-cell>
          <table:table-cell table:formula="of:=[Males.BD20]+[Females.BD20]" office:value-type="float" office:value="59447" calcext:value-type="float">
            <text:p>59,447</text:p>
          </table:table-cell>
          <table:table-cell table:formula="of:=[Males.BE20]+[Females.BE20]" office:value-type="float" office:value="55793" calcext:value-type="float">
            <text:p>55,793</text:p>
          </table:table-cell>
          <table:table-cell table:formula="of:=[Males.BF20]+[Females.BF20]" office:value-type="float" office:value="52968" calcext:value-type="float">
            <text:p>52,968</text:p>
          </table:table-cell>
          <table:table-cell table:formula="of:=[Males.BG20]+[Females.BG20]" office:value-type="float" office:value="54949" calcext:value-type="float">
            <text:p>54,949</text:p>
          </table:table-cell>
          <table:table-cell table:formula="of:=[Males.BH20]+[Females.BH20]" office:value-type="float" office:value="54872" calcext:value-type="float">
            <text:p>54,872</text:p>
          </table:table-cell>
          <table:table-cell table:formula="of:=[Males.BI20]+[Females.BI20]" office:value-type="float" office:value="54630" calcext:value-type="float">
            <text:p>54,630</text:p>
          </table:table-cell>
          <table:table-cell table:formula="of:=[Males.BJ20]+[Females.BJ20]" office:value-type="float" office:value="53424" calcext:value-type="float">
            <text:p>53,424</text:p>
          </table:table-cell>
          <table:table-cell table:formula="of:=[Males.BK20]+[Females.BK20]" office:value-type="float" office:value="52911" calcext:value-type="float">
            <text:p>52,911</text:p>
          </table:table-cell>
          <table:table-cell table:formula="of:=[Males.BL20]+[Females.BL20]" office:value-type="float" office:value="51931" calcext:value-type="float">
            <text:p>51,931</text:p>
          </table:table-cell>
          <table:table-cell table:formula="of:=[Males.BM20]+[Females.BM20]" office:value-type="float" office:value="50430" calcext:value-type="float">
            <text:p>50,430</text:p>
          </table:table-cell>
          <table:table-cell table:formula="of:=[Males.BN20]+[Females.BN20]" office:value-type="float" office:value="49368" calcext:value-type="float">
            <text:p>49,368</text:p>
          </table:table-cell>
          <table:table-cell table:formula="of:=[Males.BO20]+[Females.BO20]" office:value-type="float" office:value="50442" calcext:value-type="float">
            <text:p>50,442</text:p>
          </table:table-cell>
          <table:table-cell table:formula="of:=[Males.BP20]+[Females.BP20]" office:value-type="float" office:value="49548" calcext:value-type="float">
            <text:p>49,548</text:p>
          </table:table-cell>
          <table:table-cell table:formula="of:=[Males.BQ20]+[Females.BQ20]" office:value-type="float" office:value="48305" calcext:value-type="float">
            <text:p>48,305</text:p>
          </table:table-cell>
          <table:table-cell table:formula="of:=[Males.BR20]+[Females.BR20]" office:value-type="float" office:value="47045" calcext:value-type="float">
            <text:p>47,045</text:p>
          </table:table-cell>
          <table:table-cell table:formula="of:=[Males.BS20]+[Females.BS20]" office:value-type="float" office:value="44569" calcext:value-type="float">
            <text:p>44,569</text:p>
          </table:table-cell>
          <table:table-cell table:formula="of:=[Males.BT20]+[Females.BT20]" office:value-type="float" office:value="43800" calcext:value-type="float">
            <text:p>43,800</text:p>
          </table:table-cell>
          <table:table-cell table:formula="of:=[Males.BU20]+[Females.BU20]" office:value-type="float" office:value="43796" calcext:value-type="float">
            <text:p>43,796</text:p>
          </table:table-cell>
          <table:table-cell table:formula="of:=[Males.BV20]+[Females.BV20]" office:value-type="float" office:value="41067" calcext:value-type="float">
            <text:p>41,067</text:p>
          </table:table-cell>
          <table:table-cell table:formula="of:=[Males.BW20]+[Females.BW20]" office:value-type="float" office:value="39886" calcext:value-type="float">
            <text:p>39,886</text:p>
          </table:table-cell>
          <table:table-cell table:formula="of:=[Males.BX20]+[Females.BX20]" office:value-type="float" office:value="37497" calcext:value-type="float">
            <text:p>37,497</text:p>
          </table:table-cell>
          <table:table-cell table:formula="of:=[Males.BY20]+[Females.BY20]" office:value-type="float" office:value="38022" calcext:value-type="float">
            <text:p>38,022</text:p>
          </table:table-cell>
          <table:table-cell table:formula="of:=[Males.BZ20]+[Females.BZ20]" office:value-type="float" office:value="37013" calcext:value-type="float">
            <text:p>37,013</text:p>
          </table:table-cell>
          <table:table-cell table:formula="of:=[Males.CA20]+[Females.CA20]" office:value-type="float" office:value="36935" calcext:value-type="float">
            <text:p>36,935</text:p>
          </table:table-cell>
          <table:table-cell table:formula="of:=[Males.CB20]+[Females.CB20]" office:value-type="float" office:value="24506" calcext:value-type="float">
            <text:p>24,506</text:p>
          </table:table-cell>
          <table:table-cell table:formula="of:=[Males.CC20]+[Females.CC20]" office:value-type="float" office:value="21930" calcext:value-type="float">
            <text:p>21,930</text:p>
          </table:table-cell>
          <table:table-cell table:formula="of:=[Males.CD20]+[Females.CD20]" office:value-type="float" office:value="21849" calcext:value-type="float">
            <text:p>21,849</text:p>
          </table:table-cell>
          <table:table-cell table:formula="of:=[Males.CE20]+[Females.CE20]" office:value-type="float" office:value="21868" calcext:value-type="float">
            <text:p>21,868</text:p>
          </table:table-cell>
          <table:table-cell table:formula="of:=[Males.CF20]+[Females.CF20]" office:value-type="float" office:value="21429" calcext:value-type="float">
            <text:p>21,429</text:p>
          </table:table-cell>
          <table:table-cell table:formula="of:=[Males.CG20]+[Females.CG20]" office:value-type="float" office:value="19542" calcext:value-type="float">
            <text:p>19,542</text:p>
          </table:table-cell>
          <table:table-cell table:formula="of:=[Males.CH20]+[Females.CH20]" office:value-type="float" office:value="17305" calcext:value-type="float">
            <text:p>17,305</text:p>
          </table:table-cell>
          <table:table-cell table:formula="of:=[Males.CI20]+[Females.CI20]" office:value-type="float" office:value="14984" calcext:value-type="float">
            <text:p>14,984</text:p>
          </table:table-cell>
          <table:table-cell table:formula="of:=[Males.CJ20]+[Females.CJ20]" office:value-type="float" office:value="13091" calcext:value-type="float">
            <text:p>13,091</text:p>
          </table:table-cell>
          <table:table-cell table:formula="of:=[Males.CK20]+[Females.CK20]" office:value-type="float" office:value="11615" calcext:value-type="float">
            <text:p>11,615</text:p>
          </table:table-cell>
          <table:table-cell table:formula="of:=[Males.CL20]+[Females.CL20]" office:value-type="float" office:value="9908" calcext:value-type="float">
            <text:p>9,908</text:p>
          </table:table-cell>
          <table:table-cell table:formula="of:=[Males.CM20]+[Females.CM20]" office:value-type="float" office:value="8067" calcext:value-type="float">
            <text:p>8,067</text:p>
          </table:table-cell>
          <table:table-cell table:formula="of:=[Males.CN20]+[Females.CN20]" office:value-type="float" office:value="25007" calcext:value-type="float">
            <text:p>25,007</text:p>
          </table:table-cell>
          <table:table-cell table:style-name="ce35" table:formula="of:=SUM([.B20:.CN20])" office:value-type="float" office:value="5083340" calcext:value-type="float">
            <text:p>5,083,340</text:p>
          </table:table-cell>
          <table:table-cell table:number-columns-repeated="931"/>
        </table:table-row>
        <table:table-row table:style-name="ro5">
          <table:table-cell table:formula="of:=[Males.A21]" office:value-type="float" office:value="1998" calcext:value-type="float">
            <text:p>1998</text:p>
          </table:table-cell>
          <table:table-cell table:formula="of:=[Males.B21]+[Females.B21]" office:value-type="float" office:value="57565" calcext:value-type="float">
            <text:p>57,565</text:p>
          </table:table-cell>
          <table:table-cell table:formula="of:=[Males.C21]+[Females.C21]" office:value-type="float" office:value="59389" calcext:value-type="float">
            <text:p>59,389</text:p>
          </table:table-cell>
          <table:table-cell table:formula="of:=[Males.D21]+[Females.D21]" office:value-type="float" office:value="58315" calcext:value-type="float">
            <text:p>58,315</text:p>
          </table:table-cell>
          <table:table-cell table:formula="of:=[Males.E21]+[Females.E21]" office:value-type="float" office:value="59510" calcext:value-type="float">
            <text:p>59,510</text:p>
          </table:table-cell>
          <table:table-cell table:formula="of:=[Males.F21]+[Females.F21]" office:value-type="float" office:value="61612" calcext:value-type="float">
            <text:p>61,612</text:p>
          </table:table-cell>
          <table:table-cell table:formula="of:=[Males.G21]+[Females.G21]" office:value-type="float" office:value="63015" calcext:value-type="float">
            <text:p>63,015</text:p>
          </table:table-cell>
          <table:table-cell table:formula="of:=[Males.H21]+[Females.H21]" office:value-type="float" office:value="65500" calcext:value-type="float">
            <text:p>65,500</text:p>
          </table:table-cell>
          <table:table-cell table:formula="of:=[Males.I21]+[Females.I21]" office:value-type="float" office:value="65311" calcext:value-type="float">
            <text:p>65,311</text:p>
          </table:table-cell>
          <table:table-cell table:formula="of:=[Males.J21]+[Females.J21]" office:value-type="float" office:value="63441" calcext:value-type="float">
            <text:p>63,441</text:p>
          </table:table-cell>
          <table:table-cell table:formula="of:=[Males.K21]+[Females.K21]" office:value-type="float" office:value="63435" calcext:value-type="float">
            <text:p>63,435</text:p>
          </table:table-cell>
          <table:table-cell table:formula="of:=[Males.L21]+[Females.L21]" office:value-type="float" office:value="65709" calcext:value-type="float">
            <text:p>65,709</text:p>
          </table:table-cell>
          <table:table-cell table:formula="of:=[Males.M21]+[Females.M21]" office:value-type="float" office:value="65038" calcext:value-type="float">
            <text:p>65,038</text:p>
          </table:table-cell>
          <table:table-cell table:formula="of:=[Males.N21]+[Females.N21]" office:value-type="float" office:value="65467" calcext:value-type="float">
            <text:p>65,467</text:p>
          </table:table-cell>
          <table:table-cell table:formula="of:=[Males.O21]+[Females.O21]" office:value-type="float" office:value="65092" calcext:value-type="float">
            <text:p>65,092</text:p>
          </table:table-cell>
          <table:table-cell table:formula="of:=[Males.P21]+[Females.P21]" office:value-type="float" office:value="62078" calcext:value-type="float">
            <text:p>62,078</text:p>
          </table:table-cell>
          <table:table-cell table:formula="of:=[Males.Q21]+[Females.Q21]" office:value-type="float" office:value="62112" calcext:value-type="float">
            <text:p>62,112</text:p>
          </table:table-cell>
          <table:table-cell table:formula="of:=[Males.R21]+[Females.R21]" office:value-type="float" office:value="62857" calcext:value-type="float">
            <text:p>62,857</text:p>
          </table:table-cell>
          <table:table-cell table:formula="of:=[Males.S21]+[Females.S21]" office:value-type="float" office:value="65352" calcext:value-type="float">
            <text:p>65,352</text:p>
          </table:table-cell>
          <table:table-cell table:formula="of:=[Males.T21]+[Females.T21]" office:value-type="float" office:value="63923" calcext:value-type="float">
            <text:p>63,923</text:p>
          </table:table-cell>
          <table:table-cell table:formula="of:=[Males.U21]+[Females.U21]" office:value-type="float" office:value="64072" calcext:value-type="float">
            <text:p>64,072</text:p>
          </table:table-cell>
          <table:table-cell table:formula="of:=[Males.V21]+[Females.V21]" office:value-type="float" office:value="60520" calcext:value-type="float">
            <text:p>60,520</text:p>
          </table:table-cell>
          <table:table-cell table:formula="of:=[Males.W21]+[Females.W21]" office:value-type="float" office:value="59588" calcext:value-type="float">
            <text:p>59,588</text:p>
          </table:table-cell>
          <table:table-cell table:formula="of:=[Males.X21]+[Females.X21]" office:value-type="float" office:value="63332" calcext:value-type="float">
            <text:p>63,332</text:p>
          </table:table-cell>
          <table:table-cell table:formula="of:=[Males.Y21]+[Females.Y21]" office:value-type="float" office:value="63017" calcext:value-type="float">
            <text:p>63,017</text:p>
          </table:table-cell>
          <table:table-cell table:formula="of:=[Males.Z21]+[Females.Z21]" office:value-type="float" office:value="62986" calcext:value-type="float">
            <text:p>62,986</text:p>
          </table:table-cell>
          <table:table-cell table:formula="of:=[Males.AA21]+[Females.AA21]" office:value-type="float" office:value="66888" calcext:value-type="float">
            <text:p>66,888</text:p>
          </table:table-cell>
          <table:table-cell table:formula="of:=[Males.AB21]+[Females.AB21]" office:value-type="float" office:value="70778" calcext:value-type="float">
            <text:p>70,778</text:p>
          </table:table-cell>
          <table:table-cell table:formula="of:=[Males.AC21]+[Females.AC21]" office:value-type="float" office:value="74525" calcext:value-type="float">
            <text:p>74,525</text:p>
          </table:table-cell>
          <table:table-cell table:formula="of:=[Males.AD21]+[Females.AD21]" office:value-type="float" office:value="74213" calcext:value-type="float">
            <text:p>74,213</text:p>
          </table:table-cell>
          <table:table-cell table:formula="of:=[Males.AE21]+[Females.AE21]" office:value-type="float" office:value="76927" calcext:value-type="float">
            <text:p>76,927</text:p>
          </table:table-cell>
          <table:table-cell table:formula="of:=[Males.AF21]+[Females.AF21]" office:value-type="float" office:value="78909" calcext:value-type="float">
            <text:p>78,909</text:p>
          </table:table-cell>
          <table:table-cell table:formula="of:=[Males.AG21]+[Females.AG21]" office:value-type="float" office:value="80493" calcext:value-type="float">
            <text:p>80,493</text:p>
          </table:table-cell>
          <table:table-cell table:formula="of:=[Males.AH21]+[Females.AH21]" office:value-type="float" office:value="79089" calcext:value-type="float">
            <text:p>79,089</text:p>
          </table:table-cell>
          <table:table-cell table:formula="of:=[Males.AI21]+[Females.AI21]" office:value-type="float" office:value="82097" calcext:value-type="float">
            <text:p>82,097</text:p>
          </table:table-cell>
          <table:table-cell table:formula="of:=[Males.AJ21]+[Females.AJ21]" office:value-type="float" office:value="81693" calcext:value-type="float">
            <text:p>81,693</text:p>
          </table:table-cell>
          <table:table-cell table:formula="of:=[Males.AK21]+[Females.AK21]" office:value-type="float" office:value="81180" calcext:value-type="float">
            <text:p>81,180</text:p>
          </table:table-cell>
          <table:table-cell table:formula="of:=[Males.AL21]+[Females.AL21]" office:value-type="float" office:value="80147" calcext:value-type="float">
            <text:p>80,147</text:p>
          </table:table-cell>
          <table:table-cell table:formula="of:=[Males.AM21]+[Females.AM21]" office:value-type="float" office:value="79241" calcext:value-type="float">
            <text:p>79,241</text:p>
          </table:table-cell>
          <table:table-cell table:formula="of:=[Males.AN21]+[Females.AN21]" office:value-type="float" office:value="77412" calcext:value-type="float">
            <text:p>77,412</text:p>
          </table:table-cell>
          <table:table-cell table:formula="of:=[Males.AO21]+[Females.AO21]" office:value-type="float" office:value="76337" calcext:value-type="float">
            <text:p>76,337</text:p>
          </table:table-cell>
          <table:table-cell table:formula="of:=[Males.AP21]+[Females.AP21]" office:value-type="float" office:value="74700" calcext:value-type="float">
            <text:p>74,700</text:p>
          </table:table-cell>
          <table:table-cell table:formula="of:=[Males.AQ21]+[Females.AQ21]" office:value-type="float" office:value="72751" calcext:value-type="float">
            <text:p>72,751</text:p>
          </table:table-cell>
          <table:table-cell table:formula="of:=[Males.AR21]+[Females.AR21]" office:value-type="float" office:value="71165" calcext:value-type="float">
            <text:p>71,165</text:p>
          </table:table-cell>
          <table:table-cell table:formula="of:=[Males.AS21]+[Females.AS21]" office:value-type="float" office:value="68355" calcext:value-type="float">
            <text:p>68,355</text:p>
          </table:table-cell>
          <table:table-cell table:formula="of:=[Males.AT21]+[Females.AT21]" office:value-type="float" office:value="68128" calcext:value-type="float">
            <text:p>68,128</text:p>
          </table:table-cell>
          <table:table-cell table:formula="of:=[Males.AU21]+[Females.AU21]" office:value-type="float" office:value="66702" calcext:value-type="float">
            <text:p>66,702</text:p>
          </table:table-cell>
          <table:table-cell table:formula="of:=[Males.AV21]+[Females.AV21]" office:value-type="float" office:value="64578" calcext:value-type="float">
            <text:p>64,578</text:p>
          </table:table-cell>
          <table:table-cell table:formula="of:=[Males.AW21]+[Females.AW21]" office:value-type="float" office:value="66340" calcext:value-type="float">
            <text:p>66,340</text:p>
          </table:table-cell>
          <table:table-cell table:formula="of:=[Males.AX21]+[Females.AX21]" office:value-type="float" office:value="67171" calcext:value-type="float">
            <text:p>67,171</text:p>
          </table:table-cell>
          <table:table-cell table:formula="of:=[Males.AY21]+[Females.AY21]" office:value-type="float" office:value="69407" calcext:value-type="float">
            <text:p>69,407</text:p>
          </table:table-cell>
          <table:table-cell table:formula="of:=[Males.AZ21]+[Females.AZ21]" office:value-type="float" office:value="72080" calcext:value-type="float">
            <text:p>72,080</text:p>
          </table:table-cell>
          <table:table-cell table:formula="of:=[Males.BA21]+[Females.BA21]" office:value-type="float" office:value="78422" calcext:value-type="float">
            <text:p>78,422</text:p>
          </table:table-cell>
          <table:table-cell table:formula="of:=[Males.BB21]+[Females.BB21]" office:value-type="float" office:value="60766" calcext:value-type="float">
            <text:p>60,766</text:p>
          </table:table-cell>
          <table:table-cell table:formula="of:=[Males.BC21]+[Females.BC21]" office:value-type="float" office:value="58430" calcext:value-type="float">
            <text:p>58,430</text:p>
          </table:table-cell>
          <table:table-cell table:formula="of:=[Males.BD21]+[Females.BD21]" office:value-type="float" office:value="60390" calcext:value-type="float">
            <text:p>60,390</text:p>
          </table:table-cell>
          <table:table-cell table:formula="of:=[Males.BE21]+[Females.BE21]" office:value-type="float" office:value="59219" calcext:value-type="float">
            <text:p>59,219</text:p>
          </table:table-cell>
          <table:table-cell table:formula="of:=[Males.BF21]+[Females.BF21]" office:value-type="float" office:value="55421" calcext:value-type="float">
            <text:p>55,421</text:p>
          </table:table-cell>
          <table:table-cell table:formula="of:=[Males.BG21]+[Females.BG21]" office:value-type="float" office:value="52666" calcext:value-type="float">
            <text:p>52,666</text:p>
          </table:table-cell>
          <table:table-cell table:formula="of:=[Males.BH21]+[Females.BH21]" office:value-type="float" office:value="54650" calcext:value-type="float">
            <text:p>54,650</text:p>
          </table:table-cell>
          <table:table-cell table:formula="of:=[Males.BI21]+[Females.BI21]" office:value-type="float" office:value="54484" calcext:value-type="float">
            <text:p>54,484</text:p>
          </table:table-cell>
          <table:table-cell table:formula="of:=[Males.BJ21]+[Females.BJ21]" office:value-type="float" office:value="54205" calcext:value-type="float">
            <text:p>54,205</text:p>
          </table:table-cell>
          <table:table-cell table:formula="of:=[Males.BK21]+[Females.BK21]" office:value-type="float" office:value="52856" calcext:value-type="float">
            <text:p>52,856</text:p>
          </table:table-cell>
          <table:table-cell table:formula="of:=[Males.BL21]+[Females.BL21]" office:value-type="float" office:value="52401" calcext:value-type="float">
            <text:p>52,401</text:p>
          </table:table-cell>
          <table:table-cell table:formula="of:=[Males.BM21]+[Females.BM21]" office:value-type="float" office:value="51266" calcext:value-type="float">
            <text:p>51,266</text:p>
          </table:table-cell>
          <table:table-cell table:formula="of:=[Males.BN21]+[Females.BN21]" office:value-type="float" office:value="49773" calcext:value-type="float">
            <text:p>49,773</text:p>
          </table:table-cell>
          <table:table-cell table:formula="of:=[Males.BO21]+[Females.BO21]" office:value-type="float" office:value="48599" calcext:value-type="float">
            <text:p>48,599</text:p>
          </table:table-cell>
          <table:table-cell table:formula="of:=[Males.BP21]+[Females.BP21]" office:value-type="float" office:value="49531" calcext:value-type="float">
            <text:p>49,531</text:p>
          </table:table-cell>
          <table:table-cell table:formula="of:=[Males.BQ21]+[Females.BQ21]" office:value-type="float" office:value="48546" calcext:value-type="float">
            <text:p>48,546</text:p>
          </table:table-cell>
          <table:table-cell table:formula="of:=[Males.BR21]+[Females.BR21]" office:value-type="float" office:value="47264" calcext:value-type="float">
            <text:p>47,264</text:p>
          </table:table-cell>
          <table:table-cell table:formula="of:=[Males.BS21]+[Females.BS21]" office:value-type="float" office:value="45825" calcext:value-type="float">
            <text:p>45,825</text:p>
          </table:table-cell>
          <table:table-cell table:formula="of:=[Males.BT21]+[Females.BT21]" office:value-type="float" office:value="43225" calcext:value-type="float">
            <text:p>43,225</text:p>
          </table:table-cell>
          <table:table-cell table:formula="of:=[Males.BU21]+[Females.BU21]" office:value-type="float" office:value="42362" calcext:value-type="float">
            <text:p>42,362</text:p>
          </table:table-cell>
          <table:table-cell table:formula="of:=[Males.BV21]+[Females.BV21]" office:value-type="float" office:value="42286" calcext:value-type="float">
            <text:p>42,286</text:p>
          </table:table-cell>
          <table:table-cell table:formula="of:=[Males.BW21]+[Females.BW21]" office:value-type="float" office:value="39582" calcext:value-type="float">
            <text:p>39,582</text:p>
          </table:table-cell>
          <table:table-cell table:formula="of:=[Males.BX21]+[Females.BX21]" office:value-type="float" office:value="38264" calcext:value-type="float">
            <text:p>38,264</text:p>
          </table:table-cell>
          <table:table-cell table:formula="of:=[Males.BY21]+[Females.BY21]" office:value-type="float" office:value="35717" calcext:value-type="float">
            <text:p>35,717</text:p>
          </table:table-cell>
          <table:table-cell table:formula="of:=[Males.BZ21]+[Females.BZ21]" office:value-type="float" office:value="36068" calcext:value-type="float">
            <text:p>36,068</text:p>
          </table:table-cell>
          <table:table-cell table:formula="of:=[Males.CA21]+[Females.CA21]" office:value-type="float" office:value="35012" calcext:value-type="float">
            <text:p>35,012</text:p>
          </table:table-cell>
          <table:table-cell table:formula="of:=[Males.CB21]+[Females.CB21]" office:value-type="float" office:value="34746" calcext:value-type="float">
            <text:p>34,746</text:p>
          </table:table-cell>
          <table:table-cell table:formula="of:=[Males.CC21]+[Females.CC21]" office:value-type="float" office:value="22960" calcext:value-type="float">
            <text:p>22,960</text:p>
          </table:table-cell>
          <table:table-cell table:formula="of:=[Males.CD21]+[Females.CD21]" office:value-type="float" office:value="20436" calcext:value-type="float">
            <text:p>20,436</text:p>
          </table:table-cell>
          <table:table-cell table:formula="of:=[Males.CE21]+[Females.CE21]" office:value-type="float" office:value="20136" calcext:value-type="float">
            <text:p>20,136</text:p>
          </table:table-cell>
          <table:table-cell table:formula="of:=[Males.CF21]+[Females.CF21]" office:value-type="float" office:value="20037" calcext:value-type="float">
            <text:p>20,037</text:p>
          </table:table-cell>
          <table:table-cell table:formula="of:=[Males.CG21]+[Females.CG21]" office:value-type="float" office:value="19526" calcext:value-type="float">
            <text:p>19,526</text:p>
          </table:table-cell>
          <table:table-cell table:formula="of:=[Males.CH21]+[Females.CH21]" office:value-type="float" office:value="17679" calcext:value-type="float">
            <text:p>17,679</text:p>
          </table:table-cell>
          <table:table-cell table:formula="of:=[Males.CI21]+[Females.CI21]" office:value-type="float" office:value="15473" calcext:value-type="float">
            <text:p>15,473</text:p>
          </table:table-cell>
          <table:table-cell table:formula="of:=[Males.CJ21]+[Females.CJ21]" office:value-type="float" office:value="13259" calcext:value-type="float">
            <text:p>13,259</text:p>
          </table:table-cell>
          <table:table-cell table:formula="of:=[Males.CK21]+[Females.CK21]" office:value-type="float" office:value="11432" calcext:value-type="float">
            <text:p>11,432</text:p>
          </table:table-cell>
          <table:table-cell table:formula="of:=[Males.CL21]+[Females.CL21]" office:value-type="float" office:value="10028" calcext:value-type="float">
            <text:p>10,028</text:p>
          </table:table-cell>
          <table:table-cell table:formula="of:=[Males.CM21]+[Females.CM21]" office:value-type="float" office:value="8499" calcext:value-type="float">
            <text:p>8,499</text:p>
          </table:table-cell>
          <table:table-cell table:formula="of:=[Males.CN21]+[Females.CN21]" office:value-type="float" office:value="26087" calcext:value-type="float">
            <text:p>26,087</text:p>
          </table:table-cell>
          <table:table-cell table:style-name="ce35" table:formula="of:=SUM([.B21:.CN21])" office:value-type="float" office:value="5077070" calcext:value-type="float">
            <text:p>5,077,070</text:p>
          </table:table-cell>
          <table:table-cell table:number-columns-repeated="931"/>
        </table:table-row>
        <table:table-row table:style-name="ro5">
          <table:table-cell table:formula="of:=[Males.A22]" office:value-type="float" office:value="1999" calcext:value-type="float">
            <text:p>1999</text:p>
          </table:table-cell>
          <table:table-cell table:formula="of:=[Males.B22]+[Females.B22]" office:value-type="float" office:value="56213" calcext:value-type="float">
            <text:p>56,213</text:p>
          </table:table-cell>
          <table:table-cell table:formula="of:=[Males.C22]+[Females.C22]" office:value-type="float" office:value="57283" calcext:value-type="float">
            <text:p>57,283</text:p>
          </table:table-cell>
          <table:table-cell table:formula="of:=[Males.D22]+[Females.D22]" office:value-type="float" office:value="59143" calcext:value-type="float">
            <text:p>59,143</text:p>
          </table:table-cell>
          <table:table-cell table:formula="of:=[Males.E22]+[Females.E22]" office:value-type="float" office:value="58286" calcext:value-type="float">
            <text:p>58,286</text:p>
          </table:table-cell>
          <table:table-cell table:formula="of:=[Males.F22]+[Females.F22]" office:value-type="float" office:value="59386" calcext:value-type="float">
            <text:p>59,386</text:p>
          </table:table-cell>
          <table:table-cell table:formula="of:=[Males.G22]+[Females.G22]" office:value-type="float" office:value="61399" calcext:value-type="float">
            <text:p>61,399</text:p>
          </table:table-cell>
          <table:table-cell table:formula="of:=[Males.H22]+[Females.H22]" office:value-type="float" office:value="62912" calcext:value-type="float">
            <text:p>62,912</text:p>
          </table:table-cell>
          <table:table-cell table:formula="of:=[Males.I22]+[Females.I22]" office:value-type="float" office:value="65368" calcext:value-type="float">
            <text:p>65,368</text:p>
          </table:table-cell>
          <table:table-cell table:formula="of:=[Males.J22]+[Females.J22]" office:value-type="float" office:value="65259" calcext:value-type="float">
            <text:p>65,259</text:p>
          </table:table-cell>
          <table:table-cell table:formula="of:=[Males.K22]+[Females.K22]" office:value-type="float" office:value="63512" calcext:value-type="float">
            <text:p>63,512</text:p>
          </table:table-cell>
          <table:table-cell table:formula="of:=[Males.L22]+[Females.L22]" office:value-type="float" office:value="63395" calcext:value-type="float">
            <text:p>63,395</text:p>
          </table:table-cell>
          <table:table-cell table:formula="of:=[Males.M22]+[Females.M22]" office:value-type="float" office:value="65647" calcext:value-type="float">
            <text:p>65,647</text:p>
          </table:table-cell>
          <table:table-cell table:formula="of:=[Males.N22]+[Females.N22]" office:value-type="float" office:value="64952" calcext:value-type="float">
            <text:p>64,952</text:p>
          </table:table-cell>
          <table:table-cell table:formula="of:=[Males.O22]+[Females.O22]" office:value-type="float" office:value="65409" calcext:value-type="float">
            <text:p>65,409</text:p>
          </table:table-cell>
          <table:table-cell table:formula="of:=[Males.P22]+[Females.P22]" office:value-type="float" office:value="65216" calcext:value-type="float">
            <text:p>65,216</text:p>
          </table:table-cell>
          <table:table-cell table:formula="of:=[Males.Q22]+[Females.Q22]" office:value-type="float" office:value="62016" calcext:value-type="float">
            <text:p>62,016</text:p>
          </table:table-cell>
          <table:table-cell table:formula="of:=[Males.R22]+[Females.R22]" office:value-type="float" office:value="61670" calcext:value-type="float">
            <text:p>61,670</text:p>
          </table:table-cell>
          <table:table-cell table:formula="of:=[Males.S22]+[Females.S22]" office:value-type="float" office:value="62316" calcext:value-type="float">
            <text:p>62,316</text:p>
          </table:table-cell>
          <table:table-cell table:formula="of:=[Males.T22]+[Females.T22]" office:value-type="float" office:value="65073" calcext:value-type="float">
            <text:p>65,073</text:p>
          </table:table-cell>
          <table:table-cell table:formula="of:=[Males.U22]+[Females.U22]" office:value-type="float" office:value="66600" calcext:value-type="float">
            <text:p>66,600</text:p>
          </table:table-cell>
          <table:table-cell table:formula="of:=[Males.V22]+[Females.V22]" office:value-type="float" office:value="64927" calcext:value-type="float">
            <text:p>64,927</text:p>
          </table:table-cell>
          <table:table-cell table:formula="of:=[Males.W22]+[Females.W22]" office:value-type="float" office:value="60492" calcext:value-type="float">
            <text:p>60,492</text:p>
          </table:table-cell>
          <table:table-cell table:formula="of:=[Males.X22]+[Females.X22]" office:value-type="float" office:value="58852" calcext:value-type="float">
            <text:p>58,852</text:p>
          </table:table-cell>
          <table:table-cell table:formula="of:=[Males.Y22]+[Females.Y22]" office:value-type="float" office:value="61678" calcext:value-type="float">
            <text:p>61,678</text:p>
          </table:table-cell>
          <table:table-cell table:formula="of:=[Males.Z22]+[Females.Z22]" office:value-type="float" office:value="61433" calcext:value-type="float">
            <text:p>61,433</text:p>
          </table:table-cell>
          <table:table-cell table:formula="of:=[Males.AA22]+[Females.AA22]" office:value-type="float" office:value="61905" calcext:value-type="float">
            <text:p>61,905</text:p>
          </table:table-cell>
          <table:table-cell table:formula="of:=[Males.AB22]+[Females.AB22]" office:value-type="float" office:value="66049" calcext:value-type="float">
            <text:p>66,049</text:p>
          </table:table-cell>
          <table:table-cell table:formula="of:=[Males.AC22]+[Females.AC22]" office:value-type="float" office:value="70232" calcext:value-type="float">
            <text:p>70,232</text:p>
          </table:table-cell>
          <table:table-cell table:formula="of:=[Males.AD22]+[Females.AD22]" office:value-type="float" office:value="74070" calcext:value-type="float">
            <text:p>74,070</text:p>
          </table:table-cell>
          <table:table-cell table:formula="of:=[Males.AE22]+[Females.AE22]" office:value-type="float" office:value="73772" calcext:value-type="float">
            <text:p>73,772</text:p>
          </table:table-cell>
          <table:table-cell table:formula="of:=[Males.AF22]+[Females.AF22]" office:value-type="float" office:value="76683" calcext:value-type="float">
            <text:p>76,683</text:p>
          </table:table-cell>
          <table:table-cell table:formula="of:=[Males.AG22]+[Females.AG22]" office:value-type="float" office:value="78687" calcext:value-type="float">
            <text:p>78,687</text:p>
          </table:table-cell>
          <table:table-cell table:formula="of:=[Males.AH22]+[Females.AH22]" office:value-type="float" office:value="80261" calcext:value-type="float">
            <text:p>80,261</text:p>
          </table:table-cell>
          <table:table-cell table:formula="of:=[Males.AI22]+[Females.AI22]" office:value-type="float" office:value="78958" calcext:value-type="float">
            <text:p>78,958</text:p>
          </table:table-cell>
          <table:table-cell table:formula="of:=[Males.AJ22]+[Females.AJ22]" office:value-type="float" office:value="81920" calcext:value-type="float">
            <text:p>81,920</text:p>
          </table:table-cell>
          <table:table-cell table:formula="of:=[Males.AK22]+[Females.AK22]" office:value-type="float" office:value="81590" calcext:value-type="float">
            <text:p>81,590</text:p>
          </table:table-cell>
          <table:table-cell table:formula="of:=[Males.AL22]+[Females.AL22]" office:value-type="float" office:value="81186" calcext:value-type="float">
            <text:p>81,186</text:p>
          </table:table-cell>
          <table:table-cell table:formula="of:=[Males.AM22]+[Females.AM22]" office:value-type="float" office:value="80113" calcext:value-type="float">
            <text:p>80,113</text:p>
          </table:table-cell>
          <table:table-cell table:formula="of:=[Males.AN22]+[Females.AN22]" office:value-type="float" office:value="79041" calcext:value-type="float">
            <text:p>79,041</text:p>
          </table:table-cell>
          <table:table-cell table:formula="of:=[Males.AO22]+[Females.AO22]" office:value-type="float" office:value="77156" calcext:value-type="float">
            <text:p>77,156</text:p>
          </table:table-cell>
          <table:table-cell table:formula="of:=[Males.AP22]+[Females.AP22]" office:value-type="float" office:value="76259" calcext:value-type="float">
            <text:p>76,259</text:p>
          </table:table-cell>
          <table:table-cell table:formula="of:=[Males.AQ22]+[Females.AQ22]" office:value-type="float" office:value="74683" calcext:value-type="float">
            <text:p>74,683</text:p>
          </table:table-cell>
          <table:table-cell table:formula="of:=[Males.AR22]+[Females.AR22]" office:value-type="float" office:value="72698" calcext:value-type="float">
            <text:p>72,698</text:p>
          </table:table-cell>
          <table:table-cell table:formula="of:=[Males.AS22]+[Females.AS22]" office:value-type="float" office:value="71093" calcext:value-type="float">
            <text:p>71,093</text:p>
          </table:table-cell>
          <table:table-cell table:formula="of:=[Males.AT22]+[Females.AT22]" office:value-type="float" office:value="68381" calcext:value-type="float">
            <text:p>68,381</text:p>
          </table:table-cell>
          <table:table-cell table:formula="of:=[Males.AU22]+[Females.AU22]" office:value-type="float" office:value="68012" calcext:value-type="float">
            <text:p>68,012</text:p>
          </table:table-cell>
          <table:table-cell table:formula="of:=[Males.AV22]+[Females.AV22]" office:value-type="float" office:value="66615" calcext:value-type="float">
            <text:p>66,615</text:p>
          </table:table-cell>
          <table:table-cell table:formula="of:=[Males.AW22]+[Females.AW22]" office:value-type="float" office:value="64553" calcext:value-type="float">
            <text:p>64,553</text:p>
          </table:table-cell>
          <table:table-cell table:formula="of:=[Males.AX22]+[Females.AX22]" office:value-type="float" office:value="66266" calcext:value-type="float">
            <text:p>66,266</text:p>
          </table:table-cell>
          <table:table-cell table:formula="of:=[Males.AY22]+[Females.AY22]" office:value-type="float" office:value="67120" calcext:value-type="float">
            <text:p>67,120</text:p>
          </table:table-cell>
          <table:table-cell table:formula="of:=[Males.AZ22]+[Females.AZ22]" office:value-type="float" office:value="69278" calcext:value-type="float">
            <text:p>69,278</text:p>
          </table:table-cell>
          <table:table-cell table:formula="of:=[Males.BA22]+[Females.BA22]" office:value-type="float" office:value="71793" calcext:value-type="float">
            <text:p>71,793</text:p>
          </table:table-cell>
          <table:table-cell table:formula="of:=[Males.BB22]+[Females.BB22]" office:value-type="float" office:value="78139" calcext:value-type="float">
            <text:p>78,139</text:p>
          </table:table-cell>
          <table:table-cell table:formula="of:=[Males.BC22]+[Females.BC22]" office:value-type="float" office:value="60559" calcext:value-type="float">
            <text:p>60,559</text:p>
          </table:table-cell>
          <table:table-cell table:formula="of:=[Males.BD22]+[Females.BD22]" office:value-type="float" office:value="58228" calcext:value-type="float">
            <text:p>58,228</text:p>
          </table:table-cell>
          <table:table-cell table:formula="of:=[Males.BE22]+[Females.BE22]" office:value-type="float" office:value="60176" calcext:value-type="float">
            <text:p>60,176</text:p>
          </table:table-cell>
          <table:table-cell table:formula="of:=[Males.BF22]+[Females.BF22]" office:value-type="float" office:value="58857" calcext:value-type="float">
            <text:p>58,857</text:p>
          </table:table-cell>
          <table:table-cell table:formula="of:=[Males.BG22]+[Females.BG22]" office:value-type="float" office:value="55087" calcext:value-type="float">
            <text:p>55,087</text:p>
          </table:table-cell>
          <table:table-cell table:formula="of:=[Males.BH22]+[Females.BH22]" office:value-type="float" office:value="52364" calcext:value-type="float">
            <text:p>52,364</text:p>
          </table:table-cell>
          <table:table-cell table:formula="of:=[Males.BI22]+[Females.BI22]" office:value-type="float" office:value="54287" calcext:value-type="float">
            <text:p>54,287</text:p>
          </table:table-cell>
          <table:table-cell table:formula="of:=[Males.BJ22]+[Females.BJ22]" office:value-type="float" office:value="54058" calcext:value-type="float">
            <text:p>54,058</text:p>
          </table:table-cell>
          <table:table-cell table:formula="of:=[Males.BK22]+[Females.BK22]" office:value-type="float" office:value="53681" calcext:value-type="float">
            <text:p>53,681</text:p>
          </table:table-cell>
          <table:table-cell table:formula="of:=[Males.BL22]+[Females.BL22]" office:value-type="float" office:value="52264" calcext:value-type="float">
            <text:p>52,264</text:p>
          </table:table-cell>
          <table:table-cell table:formula="of:=[Males.BM22]+[Females.BM22]" office:value-type="float" office:value="51745" calcext:value-type="float">
            <text:p>51,745</text:p>
          </table:table-cell>
          <table:table-cell table:formula="of:=[Males.BN22]+[Females.BN22]" office:value-type="float" office:value="50622" calcext:value-type="float">
            <text:p>50,622</text:p>
          </table:table-cell>
          <table:table-cell table:formula="of:=[Males.BO22]+[Females.BO22]" office:value-type="float" office:value="48987" calcext:value-type="float">
            <text:p>48,987</text:p>
          </table:table-cell>
          <table:table-cell table:formula="of:=[Males.BP22]+[Females.BP22]" office:value-type="float" office:value="47689" calcext:value-type="float">
            <text:p>47,689</text:p>
          </table:table-cell>
          <table:table-cell table:formula="of:=[Males.BQ22]+[Females.BQ22]" office:value-type="float" office:value="48532" calcext:value-type="float">
            <text:p>48,532</text:p>
          </table:table-cell>
          <table:table-cell table:formula="of:=[Males.BR22]+[Females.BR22]" office:value-type="float" office:value="47381" calcext:value-type="float">
            <text:p>47,381</text:p>
          </table:table-cell>
          <table:table-cell table:formula="of:=[Males.BS22]+[Females.BS22]" office:value-type="float" office:value="46120" calcext:value-type="float">
            <text:p>46,120</text:p>
          </table:table-cell>
          <table:table-cell table:formula="of:=[Males.BT22]+[Females.BT22]" office:value-type="float" office:value="44532" calcext:value-type="float">
            <text:p>44,532</text:p>
          </table:table-cell>
          <table:table-cell table:formula="of:=[Males.BU22]+[Females.BU22]" office:value-type="float" office:value="41807" calcext:value-type="float">
            <text:p>41,807</text:p>
          </table:table-cell>
          <table:table-cell table:formula="of:=[Males.BV22]+[Females.BV22]" office:value-type="float" office:value="40798" calcext:value-type="float">
            <text:p>40,798</text:p>
          </table:table-cell>
          <table:table-cell table:formula="of:=[Males.BW22]+[Females.BW22]" office:value-type="float" office:value="40642" calcext:value-type="float">
            <text:p>40,642</text:p>
          </table:table-cell>
          <table:table-cell table:formula="of:=[Males.BX22]+[Females.BX22]" office:value-type="float" office:value="37932" calcext:value-type="float">
            <text:p>37,932</text:p>
          </table:table-cell>
          <table:table-cell table:formula="of:=[Males.BY22]+[Females.BY22]" office:value-type="float" office:value="36565" calcext:value-type="float">
            <text:p>36,565</text:p>
          </table:table-cell>
          <table:table-cell table:formula="of:=[Males.BZ22]+[Females.BZ22]" office:value-type="float" office:value="33877" calcext:value-type="float">
            <text:p>33,877</text:p>
          </table:table-cell>
          <table:table-cell table:formula="of:=[Males.CA22]+[Females.CA22]" office:value-type="float" office:value="34180" calcext:value-type="float">
            <text:p>34,180</text:p>
          </table:table-cell>
          <table:table-cell table:formula="of:=[Males.CB22]+[Females.CB22]" office:value-type="float" office:value="32975" calcext:value-type="float">
            <text:p>32,975</text:p>
          </table:table-cell>
          <table:table-cell table:formula="of:=[Males.CC22]+[Females.CC22]" office:value-type="float" office:value="32567" calcext:value-type="float">
            <text:p>32,567</text:p>
          </table:table-cell>
          <table:table-cell table:formula="of:=[Males.CD22]+[Females.CD22]" office:value-type="float" office:value="21384" calcext:value-type="float">
            <text:p>21,384</text:p>
          </table:table-cell>
          <table:table-cell table:formula="of:=[Males.CE22]+[Females.CE22]" office:value-type="float" office:value="18807" calcext:value-type="float">
            <text:p>18,807</text:p>
          </table:table-cell>
          <table:table-cell table:formula="of:=[Males.CF22]+[Females.CF22]" office:value-type="float" office:value="18466" calcext:value-type="float">
            <text:p>18,466</text:p>
          </table:table-cell>
          <table:table-cell table:formula="of:=[Males.CG22]+[Females.CG22]" office:value-type="float" office:value="18169" calcext:value-type="float">
            <text:p>18,169</text:p>
          </table:table-cell>
          <table:table-cell table:formula="of:=[Males.CH22]+[Females.CH22]" office:value-type="float" office:value="17526" calcext:value-type="float">
            <text:p>17,526</text:p>
          </table:table-cell>
          <table:table-cell table:formula="of:=[Males.CI22]+[Females.CI22]" office:value-type="float" office:value="15745" calcext:value-type="float">
            <text:p>15,745</text:p>
          </table:table-cell>
          <table:table-cell table:formula="of:=[Males.CJ22]+[Females.CJ22]" office:value-type="float" office:value="13552" calcext:value-type="float">
            <text:p>13,552</text:p>
          </table:table-cell>
          <table:table-cell table:formula="of:=[Males.CK22]+[Females.CK22]" office:value-type="float" office:value="11472" calcext:value-type="float">
            <text:p>11,472</text:p>
          </table:table-cell>
          <table:table-cell table:formula="of:=[Males.CL22]+[Females.CL22]" office:value-type="float" office:value="9735" calcext:value-type="float">
            <text:p>9,735</text:p>
          </table:table-cell>
          <table:table-cell table:formula="of:=[Males.CM22]+[Females.CM22]" office:value-type="float" office:value="8537" calcext:value-type="float">
            <text:p>8,537</text:p>
          </table:table-cell>
          <table:table-cell table:formula="of:=[Males.CN22]+[Females.CN22]" office:value-type="float" office:value="27095" calcext:value-type="float">
            <text:p>27,095</text:p>
          </table:table-cell>
          <table:table-cell table:style-name="ce35" table:formula="of:=SUM([.B22:.CN22])" office:value-type="float" office:value="5071950" calcext:value-type="float">
            <text:p>5,071,950</text:p>
          </table:table-cell>
          <table:table-cell table:number-columns-repeated="931"/>
        </table:table-row>
        <table:table-row table:style-name="ro5">
          <table:table-cell table:formula="of:=[Males.A23]" office:value-type="float" office:value="2000" calcext:value-type="float">
            <text:p>2000</text:p>
          </table:table-cell>
          <table:table-cell table:formula="of:=[Males.B23]+[Females.B23]" office:value-type="float" office:value="53411" calcext:value-type="float">
            <text:p>53,411</text:p>
          </table:table-cell>
          <table:table-cell table:formula="of:=[Males.C23]+[Females.C23]" office:value-type="float" office:value="55832" calcext:value-type="float">
            <text:p>55,832</text:p>
          </table:table-cell>
          <table:table-cell table:formula="of:=[Males.D23]+[Females.D23]" office:value-type="float" office:value="57006" calcext:value-type="float">
            <text:p>57,006</text:p>
          </table:table-cell>
          <table:table-cell table:formula="of:=[Males.E23]+[Females.E23]" office:value-type="float" office:value="58857" calcext:value-type="float">
            <text:p>58,857</text:p>
          </table:table-cell>
          <table:table-cell table:formula="of:=[Males.F23]+[Females.F23]" office:value-type="float" office:value="58107" calcext:value-type="float">
            <text:p>58,107</text:p>
          </table:table-cell>
          <table:table-cell table:formula="of:=[Males.G23]+[Females.G23]" office:value-type="float" office:value="59175" calcext:value-type="float">
            <text:p>59,175</text:p>
          </table:table-cell>
          <table:table-cell table:formula="of:=[Males.H23]+[Females.H23]" office:value-type="float" office:value="61130" calcext:value-type="float">
            <text:p>61,130</text:p>
          </table:table-cell>
          <table:table-cell table:formula="of:=[Males.I23]+[Females.I23]" office:value-type="float" office:value="62657" calcext:value-type="float">
            <text:p>62,657</text:p>
          </table:table-cell>
          <table:table-cell table:formula="of:=[Males.J23]+[Females.J23]" office:value-type="float" office:value="65149" calcext:value-type="float">
            <text:p>65,149</text:p>
          </table:table-cell>
          <table:table-cell table:formula="of:=[Males.K23]+[Females.K23]" office:value-type="float" office:value="65231" calcext:value-type="float">
            <text:p>65,231</text:p>
          </table:table-cell>
          <table:table-cell table:formula="of:=[Males.L23]+[Females.L23]" office:value-type="float" office:value="63532" calcext:value-type="float">
            <text:p>63,532</text:p>
          </table:table-cell>
          <table:table-cell table:formula="of:=[Males.M23]+[Females.M23]" office:value-type="float" office:value="63424" calcext:value-type="float">
            <text:p>63,424</text:p>
          </table:table-cell>
          <table:table-cell table:formula="of:=[Males.N23]+[Females.N23]" office:value-type="float" office:value="65617" calcext:value-type="float">
            <text:p>65,617</text:p>
          </table:table-cell>
          <table:table-cell table:formula="of:=[Males.O23]+[Females.O23]" office:value-type="float" office:value="64971" calcext:value-type="float">
            <text:p>64,971</text:p>
          </table:table-cell>
          <table:table-cell table:formula="of:=[Males.P23]+[Females.P23]" office:value-type="float" office:value="65340" calcext:value-type="float">
            <text:p>65,340</text:p>
          </table:table-cell>
          <table:table-cell table:formula="of:=[Males.Q23]+[Females.Q23]" office:value-type="float" office:value="65324" calcext:value-type="float">
            <text:p>65,324</text:p>
          </table:table-cell>
          <table:table-cell table:formula="of:=[Males.R23]+[Females.R23]" office:value-type="float" office:value="61839" calcext:value-type="float">
            <text:p>61,839</text:p>
          </table:table-cell>
          <table:table-cell table:formula="of:=[Males.S23]+[Females.S23]" office:value-type="float" office:value="61398" calcext:value-type="float">
            <text:p>61,398</text:p>
          </table:table-cell>
          <table:table-cell table:formula="of:=[Males.T23]+[Females.T23]" office:value-type="float" office:value="62128" calcext:value-type="float">
            <text:p>62,128</text:p>
          </table:table-cell>
          <table:table-cell table:formula="of:=[Males.U23]+[Females.U23]" office:value-type="float" office:value="67207" calcext:value-type="float">
            <text:p>67,207</text:p>
          </table:table-cell>
          <table:table-cell table:formula="of:=[Males.V23]+[Females.V23]" office:value-type="float" office:value="67675" calcext:value-type="float">
            <text:p>67,675</text:p>
          </table:table-cell>
          <table:table-cell table:formula="of:=[Males.W23]+[Females.W23]" office:value-type="float" office:value="64906" calcext:value-type="float">
            <text:p>64,906</text:p>
          </table:table-cell>
          <table:table-cell table:formula="of:=[Males.X23]+[Females.X23]" office:value-type="float" office:value="59752" calcext:value-type="float">
            <text:p>59,752</text:p>
          </table:table-cell>
          <table:table-cell table:formula="of:=[Males.Y23]+[Females.Y23]" office:value-type="float" office:value="57216" calcext:value-type="float">
            <text:p>57,216</text:p>
          </table:table-cell>
          <table:table-cell table:formula="of:=[Males.Z23]+[Females.Z23]" office:value-type="float" office:value="60056" calcext:value-type="float">
            <text:p>60,056</text:p>
          </table:table-cell>
          <table:table-cell table:formula="of:=[Males.AA23]+[Females.AA23]" office:value-type="float" office:value="60310" calcext:value-type="float">
            <text:p>60,310</text:p>
          </table:table-cell>
          <table:table-cell table:formula="of:=[Males.AB23]+[Females.AB23]" office:value-type="float" office:value="60998" calcext:value-type="float">
            <text:p>60,998</text:p>
          </table:table-cell>
          <table:table-cell table:formula="of:=[Males.AC23]+[Females.AC23]" office:value-type="float" office:value="65453" calcext:value-type="float">
            <text:p>65,453</text:p>
          </table:table-cell>
          <table:table-cell table:formula="of:=[Males.AD23]+[Females.AD23]" office:value-type="float" office:value="69568" calcext:value-type="float">
            <text:p>69,568</text:p>
          </table:table-cell>
          <table:table-cell table:formula="of:=[Males.AE23]+[Females.AE23]" office:value-type="float" office:value="73643" calcext:value-type="float">
            <text:p>73,643</text:p>
          </table:table-cell>
          <table:table-cell table:formula="of:=[Males.AF23]+[Females.AF23]" office:value-type="float" office:value="73362" calcext:value-type="float">
            <text:p>73,362</text:p>
          </table:table-cell>
          <table:table-cell table:formula="of:=[Males.AG23]+[Females.AG23]" office:value-type="float" office:value="76396" calcext:value-type="float">
            <text:p>76,396</text:p>
          </table:table-cell>
          <table:table-cell table:formula="of:=[Males.AH23]+[Females.AH23]" office:value-type="float" office:value="78278" calcext:value-type="float">
            <text:p>78,278</text:p>
          </table:table-cell>
          <table:table-cell table:formula="of:=[Males.AI23]+[Females.AI23]" office:value-type="float" office:value="79878" calcext:value-type="float">
            <text:p>79,878</text:p>
          </table:table-cell>
          <table:table-cell table:formula="of:=[Males.AJ23]+[Females.AJ23]" office:value-type="float" office:value="78819" calcext:value-type="float">
            <text:p>78,819</text:p>
          </table:table-cell>
          <table:table-cell table:formula="of:=[Males.AK23]+[Females.AK23]" office:value-type="float" office:value="81691" calcext:value-type="float">
            <text:p>81,691</text:p>
          </table:table-cell>
          <table:table-cell table:formula="of:=[Males.AL23]+[Females.AL23]" office:value-type="float" office:value="81413" calcext:value-type="float">
            <text:p>81,413</text:p>
          </table:table-cell>
          <table:table-cell table:formula="of:=[Males.AM23]+[Females.AM23]" office:value-type="float" office:value="81116" calcext:value-type="float">
            <text:p>81,116</text:p>
          </table:table-cell>
          <table:table-cell table:formula="of:=[Males.AN23]+[Females.AN23]" office:value-type="float" office:value="80009" calcext:value-type="float">
            <text:p>80,009</text:p>
          </table:table-cell>
          <table:table-cell table:formula="of:=[Males.AO23]+[Females.AO23]" office:value-type="float" office:value="78829" calcext:value-type="float">
            <text:p>78,829</text:p>
          </table:table-cell>
          <table:table-cell table:formula="of:=[Males.AP23]+[Females.AP23]" office:value-type="float" office:value="76948" calcext:value-type="float">
            <text:p>76,948</text:p>
          </table:table-cell>
          <table:table-cell table:formula="of:=[Males.AQ23]+[Females.AQ23]" office:value-type="float" office:value="76061" calcext:value-type="float">
            <text:p>76,061</text:p>
          </table:table-cell>
          <table:table-cell table:formula="of:=[Males.AR23]+[Females.AR23]" office:value-type="float" office:value="74578" calcext:value-type="float">
            <text:p>74,578</text:p>
          </table:table-cell>
          <table:table-cell table:formula="of:=[Males.AS23]+[Females.AS23]" office:value-type="float" office:value="72653" calcext:value-type="float">
            <text:p>72,653</text:p>
          </table:table-cell>
          <table:table-cell table:formula="of:=[Males.AT23]+[Females.AT23]" office:value-type="float" office:value="71064" calcext:value-type="float">
            <text:p>71,064</text:p>
          </table:table-cell>
          <table:table-cell table:formula="of:=[Males.AU23]+[Females.AU23]" office:value-type="float" office:value="68316" calcext:value-type="float">
            <text:p>68,316</text:p>
          </table:table-cell>
          <table:table-cell table:formula="of:=[Males.AV23]+[Females.AV23]" office:value-type="float" office:value="67913" calcext:value-type="float">
            <text:p>67,913</text:p>
          </table:table-cell>
          <table:table-cell table:formula="of:=[Males.AW23]+[Females.AW23]" office:value-type="float" office:value="66560" calcext:value-type="float">
            <text:p>66,560</text:p>
          </table:table-cell>
          <table:table-cell table:formula="of:=[Males.AX23]+[Females.AX23]" office:value-type="float" office:value="64443" calcext:value-type="float">
            <text:p>64,443</text:p>
          </table:table-cell>
          <table:table-cell table:formula="of:=[Males.AY23]+[Females.AY23]" office:value-type="float" office:value="66124" calcext:value-type="float">
            <text:p>66,124</text:p>
          </table:table-cell>
          <table:table-cell table:formula="of:=[Males.AZ23]+[Females.AZ23]" office:value-type="float" office:value="66981" calcext:value-type="float">
            <text:p>66,981</text:p>
          </table:table-cell>
          <table:table-cell table:formula="of:=[Males.BA23]+[Females.BA23]" office:value-type="float" office:value="69101" calcext:value-type="float">
            <text:p>69,101</text:p>
          </table:table-cell>
          <table:table-cell table:formula="of:=[Males.BB23]+[Females.BB23]" office:value-type="float" office:value="71611" calcext:value-type="float">
            <text:p>71,611</text:p>
          </table:table-cell>
          <table:table-cell table:formula="of:=[Males.BC23]+[Females.BC23]" office:value-type="float" office:value="77828" calcext:value-type="float">
            <text:p>77,828</text:p>
          </table:table-cell>
          <table:table-cell table:formula="of:=[Males.BD23]+[Females.BD23]" office:value-type="float" office:value="60342" calcext:value-type="float">
            <text:p>60,342</text:p>
          </table:table-cell>
          <table:table-cell table:formula="of:=[Males.BE23]+[Females.BE23]" office:value-type="float" office:value="58028" calcext:value-type="float">
            <text:p>58,028</text:p>
          </table:table-cell>
          <table:table-cell table:formula="of:=[Males.BF23]+[Females.BF23]" office:value-type="float" office:value="59782" calcext:value-type="float">
            <text:p>59,782</text:p>
          </table:table-cell>
          <table:table-cell table:formula="of:=[Males.BG23]+[Females.BG23]" office:value-type="float" office:value="58523" calcext:value-type="float">
            <text:p>58,523</text:p>
          </table:table-cell>
          <table:table-cell table:formula="of:=[Males.BH23]+[Females.BH23]" office:value-type="float" office:value="54680" calcext:value-type="float">
            <text:p>54,680</text:p>
          </table:table-cell>
          <table:table-cell table:formula="of:=[Males.BI23]+[Females.BI23]" office:value-type="float" office:value="51980" calcext:value-type="float">
            <text:p>51,980</text:p>
          </table:table-cell>
          <table:table-cell table:formula="of:=[Males.BJ23]+[Females.BJ23]" office:value-type="float" office:value="53885" calcext:value-type="float">
            <text:p>53,885</text:p>
          </table:table-cell>
          <table:table-cell table:formula="of:=[Males.BK23]+[Females.BK23]" office:value-type="float" office:value="53530" calcext:value-type="float">
            <text:p>53,530</text:p>
          </table:table-cell>
          <table:table-cell table:formula="of:=[Males.BL23]+[Females.BL23]" office:value-type="float" office:value="53105" calcext:value-type="float">
            <text:p>53,105</text:p>
          </table:table-cell>
          <table:table-cell table:formula="of:=[Males.BM23]+[Females.BM23]" office:value-type="float" office:value="51593" calcext:value-type="float">
            <text:p>51,593</text:p>
          </table:table-cell>
          <table:table-cell table:formula="of:=[Males.BN23]+[Females.BN23]" office:value-type="float" office:value="51123" calcext:value-type="float">
            <text:p>51,123</text:p>
          </table:table-cell>
          <table:table-cell table:formula="of:=[Males.BO23]+[Females.BO23]" office:value-type="float" office:value="49936" calcext:value-type="float">
            <text:p>49,936</text:p>
          </table:table-cell>
          <table:table-cell table:formula="of:=[Males.BP23]+[Females.BP23]" office:value-type="float" office:value="48184" calcext:value-type="float">
            <text:p>48,184</text:p>
          </table:table-cell>
          <table:table-cell table:formula="of:=[Males.BQ23]+[Females.BQ23]" office:value-type="float" office:value="46829" calcext:value-type="float">
            <text:p>46,829</text:p>
          </table:table-cell>
          <table:table-cell table:formula="of:=[Males.BR23]+[Females.BR23]" office:value-type="float" office:value="47456" calcext:value-type="float">
            <text:p>47,456</text:p>
          </table:table-cell>
          <table:table-cell table:formula="of:=[Males.BS23]+[Females.BS23]" office:value-type="float" office:value="46233" calcext:value-type="float">
            <text:p>46,233</text:p>
          </table:table-cell>
          <table:table-cell table:formula="of:=[Males.BT23]+[Females.BT23]" office:value-type="float" office:value="44859" calcext:value-type="float">
            <text:p>44,859</text:p>
          </table:table-cell>
          <table:table-cell table:formula="of:=[Males.BU23]+[Females.BU23]" office:value-type="float" office:value="43208" calcext:value-type="float">
            <text:p>43,208</text:p>
          </table:table-cell>
          <table:table-cell table:formula="of:=[Males.BV23]+[Females.BV23]" office:value-type="float" office:value="40360" calcext:value-type="float">
            <text:p>40,360</text:p>
          </table:table-cell>
          <table:table-cell table:formula="of:=[Males.BW23]+[Females.BW23]" office:value-type="float" office:value="39224" calcext:value-type="float">
            <text:p>39,224</text:p>
          </table:table-cell>
          <table:table-cell table:formula="of:=[Males.BX23]+[Females.BX23]" office:value-type="float" office:value="38923" calcext:value-type="float">
            <text:p>38,923</text:p>
          </table:table-cell>
          <table:table-cell table:formula="of:=[Males.BY23]+[Females.BY23]" office:value-type="float" office:value="36271" calcext:value-type="float">
            <text:p>36,271</text:p>
          </table:table-cell>
          <table:table-cell table:formula="of:=[Males.BZ23]+[Females.BZ23]" office:value-type="float" office:value="34850" calcext:value-type="float">
            <text:p>34,850</text:p>
          </table:table-cell>
          <table:table-cell table:formula="of:=[Males.CA23]+[Females.CA23]" office:value-type="float" office:value="32028" calcext:value-type="float">
            <text:p>32,028</text:p>
          </table:table-cell>
          <table:table-cell table:formula="of:=[Males.CB23]+[Females.CB23]" office:value-type="float" office:value="32121" calcext:value-type="float">
            <text:p>32,121</text:p>
          </table:table-cell>
          <table:table-cell table:formula="of:=[Males.CC23]+[Females.CC23]" office:value-type="float" office:value="30907" calcext:value-type="float">
            <text:p>30,907</text:p>
          </table:table-cell>
          <table:table-cell table:formula="of:=[Males.CD23]+[Females.CD23]" office:value-type="float" office:value="30343" calcext:value-type="float">
            <text:p>30,343</text:p>
          </table:table-cell>
          <table:table-cell table:formula="of:=[Males.CE23]+[Females.CE23]" office:value-type="float" office:value="19755" calcext:value-type="float">
            <text:p>19,755</text:p>
          </table:table-cell>
          <table:table-cell table:formula="of:=[Males.CF23]+[Females.CF23]" office:value-type="float" office:value="17184" calcext:value-type="float">
            <text:p>17,184</text:p>
          </table:table-cell>
          <table:table-cell table:formula="of:=[Males.CG23]+[Females.CG23]" office:value-type="float" office:value="16777" calcext:value-type="float">
            <text:p>16,777</text:p>
          </table:table-cell>
          <table:table-cell table:formula="of:=[Males.CH23]+[Females.CH23]" office:value-type="float" office:value="16376" calcext:value-type="float">
            <text:p>16,376</text:p>
          </table:table-cell>
          <table:table-cell table:formula="of:=[Males.CI23]+[Females.CI23]" office:value-type="float" office:value="15652" calcext:value-type="float">
            <text:p>15,652</text:p>
          </table:table-cell>
          <table:table-cell table:formula="of:=[Males.CJ23]+[Females.CJ23]" office:value-type="float" office:value="13976" calcext:value-type="float">
            <text:p>13,976</text:p>
          </table:table-cell>
          <table:table-cell table:formula="of:=[Males.CK23]+[Females.CK23]" office:value-type="float" office:value="11761" calcext:value-type="float">
            <text:p>11,761</text:p>
          </table:table-cell>
          <table:table-cell table:formula="of:=[Males.CL23]+[Females.CL23]" office:value-type="float" office:value="9758" calcext:value-type="float">
            <text:p>9,758</text:p>
          </table:table-cell>
          <table:table-cell table:formula="of:=[Males.CM23]+[Females.CM23]" office:value-type="float" office:value="8218" calcext:value-type="float">
            <text:p>8,218</text:p>
          </table:table-cell>
          <table:table-cell table:formula="of:=[Males.CN23]+[Females.CN23]" office:value-type="float" office:value="28296" calcext:value-type="float">
            <text:p>28,296</text:p>
          </table:table-cell>
          <table:table-cell table:style-name="ce35" table:formula="of:=SUM([.B23:.CN23])" office:value-type="float" office:value="5062940" calcext:value-type="float">
            <text:p>5,062,940</text:p>
          </table:table-cell>
          <table:table-cell table:number-columns-repeated="931"/>
        </table:table-row>
        <table:table-row table:style-name="ro5">
          <table:table-cell table:formula="of:=[Males.A24]" office:value-type="float" office:value="2001" calcext:value-type="float">
            <text:p>2001</text:p>
          </table:table-cell>
          <table:table-cell table:formula="of:=[Males.B24]+[Females.B24]" office:value-type="float" office:value="52027" calcext:value-type="float">
            <text:p>52,027</text:p>
          </table:table-cell>
          <table:table-cell table:formula="of:=[Males.C24]+[Females.C24]" office:value-type="float" office:value="53060" calcext:value-type="float">
            <text:p>53,060</text:p>
          </table:table-cell>
          <table:table-cell table:formula="of:=[Males.D24]+[Females.D24]" office:value-type="float" office:value="55668" calcext:value-type="float">
            <text:p>55,668</text:p>
          </table:table-cell>
          <table:table-cell table:formula="of:=[Males.E24]+[Females.E24]" office:value-type="float" office:value="56812" calcext:value-type="float">
            <text:p>56,812</text:p>
          </table:table-cell>
          <table:table-cell table:formula="of:=[Males.F24]+[Females.F24]" office:value-type="float" office:value="58694" calcext:value-type="float">
            <text:p>58,694</text:p>
          </table:table-cell>
          <table:table-cell table:formula="of:=[Males.G24]+[Females.G24]" office:value-type="float" office:value="58088" calcext:value-type="float">
            <text:p>58,088</text:p>
          </table:table-cell>
          <table:table-cell table:formula="of:=[Males.H24]+[Females.H24]" office:value-type="float" office:value="59103" calcext:value-type="float">
            <text:p>59,103</text:p>
          </table:table-cell>
          <table:table-cell table:formula="of:=[Males.I24]+[Females.I24]" office:value-type="float" office:value="61005" calcext:value-type="float">
            <text:p>61,005</text:p>
          </table:table-cell>
          <table:table-cell table:formula="of:=[Males.J24]+[Females.J24]" office:value-type="float" office:value="62593" calcext:value-type="float">
            <text:p>62,593</text:p>
          </table:table-cell>
          <table:table-cell table:formula="of:=[Males.K24]+[Females.K24]" office:value-type="float" office:value="65024" calcext:value-type="float">
            <text:p>65,024</text:p>
          </table:table-cell>
          <table:table-cell table:formula="of:=[Males.L24]+[Females.L24]" office:value-type="float" office:value="65249" calcext:value-type="float">
            <text:p>65,249</text:p>
          </table:table-cell>
          <table:table-cell table:formula="of:=[Males.M24]+[Females.M24]" office:value-type="float" office:value="63693" calcext:value-type="float">
            <text:p>63,693</text:p>
          </table:table-cell>
          <table:table-cell table:formula="of:=[Males.N24]+[Females.N24]" office:value-type="float" office:value="63393" calcext:value-type="float">
            <text:p>63,393</text:p>
          </table:table-cell>
          <table:table-cell table:formula="of:=[Males.O24]+[Females.O24]" office:value-type="float" office:value="65581" calcext:value-type="float">
            <text:p>65,581</text:p>
          </table:table-cell>
          <table:table-cell table:formula="of:=[Males.P24]+[Females.P24]" office:value-type="float" office:value="65007" calcext:value-type="float">
            <text:p>65,007</text:p>
          </table:table-cell>
          <table:table-cell table:formula="of:=[Males.Q24]+[Females.Q24]" office:value-type="float" office:value="65377" calcext:value-type="float">
            <text:p>65,377</text:p>
          </table:table-cell>
          <table:table-cell table:formula="of:=[Males.R24]+[Females.R24]" office:value-type="float" office:value="65393" calcext:value-type="float">
            <text:p>65,393</text:p>
          </table:table-cell>
          <table:table-cell table:formula="of:=[Males.S24]+[Females.S24]" office:value-type="float" office:value="61838" calcext:value-type="float">
            <text:p>61,838</text:p>
          </table:table-cell>
          <table:table-cell table:formula="of:=[Males.T24]+[Females.T24]" office:value-type="float" office:value="61130" calcext:value-type="float">
            <text:p>61,130</text:p>
          </table:table-cell>
          <table:table-cell table:formula="of:=[Males.U24]+[Females.U24]" office:value-type="float" office:value="63867" calcext:value-type="float">
            <text:p>63,867</text:p>
          </table:table-cell>
          <table:table-cell table:formula="of:=[Males.V24]+[Females.V24]" office:value-type="float" office:value="68326" calcext:value-type="float">
            <text:p>68,326</text:p>
          </table:table-cell>
          <table:table-cell table:formula="of:=[Males.W24]+[Females.W24]" office:value-type="float" office:value="68041" calcext:value-type="float">
            <text:p>68,041</text:p>
          </table:table-cell>
          <table:table-cell table:formula="of:=[Males.X24]+[Females.X24]" office:value-type="float" office:value="64539" calcext:value-type="float">
            <text:p>64,539</text:p>
          </table:table-cell>
          <table:table-cell table:formula="of:=[Males.Y24]+[Females.Y24]" office:value-type="float" office:value="58527" calcext:value-type="float">
            <text:p>58,527</text:p>
          </table:table-cell>
          <table:table-cell table:formula="of:=[Males.Z24]+[Females.Z24]" office:value-type="float" office:value="55962" calcext:value-type="float">
            <text:p>55,962</text:p>
          </table:table-cell>
          <table:table-cell table:formula="of:=[Males.AA24]+[Females.AA24]" office:value-type="float" office:value="59440" calcext:value-type="float">
            <text:p>59,440</text:p>
          </table:table-cell>
          <table:table-cell table:formula="of:=[Males.AB24]+[Females.AB24]" office:value-type="float" office:value="59787" calcext:value-type="float">
            <text:p>59,787</text:p>
          </table:table-cell>
          <table:table-cell table:formula="of:=[Males.AC24]+[Females.AC24]" office:value-type="float" office:value="60929" calcext:value-type="float">
            <text:p>60,929</text:p>
          </table:table-cell>
          <table:table-cell table:formula="of:=[Males.AD24]+[Females.AD24]" office:value-type="float" office:value="65267" calcext:value-type="float">
            <text:p>65,267</text:p>
          </table:table-cell>
          <table:table-cell table:formula="of:=[Males.AE24]+[Females.AE24]" office:value-type="float" office:value="69462" calcext:value-type="float">
            <text:p>69,462</text:p>
          </table:table-cell>
          <table:table-cell table:formula="of:=[Males.AF24]+[Females.AF24]" office:value-type="float" office:value="73489" calcext:value-type="float">
            <text:p>73,489</text:p>
          </table:table-cell>
          <table:table-cell table:formula="of:=[Males.AG24]+[Females.AG24]" office:value-type="float" office:value="73267" calcext:value-type="float">
            <text:p>73,267</text:p>
          </table:table-cell>
          <table:table-cell table:formula="of:=[Males.AH24]+[Females.AH24]" office:value-type="float" office:value="76391" calcext:value-type="float">
            <text:p>76,391</text:p>
          </table:table-cell>
          <table:table-cell table:formula="of:=[Males.AI24]+[Females.AI24]" office:value-type="float" office:value="78126" calcext:value-type="float">
            <text:p>78,126</text:p>
          </table:table-cell>
          <table:table-cell table:formula="of:=[Males.AJ24]+[Females.AJ24]" office:value-type="float" office:value="79964" calcext:value-type="float">
            <text:p>79,964</text:p>
          </table:table-cell>
          <table:table-cell table:formula="of:=[Males.AK24]+[Females.AK24]" office:value-type="float" office:value="78823" calcext:value-type="float">
            <text:p>78,823</text:p>
          </table:table-cell>
          <table:table-cell table:formula="of:=[Males.AL24]+[Females.AL24]" office:value-type="float" office:value="81648" calcext:value-type="float">
            <text:p>81,648</text:p>
          </table:table-cell>
          <table:table-cell table:formula="of:=[Males.AM24]+[Females.AM24]" office:value-type="float" office:value="81478" calcext:value-type="float">
            <text:p>81,478</text:p>
          </table:table-cell>
          <table:table-cell table:formula="of:=[Males.AN24]+[Females.AN24]" office:value-type="float" office:value="81265" calcext:value-type="float">
            <text:p>81,265</text:p>
          </table:table-cell>
          <table:table-cell table:formula="of:=[Males.AO24]+[Females.AO24]" office:value-type="float" office:value="80018" calcext:value-type="float">
            <text:p>80,018</text:p>
          </table:table-cell>
          <table:table-cell table:formula="of:=[Males.AP24]+[Females.AP24]" office:value-type="float" office:value="78712" calcext:value-type="float">
            <text:p>78,712</text:p>
          </table:table-cell>
          <table:table-cell table:formula="of:=[Males.AQ24]+[Females.AQ24]" office:value-type="float" office:value="76729" calcext:value-type="float">
            <text:p>76,729</text:p>
          </table:table-cell>
          <table:table-cell table:formula="of:=[Males.AR24]+[Females.AR24]" office:value-type="float" office:value="76084" calcext:value-type="float">
            <text:p>76,084</text:p>
          </table:table-cell>
          <table:table-cell table:formula="of:=[Males.AS24]+[Females.AS24]" office:value-type="float" office:value="74604" calcext:value-type="float">
            <text:p>74,604</text:p>
          </table:table-cell>
          <table:table-cell table:formula="of:=[Males.AT24]+[Females.AT24]" office:value-type="float" office:value="72759" calcext:value-type="float">
            <text:p>72,759</text:p>
          </table:table-cell>
          <table:table-cell table:formula="of:=[Males.AU24]+[Females.AU24]" office:value-type="float" office:value="70936" calcext:value-type="float">
            <text:p>70,936</text:p>
          </table:table-cell>
          <table:table-cell table:formula="of:=[Males.AV24]+[Females.AV24]" office:value-type="float" office:value="68313" calcext:value-type="float">
            <text:p>68,313</text:p>
          </table:table-cell>
          <table:table-cell table:formula="of:=[Males.AW24]+[Females.AW24]" office:value-type="float" office:value="67903" calcext:value-type="float">
            <text:p>67,903</text:p>
          </table:table-cell>
          <table:table-cell table:formula="of:=[Males.AX24]+[Females.AX24]" office:value-type="float" office:value="66569" calcext:value-type="float">
            <text:p>66,569</text:p>
          </table:table-cell>
          <table:table-cell table:formula="of:=[Males.AY24]+[Females.AY24]" office:value-type="float" office:value="64487" calcext:value-type="float">
            <text:p>64,487</text:p>
          </table:table-cell>
          <table:table-cell table:formula="of:=[Males.AZ24]+[Females.AZ24]" office:value-type="float" office:value="65995" calcext:value-type="float">
            <text:p>65,995</text:p>
          </table:table-cell>
          <table:table-cell table:formula="of:=[Males.BA24]+[Females.BA24]" office:value-type="float" office:value="66838" calcext:value-type="float">
            <text:p>66,838</text:p>
          </table:table-cell>
          <table:table-cell table:formula="of:=[Males.BB24]+[Females.BB24]" office:value-type="float" office:value="68922" calcext:value-type="float">
            <text:p>68,922</text:p>
          </table:table-cell>
          <table:table-cell table:formula="of:=[Males.BC24]+[Females.BC24]" office:value-type="float" office:value="71437" calcext:value-type="float">
            <text:p>71,437</text:p>
          </table:table-cell>
          <table:table-cell table:formula="of:=[Males.BD24]+[Females.BD24]" office:value-type="float" office:value="77691" calcext:value-type="float">
            <text:p>77,691</text:p>
          </table:table-cell>
          <table:table-cell table:formula="of:=[Males.BE24]+[Females.BE24]" office:value-type="float" office:value="60177" calcext:value-type="float">
            <text:p>60,177</text:p>
          </table:table-cell>
          <table:table-cell table:formula="of:=[Males.BF24]+[Females.BF24]" office:value-type="float" office:value="57831" calcext:value-type="float">
            <text:p>57,831</text:p>
          </table:table-cell>
          <table:table-cell table:formula="of:=[Males.BG24]+[Females.BG24]" office:value-type="float" office:value="59574" calcext:value-type="float">
            <text:p>59,574</text:p>
          </table:table-cell>
          <table:table-cell table:formula="of:=[Males.BH24]+[Females.BH24]" office:value-type="float" office:value="58163" calcext:value-type="float">
            <text:p>58,163</text:p>
          </table:table-cell>
          <table:table-cell table:formula="of:=[Males.BI24]+[Females.BI24]" office:value-type="float" office:value="54393" calcext:value-type="float">
            <text:p>54,393</text:p>
          </table:table-cell>
          <table:table-cell table:formula="of:=[Males.BJ24]+[Females.BJ24]" office:value-type="float" office:value="51576" calcext:value-type="float">
            <text:p>51,576</text:p>
          </table:table-cell>
          <table:table-cell table:formula="of:=[Males.BK24]+[Females.BK24]" office:value-type="float" office:value="53469" calcext:value-type="float">
            <text:p>53,469</text:p>
          </table:table-cell>
          <table:table-cell table:formula="of:=[Males.BL24]+[Females.BL24]" office:value-type="float" office:value="53039" calcext:value-type="float">
            <text:p>53,039</text:p>
          </table:table-cell>
          <table:table-cell table:formula="of:=[Males.BM24]+[Females.BM24]" office:value-type="float" office:value="52488" calcext:value-type="float">
            <text:p>52,488</text:p>
          </table:table-cell>
          <table:table-cell table:formula="of:=[Males.BN24]+[Females.BN24]" office:value-type="float" office:value="50979" calcext:value-type="float">
            <text:p>50,979</text:p>
          </table:table-cell>
          <table:table-cell table:formula="of:=[Males.BO24]+[Females.BO24]" office:value-type="float" office:value="50436" calcext:value-type="float">
            <text:p>50,436</text:p>
          </table:table-cell>
          <table:table-cell table:formula="of:=[Males.BP24]+[Females.BP24]" office:value-type="float" office:value="49238" calcext:value-type="float">
            <text:p>49,238</text:p>
          </table:table-cell>
          <table:table-cell table:formula="of:=[Males.BQ24]+[Females.BQ24]" office:value-type="float" office:value="47416" calcext:value-type="float">
            <text:p>47,416</text:p>
          </table:table-cell>
          <table:table-cell table:formula="of:=[Males.BR24]+[Females.BR24]" office:value-type="float" office:value="45962" calcext:value-type="float">
            <text:p>45,962</text:p>
          </table:table-cell>
          <table:table-cell table:formula="of:=[Males.BS24]+[Females.BS24]" office:value-type="float" office:value="46412" calcext:value-type="float">
            <text:p>46,412</text:p>
          </table:table-cell>
          <table:table-cell table:formula="of:=[Males.BT24]+[Females.BT24]" office:value-type="float" office:value="45084" calcext:value-type="float">
            <text:p>45,084</text:p>
          </table:table-cell>
          <table:table-cell table:formula="of:=[Males.BU24]+[Females.BU24]" office:value-type="float" office:value="43650" calcext:value-type="float">
            <text:p>43,650</text:p>
          </table:table-cell>
          <table:table-cell table:formula="of:=[Males.BV24]+[Females.BV24]" office:value-type="float" office:value="41872" calcext:value-type="float">
            <text:p>41,872</text:p>
          </table:table-cell>
          <table:table-cell table:formula="of:=[Males.BW24]+[Females.BW24]" office:value-type="float" office:value="38904" calcext:value-type="float">
            <text:p>38,904</text:p>
          </table:table-cell>
          <table:table-cell table:formula="of:=[Males.BX24]+[Females.BX24]" office:value-type="float" office:value="37668" calcext:value-type="float">
            <text:p>37,668</text:p>
          </table:table-cell>
          <table:table-cell table:formula="of:=[Males.BY24]+[Females.BY24]" office:value-type="float" office:value="37362" calcext:value-type="float">
            <text:p>37,362</text:p>
          </table:table-cell>
          <table:table-cell table:formula="of:=[Males.BZ24]+[Females.BZ24]" office:value-type="float" office:value="34663" calcext:value-type="float">
            <text:p>34,663</text:p>
          </table:table-cell>
          <table:table-cell table:formula="of:=[Males.CA24]+[Females.CA24]" office:value-type="float" office:value="33201" calcext:value-type="float">
            <text:p>33,201</text:p>
          </table:table-cell>
          <table:table-cell table:formula="of:=[Males.CB24]+[Females.CB24]" office:value-type="float" office:value="30258" calcext:value-type="float">
            <text:p>30,258</text:p>
          </table:table-cell>
          <table:table-cell table:formula="of:=[Males.CC24]+[Females.CC24]" office:value-type="float" office:value="30132" calcext:value-type="float">
            <text:p>30,132</text:p>
          </table:table-cell>
          <table:table-cell table:formula="of:=[Males.CD24]+[Females.CD24]" office:value-type="float" office:value="28915" calcext:value-type="float">
            <text:p>28,915</text:p>
          </table:table-cell>
          <table:table-cell table:formula="of:=[Males.CE24]+[Females.CE24]" office:value-type="float" office:value="28189" calcext:value-type="float">
            <text:p>28,189</text:p>
          </table:table-cell>
          <table:table-cell table:formula="of:=[Males.CF24]+[Females.CF24]" office:value-type="float" office:value="18306" calcext:value-type="float">
            <text:p>18,306</text:p>
          </table:table-cell>
          <table:table-cell table:formula="of:=[Males.CG24]+[Females.CG24]" office:value-type="float" office:value="15594" calcext:value-type="float">
            <text:p>15,594</text:p>
          </table:table-cell>
          <table:table-cell table:formula="of:=[Males.CH24]+[Females.CH24]" office:value-type="float" office:value="15125" calcext:value-type="float">
            <text:p>15,125</text:p>
          </table:table-cell>
          <table:table-cell table:formula="of:=[Males.CI24]+[Females.CI24]" office:value-type="float" office:value="14596" calcext:value-type="float">
            <text:p>14,596</text:p>
          </table:table-cell>
          <table:table-cell table:formula="of:=[Males.CJ24]+[Females.CJ24]" office:value-type="float" office:value="13920" calcext:value-type="float">
            <text:p>13,920</text:p>
          </table:table-cell>
          <table:table-cell table:formula="of:=[Males.CK24]+[Females.CK24]" office:value-type="float" office:value="12341" calcext:value-type="float">
            <text:p>12,341</text:p>
          </table:table-cell>
          <table:table-cell table:formula="of:=[Males.CL24]+[Females.CL24]" office:value-type="float" office:value="10189" calcext:value-type="float">
            <text:p>10,189</text:p>
          </table:table-cell>
          <table:table-cell table:formula="of:=[Males.CM24]+[Females.CM24]" office:value-type="float" office:value="8363" calcext:value-type="float">
            <text:p>8,363</text:p>
          </table:table-cell>
          <table:table-cell table:formula="of:=[Males.CN24]+[Females.CN24]" office:value-type="float" office:value="29385" calcext:value-type="float">
            <text:p>29,385</text:p>
          </table:table-cell>
          <table:table-cell table:style-name="ce35" table:formula="of:=SUM([.B24:.CN24])" office:value-type="float" office:value="5064200" calcext:value-type="float">
            <text:p>5,064,200</text:p>
          </table:table-cell>
          <table:table-cell table:number-columns-repeated="931"/>
        </table:table-row>
        <table:table-row table:style-name="ro5">
          <table:table-cell table:formula="of:=[Males.A25]" office:value-type="float" office:value="2002" calcext:value-type="float">
            <text:p>2002</text:p>
          </table:table-cell>
          <table:table-cell table:formula="of:=[Males.B25]+[Females.B25]" office:value-type="float" office:value="51198" calcext:value-type="float">
            <text:p>51,198</text:p>
          </table:table-cell>
          <table:table-cell table:formula="of:=[Males.C25]+[Females.C25]" office:value-type="float" office:value="52278" calcext:value-type="float">
            <text:p>52,278</text:p>
          </table:table-cell>
          <table:table-cell table:formula="of:=[Males.D25]+[Females.D25]" office:value-type="float" office:value="53357" calcext:value-type="float">
            <text:p>53,357</text:p>
          </table:table-cell>
          <table:table-cell table:formula="of:=[Males.E25]+[Females.E25]" office:value-type="float" office:value="55908" calcext:value-type="float">
            <text:p>55,908</text:p>
          </table:table-cell>
          <table:table-cell table:formula="of:=[Males.F25]+[Females.F25]" office:value-type="float" office:value="57046" calcext:value-type="float">
            <text:p>57,046</text:p>
          </table:table-cell>
          <table:table-cell table:formula="of:=[Males.G25]+[Females.G25]" office:value-type="float" office:value="58892" calcext:value-type="float">
            <text:p>58,892</text:p>
          </table:table-cell>
          <table:table-cell table:formula="of:=[Males.H25]+[Females.H25]" office:value-type="float" office:value="58284" calcext:value-type="float">
            <text:p>58,284</text:p>
          </table:table-cell>
          <table:table-cell table:formula="of:=[Males.I25]+[Females.I25]" office:value-type="float" office:value="59285" calcext:value-type="float">
            <text:p>59,285</text:p>
          </table:table-cell>
          <table:table-cell table:formula="of:=[Males.J25]+[Females.J25]" office:value-type="float" office:value="61186" calcext:value-type="float">
            <text:p>61,186</text:p>
          </table:table-cell>
          <table:table-cell table:formula="of:=[Males.K25]+[Females.K25]" office:value-type="float" office:value="62698" calcext:value-type="float">
            <text:p>62,698</text:p>
          </table:table-cell>
          <table:table-cell table:formula="of:=[Males.L25]+[Females.L25]" office:value-type="float" office:value="65252" calcext:value-type="float">
            <text:p>65,252</text:p>
          </table:table-cell>
          <table:table-cell table:formula="of:=[Males.M25]+[Females.M25]" office:value-type="float" office:value="65499" calcext:value-type="float">
            <text:p>65,499</text:p>
          </table:table-cell>
          <table:table-cell table:formula="of:=[Males.N25]+[Females.N25]" office:value-type="float" office:value="63584" calcext:value-type="float">
            <text:p>63,584</text:p>
          </table:table-cell>
          <table:table-cell table:formula="of:=[Males.O25]+[Females.O25]" office:value-type="float" office:value="63267" calcext:value-type="float">
            <text:p>63,267</text:p>
          </table:table-cell>
          <table:table-cell table:formula="of:=[Males.P25]+[Females.P25]" office:value-type="float" office:value="65413" calcext:value-type="float">
            <text:p>65,413</text:p>
          </table:table-cell>
          <table:table-cell table:formula="of:=[Males.Q25]+[Females.Q25]" office:value-type="float" office:value="64670" calcext:value-type="float">
            <text:p>64,670</text:p>
          </table:table-cell>
          <table:table-cell table:formula="of:=[Males.R25]+[Females.R25]" office:value-type="float" office:value="65077" calcext:value-type="float">
            <text:p>65,077</text:p>
          </table:table-cell>
          <table:table-cell table:formula="of:=[Males.S25]+[Females.S25]" office:value-type="float" office:value="64749" calcext:value-type="float">
            <text:p>64,749</text:p>
          </table:table-cell>
          <table:table-cell table:formula="of:=[Males.T25]+[Females.T25]" office:value-type="float" office:value="61292" calcext:value-type="float">
            <text:p>61,292</text:p>
          </table:table-cell>
          <table:table-cell table:formula="of:=[Males.U25]+[Females.U25]" office:value-type="float" office:value="62834" calcext:value-type="float">
            <text:p>62,834</text:p>
          </table:table-cell>
          <table:table-cell table:formula="of:=[Males.V25]+[Females.V25]" office:value-type="float" office:value="65215" calcext:value-type="float">
            <text:p>65,215</text:p>
          </table:table-cell>
          <table:table-cell table:formula="of:=[Males.W25]+[Females.W25]" office:value-type="float" office:value="68793" calcext:value-type="float">
            <text:p>68,793</text:p>
          </table:table-cell>
          <table:table-cell table:formula="of:=[Males.X25]+[Females.X25]" office:value-type="float" office:value="67948" calcext:value-type="float">
            <text:p>67,948</text:p>
          </table:table-cell>
          <table:table-cell table:formula="of:=[Males.Y25]+[Females.Y25]" office:value-type="float" office:value="63473" calcext:value-type="float">
            <text:p>63,473</text:p>
          </table:table-cell>
          <table:table-cell table:formula="of:=[Males.Z25]+[Females.Z25]" office:value-type="float" office:value="57746" calcext:value-type="float">
            <text:p>57,746</text:p>
          </table:table-cell>
          <table:table-cell table:formula="of:=[Males.AA25]+[Females.AA25]" office:value-type="float" office:value="55830" calcext:value-type="float">
            <text:p>55,830</text:p>
          </table:table-cell>
          <table:table-cell table:formula="of:=[Males.AB25]+[Females.AB25]" office:value-type="float" office:value="59372" calcext:value-type="float">
            <text:p>59,372</text:p>
          </table:table-cell>
          <table:table-cell table:formula="of:=[Males.AC25]+[Females.AC25]" office:value-type="float" office:value="59905" calcext:value-type="float">
            <text:p>59,905</text:p>
          </table:table-cell>
          <table:table-cell table:formula="of:=[Males.AD25]+[Females.AD25]" office:value-type="float" office:value="61024" calcext:value-type="float">
            <text:p>61,024</text:p>
          </table:table-cell>
          <table:table-cell table:formula="of:=[Males.AE25]+[Females.AE25]" office:value-type="float" office:value="65239" calcext:value-type="float">
            <text:p>65,239</text:p>
          </table:table-cell>
          <table:table-cell table:formula="of:=[Males.AF25]+[Females.AF25]" office:value-type="float" office:value="69544" calcext:value-type="float">
            <text:p>69,544</text:p>
          </table:table-cell>
          <table:table-cell table:formula="of:=[Males.AG25]+[Females.AG25]" office:value-type="float" office:value="73473" calcext:value-type="float">
            <text:p>73,473</text:p>
          </table:table-cell>
          <table:table-cell table:formula="of:=[Males.AH25]+[Females.AH25]" office:value-type="float" office:value="73315" calcext:value-type="float">
            <text:p>73,315</text:p>
          </table:table-cell>
          <table:table-cell table:formula="of:=[Males.AI25]+[Females.AI25]" office:value-type="float" office:value="76379" calcext:value-type="float">
            <text:p>76,379</text:p>
          </table:table-cell>
          <table:table-cell table:formula="of:=[Males.AJ25]+[Females.AJ25]" office:value-type="float" office:value="77905" calcext:value-type="float">
            <text:p>77,905</text:p>
          </table:table-cell>
          <table:table-cell table:formula="of:=[Males.AK25]+[Females.AK25]" office:value-type="float" office:value="79751" calcext:value-type="float">
            <text:p>79,751</text:p>
          </table:table-cell>
          <table:table-cell table:formula="of:=[Males.AL25]+[Females.AL25]" office:value-type="float" office:value="78808" calcext:value-type="float">
            <text:p>78,808</text:p>
          </table:table-cell>
          <table:table-cell table:formula="of:=[Males.AM25]+[Females.AM25]" office:value-type="float" office:value="81598" calcext:value-type="float">
            <text:p>81,598</text:p>
          </table:table-cell>
          <table:table-cell table:formula="of:=[Males.AN25]+[Females.AN25]" office:value-type="float" office:value="81388" calcext:value-type="float">
            <text:p>81,388</text:p>
          </table:table-cell>
          <table:table-cell table:formula="of:=[Males.AO25]+[Females.AO25]" office:value-type="float" office:value="81163" calcext:value-type="float">
            <text:p>81,163</text:p>
          </table:table-cell>
          <table:table-cell table:formula="of:=[Males.AP25]+[Females.AP25]" office:value-type="float" office:value="80115" calcext:value-type="float">
            <text:p>80,115</text:p>
          </table:table-cell>
          <table:table-cell table:formula="of:=[Males.AQ25]+[Females.AQ25]" office:value-type="float" office:value="78788" calcext:value-type="float">
            <text:p>78,788</text:p>
          </table:table-cell>
          <table:table-cell table:formula="of:=[Males.AR25]+[Females.AR25]" office:value-type="float" office:value="76670" calcext:value-type="float">
            <text:p>76,670</text:p>
          </table:table-cell>
          <table:table-cell table:formula="of:=[Males.AS25]+[Females.AS25]" office:value-type="float" office:value="76093" calcext:value-type="float">
            <text:p>76,093</text:p>
          </table:table-cell>
          <table:table-cell table:formula="of:=[Males.AT25]+[Females.AT25]" office:value-type="float" office:value="74513" calcext:value-type="float">
            <text:p>74,513</text:p>
          </table:table-cell>
          <table:table-cell table:formula="of:=[Males.AU25]+[Females.AU25]" office:value-type="float" office:value="72735" calcext:value-type="float">
            <text:p>72,735</text:p>
          </table:table-cell>
          <table:table-cell table:formula="of:=[Males.AV25]+[Females.AV25]" office:value-type="float" office:value="70883" calcext:value-type="float">
            <text:p>70,883</text:p>
          </table:table-cell>
          <table:table-cell table:formula="of:=[Males.AW25]+[Females.AW25]" office:value-type="float" office:value="68271" calcext:value-type="float">
            <text:p>68,271</text:p>
          </table:table-cell>
          <table:table-cell table:formula="of:=[Males.AX25]+[Females.AX25]" office:value-type="float" office:value="67801" calcext:value-type="float">
            <text:p>67,801</text:p>
          </table:table-cell>
          <table:table-cell table:formula="of:=[Males.AY25]+[Females.AY25]" office:value-type="float" office:value="66501" calcext:value-type="float">
            <text:p>66,501</text:p>
          </table:table-cell>
          <table:table-cell table:formula="of:=[Males.AZ25]+[Females.AZ25]" office:value-type="float" office:value="64410" calcext:value-type="float">
            <text:p>64,410</text:p>
          </table:table-cell>
          <table:table-cell table:formula="of:=[Males.BA25]+[Females.BA25]" office:value-type="float" office:value="65953" calcext:value-type="float">
            <text:p>65,953</text:p>
          </table:table-cell>
          <table:table-cell table:formula="of:=[Males.BB25]+[Females.BB25]" office:value-type="float" office:value="66671" calcext:value-type="float">
            <text:p>66,671</text:p>
          </table:table-cell>
          <table:table-cell table:formula="of:=[Males.BC25]+[Females.BC25]" office:value-type="float" office:value="68767" calcext:value-type="float">
            <text:p>68,767</text:p>
          </table:table-cell>
          <table:table-cell table:formula="of:=[Males.BD25]+[Females.BD25]" office:value-type="float" office:value="71212" calcext:value-type="float">
            <text:p>71,212</text:p>
          </table:table-cell>
          <table:table-cell table:formula="of:=[Males.BE25]+[Females.BE25]" office:value-type="float" office:value="77469" calcext:value-type="float">
            <text:p>77,469</text:p>
          </table:table-cell>
          <table:table-cell table:formula="of:=[Males.BF25]+[Females.BF25]" office:value-type="float" office:value="59887" calcext:value-type="float">
            <text:p>59,887</text:p>
          </table:table-cell>
          <table:table-cell table:formula="of:=[Males.BG25]+[Females.BG25]" office:value-type="float" office:value="57537" calcext:value-type="float">
            <text:p>57,537</text:p>
          </table:table-cell>
          <table:table-cell table:formula="of:=[Males.BH25]+[Females.BH25]" office:value-type="float" office:value="59281" calcext:value-type="float">
            <text:p>59,281</text:p>
          </table:table-cell>
          <table:table-cell table:formula="of:=[Males.BI25]+[Females.BI25]" office:value-type="float" office:value="57773" calcext:value-type="float">
            <text:p>57,773</text:p>
          </table:table-cell>
          <table:table-cell table:formula="of:=[Males.BJ25]+[Females.BJ25]" office:value-type="float" office:value="53965" calcext:value-type="float">
            <text:p>53,965</text:p>
          </table:table-cell>
          <table:table-cell table:formula="of:=[Males.BK25]+[Females.BK25]" office:value-type="float" office:value="51089" calcext:value-type="float">
            <text:p>51,089</text:p>
          </table:table-cell>
          <table:table-cell table:formula="of:=[Males.BL25]+[Females.BL25]" office:value-type="float" office:value="52894" calcext:value-type="float">
            <text:p>52,894</text:p>
          </table:table-cell>
          <table:table-cell table:formula="of:=[Males.BM25]+[Females.BM25]" office:value-type="float" office:value="52411" calcext:value-type="float">
            <text:p>52,411</text:p>
          </table:table-cell>
          <table:table-cell table:formula="of:=[Males.BN25]+[Females.BN25]" office:value-type="float" office:value="51822" calcext:value-type="float">
            <text:p>51,822</text:p>
          </table:table-cell>
          <table:table-cell table:formula="of:=[Males.BO25]+[Females.BO25]" office:value-type="float" office:value="50300" calcext:value-type="float">
            <text:p>50,300</text:p>
          </table:table-cell>
          <table:table-cell table:formula="of:=[Males.BP25]+[Females.BP25]" office:value-type="float" office:value="49598" calcext:value-type="float">
            <text:p>49,598</text:p>
          </table:table-cell>
          <table:table-cell table:formula="of:=[Males.BQ25]+[Females.BQ25]" office:value-type="float" office:value="48288" calcext:value-type="float">
            <text:p>48,288</text:p>
          </table:table-cell>
          <table:table-cell table:formula="of:=[Males.BR25]+[Females.BR25]" office:value-type="float" office:value="46508" calcext:value-type="float">
            <text:p>46,508</text:p>
          </table:table-cell>
          <table:table-cell table:formula="of:=[Males.BS25]+[Females.BS25]" office:value-type="float" office:value="44905" calcext:value-type="float">
            <text:p>44,905</text:p>
          </table:table-cell>
          <table:table-cell table:formula="of:=[Males.BT25]+[Females.BT25]" office:value-type="float" office:value="45276" calcext:value-type="float">
            <text:p>45,276</text:p>
          </table:table-cell>
          <table:table-cell table:formula="of:=[Males.BU25]+[Females.BU25]" office:value-type="float" office:value="43878" calcext:value-type="float">
            <text:p>43,878</text:p>
          </table:table-cell>
          <table:table-cell table:formula="of:=[Males.BV25]+[Females.BV25]" office:value-type="float" office:value="42318" calcext:value-type="float">
            <text:p>42,318</text:p>
          </table:table-cell>
          <table:table-cell table:formula="of:=[Males.BW25]+[Females.BW25]" office:value-type="float" office:value="40404" calcext:value-type="float">
            <text:p>40,404</text:p>
          </table:table-cell>
          <table:table-cell table:formula="of:=[Males.BX25]+[Females.BX25]" office:value-type="float" office:value="37334" calcext:value-type="float">
            <text:p>37,334</text:p>
          </table:table-cell>
          <table:table-cell table:formula="of:=[Males.BY25]+[Females.BY25]" office:value-type="float" office:value="36074" calcext:value-type="float">
            <text:p>36,074</text:p>
          </table:table-cell>
          <table:table-cell table:formula="of:=[Males.BZ25]+[Females.BZ25]" office:value-type="float" office:value="35667" calcext:value-type="float">
            <text:p>35,667</text:p>
          </table:table-cell>
          <table:table-cell table:formula="of:=[Males.CA25]+[Females.CA25]" office:value-type="float" office:value="32859" calcext:value-type="float">
            <text:p>32,859</text:p>
          </table:table-cell>
          <table:table-cell table:formula="of:=[Males.CB25]+[Females.CB25]" office:value-type="float" office:value="31354" calcext:value-type="float">
            <text:p>31,354</text:p>
          </table:table-cell>
          <table:table-cell table:formula="of:=[Males.CC25]+[Females.CC25]" office:value-type="float" office:value="28432" calcext:value-type="float">
            <text:p>28,432</text:p>
          </table:table-cell>
          <table:table-cell table:formula="of:=[Males.CD25]+[Females.CD25]" office:value-type="float" office:value="28097" calcext:value-type="float">
            <text:p>28,097</text:p>
          </table:table-cell>
          <table:table-cell table:formula="of:=[Males.CE25]+[Females.CE25]" office:value-type="float" office:value="28002" calcext:value-type="float">
            <text:p>28,002</text:p>
          </table:table-cell>
          <table:table-cell table:formula="of:=[Males.CF25]+[Females.CF25]" office:value-type="float" office:value="26700" calcext:value-type="float">
            <text:p>26,700</text:p>
          </table:table-cell>
          <table:table-cell table:formula="of:=[Males.CG25]+[Females.CG25]" office:value-type="float" office:value="16914" calcext:value-type="float">
            <text:p>16,914</text:p>
          </table:table-cell>
          <table:table-cell table:formula="of:=[Males.CH25]+[Females.CH25]" office:value-type="float" office:value="14635" calcext:value-type="float">
            <text:p>14,635</text:p>
          </table:table-cell>
          <table:table-cell table:formula="of:=[Males.CI25]+[Females.CI25]" office:value-type="float" office:value="14025" calcext:value-type="float">
            <text:p>14,025</text:p>
          </table:table-cell>
          <table:table-cell table:formula="of:=[Males.CJ25]+[Females.CJ25]" office:value-type="float" office:value="13129" calcext:value-type="float">
            <text:p>13,129</text:p>
          </table:table-cell>
          <table:table-cell table:formula="of:=[Males.CK25]+[Females.CK25]" office:value-type="float" office:value="12144" calcext:value-type="float">
            <text:p>12,144</text:p>
          </table:table-cell>
          <table:table-cell table:formula="of:=[Males.CL25]+[Females.CL25]" office:value-type="float" office:value="10713" calcext:value-type="float">
            <text:p>10,713</text:p>
          </table:table-cell>
          <table:table-cell table:formula="of:=[Males.CM25]+[Females.CM25]" office:value-type="float" office:value="8590" calcext:value-type="float">
            <text:p>8,590</text:p>
          </table:table-cell>
          <table:table-cell table:formula="of:=[Males.CN25]+[Females.CN25]" office:value-type="float" office:value="26707" calcext:value-type="float">
            <text:p>26,707</text:p>
          </table:table-cell>
          <table:table-cell table:style-name="ce35" table:formula="of:=SUM([.B25:.CN25])" office:value-type="float" office:value="5066000" calcext:value-type="float">
            <text:p>5,066,000</text:p>
          </table:table-cell>
          <table:table-cell table:number-columns-repeated="931"/>
        </table:table-row>
        <table:table-row table:style-name="ro5">
          <table:table-cell table:formula="of:=[Males.A26]" office:value-type="float" office:value="2003" calcext:value-type="float">
            <text:p>2003</text:p>
          </table:table-cell>
          <table:table-cell table:formula="of:=[Males.B26]+[Females.B26]" office:value-type="float" office:value="51781" calcext:value-type="float">
            <text:p>51,781</text:p>
          </table:table-cell>
          <table:table-cell table:formula="of:=[Males.C26]+[Females.C26]" office:value-type="float" office:value="51240" calcext:value-type="float">
            <text:p>51,240</text:p>
          </table:table-cell>
          <table:table-cell table:formula="of:=[Males.D26]+[Females.D26]" office:value-type="float" office:value="52436" calcext:value-type="float">
            <text:p>52,436</text:p>
          </table:table-cell>
          <table:table-cell table:formula="of:=[Males.E26]+[Females.E26]" office:value-type="float" office:value="53601" calcext:value-type="float">
            <text:p>53,601</text:p>
          </table:table-cell>
          <table:table-cell table:formula="of:=[Males.F26]+[Females.F26]" office:value-type="float" office:value="56061" calcext:value-type="float">
            <text:p>56,061</text:p>
          </table:table-cell>
          <table:table-cell table:formula="of:=[Males.G26]+[Females.G26]" office:value-type="float" office:value="57177" calcext:value-type="float">
            <text:p>57,177</text:p>
          </table:table-cell>
          <table:table-cell table:formula="of:=[Males.H26]+[Females.H26]" office:value-type="float" office:value="59081" calcext:value-type="float">
            <text:p>59,081</text:p>
          </table:table-cell>
          <table:table-cell table:formula="of:=[Males.I26]+[Females.I26]" office:value-type="float" office:value="58582" calcext:value-type="float">
            <text:p>58,582</text:p>
          </table:table-cell>
          <table:table-cell table:formula="of:=[Males.J26]+[Females.J26]" office:value-type="float" office:value="59513" calcext:value-type="float">
            <text:p>59,513</text:p>
          </table:table-cell>
          <table:table-cell table:formula="of:=[Males.K26]+[Females.K26]" office:value-type="float" office:value="61400" calcext:value-type="float">
            <text:p>61,400</text:p>
          </table:table-cell>
          <table:table-cell table:formula="of:=[Males.L26]+[Females.L26]" office:value-type="float" office:value="62776" calcext:value-type="float">
            <text:p>62,776</text:p>
          </table:table-cell>
          <table:table-cell table:formula="of:=[Males.M26]+[Females.M26]" office:value-type="float" office:value="65355" calcext:value-type="float">
            <text:p>65,355</text:p>
          </table:table-cell>
          <table:table-cell table:formula="of:=[Males.N26]+[Females.N26]" office:value-type="float" office:value="65313" calcext:value-type="float">
            <text:p>65,313</text:p>
          </table:table-cell>
          <table:table-cell table:formula="of:=[Males.O26]+[Females.O26]" office:value-type="float" office:value="63497" calcext:value-type="float">
            <text:p>63,497</text:p>
          </table:table-cell>
          <table:table-cell table:formula="of:=[Males.P26]+[Females.P26]" office:value-type="float" office:value="63098" calcext:value-type="float">
            <text:p>63,098</text:p>
          </table:table-cell>
          <table:table-cell table:formula="of:=[Males.Q26]+[Females.Q26]" office:value-type="float" office:value="65196" calcext:value-type="float">
            <text:p>65,196</text:p>
          </table:table-cell>
          <table:table-cell table:formula="of:=[Males.R26]+[Females.R26]" office:value-type="float" office:value="64254" calcext:value-type="float">
            <text:p>64,254</text:p>
          </table:table-cell>
          <table:table-cell table:formula="of:=[Males.S26]+[Females.S26]" office:value-type="float" office:value="64536" calcext:value-type="float">
            <text:p>64,536</text:p>
          </table:table-cell>
          <table:table-cell table:formula="of:=[Males.T26]+[Females.T26]" office:value-type="float" office:value="64075" calcext:value-type="float">
            <text:p>64,075</text:p>
          </table:table-cell>
          <table:table-cell table:formula="of:=[Males.U26]+[Females.U26]" office:value-type="float" office:value="62856" calcext:value-type="float">
            <text:p>62,856</text:p>
          </table:table-cell>
          <table:table-cell table:formula="of:=[Males.V26]+[Females.V26]" office:value-type="float" office:value="64074" calcext:value-type="float">
            <text:p>64,074</text:p>
          </table:table-cell>
          <table:table-cell table:formula="of:=[Males.W26]+[Females.W26]" office:value-type="float" office:value="66237" calcext:value-type="float">
            <text:p>66,237</text:p>
          </table:table-cell>
          <table:table-cell table:formula="of:=[Males.X26]+[Females.X26]" office:value-type="float" office:value="68846" calcext:value-type="float">
            <text:p>68,846</text:p>
          </table:table-cell>
          <table:table-cell table:formula="of:=[Males.Y26]+[Females.Y26]" office:value-type="float" office:value="66724" calcext:value-type="float">
            <text:p>66,724</text:p>
          </table:table-cell>
          <table:table-cell table:formula="of:=[Males.Z26]+[Females.Z26]" office:value-type="float" office:value="62604" calcext:value-type="float">
            <text:p>62,604</text:p>
          </table:table-cell>
          <table:table-cell table:formula="of:=[Males.AA26]+[Females.AA26]" office:value-type="float" office:value="57293" calcext:value-type="float">
            <text:p>57,293</text:p>
          </table:table-cell>
          <table:table-cell table:formula="of:=[Males.AB26]+[Females.AB26]" office:value-type="float" office:value="55535" calcext:value-type="float">
            <text:p>55,535</text:p>
          </table:table-cell>
          <table:table-cell table:formula="of:=[Males.AC26]+[Females.AC26]" office:value-type="float" office:value="59389" calcext:value-type="float">
            <text:p>59,389</text:p>
          </table:table-cell>
          <table:table-cell table:formula="of:=[Males.AD26]+[Females.AD26]" office:value-type="float" office:value="59851" calcext:value-type="float">
            <text:p>59,851</text:p>
          </table:table-cell>
          <table:table-cell table:formula="of:=[Males.AE26]+[Females.AE26]" office:value-type="float" office:value="61124" calcext:value-type="float">
            <text:p>61,124</text:p>
          </table:table-cell>
          <table:table-cell table:formula="of:=[Males.AF26]+[Females.AF26]" office:value-type="float" office:value="65424" calcext:value-type="float">
            <text:p>65,424</text:p>
          </table:table-cell>
          <table:table-cell table:formula="of:=[Males.AG26]+[Females.AG26]" office:value-type="float" office:value="69709" calcext:value-type="float">
            <text:p>69,709</text:p>
          </table:table-cell>
          <table:table-cell table:formula="of:=[Males.AH26]+[Females.AH26]" office:value-type="float" office:value="73529" calcext:value-type="float">
            <text:p>73,529</text:p>
          </table:table-cell>
          <table:table-cell table:formula="of:=[Males.AI26]+[Females.AI26]" office:value-type="float" office:value="73436" calcext:value-type="float">
            <text:p>73,436</text:p>
          </table:table-cell>
          <table:table-cell table:formula="of:=[Males.AJ26]+[Females.AJ26]" office:value-type="float" office:value="76489" calcext:value-type="float">
            <text:p>76,489</text:p>
          </table:table-cell>
          <table:table-cell table:formula="of:=[Males.AK26]+[Females.AK26]" office:value-type="float" office:value="78034" calcext:value-type="float">
            <text:p>78,034</text:p>
          </table:table-cell>
          <table:table-cell table:formula="of:=[Males.AL26]+[Females.AL26]" office:value-type="float" office:value="79889" calcext:value-type="float">
            <text:p>79,889</text:p>
          </table:table-cell>
          <table:table-cell table:formula="of:=[Males.AM26]+[Females.AM26]" office:value-type="float" office:value="78996" calcext:value-type="float">
            <text:p>78,996</text:p>
          </table:table-cell>
          <table:table-cell table:formula="of:=[Males.AN26]+[Females.AN26]" office:value-type="float" office:value="81861" calcext:value-type="float">
            <text:p>81,861</text:p>
          </table:table-cell>
          <table:table-cell table:formula="of:=[Males.AO26]+[Females.AO26]" office:value-type="float" office:value="81564" calcext:value-type="float">
            <text:p>81,564</text:p>
          </table:table-cell>
          <table:table-cell table:formula="of:=[Males.AP26]+[Females.AP26]" office:value-type="float" office:value="81347" calcext:value-type="float">
            <text:p>81,347</text:p>
          </table:table-cell>
          <table:table-cell table:formula="of:=[Males.AQ26]+[Females.AQ26]" office:value-type="float" office:value="80175" calcext:value-type="float">
            <text:p>80,175</text:p>
          </table:table-cell>
          <table:table-cell table:formula="of:=[Males.AR26]+[Females.AR26]" office:value-type="float" office:value="78686" calcext:value-type="float">
            <text:p>78,686</text:p>
          </table:table-cell>
          <table:table-cell table:formula="of:=[Males.AS26]+[Females.AS26]" office:value-type="float" office:value="76616" calcext:value-type="float">
            <text:p>76,616</text:p>
          </table:table-cell>
          <table:table-cell table:formula="of:=[Males.AT26]+[Females.AT26]" office:value-type="float" office:value="76059" calcext:value-type="float">
            <text:p>76,059</text:p>
          </table:table-cell>
          <table:table-cell table:formula="of:=[Males.AU26]+[Females.AU26]" office:value-type="float" office:value="74429" calcext:value-type="float">
            <text:p>74,429</text:p>
          </table:table-cell>
          <table:table-cell table:formula="of:=[Males.AV26]+[Females.AV26]" office:value-type="float" office:value="72627" calcext:value-type="float">
            <text:p>72,627</text:p>
          </table:table-cell>
          <table:table-cell table:formula="of:=[Males.AW26]+[Females.AW26]" office:value-type="float" office:value="70848" calcext:value-type="float">
            <text:p>70,848</text:p>
          </table:table-cell>
          <table:table-cell table:formula="of:=[Males.AX26]+[Females.AX26]" office:value-type="float" office:value="68121" calcext:value-type="float">
            <text:p>68,121</text:p>
          </table:table-cell>
          <table:table-cell table:formula="of:=[Males.AY26]+[Females.AY26]" office:value-type="float" office:value="67607" calcext:value-type="float">
            <text:p>67,607</text:p>
          </table:table-cell>
          <table:table-cell table:formula="of:=[Males.AZ26]+[Females.AZ26]" office:value-type="float" office:value="66389" calcext:value-type="float">
            <text:p>66,389</text:p>
          </table:table-cell>
          <table:table-cell table:formula="of:=[Males.BA26]+[Females.BA26]" office:value-type="float" office:value="64292" calcext:value-type="float">
            <text:p>64,292</text:p>
          </table:table-cell>
          <table:table-cell table:formula="of:=[Males.BB26]+[Females.BB26]" office:value-type="float" office:value="65760" calcext:value-type="float">
            <text:p>65,760</text:p>
          </table:table-cell>
          <table:table-cell table:formula="of:=[Males.BC26]+[Females.BC26]" office:value-type="float" office:value="66471" calcext:value-type="float">
            <text:p>66,471</text:p>
          </table:table-cell>
          <table:table-cell table:formula="of:=[Males.BD26]+[Females.BD26]" office:value-type="float" office:value="68629" calcext:value-type="float">
            <text:p>68,629</text:p>
          </table:table-cell>
          <table:table-cell table:formula="of:=[Males.BE26]+[Females.BE26]" office:value-type="float" office:value="71007" calcext:value-type="float">
            <text:p>71,007</text:p>
          </table:table-cell>
          <table:table-cell table:formula="of:=[Males.BF26]+[Females.BF26]" office:value-type="float" office:value="77199" calcext:value-type="float">
            <text:p>77,199</text:p>
          </table:table-cell>
          <table:table-cell table:formula="of:=[Males.BG26]+[Females.BG26]" office:value-type="float" office:value="59649" calcext:value-type="float">
            <text:p>59,649</text:p>
          </table:table-cell>
          <table:table-cell table:formula="of:=[Males.BH26]+[Females.BH26]" office:value-type="float" office:value="57165" calcext:value-type="float">
            <text:p>57,165</text:p>
          </table:table-cell>
          <table:table-cell table:formula="of:=[Males.BI26]+[Females.BI26]" office:value-type="float" office:value="58973" calcext:value-type="float">
            <text:p>58,973</text:p>
          </table:table-cell>
          <table:table-cell table:formula="of:=[Males.BJ26]+[Females.BJ26]" office:value-type="float" office:value="57378" calcext:value-type="float">
            <text:p>57,378</text:p>
          </table:table-cell>
          <table:table-cell table:formula="of:=[Males.BK26]+[Females.BK26]" office:value-type="float" office:value="53506" calcext:value-type="float">
            <text:p>53,506</text:p>
          </table:table-cell>
          <table:table-cell table:formula="of:=[Males.BL26]+[Females.BL26]" office:value-type="float" office:value="50578" calcext:value-type="float">
            <text:p>50,578</text:p>
          </table:table-cell>
          <table:table-cell table:formula="of:=[Males.BM26]+[Females.BM26]" office:value-type="float" office:value="52255" calcext:value-type="float">
            <text:p>52,255</text:p>
          </table:table-cell>
          <table:table-cell table:formula="of:=[Males.BN26]+[Females.BN26]" office:value-type="float" office:value="51794" calcext:value-type="float">
            <text:p>51,794</text:p>
          </table:table-cell>
          <table:table-cell table:formula="of:=[Males.BO26]+[Females.BO26]" office:value-type="float" office:value="51112" calcext:value-type="float">
            <text:p>51,112</text:p>
          </table:table-cell>
          <table:table-cell table:formula="of:=[Males.BP26]+[Females.BP26]" office:value-type="float" office:value="49525" calcext:value-type="float">
            <text:p>49,525</text:p>
          </table:table-cell>
          <table:table-cell table:formula="of:=[Males.BQ26]+[Females.BQ26]" office:value-type="float" office:value="48738" calcext:value-type="float">
            <text:p>48,738</text:p>
          </table:table-cell>
          <table:table-cell table:formula="of:=[Males.BR26]+[Females.BR26]" office:value-type="float" office:value="47403" calcext:value-type="float">
            <text:p>47,403</text:p>
          </table:table-cell>
          <table:table-cell table:formula="of:=[Males.BS26]+[Females.BS26]" office:value-type="float" office:value="45442" calcext:value-type="float">
            <text:p>45,442</text:p>
          </table:table-cell>
          <table:table-cell table:formula="of:=[Males.BT26]+[Females.BT26]" office:value-type="float" office:value="43875" calcext:value-type="float">
            <text:p>43,875</text:p>
          </table:table-cell>
          <table:table-cell table:formula="of:=[Males.BU26]+[Females.BU26]" office:value-type="float" office:value="44123" calcext:value-type="float">
            <text:p>44,123</text:p>
          </table:table-cell>
          <table:table-cell table:formula="of:=[Males.BV26]+[Females.BV26]" office:value-type="float" office:value="42542" calcext:value-type="float">
            <text:p>42,542</text:p>
          </table:table-cell>
          <table:table-cell table:formula="of:=[Males.BW26]+[Females.BW26]" office:value-type="float" office:value="40857" calcext:value-type="float">
            <text:p>40,857</text:p>
          </table:table-cell>
          <table:table-cell table:formula="of:=[Males.BX26]+[Females.BX26]" office:value-type="float" office:value="38818" calcext:value-type="float">
            <text:p>38,818</text:p>
          </table:table-cell>
          <table:table-cell table:formula="of:=[Males.BY26]+[Females.BY26]" office:value-type="float" office:value="35753" calcext:value-type="float">
            <text:p>35,753</text:p>
          </table:table-cell>
          <table:table-cell table:formula="of:=[Males.BZ26]+[Females.BZ26]" office:value-type="float" office:value="34426" calcext:value-type="float">
            <text:p>34,426</text:p>
          </table:table-cell>
          <table:table-cell table:formula="of:=[Males.CA26]+[Females.CA26]" office:value-type="float" office:value="33860" calcext:value-type="float">
            <text:p>33,860</text:p>
          </table:table-cell>
          <table:table-cell table:formula="of:=[Males.CB26]+[Females.CB26]" office:value-type="float" office:value="31103" calcext:value-type="float">
            <text:p>31,103</text:p>
          </table:table-cell>
          <table:table-cell table:formula="of:=[Males.CC26]+[Females.CC26]" office:value-type="float" office:value="29437" calcext:value-type="float">
            <text:p>29,437</text:p>
          </table:table-cell>
          <table:table-cell table:formula="of:=[Males.CD26]+[Females.CD26]" office:value-type="float" office:value="26495" calcext:value-type="float">
            <text:p>26,495</text:p>
          </table:table-cell>
          <table:table-cell table:formula="of:=[Males.CE26]+[Females.CE26]" office:value-type="float" office:value="26005" calcext:value-type="float">
            <text:p>26,005</text:p>
          </table:table-cell>
          <table:table-cell table:formula="of:=[Males.CF26]+[Females.CF26]" office:value-type="float" office:value="25781" calcext:value-type="float">
            <text:p>25,781</text:p>
          </table:table-cell>
          <table:table-cell table:formula="of:=[Males.CG26]+[Females.CG26]" office:value-type="float" office:value="24359" calcext:value-type="float">
            <text:p>24,359</text:p>
          </table:table-cell>
          <table:table-cell table:formula="of:=[Males.CH26]+[Females.CH26]" office:value-type="float" office:value="15285" calcext:value-type="float">
            <text:p>15,285</text:p>
          </table:table-cell>
          <table:table-cell table:formula="of:=[Males.CI26]+[Females.CI26]" office:value-type="float" office:value="13051" calcext:value-type="float">
            <text:p>13,051</text:p>
          </table:table-cell>
          <table:table-cell table:formula="of:=[Males.CJ26]+[Females.CJ26]" office:value-type="float" office:value="12377" calcext:value-type="float">
            <text:p>12,377</text:p>
          </table:table-cell>
          <table:table-cell table:formula="of:=[Males.CK26]+[Females.CK26]" office:value-type="float" office:value="11451" calcext:value-type="float">
            <text:p>11,451</text:p>
          </table:table-cell>
          <table:table-cell table:formula="of:=[Males.CL26]+[Females.CL26]" office:value-type="float" office:value="10464" calcext:value-type="float">
            <text:p>10,464</text:p>
          </table:table-cell>
          <table:table-cell table:formula="of:=[Males.CM26]+[Females.CM26]" office:value-type="float" office:value="9073" calcext:value-type="float">
            <text:p>9,073</text:p>
          </table:table-cell>
          <table:table-cell table:formula="of:=[Males.CN26]+[Females.CN26]" office:value-type="float" office:value="27149" calcext:value-type="float">
            <text:p>27,149</text:p>
          </table:table-cell>
          <table:table-cell table:style-name="ce35" table:formula="of:=SUM([.B26:.CN26])" office:value-type="float" office:value="5068500" calcext:value-type="float">
            <text:p>5,068,500</text:p>
          </table:table-cell>
          <table:table-cell table:number-columns-repeated="931"/>
        </table:table-row>
        <table:table-row table:style-name="ro5">
          <table:table-cell table:formula="of:=[Males.A27]" office:value-type="float" office:value="2004" calcext:value-type="float">
            <text:p>2004</text:p>
          </table:table-cell>
          <table:table-cell table:formula="of:=[Males.B27]+[Females.B27]" office:value-type="float" office:value="53629" calcext:value-type="float">
            <text:p>53,629</text:p>
          </table:table-cell>
          <table:table-cell table:formula="of:=[Males.C27]+[Females.C27]" office:value-type="float" office:value="51953" calcext:value-type="float">
            <text:p>51,953</text:p>
          </table:table-cell>
          <table:table-cell table:formula="of:=[Males.D27]+[Females.D27]" office:value-type="float" office:value="51423" calcext:value-type="float">
            <text:p>51,423</text:p>
          </table:table-cell>
          <table:table-cell table:formula="of:=[Males.E27]+[Females.E27]" office:value-type="float" office:value="52769" calcext:value-type="float">
            <text:p>52,769</text:p>
          </table:table-cell>
          <table:table-cell table:formula="of:=[Males.F27]+[Females.F27]" office:value-type="float" office:value="53953" calcext:value-type="float">
            <text:p>53,953</text:p>
          </table:table-cell>
          <table:table-cell table:formula="of:=[Males.G27]+[Females.G27]" office:value-type="float" office:value="56305" calcext:value-type="float">
            <text:p>56,305</text:p>
          </table:table-cell>
          <table:table-cell table:formula="of:=[Males.H27]+[Females.H27]" office:value-type="float" office:value="57572" calcext:value-type="float">
            <text:p>57,572</text:p>
          </table:table-cell>
          <table:table-cell table:formula="of:=[Males.I27]+[Females.I27]" office:value-type="float" office:value="59412" calcext:value-type="float">
            <text:p>59,412</text:p>
          </table:table-cell>
          <table:table-cell table:formula="of:=[Males.J27]+[Females.J27]" office:value-type="float" office:value="58952" calcext:value-type="float">
            <text:p>58,952</text:p>
          </table:table-cell>
          <table:table-cell table:formula="of:=[Males.K27]+[Females.K27]" office:value-type="float" office:value="59770" calcext:value-type="float">
            <text:p>59,770</text:p>
          </table:table-cell>
          <table:table-cell table:formula="of:=[Males.L27]+[Females.L27]" office:value-type="float" office:value="61654" calcext:value-type="float">
            <text:p>61,654</text:p>
          </table:table-cell>
          <table:table-cell table:formula="of:=[Males.M27]+[Females.M27]" office:value-type="float" office:value="62943" calcext:value-type="float">
            <text:p>62,943</text:p>
          </table:table-cell>
          <table:table-cell table:formula="of:=[Males.N27]+[Females.N27]" office:value-type="float" office:value="65486" calcext:value-type="float">
            <text:p>65,486</text:p>
          </table:table-cell>
          <table:table-cell table:formula="of:=[Males.O27]+[Females.O27]" office:value-type="float" office:value="65416" calcext:value-type="float">
            <text:p>65,416</text:p>
          </table:table-cell>
          <table:table-cell table:formula="of:=[Males.P27]+[Females.P27]" office:value-type="float" office:value="63396" calcext:value-type="float">
            <text:p>63,396</text:p>
          </table:table-cell>
          <table:table-cell table:formula="of:=[Males.Q27]+[Females.Q27]" office:value-type="float" office:value="63113" calcext:value-type="float">
            <text:p>63,113</text:p>
          </table:table-cell>
          <table:table-cell table:formula="of:=[Males.R27]+[Females.R27]" office:value-type="float" office:value="65051" calcext:value-type="float">
            <text:p>65,051</text:p>
          </table:table-cell>
          <table:table-cell table:formula="of:=[Males.S27]+[Females.S27]" office:value-type="float" office:value="63848" calcext:value-type="float">
            <text:p>63,848</text:p>
          </table:table-cell>
          <table:table-cell table:formula="of:=[Males.T27]+[Females.T27]" office:value-type="float" office:value="64224" calcext:value-type="float">
            <text:p>64,224</text:p>
          </table:table-cell>
          <table:table-cell table:formula="of:=[Males.U27]+[Females.U27]" office:value-type="float" office:value="66324" calcext:value-type="float">
            <text:p>66,324</text:p>
          </table:table-cell>
          <table:table-cell table:formula="of:=[Males.V27]+[Females.V27]" office:value-type="float" office:value="64268" calcext:value-type="float">
            <text:p>64,268</text:p>
          </table:table-cell>
          <table:table-cell table:formula="of:=[Males.W27]+[Females.W27]" office:value-type="float" office:value="65235" calcext:value-type="float">
            <text:p>65,235</text:p>
          </table:table-cell>
          <table:table-cell table:formula="of:=[Males.X27]+[Females.X27]" office:value-type="float" office:value="66465" calcext:value-type="float">
            <text:p>66,465</text:p>
          </table:table-cell>
          <table:table-cell table:formula="of:=[Males.Y27]+[Females.Y27]" office:value-type="float" office:value="68039" calcext:value-type="float">
            <text:p>68,039</text:p>
          </table:table-cell>
          <table:table-cell table:formula="of:=[Males.Z27]+[Females.Z27]" office:value-type="float" office:value="66118" calcext:value-type="float">
            <text:p>66,118</text:p>
          </table:table-cell>
          <table:table-cell table:formula="of:=[Males.AA27]+[Females.AA27]" office:value-type="float" office:value="62312" calcext:value-type="float">
            <text:p>62,312</text:p>
          </table:table-cell>
          <table:table-cell table:formula="of:=[Males.AB27]+[Females.AB27]" office:value-type="float" office:value="57250" calcext:value-type="float">
            <text:p>57,250</text:p>
          </table:table-cell>
          <table:table-cell table:formula="of:=[Males.AC27]+[Females.AC27]" office:value-type="float" office:value="55783" calcext:value-type="float">
            <text:p>55,783</text:p>
          </table:table-cell>
          <table:table-cell table:formula="of:=[Males.AD27]+[Females.AD27]" office:value-type="float" office:value="59471" calcext:value-type="float">
            <text:p>59,471</text:p>
          </table:table-cell>
          <table:table-cell table:formula="of:=[Males.AE27]+[Females.AE27]" office:value-type="float" office:value="60230" calcext:value-type="float">
            <text:p>60,230</text:p>
          </table:table-cell>
          <table:table-cell table:formula="of:=[Males.AF27]+[Females.AF27]" office:value-type="float" office:value="61428" calcext:value-type="float">
            <text:p>61,428</text:p>
          </table:table-cell>
          <table:table-cell table:formula="of:=[Males.AG27]+[Females.AG27]" office:value-type="float" office:value="65675" calcext:value-type="float">
            <text:p>65,675</text:p>
          </table:table-cell>
          <table:table-cell table:formula="of:=[Males.AH27]+[Females.AH27]" office:value-type="float" office:value="70216" calcext:value-type="float">
            <text:p>70,216</text:p>
          </table:table-cell>
          <table:table-cell table:formula="of:=[Males.AI27]+[Females.AI27]" office:value-type="float" office:value="73910" calcext:value-type="float">
            <text:p>73,910</text:p>
          </table:table-cell>
          <table:table-cell table:formula="of:=[Males.AJ27]+[Females.AJ27]" office:value-type="float" office:value="73672" calcext:value-type="float">
            <text:p>73,672</text:p>
          </table:table-cell>
          <table:table-cell table:formula="of:=[Males.AK27]+[Females.AK27]" office:value-type="float" office:value="76791" calcext:value-type="float">
            <text:p>76,791</text:p>
          </table:table-cell>
          <table:table-cell table:formula="of:=[Males.AL27]+[Females.AL27]" office:value-type="float" office:value="78394" calcext:value-type="float">
            <text:p>78,394</text:p>
          </table:table-cell>
          <table:table-cell table:formula="of:=[Males.AM27]+[Females.AM27]" office:value-type="float" office:value="80140" calcext:value-type="float">
            <text:p>80,140</text:p>
          </table:table-cell>
          <table:table-cell table:formula="of:=[Males.AN27]+[Females.AN27]" office:value-type="float" office:value="79340" calcext:value-type="float">
            <text:p>79,340</text:p>
          </table:table-cell>
          <table:table-cell table:formula="of:=[Males.AO27]+[Females.AO27]" office:value-type="float" office:value="82152" calcext:value-type="float">
            <text:p>82,152</text:p>
          </table:table-cell>
          <table:table-cell table:formula="of:=[Males.AP27]+[Females.AP27]" office:value-type="float" office:value="81822" calcext:value-type="float">
            <text:p>81,822</text:p>
          </table:table-cell>
          <table:table-cell table:formula="of:=[Males.AQ27]+[Females.AQ27]" office:value-type="float" office:value="81578" calcext:value-type="float">
            <text:p>81,578</text:p>
          </table:table-cell>
          <table:table-cell table:formula="of:=[Males.AR27]+[Females.AR27]" office:value-type="float" office:value="80315" calcext:value-type="float">
            <text:p>80,315</text:p>
          </table:table-cell>
          <table:table-cell table:formula="of:=[Males.AS27]+[Females.AS27]" office:value-type="float" office:value="78785" calcext:value-type="float">
            <text:p>78,785</text:p>
          </table:table-cell>
          <table:table-cell table:formula="of:=[Males.AT27]+[Females.AT27]" office:value-type="float" office:value="76614" calcext:value-type="float">
            <text:p>76,614</text:p>
          </table:table-cell>
          <table:table-cell table:formula="of:=[Males.AU27]+[Females.AU27]" office:value-type="float" office:value="76083" calcext:value-type="float">
            <text:p>76,083</text:p>
          </table:table-cell>
          <table:table-cell table:formula="of:=[Males.AV27]+[Females.AV27]" office:value-type="float" office:value="74330" calcext:value-type="float">
            <text:p>74,330</text:p>
          </table:table-cell>
          <table:table-cell table:formula="of:=[Males.AW27]+[Females.AW27]" office:value-type="float" office:value="72683" calcext:value-type="float">
            <text:p>72,683</text:p>
          </table:table-cell>
          <table:table-cell table:formula="of:=[Males.AX27]+[Females.AX27]" office:value-type="float" office:value="70877" calcext:value-type="float">
            <text:p>70,877</text:p>
          </table:table-cell>
          <table:table-cell table:formula="of:=[Males.AY27]+[Females.AY27]" office:value-type="float" office:value="68112" calcext:value-type="float">
            <text:p>68,112</text:p>
          </table:table-cell>
          <table:table-cell table:formula="of:=[Males.AZ27]+[Females.AZ27]" office:value-type="float" office:value="67615" calcext:value-type="float">
            <text:p>67,615</text:p>
          </table:table-cell>
          <table:table-cell table:formula="of:=[Males.BA27]+[Females.BA27]" office:value-type="float" office:value="66441" calcext:value-type="float">
            <text:p>66,441</text:p>
          </table:table-cell>
          <table:table-cell table:formula="of:=[Males.BB27]+[Females.BB27]" office:value-type="float" office:value="64226" calcext:value-type="float">
            <text:p>64,226</text:p>
          </table:table-cell>
          <table:table-cell table:formula="of:=[Males.BC27]+[Females.BC27]" office:value-type="float" office:value="65698" calcext:value-type="float">
            <text:p>65,698</text:p>
          </table:table-cell>
          <table:table-cell table:formula="of:=[Males.BD27]+[Females.BD27]" office:value-type="float" office:value="66408" calcext:value-type="float">
            <text:p>66,408</text:p>
          </table:table-cell>
          <table:table-cell table:formula="of:=[Males.BE27]+[Females.BE27]" office:value-type="float" office:value="68520" calcext:value-type="float">
            <text:p>68,520</text:p>
          </table:table-cell>
          <table:table-cell table:formula="of:=[Males.BF27]+[Females.BF27]" office:value-type="float" office:value="70911" calcext:value-type="float">
            <text:p>70,911</text:p>
          </table:table-cell>
          <table:table-cell table:formula="of:=[Males.BG27]+[Females.BG27]" office:value-type="float" office:value="77066" calcext:value-type="float">
            <text:p>77,066</text:p>
          </table:table-cell>
          <table:table-cell table:formula="of:=[Males.BH27]+[Females.BH27]" office:value-type="float" office:value="59381" calcext:value-type="float">
            <text:p>59,381</text:p>
          </table:table-cell>
          <table:table-cell table:formula="of:=[Males.BI27]+[Females.BI27]" office:value-type="float" office:value="56918" calcext:value-type="float">
            <text:p>56,918</text:p>
          </table:table-cell>
          <table:table-cell table:formula="of:=[Males.BJ27]+[Females.BJ27]" office:value-type="float" office:value="58611" calcext:value-type="float">
            <text:p>58,611</text:p>
          </table:table-cell>
          <table:table-cell table:formula="of:=[Males.BK27]+[Females.BK27]" office:value-type="float" office:value="57076" calcext:value-type="float">
            <text:p>57,076</text:p>
          </table:table-cell>
          <table:table-cell table:formula="of:=[Males.BL27]+[Females.BL27]" office:value-type="float" office:value="53131" calcext:value-type="float">
            <text:p>53,131</text:p>
          </table:table-cell>
          <table:table-cell table:formula="of:=[Males.BM27]+[Females.BM27]" office:value-type="float" office:value="50088" calcext:value-type="float">
            <text:p>50,088</text:p>
          </table:table-cell>
          <table:table-cell table:formula="of:=[Males.BN27]+[Females.BN27]" office:value-type="float" office:value="51702" calcext:value-type="float">
            <text:p>51,702</text:p>
          </table:table-cell>
          <table:table-cell table:formula="of:=[Males.BO27]+[Females.BO27]" office:value-type="float" office:value="51195" calcext:value-type="float">
            <text:p>51,195</text:p>
          </table:table-cell>
          <table:table-cell table:formula="of:=[Males.BP27]+[Females.BP27]" office:value-type="float" office:value="50384" calcext:value-type="float">
            <text:p>50,384</text:p>
          </table:table-cell>
          <table:table-cell table:formula="of:=[Males.BQ27]+[Females.BQ27]" office:value-type="float" office:value="48796" calcext:value-type="float">
            <text:p>48,796</text:p>
          </table:table-cell>
          <table:table-cell table:formula="of:=[Males.BR27]+[Females.BR27]" office:value-type="float" office:value="47824" calcext:value-type="float">
            <text:p>47,824</text:p>
          </table:table-cell>
          <table:table-cell table:formula="of:=[Males.BS27]+[Females.BS27]" office:value-type="float" office:value="46469" calcext:value-type="float">
            <text:p>46,469</text:p>
          </table:table-cell>
          <table:table-cell table:formula="of:=[Males.BT27]+[Females.BT27]" office:value-type="float" office:value="44402" calcext:value-type="float">
            <text:p>44,402</text:p>
          </table:table-cell>
          <table:table-cell table:formula="of:=[Males.BU27]+[Females.BU27]" office:value-type="float" office:value="42699" calcext:value-type="float">
            <text:p>42,699</text:p>
          </table:table-cell>
          <table:table-cell table:formula="of:=[Males.BV27]+[Females.BV27]" office:value-type="float" office:value="42828" calcext:value-type="float">
            <text:p>42,828</text:p>
          </table:table-cell>
          <table:table-cell table:formula="of:=[Males.BW27]+[Females.BW27]" office:value-type="float" office:value="41198" calcext:value-type="float">
            <text:p>41,198</text:p>
          </table:table-cell>
          <table:table-cell table:formula="of:=[Males.BX27]+[Females.BX27]" office:value-type="float" office:value="39365" calcext:value-type="float">
            <text:p>39,365</text:p>
          </table:table-cell>
          <table:table-cell table:formula="of:=[Males.BY27]+[Females.BY27]" office:value-type="float" office:value="37316" calcext:value-type="float">
            <text:p>37,316</text:p>
          </table:table-cell>
          <table:table-cell table:formula="of:=[Males.BZ27]+[Females.BZ27]" office:value-type="float" office:value="34154" calcext:value-type="float">
            <text:p>34,154</text:p>
          </table:table-cell>
          <table:table-cell table:formula="of:=[Males.CA27]+[Females.CA27]" office:value-type="float" office:value="32807" calcext:value-type="float">
            <text:p>32,807</text:p>
          </table:table-cell>
          <table:table-cell table:formula="of:=[Males.CB27]+[Females.CB27]" office:value-type="float" office:value="31982" calcext:value-type="float">
            <text:p>31,982</text:p>
          </table:table-cell>
          <table:table-cell table:formula="of:=[Males.CC27]+[Females.CC27]" office:value-type="float" office:value="29236" calcext:value-type="float">
            <text:p>29,236</text:p>
          </table:table-cell>
          <table:table-cell table:formula="of:=[Males.CD27]+[Females.CD27]" office:value-type="float" office:value="27590" calcext:value-type="float">
            <text:p>27,590</text:p>
          </table:table-cell>
          <table:table-cell table:formula="of:=[Males.CE27]+[Females.CE27]" office:value-type="float" office:value="24566" calcext:value-type="float">
            <text:p>24,566</text:p>
          </table:table-cell>
          <table:table-cell table:formula="of:=[Males.CF27]+[Females.CF27]" office:value-type="float" office:value="23957" calcext:value-type="float">
            <text:p>23,957</text:p>
          </table:table-cell>
          <table:table-cell table:formula="of:=[Males.CG27]+[Females.CG27]" office:value-type="float" office:value="23594" calcext:value-type="float">
            <text:p>23,594</text:p>
          </table:table-cell>
          <table:table-cell table:formula="of:=[Males.CH27]+[Females.CH27]" office:value-type="float" office:value="22067" calcext:value-type="float">
            <text:p>22,067</text:p>
          </table:table-cell>
          <table:table-cell table:formula="of:=[Males.CI27]+[Females.CI27]" office:value-type="float" office:value="13756" calcext:value-type="float">
            <text:p>13,756</text:p>
          </table:table-cell>
          <table:table-cell table:formula="of:=[Males.CJ27]+[Females.CJ27]" office:value-type="float" office:value="11578" calcext:value-type="float">
            <text:p>11,578</text:p>
          </table:table-cell>
          <table:table-cell table:formula="of:=[Males.CK27]+[Females.CK27]" office:value-type="float" office:value="10796" calcext:value-type="float">
            <text:p>10,796</text:p>
          </table:table-cell>
          <table:table-cell table:formula="of:=[Males.CL27]+[Females.CL27]" office:value-type="float" office:value="9889" calcext:value-type="float">
            <text:p>9,889</text:p>
          </table:table-cell>
          <table:table-cell table:formula="of:=[Males.CM27]+[Females.CM27]" office:value-type="float" office:value="8971" calcext:value-type="float">
            <text:p>8,971</text:p>
          </table:table-cell>
          <table:table-cell table:formula="of:=[Males.CN27]+[Females.CN27]" office:value-type="float" office:value="27808" calcext:value-type="float">
            <text:p>27,808</text:p>
          </table:table-cell>
          <table:table-cell table:style-name="ce35" table:formula="of:=SUM([.B27:.CN27])" office:value-type="float" office:value="5084300" calcext:value-type="float">
            <text:p>5,084,300</text:p>
          </table:table-cell>
          <table:table-cell table:number-columns-repeated="931"/>
        </table:table-row>
        <table:table-row table:style-name="ro5">
          <table:table-cell table:formula="of:=[Males.A28]" office:value-type="float" office:value="2005" calcext:value-type="float">
            <text:p>2005</text:p>
          </table:table-cell>
          <table:table-cell table:formula="of:=[Males.B28]+[Females.B28]" office:value-type="float" office:value="54501" calcext:value-type="float">
            <text:p>54,501</text:p>
          </table:table-cell>
          <table:table-cell table:formula="of:=[Males.C28]+[Females.C28]" office:value-type="float" office:value="53949" calcext:value-type="float">
            <text:p>53,949</text:p>
          </table:table-cell>
          <table:table-cell table:formula="of:=[Males.D28]+[Females.D28]" office:value-type="float" office:value="52170" calcext:value-type="float">
            <text:p>52,170</text:p>
          </table:table-cell>
          <table:table-cell table:formula="of:=[Males.E28]+[Females.E28]" office:value-type="float" office:value="51684" calcext:value-type="float">
            <text:p>51,684</text:p>
          </table:table-cell>
          <table:table-cell table:formula="of:=[Males.F28]+[Females.F28]" office:value-type="float" office:value="53186" calcext:value-type="float">
            <text:p>53,186</text:p>
          </table:table-cell>
          <table:table-cell table:formula="of:=[Males.G28]+[Females.G28]" office:value-type="float" office:value="54317" calcext:value-type="float">
            <text:p>54,317</text:p>
          </table:table-cell>
          <table:table-cell table:formula="of:=[Males.H28]+[Females.H28]" office:value-type="float" office:value="56658" calcext:value-type="float">
            <text:p>56,658</text:p>
          </table:table-cell>
          <table:table-cell table:formula="of:=[Males.I28]+[Females.I28]" office:value-type="float" office:value="57976" calcext:value-type="float">
            <text:p>57,976</text:p>
          </table:table-cell>
          <table:table-cell table:formula="of:=[Males.J28]+[Females.J28]" office:value-type="float" office:value="59776" calcext:value-type="float">
            <text:p>59,776</text:p>
          </table:table-cell>
          <table:table-cell table:formula="of:=[Males.K28]+[Females.K28]" office:value-type="float" office:value="59357" calcext:value-type="float">
            <text:p>59,357</text:p>
          </table:table-cell>
          <table:table-cell table:formula="of:=[Males.L28]+[Females.L28]" office:value-type="float" office:value="60152" calcext:value-type="float">
            <text:p>60,152</text:p>
          </table:table-cell>
          <table:table-cell table:formula="of:=[Males.M28]+[Females.M28]" office:value-type="float" office:value="62038" calcext:value-type="float">
            <text:p>62,038</text:p>
          </table:table-cell>
          <table:table-cell table:formula="of:=[Males.N28]+[Females.N28]" office:value-type="float" office:value="63046" calcext:value-type="float">
            <text:p>63,046</text:p>
          </table:table-cell>
          <table:table-cell table:formula="of:=[Males.O28]+[Females.O28]" office:value-type="float" office:value="65215" calcext:value-type="float">
            <text:p>65,215</text:p>
          </table:table-cell>
          <table:table-cell table:formula="of:=[Males.P28]+[Females.P28]" office:value-type="float" office:value="65015" calcext:value-type="float">
            <text:p>65,015</text:p>
          </table:table-cell>
          <table:table-cell table:formula="of:=[Males.Q28]+[Females.Q28]" office:value-type="float" office:value="63017" calcext:value-type="float">
            <text:p>63,017</text:p>
          </table:table-cell>
          <table:table-cell table:formula="of:=[Males.R28]+[Females.R28]" office:value-type="float" office:value="63126" calcext:value-type="float">
            <text:p>63,126</text:p>
          </table:table-cell>
          <table:table-cell table:formula="of:=[Males.S28]+[Females.S28]" office:value-type="float" office:value="65061" calcext:value-type="float">
            <text:p>65,061</text:p>
          </table:table-cell>
          <table:table-cell table:formula="of:=[Males.T28]+[Females.T28]" office:value-type="float" office:value="64149" calcext:value-type="float">
            <text:p>64,149</text:p>
          </table:table-cell>
          <table:table-cell table:formula="of:=[Males.U28]+[Females.U28]" office:value-type="float" office:value="67429" calcext:value-type="float">
            <text:p>67,429</text:p>
          </table:table-cell>
          <table:table-cell table:formula="of:=[Males.V28]+[Females.V28]" office:value-type="float" office:value="68416" calcext:value-type="float">
            <text:p>68,416</text:p>
          </table:table-cell>
          <table:table-cell table:formula="of:=[Males.W28]+[Females.W28]" office:value-type="float" office:value="66143" calcext:value-type="float">
            <text:p>66,143</text:p>
          </table:table-cell>
          <table:table-cell table:formula="of:=[Males.X28]+[Females.X28]" office:value-type="float" office:value="66358" calcext:value-type="float">
            <text:p>66,358</text:p>
          </table:table-cell>
          <table:table-cell table:formula="of:=[Males.Y28]+[Females.Y28]" office:value-type="float" office:value="66747" calcext:value-type="float">
            <text:p>66,747</text:p>
          </table:table-cell>
          <table:table-cell table:formula="of:=[Males.Z28]+[Females.Z28]" office:value-type="float" office:value="68004" calcext:value-type="float">
            <text:p>68,004</text:p>
          </table:table-cell>
          <table:table-cell table:formula="of:=[Males.AA28]+[Females.AA28]" office:value-type="float" office:value="66313" calcext:value-type="float">
            <text:p>66,313</text:p>
          </table:table-cell>
          <table:table-cell table:formula="of:=[Males.AB28]+[Females.AB28]" office:value-type="float" office:value="62503" calcext:value-type="float">
            <text:p>62,503</text:p>
          </table:table-cell>
          <table:table-cell table:formula="of:=[Males.AC28]+[Females.AC28]" office:value-type="float" office:value="57853" calcext:value-type="float">
            <text:p>57,853</text:p>
          </table:table-cell>
          <table:table-cell table:formula="of:=[Males.AD28]+[Females.AD28]" office:value-type="float" office:value="56193" calcext:value-type="float">
            <text:p>56,193</text:p>
          </table:table-cell>
          <table:table-cell table:formula="of:=[Males.AE28]+[Females.AE28]" office:value-type="float" office:value="59946" calcext:value-type="float">
            <text:p>59,946</text:p>
          </table:table-cell>
          <table:table-cell table:formula="of:=[Males.AF28]+[Females.AF28]" office:value-type="float" office:value="60790" calcext:value-type="float">
            <text:p>60,790</text:p>
          </table:table-cell>
          <table:table-cell table:formula="of:=[Males.AG28]+[Females.AG28]" office:value-type="float" office:value="61898" calcext:value-type="float">
            <text:p>61,898</text:p>
          </table:table-cell>
          <table:table-cell table:formula="of:=[Males.AH28]+[Females.AH28]" office:value-type="float" office:value="66223" calcext:value-type="float">
            <text:p>66,223</text:p>
          </table:table-cell>
          <table:table-cell table:formula="of:=[Males.AI28]+[Females.AI28]" office:value-type="float" office:value="70717" calcext:value-type="float">
            <text:p>70,717</text:p>
          </table:table-cell>
          <table:table-cell table:formula="of:=[Males.AJ28]+[Females.AJ28]" office:value-type="float" office:value="74446" calcext:value-type="float">
            <text:p>74,446</text:p>
          </table:table-cell>
          <table:table-cell table:formula="of:=[Males.AK28]+[Females.AK28]" office:value-type="float" office:value="73933" calcext:value-type="float">
            <text:p>73,933</text:p>
          </table:table-cell>
          <table:table-cell table:formula="of:=[Males.AL28]+[Females.AL28]" office:value-type="float" office:value="77107" calcext:value-type="float">
            <text:p>77,107</text:p>
          </table:table-cell>
          <table:table-cell table:formula="of:=[Males.AM28]+[Females.AM28]" office:value-type="float" office:value="78843" calcext:value-type="float">
            <text:p>78,843</text:p>
          </table:table-cell>
          <table:table-cell table:formula="of:=[Males.AN28]+[Females.AN28]" office:value-type="float" office:value="80362" calcext:value-type="float">
            <text:p>80,362</text:p>
          </table:table-cell>
          <table:table-cell table:formula="of:=[Males.AO28]+[Females.AO28]" office:value-type="float" office:value="79788" calcext:value-type="float">
            <text:p>79,788</text:p>
          </table:table-cell>
          <table:table-cell table:formula="of:=[Males.AP28]+[Females.AP28]" office:value-type="float" office:value="82513" calcext:value-type="float">
            <text:p>82,513</text:p>
          </table:table-cell>
          <table:table-cell table:formula="of:=[Males.AQ28]+[Females.AQ28]" office:value-type="float" office:value="82160" calcext:value-type="float">
            <text:p>82,160</text:p>
          </table:table-cell>
          <table:table-cell table:formula="of:=[Males.AR28]+[Females.AR28]" office:value-type="float" office:value="81870" calcext:value-type="float">
            <text:p>81,870</text:p>
          </table:table-cell>
          <table:table-cell table:formula="of:=[Males.AS28]+[Females.AS28]" office:value-type="float" office:value="80468" calcext:value-type="float">
            <text:p>80,468</text:p>
          </table:table-cell>
          <table:table-cell table:formula="of:=[Males.AT28]+[Females.AT28]" office:value-type="float" office:value="79039" calcext:value-type="float">
            <text:p>79,039</text:p>
          </table:table-cell>
          <table:table-cell table:formula="of:=[Males.AU28]+[Females.AU28]" office:value-type="float" office:value="76668" calcext:value-type="float">
            <text:p>76,668</text:p>
          </table:table-cell>
          <table:table-cell table:formula="of:=[Males.AV28]+[Females.AV28]" office:value-type="float" office:value="76140" calcext:value-type="float">
            <text:p>76,140</text:p>
          </table:table-cell>
          <table:table-cell table:formula="of:=[Males.AW28]+[Females.AW28]" office:value-type="float" office:value="74386" calcext:value-type="float">
            <text:p>74,386</text:p>
          </table:table-cell>
          <table:table-cell table:formula="of:=[Males.AX28]+[Females.AX28]" office:value-type="float" office:value="72719" calcext:value-type="float">
            <text:p>72,719</text:p>
          </table:table-cell>
          <table:table-cell table:formula="of:=[Males.AY28]+[Females.AY28]" office:value-type="float" office:value="70956" calcext:value-type="float">
            <text:p>70,956</text:p>
          </table:table-cell>
          <table:table-cell table:formula="of:=[Males.AZ28]+[Females.AZ28]" office:value-type="float" office:value="68075" calcext:value-type="float">
            <text:p>68,075</text:p>
          </table:table-cell>
          <table:table-cell table:formula="of:=[Males.BA28]+[Females.BA28]" office:value-type="float" office:value="67596" calcext:value-type="float">
            <text:p>67,596</text:p>
          </table:table-cell>
          <table:table-cell table:formula="of:=[Males.BB28]+[Females.BB28]" office:value-type="float" office:value="66390" calcext:value-type="float">
            <text:p>66,390</text:p>
          </table:table-cell>
          <table:table-cell table:formula="of:=[Males.BC28]+[Females.BC28]" office:value-type="float" office:value="64199" calcext:value-type="float">
            <text:p>64,199</text:p>
          </table:table-cell>
          <table:table-cell table:formula="of:=[Males.BD28]+[Females.BD28]" office:value-type="float" office:value="65602" calcext:value-type="float">
            <text:p>65,602</text:p>
          </table:table-cell>
          <table:table-cell table:formula="of:=[Males.BE28]+[Females.BE28]" office:value-type="float" office:value="66261" calcext:value-type="float">
            <text:p>66,261</text:p>
          </table:table-cell>
          <table:table-cell table:formula="of:=[Males.BF28]+[Females.BF28]" office:value-type="float" office:value="68394" calcext:value-type="float">
            <text:p>68,394</text:p>
          </table:table-cell>
          <table:table-cell table:formula="of:=[Males.BG28]+[Females.BG28]" office:value-type="float" office:value="70766" calcext:value-type="float">
            <text:p>70,766</text:p>
          </table:table-cell>
          <table:table-cell table:formula="of:=[Males.BH28]+[Females.BH28]" office:value-type="float" office:value="76754" calcext:value-type="float">
            <text:p>76,754</text:p>
          </table:table-cell>
          <table:table-cell table:formula="of:=[Males.BI28]+[Females.BI28]" office:value-type="float" office:value="59113" calcext:value-type="float">
            <text:p>59,113</text:p>
          </table:table-cell>
          <table:table-cell table:formula="of:=[Males.BJ28]+[Females.BJ28]" office:value-type="float" office:value="56594" calcext:value-type="float">
            <text:p>56,594</text:p>
          </table:table-cell>
          <table:table-cell table:formula="of:=[Males.BK28]+[Females.BK28]" office:value-type="float" office:value="58166" calcext:value-type="float">
            <text:p>58,166</text:p>
          </table:table-cell>
          <table:table-cell table:formula="of:=[Males.BL28]+[Females.BL28]" office:value-type="float" office:value="56562" calcext:value-type="float">
            <text:p>56,562</text:p>
          </table:table-cell>
          <table:table-cell table:formula="of:=[Males.BM28]+[Females.BM28]" office:value-type="float" office:value="52611" calcext:value-type="float">
            <text:p>52,611</text:p>
          </table:table-cell>
          <table:table-cell table:formula="of:=[Males.BN28]+[Females.BN28]" office:value-type="float" office:value="49511" calcext:value-type="float">
            <text:p>49,511</text:p>
          </table:table-cell>
          <table:table-cell table:formula="of:=[Males.BO28]+[Females.BO28]" office:value-type="float" office:value="51051" calcext:value-type="float">
            <text:p>51,051</text:p>
          </table:table-cell>
          <table:table-cell table:formula="of:=[Males.BP28]+[Females.BP28]" office:value-type="float" office:value="50452" calcext:value-type="float">
            <text:p>50,452</text:p>
          </table:table-cell>
          <table:table-cell table:formula="of:=[Males.BQ28]+[Females.BQ28]" office:value-type="float" office:value="49561" calcext:value-type="float">
            <text:p>49,561</text:p>
          </table:table-cell>
          <table:table-cell table:formula="of:=[Males.BR28]+[Females.BR28]" office:value-type="float" office:value="47899" calcext:value-type="float">
            <text:p>47,899</text:p>
          </table:table-cell>
          <table:table-cell table:formula="of:=[Males.BS28]+[Females.BS28]" office:value-type="float" office:value="46875" calcext:value-type="float">
            <text:p>46,875</text:p>
          </table:table-cell>
          <table:table-cell table:formula="of:=[Males.BT28]+[Females.BT28]" office:value-type="float" office:value="45503" calcext:value-type="float">
            <text:p>45,503</text:p>
          </table:table-cell>
          <table:table-cell table:formula="of:=[Males.BU28]+[Females.BU28]" office:value-type="float" office:value="43261" calcext:value-type="float">
            <text:p>43,261</text:p>
          </table:table-cell>
          <table:table-cell table:formula="of:=[Males.BV28]+[Females.BV28]" office:value-type="float" office:value="41526" calcext:value-type="float">
            <text:p>41,526</text:p>
          </table:table-cell>
          <table:table-cell table:formula="of:=[Males.BW28]+[Females.BW28]" office:value-type="float" office:value="41562" calcext:value-type="float">
            <text:p>41,562</text:p>
          </table:table-cell>
          <table:table-cell table:formula="of:=[Males.BX28]+[Females.BX28]" office:value-type="float" office:value="39712" calcext:value-type="float">
            <text:p>39,712</text:p>
          </table:table-cell>
          <table:table-cell table:formula="of:=[Males.BY28]+[Females.BY28]" office:value-type="float" office:value="37821" calcext:value-type="float">
            <text:p>37,821</text:p>
          </table:table-cell>
          <table:table-cell table:formula="of:=[Males.BZ28]+[Females.BZ28]" office:value-type="float" office:value="35731" calcext:value-type="float">
            <text:p>35,731</text:p>
          </table:table-cell>
          <table:table-cell table:formula="of:=[Males.CA28]+[Females.CA28]" office:value-type="float" office:value="32487" calcext:value-type="float">
            <text:p>32,487</text:p>
          </table:table-cell>
          <table:table-cell table:formula="of:=[Males.CB28]+[Females.CB28]" office:value-type="float" office:value="31106" calcext:value-type="float">
            <text:p>31,106</text:p>
          </table:table-cell>
          <table:table-cell table:formula="of:=[Males.CC28]+[Females.CC28]" office:value-type="float" office:value="30152" calcext:value-type="float">
            <text:p>30,152</text:p>
          </table:table-cell>
          <table:table-cell table:formula="of:=[Males.CD28]+[Females.CD28]" office:value-type="float" office:value="27351" calcext:value-type="float">
            <text:p>27,351</text:p>
          </table:table-cell>
          <table:table-cell table:formula="of:=[Males.CE28]+[Females.CE28]" office:value-type="float" office:value="25674" calcext:value-type="float">
            <text:p>25,674</text:p>
          </table:table-cell>
          <table:table-cell table:formula="of:=[Males.CF28]+[Females.CF28]" office:value-type="float" office:value="22657" calcext:value-type="float">
            <text:p>22,657</text:p>
          </table:table-cell>
          <table:table-cell table:formula="of:=[Males.CG28]+[Females.CG28]" office:value-type="float" office:value="21908" calcext:value-type="float">
            <text:p>21,908</text:p>
          </table:table-cell>
          <table:table-cell table:formula="of:=[Males.CH28]+[Females.CH28]" office:value-type="float" office:value="21397" calcext:value-type="float">
            <text:p>21,397</text:p>
          </table:table-cell>
          <table:table-cell table:formula="of:=[Males.CI28]+[Females.CI28]" office:value-type="float" office:value="19926" calcext:value-type="float">
            <text:p>19,926</text:p>
          </table:table-cell>
          <table:table-cell table:formula="of:=[Males.CJ28]+[Females.CJ28]" office:value-type="float" office:value="12293" calcext:value-type="float">
            <text:p>12,293</text:p>
          </table:table-cell>
          <table:table-cell table:formula="of:=[Males.CK28]+[Females.CK28]" office:value-type="float" office:value="10169" calcext:value-type="float">
            <text:p>10,169</text:p>
          </table:table-cell>
          <table:table-cell table:formula="of:=[Males.CL28]+[Females.CL28]" office:value-type="float" office:value="9280" calcext:value-type="float">
            <text:p>9,280</text:p>
          </table:table-cell>
          <table:table-cell table:formula="of:=[Males.CM28]+[Females.CM28]" office:value-type="float" office:value="8401" calcext:value-type="float">
            <text:p>8,401</text:p>
          </table:table-cell>
          <table:table-cell table:formula="of:=[Males.CN28]+[Females.CN28]" office:value-type="float" office:value="28527" calcext:value-type="float">
            <text:p>28,527</text:p>
          </table:table-cell>
          <table:table-cell table:style-name="ce35" table:formula="of:=SUM([.B28:.CN28])" office:value-type="float" office:value="5110200" calcext:value-type="float">
            <text:p>5,110,200</text:p>
          </table:table-cell>
          <table:table-cell table:number-columns-repeated="931"/>
        </table:table-row>
        <table:table-row table:style-name="ro5">
          <table:table-cell table:formula="of:=[Males.A29]" office:value-type="float" office:value="2006" calcext:value-type="float">
            <text:p>2006</text:p>
          </table:table-cell>
          <table:table-cell table:formula="of:=[Males.B29]+[Females.B29]" office:value-type="float" office:value="55117" calcext:value-type="float">
            <text:p>55,117</text:p>
          </table:table-cell>
          <table:table-cell table:formula="of:=[Males.C29]+[Females.C29]" office:value-type="float" office:value="54638" calcext:value-type="float">
            <text:p>54,638</text:p>
          </table:table-cell>
          <table:table-cell table:formula="of:=[Males.D29]+[Females.D29]" office:value-type="float" office:value="53923" calcext:value-type="float">
            <text:p>53,923</text:p>
          </table:table-cell>
          <table:table-cell table:formula="of:=[Males.E29]+[Females.E29]" office:value-type="float" office:value="52317" calcext:value-type="float">
            <text:p>52,317</text:p>
          </table:table-cell>
          <table:table-cell table:formula="of:=[Males.F29]+[Females.F29]" office:value-type="float" office:value="51891" calcext:value-type="float">
            <text:p>51,891</text:p>
          </table:table-cell>
          <table:table-cell table:formula="of:=[Males.G29]+[Females.G29]" office:value-type="float" office:value="53385" calcext:value-type="float">
            <text:p>53,385</text:p>
          </table:table-cell>
          <table:table-cell table:formula="of:=[Males.H29]+[Females.H29]" office:value-type="float" office:value="54645" calcext:value-type="float">
            <text:p>54,645</text:p>
          </table:table-cell>
          <table:table-cell table:formula="of:=[Males.I29]+[Females.I29]" office:value-type="float" office:value="56935" calcext:value-type="float">
            <text:p>56,935</text:p>
          </table:table-cell>
          <table:table-cell table:formula="of:=[Males.J29]+[Females.J29]" office:value-type="float" office:value="58184" calcext:value-type="float">
            <text:p>58,184</text:p>
          </table:table-cell>
          <table:table-cell table:formula="of:=[Males.K29]+[Females.K29]" office:value-type="float" office:value="60029" calcext:value-type="float">
            <text:p>60,029</text:p>
          </table:table-cell>
          <table:table-cell table:formula="of:=[Males.L29]+[Females.L29]" office:value-type="float" office:value="59644" calcext:value-type="float">
            <text:p>59,644</text:p>
          </table:table-cell>
          <table:table-cell table:formula="of:=[Males.M29]+[Females.M29]" office:value-type="float" office:value="60314" calcext:value-type="float">
            <text:p>60,314</text:p>
          </table:table-cell>
          <table:table-cell table:formula="of:=[Males.N29]+[Females.N29]" office:value-type="float" office:value="62282" calcext:value-type="float">
            <text:p>62,282</text:p>
          </table:table-cell>
          <table:table-cell table:formula="of:=[Males.O29]+[Females.O29]" office:value-type="float" office:value="62988" calcext:value-type="float">
            <text:p>62,988</text:p>
          </table:table-cell>
          <table:table-cell table:formula="of:=[Males.P29]+[Females.P29]" office:value-type="float" office:value="65170" calcext:value-type="float">
            <text:p>65,170</text:p>
          </table:table-cell>
          <table:table-cell table:formula="of:=[Males.Q29]+[Females.Q29]" office:value-type="float" office:value="64773" calcext:value-type="float">
            <text:p>64,773</text:p>
          </table:table-cell>
          <table:table-cell table:formula="of:=[Males.R29]+[Females.R29]" office:value-type="float" office:value="63151" calcext:value-type="float">
            <text:p>63,151</text:p>
          </table:table-cell>
          <table:table-cell table:formula="of:=[Males.S29]+[Females.S29]" office:value-type="float" office:value="63487" calcext:value-type="float">
            <text:p>63,487</text:p>
          </table:table-cell>
          <table:table-cell table:formula="of:=[Males.T29]+[Females.T29]" office:value-type="float" office:value="65855" calcext:value-type="float">
            <text:p>65,855</text:p>
          </table:table-cell>
          <table:table-cell table:formula="of:=[Males.U29]+[Females.U29]" office:value-type="float" office:value="67777" calcext:value-type="float">
            <text:p>67,777</text:p>
          </table:table-cell>
          <table:table-cell table:formula="of:=[Males.V29]+[Females.V29]" office:value-type="float" office:value="69372" calcext:value-type="float">
            <text:p>69,372</text:p>
          </table:table-cell>
          <table:table-cell table:formula="of:=[Males.W29]+[Females.W29]" office:value-type="float" office:value="69685" calcext:value-type="float">
            <text:p>69,685</text:p>
          </table:table-cell>
          <table:table-cell table:formula="of:=[Males.X29]+[Females.X29]" office:value-type="float" office:value="65948" calcext:value-type="float">
            <text:p>65,948</text:p>
          </table:table-cell>
          <table:table-cell table:formula="of:=[Males.Y29]+[Females.Y29]" office:value-type="float" office:value="66346" calcext:value-type="float">
            <text:p>66,346</text:p>
          </table:table-cell>
          <table:table-cell table:formula="of:=[Males.Z29]+[Females.Z29]" office:value-type="float" office:value="67054" calcext:value-type="float">
            <text:p>67,054</text:p>
          </table:table-cell>
          <table:table-cell table:formula="of:=[Males.AA29]+[Females.AA29]" office:value-type="float" office:value="68083" calcext:value-type="float">
            <text:p>68,083</text:p>
          </table:table-cell>
          <table:table-cell table:formula="of:=[Males.AB29]+[Females.AB29]" office:value-type="float" office:value="66234" calcext:value-type="float">
            <text:p>66,234</text:p>
          </table:table-cell>
          <table:table-cell table:formula="of:=[Males.AC29]+[Females.AC29]" office:value-type="float" office:value="62897" calcext:value-type="float">
            <text:p>62,897</text:p>
          </table:table-cell>
          <table:table-cell table:formula="of:=[Males.AD29]+[Females.AD29]" office:value-type="float" office:value="58229" calcext:value-type="float">
            <text:p>58,229</text:p>
          </table:table-cell>
          <table:table-cell table:formula="of:=[Males.AE29]+[Females.AE29]" office:value-type="float" office:value="56698" calcext:value-type="float">
            <text:p>56,698</text:p>
          </table:table-cell>
          <table:table-cell table:formula="of:=[Males.AF29]+[Females.AF29]" office:value-type="float" office:value="60385" calcext:value-type="float">
            <text:p>60,385</text:p>
          </table:table-cell>
          <table:table-cell table:formula="of:=[Males.AG29]+[Females.AG29]" office:value-type="float" office:value="61241" calcext:value-type="float">
            <text:p>61,241</text:p>
          </table:table-cell>
          <table:table-cell table:formula="of:=[Males.AH29]+[Females.AH29]" office:value-type="float" office:value="62393" calcext:value-type="float">
            <text:p>62,393</text:p>
          </table:table-cell>
          <table:table-cell table:formula="of:=[Males.AI29]+[Females.AI29]" office:value-type="float" office:value="66581" calcext:value-type="float">
            <text:p>66,581</text:p>
          </table:table-cell>
          <table:table-cell table:formula="of:=[Males.AJ29]+[Females.AJ29]" office:value-type="float" office:value="71187" calcext:value-type="float">
            <text:p>71,187</text:p>
          </table:table-cell>
          <table:table-cell table:formula="of:=[Males.AK29]+[Females.AK29]" office:value-type="float" office:value="74809" calcext:value-type="float">
            <text:p>74,809</text:p>
          </table:table-cell>
          <table:table-cell table:formula="of:=[Males.AL29]+[Females.AL29]" office:value-type="float" office:value="74350" calcext:value-type="float">
            <text:p>74,350</text:p>
          </table:table-cell>
          <table:table-cell table:formula="of:=[Males.AM29]+[Females.AM29]" office:value-type="float" office:value="77464" calcext:value-type="float">
            <text:p>77,464</text:p>
          </table:table-cell>
          <table:table-cell table:formula="of:=[Males.AN29]+[Females.AN29]" office:value-type="float" office:value="79212" calcext:value-type="float">
            <text:p>79,212</text:p>
          </table:table-cell>
          <table:table-cell table:formula="of:=[Males.AO29]+[Females.AO29]" office:value-type="float" office:value="80665" calcext:value-type="float">
            <text:p>80,665</text:p>
          </table:table-cell>
          <table:table-cell table:formula="of:=[Males.AP29]+[Females.AP29]" office:value-type="float" office:value="79992" calcext:value-type="float">
            <text:p>79,992</text:p>
          </table:table-cell>
          <table:table-cell table:formula="of:=[Males.AQ29]+[Females.AQ29]" office:value-type="float" office:value="82780" calcext:value-type="float">
            <text:p>82,780</text:p>
          </table:table-cell>
          <table:table-cell table:formula="of:=[Males.AR29]+[Females.AR29]" office:value-type="float" office:value="82272" calcext:value-type="float">
            <text:p>82,272</text:p>
          </table:table-cell>
          <table:table-cell table:formula="of:=[Males.AS29]+[Females.AS29]" office:value-type="float" office:value="82114" calcext:value-type="float">
            <text:p>82,114</text:p>
          </table:table-cell>
          <table:table-cell table:formula="of:=[Males.AT29]+[Females.AT29]" office:value-type="float" office:value="80547" calcext:value-type="float">
            <text:p>80,547</text:p>
          </table:table-cell>
          <table:table-cell table:formula="of:=[Males.AU29]+[Females.AU29]" office:value-type="float" office:value="78993" calcext:value-type="float">
            <text:p>78,993</text:p>
          </table:table-cell>
          <table:table-cell table:formula="of:=[Males.AV29]+[Females.AV29]" office:value-type="float" office:value="76588" calcext:value-type="float">
            <text:p>76,588</text:p>
          </table:table-cell>
          <table:table-cell table:formula="of:=[Males.AW29]+[Females.AW29]" office:value-type="float" office:value="76143" calcext:value-type="float">
            <text:p>76,143</text:p>
          </table:table-cell>
          <table:table-cell table:formula="of:=[Males.AX29]+[Females.AX29]" office:value-type="float" office:value="74320" calcext:value-type="float">
            <text:p>74,320</text:p>
          </table:table-cell>
          <table:table-cell table:formula="of:=[Males.AY29]+[Females.AY29]" office:value-type="float" office:value="72689" calcext:value-type="float">
            <text:p>72,689</text:p>
          </table:table-cell>
          <table:table-cell table:formula="of:=[Males.AZ29]+[Females.AZ29]" office:value-type="float" office:value="70804" calcext:value-type="float">
            <text:p>70,804</text:p>
          </table:table-cell>
          <table:table-cell table:formula="of:=[Males.BA29]+[Females.BA29]" office:value-type="float" office:value="67999" calcext:value-type="float">
            <text:p>67,999</text:p>
          </table:table-cell>
          <table:table-cell table:formula="of:=[Males.BB29]+[Females.BB29]" office:value-type="float" office:value="67421" calcext:value-type="float">
            <text:p>67,421</text:p>
          </table:table-cell>
          <table:table-cell table:formula="of:=[Males.BC29]+[Females.BC29]" office:value-type="float" office:value="66287" calcext:value-type="float">
            <text:p>66,287</text:p>
          </table:table-cell>
          <table:table-cell table:formula="of:=[Males.BD29]+[Females.BD29]" office:value-type="float" office:value="64083" calcext:value-type="float">
            <text:p>64,083</text:p>
          </table:table-cell>
          <table:table-cell table:formula="of:=[Males.BE29]+[Females.BE29]" office:value-type="float" office:value="65426" calcext:value-type="float">
            <text:p>65,426</text:p>
          </table:table-cell>
          <table:table-cell table:formula="of:=[Males.BF29]+[Females.BF29]" office:value-type="float" office:value="65985" calcext:value-type="float">
            <text:p>65,985</text:p>
          </table:table-cell>
          <table:table-cell table:formula="of:=[Males.BG29]+[Females.BG29]" office:value-type="float" office:value="68122" calcext:value-type="float">
            <text:p>68,122</text:p>
          </table:table-cell>
          <table:table-cell table:formula="of:=[Males.BH29]+[Females.BH29]" office:value-type="float" office:value="70422" calcext:value-type="float">
            <text:p>70,422</text:p>
          </table:table-cell>
          <table:table-cell table:formula="of:=[Males.BI29]+[Females.BI29]" office:value-type="float" office:value="76431" calcext:value-type="float">
            <text:p>76,431</text:p>
          </table:table-cell>
          <table:table-cell table:formula="of:=[Males.BJ29]+[Females.BJ29]" office:value-type="float" office:value="58785" calcext:value-type="float">
            <text:p>58,785</text:p>
          </table:table-cell>
          <table:table-cell table:formula="of:=[Males.BK29]+[Females.BK29]" office:value-type="float" office:value="56186" calcext:value-type="float">
            <text:p>56,186</text:p>
          </table:table-cell>
          <table:table-cell table:formula="of:=[Males.BL29]+[Females.BL29]" office:value-type="float" office:value="57650" calcext:value-type="float">
            <text:p>57,650</text:p>
          </table:table-cell>
          <table:table-cell table:formula="of:=[Males.BM29]+[Females.BM29]" office:value-type="float" office:value="55978" calcext:value-type="float">
            <text:p>55,978</text:p>
          </table:table-cell>
          <table:table-cell table:formula="of:=[Males.BN29]+[Females.BN29]" office:value-type="float" office:value="51965" calcext:value-type="float">
            <text:p>51,965</text:p>
          </table:table-cell>
          <table:table-cell table:formula="of:=[Males.BO29]+[Females.BO29]" office:value-type="float" office:value="48842" calcext:value-type="float">
            <text:p>48,842</text:p>
          </table:table-cell>
          <table:table-cell table:formula="of:=[Males.BP29]+[Females.BP29]" office:value-type="float" office:value="50247" calcext:value-type="float">
            <text:p>50,247</text:p>
          </table:table-cell>
          <table:table-cell table:formula="of:=[Males.BQ29]+[Females.BQ29]" office:value-type="float" office:value="49626" calcext:value-type="float">
            <text:p>49,626</text:p>
          </table:table-cell>
          <table:table-cell table:formula="of:=[Males.BR29]+[Females.BR29]" office:value-type="float" office:value="48661" calcext:value-type="float">
            <text:p>48,661</text:p>
          </table:table-cell>
          <table:table-cell table:formula="of:=[Males.BS29]+[Females.BS29]" office:value-type="float" office:value="46951" calcext:value-type="float">
            <text:p>46,951</text:p>
          </table:table-cell>
          <table:table-cell table:formula="of:=[Males.BT29]+[Females.BT29]" office:value-type="float" office:value="45832" calcext:value-type="float">
            <text:p>45,832</text:p>
          </table:table-cell>
          <table:table-cell table:formula="of:=[Males.BU29]+[Females.BU29]" office:value-type="float" office:value="44399" calcext:value-type="float">
            <text:p>44,399</text:p>
          </table:table-cell>
          <table:table-cell table:formula="of:=[Males.BV29]+[Females.BV29]" office:value-type="float" office:value="42033" calcext:value-type="float">
            <text:p>42,033</text:p>
          </table:table-cell>
          <table:table-cell table:formula="of:=[Males.BW29]+[Females.BW29]" office:value-type="float" office:value="40317" calcext:value-type="float">
            <text:p>40,317</text:p>
          </table:table-cell>
          <table:table-cell table:formula="of:=[Males.BX29]+[Females.BX29]" office:value-type="float" office:value="40197" calcext:value-type="float">
            <text:p>40,197</text:p>
          </table:table-cell>
          <table:table-cell table:formula="of:=[Males.BY29]+[Females.BY29]" office:value-type="float" office:value="38208" calcext:value-type="float">
            <text:p>38,208</text:p>
          </table:table-cell>
          <table:table-cell table:formula="of:=[Males.BZ29]+[Females.BZ29]" office:value-type="float" office:value="36232" calcext:value-type="float">
            <text:p>36,232</text:p>
          </table:table-cell>
          <table:table-cell table:formula="of:=[Males.CA29]+[Females.CA29]" office:value-type="float" office:value="34008" calcext:value-type="float">
            <text:p>34,008</text:p>
          </table:table-cell>
          <table:table-cell table:formula="of:=[Males.CB29]+[Females.CB29]" office:value-type="float" office:value="30779" calcext:value-type="float">
            <text:p>30,779</text:p>
          </table:table-cell>
          <table:table-cell table:formula="of:=[Males.CC29]+[Females.CC29]" office:value-type="float" office:value="29392" calcext:value-type="float">
            <text:p>29,392</text:p>
          </table:table-cell>
          <table:table-cell table:formula="of:=[Males.CD29]+[Females.CD29]" office:value-type="float" office:value="28315" calcext:value-type="float">
            <text:p>28,315</text:p>
          </table:table-cell>
          <table:table-cell table:formula="of:=[Males.CE29]+[Females.CE29]" office:value-type="float" office:value="25442" calcext:value-type="float">
            <text:p>25,442</text:p>
          </table:table-cell>
          <table:table-cell table:formula="of:=[Males.CF29]+[Females.CF29]" office:value-type="float" office:value="23747" calcext:value-type="float">
            <text:p>23,747</text:p>
          </table:table-cell>
          <table:table-cell table:formula="of:=[Males.CG29]+[Females.CG29]" office:value-type="float" office:value="20770" calcext:value-type="float">
            <text:p>20,770</text:p>
          </table:table-cell>
          <table:table-cell table:formula="of:=[Males.CH29]+[Females.CH29]" office:value-type="float" office:value="19907" calcext:value-type="float">
            <text:p>19,907</text:p>
          </table:table-cell>
          <table:table-cell table:formula="of:=[Males.CI29]+[Females.CI29]" office:value-type="float" office:value="19346" calcext:value-type="float">
            <text:p>19,346</text:p>
          </table:table-cell>
          <table:table-cell table:formula="of:=[Males.CJ29]+[Females.CJ29]" office:value-type="float" office:value="17915" calcext:value-type="float">
            <text:p>17,915</text:p>
          </table:table-cell>
          <table:table-cell table:formula="of:=[Males.CK29]+[Females.CK29]" office:value-type="float" office:value="10835" calcext:value-type="float">
            <text:p>10,835</text:p>
          </table:table-cell>
          <table:table-cell table:formula="of:=[Males.CL29]+[Females.CL29]" office:value-type="float" office:value="8797" calcext:value-type="float">
            <text:p>8,797</text:p>
          </table:table-cell>
          <table:table-cell table:formula="of:=[Males.CM29]+[Females.CM29]" office:value-type="float" office:value="7979" calcext:value-type="float">
            <text:p>7,979</text:p>
          </table:table-cell>
          <table:table-cell table:formula="of:=[Males.CN29]+[Females.CN29]" office:value-type="float" office:value="29003" calcext:value-type="float">
            <text:p>29,003</text:p>
          </table:table-cell>
          <table:table-cell table:style-name="ce35" table:formula="of:=SUM([.B29:.CN29])" office:value-type="float" office:value="5133100" calcext:value-type="float">
            <text:p>5,133,100</text:p>
          </table:table-cell>
          <table:table-cell table:number-columns-repeated="931"/>
        </table:table-row>
        <table:table-row table:style-name="ro5">
          <table:table-cell table:formula="of:=[Males.A30]" office:value-type="float" office:value="2007" calcext:value-type="float">
            <text:p>2007</text:p>
          </table:table-cell>
          <table:table-cell table:formula="of:=[Males.B30]+[Females.B30]" office:value-type="float" office:value="57037" calcext:value-type="float">
            <text:p>57,037</text:p>
          </table:table-cell>
          <table:table-cell table:formula="of:=[Males.C30]+[Females.C30]" office:value-type="float" office:value="55447" calcext:value-type="float">
            <text:p>55,447</text:p>
          </table:table-cell>
          <table:table-cell table:formula="of:=[Males.D30]+[Females.D30]" office:value-type="float" office:value="55052" calcext:value-type="float">
            <text:p>55,052</text:p>
          </table:table-cell>
          <table:table-cell table:formula="of:=[Males.E30]+[Females.E30]" office:value-type="float" office:value="54210" calcext:value-type="float">
            <text:p>54,210</text:p>
          </table:table-cell>
          <table:table-cell table:formula="of:=[Males.F30]+[Females.F30]" office:value-type="float" office:value="52556" calcext:value-type="float">
            <text:p>52,556</text:p>
          </table:table-cell>
          <table:table-cell table:formula="of:=[Males.G30]+[Females.G30]" office:value-type="float" office:value="52188" calcext:value-type="float">
            <text:p>52,188</text:p>
          </table:table-cell>
          <table:table-cell table:formula="of:=[Males.H30]+[Females.H30]" office:value-type="float" office:value="53809" calcext:value-type="float">
            <text:p>53,809</text:p>
          </table:table-cell>
          <table:table-cell table:formula="of:=[Males.I30]+[Females.I30]" office:value-type="float" office:value="55110" calcext:value-type="float">
            <text:p>55,110</text:p>
          </table:table-cell>
          <table:table-cell table:formula="of:=[Males.J30]+[Females.J30]" office:value-type="float" office:value="57350" calcext:value-type="float">
            <text:p>57,350</text:p>
          </table:table-cell>
          <table:table-cell table:formula="of:=[Males.K30]+[Females.K30]" office:value-type="float" office:value="58571" calcext:value-type="float">
            <text:p>58,571</text:p>
          </table:table-cell>
          <table:table-cell table:formula="of:=[Males.L30]+[Females.L30]" office:value-type="float" office:value="60452" calcext:value-type="float">
            <text:p>60,452</text:p>
          </table:table-cell>
          <table:table-cell table:formula="of:=[Males.M30]+[Females.M30]" office:value-type="float" office:value="60098" calcext:value-type="float">
            <text:p>60,098</text:p>
          </table:table-cell>
          <table:table-cell table:formula="of:=[Males.N30]+[Females.N30]" office:value-type="float" office:value="60674" calcext:value-type="float">
            <text:p>60,674</text:p>
          </table:table-cell>
          <table:table-cell table:formula="of:=[Males.O30]+[Females.O30]" office:value-type="float" office:value="62446" calcext:value-type="float">
            <text:p>62,446</text:p>
          </table:table-cell>
          <table:table-cell table:formula="of:=[Males.P30]+[Females.P30]" office:value-type="float" office:value="63230" calcext:value-type="float">
            <text:p>63,230</text:p>
          </table:table-cell>
          <table:table-cell table:formula="of:=[Males.Q30]+[Females.Q30]" office:value-type="float" office:value="65395" calcext:value-type="float">
            <text:p>65,395</text:p>
          </table:table-cell>
          <table:table-cell table:formula="of:=[Males.R30]+[Females.R30]" office:value-type="float" office:value="64924" calcext:value-type="float">
            <text:p>64,924</text:p>
          </table:table-cell>
          <table:table-cell table:formula="of:=[Males.S30]+[Females.S30]" office:value-type="float" office:value="64495" calcext:value-type="float">
            <text:p>64,495</text:p>
          </table:table-cell>
          <table:table-cell table:formula="of:=[Males.T30]+[Females.T30]" office:value-type="float" office:value="64793" calcext:value-type="float">
            <text:p>64,793</text:p>
          </table:table-cell>
          <table:table-cell table:formula="of:=[Males.U30]+[Females.U30]" office:value-type="float" office:value="69633" calcext:value-type="float">
            <text:p>69,633</text:p>
          </table:table-cell>
          <table:table-cell table:formula="of:=[Males.V30]+[Females.V30]" office:value-type="float" office:value="69832" calcext:value-type="float">
            <text:p>69,832</text:p>
          </table:table-cell>
          <table:table-cell table:formula="of:=[Males.W30]+[Females.W30]" office:value-type="float" office:value="68984" calcext:value-type="float">
            <text:p>68,984</text:p>
          </table:table-cell>
          <table:table-cell table:formula="of:=[Males.X30]+[Females.X30]" office:value-type="float" office:value="69143" calcext:value-type="float">
            <text:p>69,143</text:p>
          </table:table-cell>
          <table:table-cell table:formula="of:=[Males.Y30]+[Females.Y30]" office:value-type="float" office:value="66646" calcext:value-type="float">
            <text:p>66,646</text:p>
          </table:table-cell>
          <table:table-cell table:formula="of:=[Males.Z30]+[Females.Z30]" office:value-type="float" office:value="66966" calcext:value-type="float">
            <text:p>66,966</text:p>
          </table:table-cell>
          <table:table-cell table:formula="of:=[Males.AA30]+[Females.AA30]" office:value-type="float" office:value="68068" calcext:value-type="float">
            <text:p>68,068</text:p>
          </table:table-cell>
          <table:table-cell table:formula="of:=[Males.AB30]+[Females.AB30]" office:value-type="float" office:value="68562" calcext:value-type="float">
            <text:p>68,562</text:p>
          </table:table-cell>
          <table:table-cell table:formula="of:=[Males.AC30]+[Females.AC30]" office:value-type="float" office:value="67100" calcext:value-type="float">
            <text:p>67,100</text:p>
          </table:table-cell>
          <table:table-cell table:formula="of:=[Males.AD30]+[Females.AD30]" office:value-type="float" office:value="63718" calcext:value-type="float">
            <text:p>63,718</text:p>
          </table:table-cell>
          <table:table-cell table:formula="of:=[Males.AE30]+[Females.AE30]" office:value-type="float" office:value="59102" calcext:value-type="float">
            <text:p>59,102</text:p>
          </table:table-cell>
          <table:table-cell table:formula="of:=[Males.AF30]+[Females.AF30]" office:value-type="float" office:value="57699" calcext:value-type="float">
            <text:p>57,699</text:p>
          </table:table-cell>
          <table:table-cell table:formula="of:=[Males.AG30]+[Females.AG30]" office:value-type="float" office:value="61274" calcext:value-type="float">
            <text:p>61,274</text:p>
          </table:table-cell>
          <table:table-cell table:formula="of:=[Males.AH30]+[Females.AH30]" office:value-type="float" office:value="62057" calcext:value-type="float">
            <text:p>62,057</text:p>
          </table:table-cell>
          <table:table-cell table:formula="of:=[Males.AI30]+[Females.AI30]" office:value-type="float" office:value="63178" calcext:value-type="float">
            <text:p>63,178</text:p>
          </table:table-cell>
          <table:table-cell table:formula="of:=[Males.AJ30]+[Females.AJ30]" office:value-type="float" office:value="67392" calcext:value-type="float">
            <text:p>67,392</text:p>
          </table:table-cell>
          <table:table-cell table:formula="of:=[Males.AK30]+[Females.AK30]" office:value-type="float" office:value="71895" calcext:value-type="float">
            <text:p>71,895</text:p>
          </table:table-cell>
          <table:table-cell table:formula="of:=[Males.AL30]+[Females.AL30]" office:value-type="float" office:value="75466" calcext:value-type="float">
            <text:p>75,466</text:p>
          </table:table-cell>
          <table:table-cell table:formula="of:=[Males.AM30]+[Females.AM30]" office:value-type="float" office:value="74749" calcext:value-type="float">
            <text:p>74,749</text:p>
          </table:table-cell>
          <table:table-cell table:formula="of:=[Males.AN30]+[Females.AN30]" office:value-type="float" office:value="77973" calcext:value-type="float">
            <text:p>77,973</text:p>
          </table:table-cell>
          <table:table-cell table:formula="of:=[Males.AO30]+[Females.AO30]" office:value-type="float" office:value="79718" calcext:value-type="float">
            <text:p>79,718</text:p>
          </table:table-cell>
          <table:table-cell table:formula="of:=[Males.AP30]+[Females.AP30]" office:value-type="float" office:value="81013" calcext:value-type="float">
            <text:p>81,013</text:p>
          </table:table-cell>
          <table:table-cell table:formula="of:=[Males.AQ30]+[Females.AQ30]" office:value-type="float" office:value="80261" calcext:value-type="float">
            <text:p>80,261</text:p>
          </table:table-cell>
          <table:table-cell table:formula="of:=[Males.AR30]+[Females.AR30]" office:value-type="float" office:value="83085" calcext:value-type="float">
            <text:p>83,085</text:p>
          </table:table-cell>
          <table:table-cell table:formula="of:=[Males.AS30]+[Females.AS30]" office:value-type="float" office:value="82530" calcext:value-type="float">
            <text:p>82,530</text:p>
          </table:table-cell>
          <table:table-cell table:formula="of:=[Males.AT30]+[Females.AT30]" office:value-type="float" office:value="82251" calcext:value-type="float">
            <text:p>82,251</text:p>
          </table:table-cell>
          <table:table-cell table:formula="of:=[Males.AU30]+[Females.AU30]" office:value-type="float" office:value="80760" calcext:value-type="float">
            <text:p>80,760</text:p>
          </table:table-cell>
          <table:table-cell table:formula="of:=[Males.AV30]+[Females.AV30]" office:value-type="float" office:value="79045" calcext:value-type="float">
            <text:p>79,045</text:p>
          </table:table-cell>
          <table:table-cell table:formula="of:=[Males.AW30]+[Females.AW30]" office:value-type="float" office:value="76632" calcext:value-type="float">
            <text:p>76,632</text:p>
          </table:table-cell>
          <table:table-cell table:formula="of:=[Males.AX30]+[Females.AX30]" office:value-type="float" office:value="76259" calcext:value-type="float">
            <text:p>76,259</text:p>
          </table:table-cell>
          <table:table-cell table:formula="of:=[Males.AY30]+[Females.AY30]" office:value-type="float" office:value="74358" calcext:value-type="float">
            <text:p>74,358</text:p>
          </table:table-cell>
          <table:table-cell table:formula="of:=[Males.AZ30]+[Females.AZ30]" office:value-type="float" office:value="72731" calcext:value-type="float">
            <text:p>72,731</text:p>
          </table:table-cell>
          <table:table-cell table:formula="of:=[Males.BA30]+[Females.BA30]" office:value-type="float" office:value="70855" calcext:value-type="float">
            <text:p>70,855</text:p>
          </table:table-cell>
          <table:table-cell table:formula="of:=[Males.BB30]+[Females.BB30]" office:value-type="float" office:value="67970" calcext:value-type="float">
            <text:p>67,970</text:p>
          </table:table-cell>
          <table:table-cell table:formula="of:=[Males.BC30]+[Females.BC30]" office:value-type="float" office:value="67343" calcext:value-type="float">
            <text:p>67,343</text:p>
          </table:table-cell>
          <table:table-cell table:formula="of:=[Males.BD30]+[Females.BD30]" office:value-type="float" office:value="66152" calcext:value-type="float">
            <text:p>66,152</text:p>
          </table:table-cell>
          <table:table-cell table:formula="of:=[Males.BE30]+[Females.BE30]" office:value-type="float" office:value="63986" calcext:value-type="float">
            <text:p>63,986</text:p>
          </table:table-cell>
          <table:table-cell table:formula="of:=[Males.BF30]+[Females.BF30]" office:value-type="float" office:value="65303" calcext:value-type="float">
            <text:p>65,303</text:p>
          </table:table-cell>
          <table:table-cell table:formula="of:=[Males.BG30]+[Females.BG30]" office:value-type="float" office:value="65747" calcext:value-type="float">
            <text:p>65,747</text:p>
          </table:table-cell>
          <table:table-cell table:formula="of:=[Males.BH30]+[Females.BH30]" office:value-type="float" office:value="67869" calcext:value-type="float">
            <text:p>67,869</text:p>
          </table:table-cell>
          <table:table-cell table:formula="of:=[Males.BI30]+[Females.BI30]" office:value-type="float" office:value="70114" calcext:value-type="float">
            <text:p>70,114</text:p>
          </table:table-cell>
          <table:table-cell table:formula="of:=[Males.BJ30]+[Females.BJ30]" office:value-type="float" office:value="76144" calcext:value-type="float">
            <text:p>76,144</text:p>
          </table:table-cell>
          <table:table-cell table:formula="of:=[Males.BK30]+[Females.BK30]" office:value-type="float" office:value="58455" calcext:value-type="float">
            <text:p>58,455</text:p>
          </table:table-cell>
          <table:table-cell table:formula="of:=[Males.BL30]+[Females.BL30]" office:value-type="float" office:value="55669" calcext:value-type="float">
            <text:p>55,669</text:p>
          </table:table-cell>
          <table:table-cell table:formula="of:=[Males.BM30]+[Females.BM30]" office:value-type="float" office:value="57050" calcext:value-type="float">
            <text:p>57,050</text:p>
          </table:table-cell>
          <table:table-cell table:formula="of:=[Males.BN30]+[Females.BN30]" office:value-type="float" office:value="55421" calcext:value-type="float">
            <text:p>55,421</text:p>
          </table:table-cell>
          <table:table-cell table:formula="of:=[Males.BO30]+[Females.BO30]" office:value-type="float" office:value="51391" calcext:value-type="float">
            <text:p>51,391</text:p>
          </table:table-cell>
          <table:table-cell table:formula="of:=[Males.BP30]+[Females.BP30]" office:value-type="float" office:value="48144" calcext:value-type="float">
            <text:p>48,144</text:p>
          </table:table-cell>
          <table:table-cell table:formula="of:=[Males.BQ30]+[Females.BQ30]" office:value-type="float" office:value="49484" calcext:value-type="float">
            <text:p>49,484</text:p>
          </table:table-cell>
          <table:table-cell table:formula="of:=[Males.BR30]+[Females.BR30]" office:value-type="float" office:value="48777" calcext:value-type="float">
            <text:p>48,777</text:p>
          </table:table-cell>
          <table:table-cell table:formula="of:=[Males.BS30]+[Females.BS30]" office:value-type="float" office:value="47790" calcext:value-type="float">
            <text:p>47,790</text:p>
          </table:table-cell>
          <table:table-cell table:formula="of:=[Males.BT30]+[Females.BT30]" office:value-type="float" office:value="46001" calcext:value-type="float">
            <text:p>46,001</text:p>
          </table:table-cell>
          <table:table-cell table:formula="of:=[Males.BU30]+[Females.BU30]" office:value-type="float" office:value="44769" calcext:value-type="float">
            <text:p>44,769</text:p>
          </table:table-cell>
          <table:table-cell table:formula="of:=[Males.BV30]+[Females.BV30]" office:value-type="float" office:value="43222" calcext:value-type="float">
            <text:p>43,222</text:p>
          </table:table-cell>
          <table:table-cell table:formula="of:=[Males.BW30]+[Females.BW30]" office:value-type="float" office:value="40841" calcext:value-type="float">
            <text:p>40,841</text:p>
          </table:table-cell>
          <table:table-cell table:formula="of:=[Males.BX30]+[Females.BX30]" office:value-type="float" office:value="39038" calcext:value-type="float">
            <text:p>39,038</text:p>
          </table:table-cell>
          <table:table-cell table:formula="of:=[Males.BY30]+[Females.BY30]" office:value-type="float" office:value="38763" calcext:value-type="float">
            <text:p>38,763</text:p>
          </table:table-cell>
          <table:table-cell table:formula="of:=[Males.BZ30]+[Females.BZ30]" office:value-type="float" office:value="36719" calcext:value-type="float">
            <text:p>36,719</text:p>
          </table:table-cell>
          <table:table-cell table:formula="of:=[Males.CA30]+[Females.CA30]" office:value-type="float" office:value="34584" calcext:value-type="float">
            <text:p>34,584</text:p>
          </table:table-cell>
          <table:table-cell table:formula="of:=[Males.CB30]+[Females.CB30]" office:value-type="float" office:value="32399" calcext:value-type="float">
            <text:p>32,399</text:p>
          </table:table-cell>
          <table:table-cell table:formula="of:=[Males.CC30]+[Females.CC30]" office:value-type="float" office:value="29143" calcext:value-type="float">
            <text:p>29,143</text:p>
          </table:table-cell>
          <table:table-cell table:formula="of:=[Males.CD30]+[Females.CD30]" office:value-type="float" office:value="27614" calcext:value-type="float">
            <text:p>27,614</text:p>
          </table:table-cell>
          <table:table-cell table:formula="of:=[Males.CE30]+[Females.CE30]" office:value-type="float" office:value="26341" calcext:value-type="float">
            <text:p>26,341</text:p>
          </table:table-cell>
          <table:table-cell table:formula="of:=[Males.CF30]+[Females.CF30]" office:value-type="float" office:value="23586" calcext:value-type="float">
            <text:p>23,586</text:p>
          </table:table-cell>
          <table:table-cell table:formula="of:=[Males.CG30]+[Females.CG30]" office:value-type="float" office:value="21746" calcext:value-type="float">
            <text:p>21,746</text:p>
          </table:table-cell>
          <table:table-cell table:formula="of:=[Males.CH30]+[Females.CH30]" office:value-type="float" office:value="18964" calcext:value-type="float">
            <text:p>18,964</text:p>
          </table:table-cell>
          <table:table-cell table:formula="of:=[Males.CI30]+[Females.CI30]" office:value-type="float" office:value="17896" calcext:value-type="float">
            <text:p>17,896</text:p>
          </table:table-cell>
          <table:table-cell table:formula="of:=[Males.CJ30]+[Females.CJ30]" office:value-type="float" office:value="17248" calcext:value-type="float">
            <text:p>17,248</text:p>
          </table:table-cell>
          <table:table-cell table:formula="of:=[Males.CK30]+[Females.CK30]" office:value-type="float" office:value="15828" calcext:value-type="float">
            <text:p>15,828</text:p>
          </table:table-cell>
          <table:table-cell table:formula="of:=[Males.CL30]+[Females.CL30]" office:value-type="float" office:value="9372" calcext:value-type="float">
            <text:p>9,372</text:p>
          </table:table-cell>
          <table:table-cell table:formula="of:=[Males.CM30]+[Females.CM30]" office:value-type="float" office:value="7578" calcext:value-type="float">
            <text:p>7,578</text:p>
          </table:table-cell>
          <table:table-cell table:formula="of:=[Males.CN30]+[Females.CN30]" office:value-type="float" office:value="28767" calcext:value-type="float">
            <text:p>28,767</text:p>
          </table:table-cell>
          <table:table-cell table:style-name="ce35" table:formula="of:=SUM([.B30:.CN30])" office:value-type="float" office:value="5170000" calcext:value-type="float">
            <text:p>5,170,000</text:p>
          </table:table-cell>
          <table:table-cell table:number-columns-repeated="931"/>
        </table:table-row>
        <table:table-row table:style-name="ro5">
          <table:table-cell table:formula="of:=[Males.A31]" office:value-type="float" office:value="2008" calcext:value-type="float">
            <text:p>2008</text:p>
          </table:table-cell>
          <table:table-cell table:formula="of:=[Males.B31]+[Females.B31]" office:value-type="float" office:value="59549" calcext:value-type="float">
            <text:p>59,549</text:p>
          </table:table-cell>
          <table:table-cell table:formula="of:=[Males.C31]+[Females.C31]" office:value-type="float" office:value="57262" calcext:value-type="float">
            <text:p>57,262</text:p>
          </table:table-cell>
          <table:table-cell table:formula="of:=[Males.D31]+[Females.D31]" office:value-type="float" office:value="55644" calcext:value-type="float">
            <text:p>55,644</text:p>
          </table:table-cell>
          <table:table-cell table:formula="of:=[Males.E31]+[Females.E31]" office:value-type="float" office:value="55251" calcext:value-type="float">
            <text:p>55,251</text:p>
          </table:table-cell>
          <table:table-cell table:formula="of:=[Males.F31]+[Females.F31]" office:value-type="float" office:value="54378" calcext:value-type="float">
            <text:p>54,378</text:p>
          </table:table-cell>
          <table:table-cell table:formula="of:=[Males.G31]+[Females.G31]" office:value-type="float" office:value="52681" calcext:value-type="float">
            <text:p>52,681</text:p>
          </table:table-cell>
          <table:table-cell table:formula="of:=[Males.H31]+[Females.H31]" office:value-type="float" office:value="52406" calcext:value-type="float">
            <text:p>52,406</text:p>
          </table:table-cell>
          <table:table-cell table:formula="of:=[Males.I31]+[Females.I31]" office:value-type="float" office:value="54117" calcext:value-type="float">
            <text:p>54,117</text:p>
          </table:table-cell>
          <table:table-cell table:formula="of:=[Males.J31]+[Females.J31]" office:value-type="float" office:value="55377" calcext:value-type="float">
            <text:p>55,377</text:p>
          </table:table-cell>
          <table:table-cell table:formula="of:=[Males.K31]+[Females.K31]" office:value-type="float" office:value="57637" calcext:value-type="float">
            <text:p>57,637</text:p>
          </table:table-cell>
          <table:table-cell table:formula="of:=[Males.L31]+[Females.L31]" office:value-type="float" office:value="58835" calcext:value-type="float">
            <text:p>58,835</text:p>
          </table:table-cell>
          <table:table-cell table:formula="of:=[Males.M31]+[Females.M31]" office:value-type="float" office:value="60807" calcext:value-type="float">
            <text:p>60,807</text:p>
          </table:table-cell>
          <table:table-cell table:formula="of:=[Males.N31]+[Females.N31]" office:value-type="float" office:value="60379" calcext:value-type="float">
            <text:p>60,379</text:p>
          </table:table-cell>
          <table:table-cell table:formula="of:=[Males.O31]+[Females.O31]" office:value-type="float" office:value="61049" calcext:value-type="float">
            <text:p>61,049</text:p>
          </table:table-cell>
          <table:table-cell table:formula="of:=[Males.P31]+[Females.P31]" office:value-type="float" office:value="62712" calcext:value-type="float">
            <text:p>62,712</text:p>
          </table:table-cell>
          <table:table-cell table:formula="of:=[Males.Q31]+[Females.Q31]" office:value-type="float" office:value="63559" calcext:value-type="float">
            <text:p>63,559</text:p>
          </table:table-cell>
          <table:table-cell table:formula="of:=[Males.R31]+[Females.R31]" office:value-type="float" office:value="65426" calcext:value-type="float">
            <text:p>65,426</text:p>
          </table:table-cell>
          <table:table-cell table:formula="of:=[Males.S31]+[Females.S31]" office:value-type="float" office:value="65209" calcext:value-type="float">
            <text:p>65,209</text:p>
          </table:table-cell>
          <table:table-cell table:formula="of:=[Males.T31]+[Females.T31]" office:value-type="float" office:value="65772" calcext:value-type="float">
            <text:p>65,772</text:p>
          </table:table-cell>
          <table:table-cell table:formula="of:=[Males.U31]+[Females.U31]" office:value-type="float" office:value="69157" calcext:value-type="float">
            <text:p>69,157</text:p>
          </table:table-cell>
          <table:table-cell table:formula="of:=[Males.V31]+[Females.V31]" office:value-type="float" office:value="71905" calcext:value-type="float">
            <text:p>71,905</text:p>
          </table:table-cell>
          <table:table-cell table:formula="of:=[Males.W31]+[Females.W31]" office:value-type="float" office:value="69138" calcext:value-type="float">
            <text:p>69,138</text:p>
          </table:table-cell>
          <table:table-cell table:formula="of:=[Males.X31]+[Females.X31]" office:value-type="float" office:value="69720" calcext:value-type="float">
            <text:p>69,720</text:p>
          </table:table-cell>
          <table:table-cell table:formula="of:=[Males.Y31]+[Females.Y31]" office:value-type="float" office:value="69285" calcext:value-type="float">
            <text:p>69,285</text:p>
          </table:table-cell>
          <table:table-cell table:formula="of:=[Males.Z31]+[Females.Z31]" office:value-type="float" office:value="66662" calcext:value-type="float">
            <text:p>66,662</text:p>
          </table:table-cell>
          <table:table-cell table:formula="of:=[Males.AA31]+[Females.AA31]" office:value-type="float" office:value="67667" calcext:value-type="float">
            <text:p>67,667</text:p>
          </table:table-cell>
          <table:table-cell table:formula="of:=[Males.AB31]+[Females.AB31]" office:value-type="float" office:value="68498" calcext:value-type="float">
            <text:p>68,498</text:p>
          </table:table-cell>
          <table:table-cell table:formula="of:=[Males.AC31]+[Females.AC31]" office:value-type="float" office:value="68771" calcext:value-type="float">
            <text:p>68,771</text:p>
          </table:table-cell>
          <table:table-cell table:formula="of:=[Males.AD31]+[Females.AD31]" office:value-type="float" office:value="67250" calcext:value-type="float">
            <text:p>67,250</text:p>
          </table:table-cell>
          <table:table-cell table:formula="of:=[Males.AE31]+[Females.AE31]" office:value-type="float" office:value="64313" calcext:value-type="float">
            <text:p>64,313</text:p>
          </table:table-cell>
          <table:table-cell table:formula="of:=[Males.AF31]+[Females.AF31]" office:value-type="float" office:value="59856" calcext:value-type="float">
            <text:p>59,856</text:p>
          </table:table-cell>
          <table:table-cell table:formula="of:=[Males.AG31]+[Females.AG31]" office:value-type="float" office:value="58383" calcext:value-type="float">
            <text:p>58,383</text:p>
          </table:table-cell>
          <table:table-cell table:formula="of:=[Males.AH31]+[Females.AH31]" office:value-type="float" office:value="61909" calcext:value-type="float">
            <text:p>61,909</text:p>
          </table:table-cell>
          <table:table-cell table:formula="of:=[Males.AI31]+[Females.AI31]" office:value-type="float" office:value="62536" calcext:value-type="float">
            <text:p>62,536</text:p>
          </table:table-cell>
          <table:table-cell table:formula="of:=[Males.AJ31]+[Females.AJ31]" office:value-type="float" office:value="63837" calcext:value-type="float">
            <text:p>63,837</text:p>
          </table:table-cell>
          <table:table-cell table:formula="of:=[Males.AK31]+[Females.AK31]" office:value-type="float" office:value="67986" calcext:value-type="float">
            <text:p>67,986</text:p>
          </table:table-cell>
          <table:table-cell table:formula="of:=[Males.AL31]+[Females.AL31]" office:value-type="float" office:value="72483" calcext:value-type="float">
            <text:p>72,483</text:p>
          </table:table-cell>
          <table:table-cell table:formula="of:=[Males.AM31]+[Females.AM31]" office:value-type="float" office:value="75837" calcext:value-type="float">
            <text:p>75,837</text:p>
          </table:table-cell>
          <table:table-cell table:formula="of:=[Males.AN31]+[Females.AN31]" office:value-type="float" office:value="75216" calcext:value-type="float">
            <text:p>75,216</text:p>
          </table:table-cell>
          <table:table-cell table:formula="of:=[Males.AO31]+[Females.AO31]" office:value-type="float" office:value="78352" calcext:value-type="float">
            <text:p>78,352</text:p>
          </table:table-cell>
          <table:table-cell table:formula="of:=[Males.AP31]+[Females.AP31]" office:value-type="float" office:value="80043" calcext:value-type="float">
            <text:p>80,043</text:p>
          </table:table-cell>
          <table:table-cell table:formula="of:=[Males.AQ31]+[Females.AQ31]" office:value-type="float" office:value="81115" calcext:value-type="float">
            <text:p>81,115</text:p>
          </table:table-cell>
          <table:table-cell table:formula="of:=[Males.AR31]+[Females.AR31]" office:value-type="float" office:value="80588" calcext:value-type="float">
            <text:p>80,588</text:p>
          </table:table-cell>
          <table:table-cell table:formula="of:=[Males.AS31]+[Females.AS31]" office:value-type="float" office:value="83320" calcext:value-type="float">
            <text:p>83,320</text:p>
          </table:table-cell>
          <table:table-cell table:formula="of:=[Males.AT31]+[Females.AT31]" office:value-type="float" office:value="82702" calcext:value-type="float">
            <text:p>82,702</text:p>
          </table:table-cell>
          <table:table-cell table:formula="of:=[Males.AU31]+[Females.AU31]" office:value-type="float" office:value="82429" calcext:value-type="float">
            <text:p>82,429</text:p>
          </table:table-cell>
          <table:table-cell table:formula="of:=[Males.AV31]+[Females.AV31]" office:value-type="float" office:value="80783" calcext:value-type="float">
            <text:p>80,783</text:p>
          </table:table-cell>
          <table:table-cell table:formula="of:=[Males.AW31]+[Females.AW31]" office:value-type="float" office:value="79079" calcext:value-type="float">
            <text:p>79,079</text:p>
          </table:table-cell>
          <table:table-cell table:formula="of:=[Males.AX31]+[Females.AX31]" office:value-type="float" office:value="76659" calcext:value-type="float">
            <text:p>76,659</text:p>
          </table:table-cell>
          <table:table-cell table:formula="of:=[Males.AY31]+[Females.AY31]" office:value-type="float" office:value="76245" calcext:value-type="float">
            <text:p>76,245</text:p>
          </table:table-cell>
          <table:table-cell table:formula="of:=[Males.AZ31]+[Females.AZ31]" office:value-type="float" office:value="74344" calcext:value-type="float">
            <text:p>74,344</text:p>
          </table:table-cell>
          <table:table-cell table:formula="of:=[Males.BA31]+[Females.BA31]" office:value-type="float" office:value="72632" calcext:value-type="float">
            <text:p>72,632</text:p>
          </table:table-cell>
          <table:table-cell table:formula="of:=[Males.BB31]+[Females.BB31]" office:value-type="float" office:value="70699" calcext:value-type="float">
            <text:p>70,699</text:p>
          </table:table-cell>
          <table:table-cell table:formula="of:=[Males.BC31]+[Females.BC31]" office:value-type="float" office:value="67859" calcext:value-type="float">
            <text:p>67,859</text:p>
          </table:table-cell>
          <table:table-cell table:formula="of:=[Males.BD31]+[Females.BD31]" office:value-type="float" office:value="67192" calcext:value-type="float">
            <text:p>67,192</text:p>
          </table:table-cell>
          <table:table-cell table:formula="of:=[Males.BE31]+[Females.BE31]" office:value-type="float" office:value="65977" calcext:value-type="float">
            <text:p>65,977</text:p>
          </table:table-cell>
          <table:table-cell table:formula="of:=[Males.BF31]+[Females.BF31]" office:value-type="float" office:value="63808" calcext:value-type="float">
            <text:p>63,808</text:p>
          </table:table-cell>
          <table:table-cell table:formula="of:=[Males.BG31]+[Females.BG31]" office:value-type="float" office:value="65037" calcext:value-type="float">
            <text:p>65,037</text:p>
          </table:table-cell>
          <table:table-cell table:formula="of:=[Males.BH31]+[Females.BH31]" office:value-type="float" office:value="65350" calcext:value-type="float">
            <text:p>65,350</text:p>
          </table:table-cell>
          <table:table-cell table:formula="of:=[Males.BI31]+[Females.BI31]" office:value-type="float" office:value="67508" calcext:value-type="float">
            <text:p>67,508</text:p>
          </table:table-cell>
          <table:table-cell table:formula="of:=[Males.BJ31]+[Females.BJ31]" office:value-type="float" office:value="69720" calcext:value-type="float">
            <text:p>69,720</text:p>
          </table:table-cell>
          <table:table-cell table:formula="of:=[Males.BK31]+[Females.BK31]" office:value-type="float" office:value="75721" calcext:value-type="float">
            <text:p>75,721</text:p>
          </table:table-cell>
          <table:table-cell table:formula="of:=[Males.BL31]+[Females.BL31]" office:value-type="float" office:value="57978" calcext:value-type="float">
            <text:p>57,978</text:p>
          </table:table-cell>
          <table:table-cell table:formula="of:=[Males.BM31]+[Females.BM31]" office:value-type="float" office:value="55177" calcext:value-type="float">
            <text:p>55,177</text:p>
          </table:table-cell>
          <table:table-cell table:formula="of:=[Males.BN31]+[Females.BN31]" office:value-type="float" office:value="56378" calcext:value-type="float">
            <text:p>56,378</text:p>
          </table:table-cell>
          <table:table-cell table:formula="of:=[Males.BO31]+[Females.BO31]" office:value-type="float" office:value="54788" calcext:value-type="float">
            <text:p>54,788</text:p>
          </table:table-cell>
          <table:table-cell table:formula="of:=[Males.BP31]+[Females.BP31]" office:value-type="float" office:value="50680" calcext:value-type="float">
            <text:p>50,680</text:p>
          </table:table-cell>
          <table:table-cell table:formula="of:=[Males.BQ31]+[Females.BQ31]" office:value-type="float" office:value="47382" calcext:value-type="float">
            <text:p>47,382</text:p>
          </table:table-cell>
          <table:table-cell table:formula="of:=[Males.BR31]+[Females.BR31]" office:value-type="float" office:value="48688" calcext:value-type="float">
            <text:p>48,688</text:p>
          </table:table-cell>
          <table:table-cell table:formula="of:=[Males.BS31]+[Females.BS31]" office:value-type="float" office:value="47865" calcext:value-type="float">
            <text:p>47,865</text:p>
          </table:table-cell>
          <table:table-cell table:formula="of:=[Males.BT31]+[Females.BT31]" office:value-type="float" office:value="46780" calcext:value-type="float">
            <text:p>46,780</text:p>
          </table:table-cell>
          <table:table-cell table:formula="of:=[Males.BU31]+[Females.BU31]" office:value-type="float" office:value="44946" calcext:value-type="float">
            <text:p>44,946</text:p>
          </table:table-cell>
          <table:table-cell table:formula="of:=[Males.BV31]+[Females.BV31]" office:value-type="float" office:value="43626" calcext:value-type="float">
            <text:p>43,626</text:p>
          </table:table-cell>
          <table:table-cell table:formula="of:=[Males.BW31]+[Females.BW31]" office:value-type="float" office:value="42010" calcext:value-type="float">
            <text:p>42,010</text:p>
          </table:table-cell>
          <table:table-cell table:formula="of:=[Males.BX31]+[Females.BX31]" office:value-type="float" office:value="39534" calcext:value-type="float">
            <text:p>39,534</text:p>
          </table:table-cell>
          <table:table-cell table:formula="of:=[Males.BY31]+[Females.BY31]" office:value-type="float" office:value="37643" calcext:value-type="float">
            <text:p>37,643</text:p>
          </table:table-cell>
          <table:table-cell table:formula="of:=[Males.BZ31]+[Females.BZ31]" office:value-type="float" office:value="37234" calcext:value-type="float">
            <text:p>37,234</text:p>
          </table:table-cell>
          <table:table-cell table:formula="of:=[Males.CA31]+[Females.CA31]" office:value-type="float" office:value="35204" calcext:value-type="float">
            <text:p>35,204</text:p>
          </table:table-cell>
          <table:table-cell table:formula="of:=[Males.CB31]+[Females.CB31]" office:value-type="float" office:value="32814" calcext:value-type="float">
            <text:p>32,814</text:p>
          </table:table-cell>
          <table:table-cell table:formula="of:=[Males.CC31]+[Females.CC31]" office:value-type="float" office:value="30652" calcext:value-type="float">
            <text:p>30,652</text:p>
          </table:table-cell>
          <table:table-cell table:formula="of:=[Males.CD31]+[Females.CD31]" office:value-type="float" office:value="27511" calcext:value-type="float">
            <text:p>27,511</text:p>
          </table:table-cell>
          <table:table-cell table:formula="of:=[Males.CE31]+[Females.CE31]" office:value-type="float" office:value="25814" calcext:value-type="float">
            <text:p>25,814</text:p>
          </table:table-cell>
          <table:table-cell table:formula="of:=[Males.CF31]+[Females.CF31]" office:value-type="float" office:value="24440" calcext:value-type="float">
            <text:p>24,440</text:p>
          </table:table-cell>
          <table:table-cell table:formula="of:=[Males.CG31]+[Females.CG31]" office:value-type="float" office:value="21635" calcext:value-type="float">
            <text:p>21,635</text:p>
          </table:table-cell>
          <table:table-cell table:formula="of:=[Males.CH31]+[Females.CH31]" office:value-type="float" office:value="19816" calcext:value-type="float">
            <text:p>19,816</text:p>
          </table:table-cell>
          <table:table-cell table:formula="of:=[Males.CI31]+[Females.CI31]" office:value-type="float" office:value="17090" calcext:value-type="float">
            <text:p>17,090</text:p>
          </table:table-cell>
          <table:table-cell table:formula="of:=[Males.CJ31]+[Females.CJ31]" office:value-type="float" office:value="16000" calcext:value-type="float">
            <text:p>16,000</text:p>
          </table:table-cell>
          <table:table-cell table:formula="of:=[Males.CK31]+[Females.CK31]" office:value-type="float" office:value="15270" calcext:value-type="float">
            <text:p>15,270</text:p>
          </table:table-cell>
          <table:table-cell table:formula="of:=[Males.CL31]+[Females.CL31]" office:value-type="float" office:value="13795" calcext:value-type="float">
            <text:p>13,795</text:p>
          </table:table-cell>
          <table:table-cell table:formula="of:=[Males.CM31]+[Females.CM31]" office:value-type="float" office:value="8054" calcext:value-type="float">
            <text:p>8,054</text:p>
          </table:table-cell>
          <table:table-cell table:formula="of:=[Males.CN31]+[Females.CN31]" office:value-type="float" office:value="28475" calcext:value-type="float">
            <text:p>28,475</text:p>
          </table:table-cell>
          <table:table-cell table:style-name="ce35" table:formula="of:=SUM([.B31:.CN31])" office:value-type="float" office:value="5202900" calcext:value-type="float">
            <text:p>5,202,900</text:p>
          </table:table-cell>
          <table:table-cell table:number-columns-repeated="931"/>
        </table:table-row>
        <table:table-row table:style-name="ro5">
          <table:table-cell table:formula="of:=[Males.A32]" office:value-type="float" office:value="2009" calcext:value-type="float">
            <text:p>2009</text:p>
          </table:table-cell>
          <table:table-cell table:formula="of:=[Males.B32]+[Females.B32]" office:value-type="float" office:value="59655" calcext:value-type="float">
            <text:p>59,655</text:p>
          </table:table-cell>
          <table:table-cell table:formula="of:=[Males.C32]+[Females.C32]" office:value-type="float" office:value="59544" calcext:value-type="float">
            <text:p>59,544</text:p>
          </table:table-cell>
          <table:table-cell table:formula="of:=[Males.D32]+[Females.D32]" office:value-type="float" office:value="57217" calcext:value-type="float">
            <text:p>57,217</text:p>
          </table:table-cell>
          <table:table-cell table:formula="of:=[Males.E32]+[Females.E32]" office:value-type="float" office:value="55716" calcext:value-type="float">
            <text:p>55,716</text:p>
          </table:table-cell>
          <table:table-cell table:formula="of:=[Males.F32]+[Females.F32]" office:value-type="float" office:value="55388" calcext:value-type="float">
            <text:p>55,388</text:p>
          </table:table-cell>
          <table:table-cell table:formula="of:=[Males.G32]+[Females.G32]" office:value-type="float" office:value="54398" calcext:value-type="float">
            <text:p>54,398</text:p>
          </table:table-cell>
          <table:table-cell table:formula="of:=[Males.H32]+[Females.H32]" office:value-type="float" office:value="52714" calcext:value-type="float">
            <text:p>52,714</text:p>
          </table:table-cell>
          <table:table-cell table:formula="of:=[Males.I32]+[Females.I32]" office:value-type="float" office:value="52490" calcext:value-type="float">
            <text:p>52,490</text:p>
          </table:table-cell>
          <table:table-cell table:formula="of:=[Males.J32]+[Females.J32]" office:value-type="float" office:value="54314" calcext:value-type="float">
            <text:p>54,314</text:p>
          </table:table-cell>
          <table:table-cell table:formula="of:=[Males.K32]+[Females.K32]" office:value-type="float" office:value="55667" calcext:value-type="float">
            <text:p>55,667</text:p>
          </table:table-cell>
          <table:table-cell table:formula="of:=[Males.L32]+[Females.L32]" office:value-type="float" office:value="57898" calcext:value-type="float">
            <text:p>57,898</text:p>
          </table:table-cell>
          <table:table-cell table:formula="of:=[Males.M32]+[Females.M32]" office:value-type="float" office:value="59150" calcext:value-type="float">
            <text:p>59,150</text:p>
          </table:table-cell>
          <table:table-cell table:formula="of:=[Males.N32]+[Females.N32]" office:value-type="float" office:value="61043" calcext:value-type="float">
            <text:p>61,043</text:p>
          </table:table-cell>
          <table:table-cell table:formula="of:=[Males.O32]+[Females.O32]" office:value-type="float" office:value="60752" calcext:value-type="float">
            <text:p>60,752</text:p>
          </table:table-cell>
          <table:table-cell table:formula="of:=[Males.P32]+[Females.P32]" office:value-type="float" office:value="61303" calcext:value-type="float">
            <text:p>61,303</text:p>
          </table:table-cell>
          <table:table-cell table:formula="of:=[Males.Q32]+[Females.Q32]" office:value-type="float" office:value="62996" calcext:value-type="float">
            <text:p>62,996</text:p>
          </table:table-cell>
          <table:table-cell table:formula="of:=[Males.R32]+[Females.R32]" office:value-type="float" office:value="64083" calcext:value-type="float">
            <text:p>64,083</text:p>
          </table:table-cell>
          <table:table-cell table:formula="of:=[Males.S32]+[Females.S32]" office:value-type="float" office:value="68434" calcext:value-type="float">
            <text:p>68,434</text:p>
          </table:table-cell>
          <table:table-cell table:formula="of:=[Males.T32]+[Females.T32]" office:value-type="float" office:value="69015" calcext:value-type="float">
            <text:p>69,015</text:p>
          </table:table-cell>
          <table:table-cell table:formula="of:=[Males.U32]+[Females.U32]" office:value-type="float" office:value="67821" calcext:value-type="float">
            <text:p>67,821</text:p>
          </table:table-cell>
          <table:table-cell table:formula="of:=[Males.V32]+[Females.V32]" office:value-type="float" office:value="68476" calcext:value-type="float">
            <text:p>68,476</text:p>
          </table:table-cell>
          <table:table-cell table:formula="of:=[Males.W32]+[Females.W32]" office:value-type="float" office:value="70925" calcext:value-type="float">
            <text:p>70,925</text:p>
          </table:table-cell>
          <table:table-cell table:formula="of:=[Males.X32]+[Females.X32]" office:value-type="float" office:value="70055" calcext:value-type="float">
            <text:p>70,055</text:p>
          </table:table-cell>
          <table:table-cell table:formula="of:=[Males.Y32]+[Females.Y32]" office:value-type="float" office:value="70048" calcext:value-type="float">
            <text:p>70,048</text:p>
          </table:table-cell>
          <table:table-cell table:formula="of:=[Males.Z32]+[Females.Z32]" office:value-type="float" office:value="69251" calcext:value-type="float">
            <text:p>69,251</text:p>
          </table:table-cell>
          <table:table-cell table:formula="of:=[Males.AA32]+[Females.AA32]" office:value-type="float" office:value="66911" calcext:value-type="float">
            <text:p>66,911</text:p>
          </table:table-cell>
          <table:table-cell table:formula="of:=[Males.AB32]+[Females.AB32]" office:value-type="float" office:value="67919" calcext:value-type="float">
            <text:p>67,919</text:p>
          </table:table-cell>
          <table:table-cell table:formula="of:=[Males.AC32]+[Females.AC32]" office:value-type="float" office:value="68793" calcext:value-type="float">
            <text:p>68,793</text:p>
          </table:table-cell>
          <table:table-cell table:formula="of:=[Males.AD32]+[Females.AD32]" office:value-type="float" office:value="69012" calcext:value-type="float">
            <text:p>69,012</text:p>
          </table:table-cell>
          <table:table-cell table:formula="of:=[Males.AE32]+[Females.AE32]" office:value-type="float" office:value="67410" calcext:value-type="float">
            <text:p>67,410</text:p>
          </table:table-cell>
          <table:table-cell table:formula="of:=[Males.AF32]+[Females.AF32]" office:value-type="float" office:value="64923" calcext:value-type="float">
            <text:p>64,923</text:p>
          </table:table-cell>
          <table:table-cell table:formula="of:=[Males.AG32]+[Females.AG32]" office:value-type="float" office:value="60323" calcext:value-type="float">
            <text:p>60,323</text:p>
          </table:table-cell>
          <table:table-cell table:formula="of:=[Males.AH32]+[Females.AH32]" office:value-type="float" office:value="58736" calcext:value-type="float">
            <text:p>58,736</text:p>
          </table:table-cell>
          <table:table-cell table:formula="of:=[Males.AI32]+[Females.AI32]" office:value-type="float" office:value="62371" calcext:value-type="float">
            <text:p>62,371</text:p>
          </table:table-cell>
          <table:table-cell table:formula="of:=[Males.AJ32]+[Females.AJ32]" office:value-type="float" office:value="63101" calcext:value-type="float">
            <text:p>63,101</text:p>
          </table:table-cell>
          <table:table-cell table:formula="of:=[Males.AK32]+[Females.AK32]" office:value-type="float" office:value="64326" calcext:value-type="float">
            <text:p>64,326</text:p>
          </table:table-cell>
          <table:table-cell table:formula="of:=[Males.AL32]+[Females.AL32]" office:value-type="float" office:value="68416" calcext:value-type="float">
            <text:p>68,416</text:p>
          </table:table-cell>
          <table:table-cell table:formula="of:=[Males.AM32]+[Females.AM32]" office:value-type="float" office:value="72911" calcext:value-type="float">
            <text:p>72,911</text:p>
          </table:table-cell>
          <table:table-cell table:formula="of:=[Males.AN32]+[Females.AN32]" office:value-type="float" office:value="76222" calcext:value-type="float">
            <text:p>76,222</text:p>
          </table:table-cell>
          <table:table-cell table:formula="of:=[Males.AO32]+[Females.AO32]" office:value-type="float" office:value="75608" calcext:value-type="float">
            <text:p>75,608</text:p>
          </table:table-cell>
          <table:table-cell table:formula="of:=[Males.AP32]+[Females.AP32]" office:value-type="float" office:value="78529" calcext:value-type="float">
            <text:p>78,529</text:p>
          </table:table-cell>
          <table:table-cell table:formula="of:=[Males.AQ32]+[Females.AQ32]" office:value-type="float" office:value="80214" calcext:value-type="float">
            <text:p>80,214</text:p>
          </table:table-cell>
          <table:table-cell table:formula="of:=[Males.AR32]+[Females.AR32]" office:value-type="float" office:value="81121" calcext:value-type="float">
            <text:p>81,121</text:p>
          </table:table-cell>
          <table:table-cell table:formula="of:=[Males.AS32]+[Females.AS32]" office:value-type="float" office:value="80682" calcext:value-type="float">
            <text:p>80,682</text:p>
          </table:table-cell>
          <table:table-cell table:formula="of:=[Males.AT32]+[Females.AT32]" office:value-type="float" office:value="83433" calcext:value-type="float">
            <text:p>83,433</text:p>
          </table:table-cell>
          <table:table-cell table:formula="of:=[Males.AU32]+[Females.AU32]" office:value-type="float" office:value="82753" calcext:value-type="float">
            <text:p>82,753</text:p>
          </table:table-cell>
          <table:table-cell table:formula="of:=[Males.AV32]+[Females.AV32]" office:value-type="float" office:value="82468" calcext:value-type="float">
            <text:p>82,468</text:p>
          </table:table-cell>
          <table:table-cell table:formula="of:=[Males.AW32]+[Females.AW32]" office:value-type="float" office:value="80834" calcext:value-type="float">
            <text:p>80,834</text:p>
          </table:table-cell>
          <table:table-cell table:formula="of:=[Males.AX32]+[Females.AX32]" office:value-type="float" office:value="79004" calcext:value-type="float">
            <text:p>79,004</text:p>
          </table:table-cell>
          <table:table-cell table:formula="of:=[Males.AY32]+[Females.AY32]" office:value-type="float" office:value="76516" calcext:value-type="float">
            <text:p>76,516</text:p>
          </table:table-cell>
          <table:table-cell table:formula="of:=[Males.AZ32]+[Females.AZ32]" office:value-type="float" office:value="76155" calcext:value-type="float">
            <text:p>76,155</text:p>
          </table:table-cell>
          <table:table-cell table:formula="of:=[Males.BA32]+[Females.BA32]" office:value-type="float" office:value="74256" calcext:value-type="float">
            <text:p>74,256</text:p>
          </table:table-cell>
          <table:table-cell table:formula="of:=[Males.BB32]+[Females.BB32]" office:value-type="float" office:value="72497" calcext:value-type="float">
            <text:p>72,497</text:p>
          </table:table-cell>
          <table:table-cell table:formula="of:=[Males.BC32]+[Females.BC32]" office:value-type="float" office:value="70535" calcext:value-type="float">
            <text:p>70,535</text:p>
          </table:table-cell>
          <table:table-cell table:formula="of:=[Males.BD32]+[Females.BD32]" office:value-type="float" office:value="67664" calcext:value-type="float">
            <text:p>67,664</text:p>
          </table:table-cell>
          <table:table-cell table:formula="of:=[Males.BE32]+[Females.BE32]" office:value-type="float" office:value="66970" calcext:value-type="float">
            <text:p>66,970</text:p>
          </table:table-cell>
          <table:table-cell table:formula="of:=[Males.BF32]+[Females.BF32]" office:value-type="float" office:value="65786" calcext:value-type="float">
            <text:p>65,786</text:p>
          </table:table-cell>
          <table:table-cell table:formula="of:=[Males.BG32]+[Females.BG32]" office:value-type="float" office:value="63596" calcext:value-type="float">
            <text:p>63,596</text:p>
          </table:table-cell>
          <table:table-cell table:formula="of:=[Males.BH32]+[Females.BH32]" office:value-type="float" office:value="64655" calcext:value-type="float">
            <text:p>64,655</text:p>
          </table:table-cell>
          <table:table-cell table:formula="of:=[Males.BI32]+[Females.BI32]" office:value-type="float" office:value="65033" calcext:value-type="float">
            <text:p>65,033</text:p>
          </table:table-cell>
          <table:table-cell table:formula="of:=[Males.BJ32]+[Females.BJ32]" office:value-type="float" office:value="67069" calcext:value-type="float">
            <text:p>67,069</text:p>
          </table:table-cell>
          <table:table-cell table:formula="of:=[Males.BK32]+[Females.BK32]" office:value-type="float" office:value="69158" calcext:value-type="float">
            <text:p>69,158</text:p>
          </table:table-cell>
          <table:table-cell table:formula="of:=[Males.BL32]+[Females.BL32]" office:value-type="float" office:value="75138" calcext:value-type="float">
            <text:p>75,138</text:p>
          </table:table-cell>
          <table:table-cell table:formula="of:=[Males.BM32]+[Females.BM32]" office:value-type="float" office:value="57389" calcext:value-type="float">
            <text:p>57,389</text:p>
          </table:table-cell>
          <table:table-cell table:formula="of:=[Males.BN32]+[Females.BN32]" office:value-type="float" office:value="54553" calcext:value-type="float">
            <text:p>54,553</text:p>
          </table:table-cell>
          <table:table-cell table:formula="of:=[Males.BO32]+[Females.BO32]" office:value-type="float" office:value="55723" calcext:value-type="float">
            <text:p>55,723</text:p>
          </table:table-cell>
          <table:table-cell table:formula="of:=[Males.BP32]+[Females.BP32]" office:value-type="float" office:value="54023" calcext:value-type="float">
            <text:p>54,023</text:p>
          </table:table-cell>
          <table:table-cell table:formula="of:=[Males.BQ32]+[Females.BQ32]" office:value-type="float" office:value="49924" calcext:value-type="float">
            <text:p>49,924</text:p>
          </table:table-cell>
          <table:table-cell table:formula="of:=[Males.BR32]+[Females.BR32]" office:value-type="float" office:value="46607" calcext:value-type="float">
            <text:p>46,607</text:p>
          </table:table-cell>
          <table:table-cell table:formula="of:=[Males.BS32]+[Females.BS32]" office:value-type="float" office:value="47727" calcext:value-type="float">
            <text:p>47,727</text:p>
          </table:table-cell>
          <table:table-cell table:formula="of:=[Males.BT32]+[Females.BT32]" office:value-type="float" office:value="46840" calcext:value-type="float">
            <text:p>46,840</text:p>
          </table:table-cell>
          <table:table-cell table:formula="of:=[Males.BU32]+[Females.BU32]" office:value-type="float" office:value="45818" calcext:value-type="float">
            <text:p>45,818</text:p>
          </table:table-cell>
          <table:table-cell table:formula="of:=[Males.BV32]+[Females.BV32]" office:value-type="float" office:value="43804" calcext:value-type="float">
            <text:p>43,804</text:p>
          </table:table-cell>
          <table:table-cell table:formula="of:=[Males.BW32]+[Females.BW32]" office:value-type="float" office:value="42453" calcext:value-type="float">
            <text:p>42,453</text:p>
          </table:table-cell>
          <table:table-cell table:formula="of:=[Males.BX32]+[Females.BX32]" office:value-type="float" office:value="40745" calcext:value-type="float">
            <text:p>40,745</text:p>
          </table:table-cell>
          <table:table-cell table:formula="of:=[Males.BY32]+[Females.BY32]" office:value-type="float" office:value="38203" calcext:value-type="float">
            <text:p>38,203</text:p>
          </table:table-cell>
          <table:table-cell table:formula="of:=[Males.BZ32]+[Females.BZ32]" office:value-type="float" office:value="36198" calcext:value-type="float">
            <text:p>36,198</text:p>
          </table:table-cell>
          <table:table-cell table:formula="of:=[Males.CA32]+[Females.CA32]" office:value-type="float" office:value="35697" calcext:value-type="float">
            <text:p>35,697</text:p>
          </table:table-cell>
          <table:table-cell table:formula="of:=[Males.CB32]+[Females.CB32]" office:value-type="float" office:value="33597" calcext:value-type="float">
            <text:p>33,597</text:p>
          </table:table-cell>
          <table:table-cell table:formula="of:=[Males.CC32]+[Females.CC32]" office:value-type="float" office:value="31083" calcext:value-type="float">
            <text:p>31,083</text:p>
          </table:table-cell>
          <table:table-cell table:formula="of:=[Males.CD32]+[Females.CD32]" office:value-type="float" office:value="28859" calcext:value-type="float">
            <text:p>28,859</text:p>
          </table:table-cell>
          <table:table-cell table:formula="of:=[Males.CE32]+[Females.CE32]" office:value-type="float" office:value="25702" calcext:value-type="float">
            <text:p>25,702</text:p>
          </table:table-cell>
          <table:table-cell table:formula="of:=[Males.CF32]+[Females.CF32]" office:value-type="float" office:value="24027" calcext:value-type="float">
            <text:p>24,027</text:p>
          </table:table-cell>
          <table:table-cell table:formula="of:=[Males.CG32]+[Females.CG32]" office:value-type="float" office:value="22503" calcext:value-type="float">
            <text:p>22,503</text:p>
          </table:table-cell>
          <table:table-cell table:formula="of:=[Males.CH32]+[Females.CH32]" office:value-type="float" office:value="19744" calcext:value-type="float">
            <text:p>19,744</text:p>
          </table:table-cell>
          <table:table-cell table:formula="of:=[Males.CI32]+[Females.CI32]" office:value-type="float" office:value="17916" calcext:value-type="float">
            <text:p>17,916</text:p>
          </table:table-cell>
          <table:table-cell table:formula="of:=[Males.CJ32]+[Females.CJ32]" office:value-type="float" office:value="15306" calcext:value-type="float">
            <text:p>15,306</text:p>
          </table:table-cell>
          <table:table-cell table:formula="of:=[Males.CK32]+[Females.CK32]" office:value-type="float" office:value="14121" calcext:value-type="float">
            <text:p>14,121</text:p>
          </table:table-cell>
          <table:table-cell table:formula="of:=[Males.CL32]+[Females.CL32]" office:value-type="float" office:value="13390" calcext:value-type="float">
            <text:p>13,390</text:p>
          </table:table-cell>
          <table:table-cell table:formula="of:=[Males.CM32]+[Females.CM32]" office:value-type="float" office:value="11876" calcext:value-type="float">
            <text:p>11,876</text:p>
          </table:table-cell>
          <table:table-cell table:formula="of:=[Males.CN32]+[Females.CN32]" office:value-type="float" office:value="28671" calcext:value-type="float">
            <text:p>28,671</text:p>
          </table:table-cell>
          <table:table-cell table:style-name="ce35" table:formula="of:=SUM([.B32:.CN32])" office:value-type="float" office:value="5231900" calcext:value-type="float">
            <text:p>5,231,900</text:p>
          </table:table-cell>
          <table:table-cell table:number-columns-repeated="931"/>
        </table:table-row>
        <table:table-row table:style-name="ro5">
          <table:table-cell table:formula="of:=[Males.A33]" office:value-type="float" office:value="2010" calcext:value-type="float">
            <text:p>2010</text:p>
          </table:table-cell>
          <table:table-cell table:formula="of:=[Males.B33]+[Females.B33]" office:value-type="float" office:value="59335" calcext:value-type="float">
            <text:p>59,335</text:p>
          </table:table-cell>
          <table:table-cell table:formula="of:=[Males.C33]+[Females.C33]" office:value-type="float" office:value="59474" calcext:value-type="float">
            <text:p>59,474</text:p>
          </table:table-cell>
          <table:table-cell table:formula="of:=[Males.D33]+[Females.D33]" office:value-type="float" office:value="59344" calcext:value-type="float">
            <text:p>59,344</text:p>
          </table:table-cell>
          <table:table-cell table:formula="of:=[Males.E33]+[Females.E33]" office:value-type="float" office:value="57046" calcext:value-type="float">
            <text:p>57,046</text:p>
          </table:table-cell>
          <table:table-cell table:formula="of:=[Males.F33]+[Females.F33]" office:value-type="float" office:value="55700" calcext:value-type="float">
            <text:p>55,700</text:p>
          </table:table-cell>
          <table:table-cell table:formula="of:=[Males.G33]+[Females.G33]" office:value-type="float" office:value="55429" calcext:value-type="float">
            <text:p>55,429</text:p>
          </table:table-cell>
          <table:table-cell table:formula="of:=[Males.H33]+[Females.H33]" office:value-type="float" office:value="54400" calcext:value-type="float">
            <text:p>54,400</text:p>
          </table:table-cell>
          <table:table-cell table:formula="of:=[Males.I33]+[Females.I33]" office:value-type="float" office:value="52713" calcext:value-type="float">
            <text:p>52,713</text:p>
          </table:table-cell>
          <table:table-cell table:formula="of:=[Males.J33]+[Females.J33]" office:value-type="float" office:value="52561" calcext:value-type="float">
            <text:p>52,561</text:p>
          </table:table-cell>
          <table:table-cell table:formula="of:=[Males.K33]+[Females.K33]" office:value-type="float" office:value="54494" calcext:value-type="float">
            <text:p>54,494</text:p>
          </table:table-cell>
          <table:table-cell table:formula="of:=[Males.L33]+[Females.L33]" office:value-type="float" office:value="55911" calcext:value-type="float">
            <text:p>55,911</text:p>
          </table:table-cell>
          <table:table-cell table:formula="of:=[Males.M33]+[Females.M33]" office:value-type="float" office:value="58135" calcext:value-type="float">
            <text:p>58,135</text:p>
          </table:table-cell>
          <table:table-cell table:formula="of:=[Males.N33]+[Females.N33]" office:value-type="float" office:value="59303" calcext:value-type="float">
            <text:p>59,303</text:p>
          </table:table-cell>
          <table:table-cell table:formula="of:=[Males.O33]+[Females.O33]" office:value-type="float" office:value="61321" calcext:value-type="float">
            <text:p>61,321</text:p>
          </table:table-cell>
          <table:table-cell table:formula="of:=[Males.P33]+[Females.P33]" office:value-type="float" office:value="61031" calcext:value-type="float">
            <text:p>61,031</text:p>
          </table:table-cell>
          <table:table-cell table:formula="of:=[Males.Q33]+[Females.Q33]" office:value-type="float" office:value="61601" calcext:value-type="float">
            <text:p>61,601</text:p>
          </table:table-cell>
          <table:table-cell table:formula="of:=[Males.R33]+[Females.R33]" office:value-type="float" office:value="63274" calcext:value-type="float">
            <text:p>63,274</text:p>
          </table:table-cell>
          <table:table-cell table:formula="of:=[Males.S33]+[Females.S33]" office:value-type="float" office:value="64418" calcext:value-type="float">
            <text:p>64,418</text:p>
          </table:table-cell>
          <table:table-cell table:formula="of:=[Males.T33]+[Females.T33]" office:value-type="float" office:value="70007" calcext:value-type="float">
            <text:p>70,007</text:p>
          </table:table-cell>
          <table:table-cell table:formula="of:=[Males.U33]+[Females.U33]" office:value-type="float" office:value="72530" calcext:value-type="float">
            <text:p>72,530</text:p>
          </table:table-cell>
          <table:table-cell table:formula="of:=[Males.V33]+[Females.V33]" office:value-type="float" office:value="70360" calcext:value-type="float">
            <text:p>70,360</text:p>
          </table:table-cell>
          <table:table-cell table:formula="of:=[Males.W33]+[Females.W33]" office:value-type="float" office:value="70370" calcext:value-type="float">
            <text:p>70,370</text:p>
          </table:table-cell>
          <table:table-cell table:formula="of:=[Males.X33]+[Females.X33]" office:value-type="float" office:value="72373" calcext:value-type="float">
            <text:p>72,373</text:p>
          </table:table-cell>
          <table:table-cell table:formula="of:=[Males.Y33]+[Females.Y33]" office:value-type="float" office:value="70572" calcext:value-type="float">
            <text:p>70,572</text:p>
          </table:table-cell>
          <table:table-cell table:formula="of:=[Males.Z33]+[Females.Z33]" office:value-type="float" office:value="70041" calcext:value-type="float">
            <text:p>70,041</text:p>
          </table:table-cell>
          <table:table-cell table:formula="of:=[Males.AA33]+[Females.AA33]" office:value-type="float" office:value="69505" calcext:value-type="float">
            <text:p>69,505</text:p>
          </table:table-cell>
          <table:table-cell table:formula="of:=[Males.AB33]+[Females.AB33]" office:value-type="float" office:value="67040" calcext:value-type="float">
            <text:p>67,040</text:p>
          </table:table-cell>
          <table:table-cell table:formula="of:=[Males.AC33]+[Females.AC33]" office:value-type="float" office:value="68277" calcext:value-type="float">
            <text:p>68,277</text:p>
          </table:table-cell>
          <table:table-cell table:formula="of:=[Males.AD33]+[Females.AD33]" office:value-type="float" office:value="69056" calcext:value-type="float">
            <text:p>69,056</text:p>
          </table:table-cell>
          <table:table-cell table:formula="of:=[Males.AE33]+[Females.AE33]" office:value-type="float" office:value="69015" calcext:value-type="float">
            <text:p>69,015</text:p>
          </table:table-cell>
          <table:table-cell table:formula="of:=[Males.AF33]+[Females.AF33]" office:value-type="float" office:value="67533" calcext:value-type="float">
            <text:p>67,533</text:p>
          </table:table-cell>
          <table:table-cell table:formula="of:=[Males.AG33]+[Females.AG33]" office:value-type="float" office:value="65249" calcext:value-type="float">
            <text:p>65,249</text:p>
          </table:table-cell>
          <table:table-cell table:formula="of:=[Males.AH33]+[Females.AH33]" office:value-type="float" office:value="60601" calcext:value-type="float">
            <text:p>60,601</text:p>
          </table:table-cell>
          <table:table-cell table:formula="of:=[Males.AI33]+[Females.AI33]" office:value-type="float" office:value="59247" calcext:value-type="float">
            <text:p>59,247</text:p>
          </table:table-cell>
          <table:table-cell table:formula="of:=[Males.AJ33]+[Females.AJ33]" office:value-type="float" office:value="62902" calcext:value-type="float">
            <text:p>62,902</text:p>
          </table:table-cell>
          <table:table-cell table:formula="of:=[Males.AK33]+[Females.AK33]" office:value-type="float" office:value="63487" calcext:value-type="float">
            <text:p>63,487</text:p>
          </table:table-cell>
          <table:table-cell table:formula="of:=[Males.AL33]+[Females.AL33]" office:value-type="float" office:value="64711" calcext:value-type="float">
            <text:p>64,711</text:p>
          </table:table-cell>
          <table:table-cell table:formula="of:=[Males.AM33]+[Females.AM33]" office:value-type="float" office:value="68824" calcext:value-type="float">
            <text:p>68,824</text:p>
          </table:table-cell>
          <table:table-cell table:formula="of:=[Males.AN33]+[Females.AN33]" office:value-type="float" office:value="73388" calcext:value-type="float">
            <text:p>73,388</text:p>
          </table:table-cell>
          <table:table-cell table:formula="of:=[Males.AO33]+[Females.AO33]" office:value-type="float" office:value="76512" calcext:value-type="float">
            <text:p>76,512</text:p>
          </table:table-cell>
          <table:table-cell table:formula="of:=[Males.AP33]+[Females.AP33]" office:value-type="float" office:value="75765" calcext:value-type="float">
            <text:p>75,765</text:p>
          </table:table-cell>
          <table:table-cell table:formula="of:=[Males.AQ33]+[Females.AQ33]" office:value-type="float" office:value="78687" calcext:value-type="float">
            <text:p>78,687</text:p>
          </table:table-cell>
          <table:table-cell table:formula="of:=[Males.AR33]+[Females.AR33]" office:value-type="float" office:value="80333" calcext:value-type="float">
            <text:p>80,333</text:p>
          </table:table-cell>
          <table:table-cell table:formula="of:=[Males.AS33]+[Females.AS33]" office:value-type="float" office:value="81220" calcext:value-type="float">
            <text:p>81,220</text:p>
          </table:table-cell>
          <table:table-cell table:formula="of:=[Males.AT33]+[Females.AT33]" office:value-type="float" office:value="80737" calcext:value-type="float">
            <text:p>80,737</text:p>
          </table:table-cell>
          <table:table-cell table:formula="of:=[Males.AU33]+[Females.AU33]" office:value-type="float" office:value="83508" calcext:value-type="float">
            <text:p>83,508</text:p>
          </table:table-cell>
          <table:table-cell table:formula="of:=[Males.AV33]+[Females.AV33]" office:value-type="float" office:value="82741" calcext:value-type="float">
            <text:p>82,741</text:p>
          </table:table-cell>
          <table:table-cell table:formula="of:=[Males.AW33]+[Females.AW33]" office:value-type="float" office:value="82507" calcext:value-type="float">
            <text:p>82,507</text:p>
          </table:table-cell>
          <table:table-cell table:formula="of:=[Males.AX33]+[Females.AX33]" office:value-type="float" office:value="80776" calcext:value-type="float">
            <text:p>80,776</text:p>
          </table:table-cell>
          <table:table-cell table:formula="of:=[Males.AY33]+[Females.AY33]" office:value-type="float" office:value="78924" calcext:value-type="float">
            <text:p>78,924</text:p>
          </table:table-cell>
          <table:table-cell table:formula="of:=[Males.AZ33]+[Females.AZ33]" office:value-type="float" office:value="76371" calcext:value-type="float">
            <text:p>76,371</text:p>
          </table:table-cell>
          <table:table-cell table:formula="of:=[Males.BA33]+[Females.BA33]" office:value-type="float" office:value="76062" calcext:value-type="float">
            <text:p>76,062</text:p>
          </table:table-cell>
          <table:table-cell table:formula="of:=[Males.BB33]+[Females.BB33]" office:value-type="float" office:value="74126" calcext:value-type="float">
            <text:p>74,126</text:p>
          </table:table-cell>
          <table:table-cell table:formula="of:=[Males.BC33]+[Females.BC33]" office:value-type="float" office:value="72300" calcext:value-type="float">
            <text:p>72,300</text:p>
          </table:table-cell>
          <table:table-cell table:formula="of:=[Males.BD33]+[Females.BD33]" office:value-type="float" office:value="70249" calcext:value-type="float">
            <text:p>70,249</text:p>
          </table:table-cell>
          <table:table-cell table:formula="of:=[Males.BE33]+[Females.BE33]" office:value-type="float" office:value="67347" calcext:value-type="float">
            <text:p>67,347</text:p>
          </table:table-cell>
          <table:table-cell table:formula="of:=[Males.BF33]+[Females.BF33]" office:value-type="float" office:value="66727" calcext:value-type="float">
            <text:p>66,727</text:p>
          </table:table-cell>
          <table:table-cell table:formula="of:=[Males.BG33]+[Females.BG33]" office:value-type="float" office:value="65527" calcext:value-type="float">
            <text:p>65,527</text:p>
          </table:table-cell>
          <table:table-cell table:formula="of:=[Males.BH33]+[Females.BH33]" office:value-type="float" office:value="63312" calcext:value-type="float">
            <text:p>63,312</text:p>
          </table:table-cell>
          <table:table-cell table:formula="of:=[Males.BI33]+[Females.BI33]" office:value-type="float" office:value="64355" calcext:value-type="float">
            <text:p>64,355</text:p>
          </table:table-cell>
          <table:table-cell table:formula="of:=[Males.BJ33]+[Females.BJ33]" office:value-type="float" office:value="64646" calcext:value-type="float">
            <text:p>64,646</text:p>
          </table:table-cell>
          <table:table-cell table:formula="of:=[Males.BK33]+[Females.BK33]" office:value-type="float" office:value="66608" calcext:value-type="float">
            <text:p>66,608</text:p>
          </table:table-cell>
          <table:table-cell table:formula="of:=[Males.BL33]+[Females.BL33]" office:value-type="float" office:value="68677" calcext:value-type="float">
            <text:p>68,677</text:p>
          </table:table-cell>
          <table:table-cell table:formula="of:=[Males.BM33]+[Females.BM33]" office:value-type="float" office:value="74586" calcext:value-type="float">
            <text:p>74,586</text:p>
          </table:table-cell>
          <table:table-cell table:formula="of:=[Males.BN33]+[Females.BN33]" office:value-type="float" office:value="56797" calcext:value-type="float">
            <text:p>56,797</text:p>
          </table:table-cell>
          <table:table-cell table:formula="of:=[Males.BO33]+[Females.BO33]" office:value-type="float" office:value="53912" calcext:value-type="float">
            <text:p>53,912</text:p>
          </table:table-cell>
          <table:table-cell table:formula="of:=[Males.BP33]+[Females.BP33]" office:value-type="float" office:value="54992" calcext:value-type="float">
            <text:p>54,992</text:p>
          </table:table-cell>
          <table:table-cell table:formula="of:=[Males.BQ33]+[Females.BQ33]" office:value-type="float" office:value="53229" calcext:value-type="float">
            <text:p>53,229</text:p>
          </table:table-cell>
          <table:table-cell table:formula="of:=[Males.BR33]+[Females.BR33]" office:value-type="float" office:value="49129" calcext:value-type="float">
            <text:p>49,129</text:p>
          </table:table-cell>
          <table:table-cell table:formula="of:=[Males.BS33]+[Females.BS33]" office:value-type="float" office:value="45724" calcext:value-type="float">
            <text:p>45,724</text:p>
          </table:table-cell>
          <table:table-cell table:formula="of:=[Males.BT33]+[Females.BT33]" office:value-type="float" office:value="46767" calcext:value-type="float">
            <text:p>46,767</text:p>
          </table:table-cell>
          <table:table-cell table:formula="of:=[Males.BU33]+[Females.BU33]" office:value-type="float" office:value="45813" calcext:value-type="float">
            <text:p>45,813</text:p>
          </table:table-cell>
          <table:table-cell table:formula="of:=[Males.BV33]+[Females.BV33]" office:value-type="float" office:value="44701" calcext:value-type="float">
            <text:p>44,701</text:p>
          </table:table-cell>
          <table:table-cell table:formula="of:=[Males.BW33]+[Females.BW33]" office:value-type="float" office:value="42597" calcext:value-type="float">
            <text:p>42,597</text:p>
          </table:table-cell>
          <table:table-cell table:formula="of:=[Males.BX33]+[Females.BX33]" office:value-type="float" office:value="41216" calcext:value-type="float">
            <text:p>41,216</text:p>
          </table:table-cell>
          <table:table-cell table:formula="of:=[Males.BY33]+[Females.BY33]" office:value-type="float" office:value="39459" calcext:value-type="float">
            <text:p>39,459</text:p>
          </table:table-cell>
          <table:table-cell table:formula="of:=[Males.BZ33]+[Females.BZ33]" office:value-type="float" office:value="36823" calcext:value-type="float">
            <text:p>36,823</text:p>
          </table:table-cell>
          <table:table-cell table:formula="of:=[Males.CA33]+[Females.CA33]" office:value-type="float" office:value="34723" calcext:value-type="float">
            <text:p>34,723</text:p>
          </table:table-cell>
          <table:table-cell table:formula="of:=[Males.CB33]+[Females.CB33]" office:value-type="float" office:value="34157" calcext:value-type="float">
            <text:p>34,157</text:p>
          </table:table-cell>
          <table:table-cell table:formula="of:=[Males.CC33]+[Females.CC33]" office:value-type="float" office:value="31938" calcext:value-type="float">
            <text:p>31,938</text:p>
          </table:table-cell>
          <table:table-cell table:formula="of:=[Males.CD33]+[Females.CD33]" office:value-type="float" office:value="29244" calcext:value-type="float">
            <text:p>29,244</text:p>
          </table:table-cell>
          <table:table-cell table:formula="of:=[Males.CE33]+[Females.CE33]" office:value-type="float" office:value="27067" calcext:value-type="float">
            <text:p>27,067</text:p>
          </table:table-cell>
          <table:table-cell table:formula="of:=[Males.CF33]+[Females.CF33]" office:value-type="float" office:value="23987" calcext:value-type="float">
            <text:p>23,987</text:p>
          </table:table-cell>
          <table:table-cell table:formula="of:=[Males.CG33]+[Females.CG33]" office:value-type="float" office:value="22249" calcext:value-type="float">
            <text:p>22,249</text:p>
          </table:table-cell>
          <table:table-cell table:formula="of:=[Males.CH33]+[Females.CH33]" office:value-type="float" office:value="20590" calcext:value-type="float">
            <text:p>20,590</text:p>
          </table:table-cell>
          <table:table-cell table:formula="of:=[Males.CI33]+[Females.CI33]" office:value-type="float" office:value="17943" calcext:value-type="float">
            <text:p>17,943</text:p>
          </table:table-cell>
          <table:table-cell table:formula="of:=[Males.CJ33]+[Females.CJ33]" office:value-type="float" office:value="16043" calcext:value-type="float">
            <text:p>16,043</text:p>
          </table:table-cell>
          <table:table-cell table:formula="of:=[Males.CK33]+[Females.CK33]" office:value-type="float" office:value="13591" calcext:value-type="float">
            <text:p>13,591</text:p>
          </table:table-cell>
          <table:table-cell table:formula="of:=[Males.CL33]+[Females.CL33]" office:value-type="float" office:value="12402" calcext:value-type="float">
            <text:p>12,402</text:p>
          </table:table-cell>
          <table:table-cell table:formula="of:=[Males.CM33]+[Females.CM33]" office:value-type="float" office:value="11623" calcext:value-type="float">
            <text:p>11,623</text:p>
          </table:table-cell>
          <table:table-cell table:formula="of:=[Males.CN33]+[Females.CN33]" office:value-type="float" office:value="32303" calcext:value-type="float">
            <text:p>32,303</text:p>
          </table:table-cell>
          <table:table-cell table:style-name="ce35" table:formula="of:=SUM([.B33:.CN33])" office:value-type="float" office:value="5262200" calcext:value-type="float">
            <text:p>5,262,200</text:p>
          </table:table-cell>
          <table:table-cell table:number-columns-repeated="931"/>
        </table:table-row>
        <table:table-row table:style-name="ro5">
          <table:table-cell table:formula="of:=[Males.A34]" office:value-type="float" office:value="2011" calcext:value-type="float">
            <text:p>2011</text:p>
          </table:table-cell>
          <table:table-cell table:formula="of:=[Males.B34]+[Females.B34]" office:value-type="float" office:value="60365" calcext:value-type="float">
            <text:p>60,365</text:p>
          </table:table-cell>
          <table:table-cell table:formula="of:=[Males.C34]+[Females.C34]" office:value-type="float" office:value="57682" calcext:value-type="float">
            <text:p>57,682</text:p>
          </table:table-cell>
          <table:table-cell table:formula="of:=[Males.D34]+[Females.D34]" office:value-type="float" office:value="59379" calcext:value-type="float">
            <text:p>59,379</text:p>
          </table:table-cell>
          <table:table-cell table:formula="of:=[Males.E34]+[Females.E34]" office:value-type="float" office:value="59234" calcext:value-type="float">
            <text:p>59,234</text:p>
          </table:table-cell>
          <table:table-cell table:formula="of:=[Males.F34]+[Females.F34]" office:value-type="float" office:value="56926" calcext:value-type="float">
            <text:p>56,926</text:p>
          </table:table-cell>
          <table:table-cell table:formula="of:=[Males.G34]+[Females.G34]" office:value-type="float" office:value="55769" calcext:value-type="float">
            <text:p>55,769</text:p>
          </table:table-cell>
          <table:table-cell table:formula="of:=[Males.H34]+[Females.H34]" office:value-type="float" office:value="55429" calcext:value-type="float">
            <text:p>55,429</text:p>
          </table:table-cell>
          <table:table-cell table:formula="of:=[Males.I34]+[Females.I34]" office:value-type="float" office:value="54406" calcext:value-type="float">
            <text:p>54,406</text:p>
          </table:table-cell>
          <table:table-cell table:formula="of:=[Males.J34]+[Females.J34]" office:value-type="float" office:value="52686" calcext:value-type="float">
            <text:p>52,686</text:p>
          </table:table-cell>
          <table:table-cell table:formula="of:=[Males.K34]+[Females.K34]" office:value-type="float" office:value="52610" calcext:value-type="float">
            <text:p>52,610</text:p>
          </table:table-cell>
          <table:table-cell table:formula="of:=[Males.L34]+[Females.L34]" office:value-type="float" office:value="54673" calcext:value-type="float">
            <text:p>54,673</text:p>
          </table:table-cell>
          <table:table-cell table:formula="of:=[Males.M34]+[Females.M34]" office:value-type="float" office:value="56125" calcext:value-type="float">
            <text:p>56,125</text:p>
          </table:table-cell>
          <table:table-cell table:formula="of:=[Males.N34]+[Females.N34]" office:value-type="float" office:value="58327" calcext:value-type="float">
            <text:p>58,327</text:p>
          </table:table-cell>
          <table:table-cell table:formula="of:=[Males.O34]+[Females.O34]" office:value-type="float" office:value="59523" calcext:value-type="float">
            <text:p>59,523</text:p>
          </table:table-cell>
          <table:table-cell table:formula="of:=[Males.P34]+[Females.P34]" office:value-type="float" office:value="61618" calcext:value-type="float">
            <text:p>61,618</text:p>
          </table:table-cell>
          <table:table-cell table:formula="of:=[Males.Q34]+[Females.Q34]" office:value-type="float" office:value="61351" calcext:value-type="float">
            <text:p>61,351</text:p>
          </table:table-cell>
          <table:table-cell table:formula="of:=[Males.R34]+[Females.R34]" office:value-type="float" office:value="61972" calcext:value-type="float">
            <text:p>61,972</text:p>
          </table:table-cell>
          <table:table-cell table:formula="of:=[Males.S34]+[Females.S34]" office:value-type="float" office:value="63983" calcext:value-type="float">
            <text:p>63,983</text:p>
          </table:table-cell>
          <table:table-cell table:formula="of:=[Males.T34]+[Females.T34]" office:value-type="float" office:value="66503" calcext:value-type="float">
            <text:p>66,503</text:p>
          </table:table-cell>
          <table:table-cell table:formula="of:=[Males.U34]+[Females.U34]" office:value-type="float" office:value="73022" calcext:value-type="float">
            <text:p>73,022</text:p>
          </table:table-cell>
          <table:table-cell table:formula="of:=[Males.V34]+[Females.V34]" office:value-type="float" office:value="75298" calcext:value-type="float">
            <text:p>75,298</text:p>
          </table:table-cell>
          <table:table-cell table:formula="of:=[Males.W34]+[Females.W34]" office:value-type="float" office:value="72740" calcext:value-type="float">
            <text:p>72,740</text:p>
          </table:table-cell>
          <table:table-cell table:formula="of:=[Males.X34]+[Females.X34]" office:value-type="float" office:value="72567" calcext:value-type="float">
            <text:p>72,567</text:p>
          </table:table-cell>
          <table:table-cell table:formula="of:=[Males.Y34]+[Females.Y34]" office:value-type="float" office:value="73748" calcext:value-type="float">
            <text:p>73,748</text:p>
          </table:table-cell>
          <table:table-cell table:formula="of:=[Males.Z34]+[Females.Z34]" office:value-type="float" office:value="71227" calcext:value-type="float">
            <text:p>71,227</text:p>
          </table:table-cell>
          <table:table-cell table:formula="of:=[Males.AA34]+[Females.AA34]" office:value-type="float" office:value="70658" calcext:value-type="float">
            <text:p>70,658</text:p>
          </table:table-cell>
          <table:table-cell table:formula="of:=[Males.AB34]+[Females.AB34]" office:value-type="float" office:value="69901" calcext:value-type="float">
            <text:p>69,901</text:p>
          </table:table-cell>
          <table:table-cell table:formula="of:=[Males.AC34]+[Females.AC34]" office:value-type="float" office:value="67576" calcext:value-type="float">
            <text:p>67,576</text:p>
          </table:table-cell>
          <table:table-cell table:formula="of:=[Males.AD34]+[Females.AD34]" office:value-type="float" office:value="68651" calcext:value-type="float">
            <text:p>68,651</text:p>
          </table:table-cell>
          <table:table-cell table:formula="of:=[Males.AE34]+[Females.AE34]" office:value-type="float" office:value="69563" calcext:value-type="float">
            <text:p>69,563</text:p>
          </table:table-cell>
          <table:table-cell table:formula="of:=[Males.AF34]+[Females.AF34]" office:value-type="float" office:value="69237" calcext:value-type="float">
            <text:p>69,237</text:p>
          </table:table-cell>
          <table:table-cell table:formula="of:=[Males.AG34]+[Females.AG34]" office:value-type="float" office:value="67851" calcext:value-type="float">
            <text:p>67,851</text:p>
          </table:table-cell>
          <table:table-cell table:formula="of:=[Males.AH34]+[Females.AH34]" office:value-type="float" office:value="65690" calcext:value-type="float">
            <text:p>65,690</text:p>
          </table:table-cell>
          <table:table-cell table:formula="of:=[Males.AI34]+[Females.AI34]" office:value-type="float" office:value="61116" calcext:value-type="float">
            <text:p>61,116</text:p>
          </table:table-cell>
          <table:table-cell table:formula="of:=[Males.AJ34]+[Females.AJ34]" office:value-type="float" office:value="59892" calcext:value-type="float">
            <text:p>59,892</text:p>
          </table:table-cell>
          <table:table-cell table:formula="of:=[Males.AK34]+[Females.AK34]" office:value-type="float" office:value="63532" calcext:value-type="float">
            <text:p>63,532</text:p>
          </table:table-cell>
          <table:table-cell table:formula="of:=[Males.AL34]+[Females.AL34]" office:value-type="float" office:value="64101" calcext:value-type="float">
            <text:p>64,101</text:p>
          </table:table-cell>
          <table:table-cell table:formula="of:=[Males.AM34]+[Females.AM34]" office:value-type="float" office:value="65333" calcext:value-type="float">
            <text:p>65,333</text:p>
          </table:table-cell>
          <table:table-cell table:formula="of:=[Males.AN34]+[Females.AN34]" office:value-type="float" office:value="69274" calcext:value-type="float">
            <text:p>69,274</text:p>
          </table:table-cell>
          <table:table-cell table:formula="of:=[Males.AO34]+[Females.AO34]" office:value-type="float" office:value="73861" calcext:value-type="float">
            <text:p>73,861</text:p>
          </table:table-cell>
          <table:table-cell table:formula="of:=[Males.AP34]+[Females.AP34]" office:value-type="float" office:value="76830" calcext:value-type="float">
            <text:p>76,830</text:p>
          </table:table-cell>
          <table:table-cell table:formula="of:=[Males.AQ34]+[Females.AQ34]" office:value-type="float" office:value="76006" calcext:value-type="float">
            <text:p>76,006</text:p>
          </table:table-cell>
          <table:table-cell table:formula="of:=[Males.AR34]+[Females.AR34]" office:value-type="float" office:value="78902" calcext:value-type="float">
            <text:p>78,902</text:p>
          </table:table-cell>
          <table:table-cell table:formula="of:=[Males.AS34]+[Females.AS34]" office:value-type="float" office:value="80567" calcext:value-type="float">
            <text:p>80,567</text:p>
          </table:table-cell>
          <table:table-cell table:formula="of:=[Males.AT34]+[Females.AT34]" office:value-type="float" office:value="81359" calcext:value-type="float">
            <text:p>81,359</text:p>
          </table:table-cell>
          <table:table-cell table:formula="of:=[Males.AU34]+[Females.AU34]" office:value-type="float" office:value="80824" calcext:value-type="float">
            <text:p>80,824</text:p>
          </table:table-cell>
          <table:table-cell table:formula="of:=[Males.AV34]+[Females.AV34]" office:value-type="float" office:value="83684" calcext:value-type="float">
            <text:p>83,684</text:p>
          </table:table-cell>
          <table:table-cell table:formula="of:=[Males.AW34]+[Females.AW34]" office:value-type="float" office:value="82822" calcext:value-type="float">
            <text:p>82,822</text:p>
          </table:table-cell>
          <table:table-cell table:formula="of:=[Males.AX34]+[Females.AX34]" office:value-type="float" office:value="82600" calcext:value-type="float">
            <text:p>82,600</text:p>
          </table:table-cell>
          <table:table-cell table:formula="of:=[Males.AY34]+[Females.AY34]" office:value-type="float" office:value="80839" calcext:value-type="float">
            <text:p>80,839</text:p>
          </table:table-cell>
          <table:table-cell table:formula="of:=[Males.AZ34]+[Females.AZ34]" office:value-type="float" office:value="78927" calcext:value-type="float">
            <text:p>78,927</text:p>
          </table:table-cell>
          <table:table-cell table:formula="of:=[Males.BA34]+[Females.BA34]" office:value-type="float" office:value="76317" calcext:value-type="float">
            <text:p>76,317</text:p>
          </table:table-cell>
          <table:table-cell table:formula="of:=[Males.BB34]+[Females.BB34]" office:value-type="float" office:value="75902" calcext:value-type="float">
            <text:p>75,902</text:p>
          </table:table-cell>
          <table:table-cell table:formula="of:=[Males.BC34]+[Females.BC34]" office:value-type="float" office:value="74011" calcext:value-type="float">
            <text:p>74,011</text:p>
          </table:table-cell>
          <table:table-cell table:formula="of:=[Males.BD34]+[Females.BD34]" office:value-type="float" office:value="72160" calcext:value-type="float">
            <text:p>72,160</text:p>
          </table:table-cell>
          <table:table-cell table:formula="of:=[Males.BE34]+[Females.BE34]" office:value-type="float" office:value="70059" calcext:value-type="float">
            <text:p>70,059</text:p>
          </table:table-cell>
          <table:table-cell table:formula="of:=[Males.BF34]+[Females.BF34]" office:value-type="float" office:value="67109" calcext:value-type="float">
            <text:p>67,109</text:p>
          </table:table-cell>
          <table:table-cell table:formula="of:=[Males.BG34]+[Females.BG34]" office:value-type="float" office:value="66477" calcext:value-type="float">
            <text:p>66,477</text:p>
          </table:table-cell>
          <table:table-cell table:formula="of:=[Males.BH34]+[Females.BH34]" office:value-type="float" office:value="65258" calcext:value-type="float">
            <text:p>65,258</text:p>
          </table:table-cell>
          <table:table-cell table:formula="of:=[Males.BI34]+[Females.BI34]" office:value-type="float" office:value="63021" calcext:value-type="float">
            <text:p>63,021</text:p>
          </table:table-cell>
          <table:table-cell table:formula="of:=[Males.BJ34]+[Females.BJ34]" office:value-type="float" office:value="64020" calcext:value-type="float">
            <text:p>64,020</text:p>
          </table:table-cell>
          <table:table-cell table:formula="of:=[Males.BK34]+[Females.BK34]" office:value-type="float" office:value="64169" calcext:value-type="float">
            <text:p>64,169</text:p>
          </table:table-cell>
          <table:table-cell table:formula="of:=[Males.BL34]+[Females.BL34]" office:value-type="float" office:value="66134" calcext:value-type="float">
            <text:p>66,134</text:p>
          </table:table-cell>
          <table:table-cell table:formula="of:=[Males.BM34]+[Females.BM34]" office:value-type="float" office:value="68143" calcext:value-type="float">
            <text:p>68,143</text:p>
          </table:table-cell>
          <table:table-cell table:formula="of:=[Males.BN34]+[Females.BN34]" office:value-type="float" office:value="73997" calcext:value-type="float">
            <text:p>73,997</text:p>
          </table:table-cell>
          <table:table-cell table:formula="of:=[Males.BO34]+[Females.BO34]" office:value-type="float" office:value="56210" calcext:value-type="float">
            <text:p>56,210</text:p>
          </table:table-cell>
          <table:table-cell table:formula="of:=[Males.BP34]+[Females.BP34]" office:value-type="float" office:value="53253" calcext:value-type="float">
            <text:p>53,253</text:p>
          </table:table-cell>
          <table:table-cell table:formula="of:=[Males.BQ34]+[Females.BQ34]" office:value-type="float" office:value="54249" calcext:value-type="float">
            <text:p>54,249</text:p>
          </table:table-cell>
          <table:table-cell table:formula="of:=[Males.BR34]+[Females.BR34]" office:value-type="float" office:value="52419" calcext:value-type="float">
            <text:p>52,419</text:p>
          </table:table-cell>
          <table:table-cell table:formula="of:=[Males.BS34]+[Females.BS34]" office:value-type="float" office:value="48282" calcext:value-type="float">
            <text:p>48,282</text:p>
          </table:table-cell>
          <table:table-cell table:formula="of:=[Males.BT34]+[Females.BT34]" office:value-type="float" office:value="44833" calcext:value-type="float">
            <text:p>44,833</text:p>
          </table:table-cell>
          <table:table-cell table:formula="of:=[Males.BU34]+[Females.BU34]" office:value-type="float" office:value="45742" calcext:value-type="float">
            <text:p>45,742</text:p>
          </table:table-cell>
          <table:table-cell table:formula="of:=[Males.BV34]+[Females.BV34]" office:value-type="float" office:value="44742" calcext:value-type="float">
            <text:p>44,742</text:p>
          </table:table-cell>
          <table:table-cell table:formula="of:=[Males.BW34]+[Females.BW34]" office:value-type="float" office:value="43605" calcext:value-type="float">
            <text:p>43,605</text:p>
          </table:table-cell>
          <table:table-cell table:formula="of:=[Males.BX34]+[Females.BX34]" office:value-type="float" office:value="41445" calcext:value-type="float">
            <text:p>41,445</text:p>
          </table:table-cell>
          <table:table-cell table:formula="of:=[Males.BY34]+[Females.BY34]" office:value-type="float" office:value="39876" calcext:value-type="float">
            <text:p>39,876</text:p>
          </table:table-cell>
          <table:table-cell table:formula="of:=[Males.BZ34]+[Females.BZ34]" office:value-type="float" office:value="38103" calcext:value-type="float">
            <text:p>38,103</text:p>
          </table:table-cell>
          <table:table-cell table:formula="of:=[Males.CA34]+[Females.CA34]" office:value-type="float" office:value="35407" calcext:value-type="float">
            <text:p>35,407</text:p>
          </table:table-cell>
          <table:table-cell table:formula="of:=[Males.CB34]+[Females.CB34]" office:value-type="float" office:value="33215" calcext:value-type="float">
            <text:p>33,215</text:p>
          </table:table-cell>
          <table:table-cell table:formula="of:=[Males.CC34]+[Females.CC34]" office:value-type="float" office:value="32543" calcext:value-type="float">
            <text:p>32,543</text:p>
          </table:table-cell>
          <table:table-cell table:formula="of:=[Males.CD34]+[Females.CD34]" office:value-type="float" office:value="30248" calcext:value-type="float">
            <text:p>30,248</text:p>
          </table:table-cell>
          <table:table-cell table:formula="of:=[Males.CE34]+[Females.CE34]" office:value-type="float" office:value="27468" calcext:value-type="float">
            <text:p>27,468</text:p>
          </table:table-cell>
          <table:table-cell table:formula="of:=[Males.CF34]+[Females.CF34]" office:value-type="float" office:value="25190" calcext:value-type="float">
            <text:p>25,190</text:p>
          </table:table-cell>
          <table:table-cell table:formula="of:=[Males.CG34]+[Females.CG34]" office:value-type="float" office:value="22178" calcext:value-type="float">
            <text:p>22,178</text:p>
          </table:table-cell>
          <table:table-cell table:formula="of:=[Males.CH34]+[Females.CH34]" office:value-type="float" office:value="20312" calcext:value-type="float">
            <text:p>20,312</text:p>
          </table:table-cell>
          <table:table-cell table:formula="of:=[Males.CI34]+[Females.CI34]" office:value-type="float" office:value="18642" calcext:value-type="float">
            <text:p>18,642</text:p>
          </table:table-cell>
          <table:table-cell table:formula="of:=[Males.CJ34]+[Females.CJ34]" office:value-type="float" office:value="16140" calcext:value-type="float">
            <text:p>16,140</text:p>
          </table:table-cell>
          <table:table-cell table:formula="of:=[Males.CK34]+[Females.CK34]" office:value-type="float" office:value="14326" calcext:value-type="float">
            <text:p>14,326</text:p>
          </table:table-cell>
          <table:table-cell table:formula="of:=[Males.CL34]+[Females.CL34]" office:value-type="float" office:value="11959" calcext:value-type="float">
            <text:p>11,959</text:p>
          </table:table-cell>
          <table:table-cell table:formula="of:=[Males.CM34]+[Females.CM34]" office:value-type="float" office:value="10808" calcext:value-type="float">
            <text:p>10,808</text:p>
          </table:table-cell>
          <table:table-cell table:formula="of:=[Males.CN34]+[Females.CN34]" office:value-type="float" office:value="35169" calcext:value-type="float">
            <text:p>35,169</text:p>
          </table:table-cell>
          <table:table-cell table:style-name="ce35" table:formula="of:=SUM([.B34:.CN34])" office:value-type="float" office:value="5299900" calcext:value-type="float">
            <text:p>5,299,900</text:p>
          </table:table-cell>
          <table:table-cell table:number-columns-repeated="931"/>
        </table:table-row>
        <table:table-row table:style-name="ro5">
          <table:table-cell table:formula="of:=[Males.A35]" office:value-type="float" office:value="2012" calcext:value-type="float">
            <text:p>2012</text:p>
          </table:table-cell>
          <table:table-cell table:formula="of:=[Males.B35]+[Females.B35]" office:value-type="float" office:value="58547" calcext:value-type="float">
            <text:p>58,547</text:p>
          </table:table-cell>
          <table:table-cell table:formula="of:=[Males.C35]+[Females.C35]" office:value-type="float" office:value="60583" calcext:value-type="float">
            <text:p>60,583</text:p>
          </table:table-cell>
          <table:table-cell table:formula="of:=[Males.D35]+[Females.D35]" office:value-type="float" office:value="57801" calcext:value-type="float">
            <text:p>57,801</text:p>
          </table:table-cell>
          <table:table-cell table:formula="of:=[Males.E35]+[Females.E35]" office:value-type="float" office:value="59525" calcext:value-type="float">
            <text:p>59,525</text:p>
          </table:table-cell>
          <table:table-cell table:formula="of:=[Males.F35]+[Females.F35]" office:value-type="float" office:value="59334" calcext:value-type="float">
            <text:p>59,334</text:p>
          </table:table-cell>
          <table:table-cell table:formula="of:=[Males.G35]+[Females.G35]" office:value-type="float" office:value="57021" calcext:value-type="float">
            <text:p>57,021</text:p>
          </table:table-cell>
          <table:table-cell table:formula="of:=[Males.H35]+[Females.H35]" office:value-type="float" office:value="55870" calcext:value-type="float">
            <text:p>55,870</text:p>
          </table:table-cell>
          <table:table-cell table:formula="of:=[Males.I35]+[Females.I35]" office:value-type="float" office:value="55485" calcext:value-type="float">
            <text:p>55,485</text:p>
          </table:table-cell>
          <table:table-cell table:formula="of:=[Males.J35]+[Females.J35]" office:value-type="float" office:value="54447" calcext:value-type="float">
            <text:p>54,447</text:p>
          </table:table-cell>
          <table:table-cell table:formula="of:=[Males.K35]+[Females.K35]" office:value-type="float" office:value="52774" calcext:value-type="float">
            <text:p>52,774</text:p>
          </table:table-cell>
          <table:table-cell table:formula="of:=[Males.L35]+[Females.L35]" office:value-type="float" office:value="52634" calcext:value-type="float">
            <text:p>52,634</text:p>
          </table:table-cell>
          <table:table-cell table:formula="of:=[Males.M35]+[Females.M35]" office:value-type="float" office:value="54791" calcext:value-type="float">
            <text:p>54,791</text:p>
          </table:table-cell>
          <table:table-cell table:formula="of:=[Males.N35]+[Females.N35]" office:value-type="float" office:value="56177" calcext:value-type="float">
            <text:p>56,177</text:p>
          </table:table-cell>
          <table:table-cell table:formula="of:=[Males.O35]+[Females.O35]" office:value-type="float" office:value="58352" calcext:value-type="float">
            <text:p>58,352</text:p>
          </table:table-cell>
          <table:table-cell table:formula="of:=[Males.P35]+[Females.P35]" office:value-type="float" office:value="59624" calcext:value-type="float">
            <text:p>59,624</text:p>
          </table:table-cell>
          <table:table-cell table:formula="of:=[Males.Q35]+[Females.Q35]" office:value-type="float" office:value="61661" calcext:value-type="float">
            <text:p>61,661</text:p>
          </table:table-cell>
          <table:table-cell table:formula="of:=[Males.R35]+[Females.R35]" office:value-type="float" office:value="61429" calcext:value-type="float">
            <text:p>61,429</text:p>
          </table:table-cell>
          <table:table-cell table:formula="of:=[Males.S35]+[Females.S35]" office:value-type="float" office:value="62137" calcext:value-type="float">
            <text:p>62,137</text:p>
          </table:table-cell>
          <table:table-cell table:formula="of:=[Males.T35]+[Females.T35]" office:value-type="float" office:value="64411" calcext:value-type="float">
            <text:p>64,411</text:p>
          </table:table-cell>
          <table:table-cell table:formula="of:=[Males.U35]+[Females.U35]" office:value-type="float" office:value="69298" calcext:value-type="float">
            <text:p>69,298</text:p>
          </table:table-cell>
          <table:table-cell table:formula="of:=[Males.V35]+[Females.V35]" office:value-type="float" office:value="75078" calcext:value-type="float">
            <text:p>75,078</text:p>
          </table:table-cell>
          <table:table-cell table:formula="of:=[Males.W35]+[Females.W35]" office:value-type="float" office:value="76241" calcext:value-type="float">
            <text:p>76,241</text:p>
          </table:table-cell>
          <table:table-cell table:formula="of:=[Males.X35]+[Females.X35]" office:value-type="float" office:value="73355" calcext:value-type="float">
            <text:p>73,355</text:p>
          </table:table-cell>
          <table:table-cell table:formula="of:=[Males.Y35]+[Females.Y35]" office:value-type="float" office:value="73142" calcext:value-type="float">
            <text:p>73,142</text:p>
          </table:table-cell>
          <table:table-cell table:formula="of:=[Males.Z35]+[Females.Z35]" office:value-type="float" office:value="73521" calcext:value-type="float">
            <text:p>73,521</text:p>
          </table:table-cell>
          <table:table-cell table:formula="of:=[Males.AA35]+[Females.AA35]" office:value-type="float" office:value="70927" calcext:value-type="float">
            <text:p>70,927</text:p>
          </table:table-cell>
          <table:table-cell table:formula="of:=[Males.AB35]+[Females.AB35]" office:value-type="float" office:value="70455" calcext:value-type="float">
            <text:p>70,455</text:p>
          </table:table-cell>
          <table:table-cell table:formula="of:=[Males.AC35]+[Females.AC35]" office:value-type="float" office:value="69893" calcext:value-type="float">
            <text:p>69,893</text:p>
          </table:table-cell>
          <table:table-cell table:formula="of:=[Males.AD35]+[Females.AD35]" office:value-type="float" office:value="67498" calcext:value-type="float">
            <text:p>67,498</text:p>
          </table:table-cell>
          <table:table-cell table:formula="of:=[Males.AE35]+[Females.AE35]" office:value-type="float" office:value="68559" calcext:value-type="float">
            <text:p>68,559</text:p>
          </table:table-cell>
          <table:table-cell table:formula="of:=[Males.AF35]+[Females.AF35]" office:value-type="float" office:value="69543" calcext:value-type="float">
            <text:p>69,543</text:p>
          </table:table-cell>
          <table:table-cell table:formula="of:=[Males.AG35]+[Females.AG35]" office:value-type="float" office:value="69174" calcext:value-type="float">
            <text:p>69,174</text:p>
          </table:table-cell>
          <table:table-cell table:formula="of:=[Males.AH35]+[Females.AH35]" office:value-type="float" office:value="67793" calcext:value-type="float">
            <text:p>67,793</text:p>
          </table:table-cell>
          <table:table-cell table:formula="of:=[Males.AI35]+[Females.AI35]" office:value-type="float" office:value="65521" calcext:value-type="float">
            <text:p>65,521</text:p>
          </table:table-cell>
          <table:table-cell table:formula="of:=[Males.AJ35]+[Females.AJ35]" office:value-type="float" office:value="60906" calcext:value-type="float">
            <text:p>60,906</text:p>
          </table:table-cell>
          <table:table-cell table:formula="of:=[Males.AK35]+[Females.AK35]" office:value-type="float" office:value="59878" calcext:value-type="float">
            <text:p>59,878</text:p>
          </table:table-cell>
          <table:table-cell table:formula="of:=[Males.AL35]+[Females.AL35]" office:value-type="float" office:value="63545" calcext:value-type="float">
            <text:p>63,545</text:p>
          </table:table-cell>
          <table:table-cell table:formula="of:=[Males.AM35]+[Females.AM35]" office:value-type="float" office:value="64117" calcext:value-type="float">
            <text:p>64,117</text:p>
          </table:table-cell>
          <table:table-cell table:formula="of:=[Males.AN35]+[Females.AN35]" office:value-type="float" office:value="65226" calcext:value-type="float">
            <text:p>65,226</text:p>
          </table:table-cell>
          <table:table-cell table:formula="of:=[Males.AO35]+[Females.AO35]" office:value-type="float" office:value="69223" calcext:value-type="float">
            <text:p>69,223</text:p>
          </table:table-cell>
          <table:table-cell table:formula="of:=[Males.AP35]+[Females.AP35]" office:value-type="float" office:value="73720" calcext:value-type="float">
            <text:p>73,720</text:p>
          </table:table-cell>
          <table:table-cell table:formula="of:=[Males.AQ35]+[Females.AQ35]" office:value-type="float" office:value="76712" calcext:value-type="float">
            <text:p>76,712</text:p>
          </table:table-cell>
          <table:table-cell table:formula="of:=[Males.AR35]+[Females.AR35]" office:value-type="float" office:value="75830" calcext:value-type="float">
            <text:p>75,830</text:p>
          </table:table-cell>
          <table:table-cell table:formula="of:=[Males.AS35]+[Females.AS35]" office:value-type="float" office:value="78793" calcext:value-type="float">
            <text:p>78,793</text:p>
          </table:table-cell>
          <table:table-cell table:formula="of:=[Males.AT35]+[Females.AT35]" office:value-type="float" office:value="80416" calcext:value-type="float">
            <text:p>80,416</text:p>
          </table:table-cell>
          <table:table-cell table:formula="of:=[Males.AU35]+[Females.AU35]" office:value-type="float" office:value="81161" calcext:value-type="float">
            <text:p>81,161</text:p>
          </table:table-cell>
          <table:table-cell table:formula="of:=[Males.AV35]+[Females.AV35]" office:value-type="float" office:value="80555" calcext:value-type="float">
            <text:p>80,555</text:p>
          </table:table-cell>
          <table:table-cell table:formula="of:=[Males.AW35]+[Females.AW35]" office:value-type="float" office:value="83530" calcext:value-type="float">
            <text:p>83,530</text:p>
          </table:table-cell>
          <table:table-cell table:formula="of:=[Males.AX35]+[Females.AX35]" office:value-type="float" office:value="82628" calcext:value-type="float">
            <text:p>82,628</text:p>
          </table:table-cell>
          <table:table-cell table:formula="of:=[Males.AY35]+[Females.AY35]" office:value-type="float" office:value="82392" calcext:value-type="float">
            <text:p>82,392</text:p>
          </table:table-cell>
          <table:table-cell table:formula="of:=[Males.AZ35]+[Females.AZ35]" office:value-type="float" office:value="80554" calcext:value-type="float">
            <text:p>80,554</text:p>
          </table:table-cell>
          <table:table-cell table:formula="of:=[Males.BA35]+[Females.BA35]" office:value-type="float" office:value="78783" calcext:value-type="float">
            <text:p>78,783</text:p>
          </table:table-cell>
          <table:table-cell table:formula="of:=[Males.BB35]+[Females.BB35]" office:value-type="float" office:value="76036" calcext:value-type="float">
            <text:p>76,036</text:p>
          </table:table-cell>
          <table:table-cell table:formula="of:=[Males.BC35]+[Females.BC35]" office:value-type="float" office:value="75658" calcext:value-type="float">
            <text:p>75,658</text:p>
          </table:table-cell>
          <table:table-cell table:formula="of:=[Males.BD35]+[Females.BD35]" office:value-type="float" office:value="73676" calcext:value-type="float">
            <text:p>73,676</text:p>
          </table:table-cell>
          <table:table-cell table:formula="of:=[Males.BE35]+[Females.BE35]" office:value-type="float" office:value="71825" calcext:value-type="float">
            <text:p>71,825</text:p>
          </table:table-cell>
          <table:table-cell table:formula="of:=[Males.BF35]+[Females.BF35]" office:value-type="float" office:value="69693" calcext:value-type="float">
            <text:p>69,693</text:p>
          </table:table-cell>
          <table:table-cell table:formula="of:=[Males.BG35]+[Females.BG35]" office:value-type="float" office:value="66809" calcext:value-type="float">
            <text:p>66,809</text:p>
          </table:table-cell>
          <table:table-cell table:formula="of:=[Males.BH35]+[Females.BH35]" office:value-type="float" office:value="66094" calcext:value-type="float">
            <text:p>66,094</text:p>
          </table:table-cell>
          <table:table-cell table:formula="of:=[Males.BI35]+[Females.BI35]" office:value-type="float" office:value="64875" calcext:value-type="float">
            <text:p>64,875</text:p>
          </table:table-cell>
          <table:table-cell table:formula="of:=[Males.BJ35]+[Females.BJ35]" office:value-type="float" office:value="62651" calcext:value-type="float">
            <text:p>62,651</text:p>
          </table:table-cell>
          <table:table-cell table:formula="of:=[Males.BK35]+[Females.BK35]" office:value-type="float" office:value="63456" calcext:value-type="float">
            <text:p>63,456</text:p>
          </table:table-cell>
          <table:table-cell table:formula="of:=[Males.BL35]+[Females.BL35]" office:value-type="float" office:value="63592" calcext:value-type="float">
            <text:p>63,592</text:p>
          </table:table-cell>
          <table:table-cell table:formula="of:=[Males.BM35]+[Females.BM35]" office:value-type="float" office:value="65483" calcext:value-type="float">
            <text:p>65,483</text:p>
          </table:table-cell>
          <table:table-cell table:formula="of:=[Males.BN35]+[Females.BN35]" office:value-type="float" office:value="67441" calcext:value-type="float">
            <text:p>67,441</text:p>
          </table:table-cell>
          <table:table-cell table:formula="of:=[Males.BO35]+[Females.BO35]" office:value-type="float" office:value="73171" calcext:value-type="float">
            <text:p>73,171</text:p>
          </table:table-cell>
          <table:table-cell table:formula="of:=[Males.BP35]+[Females.BP35]" office:value-type="float" office:value="55455" calcext:value-type="float">
            <text:p>55,455</text:p>
          </table:table-cell>
          <table:table-cell table:formula="of:=[Males.BQ35]+[Females.BQ35]" office:value-type="float" office:value="52391" calcext:value-type="float">
            <text:p>52,391</text:p>
          </table:table-cell>
          <table:table-cell table:formula="of:=[Males.BR35]+[Females.BR35]" office:value-type="float" office:value="53321" calcext:value-type="float">
            <text:p>53,321</text:p>
          </table:table-cell>
          <table:table-cell table:formula="of:=[Males.BS35]+[Females.BS35]" office:value-type="float" office:value="51407" calcext:value-type="float">
            <text:p>51,407</text:p>
          </table:table-cell>
          <table:table-cell table:formula="of:=[Males.BT35]+[Females.BT35]" office:value-type="float" office:value="47287" calcext:value-type="float">
            <text:p>47,287</text:p>
          </table:table-cell>
          <table:table-cell table:formula="of:=[Males.BU35]+[Females.BU35]" office:value-type="float" office:value="43866" calcext:value-type="float">
            <text:p>43,866</text:p>
          </table:table-cell>
          <table:table-cell table:formula="of:=[Males.BV35]+[Females.BV35]" office:value-type="float" office:value="44578" calcext:value-type="float">
            <text:p>44,578</text:p>
          </table:table-cell>
          <table:table-cell table:formula="of:=[Males.BW35]+[Females.BW35]" office:value-type="float" office:value="43531" calcext:value-type="float">
            <text:p>43,531</text:p>
          </table:table-cell>
          <table:table-cell table:formula="of:=[Males.BX35]+[Females.BX35]" office:value-type="float" office:value="42281" calcext:value-type="float">
            <text:p>42,281</text:p>
          </table:table-cell>
          <table:table-cell table:formula="of:=[Males.BY35]+[Females.BY35]" office:value-type="float" office:value="40055" calcext:value-type="float">
            <text:p>40,055</text:p>
          </table:table-cell>
          <table:table-cell table:formula="of:=[Males.BZ35]+[Females.BZ35]" office:value-type="float" office:value="38525" calcext:value-type="float">
            <text:p>38,525</text:p>
          </table:table-cell>
          <table:table-cell table:formula="of:=[Males.CA35]+[Females.CA35]" office:value-type="float" office:value="36532" calcext:value-type="float">
            <text:p>36,532</text:p>
          </table:table-cell>
          <table:table-cell table:formula="of:=[Males.CB35]+[Females.CB35]" office:value-type="float" office:value="33870" calcext:value-type="float">
            <text:p>33,870</text:p>
          </table:table-cell>
          <table:table-cell table:formula="of:=[Males.CC35]+[Females.CC35]" office:value-type="float" office:value="31617" calcext:value-type="float">
            <text:p>31,617</text:p>
          </table:table-cell>
          <table:table-cell table:formula="of:=[Males.CD35]+[Females.CD35]" office:value-type="float" office:value="30892" calcext:value-type="float">
            <text:p>30,892</text:p>
          </table:table-cell>
          <table:table-cell table:formula="of:=[Males.CE35]+[Females.CE35]" office:value-type="float" office:value="28438" calcext:value-type="float">
            <text:p>28,438</text:p>
          </table:table-cell>
          <table:table-cell table:formula="of:=[Males.CF35]+[Females.CF35]" office:value-type="float" office:value="25624" calcext:value-type="float">
            <text:p>25,624</text:p>
          </table:table-cell>
          <table:table-cell table:formula="of:=[Males.CG35]+[Females.CG35]" office:value-type="float" office:value="23306" calcext:value-type="float">
            <text:p>23,306</text:p>
          </table:table-cell>
          <table:table-cell table:formula="of:=[Males.CH35]+[Females.CH35]" office:value-type="float" office:value="20367" calcext:value-type="float">
            <text:p>20,367</text:p>
          </table:table-cell>
          <table:table-cell table:formula="of:=[Males.CI35]+[Females.CI35]" office:value-type="float" office:value="18499" calcext:value-type="float">
            <text:p>18,499</text:p>
          </table:table-cell>
          <table:table-cell table:formula="of:=[Males.CJ35]+[Females.CJ35]" office:value-type="float" office:value="16737" calcext:value-type="float">
            <text:p>16,737</text:p>
          </table:table-cell>
          <table:table-cell table:formula="of:=[Males.CK35]+[Females.CK35]" office:value-type="float" office:value="14321" calcext:value-type="float">
            <text:p>14,321</text:p>
          </table:table-cell>
          <table:table-cell table:formula="of:=[Males.CL35]+[Females.CL35]" office:value-type="float" office:value="12460" calcext:value-type="float">
            <text:p>12,460</text:p>
          </table:table-cell>
          <table:table-cell table:formula="of:=[Males.CM35]+[Females.CM35]" office:value-type="float" office:value="10305" calcext:value-type="float">
            <text:p>10,305</text:p>
          </table:table-cell>
          <table:table-cell table:formula="of:=[Males.CN35]+[Females.CN35]" office:value-type="float" office:value="36905" calcext:value-type="float">
            <text:p>36,905</text:p>
          </table:table-cell>
          <table:table-cell table:style-name="ce35" table:formula="of:=SUM([.B35:.CN35])" office:value-type="float" office:value="5313600" calcext:value-type="float">
            <text:p>5,313,600</text:p>
          </table:table-cell>
          <table:table-cell table:number-columns-repeated="931"/>
        </table:table-row>
        <table:table-row table:style-name="ro5">
          <table:table-cell table:formula="of:=[Males.A36]" office:value-type="float" office:value="2013" calcext:value-type="float">
            <text:p>2013</text:p>
          </table:table-cell>
          <table:table-cell table:formula="of:=[Males.B36]+[Females.B36]" office:value-type="float" office:value="56999" calcext:value-type="float">
            <text:p>56,999</text:p>
          </table:table-cell>
          <table:table-cell table:formula="of:=[Males.C36]+[Females.C36]" office:value-type="float" office:value="58675" calcext:value-type="float">
            <text:p>58,675</text:p>
          </table:table-cell>
          <table:table-cell table:formula="of:=[Males.D36]+[Females.D36]" office:value-type="float" office:value="60750" calcext:value-type="float">
            <text:p>60,750</text:p>
          </table:table-cell>
          <table:table-cell table:formula="of:=[Males.E36]+[Females.E36]" office:value-type="float" office:value="58012" calcext:value-type="float">
            <text:p>58,012</text:p>
          </table:table-cell>
          <table:table-cell table:formula="of:=[Males.F36]+[Females.F36]" office:value-type="float" office:value="59607" calcext:value-type="float">
            <text:p>59,607</text:p>
          </table:table-cell>
          <table:table-cell table:formula="of:=[Males.G36]+[Females.G36]" office:value-type="float" office:value="59490" calcext:value-type="float">
            <text:p>59,490</text:p>
          </table:table-cell>
          <table:table-cell table:formula="of:=[Males.H36]+[Females.H36]" office:value-type="float" office:value="57136" calcext:value-type="float">
            <text:p>57,136</text:p>
          </table:table-cell>
          <table:table-cell table:formula="of:=[Males.I36]+[Females.I36]" office:value-type="float" office:value="55999" calcext:value-type="float">
            <text:p>55,999</text:p>
          </table:table-cell>
          <table:table-cell table:formula="of:=[Males.J36]+[Females.J36]" office:value-type="float" office:value="55568" calcext:value-type="float">
            <text:p>55,568</text:p>
          </table:table-cell>
          <table:table-cell table:formula="of:=[Males.K36]+[Females.K36]" office:value-type="float" office:value="54504" calcext:value-type="float">
            <text:p>54,504</text:p>
          </table:table-cell>
          <table:table-cell table:formula="of:=[Males.L36]+[Females.L36]" office:value-type="float" office:value="52908" calcext:value-type="float">
            <text:p>52,908</text:p>
          </table:table-cell>
          <table:table-cell table:formula="of:=[Males.M36]+[Females.M36]" office:value-type="float" office:value="52692" calcext:value-type="float">
            <text:p>52,692</text:p>
          </table:table-cell>
          <table:table-cell table:formula="of:=[Males.N36]+[Females.N36]" office:value-type="float" office:value="54885" calcext:value-type="float">
            <text:p>54,885</text:p>
          </table:table-cell>
          <table:table-cell table:formula="of:=[Males.O36]+[Females.O36]" office:value-type="float" office:value="56245" calcext:value-type="float">
            <text:p>56,245</text:p>
          </table:table-cell>
          <table:table-cell table:formula="of:=[Males.P36]+[Females.P36]" office:value-type="float" office:value="58402" calcext:value-type="float">
            <text:p>58,402</text:p>
          </table:table-cell>
          <table:table-cell table:formula="of:=[Males.Q36]+[Females.Q36]" office:value-type="float" office:value="59707" calcext:value-type="float">
            <text:p>59,707</text:p>
          </table:table-cell>
          <table:table-cell table:formula="of:=[Males.R36]+[Females.R36]" office:value-type="float" office:value="61761" calcext:value-type="float">
            <text:p>61,761</text:p>
          </table:table-cell>
          <table:table-cell table:formula="of:=[Males.S36]+[Females.S36]" office:value-type="float" office:value="61583" calcext:value-type="float">
            <text:p>61,583</text:p>
          </table:table-cell>
          <table:table-cell table:formula="of:=[Males.T36]+[Females.T36]" office:value-type="float" office:value="62712" calcext:value-type="float">
            <text:p>62,712</text:p>
          </table:table-cell>
          <table:table-cell table:formula="of:=[Males.U36]+[Females.U36]" office:value-type="float" office:value="67736" calcext:value-type="float">
            <text:p>67,736</text:p>
          </table:table-cell>
          <table:table-cell table:formula="of:=[Males.V36]+[Females.V36]" office:value-type="float" office:value="71097" calcext:value-type="float">
            <text:p>71,097</text:p>
          </table:table-cell>
          <table:table-cell table:formula="of:=[Males.W36]+[Females.W36]" office:value-type="float" office:value="75976" calcext:value-type="float">
            <text:p>75,976</text:p>
          </table:table-cell>
          <table:table-cell table:formula="of:=[Males.X36]+[Females.X36]" office:value-type="float" office:value="76744" calcext:value-type="float">
            <text:p>76,744</text:p>
          </table:table-cell>
          <table:table-cell table:formula="of:=[Males.Y36]+[Females.Y36]" office:value-type="float" office:value="73520" calcext:value-type="float">
            <text:p>73,520</text:p>
          </table:table-cell>
          <table:table-cell table:formula="of:=[Males.Z36]+[Females.Z36]" office:value-type="float" office:value="72940" calcext:value-type="float">
            <text:p>72,940</text:p>
          </table:table-cell>
          <table:table-cell table:formula="of:=[Males.AA36]+[Females.AA36]" office:value-type="float" office:value="73405" calcext:value-type="float">
            <text:p>73,405</text:p>
          </table:table-cell>
          <table:table-cell table:formula="of:=[Males.AB36]+[Females.AB36]" office:value-type="float" office:value="70758" calcext:value-type="float">
            <text:p>70,758</text:p>
          </table:table-cell>
          <table:table-cell table:formula="of:=[Males.AC36]+[Females.AC36]" office:value-type="float" office:value="70420" calcext:value-type="float">
            <text:p>70,420</text:p>
          </table:table-cell>
          <table:table-cell table:formula="of:=[Males.AD36]+[Females.AD36]" office:value-type="float" office:value="69963" calcext:value-type="float">
            <text:p>69,963</text:p>
          </table:table-cell>
          <table:table-cell table:formula="of:=[Males.AE36]+[Females.AE36]" office:value-type="float" office:value="67529" calcext:value-type="float">
            <text:p>67,529</text:p>
          </table:table-cell>
          <table:table-cell table:formula="of:=[Males.AF36]+[Females.AF36]" office:value-type="float" office:value="68641" calcext:value-type="float">
            <text:p>68,641</text:p>
          </table:table-cell>
          <table:table-cell table:formula="of:=[Males.AG36]+[Females.AG36]" office:value-type="float" office:value="69583" calcext:value-type="float">
            <text:p>69,583</text:p>
          </table:table-cell>
          <table:table-cell table:formula="of:=[Males.AH36]+[Females.AH36]" office:value-type="float" office:value="69203" calcext:value-type="float">
            <text:p>69,203</text:p>
          </table:table-cell>
          <table:table-cell table:formula="of:=[Males.AI36]+[Females.AI36]" office:value-type="float" office:value="67819" calcext:value-type="float">
            <text:p>67,819</text:p>
          </table:table-cell>
          <table:table-cell table:formula="of:=[Males.AJ36]+[Females.AJ36]" office:value-type="float" office:value="65463" calcext:value-type="float">
            <text:p>65,463</text:p>
          </table:table-cell>
          <table:table-cell table:formula="of:=[Males.AK36]+[Females.AK36]" office:value-type="float" office:value="60955" calcext:value-type="float">
            <text:p>60,955</text:p>
          </table:table-cell>
          <table:table-cell table:formula="of:=[Males.AL36]+[Females.AL36]" office:value-type="float" office:value="60035" calcext:value-type="float">
            <text:p>60,035</text:p>
          </table:table-cell>
          <table:table-cell table:formula="of:=[Males.AM36]+[Females.AM36]" office:value-type="float" office:value="63609" calcext:value-type="float">
            <text:p>63,609</text:p>
          </table:table-cell>
          <table:table-cell table:formula="of:=[Males.AN36]+[Females.AN36]" office:value-type="float" office:value="64203" calcext:value-type="float">
            <text:p>64,203</text:p>
          </table:table-cell>
          <table:table-cell table:formula="of:=[Males.AO36]+[Females.AO36]" office:value-type="float" office:value="65308" calcext:value-type="float">
            <text:p>65,308</text:p>
          </table:table-cell>
          <table:table-cell table:formula="of:=[Males.AP36]+[Females.AP36]" office:value-type="float" office:value="69308" calcext:value-type="float">
            <text:p>69,308</text:p>
          </table:table-cell>
          <table:table-cell table:formula="of:=[Males.AQ36]+[Females.AQ36]" office:value-type="float" office:value="73718" calcext:value-type="float">
            <text:p>73,718</text:p>
          </table:table-cell>
          <table:table-cell table:formula="of:=[Males.AR36]+[Females.AR36]" office:value-type="float" office:value="76686" calcext:value-type="float">
            <text:p>76,686</text:p>
          </table:table-cell>
          <table:table-cell table:formula="of:=[Males.AS36]+[Females.AS36]" office:value-type="float" office:value="75830" calcext:value-type="float">
            <text:p>75,830</text:p>
          </table:table-cell>
          <table:table-cell table:formula="of:=[Males.AT36]+[Females.AT36]" office:value-type="float" office:value="78734" calcext:value-type="float">
            <text:p>78,734</text:p>
          </table:table-cell>
          <table:table-cell table:formula="of:=[Males.AU36]+[Females.AU36]" office:value-type="float" office:value="80368" calcext:value-type="float">
            <text:p>80,368</text:p>
          </table:table-cell>
          <table:table-cell table:formula="of:=[Males.AV36]+[Females.AV36]" office:value-type="float" office:value="81051" calcext:value-type="float">
            <text:p>81,051</text:p>
          </table:table-cell>
          <table:table-cell table:formula="of:=[Males.AW36]+[Females.AW36]" office:value-type="float" office:value="80477" calcext:value-type="float">
            <text:p>80,477</text:p>
          </table:table-cell>
          <table:table-cell table:formula="of:=[Males.AX36]+[Females.AX36]" office:value-type="float" office:value="83449" calcext:value-type="float">
            <text:p>83,449</text:p>
          </table:table-cell>
          <table:table-cell table:formula="of:=[Males.AY36]+[Females.AY36]" office:value-type="float" office:value="82472" calcext:value-type="float">
            <text:p>82,472</text:p>
          </table:table-cell>
          <table:table-cell table:formula="of:=[Males.AZ36]+[Females.AZ36]" office:value-type="float" office:value="82200" calcext:value-type="float">
            <text:p>82,200</text:p>
          </table:table-cell>
          <table:table-cell table:formula="of:=[Males.BA36]+[Females.BA36]" office:value-type="float" office:value="80377" calcext:value-type="float">
            <text:p>80,377</text:p>
          </table:table-cell>
          <table:table-cell table:formula="of:=[Males.BB36]+[Females.BB36]" office:value-type="float" office:value="78546" calcext:value-type="float">
            <text:p>78,546</text:p>
          </table:table-cell>
          <table:table-cell table:formula="of:=[Males.BC36]+[Females.BC36]" office:value-type="float" office:value="75940" calcext:value-type="float">
            <text:p>75,940</text:p>
          </table:table-cell>
          <table:table-cell table:formula="of:=[Males.BD36]+[Females.BD36]" office:value-type="float" office:value="75373" calcext:value-type="float">
            <text:p>75,373</text:p>
          </table:table-cell>
          <table:table-cell table:formula="of:=[Males.BE36]+[Females.BE36]" office:value-type="float" office:value="73387" calcext:value-type="float">
            <text:p>73,387</text:p>
          </table:table-cell>
          <table:table-cell table:formula="of:=[Males.BF36]+[Females.BF36]" office:value-type="float" office:value="71580" calcext:value-type="float">
            <text:p>71,580</text:p>
          </table:table-cell>
          <table:table-cell table:formula="of:=[Males.BG36]+[Females.BG36]" office:value-type="float" office:value="69373" calcext:value-type="float">
            <text:p>69,373</text:p>
          </table:table-cell>
          <table:table-cell table:formula="of:=[Males.BH36]+[Females.BH36]" office:value-type="float" office:value="66473" calcext:value-type="float">
            <text:p>66,473</text:p>
          </table:table-cell>
          <table:table-cell table:formula="of:=[Males.BI36]+[Females.BI36]" office:value-type="float" office:value="65609" calcext:value-type="float">
            <text:p>65,609</text:p>
          </table:table-cell>
          <table:table-cell table:formula="of:=[Males.BJ36]+[Females.BJ36]" office:value-type="float" office:value="64452" calcext:value-type="float">
            <text:p>64,452</text:p>
          </table:table-cell>
          <table:table-cell table:formula="of:=[Males.BK36]+[Females.BK36]" office:value-type="float" office:value="62182" calcext:value-type="float">
            <text:p>62,182</text:p>
          </table:table-cell>
          <table:table-cell table:formula="of:=[Males.BL36]+[Females.BL36]" office:value-type="float" office:value="62931" calcext:value-type="float">
            <text:p>62,931</text:p>
          </table:table-cell>
          <table:table-cell table:formula="of:=[Males.BM36]+[Females.BM36]" office:value-type="float" office:value="63028" calcext:value-type="float">
            <text:p>63,028</text:p>
          </table:table-cell>
          <table:table-cell table:formula="of:=[Males.BN36]+[Females.BN36]" office:value-type="float" office:value="64716" calcext:value-type="float">
            <text:p>64,716</text:p>
          </table:table-cell>
          <table:table-cell table:formula="of:=[Males.BO36]+[Females.BO36]" office:value-type="float" office:value="66698" calcext:value-type="float">
            <text:p>66,698</text:p>
          </table:table-cell>
          <table:table-cell table:formula="of:=[Males.BP36]+[Females.BP36]" office:value-type="float" office:value="72160" calcext:value-type="float">
            <text:p>72,160</text:p>
          </table:table-cell>
          <table:table-cell table:formula="of:=[Males.BQ36]+[Females.BQ36]" office:value-type="float" office:value="54608" calcext:value-type="float">
            <text:p>54,608</text:p>
          </table:table-cell>
          <table:table-cell table:formula="of:=[Males.BR36]+[Females.BR36]" office:value-type="float" office:value="51514" calcext:value-type="float">
            <text:p>51,514</text:p>
          </table:table-cell>
          <table:table-cell table:formula="of:=[Males.BS36]+[Females.BS36]" office:value-type="float" office:value="52402" calcext:value-type="float">
            <text:p>52,402</text:p>
          </table:table-cell>
          <table:table-cell table:formula="of:=[Males.BT36]+[Females.BT36]" office:value-type="float" office:value="50415" calcext:value-type="float">
            <text:p>50,415</text:p>
          </table:table-cell>
          <table:table-cell table:formula="of:=[Males.BU36]+[Females.BU36]" office:value-type="float" office:value="46195" calcext:value-type="float">
            <text:p>46,195</text:p>
          </table:table-cell>
          <table:table-cell table:formula="of:=[Males.BV36]+[Females.BV36]" office:value-type="float" office:value="42714" calcext:value-type="float">
            <text:p>42,714</text:p>
          </table:table-cell>
          <table:table-cell table:formula="of:=[Males.BW36]+[Females.BW36]" office:value-type="float" office:value="43353" calcext:value-type="float">
            <text:p>43,353</text:p>
          </table:table-cell>
          <table:table-cell table:formula="of:=[Males.BX36]+[Females.BX36]" office:value-type="float" office:value="42243" calcext:value-type="float">
            <text:p>42,243</text:p>
          </table:table-cell>
          <table:table-cell table:formula="of:=[Males.BY36]+[Females.BY36]" office:value-type="float" office:value="40870" calcext:value-type="float">
            <text:p>40,870</text:p>
          </table:table-cell>
          <table:table-cell table:formula="of:=[Males.BZ36]+[Females.BZ36]" office:value-type="float" office:value="38588" calcext:value-type="float">
            <text:p>38,588</text:p>
          </table:table-cell>
          <table:table-cell table:formula="of:=[Males.CA36]+[Females.CA36]" office:value-type="float" office:value="36985" calcext:value-type="float">
            <text:p>36,985</text:p>
          </table:table-cell>
          <table:table-cell table:formula="of:=[Males.CB36]+[Females.CB36]" office:value-type="float" office:value="34900" calcext:value-type="float">
            <text:p>34,900</text:p>
          </table:table-cell>
          <table:table-cell table:formula="of:=[Males.CC36]+[Females.CC36]" office:value-type="float" office:value="32200" calcext:value-type="float">
            <text:p>32,200</text:p>
          </table:table-cell>
          <table:table-cell table:formula="of:=[Males.CD36]+[Females.CD36]" office:value-type="float" office:value="29821" calcext:value-type="float">
            <text:p>29,821</text:p>
          </table:table-cell>
          <table:table-cell table:formula="of:=[Males.CE36]+[Females.CE36]" office:value-type="float" office:value="28973" calcext:value-type="float">
            <text:p>28,973</text:p>
          </table:table-cell>
          <table:table-cell table:formula="of:=[Males.CF36]+[Females.CF36]" office:value-type="float" office:value="26488" calcext:value-type="float">
            <text:p>26,488</text:p>
          </table:table-cell>
          <table:table-cell table:formula="of:=[Males.CG36]+[Females.CG36]" office:value-type="float" office:value="23753" calcext:value-type="float">
            <text:p>23,753</text:p>
          </table:table-cell>
          <table:table-cell table:formula="of:=[Males.CH36]+[Females.CH36]" office:value-type="float" office:value="21290" calcext:value-type="float">
            <text:p>21,290</text:p>
          </table:table-cell>
          <table:table-cell table:formula="of:=[Males.CI36]+[Females.CI36]" office:value-type="float" office:value="18374" calcext:value-type="float">
            <text:p>18,374</text:p>
          </table:table-cell>
          <table:table-cell table:formula="of:=[Males.CJ36]+[Females.CJ36]" office:value-type="float" office:value="16621" calcext:value-type="float">
            <text:p>16,621</text:p>
          </table:table-cell>
          <table:table-cell table:formula="of:=[Males.CK36]+[Females.CK36]" office:value-type="float" office:value="14789" calcext:value-type="float">
            <text:p>14,789</text:p>
          </table:table-cell>
          <table:table-cell table:formula="of:=[Males.CL36]+[Females.CL36]" office:value-type="float" office:value="12476" calcext:value-type="float">
            <text:p>12,476</text:p>
          </table:table-cell>
          <table:table-cell table:formula="of:=[Males.CM36]+[Females.CM36]" office:value-type="float" office:value="10778" calcext:value-type="float">
            <text:p>10,778</text:p>
          </table:table-cell>
          <table:table-cell table:formula="of:=[Males.CN36]+[Females.CN36]" office:value-type="float" office:value="37690" calcext:value-type="float">
            <text:p>37,690</text:p>
          </table:table-cell>
          <table:table-cell table:style-name="ce35" table:formula="of:=SUM([.B36:.CN36])" office:value-type="float" office:value="5327700" calcext:value-type="float">
            <text:p>5,327,700</text:p>
          </table:table-cell>
          <table:table-cell table:number-columns-repeated="931"/>
        </table:table-row>
        <table:table-row table:style-name="ro5">
          <table:table-cell table:formula="of:=[Males.A37]" office:value-type="float" office:value="2014" calcext:value-type="float">
            <text:p>2014</text:p>
          </table:table-cell>
          <table:table-cell table:formula="of:=[Males.B37]+[Females.B37]" office:value-type="float" office:value="56183" calcext:value-type="float">
            <text:p>56,183</text:p>
          </table:table-cell>
          <table:table-cell table:formula="of:=[Males.C37]+[Females.C37]" office:value-type="float" office:value="57384" calcext:value-type="float">
            <text:p>57,384</text:p>
          </table:table-cell>
          <table:table-cell table:formula="of:=[Males.D37]+[Females.D37]" office:value-type="float" office:value="59003" calcext:value-type="float">
            <text:p>59,003</text:p>
          </table:table-cell>
          <table:table-cell table:formula="of:=[Males.E37]+[Females.E37]" office:value-type="float" office:value="61001" calcext:value-type="float">
            <text:p>61,001</text:p>
          </table:table-cell>
          <table:table-cell table:formula="of:=[Males.F37]+[Females.F37]" office:value-type="float" office:value="58286" calcext:value-type="float">
            <text:p>58,286</text:p>
          </table:table-cell>
          <table:table-cell table:formula="of:=[Males.G37]+[Females.G37]" office:value-type="float" office:value="59796" calcext:value-type="float">
            <text:p>59,796</text:p>
          </table:table-cell>
          <table:table-cell table:formula="of:=[Males.H37]+[Females.H37]" office:value-type="float" office:value="59709" calcext:value-type="float">
            <text:p>59,709</text:p>
          </table:table-cell>
          <table:table-cell table:formula="of:=[Males.I37]+[Females.I37]" office:value-type="float" office:value="57299" calcext:value-type="float">
            <text:p>57,299</text:p>
          </table:table-cell>
          <table:table-cell table:formula="of:=[Males.J37]+[Females.J37]" office:value-type="float" office:value="56156" calcext:value-type="float">
            <text:p>56,156</text:p>
          </table:table-cell>
          <table:table-cell table:formula="of:=[Males.K37]+[Females.K37]" office:value-type="float" office:value="55761" calcext:value-type="float">
            <text:p>55,761</text:p>
          </table:table-cell>
          <table:table-cell table:formula="of:=[Males.L37]+[Females.L37]" office:value-type="float" office:value="54683" calcext:value-type="float">
            <text:p>54,683</text:p>
          </table:table-cell>
          <table:table-cell table:formula="of:=[Males.M37]+[Females.M37]" office:value-type="float" office:value="53049" calcext:value-type="float">
            <text:p>53,049</text:p>
          </table:table-cell>
          <table:table-cell table:formula="of:=[Males.N37]+[Females.N37]" office:value-type="float" office:value="52784" calcext:value-type="float">
            <text:p>52,784</text:p>
          </table:table-cell>
          <table:table-cell table:formula="of:=[Males.O37]+[Females.O37]" office:value-type="float" office:value="55000" calcext:value-type="float">
            <text:p>55,000</text:p>
          </table:table-cell>
          <table:table-cell table:formula="of:=[Males.P37]+[Females.P37]" office:value-type="float" office:value="56383" calcext:value-type="float">
            <text:p>56,383</text:p>
          </table:table-cell>
          <table:table-cell table:formula="of:=[Males.Q37]+[Females.Q37]" office:value-type="float" office:value="58564" calcext:value-type="float">
            <text:p>58,564</text:p>
          </table:table-cell>
          <table:table-cell table:formula="of:=[Males.R37]+[Females.R37]" office:value-type="float" office:value="59834" calcext:value-type="float">
            <text:p>59,834</text:p>
          </table:table-cell>
          <table:table-cell table:formula="of:=[Males.S37]+[Females.S37]" office:value-type="float" office:value="61823" calcext:value-type="float">
            <text:p>61,823</text:p>
          </table:table-cell>
          <table:table-cell table:formula="of:=[Males.T37]+[Females.T37]" office:value-type="float" office:value="62162" calcext:value-type="float">
            <text:p>62,162</text:p>
          </table:table-cell>
          <table:table-cell table:formula="of:=[Males.U37]+[Females.U37]" office:value-type="float" office:value="65888" calcext:value-type="float">
            <text:p>65,888</text:p>
          </table:table-cell>
          <table:table-cell table:formula="of:=[Males.V37]+[Females.V37]" office:value-type="float" office:value="69786" calcext:value-type="float">
            <text:p>69,786</text:p>
          </table:table-cell>
          <table:table-cell table:formula="of:=[Males.W37]+[Females.W37]" office:value-type="float" office:value="71902" calcext:value-type="float">
            <text:p>71,902</text:p>
          </table:table-cell>
          <table:table-cell table:formula="of:=[Males.X37]+[Females.X37]" office:value-type="float" office:value="76618" calcext:value-type="float">
            <text:p>76,618</text:p>
          </table:table-cell>
          <table:table-cell table:formula="of:=[Males.Y37]+[Females.Y37]" office:value-type="float" office:value="76858" calcext:value-type="float">
            <text:p>76,858</text:p>
          </table:table-cell>
          <table:table-cell table:formula="of:=[Males.Z37]+[Females.Z37]" office:value-type="float" office:value="73377" calcext:value-type="float">
            <text:p>73,377</text:p>
          </table:table-cell>
          <table:table-cell table:formula="of:=[Males.AA37]+[Females.AA37]" office:value-type="float" office:value="72857" calcext:value-type="float">
            <text:p>72,857</text:p>
          </table:table-cell>
          <table:table-cell table:formula="of:=[Males.AB37]+[Females.AB37]" office:value-type="float" office:value="73353" calcext:value-type="float">
            <text:p>73,353</text:p>
          </table:table-cell>
          <table:table-cell table:formula="of:=[Males.AC37]+[Females.AC37]" office:value-type="float" office:value="70921" calcext:value-type="float">
            <text:p>70,921</text:p>
          </table:table-cell>
          <table:table-cell table:formula="of:=[Males.AD37]+[Females.AD37]" office:value-type="float" office:value="70384" calcext:value-type="float">
            <text:p>70,384</text:p>
          </table:table-cell>
          <table:table-cell table:formula="of:=[Males.AE37]+[Females.AE37]" office:value-type="float" office:value="70043" calcext:value-type="float">
            <text:p>70,043</text:p>
          </table:table-cell>
          <table:table-cell table:formula="of:=[Males.AF37]+[Females.AF37]" office:value-type="float" office:value="67814" calcext:value-type="float">
            <text:p>67,814</text:p>
          </table:table-cell>
          <table:table-cell table:formula="of:=[Males.AG37]+[Females.AG37]" office:value-type="float" office:value="68824" calcext:value-type="float">
            <text:p>68,824</text:p>
          </table:table-cell>
          <table:table-cell table:formula="of:=[Males.AH37]+[Females.AH37]" office:value-type="float" office:value="69720" calcext:value-type="float">
            <text:p>69,720</text:p>
          </table:table-cell>
          <table:table-cell table:formula="of:=[Males.AI37]+[Females.AI37]" office:value-type="float" office:value="69328" calcext:value-type="float">
            <text:p>69,328</text:p>
          </table:table-cell>
          <table:table-cell table:formula="of:=[Males.AJ37]+[Females.AJ37]" office:value-type="float" office:value="67996" calcext:value-type="float">
            <text:p>67,996</text:p>
          </table:table-cell>
          <table:table-cell table:formula="of:=[Males.AK37]+[Females.AK37]" office:value-type="float" office:value="65631" calcext:value-type="float">
            <text:p>65,631</text:p>
          </table:table-cell>
          <table:table-cell table:formula="of:=[Males.AL37]+[Females.AL37]" office:value-type="float" office:value="61125" calcext:value-type="float">
            <text:p>61,125</text:p>
          </table:table-cell>
          <table:table-cell table:formula="of:=[Males.AM37]+[Females.AM37]" office:value-type="float" office:value="60145" calcext:value-type="float">
            <text:p>60,145</text:p>
          </table:table-cell>
          <table:table-cell table:formula="of:=[Males.AN37]+[Females.AN37]" office:value-type="float" office:value="63706" calcext:value-type="float">
            <text:p>63,706</text:p>
          </table:table-cell>
          <table:table-cell table:formula="of:=[Males.AO37]+[Females.AO37]" office:value-type="float" office:value="64350" calcext:value-type="float">
            <text:p>64,350</text:p>
          </table:table-cell>
          <table:table-cell table:formula="of:=[Males.AP37]+[Females.AP37]" office:value-type="float" office:value="65320" calcext:value-type="float">
            <text:p>65,320</text:p>
          </table:table-cell>
          <table:table-cell table:formula="of:=[Males.AQ37]+[Females.AQ37]" office:value-type="float" office:value="69361" calcext:value-type="float">
            <text:p>69,361</text:p>
          </table:table-cell>
          <table:table-cell table:formula="of:=[Males.AR37]+[Females.AR37]" office:value-type="float" office:value="73776" calcext:value-type="float">
            <text:p>73,776</text:p>
          </table:table-cell>
          <table:table-cell table:formula="of:=[Males.AS37]+[Females.AS37]" office:value-type="float" office:value="76693" calcext:value-type="float">
            <text:p>76,693</text:p>
          </table:table-cell>
          <table:table-cell table:formula="of:=[Males.AT37]+[Females.AT37]" office:value-type="float" office:value="75738" calcext:value-type="float">
            <text:p>75,738</text:p>
          </table:table-cell>
          <table:table-cell table:formula="of:=[Males.AU37]+[Females.AU37]" office:value-type="float" office:value="78763" calcext:value-type="float">
            <text:p>78,763</text:p>
          </table:table-cell>
          <table:table-cell table:formula="of:=[Males.AV37]+[Females.AV37]" office:value-type="float" office:value="80294" calcext:value-type="float">
            <text:p>80,294</text:p>
          </table:table-cell>
          <table:table-cell table:formula="of:=[Males.AW37]+[Females.AW37]" office:value-type="float" office:value="80936" calcext:value-type="float">
            <text:p>80,936</text:p>
          </table:table-cell>
          <table:table-cell table:formula="of:=[Males.AX37]+[Females.AX37]" office:value-type="float" office:value="80366" calcext:value-type="float">
            <text:p>80,366</text:p>
          </table:table-cell>
          <table:table-cell table:formula="of:=[Males.AY37]+[Females.AY37]" office:value-type="float" office:value="83319" calcext:value-type="float">
            <text:p>83,319</text:p>
          </table:table-cell>
          <table:table-cell table:formula="of:=[Males.AZ37]+[Females.AZ37]" office:value-type="float" office:value="82322" calcext:value-type="float">
            <text:p>82,322</text:p>
          </table:table-cell>
          <table:table-cell table:formula="of:=[Males.BA37]+[Females.BA37]" office:value-type="float" office:value="82095" calcext:value-type="float">
            <text:p>82,095</text:p>
          </table:table-cell>
          <table:table-cell table:formula="of:=[Males.BB37]+[Females.BB37]" office:value-type="float" office:value="80196" calcext:value-type="float">
            <text:p>80,196</text:p>
          </table:table-cell>
          <table:table-cell table:formula="of:=[Males.BC37]+[Females.BC37]" office:value-type="float" office:value="78292" calcext:value-type="float">
            <text:p>78,292</text:p>
          </table:table-cell>
          <table:table-cell table:formula="of:=[Males.BD37]+[Females.BD37]" office:value-type="float" office:value="75730" calcext:value-type="float">
            <text:p>75,730</text:p>
          </table:table-cell>
          <table:table-cell table:formula="of:=[Males.BE37]+[Females.BE37]" office:value-type="float" office:value="75220" calcext:value-type="float">
            <text:p>75,220</text:p>
          </table:table-cell>
          <table:table-cell table:formula="of:=[Males.BF37]+[Females.BF37]" office:value-type="float" office:value="73094" calcext:value-type="float">
            <text:p>73,094</text:p>
          </table:table-cell>
          <table:table-cell table:formula="of:=[Males.BG37]+[Females.BG37]" office:value-type="float" office:value="71253" calcext:value-type="float">
            <text:p>71,253</text:p>
          </table:table-cell>
          <table:table-cell table:formula="of:=[Males.BH37]+[Females.BH37]" office:value-type="float" office:value="69002" calcext:value-type="float">
            <text:p>69,002</text:p>
          </table:table-cell>
          <table:table-cell table:formula="of:=[Males.BI37]+[Females.BI37]" office:value-type="float" office:value="66084" calcext:value-type="float">
            <text:p>66,084</text:p>
          </table:table-cell>
          <table:table-cell table:formula="of:=[Males.BJ37]+[Females.BJ37]" office:value-type="float" office:value="65228" calcext:value-type="float">
            <text:p>65,228</text:p>
          </table:table-cell>
          <table:table-cell table:formula="of:=[Males.BK37]+[Females.BK37]" office:value-type="float" office:value="64048" calcext:value-type="float">
            <text:p>64,048</text:p>
          </table:table-cell>
          <table:table-cell table:formula="of:=[Males.BL37]+[Females.BL37]" office:value-type="float" office:value="61705" calcext:value-type="float">
            <text:p>61,705</text:p>
          </table:table-cell>
          <table:table-cell table:formula="of:=[Males.BM37]+[Females.BM37]" office:value-type="float" office:value="62338" calcext:value-type="float">
            <text:p>62,338</text:p>
          </table:table-cell>
          <table:table-cell table:formula="of:=[Males.BN37]+[Females.BN37]" office:value-type="float" office:value="62491" calcext:value-type="float">
            <text:p>62,491</text:p>
          </table:table-cell>
          <table:table-cell table:formula="of:=[Males.BO37]+[Females.BO37]" office:value-type="float" office:value="64011" calcext:value-type="float">
            <text:p>64,011</text:p>
          </table:table-cell>
          <table:table-cell table:formula="of:=[Males.BP37]+[Females.BP37]" office:value-type="float" office:value="65877" calcext:value-type="float">
            <text:p>65,877</text:p>
          </table:table-cell>
          <table:table-cell table:formula="of:=[Males.BQ37]+[Females.BQ37]" office:value-type="float" office:value="71230" calcext:value-type="float">
            <text:p>71,230</text:p>
          </table:table-cell>
          <table:table-cell table:formula="of:=[Males.BR37]+[Females.BR37]" office:value-type="float" office:value="53826" calcext:value-type="float">
            <text:p>53,826</text:p>
          </table:table-cell>
          <table:table-cell table:formula="of:=[Males.BS37]+[Females.BS37]" office:value-type="float" office:value="50633" calcext:value-type="float">
            <text:p>50,633</text:p>
          </table:table-cell>
          <table:table-cell table:formula="of:=[Males.BT37]+[Females.BT37]" office:value-type="float" office:value="51451" calcext:value-type="float">
            <text:p>51,451</text:p>
          </table:table-cell>
          <table:table-cell table:formula="of:=[Males.BU37]+[Females.BU37]" office:value-type="float" office:value="49318" calcext:value-type="float">
            <text:p>49,318</text:p>
          </table:table-cell>
          <table:table-cell table:formula="of:=[Males.BV37]+[Females.BV37]" office:value-type="float" office:value="45082" calcext:value-type="float">
            <text:p>45,082</text:p>
          </table:table-cell>
          <table:table-cell table:formula="of:=[Males.BW37]+[Females.BW37]" office:value-type="float" office:value="41612" calcext:value-type="float">
            <text:p>41,612</text:p>
          </table:table-cell>
          <table:table-cell table:formula="of:=[Males.BX37]+[Females.BX37]" office:value-type="float" office:value="42172" calcext:value-type="float">
            <text:p>42,172</text:p>
          </table:table-cell>
          <table:table-cell table:formula="of:=[Males.BY37]+[Females.BY37]" office:value-type="float" office:value="40966" calcext:value-type="float">
            <text:p>40,966</text:p>
          </table:table-cell>
          <table:table-cell table:formula="of:=[Males.BZ37]+[Females.BZ37]" office:value-type="float" office:value="39522" calcext:value-type="float">
            <text:p>39,522</text:p>
          </table:table-cell>
          <table:table-cell table:formula="of:=[Males.CA37]+[Females.CA37]" office:value-type="float" office:value="37191" calcext:value-type="float">
            <text:p>37,191</text:p>
          </table:table-cell>
          <table:table-cell table:formula="of:=[Males.CB37]+[Females.CB37]" office:value-type="float" office:value="35469" calcext:value-type="float">
            <text:p>35,469</text:p>
          </table:table-cell>
          <table:table-cell table:formula="of:=[Males.CC37]+[Females.CC37]" office:value-type="float" office:value="33266" calcext:value-type="float">
            <text:p>33,266</text:p>
          </table:table-cell>
          <table:table-cell table:formula="of:=[Males.CD37]+[Females.CD37]" office:value-type="float" office:value="30565" calcext:value-type="float">
            <text:p>30,565</text:p>
          </table:table-cell>
          <table:table-cell table:formula="of:=[Males.CE37]+[Females.CE37]" office:value-type="float" office:value="28208" calcext:value-type="float">
            <text:p>28,208</text:p>
          </table:table-cell>
          <table:table-cell table:formula="of:=[Males.CF37]+[Females.CF37]" office:value-type="float" office:value="27181" calcext:value-type="float">
            <text:p>27,181</text:p>
          </table:table-cell>
          <table:table-cell table:formula="of:=[Males.CG37]+[Females.CG37]" office:value-type="float" office:value="24593" calcext:value-type="float">
            <text:p>24,593</text:p>
          </table:table-cell>
          <table:table-cell table:formula="of:=[Males.CH37]+[Females.CH37]" office:value-type="float" office:value="21896" calcext:value-type="float">
            <text:p>21,896</text:p>
          </table:table-cell>
          <table:table-cell table:formula="of:=[Males.CI37]+[Females.CI37]" office:value-type="float" office:value="19405" calcext:value-type="float">
            <text:p>19,405</text:p>
          </table:table-cell>
          <table:table-cell table:formula="of:=[Males.CJ37]+[Females.CJ37]" office:value-type="float" office:value="16641" calcext:value-type="float">
            <text:p>16,641</text:p>
          </table:table-cell>
          <table:table-cell table:formula="of:=[Males.CK37]+[Females.CK37]" office:value-type="float" office:value="14850" calcext:value-type="float">
            <text:p>14,850</text:p>
          </table:table-cell>
          <table:table-cell table:formula="of:=[Males.CL37]+[Females.CL37]" office:value-type="float" office:value="13098" calcext:value-type="float">
            <text:p>13,098</text:p>
          </table:table-cell>
          <table:table-cell table:formula="of:=[Males.CM37]+[Females.CM37]" office:value-type="float" office:value="10835" calcext:value-type="float">
            <text:p>10,835</text:p>
          </table:table-cell>
          <table:table-cell table:formula="of:=[Males.CN37]+[Females.CN37]" office:value-type="float" office:value="39552" calcext:value-type="float">
            <text:p>39,552</text:p>
          </table:table-cell>
          <table:table-cell table:style-name="ce35" table:formula="of:=SUM([.B37:.CN37])" office:value-type="float" office:value="5347600" calcext:value-type="float">
            <text:p>5,347,600</text:p>
          </table:table-cell>
          <table:table-cell table:number-columns-repeated="931"/>
        </table:table-row>
        <table:table-row table:style-name="ro5">
          <table:table-cell table:formula="of:=[Males.A38]" office:value-type="float" office:value="2015" calcext:value-type="float">
            <text:p>2015</text:p>
          </table:table-cell>
          <table:table-cell table:formula="of:=[Males.B38]+[Females.B38]" office:value-type="float" office:value="56001" calcext:value-type="float">
            <text:p>56,001</text:p>
          </table:table-cell>
          <table:table-cell table:formula="of:=[Males.C38]+[Females.C38]" office:value-type="float" office:value="56678" calcext:value-type="float">
            <text:p>56,678</text:p>
          </table:table-cell>
          <table:table-cell table:formula="of:=[Males.D38]+[Females.D38]" office:value-type="float" office:value="57813" calcext:value-type="float">
            <text:p>57,813</text:p>
          </table:table-cell>
          <table:table-cell table:formula="of:=[Males.E38]+[Females.E38]" office:value-type="float" office:value="59341" calcext:value-type="float">
            <text:p>59,341</text:p>
          </table:table-cell>
          <table:table-cell table:formula="of:=[Males.F38]+[Females.F38]" office:value-type="float" office:value="61341" calcext:value-type="float">
            <text:p>61,341</text:p>
          </table:table-cell>
          <table:table-cell table:formula="of:=[Males.G38]+[Females.G38]" office:value-type="float" office:value="58497" calcext:value-type="float">
            <text:p>58,497</text:p>
          </table:table-cell>
          <table:table-cell table:formula="of:=[Males.H38]+[Females.H38]" office:value-type="float" office:value="60030" calcext:value-type="float">
            <text:p>60,030</text:p>
          </table:table-cell>
          <table:table-cell table:formula="of:=[Males.I38]+[Females.I38]" office:value-type="float" office:value="59905" calcext:value-type="float">
            <text:p>59,905</text:p>
          </table:table-cell>
          <table:table-cell table:formula="of:=[Males.J38]+[Females.J38]" office:value-type="float" office:value="57571" calcext:value-type="float">
            <text:p>57,571</text:p>
          </table:table-cell>
          <table:table-cell table:formula="of:=[Males.K38]+[Females.K38]" office:value-type="float" office:value="56353" calcext:value-type="float">
            <text:p>56,353</text:p>
          </table:table-cell>
          <table:table-cell table:formula="of:=[Males.L38]+[Females.L38]" office:value-type="float" office:value="55960" calcext:value-type="float">
            <text:p>55,960</text:p>
          </table:table-cell>
          <table:table-cell table:formula="of:=[Males.M38]+[Females.M38]" office:value-type="float" office:value="54864" calcext:value-type="float">
            <text:p>54,864</text:p>
          </table:table-cell>
          <table:table-cell table:formula="of:=[Males.N38]+[Females.N38]" office:value-type="float" office:value="53191" calcext:value-type="float">
            <text:p>53,191</text:p>
          </table:table-cell>
          <table:table-cell table:formula="of:=[Males.O38]+[Females.O38]" office:value-type="float" office:value="52935" calcext:value-type="float">
            <text:p>52,935</text:p>
          </table:table-cell>
          <table:table-cell table:formula="of:=[Males.P38]+[Females.P38]" office:value-type="float" office:value="55192" calcext:value-type="float">
            <text:p>55,192</text:p>
          </table:table-cell>
          <table:table-cell table:formula="of:=[Males.Q38]+[Females.Q38]" office:value-type="float" office:value="56590" calcext:value-type="float">
            <text:p>56,590</text:p>
          </table:table-cell>
          <table:table-cell table:formula="of:=[Males.R38]+[Females.R38]" office:value-type="float" office:value="58760" calcext:value-type="float">
            <text:p>58,760</text:p>
          </table:table-cell>
          <table:table-cell table:formula="of:=[Males.S38]+[Females.S38]" office:value-type="float" office:value="60074" calcext:value-type="float">
            <text:p>60,074</text:p>
          </table:table-cell>
          <table:table-cell table:formula="of:=[Males.T38]+[Females.T38]" office:value-type="float" office:value="62576" calcext:value-type="float">
            <text:p>62,576</text:p>
          </table:table-cell>
          <table:table-cell table:formula="of:=[Males.U38]+[Females.U38]" office:value-type="float" office:value="65983" calcext:value-type="float">
            <text:p>65,983</text:p>
          </table:table-cell>
          <table:table-cell table:formula="of:=[Males.V38]+[Females.V38]" office:value-type="float" office:value="68431" calcext:value-type="float">
            <text:p>68,431</text:p>
          </table:table-cell>
          <table:table-cell table:formula="of:=[Males.W38]+[Females.W38]" office:value-type="float" office:value="71367" calcext:value-type="float">
            <text:p>71,367</text:p>
          </table:table-cell>
          <table:table-cell table:formula="of:=[Males.X38]+[Females.X38]" office:value-type="float" office:value="73141" calcext:value-type="float">
            <text:p>73,141</text:p>
          </table:table-cell>
          <table:table-cell table:formula="of:=[Males.Y38]+[Females.Y38]" office:value-type="float" office:value="77485" calcext:value-type="float">
            <text:p>77,485</text:p>
          </table:table-cell>
          <table:table-cell table:formula="of:=[Males.Z38]+[Females.Z38]" office:value-type="float" office:value="77246" calcext:value-type="float">
            <text:p>77,246</text:p>
          </table:table-cell>
          <table:table-cell table:formula="of:=[Males.AA38]+[Females.AA38]" office:value-type="float" office:value="74147" calcext:value-type="float">
            <text:p>74,147</text:p>
          </table:table-cell>
          <table:table-cell table:formula="of:=[Males.AB38]+[Females.AB38]" office:value-type="float" office:value="73527" calcext:value-type="float">
            <text:p>73,527</text:p>
          </table:table-cell>
          <table:table-cell table:formula="of:=[Males.AC38]+[Females.AC38]" office:value-type="float" office:value="73839" calcext:value-type="float">
            <text:p>73,839</text:p>
          </table:table-cell>
          <table:table-cell table:formula="of:=[Males.AD38]+[Females.AD38]" office:value-type="float" office:value="71408" calcext:value-type="float">
            <text:p>71,408</text:p>
          </table:table-cell>
          <table:table-cell table:formula="of:=[Males.AE38]+[Females.AE38]" office:value-type="float" office:value="70965" calcext:value-type="float">
            <text:p>70,965</text:p>
          </table:table-cell>
          <table:table-cell table:formula="of:=[Males.AF38]+[Females.AF38]" office:value-type="float" office:value="70533" calcext:value-type="float">
            <text:p>70,533</text:p>
          </table:table-cell>
          <table:table-cell table:formula="of:=[Males.AG38]+[Females.AG38]" office:value-type="float" office:value="68276" calcext:value-type="float">
            <text:p>68,276</text:p>
          </table:table-cell>
          <table:table-cell table:formula="of:=[Males.AH38]+[Females.AH38]" office:value-type="float" office:value="69258" calcext:value-type="float">
            <text:p>69,258</text:p>
          </table:table-cell>
          <table:table-cell table:formula="of:=[Males.AI38]+[Females.AI38]" office:value-type="float" office:value="70132" calcext:value-type="float">
            <text:p>70,132</text:p>
          </table:table-cell>
          <table:table-cell table:formula="of:=[Males.AJ38]+[Females.AJ38]" office:value-type="float" office:value="69701" calcext:value-type="float">
            <text:p>69,701</text:p>
          </table:table-cell>
          <table:table-cell table:formula="of:=[Males.AK38]+[Females.AK38]" office:value-type="float" office:value="68314" calcext:value-type="float">
            <text:p>68,314</text:p>
          </table:table-cell>
          <table:table-cell table:formula="of:=[Males.AL38]+[Females.AL38]" office:value-type="float" office:value="66079" calcext:value-type="float">
            <text:p>66,079</text:p>
          </table:table-cell>
          <table:table-cell table:formula="of:=[Males.AM38]+[Females.AM38]" office:value-type="float" office:value="61363" calcext:value-type="float">
            <text:p>61,363</text:p>
          </table:table-cell>
          <table:table-cell table:formula="of:=[Males.AN38]+[Females.AN38]" office:value-type="float" office:value="60428" calcext:value-type="float">
            <text:p>60,428</text:p>
          </table:table-cell>
          <table:table-cell table:formula="of:=[Males.AO38]+[Females.AO38]" office:value-type="float" office:value="63953" calcext:value-type="float">
            <text:p>63,953</text:p>
          </table:table-cell>
          <table:table-cell table:formula="of:=[Males.AP38]+[Females.AP38]" office:value-type="float" office:value="64459" calcext:value-type="float">
            <text:p>64,459</text:p>
          </table:table-cell>
          <table:table-cell table:formula="of:=[Males.AQ38]+[Females.AQ38]" office:value-type="float" office:value="65347" calcext:value-type="float">
            <text:p>65,347</text:p>
          </table:table-cell>
          <table:table-cell table:formula="of:=[Males.AR38]+[Females.AR38]" office:value-type="float" office:value="69421" calcext:value-type="float">
            <text:p>69,421</text:p>
          </table:table-cell>
          <table:table-cell table:formula="of:=[Males.AS38]+[Females.AS38]" office:value-type="float" office:value="73863" calcext:value-type="float">
            <text:p>73,863</text:p>
          </table:table-cell>
          <table:table-cell table:formula="of:=[Males.AT38]+[Females.AT38]" office:value-type="float" office:value="76735" calcext:value-type="float">
            <text:p>76,735</text:p>
          </table:table-cell>
          <table:table-cell table:formula="of:=[Males.AU38]+[Females.AU38]" office:value-type="float" office:value="75732" calcext:value-type="float">
            <text:p>75,732</text:p>
          </table:table-cell>
          <table:table-cell table:formula="of:=[Males.AV38]+[Females.AV38]" office:value-type="float" office:value="78720" calcext:value-type="float">
            <text:p>78,720</text:p>
          </table:table-cell>
          <table:table-cell table:formula="of:=[Males.AW38]+[Females.AW38]" office:value-type="float" office:value="80228" calcext:value-type="float">
            <text:p>80,228</text:p>
          </table:table-cell>
          <table:table-cell table:formula="of:=[Males.AX38]+[Females.AX38]" office:value-type="float" office:value="80816" calcext:value-type="float">
            <text:p>80,816</text:p>
          </table:table-cell>
          <table:table-cell table:formula="of:=[Males.AY38]+[Females.AY38]" office:value-type="float" office:value="80322" calcext:value-type="float">
            <text:p>80,322</text:p>
          </table:table-cell>
          <table:table-cell table:formula="of:=[Males.AZ38]+[Females.AZ38]" office:value-type="float" office:value="83200" calcext:value-type="float">
            <text:p>83,200</text:p>
          </table:table-cell>
          <table:table-cell table:formula="of:=[Males.BA38]+[Females.BA38]" office:value-type="float" office:value="82142" calcext:value-type="float">
            <text:p>82,142</text:p>
          </table:table-cell>
          <table:table-cell table:formula="of:=[Males.BB38]+[Females.BB38]" office:value-type="float" office:value="81807" calcext:value-type="float">
            <text:p>81,807</text:p>
          </table:table-cell>
          <table:table-cell table:formula="of:=[Males.BC38]+[Females.BC38]" office:value-type="float" office:value="79957" calcext:value-type="float">
            <text:p>79,957</text:p>
          </table:table-cell>
          <table:table-cell table:formula="of:=[Males.BD38]+[Females.BD38]" office:value-type="float" office:value="78187" calcext:value-type="float">
            <text:p>78,187</text:p>
          </table:table-cell>
          <table:table-cell table:formula="of:=[Males.BE38]+[Females.BE38]" office:value-type="float" office:value="75506" calcext:value-type="float">
            <text:p>75,506</text:p>
          </table:table-cell>
          <table:table-cell table:formula="of:=[Males.BF38]+[Females.BF38]" office:value-type="float" office:value="74932" calcext:value-type="float">
            <text:p>74,932</text:p>
          </table:table-cell>
          <table:table-cell table:formula="of:=[Males.BG38]+[Females.BG38]" office:value-type="float" office:value="72849" calcext:value-type="float">
            <text:p>72,849</text:p>
          </table:table-cell>
          <table:table-cell table:formula="of:=[Males.BH38]+[Females.BH38]" office:value-type="float" office:value="70878" calcext:value-type="float">
            <text:p>70,878</text:p>
          </table:table-cell>
          <table:table-cell table:formula="of:=[Males.BI38]+[Females.BI38]" office:value-type="float" office:value="68655" calcext:value-type="float">
            <text:p>68,655</text:p>
          </table:table-cell>
          <table:table-cell table:formula="of:=[Males.BJ38]+[Females.BJ38]" office:value-type="float" office:value="65720" calcext:value-type="float">
            <text:p>65,720</text:p>
          </table:table-cell>
          <table:table-cell table:formula="of:=[Males.BK38]+[Females.BK38]" office:value-type="float" office:value="64782" calcext:value-type="float">
            <text:p>64,782</text:p>
          </table:table-cell>
          <table:table-cell table:formula="of:=[Males.BL38]+[Females.BL38]" office:value-type="float" office:value="63577" calcext:value-type="float">
            <text:p>63,577</text:p>
          </table:table-cell>
          <table:table-cell table:formula="of:=[Males.BM38]+[Females.BM38]" office:value-type="float" office:value="61183" calcext:value-type="float">
            <text:p>61,183</text:p>
          </table:table-cell>
          <table:table-cell table:formula="of:=[Males.BN38]+[Females.BN38]" office:value-type="float" office:value="61736" calcext:value-type="float">
            <text:p>61,736</text:p>
          </table:table-cell>
          <table:table-cell table:formula="of:=[Males.BO38]+[Females.BO38]" office:value-type="float" office:value="61768" calcext:value-type="float">
            <text:p>61,768</text:p>
          </table:table-cell>
          <table:table-cell table:formula="of:=[Males.BP38]+[Females.BP38]" office:value-type="float" office:value="63190" calcext:value-type="float">
            <text:p>63,190</text:p>
          </table:table-cell>
          <table:table-cell table:formula="of:=[Males.BQ38]+[Females.BQ38]" office:value-type="float" office:value="65005" calcext:value-type="float">
            <text:p>65,005</text:p>
          </table:table-cell>
          <table:table-cell table:formula="of:=[Males.BR38]+[Females.BR38]" office:value-type="float" office:value="70181" calcext:value-type="float">
            <text:p>70,181</text:p>
          </table:table-cell>
          <table:table-cell table:formula="of:=[Males.BS38]+[Females.BS38]" office:value-type="float" office:value="52811" calcext:value-type="float">
            <text:p>52,811</text:p>
          </table:table-cell>
          <table:table-cell table:formula="of:=[Males.BT38]+[Females.BT38]" office:value-type="float" office:value="49594" calcext:value-type="float">
            <text:p>49,594</text:p>
          </table:table-cell>
          <table:table-cell table:formula="of:=[Males.BU38]+[Females.BU38]" office:value-type="float" office:value="50402" calcext:value-type="float">
            <text:p>50,402</text:p>
          </table:table-cell>
          <table:table-cell table:formula="of:=[Males.BV38]+[Females.BV38]" office:value-type="float" office:value="48067" calcext:value-type="float">
            <text:p>48,067</text:p>
          </table:table-cell>
          <table:table-cell table:formula="of:=[Males.BW38]+[Females.BW38]" office:value-type="float" office:value="43865" calcext:value-type="float">
            <text:p>43,865</text:p>
          </table:table-cell>
          <table:table-cell table:formula="of:=[Males.BX38]+[Females.BX38]" office:value-type="float" office:value="40398" calcext:value-type="float">
            <text:p>40,398</text:p>
          </table:table-cell>
          <table:table-cell table:formula="of:=[Males.BY38]+[Females.BY38]" office:value-type="float" office:value="40800" calcext:value-type="float">
            <text:p>40,800</text:p>
          </table:table-cell>
          <table:table-cell table:formula="of:=[Males.BZ38]+[Females.BZ38]" office:value-type="float" office:value="39510" calcext:value-type="float">
            <text:p>39,510</text:p>
          </table:table-cell>
          <table:table-cell table:formula="of:=[Males.CA38]+[Females.CA38]" office:value-type="float" office:value="37998" calcext:value-type="float">
            <text:p>37,998</text:p>
          </table:table-cell>
          <table:table-cell table:formula="of:=[Males.CB38]+[Females.CB38]" office:value-type="float" office:value="35493" calcext:value-type="float">
            <text:p>35,493</text:p>
          </table:table-cell>
          <table:table-cell table:formula="of:=[Males.CC38]+[Females.CC38]" office:value-type="float" office:value="33768" calcext:value-type="float">
            <text:p>33,768</text:p>
          </table:table-cell>
          <table:table-cell table:formula="of:=[Males.CD38]+[Females.CD38]" office:value-type="float" office:value="31477" calcext:value-type="float">
            <text:p>31,477</text:p>
          </table:table-cell>
          <table:table-cell table:formula="of:=[Males.CE38]+[Females.CE38]" office:value-type="float" office:value="28857" calcext:value-type="float">
            <text:p>28,857</text:p>
          </table:table-cell>
          <table:table-cell table:formula="of:=[Males.CF38]+[Females.CF38]" office:value-type="float" office:value="26397" calcext:value-type="float">
            <text:p>26,397</text:p>
          </table:table-cell>
          <table:table-cell table:formula="of:=[Males.CG38]+[Females.CG38]" office:value-type="float" office:value="25116" calcext:value-type="float">
            <text:p>25,116</text:p>
          </table:table-cell>
          <table:table-cell table:formula="of:=[Males.CH38]+[Females.CH38]" office:value-type="float" office:value="22494" calcext:value-type="float">
            <text:p>22,494</text:p>
          </table:table-cell>
          <table:table-cell table:formula="of:=[Males.CI38]+[Females.CI38]" office:value-type="float" office:value="19821" calcext:value-type="float">
            <text:p>19,821</text:p>
          </table:table-cell>
          <table:table-cell table:formula="of:=[Males.CJ38]+[Females.CJ38]" office:value-type="float" office:value="17425" calcext:value-type="float">
            <text:p>17,425</text:p>
          </table:table-cell>
          <table:table-cell table:formula="of:=[Males.CK38]+[Females.CK38]" office:value-type="float" office:value="14672" calcext:value-type="float">
            <text:p>14,672</text:p>
          </table:table-cell>
          <table:table-cell table:formula="of:=[Males.CL38]+[Females.CL38]" office:value-type="float" office:value="12855" calcext:value-type="float">
            <text:p>12,855</text:p>
          </table:table-cell>
          <table:table-cell table:formula="of:=[Males.CM38]+[Females.CM38]" office:value-type="float" office:value="11239" calcext:value-type="float">
            <text:p>11,239</text:p>
          </table:table-cell>
          <table:table-cell table:formula="of:=[Males.CN38]+[Females.CN38]" office:value-type="float" office:value="39795" calcext:value-type="float">
            <text:p>39,795</text:p>
          </table:table-cell>
          <table:table-cell table:style-name="ce35" table:formula="of:=SUM([.B38:.CN38])" office:value-type="float" office:value="5373000" calcext:value-type="float">
            <text:p>5,373,000</text:p>
          </table:table-cell>
          <table:table-cell table:number-columns-repeated="931"/>
        </table:table-row>
        <table:table-row table:style-name="ro5">
          <table:table-cell table:formula="of:=[Males.A39]" office:value-type="float" office:value="2016" calcext:value-type="float">
            <text:p>2016</text:p>
          </table:table-cell>
          <table:table-cell table:formula="of:=[Males.B39]+[Females.B39]" office:value-type="float" office:value="55516" calcext:value-type="float">
            <text:p>55,516</text:p>
          </table:table-cell>
          <table:table-cell table:formula="of:=[Males.C39]+[Females.C39]" office:value-type="float" office:value="56584" calcext:value-type="float">
            <text:p>56,584</text:p>
          </table:table-cell>
          <table:table-cell table:formula="of:=[Males.D39]+[Females.D39]" office:value-type="float" office:value="57165" calcext:value-type="float">
            <text:p>57,165</text:p>
          </table:table-cell>
          <table:table-cell table:formula="of:=[Males.E39]+[Females.E39]" office:value-type="float" office:value="58232" calcext:value-type="float">
            <text:p>58,232</text:p>
          </table:table-cell>
          <table:table-cell table:formula="of:=[Males.F39]+[Females.F39]" office:value-type="float" office:value="59741" calcext:value-type="float">
            <text:p>59,741</text:p>
          </table:table-cell>
          <table:table-cell table:formula="of:=[Males.G39]+[Females.G39]" office:value-type="float" office:value="61695" calcext:value-type="float">
            <text:p>61,695</text:p>
          </table:table-cell>
          <table:table-cell table:formula="of:=[Males.H39]+[Females.H39]" office:value-type="float" office:value="58801" calcext:value-type="float">
            <text:p>58,801</text:p>
          </table:table-cell>
          <table:table-cell table:formula="of:=[Males.I39]+[Females.I39]" office:value-type="float" office:value="60336" calcext:value-type="float">
            <text:p>60,336</text:p>
          </table:table-cell>
          <table:table-cell table:formula="of:=[Males.J39]+[Females.J39]" office:value-type="float" office:value="60184" calcext:value-type="float">
            <text:p>60,184</text:p>
          </table:table-cell>
          <table:table-cell table:formula="of:=[Males.K39]+[Females.K39]" office:value-type="float" office:value="57846" calcext:value-type="float">
            <text:p>57,846</text:p>
          </table:table-cell>
          <table:table-cell table:formula="of:=[Males.L39]+[Females.L39]" office:value-type="float" office:value="56634" calcext:value-type="float">
            <text:p>56,634</text:p>
          </table:table-cell>
          <table:table-cell table:formula="of:=[Males.M39]+[Females.M39]" office:value-type="float" office:value="56142" calcext:value-type="float">
            <text:p>56,142</text:p>
          </table:table-cell>
          <table:table-cell table:formula="of:=[Males.N39]+[Females.N39]" office:value-type="float" office:value="55083" calcext:value-type="float">
            <text:p>55,083</text:p>
          </table:table-cell>
          <table:table-cell table:formula="of:=[Males.O39]+[Females.O39]" office:value-type="float" office:value="53398" calcext:value-type="float">
            <text:p>53,398</text:p>
          </table:table-cell>
          <table:table-cell table:formula="of:=[Males.P39]+[Females.P39]" office:value-type="float" office:value="53121" calcext:value-type="float">
            <text:p>53,121</text:p>
          </table:table-cell>
          <table:table-cell table:formula="of:=[Males.Q39]+[Females.Q39]" office:value-type="float" office:value="55439" calcext:value-type="float">
            <text:p>55,439</text:p>
          </table:table-cell>
          <table:table-cell table:formula="of:=[Males.R39]+[Females.R39]" office:value-type="float" office:value="56863" calcext:value-type="float">
            <text:p>56,863</text:p>
          </table:table-cell>
          <table:table-cell table:formula="of:=[Males.S39]+[Females.S39]" office:value-type="float" office:value="58981" calcext:value-type="float">
            <text:p>58,981</text:p>
          </table:table-cell>
          <table:table-cell table:formula="of:=[Males.T39]+[Females.T39]" office:value-type="float" office:value="60951" calcext:value-type="float">
            <text:p>60,951</text:p>
          </table:table-cell>
          <table:table-cell table:formula="of:=[Males.U39]+[Females.U39]" office:value-type="float" office:value="66426" calcext:value-type="float">
            <text:p>66,426</text:p>
          </table:table-cell>
          <table:table-cell table:formula="of:=[Males.V39]+[Females.V39]" office:value-type="float" office:value="68524" calcext:value-type="float">
            <text:p>68,524</text:p>
          </table:table-cell>
          <table:table-cell table:formula="of:=[Males.W39]+[Females.W39]" office:value-type="float" office:value="70098" calcext:value-type="float">
            <text:p>70,098</text:p>
          </table:table-cell>
          <table:table-cell table:formula="of:=[Males.X39]+[Females.X39]" office:value-type="float" office:value="72575" calcext:value-type="float">
            <text:p>72,575</text:p>
          </table:table-cell>
          <table:table-cell table:formula="of:=[Males.Y39]+[Females.Y39]" office:value-type="float" office:value="74422" calcext:value-type="float">
            <text:p>74,422</text:p>
          </table:table-cell>
          <table:table-cell table:formula="of:=[Males.Z39]+[Females.Z39]" office:value-type="float" office:value="78348" calcext:value-type="float">
            <text:p>78,348</text:p>
          </table:table-cell>
          <table:table-cell table:formula="of:=[Males.AA39]+[Females.AA39]" office:value-type="float" office:value="78055" calcext:value-type="float">
            <text:p>78,055</text:p>
          </table:table-cell>
          <table:table-cell table:formula="of:=[Males.AB39]+[Females.AB39]" office:value-type="float" office:value="74943" calcext:value-type="float">
            <text:p>74,943</text:p>
          </table:table-cell>
          <table:table-cell table:formula="of:=[Males.AC39]+[Females.AC39]" office:value-type="float" office:value="74420" calcext:value-type="float">
            <text:p>74,420</text:p>
          </table:table-cell>
          <table:table-cell table:formula="of:=[Males.AD39]+[Females.AD39]" office:value-type="float" office:value="74513" calcext:value-type="float">
            <text:p>74,513</text:p>
          </table:table-cell>
          <table:table-cell table:formula="of:=[Males.AE39]+[Females.AE39]" office:value-type="float" office:value="72193" calcext:value-type="float">
            <text:p>72,193</text:p>
          </table:table-cell>
          <table:table-cell table:formula="of:=[Males.AF39]+[Females.AF39]" office:value-type="float" office:value="71566" calcext:value-type="float">
            <text:p>71,566</text:p>
          </table:table-cell>
          <table:table-cell table:formula="of:=[Males.AG39]+[Females.AG39]" office:value-type="float" office:value="71086" calcext:value-type="float">
            <text:p>71,086</text:p>
          </table:table-cell>
          <table:table-cell table:formula="of:=[Males.AH39]+[Females.AH39]" office:value-type="float" office:value="68875" calcext:value-type="float">
            <text:p>68,875</text:p>
          </table:table-cell>
          <table:table-cell table:formula="of:=[Males.AI39]+[Females.AI39]" office:value-type="float" office:value="69755" calcext:value-type="float">
            <text:p>69,755</text:p>
          </table:table-cell>
          <table:table-cell table:formula="of:=[Males.AJ39]+[Females.AJ39]" office:value-type="float" office:value="70631" calcext:value-type="float">
            <text:p>70,631</text:p>
          </table:table-cell>
          <table:table-cell table:formula="of:=[Males.AK39]+[Females.AK39]" office:value-type="float" office:value="70100" calcext:value-type="float">
            <text:p>70,100</text:p>
          </table:table-cell>
          <table:table-cell table:formula="of:=[Males.AL39]+[Females.AL39]" office:value-type="float" office:value="68696" calcext:value-type="float">
            <text:p>68,696</text:p>
          </table:table-cell>
          <table:table-cell table:formula="of:=[Males.AM39]+[Females.AM39]" office:value-type="float" office:value="66397" calcext:value-type="float">
            <text:p>66,397</text:p>
          </table:table-cell>
          <table:table-cell table:formula="of:=[Males.AN39]+[Females.AN39]" office:value-type="float" office:value="61788" calcext:value-type="float">
            <text:p>61,788</text:p>
          </table:table-cell>
          <table:table-cell table:formula="of:=[Males.AO39]+[Females.AO39]" office:value-type="float" office:value="60772" calcext:value-type="float">
            <text:p>60,772</text:p>
          </table:table-cell>
          <table:table-cell table:formula="of:=[Males.AP39]+[Females.AP39]" office:value-type="float" office:value="64126" calcext:value-type="float">
            <text:p>64,126</text:p>
          </table:table-cell>
          <table:table-cell table:formula="of:=[Males.AQ39]+[Females.AQ39]" office:value-type="float" office:value="64558" calcext:value-type="float">
            <text:p>64,558</text:p>
          </table:table-cell>
          <table:table-cell table:formula="of:=[Males.AR39]+[Females.AR39]" office:value-type="float" office:value="65486" calcext:value-type="float">
            <text:p>65,486</text:p>
          </table:table-cell>
          <table:table-cell table:formula="of:=[Males.AS39]+[Females.AS39]" office:value-type="float" office:value="69586" calcext:value-type="float">
            <text:p>69,586</text:p>
          </table:table-cell>
          <table:table-cell table:formula="of:=[Males.AT39]+[Females.AT39]" office:value-type="float" office:value="73882" calcext:value-type="float">
            <text:p>73,882</text:p>
          </table:table-cell>
          <table:table-cell table:formula="of:=[Males.AU39]+[Females.AU39]" office:value-type="float" office:value="76789" calcext:value-type="float">
            <text:p>76,789</text:p>
          </table:table-cell>
          <table:table-cell table:formula="of:=[Males.AV39]+[Females.AV39]" office:value-type="float" office:value="75703" calcext:value-type="float">
            <text:p>75,703</text:p>
          </table:table-cell>
          <table:table-cell table:formula="of:=[Males.AW39]+[Females.AW39]" office:value-type="float" office:value="78786" calcext:value-type="float">
            <text:p>78,786</text:p>
          </table:table-cell>
          <table:table-cell table:formula="of:=[Males.AX39]+[Females.AX39]" office:value-type="float" office:value="80211" calcext:value-type="float">
            <text:p>80,211</text:p>
          </table:table-cell>
          <table:table-cell table:formula="of:=[Males.AY39]+[Females.AY39]" office:value-type="float" office:value="80762" calcext:value-type="float">
            <text:p>80,762</text:p>
          </table:table-cell>
          <table:table-cell table:formula="of:=[Males.AZ39]+[Females.AZ39]" office:value-type="float" office:value="80186" calcext:value-type="float">
            <text:p>80,186</text:p>
          </table:table-cell>
          <table:table-cell table:formula="of:=[Males.BA39]+[Females.BA39]" office:value-type="float" office:value="83067" calcext:value-type="float">
            <text:p>83,067</text:p>
          </table:table-cell>
          <table:table-cell table:formula="of:=[Males.BB39]+[Females.BB39]" office:value-type="float" office:value="81988" calcext:value-type="float">
            <text:p>81,988</text:p>
          </table:table-cell>
          <table:table-cell table:formula="of:=[Males.BC39]+[Females.BC39]" office:value-type="float" office:value="81648" calcext:value-type="float">
            <text:p>81,648</text:p>
          </table:table-cell>
          <table:table-cell table:formula="of:=[Males.BD39]+[Females.BD39]" office:value-type="float" office:value="79802" calcext:value-type="float">
            <text:p>79,802</text:p>
          </table:table-cell>
          <table:table-cell table:formula="of:=[Males.BE39]+[Females.BE39]" office:value-type="float" office:value="77970" calcext:value-type="float">
            <text:p>77,970</text:p>
          </table:table-cell>
          <table:table-cell table:formula="of:=[Males.BF39]+[Females.BF39]" office:value-type="float" office:value="75289" calcext:value-type="float">
            <text:p>75,289</text:p>
          </table:table-cell>
          <table:table-cell table:formula="of:=[Males.BG39]+[Females.BG39]" office:value-type="float" office:value="74614" calcext:value-type="float">
            <text:p>74,614</text:p>
          </table:table-cell>
          <table:table-cell table:formula="of:=[Males.BH39]+[Females.BH39]" office:value-type="float" office:value="72473" calcext:value-type="float">
            <text:p>72,473</text:p>
          </table:table-cell>
          <table:table-cell table:formula="of:=[Males.BI39]+[Females.BI39]" office:value-type="float" office:value="70475" calcext:value-type="float">
            <text:p>70,475</text:p>
          </table:table-cell>
          <table:table-cell table:formula="of:=[Males.BJ39]+[Females.BJ39]" office:value-type="float" office:value="68252" calcext:value-type="float">
            <text:p>68,252</text:p>
          </table:table-cell>
          <table:table-cell table:formula="of:=[Males.BK39]+[Females.BK39]" office:value-type="float" office:value="65332" calcext:value-type="float">
            <text:p>65,332</text:p>
          </table:table-cell>
          <table:table-cell table:formula="of:=[Males.BL39]+[Females.BL39]" office:value-type="float" office:value="64365" calcext:value-type="float">
            <text:p>64,365</text:p>
          </table:table-cell>
          <table:table-cell table:formula="of:=[Males.BM39]+[Females.BM39]" office:value-type="float" office:value="62976" calcext:value-type="float">
            <text:p>62,976</text:p>
          </table:table-cell>
          <table:table-cell table:formula="of:=[Males.BN39]+[Females.BN39]" office:value-type="float" office:value="60627" calcext:value-type="float">
            <text:p>60,627</text:p>
          </table:table-cell>
          <table:table-cell table:formula="of:=[Males.BO39]+[Females.BO39]" office:value-type="float" office:value="61076" calcext:value-type="float">
            <text:p>61,076</text:p>
          </table:table-cell>
          <table:table-cell table:formula="of:=[Males.BP39]+[Females.BP39]" office:value-type="float" office:value="61082" calcext:value-type="float">
            <text:p>61,082</text:p>
          </table:table-cell>
          <table:table-cell table:formula="of:=[Males.BQ39]+[Females.BQ39]" office:value-type="float" office:value="62320" calcext:value-type="float">
            <text:p>62,320</text:p>
          </table:table-cell>
          <table:table-cell table:formula="of:=[Males.BR39]+[Females.BR39]" office:value-type="float" office:value="64019" calcext:value-type="float">
            <text:p>64,019</text:p>
          </table:table-cell>
          <table:table-cell table:formula="of:=[Males.BS39]+[Females.BS39]" office:value-type="float" office:value="69027" calcext:value-type="float">
            <text:p>69,027</text:p>
          </table:table-cell>
          <table:table-cell table:formula="of:=[Males.BT39]+[Females.BT39]" office:value-type="float" office:value="51771" calcext:value-type="float">
            <text:p>51,771</text:p>
          </table:table-cell>
          <table:table-cell table:formula="of:=[Males.BU39]+[Females.BU39]" office:value-type="float" office:value="48550" calcext:value-type="float">
            <text:p>48,550</text:p>
          </table:table-cell>
          <table:table-cell table:formula="of:=[Males.BV39]+[Females.BV39]" office:value-type="float" office:value="49278" calcext:value-type="float">
            <text:p>49,278</text:p>
          </table:table-cell>
          <table:table-cell table:formula="of:=[Males.BW39]+[Females.BW39]" office:value-type="float" office:value="46793" calcext:value-type="float">
            <text:p>46,793</text:p>
          </table:table-cell>
          <table:table-cell table:formula="of:=[Males.BX39]+[Females.BX39]" office:value-type="float" office:value="42627" calcext:value-type="float">
            <text:p>42,627</text:p>
          </table:table-cell>
          <table:table-cell table:formula="of:=[Males.BY39]+[Females.BY39]" office:value-type="float" office:value="39132" calcext:value-type="float">
            <text:p>39,132</text:p>
          </table:table-cell>
          <table:table-cell table:formula="of:=[Males.BZ39]+[Females.BZ39]" office:value-type="float" office:value="39436" calcext:value-type="float">
            <text:p>39,436</text:p>
          </table:table-cell>
          <table:table-cell table:formula="of:=[Males.CA39]+[Females.CA39]" office:value-type="float" office:value="37987" calcext:value-type="float">
            <text:p>37,987</text:p>
          </table:table-cell>
          <table:table-cell table:formula="of:=[Males.CB39]+[Females.CB39]" office:value-type="float" office:value="36463" calcext:value-type="float">
            <text:p>36,463</text:p>
          </table:table-cell>
          <table:table-cell table:formula="of:=[Males.CC39]+[Females.CC39]" office:value-type="float" office:value="33828" calcext:value-type="float">
            <text:p>33,828</text:p>
          </table:table-cell>
          <table:table-cell table:formula="of:=[Males.CD39]+[Females.CD39]" office:value-type="float" office:value="31999" calcext:value-type="float">
            <text:p>31,999</text:p>
          </table:table-cell>
          <table:table-cell table:formula="of:=[Males.CE39]+[Females.CE39]" office:value-type="float" office:value="29683" calcext:value-type="float">
            <text:p>29,683</text:p>
          </table:table-cell>
          <table:table-cell table:formula="of:=[Males.CF39]+[Females.CF39]" office:value-type="float" office:value="27085" calcext:value-type="float">
            <text:p>27,085</text:p>
          </table:table-cell>
          <table:table-cell table:formula="of:=[Males.CG39]+[Females.CG39]" office:value-type="float" office:value="24519" calcext:value-type="float">
            <text:p>24,519</text:p>
          </table:table-cell>
          <table:table-cell table:formula="of:=[Males.CH39]+[Females.CH39]" office:value-type="float" office:value="23132" calcext:value-type="float">
            <text:p>23,132</text:p>
          </table:table-cell>
          <table:table-cell table:formula="of:=[Males.CI39]+[Females.CI39]" office:value-type="float" office:value="20572" calcext:value-type="float">
            <text:p>20,572</text:p>
          </table:table-cell>
          <table:table-cell table:formula="of:=[Males.CJ39]+[Females.CJ39]" office:value-type="float" office:value="17850" calcext:value-type="float">
            <text:p>17,850</text:p>
          </table:table-cell>
          <table:table-cell table:formula="of:=[Males.CK39]+[Females.CK39]" office:value-type="float" office:value="15532" calcext:value-type="float">
            <text:p>15,532</text:p>
          </table:table-cell>
          <table:table-cell table:formula="of:=[Males.CL39]+[Females.CL39]" office:value-type="float" office:value="12875" calcext:value-type="float">
            <text:p>12,875</text:p>
          </table:table-cell>
          <table:table-cell table:formula="of:=[Males.CM39]+[Females.CM39]" office:value-type="float" office:value="11149" calcext:value-type="float">
            <text:p>11,149</text:p>
          </table:table-cell>
          <table:table-cell table:formula="of:=[Males.CN39]+[Females.CN39]" office:value-type="float" office:value="41067" calcext:value-type="float">
            <text:p>41,067</text:p>
          </table:table-cell>
          <table:table-cell table:style-name="ce35" table:formula="of:=SUM([.B39:.CN39])" office:value-type="float" office:value="5404700" calcext:value-type="float">
            <text:p>5,404,700</text:p>
          </table:table-cell>
          <table:table-cell table:number-columns-repeated="931"/>
        </table:table-row>
        <table:table-row table:style-name="ro5">
          <table:table-cell table:style-name="ce34" table:formula="of:=[Males.A40]" office:value-type="float" office:value="2017" calcext:value-type="float">
            <text:p>2017</text:p>
          </table:table-cell>
          <table:table-cell table:style-name="ce37" table:formula="of:=[Males.B40]+[Females.B40]" office:value-type="float" office:value="55289" calcext:value-type="float">
            <text:p>55,289</text:p>
          </table:table-cell>
          <table:table-cell table:style-name="ce37" table:formula="of:=[Males.C40]+[Females.C40]" office:value-type="float" office:value="55894" calcext:value-type="float">
            <text:p>55,894</text:p>
          </table:table-cell>
          <table:table-cell table:style-name="ce37" table:formula="of:=[Males.D40]+[Females.D40]" office:value-type="float" office:value="56368" calcext:value-type="float">
            <text:p>56,368</text:p>
          </table:table-cell>
          <table:table-cell table:style-name="ce37" table:formula="of:=[Males.E40]+[Females.E40]" office:value-type="float" office:value="57051" calcext:value-type="float">
            <text:p>57,051</text:p>
          </table:table-cell>
          <table:table-cell table:style-name="ce37" table:formula="of:=[Males.F40]+[Females.F40]" office:value-type="float" office:value="58054" calcext:value-type="float">
            <text:p>58,054</text:p>
          </table:table-cell>
          <table:table-cell table:style-name="ce37" table:formula="of:=[Males.G40]+[Females.G40]" office:value-type="float" office:value="59728" calcext:value-type="float">
            <text:p>59,728</text:p>
          </table:table-cell>
          <table:table-cell table:style-name="ce37" table:formula="of:=[Males.H40]+[Females.H40]" office:value-type="float" office:value="61437" calcext:value-type="float">
            <text:p>61,437</text:p>
          </table:table-cell>
          <table:table-cell table:style-name="ce37" table:formula="of:=[Males.I40]+[Females.I40]" office:value-type="float" office:value="58625" calcext:value-type="float">
            <text:p>58,625</text:p>
          </table:table-cell>
          <table:table-cell table:style-name="ce37" table:formula="of:=[Males.J40]+[Females.J40]" office:value-type="float" office:value="60108" calcext:value-type="float">
            <text:p>60,108</text:p>
          </table:table-cell>
          <table:table-cell table:style-name="ce37" table:formula="of:=[Males.K40]+[Females.K40]" office:value-type="float" office:value="59931" calcext:value-type="float">
            <text:p>59,931</text:p>
          </table:table-cell>
          <table:table-cell table:style-name="ce37" table:formula="of:=[Males.L40]+[Females.L40]" office:value-type="float" office:value="57504" calcext:value-type="float">
            <text:p>57,504</text:p>
          </table:table-cell>
          <table:table-cell table:style-name="ce37" table:formula="of:=[Males.M40]+[Females.M40]" office:value-type="float" office:value="56398" calcext:value-type="float">
            <text:p>56,398</text:p>
          </table:table-cell>
          <table:table-cell table:style-name="ce37" table:formula="of:=[Males.N40]+[Females.N40]" office:value-type="float" office:value="55961" calcext:value-type="float">
            <text:p>55,961</text:p>
          </table:table-cell>
          <table:table-cell table:style-name="ce37" table:formula="of:=[Males.O40]+[Females.O40]" office:value-type="float" office:value="54875" calcext:value-type="float">
            <text:p>54,875</text:p>
          </table:table-cell>
          <table:table-cell table:style-name="ce37" table:formula="of:=[Males.P40]+[Females.P40]" office:value-type="float" office:value="53234" calcext:value-type="float">
            <text:p>53,234</text:p>
          </table:table-cell>
          <table:table-cell table:style-name="ce37" table:formula="of:=[Males.Q40]+[Females.Q40]" office:value-type="float" office:value="52990" calcext:value-type="float">
            <text:p>52,990</text:p>
          </table:table-cell>
          <table:table-cell table:style-name="ce37" table:formula="of:=[Males.R40]+[Females.R40]" office:value-type="float" office:value="55249" calcext:value-type="float">
            <text:p>55,249</text:p>
          </table:table-cell>
          <table:table-cell table:style-name="ce37" table:formula="of:=[Males.S40]+[Females.S40]" office:value-type="float" office:value="56756" calcext:value-type="float">
            <text:p>56,756</text:p>
          </table:table-cell>
          <table:table-cell table:style-name="ce37" table:formula="of:=[Males.T40]+[Females.T40]" office:value-type="float" office:value="59678" calcext:value-type="float">
            <text:p>59,678</text:p>
          </table:table-cell>
          <table:table-cell table:style-name="ce37" table:formula="of:=[Males.U40]+[Females.U40]" office:value-type="float" office:value="62491" calcext:value-type="float">
            <text:p>62,491</text:p>
          </table:table-cell>
          <table:table-cell table:style-name="ce37" table:formula="of:=[Males.V40]+[Females.V40]" office:value-type="float" office:value="66458" calcext:value-type="float">
            <text:p>66,458</text:p>
          </table:table-cell>
          <table:table-cell table:style-name="ce37" table:formula="of:=[Males.W40]+[Females.W40]" office:value-type="float" office:value="68683" calcext:value-type="float">
            <text:p>68,683</text:p>
          </table:table-cell>
          <table:table-cell table:style-name="ce37" table:formula="of:=[Males.X40]+[Females.X40]" office:value-type="float" office:value="71398" calcext:value-type="float">
            <text:p>71,398</text:p>
          </table:table-cell>
          <table:table-cell table:style-name="ce37" table:formula="of:=[Males.Y40]+[Females.Y40]" office:value-type="float" office:value="73054" calcext:value-type="float">
            <text:p>73,054</text:p>
          </table:table-cell>
          <table:table-cell table:style-name="ce37" table:formula="of:=[Males.Z40]+[Females.Z40]" office:value-type="float" office:value="73056" calcext:value-type="float">
            <text:p>73,056</text:p>
          </table:table-cell>
          <table:table-cell table:style-name="ce37" table:formula="of:=[Males.AA40]+[Females.AA40]" office:value-type="float" office:value="77490" calcext:value-type="float">
            <text:p>77,490</text:p>
          </table:table-cell>
          <table:table-cell table:style-name="ce37" table:formula="of:=[Males.AB40]+[Females.AB40]" office:value-type="float" office:value="77289" calcext:value-type="float">
            <text:p>77,289</text:p>
          </table:table-cell>
          <table:table-cell table:style-name="ce37" table:formula="of:=[Males.AC40]+[Females.AC40]" office:value-type="float" office:value="73640" calcext:value-type="float">
            <text:p>73,640</text:p>
          </table:table-cell>
          <table:table-cell table:style-name="ce37" table:formula="of:=[Males.AD40]+[Females.AD40]" office:value-type="float" office:value="72631" calcext:value-type="float">
            <text:p>72,631</text:p>
          </table:table-cell>
          <table:table-cell table:style-name="ce37" table:formula="of:=[Males.AE40]+[Females.AE40]" office:value-type="float" office:value="73374" calcext:value-type="float">
            <text:p>73,374</text:p>
          </table:table-cell>
          <table:table-cell table:style-name="ce37" table:formula="of:=[Males.AF40]+[Females.AF40]" office:value-type="float" office:value="71284" calcext:value-type="float">
            <text:p>71,284</text:p>
          </table:table-cell>
          <table:table-cell table:style-name="ce37" table:formula="of:=[Males.AG40]+[Females.AG40]" office:value-type="float" office:value="70717" calcext:value-type="float">
            <text:p>70,717</text:p>
          </table:table-cell>
          <table:table-cell table:style-name="ce37" table:formula="of:=[Males.AH40]+[Females.AH40]" office:value-type="float" office:value="70360" calcext:value-type="float">
            <text:p>70,360</text:p>
          </table:table-cell>
          <table:table-cell table:style-name="ce37" table:formula="of:=[Males.AI40]+[Females.AI40]" office:value-type="float" office:value="68112" calcext:value-type="float">
            <text:p>68,112</text:p>
          </table:table-cell>
          <table:table-cell table:style-name="ce37" table:formula="of:=[Males.AJ40]+[Females.AJ40]" office:value-type="float" office:value="69123" calcext:value-type="float">
            <text:p>69,123</text:p>
          </table:table-cell>
          <table:table-cell table:style-name="ce37" table:formula="of:=[Males.AK40]+[Females.AK40]" office:value-type="float" office:value="70058" calcext:value-type="float">
            <text:p>70,058</text:p>
          </table:table-cell>
          <table:table-cell table:style-name="ce37" table:formula="of:=[Males.AL40]+[Females.AL40]" office:value-type="float" office:value="69587" calcext:value-type="float">
            <text:p>69,587</text:p>
          </table:table-cell>
          <table:table-cell table:style-name="ce37" table:formula="of:=[Males.AM40]+[Females.AM40]" office:value-type="float" office:value="68221" calcext:value-type="float">
            <text:p>68,221</text:p>
          </table:table-cell>
          <table:table-cell table:style-name="ce37" table:formula="of:=[Males.AN40]+[Females.AN40]" office:value-type="float" office:value="65723" calcext:value-type="float">
            <text:p>65,723</text:p>
          </table:table-cell>
          <table:table-cell table:style-name="ce37" table:formula="of:=[Males.AO40]+[Females.AO40]" office:value-type="float" office:value="61294" calcext:value-type="float">
            <text:p>61,294</text:p>
          </table:table-cell>
          <table:table-cell table:style-name="ce37" table:formula="of:=[Males.AP40]+[Females.AP40]" office:value-type="float" office:value="60083" calcext:value-type="float">
            <text:p>60,083</text:p>
          </table:table-cell>
          <table:table-cell table:style-name="ce37" table:formula="of:=[Males.AQ40]+[Females.AQ40]" office:value-type="float" office:value="63731" calcext:value-type="float">
            <text:p>63,731</text:p>
          </table:table-cell>
          <table:table-cell table:style-name="ce37" table:formula="of:=[Males.AR40]+[Females.AR40]" office:value-type="float" office:value="64361" calcext:value-type="float">
            <text:p>64,361</text:p>
          </table:table-cell>
          <table:table-cell table:style-name="ce37" table:formula="of:=[Males.AS40]+[Females.AS40]" office:value-type="float" office:value="65277" calcext:value-type="float">
            <text:p>65,277</text:p>
          </table:table-cell>
          <table:table-cell table:style-name="ce37" table:formula="of:=[Males.AT40]+[Females.AT40]" office:value-type="float" office:value="69247" calcext:value-type="float">
            <text:p>69,247</text:p>
          </table:table-cell>
          <table:table-cell table:style-name="ce37" table:formula="of:=[Males.AU40]+[Females.AU40]" office:value-type="float" office:value="73642" calcext:value-type="float">
            <text:p>73,642</text:p>
          </table:table-cell>
          <table:table-cell table:style-name="ce37" table:formula="of:=[Males.AV40]+[Females.AV40]" office:value-type="float" office:value="76435" calcext:value-type="float">
            <text:p>76,435</text:p>
          </table:table-cell>
          <table:table-cell table:style-name="ce37" table:formula="of:=[Males.AW40]+[Females.AW40]" office:value-type="float" office:value="75543" calcext:value-type="float">
            <text:p>75,543</text:p>
          </table:table-cell>
          <table:table-cell table:style-name="ce37" table:formula="of:=[Males.AX40]+[Females.AX40]" office:value-type="float" office:value="78388" calcext:value-type="float">
            <text:p>78,388</text:p>
          </table:table-cell>
          <table:table-cell table:style-name="ce37" table:formula="of:=[Males.AY40]+[Females.AY40]" office:value-type="float" office:value="79904" calcext:value-type="float">
            <text:p>79,904</text:p>
          </table:table-cell>
          <table:table-cell table:style-name="ce37" table:formula="of:=[Males.AZ40]+[Females.AZ40]" office:value-type="float" office:value="80495" calcext:value-type="float">
            <text:p>80,495</text:p>
          </table:table-cell>
          <table:table-cell table:style-name="ce37" table:formula="of:=[Males.BA40]+[Females.BA40]" office:value-type="float" office:value="80003" calcext:value-type="float">
            <text:p>80,003</text:p>
          </table:table-cell>
          <table:table-cell table:style-name="ce37" table:formula="of:=[Males.BB40]+[Females.BB40]" office:value-type="float" office:value="82868" calcext:value-type="float">
            <text:p>82,868</text:p>
          </table:table-cell>
          <table:table-cell table:style-name="ce37" table:formula="of:=[Males.BC40]+[Females.BC40]" office:value-type="float" office:value="81781" calcext:value-type="float">
            <text:p>81,781</text:p>
          </table:table-cell>
          <table:table-cell table:style-name="ce37" table:formula="of:=[Males.BD40]+[Females.BD40]" office:value-type="float" office:value="81454" calcext:value-type="float">
            <text:p>81,454</text:p>
          </table:table-cell>
          <table:table-cell table:style-name="ce37" table:formula="of:=[Males.BE40]+[Females.BE40]" office:value-type="float" office:value="79446" calcext:value-type="float">
            <text:p>79,446</text:p>
          </table:table-cell>
          <table:table-cell table:style-name="ce37" table:formula="of:=[Males.BF40]+[Females.BF40]" office:value-type="float" office:value="77436" calcext:value-type="float">
            <text:p>77,436</text:p>
          </table:table-cell>
          <table:table-cell table:style-name="ce37" table:formula="of:=[Males.BG40]+[Females.BG40]" office:value-type="float" office:value="74807" calcext:value-type="float">
            <text:p>74,807</text:p>
          </table:table-cell>
          <table:table-cell table:style-name="ce37" table:formula="of:=[Males.BH40]+[Females.BH40]" office:value-type="float" office:value="74233" calcext:value-type="float">
            <text:p>74,233</text:p>
          </table:table-cell>
          <table:table-cell table:style-name="ce37" table:formula="of:=[Males.BI40]+[Females.BI40]" office:value-type="float" office:value="71945" calcext:value-type="float">
            <text:p>71,945</text:p>
          </table:table-cell>
          <table:table-cell table:style-name="ce37" table:formula="of:=[Males.BJ40]+[Females.BJ40]" office:value-type="float" office:value="70039" calcext:value-type="float">
            <text:p>70,039</text:p>
          </table:table-cell>
          <table:table-cell table:style-name="ce37" table:formula="of:=[Males.BK40]+[Females.BK40]" office:value-type="float" office:value="67699" calcext:value-type="float">
            <text:p>67,699</text:p>
          </table:table-cell>
          <table:table-cell table:style-name="ce37" table:formula="of:=[Males.BL40]+[Females.BL40]" office:value-type="float" office:value="64765" calcext:value-type="float">
            <text:p>64,765</text:p>
          </table:table-cell>
          <table:table-cell table:style-name="ce37" table:formula="of:=[Males.BM40]+[Females.BM40]" office:value-type="float" office:value="63729" calcext:value-type="float">
            <text:p>63,729</text:p>
          </table:table-cell>
          <table:table-cell table:style-name="ce37" table:formula="of:=[Males.BN40]+[Females.BN40]" office:value-type="float" office:value="62411" calcext:value-type="float">
            <text:p>62,411</text:p>
          </table:table-cell>
          <table:table-cell table:style-name="ce37" table:formula="of:=[Males.BO40]+[Females.BO40]" office:value-type="float" office:value="59991" calcext:value-type="float">
            <text:p>59,991</text:p>
          </table:table-cell>
          <table:table-cell table:style-name="ce37" table:formula="of:=[Males.BP40]+[Females.BP40]" office:value-type="float" office:value="60354" calcext:value-type="float">
            <text:p>60,354</text:p>
          </table:table-cell>
          <table:table-cell table:style-name="ce37" table:formula="of:=[Males.BQ40]+[Females.BQ40]" office:value-type="float" office:value="60267" calcext:value-type="float">
            <text:p>60,267</text:p>
          </table:table-cell>
          <table:table-cell table:style-name="ce37" table:formula="of:=[Males.BR40]+[Females.BR40]" office:value-type="float" office:value="61492" calcext:value-type="float">
            <text:p>61,492</text:p>
          </table:table-cell>
          <table:table-cell table:style-name="ce37" table:formula="of:=[Males.BS40]+[Females.BS40]" office:value-type="float" office:value="62964" calcext:value-type="float">
            <text:p>62,964</text:p>
          </table:table-cell>
          <table:table-cell table:style-name="ce37" table:formula="of:=[Males.BT40]+[Females.BT40]" office:value-type="float" office:value="67692" calcext:value-type="float">
            <text:p>67,692</text:p>
          </table:table-cell>
          <table:table-cell table:style-name="ce37" table:formula="of:=[Males.BU40]+[Females.BU40]" office:value-type="float" office:value="50863" calcext:value-type="float">
            <text:p>50,863</text:p>
          </table:table-cell>
          <table:table-cell table:style-name="ce37" table:formula="of:=[Males.BV40]+[Females.BV40]" office:value-type="float" office:value="47552" calcext:value-type="float">
            <text:p>47,552</text:p>
          </table:table-cell>
          <table:table-cell table:style-name="ce37" table:formula="of:=[Males.BW40]+[Females.BW40]" office:value-type="float" office:value="48012" calcext:value-type="float">
            <text:p>48,012</text:p>
          </table:table-cell>
          <table:table-cell table:style-name="ce37" table:formula="of:=[Males.BX40]+[Females.BX40]" office:value-type="float" office:value="45721" calcext:value-type="float">
            <text:p>45,721</text:p>
          </table:table-cell>
          <table:table-cell table:style-name="ce37" table:formula="of:=[Males.BY40]+[Females.BY40]" office:value-type="float" office:value="41466" calcext:value-type="float">
            <text:p>41,466</text:p>
          </table:table-cell>
          <table:table-cell table:style-name="ce37" table:formula="of:=[Males.BZ40]+[Females.BZ40]" office:value-type="float" office:value="37985" calcext:value-type="float">
            <text:p>37,985</text:p>
          </table:table-cell>
          <table:table-cell table:style-name="ce37" table:formula="of:=[Males.CA40]+[Females.CA40]" office:value-type="float" office:value="38137" calcext:value-type="float">
            <text:p>38,137</text:p>
          </table:table-cell>
          <table:table-cell table:style-name="ce37" table:formula="of:=[Males.CB40]+[Females.CB40]" office:value-type="float" office:value="36661" calcext:value-type="float">
            <text:p>36,661</text:p>
          </table:table-cell>
          <table:table-cell table:style-name="ce37" table:formula="of:=[Males.CC40]+[Females.CC40]" office:value-type="float" office:value="34948" calcext:value-type="float">
            <text:p>34,948</text:p>
          </table:table-cell>
          <table:table-cell table:style-name="ce37" table:formula="of:=[Males.CD40]+[Females.CD40]" office:value-type="float" office:value="32423" calcext:value-type="float">
            <text:p>32,423</text:p>
          </table:table-cell>
          <table:table-cell table:style-name="ce37" table:formula="of:=[Males.CE40]+[Females.CE40]" office:value-type="float" office:value="30433" calcext:value-type="float">
            <text:p>30,433</text:p>
          </table:table-cell>
          <table:table-cell table:style-name="ce37" table:formula="of:=[Males.CF40]+[Females.CF40]" office:value-type="float" office:value="28017" calcext:value-type="float">
            <text:p>28,017</text:p>
          </table:table-cell>
          <table:table-cell table:style-name="ce37" table:formula="of:=[Males.CG40]+[Females.CG40]" office:value-type="float" office:value="25230" calcext:value-type="float">
            <text:p>25,230</text:p>
          </table:table-cell>
          <table:table-cell table:style-name="ce37" table:formula="of:=[Males.CH40]+[Females.CH40]" office:value-type="float" office:value="22737" calcext:value-type="float">
            <text:p>22,737</text:p>
          </table:table-cell>
          <table:table-cell table:style-name="ce37" table:formula="of:=[Males.CI40]+[Females.CI40]" office:value-type="float" office:value="21322" calcext:value-type="float">
            <text:p>21,322</text:p>
          </table:table-cell>
          <table:table-cell table:style-name="ce37" table:formula="of:=[Males.CJ40]+[Females.CJ40]" office:value-type="float" office:value="18732" calcext:value-type="float">
            <text:p>18,732</text:p>
          </table:table-cell>
          <table:table-cell table:style-name="ce37" table:formula="of:=[Males.CK40]+[Females.CK40]" office:value-type="float" office:value="16135" calcext:value-type="float">
            <text:p>16,135</text:p>
          </table:table-cell>
          <table:table-cell table:style-name="ce37" table:formula="of:=[Males.CL40]+[Females.CL40]" office:value-type="float" office:value="13775" calcext:value-type="float">
            <text:p>13,775</text:p>
          </table:table-cell>
          <table:table-cell table:style-name="ce37" table:formula="of:=[Males.CM40]+[Females.CM40]" office:value-type="float" office:value="11340" calcext:value-type="float">
            <text:p>11,340</text:p>
          </table:table-cell>
          <table:table-cell table:style-name="ce37" table:formula="of:=[Males.CN40]+[Females.CN40]" office:value-type="float" office:value="42488" calcext:value-type="float">
            <text:p>42,488</text:p>
          </table:table-cell>
          <table:table-cell table:style-name="ce35" table:formula="of:=SUM([.B40:.CN40])" office:value-type="float" office:value="5395632" calcext:value-type="float">
            <text:p>5,395,632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41]" office:value-type="float" office:value="2018" calcext:value-type="float">
            <text:p>2018</text:p>
          </table:table-cell>
          <table:table-cell table:style-name="ce37" table:formula="of:=[Males.B41]+[Females.B41]" office:value-type="float" office:value="55641" calcext:value-type="float">
            <text:p>55,641</text:p>
          </table:table-cell>
          <table:table-cell table:style-name="ce37" table:formula="of:=[Males.C41]+[Females.C41]" office:value-type="float" office:value="55588" calcext:value-type="float">
            <text:p>55,588</text:p>
          </table:table-cell>
          <table:table-cell table:style-name="ce37" table:formula="of:=[Males.D41]+[Females.D41]" office:value-type="float" office:value="56120" calcext:value-type="float">
            <text:p>56,120</text:p>
          </table:table-cell>
          <table:table-cell table:style-name="ce37" table:formula="of:=[Males.E41]+[Females.E41]" office:value-type="float" office:value="56541" calcext:value-type="float">
            <text:p>56,541</text:p>
          </table:table-cell>
          <table:table-cell table:style-name="ce37" table:formula="of:=[Males.F41]+[Females.F41]" office:value-type="float" office:value="57193" calcext:value-type="float">
            <text:p>57,193</text:p>
          </table:table-cell>
          <table:table-cell table:style-name="ce37" table:formula="of:=[Males.G41]+[Females.G41]" office:value-type="float" office:value="58184" calcext:value-type="float">
            <text:p>58,184</text:p>
          </table:table-cell>
          <table:table-cell table:style-name="ce37" table:formula="of:=[Males.H41]+[Females.H41]" office:value-type="float" office:value="59843" calcext:value-type="float">
            <text:p>59,843</text:p>
          </table:table-cell>
          <table:table-cell table:style-name="ce37" table:formula="of:=[Males.I41]+[Females.I41]" office:value-type="float" office:value="61532" calcext:value-type="float">
            <text:p>61,532</text:p>
          </table:table-cell>
          <table:table-cell table:style-name="ce37" table:formula="of:=[Males.J41]+[Females.J41]" office:value-type="float" office:value="58706" calcext:value-type="float">
            <text:p>58,706</text:p>
          </table:table-cell>
          <table:table-cell table:style-name="ce37" table:formula="of:=[Males.K41]+[Females.K41]" office:value-type="float" office:value="60183" calcext:value-type="float">
            <text:p>60,183</text:p>
          </table:table-cell>
          <table:table-cell table:style-name="ce37" table:formula="of:=[Males.L41]+[Females.L41]" office:value-type="float" office:value="60007" calcext:value-type="float">
            <text:p>60,007</text:p>
          </table:table-cell>
          <table:table-cell table:style-name="ce37" table:formula="of:=[Males.M41]+[Females.M41]" office:value-type="float" office:value="57578" calcext:value-type="float">
            <text:p>57,578</text:p>
          </table:table-cell>
          <table:table-cell table:style-name="ce37" table:formula="of:=[Males.N41]+[Females.N41]" office:value-type="float" office:value="56453" calcext:value-type="float">
            <text:p>56,453</text:p>
          </table:table-cell>
          <table:table-cell table:style-name="ce37" table:formula="of:=[Males.O41]+[Females.O41]" office:value-type="float" office:value="56012" calcext:value-type="float">
            <text:p>56,012</text:p>
          </table:table-cell>
          <table:table-cell table:style-name="ce37" table:formula="of:=[Males.P41]+[Females.P41]" office:value-type="float" office:value="54943" calcext:value-type="float">
            <text:p>54,943</text:p>
          </table:table-cell>
          <table:table-cell table:style-name="ce37" table:formula="of:=[Males.Q41]+[Females.Q41]" office:value-type="float" office:value="53310" calcext:value-type="float">
            <text:p>53,310</text:p>
          </table:table-cell>
          <table:table-cell table:style-name="ce37" table:formula="of:=[Males.R41]+[Females.R41]" office:value-type="float" office:value="53083" calcext:value-type="float">
            <text:p>53,083</text:p>
          </table:table-cell>
          <table:table-cell table:style-name="ce37" table:formula="of:=[Males.S41]+[Females.S41]" office:value-type="float" office:value="55438" calcext:value-type="float">
            <text:p>55,438</text:p>
          </table:table-cell>
          <table:table-cell table:style-name="ce37" table:formula="of:=[Males.T41]+[Females.T41]" office:value-type="float" office:value="57517" calcext:value-type="float">
            <text:p>57,517</text:p>
          </table:table-cell>
          <table:table-cell table:style-name="ce37" table:formula="of:=[Males.U41]+[Females.U41]" office:value-type="float" office:value="61319" calcext:value-type="float">
            <text:p>61,319</text:p>
          </table:table-cell>
          <table:table-cell table:style-name="ce37" table:formula="of:=[Males.V41]+[Females.V41]" office:value-type="float" office:value="64312" calcext:value-type="float">
            <text:p>64,312</text:p>
          </table:table-cell>
          <table:table-cell table:style-name="ce37" table:formula="of:=[Males.W41]+[Females.W41]" office:value-type="float" office:value="67875" calcext:value-type="float">
            <text:p>67,875</text:p>
          </table:table-cell>
          <table:table-cell table:style-name="ce37" table:formula="of:=[Males.X41]+[Females.X41]" office:value-type="float" office:value="69834" calcext:value-type="float">
            <text:p>69,834</text:p>
          </table:table-cell>
          <table:table-cell table:style-name="ce37" table:formula="of:=[Males.Y41]+[Females.Y41]" office:value-type="float" office:value="72068" calcext:value-type="float">
            <text:p>72,068</text:p>
          </table:table-cell>
          <table:table-cell table:style-name="ce37" table:formula="of:=[Males.Z41]+[Females.Z41]" office:value-type="float" office:value="73107" calcext:value-type="float">
            <text:p>73,107</text:p>
          </table:table-cell>
          <table:table-cell table:style-name="ce37" table:formula="of:=[Males.AA41]+[Females.AA41]" office:value-type="float" office:value="72984" calcext:value-type="float">
            <text:p>72,984</text:p>
          </table:table-cell>
          <table:table-cell table:style-name="ce37" table:formula="of:=[Males.AB41]+[Females.AB41]" office:value-type="float" office:value="77518" calcext:value-type="float">
            <text:p>77,518</text:p>
          </table:table-cell>
          <table:table-cell table:style-name="ce37" table:formula="of:=[Males.AC41]+[Females.AC41]" office:value-type="float" office:value="77380" calcext:value-type="float">
            <text:p>77,380</text:p>
          </table:table-cell>
          <table:table-cell table:style-name="ce37" table:formula="of:=[Males.AD41]+[Females.AD41]" office:value-type="float" office:value="73757" calcext:value-type="float">
            <text:p>73,757</text:p>
          </table:table-cell>
          <table:table-cell table:style-name="ce37" table:formula="of:=[Males.AE41]+[Females.AE41]" office:value-type="float" office:value="72716" calcext:value-type="float">
            <text:p>72,716</text:p>
          </table:table-cell>
          <table:table-cell table:style-name="ce37" table:formula="of:=[Males.AF41]+[Females.AF41]" office:value-type="float" office:value="73468" calcext:value-type="float">
            <text:p>73,468</text:p>
          </table:table-cell>
          <table:table-cell table:style-name="ce37" table:formula="of:=[Males.AG41]+[Females.AG41]" office:value-type="float" office:value="71394" calcext:value-type="float">
            <text:p>71,394</text:p>
          </table:table-cell>
          <table:table-cell table:style-name="ce37" table:formula="of:=[Males.AH41]+[Females.AH41]" office:value-type="float" office:value="70796" calcext:value-type="float">
            <text:p>70,796</text:p>
          </table:table-cell>
          <table:table-cell table:style-name="ce37" table:formula="of:=[Males.AI41]+[Females.AI41]" office:value-type="float" office:value="70442" calcext:value-type="float">
            <text:p>70,442</text:p>
          </table:table-cell>
          <table:table-cell table:style-name="ce37" table:formula="of:=[Males.AJ41]+[Females.AJ41]" office:value-type="float" office:value="68200" calcext:value-type="float">
            <text:p>68,200</text:p>
          </table:table-cell>
          <table:table-cell table:style-name="ce37" table:formula="of:=[Males.AK41]+[Females.AK41]" office:value-type="float" office:value="69209" calcext:value-type="float">
            <text:p>69,209</text:p>
          </table:table-cell>
          <table:table-cell table:style-name="ce37" table:formula="of:=[Males.AL41]+[Females.AL41]" office:value-type="float" office:value="70138" calcext:value-type="float">
            <text:p>70,138</text:p>
          </table:table-cell>
          <table:table-cell table:style-name="ce37" table:formula="of:=[Males.AM41]+[Females.AM41]" office:value-type="float" office:value="69643" calcext:value-type="float">
            <text:p>69,643</text:p>
          </table:table-cell>
          <table:table-cell table:style-name="ce37" table:formula="of:=[Males.AN41]+[Females.AN41]" office:value-type="float" office:value="68246" calcext:value-type="float">
            <text:p>68,246</text:p>
          </table:table-cell>
          <table:table-cell table:style-name="ce37" table:formula="of:=[Males.AO41]+[Females.AO41]" office:value-type="float" office:value="65709" calcext:value-type="float">
            <text:p>65,709</text:p>
          </table:table-cell>
          <table:table-cell table:style-name="ce37" table:formula="of:=[Males.AP41]+[Females.AP41]" office:value-type="float" office:value="61274" calcext:value-type="float">
            <text:p>61,274</text:p>
          </table:table-cell>
          <table:table-cell table:style-name="ce37" table:formula="of:=[Males.AQ41]+[Females.AQ41]" office:value-type="float" office:value="60080" calcext:value-type="float">
            <text:p>60,080</text:p>
          </table:table-cell>
          <table:table-cell table:style-name="ce37" table:formula="of:=[Males.AR41]+[Females.AR41]" office:value-type="float" office:value="63706" calcext:value-type="float">
            <text:p>63,706</text:p>
          </table:table-cell>
          <table:table-cell table:style-name="ce37" table:formula="of:=[Males.AS41]+[Females.AS41]" office:value-type="float" office:value="64317" calcext:value-type="float">
            <text:p>64,317</text:p>
          </table:table-cell>
          <table:table-cell table:style-name="ce37" table:formula="of:=[Males.AT41]+[Females.AT41]" office:value-type="float" office:value="65235" calcext:value-type="float">
            <text:p>65,235</text:p>
          </table:table-cell>
          <table:table-cell table:style-name="ce37" table:formula="of:=[Males.AU41]+[Females.AU41]" office:value-type="float" office:value="69184" calcext:value-type="float">
            <text:p>69,184</text:p>
          </table:table-cell>
          <table:table-cell table:style-name="ce37" table:formula="of:=[Males.AV41]+[Females.AV41]" office:value-type="float" office:value="73562" calcext:value-type="float">
            <text:p>73,562</text:p>
          </table:table-cell>
          <table:table-cell table:style-name="ce37" table:formula="of:=[Males.AW41]+[Females.AW41]" office:value-type="float" office:value="76333" calcext:value-type="float">
            <text:p>76,333</text:p>
          </table:table-cell>
          <table:table-cell table:style-name="ce37" table:formula="of:=[Males.AX41]+[Females.AX41]" office:value-type="float" office:value="75426" calcext:value-type="float">
            <text:p>75,426</text:p>
          </table:table-cell>
          <table:table-cell table:style-name="ce37" table:formula="of:=[Males.AY41]+[Females.AY41]" office:value-type="float" office:value="78266" calcext:value-type="float">
            <text:p>78,266</text:p>
          </table:table-cell>
          <table:table-cell table:style-name="ce37" table:formula="of:=[Males.AZ41]+[Females.AZ41]" office:value-type="float" office:value="79780" calcext:value-type="float">
            <text:p>79,780</text:p>
          </table:table-cell>
          <table:table-cell table:style-name="ce37" table:formula="of:=[Males.BA41]+[Females.BA41]" office:value-type="float" office:value="80367" calcext:value-type="float">
            <text:p>80,367</text:p>
          </table:table-cell>
          <table:table-cell table:style-name="ce37" table:formula="of:=[Males.BB41]+[Females.BB41]" office:value-type="float" office:value="79860" calcext:value-type="float">
            <text:p>79,860</text:p>
          </table:table-cell>
          <table:table-cell table:style-name="ce37" table:formula="of:=[Males.BC41]+[Females.BC41]" office:value-type="float" office:value="82671" calcext:value-type="float">
            <text:p>82,671</text:p>
          </table:table-cell>
          <table:table-cell table:style-name="ce37" table:formula="of:=[Males.BD41]+[Females.BD41]" office:value-type="float" office:value="81542" calcext:value-type="float">
            <text:p>81,542</text:p>
          </table:table-cell>
          <table:table-cell table:style-name="ce37" table:formula="of:=[Males.BE41]+[Females.BE41]" office:value-type="float" office:value="81181" calcext:value-type="float">
            <text:p>81,181</text:p>
          </table:table-cell>
          <table:table-cell table:style-name="ce37" table:formula="of:=[Males.BF41]+[Females.BF41]" office:value-type="float" office:value="79153" calcext:value-type="float">
            <text:p>79,153</text:p>
          </table:table-cell>
          <table:table-cell table:style-name="ce37" table:formula="of:=[Males.BG41]+[Females.BG41]" office:value-type="float" office:value="77125" calcext:value-type="float">
            <text:p>77,125</text:p>
          </table:table-cell>
          <table:table-cell table:style-name="ce37" table:formula="of:=[Males.BH41]+[Females.BH41]" office:value-type="float" office:value="74460" calcext:value-type="float">
            <text:p>74,460</text:p>
          </table:table-cell>
          <table:table-cell table:style-name="ce37" table:formula="of:=[Males.BI41]+[Females.BI41]" office:value-type="float" office:value="73837" calcext:value-type="float">
            <text:p>73,837</text:p>
          </table:table-cell>
          <table:table-cell table:style-name="ce37" table:formula="of:=[Males.BJ41]+[Females.BJ41]" office:value-type="float" office:value="71532" calcext:value-type="float">
            <text:p>71,532</text:p>
          </table:table-cell>
          <table:table-cell table:style-name="ce37" table:formula="of:=[Males.BK41]+[Females.BK41]" office:value-type="float" office:value="69599" calcext:value-type="float">
            <text:p>69,599</text:p>
          </table:table-cell>
          <table:table-cell table:style-name="ce37" table:formula="of:=[Males.BL41]+[Females.BL41]" office:value-type="float" office:value="67218" calcext:value-type="float">
            <text:p>67,218</text:p>
          </table:table-cell>
          <table:table-cell table:style-name="ce37" table:formula="of:=[Males.BM41]+[Females.BM41]" office:value-type="float" office:value="64254" calcext:value-type="float">
            <text:p>64,254</text:p>
          </table:table-cell>
          <table:table-cell table:style-name="ce37" table:formula="of:=[Males.BN41]+[Females.BN41]" office:value-type="float" office:value="63167" calcext:value-type="float">
            <text:p>63,167</text:p>
          </table:table-cell>
          <table:table-cell table:style-name="ce37" table:formula="of:=[Males.BO41]+[Females.BO41]" office:value-type="float" office:value="61798" calcext:value-type="float">
            <text:p>61,798</text:p>
          </table:table-cell>
          <table:table-cell table:style-name="ce37" table:formula="of:=[Males.BP41]+[Females.BP41]" office:value-type="float" office:value="59325" calcext:value-type="float">
            <text:p>59,325</text:p>
          </table:table-cell>
          <table:table-cell table:style-name="ce37" table:formula="of:=[Males.BQ41]+[Females.BQ41]" office:value-type="float" office:value="59598" calcext:value-type="float">
            <text:p>59,598</text:p>
          </table:table-cell>
          <table:table-cell table:style-name="ce37" table:formula="of:=[Males.BR41]+[Females.BR41]" office:value-type="float" office:value="59430" calcext:value-type="float">
            <text:p>59,430</text:p>
          </table:table-cell>
          <table:table-cell table:style-name="ce37" table:formula="of:=[Males.BS41]+[Females.BS41]" office:value-type="float" office:value="60541" calcext:value-type="float">
            <text:p>60,541</text:p>
          </table:table-cell>
          <table:table-cell table:style-name="ce37" table:formula="of:=[Males.BT41]+[Females.BT41]" office:value-type="float" office:value="61878" calcext:value-type="float">
            <text:p>61,878</text:p>
          </table:table-cell>
          <table:table-cell table:style-name="ce37" table:formula="of:=[Males.BU41]+[Females.BU41]" office:value-type="float" office:value="66392" calcext:value-type="float">
            <text:p>66,392</text:p>
          </table:table-cell>
          <table:table-cell table:style-name="ce37" table:formula="of:=[Males.BV41]+[Females.BV41]" office:value-type="float" office:value="49770" calcext:value-type="float">
            <text:p>49,770</text:p>
          </table:table-cell>
          <table:table-cell table:style-name="ce37" table:formula="of:=[Males.BW41]+[Females.BW41]" office:value-type="float" office:value="46436" calcext:value-type="float">
            <text:p>46,436</text:p>
          </table:table-cell>
          <table:table-cell table:style-name="ce37" table:formula="of:=[Males.BX41]+[Females.BX41]" office:value-type="float" office:value="46785" calcext:value-type="float">
            <text:p>46,785</text:p>
          </table:table-cell>
          <table:table-cell table:style-name="ce37" table:formula="of:=[Males.BY41]+[Females.BY41]" office:value-type="float" office:value="44429" calcext:value-type="float">
            <text:p>44,429</text:p>
          </table:table-cell>
          <table:table-cell table:style-name="ce37" table:formula="of:=[Males.BZ41]+[Females.BZ41]" office:value-type="float" office:value="40180" calcext:value-type="float">
            <text:p>40,180</text:p>
          </table:table-cell>
          <table:table-cell table:style-name="ce37" table:formula="of:=[Males.CA41]+[Females.CA41]" office:value-type="float" office:value="36696" calcext:value-type="float">
            <text:p>36,696</text:p>
          </table:table-cell>
          <table:table-cell table:style-name="ce37" table:formula="of:=[Males.CB41]+[Females.CB41]" office:value-type="float" office:value="36705" calcext:value-type="float">
            <text:p>36,705</text:p>
          </table:table-cell>
          <table:table-cell table:style-name="ce37" table:formula="of:=[Males.CC41]+[Females.CC41]" office:value-type="float" office:value="35122" calcext:value-type="float">
            <text:p>35,122</text:p>
          </table:table-cell>
          <table:table-cell table:style-name="ce37" table:formula="of:=[Males.CD41]+[Females.CD41]" office:value-type="float" office:value="33313" calcext:value-type="float">
            <text:p>33,313</text:p>
          </table:table-cell>
          <table:table-cell table:style-name="ce37" table:formula="of:=[Males.CE41]+[Females.CE41]" office:value-type="float" office:value="30745" calcext:value-type="float">
            <text:p>30,745</text:p>
          </table:table-cell>
          <table:table-cell table:style-name="ce37" table:formula="of:=[Males.CF41]+[Females.CF41]" office:value-type="float" office:value="28670" calcext:value-type="float">
            <text:p>28,670</text:p>
          </table:table-cell>
          <table:table-cell table:style-name="ce37" table:formula="of:=[Males.CG41]+[Females.CG41]" office:value-type="float" office:value="26200" calcext:value-type="float">
            <text:p>26,200</text:p>
          </table:table-cell>
          <table:table-cell table:style-name="ce37" table:formula="of:=[Males.CH41]+[Females.CH41]" office:value-type="float" office:value="23396" calcext:value-type="float">
            <text:p>23,396</text:p>
          </table:table-cell>
          <table:table-cell table:style-name="ce37" table:formula="of:=[Males.CI41]+[Females.CI41]" office:value-type="float" office:value="20887" calcext:value-type="float">
            <text:p>20,887</text:p>
          </table:table-cell>
          <table:table-cell table:style-name="ce37" table:formula="of:=[Males.CJ41]+[Females.CJ41]" office:value-type="float" office:value="19387" calcext:value-type="float">
            <text:p>19,387</text:p>
          </table:table-cell>
          <table:table-cell table:style-name="ce37" table:formula="of:=[Males.CK41]+[Females.CK41]" office:value-type="float" office:value="16827" calcext:value-type="float">
            <text:p>16,827</text:p>
          </table:table-cell>
          <table:table-cell table:style-name="ce37" table:formula="of:=[Males.CL41]+[Females.CL41]" office:value-type="float" office:value="14303" calcext:value-type="float">
            <text:p>14,303</text:p>
          </table:table-cell>
          <table:table-cell table:style-name="ce37" table:formula="of:=[Males.CM41]+[Females.CM41]" office:value-type="float" office:value="12038" calcext:value-type="float">
            <text:p>12,038</text:p>
          </table:table-cell>
          <table:table-cell table:style-name="ce37" table:formula="of:=[Males.CN41]+[Females.CN41]" office:value-type="float" office:value="43557" calcext:value-type="float">
            <text:p>43,557</text:p>
          </table:table-cell>
          <table:table-cell table:style-name="ce35" table:formula="of:=SUM([.B41:.CN41])" office:value-type="float" office:value="5411524" calcext:value-type="float">
            <text:p>5,411,524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42]" office:value-type="float" office:value="2019" calcext:value-type="float">
            <text:p>2019</text:p>
          </table:table-cell>
          <table:table-cell table:style-name="ce37" table:formula="of:=[Males.B42]+[Females.B42]" office:value-type="float" office:value="56138" calcext:value-type="float">
            <text:p>56,138</text:p>
          </table:table-cell>
          <table:table-cell table:style-name="ce37" table:formula="of:=[Males.C42]+[Females.C42]" office:value-type="float" office:value="55945" calcext:value-type="float">
            <text:p>55,945</text:p>
          </table:table-cell>
          <table:table-cell table:style-name="ce37" table:formula="of:=[Males.D42]+[Females.D42]" office:value-type="float" office:value="55816" calcext:value-type="float">
            <text:p>55,816</text:p>
          </table:table-cell>
          <table:table-cell table:style-name="ce37" table:formula="of:=[Males.E42]+[Females.E42]" office:value-type="float" office:value="56294" calcext:value-type="float">
            <text:p>56,294</text:p>
          </table:table-cell>
          <table:table-cell table:style-name="ce37" table:formula="of:=[Males.F42]+[Females.F42]" office:value-type="float" office:value="56684" calcext:value-type="float">
            <text:p>56,684</text:p>
          </table:table-cell>
          <table:table-cell table:style-name="ce37" table:formula="of:=[Males.G42]+[Females.G42]" office:value-type="float" office:value="57324" calcext:value-type="float">
            <text:p>57,324</text:p>
          </table:table-cell>
          <table:table-cell table:style-name="ce37" table:formula="of:=[Males.H42]+[Females.H42]" office:value-type="float" office:value="58299" calcext:value-type="float">
            <text:p>58,299</text:p>
          </table:table-cell>
          <table:table-cell table:style-name="ce37" table:formula="of:=[Males.I42]+[Females.I42]" office:value-type="float" office:value="59943" calcext:value-type="float">
            <text:p>59,943</text:p>
          </table:table-cell>
          <table:table-cell table:style-name="ce37" table:formula="of:=[Males.J42]+[Females.J42]" office:value-type="float" office:value="61617" calcext:value-type="float">
            <text:p>61,617</text:p>
          </table:table-cell>
          <table:table-cell table:style-name="ce37" table:formula="of:=[Males.K42]+[Females.K42]" office:value-type="float" office:value="58783" calcext:value-type="float">
            <text:p>58,783</text:p>
          </table:table-cell>
          <table:table-cell table:style-name="ce37" table:formula="of:=[Males.L42]+[Females.L42]" office:value-type="float" office:value="60261" calcext:value-type="float">
            <text:p>60,261</text:p>
          </table:table-cell>
          <table:table-cell table:style-name="ce37" table:formula="of:=[Males.M42]+[Females.M42]" office:value-type="float" office:value="60082" calcext:value-type="float">
            <text:p>60,082</text:p>
          </table:table-cell>
          <table:table-cell table:style-name="ce37" table:formula="of:=[Males.N42]+[Females.N42]" office:value-type="float" office:value="57635" calcext:value-type="float">
            <text:p>57,635</text:p>
          </table:table-cell>
          <table:table-cell table:style-name="ce37" table:formula="of:=[Males.O42]+[Females.O42]" office:value-type="float" office:value="56505" calcext:value-type="float">
            <text:p>56,505</text:p>
          </table:table-cell>
          <table:table-cell table:style-name="ce37" table:formula="of:=[Males.P42]+[Females.P42]" office:value-type="float" office:value="56082" calcext:value-type="float">
            <text:p>56,082</text:p>
          </table:table-cell>
          <table:table-cell table:style-name="ce37" table:formula="of:=[Males.Q42]+[Females.Q42]" office:value-type="float" office:value="55022" calcext:value-type="float">
            <text:p>55,022</text:p>
          </table:table-cell>
          <table:table-cell table:style-name="ce37" table:formula="of:=[Males.R42]+[Females.R42]" office:value-type="float" office:value="53404" calcext:value-type="float">
            <text:p>53,404</text:p>
          </table:table-cell>
          <table:table-cell table:style-name="ce37" table:formula="of:=[Males.S42]+[Females.S42]" office:value-type="float" office:value="53273" calcext:value-type="float">
            <text:p>53,273</text:p>
          </table:table-cell>
          <table:table-cell table:style-name="ce37" table:formula="of:=[Males.T42]+[Females.T42]" office:value-type="float" office:value="56189" calcext:value-type="float">
            <text:p>56,189</text:p>
          </table:table-cell>
          <table:table-cell table:style-name="ce37" table:formula="of:=[Males.U42]+[Females.U42]" office:value-type="float" office:value="59139" calcext:value-type="float">
            <text:p>59,139</text:p>
          </table:table-cell>
          <table:table-cell table:style-name="ce37" table:formula="of:=[Males.V42]+[Females.V42]" office:value-type="float" office:value="63124" calcext:value-type="float">
            <text:p>63,124</text:p>
          </table:table-cell>
          <table:table-cell table:style-name="ce37" table:formula="of:=[Males.W42]+[Females.W42]" office:value-type="float" office:value="65723" calcext:value-type="float">
            <text:p>65,723</text:p>
          </table:table-cell>
          <table:table-cell table:style-name="ce37" table:formula="of:=[Males.X42]+[Females.X42]" office:value-type="float" office:value="69033" calcext:value-type="float">
            <text:p>69,033</text:p>
          </table:table-cell>
          <table:table-cell table:style-name="ce37" table:formula="of:=[Males.Y42]+[Females.Y42]" office:value-type="float" office:value="70522" calcext:value-type="float">
            <text:p>70,522</text:p>
          </table:table-cell>
          <table:table-cell table:style-name="ce37" table:formula="of:=[Males.Z42]+[Females.Z42]" office:value-type="float" office:value="72138" calcext:value-type="float">
            <text:p>72,138</text:p>
          </table:table-cell>
          <table:table-cell table:style-name="ce37" table:formula="of:=[Males.AA42]+[Females.AA42]" office:value-type="float" office:value="73057" calcext:value-type="float">
            <text:p>73,057</text:p>
          </table:table-cell>
          <table:table-cell table:style-name="ce37" table:formula="of:=[Males.AB42]+[Females.AB42]" office:value-type="float" office:value="73035" calcext:value-type="float">
            <text:p>73,035</text:p>
          </table:table-cell>
          <table:table-cell table:style-name="ce37" table:formula="of:=[Males.AC42]+[Females.AC42]" office:value-type="float" office:value="77614" calcext:value-type="float">
            <text:p>77,614</text:p>
          </table:table-cell>
          <table:table-cell table:style-name="ce37" table:formula="of:=[Males.AD42]+[Females.AD42]" office:value-type="float" office:value="77501" calcext:value-type="float">
            <text:p>77,501</text:p>
          </table:table-cell>
          <table:table-cell table:style-name="ce37" table:formula="of:=[Males.AE42]+[Females.AE42]" office:value-type="float" office:value="73851" calcext:value-type="float">
            <text:p>73,851</text:p>
          </table:table-cell>
          <table:table-cell table:style-name="ce37" table:formula="of:=[Males.AF42]+[Females.AF42]" office:value-type="float" office:value="72819" calcext:value-type="float">
            <text:p>72,819</text:p>
          </table:table-cell>
          <table:table-cell table:style-name="ce37" table:formula="of:=[Males.AG42]+[Females.AG42]" office:value-type="float" office:value="73582" calcext:value-type="float">
            <text:p>73,582</text:p>
          </table:table-cell>
          <table:table-cell table:style-name="ce37" table:formula="of:=[Males.AH42]+[Females.AH42]" office:value-type="float" office:value="71479" calcext:value-type="float">
            <text:p>71,479</text:p>
          </table:table-cell>
          <table:table-cell table:style-name="ce37" table:formula="of:=[Males.AI42]+[Females.AI42]" office:value-type="float" office:value="70884" calcext:value-type="float">
            <text:p>70,884</text:p>
          </table:table-cell>
          <table:table-cell table:style-name="ce37" table:formula="of:=[Males.AJ42]+[Females.AJ42]" office:value-type="float" office:value="70532" calcext:value-type="float">
            <text:p>70,532</text:p>
          </table:table-cell>
          <table:table-cell table:style-name="ce37" table:formula="of:=[Males.AK42]+[Females.AK42]" office:value-type="float" office:value="68287" calcext:value-type="float">
            <text:p>68,287</text:p>
          </table:table-cell>
          <table:table-cell table:style-name="ce37" table:formula="of:=[Males.AL42]+[Females.AL42]" office:value-type="float" office:value="69292" calcext:value-type="float">
            <text:p>69,292</text:p>
          </table:table-cell>
          <table:table-cell table:style-name="ce37" table:formula="of:=[Males.AM42]+[Females.AM42]" office:value-type="float" office:value="70196" calcext:value-type="float">
            <text:p>70,196</text:p>
          </table:table-cell>
          <table:table-cell table:style-name="ce37" table:formula="of:=[Males.AN42]+[Females.AN42]" office:value-type="float" office:value="69674" calcext:value-type="float">
            <text:p>69,674</text:p>
          </table:table-cell>
          <table:table-cell table:style-name="ce37" table:formula="of:=[Males.AO42]+[Females.AO42]" office:value-type="float" office:value="68237" calcext:value-type="float">
            <text:p>68,237</text:p>
          </table:table-cell>
          <table:table-cell table:style-name="ce37" table:formula="of:=[Males.AP42]+[Females.AP42]" office:value-type="float" office:value="65688" calcext:value-type="float">
            <text:p>65,688</text:p>
          </table:table-cell>
          <table:table-cell table:style-name="ce37" table:formula="of:=[Males.AQ42]+[Females.AQ42]" office:value-type="float" office:value="61269" calcext:value-type="float">
            <text:p>61,269</text:p>
          </table:table-cell>
          <table:table-cell table:style-name="ce37" table:formula="of:=[Males.AR42]+[Females.AR42]" office:value-type="float" office:value="60060" calcext:value-type="float">
            <text:p>60,060</text:p>
          </table:table-cell>
          <table:table-cell table:style-name="ce37" table:formula="of:=[Males.AS42]+[Females.AS42]" office:value-type="float" office:value="63663" calcext:value-type="float">
            <text:p>63,663</text:p>
          </table:table-cell>
          <table:table-cell table:style-name="ce37" table:formula="of:=[Males.AT42]+[Females.AT42]" office:value-type="float" office:value="64276" calcext:value-type="float">
            <text:p>64,276</text:p>
          </table:table-cell>
          <table:table-cell table:style-name="ce37" table:formula="of:=[Males.AU42]+[Females.AU42]" office:value-type="float" office:value="65176" calcext:value-type="float">
            <text:p>65,176</text:p>
          </table:table-cell>
          <table:table-cell table:style-name="ce37" table:formula="of:=[Males.AV42]+[Females.AV42]" office:value-type="float" office:value="69112" calcext:value-type="float">
            <text:p>69,112</text:p>
          </table:table-cell>
          <table:table-cell table:style-name="ce37" table:formula="of:=[Males.AW42]+[Females.AW42]" office:value-type="float" office:value="73469" calcext:value-type="float">
            <text:p>73,469</text:p>
          </table:table-cell>
          <table:table-cell table:style-name="ce37" table:formula="of:=[Males.AX42]+[Females.AX42]" office:value-type="float" office:value="76219" calcext:value-type="float">
            <text:p>76,219</text:p>
          </table:table-cell>
          <table:table-cell table:style-name="ce37" table:formula="of:=[Males.AY42]+[Females.AY42]" office:value-type="float" office:value="75315" calcext:value-type="float">
            <text:p>75,315</text:p>
          </table:table-cell>
          <table:table-cell table:style-name="ce37" table:formula="of:=[Males.AZ42]+[Females.AZ42]" office:value-type="float" office:value="78152" calcext:value-type="float">
            <text:p>78,152</text:p>
          </table:table-cell>
          <table:table-cell table:style-name="ce37" table:formula="of:=[Males.BA42]+[Females.BA42]" office:value-type="float" office:value="79661" calcext:value-type="float">
            <text:p>79,661</text:p>
          </table:table-cell>
          <table:table-cell table:style-name="ce37" table:formula="of:=[Males.BB42]+[Females.BB42]" office:value-type="float" office:value="80227" calcext:value-type="float">
            <text:p>80,227</text:p>
          </table:table-cell>
          <table:table-cell table:style-name="ce37" table:formula="of:=[Males.BC42]+[Females.BC42]" office:value-type="float" office:value="79680" calcext:value-type="float">
            <text:p>79,680</text:p>
          </table:table-cell>
          <table:table-cell table:style-name="ce37" table:formula="of:=[Males.BD42]+[Females.BD42]" office:value-type="float" office:value="82437" calcext:value-type="float">
            <text:p>82,437</text:p>
          </table:table-cell>
          <table:table-cell table:style-name="ce37" table:formula="of:=[Males.BE42]+[Females.BE42]" office:value-type="float" office:value="81279" calcext:value-type="float">
            <text:p>81,279</text:p>
          </table:table-cell>
          <table:table-cell table:style-name="ce37" table:formula="of:=[Males.BF42]+[Females.BF42]" office:value-type="float" office:value="80894" calcext:value-type="float">
            <text:p>80,894</text:p>
          </table:table-cell>
          <table:table-cell table:style-name="ce37" table:formula="of:=[Males.BG42]+[Females.BG42]" office:value-type="float" office:value="78848" calcext:value-type="float">
            <text:p>78,848</text:p>
          </table:table-cell>
          <table:table-cell table:style-name="ce37" table:formula="of:=[Males.BH42]+[Females.BH42]" office:value-type="float" office:value="76784" calcext:value-type="float">
            <text:p>76,784</text:p>
          </table:table-cell>
          <table:table-cell table:style-name="ce37" table:formula="of:=[Males.BI42]+[Females.BI42]" office:value-type="float" office:value="74074" calcext:value-type="float">
            <text:p>74,074</text:p>
          </table:table-cell>
          <table:table-cell table:style-name="ce37" table:formula="of:=[Males.BJ42]+[Females.BJ42]" office:value-type="float" office:value="73426" calcext:value-type="float">
            <text:p>73,426</text:p>
          </table:table-cell>
          <table:table-cell table:style-name="ce37" table:formula="of:=[Males.BK42]+[Females.BK42]" office:value-type="float" office:value="71100" calcext:value-type="float">
            <text:p>71,100</text:p>
          </table:table-cell>
          <table:table-cell table:style-name="ce37" table:formula="of:=[Males.BL42]+[Females.BL42]" office:value-type="float" office:value="69122" calcext:value-type="float">
            <text:p>69,122</text:p>
          </table:table-cell>
          <table:table-cell table:style-name="ce37" table:formula="of:=[Males.BM42]+[Females.BM42]" office:value-type="float" office:value="66700" calcext:value-type="float">
            <text:p>66,700</text:p>
          </table:table-cell>
          <table:table-cell table:style-name="ce37" table:formula="of:=[Males.BN42]+[Females.BN42]" office:value-type="float" office:value="63705" calcext:value-type="float">
            <text:p>63,705</text:p>
          </table:table-cell>
          <table:table-cell table:style-name="ce37" table:formula="of:=[Males.BO42]+[Females.BO42]" office:value-type="float" office:value="62566" calcext:value-type="float">
            <text:p>62,566</text:p>
          </table:table-cell>
          <table:table-cell table:style-name="ce37" table:formula="of:=[Males.BP42]+[Females.BP42]" office:value-type="float" office:value="61129" calcext:value-type="float">
            <text:p>61,129</text:p>
          </table:table-cell>
          <table:table-cell table:style-name="ce37" table:formula="of:=[Males.BQ42]+[Females.BQ42]" office:value-type="float" office:value="58601" calcext:value-type="float">
            <text:p>58,601</text:p>
          </table:table-cell>
          <table:table-cell table:style-name="ce37" table:formula="of:=[Males.BR42]+[Females.BR42]" office:value-type="float" office:value="58792" calcext:value-type="float">
            <text:p>58,792</text:p>
          </table:table-cell>
          <table:table-cell table:style-name="ce37" table:formula="of:=[Males.BS42]+[Females.BS42]" office:value-type="float" office:value="58532" calcext:value-type="float">
            <text:p>58,532</text:p>
          </table:table-cell>
          <table:table-cell table:style-name="ce37" table:formula="of:=[Males.BT42]+[Females.BT42]" office:value-type="float" office:value="59521" calcext:value-type="float">
            <text:p>59,521</text:p>
          </table:table-cell>
          <table:table-cell table:style-name="ce37" table:formula="of:=[Males.BU42]+[Females.BU42]" office:value-type="float" office:value="60717" calcext:value-type="float">
            <text:p>60,717</text:p>
          </table:table-cell>
          <table:table-cell table:style-name="ce37" table:formula="of:=[Males.BV42]+[Females.BV42]" office:value-type="float" office:value="65004" calcext:value-type="float">
            <text:p>65,004</text:p>
          </table:table-cell>
          <table:table-cell table:style-name="ce37" table:formula="of:=[Males.BW42]+[Females.BW42]" office:value-type="float" office:value="48623" calcext:value-type="float">
            <text:p>48,623</text:p>
          </table:table-cell>
          <table:table-cell table:style-name="ce37" table:formula="of:=[Males.BX42]+[Females.BX42]" office:value-type="float" office:value="45277" calcext:value-type="float">
            <text:p>45,277</text:p>
          </table:table-cell>
          <table:table-cell table:style-name="ce37" table:formula="of:=[Males.BY42]+[Females.BY42]" office:value-type="float" office:value="45485" calcext:value-type="float">
            <text:p>45,485</text:p>
          </table:table-cell>
          <table:table-cell table:style-name="ce37" table:formula="of:=[Males.BZ42]+[Females.BZ42]" office:value-type="float" office:value="43075" calcext:value-type="float">
            <text:p>43,075</text:p>
          </table:table-cell>
          <table:table-cell table:style-name="ce37" table:formula="of:=[Males.CA42]+[Females.CA42]" office:value-type="float" office:value="38841" calcext:value-type="float">
            <text:p>38,841</text:p>
          </table:table-cell>
          <table:table-cell table:style-name="ce37" table:formula="of:=[Males.CB42]+[Females.CB42]" office:value-type="float" office:value="35343" calcext:value-type="float">
            <text:p>35,343</text:p>
          </table:table-cell>
          <table:table-cell table:style-name="ce37" table:formula="of:=[Males.CC42]+[Females.CC42]" office:value-type="float" office:value="35196" calcext:value-type="float">
            <text:p>35,196</text:p>
          </table:table-cell>
          <table:table-cell table:style-name="ce37" table:formula="of:=[Males.CD42]+[Females.CD42]" office:value-type="float" office:value="33512" calcext:value-type="float">
            <text:p>33,512</text:p>
          </table:table-cell>
          <table:table-cell table:style-name="ce37" table:formula="of:=[Males.CE42]+[Females.CE42]" office:value-type="float" office:value="31618" calcext:value-type="float">
            <text:p>31,618</text:p>
          </table:table-cell>
          <table:table-cell table:style-name="ce37" table:formula="of:=[Males.CF42]+[Females.CF42]" office:value-type="float" office:value="29005" calcext:value-type="float">
            <text:p>29,005</text:p>
          </table:table-cell>
          <table:table-cell table:style-name="ce37" table:formula="of:=[Males.CG42]+[Females.CG42]" office:value-type="float" office:value="26853" calcext:value-type="float">
            <text:p>26,853</text:p>
          </table:table-cell>
          <table:table-cell table:style-name="ce37" table:formula="of:=[Males.CH42]+[Females.CH42]" office:value-type="float" office:value="24337" calcext:value-type="float">
            <text:p>24,337</text:p>
          </table:table-cell>
          <table:table-cell table:style-name="ce37" table:formula="of:=[Males.CI42]+[Females.CI42]" office:value-type="float" office:value="21535" calcext:value-type="float">
            <text:p>21,535</text:p>
          </table:table-cell>
          <table:table-cell table:style-name="ce37" table:formula="of:=[Males.CJ42]+[Females.CJ42]" office:value-type="float" office:value="19031" calcext:value-type="float">
            <text:p>19,031</text:p>
          </table:table-cell>
          <table:table-cell table:style-name="ce37" table:formula="of:=[Males.CK42]+[Females.CK42]" office:value-type="float" office:value="17457" calcext:value-type="float">
            <text:p>17,457</text:p>
          </table:table-cell>
          <table:table-cell table:style-name="ce37" table:formula="of:=[Males.CL42]+[Females.CL42]" office:value-type="float" office:value="14952" calcext:value-type="float">
            <text:p>14,952</text:p>
          </table:table-cell>
          <table:table-cell table:style-name="ce37" table:formula="of:=[Males.CM42]+[Females.CM42]" office:value-type="float" office:value="12535" calcext:value-type="float">
            <text:p>12,535</text:p>
          </table:table-cell>
          <table:table-cell table:style-name="ce37" table:formula="of:=[Males.CN42]+[Females.CN42]" office:value-type="float" office:value="45094" calcext:value-type="float">
            <text:p>45,094</text:p>
          </table:table-cell>
          <table:table-cell table:style-name="ce35" table:formula="of:=SUM([.B42:.CN42])" office:value-type="float" office:value="5427982" calcext:value-type="float">
            <text:p>5,427,982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43]" office:value-type="float" office:value="2020" calcext:value-type="float">
            <text:p>2020</text:p>
          </table:table-cell>
          <table:table-cell table:style-name="ce37" table:formula="of:=[Males.B43]+[Females.B43]" office:value-type="float" office:value="56571" calcext:value-type="float">
            <text:p>56,571</text:p>
          </table:table-cell>
          <table:table-cell table:style-name="ce37" table:formula="of:=[Males.C43]+[Females.C43]" office:value-type="float" office:value="56446" calcext:value-type="float">
            <text:p>56,446</text:p>
          </table:table-cell>
          <table:table-cell table:style-name="ce37" table:formula="of:=[Males.D43]+[Females.D43]" office:value-type="float" office:value="56176" calcext:value-type="float">
            <text:p>56,176</text:p>
          </table:table-cell>
          <table:table-cell table:style-name="ce37" table:formula="of:=[Males.E43]+[Females.E43]" office:value-type="float" office:value="55996" calcext:value-type="float">
            <text:p>55,996</text:p>
          </table:table-cell>
          <table:table-cell table:style-name="ce37" table:formula="of:=[Males.F43]+[Females.F43]" office:value-type="float" office:value="56439" calcext:value-type="float">
            <text:p>56,439</text:p>
          </table:table-cell>
          <table:table-cell table:style-name="ce37" table:formula="of:=[Males.G43]+[Females.G43]" office:value-type="float" office:value="56816" calcext:value-type="float">
            <text:p>56,816</text:p>
          </table:table-cell>
          <table:table-cell table:style-name="ce37" table:formula="of:=[Males.H43]+[Females.H43]" office:value-type="float" office:value="57440" calcext:value-type="float">
            <text:p>57,440</text:p>
          </table:table-cell>
          <table:table-cell table:style-name="ce37" table:formula="of:=[Males.I43]+[Females.I43]" office:value-type="float" office:value="58399" calcext:value-type="float">
            <text:p>58,399</text:p>
          </table:table-cell>
          <table:table-cell table:style-name="ce37" table:formula="of:=[Males.J43]+[Females.J43]" office:value-type="float" office:value="60028" calcext:value-type="float">
            <text:p>60,028</text:p>
          </table:table-cell>
          <table:table-cell table:style-name="ce37" table:formula="of:=[Males.K43]+[Females.K43]" office:value-type="float" office:value="61693" calcext:value-type="float">
            <text:p>61,693</text:p>
          </table:table-cell>
          <table:table-cell table:style-name="ce37" table:formula="of:=[Males.L43]+[Females.L43]" office:value-type="float" office:value="58862" calcext:value-type="float">
            <text:p>58,862</text:p>
          </table:table-cell>
          <table:table-cell table:style-name="ce37" table:formula="of:=[Males.M43]+[Females.M43]" office:value-type="float" office:value="60339" calcext:value-type="float">
            <text:p>60,339</text:p>
          </table:table-cell>
          <table:table-cell table:style-name="ce37" table:formula="of:=[Males.N43]+[Females.N43]" office:value-type="float" office:value="60140" calcext:value-type="float">
            <text:p>60,140</text:p>
          </table:table-cell>
          <table:table-cell table:style-name="ce37" table:formula="of:=[Males.O43]+[Females.O43]" office:value-type="float" office:value="57688" calcext:value-type="float">
            <text:p>57,688</text:p>
          </table:table-cell>
          <table:table-cell table:style-name="ce37" table:formula="of:=[Males.P43]+[Females.P43]" office:value-type="float" office:value="56577" calcext:value-type="float">
            <text:p>56,577</text:p>
          </table:table-cell>
          <table:table-cell table:style-name="ce37" table:formula="of:=[Males.Q43]+[Females.Q43]" office:value-type="float" office:value="56163" calcext:value-type="float">
            <text:p>56,163</text:p>
          </table:table-cell>
          <table:table-cell table:style-name="ce37" table:formula="of:=[Males.R43]+[Females.R43]" office:value-type="float" office:value="55117" calcext:value-type="float">
            <text:p>55,117</text:p>
          </table:table-cell>
          <table:table-cell table:style-name="ce37" table:formula="of:=[Males.S43]+[Females.S43]" office:value-type="float" office:value="53592" calcext:value-type="float">
            <text:p>53,592</text:p>
          </table:table-cell>
          <table:table-cell table:style-name="ce37" table:formula="of:=[Males.T43]+[Females.T43]" office:value-type="float" office:value="54018" calcext:value-type="float">
            <text:p>54,018</text:p>
          </table:table-cell>
          <table:table-cell table:style-name="ce37" table:formula="of:=[Males.U43]+[Females.U43]" office:value-type="float" office:value="57790" calcext:value-type="float">
            <text:p>57,790</text:p>
          </table:table-cell>
          <table:table-cell table:style-name="ce37" table:formula="of:=[Males.V43]+[Females.V43]" office:value-type="float" office:value="60926" calcext:value-type="float">
            <text:p>60,926</text:p>
          </table:table-cell>
          <table:table-cell table:style-name="ce37" table:formula="of:=[Males.W43]+[Females.W43]" office:value-type="float" office:value="64536" calcext:value-type="float">
            <text:p>64,536</text:p>
          </table:table-cell>
          <table:table-cell table:style-name="ce37" table:formula="of:=[Males.X43]+[Females.X43]" office:value-type="float" office:value="66888" calcext:value-type="float">
            <text:p>66,888</text:p>
          </table:table-cell>
          <table:table-cell table:style-name="ce37" table:formula="of:=[Males.Y43]+[Females.Y43]" office:value-type="float" office:value="69742" calcext:value-type="float">
            <text:p>69,742</text:p>
          </table:table-cell>
          <table:table-cell table:style-name="ce37" table:formula="of:=[Males.Z43]+[Females.Z43]" office:value-type="float" office:value="70618" calcext:value-type="float">
            <text:p>70,618</text:p>
          </table:table-cell>
          <table:table-cell table:style-name="ce37" table:formula="of:=[Males.AA43]+[Females.AA43]" office:value-type="float" office:value="72107" calcext:value-type="float">
            <text:p>72,107</text:p>
          </table:table-cell>
          <table:table-cell table:style-name="ce37" table:formula="of:=[Males.AB43]+[Females.AB43]" office:value-type="float" office:value="73130" calcext:value-type="float">
            <text:p>73,130</text:p>
          </table:table-cell>
          <table:table-cell table:style-name="ce37" table:formula="of:=[Males.AC43]+[Females.AC43]" office:value-type="float" office:value="73153" calcext:value-type="float">
            <text:p>73,153</text:p>
          </table:table-cell>
          <table:table-cell table:style-name="ce37" table:formula="of:=[Males.AD43]+[Females.AD43]" office:value-type="float" office:value="77741" calcext:value-type="float">
            <text:p>77,741</text:p>
          </table:table-cell>
          <table:table-cell table:style-name="ce37" table:formula="of:=[Males.AE43]+[Females.AE43]" office:value-type="float" office:value="77598" calcext:value-type="float">
            <text:p>77,598</text:p>
          </table:table-cell>
          <table:table-cell table:style-name="ce37" table:formula="of:=[Males.AF43]+[Females.AF43]" office:value-type="float" office:value="73959" calcext:value-type="float">
            <text:p>73,959</text:p>
          </table:table-cell>
          <table:table-cell table:style-name="ce37" table:formula="of:=[Males.AG43]+[Females.AG43]" office:value-type="float" office:value="72940" calcext:value-type="float">
            <text:p>72,940</text:p>
          </table:table-cell>
          <table:table-cell table:style-name="ce37" table:formula="of:=[Males.AH43]+[Females.AH43]" office:value-type="float" office:value="73669" calcext:value-type="float">
            <text:p>73,669</text:p>
          </table:table-cell>
          <table:table-cell table:style-name="ce37" table:formula="of:=[Males.AI43]+[Females.AI43]" office:value-type="float" office:value="71569" calcext:value-type="float">
            <text:p>71,569</text:p>
          </table:table-cell>
          <table:table-cell table:style-name="ce37" table:formula="of:=[Males.AJ43]+[Females.AJ43]" office:value-type="float" office:value="70976" calcext:value-type="float">
            <text:p>70,976</text:p>
          </table:table-cell>
          <table:table-cell table:style-name="ce37" table:formula="of:=[Males.AK43]+[Females.AK43]" office:value-type="float" office:value="70622" calcext:value-type="float">
            <text:p>70,622</text:p>
          </table:table-cell>
          <table:table-cell table:style-name="ce37" table:formula="of:=[Males.AL43]+[Females.AL43]" office:value-type="float" office:value="68376" calcext:value-type="float">
            <text:p>68,376</text:p>
          </table:table-cell>
          <table:table-cell table:style-name="ce37" table:formula="of:=[Males.AM43]+[Females.AM43]" office:value-type="float" office:value="69355" calcext:value-type="float">
            <text:p>69,355</text:p>
          </table:table-cell>
          <table:table-cell table:style-name="ce37" table:formula="of:=[Males.AN43]+[Females.AN43]" office:value-type="float" office:value="70229" calcext:value-type="float">
            <text:p>70,229</text:p>
          </table:table-cell>
          <table:table-cell table:style-name="ce37" table:formula="of:=[Males.AO43]+[Females.AO43]" office:value-type="float" office:value="69664" calcext:value-type="float">
            <text:p>69,664</text:p>
          </table:table-cell>
          <table:table-cell table:style-name="ce37" table:formula="of:=[Males.AP43]+[Females.AP43]" office:value-type="float" office:value="68219" calcext:value-type="float">
            <text:p>68,219</text:p>
          </table:table-cell>
          <table:table-cell table:style-name="ce37" table:formula="of:=[Males.AQ43]+[Females.AQ43]" office:value-type="float" office:value="65682" calcext:value-type="float">
            <text:p>65,682</text:p>
          </table:table-cell>
          <table:table-cell table:style-name="ce37" table:formula="of:=[Males.AR43]+[Females.AR43]" office:value-type="float" office:value="61248" calcext:value-type="float">
            <text:p>61,248</text:p>
          </table:table-cell>
          <table:table-cell table:style-name="ce37" table:formula="of:=[Males.AS43]+[Females.AS43]" office:value-type="float" office:value="60026" calcext:value-type="float">
            <text:p>60,026</text:p>
          </table:table-cell>
          <table:table-cell table:style-name="ce37" table:formula="of:=[Males.AT43]+[Females.AT43]" office:value-type="float" office:value="63627" calcext:value-type="float">
            <text:p>63,627</text:p>
          </table:table-cell>
          <table:table-cell table:style-name="ce37" table:formula="of:=[Males.AU43]+[Females.AU43]" office:value-type="float" office:value="64221" calcext:value-type="float">
            <text:p>64,221</text:p>
          </table:table-cell>
          <table:table-cell table:style-name="ce37" table:formula="of:=[Males.AV43]+[Females.AV43]" office:value-type="float" office:value="65110" calcext:value-type="float">
            <text:p>65,110</text:p>
          </table:table-cell>
          <table:table-cell table:style-name="ce37" table:formula="of:=[Males.AW43]+[Females.AW43]" office:value-type="float" office:value="69028" calcext:value-type="float">
            <text:p>69,028</text:p>
          </table:table-cell>
          <table:table-cell table:style-name="ce37" table:formula="of:=[Males.AX43]+[Females.AX43]" office:value-type="float" office:value="73365" calcext:value-type="float">
            <text:p>73,365</text:p>
          </table:table-cell>
          <table:table-cell table:style-name="ce37" table:formula="of:=[Males.AY43]+[Females.AY43]" office:value-type="float" office:value="76112" calcext:value-type="float">
            <text:p>76,112</text:p>
          </table:table-cell>
          <table:table-cell table:style-name="ce37" table:formula="of:=[Males.AZ43]+[Females.AZ43]" office:value-type="float" office:value="75211" calcext:value-type="float">
            <text:p>75,211</text:p>
          </table:table-cell>
          <table:table-cell table:style-name="ce37" table:formula="of:=[Males.BA43]+[Females.BA43]" office:value-type="float" office:value="78042" calcext:value-type="float">
            <text:p>78,042</text:p>
          </table:table-cell>
          <table:table-cell table:style-name="ce37" table:formula="of:=[Males.BB43]+[Females.BB43]" office:value-type="float" office:value="79530" calcext:value-type="float">
            <text:p>79,530</text:p>
          </table:table-cell>
          <table:table-cell table:style-name="ce37" table:formula="of:=[Males.BC43]+[Females.BC43]" office:value-type="float" office:value="80050" calcext:value-type="float">
            <text:p>80,050</text:p>
          </table:table-cell>
          <table:table-cell table:style-name="ce37" table:formula="of:=[Males.BD43]+[Females.BD43]" office:value-type="float" office:value="79465" calcext:value-type="float">
            <text:p>79,465</text:p>
          </table:table-cell>
          <table:table-cell table:style-name="ce37" table:formula="of:=[Males.BE43]+[Females.BE43]" office:value-type="float" office:value="82178" calcext:value-type="float">
            <text:p>82,178</text:p>
          </table:table-cell>
          <table:table-cell table:style-name="ce37" table:formula="of:=[Males.BF43]+[Females.BF43]" office:value-type="float" office:value="81001" calcext:value-type="float">
            <text:p>81,001</text:p>
          </table:table-cell>
          <table:table-cell table:style-name="ce37" table:formula="of:=[Males.BG43]+[Females.BG43]" office:value-type="float" office:value="80593" calcext:value-type="float">
            <text:p>80,593</text:p>
          </table:table-cell>
          <table:table-cell table:style-name="ce37" table:formula="of:=[Males.BH43]+[Females.BH43]" office:value-type="float" office:value="78508" calcext:value-type="float">
            <text:p>78,508</text:p>
          </table:table-cell>
          <table:table-cell table:style-name="ce37" table:formula="of:=[Males.BI43]+[Females.BI43]" office:value-type="float" office:value="76398" calcext:value-type="float">
            <text:p>76,398</text:p>
          </table:table-cell>
          <table:table-cell table:style-name="ce37" table:formula="of:=[Males.BJ43]+[Females.BJ43]" office:value-type="float" office:value="73675" calcext:value-type="float">
            <text:p>73,675</text:p>
          </table:table-cell>
          <table:table-cell table:style-name="ce37" table:formula="of:=[Males.BK43]+[Females.BK43]" office:value-type="float" office:value="72997" calcext:value-type="float">
            <text:p>72,997</text:p>
          </table:table-cell>
          <table:table-cell table:style-name="ce37" table:formula="of:=[Males.BL43]+[Females.BL43]" office:value-type="float" office:value="70626" calcext:value-type="float">
            <text:p>70,626</text:p>
          </table:table-cell>
          <table:table-cell table:style-name="ce37" table:formula="of:=[Males.BM43]+[Females.BM43]" office:value-type="float" office:value="68605" calcext:value-type="float">
            <text:p>68,605</text:p>
          </table:table-cell>
          <table:table-cell table:style-name="ce37" table:formula="of:=[Males.BN43]+[Females.BN43]" office:value-type="float" office:value="66142" calcext:value-type="float">
            <text:p>66,142</text:p>
          </table:table-cell>
          <table:table-cell table:style-name="ce37" table:formula="of:=[Males.BO43]+[Females.BO43]" office:value-type="float" office:value="63115" calcext:value-type="float">
            <text:p>63,115</text:p>
          </table:table-cell>
          <table:table-cell table:style-name="ce37" table:formula="of:=[Males.BP43]+[Females.BP43]" office:value-type="float" office:value="61906" calcext:value-type="float">
            <text:p>61,906</text:p>
          </table:table-cell>
          <table:table-cell table:style-name="ce37" table:formula="of:=[Males.BQ43]+[Females.BQ43]" office:value-type="float" office:value="60402" calcext:value-type="float">
            <text:p>60,402</text:p>
          </table:table-cell>
          <table:table-cell table:style-name="ce37" table:formula="of:=[Males.BR43]+[Females.BR43]" office:value-type="float" office:value="57826" calcext:value-type="float">
            <text:p>57,826</text:p>
          </table:table-cell>
          <table:table-cell table:style-name="ce37" table:formula="of:=[Males.BS43]+[Females.BS43]" office:value-type="float" office:value="57925" calcext:value-type="float">
            <text:p>57,925</text:p>
          </table:table-cell>
          <table:table-cell table:style-name="ce37" table:formula="of:=[Males.BT43]+[Females.BT43]" office:value-type="float" office:value="57568" calcext:value-type="float">
            <text:p>57,568</text:p>
          </table:table-cell>
          <table:table-cell table:style-name="ce37" table:formula="of:=[Males.BU43]+[Females.BU43]" office:value-type="float" office:value="58429" calcext:value-type="float">
            <text:p>58,429</text:p>
          </table:table-cell>
          <table:table-cell table:style-name="ce37" table:formula="of:=[Males.BV43]+[Females.BV43]" office:value-type="float" office:value="59475" calcext:value-type="float">
            <text:p>59,475</text:p>
          </table:table-cell>
          <table:table-cell table:style-name="ce37" table:formula="of:=[Males.BW43]+[Females.BW43]" office:value-type="float" office:value="63545" calcext:value-type="float">
            <text:p>63,545</text:p>
          </table:table-cell>
          <table:table-cell table:style-name="ce37" table:formula="of:=[Males.BX43]+[Females.BX43]" office:value-type="float" office:value="47433" calcext:value-type="float">
            <text:p>47,433</text:p>
          </table:table-cell>
          <table:table-cell table:style-name="ce37" table:formula="of:=[Males.BY43]+[Females.BY43]" office:value-type="float" office:value="44047" calcext:value-type="float">
            <text:p>44,047</text:p>
          </table:table-cell>
          <table:table-cell table:style-name="ce37" table:formula="of:=[Males.BZ43]+[Females.BZ43]" office:value-type="float" office:value="44125" calcext:value-type="float">
            <text:p>44,125</text:p>
          </table:table-cell>
          <table:table-cell table:style-name="ce37" table:formula="of:=[Males.CA43]+[Females.CA43]" office:value-type="float" office:value="41667" calcext:value-type="float">
            <text:p>41,667</text:p>
          </table:table-cell>
          <table:table-cell table:style-name="ce37" table:formula="of:=[Males.CB43]+[Females.CB43]" office:value-type="float" office:value="37435" calcext:value-type="float">
            <text:p>37,435</text:p>
          </table:table-cell>
          <table:table-cell table:style-name="ce37" table:formula="of:=[Males.CC43]+[Females.CC43]" office:value-type="float" office:value="33917" calcext:value-type="float">
            <text:p>33,917</text:p>
          </table:table-cell>
          <table:table-cell table:style-name="ce37" table:formula="of:=[Males.CD43]+[Females.CD43]" office:value-type="float" office:value="33616" calcext:value-type="float">
            <text:p>33,616</text:p>
          </table:table-cell>
          <table:table-cell table:style-name="ce37" table:formula="of:=[Males.CE43]+[Females.CE43]" office:value-type="float" office:value="31840" calcext:value-type="float">
            <text:p>31,840</text:p>
          </table:table-cell>
          <table:table-cell table:style-name="ce37" table:formula="of:=[Males.CF43]+[Females.CF43]" office:value-type="float" office:value="29859" calcext:value-type="float">
            <text:p>29,859</text:p>
          </table:table-cell>
          <table:table-cell table:style-name="ce37" table:formula="of:=[Males.CG43]+[Females.CG43]" office:value-type="float" office:value="27206" calcext:value-type="float">
            <text:p>27,206</text:p>
          </table:table-cell>
          <table:table-cell table:style-name="ce37" table:formula="of:=[Males.CH43]+[Females.CH43]" office:value-type="float" office:value="24986" calcext:value-type="float">
            <text:p>24,986</text:p>
          </table:table-cell>
          <table:table-cell table:style-name="ce37" table:formula="of:=[Males.CI43]+[Females.CI43]" office:value-type="float" office:value="22444" calcext:value-type="float">
            <text:p>22,444</text:p>
          </table:table-cell>
          <table:table-cell table:style-name="ce37" table:formula="of:=[Males.CJ43]+[Females.CJ43]" office:value-type="float" office:value="19663" calcext:value-type="float">
            <text:p>19,663</text:p>
          </table:table-cell>
          <table:table-cell table:style-name="ce37" table:formula="of:=[Males.CK43]+[Females.CK43]" office:value-type="float" office:value="17174" calcext:value-type="float">
            <text:p>17,174</text:p>
          </table:table-cell>
          <table:table-cell table:style-name="ce37" table:formula="of:=[Males.CL43]+[Females.CL43]" office:value-type="float" office:value="15553" calcext:value-type="float">
            <text:p>15,553</text:p>
          </table:table-cell>
          <table:table-cell table:style-name="ce37" table:formula="of:=[Males.CM43]+[Females.CM43]" office:value-type="float" office:value="13139" calcext:value-type="float">
            <text:p>13,139</text:p>
          </table:table-cell>
          <table:table-cell table:style-name="ce37" table:formula="of:=[Males.CN43]+[Females.CN43]" office:value-type="float" office:value="46877" calcext:value-type="float">
            <text:p>46,877</text:p>
          </table:table-cell>
          <table:table-cell table:style-name="ce35" table:formula="of:=SUM([.B43:.CN43])" office:value-type="float" office:value="5444919" calcext:value-type="float">
            <text:p>5,444,919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44]" office:value-type="float" office:value="2021" calcext:value-type="float">
            <text:p>2021</text:p>
          </table:table-cell>
          <table:table-cell table:style-name="ce37" table:formula="of:=[Males.B44]+[Females.B44]" office:value-type="float" office:value="56929" calcext:value-type="float">
            <text:p>56,929</text:p>
          </table:table-cell>
          <table:table-cell table:style-name="ce37" table:formula="of:=[Males.C44]+[Females.C44]" office:value-type="float" office:value="56883" calcext:value-type="float">
            <text:p>56,883</text:p>
          </table:table-cell>
          <table:table-cell table:style-name="ce37" table:formula="of:=[Males.D44]+[Females.D44]" office:value-type="float" office:value="56681" calcext:value-type="float">
            <text:p>56,681</text:p>
          </table:table-cell>
          <table:table-cell table:style-name="ce37" table:formula="of:=[Males.E44]+[Females.E44]" office:value-type="float" office:value="56358" calcext:value-type="float">
            <text:p>56,358</text:p>
          </table:table-cell>
          <table:table-cell table:style-name="ce37" table:formula="of:=[Males.F44]+[Females.F44]" office:value-type="float" office:value="56146" calcext:value-type="float">
            <text:p>56,146</text:p>
          </table:table-cell>
          <table:table-cell table:style-name="ce37" table:formula="of:=[Males.G44]+[Females.G44]" office:value-type="float" office:value="56573" calcext:value-type="float">
            <text:p>56,573</text:p>
          </table:table-cell>
          <table:table-cell table:style-name="ce37" table:formula="of:=[Males.H44]+[Females.H44]" office:value-type="float" office:value="56933" calcext:value-type="float">
            <text:p>56,933</text:p>
          </table:table-cell>
          <table:table-cell table:style-name="ce37" table:formula="of:=[Males.I44]+[Females.I44]" office:value-type="float" office:value="57541" calcext:value-type="float">
            <text:p>57,541</text:p>
          </table:table-cell>
          <table:table-cell table:style-name="ce37" table:formula="of:=[Males.J44]+[Females.J44]" office:value-type="float" office:value="58486" calcext:value-type="float">
            <text:p>58,486</text:p>
          </table:table-cell>
          <table:table-cell table:style-name="ce37" table:formula="of:=[Males.K44]+[Females.K44]" office:value-type="float" office:value="60106" calcext:value-type="float">
            <text:p>60,106</text:p>
          </table:table-cell>
          <table:table-cell table:style-name="ce37" table:formula="of:=[Males.L44]+[Females.L44]" office:value-type="float" office:value="61772" calcext:value-type="float">
            <text:p>61,772</text:p>
          </table:table-cell>
          <table:table-cell table:style-name="ce37" table:formula="of:=[Males.M44]+[Females.M44]" office:value-type="float" office:value="58941" calcext:value-type="float">
            <text:p>58,941</text:p>
          </table:table-cell>
          <table:table-cell table:style-name="ce37" table:formula="of:=[Males.N44]+[Females.N44]" office:value-type="float" office:value="60399" calcext:value-type="float">
            <text:p>60,399</text:p>
          </table:table-cell>
          <table:table-cell table:style-name="ce37" table:formula="of:=[Males.O44]+[Females.O44]" office:value-type="float" office:value="60196" calcext:value-type="float">
            <text:p>60,196</text:p>
          </table:table-cell>
          <table:table-cell table:style-name="ce37" table:formula="of:=[Males.P44]+[Females.P44]" office:value-type="float" office:value="57761" calcext:value-type="float">
            <text:p>57,761</text:p>
          </table:table-cell>
          <table:table-cell table:style-name="ce37" table:formula="of:=[Males.Q44]+[Females.Q44]" office:value-type="float" office:value="56659" calcext:value-type="float">
            <text:p>56,659</text:p>
          </table:table-cell>
          <table:table-cell table:style-name="ce37" table:formula="of:=[Males.R44]+[Females.R44]" office:value-type="float" office:value="56260" calcext:value-type="float">
            <text:p>56,260</text:p>
          </table:table-cell>
          <table:table-cell table:style-name="ce37" table:formula="of:=[Males.S44]+[Females.S44]" office:value-type="float" office:value="55306" calcext:value-type="float">
            <text:p>55,306</text:p>
          </table:table-cell>
          <table:table-cell table:style-name="ce37" table:formula="of:=[Males.T44]+[Females.T44]" office:value-type="float" office:value="54327" calcext:value-type="float">
            <text:p>54,327</text:p>
          </table:table-cell>
          <table:table-cell table:style-name="ce37" table:formula="of:=[Males.U44]+[Females.U44]" office:value-type="float" office:value="55600" calcext:value-type="float">
            <text:p>55,600</text:p>
          </table:table-cell>
          <table:table-cell table:style-name="ce37" table:formula="of:=[Males.V44]+[Females.V44]" office:value-type="float" office:value="59559" calcext:value-type="float">
            <text:p>59,559</text:p>
          </table:table-cell>
          <table:table-cell table:style-name="ce37" table:formula="of:=[Males.W44]+[Females.W44]" office:value-type="float" office:value="62332" calcext:value-type="float">
            <text:p>62,332</text:p>
          </table:table-cell>
          <table:table-cell table:style-name="ce37" table:formula="of:=[Males.X44]+[Females.X44]" office:value-type="float" office:value="65708" calcext:value-type="float">
            <text:p>65,708</text:p>
          </table:table-cell>
          <table:table-cell table:style-name="ce37" table:formula="of:=[Males.Y44]+[Females.Y44]" office:value-type="float" office:value="67610" calcext:value-type="float">
            <text:p>67,610</text:p>
          </table:table-cell>
          <table:table-cell table:style-name="ce37" table:formula="of:=[Males.Z44]+[Females.Z44]" office:value-type="float" office:value="69862" calcext:value-type="float">
            <text:p>69,862</text:p>
          </table:table-cell>
          <table:table-cell table:style-name="ce37" table:formula="of:=[Males.AA44]+[Females.AA44]" office:value-type="float" office:value="70611" calcext:value-type="float">
            <text:p>70,611</text:p>
          </table:table-cell>
          <table:table-cell table:style-name="ce37" table:formula="of:=[Males.AB44]+[Females.AB44]" office:value-type="float" office:value="72192" calcext:value-type="float">
            <text:p>72,192</text:p>
          </table:table-cell>
          <table:table-cell table:style-name="ce37" table:formula="of:=[Males.AC44]+[Females.AC44]" office:value-type="float" office:value="73259" calcext:value-type="float">
            <text:p>73,259</text:p>
          </table:table-cell>
          <table:table-cell table:style-name="ce37" table:formula="of:=[Males.AD44]+[Females.AD44]" office:value-type="float" office:value="73297" calcext:value-type="float">
            <text:p>73,297</text:p>
          </table:table-cell>
          <table:table-cell table:style-name="ce37" table:formula="of:=[Males.AE44]+[Females.AE44]" office:value-type="float" office:value="77845" calcext:value-type="float">
            <text:p>77,845</text:p>
          </table:table-cell>
          <table:table-cell table:style-name="ce37" table:formula="of:=[Males.AF44]+[Females.AF44]" office:value-type="float" office:value="77710" calcext:value-type="float">
            <text:p>77,710</text:p>
          </table:table-cell>
          <table:table-cell table:style-name="ce37" table:formula="of:=[Males.AG44]+[Females.AG44]" office:value-type="float" office:value="74086" calcext:value-type="float">
            <text:p>74,086</text:p>
          </table:table-cell>
          <table:table-cell table:style-name="ce37" table:formula="of:=[Males.AH44]+[Females.AH44]" office:value-type="float" office:value="73034" calcext:value-type="float">
            <text:p>73,034</text:p>
          </table:table-cell>
          <table:table-cell table:style-name="ce37" table:formula="of:=[Males.AI44]+[Females.AI44]" office:value-type="float" office:value="73763" calcext:value-type="float">
            <text:p>73,763</text:p>
          </table:table-cell>
          <table:table-cell table:style-name="ce37" table:formula="of:=[Males.AJ44]+[Females.AJ44]" office:value-type="float" office:value="71669" calcext:value-type="float">
            <text:p>71,669</text:p>
          </table:table-cell>
          <table:table-cell table:style-name="ce37" table:formula="of:=[Males.AK44]+[Females.AK44]" office:value-type="float" office:value="71073" calcext:value-type="float">
            <text:p>71,073</text:p>
          </table:table-cell>
          <table:table-cell table:style-name="ce37" table:formula="of:=[Males.AL44]+[Females.AL44]" office:value-type="float" office:value="70712" calcext:value-type="float">
            <text:p>70,712</text:p>
          </table:table-cell>
          <table:table-cell table:style-name="ce37" table:formula="of:=[Males.AM44]+[Females.AM44]" office:value-type="float" office:value="68443" calcext:value-type="float">
            <text:p>68,443</text:p>
          </table:table-cell>
          <table:table-cell table:style-name="ce37" table:formula="of:=[Males.AN44]+[Females.AN44]" office:value-type="float" office:value="69393" calcext:value-type="float">
            <text:p>69,393</text:p>
          </table:table-cell>
          <table:table-cell table:style-name="ce37" table:formula="of:=[Males.AO44]+[Females.AO44]" office:value-type="float" office:value="70226" calcext:value-type="float">
            <text:p>70,226</text:p>
          </table:table-cell>
          <table:table-cell table:style-name="ce37" table:formula="of:=[Males.AP44]+[Females.AP44]" office:value-type="float" office:value="69649" calcext:value-type="float">
            <text:p>69,649</text:p>
          </table:table-cell>
          <table:table-cell table:style-name="ce37" table:formula="of:=[Males.AQ44]+[Females.AQ44]" office:value-type="float" office:value="68217" calcext:value-type="float">
            <text:p>68,217</text:p>
          </table:table-cell>
          <table:table-cell table:style-name="ce37" table:formula="of:=[Males.AR44]+[Females.AR44]" office:value-type="float" office:value="65662" calcext:value-type="float">
            <text:p>65,662</text:p>
          </table:table-cell>
          <table:table-cell table:style-name="ce37" table:formula="of:=[Males.AS44]+[Females.AS44]" office:value-type="float" office:value="61210" calcext:value-type="float">
            <text:p>61,210</text:p>
          </table:table-cell>
          <table:table-cell table:style-name="ce37" table:formula="of:=[Males.AT44]+[Females.AT44]" office:value-type="float" office:value="59996" calcext:value-type="float">
            <text:p>59,996</text:p>
          </table:table-cell>
          <table:table-cell table:style-name="ce37" table:formula="of:=[Males.AU44]+[Females.AU44]" office:value-type="float" office:value="63574" calcext:value-type="float">
            <text:p>63,574</text:p>
          </table:table-cell>
          <table:table-cell table:style-name="ce37" table:formula="of:=[Males.AV44]+[Females.AV44]" office:value-type="float" office:value="64159" calcext:value-type="float">
            <text:p>64,159</text:p>
          </table:table-cell>
          <table:table-cell table:style-name="ce37" table:formula="of:=[Males.AW44]+[Females.AW44]" office:value-type="float" office:value="65035" calcext:value-type="float">
            <text:p>65,035</text:p>
          </table:table-cell>
          <table:table-cell table:style-name="ce37" table:formula="of:=[Males.AX44]+[Females.AX44]" office:value-type="float" office:value="68934" calcext:value-type="float">
            <text:p>68,934</text:p>
          </table:table-cell>
          <table:table-cell table:style-name="ce37" table:formula="of:=[Males.AY44]+[Females.AY44]" office:value-type="float" office:value="73266" calcext:value-type="float">
            <text:p>73,266</text:p>
          </table:table-cell>
          <table:table-cell table:style-name="ce37" table:formula="of:=[Males.AZ44]+[Females.AZ44]" office:value-type="float" office:value="76009" calcext:value-type="float">
            <text:p>76,009</text:p>
          </table:table-cell>
          <table:table-cell table:style-name="ce37" table:formula="of:=[Males.BA44]+[Females.BA44]" office:value-type="float" office:value="75111" calcext:value-type="float">
            <text:p>75,111</text:p>
          </table:table-cell>
          <table:table-cell table:style-name="ce37" table:formula="of:=[Males.BB44]+[Females.BB44]" office:value-type="float" office:value="77919" calcext:value-type="float">
            <text:p>77,919</text:p>
          </table:table-cell>
          <table:table-cell table:style-name="ce37" table:formula="of:=[Males.BC44]+[Females.BC44]" office:value-type="float" office:value="79363" calcext:value-type="float">
            <text:p>79,363</text:p>
          </table:table-cell>
          <table:table-cell table:style-name="ce37" table:formula="of:=[Males.BD44]+[Females.BD44]" office:value-type="float" office:value="79841" calcext:value-type="float">
            <text:p>79,841</text:p>
          </table:table-cell>
          <table:table-cell table:style-name="ce37" table:formula="of:=[Males.BE44]+[Females.BE44]" office:value-type="float" office:value="79228" calcext:value-type="float">
            <text:p>79,228</text:p>
          </table:table-cell>
          <table:table-cell table:style-name="ce37" table:formula="of:=[Males.BF44]+[Females.BF44]" office:value-type="float" office:value="81905" calcext:value-type="float">
            <text:p>81,905</text:p>
          </table:table-cell>
          <table:table-cell table:style-name="ce37" table:formula="of:=[Males.BG44]+[Females.BG44]" office:value-type="float" office:value="80712" calcext:value-type="float">
            <text:p>80,712</text:p>
          </table:table-cell>
          <table:table-cell table:style-name="ce37" table:formula="of:=[Males.BH44]+[Females.BH44]" office:value-type="float" office:value="80257" calcext:value-type="float">
            <text:p>80,257</text:p>
          </table:table-cell>
          <table:table-cell table:style-name="ce37" table:formula="of:=[Males.BI44]+[Females.BI44]" office:value-type="float" office:value="78125" calcext:value-type="float">
            <text:p>78,125</text:p>
          </table:table-cell>
          <table:table-cell table:style-name="ce37" table:formula="of:=[Males.BJ44]+[Females.BJ44]" office:value-type="float" office:value="75997" calcext:value-type="float">
            <text:p>75,997</text:p>
          </table:table-cell>
          <table:table-cell table:style-name="ce37" table:formula="of:=[Males.BK44]+[Females.BK44]" office:value-type="float" office:value="73256" calcext:value-type="float">
            <text:p>73,256</text:p>
          </table:table-cell>
          <table:table-cell table:style-name="ce37" table:formula="of:=[Males.BL44]+[Females.BL44]" office:value-type="float" office:value="72524" calcext:value-type="float">
            <text:p>72,524</text:p>
          </table:table-cell>
          <table:table-cell table:style-name="ce37" table:formula="of:=[Males.BM44]+[Females.BM44]" office:value-type="float" office:value="70115" calcext:value-type="float">
            <text:p>70,115</text:p>
          </table:table-cell>
          <table:table-cell table:style-name="ce37" table:formula="of:=[Males.BN44]+[Females.BN44]" office:value-type="float" office:value="68049" calcext:value-type="float">
            <text:p>68,049</text:p>
          </table:table-cell>
          <table:table-cell table:style-name="ce37" table:formula="of:=[Males.BO44]+[Females.BO44]" office:value-type="float" office:value="65544" calcext:value-type="float">
            <text:p>65,544</text:p>
          </table:table-cell>
          <table:table-cell table:style-name="ce37" table:formula="of:=[Males.BP44]+[Females.BP44]" office:value-type="float" office:value="62468" calcext:value-type="float">
            <text:p>62,468</text:p>
          </table:table-cell>
          <table:table-cell table:style-name="ce37" table:formula="of:=[Males.BQ44]+[Females.BQ44]" office:value-type="float" office:value="61185" calcext:value-type="float">
            <text:p>61,185</text:p>
          </table:table-cell>
          <table:table-cell table:style-name="ce37" table:formula="of:=[Males.BR44]+[Females.BR44]" office:value-type="float" office:value="59621" calcext:value-type="float">
            <text:p>59,621</text:p>
          </table:table-cell>
          <table:table-cell table:style-name="ce37" table:formula="of:=[Males.BS44]+[Females.BS44]" office:value-type="float" office:value="56992" calcext:value-type="float">
            <text:p>56,992</text:p>
          </table:table-cell>
          <table:table-cell table:style-name="ce37" table:formula="of:=[Males.BT44]+[Females.BT44]" office:value-type="float" office:value="56994" calcext:value-type="float">
            <text:p>56,994</text:p>
          </table:table-cell>
          <table:table-cell table:style-name="ce37" table:formula="of:=[Males.BU44]+[Females.BU44]" office:value-type="float" office:value="56537" calcext:value-type="float">
            <text:p>56,537</text:p>
          </table:table-cell>
          <table:table-cell table:style-name="ce37" table:formula="of:=[Males.BV44]+[Females.BV44]" office:value-type="float" office:value="57263" calcext:value-type="float">
            <text:p>57,263</text:p>
          </table:table-cell>
          <table:table-cell table:style-name="ce37" table:formula="of:=[Males.BW44]+[Females.BW44]" office:value-type="float" office:value="58173" calcext:value-type="float">
            <text:p>58,173</text:p>
          </table:table-cell>
          <table:table-cell table:style-name="ce37" table:formula="of:=[Males.BX44]+[Females.BX44]" office:value-type="float" office:value="62026" calcext:value-type="float">
            <text:p>62,026</text:p>
          </table:table-cell>
          <table:table-cell table:style-name="ce37" table:formula="of:=[Males.BY44]+[Females.BY44]" office:value-type="float" office:value="46169" calcext:value-type="float">
            <text:p>46,169</text:p>
          </table:table-cell>
          <table:table-cell table:style-name="ce37" table:formula="of:=[Males.BZ44]+[Females.BZ44]" office:value-type="float" office:value="42758" calcext:value-type="float">
            <text:p>42,758</text:p>
          </table:table-cell>
          <table:table-cell table:style-name="ce37" table:formula="of:=[Males.CA44]+[Females.CA44]" office:value-type="float" office:value="42709" calcext:value-type="float">
            <text:p>42,709</text:p>
          </table:table-cell>
          <table:table-cell table:style-name="ce37" table:formula="of:=[Males.CB44]+[Females.CB44]" office:value-type="float" office:value="40187" calcext:value-type="float">
            <text:p>40,187</text:p>
          </table:table-cell>
          <table:table-cell table:style-name="ce37" table:formula="of:=[Males.CC44]+[Females.CC44]" office:value-type="float" office:value="35951" calcext:value-type="float">
            <text:p>35,951</text:p>
          </table:table-cell>
          <table:table-cell table:style-name="ce37" table:formula="of:=[Males.CD44]+[Females.CD44]" office:value-type="float" office:value="32422" calcext:value-type="float">
            <text:p>32,422</text:p>
          </table:table-cell>
          <table:table-cell table:style-name="ce37" table:formula="of:=[Males.CE44]+[Females.CE44]" office:value-type="float" office:value="31971" calcext:value-type="float">
            <text:p>31,971</text:p>
          </table:table-cell>
          <table:table-cell table:style-name="ce37" table:formula="of:=[Males.CF44]+[Females.CF44]" office:value-type="float" office:value="30101" calcext:value-type="float">
            <text:p>30,101</text:p>
          </table:table-cell>
          <table:table-cell table:style-name="ce37" table:formula="of:=[Males.CG44]+[Females.CG44]" office:value-type="float" office:value="28040" calcext:value-type="float">
            <text:p>28,040</text:p>
          </table:table-cell>
          <table:table-cell table:style-name="ce37" table:formula="of:=[Males.CH44]+[Females.CH44]" office:value-type="float" office:value="25353" calcext:value-type="float">
            <text:p>25,353</text:p>
          </table:table-cell>
          <table:table-cell table:style-name="ce37" table:formula="of:=[Males.CI44]+[Females.CI44]" office:value-type="float" office:value="23085" calcext:value-type="float">
            <text:p>23,085</text:p>
          </table:table-cell>
          <table:table-cell table:style-name="ce37" table:formula="of:=[Males.CJ44]+[Females.CJ44]" office:value-type="float" office:value="20534" calcext:value-type="float">
            <text:p>20,534</text:p>
          </table:table-cell>
          <table:table-cell table:style-name="ce37" table:formula="of:=[Males.CK44]+[Females.CK44]" office:value-type="float" office:value="17789" calcext:value-type="float">
            <text:p>17,789</text:p>
          </table:table-cell>
          <table:table-cell table:style-name="ce37" table:formula="of:=[Males.CL44]+[Females.CL44]" office:value-type="float" office:value="15340" calcext:value-type="float">
            <text:p>15,340</text:p>
          </table:table-cell>
          <table:table-cell table:style-name="ce37" table:formula="of:=[Males.CM44]+[Females.CM44]" office:value-type="float" office:value="13707" calcext:value-type="float">
            <text:p>13,707</text:p>
          </table:table-cell>
          <table:table-cell table:style-name="ce37" table:formula="of:=[Males.CN44]+[Females.CN44]" office:value-type="float" office:value="48982" calcext:value-type="float">
            <text:p>48,982</text:p>
          </table:table-cell>
          <table:table-cell table:style-name="ce35" table:formula="of:=SUM([.B44:.CN44])" office:value-type="float" office:value="5462255" calcext:value-type="float">
            <text:p>5,462,255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45]" office:value-type="float" office:value="2022" calcext:value-type="float">
            <text:p>2022</text:p>
          </table:table-cell>
          <table:table-cell table:style-name="ce37" table:formula="of:=[Males.B45]+[Females.B45]" office:value-type="float" office:value="57205" calcext:value-type="float">
            <text:p>57,205</text:p>
          </table:table-cell>
          <table:table-cell table:style-name="ce37" table:formula="of:=[Males.C45]+[Females.C45]" office:value-type="float" office:value="57242" calcext:value-type="float">
            <text:p>57,242</text:p>
          </table:table-cell>
          <table:table-cell table:style-name="ce37" table:formula="of:=[Males.D45]+[Females.D45]" office:value-type="float" office:value="57121" calcext:value-type="float">
            <text:p>57,121</text:p>
          </table:table-cell>
          <table:table-cell table:style-name="ce37" table:formula="of:=[Males.E45]+[Females.E45]" office:value-type="float" office:value="56863" calcext:value-type="float">
            <text:p>56,863</text:p>
          </table:table-cell>
          <table:table-cell table:style-name="ce37" table:formula="of:=[Males.F45]+[Females.F45]" office:value-type="float" office:value="56508" calcext:value-type="float">
            <text:p>56,508</text:p>
          </table:table-cell>
          <table:table-cell table:style-name="ce37" table:formula="of:=[Males.G45]+[Females.G45]" office:value-type="float" office:value="56281" calcext:value-type="float">
            <text:p>56,281</text:p>
          </table:table-cell>
          <table:table-cell table:style-name="ce37" table:formula="of:=[Males.H45]+[Females.H45]" office:value-type="float" office:value="56690" calcext:value-type="float">
            <text:p>56,690</text:p>
          </table:table-cell>
          <table:table-cell table:style-name="ce37" table:formula="of:=[Males.I45]+[Females.I45]" office:value-type="float" office:value="57033" calcext:value-type="float">
            <text:p>57,033</text:p>
          </table:table-cell>
          <table:table-cell table:style-name="ce37" table:formula="of:=[Males.J45]+[Females.J45]" office:value-type="float" office:value="57627" calcext:value-type="float">
            <text:p>57,627</text:p>
          </table:table-cell>
          <table:table-cell table:style-name="ce37" table:formula="of:=[Males.K45]+[Females.K45]" office:value-type="float" office:value="58562" calcext:value-type="float">
            <text:p>58,562</text:p>
          </table:table-cell>
          <table:table-cell table:style-name="ce37" table:formula="of:=[Males.L45]+[Females.L45]" office:value-type="float" office:value="60186" calcext:value-type="float">
            <text:p>60,186</text:p>
          </table:table-cell>
          <table:table-cell table:style-name="ce37" table:formula="of:=[Males.M45]+[Females.M45]" office:value-type="float" office:value="61853" calcext:value-type="float">
            <text:p>61,853</text:p>
          </table:table-cell>
          <table:table-cell table:style-name="ce37" table:formula="of:=[Males.N45]+[Females.N45]" office:value-type="float" office:value="59000" calcext:value-type="float">
            <text:p>59,000</text:p>
          </table:table-cell>
          <table:table-cell table:style-name="ce37" table:formula="of:=[Males.O45]+[Females.O45]" office:value-type="float" office:value="60451" calcext:value-type="float">
            <text:p>60,451</text:p>
          </table:table-cell>
          <table:table-cell table:style-name="ce37" table:formula="of:=[Males.P45]+[Females.P45]" office:value-type="float" office:value="60269" calcext:value-type="float">
            <text:p>60,269</text:p>
          </table:table-cell>
          <table:table-cell table:style-name="ce37" table:formula="of:=[Males.Q45]+[Females.Q45]" office:value-type="float" office:value="57843" calcext:value-type="float">
            <text:p>57,843</text:p>
          </table:table-cell>
          <table:table-cell table:style-name="ce37" table:formula="of:=[Males.R45]+[Females.R45]" office:value-type="float" office:value="56756" calcext:value-type="float">
            <text:p>56,756</text:p>
          </table:table-cell>
          <table:table-cell table:style-name="ce37" table:formula="of:=[Males.S45]+[Females.S45]" office:value-type="float" office:value="56451" calcext:value-type="float">
            <text:p>56,451</text:p>
          </table:table-cell>
          <table:table-cell table:style-name="ce37" table:formula="of:=[Males.T45]+[Females.T45]" office:value-type="float" office:value="56043" calcext:value-type="float">
            <text:p>56,043</text:p>
          </table:table-cell>
          <table:table-cell table:style-name="ce37" table:formula="of:=[Males.U45]+[Females.U45]" office:value-type="float" office:value="55893" calcext:value-type="float">
            <text:p>55,893</text:p>
          </table:table-cell>
          <table:table-cell table:style-name="ce37" table:formula="of:=[Males.V45]+[Females.V45]" office:value-type="float" office:value="57346" calcext:value-type="float">
            <text:p>57,346</text:p>
          </table:table-cell>
          <table:table-cell table:style-name="ce37" table:formula="of:=[Males.W45]+[Females.W45]" office:value-type="float" office:value="60953" calcext:value-type="float">
            <text:p>60,953</text:p>
          </table:table-cell>
          <table:table-cell table:style-name="ce37" table:formula="of:=[Males.X45]+[Females.X45]" office:value-type="float" office:value="63501" calcext:value-type="float">
            <text:p>63,501</text:p>
          </table:table-cell>
          <table:table-cell table:style-name="ce37" table:formula="of:=[Males.Y45]+[Females.Y45]" office:value-type="float" office:value="66441" calcext:value-type="float">
            <text:p>66,441</text:p>
          </table:table-cell>
          <table:table-cell table:style-name="ce37" table:formula="of:=[Males.Z45]+[Females.Z45]" office:value-type="float" office:value="67743" calcext:value-type="float">
            <text:p>67,743</text:p>
          </table:table-cell>
          <table:table-cell table:style-name="ce37" table:formula="of:=[Males.AA45]+[Females.AA45]" office:value-type="float" office:value="69863" calcext:value-type="float">
            <text:p>69,863</text:p>
          </table:table-cell>
          <table:table-cell table:style-name="ce37" table:formula="of:=[Males.AB45]+[Females.AB45]" office:value-type="float" office:value="70703" calcext:value-type="float">
            <text:p>70,703</text:p>
          </table:table-cell>
          <table:table-cell table:style-name="ce37" table:formula="of:=[Males.AC45]+[Females.AC45]" office:value-type="float" office:value="72324" calcext:value-type="float">
            <text:p>72,324</text:p>
          </table:table-cell>
          <table:table-cell table:style-name="ce37" table:formula="of:=[Males.AD45]+[Females.AD45]" office:value-type="float" office:value="73405" calcext:value-type="float">
            <text:p>73,405</text:p>
          </table:table-cell>
          <table:table-cell table:style-name="ce37" table:formula="of:=[Males.AE45]+[Females.AE45]" office:value-type="float" office:value="73407" calcext:value-type="float">
            <text:p>73,407</text:p>
          </table:table-cell>
          <table:table-cell table:style-name="ce37" table:formula="of:=[Males.AF45]+[Females.AF45]" office:value-type="float" office:value="77957" calcext:value-type="float">
            <text:p>77,957</text:p>
          </table:table-cell>
          <table:table-cell table:style-name="ce37" table:formula="of:=[Males.AG45]+[Females.AG45]" office:value-type="float" office:value="77834" calcext:value-type="float">
            <text:p>77,834</text:p>
          </table:table-cell>
          <table:table-cell table:style-name="ce37" table:formula="of:=[Males.AH45]+[Females.AH45]" office:value-type="float" office:value="74179" calcext:value-type="float">
            <text:p>74,179</text:p>
          </table:table-cell>
          <table:table-cell table:style-name="ce37" table:formula="of:=[Males.AI45]+[Females.AI45]" office:value-type="float" office:value="73130" calcext:value-type="float">
            <text:p>73,130</text:p>
          </table:table-cell>
          <table:table-cell table:style-name="ce37" table:formula="of:=[Males.AJ45]+[Females.AJ45]" office:value-type="float" office:value="73862" calcext:value-type="float">
            <text:p>73,862</text:p>
          </table:table-cell>
          <table:table-cell table:style-name="ce37" table:formula="of:=[Males.AK45]+[Females.AK45]" office:value-type="float" office:value="71767" calcext:value-type="float">
            <text:p>71,767</text:p>
          </table:table-cell>
          <table:table-cell table:style-name="ce37" table:formula="of:=[Males.AL45]+[Females.AL45]" office:value-type="float" office:value="71165" calcext:value-type="float">
            <text:p>71,165</text:p>
          </table:table-cell>
          <table:table-cell table:style-name="ce37" table:formula="of:=[Males.AM45]+[Females.AM45]" office:value-type="float" office:value="70776" calcext:value-type="float">
            <text:p>70,776</text:p>
          </table:table-cell>
          <table:table-cell table:style-name="ce37" table:formula="of:=[Males.AN45]+[Females.AN45]" office:value-type="float" office:value="68478" calcext:value-type="float">
            <text:p>68,478</text:p>
          </table:table-cell>
          <table:table-cell table:style-name="ce37" table:formula="of:=[Males.AO45]+[Females.AO45]" office:value-type="float" office:value="69390" calcext:value-type="float">
            <text:p>69,390</text:p>
          </table:table-cell>
          <table:table-cell table:style-name="ce37" table:formula="of:=[Males.AP45]+[Females.AP45]" office:value-type="float" office:value="70212" calcext:value-type="float">
            <text:p>70,212</text:p>
          </table:table-cell>
          <table:table-cell table:style-name="ce37" table:formula="of:=[Males.AQ45]+[Females.AQ45]" office:value-type="float" office:value="69649" calcext:value-type="float">
            <text:p>69,649</text:p>
          </table:table-cell>
          <table:table-cell table:style-name="ce37" table:formula="of:=[Males.AR45]+[Females.AR45]" office:value-type="float" office:value="68198" calcext:value-type="float">
            <text:p>68,198</text:p>
          </table:table-cell>
          <table:table-cell table:style-name="ce37" table:formula="of:=[Males.AS45]+[Females.AS45]" office:value-type="float" office:value="65623" calcext:value-type="float">
            <text:p>65,623</text:p>
          </table:table-cell>
          <table:table-cell table:style-name="ce37" table:formula="of:=[Males.AT45]+[Females.AT45]" office:value-type="float" office:value="61176" calcext:value-type="float">
            <text:p>61,176</text:p>
          </table:table-cell>
          <table:table-cell table:style-name="ce37" table:formula="of:=[Males.AU45]+[Females.AU45]" office:value-type="float" office:value="59948" calcext:value-type="float">
            <text:p>59,948</text:p>
          </table:table-cell>
          <table:table-cell table:style-name="ce37" table:formula="of:=[Males.AV45]+[Females.AV45]" office:value-type="float" office:value="63513" calcext:value-type="float">
            <text:p>63,513</text:p>
          </table:table-cell>
          <table:table-cell table:style-name="ce37" table:formula="of:=[Males.AW45]+[Females.AW45]" office:value-type="float" office:value="64087" calcext:value-type="float">
            <text:p>64,087</text:p>
          </table:table-cell>
          <table:table-cell table:style-name="ce37" table:formula="of:=[Males.AX45]+[Females.AX45]" office:value-type="float" office:value="64948" calcext:value-type="float">
            <text:p>64,948</text:p>
          </table:table-cell>
          <table:table-cell table:style-name="ce37" table:formula="of:=[Males.AY45]+[Females.AY45]" office:value-type="float" office:value="68843" calcext:value-type="float">
            <text:p>68,843</text:p>
          </table:table-cell>
          <table:table-cell table:style-name="ce37" table:formula="of:=[Males.AZ45]+[Females.AZ45]" office:value-type="float" office:value="73173" calcext:value-type="float">
            <text:p>73,173</text:p>
          </table:table-cell>
          <table:table-cell table:style-name="ce37" table:formula="of:=[Males.BA45]+[Females.BA45]" office:value-type="float" office:value="75909" calcext:value-type="float">
            <text:p>75,909</text:p>
          </table:table-cell>
          <table:table-cell table:style-name="ce37" table:formula="of:=[Males.BB45]+[Females.BB45]" office:value-type="float" office:value="74999" calcext:value-type="float">
            <text:p>74,999</text:p>
          </table:table-cell>
          <table:table-cell table:style-name="ce37" table:formula="of:=[Males.BC45]+[Females.BC45]" office:value-type="float" office:value="77761" calcext:value-type="float">
            <text:p>77,761</text:p>
          </table:table-cell>
          <table:table-cell table:style-name="ce37" table:formula="of:=[Males.BD45]+[Females.BD45]" office:value-type="float" office:value="79161" calcext:value-type="float">
            <text:p>79,161</text:p>
          </table:table-cell>
          <table:table-cell table:style-name="ce37" table:formula="of:=[Males.BE45]+[Females.BE45]" office:value-type="float" office:value="79607" calcext:value-type="float">
            <text:p>79,607</text:p>
          </table:table-cell>
          <table:table-cell table:style-name="ce37" table:formula="of:=[Males.BF45]+[Females.BF45]" office:value-type="float" office:value="78975" calcext:value-type="float">
            <text:p>78,975</text:p>
          </table:table-cell>
          <table:table-cell table:style-name="ce37" table:formula="of:=[Males.BG45]+[Females.BG45]" office:value-type="float" office:value="81619" calcext:value-type="float">
            <text:p>81,619</text:p>
          </table:table-cell>
          <table:table-cell table:style-name="ce37" table:formula="of:=[Males.BH45]+[Females.BH45]" office:value-type="float" office:value="80385" calcext:value-type="float">
            <text:p>80,385</text:p>
          </table:table-cell>
          <table:table-cell table:style-name="ce37" table:formula="of:=[Males.BI45]+[Females.BI45]" office:value-type="float" office:value="79877" calcext:value-type="float">
            <text:p>79,877</text:p>
          </table:table-cell>
          <table:table-cell table:style-name="ce37" table:formula="of:=[Males.BJ45]+[Females.BJ45]" office:value-type="float" office:value="77726" calcext:value-type="float">
            <text:p>77,726</text:p>
          </table:table-cell>
          <table:table-cell table:style-name="ce37" table:formula="of:=[Males.BK45]+[Females.BK45]" office:value-type="float" office:value="75575" calcext:value-type="float">
            <text:p>75,575</text:p>
          </table:table-cell>
          <table:table-cell table:style-name="ce37" table:formula="of:=[Males.BL45]+[Females.BL45]" office:value-type="float" office:value="72793" calcext:value-type="float">
            <text:p>72,793</text:p>
          </table:table-cell>
          <table:table-cell table:style-name="ce37" table:formula="of:=[Males.BM45]+[Females.BM45]" office:value-type="float" office:value="72011" calcext:value-type="float">
            <text:p>72,011</text:p>
          </table:table-cell>
          <table:table-cell table:style-name="ce37" table:formula="of:=[Males.BN45]+[Females.BN45]" office:value-type="float" office:value="69560" calcext:value-type="float">
            <text:p>69,560</text:p>
          </table:table-cell>
          <table:table-cell table:style-name="ce37" table:formula="of:=[Males.BO45]+[Females.BO45]" office:value-type="float" office:value="67449" calcext:value-type="float">
            <text:p>67,449</text:p>
          </table:table-cell>
          <table:table-cell table:style-name="ce37" table:formula="of:=[Males.BP45]+[Females.BP45]" office:value-type="float" office:value="64887" calcext:value-type="float">
            <text:p>64,887</text:p>
          </table:table-cell>
          <table:table-cell table:style-name="ce37" table:formula="of:=[Males.BQ45]+[Females.BQ45]" office:value-type="float" office:value="61758" calcext:value-type="float">
            <text:p>61,758</text:p>
          </table:table-cell>
          <table:table-cell table:style-name="ce37" table:formula="of:=[Males.BR45]+[Females.BR45]" office:value-type="float" office:value="60413" calcext:value-type="float">
            <text:p>60,413</text:p>
          </table:table-cell>
          <table:table-cell table:style-name="ce37" table:formula="of:=[Males.BS45]+[Females.BS45]" office:value-type="float" office:value="58780" calcext:value-type="float">
            <text:p>58,780</text:p>
          </table:table-cell>
          <table:table-cell table:style-name="ce37" table:formula="of:=[Males.BT45]+[Females.BT45]" office:value-type="float" office:value="56097" calcext:value-type="float">
            <text:p>56,097</text:p>
          </table:table-cell>
          <table:table-cell table:style-name="ce37" table:formula="of:=[Males.BU45]+[Females.BU45]" office:value-type="float" office:value="55999" calcext:value-type="float">
            <text:p>55,999</text:p>
          </table:table-cell>
          <table:table-cell table:style-name="ce37" table:formula="of:=[Males.BV45]+[Females.BV45]" office:value-type="float" office:value="55431" calcext:value-type="float">
            <text:p>55,431</text:p>
          </table:table-cell>
          <table:table-cell table:style-name="ce37" table:formula="of:=[Males.BW45]+[Females.BW45]" office:value-type="float" office:value="56037" calcext:value-type="float">
            <text:p>56,037</text:p>
          </table:table-cell>
          <table:table-cell table:style-name="ce37" table:formula="of:=[Males.BX45]+[Females.BX45]" office:value-type="float" office:value="56814" calcext:value-type="float">
            <text:p>56,814</text:p>
          </table:table-cell>
          <table:table-cell table:style-name="ce37" table:formula="of:=[Males.BY45]+[Females.BY45]" office:value-type="float" office:value="60413" calcext:value-type="float">
            <text:p>60,413</text:p>
          </table:table-cell>
          <table:table-cell table:style-name="ce37" table:formula="of:=[Males.BZ45]+[Females.BZ45]" office:value-type="float" office:value="44842" calcext:value-type="float">
            <text:p>44,842</text:p>
          </table:table-cell>
          <table:table-cell table:style-name="ce37" table:formula="of:=[Males.CA45]+[Females.CA45]" office:value-type="float" office:value="41415" calcext:value-type="float">
            <text:p>41,415</text:p>
          </table:table-cell>
          <table:table-cell table:style-name="ce37" table:formula="of:=[Males.CB45]+[Females.CB45]" office:value-type="float" office:value="41214" calcext:value-type="float">
            <text:p>41,214</text:p>
          </table:table-cell>
          <table:table-cell table:style-name="ce37" table:formula="of:=[Males.CC45]+[Females.CC45]" office:value-type="float" office:value="38620" calcext:value-type="float">
            <text:p>38,620</text:p>
          </table:table-cell>
          <table:table-cell table:style-name="ce37" table:formula="of:=[Males.CD45]+[Females.CD45]" office:value-type="float" office:value="34391" calcext:value-type="float">
            <text:p>34,391</text:p>
          </table:table-cell>
          <table:table-cell table:style-name="ce37" table:formula="of:=[Males.CE45]+[Females.CE45]" office:value-type="float" office:value="30863" calcext:value-type="float">
            <text:p>30,863</text:p>
          </table:table-cell>
          <table:table-cell table:style-name="ce37" table:formula="of:=[Males.CF45]+[Females.CF45]" office:value-type="float" office:value="30257" calcext:value-type="float">
            <text:p>30,257</text:p>
          </table:table-cell>
          <table:table-cell table:style-name="ce37" table:formula="of:=[Males.CG45]+[Females.CG45]" office:value-type="float" office:value="28299" calcext:value-type="float">
            <text:p>28,299</text:p>
          </table:table-cell>
          <table:table-cell table:style-name="ce37" table:formula="of:=[Males.CH45]+[Females.CH45]" office:value-type="float" office:value="26161" calcext:value-type="float">
            <text:p>26,161</text:p>
          </table:table-cell>
          <table:table-cell table:style-name="ce37" table:formula="of:=[Males.CI45]+[Females.CI45]" office:value-type="float" office:value="23463" calcext:value-type="float">
            <text:p>23,463</text:p>
          </table:table-cell>
          <table:table-cell table:style-name="ce37" table:formula="of:=[Males.CJ45]+[Females.CJ45]" office:value-type="float" office:value="21164" calcext:value-type="float">
            <text:p>21,164</text:p>
          </table:table-cell>
          <table:table-cell table:style-name="ce37" table:formula="of:=[Males.CK45]+[Females.CK45]" office:value-type="float" office:value="18617" calcext:value-type="float">
            <text:p>18,617</text:p>
          </table:table-cell>
          <table:table-cell table:style-name="ce37" table:formula="of:=[Males.CL45]+[Females.CL45]" office:value-type="float" office:value="15930" calcext:value-type="float">
            <text:p>15,930</text:p>
          </table:table-cell>
          <table:table-cell table:style-name="ce37" table:formula="of:=[Males.CM45]+[Females.CM45]" office:value-type="float" office:value="13558" calcext:value-type="float">
            <text:p>13,558</text:p>
          </table:table-cell>
          <table:table-cell table:style-name="ce37" table:formula="of:=[Males.CN45]+[Females.CN45]" office:value-type="float" office:value="51350" calcext:value-type="float">
            <text:p>51,350</text:p>
          </table:table-cell>
          <table:table-cell table:style-name="ce35" table:formula="of:=SUM([.B45:.CN45])" office:value-type="float" office:value="5479651" calcext:value-type="float">
            <text:p>5,479,651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46]" office:value-type="float" office:value="2023" calcext:value-type="float">
            <text:p>2023</text:p>
          </table:table-cell>
          <table:table-cell table:style-name="ce37" table:formula="of:=[Males.B46]+[Females.B46]" office:value-type="float" office:value="57404" calcext:value-type="float">
            <text:p>57,404</text:p>
          </table:table-cell>
          <table:table-cell table:style-name="ce37" table:formula="of:=[Males.C46]+[Females.C46]" office:value-type="float" office:value="57519" calcext:value-type="float">
            <text:p>57,519</text:p>
          </table:table-cell>
          <table:table-cell table:style-name="ce37" table:formula="of:=[Males.D46]+[Females.D46]" office:value-type="float" office:value="57480" calcext:value-type="float">
            <text:p>57,480</text:p>
          </table:table-cell>
          <table:table-cell table:style-name="ce37" table:formula="of:=[Males.E46]+[Females.E46]" office:value-type="float" office:value="57304" calcext:value-type="float">
            <text:p>57,304</text:p>
          </table:table-cell>
          <table:table-cell table:style-name="ce37" table:formula="of:=[Males.F46]+[Females.F46]" office:value-type="float" office:value="57011" calcext:value-type="float">
            <text:p>57,011</text:p>
          </table:table-cell>
          <table:table-cell table:style-name="ce37" table:formula="of:=[Males.G46]+[Females.G46]" office:value-type="float" office:value="56643" calcext:value-type="float">
            <text:p>56,643</text:p>
          </table:table-cell>
          <table:table-cell table:style-name="ce37" table:formula="of:=[Males.H46]+[Females.H46]" office:value-type="float" office:value="56398" calcext:value-type="float">
            <text:p>56,398</text:p>
          </table:table-cell>
          <table:table-cell table:style-name="ce37" table:formula="of:=[Males.I46]+[Females.I46]" office:value-type="float" office:value="56790" calcext:value-type="float">
            <text:p>56,790</text:p>
          </table:table-cell>
          <table:table-cell table:style-name="ce37" table:formula="of:=[Males.J46]+[Females.J46]" office:value-type="float" office:value="57119" calcext:value-type="float">
            <text:p>57,119</text:p>
          </table:table-cell>
          <table:table-cell table:style-name="ce37" table:formula="of:=[Males.K46]+[Females.K46]" office:value-type="float" office:value="57703" calcext:value-type="float">
            <text:p>57,703</text:p>
          </table:table-cell>
          <table:table-cell table:style-name="ce37" table:formula="of:=[Males.L46]+[Females.L46]" office:value-type="float" office:value="58642" calcext:value-type="float">
            <text:p>58,642</text:p>
          </table:table-cell>
          <table:table-cell table:style-name="ce37" table:formula="of:=[Males.M46]+[Females.M46]" office:value-type="float" office:value="60265" calcext:value-type="float">
            <text:p>60,265</text:p>
          </table:table-cell>
          <table:table-cell table:style-name="ce37" table:formula="of:=[Males.N46]+[Females.N46]" office:value-type="float" office:value="61913" calcext:value-type="float">
            <text:p>61,913</text:p>
          </table:table-cell>
          <table:table-cell table:style-name="ce37" table:formula="of:=[Males.O46]+[Females.O46]" office:value-type="float" office:value="59053" calcext:value-type="float">
            <text:p>59,053</text:p>
          </table:table-cell>
          <table:table-cell table:style-name="ce37" table:formula="of:=[Males.P46]+[Females.P46]" office:value-type="float" office:value="60524" calcext:value-type="float">
            <text:p>60,524</text:p>
          </table:table-cell>
          <table:table-cell table:style-name="ce37" table:formula="of:=[Males.Q46]+[Females.Q46]" office:value-type="float" office:value="60352" calcext:value-type="float">
            <text:p>60,352</text:p>
          </table:table-cell>
          <table:table-cell table:style-name="ce37" table:formula="of:=[Males.R46]+[Females.R46]" office:value-type="float" office:value="57940" calcext:value-type="float">
            <text:p>57,940</text:p>
          </table:table-cell>
          <table:table-cell table:style-name="ce37" table:formula="of:=[Males.S46]+[Females.S46]" office:value-type="float" office:value="56949" calcext:value-type="float">
            <text:p>56,949</text:p>
          </table:table-cell>
          <table:table-cell table:style-name="ce37" table:formula="of:=[Males.T46]+[Females.T46]" office:value-type="float" office:value="57201" calcext:value-type="float">
            <text:p>57,201</text:p>
          </table:table-cell>
          <table:table-cell table:style-name="ce37" table:formula="of:=[Males.U46]+[Females.U46]" office:value-type="float" office:value="57618" calcext:value-type="float">
            <text:p>57,618</text:p>
          </table:table-cell>
          <table:table-cell table:style-name="ce37" table:formula="of:=[Males.V46]+[Females.V46]" office:value-type="float" office:value="57629" calcext:value-type="float">
            <text:p>57,629</text:p>
          </table:table-cell>
          <table:table-cell table:style-name="ce37" table:formula="of:=[Males.W46]+[Females.W46]" office:value-type="float" office:value="58731" calcext:value-type="float">
            <text:p>58,731</text:p>
          </table:table-cell>
          <table:table-cell table:style-name="ce37" table:formula="of:=[Males.X46]+[Females.X46]" office:value-type="float" office:value="62120" calcext:value-type="float">
            <text:p>62,120</text:p>
          </table:table-cell>
          <table:table-cell table:style-name="ce37" table:formula="of:=[Males.Y46]+[Females.Y46]" office:value-type="float" office:value="64238" calcext:value-type="float">
            <text:p>64,238</text:p>
          </table:table-cell>
          <table:table-cell table:style-name="ce37" table:formula="of:=[Males.Z46]+[Females.Z46]" office:value-type="float" office:value="66589" calcext:value-type="float">
            <text:p>66,589</text:p>
          </table:table-cell>
          <table:table-cell table:style-name="ce37" table:formula="of:=[Males.AA46]+[Females.AA46]" office:value-type="float" office:value="67755" calcext:value-type="float">
            <text:p>67,755</text:p>
          </table:table-cell>
          <table:table-cell table:style-name="ce37" table:formula="of:=[Males.AB46]+[Females.AB46]" office:value-type="float" office:value="69962" calcext:value-type="float">
            <text:p>69,962</text:p>
          </table:table-cell>
          <table:table-cell table:style-name="ce37" table:formula="of:=[Males.AC46]+[Females.AC46]" office:value-type="float" office:value="70842" calcext:value-type="float">
            <text:p>70,842</text:p>
          </table:table-cell>
          <table:table-cell table:style-name="ce37" table:formula="of:=[Males.AD46]+[Females.AD46]" office:value-type="float" office:value="72472" calcext:value-type="float">
            <text:p>72,472</text:p>
          </table:table-cell>
          <table:table-cell table:style-name="ce37" table:formula="of:=[Males.AE46]+[Females.AE46]" office:value-type="float" office:value="73515" calcext:value-type="float">
            <text:p>73,515</text:p>
          </table:table-cell>
          <table:table-cell table:style-name="ce37" table:formula="of:=[Males.AF46]+[Females.AF46]" office:value-type="float" office:value="73526" calcext:value-type="float">
            <text:p>73,526</text:p>
          </table:table-cell>
          <table:table-cell table:style-name="ce37" table:formula="of:=[Males.AG46]+[Females.AG46]" office:value-type="float" office:value="78082" calcext:value-type="float">
            <text:p>78,082</text:p>
          </table:table-cell>
          <table:table-cell table:style-name="ce37" table:formula="of:=[Males.AH46]+[Females.AH46]" office:value-type="float" office:value="77925" calcext:value-type="float">
            <text:p>77,925</text:p>
          </table:table-cell>
          <table:table-cell table:style-name="ce37" table:formula="of:=[Males.AI46]+[Females.AI46]" office:value-type="float" office:value="74273" calcext:value-type="float">
            <text:p>74,273</text:p>
          </table:table-cell>
          <table:table-cell table:style-name="ce37" table:formula="of:=[Males.AJ46]+[Females.AJ46]" office:value-type="float" office:value="73231" calcext:value-type="float">
            <text:p>73,231</text:p>
          </table:table-cell>
          <table:table-cell table:style-name="ce37" table:formula="of:=[Males.AK46]+[Females.AK46]" office:value-type="float" office:value="73957" calcext:value-type="float">
            <text:p>73,957</text:p>
          </table:table-cell>
          <table:table-cell table:style-name="ce37" table:formula="of:=[Males.AL46]+[Females.AL46]" office:value-type="float" office:value="71859" calcext:value-type="float">
            <text:p>71,859</text:p>
          </table:table-cell>
          <table:table-cell table:style-name="ce37" table:formula="of:=[Males.AM46]+[Females.AM46]" office:value-type="float" office:value="71232" calcext:value-type="float">
            <text:p>71,232</text:p>
          </table:table-cell>
          <table:table-cell table:style-name="ce37" table:formula="of:=[Males.AN46]+[Females.AN46]" office:value-type="float" office:value="70810" calcext:value-type="float">
            <text:p>70,810</text:p>
          </table:table-cell>
          <table:table-cell table:style-name="ce37" table:formula="of:=[Males.AO46]+[Females.AO46]" office:value-type="float" office:value="68476" calcext:value-type="float">
            <text:p>68,476</text:p>
          </table:table-cell>
          <table:table-cell table:style-name="ce37" table:formula="of:=[Males.AP46]+[Females.AP46]" office:value-type="float" office:value="69377" calcext:value-type="float">
            <text:p>69,377</text:p>
          </table:table-cell>
          <table:table-cell table:style-name="ce37" table:formula="of:=[Males.AQ46]+[Females.AQ46]" office:value-type="float" office:value="70213" calcext:value-type="float">
            <text:p>70,213</text:p>
          </table:table-cell>
          <table:table-cell table:style-name="ce37" table:formula="of:=[Males.AR46]+[Females.AR46]" office:value-type="float" office:value="69631" calcext:value-type="float">
            <text:p>69,631</text:p>
          </table:table-cell>
          <table:table-cell table:style-name="ce37" table:formula="of:=[Males.AS46]+[Females.AS46]" office:value-type="float" office:value="68161" calcext:value-type="float">
            <text:p>68,161</text:p>
          </table:table-cell>
          <table:table-cell table:style-name="ce37" table:formula="of:=[Males.AT46]+[Females.AT46]" office:value-type="float" office:value="65590" calcext:value-type="float">
            <text:p>65,590</text:p>
          </table:table-cell>
          <table:table-cell table:style-name="ce37" table:formula="of:=[Males.AU46]+[Females.AU46]" office:value-type="float" office:value="61127" calcext:value-type="float">
            <text:p>61,127</text:p>
          </table:table-cell>
          <table:table-cell table:style-name="ce37" table:formula="of:=[Males.AV46]+[Females.AV46]" office:value-type="float" office:value="59894" calcext:value-type="float">
            <text:p>59,894</text:p>
          </table:table-cell>
          <table:table-cell table:style-name="ce37" table:formula="of:=[Males.AW46]+[Females.AW46]" office:value-type="float" office:value="63442" calcext:value-type="float">
            <text:p>63,442</text:p>
          </table:table-cell>
          <table:table-cell table:style-name="ce37" table:formula="of:=[Males.AX46]+[Females.AX46]" office:value-type="float" office:value="64002" calcext:value-type="float">
            <text:p>64,002</text:p>
          </table:table-cell>
          <table:table-cell table:style-name="ce37" table:formula="of:=[Males.AY46]+[Females.AY46]" office:value-type="float" office:value="64866" calcext:value-type="float">
            <text:p>64,866</text:p>
          </table:table-cell>
          <table:table-cell table:style-name="ce37" table:formula="of:=[Males.AZ46]+[Females.AZ46]" office:value-type="float" office:value="68760" calcext:value-type="float">
            <text:p>68,760</text:p>
          </table:table-cell>
          <table:table-cell table:style-name="ce37" table:formula="of:=[Males.BA46]+[Females.BA46]" office:value-type="float" office:value="73083" calcext:value-type="float">
            <text:p>73,083</text:p>
          </table:table-cell>
          <table:table-cell table:style-name="ce37" table:formula="of:=[Males.BB46]+[Females.BB46]" office:value-type="float" office:value="75798" calcext:value-type="float">
            <text:p>75,798</text:p>
          </table:table-cell>
          <table:table-cell table:style-name="ce37" table:formula="of:=[Males.BC46]+[Females.BC46]" office:value-type="float" office:value="74853" calcext:value-type="float">
            <text:p>74,853</text:p>
          </table:table-cell>
          <table:table-cell table:style-name="ce37" table:formula="of:=[Males.BD46]+[Females.BD46]" office:value-type="float" office:value="77571" calcext:value-type="float">
            <text:p>77,571</text:p>
          </table:table-cell>
          <table:table-cell table:style-name="ce37" table:formula="of:=[Males.BE46]+[Females.BE46]" office:value-type="float" office:value="78936" calcext:value-type="float">
            <text:p>78,936</text:p>
          </table:table-cell>
          <table:table-cell table:style-name="ce37" table:formula="of:=[Males.BF46]+[Females.BF46]" office:value-type="float" office:value="79358" calcext:value-type="float">
            <text:p>79,358</text:p>
          </table:table-cell>
          <table:table-cell table:style-name="ce37" table:formula="of:=[Males.BG46]+[Females.BG46]" office:value-type="float" office:value="78709" calcext:value-type="float">
            <text:p>78,709</text:p>
          </table:table-cell>
          <table:table-cell table:style-name="ce37" table:formula="of:=[Males.BH46]+[Females.BH46]" office:value-type="float" office:value="81297" calcext:value-type="float">
            <text:p>81,297</text:p>
          </table:table-cell>
          <table:table-cell table:style-name="ce37" table:formula="of:=[Males.BI46]+[Females.BI46]" office:value-type="float" office:value="80014" calcext:value-type="float">
            <text:p>80,014</text:p>
          </table:table-cell>
          <table:table-cell table:style-name="ce37" table:formula="of:=[Males.BJ46]+[Females.BJ46]" office:value-type="float" office:value="79479" calcext:value-type="float">
            <text:p>79,479</text:p>
          </table:table-cell>
          <table:table-cell table:style-name="ce37" table:formula="of:=[Males.BK46]+[Females.BK46]" office:value-type="float" office:value="77303" calcext:value-type="float">
            <text:p>77,303</text:p>
          </table:table-cell>
          <table:table-cell table:style-name="ce37" table:formula="of:=[Males.BL46]+[Females.BL46]" office:value-type="float" office:value="75107" calcext:value-type="float">
            <text:p>75,107</text:p>
          </table:table-cell>
          <table:table-cell table:style-name="ce37" table:formula="of:=[Males.BM46]+[Females.BM46]" office:value-type="float" office:value="72289" calcext:value-type="float">
            <text:p>72,289</text:p>
          </table:table-cell>
          <table:table-cell table:style-name="ce37" table:formula="of:=[Males.BN46]+[Females.BN46]" office:value-type="float" office:value="71456" calcext:value-type="float">
            <text:p>71,456</text:p>
          </table:table-cell>
          <table:table-cell table:style-name="ce37" table:formula="of:=[Males.BO46]+[Females.BO46]" office:value-type="float" office:value="68961" calcext:value-type="float">
            <text:p>68,961</text:p>
          </table:table-cell>
          <table:table-cell table:style-name="ce37" table:formula="of:=[Males.BP46]+[Females.BP46]" office:value-type="float" office:value="66788" calcext:value-type="float">
            <text:p>66,788</text:p>
          </table:table-cell>
          <table:table-cell table:style-name="ce37" table:formula="of:=[Males.BQ46]+[Females.BQ46]" office:value-type="float" office:value="64166" calcext:value-type="float">
            <text:p>64,166</text:p>
          </table:table-cell>
          <table:table-cell table:style-name="ce37" table:formula="of:=[Males.BR46]+[Females.BR46]" office:value-type="float" office:value="60997" calcext:value-type="float">
            <text:p>60,997</text:p>
          </table:table-cell>
          <table:table-cell table:style-name="ce37" table:formula="of:=[Males.BS46]+[Females.BS46]" office:value-type="float" office:value="59580" calcext:value-type="float">
            <text:p>59,580</text:p>
          </table:table-cell>
          <table:table-cell table:style-name="ce37" table:formula="of:=[Males.BT46]+[Females.BT46]" office:value-type="float" office:value="57876" calcext:value-type="float">
            <text:p>57,876</text:p>
          </table:table-cell>
          <table:table-cell table:style-name="ce37" table:formula="of:=[Males.BU46]+[Females.BU46]" office:value-type="float" office:value="55137" calcext:value-type="float">
            <text:p>55,137</text:p>
          </table:table-cell>
          <table:table-cell table:style-name="ce37" table:formula="of:=[Males.BV46]+[Females.BV46]" office:value-type="float" office:value="54927" calcext:value-type="float">
            <text:p>54,927</text:p>
          </table:table-cell>
          <table:table-cell table:style-name="ce37" table:formula="of:=[Males.BW46]+[Females.BW46]" office:value-type="float" office:value="54267" calcext:value-type="float">
            <text:p>54,267</text:p>
          </table:table-cell>
          <table:table-cell table:style-name="ce37" table:formula="of:=[Males.BX46]+[Females.BX46]" office:value-type="float" office:value="54754" calcext:value-type="float">
            <text:p>54,754</text:p>
          </table:table-cell>
          <table:table-cell table:style-name="ce37" table:formula="of:=[Males.BY46]+[Females.BY46]" office:value-type="float" office:value="55363" calcext:value-type="float">
            <text:p>55,363</text:p>
          </table:table-cell>
          <table:table-cell table:style-name="ce37" table:formula="of:=[Males.BZ46]+[Females.BZ46]" office:value-type="float" office:value="58713" calcext:value-type="float">
            <text:p>58,713</text:p>
          </table:table-cell>
          <table:table-cell table:style-name="ce37" table:formula="of:=[Males.CA46]+[Females.CA46]" office:value-type="float" office:value="43458" calcext:value-type="float">
            <text:p>43,458</text:p>
          </table:table-cell>
          <table:table-cell table:style-name="ce37" table:formula="of:=[Males.CB46]+[Females.CB46]" office:value-type="float" office:value="39995" calcext:value-type="float">
            <text:p>39,995</text:p>
          </table:table-cell>
          <table:table-cell table:style-name="ce37" table:formula="of:=[Males.CC46]+[Females.CC46]" office:value-type="float" office:value="39633" calcext:value-type="float">
            <text:p>39,633</text:p>
          </table:table-cell>
          <table:table-cell table:style-name="ce37" table:formula="of:=[Males.CD46]+[Females.CD46]" office:value-type="float" office:value="36972" calcext:value-type="float">
            <text:p>36,972</text:p>
          </table:table-cell>
          <table:table-cell table:style-name="ce37" table:formula="of:=[Males.CE46]+[Females.CE46]" office:value-type="float" office:value="32763" calcext:value-type="float">
            <text:p>32,763</text:p>
          </table:table-cell>
          <table:table-cell table:style-name="ce37" table:formula="of:=[Males.CF46]+[Females.CF46]" office:value-type="float" office:value="29238" calcext:value-type="float">
            <text:p>29,238</text:p>
          </table:table-cell>
          <table:table-cell table:style-name="ce37" table:formula="of:=[Males.CG46]+[Females.CG46]" office:value-type="float" office:value="28480" calcext:value-type="float">
            <text:p>28,480</text:p>
          </table:table-cell>
          <table:table-cell table:style-name="ce37" table:formula="of:=[Males.CH46]+[Females.CH46]" office:value-type="float" office:value="26438" calcext:value-type="float">
            <text:p>26,438</text:p>
          </table:table-cell>
          <table:table-cell table:style-name="ce37" table:formula="of:=[Males.CI46]+[Females.CI46]" office:value-type="float" office:value="24243" calcext:value-type="float">
            <text:p>24,243</text:p>
          </table:table-cell>
          <table:table-cell table:style-name="ce37" table:formula="of:=[Males.CJ46]+[Females.CJ46]" office:value-type="float" office:value="21549" calcext:value-type="float">
            <text:p>21,549</text:p>
          </table:table-cell>
          <table:table-cell table:style-name="ce37" table:formula="of:=[Males.CK46]+[Females.CK46]" office:value-type="float" office:value="19228" calcext:value-type="float">
            <text:p>19,228</text:p>
          </table:table-cell>
          <table:table-cell table:style-name="ce37" table:formula="of:=[Males.CL46]+[Females.CL46]" office:value-type="float" office:value="16713" calcext:value-type="float">
            <text:p>16,713</text:p>
          </table:table-cell>
          <table:table-cell table:style-name="ce37" table:formula="of:=[Males.CM46]+[Females.CM46]" office:value-type="float" office:value="14119" calcext:value-type="float">
            <text:p>14,119</text:p>
          </table:table-cell>
          <table:table-cell table:style-name="ce37" table:formula="of:=[Males.CN46]+[Females.CN46]" office:value-type="float" office:value="53325" calcext:value-type="float">
            <text:p>53,325</text:p>
          </table:table-cell>
          <table:table-cell table:style-name="ce35" table:formula="of:=SUM([.B46:.CN46])" office:value-type="float" office:value="5497051" calcext:value-type="float">
            <text:p>5,497,051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47]" office:value-type="float" office:value="2024" calcext:value-type="float">
            <text:p>2024</text:p>
          </table:table-cell>
          <table:table-cell table:style-name="ce37" table:formula="of:=[Males.B47]+[Females.B47]" office:value-type="float" office:value="57529" calcext:value-type="float">
            <text:p>57,529</text:p>
          </table:table-cell>
          <table:table-cell table:style-name="ce37" table:formula="of:=[Males.C47]+[Females.C47]" office:value-type="float" office:value="57720" calcext:value-type="float">
            <text:p>57,720</text:p>
          </table:table-cell>
          <table:table-cell table:style-name="ce37" table:formula="of:=[Males.D47]+[Females.D47]" office:value-type="float" office:value="57757" calcext:value-type="float">
            <text:p>57,757</text:p>
          </table:table-cell>
          <table:table-cell table:style-name="ce37" table:formula="of:=[Males.E47]+[Females.E47]" office:value-type="float" office:value="57664" calcext:value-type="float">
            <text:p>57,664</text:p>
          </table:table-cell>
          <table:table-cell table:style-name="ce37" table:formula="of:=[Males.F47]+[Females.F47]" office:value-type="float" office:value="57454" calcext:value-type="float">
            <text:p>57,454</text:p>
          </table:table-cell>
          <table:table-cell table:style-name="ce37" table:formula="of:=[Males.G47]+[Females.G47]" office:value-type="float" office:value="57146" calcext:value-type="float">
            <text:p>57,146</text:p>
          </table:table-cell>
          <table:table-cell table:style-name="ce37" table:formula="of:=[Males.H47]+[Females.H47]" office:value-type="float" office:value="56759" calcext:value-type="float">
            <text:p>56,759</text:p>
          </table:table-cell>
          <table:table-cell table:style-name="ce37" table:formula="of:=[Males.I47]+[Females.I47]" office:value-type="float" office:value="56498" calcext:value-type="float">
            <text:p>56,498</text:p>
          </table:table-cell>
          <table:table-cell table:style-name="ce37" table:formula="of:=[Males.J47]+[Females.J47]" office:value-type="float" office:value="56875" calcext:value-type="float">
            <text:p>56,875</text:p>
          </table:table-cell>
          <table:table-cell table:style-name="ce37" table:formula="of:=[Males.K47]+[Females.K47]" office:value-type="float" office:value="57195" calcext:value-type="float">
            <text:p>57,195</text:p>
          </table:table-cell>
          <table:table-cell table:style-name="ce37" table:formula="of:=[Males.L47]+[Females.L47]" office:value-type="float" office:value="57782" calcext:value-type="float">
            <text:p>57,782</text:p>
          </table:table-cell>
          <table:table-cell table:style-name="ce37" table:formula="of:=[Males.M47]+[Females.M47]" office:value-type="float" office:value="58722" calcext:value-type="float">
            <text:p>58,722</text:p>
          </table:table-cell>
          <table:table-cell table:style-name="ce37" table:formula="of:=[Males.N47]+[Females.N47]" office:value-type="float" office:value="60326" calcext:value-type="float">
            <text:p>60,326</text:p>
          </table:table-cell>
          <table:table-cell table:style-name="ce37" table:formula="of:=[Males.O47]+[Females.O47]" office:value-type="float" office:value="61970" calcext:value-type="float">
            <text:p>61,970</text:p>
          </table:table-cell>
          <table:table-cell table:style-name="ce37" table:formula="of:=[Males.P47]+[Females.P47]" office:value-type="float" office:value="59128" calcext:value-type="float">
            <text:p>59,128</text:p>
          </table:table-cell>
          <table:table-cell table:style-name="ce37" table:formula="of:=[Males.Q47]+[Females.Q47]" office:value-type="float" office:value="60606" calcext:value-type="float">
            <text:p>60,606</text:p>
          </table:table-cell>
          <table:table-cell table:style-name="ce37" table:formula="of:=[Males.R47]+[Females.R47]" office:value-type="float" office:value="60450" calcext:value-type="float">
            <text:p>60,450</text:p>
          </table:table-cell>
          <table:table-cell table:style-name="ce37" table:formula="of:=[Males.S47]+[Females.S47]" office:value-type="float" office:value="58136" calcext:value-type="float">
            <text:p>58,136</text:p>
          </table:table-cell>
          <table:table-cell table:style-name="ce37" table:formula="of:=[Males.T47]+[Females.T47]" office:value-type="float" office:value="57708" calcext:value-type="float">
            <text:p>57,708</text:p>
          </table:table-cell>
          <table:table-cell table:style-name="ce37" table:formula="of:=[Males.U47]+[Females.U47]" office:value-type="float" office:value="58800" calcext:value-type="float">
            <text:p>58,800</text:p>
          </table:table-cell>
          <table:table-cell table:style-name="ce37" table:formula="of:=[Males.V47]+[Females.V47]" office:value-type="float" office:value="59370" calcext:value-type="float">
            <text:p>59,370</text:p>
          </table:table-cell>
          <table:table-cell table:style-name="ce37" table:formula="of:=[Males.W47]+[Females.W47]" office:value-type="float" office:value="59010" calcext:value-type="float">
            <text:p>59,010</text:p>
          </table:table-cell>
          <table:table-cell table:style-name="ce37" table:formula="of:=[Males.X47]+[Females.X47]" office:value-type="float" office:value="59895" calcext:value-type="float">
            <text:p>59,895</text:p>
          </table:table-cell>
          <table:table-cell table:style-name="ce37" table:formula="of:=[Males.Y47]+[Females.Y47]" office:value-type="float" office:value="62870" calcext:value-type="float">
            <text:p>62,870</text:p>
          </table:table-cell>
          <table:table-cell table:style-name="ce37" table:formula="of:=[Males.Z47]+[Females.Z47]" office:value-type="float" office:value="64401" calcext:value-type="float">
            <text:p>64,401</text:p>
          </table:table-cell>
          <table:table-cell table:style-name="ce37" table:formula="of:=[Males.AA47]+[Females.AA47]" office:value-type="float" office:value="66612" calcext:value-type="float">
            <text:p>66,612</text:p>
          </table:table-cell>
          <table:table-cell table:style-name="ce37" table:formula="of:=[Males.AB47]+[Females.AB47]" office:value-type="float" office:value="67861" calcext:value-type="float">
            <text:p>67,861</text:p>
          </table:table-cell>
          <table:table-cell table:style-name="ce37" table:formula="of:=[Males.AC47]+[Females.AC47]" office:value-type="float" office:value="70102" calcext:value-type="float">
            <text:p>70,102</text:p>
          </table:table-cell>
          <table:table-cell table:style-name="ce37" table:formula="of:=[Males.AD47]+[Females.AD47]" office:value-type="float" office:value="70994" calcext:value-type="float">
            <text:p>70,994</text:p>
          </table:table-cell>
          <table:table-cell table:style-name="ce37" table:formula="of:=[Males.AE47]+[Females.AE47]" office:value-type="float" office:value="72586" calcext:value-type="float">
            <text:p>72,586</text:p>
          </table:table-cell>
          <table:table-cell table:style-name="ce37" table:formula="of:=[Males.AF47]+[Females.AF47]" office:value-type="float" office:value="73635" calcext:value-type="float">
            <text:p>73,635</text:p>
          </table:table-cell>
          <table:table-cell table:style-name="ce37" table:formula="of:=[Males.AG47]+[Females.AG47]" office:value-type="float" office:value="73657" calcext:value-type="float">
            <text:p>73,657</text:p>
          </table:table-cell>
          <table:table-cell table:style-name="ce37" table:formula="of:=[Males.AH47]+[Females.AH47]" office:value-type="float" office:value="78175" calcext:value-type="float">
            <text:p>78,175</text:p>
          </table:table-cell>
          <table:table-cell table:style-name="ce37" table:formula="of:=[Males.AI47]+[Females.AI47]" office:value-type="float" office:value="78018" calcext:value-type="float">
            <text:p>78,018</text:p>
          </table:table-cell>
          <table:table-cell table:style-name="ce37" table:formula="of:=[Males.AJ47]+[Females.AJ47]" office:value-type="float" office:value="74373" calcext:value-type="float">
            <text:p>74,373</text:p>
          </table:table-cell>
          <table:table-cell table:style-name="ce37" table:formula="of:=[Males.AK47]+[Females.AK47]" office:value-type="float" office:value="73329" calcext:value-type="float">
            <text:p>73,329</text:p>
          </table:table-cell>
          <table:table-cell table:style-name="ce37" table:formula="of:=[Males.AL47]+[Females.AL47]" office:value-type="float" office:value="74050" calcext:value-type="float">
            <text:p>74,050</text:p>
          </table:table-cell>
          <table:table-cell table:style-name="ce37" table:formula="of:=[Males.AM47]+[Females.AM47]" office:value-type="float" office:value="71925" calcext:value-type="float">
            <text:p>71,925</text:p>
          </table:table-cell>
          <table:table-cell table:style-name="ce37" table:formula="of:=[Males.AN47]+[Females.AN47]" office:value-type="float" office:value="71269" calcext:value-type="float">
            <text:p>71,269</text:p>
          </table:table-cell>
          <table:table-cell table:style-name="ce37" table:formula="of:=[Males.AO47]+[Females.AO47]" office:value-type="float" office:value="70806" calcext:value-type="float">
            <text:p>70,806</text:p>
          </table:table-cell>
          <table:table-cell table:style-name="ce37" table:formula="of:=[Males.AP47]+[Females.AP47]" office:value-type="float" office:value="68464" calcext:value-type="float">
            <text:p>68,464</text:p>
          </table:table-cell>
          <table:table-cell table:style-name="ce37" table:formula="of:=[Males.AQ47]+[Females.AQ47]" office:value-type="float" office:value="69381" calcext:value-type="float">
            <text:p>69,381</text:p>
          </table:table-cell>
          <table:table-cell table:style-name="ce37" table:formula="of:=[Males.AR47]+[Females.AR47]" office:value-type="float" office:value="70197" calcext:value-type="float">
            <text:p>70,197</text:p>
          </table:table-cell>
          <table:table-cell table:style-name="ce37" table:formula="of:=[Males.AS47]+[Females.AS47]" office:value-type="float" office:value="69594" calcext:value-type="float">
            <text:p>69,594</text:p>
          </table:table-cell>
          <table:table-cell table:style-name="ce37" table:formula="of:=[Males.AT47]+[Females.AT47]" office:value-type="float" office:value="68128" calcext:value-type="float">
            <text:p>68,128</text:p>
          </table:table-cell>
          <table:table-cell table:style-name="ce37" table:formula="of:=[Males.AU47]+[Females.AU47]" office:value-type="float" office:value="65539" calcext:value-type="float">
            <text:p>65,539</text:p>
          </table:table-cell>
          <table:table-cell table:style-name="ce37" table:formula="of:=[Males.AV47]+[Females.AV47]" office:value-type="float" office:value="61070" calcext:value-type="float">
            <text:p>61,070</text:p>
          </table:table-cell>
          <table:table-cell table:style-name="ce37" table:formula="of:=[Males.AW47]+[Females.AW47]" office:value-type="float" office:value="59828" calcext:value-type="float">
            <text:p>59,828</text:p>
          </table:table-cell>
          <table:table-cell table:style-name="ce37" table:formula="of:=[Males.AX47]+[Females.AX47]" office:value-type="float" office:value="63361" calcext:value-type="float">
            <text:p>63,361</text:p>
          </table:table-cell>
          <table:table-cell table:style-name="ce37" table:formula="of:=[Males.AY47]+[Females.AY47]" office:value-type="float" office:value="63923" calcext:value-type="float">
            <text:p>63,923</text:p>
          </table:table-cell>
          <table:table-cell table:style-name="ce37" table:formula="of:=[Males.AZ47]+[Females.AZ47]" office:value-type="float" office:value="64790" calcext:value-type="float">
            <text:p>64,790</text:p>
          </table:table-cell>
          <table:table-cell table:style-name="ce37" table:formula="of:=[Males.BA47]+[Females.BA47]" office:value-type="float" office:value="68681" calcext:value-type="float">
            <text:p>68,681</text:p>
          </table:table-cell>
          <table:table-cell table:style-name="ce37" table:formula="of:=[Males.BB47]+[Females.BB47]" office:value-type="float" office:value="72983" calcext:value-type="float">
            <text:p>72,983</text:p>
          </table:table-cell>
          <table:table-cell table:style-name="ce37" table:formula="of:=[Males.BC47]+[Females.BC47]" office:value-type="float" office:value="75653" calcext:value-type="float">
            <text:p>75,653</text:p>
          </table:table-cell>
          <table:table-cell table:style-name="ce37" table:formula="of:=[Males.BD47]+[Females.BD47]" office:value-type="float" office:value="74675" calcext:value-type="float">
            <text:p>74,675</text:p>
          </table:table-cell>
          <table:table-cell table:style-name="ce37" table:formula="of:=[Males.BE47]+[Females.BE47]" office:value-type="float" office:value="77357" calcext:value-type="float">
            <text:p>77,357</text:p>
          </table:table-cell>
          <table:table-cell table:style-name="ce37" table:formula="of:=[Males.BF47]+[Females.BF47]" office:value-type="float" office:value="78696" calcext:value-type="float">
            <text:p>78,696</text:p>
          </table:table-cell>
          <table:table-cell table:style-name="ce37" table:formula="of:=[Males.BG47]+[Females.BG47]" office:value-type="float" office:value="79096" calcext:value-type="float">
            <text:p>79,096</text:p>
          </table:table-cell>
          <table:table-cell table:style-name="ce37" table:formula="of:=[Males.BH47]+[Females.BH47]" office:value-type="float" office:value="78407" calcext:value-type="float">
            <text:p>78,407</text:p>
          </table:table-cell>
          <table:table-cell table:style-name="ce37" table:formula="of:=[Males.BI47]+[Females.BI47]" office:value-type="float" office:value="80930" calcext:value-type="float">
            <text:p>80,930</text:p>
          </table:table-cell>
          <table:table-cell table:style-name="ce37" table:formula="of:=[Males.BJ47]+[Females.BJ47]" office:value-type="float" office:value="79628" calcext:value-type="float">
            <text:p>79,628</text:p>
          </table:table-cell>
          <table:table-cell table:style-name="ce37" table:formula="of:=[Males.BK47]+[Females.BK47]" office:value-type="float" office:value="79061" calcext:value-type="float">
            <text:p>79,061</text:p>
          </table:table-cell>
          <table:table-cell table:style-name="ce37" table:formula="of:=[Males.BL47]+[Females.BL47]" office:value-type="float" office:value="76836" calcext:value-type="float">
            <text:p>76,836</text:p>
          </table:table-cell>
          <table:table-cell table:style-name="ce37" table:formula="of:=[Males.BM47]+[Females.BM47]" office:value-type="float" office:value="74599" calcext:value-type="float">
            <text:p>74,599</text:p>
          </table:table-cell>
          <table:table-cell table:style-name="ce37" table:formula="of:=[Males.BN47]+[Females.BN47]" office:value-type="float" office:value="71742" calcext:value-type="float">
            <text:p>71,742</text:p>
          </table:table-cell>
          <table:table-cell table:style-name="ce37" table:formula="of:=[Males.BO47]+[Females.BO47]" office:value-type="float" office:value="70854" calcext:value-type="float">
            <text:p>70,854</text:p>
          </table:table-cell>
          <table:table-cell table:style-name="ce37" table:formula="of:=[Males.BP47]+[Females.BP47]" office:value-type="float" office:value="68300" calcext:value-type="float">
            <text:p>68,300</text:p>
          </table:table-cell>
          <table:table-cell table:style-name="ce37" table:formula="of:=[Males.BQ47]+[Females.BQ47]" office:value-type="float" office:value="66062" calcext:value-type="float">
            <text:p>66,062</text:p>
          </table:table-cell>
          <table:table-cell table:style-name="ce37" table:formula="of:=[Males.BR47]+[Females.BR47]" office:value-type="float" office:value="63390" calcext:value-type="float">
            <text:p>63,390</text:p>
          </table:table-cell>
          <table:table-cell table:style-name="ce37" table:formula="of:=[Males.BS47]+[Females.BS47]" office:value-type="float" office:value="60175" calcext:value-type="float">
            <text:p>60,175</text:p>
          </table:table-cell>
          <table:table-cell table:style-name="ce37" table:formula="of:=[Males.BT47]+[Females.BT47]" office:value-type="float" office:value="58682" calcext:value-type="float">
            <text:p>58,682</text:p>
          </table:table-cell>
          <table:table-cell table:style-name="ce37" table:formula="of:=[Males.BU47]+[Females.BU47]" office:value-type="float" office:value="56905" calcext:value-type="float">
            <text:p>56,905</text:p>
          </table:table-cell>
          <table:table-cell table:style-name="ce37" table:formula="of:=[Males.BV47]+[Females.BV47]" office:value-type="float" office:value="54102" calcext:value-type="float">
            <text:p>54,102</text:p>
          </table:table-cell>
          <table:table-cell table:style-name="ce37" table:formula="of:=[Males.BW47]+[Females.BW47]" office:value-type="float" office:value="53797" calcext:value-type="float">
            <text:p>53,797</text:p>
          </table:table-cell>
          <table:table-cell table:style-name="ce37" table:formula="of:=[Males.BX47]+[Females.BX47]" office:value-type="float" office:value="53050" calcext:value-type="float">
            <text:p>53,050</text:p>
          </table:table-cell>
          <table:table-cell table:style-name="ce37" table:formula="of:=[Males.BY47]+[Females.BY47]" office:value-type="float" office:value="53383" calcext:value-type="float">
            <text:p>53,383</text:p>
          </table:table-cell>
          <table:table-cell table:style-name="ce37" table:formula="of:=[Males.BZ47]+[Females.BZ47]" office:value-type="float" office:value="53838" calcext:value-type="float">
            <text:p>53,838</text:p>
          </table:table-cell>
          <table:table-cell table:style-name="ce37" table:formula="of:=[Males.CA47]+[Females.CA47]" office:value-type="float" office:value="56936" calcext:value-type="float">
            <text:p>56,936</text:p>
          </table:table-cell>
          <table:table-cell table:style-name="ce37" table:formula="of:=[Males.CB47]+[Females.CB47]" office:value-type="float" office:value="41995" calcext:value-type="float">
            <text:p>41,995</text:p>
          </table:table-cell>
          <table:table-cell table:style-name="ce37" table:formula="of:=[Males.CC47]+[Females.CC47]" office:value-type="float" office:value="38492" calcext:value-type="float">
            <text:p>38,492</text:p>
          </table:table-cell>
          <table:table-cell table:style-name="ce37" table:formula="of:=[Males.CD47]+[Females.CD47]" office:value-type="float" office:value="37968" calcext:value-type="float">
            <text:p>37,968</text:p>
          </table:table-cell>
          <table:table-cell table:style-name="ce37" table:formula="of:=[Males.CE47]+[Females.CE47]" office:value-type="float" office:value="35253" calcext:value-type="float">
            <text:p>35,253</text:p>
          </table:table-cell>
          <table:table-cell table:style-name="ce37" table:formula="of:=[Males.CF47]+[Females.CF47]" office:value-type="float" office:value="31064" calcext:value-type="float">
            <text:p>31,064</text:p>
          </table:table-cell>
          <table:table-cell table:style-name="ce37" table:formula="of:=[Males.CG47]+[Females.CG47]" office:value-type="float" office:value="27548" calcext:value-type="float">
            <text:p>27,548</text:p>
          </table:table-cell>
          <table:table-cell table:style-name="ce37" table:formula="of:=[Males.CH47]+[Females.CH47]" office:value-type="float" office:value="26640" calcext:value-type="float">
            <text:p>26,640</text:p>
          </table:table-cell>
          <table:table-cell table:style-name="ce37" table:formula="of:=[Males.CI47]+[Females.CI47]" office:value-type="float" office:value="24532" calcext:value-type="float">
            <text:p>24,532</text:p>
          </table:table-cell>
          <table:table-cell table:style-name="ce37" table:formula="of:=[Males.CJ47]+[Females.CJ47]" office:value-type="float" office:value="22297" calcext:value-type="float">
            <text:p>22,297</text:p>
          </table:table-cell>
          <table:table-cell table:style-name="ce37" table:formula="of:=[Males.CK47]+[Females.CK47]" office:value-type="float" office:value="19616" calcext:value-type="float">
            <text:p>19,616</text:p>
          </table:table-cell>
          <table:table-cell table:style-name="ce37" table:formula="of:=[Males.CL47]+[Females.CL47]" office:value-type="float" office:value="17301" calcext:value-type="float">
            <text:p>17,301</text:p>
          </table:table-cell>
          <table:table-cell table:style-name="ce37" table:formula="of:=[Males.CM47]+[Females.CM47]" office:value-type="float" office:value="14851" calcext:value-type="float">
            <text:p>14,851</text:p>
          </table:table-cell>
          <table:table-cell table:style-name="ce37" table:formula="of:=[Males.CN47]+[Females.CN47]" office:value-type="float" office:value="55589" calcext:value-type="float">
            <text:p>55,589</text:p>
          </table:table-cell>
          <table:table-cell table:style-name="ce35" table:formula="of:=SUM([.B47:.CN47])" office:value-type="float" office:value="5514402" calcext:value-type="float">
            <text:p>5,514,402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48]" office:value-type="float" office:value="2025" calcext:value-type="float">
            <text:p>2025</text:p>
          </table:table-cell>
          <table:table-cell table:style-name="ce37" table:formula="of:=[Males.B48]+[Females.B48]" office:value-type="float" office:value="57604" calcext:value-type="float">
            <text:p>57,604</text:p>
          </table:table-cell>
          <table:table-cell table:style-name="ce37" table:formula="of:=[Males.C48]+[Females.C48]" office:value-type="float" office:value="57847" calcext:value-type="float">
            <text:p>57,847</text:p>
          </table:table-cell>
          <table:table-cell table:style-name="ce37" table:formula="of:=[Males.D48]+[Females.D48]" office:value-type="float" office:value="57958" calcext:value-type="float">
            <text:p>57,958</text:p>
          </table:table-cell>
          <table:table-cell table:style-name="ce37" table:formula="of:=[Males.E48]+[Females.E48]" office:value-type="float" office:value="57942" calcext:value-type="float">
            <text:p>57,942</text:p>
          </table:table-cell>
          <table:table-cell table:style-name="ce37" table:formula="of:=[Males.F48]+[Females.F48]" office:value-type="float" office:value="57816" calcext:value-type="float">
            <text:p>57,816</text:p>
          </table:table-cell>
          <table:table-cell table:style-name="ce37" table:formula="of:=[Males.G48]+[Females.G48]" office:value-type="float" office:value="57589" calcext:value-type="float">
            <text:p>57,589</text:p>
          </table:table-cell>
          <table:table-cell table:style-name="ce37" table:formula="of:=[Males.H48]+[Females.H48]" office:value-type="float" office:value="57262" calcext:value-type="float">
            <text:p>57,262</text:p>
          </table:table-cell>
          <table:table-cell table:style-name="ce37" table:formula="of:=[Males.I48]+[Females.I48]" office:value-type="float" office:value="56860" calcext:value-type="float">
            <text:p>56,860</text:p>
          </table:table-cell>
          <table:table-cell table:style-name="ce37" table:formula="of:=[Males.J48]+[Females.J48]" office:value-type="float" office:value="56583" calcext:value-type="float">
            <text:p>56,583</text:p>
          </table:table-cell>
          <table:table-cell table:style-name="ce37" table:formula="of:=[Males.K48]+[Females.K48]" office:value-type="float" office:value="56952" calcext:value-type="float">
            <text:p>56,952</text:p>
          </table:table-cell>
          <table:table-cell table:style-name="ce37" table:formula="of:=[Males.L48]+[Females.L48]" office:value-type="float" office:value="57274" calcext:value-type="float">
            <text:p>57,274</text:p>
          </table:table-cell>
          <table:table-cell table:style-name="ce37" table:formula="of:=[Males.M48]+[Females.M48]" office:value-type="float" office:value="57861" calcext:value-type="float">
            <text:p>57,861</text:p>
          </table:table-cell>
          <table:table-cell table:style-name="ce37" table:formula="of:=[Males.N48]+[Females.N48]" office:value-type="float" office:value="58781" calcext:value-type="float">
            <text:p>58,781</text:p>
          </table:table-cell>
          <table:table-cell table:style-name="ce37" table:formula="of:=[Males.O48]+[Females.O48]" office:value-type="float" office:value="60383" calcext:value-type="float">
            <text:p>60,383</text:p>
          </table:table-cell>
          <table:table-cell table:style-name="ce37" table:formula="of:=[Males.P48]+[Females.P48]" office:value-type="float" office:value="62044" calcext:value-type="float">
            <text:p>62,044</text:p>
          </table:table-cell>
          <table:table-cell table:style-name="ce37" table:formula="of:=[Males.Q48]+[Females.Q48]" office:value-type="float" office:value="59210" calcext:value-type="float">
            <text:p>59,210</text:p>
          </table:table-cell>
          <table:table-cell table:style-name="ce37" table:formula="of:=[Males.R48]+[Females.R48]" office:value-type="float" office:value="60706" calcext:value-type="float">
            <text:p>60,706</text:p>
          </table:table-cell>
          <table:table-cell table:style-name="ce37" table:formula="of:=[Males.S48]+[Females.S48]" office:value-type="float" office:value="60648" calcext:value-type="float">
            <text:p>60,648</text:p>
          </table:table-cell>
          <table:table-cell table:style-name="ce37" table:formula="of:=[Males.T48]+[Females.T48]" office:value-type="float" office:value="58901" calcext:value-type="float">
            <text:p>58,901</text:p>
          </table:table-cell>
          <table:table-cell table:style-name="ce37" table:formula="of:=[Males.U48]+[Females.U48]" office:value-type="float" office:value="59322" calcext:value-type="float">
            <text:p>59,322</text:p>
          </table:table-cell>
          <table:table-cell table:style-name="ce37" table:formula="of:=[Males.V48]+[Females.V48]" office:value-type="float" office:value="60571" calcext:value-type="float">
            <text:p>60,571</text:p>
          </table:table-cell>
          <table:table-cell table:style-name="ce37" table:formula="of:=[Males.W48]+[Females.W48]" office:value-type="float" office:value="60758" calcext:value-type="float">
            <text:p>60,758</text:p>
          </table:table-cell>
          <table:table-cell table:style-name="ce37" table:formula="of:=[Males.X48]+[Females.X48]" office:value-type="float" office:value="60174" calcext:value-type="float">
            <text:p>60,174</text:p>
          </table:table-cell>
          <table:table-cell table:style-name="ce37" table:formula="of:=[Males.Y48]+[Females.Y48]" office:value-type="float" office:value="60648" calcext:value-type="float">
            <text:p>60,648</text:p>
          </table:table-cell>
          <table:table-cell table:style-name="ce37" table:formula="of:=[Males.Z48]+[Females.Z48]" office:value-type="float" office:value="63049" calcext:value-type="float">
            <text:p>63,049</text:p>
          </table:table-cell>
          <table:table-cell table:style-name="ce37" table:formula="of:=[Males.AA48]+[Females.AA48]" office:value-type="float" office:value="64438" calcext:value-type="float">
            <text:p>64,438</text:p>
          </table:table-cell>
          <table:table-cell table:style-name="ce37" table:formula="of:=[Males.AB48]+[Females.AB48]" office:value-type="float" office:value="66725" calcext:value-type="float">
            <text:p>66,725</text:p>
          </table:table-cell>
          <table:table-cell table:style-name="ce37" table:formula="of:=[Males.AC48]+[Females.AC48]" office:value-type="float" office:value="68009" calcext:value-type="float">
            <text:p>68,009</text:p>
          </table:table-cell>
          <table:table-cell table:style-name="ce37" table:formula="of:=[Males.AD48]+[Females.AD48]" office:value-type="float" office:value="70255" calcext:value-type="float">
            <text:p>70,255</text:p>
          </table:table-cell>
          <table:table-cell table:style-name="ce37" table:formula="of:=[Males.AE48]+[Females.AE48]" office:value-type="float" office:value="71110" calcext:value-type="float">
            <text:p>71,110</text:p>
          </table:table-cell>
          <table:table-cell table:style-name="ce37" table:formula="of:=[Males.AF48]+[Females.AF48]" office:value-type="float" office:value="72707" calcext:value-type="float">
            <text:p>72,707</text:p>
          </table:table-cell>
          <table:table-cell table:style-name="ce37" table:formula="of:=[Males.AG48]+[Females.AG48]" office:value-type="float" office:value="73764" calcext:value-type="float">
            <text:p>73,764</text:p>
          </table:table-cell>
          <table:table-cell table:style-name="ce37" table:formula="of:=[Males.AH48]+[Females.AH48]" office:value-type="float" office:value="73752" calcext:value-type="float">
            <text:p>73,752</text:p>
          </table:table-cell>
          <table:table-cell table:style-name="ce37" table:formula="of:=[Males.AI48]+[Females.AI48]" office:value-type="float" office:value="78272" calcext:value-type="float">
            <text:p>78,272</text:p>
          </table:table-cell>
          <table:table-cell table:style-name="ce37" table:formula="of:=[Males.AJ48]+[Females.AJ48]" office:value-type="float" office:value="78115" calcext:value-type="float">
            <text:p>78,115</text:p>
          </table:table-cell>
          <table:table-cell table:style-name="ce37" table:formula="of:=[Males.AK48]+[Females.AK48]" office:value-type="float" office:value="74470" calcext:value-type="float">
            <text:p>74,470</text:p>
          </table:table-cell>
          <table:table-cell table:style-name="ce37" table:formula="of:=[Males.AL48]+[Females.AL48]" office:value-type="float" office:value="73422" calcext:value-type="float">
            <text:p>73,422</text:p>
          </table:table-cell>
          <table:table-cell table:style-name="ce37" table:formula="of:=[Males.AM48]+[Females.AM48]" office:value-type="float" office:value="74114" calcext:value-type="float">
            <text:p>74,114</text:p>
          </table:table-cell>
          <table:table-cell table:style-name="ce37" table:formula="of:=[Males.AN48]+[Females.AN48]" office:value-type="float" office:value="71960" calcext:value-type="float">
            <text:p>71,960</text:p>
          </table:table-cell>
          <table:table-cell table:style-name="ce37" table:formula="of:=[Males.AO48]+[Females.AO48]" office:value-type="float" office:value="71266" calcext:value-type="float">
            <text:p>71,266</text:p>
          </table:table-cell>
          <table:table-cell table:style-name="ce37" table:formula="of:=[Males.AP48]+[Females.AP48]" office:value-type="float" office:value="70792" calcext:value-type="float">
            <text:p>70,792</text:p>
          </table:table-cell>
          <table:table-cell table:style-name="ce37" table:formula="of:=[Males.AQ48]+[Females.AQ48]" office:value-type="float" office:value="68468" calcext:value-type="float">
            <text:p>68,468</text:p>
          </table:table-cell>
          <table:table-cell table:style-name="ce37" table:formula="of:=[Males.AR48]+[Females.AR48]" office:value-type="float" office:value="69368" calcext:value-type="float">
            <text:p>69,368</text:p>
          </table:table-cell>
          <table:table-cell table:style-name="ce37" table:formula="of:=[Males.AS48]+[Females.AS48]" office:value-type="float" office:value="70163" calcext:value-type="float">
            <text:p>70,163</text:p>
          </table:table-cell>
          <table:table-cell table:style-name="ce37" table:formula="of:=[Males.AT48]+[Females.AT48]" office:value-type="float" office:value="69563" calcext:value-type="float">
            <text:p>69,563</text:p>
          </table:table-cell>
          <table:table-cell table:style-name="ce37" table:formula="of:=[Males.AU48]+[Females.AU48]" office:value-type="float" office:value="68077" calcext:value-type="float">
            <text:p>68,077</text:p>
          </table:table-cell>
          <table:table-cell table:style-name="ce37" table:formula="of:=[Males.AV48]+[Females.AV48]" office:value-type="float" office:value="65479" calcext:value-type="float">
            <text:p>65,479</text:p>
          </table:table-cell>
          <table:table-cell table:style-name="ce37" table:formula="of:=[Males.AW48]+[Females.AW48]" office:value-type="float" office:value="61004" calcext:value-type="float">
            <text:p>61,004</text:p>
          </table:table-cell>
          <table:table-cell table:style-name="ce37" table:formula="of:=[Males.AX48]+[Females.AX48]" office:value-type="float" office:value="59754" calcext:value-type="float">
            <text:p>59,754</text:p>
          </table:table-cell>
          <table:table-cell table:style-name="ce37" table:formula="of:=[Males.AY48]+[Females.AY48]" office:value-type="float" office:value="63285" calcext:value-type="float">
            <text:p>63,285</text:p>
          </table:table-cell>
          <table:table-cell table:style-name="ce37" table:formula="of:=[Males.AZ48]+[Females.AZ48]" office:value-type="float" office:value="63848" calcext:value-type="float">
            <text:p>63,848</text:p>
          </table:table-cell>
          <table:table-cell table:style-name="ce37" table:formula="of:=[Males.BA48]+[Females.BA48]" office:value-type="float" office:value="64719" calcext:value-type="float">
            <text:p>64,719</text:p>
          </table:table-cell>
          <table:table-cell table:style-name="ce37" table:formula="of:=[Males.BB48]+[Females.BB48]" office:value-type="float" office:value="68592" calcext:value-type="float">
            <text:p>68,592</text:p>
          </table:table-cell>
          <table:table-cell table:style-name="ce37" table:formula="of:=[Males.BC48]+[Females.BC48]" office:value-type="float" office:value="72849" calcext:value-type="float">
            <text:p>72,849</text:p>
          </table:table-cell>
          <table:table-cell table:style-name="ce37" table:formula="of:=[Males.BD48]+[Females.BD48]" office:value-type="float" office:value="75476" calcext:value-type="float">
            <text:p>75,476</text:p>
          </table:table-cell>
          <table:table-cell table:style-name="ce37" table:formula="of:=[Males.BE48]+[Females.BE48]" office:value-type="float" office:value="74473" calcext:value-type="float">
            <text:p>74,473</text:p>
          </table:table-cell>
          <table:table-cell table:style-name="ce37" table:formula="of:=[Males.BF48]+[Females.BF48]" office:value-type="float" office:value="77129" calcext:value-type="float">
            <text:p>77,129</text:p>
          </table:table-cell>
          <table:table-cell table:style-name="ce37" table:formula="of:=[Males.BG48]+[Females.BG48]" office:value-type="float" office:value="78443" calcext:value-type="float">
            <text:p>78,443</text:p>
          </table:table-cell>
          <table:table-cell table:style-name="ce37" table:formula="of:=[Males.BH48]+[Females.BH48]" office:value-type="float" office:value="78799" calcext:value-type="float">
            <text:p>78,799</text:p>
          </table:table-cell>
          <table:table-cell table:style-name="ce37" table:formula="of:=[Males.BI48]+[Females.BI48]" office:value-type="float" office:value="78064" calcext:value-type="float">
            <text:p>78,064</text:p>
          </table:table-cell>
          <table:table-cell table:style-name="ce37" table:formula="of:=[Males.BJ48]+[Females.BJ48]" office:value-type="float" office:value="80547" calcext:value-type="float">
            <text:p>80,547</text:p>
          </table:table-cell>
          <table:table-cell table:style-name="ce37" table:formula="of:=[Males.BK48]+[Females.BK48]" office:value-type="float" office:value="79220" calcext:value-type="float">
            <text:p>79,220</text:p>
          </table:table-cell>
          <table:table-cell table:style-name="ce37" table:formula="of:=[Males.BL48]+[Females.BL48]" office:value-type="float" office:value="78593" calcext:value-type="float">
            <text:p>78,593</text:p>
          </table:table-cell>
          <table:table-cell table:style-name="ce37" table:formula="of:=[Males.BM48]+[Females.BM48]" office:value-type="float" office:value="76328" calcext:value-type="float">
            <text:p>76,328</text:p>
          </table:table-cell>
          <table:table-cell table:style-name="ce37" table:formula="of:=[Males.BN48]+[Females.BN48]" office:value-type="float" office:value="74047" calcext:value-type="float">
            <text:p>74,047</text:p>
          </table:table-cell>
          <table:table-cell table:style-name="ce37" table:formula="of:=[Males.BO48]+[Females.BO48]" office:value-type="float" office:value="71150" calcext:value-type="float">
            <text:p>71,150</text:p>
          </table:table-cell>
          <table:table-cell table:style-name="ce37" table:formula="of:=[Males.BP48]+[Females.BP48]" office:value-type="float" office:value="70191" calcext:value-type="float">
            <text:p>70,191</text:p>
          </table:table-cell>
          <table:table-cell table:style-name="ce37" table:formula="of:=[Males.BQ48]+[Females.BQ48]" office:value-type="float" office:value="67574" calcext:value-type="float">
            <text:p>67,574</text:p>
          </table:table-cell>
          <table:table-cell table:style-name="ce37" table:formula="of:=[Males.BR48]+[Females.BR48]" office:value-type="float" office:value="65280" calcext:value-type="float">
            <text:p>65,280</text:p>
          </table:table-cell>
          <table:table-cell table:style-name="ce37" table:formula="of:=[Males.BS48]+[Females.BS48]" office:value-type="float" office:value="62551" calcext:value-type="float">
            <text:p>62,551</text:p>
          </table:table-cell>
          <table:table-cell table:style-name="ce37" table:formula="of:=[Males.BT48]+[Females.BT48]" office:value-type="float" office:value="59287" calcext:value-type="float">
            <text:p>59,287</text:p>
          </table:table-cell>
          <table:table-cell table:style-name="ce37" table:formula="of:=[Males.BU48]+[Females.BU48]" office:value-type="float" office:value="57718" calcext:value-type="float">
            <text:p>57,718</text:p>
          </table:table-cell>
          <table:table-cell table:style-name="ce37" table:formula="of:=[Males.BV48]+[Females.BV48]" office:value-type="float" office:value="55861" calcext:value-type="float">
            <text:p>55,861</text:p>
          </table:table-cell>
          <table:table-cell table:style-name="ce37" table:formula="of:=[Males.BW48]+[Females.BW48]" office:value-type="float" office:value="53010" calcext:value-type="float">
            <text:p>53,010</text:p>
          </table:table-cell>
          <table:table-cell table:style-name="ce37" table:formula="of:=[Males.BX48]+[Females.BX48]" office:value-type="float" office:value="52614" calcext:value-type="float">
            <text:p>52,614</text:p>
          </table:table-cell>
          <table:table-cell table:style-name="ce37" table:formula="of:=[Males.BY48]+[Females.BY48]" office:value-type="float" office:value="51748" calcext:value-type="float">
            <text:p>51,748</text:p>
          </table:table-cell>
          <table:table-cell table:style-name="ce37" table:formula="of:=[Males.BZ48]+[Females.BZ48]" office:value-type="float" office:value="51940" calcext:value-type="float">
            <text:p>51,940</text:p>
          </table:table-cell>
          <table:table-cell table:style-name="ce37" table:formula="of:=[Males.CA48]+[Females.CA48]" office:value-type="float" office:value="52241" calcext:value-type="float">
            <text:p>52,241</text:p>
          </table:table-cell>
          <table:table-cell table:style-name="ce37" table:formula="of:=[Males.CB48]+[Females.CB48]" office:value-type="float" office:value="55055" calcext:value-type="float">
            <text:p>55,055</text:p>
          </table:table-cell>
          <table:table-cell table:style-name="ce37" table:formula="of:=[Males.CC48]+[Females.CC48]" office:value-type="float" office:value="40441" calcext:value-type="float">
            <text:p>40,441</text:p>
          </table:table-cell>
          <table:table-cell table:style-name="ce37" table:formula="of:=[Males.CD48]+[Females.CD48]" office:value-type="float" office:value="36905" calcext:value-type="float">
            <text:p>36,905</text:p>
          </table:table-cell>
          <table:table-cell table:style-name="ce37" table:formula="of:=[Males.CE48]+[Females.CE48]" office:value-type="float" office:value="36228" calcext:value-type="float">
            <text:p>36,228</text:p>
          </table:table-cell>
          <table:table-cell table:style-name="ce37" table:formula="of:=[Males.CF48]+[Females.CF48]" office:value-type="float" office:value="33455" calcext:value-type="float">
            <text:p>33,455</text:p>
          </table:table-cell>
          <table:table-cell table:style-name="ce37" table:formula="of:=[Males.CG48]+[Females.CG48]" office:value-type="float" office:value="29294" calcext:value-type="float">
            <text:p>29,294</text:p>
          </table:table-cell>
          <table:table-cell table:style-name="ce37" table:formula="of:=[Males.CH48]+[Females.CH48]" office:value-type="float" office:value="25795" calcext:value-type="float">
            <text:p>25,795</text:p>
          </table:table-cell>
          <table:table-cell table:style-name="ce37" table:formula="of:=[Males.CI48]+[Females.CI48]" office:value-type="float" office:value="24753" calcext:value-type="float">
            <text:p>24,753</text:p>
          </table:table-cell>
          <table:table-cell table:style-name="ce37" table:formula="of:=[Males.CJ48]+[Females.CJ48]" office:value-type="float" office:value="22596" calcext:value-type="float">
            <text:p>22,596</text:p>
          </table:table-cell>
          <table:table-cell table:style-name="ce37" table:formula="of:=[Males.CK48]+[Females.CK48]" office:value-type="float" office:value="20329" calcext:value-type="float">
            <text:p>20,329</text:p>
          </table:table-cell>
          <table:table-cell table:style-name="ce37" table:formula="of:=[Males.CL48]+[Females.CL48]" office:value-type="float" office:value="17687" calcext:value-type="float">
            <text:p>17,687</text:p>
          </table:table-cell>
          <table:table-cell table:style-name="ce37" table:formula="of:=[Males.CM48]+[Females.CM48]" office:value-type="float" office:value="15411" calcext:value-type="float">
            <text:p>15,411</text:p>
          </table:table-cell>
          <table:table-cell table:style-name="ce37" table:formula="of:=[Males.CN48]+[Females.CN48]" office:value-type="float" office:value="58265" calcext:value-type="float">
            <text:p>58,265</text:p>
          </table:table-cell>
          <table:table-cell table:style-name="ce35" table:formula="of:=SUM([.B48:.CN48])" office:value-type="float" office:value="5531581" calcext:value-type="float">
            <text:p>5,531,581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49]" office:value-type="float" office:value="2026" calcext:value-type="float">
            <text:p>2026</text:p>
          </table:table-cell>
          <table:table-cell table:style-name="ce37" table:formula="of:=[Males.B49]+[Females.B49]" office:value-type="float" office:value="57577" calcext:value-type="float">
            <text:p>57,577</text:p>
          </table:table-cell>
          <table:table-cell table:style-name="ce37" table:formula="of:=[Males.C49]+[Females.C49]" office:value-type="float" office:value="57921" calcext:value-type="float">
            <text:p>57,921</text:p>
          </table:table-cell>
          <table:table-cell table:style-name="ce37" table:formula="of:=[Males.D49]+[Females.D49]" office:value-type="float" office:value="58087" calcext:value-type="float">
            <text:p>58,087</text:p>
          </table:table-cell>
          <table:table-cell table:style-name="ce37" table:formula="of:=[Males.E49]+[Females.E49]" office:value-type="float" office:value="58143" calcext:value-type="float">
            <text:p>58,143</text:p>
          </table:table-cell>
          <table:table-cell table:style-name="ce37" table:formula="of:=[Males.F49]+[Females.F49]" office:value-type="float" office:value="58094" calcext:value-type="float">
            <text:p>58,094</text:p>
          </table:table-cell>
          <table:table-cell table:style-name="ce37" table:formula="of:=[Males.G49]+[Females.G49]" office:value-type="float" office:value="57952" calcext:value-type="float">
            <text:p>57,952</text:p>
          </table:table-cell>
          <table:table-cell table:style-name="ce37" table:formula="of:=[Males.H49]+[Females.H49]" office:value-type="float" office:value="57706" calcext:value-type="float">
            <text:p>57,706</text:p>
          </table:table-cell>
          <table:table-cell table:style-name="ce37" table:formula="of:=[Males.I49]+[Females.I49]" office:value-type="float" office:value="57364" calcext:value-type="float">
            <text:p>57,364</text:p>
          </table:table-cell>
          <table:table-cell table:style-name="ce37" table:formula="of:=[Males.J49]+[Females.J49]" office:value-type="float" office:value="56945" calcext:value-type="float">
            <text:p>56,945</text:p>
          </table:table-cell>
          <table:table-cell table:style-name="ce37" table:formula="of:=[Males.K49]+[Females.K49]" office:value-type="float" office:value="56661" calcext:value-type="float">
            <text:p>56,661</text:p>
          </table:table-cell>
          <table:table-cell table:style-name="ce37" table:formula="of:=[Males.L49]+[Females.L49]" office:value-type="float" office:value="57032" calcext:value-type="float">
            <text:p>57,032</text:p>
          </table:table-cell>
          <table:table-cell table:style-name="ce37" table:formula="of:=[Males.M49]+[Females.M49]" office:value-type="float" office:value="57352" calcext:value-type="float">
            <text:p>57,352</text:p>
          </table:table-cell>
          <table:table-cell table:style-name="ce37" table:formula="of:=[Males.N49]+[Females.N49]" office:value-type="float" office:value="57920" calcext:value-type="float">
            <text:p>57,920</text:p>
          </table:table-cell>
          <table:table-cell table:style-name="ce37" table:formula="of:=[Males.O49]+[Females.O49]" office:value-type="float" office:value="58837" calcext:value-type="float">
            <text:p>58,837</text:p>
          </table:table-cell>
          <table:table-cell table:style-name="ce37" table:formula="of:=[Males.P49]+[Females.P49]" office:value-type="float" office:value="60459" calcext:value-type="float">
            <text:p>60,459</text:p>
          </table:table-cell>
          <table:table-cell table:style-name="ce37" table:formula="of:=[Males.Q49]+[Females.Q49]" office:value-type="float" office:value="62127" calcext:value-type="float">
            <text:p>62,127</text:p>
          </table:table-cell>
          <table:table-cell table:style-name="ce37" table:formula="of:=[Males.R49]+[Females.R49]" office:value-type="float" office:value="59310" calcext:value-type="float">
            <text:p>59,310</text:p>
          </table:table-cell>
          <table:table-cell table:style-name="ce37" table:formula="of:=[Males.S49]+[Females.S49]" office:value-type="float" office:value="60908" calcext:value-type="float">
            <text:p>60,908</text:p>
          </table:table-cell>
          <table:table-cell table:style-name="ce37" table:formula="of:=[Males.T49]+[Females.T49]" office:value-type="float" office:value="61422" calcext:value-type="float">
            <text:p>61,422</text:p>
          </table:table-cell>
          <table:table-cell table:style-name="ce37" table:formula="of:=[Males.U49]+[Females.U49]" office:value-type="float" office:value="60529" calcext:value-type="float">
            <text:p>60,529</text:p>
          </table:table-cell>
          <table:table-cell table:style-name="ce37" table:formula="of:=[Males.V49]+[Females.V49]" office:value-type="float" office:value="61105" calcext:value-type="float">
            <text:p>61,105</text:p>
          </table:table-cell>
          <table:table-cell table:style-name="ce37" table:formula="of:=[Males.W49]+[Females.W49]" office:value-type="float" office:value="61968" calcext:value-type="float">
            <text:p>61,968</text:p>
          </table:table-cell>
          <table:table-cell table:style-name="ce37" table:formula="of:=[Males.X49]+[Females.X49]" office:value-type="float" office:value="61924" calcext:value-type="float">
            <text:p>61,924</text:p>
          </table:table-cell>
          <table:table-cell table:style-name="ce37" table:formula="of:=[Males.Y49]+[Females.Y49]" office:value-type="float" office:value="60937" calcext:value-type="float">
            <text:p>60,937</text:p>
          </table:table-cell>
          <table:table-cell table:style-name="ce37" table:formula="of:=[Males.Z49]+[Females.Z49]" office:value-type="float" office:value="60845" calcext:value-type="float">
            <text:p>60,845</text:p>
          </table:table-cell>
          <table:table-cell table:style-name="ce37" table:formula="of:=[Males.AA49]+[Females.AA49]" office:value-type="float" office:value="63098" calcext:value-type="float">
            <text:p>63,098</text:p>
          </table:table-cell>
          <table:table-cell table:style-name="ce37" table:formula="of:=[Males.AB49]+[Females.AB49]" office:value-type="float" office:value="64558" calcext:value-type="float">
            <text:p>64,558</text:p>
          </table:table-cell>
          <table:table-cell table:style-name="ce37" table:formula="of:=[Males.AC49]+[Females.AC49]" office:value-type="float" office:value="66878" calcext:value-type="float">
            <text:p>66,878</text:p>
          </table:table-cell>
          <table:table-cell table:style-name="ce37" table:formula="of:=[Males.AD49]+[Females.AD49]" office:value-type="float" office:value="68168" calcext:value-type="float">
            <text:p>68,168</text:p>
          </table:table-cell>
          <table:table-cell table:style-name="ce37" table:formula="of:=[Males.AE49]+[Females.AE49]" office:value-type="float" office:value="70373" calcext:value-type="float">
            <text:p>70,373</text:p>
          </table:table-cell>
          <table:table-cell table:style-name="ce37" table:formula="of:=[Males.AF49]+[Females.AF49]" office:value-type="float" office:value="71232" calcext:value-type="float">
            <text:p>71,232</text:p>
          </table:table-cell>
          <table:table-cell table:style-name="ce37" table:formula="of:=[Males.AG49]+[Females.AG49]" office:value-type="float" office:value="72837" calcext:value-type="float">
            <text:p>72,837</text:p>
          </table:table-cell>
          <table:table-cell table:style-name="ce37" table:formula="of:=[Males.AH49]+[Females.AH49]" office:value-type="float" office:value="73861" calcext:value-type="float">
            <text:p>73,861</text:p>
          </table:table-cell>
          <table:table-cell table:style-name="ce37" table:formula="of:=[Males.AI49]+[Females.AI49]" office:value-type="float" office:value="73853" calcext:value-type="float">
            <text:p>73,853</text:p>
          </table:table-cell>
          <table:table-cell table:style-name="ce37" table:formula="of:=[Males.AJ49]+[Females.AJ49]" office:value-type="float" office:value="78373" calcext:value-type="float">
            <text:p>78,373</text:p>
          </table:table-cell>
          <table:table-cell table:style-name="ce37" table:formula="of:=[Males.AK49]+[Females.AK49]" office:value-type="float" office:value="78210" calcext:value-type="float">
            <text:p>78,210</text:p>
          </table:table-cell>
          <table:table-cell table:style-name="ce37" table:formula="of:=[Males.AL49]+[Females.AL49]" office:value-type="float" office:value="74563" calcext:value-type="float">
            <text:p>74,563</text:p>
          </table:table-cell>
          <table:table-cell table:style-name="ce37" table:formula="of:=[Males.AM49]+[Females.AM49]" office:value-type="float" office:value="73491" calcext:value-type="float">
            <text:p>73,491</text:p>
          </table:table-cell>
          <table:table-cell table:style-name="ce37" table:formula="of:=[Males.AN49]+[Females.AN49]" office:value-type="float" office:value="74150" calcext:value-type="float">
            <text:p>74,150</text:p>
          </table:table-cell>
          <table:table-cell table:style-name="ce37" table:formula="of:=[Males.AO49]+[Females.AO49]" office:value-type="float" office:value="71959" calcext:value-type="float">
            <text:p>71,959</text:p>
          </table:table-cell>
          <table:table-cell table:style-name="ce37" table:formula="of:=[Males.AP49]+[Females.AP49]" office:value-type="float" office:value="71254" calcext:value-type="float">
            <text:p>71,254</text:p>
          </table:table-cell>
          <table:table-cell table:style-name="ce37" table:formula="of:=[Males.AQ49]+[Females.AQ49]" office:value-type="float" office:value="70796" calcext:value-type="float">
            <text:p>70,796</text:p>
          </table:table-cell>
          <table:table-cell table:style-name="ce37" table:formula="of:=[Males.AR49]+[Females.AR49]" office:value-type="float" office:value="68458" calcext:value-type="float">
            <text:p>68,458</text:p>
          </table:table-cell>
          <table:table-cell table:style-name="ce37" table:formula="of:=[Males.AS49]+[Females.AS49]" office:value-type="float" office:value="69337" calcext:value-type="float">
            <text:p>69,337</text:p>
          </table:table-cell>
          <table:table-cell table:style-name="ce37" table:formula="of:=[Males.AT49]+[Females.AT49]" office:value-type="float" office:value="70133" calcext:value-type="float">
            <text:p>70,133</text:p>
          </table:table-cell>
          <table:table-cell table:style-name="ce37" table:formula="of:=[Males.AU49]+[Females.AU49]" office:value-type="float" office:value="69514" calcext:value-type="float">
            <text:p>69,514</text:p>
          </table:table-cell>
          <table:table-cell table:style-name="ce37" table:formula="of:=[Males.AV49]+[Females.AV49]" office:value-type="float" office:value="68020" calcext:value-type="float">
            <text:p>68,020</text:p>
          </table:table-cell>
          <table:table-cell table:style-name="ce37" table:formula="of:=[Males.AW49]+[Females.AW49]" office:value-type="float" office:value="65409" calcext:value-type="float">
            <text:p>65,409</text:p>
          </table:table-cell>
          <table:table-cell table:style-name="ce37" table:formula="of:=[Males.AX49]+[Females.AX49]" office:value-type="float" office:value="60927" calcext:value-type="float">
            <text:p>60,927</text:p>
          </table:table-cell>
          <table:table-cell table:style-name="ce37" table:formula="of:=[Males.AY49]+[Females.AY49]" office:value-type="float" office:value="59682" calcext:value-type="float">
            <text:p>59,682</text:p>
          </table:table-cell>
          <table:table-cell table:style-name="ce37" table:formula="of:=[Males.AZ49]+[Females.AZ49]" office:value-type="float" office:value="63213" calcext:value-type="float">
            <text:p>63,213</text:p>
          </table:table-cell>
          <table:table-cell table:style-name="ce37" table:formula="of:=[Males.BA49]+[Females.BA49]" office:value-type="float" office:value="63775" calcext:value-type="float">
            <text:p>63,775</text:p>
          </table:table-cell>
          <table:table-cell table:style-name="ce37" table:formula="of:=[Males.BB49]+[Females.BB49]" office:value-type="float" office:value="64637" calcext:value-type="float">
            <text:p>64,637</text:p>
          </table:table-cell>
          <table:table-cell table:style-name="ce37" table:formula="of:=[Males.BC49]+[Females.BC49]" office:value-type="float" office:value="68470" calcext:value-type="float">
            <text:p>68,470</text:p>
          </table:table-cell>
          <table:table-cell table:style-name="ce37" table:formula="of:=[Males.BD49]+[Females.BD49]" office:value-type="float" office:value="72684" calcext:value-type="float">
            <text:p>72,684</text:p>
          </table:table-cell>
          <table:table-cell table:style-name="ce37" table:formula="of:=[Males.BE49]+[Females.BE49]" office:value-type="float" office:value="75276" calcext:value-type="float">
            <text:p>75,276</text:p>
          </table:table-cell>
          <table:table-cell table:style-name="ce37" table:formula="of:=[Males.BF49]+[Females.BF49]" office:value-type="float" office:value="74258" calcext:value-type="float">
            <text:p>74,258</text:p>
          </table:table-cell>
          <table:table-cell table:style-name="ce37" table:formula="of:=[Males.BG49]+[Females.BG49]" office:value-type="float" office:value="76889" calcext:value-type="float">
            <text:p>76,889</text:p>
          </table:table-cell>
          <table:table-cell table:style-name="ce37" table:formula="of:=[Males.BH49]+[Females.BH49]" office:value-type="float" office:value="78158" calcext:value-type="float">
            <text:p>78,158</text:p>
          </table:table-cell>
          <table:table-cell table:style-name="ce37" table:formula="of:=[Males.BI49]+[Females.BI49]" office:value-type="float" office:value="78459" calcext:value-type="float">
            <text:p>78,459</text:p>
          </table:table-cell>
          <table:table-cell table:style-name="ce37" table:formula="of:=[Males.BJ49]+[Females.BJ49]" office:value-type="float" office:value="77705" calcext:value-type="float">
            <text:p>77,705</text:p>
          </table:table-cell>
          <table:table-cell table:style-name="ce37" table:formula="of:=[Males.BK49]+[Females.BK49]" office:value-type="float" office:value="80141" calcext:value-type="float">
            <text:p>80,141</text:p>
          </table:table-cell>
          <table:table-cell table:style-name="ce37" table:formula="of:=[Males.BL49]+[Females.BL49]" office:value-type="float" office:value="78765" calcext:value-type="float">
            <text:p>78,765</text:p>
          </table:table-cell>
          <table:table-cell table:style-name="ce37" table:formula="of:=[Males.BM49]+[Females.BM49]" office:value-type="float" office:value="78084" calcext:value-type="float">
            <text:p>78,084</text:p>
          </table:table-cell>
          <table:table-cell table:style-name="ce37" table:formula="of:=[Males.BN49]+[Females.BN49]" office:value-type="float" office:value="75773" calcext:value-type="float">
            <text:p>75,773</text:p>
          </table:table-cell>
          <table:table-cell table:style-name="ce37" table:formula="of:=[Males.BO49]+[Females.BO49]" office:value-type="float" office:value="73447" calcext:value-type="float">
            <text:p>73,447</text:p>
          </table:table-cell>
          <table:table-cell table:style-name="ce37" table:formula="of:=[Males.BP49]+[Females.BP49]" office:value-type="float" office:value="70495" calcext:value-type="float">
            <text:p>70,495</text:p>
          </table:table-cell>
          <table:table-cell table:style-name="ce37" table:formula="of:=[Males.BQ49]+[Females.BQ49]" office:value-type="float" office:value="69458" calcext:value-type="float">
            <text:p>69,458</text:p>
          </table:table-cell>
          <table:table-cell table:style-name="ce37" table:formula="of:=[Males.BR49]+[Females.BR49]" office:value-type="float" office:value="66787" calcext:value-type="float">
            <text:p>66,787</text:p>
          </table:table-cell>
          <table:table-cell table:style-name="ce37" table:formula="of:=[Males.BS49]+[Females.BS49]" office:value-type="float" office:value="64427" calcext:value-type="float">
            <text:p>64,427</text:p>
          </table:table-cell>
          <table:table-cell table:style-name="ce37" table:formula="of:=[Males.BT49]+[Females.BT49]" office:value-type="float" office:value="61639" calcext:value-type="float">
            <text:p>61,639</text:p>
          </table:table-cell>
          <table:table-cell table:style-name="ce37" table:formula="of:=[Males.BU49]+[Females.BU49]" office:value-type="float" office:value="58326" calcext:value-type="float">
            <text:p>58,326</text:p>
          </table:table-cell>
          <table:table-cell table:style-name="ce37" table:formula="of:=[Males.BV49]+[Females.BV49]" office:value-type="float" office:value="56678" calcext:value-type="float">
            <text:p>56,678</text:p>
          </table:table-cell>
          <table:table-cell table:style-name="ce37" table:formula="of:=[Males.BW49]+[Females.BW49]" office:value-type="float" office:value="54756" calcext:value-type="float">
            <text:p>54,756</text:p>
          </table:table-cell>
          <table:table-cell table:style-name="ce37" table:formula="of:=[Males.BX49]+[Females.BX49]" office:value-type="float" office:value="51867" calcext:value-type="float">
            <text:p>51,867</text:p>
          </table:table-cell>
          <table:table-cell table:style-name="ce37" table:formula="of:=[Males.BY49]+[Females.BY49]" office:value-type="float" office:value="51348" calcext:value-type="float">
            <text:p>51,348</text:p>
          </table:table-cell>
          <table:table-cell table:style-name="ce37" table:formula="of:=[Males.BZ49]+[Females.BZ49]" office:value-type="float" office:value="50374" calcext:value-type="float">
            <text:p>50,374</text:p>
          </table:table-cell>
          <table:table-cell table:style-name="ce37" table:formula="of:=[Males.CA49]+[Females.CA49]" office:value-type="float" office:value="50426" calcext:value-type="float">
            <text:p>50,426</text:p>
          </table:table-cell>
          <table:table-cell table:style-name="ce37" table:formula="of:=[Males.CB49]+[Females.CB49]" office:value-type="float" office:value="50548" calcext:value-type="float">
            <text:p>50,548</text:p>
          </table:table-cell>
          <table:table-cell table:style-name="ce37" table:formula="of:=[Males.CC49]+[Females.CC49]" office:value-type="float" office:value="53059" calcext:value-type="float">
            <text:p>53,059</text:p>
          </table:table-cell>
          <table:table-cell table:style-name="ce37" table:formula="of:=[Males.CD49]+[Females.CD49]" office:value-type="float" office:value="38800" calcext:value-type="float">
            <text:p>38,800</text:p>
          </table:table-cell>
          <table:table-cell table:style-name="ce37" table:formula="of:=[Males.CE49]+[Females.CE49]" office:value-type="float" office:value="35244" calcext:value-type="float">
            <text:p>35,244</text:p>
          </table:table-cell>
          <table:table-cell table:style-name="ce37" table:formula="of:=[Males.CF49]+[Females.CF49]" office:value-type="float" office:value="34407" calcext:value-type="float">
            <text:p>34,407</text:p>
          </table:table-cell>
          <table:table-cell table:style-name="ce37" table:formula="of:=[Males.CG49]+[Females.CG49]" office:value-type="float" office:value="31580" calcext:value-type="float">
            <text:p>31,580</text:p>
          </table:table-cell>
          <table:table-cell table:style-name="ce37" table:formula="of:=[Males.CH49]+[Females.CH49]" office:value-type="float" office:value="27460" calcext:value-type="float">
            <text:p>27,460</text:p>
          </table:table-cell>
          <table:table-cell table:style-name="ce37" table:formula="of:=[Males.CI49]+[Females.CI49]" office:value-type="float" office:value="23997" calcext:value-type="float">
            <text:p>23,997</text:p>
          </table:table-cell>
          <table:table-cell table:style-name="ce37" table:formula="of:=[Males.CJ49]+[Females.CJ49]" office:value-type="float" office:value="22833" calcext:value-type="float">
            <text:p>22,833</text:p>
          </table:table-cell>
          <table:table-cell table:style-name="ce37" table:formula="of:=[Males.CK49]+[Females.CK49]" office:value-type="float" office:value="20635" calcext:value-type="float">
            <text:p>20,635</text:p>
          </table:table-cell>
          <table:table-cell table:style-name="ce37" table:formula="of:=[Males.CL49]+[Females.CL49]" office:value-type="float" office:value="18362" calcext:value-type="float">
            <text:p>18,362</text:p>
          </table:table-cell>
          <table:table-cell table:style-name="ce37" table:formula="of:=[Males.CM49]+[Females.CM49]" office:value-type="float" office:value="15791" calcext:value-type="float">
            <text:p>15,791</text:p>
          </table:table-cell>
          <table:table-cell table:style-name="ce37" table:formula="of:=[Males.CN49]+[Females.CN49]" office:value-type="float" office:value="61152" calcext:value-type="float">
            <text:p>61,152</text:p>
          </table:table-cell>
          <table:table-cell table:style-name="ce35" table:formula="of:=SUM([.B49:.CN49])" office:value-type="float" office:value="5548442" calcext:value-type="float">
            <text:p>5,548,442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0]" office:value-type="float" office:value="2027" calcext:value-type="float">
            <text:p>2027</text:p>
          </table:table-cell>
          <table:table-cell table:style-name="ce37" table:formula="of:=[Males.B50]+[Females.B50]" office:value-type="float" office:value="57465" calcext:value-type="float">
            <text:p>57,465</text:p>
          </table:table-cell>
          <table:table-cell table:style-name="ce37" table:formula="of:=[Males.C50]+[Females.C50]" office:value-type="float" office:value="57895" calcext:value-type="float">
            <text:p>57,895</text:p>
          </table:table-cell>
          <table:table-cell table:style-name="ce37" table:formula="of:=[Males.D50]+[Females.D50]" office:value-type="float" office:value="58161" calcext:value-type="float">
            <text:p>58,161</text:p>
          </table:table-cell>
          <table:table-cell table:style-name="ce37" table:formula="of:=[Males.E50]+[Females.E50]" office:value-type="float" office:value="58272" calcext:value-type="float">
            <text:p>58,272</text:p>
          </table:table-cell>
          <table:table-cell table:style-name="ce37" table:formula="of:=[Males.F50]+[Females.F50]" office:value-type="float" office:value="58295" calcext:value-type="float">
            <text:p>58,295</text:p>
          </table:table-cell>
          <table:table-cell table:style-name="ce37" table:formula="of:=[Males.G50]+[Females.G50]" office:value-type="float" office:value="58230" calcext:value-type="float">
            <text:p>58,230</text:p>
          </table:table-cell>
          <table:table-cell table:style-name="ce37" table:formula="of:=[Males.H50]+[Females.H50]" office:value-type="float" office:value="58069" calcext:value-type="float">
            <text:p>58,069</text:p>
          </table:table-cell>
          <table:table-cell table:style-name="ce37" table:formula="of:=[Males.I50]+[Females.I50]" office:value-type="float" office:value="57806" calcext:value-type="float">
            <text:p>57,806</text:p>
          </table:table-cell>
          <table:table-cell table:style-name="ce37" table:formula="of:=[Males.J50]+[Females.J50]" office:value-type="float" office:value="57449" calcext:value-type="float">
            <text:p>57,449</text:p>
          </table:table-cell>
          <table:table-cell table:style-name="ce37" table:formula="of:=[Males.K50]+[Females.K50]" office:value-type="float" office:value="57022" calcext:value-type="float">
            <text:p>57,022</text:p>
          </table:table-cell>
          <table:table-cell table:style-name="ce37" table:formula="of:=[Males.L50]+[Females.L50]" office:value-type="float" office:value="56740" calcext:value-type="float">
            <text:p>56,740</text:p>
          </table:table-cell>
          <table:table-cell table:style-name="ce37" table:formula="of:=[Males.M50]+[Females.M50]" office:value-type="float" office:value="57111" calcext:value-type="float">
            <text:p>57,111</text:p>
          </table:table-cell>
          <table:table-cell table:style-name="ce37" table:formula="of:=[Males.N50]+[Females.N50]" office:value-type="float" office:value="57411" calcext:value-type="float">
            <text:p>57,411</text:p>
          </table:table-cell>
          <table:table-cell table:style-name="ce37" table:formula="of:=[Males.O50]+[Females.O50]" office:value-type="float" office:value="57975" calcext:value-type="float">
            <text:p>57,975</text:p>
          </table:table-cell>
          <table:table-cell table:style-name="ce37" table:formula="of:=[Males.P50]+[Females.P50]" office:value-type="float" office:value="58912" calcext:value-type="float">
            <text:p>58,912</text:p>
          </table:table-cell>
          <table:table-cell table:style-name="ce37" table:formula="of:=[Males.Q50]+[Females.Q50]" office:value-type="float" office:value="60542" calcext:value-type="float">
            <text:p>60,542</text:p>
          </table:table-cell>
          <table:table-cell table:style-name="ce37" table:formula="of:=[Males.R50]+[Females.R50]" office:value-type="float" office:value="62226" calcext:value-type="float">
            <text:p>62,226</text:p>
          </table:table-cell>
          <table:table-cell table:style-name="ce37" table:formula="of:=[Males.S50]+[Females.S50]" office:value-type="float" office:value="59511" calcext:value-type="float">
            <text:p>59,511</text:p>
          </table:table-cell>
          <table:table-cell table:style-name="ce37" table:formula="of:=[Males.T50]+[Females.T50]" office:value-type="float" office:value="61700" calcext:value-type="float">
            <text:p>61,700</text:p>
          </table:table-cell>
          <table:table-cell table:style-name="ce37" table:formula="of:=[Males.U50]+[Females.U50]" office:value-type="float" office:value="63079" calcext:value-type="float">
            <text:p>63,079</text:p>
          </table:table-cell>
          <table:table-cell table:style-name="ce37" table:formula="of:=[Males.V50]+[Females.V50]" office:value-type="float" office:value="62327" calcext:value-type="float">
            <text:p>62,327</text:p>
          </table:table-cell>
          <table:table-cell table:style-name="ce37" table:formula="of:=[Males.W50]+[Females.W50]" office:value-type="float" office:value="62508" calcext:value-type="float">
            <text:p>62,508</text:p>
          </table:table-cell>
          <table:table-cell table:style-name="ce37" table:formula="of:=[Males.X50]+[Females.X50]" office:value-type="float" office:value="63139" calcext:value-type="float">
            <text:p>63,139</text:p>
          </table:table-cell>
          <table:table-cell table:style-name="ce37" table:formula="of:=[Males.Y50]+[Females.Y50]" office:value-type="float" office:value="62686" calcext:value-type="float">
            <text:p>62,686</text:p>
          </table:table-cell>
          <table:table-cell table:style-name="ce37" table:formula="of:=[Males.Z50]+[Females.Z50]" office:value-type="float" office:value="61143" calcext:value-type="float">
            <text:p>61,143</text:p>
          </table:table-cell>
          <table:table-cell table:style-name="ce37" table:formula="of:=[Males.AA50]+[Females.AA50]" office:value-type="float" office:value="60910" calcext:value-type="float">
            <text:p>60,910</text:p>
          </table:table-cell>
          <table:table-cell table:style-name="ce37" table:formula="of:=[Males.AB50]+[Females.AB50]" office:value-type="float" office:value="63225" calcext:value-type="float">
            <text:p>63,225</text:p>
          </table:table-cell>
          <table:table-cell table:style-name="ce37" table:formula="of:=[Males.AC50]+[Females.AC50]" office:value-type="float" office:value="64717" calcext:value-type="float">
            <text:p>64,717</text:p>
          </table:table-cell>
          <table:table-cell table:style-name="ce37" table:formula="of:=[Males.AD50]+[Females.AD50]" office:value-type="float" office:value="67042" calcext:value-type="float">
            <text:p>67,042</text:p>
          </table:table-cell>
          <table:table-cell table:style-name="ce37" table:formula="of:=[Males.AE50]+[Females.AE50]" office:value-type="float" office:value="68291" calcext:value-type="float">
            <text:p>68,291</text:p>
          </table:table-cell>
          <table:table-cell table:style-name="ce37" table:formula="of:=[Males.AF50]+[Females.AF50]" office:value-type="float" office:value="70498" calcext:value-type="float">
            <text:p>70,498</text:p>
          </table:table-cell>
          <table:table-cell table:style-name="ce37" table:formula="of:=[Males.AG50]+[Females.AG50]" office:value-type="float" office:value="71364" calcext:value-type="float">
            <text:p>71,364</text:p>
          </table:table-cell>
          <table:table-cell table:style-name="ce37" table:formula="of:=[Males.AH50]+[Females.AH50]" office:value-type="float" office:value="72933" calcext:value-type="float">
            <text:p>72,933</text:p>
          </table:table-cell>
          <table:table-cell table:style-name="ce37" table:formula="of:=[Males.AI50]+[Females.AI50]" office:value-type="float" office:value="73959" calcext:value-type="float">
            <text:p>73,959</text:p>
          </table:table-cell>
          <table:table-cell table:style-name="ce37" table:formula="of:=[Males.AJ50]+[Females.AJ50]" office:value-type="float" office:value="73959" calcext:value-type="float">
            <text:p>73,959</text:p>
          </table:table-cell>
          <table:table-cell table:style-name="ce37" table:formula="of:=[Males.AK50]+[Females.AK50]" office:value-type="float" office:value="78473" calcext:value-type="float">
            <text:p>78,473</text:p>
          </table:table-cell>
          <table:table-cell table:style-name="ce37" table:formula="of:=[Males.AL50]+[Females.AL50]" office:value-type="float" office:value="78305" calcext:value-type="float">
            <text:p>78,305</text:p>
          </table:table-cell>
          <table:table-cell table:style-name="ce37" table:formula="of:=[Males.AM50]+[Females.AM50]" office:value-type="float" office:value="74632" calcext:value-type="float">
            <text:p>74,632</text:p>
          </table:table-cell>
          <table:table-cell table:style-name="ce37" table:formula="of:=[Males.AN50]+[Females.AN50]" office:value-type="float" office:value="73530" calcext:value-type="float">
            <text:p>73,530</text:p>
          </table:table-cell>
          <table:table-cell table:style-name="ce37" table:formula="of:=[Males.AO50]+[Females.AO50]" office:value-type="float" office:value="74148" calcext:value-type="float">
            <text:p>74,148</text:p>
          </table:table-cell>
          <table:table-cell table:style-name="ce37" table:formula="of:=[Males.AP50]+[Females.AP50]" office:value-type="float" office:value="71948" calcext:value-type="float">
            <text:p>71,948</text:p>
          </table:table-cell>
          <table:table-cell table:style-name="ce37" table:formula="of:=[Males.AQ50]+[Females.AQ50]" office:value-type="float" office:value="71259" calcext:value-type="float">
            <text:p>71,259</text:p>
          </table:table-cell>
          <table:table-cell table:style-name="ce37" table:formula="of:=[Males.AR50]+[Females.AR50]" office:value-type="float" office:value="70782" calcext:value-type="float">
            <text:p>70,782</text:p>
          </table:table-cell>
          <table:table-cell table:style-name="ce37" table:formula="of:=[Males.AS50]+[Females.AS50]" office:value-type="float" office:value="68427" calcext:value-type="float">
            <text:p>68,427</text:p>
          </table:table-cell>
          <table:table-cell table:style-name="ce37" table:formula="of:=[Males.AT50]+[Females.AT50]" office:value-type="float" office:value="69311" calcext:value-type="float">
            <text:p>69,311</text:p>
          </table:table-cell>
          <table:table-cell table:style-name="ce37" table:formula="of:=[Males.AU50]+[Females.AU50]" office:value-type="float" office:value="70087" calcext:value-type="float">
            <text:p>70,087</text:p>
          </table:table-cell>
          <table:table-cell table:style-name="ce37" table:formula="of:=[Males.AV50]+[Females.AV50]" office:value-type="float" office:value="69459" calcext:value-type="float">
            <text:p>69,459</text:p>
          </table:table-cell>
          <table:table-cell table:style-name="ce37" table:formula="of:=[Males.AW50]+[Females.AW50]" office:value-type="float" office:value="67953" calcext:value-type="float">
            <text:p>67,953</text:p>
          </table:table-cell>
          <table:table-cell table:style-name="ce37" table:formula="of:=[Males.AX50]+[Females.AX50]" office:value-type="float" office:value="65328" calcext:value-type="float">
            <text:p>65,328</text:p>
          </table:table-cell>
          <table:table-cell table:style-name="ce37" table:formula="of:=[Males.AY50]+[Females.AY50]" office:value-type="float" office:value="60855" calcext:value-type="float">
            <text:p>60,855</text:p>
          </table:table-cell>
          <table:table-cell table:style-name="ce37" table:formula="of:=[Males.AZ50]+[Females.AZ50]" office:value-type="float" office:value="59618" calcext:value-type="float">
            <text:p>59,618</text:p>
          </table:table-cell>
          <table:table-cell table:style-name="ce37" table:formula="of:=[Males.BA50]+[Females.BA50]" office:value-type="float" office:value="63144" calcext:value-type="float">
            <text:p>63,144</text:p>
          </table:table-cell>
          <table:table-cell table:style-name="ce37" table:formula="of:=[Males.BB50]+[Females.BB50]" office:value-type="float" office:value="63694" calcext:value-type="float">
            <text:p>63,694</text:p>
          </table:table-cell>
          <table:table-cell table:style-name="ce37" table:formula="of:=[Males.BC50]+[Females.BC50]" office:value-type="float" office:value="64525" calcext:value-type="float">
            <text:p>64,525</text:p>
          </table:table-cell>
          <table:table-cell table:style-name="ce37" table:formula="of:=[Males.BD50]+[Females.BD50]" office:value-type="float" office:value="68319" calcext:value-type="float">
            <text:p>68,319</text:p>
          </table:table-cell>
          <table:table-cell table:style-name="ce37" table:formula="of:=[Males.BE50]+[Females.BE50]" office:value-type="float" office:value="72497" calcext:value-type="float">
            <text:p>72,497</text:p>
          </table:table-cell>
          <table:table-cell table:style-name="ce37" table:formula="of:=[Males.BF50]+[Females.BF50]" office:value-type="float" office:value="75061" calcext:value-type="float">
            <text:p>75,061</text:p>
          </table:table-cell>
          <table:table-cell table:style-name="ce37" table:formula="of:=[Males.BG50]+[Females.BG50]" office:value-type="float" office:value="74033" calcext:value-type="float">
            <text:p>74,033</text:p>
          </table:table-cell>
          <table:table-cell table:style-name="ce37" table:formula="of:=[Males.BH50]+[Females.BH50]" office:value-type="float" office:value="76616" calcext:value-type="float">
            <text:p>76,616</text:p>
          </table:table-cell>
          <table:table-cell table:style-name="ce37" table:formula="of:=[Males.BI50]+[Females.BI50]" office:value-type="float" office:value="77831" calcext:value-type="float">
            <text:p>77,831</text:p>
          </table:table-cell>
          <table:table-cell table:style-name="ce37" table:formula="of:=[Males.BJ50]+[Females.BJ50]" office:value-type="float" office:value="78104" calcext:value-type="float">
            <text:p>78,104</text:p>
          </table:table-cell>
          <table:table-cell table:style-name="ce37" table:formula="of:=[Males.BK50]+[Females.BK50]" office:value-type="float" office:value="77324" calcext:value-type="float">
            <text:p>77,324</text:p>
          </table:table-cell>
          <table:table-cell table:style-name="ce37" table:formula="of:=[Males.BL50]+[Females.BL50]" office:value-type="float" office:value="79689" calcext:value-type="float">
            <text:p>79,689</text:p>
          </table:table-cell>
          <table:table-cell table:style-name="ce37" table:formula="of:=[Males.BM50]+[Females.BM50]" office:value-type="float" office:value="78268" calcext:value-type="float">
            <text:p>78,268</text:p>
          </table:table-cell>
          <table:table-cell table:style-name="ce37" table:formula="of:=[Males.BN50]+[Females.BN50]" office:value-type="float" office:value="77531" calcext:value-type="float">
            <text:p>77,531</text:p>
          </table:table-cell>
          <table:table-cell table:style-name="ce37" table:formula="of:=[Males.BO50]+[Females.BO50]" office:value-type="float" office:value="75172" calcext:value-type="float">
            <text:p>75,172</text:p>
          </table:table-cell>
          <table:table-cell table:style-name="ce37" table:formula="of:=[Males.BP50]+[Females.BP50]" office:value-type="float" office:value="72786" calcext:value-type="float">
            <text:p>72,786</text:p>
          </table:table-cell>
          <table:table-cell table:style-name="ce37" table:formula="of:=[Males.BQ50]+[Females.BQ50]" office:value-type="float" office:value="69773" calcext:value-type="float">
            <text:p>69,773</text:p>
          </table:table-cell>
          <table:table-cell table:style-name="ce37" table:formula="of:=[Males.BR50]+[Females.BR50]" office:value-type="float" office:value="68658" calcext:value-type="float">
            <text:p>68,658</text:p>
          </table:table-cell>
          <table:table-cell table:style-name="ce37" table:formula="of:=[Males.BS50]+[Females.BS50]" office:value-type="float" office:value="65923" calcext:value-type="float">
            <text:p>65,923</text:p>
          </table:table-cell>
          <table:table-cell table:style-name="ce37" table:formula="of:=[Males.BT50]+[Females.BT50]" office:value-type="float" office:value="63494" calcext:value-type="float">
            <text:p>63,494</text:p>
          </table:table-cell>
          <table:table-cell table:style-name="ce37" table:formula="of:=[Males.BU50]+[Females.BU50]" office:value-type="float" office:value="60656" calcext:value-type="float">
            <text:p>60,656</text:p>
          </table:table-cell>
          <table:table-cell table:style-name="ce37" table:formula="of:=[Males.BV50]+[Females.BV50]" office:value-type="float" office:value="57295" calcext:value-type="float">
            <text:p>57,295</text:p>
          </table:table-cell>
          <table:table-cell table:style-name="ce37" table:formula="of:=[Males.BW50]+[Females.BW50]" office:value-type="float" office:value="55576" calcext:value-type="float">
            <text:p>55,576</text:p>
          </table:table-cell>
          <table:table-cell table:style-name="ce37" table:formula="of:=[Males.BX50]+[Females.BX50]" office:value-type="float" office:value="53598" calcext:value-type="float">
            <text:p>53,598</text:p>
          </table:table-cell>
          <table:table-cell table:style-name="ce37" table:formula="of:=[Males.BY50]+[Females.BY50]" office:value-type="float" office:value="50643" calcext:value-type="float">
            <text:p>50,643</text:p>
          </table:table-cell>
          <table:table-cell table:style-name="ce37" table:formula="of:=[Males.BZ50]+[Females.BZ50]" office:value-type="float" office:value="50011" calcext:value-type="float">
            <text:p>50,011</text:p>
          </table:table-cell>
          <table:table-cell table:style-name="ce37" table:formula="of:=[Males.CA50]+[Females.CA50]" office:value-type="float" office:value="48932" calcext:value-type="float">
            <text:p>48,932</text:p>
          </table:table-cell>
          <table:table-cell table:style-name="ce37" table:formula="of:=[Males.CB50]+[Females.CB50]" office:value-type="float" office:value="48819" calcext:value-type="float">
            <text:p>48,819</text:p>
          </table:table-cell>
          <table:table-cell table:style-name="ce37" table:formula="of:=[Males.CC50]+[Females.CC50]" office:value-type="float" office:value="48745" calcext:value-type="float">
            <text:p>48,745</text:p>
          </table:table-cell>
          <table:table-cell table:style-name="ce37" table:formula="of:=[Males.CD50]+[Females.CD50]" office:value-type="float" office:value="50947" calcext:value-type="float">
            <text:p>50,947</text:p>
          </table:table-cell>
          <table:table-cell table:style-name="ce37" table:formula="of:=[Males.CE50]+[Females.CE50]" office:value-type="float" office:value="37081" calcext:value-type="float">
            <text:p>37,081</text:p>
          </table:table-cell>
          <table:table-cell table:style-name="ce37" table:formula="of:=[Males.CF50]+[Females.CF50]" office:value-type="float" office:value="33503" calcext:value-type="float">
            <text:p>33,503</text:p>
          </table:table-cell>
          <table:table-cell table:style-name="ce37" table:formula="of:=[Males.CG50]+[Females.CG50]" office:value-type="float" office:value="32505" calcext:value-type="float">
            <text:p>32,505</text:p>
          </table:table-cell>
          <table:table-cell table:style-name="ce37" table:formula="of:=[Males.CH50]+[Females.CH50]" office:value-type="float" office:value="29633" calcext:value-type="float">
            <text:p>29,633</text:p>
          </table:table-cell>
          <table:table-cell table:style-name="ce37" table:formula="of:=[Males.CI50]+[Females.CI50]" office:value-type="float" office:value="25574" calcext:value-type="float">
            <text:p>25,574</text:p>
          </table:table-cell>
          <table:table-cell table:style-name="ce37" table:formula="of:=[Males.CJ50]+[Females.CJ50]" office:value-type="float" office:value="22164" calcext:value-type="float">
            <text:p>22,164</text:p>
          </table:table-cell>
          <table:table-cell table:style-name="ce37" table:formula="of:=[Males.CK50]+[Females.CK50]" office:value-type="float" office:value="20883" calcext:value-type="float">
            <text:p>20,883</text:p>
          </table:table-cell>
          <table:table-cell table:style-name="ce37" table:formula="of:=[Males.CL50]+[Females.CL50]" office:value-type="float" office:value="18669" calcext:value-type="float">
            <text:p>18,669</text:p>
          </table:table-cell>
          <table:table-cell table:style-name="ce37" table:formula="of:=[Males.CM50]+[Females.CM50]" office:value-type="float" office:value="16424" calcext:value-type="float">
            <text:p>16,424</text:p>
          </table:table-cell>
          <table:table-cell table:style-name="ce37" table:formula="of:=[Males.CN50]+[Females.CN50]" office:value-type="float" office:value="64067" calcext:value-type="float">
            <text:p>64,067</text:p>
          </table:table-cell>
          <table:table-cell table:style-name="ce35" table:formula="of:=SUM([.B50:.CN50])" office:value-type="float" office:value="5564854" calcext:value-type="float">
            <text:p>5,564,854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1]" office:value-type="float" office:value="2028" calcext:value-type="float">
            <text:p>2028</text:p>
          </table:table-cell>
          <table:table-cell table:style-name="ce37" table:formula="of:=[Males.B51]+[Females.B51]" office:value-type="float" office:value="57303" calcext:value-type="float">
            <text:p>57,303</text:p>
          </table:table-cell>
          <table:table-cell table:style-name="ce37" table:formula="of:=[Males.C51]+[Females.C51]" office:value-type="float" office:value="57784" calcext:value-type="float">
            <text:p>57,784</text:p>
          </table:table-cell>
          <table:table-cell table:style-name="ce37" table:formula="of:=[Males.D51]+[Females.D51]" office:value-type="float" office:value="58135" calcext:value-type="float">
            <text:p>58,135</text:p>
          </table:table-cell>
          <table:table-cell table:style-name="ce37" table:formula="of:=[Males.E51]+[Females.E51]" office:value-type="float" office:value="58347" calcext:value-type="float">
            <text:p>58,347</text:p>
          </table:table-cell>
          <table:table-cell table:style-name="ce37" table:formula="of:=[Males.F51]+[Females.F51]" office:value-type="float" office:value="58425" calcext:value-type="float">
            <text:p>58,425</text:p>
          </table:table-cell>
          <table:table-cell table:style-name="ce37" table:formula="of:=[Males.G51]+[Females.G51]" office:value-type="float" office:value="58431" calcext:value-type="float">
            <text:p>58,431</text:p>
          </table:table-cell>
          <table:table-cell table:style-name="ce37" table:formula="of:=[Males.H51]+[Females.H51]" office:value-type="float" office:value="58348" calcext:value-type="float">
            <text:p>58,348</text:p>
          </table:table-cell>
          <table:table-cell table:style-name="ce37" table:formula="of:=[Males.I51]+[Females.I51]" office:value-type="float" office:value="58171" calcext:value-type="float">
            <text:p>58,171</text:p>
          </table:table-cell>
          <table:table-cell table:style-name="ce37" table:formula="of:=[Males.J51]+[Females.J51]" office:value-type="float" office:value="57891" calcext:value-type="float">
            <text:p>57,891</text:p>
          </table:table-cell>
          <table:table-cell table:style-name="ce37" table:formula="of:=[Males.K51]+[Females.K51]" office:value-type="float" office:value="57526" calcext:value-type="float">
            <text:p>57,526</text:p>
          </table:table-cell>
          <table:table-cell table:style-name="ce37" table:formula="of:=[Males.L51]+[Females.L51]" office:value-type="float" office:value="57099" calcext:value-type="float">
            <text:p>57,099</text:p>
          </table:table-cell>
          <table:table-cell table:style-name="ce37" table:formula="of:=[Males.M51]+[Females.M51]" office:value-type="float" office:value="56818" calcext:value-type="float">
            <text:p>56,818</text:p>
          </table:table-cell>
          <table:table-cell table:style-name="ce37" table:formula="of:=[Males.N51]+[Females.N51]" office:value-type="float" office:value="57171" calcext:value-type="float">
            <text:p>57,171</text:p>
          </table:table-cell>
          <table:table-cell table:style-name="ce37" table:formula="of:=[Males.O51]+[Females.O51]" office:value-type="float" office:value="57467" calcext:value-type="float">
            <text:p>57,467</text:p>
          </table:table-cell>
          <table:table-cell table:style-name="ce37" table:formula="of:=[Males.P51]+[Females.P51]" office:value-type="float" office:value="58051" calcext:value-type="float">
            <text:p>58,051</text:p>
          </table:table-cell>
          <table:table-cell table:style-name="ce37" table:formula="of:=[Males.Q51]+[Females.Q51]" office:value-type="float" office:value="58997" calcext:value-type="float">
            <text:p>58,997</text:p>
          </table:table-cell>
          <table:table-cell table:style-name="ce37" table:formula="of:=[Males.R51]+[Females.R51]" office:value-type="float" office:value="60643" calcext:value-type="float">
            <text:p>60,643</text:p>
          </table:table-cell>
          <table:table-cell table:style-name="ce37" table:formula="of:=[Males.S51]+[Females.S51]" office:value-type="float" office:value="62428" calcext:value-type="float">
            <text:p>62,428</text:p>
          </table:table-cell>
          <table:table-cell table:style-name="ce37" table:formula="of:=[Males.T51]+[Females.T51]" office:value-type="float" office:value="60305" calcext:value-type="float">
            <text:p>60,305</text:p>
          </table:table-cell>
          <table:table-cell table:style-name="ce37" table:formula="of:=[Males.U51]+[Females.U51]" office:value-type="float" office:value="63382" calcext:value-type="float">
            <text:p>63,382</text:p>
          </table:table-cell>
          <table:table-cell table:style-name="ce37" table:formula="of:=[Males.V51]+[Females.V51]" office:value-type="float" office:value="64911" calcext:value-type="float">
            <text:p>64,911</text:p>
          </table:table-cell>
          <table:table-cell table:style-name="ce37" table:formula="of:=[Males.W51]+[Females.W51]" office:value-type="float" office:value="63740" calcext:value-type="float">
            <text:p>63,740</text:p>
          </table:table-cell>
          <table:table-cell table:style-name="ce37" table:formula="of:=[Males.X51]+[Females.X51]" office:value-type="float" office:value="63681" calcext:value-type="float">
            <text:p>63,681</text:p>
          </table:table-cell>
          <table:table-cell table:style-name="ce37" table:formula="of:=[Males.Y51]+[Females.Y51]" office:value-type="float" office:value="63896" calcext:value-type="float">
            <text:p>63,896</text:p>
          </table:table-cell>
          <table:table-cell table:style-name="ce37" table:formula="of:=[Males.Z51]+[Females.Z51]" office:value-type="float" office:value="62881" calcext:value-type="float">
            <text:p>62,881</text:p>
          </table:table-cell>
          <table:table-cell table:style-name="ce37" table:formula="of:=[Males.AA51]+[Females.AA51]" office:value-type="float" office:value="61211" calcext:value-type="float">
            <text:p>61,211</text:p>
          </table:table-cell>
          <table:table-cell table:style-name="ce37" table:formula="of:=[Males.AB51]+[Females.AB51]" office:value-type="float" office:value="61047" calcext:value-type="float">
            <text:p>61,047</text:p>
          </table:table-cell>
          <table:table-cell table:style-name="ce37" table:formula="of:=[Males.AC51]+[Females.AC51]" office:value-type="float" office:value="63387" calcext:value-type="float">
            <text:p>63,387</text:p>
          </table:table-cell>
          <table:table-cell table:style-name="ce37" table:formula="of:=[Males.AD51]+[Females.AD51]" office:value-type="float" office:value="64884" calcext:value-type="float">
            <text:p>64,884</text:p>
          </table:table-cell>
          <table:table-cell table:style-name="ce37" table:formula="of:=[Males.AE51]+[Females.AE51]" office:value-type="float" office:value="67166" calcext:value-type="float">
            <text:p>67,166</text:p>
          </table:table-cell>
          <table:table-cell table:style-name="ce37" table:formula="of:=[Males.AF51]+[Females.AF51]" office:value-type="float" office:value="68421" calcext:value-type="float">
            <text:p>68,421</text:p>
          </table:table-cell>
          <table:table-cell table:style-name="ce37" table:formula="of:=[Males.AG51]+[Females.AG51]" office:value-type="float" office:value="70631" calcext:value-type="float">
            <text:p>70,631</text:p>
          </table:table-cell>
          <table:table-cell table:style-name="ce37" table:formula="of:=[Males.AH51]+[Females.AH51]" office:value-type="float" office:value="71462" calcext:value-type="float">
            <text:p>71,462</text:p>
          </table:table-cell>
          <table:table-cell table:style-name="ce37" table:formula="of:=[Males.AI51]+[Females.AI51]" office:value-type="float" office:value="73033" calcext:value-type="float">
            <text:p>73,033</text:p>
          </table:table-cell>
          <table:table-cell table:style-name="ce37" table:formula="of:=[Males.AJ51]+[Females.AJ51]" office:value-type="float" office:value="74061" calcext:value-type="float">
            <text:p>74,061</text:p>
          </table:table-cell>
          <table:table-cell table:style-name="ce37" table:formula="of:=[Males.AK51]+[Females.AK51]" office:value-type="float" office:value="74061" calcext:value-type="float">
            <text:p>74,061</text:p>
          </table:table-cell>
          <table:table-cell table:style-name="ce37" table:formula="of:=[Males.AL51]+[Females.AL51]" office:value-type="float" office:value="78569" calcext:value-type="float">
            <text:p>78,569</text:p>
          </table:table-cell>
          <table:table-cell table:style-name="ce37" table:formula="of:=[Males.AM51]+[Females.AM51]" office:value-type="float" office:value="78372" calcext:value-type="float">
            <text:p>78,372</text:p>
          </table:table-cell>
          <table:table-cell table:style-name="ce37" table:formula="of:=[Males.AN51]+[Females.AN51]" office:value-type="float" office:value="74672" calcext:value-type="float">
            <text:p>74,672</text:p>
          </table:table-cell>
          <table:table-cell table:style-name="ce37" table:formula="of:=[Males.AO51]+[Females.AO51]" office:value-type="float" office:value="73528" calcext:value-type="float">
            <text:p>73,528</text:p>
          </table:table-cell>
          <table:table-cell table:style-name="ce37" table:formula="of:=[Males.AP51]+[Females.AP51]" office:value-type="float" office:value="74135" calcext:value-type="float">
            <text:p>74,135</text:p>
          </table:table-cell>
          <table:table-cell table:style-name="ce37" table:formula="of:=[Males.AQ51]+[Females.AQ51]" office:value-type="float" office:value="71952" calcext:value-type="float">
            <text:p>71,952</text:p>
          </table:table-cell>
          <table:table-cell table:style-name="ce37" table:formula="of:=[Males.AR51]+[Females.AR51]" office:value-type="float" office:value="71248" calcext:value-type="float">
            <text:p>71,248</text:p>
          </table:table-cell>
          <table:table-cell table:style-name="ce37" table:formula="of:=[Males.AS51]+[Females.AS51]" office:value-type="float" office:value="70752" calcext:value-type="float">
            <text:p>70,752</text:p>
          </table:table-cell>
          <table:table-cell table:style-name="ce37" table:formula="of:=[Males.AT51]+[Females.AT51]" office:value-type="float" office:value="68402" calcext:value-type="float">
            <text:p>68,402</text:p>
          </table:table-cell>
          <table:table-cell table:style-name="ce37" table:formula="of:=[Males.AU51]+[Females.AU51]" office:value-type="float" office:value="69267" calcext:value-type="float">
            <text:p>69,267</text:p>
          </table:table-cell>
          <table:table-cell table:style-name="ce37" table:formula="of:=[Males.AV51]+[Females.AV51]" office:value-type="float" office:value="70033" calcext:value-type="float">
            <text:p>70,033</text:p>
          </table:table-cell>
          <table:table-cell table:style-name="ce37" table:formula="of:=[Males.AW51]+[Females.AW51]" office:value-type="float" office:value="69392" calcext:value-type="float">
            <text:p>69,392</text:p>
          </table:table-cell>
          <table:table-cell table:style-name="ce37" table:formula="of:=[Males.AX51]+[Females.AX51]" office:value-type="float" office:value="67874" calcext:value-type="float">
            <text:p>67,874</text:p>
          </table:table-cell>
          <table:table-cell table:style-name="ce37" table:formula="of:=[Males.AY51]+[Females.AY51]" office:value-type="float" office:value="65252" calcext:value-type="float">
            <text:p>65,252</text:p>
          </table:table-cell>
          <table:table-cell table:style-name="ce37" table:formula="of:=[Males.AZ51]+[Females.AZ51]" office:value-type="float" office:value="60789" calcext:value-type="float">
            <text:p>60,789</text:p>
          </table:table-cell>
          <table:table-cell table:style-name="ce37" table:formula="of:=[Males.BA51]+[Females.BA51]" office:value-type="float" office:value="59558" calcext:value-type="float">
            <text:p>59,558</text:p>
          </table:table-cell>
          <table:table-cell table:style-name="ce37" table:formula="of:=[Males.BB51]+[Females.BB51]" office:value-type="float" office:value="63066" calcext:value-type="float">
            <text:p>63,066</text:p>
          </table:table-cell>
          <table:table-cell table:style-name="ce37" table:formula="of:=[Males.BC51]+[Females.BC51]" office:value-type="float" office:value="63584" calcext:value-type="float">
            <text:p>63,584</text:p>
          </table:table-cell>
          <table:table-cell table:style-name="ce37" table:formula="of:=[Males.BD51]+[Females.BD51]" office:value-type="float" office:value="64385" calcext:value-type="float">
            <text:p>64,385</text:p>
          </table:table-cell>
          <table:table-cell table:style-name="ce37" table:formula="of:=[Males.BE51]+[Females.BE51]" office:value-type="float" office:value="68149" calcext:value-type="float">
            <text:p>68,149</text:p>
          </table:table-cell>
          <table:table-cell table:style-name="ce37" table:formula="of:=[Males.BF51]+[Females.BF51]" office:value-type="float" office:value="72298" calcext:value-type="float">
            <text:p>72,298</text:p>
          </table:table-cell>
          <table:table-cell table:style-name="ce37" table:formula="of:=[Males.BG51]+[Females.BG51]" office:value-type="float" office:value="74836" calcext:value-type="float">
            <text:p>74,836</text:p>
          </table:table-cell>
          <table:table-cell table:style-name="ce37" table:formula="of:=[Males.BH51]+[Females.BH51]" office:value-type="float" office:value="73775" calcext:value-type="float">
            <text:p>73,775</text:p>
          </table:table-cell>
          <table:table-cell table:style-name="ce37" table:formula="of:=[Males.BI51]+[Females.BI51]" office:value-type="float" office:value="76299" calcext:value-type="float">
            <text:p>76,299</text:p>
          </table:table-cell>
          <table:table-cell table:style-name="ce37" table:formula="of:=[Males.BJ51]+[Females.BJ51]" office:value-type="float" office:value="77487" calcext:value-type="float">
            <text:p>77,487</text:p>
          </table:table-cell>
          <table:table-cell table:style-name="ce37" table:formula="of:=[Males.BK51]+[Females.BK51]" office:value-type="float" office:value="77727" calcext:value-type="float">
            <text:p>77,727</text:p>
          </table:table-cell>
          <table:table-cell table:style-name="ce37" table:formula="of:=[Males.BL51]+[Females.BL51]" office:value-type="float" office:value="76899" calcext:value-type="float">
            <text:p>76,899</text:p>
          </table:table-cell>
          <table:table-cell table:style-name="ce37" table:formula="of:=[Males.BM51]+[Females.BM51]" office:value-type="float" office:value="79196" calcext:value-type="float">
            <text:p>79,196</text:p>
          </table:table-cell>
          <table:table-cell table:style-name="ce37" table:formula="of:=[Males.BN51]+[Females.BN51]" office:value-type="float" office:value="77725" calcext:value-type="float">
            <text:p>77,725</text:p>
          </table:table-cell>
          <table:table-cell table:style-name="ce37" table:formula="of:=[Males.BO51]+[Females.BO51]" office:value-type="float" office:value="76929" calcext:value-type="float">
            <text:p>76,929</text:p>
          </table:table-cell>
          <table:table-cell table:style-name="ce37" table:formula="of:=[Males.BP51]+[Females.BP51]" office:value-type="float" office:value="74506" calcext:value-type="float">
            <text:p>74,506</text:p>
          </table:table-cell>
          <table:table-cell table:style-name="ce37" table:formula="of:=[Males.BQ51]+[Females.BQ51]" office:value-type="float" office:value="72053" calcext:value-type="float">
            <text:p>72,053</text:p>
          </table:table-cell>
          <table:table-cell table:style-name="ce37" table:formula="of:=[Males.BR51]+[Females.BR51]" office:value-type="float" office:value="68983" calcext:value-type="float">
            <text:p>68,983</text:p>
          </table:table-cell>
          <table:table-cell table:style-name="ce37" table:formula="of:=[Males.BS51]+[Females.BS51]" office:value-type="float" office:value="67786" calcext:value-type="float">
            <text:p>67,786</text:p>
          </table:table-cell>
          <table:table-cell table:style-name="ce37" table:formula="of:=[Males.BT51]+[Females.BT51]" office:value-type="float" office:value="64986" calcext:value-type="float">
            <text:p>64,986</text:p>
          </table:table-cell>
          <table:table-cell table:style-name="ce37" table:formula="of:=[Males.BU51]+[Females.BU51]" office:value-type="float" office:value="62496" calcext:value-type="float">
            <text:p>62,496</text:p>
          </table:table-cell>
          <table:table-cell table:style-name="ce37" table:formula="of:=[Males.BV51]+[Females.BV51]" office:value-type="float" office:value="59602" calcext:value-type="float">
            <text:p>59,602</text:p>
          </table:table-cell>
          <table:table-cell table:style-name="ce37" table:formula="of:=[Males.BW51]+[Females.BW51]" office:value-type="float" office:value="56204" calcext:value-type="float">
            <text:p>56,204</text:p>
          </table:table-cell>
          <table:table-cell table:style-name="ce37" table:formula="of:=[Males.BX51]+[Females.BX51]" office:value-type="float" office:value="54421" calcext:value-type="float">
            <text:p>54,421</text:p>
          </table:table-cell>
          <table:table-cell table:style-name="ce37" table:formula="of:=[Males.BY51]+[Females.BY51]" office:value-type="float" office:value="52356" calcext:value-type="float">
            <text:p>52,356</text:p>
          </table:table-cell>
          <table:table-cell table:style-name="ce37" table:formula="of:=[Males.BZ51]+[Females.BZ51]" office:value-type="float" office:value="49346" calcext:value-type="float">
            <text:p>49,346</text:p>
          </table:table-cell>
          <table:table-cell table:style-name="ce37" table:formula="of:=[Males.CA51]+[Females.CA51]" office:value-type="float" office:value="48607" calcext:value-type="float">
            <text:p>48,607</text:p>
          </table:table-cell>
          <table:table-cell table:style-name="ce37" table:formula="of:=[Males.CB51]+[Females.CB51]" office:value-type="float" office:value="47400" calcext:value-type="float">
            <text:p>47,400</text:p>
          </table:table-cell>
          <table:table-cell table:style-name="ce37" table:formula="of:=[Males.CC51]+[Females.CC51]" office:value-type="float" office:value="47108" calcext:value-type="float">
            <text:p>47,108</text:p>
          </table:table-cell>
          <table:table-cell table:style-name="ce37" table:formula="of:=[Males.CD51]+[Females.CD51]" office:value-type="float" office:value="46836" calcext:value-type="float">
            <text:p>46,836</text:p>
          </table:table-cell>
          <table:table-cell table:style-name="ce37" table:formula="of:=[Males.CE51]+[Females.CE51]" office:value-type="float" office:value="48730" calcext:value-type="float">
            <text:p>48,730</text:p>
          </table:table-cell>
          <table:table-cell table:style-name="ce37" table:formula="of:=[Males.CF51]+[Females.CF51]" office:value-type="float" office:value="35277" calcext:value-type="float">
            <text:p>35,277</text:p>
          </table:table-cell>
          <table:table-cell table:style-name="ce37" table:formula="of:=[Males.CG51]+[Females.CG51]" office:value-type="float" office:value="31684" calcext:value-type="float">
            <text:p>31,684</text:p>
          </table:table-cell>
          <table:table-cell table:style-name="ce37" table:formula="of:=[Males.CH51]+[Females.CH51]" office:value-type="float" office:value="30530" calcext:value-type="float">
            <text:p>30,530</text:p>
          </table:table-cell>
          <table:table-cell table:style-name="ce37" table:formula="of:=[Males.CI51]+[Females.CI51]" office:value-type="float" office:value="27628" calcext:value-type="float">
            <text:p>27,628</text:p>
          </table:table-cell>
          <table:table-cell table:style-name="ce37" table:formula="of:=[Males.CJ51]+[Females.CJ51]" office:value-type="float" office:value="23647" calcext:value-type="float">
            <text:p>23,647</text:p>
          </table:table-cell>
          <table:table-cell table:style-name="ce37" table:formula="of:=[Males.CK51]+[Females.CK51]" office:value-type="float" office:value="20300" calcext:value-type="float">
            <text:p>20,300</text:p>
          </table:table-cell>
          <table:table-cell table:style-name="ce37" table:formula="of:=[Males.CL51]+[Females.CL51]" office:value-type="float" office:value="18925" calcext:value-type="float">
            <text:p>18,925</text:p>
          </table:table-cell>
          <table:table-cell table:style-name="ce37" table:formula="of:=[Males.CM51]+[Females.CM51]" office:value-type="float" office:value="16730" calcext:value-type="float">
            <text:p>16,730</text:p>
          </table:table-cell>
          <table:table-cell table:style-name="ce37" table:formula="of:=[Males.CN51]+[Females.CN51]" office:value-type="float" office:value="67220" calcext:value-type="float">
            <text:p>67,220</text:p>
          </table:table-cell>
          <table:table-cell table:style-name="ce35" table:formula="of:=SUM([.B51:.CN51])" office:value-type="float" office:value="5580706" calcext:value-type="float">
            <text:p>5,580,706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2]" office:value-type="float" office:value="2029" calcext:value-type="float">
            <text:p>2029</text:p>
          </table:table-cell>
          <table:table-cell table:style-name="ce37" table:formula="of:=[Males.B52]+[Females.B52]" office:value-type="float" office:value="57078" calcext:value-type="float">
            <text:p>57,078</text:p>
          </table:table-cell>
          <table:table-cell table:style-name="ce37" table:formula="of:=[Males.C52]+[Females.C52]" office:value-type="float" office:value="57622" calcext:value-type="float">
            <text:p>57,622</text:p>
          </table:table-cell>
          <table:table-cell table:style-name="ce37" table:formula="of:=[Males.D52]+[Females.D52]" office:value-type="float" office:value="58022" calcext:value-type="float">
            <text:p>58,022</text:p>
          </table:table-cell>
          <table:table-cell table:style-name="ce37" table:formula="of:=[Males.E52]+[Females.E52]" office:value-type="float" office:value="58320" calcext:value-type="float">
            <text:p>58,320</text:p>
          </table:table-cell>
          <table:table-cell table:style-name="ce37" table:formula="of:=[Males.F52]+[Females.F52]" office:value-type="float" office:value="58500" calcext:value-type="float">
            <text:p>58,500</text:p>
          </table:table-cell>
          <table:table-cell table:style-name="ce37" table:formula="of:=[Males.G52]+[Females.G52]" office:value-type="float" office:value="58562" calcext:value-type="float">
            <text:p>58,562</text:p>
          </table:table-cell>
          <table:table-cell table:style-name="ce37" table:formula="of:=[Males.H52]+[Females.H52]" office:value-type="float" office:value="58551" calcext:value-type="float">
            <text:p>58,551</text:p>
          </table:table-cell>
          <table:table-cell table:style-name="ce37" table:formula="of:=[Males.I52]+[Females.I52]" office:value-type="float" office:value="58451" calcext:value-type="float">
            <text:p>58,451</text:p>
          </table:table-cell>
          <table:table-cell table:style-name="ce37" table:formula="of:=[Males.J52]+[Females.J52]" office:value-type="float" office:value="58257" calcext:value-type="float">
            <text:p>58,257</text:p>
          </table:table-cell>
          <table:table-cell table:style-name="ce37" table:formula="of:=[Males.K52]+[Females.K52]" office:value-type="float" office:value="57968" calcext:value-type="float">
            <text:p>57,968</text:p>
          </table:table-cell>
          <table:table-cell table:style-name="ce37" table:formula="of:=[Males.L52]+[Females.L52]" office:value-type="float" office:value="57605" calcext:value-type="float">
            <text:p>57,605</text:p>
          </table:table-cell>
          <table:table-cell table:style-name="ce37" table:formula="of:=[Males.M52]+[Females.M52]" office:value-type="float" office:value="57178" calcext:value-type="float">
            <text:p>57,178</text:p>
          </table:table-cell>
          <table:table-cell table:style-name="ce37" table:formula="of:=[Males.N52]+[Females.N52]" office:value-type="float" office:value="56878" calcext:value-type="float">
            <text:p>56,878</text:p>
          </table:table-cell>
          <table:table-cell table:style-name="ce37" table:formula="of:=[Males.O52]+[Females.O52]" office:value-type="float" office:value="57226" calcext:value-type="float">
            <text:p>57,226</text:p>
          </table:table-cell>
          <table:table-cell table:style-name="ce37" table:formula="of:=[Males.P52]+[Females.P52]" office:value-type="float" office:value="57542" calcext:value-type="float">
            <text:p>57,542</text:p>
          </table:table-cell>
          <table:table-cell table:style-name="ce37" table:formula="of:=[Males.Q52]+[Females.Q52]" office:value-type="float" office:value="58134" calcext:value-type="float">
            <text:p>58,134</text:p>
          </table:table-cell>
          <table:table-cell table:style-name="ce37" table:formula="of:=[Males.R52]+[Females.R52]" office:value-type="float" office:value="59098" calcext:value-type="float">
            <text:p>59,098</text:p>
          </table:table-cell>
          <table:table-cell table:style-name="ce37" table:formula="of:=[Males.S52]+[Females.S52]" office:value-type="float" office:value="60846" calcext:value-type="float">
            <text:p>60,846</text:p>
          </table:table-cell>
          <table:table-cell table:style-name="ce37" table:formula="of:=[Males.T52]+[Females.T52]" office:value-type="float" office:value="63216" calcext:value-type="float">
            <text:p>63,216</text:p>
          </table:table-cell>
          <table:table-cell table:style-name="ce37" table:formula="of:=[Males.U52]+[Females.U52]" office:value-type="float" office:value="61984" calcext:value-type="float">
            <text:p>61,984</text:p>
          </table:table-cell>
          <table:table-cell table:style-name="ce37" table:formula="of:=[Males.V52]+[Females.V52]" office:value-type="float" office:value="65229" calcext:value-type="float">
            <text:p>65,229</text:p>
          </table:table-cell>
          <table:table-cell table:style-name="ce37" table:formula="of:=[Males.W52]+[Females.W52]" office:value-type="float" office:value="66338" calcext:value-type="float">
            <text:p>66,338</text:p>
          </table:table-cell>
          <table:table-cell table:style-name="ce37" table:formula="of:=[Males.X52]+[Females.X52]" office:value-type="float" office:value="64914" calcext:value-type="float">
            <text:p>64,914</text:p>
          </table:table-cell>
          <table:table-cell table:style-name="ce37" table:formula="of:=[Males.Y52]+[Females.Y52]" office:value-type="float" office:value="64431" calcext:value-type="float">
            <text:p>64,431</text:p>
          </table:table-cell>
          <table:table-cell table:style-name="ce37" table:formula="of:=[Males.Z52]+[Females.Z52]" office:value-type="float" office:value="64082" calcext:value-type="float">
            <text:p>64,082</text:p>
          </table:table-cell>
          <table:table-cell table:style-name="ce37" table:formula="of:=[Males.AA52]+[Females.AA52]" office:value-type="float" office:value="62940" calcext:value-type="float">
            <text:p>62,940</text:p>
          </table:table-cell>
          <table:table-cell table:style-name="ce37" table:formula="of:=[Males.AB52]+[Females.AB52]" office:value-type="float" office:value="61351" calcext:value-type="float">
            <text:p>61,351</text:p>
          </table:table-cell>
          <table:table-cell table:style-name="ce37" table:formula="of:=[Males.AC52]+[Females.AC52]" office:value-type="float" office:value="61218" calcext:value-type="float">
            <text:p>61,218</text:p>
          </table:table-cell>
          <table:table-cell table:style-name="ce37" table:formula="of:=[Males.AD52]+[Females.AD52]" office:value-type="float" office:value="63557" calcext:value-type="float">
            <text:p>63,557</text:p>
          </table:table-cell>
          <table:table-cell table:style-name="ce37" table:formula="of:=[Males.AE52]+[Females.AE52]" office:value-type="float" office:value="65011" calcext:value-type="float">
            <text:p>65,011</text:p>
          </table:table-cell>
          <table:table-cell table:style-name="ce37" table:formula="of:=[Males.AF52]+[Females.AF52]" office:value-type="float" office:value="67294" calcext:value-type="float">
            <text:p>67,294</text:p>
          </table:table-cell>
          <table:table-cell table:style-name="ce37" table:formula="of:=[Males.AG52]+[Females.AG52]" office:value-type="float" office:value="68556" calcext:value-type="float">
            <text:p>68,556</text:p>
          </table:table-cell>
          <table:table-cell table:style-name="ce37" table:formula="of:=[Males.AH52]+[Females.AH52]" office:value-type="float" office:value="70729" calcext:value-type="float">
            <text:p>70,729</text:p>
          </table:table-cell>
          <table:table-cell table:style-name="ce37" table:formula="of:=[Males.AI52]+[Females.AI52]" office:value-type="float" office:value="71563" calcext:value-type="float">
            <text:p>71,563</text:p>
          </table:table-cell>
          <table:table-cell table:style-name="ce37" table:formula="of:=[Males.AJ52]+[Females.AJ52]" office:value-type="float" office:value="73136" calcext:value-type="float">
            <text:p>73,136</text:p>
          </table:table-cell>
          <table:table-cell table:style-name="ce37" table:formula="of:=[Males.AK52]+[Females.AK52]" office:value-type="float" office:value="74160" calcext:value-type="float">
            <text:p>74,160</text:p>
          </table:table-cell>
          <table:table-cell table:style-name="ce37" table:formula="of:=[Males.AL52]+[Females.AL52]" office:value-type="float" office:value="74160" calcext:value-type="float">
            <text:p>74,160</text:p>
          </table:table-cell>
          <table:table-cell table:style-name="ce37" table:formula="of:=[Males.AM52]+[Females.AM52]" office:value-type="float" office:value="78643" calcext:value-type="float">
            <text:p>78,643</text:p>
          </table:table-cell>
          <table:table-cell table:style-name="ce37" table:formula="of:=[Males.AN52]+[Females.AN52]" office:value-type="float" office:value="78408" calcext:value-type="float">
            <text:p>78,408</text:p>
          </table:table-cell>
          <table:table-cell table:style-name="ce37" table:formula="of:=[Males.AO52]+[Females.AO52]" office:value-type="float" office:value="74671" calcext:value-type="float">
            <text:p>74,671</text:p>
          </table:table-cell>
          <table:table-cell table:style-name="ce37" table:formula="of:=[Males.AP52]+[Females.AP52]" office:value-type="float" office:value="73517" calcext:value-type="float">
            <text:p>73,517</text:p>
          </table:table-cell>
          <table:table-cell table:style-name="ce37" table:formula="of:=[Males.AQ52]+[Females.AQ52]" office:value-type="float" office:value="74140" calcext:value-type="float">
            <text:p>74,140</text:p>
          </table:table-cell>
          <table:table-cell table:style-name="ce37" table:formula="of:=[Males.AR52]+[Females.AR52]" office:value-type="float" office:value="71942" calcext:value-type="float">
            <text:p>71,942</text:p>
          </table:table-cell>
          <table:table-cell table:style-name="ce37" table:formula="of:=[Males.AS52]+[Females.AS52]" office:value-type="float" office:value="71218" calcext:value-type="float">
            <text:p>71,218</text:p>
          </table:table-cell>
          <table:table-cell table:style-name="ce37" table:formula="of:=[Males.AT52]+[Females.AT52]" office:value-type="float" office:value="70724" calcext:value-type="float">
            <text:p>70,724</text:p>
          </table:table-cell>
          <table:table-cell table:style-name="ce37" table:formula="of:=[Males.AU52]+[Females.AU52]" office:value-type="float" office:value="68360" calcext:value-type="float">
            <text:p>68,360</text:p>
          </table:table-cell>
          <table:table-cell table:style-name="ce37" table:formula="of:=[Males.AV52]+[Females.AV52]" office:value-type="float" office:value="69217" calcext:value-type="float">
            <text:p>69,217</text:p>
          </table:table-cell>
          <table:table-cell table:style-name="ce37" table:formula="of:=[Males.AW52]+[Females.AW52]" office:value-type="float" office:value="69970" calcext:value-type="float">
            <text:p>69,970</text:p>
          </table:table-cell>
          <table:table-cell table:style-name="ce37" table:formula="of:=[Males.AX52]+[Females.AX52]" office:value-type="float" office:value="69315" calcext:value-type="float">
            <text:p>69,315</text:p>
          </table:table-cell>
          <table:table-cell table:style-name="ce37" table:formula="of:=[Males.AY52]+[Females.AY52]" office:value-type="float" office:value="67799" calcext:value-type="float">
            <text:p>67,799</text:p>
          </table:table-cell>
          <table:table-cell table:style-name="ce37" table:formula="of:=[Males.AZ52]+[Females.AZ52]" office:value-type="float" office:value="65182" calcext:value-type="float">
            <text:p>65,182</text:p>
          </table:table-cell>
          <table:table-cell table:style-name="ce37" table:formula="of:=[Males.BA52]+[Females.BA52]" office:value-type="float" office:value="60724" calcext:value-type="float">
            <text:p>60,724</text:p>
          </table:table-cell>
          <table:table-cell table:style-name="ce37" table:formula="of:=[Males.BB52]+[Females.BB52]" office:value-type="float" office:value="59490" calcext:value-type="float">
            <text:p>59,490</text:p>
          </table:table-cell>
          <table:table-cell table:style-name="ce37" table:formula="of:=[Males.BC52]+[Females.BC52]" office:value-type="float" office:value="62961" calcext:value-type="float">
            <text:p>62,961</text:p>
          </table:table-cell>
          <table:table-cell table:style-name="ce37" table:formula="of:=[Males.BD52]+[Females.BD52]" office:value-type="float" office:value="63449" calcext:value-type="float">
            <text:p>63,449</text:p>
          </table:table-cell>
          <table:table-cell table:style-name="ce37" table:formula="of:=[Males.BE52]+[Females.BE52]" office:value-type="float" office:value="64228" calcext:value-type="float">
            <text:p>64,228</text:p>
          </table:table-cell>
          <table:table-cell table:style-name="ce37" table:formula="of:=[Males.BF52]+[Females.BF52]" office:value-type="float" office:value="67969" calcext:value-type="float">
            <text:p>67,969</text:p>
          </table:table-cell>
          <table:table-cell table:style-name="ce37" table:formula="of:=[Males.BG52]+[Females.BG52]" office:value-type="float" office:value="72089" calcext:value-type="float">
            <text:p>72,089</text:p>
          </table:table-cell>
          <table:table-cell table:style-name="ce37" table:formula="of:=[Males.BH52]+[Females.BH52]" office:value-type="float" office:value="74580" calcext:value-type="float">
            <text:p>74,580</text:p>
          </table:table-cell>
          <table:table-cell table:style-name="ce37" table:formula="of:=[Males.BI52]+[Females.BI52]" office:value-type="float" office:value="73479" calcext:value-type="float">
            <text:p>73,479</text:p>
          </table:table-cell>
          <table:table-cell table:style-name="ce37" table:formula="of:=[Males.BJ52]+[Females.BJ52]" office:value-type="float" office:value="75970" calcext:value-type="float">
            <text:p>75,970</text:p>
          </table:table-cell>
          <table:table-cell table:style-name="ce37" table:formula="of:=[Males.BK52]+[Females.BK52]" office:value-type="float" office:value="77121" calcext:value-type="float">
            <text:p>77,121</text:p>
          </table:table-cell>
          <table:table-cell table:style-name="ce37" table:formula="of:=[Males.BL52]+[Females.BL52]" office:value-type="float" office:value="77306" calcext:value-type="float">
            <text:p>77,306</text:p>
          </table:table-cell>
          <table:table-cell table:style-name="ce37" table:formula="of:=[Males.BM52]+[Females.BM52]" office:value-type="float" office:value="76433" calcext:value-type="float">
            <text:p>76,433</text:p>
          </table:table-cell>
          <table:table-cell table:style-name="ce37" table:formula="of:=[Males.BN52]+[Females.BN52]" office:value-type="float" office:value="78656" calcext:value-type="float">
            <text:p>78,656</text:p>
          </table:table-cell>
          <table:table-cell table:style-name="ce37" table:formula="of:=[Males.BO52]+[Females.BO52]" office:value-type="float" office:value="77134" calcext:value-type="float">
            <text:p>77,134</text:p>
          </table:table-cell>
          <table:table-cell table:style-name="ce37" table:formula="of:=[Males.BP52]+[Females.BP52]" office:value-type="float" office:value="76262" calcext:value-type="float">
            <text:p>76,262</text:p>
          </table:table-cell>
          <table:table-cell table:style-name="ce37" table:formula="of:=[Males.BQ52]+[Females.BQ52]" office:value-type="float" office:value="73769" calcext:value-type="float">
            <text:p>73,769</text:p>
          </table:table-cell>
          <table:table-cell table:style-name="ce37" table:formula="of:=[Males.BR52]+[Females.BR52]" office:value-type="float" office:value="71252" calcext:value-type="float">
            <text:p>71,252</text:p>
          </table:table-cell>
          <table:table-cell table:style-name="ce37" table:formula="of:=[Males.BS52]+[Females.BS52]" office:value-type="float" office:value="68120" calcext:value-type="float">
            <text:p>68,120</text:p>
          </table:table-cell>
          <table:table-cell table:style-name="ce37" table:formula="of:=[Males.BT52]+[Females.BT52]" office:value-type="float" office:value="66838" calcext:value-type="float">
            <text:p>66,838</text:p>
          </table:table-cell>
          <table:table-cell table:style-name="ce37" table:formula="of:=[Males.BU52]+[Females.BU52]" office:value-type="float" office:value="63983" calcext:value-type="float">
            <text:p>63,983</text:p>
          </table:table-cell>
          <table:table-cell table:style-name="ce37" table:formula="of:=[Males.BV52]+[Females.BV52]" office:value-type="float" office:value="61428" calcext:value-type="float">
            <text:p>61,428</text:p>
          </table:table-cell>
          <table:table-cell table:style-name="ce37" table:formula="of:=[Males.BW52]+[Females.BW52]" office:value-type="float" office:value="58485" calcext:value-type="float">
            <text:p>58,485</text:p>
          </table:table-cell>
          <table:table-cell table:style-name="ce37" table:formula="of:=[Males.BX52]+[Females.BX52]" office:value-type="float" office:value="55056" calcext:value-type="float">
            <text:p>55,056</text:p>
          </table:table-cell>
          <table:table-cell table:style-name="ce37" table:formula="of:=[Males.BY52]+[Females.BY52]" office:value-type="float" office:value="53180" calcext:value-type="float">
            <text:p>53,180</text:p>
          </table:table-cell>
          <table:table-cell table:style-name="ce37" table:formula="of:=[Males.BZ52]+[Females.BZ52]" office:value-type="float" office:value="51040" calcext:value-type="float">
            <text:p>51,040</text:p>
          </table:table-cell>
          <table:table-cell table:style-name="ce37" table:formula="of:=[Males.CA52]+[Females.CA52]" office:value-type="float" office:value="47984" calcext:value-type="float">
            <text:p>47,984</text:p>
          </table:table-cell>
          <table:table-cell table:style-name="ce37" table:formula="of:=[Males.CB52]+[Females.CB52]" office:value-type="float" office:value="47114" calcext:value-type="float">
            <text:p>47,114</text:p>
          </table:table-cell>
          <table:table-cell table:style-name="ce37" table:formula="of:=[Males.CC52]+[Females.CC52]" office:value-type="float" office:value="45764" calcext:value-type="float">
            <text:p>45,764</text:p>
          </table:table-cell>
          <table:table-cell table:style-name="ce37" table:formula="of:=[Males.CD52]+[Females.CD52]" office:value-type="float" office:value="45292" calcext:value-type="float">
            <text:p>45,292</text:p>
          </table:table-cell>
          <table:table-cell table:style-name="ce37" table:formula="of:=[Males.CE52]+[Females.CE52]" office:value-type="float" office:value="44832" calcext:value-type="float">
            <text:p>44,832</text:p>
          </table:table-cell>
          <table:table-cell table:style-name="ce37" table:formula="of:=[Males.CF52]+[Females.CF52]" office:value-type="float" office:value="46401" calcext:value-type="float">
            <text:p>46,401</text:p>
          </table:table-cell>
          <table:table-cell table:style-name="ce37" table:formula="of:=[Males.CG52]+[Females.CG52]" office:value-type="float" office:value="33388" calcext:value-type="float">
            <text:p>33,388</text:p>
          </table:table-cell>
          <table:table-cell table:style-name="ce37" table:formula="of:=[Males.CH52]+[Females.CH52]" office:value-type="float" office:value="29788" calcext:value-type="float">
            <text:p>29,788</text:p>
          </table:table-cell>
          <table:table-cell table:style-name="ce37" table:formula="of:=[Males.CI52]+[Females.CI52]" office:value-type="float" office:value="28492" calcext:value-type="float">
            <text:p>28,492</text:p>
          </table:table-cell>
          <table:table-cell table:style-name="ce37" table:formula="of:=[Males.CJ52]+[Females.CJ52]" office:value-type="float" office:value="25575" calcext:value-type="float">
            <text:p>25,575</text:p>
          </table:table-cell>
          <table:table-cell table:style-name="ce37" table:formula="of:=[Males.CK52]+[Females.CK52]" office:value-type="float" office:value="21684" calcext:value-type="float">
            <text:p>21,684</text:p>
          </table:table-cell>
          <table:table-cell table:style-name="ce37" table:formula="of:=[Males.CL52]+[Females.CL52]" office:value-type="float" office:value="18425" calcext:value-type="float">
            <text:p>18,425</text:p>
          </table:table-cell>
          <table:table-cell table:style-name="ce37" table:formula="of:=[Males.CM52]+[Females.CM52]" office:value-type="float" office:value="16987" calcext:value-type="float">
            <text:p>16,987</text:p>
          </table:table-cell>
          <table:table-cell table:style-name="ce37" table:formula="of:=[Males.CN52]+[Females.CN52]" office:value-type="float" office:value="70285" calcext:value-type="float">
            <text:p>70,285</text:p>
          </table:table-cell>
          <table:table-cell table:style-name="ce35" table:formula="of:=SUM([.B52:.CN52])" office:value-type="float" office:value="5595826" calcext:value-type="float">
            <text:p>5,595,826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3]" office:value-type="float" office:value="2030" calcext:value-type="float">
            <text:p>2030</text:p>
          </table:table-cell>
          <table:table-cell table:style-name="ce37" table:formula="of:=[Males.B53]+[Females.B53]" office:value-type="float" office:value="56823" calcext:value-type="float">
            <text:p>56,823</text:p>
          </table:table-cell>
          <table:table-cell table:style-name="ce37" table:formula="of:=[Males.C53]+[Females.C53]" office:value-type="float" office:value="57395" calcext:value-type="float">
            <text:p>57,395</text:p>
          </table:table-cell>
          <table:table-cell table:style-name="ce37" table:formula="of:=[Males.D53]+[Females.D53]" office:value-type="float" office:value="57860" calcext:value-type="float">
            <text:p>57,860</text:p>
          </table:table-cell>
          <table:table-cell table:style-name="ce37" table:formula="of:=[Males.E53]+[Females.E53]" office:value-type="float" office:value="58206" calcext:value-type="float">
            <text:p>58,206</text:p>
          </table:table-cell>
          <table:table-cell table:style-name="ce37" table:formula="of:=[Males.F53]+[Females.F53]" office:value-type="float" office:value="58472" calcext:value-type="float">
            <text:p>58,472</text:p>
          </table:table-cell>
          <table:table-cell table:style-name="ce37" table:formula="of:=[Males.G53]+[Females.G53]" office:value-type="float" office:value="58637" calcext:value-type="float">
            <text:p>58,637</text:p>
          </table:table-cell>
          <table:table-cell table:style-name="ce37" table:formula="of:=[Males.H53]+[Females.H53]" office:value-type="float" office:value="58682" calcext:value-type="float">
            <text:p>58,682</text:p>
          </table:table-cell>
          <table:table-cell table:style-name="ce37" table:formula="of:=[Males.I53]+[Females.I53]" office:value-type="float" office:value="58654" calcext:value-type="float">
            <text:p>58,654</text:p>
          </table:table-cell>
          <table:table-cell table:style-name="ce37" table:formula="of:=[Males.J53]+[Females.J53]" office:value-type="float" office:value="58537" calcext:value-type="float">
            <text:p>58,537</text:p>
          </table:table-cell>
          <table:table-cell table:style-name="ce37" table:formula="of:=[Males.K53]+[Females.K53]" office:value-type="float" office:value="58334" calcext:value-type="float">
            <text:p>58,334</text:p>
          </table:table-cell>
          <table:table-cell table:style-name="ce37" table:formula="of:=[Males.L53]+[Females.L53]" office:value-type="float" office:value="58049" calcext:value-type="float">
            <text:p>58,049</text:p>
          </table:table-cell>
          <table:table-cell table:style-name="ce37" table:formula="of:=[Males.M53]+[Females.M53]" office:value-type="float" office:value="57685" calcext:value-type="float">
            <text:p>57,685</text:p>
          </table:table-cell>
          <table:table-cell table:style-name="ce37" table:formula="of:=[Males.N53]+[Females.N53]" office:value-type="float" office:value="57238" calcext:value-type="float">
            <text:p>57,238</text:p>
          </table:table-cell>
          <table:table-cell table:style-name="ce37" table:formula="of:=[Males.O53]+[Females.O53]" office:value-type="float" office:value="56933" calcext:value-type="float">
            <text:p>56,933</text:p>
          </table:table-cell>
          <table:table-cell table:style-name="ce37" table:formula="of:=[Males.P53]+[Females.P53]" office:value-type="float" office:value="57300" calcext:value-type="float">
            <text:p>57,300</text:p>
          </table:table-cell>
          <table:table-cell table:style-name="ce37" table:formula="of:=[Males.Q53]+[Females.Q53]" office:value-type="float" office:value="57625" calcext:value-type="float">
            <text:p>57,625</text:p>
          </table:table-cell>
          <table:table-cell table:style-name="ce37" table:formula="of:=[Males.R53]+[Females.R53]" office:value-type="float" office:value="58234" calcext:value-type="float">
            <text:p>58,234</text:p>
          </table:table-cell>
          <table:table-cell table:style-name="ce37" table:formula="of:=[Males.S53]+[Females.S53]" office:value-type="float" office:value="59301" calcext:value-type="float">
            <text:p>59,301</text:p>
          </table:table-cell>
          <table:table-cell table:style-name="ce37" table:formula="of:=[Males.T53]+[Females.T53]" office:value-type="float" office:value="61652" calcext:value-type="float">
            <text:p>61,652</text:p>
          </table:table-cell>
          <table:table-cell table:style-name="ce37" table:formula="of:=[Males.U53]+[Females.U53]" office:value-type="float" office:value="64898" calcext:value-type="float">
            <text:p>64,898</text:p>
          </table:table-cell>
          <table:table-cell table:style-name="ce37" table:formula="of:=[Males.V53]+[Females.V53]" office:value-type="float" office:value="63819" calcext:value-type="float">
            <text:p>63,819</text:p>
          </table:table-cell>
          <table:table-cell table:style-name="ce37" table:formula="of:=[Males.W53]+[Females.W53]" office:value-type="float" office:value="66665" calcext:value-type="float">
            <text:p>66,665</text:p>
          </table:table-cell>
          <table:table-cell table:style-name="ce37" table:formula="of:=[Males.X53]+[Females.X53]" office:value-type="float" office:value="67517" calcext:value-type="float">
            <text:p>67,517</text:p>
          </table:table-cell>
          <table:table-cell table:style-name="ce37" table:formula="of:=[Males.Y53]+[Females.Y53]" office:value-type="float" office:value="65661" calcext:value-type="float">
            <text:p>65,661</text:p>
          </table:table-cell>
          <table:table-cell table:style-name="ce37" table:formula="of:=[Males.Z53]+[Females.Z53]" office:value-type="float" office:value="64605" calcext:value-type="float">
            <text:p>64,605</text:p>
          </table:table-cell>
          <table:table-cell table:style-name="ce37" table:formula="of:=[Males.AA53]+[Females.AA53]" office:value-type="float" office:value="64131" calcext:value-type="float">
            <text:p>64,131</text:p>
          </table:table-cell>
          <table:table-cell table:style-name="ce37" table:formula="of:=[Males.AB53]+[Females.AB53]" office:value-type="float" office:value="63075" calcext:value-type="float">
            <text:p>63,075</text:p>
          </table:table-cell>
          <table:table-cell table:style-name="ce37" table:formula="of:=[Males.AC53]+[Females.AC53]" office:value-type="float" office:value="61521" calcext:value-type="float">
            <text:p>61,521</text:p>
          </table:table-cell>
          <table:table-cell table:style-name="ce37" table:formula="of:=[Males.AD53]+[Females.AD53]" office:value-type="float" office:value="61392" calcext:value-type="float">
            <text:p>61,392</text:p>
          </table:table-cell>
          <table:table-cell table:style-name="ce37" table:formula="of:=[Males.AE53]+[Females.AE53]" office:value-type="float" office:value="63687" calcext:value-type="float">
            <text:p>63,687</text:p>
          </table:table-cell>
          <table:table-cell table:style-name="ce37" table:formula="of:=[Males.AF53]+[Females.AF53]" office:value-type="float" office:value="65144" calcext:value-type="float">
            <text:p>65,144</text:p>
          </table:table-cell>
          <table:table-cell table:style-name="ce37" table:formula="of:=[Males.AG53]+[Females.AG53]" office:value-type="float" office:value="67430" calcext:value-type="float">
            <text:p>67,430</text:p>
          </table:table-cell>
          <table:table-cell table:style-name="ce37" table:formula="of:=[Males.AH53]+[Females.AH53]" office:value-type="float" office:value="68656" calcext:value-type="float">
            <text:p>68,656</text:p>
          </table:table-cell>
          <table:table-cell table:style-name="ce37" table:formula="of:=[Males.AI53]+[Females.AI53]" office:value-type="float" office:value="70829" calcext:value-type="float">
            <text:p>70,829</text:p>
          </table:table-cell>
          <table:table-cell table:style-name="ce37" table:formula="of:=[Males.AJ53]+[Females.AJ53]" office:value-type="float" office:value="71668" calcext:value-type="float">
            <text:p>71,668</text:p>
          </table:table-cell>
          <table:table-cell table:style-name="ce37" table:formula="of:=[Males.AK53]+[Females.AK53]" office:value-type="float" office:value="73236" calcext:value-type="float">
            <text:p>73,236</text:p>
          </table:table-cell>
          <table:table-cell table:style-name="ce37" table:formula="of:=[Males.AL53]+[Females.AL53]" office:value-type="float" office:value="74256" calcext:value-type="float">
            <text:p>74,256</text:p>
          </table:table-cell>
          <table:table-cell table:style-name="ce37" table:formula="of:=[Males.AM53]+[Females.AM53]" office:value-type="float" office:value="74234" calcext:value-type="float">
            <text:p>74,234</text:p>
          </table:table-cell>
          <table:table-cell table:style-name="ce37" table:formula="of:=[Males.AN53]+[Females.AN53]" office:value-type="float" office:value="78683" calcext:value-type="float">
            <text:p>78,683</text:p>
          </table:table-cell>
          <table:table-cell table:style-name="ce37" table:formula="of:=[Males.AO53]+[Females.AO53]" office:value-type="float" office:value="78405" calcext:value-type="float">
            <text:p>78,405</text:p>
          </table:table-cell>
          <table:table-cell table:style-name="ce37" table:formula="of:=[Males.AP53]+[Females.AP53]" office:value-type="float" office:value="74660" calcext:value-type="float">
            <text:p>74,660</text:p>
          </table:table-cell>
          <table:table-cell table:style-name="ce37" table:formula="of:=[Males.AQ53]+[Females.AQ53]" office:value-type="float" office:value="73525" calcext:value-type="float">
            <text:p>73,525</text:p>
          </table:table-cell>
          <table:table-cell table:style-name="ce37" table:formula="of:=[Males.AR53]+[Females.AR53]" office:value-type="float" office:value="74129" calcext:value-type="float">
            <text:p>74,129</text:p>
          </table:table-cell>
          <table:table-cell table:style-name="ce37" table:formula="of:=[Males.AS53]+[Females.AS53]" office:value-type="float" office:value="71915" calcext:value-type="float">
            <text:p>71,915</text:p>
          </table:table-cell>
          <table:table-cell table:style-name="ce37" table:formula="of:=[Males.AT53]+[Females.AT53]" office:value-type="float" office:value="71193" calcext:value-type="float">
            <text:p>71,193</text:p>
          </table:table-cell>
          <table:table-cell table:style-name="ce37" table:formula="of:=[Males.AU53]+[Females.AU53]" office:value-type="float" office:value="70681" calcext:value-type="float">
            <text:p>70,681</text:p>
          </table:table-cell>
          <table:table-cell table:style-name="ce37" table:formula="of:=[Males.AV53]+[Females.AV53]" office:value-type="float" office:value="68312" calcext:value-type="float">
            <text:p>68,312</text:p>
          </table:table-cell>
          <table:table-cell table:style-name="ce37" table:formula="of:=[Males.AW53]+[Females.AW53]" office:value-type="float" office:value="69155" calcext:value-type="float">
            <text:p>69,155</text:p>
          </table:table-cell>
          <table:table-cell table:style-name="ce37" table:formula="of:=[Males.AX53]+[Females.AX53]" office:value-type="float" office:value="69895" calcext:value-type="float">
            <text:p>69,895</text:p>
          </table:table-cell>
          <table:table-cell table:style-name="ce37" table:formula="of:=[Males.AY53]+[Females.AY53]" office:value-type="float" office:value="69243" calcext:value-type="float">
            <text:p>69,243</text:p>
          </table:table-cell>
          <table:table-cell table:style-name="ce37" table:formula="of:=[Males.AZ53]+[Females.AZ53]" office:value-type="float" office:value="67731" calcext:value-type="float">
            <text:p>67,731</text:p>
          </table:table-cell>
          <table:table-cell table:style-name="ce37" table:formula="of:=[Males.BA53]+[Females.BA53]" office:value-type="float" office:value="65114" calcext:value-type="float">
            <text:p>65,114</text:p>
          </table:table-cell>
          <table:table-cell table:style-name="ce37" table:formula="of:=[Males.BB53]+[Females.BB53]" office:value-type="float" office:value="60653" calcext:value-type="float">
            <text:p>60,653</text:p>
          </table:table-cell>
          <table:table-cell table:style-name="ce37" table:formula="of:=[Males.BC53]+[Females.BC53]" office:value-type="float" office:value="59395" calcext:value-type="float">
            <text:p>59,395</text:p>
          </table:table-cell>
          <table:table-cell table:style-name="ce37" table:formula="of:=[Males.BD53]+[Females.BD53]" office:value-type="float" office:value="62830" calcext:value-type="float">
            <text:p>62,830</text:p>
          </table:table-cell>
          <table:table-cell table:style-name="ce37" table:formula="of:=[Males.BE53]+[Females.BE53]" office:value-type="float" office:value="63296" calcext:value-type="float">
            <text:p>63,296</text:p>
          </table:table-cell>
          <table:table-cell table:style-name="ce37" table:formula="of:=[Males.BF53]+[Females.BF53]" office:value-type="float" office:value="64060" calcext:value-type="float">
            <text:p>64,060</text:p>
          </table:table-cell>
          <table:table-cell table:style-name="ce37" table:formula="of:=[Males.BG53]+[Females.BG53]" office:value-type="float" office:value="67777" calcext:value-type="float">
            <text:p>67,777</text:p>
          </table:table-cell>
          <table:table-cell table:style-name="ce37" table:formula="of:=[Males.BH53]+[Females.BH53]" office:value-type="float" office:value="71849" calcext:value-type="float">
            <text:p>71,849</text:p>
          </table:table-cell>
          <table:table-cell table:style-name="ce37" table:formula="of:=[Males.BI53]+[Females.BI53]" office:value-type="float" office:value="74284" calcext:value-type="float">
            <text:p>74,284</text:p>
          </table:table-cell>
          <table:table-cell table:style-name="ce37" table:formula="of:=[Males.BJ53]+[Females.BJ53]" office:value-type="float" office:value="73171" calcext:value-type="float">
            <text:p>73,171</text:p>
          </table:table-cell>
          <table:table-cell table:style-name="ce37" table:formula="of:=[Males.BK53]+[Females.BK53]" office:value-type="float" office:value="75620" calcext:value-type="float">
            <text:p>75,620</text:p>
          </table:table-cell>
          <table:table-cell table:style-name="ce37" table:formula="of:=[Males.BL53]+[Females.BL53]" office:value-type="float" office:value="76713" calcext:value-type="float">
            <text:p>76,713</text:p>
          </table:table-cell>
          <table:table-cell table:style-name="ce37" table:formula="of:=[Males.BM53]+[Females.BM53]" office:value-type="float" office:value="76844" calcext:value-type="float">
            <text:p>76,844</text:p>
          </table:table-cell>
          <table:table-cell table:style-name="ce37" table:formula="of:=[Males.BN53]+[Females.BN53]" office:value-type="float" office:value="75923" calcext:value-type="float">
            <text:p>75,923</text:p>
          </table:table-cell>
          <table:table-cell table:style-name="ce37" table:formula="of:=[Males.BO53]+[Females.BO53]" office:value-type="float" office:value="78068" calcext:value-type="float">
            <text:p>78,068</text:p>
          </table:table-cell>
          <table:table-cell table:style-name="ce37" table:formula="of:=[Males.BP53]+[Females.BP53]" office:value-type="float" office:value="76479" calcext:value-type="float">
            <text:p>76,479</text:p>
          </table:table-cell>
          <table:table-cell table:style-name="ce37" table:formula="of:=[Males.BQ53]+[Females.BQ53]" office:value-type="float" office:value="75521" calcext:value-type="float">
            <text:p>75,521</text:p>
          </table:table-cell>
          <table:table-cell table:style-name="ce37" table:formula="of:=[Males.BR53]+[Females.BR53]" office:value-type="float" office:value="72963" calcext:value-type="float">
            <text:p>72,963</text:p>
          </table:table-cell>
          <table:table-cell table:style-name="ce37" table:formula="of:=[Males.BS53]+[Females.BS53]" office:value-type="float" office:value="70375" calcext:value-type="float">
            <text:p>70,375</text:p>
          </table:table-cell>
          <table:table-cell table:style-name="ce37" table:formula="of:=[Males.BT53]+[Females.BT53]" office:value-type="float" office:value="67182" calcext:value-type="float">
            <text:p>67,182</text:p>
          </table:table-cell>
          <table:table-cell table:style-name="ce37" table:formula="of:=[Males.BU53]+[Females.BU53]" office:value-type="float" office:value="65823" calcext:value-type="float">
            <text:p>65,823</text:p>
          </table:table-cell>
          <table:table-cell table:style-name="ce37" table:formula="of:=[Males.BV53]+[Females.BV53]" office:value-type="float" office:value="62909" calcext:value-type="float">
            <text:p>62,909</text:p>
          </table:table-cell>
          <table:table-cell table:style-name="ce37" table:formula="of:=[Males.BW53]+[Females.BW53]" office:value-type="float" office:value="60294" calcext:value-type="float">
            <text:p>60,294</text:p>
          </table:table-cell>
          <table:table-cell table:style-name="ce37" table:formula="of:=[Males.BX53]+[Females.BX53]" office:value-type="float" office:value="57311" calcext:value-type="float">
            <text:p>57,311</text:p>
          </table:table-cell>
          <table:table-cell table:style-name="ce37" table:formula="of:=[Males.BY53]+[Females.BY53]" office:value-type="float" office:value="53823" calcext:value-type="float">
            <text:p>53,823</text:p>
          </table:table-cell>
          <table:table-cell table:style-name="ce37" table:formula="of:=[Males.BZ53]+[Females.BZ53]" office:value-type="float" office:value="51864" calcext:value-type="float">
            <text:p>51,864</text:p>
          </table:table-cell>
          <table:table-cell table:style-name="ce37" table:formula="of:=[Males.CA53]+[Females.CA53]" office:value-type="float" office:value="49655" calcext:value-type="float">
            <text:p>49,655</text:p>
          </table:table-cell>
          <table:table-cell table:style-name="ce37" table:formula="of:=[Males.CB53]+[Females.CB53]" office:value-type="float" office:value="46533" calcext:value-type="float">
            <text:p>46,533</text:p>
          </table:table-cell>
          <table:table-cell table:style-name="ce37" table:formula="of:=[Males.CC53]+[Females.CC53]" office:value-type="float" office:value="45519" calcext:value-type="float">
            <text:p>45,519</text:p>
          </table:table-cell>
          <table:table-cell table:style-name="ce37" table:formula="of:=[Males.CD53]+[Females.CD53]" office:value-type="float" office:value="44029" calcext:value-type="float">
            <text:p>44,029</text:p>
          </table:table-cell>
          <table:table-cell table:style-name="ce37" table:formula="of:=[Males.CE53]+[Females.CE53]" office:value-type="float" office:value="43384" calcext:value-type="float">
            <text:p>43,384</text:p>
          </table:table-cell>
          <table:table-cell table:style-name="ce37" table:formula="of:=[Males.CF53]+[Females.CF53]" office:value-type="float" office:value="42724" calcext:value-type="float">
            <text:p>42,724</text:p>
          </table:table-cell>
          <table:table-cell table:style-name="ce37" table:formula="of:=[Males.CG53]+[Females.CG53]" office:value-type="float" office:value="43960" calcext:value-type="float">
            <text:p>43,960</text:p>
          </table:table-cell>
          <table:table-cell table:style-name="ce37" table:formula="of:=[Males.CH53]+[Females.CH53]" office:value-type="float" office:value="31419" calcext:value-type="float">
            <text:p>31,419</text:p>
          </table:table-cell>
          <table:table-cell table:style-name="ce37" table:formula="of:=[Males.CI53]+[Females.CI53]" office:value-type="float" office:value="27831" calcext:value-type="float">
            <text:p>27,831</text:p>
          </table:table-cell>
          <table:table-cell table:style-name="ce37" table:formula="of:=[Males.CJ53]+[Females.CJ53]" office:value-type="float" office:value="26405" calcext:value-type="float">
            <text:p>26,405</text:p>
          </table:table-cell>
          <table:table-cell table:style-name="ce37" table:formula="of:=[Males.CK53]+[Females.CK53]" office:value-type="float" office:value="23483" calcext:value-type="float">
            <text:p>23,483</text:p>
          </table:table-cell>
          <table:table-cell table:style-name="ce37" table:formula="of:=[Males.CL53]+[Females.CL53]" office:value-type="float" office:value="19708" calcext:value-type="float">
            <text:p>19,708</text:p>
          </table:table-cell>
          <table:table-cell table:style-name="ce37" table:formula="of:=[Males.CM53]+[Females.CM53]" office:value-type="float" office:value="16565" calcext:value-type="float">
            <text:p>16,565</text:p>
          </table:table-cell>
          <table:table-cell table:style-name="ce37" table:formula="of:=[Males.CN53]+[Females.CN53]" office:value-type="float" office:value="73227" calcext:value-type="float">
            <text:p>73,227</text:p>
          </table:table-cell>
          <table:table-cell table:style-name="ce35" table:formula="of:=SUM([.B53:.CN53])" office:value-type="float" office:value="5610151" calcext:value-type="float">
            <text:p>5,610,151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4]" office:value-type="float" office:value="2031" calcext:value-type="float">
            <text:p>2031</text:p>
          </table:table-cell>
          <table:table-cell table:style-name="ce37" table:formula="of:=[Males.B54]+[Females.B54]" office:value-type="float" office:value="56575" calcext:value-type="float">
            <text:p>56,575</text:p>
          </table:table-cell>
          <table:table-cell table:style-name="ce37" table:formula="of:=[Males.C54]+[Females.C54]" office:value-type="float" office:value="57141" calcext:value-type="float">
            <text:p>57,141</text:p>
          </table:table-cell>
          <table:table-cell table:style-name="ce37" table:formula="of:=[Males.D54]+[Females.D54]" office:value-type="float" office:value="57633" calcext:value-type="float">
            <text:p>57,633</text:p>
          </table:table-cell>
          <table:table-cell table:style-name="ce37" table:formula="of:=[Males.E54]+[Females.E54]" office:value-type="float" office:value="58043" calcext:value-type="float">
            <text:p>58,043</text:p>
          </table:table-cell>
          <table:table-cell table:style-name="ce37" table:formula="of:=[Males.F54]+[Females.F54]" office:value-type="float" office:value="58357" calcext:value-type="float">
            <text:p>58,357</text:p>
          </table:table-cell>
          <table:table-cell table:style-name="ce37" table:formula="of:=[Males.G54]+[Females.G54]" office:value-type="float" office:value="58608" calcext:value-type="float">
            <text:p>58,608</text:p>
          </table:table-cell>
          <table:table-cell table:style-name="ce37" table:formula="of:=[Males.H54]+[Females.H54]" office:value-type="float" office:value="58758" calcext:value-type="float">
            <text:p>58,758</text:p>
          </table:table-cell>
          <table:table-cell table:style-name="ce37" table:formula="of:=[Males.I54]+[Females.I54]" office:value-type="float" office:value="58783" calcext:value-type="float">
            <text:p>58,783</text:p>
          </table:table-cell>
          <table:table-cell table:style-name="ce37" table:formula="of:=[Males.J54]+[Females.J54]" office:value-type="float" office:value="58741" calcext:value-type="float">
            <text:p>58,741</text:p>
          </table:table-cell>
          <table:table-cell table:style-name="ce37" table:formula="of:=[Males.K54]+[Females.K54]" office:value-type="float" office:value="58614" calcext:value-type="float">
            <text:p>58,614</text:p>
          </table:table-cell>
          <table:table-cell table:style-name="ce37" table:formula="of:=[Males.L54]+[Females.L54]" office:value-type="float" office:value="58414" calcext:value-type="float">
            <text:p>58,414</text:p>
          </table:table-cell>
          <table:table-cell table:style-name="ce37" table:formula="of:=[Males.M54]+[Females.M54]" office:value-type="float" office:value="58129" calcext:value-type="float">
            <text:p>58,129</text:p>
          </table:table-cell>
          <table:table-cell table:style-name="ce37" table:formula="of:=[Males.N54]+[Females.N54]" office:value-type="float" office:value="57745" calcext:value-type="float">
            <text:p>57,745</text:p>
          </table:table-cell>
          <table:table-cell table:style-name="ce37" table:formula="of:=[Males.O54]+[Females.O54]" office:value-type="float" office:value="57295" calcext:value-type="float">
            <text:p>57,295</text:p>
          </table:table-cell>
          <table:table-cell table:style-name="ce37" table:formula="of:=[Males.P54]+[Females.P54]" office:value-type="float" office:value="57006" calcext:value-type="float">
            <text:p>57,006</text:p>
          </table:table-cell>
          <table:table-cell table:style-name="ce37" table:formula="of:=[Males.Q54]+[Females.Q54]" office:value-type="float" office:value="57382" calcext:value-type="float">
            <text:p>57,382</text:p>
          </table:table-cell>
          <table:table-cell table:style-name="ce37" table:formula="of:=[Males.R54]+[Females.R54]" office:value-type="float" office:value="57724" calcext:value-type="float">
            <text:p>57,724</text:p>
          </table:table-cell>
          <table:table-cell table:style-name="ce37" table:formula="of:=[Males.S54]+[Females.S54]" office:value-type="float" office:value="58435" calcext:value-type="float">
            <text:p>58,435</text:p>
          </table:table-cell>
          <table:table-cell table:style-name="ce37" table:formula="of:=[Males.T54]+[Females.T54]" office:value-type="float" office:value="60094" calcext:value-type="float">
            <text:p>60,094</text:p>
          </table:table-cell>
          <table:table-cell table:style-name="ce37" table:formula="of:=[Males.U54]+[Females.U54]" office:value-type="float" office:value="63350" calcext:value-type="float">
            <text:p>63,350</text:p>
          </table:table-cell>
          <table:table-cell table:style-name="ce37" table:formula="of:=[Males.V54]+[Females.V54]" office:value-type="float" office:value="66749" calcext:value-type="float">
            <text:p>66,749</text:p>
          </table:table-cell>
          <table:table-cell table:style-name="ce37" table:formula="of:=[Males.W54]+[Females.W54]" office:value-type="float" office:value="65247" calcext:value-type="float">
            <text:p>65,247</text:p>
          </table:table-cell>
          <table:table-cell table:style-name="ce37" table:formula="of:=[Males.X54]+[Females.X54]" office:value-type="float" office:value="67847" calcext:value-type="float">
            <text:p>67,847</text:p>
          </table:table-cell>
          <table:table-cell table:style-name="ce37" table:formula="of:=[Males.Y54]+[Females.Y54]" office:value-type="float" office:value="68260" calcext:value-type="float">
            <text:p>68,260</text:p>
          </table:table-cell>
          <table:table-cell table:style-name="ce37" table:formula="of:=[Males.Z54]+[Females.Z54]" office:value-type="float" office:value="65827" calcext:value-type="float">
            <text:p>65,827</text:p>
          </table:table-cell>
          <table:table-cell table:style-name="ce37" table:formula="of:=[Males.AA54]+[Females.AA54]" office:value-type="float" office:value="64648" calcext:value-type="float">
            <text:p>64,648</text:p>
          </table:table-cell>
          <table:table-cell table:style-name="ce37" table:formula="of:=[Males.AB54]+[Females.AB54]" office:value-type="float" office:value="64261" calcext:value-type="float">
            <text:p>64,261</text:p>
          </table:table-cell>
          <table:table-cell table:style-name="ce37" table:formula="of:=[Males.AC54]+[Females.AC54]" office:value-type="float" office:value="63244" calcext:value-type="float">
            <text:p>63,244</text:p>
          </table:table-cell>
          <table:table-cell table:style-name="ce37" table:formula="of:=[Males.AD54]+[Females.AD54]" office:value-type="float" office:value="61699" calcext:value-type="float">
            <text:p>61,699</text:p>
          </table:table-cell>
          <table:table-cell table:style-name="ce37" table:formula="of:=[Males.AE54]+[Females.AE54]" office:value-type="float" office:value="61528" calcext:value-type="float">
            <text:p>61,528</text:p>
          </table:table-cell>
          <table:table-cell table:style-name="ce37" table:formula="of:=[Males.AF54]+[Females.AF54]" office:value-type="float" office:value="63823" calcext:value-type="float">
            <text:p>63,823</text:p>
          </table:table-cell>
          <table:table-cell table:style-name="ce37" table:formula="of:=[Males.AG54]+[Females.AG54]" office:value-type="float" office:value="65282" calcext:value-type="float">
            <text:p>65,282</text:p>
          </table:table-cell>
          <table:table-cell table:style-name="ce37" table:formula="of:=[Males.AH54]+[Females.AH54]" office:value-type="float" office:value="67531" calcext:value-type="float">
            <text:p>67,531</text:p>
          </table:table-cell>
          <table:table-cell table:style-name="ce37" table:formula="of:=[Males.AI54]+[Females.AI54]" office:value-type="float" office:value="68757" calcext:value-type="float">
            <text:p>68,757</text:p>
          </table:table-cell>
          <table:table-cell table:style-name="ce37" table:formula="of:=[Males.AJ54]+[Females.AJ54]" office:value-type="float" office:value="70933" calcext:value-type="float">
            <text:p>70,933</text:p>
          </table:table-cell>
          <table:table-cell table:style-name="ce37" table:formula="of:=[Males.AK54]+[Females.AK54]" office:value-type="float" office:value="71768" calcext:value-type="float">
            <text:p>71,768</text:p>
          </table:table-cell>
          <table:table-cell table:style-name="ce37" table:formula="of:=[Males.AL54]+[Females.AL54]" office:value-type="float" office:value="73334" calcext:value-type="float">
            <text:p>73,334</text:p>
          </table:table-cell>
          <table:table-cell table:style-name="ce37" table:formula="of:=[Males.AM54]+[Females.AM54]" office:value-type="float" office:value="74328" calcext:value-type="float">
            <text:p>74,328</text:p>
          </table:table-cell>
          <table:table-cell table:style-name="ce37" table:formula="of:=[Males.AN54]+[Females.AN54]" office:value-type="float" office:value="74278" calcext:value-type="float">
            <text:p>74,278</text:p>
          </table:table-cell>
          <table:table-cell table:style-name="ce37" table:formula="of:=[Males.AO54]+[Females.AO54]" office:value-type="float" office:value="78683" calcext:value-type="float">
            <text:p>78,683</text:p>
          </table:table-cell>
          <table:table-cell table:style-name="ce37" table:formula="of:=[Males.AP54]+[Females.AP54]" office:value-type="float" office:value="78391" calcext:value-type="float">
            <text:p>78,391</text:p>
          </table:table-cell>
          <table:table-cell table:style-name="ce37" table:formula="of:=[Males.AQ54]+[Females.AQ54]" office:value-type="float" office:value="74665" calcext:value-type="float">
            <text:p>74,665</text:p>
          </table:table-cell>
          <table:table-cell table:style-name="ce37" table:formula="of:=[Males.AR54]+[Females.AR54]" office:value-type="float" office:value="73516" calcext:value-type="float">
            <text:p>73,516</text:p>
          </table:table-cell>
          <table:table-cell table:style-name="ce37" table:formula="of:=[Males.AS54]+[Females.AS54]" office:value-type="float" office:value="74100" calcext:value-type="float">
            <text:p>74,100</text:p>
          </table:table-cell>
          <table:table-cell table:style-name="ce37" table:formula="of:=[Males.AT54]+[Females.AT54]" office:value-type="float" office:value="71891" calcext:value-type="float">
            <text:p>71,891</text:p>
          </table:table-cell>
          <table:table-cell table:style-name="ce37" table:formula="of:=[Males.AU54]+[Females.AU54]" office:value-type="float" office:value="71154" calcext:value-type="float">
            <text:p>71,154</text:p>
          </table:table-cell>
          <table:table-cell table:style-name="ce37" table:formula="of:=[Males.AV54]+[Females.AV54]" office:value-type="float" office:value="70631" calcext:value-type="float">
            <text:p>70,631</text:p>
          </table:table-cell>
          <table:table-cell table:style-name="ce37" table:formula="of:=[Males.AW54]+[Females.AW54]" office:value-type="float" office:value="68253" calcext:value-type="float">
            <text:p>68,253</text:p>
          </table:table-cell>
          <table:table-cell table:style-name="ce37" table:formula="of:=[Males.AX54]+[Females.AX54]" office:value-type="float" office:value="69085" calcext:value-type="float">
            <text:p>69,085</text:p>
          </table:table-cell>
          <table:table-cell table:style-name="ce37" table:formula="of:=[Males.AY54]+[Females.AY54]" office:value-type="float" office:value="69824" calcext:value-type="float">
            <text:p>69,824</text:p>
          </table:table-cell>
          <table:table-cell table:style-name="ce37" table:formula="of:=[Males.AZ54]+[Females.AZ54]" office:value-type="float" office:value="69179" calcext:value-type="float">
            <text:p>69,179</text:p>
          </table:table-cell>
          <table:table-cell table:style-name="ce37" table:formula="of:=[Males.BA54]+[Females.BA54]" office:value-type="float" office:value="67667" calcext:value-type="float">
            <text:p>67,667</text:p>
          </table:table-cell>
          <table:table-cell table:style-name="ce37" table:formula="of:=[Males.BB54]+[Females.BB54]" office:value-type="float" office:value="65040" calcext:value-type="float">
            <text:p>65,040</text:p>
          </table:table-cell>
          <table:table-cell table:style-name="ce37" table:formula="of:=[Males.BC54]+[Females.BC54]" office:value-type="float" office:value="60557" calcext:value-type="float">
            <text:p>60,557</text:p>
          </table:table-cell>
          <table:table-cell table:style-name="ce37" table:formula="of:=[Males.BD54]+[Females.BD54]" office:value-type="float" office:value="59275" calcext:value-type="float">
            <text:p>59,275</text:p>
          </table:table-cell>
          <table:table-cell table:style-name="ce37" table:formula="of:=[Males.BE54]+[Females.BE54]" office:value-type="float" office:value="62682" calcext:value-type="float">
            <text:p>62,682</text:p>
          </table:table-cell>
          <table:table-cell table:style-name="ce37" table:formula="of:=[Males.BF54]+[Females.BF54]" office:value-type="float" office:value="63132" calcext:value-type="float">
            <text:p>63,132</text:p>
          </table:table-cell>
          <table:table-cell table:style-name="ce37" table:formula="of:=[Males.BG54]+[Females.BG54]" office:value-type="float" office:value="63883" calcext:value-type="float">
            <text:p>63,883</text:p>
          </table:table-cell>
          <table:table-cell table:style-name="ce37" table:formula="of:=[Males.BH54]+[Females.BH54]" office:value-type="float" office:value="67556" calcext:value-type="float">
            <text:p>67,556</text:p>
          </table:table-cell>
          <table:table-cell table:style-name="ce37" table:formula="of:=[Males.BI54]+[Females.BI54]" office:value-type="float" office:value="71571" calcext:value-type="float">
            <text:p>71,571</text:p>
          </table:table-cell>
          <table:table-cell table:style-name="ce37" table:formula="of:=[Males.BJ54]+[Females.BJ54]" office:value-type="float" office:value="73975" calcext:value-type="float">
            <text:p>73,975</text:p>
          </table:table-cell>
          <table:table-cell table:style-name="ce37" table:formula="of:=[Males.BK54]+[Females.BK54]" office:value-type="float" office:value="72842" calcext:value-type="float">
            <text:p>72,842</text:p>
          </table:table-cell>
          <table:table-cell table:style-name="ce37" table:formula="of:=[Males.BL54]+[Females.BL54]" office:value-type="float" office:value="75227" calcext:value-type="float">
            <text:p>75,227</text:p>
          </table:table-cell>
          <table:table-cell table:style-name="ce37" table:formula="of:=[Males.BM54]+[Females.BM54]" office:value-type="float" office:value="76264" calcext:value-type="float">
            <text:p>76,264</text:p>
          </table:table-cell>
          <table:table-cell table:style-name="ce37" table:formula="of:=[Males.BN54]+[Females.BN54]" office:value-type="float" office:value="76337" calcext:value-type="float">
            <text:p>76,337</text:p>
          </table:table-cell>
          <table:table-cell table:style-name="ce37" table:formula="of:=[Males.BO54]+[Females.BO54]" office:value-type="float" office:value="75366" calcext:value-type="float">
            <text:p>75,366</text:p>
          </table:table-cell>
          <table:table-cell table:style-name="ce37" table:formula="of:=[Males.BP54]+[Females.BP54]" office:value-type="float" office:value="77414" calcext:value-type="float">
            <text:p>77,414</text:p>
          </table:table-cell>
          <table:table-cell table:style-name="ce37" table:formula="of:=[Males.BQ54]+[Females.BQ54]" office:value-type="float" office:value="75747" calcext:value-type="float">
            <text:p>75,747</text:p>
          </table:table-cell>
          <table:table-cell table:style-name="ce37" table:formula="of:=[Males.BR54]+[Females.BR54]" office:value-type="float" office:value="74711" calcext:value-type="float">
            <text:p>74,711</text:p>
          </table:table-cell>
          <table:table-cell table:style-name="ce37" table:formula="of:=[Males.BS54]+[Females.BS54]" office:value-type="float" office:value="72080" calcext:value-type="float">
            <text:p>72,080</text:p>
          </table:table-cell>
          <table:table-cell table:style-name="ce37" table:formula="of:=[Males.BT54]+[Females.BT54]" office:value-type="float" office:value="69423" calcext:value-type="float">
            <text:p>69,423</text:p>
          </table:table-cell>
          <table:table-cell table:style-name="ce37" table:formula="of:=[Males.BU54]+[Females.BU54]" office:value-type="float" office:value="66176" calcext:value-type="float">
            <text:p>66,176</text:p>
          </table:table-cell>
          <table:table-cell table:style-name="ce37" table:formula="of:=[Males.BV54]+[Females.BV54]" office:value-type="float" office:value="64735" calcext:value-type="float">
            <text:p>64,735</text:p>
          </table:table-cell>
          <table:table-cell table:style-name="ce37" table:formula="of:=[Males.BW54]+[Females.BW54]" office:value-type="float" office:value="61767" calcext:value-type="float">
            <text:p>61,767</text:p>
          </table:table-cell>
          <table:table-cell table:style-name="ce37" table:formula="of:=[Males.BX54]+[Females.BX54]" office:value-type="float" office:value="59104" calcext:value-type="float">
            <text:p>59,104</text:p>
          </table:table-cell>
          <table:table-cell table:style-name="ce37" table:formula="of:=[Males.BY54]+[Females.BY54]" office:value-type="float" office:value="56047" calcext:value-type="float">
            <text:p>56,047</text:p>
          </table:table-cell>
          <table:table-cell table:style-name="ce37" table:formula="of:=[Males.BZ54]+[Females.BZ54]" office:value-type="float" office:value="52515" calcext:value-type="float">
            <text:p>52,515</text:p>
          </table:table-cell>
          <table:table-cell table:style-name="ce37" table:formula="of:=[Males.CA54]+[Females.CA54]" office:value-type="float" office:value="50478" calcext:value-type="float">
            <text:p>50,478</text:p>
          </table:table-cell>
          <table:table-cell table:style-name="ce37" table:formula="of:=[Males.CB54]+[Females.CB54]" office:value-type="float" office:value="48179" calcext:value-type="float">
            <text:p>48,179</text:p>
          </table:table-cell>
          <table:table-cell table:style-name="ce37" table:formula="of:=[Males.CC54]+[Females.CC54]" office:value-type="float" office:value="44979" calcext:value-type="float">
            <text:p>44,979</text:p>
          </table:table-cell>
          <table:table-cell table:style-name="ce37" table:formula="of:=[Males.CD54]+[Females.CD54]" office:value-type="float" office:value="43821" calcext:value-type="float">
            <text:p>43,821</text:p>
          </table:table-cell>
          <table:table-cell table:style-name="ce37" table:formula="of:=[Males.CE54]+[Females.CE54]" office:value-type="float" office:value="42204" calcext:value-type="float">
            <text:p>42,204</text:p>
          </table:table-cell>
          <table:table-cell table:style-name="ce37" table:formula="of:=[Males.CF54]+[Females.CF54]" office:value-type="float" office:value="41375" calcext:value-type="float">
            <text:p>41,375</text:p>
          </table:table-cell>
          <table:table-cell table:style-name="ce37" table:formula="of:=[Males.CG54]+[Females.CG54]" office:value-type="float" office:value="40512" calcext:value-type="float">
            <text:p>40,512</text:p>
          </table:table-cell>
          <table:table-cell table:style-name="ce37" table:formula="of:=[Males.CH54]+[Females.CH54]" office:value-type="float" office:value="41408" calcext:value-type="float">
            <text:p>41,408</text:p>
          </table:table-cell>
          <table:table-cell table:style-name="ce37" table:formula="of:=[Males.CI54]+[Females.CI54]" office:value-type="float" office:value="29384" calcext:value-type="float">
            <text:p>29,384</text:p>
          </table:table-cell>
          <table:table-cell table:style-name="ce37" table:formula="of:=[Males.CJ54]+[Females.CJ54]" office:value-type="float" office:value="25823" calcext:value-type="float">
            <text:p>25,823</text:p>
          </table:table-cell>
          <table:table-cell table:style-name="ce37" table:formula="of:=[Males.CK54]+[Females.CK54]" office:value-type="float" office:value="24273" calcext:value-type="float">
            <text:p>24,273</text:p>
          </table:table-cell>
          <table:table-cell table:style-name="ce37" table:formula="of:=[Males.CL54]+[Females.CL54]" office:value-type="float" office:value="21372" calcext:value-type="float">
            <text:p>21,372</text:p>
          </table:table-cell>
          <table:table-cell table:style-name="ce37" table:formula="of:=[Males.CM54]+[Females.CM54]" office:value-type="float" office:value="17745" calcext:value-type="float">
            <text:p>17,745</text:p>
          </table:table-cell>
          <table:table-cell table:style-name="ce37" table:formula="of:=[Males.CN54]+[Females.CN54]" office:value-type="float" office:value="75441" calcext:value-type="float">
            <text:p>75,441</text:p>
          </table:table-cell>
          <table:table-cell table:style-name="ce35" table:formula="of:=SUM([.B54:.CN54])" office:value-type="float" office:value="5623630" calcext:value-type="float">
            <text:p>5,623,630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5]" office:value-type="float" office:value="2032" calcext:value-type="float">
            <text:p>2032</text:p>
          </table:table-cell>
          <table:table-cell table:style-name="ce37" table:formula="of:=[Males.B55]+[Females.B55]" office:value-type="float" office:value="56352" calcext:value-type="float">
            <text:p>56,352</text:p>
          </table:table-cell>
          <table:table-cell table:style-name="ce37" table:formula="of:=[Males.C55]+[Females.C55]" office:value-type="float" office:value="56894" calcext:value-type="float">
            <text:p>56,894</text:p>
          </table:table-cell>
          <table:table-cell table:style-name="ce37" table:formula="of:=[Males.D55]+[Females.D55]" office:value-type="float" office:value="57380" calcext:value-type="float">
            <text:p>57,380</text:p>
          </table:table-cell>
          <table:table-cell table:style-name="ce37" table:formula="of:=[Males.E55]+[Females.E55]" office:value-type="float" office:value="57818" calcext:value-type="float">
            <text:p>57,818</text:p>
          </table:table-cell>
          <table:table-cell table:style-name="ce37" table:formula="of:=[Males.F55]+[Females.F55]" office:value-type="float" office:value="58195" calcext:value-type="float">
            <text:p>58,195</text:p>
          </table:table-cell>
          <table:table-cell table:style-name="ce37" table:formula="of:=[Males.G55]+[Females.G55]" office:value-type="float" office:value="58493" calcext:value-type="float">
            <text:p>58,493</text:p>
          </table:table-cell>
          <table:table-cell table:style-name="ce37" table:formula="of:=[Males.H55]+[Females.H55]" office:value-type="float" office:value="58728" calcext:value-type="float">
            <text:p>58,728</text:p>
          </table:table-cell>
          <table:table-cell table:style-name="ce37" table:formula="of:=[Males.I55]+[Females.I55]" office:value-type="float" office:value="58860" calcext:value-type="float">
            <text:p>58,860</text:p>
          </table:table-cell>
          <table:table-cell table:style-name="ce37" table:formula="of:=[Males.J55]+[Females.J55]" office:value-type="float" office:value="58869" calcext:value-type="float">
            <text:p>58,869</text:p>
          </table:table-cell>
          <table:table-cell table:style-name="ce37" table:formula="of:=[Males.K55]+[Females.K55]" office:value-type="float" office:value="58820" calcext:value-type="float">
            <text:p>58,820</text:p>
          </table:table-cell>
          <table:table-cell table:style-name="ce37" table:formula="of:=[Males.L55]+[Females.L55]" office:value-type="float" office:value="58694" calcext:value-type="float">
            <text:p>58,694</text:p>
          </table:table-cell>
          <table:table-cell table:style-name="ce37" table:formula="of:=[Males.M55]+[Females.M55]" office:value-type="float" office:value="58493" calcext:value-type="float">
            <text:p>58,493</text:p>
          </table:table-cell>
          <table:table-cell table:style-name="ce37" table:formula="of:=[Males.N55]+[Females.N55]" office:value-type="float" office:value="58189" calcext:value-type="float">
            <text:p>58,189</text:p>
          </table:table-cell>
          <table:table-cell table:style-name="ce37" table:formula="of:=[Males.O55]+[Females.O55]" office:value-type="float" office:value="57800" calcext:value-type="float">
            <text:p>57,800</text:p>
          </table:table-cell>
          <table:table-cell table:style-name="ce37" table:formula="of:=[Males.P55]+[Females.P55]" office:value-type="float" office:value="57370" calcext:value-type="float">
            <text:p>57,370</text:p>
          </table:table-cell>
          <table:table-cell table:style-name="ce37" table:formula="of:=[Males.Q55]+[Females.Q55]" office:value-type="float" office:value="57088" calcext:value-type="float">
            <text:p>57,088</text:p>
          </table:table-cell>
          <table:table-cell table:style-name="ce37" table:formula="of:=[Males.R55]+[Females.R55]" office:value-type="float" office:value="57481" calcext:value-type="float">
            <text:p>57,481</text:p>
          </table:table-cell>
          <table:table-cell table:style-name="ce37" table:formula="of:=[Males.S55]+[Females.S55]" office:value-type="float" office:value="57925" calcext:value-type="float">
            <text:p>57,925</text:p>
          </table:table-cell>
          <table:table-cell table:style-name="ce37" table:formula="of:=[Males.T55]+[Females.T55]" office:value-type="float" office:value="59219" calcext:value-type="float">
            <text:p>59,219</text:p>
          </table:table-cell>
          <table:table-cell table:style-name="ce37" table:formula="of:=[Males.U55]+[Females.U55]" office:value-type="float" office:value="61769" calcext:value-type="float">
            <text:p>61,769</text:p>
          </table:table-cell>
          <table:table-cell table:style-name="ce37" table:formula="of:=[Males.V55]+[Females.V55]" office:value-type="float" office:value="65201" calcext:value-type="float">
            <text:p>65,201</text:p>
          </table:table-cell>
          <table:table-cell table:style-name="ce37" table:formula="of:=[Males.W55]+[Females.W55]" office:value-type="float" office:value="68188" calcext:value-type="float">
            <text:p>68,188</text:p>
          </table:table-cell>
          <table:table-cell table:style-name="ce37" table:formula="of:=[Males.X55]+[Females.X55]" office:value-type="float" office:value="66427" calcext:value-type="float">
            <text:p>66,427</text:p>
          </table:table-cell>
          <table:table-cell table:style-name="ce37" table:formula="of:=[Males.Y55]+[Females.Y55]" office:value-type="float" office:value="68579" calcext:value-type="float">
            <text:p>68,579</text:p>
          </table:table-cell>
          <table:table-cell table:style-name="ce37" table:formula="of:=[Males.Z55]+[Females.Z55]" office:value-type="float" office:value="68409" calcext:value-type="float">
            <text:p>68,409</text:p>
          </table:table-cell>
          <table:table-cell table:style-name="ce37" table:formula="of:=[Males.AA55]+[Females.AA55]" office:value-type="float" office:value="65864" calcext:value-type="float">
            <text:p>65,864</text:p>
          </table:table-cell>
          <table:table-cell table:style-name="ce37" table:formula="of:=[Males.AB55]+[Females.AB55]" office:value-type="float" office:value="64773" calcext:value-type="float">
            <text:p>64,773</text:p>
          </table:table-cell>
          <table:table-cell table:style-name="ce37" table:formula="of:=[Males.AC55]+[Females.AC55]" office:value-type="float" office:value="64425" calcext:value-type="float">
            <text:p>64,425</text:p>
          </table:table-cell>
          <table:table-cell table:style-name="ce37" table:formula="of:=[Males.AD55]+[Females.AD55]" office:value-type="float" office:value="63419" calcext:value-type="float">
            <text:p>63,419</text:p>
          </table:table-cell>
          <table:table-cell table:style-name="ce37" table:formula="of:=[Males.AE55]+[Females.AE55]" office:value-type="float" office:value="61835" calcext:value-type="float">
            <text:p>61,835</text:p>
          </table:table-cell>
          <table:table-cell table:style-name="ce37" table:formula="of:=[Males.AF55]+[Females.AF55]" office:value-type="float" office:value="61664" calcext:value-type="float">
            <text:p>61,664</text:p>
          </table:table-cell>
          <table:table-cell table:style-name="ce37" table:formula="of:=[Males.AG55]+[Females.AG55]" office:value-type="float" office:value="63962" calcext:value-type="float">
            <text:p>63,962</text:p>
          </table:table-cell>
          <table:table-cell table:style-name="ce37" table:formula="of:=[Males.AH55]+[Females.AH55]" office:value-type="float" office:value="65385" calcext:value-type="float">
            <text:p>65,385</text:p>
          </table:table-cell>
          <table:table-cell table:style-name="ce37" table:formula="of:=[Males.AI55]+[Females.AI55]" office:value-type="float" office:value="67633" calcext:value-type="float">
            <text:p>67,633</text:p>
          </table:table-cell>
          <table:table-cell table:style-name="ce37" table:formula="of:=[Males.AJ55]+[Females.AJ55]" office:value-type="float" office:value="68861" calcext:value-type="float">
            <text:p>68,861</text:p>
          </table:table-cell>
          <table:table-cell table:style-name="ce37" table:formula="of:=[Males.AK55]+[Females.AK55]" office:value-type="float" office:value="71033" calcext:value-type="float">
            <text:p>71,033</text:p>
          </table:table-cell>
          <table:table-cell table:style-name="ce37" table:formula="of:=[Males.AL55]+[Females.AL55]" office:value-type="float" office:value="71866" calcext:value-type="float">
            <text:p>71,866</text:p>
          </table:table-cell>
          <table:table-cell table:style-name="ce37" table:formula="of:=[Males.AM55]+[Females.AM55]" office:value-type="float" office:value="73408" calcext:value-type="float">
            <text:p>73,408</text:p>
          </table:table-cell>
          <table:table-cell table:style-name="ce37" table:formula="of:=[Males.AN55]+[Females.AN55]" office:value-type="float" office:value="74370" calcext:value-type="float">
            <text:p>74,370</text:p>
          </table:table-cell>
          <table:table-cell table:style-name="ce37" table:formula="of:=[Males.AO55]+[Females.AO55]" office:value-type="float" office:value="74284" calcext:value-type="float">
            <text:p>74,284</text:p>
          </table:table-cell>
          <table:table-cell table:style-name="ce37" table:formula="of:=[Males.AP55]+[Females.AP55]" office:value-type="float" office:value="78675" calcext:value-type="float">
            <text:p>78,675</text:p>
          </table:table-cell>
          <table:table-cell table:style-name="ce37" table:formula="of:=[Males.AQ55]+[Females.AQ55]" office:value-type="float" office:value="78397" calcext:value-type="float">
            <text:p>78,397</text:p>
          </table:table-cell>
          <table:table-cell table:style-name="ce37" table:formula="of:=[Males.AR55]+[Females.AR55]" office:value-type="float" office:value="74658" calcext:value-type="float">
            <text:p>74,658</text:p>
          </table:table-cell>
          <table:table-cell table:style-name="ce37" table:formula="of:=[Males.AS55]+[Females.AS55]" office:value-type="float" office:value="73492" calcext:value-type="float">
            <text:p>73,492</text:p>
          </table:table-cell>
          <table:table-cell table:style-name="ce37" table:formula="of:=[Males.AT55]+[Females.AT55]" office:value-type="float" office:value="74077" calcext:value-type="float">
            <text:p>74,077</text:p>
          </table:table-cell>
          <table:table-cell table:style-name="ce37" table:formula="of:=[Males.AU55]+[Females.AU55]" office:value-type="float" office:value="71853" calcext:value-type="float">
            <text:p>71,853</text:p>
          </table:table-cell>
          <table:table-cell table:style-name="ce37" table:formula="of:=[Males.AV55]+[Females.AV55]" office:value-type="float" office:value="71107" calcext:value-type="float">
            <text:p>71,107</text:p>
          </table:table-cell>
          <table:table-cell table:style-name="ce37" table:formula="of:=[Males.AW55]+[Females.AW55]" office:value-type="float" office:value="70572" calcext:value-type="float">
            <text:p>70,572</text:p>
          </table:table-cell>
          <table:table-cell table:style-name="ce37" table:formula="of:=[Males.AX55]+[Females.AX55]" office:value-type="float" office:value="68184" calcext:value-type="float">
            <text:p>68,184</text:p>
          </table:table-cell>
          <table:table-cell table:style-name="ce37" table:formula="of:=[Males.AY55]+[Females.AY55]" office:value-type="float" office:value="69018" calcext:value-type="float">
            <text:p>69,018</text:p>
          </table:table-cell>
          <table:table-cell table:style-name="ce37" table:formula="of:=[Males.AZ55]+[Females.AZ55]" office:value-type="float" office:value="69762" calcext:value-type="float">
            <text:p>69,762</text:p>
          </table:table-cell>
          <table:table-cell table:style-name="ce37" table:formula="of:=[Males.BA55]+[Females.BA55]" office:value-type="float" office:value="69117" calcext:value-type="float">
            <text:p>69,117</text:p>
          </table:table-cell>
          <table:table-cell table:style-name="ce37" table:formula="of:=[Males.BB55]+[Females.BB55]" office:value-type="float" office:value="67596" calcext:value-type="float">
            <text:p>67,596</text:p>
          </table:table-cell>
          <table:table-cell table:style-name="ce37" table:formula="of:=[Males.BC55]+[Females.BC55]" office:value-type="float" office:value="64935" calcext:value-type="float">
            <text:p>64,935</text:p>
          </table:table-cell>
          <table:table-cell table:style-name="ce37" table:formula="of:=[Males.BD55]+[Females.BD55]" office:value-type="float" office:value="60434" calcext:value-type="float">
            <text:p>60,434</text:p>
          </table:table-cell>
          <table:table-cell table:style-name="ce37" table:formula="of:=[Males.BE55]+[Females.BE55]" office:value-type="float" office:value="59140" calcext:value-type="float">
            <text:p>59,140</text:p>
          </table:table-cell>
          <table:table-cell table:style-name="ce37" table:formula="of:=[Males.BF55]+[Females.BF55]" office:value-type="float" office:value="62521" calcext:value-type="float">
            <text:p>62,521</text:p>
          </table:table-cell>
          <table:table-cell table:style-name="ce37" table:formula="of:=[Males.BG55]+[Females.BG55]" office:value-type="float" office:value="62959" calcext:value-type="float">
            <text:p>62,959</text:p>
          </table:table-cell>
          <table:table-cell table:style-name="ce37" table:formula="of:=[Males.BH55]+[Females.BH55]" office:value-type="float" office:value="63678" calcext:value-type="float">
            <text:p>63,678</text:p>
          </table:table-cell>
          <table:table-cell table:style-name="ce37" table:formula="of:=[Males.BI55]+[Females.BI55]" office:value-type="float" office:value="67299" calcext:value-type="float">
            <text:p>67,299</text:p>
          </table:table-cell>
          <table:table-cell table:style-name="ce37" table:formula="of:=[Males.BJ55]+[Females.BJ55]" office:value-type="float" office:value="71282" calcext:value-type="float">
            <text:p>71,282</text:p>
          </table:table-cell>
          <table:table-cell table:style-name="ce37" table:formula="of:=[Males.BK55]+[Females.BK55]" office:value-type="float" office:value="73646" calcext:value-type="float">
            <text:p>73,646</text:p>
          </table:table-cell>
          <table:table-cell table:style-name="ce37" table:formula="of:=[Males.BL55]+[Females.BL55]" office:value-type="float" office:value="72469" calcext:value-type="float">
            <text:p>72,469</text:p>
          </table:table-cell>
          <table:table-cell table:style-name="ce37" table:formula="of:=[Males.BM55]+[Females.BM55]" office:value-type="float" office:value="74795" calcext:value-type="float">
            <text:p>74,795</text:p>
          </table:table-cell>
          <table:table-cell table:style-name="ce37" table:formula="of:=[Males.BN55]+[Females.BN55]" office:value-type="float" office:value="75771" calcext:value-type="float">
            <text:p>75,771</text:p>
          </table:table-cell>
          <table:table-cell table:style-name="ce37" table:formula="of:=[Males.BO55]+[Females.BO55]" office:value-type="float" office:value="75784" calcext:value-type="float">
            <text:p>75,784</text:p>
          </table:table-cell>
          <table:table-cell table:style-name="ce37" table:formula="of:=[Males.BP55]+[Females.BP55]" office:value-type="float" office:value="74746" calcext:value-type="float">
            <text:p>74,746</text:p>
          </table:table-cell>
          <table:table-cell table:style-name="ce37" table:formula="of:=[Males.BQ55]+[Females.BQ55]" office:value-type="float" office:value="76684" calcext:value-type="float">
            <text:p>76,684</text:p>
          </table:table-cell>
          <table:table-cell table:style-name="ce37" table:formula="of:=[Males.BR55]+[Females.BR55]" office:value-type="float" office:value="74947" calcext:value-type="float">
            <text:p>74,947</text:p>
          </table:table-cell>
          <table:table-cell table:style-name="ce37" table:formula="of:=[Males.BS55]+[Females.BS55]" office:value-type="float" office:value="73823" calcext:value-type="float">
            <text:p>73,823</text:p>
          </table:table-cell>
          <table:table-cell table:style-name="ce37" table:formula="of:=[Males.BT55]+[Females.BT55]" office:value-type="float" office:value="71119" calcext:value-type="float">
            <text:p>71,119</text:p>
          </table:table-cell>
          <table:table-cell table:style-name="ce37" table:formula="of:=[Males.BU55]+[Females.BU55]" office:value-type="float" office:value="68400" calcext:value-type="float">
            <text:p>68,400</text:p>
          </table:table-cell>
          <table:table-cell table:style-name="ce37" table:formula="of:=[Males.BV55]+[Females.BV55]" office:value-type="float" office:value="65096" calcext:value-type="float">
            <text:p>65,096</text:p>
          </table:table-cell>
          <table:table-cell table:style-name="ce37" table:formula="of:=[Males.BW55]+[Females.BW55]" office:value-type="float" office:value="63579" calcext:value-type="float">
            <text:p>63,579</text:p>
          </table:table-cell>
          <table:table-cell table:style-name="ce37" table:formula="of:=[Males.BX55]+[Females.BX55]" office:value-type="float" office:value="60566" calcext:value-type="float">
            <text:p>60,566</text:p>
          </table:table-cell>
          <table:table-cell table:style-name="ce37" table:formula="of:=[Males.BY55]+[Females.BY55]" office:value-type="float" office:value="57821" calcext:value-type="float">
            <text:p>57,821</text:p>
          </table:table-cell>
          <table:table-cell table:style-name="ce37" table:formula="of:=[Males.BZ55]+[Females.BZ55]" office:value-type="float" office:value="54705" calcext:value-type="float">
            <text:p>54,705</text:p>
          </table:table-cell>
          <table:table-cell table:style-name="ce37" table:formula="of:=[Males.CA55]+[Females.CA55]" office:value-type="float" office:value="51135" calcext:value-type="float">
            <text:p>51,135</text:p>
          </table:table-cell>
          <table:table-cell table:style-name="ce37" table:formula="of:=[Males.CB55]+[Females.CB55]" office:value-type="float" office:value="48999" calcext:value-type="float">
            <text:p>48,999</text:p>
          </table:table-cell>
          <table:table-cell table:style-name="ce37" table:formula="of:=[Males.CC55]+[Females.CC55]" office:value-type="float" office:value="46597" calcext:value-type="float">
            <text:p>46,597</text:p>
          </table:table-cell>
          <table:table-cell table:style-name="ce37" table:formula="of:=[Males.CD55]+[Females.CD55]" office:value-type="float" office:value="43326" calcext:value-type="float">
            <text:p>43,326</text:p>
          </table:table-cell>
          <table:table-cell table:style-name="ce37" table:formula="of:=[Males.CE55]+[Females.CE55]" office:value-type="float" office:value="42034" calcext:value-type="float">
            <text:p>42,034</text:p>
          </table:table-cell>
          <table:table-cell table:style-name="ce37" table:formula="of:=[Males.CF55]+[Females.CF55]" office:value-type="float" office:value="40277" calcext:value-type="float">
            <text:p>40,277</text:p>
          </table:table-cell>
          <table:table-cell table:style-name="ce37" table:formula="of:=[Males.CG55]+[Females.CG55]" office:value-type="float" office:value="39264" calcext:value-type="float">
            <text:p>39,264</text:p>
          </table:table-cell>
          <table:table-cell table:style-name="ce37" table:formula="of:=[Males.CH55]+[Females.CH55]" office:value-type="float" office:value="38195" calcext:value-type="float">
            <text:p>38,195</text:p>
          </table:table-cell>
          <table:table-cell table:style-name="ce37" table:formula="of:=[Males.CI55]+[Females.CI55]" office:value-type="float" office:value="38762" calcext:value-type="float">
            <text:p>38,762</text:p>
          </table:table-cell>
          <table:table-cell table:style-name="ce37" table:formula="of:=[Males.CJ55]+[Females.CJ55]" office:value-type="float" office:value="27292" calcext:value-type="float">
            <text:p>27,292</text:p>
          </table:table-cell>
          <table:table-cell table:style-name="ce37" table:formula="of:=[Males.CK55]+[Females.CK55]" office:value-type="float" office:value="23770" calcext:value-type="float">
            <text:p>23,770</text:p>
          </table:table-cell>
          <table:table-cell table:style-name="ce37" table:formula="of:=[Males.CL55]+[Females.CL55]" office:value-type="float" office:value="22117" calcext:value-type="float">
            <text:p>22,117</text:p>
          </table:table-cell>
          <table:table-cell table:style-name="ce37" table:formula="of:=[Males.CM55]+[Females.CM55]" office:value-type="float" office:value="19270" calcext:value-type="float">
            <text:p>19,270</text:p>
          </table:table-cell>
          <table:table-cell table:style-name="ce37" table:formula="of:=[Males.CN55]+[Females.CN55]" office:value-type="float" office:value="78442" calcext:value-type="float">
            <text:p>78,442</text:p>
          </table:table-cell>
          <table:table-cell table:style-name="ce35" table:formula="of:=SUM([.B55:.CN55])" office:value-type="float" office:value="5636210" calcext:value-type="float">
            <text:p>5,636,210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6]" office:value-type="float" office:value="2033" calcext:value-type="float">
            <text:p>2033</text:p>
          </table:table-cell>
          <table:table-cell table:style-name="ce37" table:formula="of:=[Males.B56]+[Females.B56]" office:value-type="float" office:value="56173" calcext:value-type="float">
            <text:p>56,173</text:p>
          </table:table-cell>
          <table:table-cell table:style-name="ce37" table:formula="of:=[Males.C56]+[Females.C56]" office:value-type="float" office:value="56670" calcext:value-type="float">
            <text:p>56,670</text:p>
          </table:table-cell>
          <table:table-cell table:style-name="ce37" table:formula="of:=[Males.D56]+[Females.D56]" office:value-type="float" office:value="57133" calcext:value-type="float">
            <text:p>57,133</text:p>
          </table:table-cell>
          <table:table-cell table:style-name="ce37" table:formula="of:=[Males.E56]+[Females.E56]" office:value-type="float" office:value="57567" calcext:value-type="float">
            <text:p>57,567</text:p>
          </table:table-cell>
          <table:table-cell table:style-name="ce37" table:formula="of:=[Males.F56]+[Females.F56]" office:value-type="float" office:value="57969" calcext:value-type="float">
            <text:p>57,969</text:p>
          </table:table-cell>
          <table:table-cell table:style-name="ce37" table:formula="of:=[Males.G56]+[Females.G56]" office:value-type="float" office:value="58331" calcext:value-type="float">
            <text:p>58,331</text:p>
          </table:table-cell>
          <table:table-cell table:style-name="ce37" table:formula="of:=[Males.H56]+[Females.H56]" office:value-type="float" office:value="58612" calcext:value-type="float">
            <text:p>58,612</text:p>
          </table:table-cell>
          <table:table-cell table:style-name="ce37" table:formula="of:=[Males.I56]+[Females.I56]" office:value-type="float" office:value="58830" calcext:value-type="float">
            <text:p>58,830</text:p>
          </table:table-cell>
          <table:table-cell table:style-name="ce37" table:formula="of:=[Males.J56]+[Females.J56]" office:value-type="float" office:value="58946" calcext:value-type="float">
            <text:p>58,946</text:p>
          </table:table-cell>
          <table:table-cell table:style-name="ce37" table:formula="of:=[Males.K56]+[Females.K56]" office:value-type="float" office:value="58948" calcext:value-type="float">
            <text:p>58,948</text:p>
          </table:table-cell>
          <table:table-cell table:style-name="ce37" table:formula="of:=[Males.L56]+[Females.L56]" office:value-type="float" office:value="58901" calcext:value-type="float">
            <text:p>58,901</text:p>
          </table:table-cell>
          <table:table-cell table:style-name="ce37" table:formula="of:=[Males.M56]+[Females.M56]" office:value-type="float" office:value="58773" calcext:value-type="float">
            <text:p>58,773</text:p>
          </table:table-cell>
          <table:table-cell table:style-name="ce37" table:formula="of:=[Males.N56]+[Females.N56]" office:value-type="float" office:value="58554" calcext:value-type="float">
            <text:p>58,554</text:p>
          </table:table-cell>
          <table:table-cell table:style-name="ce37" table:formula="of:=[Males.O56]+[Females.O56]" office:value-type="float" office:value="58245" calcext:value-type="float">
            <text:p>58,245</text:p>
          </table:table-cell>
          <table:table-cell table:style-name="ce37" table:formula="of:=[Males.P56]+[Females.P56]" office:value-type="float" office:value="57875" calcext:value-type="float">
            <text:p>57,875</text:p>
          </table:table-cell>
          <table:table-cell table:style-name="ce37" table:formula="of:=[Males.Q56]+[Females.Q56]" office:value-type="float" office:value="57452" calcext:value-type="float">
            <text:p>57,452</text:p>
          </table:table-cell>
          <table:table-cell table:style-name="ce37" table:formula="of:=[Males.R56]+[Females.R56]" office:value-type="float" office:value="57187" calcext:value-type="float">
            <text:p>57,187</text:p>
          </table:table-cell>
          <table:table-cell table:style-name="ce37" table:formula="of:=[Males.S56]+[Females.S56]" office:value-type="float" office:value="57680" calcext:value-type="float">
            <text:p>57,680</text:p>
          </table:table-cell>
          <table:table-cell table:style-name="ce37" table:formula="of:=[Males.T56]+[Females.T56]" office:value-type="float" office:value="58702" calcext:value-type="float">
            <text:p>58,702</text:p>
          </table:table-cell>
          <table:table-cell table:style-name="ce37" table:formula="of:=[Males.U56]+[Females.U56]" office:value-type="float" office:value="60873" calcext:value-type="float">
            <text:p>60,873</text:p>
          </table:table-cell>
          <table:table-cell table:style-name="ce37" table:formula="of:=[Males.V56]+[Females.V56]" office:value-type="float" office:value="63599" calcext:value-type="float">
            <text:p>63,599</text:p>
          </table:table-cell>
          <table:table-cell table:style-name="ce37" table:formula="of:=[Males.W56]+[Females.W56]" office:value-type="float" office:value="66639" calcext:value-type="float">
            <text:p>66,639</text:p>
          </table:table-cell>
          <table:table-cell table:style-name="ce37" table:formula="of:=[Males.X56]+[Females.X56]" office:value-type="float" office:value="69373" calcext:value-type="float">
            <text:p>69,373</text:p>
          </table:table-cell>
          <table:table-cell table:style-name="ce37" table:formula="of:=[Males.Y56]+[Females.Y56]" office:value-type="float" office:value="67157" calcext:value-type="float">
            <text:p>67,157</text:p>
          </table:table-cell>
          <table:table-cell table:style-name="ce37" table:formula="of:=[Males.Z56]+[Females.Z56]" office:value-type="float" office:value="68713" calcext:value-type="float">
            <text:p>68,713</text:p>
          </table:table-cell>
          <table:table-cell table:style-name="ce37" table:formula="of:=[Males.AA56]+[Females.AA56]" office:value-type="float" office:value="68430" calcext:value-type="float">
            <text:p>68,430</text:p>
          </table:table-cell>
          <table:table-cell table:style-name="ce37" table:formula="of:=[Males.AB56]+[Females.AB56]" office:value-type="float" office:value="65985" calcext:value-type="float">
            <text:p>65,985</text:p>
          </table:table-cell>
          <table:table-cell table:style-name="ce37" table:formula="of:=[Males.AC56]+[Females.AC56]" office:value-type="float" office:value="64934" calcext:value-type="float">
            <text:p>64,934</text:p>
          </table:table-cell>
          <table:table-cell table:style-name="ce37" table:formula="of:=[Males.AD56]+[Females.AD56]" office:value-type="float" office:value="64597" calcext:value-type="float">
            <text:p>64,597</text:p>
          </table:table-cell>
          <table:table-cell table:style-name="ce37" table:formula="of:=[Males.AE56]+[Females.AE56]" office:value-type="float" office:value="63553" calcext:value-type="float">
            <text:p>63,553</text:p>
          </table:table-cell>
          <table:table-cell table:style-name="ce37" table:formula="of:=[Males.AF56]+[Females.AF56]" office:value-type="float" office:value="61972" calcext:value-type="float">
            <text:p>61,972</text:p>
          </table:table-cell>
          <table:table-cell table:style-name="ce37" table:formula="of:=[Males.AG56]+[Females.AG56]" office:value-type="float" office:value="61807" calcext:value-type="float">
            <text:p>61,807</text:p>
          </table:table-cell>
          <table:table-cell table:style-name="ce37" table:formula="of:=[Males.AH56]+[Females.AH56]" office:value-type="float" office:value="64067" calcext:value-type="float">
            <text:p>64,067</text:p>
          </table:table-cell>
          <table:table-cell table:style-name="ce37" table:formula="of:=[Males.AI56]+[Females.AI56]" office:value-type="float" office:value="65490" calcext:value-type="float">
            <text:p>65,490</text:p>
          </table:table-cell>
          <table:table-cell table:style-name="ce37" table:formula="of:=[Males.AJ56]+[Females.AJ56]" office:value-type="float" office:value="67737" calcext:value-type="float">
            <text:p>67,737</text:p>
          </table:table-cell>
          <table:table-cell table:style-name="ce37" table:formula="of:=[Males.AK56]+[Females.AK56]" office:value-type="float" office:value="68963" calcext:value-type="float">
            <text:p>68,963</text:p>
          </table:table-cell>
          <table:table-cell table:style-name="ce37" table:formula="of:=[Males.AL56]+[Females.AL56]" office:value-type="float" office:value="71131" calcext:value-type="float">
            <text:p>71,131</text:p>
          </table:table-cell>
          <table:table-cell table:style-name="ce37" table:formula="of:=[Males.AM56]+[Females.AM56]" office:value-type="float" office:value="71939" calcext:value-type="float">
            <text:p>71,939</text:p>
          </table:table-cell>
          <table:table-cell table:style-name="ce37" table:formula="of:=[Males.AN56]+[Females.AN56]" office:value-type="float" office:value="73451" calcext:value-type="float">
            <text:p>73,451</text:p>
          </table:table-cell>
          <table:table-cell table:style-name="ce37" table:formula="of:=[Males.AO56]+[Females.AO56]" office:value-type="float" office:value="74373" calcext:value-type="float">
            <text:p>74,373</text:p>
          </table:table-cell>
          <table:table-cell table:style-name="ce37" table:formula="of:=[Males.AP56]+[Females.AP56]" office:value-type="float" office:value="74279" calcext:value-type="float">
            <text:p>74,279</text:p>
          </table:table-cell>
          <table:table-cell table:style-name="ce37" table:formula="of:=[Males.AQ56]+[Females.AQ56]" office:value-type="float" office:value="78686" calcext:value-type="float">
            <text:p>78,686</text:p>
          </table:table-cell>
          <table:table-cell table:style-name="ce37" table:formula="of:=[Males.AR56]+[Females.AR56]" office:value-type="float" office:value="78388" calcext:value-type="float">
            <text:p>78,388</text:p>
          </table:table-cell>
          <table:table-cell table:style-name="ce37" table:formula="of:=[Males.AS56]+[Females.AS56]" office:value-type="float" office:value="74634" calcext:value-type="float">
            <text:p>74,634</text:p>
          </table:table-cell>
          <table:table-cell table:style-name="ce37" table:formula="of:=[Males.AT56]+[Females.AT56]" office:value-type="float" office:value="73475" calcext:value-type="float">
            <text:p>73,475</text:p>
          </table:table-cell>
          <table:table-cell table:style-name="ce37" table:formula="of:=[Males.AU56]+[Females.AU56]" office:value-type="float" office:value="74037" calcext:value-type="float">
            <text:p>74,037</text:p>
          </table:table-cell>
          <table:table-cell table:style-name="ce37" table:formula="of:=[Males.AV56]+[Females.AV56]" office:value-type="float" office:value="71808" calcext:value-type="float">
            <text:p>71,808</text:p>
          </table:table-cell>
          <table:table-cell table:style-name="ce37" table:formula="of:=[Males.AW56]+[Females.AW56]" office:value-type="float" office:value="71049" calcext:value-type="float">
            <text:p>71,049</text:p>
          </table:table-cell>
          <table:table-cell table:style-name="ce37" table:formula="of:=[Males.AX56]+[Females.AX56]" office:value-type="float" office:value="70501" calcext:value-type="float">
            <text:p>70,501</text:p>
          </table:table-cell>
          <table:table-cell table:style-name="ce37" table:formula="of:=[Males.AY56]+[Females.AY56]" office:value-type="float" office:value="68120" calcext:value-type="float">
            <text:p>68,120</text:p>
          </table:table-cell>
          <table:table-cell table:style-name="ce37" table:formula="of:=[Males.AZ56]+[Females.AZ56]" office:value-type="float" office:value="68957" calcext:value-type="float">
            <text:p>68,957</text:p>
          </table:table-cell>
          <table:table-cell table:style-name="ce37" table:formula="of:=[Males.BA56]+[Females.BA56]" office:value-type="float" office:value="69705" calcext:value-type="float">
            <text:p>69,705</text:p>
          </table:table-cell>
          <table:table-cell table:style-name="ce37" table:formula="of:=[Males.BB56]+[Females.BB56]" office:value-type="float" office:value="69048" calcext:value-type="float">
            <text:p>69,048</text:p>
          </table:table-cell>
          <table:table-cell table:style-name="ce37" table:formula="of:=[Males.BC56]+[Females.BC56]" office:value-type="float" office:value="67495" calcext:value-type="float">
            <text:p>67,495</text:p>
          </table:table-cell>
          <table:table-cell table:style-name="ce37" table:formula="of:=[Males.BD56]+[Females.BD56]" office:value-type="float" office:value="64805" calcext:value-type="float">
            <text:p>64,805</text:p>
          </table:table-cell>
          <table:table-cell table:style-name="ce37" table:formula="of:=[Males.BE56]+[Females.BE56]" office:value-type="float" office:value="60294" calcext:value-type="float">
            <text:p>60,294</text:p>
          </table:table-cell>
          <table:table-cell table:style-name="ce37" table:formula="of:=[Males.BF56]+[Females.BF56]" office:value-type="float" office:value="58994" calcext:value-type="float">
            <text:p>58,994</text:p>
          </table:table-cell>
          <table:table-cell table:style-name="ce37" table:formula="of:=[Males.BG56]+[Females.BG56]" office:value-type="float" office:value="62352" calcext:value-type="float">
            <text:p>62,352</text:p>
          </table:table-cell>
          <table:table-cell table:style-name="ce37" table:formula="of:=[Males.BH56]+[Females.BH56]" office:value-type="float" office:value="62760" calcext:value-type="float">
            <text:p>62,760</text:p>
          </table:table-cell>
          <table:table-cell table:style-name="ce37" table:formula="of:=[Males.BI56]+[Females.BI56]" office:value-type="float" office:value="63439" calcext:value-type="float">
            <text:p>63,439</text:p>
          </table:table-cell>
          <table:table-cell table:style-name="ce37" table:formula="of:=[Males.BJ56]+[Females.BJ56]" office:value-type="float" office:value="67032" calcext:value-type="float">
            <text:p>67,032</text:p>
          </table:table-cell>
          <table:table-cell table:style-name="ce37" table:formula="of:=[Males.BK56]+[Females.BK56]" office:value-type="float" office:value="70973" calcext:value-type="float">
            <text:p>70,973</text:p>
          </table:table-cell>
          <table:table-cell table:style-name="ce37" table:formula="of:=[Males.BL56]+[Females.BL56]" office:value-type="float" office:value="73275" calcext:value-type="float">
            <text:p>73,275</text:p>
          </table:table-cell>
          <table:table-cell table:style-name="ce37" table:formula="of:=[Males.BM56]+[Females.BM56]" office:value-type="float" office:value="72058" calcext:value-type="float">
            <text:p>72,058</text:p>
          </table:table-cell>
          <table:table-cell table:style-name="ce37" table:formula="of:=[Males.BN56]+[Females.BN56]" office:value-type="float" office:value="74319" calcext:value-type="float">
            <text:p>74,319</text:p>
          </table:table-cell>
          <table:table-cell table:style-name="ce37" table:formula="of:=[Males.BO56]+[Females.BO56]" office:value-type="float" office:value="75231" calcext:value-type="float">
            <text:p>75,231</text:p>
          </table:table-cell>
          <table:table-cell table:style-name="ce37" table:formula="of:=[Males.BP56]+[Females.BP56]" office:value-type="float" office:value="75167" calcext:value-type="float">
            <text:p>75,167</text:p>
          </table:table-cell>
          <table:table-cell table:style-name="ce37" table:formula="of:=[Males.BQ56]+[Females.BQ56]" office:value-type="float" office:value="74053" calcext:value-type="float">
            <text:p>74,053</text:p>
          </table:table-cell>
          <table:table-cell table:style-name="ce37" table:formula="of:=[Males.BR56]+[Females.BR56]" office:value-type="float" office:value="75885" calcext:value-type="float">
            <text:p>75,885</text:p>
          </table:table-cell>
          <table:table-cell table:style-name="ce37" table:formula="of:=[Males.BS56]+[Females.BS56]" office:value-type="float" office:value="74070" calcext:value-type="float">
            <text:p>74,070</text:p>
          </table:table-cell>
          <table:table-cell table:style-name="ce37" table:formula="of:=[Males.BT56]+[Females.BT56]" office:value-type="float" office:value="72854" calcext:value-type="float">
            <text:p>72,854</text:p>
          </table:table-cell>
          <table:table-cell table:style-name="ce37" table:formula="of:=[Males.BU56]+[Females.BU56]" office:value-type="float" office:value="70086" calcext:value-type="float">
            <text:p>70,086</text:p>
          </table:table-cell>
          <table:table-cell table:style-name="ce37" table:formula="of:=[Males.BV56]+[Females.BV56]" office:value-type="float" office:value="67302" calcext:value-type="float">
            <text:p>67,302</text:p>
          </table:table-cell>
          <table:table-cell table:style-name="ce37" table:formula="of:=[Males.BW56]+[Females.BW56]" office:value-type="float" office:value="63950" calcext:value-type="float">
            <text:p>63,950</text:p>
          </table:table-cell>
          <table:table-cell table:style-name="ce37" table:formula="of:=[Males.BX56]+[Females.BX56]" office:value-type="float" office:value="62361" calcext:value-type="float">
            <text:p>62,361</text:p>
          </table:table-cell>
          <table:table-cell table:style-name="ce37" table:formula="of:=[Males.BY56]+[Females.BY56]" office:value-type="float" office:value="59271" calcext:value-type="float">
            <text:p>59,271</text:p>
          </table:table-cell>
          <table:table-cell table:style-name="ce37" table:formula="of:=[Males.BZ56]+[Females.BZ56]" office:value-type="float" office:value="56457" calcext:value-type="float">
            <text:p>56,457</text:p>
          </table:table-cell>
          <table:table-cell table:style-name="ce37" table:formula="of:=[Males.CA56]+[Females.CA56]" office:value-type="float" office:value="53288" calcext:value-type="float">
            <text:p>53,288</text:p>
          </table:table-cell>
          <table:table-cell table:style-name="ce37" table:formula="of:=[Males.CB56]+[Females.CB56]" office:value-type="float" office:value="49659" calcext:value-type="float">
            <text:p>49,659</text:p>
          </table:table-cell>
          <table:table-cell table:style-name="ce37" table:formula="of:=[Males.CC56]+[Females.CC56]" office:value-type="float" office:value="47412" calcext:value-type="float">
            <text:p>47,412</text:p>
          </table:table-cell>
          <table:table-cell table:style-name="ce37" table:formula="of:=[Males.CD56]+[Females.CD56]" office:value-type="float" office:value="44910" calcext:value-type="float">
            <text:p>44,910</text:p>
          </table:table-cell>
          <table:table-cell table:style-name="ce37" table:formula="of:=[Males.CE56]+[Females.CE56]" office:value-type="float" office:value="41583" calcext:value-type="float">
            <text:p>41,583</text:p>
          </table:table-cell>
          <table:table-cell table:style-name="ce37" table:formula="of:=[Males.CF56]+[Females.CF56]" office:value-type="float" office:value="40145" calcext:value-type="float">
            <text:p>40,145</text:p>
          </table:table-cell>
          <table:table-cell table:style-name="ce37" table:formula="of:=[Males.CG56]+[Females.CG56]" office:value-type="float" office:value="38249" calcext:value-type="float">
            <text:p>38,249</text:p>
          </table:table-cell>
          <table:table-cell table:style-name="ce37" table:formula="of:=[Males.CH56]+[Females.CH56]" office:value-type="float" office:value="37051" calcext:value-type="float">
            <text:p>37,051</text:p>
          </table:table-cell>
          <table:table-cell table:style-name="ce37" table:formula="of:=[Males.CI56]+[Females.CI56]" office:value-type="float" office:value="35793" calcext:value-type="float">
            <text:p>35,793</text:p>
          </table:table-cell>
          <table:table-cell table:style-name="ce37" table:formula="of:=[Males.CJ56]+[Females.CJ56]" office:value-type="float" office:value="36040" calcext:value-type="float">
            <text:p>36,040</text:p>
          </table:table-cell>
          <table:table-cell table:style-name="ce37" table:formula="of:=[Males.CK56]+[Females.CK56]" office:value-type="float" office:value="25148" calcext:value-type="float">
            <text:p>25,148</text:p>
          </table:table-cell>
          <table:table-cell table:style-name="ce37" table:formula="of:=[Males.CL56]+[Females.CL56]" office:value-type="float" office:value="21690" calcext:value-type="float">
            <text:p>21,690</text:p>
          </table:table-cell>
          <table:table-cell table:style-name="ce37" table:formula="of:=[Males.CM56]+[Females.CM56]" office:value-type="float" office:value="19970" calcext:value-type="float">
            <text:p>19,970</text:p>
          </table:table-cell>
          <table:table-cell table:style-name="ce37" table:formula="of:=[Males.CN56]+[Females.CN56]" office:value-type="float" office:value="82444" calcext:value-type="float">
            <text:p>82,444</text:p>
          </table:table-cell>
          <table:table-cell table:style-name="ce35" table:formula="of:=SUM([.B56:.CN56])" office:value-type="float" office:value="5647883" calcext:value-type="float">
            <text:p>5,647,883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7]" office:value-type="float" office:value="2034" calcext:value-type="float">
            <text:p>2034</text:p>
          </table:table-cell>
          <table:table-cell table:style-name="ce37" table:formula="of:=[Males.B57]+[Females.B57]" office:value-type="float" office:value="56006" calcext:value-type="float">
            <text:p>56,006</text:p>
          </table:table-cell>
          <table:table-cell table:style-name="ce37" table:formula="of:=[Males.C57]+[Females.C57]" office:value-type="float" office:value="56492" calcext:value-type="float">
            <text:p>56,492</text:p>
          </table:table-cell>
          <table:table-cell table:style-name="ce37" table:formula="of:=[Males.D57]+[Females.D57]" office:value-type="float" office:value="56909" calcext:value-type="float">
            <text:p>56,909</text:p>
          </table:table-cell>
          <table:table-cell table:style-name="ce37" table:formula="of:=[Males.E57]+[Females.E57]" office:value-type="float" office:value="57320" calcext:value-type="float">
            <text:p>57,320</text:p>
          </table:table-cell>
          <table:table-cell table:style-name="ce37" table:formula="of:=[Males.F57]+[Females.F57]" office:value-type="float" office:value="57718" calcext:value-type="float">
            <text:p>57,718</text:p>
          </table:table-cell>
          <table:table-cell table:style-name="ce37" table:formula="of:=[Males.G57]+[Females.G57]" office:value-type="float" office:value="58105" calcext:value-type="float">
            <text:p>58,105</text:p>
          </table:table-cell>
          <table:table-cell table:style-name="ce37" table:formula="of:=[Males.H57]+[Females.H57]" office:value-type="float" office:value="58452" calcext:value-type="float">
            <text:p>58,452</text:p>
          </table:table-cell>
          <table:table-cell table:style-name="ce37" table:formula="of:=[Males.I57]+[Females.I57]" office:value-type="float" office:value="58715" calcext:value-type="float">
            <text:p>58,715</text:p>
          </table:table-cell>
          <table:table-cell table:style-name="ce37" table:formula="of:=[Males.J57]+[Females.J57]" office:value-type="float" office:value="58917" calcext:value-type="float">
            <text:p>58,917</text:p>
          </table:table-cell>
          <table:table-cell table:style-name="ce37" table:formula="of:=[Males.K57]+[Females.K57]" office:value-type="float" office:value="59026" calcext:value-type="float">
            <text:p>59,026</text:p>
          </table:table-cell>
          <table:table-cell table:style-name="ce37" table:formula="of:=[Males.L57]+[Females.L57]" office:value-type="float" office:value="59029" calcext:value-type="float">
            <text:p>59,029</text:p>
          </table:table-cell>
          <table:table-cell table:style-name="ce37" table:formula="of:=[Males.M57]+[Females.M57]" office:value-type="float" office:value="58982" calcext:value-type="float">
            <text:p>58,982</text:p>
          </table:table-cell>
          <table:table-cell table:style-name="ce37" table:formula="of:=[Males.N57]+[Females.N57]" office:value-type="float" office:value="58834" calcext:value-type="float">
            <text:p>58,834</text:p>
          </table:table-cell>
          <table:table-cell table:style-name="ce37" table:formula="of:=[Males.O57]+[Females.O57]" office:value-type="float" office:value="58610" calcext:value-type="float">
            <text:p>58,610</text:p>
          </table:table-cell>
          <table:table-cell table:style-name="ce37" table:formula="of:=[Males.P57]+[Females.P57]" office:value-type="float" office:value="58321" calcext:value-type="float">
            <text:p>58,321</text:p>
          </table:table-cell>
          <table:table-cell table:style-name="ce37" table:formula="of:=[Males.Q57]+[Females.Q57]" office:value-type="float" office:value="57958" calcext:value-type="float">
            <text:p>57,958</text:p>
          </table:table-cell>
          <table:table-cell table:style-name="ce37" table:formula="of:=[Males.R57]+[Females.R57]" office:value-type="float" office:value="57552" calcext:value-type="float">
            <text:p>57,552</text:p>
          </table:table-cell>
          <table:table-cell table:style-name="ce37" table:formula="of:=[Males.S57]+[Females.S57]" office:value-type="float" office:value="57386" calcext:value-type="float">
            <text:p>57,386</text:p>
          </table:table-cell>
          <table:table-cell table:style-name="ce37" table:formula="of:=[Males.T57]+[Females.T57]" office:value-type="float" office:value="58453" calcext:value-type="float">
            <text:p>58,453</text:p>
          </table:table-cell>
          <table:table-cell table:style-name="ce37" table:formula="of:=[Males.U57]+[Females.U57]" office:value-type="float" office:value="60346" calcext:value-type="float">
            <text:p>60,346</text:p>
          </table:table-cell>
          <table:table-cell table:style-name="ce37" table:formula="of:=[Males.V57]+[Females.V57]" office:value-type="float" office:value="62686" calcext:value-type="float">
            <text:p>62,686</text:p>
          </table:table-cell>
          <table:table-cell table:style-name="ce37" table:formula="of:=[Males.W57]+[Females.W57]" office:value-type="float" office:value="65025" calcext:value-type="float">
            <text:p>65,025</text:p>
          </table:table-cell>
          <table:table-cell table:style-name="ce37" table:formula="of:=[Males.X57]+[Females.X57]" office:value-type="float" office:value="67823" calcext:value-type="float">
            <text:p>67,823</text:p>
          </table:table-cell>
          <table:table-cell table:style-name="ce37" table:formula="of:=[Males.Y57]+[Females.Y57]" office:value-type="float" office:value="70110" calcext:value-type="float">
            <text:p>70,110</text:p>
          </table:table-cell>
          <table:table-cell table:style-name="ce37" table:formula="of:=[Males.Z57]+[Females.Z57]" office:value-type="float" office:value="67297" calcext:value-type="float">
            <text:p>67,297</text:p>
          </table:table-cell>
          <table:table-cell table:style-name="ce37" table:formula="of:=[Males.AA57]+[Females.AA57]" office:value-type="float" office:value="68728" calcext:value-type="float">
            <text:p>68,728</text:p>
          </table:table-cell>
          <table:table-cell table:style-name="ce37" table:formula="of:=[Males.AB57]+[Females.AB57]" office:value-type="float" office:value="68543" calcext:value-type="float">
            <text:p>68,543</text:p>
          </table:table-cell>
          <table:table-cell table:style-name="ce37" table:formula="of:=[Males.AC57]+[Females.AC57]" office:value-type="float" office:value="66143" calcext:value-type="float">
            <text:p>66,143</text:p>
          </table:table-cell>
          <table:table-cell table:style-name="ce37" table:formula="of:=[Males.AD57]+[Females.AD57]" office:value-type="float" office:value="65104" calcext:value-type="float">
            <text:p>65,104</text:p>
          </table:table-cell>
          <table:table-cell table:style-name="ce37" table:formula="of:=[Males.AE57]+[Females.AE57]" office:value-type="float" office:value="64732" calcext:value-type="float">
            <text:p>64,732</text:p>
          </table:table-cell>
          <table:table-cell table:style-name="ce37" table:formula="of:=[Males.AF57]+[Females.AF57]" office:value-type="float" office:value="63691" calcext:value-type="float">
            <text:p>63,691</text:p>
          </table:table-cell>
          <table:table-cell table:style-name="ce37" table:formula="of:=[Males.AG57]+[Females.AG57]" office:value-type="float" office:value="62115" calcext:value-type="float">
            <text:p>62,115</text:p>
          </table:table-cell>
          <table:table-cell table:style-name="ce37" table:formula="of:=[Males.AH57]+[Females.AH57]" office:value-type="float" office:value="61913" calcext:value-type="float">
            <text:p>61,913</text:p>
          </table:table-cell>
          <table:table-cell table:style-name="ce37" table:formula="of:=[Males.AI57]+[Females.AI57]" office:value-type="float" office:value="64173" calcext:value-type="float">
            <text:p>64,173</text:p>
          </table:table-cell>
          <table:table-cell table:style-name="ce37" table:formula="of:=[Males.AJ57]+[Females.AJ57]" office:value-type="float" office:value="65596" calcext:value-type="float">
            <text:p>65,596</text:p>
          </table:table-cell>
          <table:table-cell table:style-name="ce37" table:formula="of:=[Males.AK57]+[Females.AK57]" office:value-type="float" office:value="67838" calcext:value-type="float">
            <text:p>67,838</text:p>
          </table:table-cell>
          <table:table-cell table:style-name="ce37" table:formula="of:=[Males.AL57]+[Females.AL57]" office:value-type="float" office:value="69061" calcext:value-type="float">
            <text:p>69,061</text:p>
          </table:table-cell>
          <table:table-cell table:style-name="ce37" table:formula="of:=[Males.AM57]+[Females.AM57]" office:value-type="float" office:value="71205" calcext:value-type="float">
            <text:p>71,205</text:p>
          </table:table-cell>
          <table:table-cell table:style-name="ce37" table:formula="of:=[Males.AN57]+[Females.AN57]" office:value-type="float" office:value="71982" calcext:value-type="float">
            <text:p>71,982</text:p>
          </table:table-cell>
          <table:table-cell table:style-name="ce37" table:formula="of:=[Males.AO57]+[Females.AO57]" office:value-type="float" office:value="73454" calcext:value-type="float">
            <text:p>73,454</text:p>
          </table:table-cell>
          <table:table-cell table:style-name="ce37" table:formula="of:=[Males.AP57]+[Females.AP57]" office:value-type="float" office:value="74369" calcext:value-type="float">
            <text:p>74,369</text:p>
          </table:table-cell>
          <table:table-cell table:style-name="ce37" table:formula="of:=[Males.AQ57]+[Females.AQ57]" office:value-type="float" office:value="74296" calcext:value-type="float">
            <text:p>74,296</text:p>
          </table:table-cell>
          <table:table-cell table:style-name="ce37" table:formula="of:=[Males.AR57]+[Females.AR57]" office:value-type="float" office:value="78681" calcext:value-type="float">
            <text:p>78,681</text:p>
          </table:table-cell>
          <table:table-cell table:style-name="ce37" table:formula="of:=[Males.AS57]+[Females.AS57]" office:value-type="float" office:value="78361" calcext:value-type="float">
            <text:p>78,361</text:p>
          </table:table-cell>
          <table:table-cell table:style-name="ce37" table:formula="of:=[Males.AT57]+[Females.AT57]" office:value-type="float" office:value="74616" calcext:value-type="float">
            <text:p>74,616</text:p>
          </table:table-cell>
          <table:table-cell table:style-name="ce37" table:formula="of:=[Males.AU57]+[Females.AU57]" office:value-type="float" office:value="73440" calcext:value-type="float">
            <text:p>73,440</text:p>
          </table:table-cell>
          <table:table-cell table:style-name="ce37" table:formula="of:=[Males.AV57]+[Females.AV57]" office:value-type="float" office:value="73992" calcext:value-type="float">
            <text:p>73,992</text:p>
          </table:table-cell>
          <table:table-cell table:style-name="ce37" table:formula="of:=[Males.AW57]+[Females.AW57]" office:value-type="float" office:value="71752" calcext:value-type="float">
            <text:p>71,752</text:p>
          </table:table-cell>
          <table:table-cell table:style-name="ce37" table:formula="of:=[Males.AX57]+[Females.AX57]" office:value-type="float" office:value="70980" calcext:value-type="float">
            <text:p>70,980</text:p>
          </table:table-cell>
          <table:table-cell table:style-name="ce37" table:formula="of:=[Males.AY57]+[Females.AY57]" office:value-type="float" office:value="70436" calcext:value-type="float">
            <text:p>70,436</text:p>
          </table:table-cell>
          <table:table-cell table:style-name="ce37" table:formula="of:=[Males.AZ57]+[Females.AZ57]" office:value-type="float" office:value="68063" calcext:value-type="float">
            <text:p>68,063</text:p>
          </table:table-cell>
          <table:table-cell table:style-name="ce37" table:formula="of:=[Males.BA57]+[Females.BA57]" office:value-type="float" office:value="68904" calcext:value-type="float">
            <text:p>68,904</text:p>
          </table:table-cell>
          <table:table-cell table:style-name="ce37" table:formula="of:=[Males.BB57]+[Females.BB57]" office:value-type="float" office:value="69638" calcext:value-type="float">
            <text:p>69,638</text:p>
          </table:table-cell>
          <table:table-cell table:style-name="ce37" table:formula="of:=[Males.BC57]+[Females.BC57]" office:value-type="float" office:value="68949" calcext:value-type="float">
            <text:p>68,949</text:p>
          </table:table-cell>
          <table:table-cell table:style-name="ce37" table:formula="of:=[Males.BD57]+[Females.BD57]" office:value-type="float" office:value="67367" calcext:value-type="float">
            <text:p>67,367</text:p>
          </table:table-cell>
          <table:table-cell table:style-name="ce37" table:formula="of:=[Males.BE57]+[Females.BE57]" office:value-type="float" office:value="64659" calcext:value-type="float">
            <text:p>64,659</text:p>
          </table:table-cell>
          <table:table-cell table:style-name="ce37" table:formula="of:=[Males.BF57]+[Females.BF57]" office:value-type="float" office:value="60146" calcext:value-type="float">
            <text:p>60,146</text:p>
          </table:table-cell>
          <table:table-cell table:style-name="ce37" table:formula="of:=[Males.BG57]+[Females.BG57]" office:value-type="float" office:value="58841" calcext:value-type="float">
            <text:p>58,841</text:p>
          </table:table-cell>
          <table:table-cell table:style-name="ce37" table:formula="of:=[Males.BH57]+[Females.BH57]" office:value-type="float" office:value="62158" calcext:value-type="float">
            <text:p>62,158</text:p>
          </table:table-cell>
          <table:table-cell table:style-name="ce37" table:formula="of:=[Males.BI57]+[Females.BI57]" office:value-type="float" office:value="62526" calcext:value-type="float">
            <text:p>62,526</text:p>
          </table:table-cell>
          <table:table-cell table:style-name="ce37" table:formula="of:=[Males.BJ57]+[Females.BJ57]" office:value-type="float" office:value="63191" calcext:value-type="float">
            <text:p>63,191</text:p>
          </table:table-cell>
          <table:table-cell table:style-name="ce37" table:formula="of:=[Males.BK57]+[Females.BK57]" office:value-type="float" office:value="66745" calcext:value-type="float">
            <text:p>66,745</text:p>
          </table:table-cell>
          <table:table-cell table:style-name="ce37" table:formula="of:=[Males.BL57]+[Females.BL57]" office:value-type="float" office:value="70623" calcext:value-type="float">
            <text:p>70,623</text:p>
          </table:table-cell>
          <table:table-cell table:style-name="ce37" table:formula="of:=[Males.BM57]+[Females.BM57]" office:value-type="float" office:value="72866" calcext:value-type="float">
            <text:p>72,866</text:p>
          </table:table-cell>
          <table:table-cell table:style-name="ce37" table:formula="of:=[Males.BN57]+[Females.BN57]" office:value-type="float" office:value="71606" calcext:value-type="float">
            <text:p>71,606</text:p>
          </table:table-cell>
          <table:table-cell table:style-name="ce37" table:formula="of:=[Males.BO57]+[Females.BO57]" office:value-type="float" office:value="73798" calcext:value-type="float">
            <text:p>73,798</text:p>
          </table:table-cell>
          <table:table-cell table:style-name="ce37" table:formula="of:=[Males.BP57]+[Females.BP57]" office:value-type="float" office:value="74628" calcext:value-type="float">
            <text:p>74,628</text:p>
          </table:table-cell>
          <table:table-cell table:style-name="ce37" table:formula="of:=[Males.BQ57]+[Females.BQ57]" office:value-type="float" office:value="74479" calcext:value-type="float">
            <text:p>74,479</text:p>
          </table:table-cell>
          <table:table-cell table:style-name="ce37" table:formula="of:=[Males.BR57]+[Females.BR57]" office:value-type="float" office:value="73295" calcext:value-type="float">
            <text:p>73,295</text:p>
          </table:table-cell>
          <table:table-cell table:style-name="ce37" table:formula="of:=[Males.BS57]+[Females.BS57]" office:value-type="float" office:value="75007" calcext:value-type="float">
            <text:p>75,007</text:p>
          </table:table-cell>
          <table:table-cell table:style-name="ce37" table:formula="of:=[Males.BT57]+[Females.BT57]" office:value-type="float" office:value="73112" calcext:value-type="float">
            <text:p>73,112</text:p>
          </table:table-cell>
          <table:table-cell table:style-name="ce37" table:formula="of:=[Males.BU57]+[Females.BU57]" office:value-type="float" office:value="71812" calcext:value-type="float">
            <text:p>71,812</text:p>
          </table:table-cell>
          <table:table-cell table:style-name="ce37" table:formula="of:=[Males.BV57]+[Females.BV57]" office:value-type="float" office:value="68976" calcext:value-type="float">
            <text:p>68,976</text:p>
          </table:table-cell>
          <table:table-cell table:style-name="ce37" table:formula="of:=[Males.BW57]+[Females.BW57]" office:value-type="float" office:value="66134" calcext:value-type="float">
            <text:p>66,134</text:p>
          </table:table-cell>
          <table:table-cell table:style-name="ce37" table:formula="of:=[Males.BX57]+[Females.BX57]" office:value-type="float" office:value="62741" calcext:value-type="float">
            <text:p>62,741</text:p>
          </table:table-cell>
          <table:table-cell table:style-name="ce37" table:formula="of:=[Males.BY57]+[Females.BY57]" office:value-type="float" office:value="61049" calcext:value-type="float">
            <text:p>61,049</text:p>
          </table:table-cell>
          <table:table-cell table:style-name="ce37" table:formula="of:=[Males.BZ57]+[Females.BZ57]" office:value-type="float" office:value="57894" calcext:value-type="float">
            <text:p>57,894</text:p>
          </table:table-cell>
          <table:table-cell table:style-name="ce37" table:formula="of:=[Males.CA57]+[Females.CA57]" office:value-type="float" office:value="55016" calcext:value-type="float">
            <text:p>55,016</text:p>
          </table:table-cell>
          <table:table-cell table:style-name="ce37" table:formula="of:=[Males.CB57]+[Females.CB57]" office:value-type="float" office:value="51772" calcext:value-type="float">
            <text:p>51,772</text:p>
          </table:table-cell>
          <table:table-cell table:style-name="ce37" table:formula="of:=[Males.CC57]+[Females.CC57]" office:value-type="float" office:value="48075" calcext:value-type="float">
            <text:p>48,075</text:p>
          </table:table-cell>
          <table:table-cell table:style-name="ce37" table:formula="of:=[Males.CD57]+[Females.CD57]" office:value-type="float" office:value="45721" calcext:value-type="float">
            <text:p>45,721</text:p>
          </table:table-cell>
          <table:table-cell table:style-name="ce37" table:formula="of:=[Males.CE57]+[Females.CE57]" office:value-type="float" office:value="43129" calcext:value-type="float">
            <text:p>43,129</text:p>
          </table:table-cell>
          <table:table-cell table:style-name="ce37" table:formula="of:=[Males.CF57]+[Females.CF57]" office:value-type="float" office:value="39740" calcext:value-type="float">
            <text:p>39,740</text:p>
          </table:table-cell>
          <table:table-cell table:style-name="ce37" table:formula="of:=[Males.CG57]+[Females.CG57]" office:value-type="float" office:value="38154" calcext:value-type="float">
            <text:p>38,154</text:p>
          </table:table-cell>
          <table:table-cell table:style-name="ce37" table:formula="of:=[Males.CH57]+[Females.CH57]" office:value-type="float" office:value="36121" calcext:value-type="float">
            <text:p>36,121</text:p>
          </table:table-cell>
          <table:table-cell table:style-name="ce37" table:formula="of:=[Males.CI57]+[Females.CI57]" office:value-type="float" office:value="34752" calcext:value-type="float">
            <text:p>34,752</text:p>
          </table:table-cell>
          <table:table-cell table:style-name="ce37" table:formula="of:=[Males.CJ57]+[Females.CJ57]" office:value-type="float" office:value="33317" calcext:value-type="float">
            <text:p>33,317</text:p>
          </table:table-cell>
          <table:table-cell table:style-name="ce37" table:formula="of:=[Males.CK57]+[Females.CK57]" office:value-type="float" office:value="33248" calcext:value-type="float">
            <text:p>33,248</text:p>
          </table:table-cell>
          <table:table-cell table:style-name="ce37" table:formula="of:=[Males.CL57]+[Females.CL57]" office:value-type="float" office:value="22973" calcext:value-type="float">
            <text:p>22,973</text:p>
          </table:table-cell>
          <table:table-cell table:style-name="ce37" table:formula="of:=[Males.CM57]+[Females.CM57]" office:value-type="float" office:value="19612" calcext:value-type="float">
            <text:p>19,612</text:p>
          </table:table-cell>
          <table:table-cell table:style-name="ce37" table:formula="of:=[Males.CN57]+[Females.CN57]" office:value-type="float" office:value="86598" calcext:value-type="float">
            <text:p>86,598</text:p>
          </table:table-cell>
          <table:table-cell table:style-name="ce35" table:formula="of:=SUM([.B57:.CN57])" office:value-type="float" office:value="5658708" calcext:value-type="float">
            <text:p>5,658,708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8]" office:value-type="float" office:value="2035" calcext:value-type="float">
            <text:p>2035</text:p>
          </table:table-cell>
          <table:table-cell table:style-name="ce37" table:formula="of:=[Males.B58]+[Females.B58]" office:value-type="float" office:value="55849" calcext:value-type="float">
            <text:p>55,849</text:p>
          </table:table-cell>
          <table:table-cell table:style-name="ce37" table:formula="of:=[Males.C58]+[Females.C58]" office:value-type="float" office:value="56325" calcext:value-type="float">
            <text:p>56,325</text:p>
          </table:table-cell>
          <table:table-cell table:style-name="ce37" table:formula="of:=[Males.D58]+[Females.D58]" office:value-type="float" office:value="56731" calcext:value-type="float">
            <text:p>56,731</text:p>
          </table:table-cell>
          <table:table-cell table:style-name="ce37" table:formula="of:=[Males.E58]+[Females.E58]" office:value-type="float" office:value="57093" calcext:value-type="float">
            <text:p>57,093</text:p>
          </table:table-cell>
          <table:table-cell table:style-name="ce37" table:formula="of:=[Males.F58]+[Females.F58]" office:value-type="float" office:value="57471" calcext:value-type="float">
            <text:p>57,471</text:p>
          </table:table-cell>
          <table:table-cell table:style-name="ce37" table:formula="of:=[Males.G58]+[Females.G58]" office:value-type="float" office:value="57855" calcext:value-type="float">
            <text:p>57,855</text:p>
          </table:table-cell>
          <table:table-cell table:style-name="ce37" table:formula="of:=[Males.H58]+[Females.H58]" office:value-type="float" office:value="58224" calcext:value-type="float">
            <text:p>58,224</text:p>
          </table:table-cell>
          <table:table-cell table:style-name="ce37" table:formula="of:=[Males.I58]+[Females.I58]" office:value-type="float" office:value="58554" calcext:value-type="float">
            <text:p>58,554</text:p>
          </table:table-cell>
          <table:table-cell table:style-name="ce37" table:formula="of:=[Males.J58]+[Females.J58]" office:value-type="float" office:value="58802" calcext:value-type="float">
            <text:p>58,802</text:p>
          </table:table-cell>
          <table:table-cell table:style-name="ce37" table:formula="of:=[Males.K58]+[Females.K58]" office:value-type="float" office:value="58996" calcext:value-type="float">
            <text:p>58,996</text:p>
          </table:table-cell>
          <table:table-cell table:style-name="ce37" table:formula="of:=[Males.L58]+[Females.L58]" office:value-type="float" office:value="59106" calcext:value-type="float">
            <text:p>59,106</text:p>
          </table:table-cell>
          <table:table-cell table:style-name="ce37" table:formula="of:=[Males.M58]+[Females.M58]" office:value-type="float" office:value="59108" calcext:value-type="float">
            <text:p>59,108</text:p>
          </table:table-cell>
          <table:table-cell table:style-name="ce37" table:formula="of:=[Males.N58]+[Females.N58]" office:value-type="float" office:value="59044" calcext:value-type="float">
            <text:p>59,044</text:p>
          </table:table-cell>
          <table:table-cell table:style-name="ce37" table:formula="of:=[Males.O58]+[Females.O58]" office:value-type="float" office:value="58890" calcext:value-type="float">
            <text:p>58,890</text:p>
          </table:table-cell>
          <table:table-cell table:style-name="ce37" table:formula="of:=[Males.P58]+[Females.P58]" office:value-type="float" office:value="58686" calcext:value-type="float">
            <text:p>58,686</text:p>
          </table:table-cell>
          <table:table-cell table:style-name="ce37" table:formula="of:=[Males.Q58]+[Females.Q58]" office:value-type="float" office:value="58404" calcext:value-type="float">
            <text:p>58,404</text:p>
          </table:table-cell>
          <table:table-cell table:style-name="ce37" table:formula="of:=[Males.R58]+[Females.R58]" office:value-type="float" office:value="58057" calcext:value-type="float">
            <text:p>58,057</text:p>
          </table:table-cell>
          <table:table-cell table:style-name="ce37" table:formula="of:=[Males.S58]+[Females.S58]" office:value-type="float" office:value="57751" calcext:value-type="float">
            <text:p>57,751</text:p>
          </table:table-cell>
          <table:table-cell table:style-name="ce37" table:formula="of:=[Males.T58]+[Females.T58]" office:value-type="float" office:value="58159" calcext:value-type="float">
            <text:p>58,159</text:p>
          </table:table-cell>
          <table:table-cell table:style-name="ce37" table:formula="of:=[Males.U58]+[Females.U58]" office:value-type="float" office:value="60093" calcext:value-type="float">
            <text:p>60,093</text:p>
          </table:table-cell>
          <table:table-cell table:style-name="ce37" table:formula="of:=[Males.V58]+[Females.V58]" office:value-type="float" office:value="62155" calcext:value-type="float">
            <text:p>62,155</text:p>
          </table:table-cell>
          <table:table-cell table:style-name="ce37" table:formula="of:=[Males.W58]+[Females.W58]" office:value-type="float" office:value="64106" calcext:value-type="float">
            <text:p>64,106</text:p>
          </table:table-cell>
          <table:table-cell table:style-name="ce37" table:formula="of:=[Males.X58]+[Females.X58]" office:value-type="float" office:value="66207" calcext:value-type="float">
            <text:p>66,207</text:p>
          </table:table-cell>
          <table:table-cell table:style-name="ce37" table:formula="of:=[Males.Y58]+[Females.Y58]" office:value-type="float" office:value="68550" calcext:value-type="float">
            <text:p>68,550</text:p>
          </table:table-cell>
          <table:table-cell table:style-name="ce37" table:formula="of:=[Males.Z58]+[Females.Z58]" office:value-type="float" office:value="70242" calcext:value-type="float">
            <text:p>70,242</text:p>
          </table:table-cell>
          <table:table-cell table:style-name="ce37" table:formula="of:=[Males.AA58]+[Females.AA58]" office:value-type="float" office:value="67317" calcext:value-type="float">
            <text:p>67,317</text:p>
          </table:table-cell>
          <table:table-cell table:style-name="ce37" table:formula="of:=[Males.AB58]+[Females.AB58]" office:value-type="float" office:value="68837" calcext:value-type="float">
            <text:p>68,837</text:p>
          </table:table-cell>
          <table:table-cell table:style-name="ce37" table:formula="of:=[Males.AC58]+[Females.AC58]" office:value-type="float" office:value="68697" calcext:value-type="float">
            <text:p>68,697</text:p>
          </table:table-cell>
          <table:table-cell table:style-name="ce37" table:formula="of:=[Males.AD58]+[Females.AD58]" office:value-type="float" office:value="66311" calcext:value-type="float">
            <text:p>66,311</text:p>
          </table:table-cell>
          <table:table-cell table:style-name="ce37" table:formula="of:=[Males.AE58]+[Females.AE58]" office:value-type="float" office:value="65236" calcext:value-type="float">
            <text:p>65,236</text:p>
          </table:table-cell>
          <table:table-cell table:style-name="ce37" table:formula="of:=[Males.AF58]+[Females.AF58]" office:value-type="float" office:value="64869" calcext:value-type="float">
            <text:p>64,869</text:p>
          </table:table-cell>
          <table:table-cell table:style-name="ce37" table:formula="of:=[Males.AG58]+[Females.AG58]" office:value-type="float" office:value="63831" calcext:value-type="float">
            <text:p>63,831</text:p>
          </table:table-cell>
          <table:table-cell table:style-name="ce37" table:formula="of:=[Males.AH58]+[Females.AH58]" office:value-type="float" office:value="62220" calcext:value-type="float">
            <text:p>62,220</text:p>
          </table:table-cell>
          <table:table-cell table:style-name="ce37" table:formula="of:=[Males.AI58]+[Females.AI58]" office:value-type="float" office:value="62019" calcext:value-type="float">
            <text:p>62,019</text:p>
          </table:table-cell>
          <table:table-cell table:style-name="ce37" table:formula="of:=[Males.AJ58]+[Females.AJ58]" office:value-type="float" office:value="64279" calcext:value-type="float">
            <text:p>64,279</text:p>
          </table:table-cell>
          <table:table-cell table:style-name="ce37" table:formula="of:=[Males.AK58]+[Females.AK58]" office:value-type="float" office:value="65700" calcext:value-type="float">
            <text:p>65,700</text:p>
          </table:table-cell>
          <table:table-cell table:style-name="ce37" table:formula="of:=[Males.AL58]+[Females.AL58]" office:value-type="float" office:value="67936" calcext:value-type="float">
            <text:p>67,936</text:p>
          </table:table-cell>
          <table:table-cell table:style-name="ce37" table:formula="of:=[Males.AM58]+[Females.AM58]" office:value-type="float" office:value="69135" calcext:value-type="float">
            <text:p>69,135</text:p>
          </table:table-cell>
          <table:table-cell table:style-name="ce37" table:formula="of:=[Males.AN58]+[Females.AN58]" office:value-type="float" office:value="71250" calcext:value-type="float">
            <text:p>71,250</text:p>
          </table:table-cell>
          <table:table-cell table:style-name="ce37" table:formula="of:=[Males.AO58]+[Females.AO58]" office:value-type="float" office:value="71988" calcext:value-type="float">
            <text:p>71,988</text:p>
          </table:table-cell>
          <table:table-cell table:style-name="ce37" table:formula="of:=[Males.AP58]+[Females.AP58]" office:value-type="float" office:value="73451" calcext:value-type="float">
            <text:p>73,451</text:p>
          </table:table-cell>
          <table:table-cell table:style-name="ce37" table:formula="of:=[Males.AQ58]+[Females.AQ58]" office:value-type="float" office:value="74382" calcext:value-type="float">
            <text:p>74,382</text:p>
          </table:table-cell>
          <table:table-cell table:style-name="ce37" table:formula="of:=[Males.AR58]+[Females.AR58]" office:value-type="float" office:value="74298" calcext:value-type="float">
            <text:p>74,298</text:p>
          </table:table-cell>
          <table:table-cell table:style-name="ce37" table:formula="of:=[Males.AS58]+[Females.AS58]" office:value-type="float" office:value="78659" calcext:value-type="float">
            <text:p>78,659</text:p>
          </table:table-cell>
          <table:table-cell table:style-name="ce37" table:formula="of:=[Males.AT58]+[Females.AT58]" office:value-type="float" office:value="78342" calcext:value-type="float">
            <text:p>78,342</text:p>
          </table:table-cell>
          <table:table-cell table:style-name="ce37" table:formula="of:=[Males.AU58]+[Females.AU58]" office:value-type="float" office:value="74582" calcext:value-type="float">
            <text:p>74,582</text:p>
          </table:table-cell>
          <table:table-cell table:style-name="ce37" table:formula="of:=[Males.AV58]+[Females.AV58]" office:value-type="float" office:value="73399" calcext:value-type="float">
            <text:p>73,399</text:p>
          </table:table-cell>
          <table:table-cell table:style-name="ce37" table:formula="of:=[Males.AW58]+[Females.AW58]" office:value-type="float" office:value="73936" calcext:value-type="float">
            <text:p>73,936</text:p>
          </table:table-cell>
          <table:table-cell table:style-name="ce37" table:formula="of:=[Males.AX58]+[Females.AX58]" office:value-type="float" office:value="71684" calcext:value-type="float">
            <text:p>71,684</text:p>
          </table:table-cell>
          <table:table-cell table:style-name="ce37" table:formula="of:=[Males.AY58]+[Females.AY58]" office:value-type="float" office:value="70917" calcext:value-type="float">
            <text:p>70,917</text:p>
          </table:table-cell>
          <table:table-cell table:style-name="ce37" table:formula="of:=[Males.AZ58]+[Females.AZ58]" office:value-type="float" office:value="70379" calcext:value-type="float">
            <text:p>70,379</text:p>
          </table:table-cell>
          <table:table-cell table:style-name="ce37" table:formula="of:=[Males.BA58]+[Females.BA58]" office:value-type="float" office:value="68012" calcext:value-type="float">
            <text:p>68,012</text:p>
          </table:table-cell>
          <table:table-cell table:style-name="ce37" table:formula="of:=[Males.BB58]+[Females.BB58]" office:value-type="float" office:value="68842" calcext:value-type="float">
            <text:p>68,842</text:p>
          </table:table-cell>
          <table:table-cell table:style-name="ce37" table:formula="of:=[Males.BC58]+[Females.BC58]" office:value-type="float" office:value="69541" calcext:value-type="float">
            <text:p>69,541</text:p>
          </table:table-cell>
          <table:table-cell table:style-name="ce37" table:formula="of:=[Males.BD58]+[Females.BD58]" office:value-type="float" office:value="68823" calcext:value-type="float">
            <text:p>68,823</text:p>
          </table:table-cell>
          <table:table-cell table:style-name="ce37" table:formula="of:=[Males.BE58]+[Females.BE58]" office:value-type="float" office:value="67220" calcext:value-type="float">
            <text:p>67,220</text:p>
          </table:table-cell>
          <table:table-cell table:style-name="ce37" table:formula="of:=[Males.BF58]+[Females.BF58]" office:value-type="float" office:value="64500" calcext:value-type="float">
            <text:p>64,500</text:p>
          </table:table-cell>
          <table:table-cell table:style-name="ce37" table:formula="of:=[Males.BG58]+[Females.BG58]" office:value-type="float" office:value="59989" calcext:value-type="float">
            <text:p>59,989</text:p>
          </table:table-cell>
          <table:table-cell table:style-name="ce37" table:formula="of:=[Males.BH58]+[Females.BH58]" office:value-type="float" office:value="58663" calcext:value-type="float">
            <text:p>58,663</text:p>
          </table:table-cell>
          <table:table-cell table:style-name="ce37" table:formula="of:=[Males.BI58]+[Females.BI58]" office:value-type="float" office:value="61930" calcext:value-type="float">
            <text:p>61,930</text:p>
          </table:table-cell>
          <table:table-cell table:style-name="ce37" table:formula="of:=[Males.BJ58]+[Females.BJ58]" office:value-type="float" office:value="62282" calcext:value-type="float">
            <text:p>62,282</text:p>
          </table:table-cell>
          <table:table-cell table:style-name="ce37" table:formula="of:=[Males.BK58]+[Females.BK58]" office:value-type="float" office:value="62925" calcext:value-type="float">
            <text:p>62,925</text:p>
          </table:table-cell>
          <table:table-cell table:style-name="ce37" table:formula="of:=[Males.BL58]+[Females.BL58]" office:value-type="float" office:value="66421" calcext:value-type="float">
            <text:p>66,421</text:p>
          </table:table-cell>
          <table:table-cell table:style-name="ce37" table:formula="of:=[Males.BM58]+[Females.BM58]" office:value-type="float" office:value="70236" calcext:value-type="float">
            <text:p>70,236</text:p>
          </table:table-cell>
          <table:table-cell table:style-name="ce37" table:formula="of:=[Males.BN58]+[Females.BN58]" office:value-type="float" office:value="72415" calcext:value-type="float">
            <text:p>72,415</text:p>
          </table:table-cell>
          <table:table-cell table:style-name="ce37" table:formula="of:=[Males.BO58]+[Females.BO58]" office:value-type="float" office:value="71111" calcext:value-type="float">
            <text:p>71,111</text:p>
          </table:table-cell>
          <table:table-cell table:style-name="ce37" table:formula="of:=[Males.BP58]+[Females.BP58]" office:value-type="float" office:value="73215" calcext:value-type="float">
            <text:p>73,215</text:p>
          </table:table-cell>
          <table:table-cell table:style-name="ce37" table:formula="of:=[Males.BQ58]+[Females.BQ58]" office:value-type="float" office:value="73956" calcext:value-type="float">
            <text:p>73,956</text:p>
          </table:table-cell>
          <table:table-cell table:style-name="ce37" table:formula="of:=[Males.BR58]+[Females.BR58]" office:value-type="float" office:value="73724" calcext:value-type="float">
            <text:p>73,724</text:p>
          </table:table-cell>
          <table:table-cell table:style-name="ce37" table:formula="of:=[Males.BS58]+[Females.BS58]" office:value-type="float" office:value="72458" calcext:value-type="float">
            <text:p>72,458</text:p>
          </table:table-cell>
          <table:table-cell table:style-name="ce37" table:formula="of:=[Males.BT58]+[Females.BT58]" office:value-type="float" office:value="74050" calcext:value-type="float">
            <text:p>74,050</text:p>
          </table:table-cell>
          <table:table-cell table:style-name="ce37" table:formula="of:=[Males.BU58]+[Females.BU58]" office:value-type="float" office:value="72083" calcext:value-type="float">
            <text:p>72,083</text:p>
          </table:table-cell>
          <table:table-cell table:style-name="ce37" table:formula="of:=[Males.BV58]+[Females.BV58]" office:value-type="float" office:value="70691" calcext:value-type="float">
            <text:p>70,691</text:p>
          </table:table-cell>
          <table:table-cell table:style-name="ce37" table:formula="of:=[Males.BW58]+[Females.BW58]" office:value-type="float" office:value="67795" calcext:value-type="float">
            <text:p>67,795</text:p>
          </table:table-cell>
          <table:table-cell table:style-name="ce37" table:formula="of:=[Males.BX58]+[Females.BX58]" office:value-type="float" office:value="64904" calcext:value-type="float">
            <text:p>64,904</text:p>
          </table:table-cell>
          <table:table-cell table:style-name="ce37" table:formula="of:=[Males.BY58]+[Females.BY58]" office:value-type="float" office:value="61435" calcext:value-type="float">
            <text:p>61,435</text:p>
          </table:table-cell>
          <table:table-cell table:style-name="ce37" table:formula="of:=[Males.BZ58]+[Females.BZ58]" office:value-type="float" office:value="59652" calcext:value-type="float">
            <text:p>59,652</text:p>
          </table:table-cell>
          <table:table-cell table:style-name="ce37" table:formula="of:=[Males.CA58]+[Females.CA58]" office:value-type="float" office:value="56439" calcext:value-type="float">
            <text:p>56,439</text:p>
          </table:table-cell>
          <table:table-cell table:style-name="ce37" table:formula="of:=[Males.CB58]+[Females.CB58]" office:value-type="float" office:value="53473" calcext:value-type="float">
            <text:p>53,473</text:p>
          </table:table-cell>
          <table:table-cell table:style-name="ce37" table:formula="of:=[Males.CC58]+[Females.CC58]" office:value-type="float" office:value="50144" calcext:value-type="float">
            <text:p>50,144</text:p>
          </table:table-cell>
          <table:table-cell table:style-name="ce37" table:formula="of:=[Males.CD58]+[Females.CD58]" office:value-type="float" office:value="46383" calcext:value-type="float">
            <text:p>46,383</text:p>
          </table:table-cell>
          <table:table-cell table:style-name="ce37" table:formula="of:=[Males.CE58]+[Females.CE58]" office:value-type="float" office:value="43931" calcext:value-type="float">
            <text:p>43,931</text:p>
          </table:table-cell>
          <table:table-cell table:style-name="ce37" table:formula="of:=[Males.CF58]+[Females.CF58]" office:value-type="float" office:value="41244" calcext:value-type="float">
            <text:p>41,244</text:p>
          </table:table-cell>
          <table:table-cell table:style-name="ce37" table:formula="of:=[Males.CG58]+[Females.CG58]" office:value-type="float" office:value="37794" calcext:value-type="float">
            <text:p>37,794</text:p>
          </table:table-cell>
          <table:table-cell table:style-name="ce37" table:formula="of:=[Males.CH58]+[Females.CH58]" office:value-type="float" office:value="36064" calcext:value-type="float">
            <text:p>36,064</text:p>
          </table:table-cell>
          <table:table-cell table:style-name="ce37" table:formula="of:=[Males.CI58]+[Females.CI58]" office:value-type="float" office:value="33909" calcext:value-type="float">
            <text:p>33,909</text:p>
          </table:table-cell>
          <table:table-cell table:style-name="ce37" table:formula="of:=[Males.CJ58]+[Females.CJ58]" office:value-type="float" office:value="32380" calcext:value-type="float">
            <text:p>32,380</text:p>
          </table:table-cell>
          <table:table-cell table:style-name="ce37" table:formula="of:=[Males.CK58]+[Females.CK58]" office:value-type="float" office:value="30772" calcext:value-type="float">
            <text:p>30,772</text:p>
          </table:table-cell>
          <table:table-cell table:style-name="ce37" table:formula="of:=[Males.CL58]+[Females.CL58]" office:value-type="float" office:value="30412" calcext:value-type="float">
            <text:p>30,412</text:p>
          </table:table-cell>
          <table:table-cell table:style-name="ce37" table:formula="of:=[Males.CM58]+[Females.CM58]" office:value-type="float" office:value="20799" calcext:value-type="float">
            <text:p>20,799</text:p>
          </table:table-cell>
          <table:table-cell table:style-name="ce37" table:formula="of:=[Males.CN58]+[Females.CN58]" office:value-type="float" office:value="89928" calcext:value-type="float">
            <text:p>89,928</text:p>
          </table:table-cell>
          <table:table-cell table:style-name="ce35" table:formula="of:=SUM([.B58:.CN58])" office:value-type="float" office:value="5668657" calcext:value-type="float">
            <text:p>5,668,657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59]" office:value-type="float" office:value="2036" calcext:value-type="float">
            <text:p>2036</text:p>
          </table:table-cell>
          <table:table-cell table:style-name="ce37" table:formula="of:=[Males.B59]+[Females.B59]" office:value-type="float" office:value="55748" calcext:value-type="float">
            <text:p>55,748</text:p>
          </table:table-cell>
          <table:table-cell table:style-name="ce37" table:formula="of:=[Males.C59]+[Females.C59]" office:value-type="float" office:value="56168" calcext:value-type="float">
            <text:p>56,168</text:p>
          </table:table-cell>
          <table:table-cell table:style-name="ce37" table:formula="of:=[Males.D59]+[Females.D59]" office:value-type="float" office:value="56564" calcext:value-type="float">
            <text:p>56,564</text:p>
          </table:table-cell>
          <table:table-cell table:style-name="ce37" table:formula="of:=[Males.E59]+[Females.E59]" office:value-type="float" office:value="56914" calcext:value-type="float">
            <text:p>56,914</text:p>
          </table:table-cell>
          <table:table-cell table:style-name="ce37" table:formula="of:=[Males.F59]+[Females.F59]" office:value-type="float" office:value="57244" calcext:value-type="float">
            <text:p>57,244</text:p>
          </table:table-cell>
          <table:table-cell table:style-name="ce37" table:formula="of:=[Males.G59]+[Females.G59]" office:value-type="float" office:value="57608" calcext:value-type="float">
            <text:p>57,608</text:p>
          </table:table-cell>
          <table:table-cell table:style-name="ce37" table:formula="of:=[Males.H59]+[Females.H59]" office:value-type="float" office:value="57974" calcext:value-type="float">
            <text:p>57,974</text:p>
          </table:table-cell>
          <table:table-cell table:style-name="ce37" table:formula="of:=[Males.I59]+[Females.I59]" office:value-type="float" office:value="58327" calcext:value-type="float">
            <text:p>58,327</text:p>
          </table:table-cell>
          <table:table-cell table:style-name="ce37" table:formula="of:=[Males.J59]+[Females.J59]" office:value-type="float" office:value="58640" calcext:value-type="float">
            <text:p>58,640</text:p>
          </table:table-cell>
          <table:table-cell table:style-name="ce37" table:formula="of:=[Males.K59]+[Females.K59]" office:value-type="float" office:value="58882" calcext:value-type="float">
            <text:p>58,882</text:p>
          </table:table-cell>
          <table:table-cell table:style-name="ce37" table:formula="of:=[Males.L59]+[Females.L59]" office:value-type="float" office:value="59077" calcext:value-type="float">
            <text:p>59,077</text:p>
          </table:table-cell>
          <table:table-cell table:style-name="ce37" table:formula="of:=[Males.M59]+[Females.M59]" office:value-type="float" office:value="59186" calcext:value-type="float">
            <text:p>59,186</text:p>
          </table:table-cell>
          <table:table-cell table:style-name="ce37" table:formula="of:=[Males.N59]+[Females.N59]" office:value-type="float" office:value="59170" calcext:value-type="float">
            <text:p>59,170</text:p>
          </table:table-cell>
          <table:table-cell table:style-name="ce37" table:formula="of:=[Males.O59]+[Females.O59]" office:value-type="float" office:value="59100" calcext:value-type="float">
            <text:p>59,100</text:p>
          </table:table-cell>
          <table:table-cell table:style-name="ce37" table:formula="of:=[Males.P59]+[Females.P59]" office:value-type="float" office:value="58965" calcext:value-type="float">
            <text:p>58,965</text:p>
          </table:table-cell>
          <table:table-cell table:style-name="ce37" table:formula="of:=[Males.Q59]+[Females.Q59]" office:value-type="float" office:value="58770" calcext:value-type="float">
            <text:p>58,770</text:p>
          </table:table-cell>
          <table:table-cell table:style-name="ce37" table:formula="of:=[Males.R59]+[Females.R59]" office:value-type="float" office:value="58503" calcext:value-type="float">
            <text:p>58,503</text:p>
          </table:table-cell>
          <table:table-cell table:style-name="ce37" table:formula="of:=[Males.S59]+[Females.S59]" office:value-type="float" office:value="58256" calcext:value-type="float">
            <text:p>58,256</text:p>
          </table:table-cell>
          <table:table-cell table:style-name="ce37" table:formula="of:=[Males.T59]+[Females.T59]" office:value-type="float" office:value="58523" calcext:value-type="float">
            <text:p>58,523</text:p>
          </table:table-cell>
          <table:table-cell table:style-name="ce37" table:formula="of:=[Males.U59]+[Females.U59]" office:value-type="float" office:value="59795" calcext:value-type="float">
            <text:p>59,795</text:p>
          </table:table-cell>
          <table:table-cell table:style-name="ce37" table:formula="of:=[Males.V59]+[Females.V59]" office:value-type="float" office:value="61896" calcext:value-type="float">
            <text:p>61,896</text:p>
          </table:table-cell>
          <table:table-cell table:style-name="ce37" table:formula="of:=[Males.W59]+[Females.W59]" office:value-type="float" office:value="63574" calcext:value-type="float">
            <text:p>63,574</text:p>
          </table:table-cell>
          <table:table-cell table:style-name="ce37" table:formula="of:=[Males.X59]+[Females.X59]" office:value-type="float" office:value="65285" calcext:value-type="float">
            <text:p>65,285</text:p>
          </table:table-cell>
          <table:table-cell table:style-name="ce37" table:formula="of:=[Males.Y59]+[Females.Y59]" office:value-type="float" office:value="66938" calcext:value-type="float">
            <text:p>66,938</text:p>
          </table:table-cell>
          <table:table-cell table:style-name="ce37" table:formula="of:=[Males.Z59]+[Females.Z59]" office:value-type="float" office:value="68677" calcext:value-type="float">
            <text:p>68,677</text:p>
          </table:table-cell>
          <table:table-cell table:style-name="ce37" table:formula="of:=[Males.AA59]+[Females.AA59]" office:value-type="float" office:value="70251" calcext:value-type="float">
            <text:p>70,251</text:p>
          </table:table-cell>
          <table:table-cell table:style-name="ce37" table:formula="of:=[Males.AB59]+[Females.AB59]" office:value-type="float" office:value="67429" calcext:value-type="float">
            <text:p>67,429</text:p>
          </table:table-cell>
          <table:table-cell table:style-name="ce37" table:formula="of:=[Males.AC59]+[Females.AC59]" office:value-type="float" office:value="68989" calcext:value-type="float">
            <text:p>68,989</text:p>
          </table:table-cell>
          <table:table-cell table:style-name="ce37" table:formula="of:=[Males.AD59]+[Females.AD59]" office:value-type="float" office:value="68863" calcext:value-type="float">
            <text:p>68,863</text:p>
          </table:table-cell>
          <table:table-cell table:style-name="ce37" table:formula="of:=[Males.AE59]+[Females.AE59]" office:value-type="float" office:value="66442" calcext:value-type="float">
            <text:p>66,442</text:p>
          </table:table-cell>
          <table:table-cell table:style-name="ce37" table:formula="of:=[Males.AF59]+[Females.AF59]" office:value-type="float" office:value="65371" calcext:value-type="float">
            <text:p>65,371</text:p>
          </table:table-cell>
          <table:table-cell table:style-name="ce37" table:formula="of:=[Males.AG59]+[Females.AG59]" office:value-type="float" office:value="65010" calcext:value-type="float">
            <text:p>65,010</text:p>
          </table:table-cell>
          <table:table-cell table:style-name="ce37" table:formula="of:=[Males.AH59]+[Females.AH59]" office:value-type="float" office:value="63937" calcext:value-type="float">
            <text:p>63,937</text:p>
          </table:table-cell>
          <table:table-cell table:style-name="ce37" table:formula="of:=[Males.AI59]+[Females.AI59]" office:value-type="float" office:value="62325" calcext:value-type="float">
            <text:p>62,325</text:p>
          </table:table-cell>
          <table:table-cell table:style-name="ce37" table:formula="of:=[Males.AJ59]+[Females.AJ59]" office:value-type="float" office:value="62127" calcext:value-type="float">
            <text:p>62,127</text:p>
          </table:table-cell>
          <table:table-cell table:style-name="ce37" table:formula="of:=[Males.AK59]+[Females.AK59]" office:value-type="float" office:value="64382" calcext:value-type="float">
            <text:p>64,382</text:p>
          </table:table-cell>
          <table:table-cell table:style-name="ce37" table:formula="of:=[Males.AL59]+[Females.AL59]" office:value-type="float" office:value="65800" calcext:value-type="float">
            <text:p>65,800</text:p>
          </table:table-cell>
          <table:table-cell table:style-name="ce37" table:formula="of:=[Males.AM59]+[Females.AM59]" office:value-type="float" office:value="68012" calcext:value-type="float">
            <text:p>68,012</text:p>
          </table:table-cell>
          <table:table-cell table:style-name="ce37" table:formula="of:=[Males.AN59]+[Females.AN59]" office:value-type="float" office:value="69182" calcext:value-type="float">
            <text:p>69,182</text:p>
          </table:table-cell>
          <table:table-cell table:style-name="ce37" table:formula="of:=[Males.AO59]+[Females.AO59]" office:value-type="float" office:value="71258" calcext:value-type="float">
            <text:p>71,258</text:p>
          </table:table-cell>
          <table:table-cell table:style-name="ce37" table:formula="of:=[Males.AP59]+[Females.AP59]" office:value-type="float" office:value="71986" calcext:value-type="float">
            <text:p>71,986</text:p>
          </table:table-cell>
          <table:table-cell table:style-name="ce37" table:formula="of:=[Males.AQ59]+[Females.AQ59]" office:value-type="float" office:value="73466" calcext:value-type="float">
            <text:p>73,466</text:p>
          </table:table-cell>
          <table:table-cell table:style-name="ce37" table:formula="of:=[Males.AR59]+[Females.AR59]" office:value-type="float" office:value="74378" calcext:value-type="float">
            <text:p>74,378</text:p>
          </table:table-cell>
          <table:table-cell table:style-name="ce37" table:formula="of:=[Males.AS59]+[Females.AS59]" office:value-type="float" office:value="74281" calcext:value-type="float">
            <text:p>74,281</text:p>
          </table:table-cell>
          <table:table-cell table:style-name="ce37" table:formula="of:=[Males.AT59]+[Females.AT59]" office:value-type="float" office:value="78643" calcext:value-type="float">
            <text:p>78,643</text:p>
          </table:table-cell>
          <table:table-cell table:style-name="ce37" table:formula="of:=[Males.AU59]+[Females.AU59]" office:value-type="float" office:value="78308" calcext:value-type="float">
            <text:p>78,308</text:p>
          </table:table-cell>
          <table:table-cell table:style-name="ce37" table:formula="of:=[Males.AV59]+[Females.AV59]" office:value-type="float" office:value="74540" calcext:value-type="float">
            <text:p>74,540</text:p>
          </table:table-cell>
          <table:table-cell table:style-name="ce37" table:formula="of:=[Males.AW59]+[Females.AW59]" office:value-type="float" office:value="73348" calcext:value-type="float">
            <text:p>73,348</text:p>
          </table:table-cell>
          <table:table-cell table:style-name="ce37" table:formula="of:=[Males.AX59]+[Females.AX59]" office:value-type="float" office:value="73868" calcext:value-type="float">
            <text:p>73,868</text:p>
          </table:table-cell>
          <table:table-cell table:style-name="ce37" table:formula="of:=[Males.AY59]+[Females.AY59]" office:value-type="float" office:value="71623" calcext:value-type="float">
            <text:p>71,623</text:p>
          </table:table-cell>
          <table:table-cell table:style-name="ce37" table:formula="of:=[Males.AZ59]+[Females.AZ59]" office:value-type="float" office:value="70863" calcext:value-type="float">
            <text:p>70,863</text:p>
          </table:table-cell>
          <table:table-cell table:style-name="ce37" table:formula="of:=[Males.BA59]+[Females.BA59]" office:value-type="float" office:value="70326" calcext:value-type="float">
            <text:p>70,326</text:p>
          </table:table-cell>
          <table:table-cell table:style-name="ce37" table:formula="of:=[Males.BB59]+[Females.BB59]" office:value-type="float" office:value="67952" calcext:value-type="float">
            <text:p>67,952</text:p>
          </table:table-cell>
          <table:table-cell table:style-name="ce37" table:formula="of:=[Males.BC59]+[Females.BC59]" office:value-type="float" office:value="68751" calcext:value-type="float">
            <text:p>68,751</text:p>
          </table:table-cell>
          <table:table-cell table:style-name="ce37" table:formula="of:=[Males.BD59]+[Females.BD59]" office:value-type="float" office:value="69417" calcext:value-type="float">
            <text:p>69,417</text:p>
          </table:table-cell>
          <table:table-cell table:style-name="ce37" table:formula="of:=[Males.BE59]+[Females.BE59]" office:value-type="float" office:value="68676" calcext:value-type="float">
            <text:p>68,676</text:p>
          </table:table-cell>
          <table:table-cell table:style-name="ce37" table:formula="of:=[Males.BF59]+[Females.BF59]" office:value-type="float" office:value="67062" calcext:value-type="float">
            <text:p>67,062</text:p>
          </table:table-cell>
          <table:table-cell table:style-name="ce37" table:formula="of:=[Males.BG59]+[Females.BG59]" office:value-type="float" office:value="64333" calcext:value-type="float">
            <text:p>64,333</text:p>
          </table:table-cell>
          <table:table-cell table:style-name="ce37" table:formula="of:=[Males.BH59]+[Females.BH59]" office:value-type="float" office:value="59809" calcext:value-type="float">
            <text:p>59,809</text:p>
          </table:table-cell>
          <table:table-cell table:style-name="ce37" table:formula="of:=[Males.BI59]+[Females.BI59]" office:value-type="float" office:value="58453" calcext:value-type="float">
            <text:p>58,453</text:p>
          </table:table-cell>
          <table:table-cell table:style-name="ce37" table:formula="of:=[Males.BJ59]+[Females.BJ59]" office:value-type="float" office:value="61693" calcext:value-type="float">
            <text:p>61,693</text:p>
          </table:table-cell>
          <table:table-cell table:style-name="ce37" table:formula="of:=[Males.BK59]+[Females.BK59]" office:value-type="float" office:value="62021" calcext:value-type="float">
            <text:p>62,021</text:p>
          </table:table-cell>
          <table:table-cell table:style-name="ce37" table:formula="of:=[Males.BL59]+[Females.BL59]" office:value-type="float" office:value="62623" calcext:value-type="float">
            <text:p>62,623</text:p>
          </table:table-cell>
          <table:table-cell table:style-name="ce37" table:formula="of:=[Males.BM59]+[Females.BM59]" office:value-type="float" office:value="66064" calcext:value-type="float">
            <text:p>66,064</text:p>
          </table:table-cell>
          <table:table-cell table:style-name="ce37" table:formula="of:=[Males.BN59]+[Females.BN59]" office:value-type="float" office:value="69810" calcext:value-type="float">
            <text:p>69,810</text:p>
          </table:table-cell>
          <table:table-cell table:style-name="ce37" table:formula="of:=[Males.BO59]+[Females.BO59]" office:value-type="float" office:value="71922" calcext:value-type="float">
            <text:p>71,922</text:p>
          </table:table-cell>
          <table:table-cell table:style-name="ce37" table:formula="of:=[Males.BP59]+[Females.BP59]" office:value-type="float" office:value="70555" calcext:value-type="float">
            <text:p>70,555</text:p>
          </table:table-cell>
          <table:table-cell table:style-name="ce37" table:formula="of:=[Males.BQ59]+[Females.BQ59]" office:value-type="float" office:value="72564" calcext:value-type="float">
            <text:p>72,564</text:p>
          </table:table-cell>
          <table:table-cell table:style-name="ce37" table:formula="of:=[Males.BR59]+[Females.BR59]" office:value-type="float" office:value="73218" calcext:value-type="float">
            <text:p>73,218</text:p>
          </table:table-cell>
          <table:table-cell table:style-name="ce37" table:formula="of:=[Males.BS59]+[Females.BS59]" office:value-type="float" office:value="72894" calcext:value-type="float">
            <text:p>72,894</text:p>
          </table:table-cell>
          <table:table-cell table:style-name="ce37" table:formula="of:=[Males.BT59]+[Females.BT59]" office:value-type="float" office:value="71547" calcext:value-type="float">
            <text:p>71,547</text:p>
          </table:table-cell>
          <table:table-cell table:style-name="ce37" table:formula="of:=[Males.BU59]+[Females.BU59]" office:value-type="float" office:value="73019" calcext:value-type="float">
            <text:p>73,019</text:p>
          </table:table-cell>
          <table:table-cell table:style-name="ce37" table:formula="of:=[Males.BV59]+[Females.BV59]" office:value-type="float" office:value="70973" calcext:value-type="float">
            <text:p>70,973</text:p>
          </table:table-cell>
          <table:table-cell table:style-name="ce37" table:formula="of:=[Males.BW59]+[Females.BW59]" office:value-type="float" office:value="69497" calcext:value-type="float">
            <text:p>69,497</text:p>
          </table:table-cell>
          <table:table-cell table:style-name="ce37" table:formula="of:=[Males.BX59]+[Females.BX59]" office:value-type="float" office:value="66547" calcext:value-type="float">
            <text:p>66,547</text:p>
          </table:table-cell>
          <table:table-cell table:style-name="ce37" table:formula="of:=[Males.BY59]+[Females.BY59]" office:value-type="float" office:value="63573" calcext:value-type="float">
            <text:p>63,573</text:p>
          </table:table-cell>
          <table:table-cell table:style-name="ce37" table:formula="of:=[Males.BZ59]+[Females.BZ59]" office:value-type="float" office:value="60045" calcext:value-type="float">
            <text:p>60,045</text:p>
          </table:table-cell>
          <table:table-cell table:style-name="ce37" table:formula="of:=[Males.CA59]+[Females.CA59]" office:value-type="float" office:value="58174" calcext:value-type="float">
            <text:p>58,174</text:p>
          </table:table-cell>
          <table:table-cell table:style-name="ce37" table:formula="of:=[Males.CB59]+[Females.CB59]" office:value-type="float" office:value="54877" calcext:value-type="float">
            <text:p>54,877</text:p>
          </table:table-cell>
          <table:table-cell table:style-name="ce37" table:formula="of:=[Males.CC59]+[Females.CC59]" office:value-type="float" office:value="51814" calcext:value-type="float">
            <text:p>51,814</text:p>
          </table:table-cell>
          <table:table-cell table:style-name="ce37" table:formula="of:=[Males.CD59]+[Females.CD59]" office:value-type="float" office:value="48403" calcext:value-type="float">
            <text:p>48,403</text:p>
          </table:table-cell>
          <table:table-cell table:style-name="ce37" table:formula="of:=[Males.CE59]+[Females.CE59]" office:value-type="float" office:value="44593" calcext:value-type="float">
            <text:p>44,593</text:p>
          </table:table-cell>
          <table:table-cell table:style-name="ce37" table:formula="of:=[Males.CF59]+[Females.CF59]" office:value-type="float" office:value="42036" calcext:value-type="float">
            <text:p>42,036</text:p>
          </table:table-cell>
          <table:table-cell table:style-name="ce37" table:formula="of:=[Males.CG59]+[Females.CG59]" office:value-type="float" office:value="39252" calcext:value-type="float">
            <text:p>39,252</text:p>
          </table:table-cell>
          <table:table-cell table:style-name="ce37" table:formula="of:=[Males.CH59]+[Females.CH59]" office:value-type="float" office:value="35749" calcext:value-type="float">
            <text:p>35,749</text:p>
          </table:table-cell>
          <table:table-cell table:style-name="ce37" table:formula="of:=[Males.CI59]+[Females.CI59]" office:value-type="float" office:value="33886" calcext:value-type="float">
            <text:p>33,886</text:p>
          </table:table-cell>
          <table:table-cell table:style-name="ce37" table:formula="of:=[Males.CJ59]+[Females.CJ59]" office:value-type="float" office:value="31624" calcext:value-type="float">
            <text:p>31,624</text:p>
          </table:table-cell>
          <table:table-cell table:style-name="ce37" table:formula="of:=[Males.CK59]+[Females.CK59]" office:value-type="float" office:value="29937" calcext:value-type="float">
            <text:p>29,937</text:p>
          </table:table-cell>
          <table:table-cell table:style-name="ce37" table:formula="of:=[Males.CL59]+[Females.CL59]" office:value-type="float" office:value="28180" calcext:value-type="float">
            <text:p>28,180</text:p>
          </table:table-cell>
          <table:table-cell table:style-name="ce37" table:formula="of:=[Males.CM59]+[Females.CM59]" office:value-type="float" office:value="27572" calcext:value-type="float">
            <text:p>27,572</text:p>
          </table:table-cell>
          <table:table-cell table:style-name="ce37" table:formula="of:=[Males.CN59]+[Females.CN59]" office:value-type="float" office:value="93908" calcext:value-type="float">
            <text:p>93,908</text:p>
          </table:table-cell>
          <table:table-cell table:style-name="ce35" table:formula="of:=SUM([.B59:.CN59])" office:value-type="float" office:value="5677815" calcext:value-type="float">
            <text:p>5,677,815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60]" office:value-type="float" office:value="2037" calcext:value-type="float">
            <text:p>2037</text:p>
          </table:table-cell>
          <table:table-cell table:style-name="ce37" table:formula="of:=[Males.B60]+[Females.B60]" office:value-type="float" office:value="55722" calcext:value-type="float">
            <text:p>55,722</text:p>
          </table:table-cell>
          <table:table-cell table:style-name="ce37" table:formula="of:=[Males.C60]+[Females.C60]" office:value-type="float" office:value="56067" calcext:value-type="float">
            <text:p>56,067</text:p>
          </table:table-cell>
          <table:table-cell table:style-name="ce37" table:formula="of:=[Males.D60]+[Females.D60]" office:value-type="float" office:value="56406" calcext:value-type="float">
            <text:p>56,406</text:p>
          </table:table-cell>
          <table:table-cell table:style-name="ce37" table:formula="of:=[Males.E60]+[Females.E60]" office:value-type="float" office:value="56748" calcext:value-type="float">
            <text:p>56,748</text:p>
          </table:table-cell>
          <table:table-cell table:style-name="ce37" table:formula="of:=[Males.F60]+[Females.F60]" office:value-type="float" office:value="57064" calcext:value-type="float">
            <text:p>57,064</text:p>
          </table:table-cell>
          <table:table-cell table:style-name="ce37" table:formula="of:=[Males.G60]+[Females.G60]" office:value-type="float" office:value="57381" calcext:value-type="float">
            <text:p>57,381</text:p>
          </table:table-cell>
          <table:table-cell table:style-name="ce37" table:formula="of:=[Males.H60]+[Females.H60]" office:value-type="float" office:value="57727" calcext:value-type="float">
            <text:p>57,727</text:p>
          </table:table-cell>
          <table:table-cell table:style-name="ce37" table:formula="of:=[Males.I60]+[Females.I60]" office:value-type="float" office:value="58076" calcext:value-type="float">
            <text:p>58,076</text:p>
          </table:table-cell>
          <table:table-cell table:style-name="ce37" table:formula="of:=[Males.J60]+[Females.J60]" office:value-type="float" office:value="58414" calcext:value-type="float">
            <text:p>58,414</text:p>
          </table:table-cell>
          <table:table-cell table:style-name="ce37" table:formula="of:=[Males.K60]+[Females.K60]" office:value-type="float" office:value="58719" calcext:value-type="float">
            <text:p>58,719</text:p>
          </table:table-cell>
          <table:table-cell table:style-name="ce37" table:formula="of:=[Males.L60]+[Females.L60]" office:value-type="float" office:value="58963" calcext:value-type="float">
            <text:p>58,963</text:p>
          </table:table-cell>
          <table:table-cell table:style-name="ce37" table:formula="of:=[Males.M60]+[Females.M60]" office:value-type="float" office:value="59157" calcext:value-type="float">
            <text:p>59,157</text:p>
          </table:table-cell>
          <table:table-cell table:style-name="ce37" table:formula="of:=[Males.N60]+[Females.N60]" office:value-type="float" office:value="59247" calcext:value-type="float">
            <text:p>59,247</text:p>
          </table:table-cell>
          <table:table-cell table:style-name="ce37" table:formula="of:=[Males.O60]+[Females.O60]" office:value-type="float" office:value="59226" calcext:value-type="float">
            <text:p>59,226</text:p>
          </table:table-cell>
          <table:table-cell table:style-name="ce37" table:formula="of:=[Males.P60]+[Females.P60]" office:value-type="float" office:value="59176" calcext:value-type="float">
            <text:p>59,176</text:p>
          </table:table-cell>
          <table:table-cell table:style-name="ce37" table:formula="of:=[Males.Q60]+[Females.Q60]" office:value-type="float" office:value="59050" calcext:value-type="float">
            <text:p>59,050</text:p>
          </table:table-cell>
          <table:table-cell table:style-name="ce37" table:formula="of:=[Males.R60]+[Females.R60]" office:value-type="float" office:value="58870" calcext:value-type="float">
            <text:p>58,870</text:p>
          </table:table-cell>
          <table:table-cell table:style-name="ce37" table:formula="of:=[Males.S60]+[Females.S60]" office:value-type="float" office:value="58703" calcext:value-type="float">
            <text:p>58,703</text:p>
          </table:table-cell>
          <table:table-cell table:style-name="ce37" table:formula="of:=[Males.T60]+[Females.T60]" office:value-type="float" office:value="59030" calcext:value-type="float">
            <text:p>59,030</text:p>
          </table:table-cell>
          <table:table-cell table:style-name="ce37" table:formula="of:=[Males.U60]+[Females.U60]" office:value-type="float" office:value="60160" calcext:value-type="float">
            <text:p>60,160</text:p>
          </table:table-cell>
          <table:table-cell table:style-name="ce37" table:formula="of:=[Males.V60]+[Females.V60]" office:value-type="float" office:value="61594" calcext:value-type="float">
            <text:p>61,594</text:p>
          </table:table-cell>
          <table:table-cell table:style-name="ce37" table:formula="of:=[Males.W60]+[Females.W60]" office:value-type="float" office:value="63310" calcext:value-type="float">
            <text:p>63,310</text:p>
          </table:table-cell>
          <table:table-cell table:style-name="ce37" table:formula="of:=[Males.X60]+[Females.X60]" office:value-type="float" office:value="64754" calcext:value-type="float">
            <text:p>64,754</text:p>
          </table:table-cell>
          <table:table-cell table:style-name="ce37" table:formula="of:=[Males.Y60]+[Females.Y60]" office:value-type="float" office:value="66026" calcext:value-type="float">
            <text:p>66,026</text:p>
          </table:table-cell>
          <table:table-cell table:style-name="ce37" table:formula="of:=[Males.Z60]+[Females.Z60]" office:value-type="float" office:value="67079" calcext:value-type="float">
            <text:p>67,079</text:p>
          </table:table-cell>
          <table:table-cell table:style-name="ce37" table:formula="of:=[Males.AA60]+[Females.AA60]" office:value-type="float" office:value="68686" calcext:value-type="float">
            <text:p>68,686</text:p>
          </table:table-cell>
          <table:table-cell table:style-name="ce37" table:formula="of:=[Males.AB60]+[Females.AB60]" office:value-type="float" office:value="70358" calcext:value-type="float">
            <text:p>70,358</text:p>
          </table:table-cell>
          <table:table-cell table:style-name="ce37" table:formula="of:=[Males.AC60]+[Females.AC60]" office:value-type="float" office:value="67582" calcext:value-type="float">
            <text:p>67,582</text:p>
          </table:table-cell>
          <table:table-cell table:style-name="ce37" table:formula="of:=[Males.AD60]+[Females.AD60]" office:value-type="float" office:value="69153" calcext:value-type="float">
            <text:p>69,153</text:p>
          </table:table-cell>
          <table:table-cell table:style-name="ce37" table:formula="of:=[Males.AE60]+[Females.AE60]" office:value-type="float" office:value="68992" calcext:value-type="float">
            <text:p>68,992</text:p>
          </table:table-cell>
          <table:table-cell table:style-name="ce37" table:formula="of:=[Males.AF60]+[Females.AF60]" office:value-type="float" office:value="66576" calcext:value-type="float">
            <text:p>66,576</text:p>
          </table:table-cell>
          <table:table-cell table:style-name="ce37" table:formula="of:=[Males.AG60]+[Females.AG60]" office:value-type="float" office:value="65512" calcext:value-type="float">
            <text:p>65,512</text:p>
          </table:table-cell>
          <table:table-cell table:style-name="ce37" table:formula="of:=[Males.AH60]+[Females.AH60]" office:value-type="float" office:value="65116" calcext:value-type="float">
            <text:p>65,116</text:p>
          </table:table-cell>
          <table:table-cell table:style-name="ce37" table:formula="of:=[Males.AI60]+[Females.AI60]" office:value-type="float" office:value="64042" calcext:value-type="float">
            <text:p>64,042</text:p>
          </table:table-cell>
          <table:table-cell table:style-name="ce37" table:formula="of:=[Males.AJ60]+[Females.AJ60]" office:value-type="float" office:value="62432" calcext:value-type="float">
            <text:p>62,432</text:p>
          </table:table-cell>
          <table:table-cell table:style-name="ce37" table:formula="of:=[Males.AK60]+[Females.AK60]" office:value-type="float" office:value="62231" calcext:value-type="float">
            <text:p>62,231</text:p>
          </table:table-cell>
          <table:table-cell table:style-name="ce37" table:formula="of:=[Males.AL60]+[Females.AL60]" office:value-type="float" office:value="64482" calcext:value-type="float">
            <text:p>64,482</text:p>
          </table:table-cell>
          <table:table-cell table:style-name="ce37" table:formula="of:=[Males.AM60]+[Females.AM60]" office:value-type="float" office:value="65876" calcext:value-type="float">
            <text:p>65,876</text:p>
          </table:table-cell>
          <table:table-cell table:style-name="ce37" table:formula="of:=[Males.AN60]+[Females.AN60]" office:value-type="float" office:value="68059" calcext:value-type="float">
            <text:p>68,059</text:p>
          </table:table-cell>
          <table:table-cell table:style-name="ce37" table:formula="of:=[Males.AO60]+[Females.AO60]" office:value-type="float" office:value="69191" calcext:value-type="float">
            <text:p>69,191</text:p>
          </table:table-cell>
          <table:table-cell table:style-name="ce37" table:formula="of:=[Males.AP60]+[Females.AP60]" office:value-type="float" office:value="71258" calcext:value-type="float">
            <text:p>71,258</text:p>
          </table:table-cell>
          <table:table-cell table:style-name="ce37" table:formula="of:=[Males.AQ60]+[Females.AQ60]" office:value-type="float" office:value="72004" calcext:value-type="float">
            <text:p>72,004</text:p>
          </table:table-cell>
          <table:table-cell table:style-name="ce37" table:formula="of:=[Males.AR60]+[Females.AR60]" office:value-type="float" office:value="73465" calcext:value-type="float">
            <text:p>73,465</text:p>
          </table:table-cell>
          <table:table-cell table:style-name="ce37" table:formula="of:=[Males.AS60]+[Females.AS60]" office:value-type="float" office:value="74359" calcext:value-type="float">
            <text:p>74,359</text:p>
          </table:table-cell>
          <table:table-cell table:style-name="ce37" table:formula="of:=[Males.AT60]+[Females.AT60]" office:value-type="float" office:value="74270" calcext:value-type="float">
            <text:p>74,270</text:p>
          </table:table-cell>
          <table:table-cell table:style-name="ce37" table:formula="of:=[Males.AU60]+[Females.AU60]" office:value-type="float" office:value="78612" calcext:value-type="float">
            <text:p>78,612</text:p>
          </table:table-cell>
          <table:table-cell table:style-name="ce37" table:formula="of:=[Males.AV60]+[Females.AV60]" office:value-type="float" office:value="78264" calcext:value-type="float">
            <text:p>78,264</text:p>
          </table:table-cell>
          <table:table-cell table:style-name="ce37" table:formula="of:=[Males.AW60]+[Females.AW60]" office:value-type="float" office:value="74488" calcext:value-type="float">
            <text:p>74,488</text:p>
          </table:table-cell>
          <table:table-cell table:style-name="ce37" table:formula="of:=[Males.AX60]+[Females.AX60]" office:value-type="float" office:value="73284" calcext:value-type="float">
            <text:p>73,284</text:p>
          </table:table-cell>
          <table:table-cell table:style-name="ce37" table:formula="of:=[Males.AY60]+[Females.AY60]" office:value-type="float" office:value="73803" calcext:value-type="float">
            <text:p>73,803</text:p>
          </table:table-cell>
          <table:table-cell table:style-name="ce37" table:formula="of:=[Males.AZ60]+[Females.AZ60]" office:value-type="float" office:value="71569" calcext:value-type="float">
            <text:p>71,569</text:p>
          </table:table-cell>
          <table:table-cell table:style-name="ce37" table:formula="of:=[Males.BA60]+[Females.BA60]" office:value-type="float" office:value="70814" calcext:value-type="float">
            <text:p>70,814</text:p>
          </table:table-cell>
          <table:table-cell table:style-name="ce37" table:formula="of:=[Males.BB60]+[Females.BB60]" office:value-type="float" office:value="70263" calcext:value-type="float">
            <text:p>70,263</text:p>
          </table:table-cell>
          <table:table-cell table:style-name="ce37" table:formula="of:=[Males.BC60]+[Females.BC60]" office:value-type="float" office:value="67861" calcext:value-type="float">
            <text:p>67,861</text:p>
          </table:table-cell>
          <table:table-cell table:style-name="ce37" table:formula="of:=[Males.BD60]+[Females.BD60]" office:value-type="float" office:value="68632" calcext:value-type="float">
            <text:p>68,632</text:p>
          </table:table-cell>
          <table:table-cell table:style-name="ce37" table:formula="of:=[Males.BE60]+[Females.BE60]" office:value-type="float" office:value="69274" calcext:value-type="float">
            <text:p>69,274</text:p>
          </table:table-cell>
          <table:table-cell table:style-name="ce37" table:formula="of:=[Males.BF60]+[Females.BF60]" office:value-type="float" office:value="68517" calcext:value-type="float">
            <text:p>68,517</text:p>
          </table:table-cell>
          <table:table-cell table:style-name="ce37" table:formula="of:=[Males.BG60]+[Females.BG60]" office:value-type="float" office:value="66896" calcext:value-type="float">
            <text:p>66,896</text:p>
          </table:table-cell>
          <table:table-cell table:style-name="ce37" table:formula="of:=[Males.BH60]+[Females.BH60]" office:value-type="float" office:value="64143" calcext:value-type="float">
            <text:p>64,143</text:p>
          </table:table-cell>
          <table:table-cell table:style-name="ce37" table:formula="of:=[Males.BI60]+[Females.BI60]" office:value-type="float" office:value="59596" calcext:value-type="float">
            <text:p>59,596</text:p>
          </table:table-cell>
          <table:table-cell table:style-name="ce37" table:formula="of:=[Males.BJ60]+[Females.BJ60]" office:value-type="float" office:value="58233" calcext:value-type="float">
            <text:p>58,233</text:p>
          </table:table-cell>
          <table:table-cell table:style-name="ce37" table:formula="of:=[Males.BK60]+[Females.BK60]" office:value-type="float" office:value="61439" calcext:value-type="float">
            <text:p>61,439</text:p>
          </table:table-cell>
          <table:table-cell table:style-name="ce37" table:formula="of:=[Males.BL60]+[Females.BL60]" office:value-type="float" office:value="61726" calcext:value-type="float">
            <text:p>61,726</text:p>
          </table:table-cell>
          <table:table-cell table:style-name="ce37" table:formula="of:=[Males.BM60]+[Females.BM60]" office:value-type="float" office:value="62289" calcext:value-type="float">
            <text:p>62,289</text:p>
          </table:table-cell>
          <table:table-cell table:style-name="ce37" table:formula="of:=[Males.BN60]+[Females.BN60]" office:value-type="float" office:value="65669" calcext:value-type="float">
            <text:p>65,669</text:p>
          </table:table-cell>
          <table:table-cell table:style-name="ce37" table:formula="of:=[Males.BO60]+[Females.BO60]" office:value-type="float" office:value="69342" calcext:value-type="float">
            <text:p>69,342</text:p>
          </table:table-cell>
          <table:table-cell table:style-name="ce37" table:formula="of:=[Males.BP60]+[Females.BP60]" office:value-type="float" office:value="71369" calcext:value-type="float">
            <text:p>71,369</text:p>
          </table:table-cell>
          <table:table-cell table:style-name="ce37" table:formula="of:=[Males.BQ60]+[Females.BQ60]" office:value-type="float" office:value="69937" calcext:value-type="float">
            <text:p>69,937</text:p>
          </table:table-cell>
          <table:table-cell table:style-name="ce37" table:formula="of:=[Males.BR60]+[Females.BR60]" office:value-type="float" office:value="71848" calcext:value-type="float">
            <text:p>71,848</text:p>
          </table:table-cell>
          <table:table-cell table:style-name="ce37" table:formula="of:=[Males.BS60]+[Females.BS60]" office:value-type="float" office:value="72406" calcext:value-type="float">
            <text:p>72,406</text:p>
          </table:table-cell>
          <table:table-cell table:style-name="ce37" table:formula="of:=[Males.BT60]+[Females.BT60]" office:value-type="float" office:value="71987" calcext:value-type="float">
            <text:p>71,987</text:p>
          </table:table-cell>
          <table:table-cell table:style-name="ce37" table:formula="of:=[Males.BU60]+[Females.BU60]" office:value-type="float" office:value="70564" calcext:value-type="float">
            <text:p>70,564</text:p>
          </table:table-cell>
          <table:table-cell table:style-name="ce37" table:formula="of:=[Males.BV60]+[Females.BV60]" office:value-type="float" office:value="71908" calcext:value-type="float">
            <text:p>71,908</text:p>
          </table:table-cell>
          <table:table-cell table:style-name="ce37" table:formula="of:=[Males.BW60]+[Females.BW60]" office:value-type="float" office:value="69791" calcext:value-type="float">
            <text:p>69,791</text:p>
          </table:table-cell>
          <table:table-cell table:style-name="ce37" table:formula="of:=[Males.BX60]+[Females.BX60]" office:value-type="float" office:value="68239" calcext:value-type="float">
            <text:p>68,239</text:p>
          </table:table-cell>
          <table:table-cell table:style-name="ce37" table:formula="of:=[Males.BY60]+[Females.BY60]" office:value-type="float" office:value="65198" calcext:value-type="float">
            <text:p>65,198</text:p>
          </table:table-cell>
          <table:table-cell table:style-name="ce37" table:formula="of:=[Males.BZ60]+[Females.BZ60]" office:value-type="float" office:value="62152" calcext:value-type="float">
            <text:p>62,152</text:p>
          </table:table-cell>
          <table:table-cell table:style-name="ce37" table:formula="of:=[Males.CA60]+[Females.CA60]" office:value-type="float" office:value="58573" calcext:value-type="float">
            <text:p>58,573</text:p>
          </table:table-cell>
          <table:table-cell table:style-name="ce37" table:formula="of:=[Males.CB60]+[Females.CB60]" office:value-type="float" office:value="56585" calcext:value-type="float">
            <text:p>56,585</text:p>
          </table:table-cell>
          <table:table-cell table:style-name="ce37" table:formula="of:=[Males.CC60]+[Females.CC60]" office:value-type="float" office:value="53197" calcext:value-type="float">
            <text:p>53,197</text:p>
          </table:table-cell>
          <table:table-cell table:style-name="ce37" table:formula="of:=[Males.CD60]+[Females.CD60]" office:value-type="float" office:value="50038" calcext:value-type="float">
            <text:p>50,038</text:p>
          </table:table-cell>
          <table:table-cell table:style-name="ce37" table:formula="of:=[Males.CE60]+[Females.CE60]" office:value-type="float" office:value="46559" calcext:value-type="float">
            <text:p>46,559</text:p>
          </table:table-cell>
          <table:table-cell table:style-name="ce37" table:formula="of:=[Males.CF60]+[Females.CF60]" office:value-type="float" office:value="42695" calcext:value-type="float">
            <text:p>42,695</text:p>
          </table:table-cell>
          <table:table-cell table:style-name="ce37" table:formula="of:=[Males.CG60]+[Females.CG60]" office:value-type="float" office:value="40032" calcext:value-type="float">
            <text:p>40,032</text:p>
          </table:table-cell>
          <table:table-cell table:style-name="ce37" table:formula="of:=[Males.CH60]+[Females.CH60]" office:value-type="float" office:value="37154" calcext:value-type="float">
            <text:p>37,154</text:p>
          </table:table-cell>
          <table:table-cell table:style-name="ce37" table:formula="of:=[Males.CI60]+[Females.CI60]" office:value-type="float" office:value="33617" calcext:value-type="float">
            <text:p>33,617</text:p>
          </table:table-cell>
          <table:table-cell table:style-name="ce37" table:formula="of:=[Males.CJ60]+[Females.CJ60]" office:value-type="float" office:value="31631" calcext:value-type="float">
            <text:p>31,631</text:p>
          </table:table-cell>
          <table:table-cell table:style-name="ce37" table:formula="of:=[Males.CK60]+[Females.CK60]" office:value-type="float" office:value="29268" calcext:value-type="float">
            <text:p>29,268</text:p>
          </table:table-cell>
          <table:table-cell table:style-name="ce37" table:formula="of:=[Males.CL60]+[Females.CL60]" office:value-type="float" office:value="27447" calcext:value-type="float">
            <text:p>27,447</text:p>
          </table:table-cell>
          <table:table-cell table:style-name="ce37" table:formula="of:=[Males.CM60]+[Females.CM60]" office:value-type="float" office:value="25583" calcext:value-type="float">
            <text:p>25,583</text:p>
          </table:table-cell>
          <table:table-cell table:style-name="ce37" table:formula="of:=[Males.CN60]+[Females.CN60]" office:value-type="float" office:value="103481" calcext:value-type="float">
            <text:p>103,481</text:p>
          </table:table-cell>
          <table:table-cell table:style-name="ce35" table:formula="of:=SUM([.B60:.CN60])" office:value-type="float" office:value="5686286" calcext:value-type="float">
            <text:p>5,686,286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61]" office:value-type="float" office:value="2038" calcext:value-type="float">
            <text:p>2038</text:p>
          </table:table-cell>
          <table:table-cell table:style-name="ce37" table:formula="of:=[Males.B61]+[Females.B61]" office:value-type="float" office:value="55753" calcext:value-type="float">
            <text:p>55,753</text:p>
          </table:table-cell>
          <table:table-cell table:style-name="ce37" table:formula="of:=[Males.C61]+[Females.C61]" office:value-type="float" office:value="56041" calcext:value-type="float">
            <text:p>56,041</text:p>
          </table:table-cell>
          <table:table-cell table:style-name="ce37" table:formula="of:=[Males.D61]+[Females.D61]" office:value-type="float" office:value="56306" calcext:value-type="float">
            <text:p>56,306</text:p>
          </table:table-cell>
          <table:table-cell table:style-name="ce37" table:formula="of:=[Males.E61]+[Females.E61]" office:value-type="float" office:value="56589" calcext:value-type="float">
            <text:p>56,589</text:p>
          </table:table-cell>
          <table:table-cell table:style-name="ce37" table:formula="of:=[Males.F61]+[Females.F61]" office:value-type="float" office:value="56900" calcext:value-type="float">
            <text:p>56,900</text:p>
          </table:table-cell>
          <table:table-cell table:style-name="ce37" table:formula="of:=[Males.G61]+[Females.G61]" office:value-type="float" office:value="57201" calcext:value-type="float">
            <text:p>57,201</text:p>
          </table:table-cell>
          <table:table-cell table:style-name="ce37" table:formula="of:=[Males.H61]+[Females.H61]" office:value-type="float" office:value="57500" calcext:value-type="float">
            <text:p>57,500</text:p>
          </table:table-cell>
          <table:table-cell table:style-name="ce37" table:formula="of:=[Males.I61]+[Females.I61]" office:value-type="float" office:value="57829" calcext:value-type="float">
            <text:p>57,829</text:p>
          </table:table-cell>
          <table:table-cell table:style-name="ce37" table:formula="of:=[Males.J61]+[Females.J61]" office:value-type="float" office:value="58162" calcext:value-type="float">
            <text:p>58,162</text:p>
          </table:table-cell>
          <table:table-cell table:style-name="ce37" table:formula="of:=[Males.K61]+[Females.K61]" office:value-type="float" office:value="58493" calcext:value-type="float">
            <text:p>58,493</text:p>
          </table:table-cell>
          <table:table-cell table:style-name="ce37" table:formula="of:=[Males.L61]+[Females.L61]" office:value-type="float" office:value="58800" calcext:value-type="float">
            <text:p>58,800</text:p>
          </table:table-cell>
          <table:table-cell table:style-name="ce37" table:formula="of:=[Males.M61]+[Females.M61]" office:value-type="float" office:value="59044" calcext:value-type="float">
            <text:p>59,044</text:p>
          </table:table-cell>
          <table:table-cell table:style-name="ce37" table:formula="of:=[Males.N61]+[Females.N61]" office:value-type="float" office:value="59218" calcext:value-type="float">
            <text:p>59,218</text:p>
          </table:table-cell>
          <table:table-cell table:style-name="ce37" table:formula="of:=[Males.O61]+[Females.O61]" office:value-type="float" office:value="59305" calcext:value-type="float">
            <text:p>59,305</text:p>
          </table:table-cell>
          <table:table-cell table:style-name="ce37" table:formula="of:=[Males.P61]+[Females.P61]" office:value-type="float" office:value="59302" calcext:value-type="float">
            <text:p>59,302</text:p>
          </table:table-cell>
          <table:table-cell table:style-name="ce37" table:formula="of:=[Males.Q61]+[Females.Q61]" office:value-type="float" office:value="59261" calcext:value-type="float">
            <text:p>59,261</text:p>
          </table:table-cell>
          <table:table-cell table:style-name="ce37" table:formula="of:=[Males.R61]+[Females.R61]" office:value-type="float" office:value="59150" calcext:value-type="float">
            <text:p>59,150</text:p>
          </table:table-cell>
          <table:table-cell table:style-name="ce37" table:formula="of:=[Males.S61]+[Females.S61]" office:value-type="float" office:value="59071" calcext:value-type="float">
            <text:p>59,071</text:p>
          </table:table-cell>
          <table:table-cell table:style-name="ce37" table:formula="of:=[Males.T61]+[Females.T61]" office:value-type="float" office:value="59482" calcext:value-type="float">
            <text:p>59,482</text:p>
          </table:table-cell>
          <table:table-cell table:style-name="ce37" table:formula="of:=[Males.U61]+[Females.U61]" office:value-type="float" office:value="60672" calcext:value-type="float">
            <text:p>60,672</text:p>
          </table:table-cell>
          <table:table-cell table:style-name="ce37" table:formula="of:=[Males.V61]+[Females.V61]" office:value-type="float" office:value="61962" calcext:value-type="float">
            <text:p>61,962</text:p>
          </table:table-cell>
          <table:table-cell table:style-name="ce37" table:formula="of:=[Males.W61]+[Females.W61]" office:value-type="float" office:value="63008" calcext:value-type="float">
            <text:p>63,008</text:p>
          </table:table-cell>
          <table:table-cell table:style-name="ce37" table:formula="of:=[Males.X61]+[Females.X61]" office:value-type="float" office:value="64488" calcext:value-type="float">
            <text:p>64,488</text:p>
          </table:table-cell>
          <table:table-cell table:style-name="ce37" table:formula="of:=[Males.Y61]+[Females.Y61]" office:value-type="float" office:value="65498" calcext:value-type="float">
            <text:p>65,498</text:p>
          </table:table-cell>
          <table:table-cell table:style-name="ce37" table:formula="of:=[Males.Z61]+[Females.Z61]" office:value-type="float" office:value="66178" calcext:value-type="float">
            <text:p>66,178</text:p>
          </table:table-cell>
          <table:table-cell table:style-name="ce37" table:formula="of:=[Males.AA61]+[Females.AA61]" office:value-type="float" office:value="67099" calcext:value-type="float">
            <text:p>67,099</text:p>
          </table:table-cell>
          <table:table-cell table:style-name="ce37" table:formula="of:=[Males.AB61]+[Females.AB61]" office:value-type="float" office:value="68791" calcext:value-type="float">
            <text:p>68,791</text:p>
          </table:table-cell>
          <table:table-cell table:style-name="ce37" table:formula="of:=[Males.AC61]+[Females.AC61]" office:value-type="float" office:value="70508" calcext:value-type="float">
            <text:p>70,508</text:p>
          </table:table-cell>
          <table:table-cell table:style-name="ce37" table:formula="of:=[Males.AD61]+[Females.AD61]" office:value-type="float" office:value="67749" calcext:value-type="float">
            <text:p>67,749</text:p>
          </table:table-cell>
          <table:table-cell table:style-name="ce37" table:formula="of:=[Males.AE61]+[Females.AE61]" office:value-type="float" office:value="69281" calcext:value-type="float">
            <text:p>69,281</text:p>
          </table:table-cell>
          <table:table-cell table:style-name="ce37" table:formula="of:=[Males.AF61]+[Females.AF61]" office:value-type="float" office:value="69124" calcext:value-type="float">
            <text:p>69,124</text:p>
          </table:table-cell>
          <table:table-cell table:style-name="ce37" table:formula="of:=[Males.AG61]+[Females.AG61]" office:value-type="float" office:value="66716" calcext:value-type="float">
            <text:p>66,716</text:p>
          </table:table-cell>
          <table:table-cell table:style-name="ce37" table:formula="of:=[Males.AH61]+[Females.AH61]" office:value-type="float" office:value="65618" calcext:value-type="float">
            <text:p>65,618</text:p>
          </table:table-cell>
          <table:table-cell table:style-name="ce37" table:formula="of:=[Males.AI61]+[Females.AI61]" office:value-type="float" office:value="65222" calcext:value-type="float">
            <text:p>65,222</text:p>
          </table:table-cell>
          <table:table-cell table:style-name="ce37" table:formula="of:=[Males.AJ61]+[Females.AJ61]" office:value-type="float" office:value="64149" calcext:value-type="float">
            <text:p>64,149</text:p>
          </table:table-cell>
          <table:table-cell table:style-name="ce37" table:formula="of:=[Males.AK61]+[Females.AK61]" office:value-type="float" office:value="62535" calcext:value-type="float">
            <text:p>62,535</text:p>
          </table:table-cell>
          <table:table-cell table:style-name="ce37" table:formula="of:=[Males.AL61]+[Females.AL61]" office:value-type="float" office:value="62331" calcext:value-type="float">
            <text:p>62,331</text:p>
          </table:table-cell>
          <table:table-cell table:style-name="ce37" table:formula="of:=[Males.AM61]+[Females.AM61]" office:value-type="float" office:value="64560" calcext:value-type="float">
            <text:p>64,560</text:p>
          </table:table-cell>
          <table:table-cell table:style-name="ce37" table:formula="of:=[Males.AN61]+[Females.AN61]" office:value-type="float" office:value="65923" calcext:value-type="float">
            <text:p>65,923</text:p>
          </table:table-cell>
          <table:table-cell table:style-name="ce37" table:formula="of:=[Males.AO61]+[Females.AO61]" office:value-type="float" office:value="68070" calcext:value-type="float">
            <text:p>68,070</text:p>
          </table:table-cell>
          <table:table-cell table:style-name="ce37" table:formula="of:=[Males.AP61]+[Females.AP61]" office:value-type="float" office:value="69192" calcext:value-type="float">
            <text:p>69,192</text:p>
          </table:table-cell>
          <table:table-cell table:style-name="ce37" table:formula="of:=[Males.AQ61]+[Females.AQ61]" office:value-type="float" office:value="71275" calcext:value-type="float">
            <text:p>71,275</text:p>
          </table:table-cell>
          <table:table-cell table:style-name="ce37" table:formula="of:=[Males.AR61]+[Females.AR61]" office:value-type="float" office:value="72005" calcext:value-type="float">
            <text:p>72,005</text:p>
          </table:table-cell>
          <table:table-cell table:style-name="ce37" table:formula="of:=[Males.AS61]+[Females.AS61]" office:value-type="float" office:value="73449" calcext:value-type="float">
            <text:p>73,449</text:p>
          </table:table-cell>
          <table:table-cell table:style-name="ce37" table:formula="of:=[Males.AT61]+[Females.AT61]" office:value-type="float" office:value="74347" calcext:value-type="float">
            <text:p>74,347</text:p>
          </table:table-cell>
          <table:table-cell table:style-name="ce37" table:formula="of:=[Males.AU61]+[Females.AU61]" office:value-type="float" office:value="74243" calcext:value-type="float">
            <text:p>74,243</text:p>
          </table:table-cell>
          <table:table-cell table:style-name="ce37" table:formula="of:=[Males.AV61]+[Females.AV61]" office:value-type="float" office:value="78573" calcext:value-type="float">
            <text:p>78,573</text:p>
          </table:table-cell>
          <table:table-cell table:style-name="ce37" table:formula="of:=[Males.AW61]+[Females.AW61]" office:value-type="float" office:value="78210" calcext:value-type="float">
            <text:p>78,210</text:p>
          </table:table-cell>
          <table:table-cell table:style-name="ce37" table:formula="of:=[Males.AX61]+[Females.AX61]" office:value-type="float" office:value="74424" calcext:value-type="float">
            <text:p>74,424</text:p>
          </table:table-cell>
          <table:table-cell table:style-name="ce37" table:formula="of:=[Males.AY61]+[Females.AY61]" office:value-type="float" office:value="73224" calcext:value-type="float">
            <text:p>73,224</text:p>
          </table:table-cell>
          <table:table-cell table:style-name="ce37" table:formula="of:=[Males.AZ61]+[Females.AZ61]" office:value-type="float" office:value="73749" calcext:value-type="float">
            <text:p>73,749</text:p>
          </table:table-cell>
          <table:table-cell table:style-name="ce37" table:formula="of:=[Males.BA61]+[Females.BA61]" office:value-type="float" office:value="71521" calcext:value-type="float">
            <text:p>71,521</text:p>
          </table:table-cell>
          <table:table-cell table:style-name="ce37" table:formula="of:=[Males.BB61]+[Females.BB61]" office:value-type="float" office:value="70754" calcext:value-type="float">
            <text:p>70,754</text:p>
          </table:table-cell>
          <table:table-cell table:style-name="ce37" table:formula="of:=[Males.BC61]+[Females.BC61]" office:value-type="float" office:value="70169" calcext:value-type="float">
            <text:p>70,169</text:p>
          </table:table-cell>
          <table:table-cell table:style-name="ce37" table:formula="of:=[Males.BD61]+[Females.BD61]" office:value-type="float" office:value="67745" calcext:value-type="float">
            <text:p>67,745</text:p>
          </table:table-cell>
          <table:table-cell table:style-name="ce37" table:formula="of:=[Males.BE61]+[Females.BE61]" office:value-type="float" office:value="68492" calcext:value-type="float">
            <text:p>68,492</text:p>
          </table:table-cell>
          <table:table-cell table:style-name="ce37" table:formula="of:=[Males.BF61]+[Females.BF61]" office:value-type="float" office:value="69118" calcext:value-type="float">
            <text:p>69,118</text:p>
          </table:table-cell>
          <table:table-cell table:style-name="ce37" table:formula="of:=[Males.BG61]+[Females.BG61]" office:value-type="float" office:value="68350" calcext:value-type="float">
            <text:p>68,350</text:p>
          </table:table-cell>
          <table:table-cell table:style-name="ce37" table:formula="of:=[Males.BH61]+[Females.BH61]" office:value-type="float" office:value="66701" calcext:value-type="float">
            <text:p>66,701</text:p>
          </table:table-cell>
          <table:table-cell table:style-name="ce37" table:formula="of:=[Males.BI61]+[Females.BI61]" office:value-type="float" office:value="63919" calcext:value-type="float">
            <text:p>63,919</text:p>
          </table:table-cell>
          <table:table-cell table:style-name="ce37" table:formula="of:=[Males.BJ61]+[Females.BJ61]" office:value-type="float" office:value="59372" calcext:value-type="float">
            <text:p>59,372</text:p>
          </table:table-cell>
          <table:table-cell table:style-name="ce37" table:formula="of:=[Males.BK61]+[Females.BK61]" office:value-type="float" office:value="57997" calcext:value-type="float">
            <text:p>57,997</text:p>
          </table:table-cell>
          <table:table-cell table:style-name="ce37" table:formula="of:=[Males.BL61]+[Females.BL61]" office:value-type="float" office:value="61149" calcext:value-type="float">
            <text:p>61,149</text:p>
          </table:table-cell>
          <table:table-cell table:style-name="ce37" table:formula="of:=[Males.BM61]+[Females.BM61]" office:value-type="float" office:value="61399" calcext:value-type="float">
            <text:p>61,399</text:p>
          </table:table-cell>
          <table:table-cell table:style-name="ce37" table:formula="of:=[Males.BN61]+[Females.BN61]" office:value-type="float" office:value="61919" calcext:value-type="float">
            <text:p>61,919</text:p>
          </table:table-cell>
          <table:table-cell table:style-name="ce37" table:formula="of:=[Males.BO61]+[Females.BO61]" office:value-type="float" office:value="65234" calcext:value-type="float">
            <text:p>65,234</text:p>
          </table:table-cell>
          <table:table-cell table:style-name="ce37" table:formula="of:=[Males.BP61]+[Females.BP61]" office:value-type="float" office:value="68815" calcext:value-type="float">
            <text:p>68,815</text:p>
          </table:table-cell>
          <table:table-cell table:style-name="ce37" table:formula="of:=[Males.BQ61]+[Females.BQ61]" office:value-type="float" office:value="70749" calcext:value-type="float">
            <text:p>70,749</text:p>
          </table:table-cell>
          <table:table-cell table:style-name="ce37" table:formula="of:=[Males.BR61]+[Females.BR61]" office:value-type="float" office:value="69256" calcext:value-type="float">
            <text:p>69,256</text:p>
          </table:table-cell>
          <table:table-cell table:style-name="ce37" table:formula="of:=[Males.BS61]+[Females.BS61]" office:value-type="float" office:value="71060" calcext:value-type="float">
            <text:p>71,060</text:p>
          </table:table-cell>
          <table:table-cell table:style-name="ce37" table:formula="of:=[Males.BT61]+[Females.BT61]" office:value-type="float" office:value="71519" calcext:value-type="float">
            <text:p>71,519</text:p>
          </table:table-cell>
          <table:table-cell table:style-name="ce37" table:formula="of:=[Males.BU61]+[Females.BU61]" office:value-type="float" office:value="71009" calcext:value-type="float">
            <text:p>71,009</text:p>
          </table:table-cell>
          <table:table-cell table:style-name="ce37" table:formula="of:=[Males.BV61]+[Females.BV61]" office:value-type="float" office:value="69503" calcext:value-type="float">
            <text:p>69,503</text:p>
          </table:table-cell>
          <table:table-cell table:style-name="ce37" table:formula="of:=[Males.BW61]+[Females.BW61]" office:value-type="float" office:value="70722" calcext:value-type="float">
            <text:p>70,722</text:p>
          </table:table-cell>
          <table:table-cell table:style-name="ce37" table:formula="of:=[Males.BX61]+[Females.BX61]" office:value-type="float" office:value="68545" calcext:value-type="float">
            <text:p>68,545</text:p>
          </table:table-cell>
          <table:table-cell table:style-name="ce37" table:formula="of:=[Males.BY61]+[Females.BY61]" office:value-type="float" office:value="66876" calcext:value-type="float">
            <text:p>66,876</text:p>
          </table:table-cell>
          <table:table-cell table:style-name="ce37" table:formula="of:=[Males.BZ61]+[Females.BZ61]" office:value-type="float" office:value="63757" calcext:value-type="float">
            <text:p>63,757</text:p>
          </table:table-cell>
          <table:table-cell table:style-name="ce37" table:formula="of:=[Males.CA61]+[Females.CA61]" office:value-type="float" office:value="60647" calcext:value-type="float">
            <text:p>60,647</text:p>
          </table:table-cell>
          <table:table-cell table:style-name="ce37" table:formula="of:=[Males.CB61]+[Females.CB61]" office:value-type="float" office:value="56991" calcext:value-type="float">
            <text:p>56,991</text:p>
          </table:table-cell>
          <table:table-cell table:style-name="ce37" table:formula="of:=[Males.CC61]+[Females.CC61]" office:value-type="float" office:value="54874" calcext:value-type="float">
            <text:p>54,874</text:p>
          </table:table-cell>
          <table:table-cell table:style-name="ce37" table:formula="of:=[Males.CD61]+[Females.CD61]" office:value-type="float" office:value="51396" calcext:value-type="float">
            <text:p>51,396</text:p>
          </table:table-cell>
          <table:table-cell table:style-name="ce37" table:formula="of:=[Males.CE61]+[Females.CE61]" office:value-type="float" office:value="48155" calcext:value-type="float">
            <text:p>48,155</text:p>
          </table:table-cell>
          <table:table-cell table:style-name="ce37" table:formula="of:=[Males.CF61]+[Females.CF61]" office:value-type="float" office:value="44602" calcext:value-type="float">
            <text:p>44,602</text:p>
          </table:table-cell>
          <table:table-cell table:style-name="ce37" table:formula="of:=[Males.CG61]+[Females.CG61]" office:value-type="float" office:value="40685" calcext:value-type="float">
            <text:p>40,685</text:p>
          </table:table-cell>
          <table:table-cell table:style-name="ce37" table:formula="of:=[Males.CH61]+[Females.CH61]" office:value-type="float" office:value="37919" calcext:value-type="float">
            <text:p>37,919</text:p>
          </table:table-cell>
          <table:table-cell table:style-name="ce37" table:formula="of:=[Males.CI61]+[Females.CI61]" office:value-type="float" office:value="34965" calcext:value-type="float">
            <text:p>34,965</text:p>
          </table:table-cell>
          <table:table-cell table:style-name="ce37" table:formula="of:=[Males.CJ61]+[Females.CJ61]" office:value-type="float" office:value="31407" calcext:value-type="float">
            <text:p>31,407</text:p>
          </table:table-cell>
          <table:table-cell table:style-name="ce37" table:formula="of:=[Males.CK61]+[Females.CK61]" office:value-type="float" office:value="29303" calcext:value-type="float">
            <text:p>29,303</text:p>
          </table:table-cell>
          <table:table-cell table:style-name="ce37" table:formula="of:=[Males.CL61]+[Females.CL61]" office:value-type="float" office:value="26863" calcext:value-type="float">
            <text:p>26,863</text:p>
          </table:table-cell>
          <table:table-cell table:style-name="ce37" table:formula="of:=[Males.CM61]+[Females.CM61]" office:value-type="float" office:value="24949" calcext:value-type="float">
            <text:p>24,949</text:p>
          </table:table-cell>
          <table:table-cell table:style-name="ce37" table:formula="of:=[Males.CN61]+[Females.CN61]" office:value-type="float" office:value="110156" calcext:value-type="float">
            <text:p>110,156</text:p>
          </table:table-cell>
          <table:table-cell table:style-name="ce35" table:formula="of:=SUM([.B61:.CN61])" office:value-type="float" office:value="5694142" calcext:value-type="float">
            <text:p>5,694,142</text:p>
          </table:table-cell>
          <table:table-cell table:style-name="ce34" table:number-columns-repeated="931"/>
        </table:table-row>
        <table:table-row table:style-name="ro5">
          <table:table-cell table:style-name="ce34" table:formula="of:=[Males.A62]" office:value-type="float" office:value="2039" calcext:value-type="float">
            <text:p>2039</text:p>
          </table:table-cell>
          <table:table-cell table:style-name="ce37" table:formula="of:=[Males.B62]+[Females.B62]" office:value-type="float" office:value="55835" calcext:value-type="float">
            <text:p>55,835</text:p>
          </table:table-cell>
          <table:table-cell table:style-name="ce37" table:formula="of:=[Males.C62]+[Females.C62]" office:value-type="float" office:value="56072" calcext:value-type="float">
            <text:p>56,072</text:p>
          </table:table-cell>
          <table:table-cell table:style-name="ce37" table:formula="of:=[Males.D62]+[Females.D62]" office:value-type="float" office:value="56280" calcext:value-type="float">
            <text:p>56,280</text:p>
          </table:table-cell>
          <table:table-cell table:style-name="ce37" table:formula="of:=[Males.E62]+[Females.E62]" office:value-type="float" office:value="56490" calcext:value-type="float">
            <text:p>56,490</text:p>
          </table:table-cell>
          <table:table-cell table:style-name="ce37" table:formula="of:=[Males.F62]+[Females.F62]" office:value-type="float" office:value="56740" calcext:value-type="float">
            <text:p>56,740</text:p>
          </table:table-cell>
          <table:table-cell table:style-name="ce37" table:formula="of:=[Males.G62]+[Females.G62]" office:value-type="float" office:value="57037" calcext:value-type="float">
            <text:p>57,037</text:p>
          </table:table-cell>
          <table:table-cell table:style-name="ce37" table:formula="of:=[Males.H62]+[Females.H62]" office:value-type="float" office:value="57319" calcext:value-type="float">
            <text:p>57,319</text:p>
          </table:table-cell>
          <table:table-cell table:style-name="ce37" table:formula="of:=[Males.I62]+[Females.I62]" office:value-type="float" office:value="57602" calcext:value-type="float">
            <text:p>57,602</text:p>
          </table:table-cell>
          <table:table-cell table:style-name="ce37" table:formula="of:=[Males.J62]+[Females.J62]" office:value-type="float" office:value="57916" calcext:value-type="float">
            <text:p>57,916</text:p>
          </table:table-cell>
          <table:table-cell table:style-name="ce37" table:formula="of:=[Males.K62]+[Females.K62]" office:value-type="float" office:value="58240" calcext:value-type="float">
            <text:p>58,240</text:p>
          </table:table-cell>
          <table:table-cell table:style-name="ce37" table:formula="of:=[Males.L62]+[Females.L62]" office:value-type="float" office:value="58573" calcext:value-type="float">
            <text:p>58,573</text:p>
          </table:table-cell>
          <table:table-cell table:style-name="ce37" table:formula="of:=[Males.M62]+[Females.M62]" office:value-type="float" office:value="58881" calcext:value-type="float">
            <text:p>58,881</text:p>
          </table:table-cell>
          <table:table-cell table:style-name="ce37" table:formula="of:=[Males.N62]+[Females.N62]" office:value-type="float" office:value="59105" calcext:value-type="float">
            <text:p>59,105</text:p>
          </table:table-cell>
          <table:table-cell table:style-name="ce37" table:formula="of:=[Males.O62]+[Females.O62]" office:value-type="float" office:value="59275" calcext:value-type="float">
            <text:p>59,275</text:p>
          </table:table-cell>
          <table:table-cell table:style-name="ce37" table:formula="of:=[Males.P62]+[Females.P62]" office:value-type="float" office:value="59381" calcext:value-type="float">
            <text:p>59,381</text:p>
          </table:table-cell>
          <table:table-cell table:style-name="ce37" table:formula="of:=[Males.Q62]+[Females.Q62]" office:value-type="float" office:value="59387" calcext:value-type="float">
            <text:p>59,387</text:p>
          </table:table-cell>
          <table:table-cell table:style-name="ce37" table:formula="of:=[Males.R62]+[Females.R62]" office:value-type="float" office:value="59361" calcext:value-type="float">
            <text:p>59,361</text:p>
          </table:table-cell>
          <table:table-cell table:style-name="ce37" table:formula="of:=[Males.S62]+[Females.S62]" office:value-type="float" office:value="59353" calcext:value-type="float">
            <text:p>59,353</text:p>
          </table:table-cell>
          <table:table-cell table:style-name="ce37" table:formula="of:=[Males.T62]+[Females.T62]" office:value-type="float" office:value="59853" calcext:value-type="float">
            <text:p>59,853</text:p>
          </table:table-cell>
          <table:table-cell table:style-name="ce37" table:formula="of:=[Males.U62]+[Females.U62]" office:value-type="float" office:value="61131" calcext:value-type="float">
            <text:p>61,131</text:p>
          </table:table-cell>
          <table:table-cell table:style-name="ce37" table:formula="of:=[Males.V62]+[Females.V62]" office:value-type="float" office:value="62476" calcext:value-type="float">
            <text:p>62,476</text:p>
          </table:table-cell>
          <table:table-cell table:style-name="ce37" table:formula="of:=[Males.W62]+[Females.W62]" office:value-type="float" office:value="63376" calcext:value-type="float">
            <text:p>63,376</text:p>
          </table:table-cell>
          <table:table-cell table:style-name="ce37" table:formula="of:=[Males.X62]+[Females.X62]" office:value-type="float" office:value="64185" calcext:value-type="float">
            <text:p>64,185</text:p>
          </table:table-cell>
          <table:table-cell table:style-name="ce37" table:formula="of:=[Males.Y62]+[Females.Y62]" office:value-type="float" office:value="65233" calcext:value-type="float">
            <text:p>65,233</text:p>
          </table:table-cell>
          <table:table-cell table:style-name="ce37" table:formula="of:=[Males.Z62]+[Females.Z62]" office:value-type="float" office:value="65659" calcext:value-type="float">
            <text:p>65,659</text:p>
          </table:table-cell>
          <table:table-cell table:style-name="ce37" table:formula="of:=[Males.AA62]+[Females.AA62]" office:value-type="float" office:value="66206" calcext:value-type="float">
            <text:p>66,206</text:p>
          </table:table-cell>
          <table:table-cell table:style-name="ce37" table:formula="of:=[Males.AB62]+[Females.AB62]" office:value-type="float" office:value="67211" calcext:value-type="float">
            <text:p>67,211</text:p>
          </table:table-cell>
          <table:table-cell table:style-name="ce37" table:formula="of:=[Males.AC62]+[Females.AC62]" office:value-type="float" office:value="68939" calcext:value-type="float">
            <text:p>68,939</text:p>
          </table:table-cell>
          <table:table-cell table:style-name="ce37" table:formula="of:=[Males.AD62]+[Females.AD62]" office:value-type="float" office:value="70670" calcext:value-type="float">
            <text:p>70,670</text:p>
          </table:table-cell>
          <table:table-cell table:style-name="ce37" table:formula="of:=[Males.AE62]+[Females.AE62]" office:value-type="float" office:value="67877" calcext:value-type="float">
            <text:p>67,877</text:p>
          </table:table-cell>
          <table:table-cell table:style-name="ce37" table:formula="of:=[Males.AF62]+[Females.AF62]" office:value-type="float" office:value="69413" calcext:value-type="float">
            <text:p>69,413</text:p>
          </table:table-cell>
          <table:table-cell table:style-name="ce37" table:formula="of:=[Males.AG62]+[Females.AG62]" office:value-type="float" office:value="69263" calcext:value-type="float">
            <text:p>69,263</text:p>
          </table:table-cell>
          <table:table-cell table:style-name="ce37" table:formula="of:=[Males.AH62]+[Females.AH62]" office:value-type="float" office:value="66824" calcext:value-type="float">
            <text:p>66,824</text:p>
          </table:table-cell>
          <table:table-cell table:style-name="ce37" table:formula="of:=[Males.AI62]+[Females.AI62]" office:value-type="float" office:value="65727" calcext:value-type="float">
            <text:p>65,727</text:p>
          </table:table-cell>
          <table:table-cell table:style-name="ce37" table:formula="of:=[Males.AJ62]+[Females.AJ62]" office:value-type="float" office:value="65330" calcext:value-type="float">
            <text:p>65,330</text:p>
          </table:table-cell>
          <table:table-cell table:style-name="ce37" table:formula="of:=[Males.AK62]+[Females.AK62]" office:value-type="float" office:value="64252" calcext:value-type="float">
            <text:p>64,252</text:p>
          </table:table-cell>
          <table:table-cell table:style-name="ce37" table:formula="of:=[Males.AL62]+[Females.AL62]" office:value-type="float" office:value="62633" calcext:value-type="float">
            <text:p>62,633</text:p>
          </table:table-cell>
          <table:table-cell table:style-name="ce37" table:formula="of:=[Males.AM62]+[Females.AM62]" office:value-type="float" office:value="62408" calcext:value-type="float">
            <text:p>62,408</text:p>
          </table:table-cell>
          <table:table-cell table:style-name="ce37" table:formula="of:=[Males.AN62]+[Females.AN62]" office:value-type="float" office:value="64610" calcext:value-type="float">
            <text:p>64,610</text:p>
          </table:table-cell>
          <table:table-cell table:style-name="ce37" table:formula="of:=[Males.AO62]+[Females.AO62]" office:value-type="float" office:value="65936" calcext:value-type="float">
            <text:p>65,936</text:p>
          </table:table-cell>
          <table:table-cell table:style-name="ce37" table:formula="of:=[Males.AP62]+[Females.AP62]" office:value-type="float" office:value="68072" calcext:value-type="float">
            <text:p>68,072</text:p>
          </table:table-cell>
          <table:table-cell table:style-name="ce37" table:formula="of:=[Males.AQ62]+[Females.AQ62]" office:value-type="float" office:value="69211" calcext:value-type="float">
            <text:p>69,211</text:p>
          </table:table-cell>
          <table:table-cell table:style-name="ce37" table:formula="of:=[Males.AR62]+[Females.AR62]" office:value-type="float" office:value="71278" calcext:value-type="float">
            <text:p>71,278</text:p>
          </table:table-cell>
          <table:table-cell table:style-name="ce37" table:formula="of:=[Males.AS62]+[Females.AS62]" office:value-type="float" office:value="71990" calcext:value-type="float">
            <text:p>71,990</text:p>
          </table:table-cell>
          <table:table-cell table:style-name="ce37" table:formula="of:=[Males.AT62]+[Females.AT62]" office:value-type="float" office:value="73439" calcext:value-type="float">
            <text:p>73,439</text:p>
          </table:table-cell>
          <table:table-cell table:style-name="ce37" table:formula="of:=[Males.AU62]+[Females.AU62]" office:value-type="float" office:value="74317" calcext:value-type="float">
            <text:p>74,317</text:p>
          </table:table-cell>
          <table:table-cell table:style-name="ce37" table:formula="of:=[Males.AV62]+[Females.AV62]" office:value-type="float" office:value="74208" calcext:value-type="float">
            <text:p>74,208</text:p>
          </table:table-cell>
          <table:table-cell table:style-name="ce37" table:formula="of:=[Males.AW62]+[Females.AW62]" office:value-type="float" office:value="78523" calcext:value-type="float">
            <text:p>78,523</text:p>
          </table:table-cell>
          <table:table-cell table:style-name="ce37" table:formula="of:=[Males.AX62]+[Females.AX62]" office:value-type="float" office:value="78145" calcext:value-type="float">
            <text:p>78,145</text:p>
          </table:table-cell>
          <table:table-cell table:style-name="ce37" table:formula="of:=[Males.AY62]+[Females.AY62]" office:value-type="float" office:value="74365" calcext:value-type="float">
            <text:p>74,365</text:p>
          </table:table-cell>
          <table:table-cell table:style-name="ce37" table:formula="of:=[Males.AZ62]+[Females.AZ62]" office:value-type="float" office:value="73173" calcext:value-type="float">
            <text:p>73,173</text:p>
          </table:table-cell>
          <table:table-cell table:style-name="ce37" table:formula="of:=[Males.BA62]+[Females.BA62]" office:value-type="float" office:value="73700" calcext:value-type="float">
            <text:p>73,700</text:p>
          </table:table-cell>
          <table:table-cell table:style-name="ce37" table:formula="of:=[Males.BB62]+[Females.BB62]" office:value-type="float" office:value="71464" calcext:value-type="float">
            <text:p>71,464</text:p>
          </table:table-cell>
          <table:table-cell table:style-name="ce37" table:formula="of:=[Males.BC62]+[Females.BC62]" office:value-type="float" office:value="70664" calcext:value-type="float">
            <text:p>70,664</text:p>
          </table:table-cell>
          <table:table-cell table:style-name="ce37" table:formula="of:=[Males.BD62]+[Females.BD62]" office:value-type="float" office:value="70050" calcext:value-type="float">
            <text:p>70,050</text:p>
          </table:table-cell>
          <table:table-cell table:style-name="ce37" table:formula="of:=[Males.BE62]+[Females.BE62]" office:value-type="float" office:value="67612" calcext:value-type="float">
            <text:p>67,612</text:p>
          </table:table-cell>
          <table:table-cell table:style-name="ce37" table:formula="of:=[Males.BF62]+[Females.BF62]" office:value-type="float" office:value="68342" calcext:value-type="float">
            <text:p>68,342</text:p>
          </table:table-cell>
          <table:table-cell table:style-name="ce37" table:formula="of:=[Males.BG62]+[Females.BG62]" office:value-type="float" office:value="68955" calcext:value-type="float">
            <text:p>68,955</text:p>
          </table:table-cell>
          <table:table-cell table:style-name="ce37" table:formula="of:=[Males.BH62]+[Females.BH62]" office:value-type="float" office:value="68157" calcext:value-type="float">
            <text:p>68,157</text:p>
          </table:table-cell>
          <table:table-cell table:style-name="ce37" table:formula="of:=[Males.BI62]+[Females.BI62]" office:value-type="float" office:value="66473" calcext:value-type="float">
            <text:p>66,473</text:p>
          </table:table-cell>
          <table:table-cell table:style-name="ce37" table:formula="of:=[Males.BJ62]+[Females.BJ62]" office:value-type="float" office:value="63681" calcext:value-type="float">
            <text:p>63,681</text:p>
          </table:table-cell>
          <table:table-cell table:style-name="ce37" table:formula="of:=[Males.BK62]+[Females.BK62]" office:value-type="float" office:value="59132" calcext:value-type="float">
            <text:p>59,132</text:p>
          </table:table-cell>
          <table:table-cell table:style-name="ce37" table:formula="of:=[Males.BL62]+[Females.BL62]" office:value-type="float" office:value="57727" calcext:value-type="float">
            <text:p>57,727</text:p>
          </table:table-cell>
          <table:table-cell table:style-name="ce37" table:formula="of:=[Males.BM62]+[Females.BM62]" office:value-type="float" office:value="60829" calcext:value-type="float">
            <text:p>60,829</text:p>
          </table:table-cell>
          <table:table-cell table:style-name="ce37" table:formula="of:=[Males.BN62]+[Females.BN62]" office:value-type="float" office:value="61038" calcext:value-type="float">
            <text:p>61,038</text:p>
          </table:table-cell>
          <table:table-cell table:style-name="ce37" table:formula="of:=[Males.BO62]+[Females.BO62]" office:value-type="float" office:value="61513" calcext:value-type="float">
            <text:p>61,513</text:p>
          </table:table-cell>
          <table:table-cell table:style-name="ce37" table:formula="of:=[Males.BP62]+[Females.BP62]" office:value-type="float" office:value="64745" calcext:value-type="float">
            <text:p>64,745</text:p>
          </table:table-cell>
          <table:table-cell table:style-name="ce37" table:formula="of:=[Males.BQ62]+[Females.BQ62]" office:value-type="float" office:value="68225" calcext:value-type="float">
            <text:p>68,225</text:p>
          </table:table-cell>
          <table:table-cell table:style-name="ce37" table:formula="of:=[Males.BR62]+[Females.BR62]" office:value-type="float" office:value="70068" calcext:value-type="float">
            <text:p>70,068</text:p>
          </table:table-cell>
          <table:table-cell table:style-name="ce37" table:formula="of:=[Males.BS62]+[Females.BS62]" office:value-type="float" office:value="68507" calcext:value-type="float">
            <text:p>68,507</text:p>
          </table:table-cell>
          <table:table-cell table:style-name="ce37" table:formula="of:=[Males.BT62]+[Females.BT62]" office:value-type="float" office:value="70200" calcext:value-type="float">
            <text:p>70,200</text:p>
          </table:table-cell>
          <table:table-cell table:style-name="ce37" table:formula="of:=[Males.BU62]+[Females.BU62]" office:value-type="float" office:value="70561" calcext:value-type="float">
            <text:p>70,561</text:p>
          </table:table-cell>
          <table:table-cell table:style-name="ce37" table:formula="of:=[Males.BV62]+[Females.BV62]" office:value-type="float" office:value="69954" calcext:value-type="float">
            <text:p>69,954</text:p>
          </table:table-cell>
          <table:table-cell table:style-name="ce37" table:formula="of:=[Males.BW62]+[Females.BW62]" office:value-type="float" office:value="68374" calcext:value-type="float">
            <text:p>68,374</text:p>
          </table:table-cell>
          <table:table-cell table:style-name="ce37" table:formula="of:=[Males.BX62]+[Females.BX62]" office:value-type="float" office:value="69473" calcext:value-type="float">
            <text:p>69,473</text:p>
          </table:table-cell>
          <table:table-cell table:style-name="ce37" table:formula="of:=[Males.BY62]+[Females.BY62]" office:value-type="float" office:value="67193" calcext:value-type="float">
            <text:p>67,193</text:p>
          </table:table-cell>
          <table:table-cell table:style-name="ce37" table:formula="of:=[Males.BZ62]+[Females.BZ62]" office:value-type="float" office:value="65419" calcext:value-type="float">
            <text:p>65,419</text:p>
          </table:table-cell>
          <table:table-cell table:style-name="ce37" table:formula="of:=[Males.CA62]+[Females.CA62]" office:value-type="float" office:value="62234" calcext:value-type="float">
            <text:p>62,234</text:p>
          </table:table-cell>
          <table:table-cell table:style-name="ce37" table:formula="of:=[Males.CB62]+[Females.CB62]" office:value-type="float" office:value="59030" calcext:value-type="float">
            <text:p>59,030</text:p>
          </table:table-cell>
          <table:table-cell table:style-name="ce37" table:formula="of:=[Males.CC62]+[Females.CC62]" office:value-type="float" office:value="55286" calcext:value-type="float">
            <text:p>55,286</text:p>
          </table:table-cell>
          <table:table-cell table:style-name="ce37" table:formula="of:=[Males.CD62]+[Females.CD62]" office:value-type="float" office:value="53040" calcext:value-type="float">
            <text:p>53,040</text:p>
          </table:table-cell>
          <table:table-cell table:style-name="ce37" table:formula="of:=[Males.CE62]+[Females.CE62]" office:value-type="float" office:value="49487" calcext:value-type="float">
            <text:p>49,487</text:p>
          </table:table-cell>
          <table:table-cell table:style-name="ce37" table:formula="of:=[Males.CF62]+[Females.CF62]" office:value-type="float" office:value="46155" calcext:value-type="float">
            <text:p>46,155</text:p>
          </table:table-cell>
          <table:table-cell table:style-name="ce37" table:formula="of:=[Males.CG62]+[Females.CG62]" office:value-type="float" office:value="42527" calcext:value-type="float">
            <text:p>42,527</text:p>
          </table:table-cell>
          <table:table-cell table:style-name="ce37" table:formula="of:=[Males.CH62]+[Females.CH62]" office:value-type="float" office:value="38565" calcext:value-type="float">
            <text:p>38,565</text:p>
          </table:table-cell>
          <table:table-cell table:style-name="ce37" table:formula="of:=[Males.CI62]+[Females.CI62]" office:value-type="float" office:value="35710" calcext:value-type="float">
            <text:p>35,710</text:p>
          </table:table-cell>
          <table:table-cell table:style-name="ce37" table:formula="of:=[Males.CJ62]+[Females.CJ62]" office:value-type="float" office:value="32693" calcext:value-type="float">
            <text:p>32,693</text:p>
          </table:table-cell>
          <table:table-cell table:style-name="ce37" table:formula="of:=[Males.CK62]+[Females.CK62]" office:value-type="float" office:value="29123" calcext:value-type="float">
            <text:p>29,123</text:p>
          </table:table-cell>
          <table:table-cell table:style-name="ce37" table:formula="of:=[Males.CL62]+[Females.CL62]" office:value-type="float" office:value="26925" calcext:value-type="float">
            <text:p>26,925</text:p>
          </table:table-cell>
          <table:table-cell table:style-name="ce37" table:formula="of:=[Males.CM62]+[Females.CM62]" office:value-type="float" office:value="24445" calcext:value-type="float">
            <text:p>24,445</text:p>
          </table:table-cell>
          <table:table-cell table:style-name="ce37" table:formula="of:=[Males.CN62]+[Females.CN62]" office:value-type="float" office:value="115420" calcext:value-type="float">
            <text:p>115,420</text:p>
          </table:table-cell>
          <table:table-cell table:style-name="ce35" table:formula="of:=SUM([.B62:.CN62])" office:value-type="float" office:value="5701476" calcext:value-type="float">
            <text:p>5,701,476</text:p>
          </table:table-cell>
          <table:table-cell table:style-name="ce34" table:number-columns-repeated="931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teresting ages" table:style-name="ta6">
        <office:forms form:automatic-focus="false" form:apply-design-mode="false"/>
        <table:shapes>
          <draw:frame draw:z-index="0" draw:style-name="gr11" draw:text-style-name="P9" svg:width="453.51pt" svg:height="255.09pt" svg:x="869.98pt" svg:y="32.6pt">
            <loext:p draw:notify-on-update-of-ranges="'Interesting ages'.A4:'Interesting ages'.A64 'Interesting ages'.B3:'Interesting ages'.B3 'Interesting ages'.B4:'Interesting ages'.B64 'Interesting ages'.C3:'Interesting ages'.C3 'Interesting ages'.C4:'Interesting ages'.C64 'Interesting ages'.D3:'Interesting ages'.D3 'Interesting ages'.D4:'Interesting ages'.D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3" table:default-cell-style-name="ce35"/>
        <table:table-column table:style-name="co3" table:default-cell-style-name="ce72"/>
        <table:table-row table:style-name="ro5">
          <table:table-cell/>
          <table:table-cell table:style-name="Default" table:number-columns-repeated="4"/>
        </table:table-row>
        <table:table-row table:style-name="ro4">
          <table:table-cell/>
          <table:table-cell table:style-name="Default" table:number-columns-repeated="4"/>
        </table:table-row>
        <table:table-row table:style-name="ro4">
          <table:table-cell/>
          <table:table-cell table:style-name="ce38" office:value-type="string" calcext:value-type="string">
            <text:p>5 to 11</text:p>
          </table:table-cell>
          <table:table-cell table:style-name="Default" office:value-type="string" calcext:value-type="string">
            <text:p>12 to 17</text:p>
          </table:table-cell>
          <table:table-cell table:style-name="Default" office:value-type="string" calcext:value-type="string">
            <text:p>75 and over</text:p>
          </table:table-cell>
          <table:table-cell table:style-name="Default" office:value-type="string" calcext:value-type="string">
            <text:p>% 75+</text:p>
          </table:table-cell>
        </table:table-row>
        <table:table-row table:style-name="ro5">
          <table:table-cell table:formula="of:=[Both.A4]" office:value-type="float" office:value="1981" calcext:value-type="float">
            <text:p>1981</text:p>
          </table:table-cell>
          <table:table-cell table:formula="of:=SUM([Both.G4:.M4])" office:value-type="float" office:value="513994" calcext:value-type="float">
            <text:p>513,994</text:p>
          </table:table-cell>
          <table:table-cell table:formula="of:=SUM([Both.N4:.S4])" office:value-type="float" office:value="544904" calcext:value-type="float">
            <text:p>544,904</text:p>
          </table:table-cell>
          <table:table-cell table:formula="of:=SUM([Both.BY4:.CN4])" office:value-type="float" office:value="280313" calcext:value-type="float">
            <text:p>280,313</text:p>
          </table:table-cell>
          <table:table-cell table:formula="of:=[.D4]/[Both.CO4]" office:value-type="percentage" office:value="0.0541123894830315" calcext:value-type="percentage">
            <text:p>5.4%</text:p>
          </table:table-cell>
        </table:table-row>
        <table:table-row table:style-name="ro5">
          <table:table-cell table:formula="of:=[Both.A5]" office:value-type="float" office:value="1982" calcext:value-type="float">
            <text:p>1982</text:p>
          </table:table-cell>
          <table:table-cell table:formula="of:=SUM([Both.G5:.M5])" office:value-type="float" office:value="487982" calcext:value-type="float">
            <text:p>487,982</text:p>
          </table:table-cell>
          <table:table-cell table:formula="of:=SUM([Both.N5:.S5])" office:value-type="float" office:value="532592" calcext:value-type="float">
            <text:p>532,592</text:p>
          </table:table-cell>
          <table:table-cell table:formula="of:=SUM([Both.BY5:.CN5])" office:value-type="float" office:value="284843" calcext:value-type="float">
            <text:p>284,843</text:p>
          </table:table-cell>
          <table:table-cell table:formula="of:=[.D5]/[Both.CO5]" office:value-type="percentage" office:value="0.0551536051613503" calcext:value-type="percentage">
            <text:p>5.5%</text:p>
          </table:table-cell>
        </table:table-row>
        <table:table-row table:style-name="ro5">
          <table:table-cell table:formula="of:=[Both.A6]" office:value-type="float" office:value="1983" calcext:value-type="float">
            <text:p>1983</text:p>
          </table:table-cell>
          <table:table-cell table:formula="of:=SUM([Both.G6:.M6])" office:value-type="float" office:value="463893" calcext:value-type="float">
            <text:p>463,893</text:p>
          </table:table-cell>
          <table:table-cell table:formula="of:=SUM([Both.N6:.S6])" office:value-type="float" office:value="518365" calcext:value-type="float">
            <text:p>518,365</text:p>
          </table:table-cell>
          <table:table-cell table:formula="of:=SUM([Both.BY6:.CN6])" office:value-type="float" office:value="291562" calcext:value-type="float">
            <text:p>291,562</text:p>
          </table:table-cell>
          <table:table-cell table:formula="of:=[.D6]/[Both.CO6]" office:value-type="percentage" office:value="0.0566346549808474" calcext:value-type="percentage">
            <text:p>5.7%</text:p>
          </table:table-cell>
        </table:table-row>
        <table:table-row table:style-name="ro5">
          <table:table-cell table:formula="of:=[Both.A7]" office:value-type="float" office:value="1984" calcext:value-type="float">
            <text:p>1984</text:p>
          </table:table-cell>
          <table:table-cell table:formula="of:=SUM([Both.G7:.M7])" office:value-type="float" office:value="449251" calcext:value-type="float">
            <text:p>449,251</text:p>
          </table:table-cell>
          <table:table-cell table:formula="of:=SUM([Both.N7:.S7])" office:value-type="float" office:value="505308" calcext:value-type="float">
            <text:p>505,308</text:p>
          </table:table-cell>
          <table:table-cell table:formula="of:=SUM([Both.BY7:.CN7])" office:value-type="float" office:value="298471" calcext:value-type="float">
            <text:p>298,471</text:p>
          </table:table-cell>
          <table:table-cell table:formula="of:=[.D7]/[Both.CO7]" office:value-type="percentage" office:value="0.0580809437075783" calcext:value-type="percentage">
            <text:p>5.8%</text:p>
          </table:table-cell>
        </table:table-row>
        <table:table-row table:style-name="ro5">
          <table:table-cell table:formula="of:=[Both.A8]" office:value-type="float" office:value="1985" calcext:value-type="float">
            <text:p>1985</text:p>
          </table:table-cell>
          <table:table-cell table:formula="of:=SUM([Both.G8:.M8])" office:value-type="float" office:value="442089" calcext:value-type="float">
            <text:p>442,089</text:p>
          </table:table-cell>
          <table:table-cell table:formula="of:=SUM([Both.N8:.S8])" office:value-type="float" office:value="486035" calcext:value-type="float">
            <text:p>486,035</text:p>
          </table:table-cell>
          <table:table-cell table:formula="of:=SUM([Both.BY8:.CN8])" office:value-type="float" office:value="305230" calcext:value-type="float">
            <text:p>305,230</text:p>
          </table:table-cell>
          <table:table-cell table:formula="of:=[.D8]/[Both.CO8]" office:value-type="percentage" office:value="0.0595235077195494" calcext:value-type="percentage">
            <text:p>6.0%</text:p>
          </table:table-cell>
        </table:table-row>
        <table:table-row table:style-name="ro5">
          <table:table-cell table:formula="of:=[Both.A9]" office:value-type="float" office:value="1986" calcext:value-type="float">
            <text:p>1986</text:p>
          </table:table-cell>
          <table:table-cell table:formula="of:=SUM([Both.G9:.M9])" office:value-type="float" office:value="441445" calcext:value-type="float">
            <text:p>441,445</text:p>
          </table:table-cell>
          <table:table-cell table:formula="of:=SUM([Both.N9:.S9])" office:value-type="float" office:value="463320" calcext:value-type="float">
            <text:p>463,320</text:p>
          </table:table-cell>
          <table:table-cell table:formula="of:=SUM([Both.BY9:.CN9])" office:value-type="float" office:value="308711" calcext:value-type="float">
            <text:p>308,711</text:p>
          </table:table-cell>
          <table:table-cell table:formula="of:=[.D9]/[Both.CO9]" office:value-type="percentage" office:value="0.0603923110631172" calcext:value-type="percentage">
            <text:p>6.0%</text:p>
          </table:table-cell>
        </table:table-row>
        <table:table-row table:style-name="ro5">
          <table:table-cell table:formula="of:=[Both.A10]" office:value-type="float" office:value="1987" calcext:value-type="float">
            <text:p>1987</text:p>
          </table:table-cell>
          <table:table-cell table:formula="of:=SUM([Both.G10:.M10])" office:value-type="float" office:value="440593" calcext:value-type="float">
            <text:p>440,593</text:p>
          </table:table-cell>
          <table:table-cell table:formula="of:=SUM([Both.N10:.S10])" office:value-type="float" office:value="441524" calcext:value-type="float">
            <text:p>441,524</text:p>
          </table:table-cell>
          <table:table-cell table:formula="of:=SUM([Both.BY10:.CN10])" office:value-type="float" office:value="314597" calcext:value-type="float">
            <text:p>314,597</text:p>
          </table:table-cell>
          <table:table-cell table:formula="of:=[.D10]/[Both.CO10]" office:value-type="percentage" office:value="0.0616975418805967" calcext:value-type="percentage">
            <text:p>6.2%</text:p>
          </table:table-cell>
        </table:table-row>
        <table:table-row table:style-name="ro5">
          <table:table-cell table:formula="of:=[Both.A11]" office:value-type="float" office:value="1988" calcext:value-type="float">
            <text:p>1988</text:p>
          </table:table-cell>
          <table:table-cell table:formula="of:=SUM([Both.G11:.M11])" office:value-type="float" office:value="439060" calcext:value-type="float">
            <text:p>439,060</text:p>
          </table:table-cell>
          <table:table-cell table:formula="of:=SUM([Both.N11:.S11])" office:value-type="float" office:value="421400" calcext:value-type="float">
            <text:p>421,400</text:p>
          </table:table-cell>
          <table:table-cell table:formula="of:=SUM([Both.BY11:.CN11])" office:value-type="float" office:value="320058" calcext:value-type="float">
            <text:p>320,058</text:p>
          </table:table-cell>
          <table:table-cell table:formula="of:=[.D11]/[Both.CO11]" office:value-type="percentage" office:value="0.0630353091321611" calcext:value-type="percentage">
            <text:p>6.3%</text:p>
          </table:table-cell>
        </table:table-row>
        <table:table-row table:style-name="ro5">
          <table:table-cell table:formula="of:=[Both.A12]" office:value-type="float" office:value="1989" calcext:value-type="float">
            <text:p>1989</text:p>
          </table:table-cell>
          <table:table-cell table:formula="of:=SUM([Both.G12:.M12])" office:value-type="float" office:value="443799" calcext:value-type="float">
            <text:p>443,799</text:p>
          </table:table-cell>
          <table:table-cell table:formula="of:=SUM([Both.N12:.S12])" office:value-type="float" office:value="398499" calcext:value-type="float">
            <text:p>398,499</text:p>
          </table:table-cell>
          <table:table-cell table:formula="of:=SUM([Both.BY12:.CN12])" office:value-type="float" office:value="325972" calcext:value-type="float">
            <text:p>325,972</text:p>
          </table:table-cell>
          <table:table-cell table:formula="of:=[.D12]/[Both.CO12]" office:value-type="percentage" office:value="0.0641905875912481" calcext:value-type="percentage">
            <text:p>6.4%</text:p>
          </table:table-cell>
        </table:table-row>
        <table:table-row table:style-name="ro5">
          <table:table-cell table:formula="of:=[Both.A13]" office:value-type="float" office:value="1990" calcext:value-type="float">
            <text:p>1990</text:p>
          </table:table-cell>
          <table:table-cell table:formula="of:=SUM([Both.G13:.M13])" office:value-type="float" office:value="450129" calcext:value-type="float">
            <text:p>450,129</text:p>
          </table:table-cell>
          <table:table-cell table:formula="of:=SUM([Both.N13:.S13])" office:value-type="float" office:value="381607" calcext:value-type="float">
            <text:p>381,607</text:p>
          </table:table-cell>
          <table:table-cell table:formula="of:=SUM([Both.BY13:.CN13])" office:value-type="float" office:value="327727" calcext:value-type="float">
            <text:p>327,727</text:p>
          </table:table-cell>
          <table:table-cell table:formula="of:=[.D13]/[Both.CO13]" office:value-type="percentage" office:value="0.0644970647102004" calcext:value-type="percentage">
            <text:p>6.4%</text:p>
          </table:table-cell>
        </table:table-row>
        <table:table-row table:style-name="ro5">
          <table:table-cell table:formula="of:=[Both.A14]" office:value-type="float" office:value="1991" calcext:value-type="float">
            <text:p>1991</text:p>
          </table:table-cell>
          <table:table-cell table:formula="of:=SUM([Both.G14:.M14])" office:value-type="float" office:value="452521" calcext:value-type="float">
            <text:p>452,521</text:p>
          </table:table-cell>
          <table:table-cell table:formula="of:=SUM([Both.N14:.S14])" office:value-type="float" office:value="373771" calcext:value-type="float">
            <text:p>373,771</text:p>
          </table:table-cell>
          <table:table-cell table:formula="of:=SUM([Both.BY14:.CN14])" office:value-type="float" office:value="329354" calcext:value-type="float">
            <text:p>329,354</text:p>
          </table:table-cell>
          <table:table-cell table:formula="of:=[.D14]/[Both.CO14]" office:value-type="percentage" office:value="0.0647909933055694" calcext:value-type="percentage">
            <text:p>6.5%</text:p>
          </table:table-cell>
        </table:table-row>
        <table:table-row table:style-name="ro5">
          <table:table-cell table:formula="of:=[Both.A15]" office:value-type="float" office:value="1992" calcext:value-type="float">
            <text:p>1992</text:p>
          </table:table-cell>
          <table:table-cell table:formula="of:=SUM([Both.G15:.M15])" office:value-type="float" office:value="451520" calcext:value-type="float">
            <text:p>451,520</text:p>
          </table:table-cell>
          <table:table-cell table:formula="of:=SUM([Both.N15:.S15])" office:value-type="float" office:value="371993" calcext:value-type="float">
            <text:p>371,993</text:p>
          </table:table-cell>
          <table:table-cell table:formula="of:=SUM([Both.BY15:.CN15])" office:value-type="float" office:value="328349" calcext:value-type="float">
            <text:p>328,349</text:p>
          </table:table-cell>
          <table:table-cell table:formula="of:=[.D15]/[Both.CO15]" office:value-type="percentage" office:value="0.0645642025947672" calcext:value-type="percentage">
            <text:p>6.5%</text:p>
          </table:table-cell>
        </table:table-row>
        <table:table-row table:style-name="ro5">
          <table:table-cell table:formula="of:=[Both.A16]" office:value-type="float" office:value="1993" calcext:value-type="float">
            <text:p>1993</text:p>
          </table:table-cell>
          <table:table-cell table:formula="of:=SUM([Both.G16:.M16])" office:value-type="float" office:value="451057" calcext:value-type="float">
            <text:p>451,057</text:p>
          </table:table-cell>
          <table:table-cell table:formula="of:=SUM([Both.N16:.S16])" office:value-type="float" office:value="373799" calcext:value-type="float">
            <text:p>373,799</text:p>
          </table:table-cell>
          <table:table-cell table:formula="of:=SUM([Both.BY16:.CN16])" office:value-type="float" office:value="324095" calcext:value-type="float">
            <text:p>324,095</text:p>
          </table:table-cell>
          <table:table-cell table:formula="of:=[.D16]/[Both.CO16]" office:value-type="percentage" office:value="0.0636421297369052" calcext:value-type="percentage">
            <text:p>6.4%</text:p>
          </table:table-cell>
        </table:table-row>
        <table:table-row table:style-name="ro5">
          <table:table-cell table:formula="of:=[Both.A17]" office:value-type="float" office:value="1994" calcext:value-type="float">
            <text:p>1994</text:p>
          </table:table-cell>
          <table:table-cell table:formula="of:=SUM([Both.G17:.M17])" office:value-type="float" office:value="451281" calcext:value-type="float">
            <text:p>451,281</text:p>
          </table:table-cell>
          <table:table-cell table:formula="of:=SUM([Both.N17:.S17])" office:value-type="float" office:value="375167" calcext:value-type="float">
            <text:p>375,167</text:p>
          </table:table-cell>
          <table:table-cell table:formula="of:=SUM([Both.BY17:.CN17])" office:value-type="float" office:value="320248" calcext:value-type="float">
            <text:p>320,248</text:p>
          </table:table-cell>
          <table:table-cell table:formula="of:=[.D17]/[Both.CO17]" office:value-type="percentage" office:value="0.0627665266619759" calcext:value-type="percentage">
            <text:p>6.3%</text:p>
          </table:table-cell>
        </table:table-row>
        <table:table-row table:style-name="ro5">
          <table:table-cell table:formula="of:=[Both.A18]" office:value-type="float" office:value="1995" calcext:value-type="float">
            <text:p>1995</text:p>
          </table:table-cell>
          <table:table-cell table:formula="of:=SUM([Both.G18:.M18])" office:value-type="float" office:value="451692" calcext:value-type="float">
            <text:p>451,692</text:p>
          </table:table-cell>
          <table:table-cell table:formula="of:=SUM([Both.N18:.S18])" office:value-type="float" office:value="379348" calcext:value-type="float">
            <text:p>379,348</text:p>
          </table:table-cell>
          <table:table-cell table:formula="of:=SUM([Both.BY18:.CN18])" office:value-type="float" office:value="330767" calcext:value-type="float">
            <text:p>330,767</text:p>
          </table:table-cell>
          <table:table-cell table:formula="of:=[.D18]/[Both.CO18]" office:value-type="percentage" office:value="0.0648093830150342" calcext:value-type="percentage">
            <text:p>6.5%</text:p>
          </table:table-cell>
        </table:table-row>
        <table:table-row table:style-name="ro5">
          <table:table-cell table:formula="of:=[Both.A19]" office:value-type="float" office:value="1996" calcext:value-type="float">
            <text:p>1996</text:p>
          </table:table-cell>
          <table:table-cell table:formula="of:=SUM([Both.G19:.M19])" office:value-type="float" office:value="454152" calcext:value-type="float">
            <text:p>454,152</text:p>
          </table:table-cell>
          <table:table-cell table:formula="of:=SUM([Both.N19:.S19])" office:value-type="float" office:value="381917" calcext:value-type="float">
            <text:p>381,917</text:p>
          </table:table-cell>
          <table:table-cell table:formula="of:=SUM([Both.BY19:.CN19])" office:value-type="float" office:value="337284" calcext:value-type="float">
            <text:p>337,284</text:p>
          </table:table-cell>
          <table:table-cell table:formula="of:=[.D19]/[Both.CO19]" office:value-type="percentage" office:value="0.0662355489484878" calcext:value-type="percentage">
            <text:p>6.6%</text:p>
          </table:table-cell>
        </table:table-row>
        <table:table-row table:style-name="ro5">
          <table:table-cell table:formula="of:=[Both.A20]" office:value-type="float" office:value="1997" calcext:value-type="float">
            <text:p>1997</text:p>
          </table:table-cell>
          <table:table-cell table:formula="of:=SUM([Both.G20:.M20])" office:value-type="float" office:value="454459" calcext:value-type="float">
            <text:p>454,459</text:p>
          </table:table-cell>
          <table:table-cell table:formula="of:=SUM([Both.N20:.S20])" office:value-type="float" office:value="383183" calcext:value-type="float">
            <text:p>383,183</text:p>
          </table:table-cell>
          <table:table-cell table:formula="of:=SUM([Both.BY20:.CN20])" office:value-type="float" office:value="343071" calcext:value-type="float">
            <text:p>343,071</text:p>
          </table:table-cell>
          <table:table-cell table:formula="of:=[.D20]/[Both.CO20]" office:value-type="percentage" office:value="0.067489288538638" calcext:value-type="percentage">
            <text:p>6.7%</text:p>
          </table:table-cell>
        </table:table-row>
        <table:table-row table:style-name="ro5">
          <table:table-cell table:formula="of:=[Both.A21]" office:value-type="float" office:value="1998" calcext:value-type="float">
            <text:p>1998</text:p>
          </table:table-cell>
          <table:table-cell table:formula="of:=SUM([Both.G21:.M21])" office:value-type="float" office:value="451449" calcext:value-type="float">
            <text:p>451,449</text:p>
          </table:table-cell>
          <table:table-cell table:formula="of:=SUM([Both.N21:.S21])" office:value-type="float" office:value="382958" calcext:value-type="float">
            <text:p>382,958</text:p>
          </table:table-cell>
          <table:table-cell table:formula="of:=SUM([Both.BY21:.CN21])" office:value-type="float" office:value="347095" calcext:value-type="float">
            <text:p>347,095</text:p>
          </table:table-cell>
          <table:table-cell table:formula="of:=[.D21]/[Both.CO21]" office:value-type="percentage" office:value="0.0683652185217064" calcext:value-type="percentage">
            <text:p>6.8%</text:p>
          </table:table-cell>
        </table:table-row>
        <table:table-row table:style-name="ro5">
          <table:table-cell table:formula="of:=[Both.A22]" office:value-type="float" office:value="1999" calcext:value-type="float">
            <text:p>1999</text:p>
          </table:table-cell>
          <table:table-cell table:formula="of:=SUM([Both.G22:.M22])" office:value-type="float" office:value="447492" calcext:value-type="float">
            <text:p>447,492</text:p>
          </table:table-cell>
          <table:table-cell table:formula="of:=SUM([Both.N22:.S22])" office:value-type="float" office:value="381579" calcext:value-type="float">
            <text:p>381,579</text:p>
          </table:table-cell>
          <table:table-cell table:formula="of:=SUM([Both.BY22:.CN22])" office:value-type="float" office:value="350652" calcext:value-type="float">
            <text:p>350,652</text:p>
          </table:table-cell>
          <table:table-cell table:formula="of:=[.D22]/[Both.CO22]" office:value-type="percentage" office:value="0.0691355395853666" calcext:value-type="percentage">
            <text:p>6.9%</text:p>
          </table:table-cell>
        </table:table-row>
        <table:table-row table:style-name="ro5">
          <table:table-cell table:formula="of:=[Both.A23]" office:value-type="float" office:value="2000" calcext:value-type="float">
            <text:p>2000</text:p>
          </table:table-cell>
          <table:table-cell table:formula="of:=SUM([Both.G23:.M23])" office:value-type="float" office:value="440298" calcext:value-type="float">
            <text:p>440,298</text:p>
          </table:table-cell>
          <table:table-cell table:formula="of:=SUM([Both.N23:.S23])" office:value-type="float" office:value="384489" calcext:value-type="float">
            <text:p>384,489</text:p>
          </table:table-cell>
          <table:table-cell table:formula="of:=SUM([Both.BY23:.CN23])" office:value-type="float" office:value="354273" calcext:value-type="float">
            <text:p>354,273</text:p>
          </table:table-cell>
          <table:table-cell table:formula="of:=[.D23]/[Both.CO23]" office:value-type="percentage" office:value="0.0699737701809621" calcext:value-type="percentage">
            <text:p>7.0%</text:p>
          </table:table-cell>
        </table:table-row>
        <table:table-row table:style-name="ro5">
          <table:table-cell table:formula="of:=[Both.A24]" office:value-type="float" office:value="2001" calcext:value-type="float">
            <text:p>2001</text:p>
          </table:table-cell>
          <table:table-cell table:formula="of:=SUM([Both.G24:.M24])" office:value-type="float" office:value="434755" calcext:value-type="float">
            <text:p>434,755</text:p>
          </table:table-cell>
          <table:table-cell table:formula="of:=SUM([Both.N24:.S24])" office:value-type="float" office:value="386589" calcext:value-type="float">
            <text:p>386,589</text:p>
          </table:table-cell>
          <table:table-cell table:formula="of:=SUM([Both.BY24:.CN24])" office:value-type="float" office:value="360539" calcext:value-type="float">
            <text:p>360,539</text:p>
          </table:table-cell>
          <table:table-cell table:formula="of:=[.D24]/[Both.CO24]" office:value-type="percentage" office:value="0.0711936732356542" calcext:value-type="percentage">
            <text:p>7.1%</text:p>
          </table:table-cell>
        </table:table-row>
        <table:table-row table:style-name="ro5">
          <table:table-cell table:formula="of:=[Both.A25]" office:value-type="float" office:value="2002" calcext:value-type="float">
            <text:p>2002</text:p>
          </table:table-cell>
          <table:table-cell table:formula="of:=SUM([Both.G25:.M25])" office:value-type="float" office:value="431096" calcext:value-type="float">
            <text:p>431,096</text:p>
          </table:table-cell>
          <table:table-cell table:formula="of:=SUM([Both.N25:.S25])" office:value-type="float" office:value="386760" calcext:value-type="float">
            <text:p>386,760</text:p>
          </table:table-cell>
          <table:table-cell table:formula="of:=SUM([Both.BY25:.CN25])" office:value-type="float" office:value="364042" calcext:value-type="float">
            <text:p>364,042</text:p>
          </table:table-cell>
          <table:table-cell table:formula="of:=[.D25]/[Both.CO25]" office:value-type="percentage" office:value="0.0718598499802606" calcext:value-type="percentage">
            <text:p>7.2%</text:p>
          </table:table-cell>
        </table:table-row>
        <table:table-row table:style-name="ro5">
          <table:table-cell table:formula="of:=[Both.A26]" office:value-type="float" office:value="2003" calcext:value-type="float">
            <text:p>2003</text:p>
          </table:table-cell>
          <table:table-cell table:formula="of:=SUM([Both.G26:.M26])" office:value-type="float" office:value="423884" calcext:value-type="float">
            <text:p>423,884</text:p>
          </table:table-cell>
          <table:table-cell table:formula="of:=SUM([Both.N26:.S26])" office:value-type="float" office:value="385894" calcext:value-type="float">
            <text:p>385,894</text:p>
          </table:table-cell>
          <table:table-cell table:formula="of:=SUM([Both.BY26:.CN26])" office:value-type="float" office:value="366069" calcext:value-type="float">
            <text:p>366,069</text:p>
          </table:table-cell>
          <table:table-cell table:formula="of:=[.D26]/[Both.CO26]" office:value-type="percentage" office:value="0.0722243267238828" calcext:value-type="percentage">
            <text:p>7.2%</text:p>
          </table:table-cell>
        </table:table-row>
        <table:table-row table:style-name="ro5">
          <table:table-cell table:formula="of:=[Both.A27]" office:value-type="float" office:value="2004" calcext:value-type="float">
            <text:p>2004</text:p>
          </table:table-cell>
          <table:table-cell table:formula="of:=SUM([Both.G27:.M27])" office:value-type="float" office:value="416608" calcext:value-type="float">
            <text:p>416,608</text:p>
          </table:table-cell>
          <table:table-cell table:formula="of:=SUM([Both.N27:.S27])" office:value-type="float" office:value="386310" calcext:value-type="float">
            <text:p>386,310</text:p>
          </table:table-cell>
          <table:table-cell table:formula="of:=SUM([Both.BY27:.CN27])" office:value-type="float" office:value="370067" calcext:value-type="float">
            <text:p>370,067</text:p>
          </table:table-cell>
          <table:table-cell table:formula="of:=[.D27]/[Both.CO27]" office:value-type="percentage" office:value="0.0727862242589934" calcext:value-type="percentage">
            <text:p>7.3%</text:p>
          </table:table-cell>
        </table:table-row>
        <table:table-row table:style-name="ro5">
          <table:table-cell table:formula="of:=[Both.A28]" office:value-type="float" office:value="2005" calcext:value-type="float">
            <text:p>2005</text:p>
          </table:table-cell>
          <table:table-cell table:formula="of:=SUM([Both.G28:.M28])" office:value-type="float" office:value="410274" calcext:value-type="float">
            <text:p>410,274</text:p>
          </table:table-cell>
          <table:table-cell table:formula="of:=SUM([Both.N28:.S28])" office:value-type="float" office:value="384480" calcext:value-type="float">
            <text:p>384,480</text:p>
          </table:table-cell>
          <table:table-cell table:formula="of:=SUM([Both.BY28:.CN28])" office:value-type="float" office:value="374880" calcext:value-type="float">
            <text:p>374,880</text:p>
          </table:table-cell>
          <table:table-cell table:formula="of:=[.D28]/[Both.CO28]" office:value-type="percentage" office:value="0.0733591640248914" calcext:value-type="percentage">
            <text:p>7.3%</text:p>
          </table:table-cell>
        </table:table-row>
        <table:table-row table:style-name="ro5">
          <table:table-cell table:formula="of:=[Both.A29]" office:value-type="float" office:value="2006" calcext:value-type="float">
            <text:p>2006</text:p>
          </table:table-cell>
          <table:table-cell table:formula="of:=SUM([Both.G29:.M29])" office:value-type="float" office:value="403136" calcext:value-type="float">
            <text:p>403,136</text:p>
          </table:table-cell>
          <table:table-cell table:formula="of:=SUM([Both.N29:.S29])" office:value-type="float" office:value="381851" calcext:value-type="float">
            <text:p>381,851</text:p>
          </table:table-cell>
          <table:table-cell table:formula="of:=SUM([Both.BY29:.CN29])" office:value-type="float" office:value="380675" calcext:value-type="float">
            <text:p>380,675</text:p>
          </table:table-cell>
          <table:table-cell table:formula="of:=[.D29]/[Both.CO29]" office:value-type="percentage" office:value="0.0741608384796712" calcext:value-type="percentage">
            <text:p>7.4%</text:p>
          </table:table-cell>
        </table:table-row>
        <table:table-row table:style-name="ro5">
          <table:table-cell table:formula="of:=[Both.A30]" office:value-type="float" office:value="2007" calcext:value-type="float">
            <text:p>2007</text:p>
          </table:table-cell>
          <table:table-cell table:formula="of:=SUM([Both.G30:.M30])" office:value-type="float" office:value="397578" calcext:value-type="float">
            <text:p>397,578</text:p>
          </table:table-cell>
          <table:table-cell table:formula="of:=SUM([Both.N30:.S30])" office:value-type="float" office:value="381164" calcext:value-type="float">
            <text:p>381,164</text:p>
          </table:table-cell>
          <table:table-cell table:formula="of:=SUM([Both.BY30:.CN30])" office:value-type="float" office:value="386548" calcext:value-type="float">
            <text:p>386,548</text:p>
          </table:table-cell>
          <table:table-cell table:formula="of:=[.D30]/[Both.CO30]" office:value-type="percentage" office:value="0.0747675048355899" calcext:value-type="percentage">
            <text:p>7.5%</text:p>
          </table:table-cell>
        </table:table-row>
        <table:table-row table:style-name="ro5">
          <table:table-cell table:formula="of:=[Both.A31]" office:value-type="float" office:value="2008" calcext:value-type="float">
            <text:p>2008</text:p>
          </table:table-cell>
          <table:table-cell table:formula="of:=SUM([Both.G31:.M31])" office:value-type="float" office:value="391860" calcext:value-type="float">
            <text:p>391,860</text:p>
          </table:table-cell>
          <table:table-cell table:formula="of:=SUM([Both.N31:.S31])" office:value-type="float" office:value="378334" calcext:value-type="float">
            <text:p>378,334</text:p>
          </table:table-cell>
          <table:table-cell table:formula="of:=SUM([Both.BY31:.CN31])" office:value-type="float" office:value="391447" calcext:value-type="float">
            <text:p>391,447</text:p>
          </table:table-cell>
          <table:table-cell table:formula="of:=[.D31]/[Both.CO31]" office:value-type="percentage" office:value="0.0752363105191336" calcext:value-type="percentage">
            <text:p>7.5%</text:p>
          </table:table-cell>
        </table:table-row>
        <table:table-row table:style-name="ro5">
          <table:table-cell table:formula="of:=[Both.A32]" office:value-type="float" office:value="2009" calcext:value-type="float">
            <text:p>2009</text:p>
          </table:table-cell>
          <table:table-cell table:formula="of:=SUM([Both.G32:.M32])" office:value-type="float" office:value="386631" calcext:value-type="float">
            <text:p>386,631</text:p>
          </table:table-cell>
          <table:table-cell table:formula="of:=SUM([Both.N32:.S32])" office:value-type="float" office:value="378611" calcext:value-type="float">
            <text:p>378,611</text:p>
          </table:table-cell>
          <table:table-cell table:formula="of:=SUM([Both.BY32:.CN32])" office:value-type="float" office:value="396893" calcext:value-type="float">
            <text:p>396,893</text:p>
          </table:table-cell>
          <table:table-cell table:formula="of:=[.D32]/[Both.CO32]" office:value-type="percentage" office:value="0.0758602037500717" calcext:value-type="percentage">
            <text:p>7.6%</text:p>
          </table:table-cell>
        </table:table-row>
        <table:table-row table:style-name="ro5">
          <table:table-cell table:formula="of:=[Both.A33]" office:value-type="float" office:value="2010" calcext:value-type="float">
            <text:p>2010</text:p>
          </table:table-cell>
          <table:table-cell table:formula="of:=SUM([Both.G33:.M33])" office:value-type="float" office:value="383643" calcext:value-type="float">
            <text:p>383,643</text:p>
          </table:table-cell>
          <table:table-cell table:formula="of:=SUM([Both.N33:.S33])" office:value-type="float" office:value="370948" calcext:value-type="float">
            <text:p>370,948</text:p>
          </table:table-cell>
          <table:table-cell table:formula="of:=SUM([Both.BY33:.CN33])" office:value-type="float" office:value="404142" calcext:value-type="float">
            <text:p>404,142</text:p>
          </table:table-cell>
          <table:table-cell table:formula="of:=[.D33]/[Both.CO33]" office:value-type="percentage" office:value="0.0768009577743149" calcext:value-type="percentage">
            <text:p>7.7%</text:p>
          </table:table-cell>
        </table:table-row>
        <table:table-row table:style-name="ro5">
          <table:table-cell table:formula="of:=[Both.A34]" office:value-type="float" office:value="2011" calcext:value-type="float">
            <text:p>2011</text:p>
          </table:table-cell>
          <table:table-cell table:formula="of:=SUM([Both.G34:.M34])" office:value-type="float" office:value="381698" calcext:value-type="float">
            <text:p>381,698</text:p>
          </table:table-cell>
          <table:table-cell table:formula="of:=SUM([Both.N34:.S34])" office:value-type="float" office:value="366774" calcext:value-type="float">
            <text:p>366,774</text:p>
          </table:table-cell>
          <table:table-cell table:formula="of:=SUM([Both.BY34:.CN34])" office:value-type="float" office:value="411584" calcext:value-type="float">
            <text:p>411,584</text:p>
          </table:table-cell>
          <table:table-cell table:formula="of:=[.D34]/[Both.CO34]" office:value-type="percentage" office:value="0.0776588237513915" calcext:value-type="percentage">
            <text:p>7.8%</text:p>
          </table:table-cell>
        </table:table-row>
        <table:table-row table:style-name="ro5">
          <table:table-cell table:formula="of:=[Both.A35]" office:value-type="float" office:value="2012" calcext:value-type="float">
            <text:p>2012</text:p>
          </table:table-cell>
          <table:table-cell table:formula="of:=SUM([Both.G35:.M35])" office:value-type="float" office:value="383022" calcext:value-type="float">
            <text:p>383,022</text:p>
          </table:table-cell>
          <table:table-cell table:formula="of:=SUM([Both.N35:.S35])" office:value-type="float" office:value="359380" calcext:value-type="float">
            <text:p>359,380</text:p>
          </table:table-cell>
          <table:table-cell table:formula="of:=SUM([Both.BY35:.CN35])" office:value-type="float" office:value="418453" calcext:value-type="float">
            <text:p>418,453</text:p>
          </table:table-cell>
          <table:table-cell table:formula="of:=[.D35]/[Both.CO35]" office:value-type="percentage" office:value="0.0787513173742849" calcext:value-type="percentage">
            <text:p>7.9%</text:p>
          </table:table-cell>
        </table:table-row>
        <table:table-row table:style-name="ro5">
          <table:table-cell table:formula="of:=[Both.A36]" office:value-type="float" office:value="2013" calcext:value-type="float">
            <text:p>2013</text:p>
          </table:table-cell>
          <table:table-cell table:formula="of:=SUM([Both.G36:.M36])" office:value-type="float" office:value="388297" calcext:value-type="float">
            <text:p>388,297</text:p>
          </table:table-cell>
          <table:table-cell table:formula="of:=SUM([Both.N36:.S36])" office:value-type="float" office:value="352583" calcext:value-type="float">
            <text:p>352,583</text:p>
          </table:table-cell>
          <table:table-cell table:formula="of:=SUM([Both.BY36:.CN36])" office:value-type="float" office:value="424596" calcext:value-type="float">
            <text:p>424,596</text:p>
          </table:table-cell>
          <table:table-cell table:formula="of:=[.D36]/[Both.CO36]" office:value-type="percentage" office:value="0.0796959288248212" calcext:value-type="percentage">
            <text:p>8.0%</text:p>
          </table:table-cell>
        </table:table-row>
        <table:table-row table:style-name="ro5">
          <table:table-cell table:formula="of:=[Both.A37]" office:value-type="float" office:value="2014" calcext:value-type="float">
            <text:p>2014</text:p>
          </table:table-cell>
          <table:table-cell table:formula="of:=SUM([Both.G37:.M37])" office:value-type="float" office:value="396453" calcext:value-type="float">
            <text:p>396,453</text:p>
          </table:table-cell>
          <table:table-cell table:formula="of:=SUM([Both.N37:.S37])" office:value-type="float" office:value="344388" calcext:value-type="float">
            <text:p>344,388</text:p>
          </table:table-cell>
          <table:table-cell table:formula="of:=SUM([Both.BY37:.CN37])" office:value-type="float" office:value="433238" calcext:value-type="float">
            <text:p>433,238</text:p>
          </table:table-cell>
          <table:table-cell table:formula="of:=[.D37]/[Both.CO37]" office:value-type="percentage" office:value="0.0810154087815095" calcext:value-type="percentage">
            <text:p>8.1%</text:p>
          </table:table-cell>
        </table:table-row>
        <table:table-row table:style-name="ro5">
          <table:table-cell table:formula="of:=[Both.A38]" office:value-type="float" office:value="2015" calcext:value-type="float">
            <text:p>2015</text:p>
          </table:table-cell>
          <table:table-cell table:formula="of:=SUM([Both.G38:.M38])" office:value-type="float" office:value="403180" calcext:value-type="float">
            <text:p>403,180</text:p>
          </table:table-cell>
          <table:table-cell table:formula="of:=SUM([Both.N38:.S38])" office:value-type="float" office:value="336742" calcext:value-type="float">
            <text:p>336,742</text:p>
          </table:table-cell>
          <table:table-cell table:formula="of:=SUM([Both.BY38:.CN38])" office:value-type="float" office:value="437717" calcext:value-type="float">
            <text:p>437,717</text:p>
          </table:table-cell>
          <table:table-cell table:formula="of:=[.D38]/[Both.CO38]" office:value-type="percentage" office:value="0.0814660338730691" calcext:value-type="percentage">
            <text:p>8.1%</text:p>
          </table:table-cell>
        </table:table-row>
        <table:table-row table:style-name="ro5">
          <table:table-cell table:formula="of:=[Both.A39]" office:value-type="float" office:value="2016" calcext:value-type="float">
            <text:p>2016</text:p>
          </table:table-cell>
          <table:table-cell table:formula="of:=SUM([Both.G39:.M39])" office:value-type="float" office:value="411638" calcext:value-type="float">
            <text:p>411,638</text:p>
          </table:table-cell>
          <table:table-cell table:formula="of:=SUM([Both.N39:.S39])" office:value-type="float" office:value="332885" calcext:value-type="float">
            <text:p>332,885</text:p>
          </table:table-cell>
          <table:table-cell table:formula="of:=SUM([Both.BY39:.CN39])" office:value-type="float" office:value="442309" calcext:value-type="float">
            <text:p>442,309</text:p>
          </table:table-cell>
          <table:table-cell table:formula="of:=[.D39]/[Both.CO39]" office:value-type="percentage" office:value="0.0818378448387515" calcext:value-type="percentage">
            <text:p>8.2%</text:p>
          </table:table-cell>
        </table:table-row>
        <table:table-row table:style-name="ro5">
          <table:table-cell table:number-columns-repeated="4"/>
          <table:table-cell table:formula="of:=[.D40]/[Both.CO40]" office:value-type="percentage" office:value="0" calcext:value-type="percentage">
            <text:p>0.0%</text:p>
          </table:table-cell>
        </table:table-row>
        <table:table-row table:style-name="ro5">
          <table:table-cell table:number-columns-repeated="4"/>
          <table:table-cell table:formula="of:=[.D41]/[Both.CO41]" office:value-type="percentage" office:value="0" calcext:value-type="percentage">
            <text:p>0.0%</text:p>
          </table:table-cell>
        </table:table-row>
        <table:table-row table:style-name="ro5">
          <table:table-cell table:style-name="ce34" table:formula="of:=[Both.A40]" office:value-type="float" office:value="2017" calcext:value-type="float">
            <text:p>2017</text:p>
          </table:table-cell>
          <table:table-cell table:style-name="ce37" table:formula="of:=SUM([Both.G40:.M40])" office:value-type="float" office:value="413731" calcext:value-type="float">
            <text:p>413,731</text:p>
          </table:table-cell>
          <table:table-cell table:style-name="ce37" table:formula="of:=SUM([Both.N40:.S40])" office:value-type="float" office:value="329065" calcext:value-type="float">
            <text:p>329,065</text:p>
          </table:table-cell>
          <table:table-cell table:style-name="ce37" table:formula="of:=SUM([Both.BY40:.CN40])" office:value-type="float" office:value="451829" calcext:value-type="float">
            <text:p>451,829</text:p>
          </table:table-cell>
          <table:table-cell table:formula="of:=[.D42]/[Both.CO40]" office:value-type="percentage" office:value="0.083739773209144" calcext:value-type="percentage">
            <text:p>8.4%</text:p>
          </table:table-cell>
        </table:table-row>
        <table:table-row table:style-name="ro5">
          <table:table-cell table:style-name="ce34" table:formula="of:=[Both.A41]" office:value-type="float" office:value="2018" calcext:value-type="float">
            <text:p>2018</text:p>
          </table:table-cell>
          <table:table-cell table:style-name="ce37" table:formula="of:=SUM([Both.G41:.M41])" office:value-type="float" office:value="416033" calcext:value-type="float">
            <text:p>416,033</text:p>
          </table:table-cell>
          <table:table-cell table:style-name="ce37" table:formula="of:=SUM([Both.N41:.S41])" office:value-type="float" office:value="329239" calcext:value-type="float">
            <text:p>329,239</text:p>
          </table:table-cell>
          <table:table-cell table:style-name="ce37" table:formula="of:=SUM([Both.BY41:.CN41])" office:value-type="float" office:value="462455" calcext:value-type="float">
            <text:p>462,455</text:p>
          </table:table-cell>
          <table:table-cell table:formula="of:=[.D43]/[Both.CO41]" office:value-type="percentage" office:value="0.0854574423027598" calcext:value-type="percentage">
            <text:p>8.5%</text:p>
          </table:table-cell>
        </table:table-row>
        <table:table-row table:style-name="ro5">
          <table:table-cell table:style-name="ce34" table:formula="of:=[Both.A42]" office:value-type="float" office:value="2019" calcext:value-type="float">
            <text:p>2019</text:p>
          </table:table-cell>
          <table:table-cell table:style-name="ce37" table:formula="of:=SUM([Both.G42:.M42])" office:value-type="float" office:value="416309" calcext:value-type="float">
            <text:p>416,309</text:p>
          </table:table-cell>
          <table:table-cell table:style-name="ce37" table:formula="of:=SUM([Both.N42:.S42])" office:value-type="float" office:value="331921" calcext:value-type="float">
            <text:p>331,921</text:p>
          </table:table-cell>
          <table:table-cell table:style-name="ce37" table:formula="of:=SUM([Both.BY42:.CN42])" office:value-type="float" office:value="473869" calcext:value-type="float">
            <text:p>473,869</text:p>
          </table:table-cell>
          <table:table-cell table:formula="of:=[.D44]/[Both.CO42]" office:value-type="percentage" office:value="0.0873011369602921" calcext:value-type="percentage">
            <text:p>8.7%</text:p>
          </table:table-cell>
        </table:table-row>
        <table:table-row table:style-name="ro5">
          <table:table-cell table:style-name="ce34" table:formula="of:=[Both.A43]" office:value-type="float" office:value="2020" calcext:value-type="float">
            <text:p>2020</text:p>
          </table:table-cell>
          <table:table-cell table:style-name="ce37" table:formula="of:=SUM([Both.G43:.M43])" office:value-type="float" office:value="413577" calcext:value-type="float">
            <text:p>413,577</text:p>
          </table:table-cell>
          <table:table-cell table:style-name="ce37" table:formula="of:=SUM([Both.N43:.S43])" office:value-type="float" office:value="339277" calcext:value-type="float">
            <text:p>339,277</text:p>
          </table:table-cell>
          <table:table-cell table:style-name="ce37" table:formula="of:=SUM([Both.BY43:.CN43])" office:value-type="float" office:value="483548" calcext:value-type="float">
            <text:p>483,548</text:p>
          </table:table-cell>
          <table:table-cell table:formula="of:=[.D45]/[Both.CO43]" office:value-type="percentage" office:value="0.0888071980501455" calcext:value-type="percentage">
            <text:p>8.9%</text:p>
          </table:table-cell>
        </table:table-row>
        <table:table-row table:style-name="ro5">
          <table:table-cell table:style-name="ce34" table:formula="of:=[Both.A44]" office:value-type="float" office:value="2021" calcext:value-type="float">
            <text:p>2021</text:p>
          </table:table-cell>
          <table:table-cell table:style-name="ce37" table:formula="of:=SUM([Both.G44:.M44])" office:value-type="float" office:value="410352" calcext:value-type="float">
            <text:p>410,352</text:p>
          </table:table-cell>
          <table:table-cell table:style-name="ce37" table:formula="of:=SUM([Both.N44:.S44])" office:value-type="float" office:value="346581" calcext:value-type="float">
            <text:p>346,581</text:p>
          </table:table-cell>
          <table:table-cell table:style-name="ce37" table:formula="of:=SUM([Both.BY44:.CN44])" office:value-type="float" office:value="495098" calcext:value-type="float">
            <text:p>495,098</text:p>
          </table:table-cell>
          <table:table-cell table:formula="of:=[.D46]/[Both.CO44]" office:value-type="percentage" office:value="0.090639854785249" calcext:value-type="percentage">
            <text:p>9.1%</text:p>
          </table:table-cell>
        </table:table-row>
        <table:table-row table:style-name="ro5">
          <table:table-cell table:style-name="ce34" table:formula="of:=[Both.A45]" office:value-type="float" office:value="2022" calcext:value-type="float">
            <text:p>2022</text:p>
          </table:table-cell>
          <table:table-cell table:style-name="ce37" table:formula="of:=SUM([Both.G45:.M45])" office:value-type="float" office:value="408232" calcext:value-type="float">
            <text:p>408,232</text:p>
          </table:table-cell>
          <table:table-cell table:style-name="ce37" table:formula="of:=SUM([Both.N45:.S45])" office:value-type="float" office:value="350770" calcext:value-type="float">
            <text:p>350,770</text:p>
          </table:table-cell>
          <table:table-cell table:style-name="ce37" table:formula="of:=SUM([Both.BY45:.CN45])" office:value-type="float" office:value="520557" calcext:value-type="float">
            <text:p>520,557</text:p>
          </table:table-cell>
          <table:table-cell table:formula="of:=[.D47]/[Both.CO45]" office:value-type="percentage" office:value="0.0949982033527318" calcext:value-type="percentage">
            <text:p>9.5%</text:p>
          </table:table-cell>
        </table:table-row>
        <table:table-row table:style-name="ro5">
          <table:table-cell table:style-name="ce34" table:formula="of:=[Both.A46]" office:value-type="float" office:value="2023" calcext:value-type="float">
            <text:p>2023</text:p>
          </table:table-cell>
          <table:table-cell table:style-name="ce37" table:formula="of:=SUM([Both.G46:.M46])" office:value-type="float" office:value="403560" calcext:value-type="float">
            <text:p>403,560</text:p>
          </table:table-cell>
          <table:table-cell table:style-name="ce37" table:formula="of:=SUM([Both.N46:.S46])" office:value-type="float" office:value="356731" calcext:value-type="float">
            <text:p>356,731</text:p>
          </table:table-cell>
          <table:table-cell table:style-name="ce37" table:formula="of:=SUM([Both.BY46:.CN46])" office:value-type="float" office:value="540230" calcext:value-type="float">
            <text:p>540,230</text:p>
          </table:table-cell>
          <table:table-cell table:formula="of:=[.D48]/[Both.CO46]" office:value-type="percentage" office:value="0.0982763303451251" calcext:value-type="percentage">
            <text:p>9.8%</text:p>
          </table:table-cell>
        </table:table-row>
        <table:table-row table:style-name="ro5">
          <table:table-cell table:style-name="ce34" table:formula="of:=[Both.A47]" office:value-type="float" office:value="2024" calcext:value-type="float">
            <text:p>2024</text:p>
          </table:table-cell>
          <table:table-cell table:style-name="ce37" table:formula="of:=SUM([Both.G47:.M47])" office:value-type="float" office:value="400977" calcext:value-type="float">
            <text:p>400,977</text:p>
          </table:table-cell>
          <table:table-cell table:style-name="ce37" table:formula="of:=SUM([Both.N47:.S47])" office:value-type="float" office:value="360616" calcext:value-type="float">
            <text:p>360,616</text:p>
          </table:table-cell>
          <table:table-cell table:style-name="ce37" table:formula="of:=SUM([Both.BY47:.CN47])" office:value-type="float" office:value="557303" calcext:value-type="float">
            <text:p>557,303</text:p>
          </table:table-cell>
          <table:table-cell table:formula="of:=[.D49]/[Both.CO47]" office:value-type="percentage" office:value="0.101063179652118" calcext:value-type="percentage">
            <text:p>10.1%</text:p>
          </table:table-cell>
        </table:table-row>
        <table:table-row table:style-name="ro5">
          <table:table-cell table:style-name="ce34" table:formula="of:=[Both.A48]" office:value-type="float" office:value="2025" calcext:value-type="float">
            <text:p>2025</text:p>
          </table:table-cell>
          <table:table-cell table:style-name="ce37" table:formula="of:=SUM([Both.G48:.M48])" office:value-type="float" office:value="400381" calcext:value-type="float">
            <text:p>400,381</text:p>
          </table:table-cell>
          <table:table-cell table:style-name="ce37" table:formula="of:=SUM([Both.N48:.S48])" office:value-type="float" office:value="361772" calcext:value-type="float">
            <text:p>361,772</text:p>
          </table:table-cell>
          <table:table-cell table:style-name="ce37" table:formula="of:=SUM([Both.BY48:.CN48])" office:value-type="float" office:value="572143" calcext:value-type="float">
            <text:p>572,143</text:p>
          </table:table-cell>
          <table:table-cell table:formula="of:=[.D50]/[Both.CO48]" office:value-type="percentage" office:value="0.103432092922439" calcext:value-type="percentage">
            <text:p>10.3%</text:p>
          </table:table-cell>
        </table:table-row>
        <table:table-row table:style-name="ro5">
          <table:table-cell table:style-name="ce34" table:formula="of:=[Both.A49]" office:value-type="float" office:value="2026" calcext:value-type="float">
            <text:p>2026</text:p>
          </table:table-cell>
          <table:table-cell table:style-name="ce37" table:formula="of:=SUM([Both.G49:.M49])" office:value-type="float" office:value="401012" calcext:value-type="float">
            <text:p>401,012</text:p>
          </table:table-cell>
          <table:table-cell table:style-name="ce37" table:formula="of:=SUM([Both.N49:.S49])" office:value-type="float" office:value="359561" calcext:value-type="float">
            <text:p>359,561</text:p>
          </table:table-cell>
          <table:table-cell table:style-name="ce37" table:formula="of:=SUM([Both.BY49:.CN49])" office:value-type="float" office:value="586016" calcext:value-type="float">
            <text:p>586,016</text:p>
          </table:table-cell>
          <table:table-cell table:formula="of:=[.D51]/[Both.CO49]" office:value-type="percentage" office:value="0.10561811766258" calcext:value-type="percentage">
            <text:p>10.6%</text:p>
          </table:table-cell>
        </table:table-row>
        <table:table-row table:style-name="ro5">
          <table:table-cell table:style-name="ce34" table:formula="of:=[Both.A50]" office:value-type="float" office:value="2027" calcext:value-type="float">
            <text:p>2027</text:p>
          </table:table-cell>
          <table:table-cell table:style-name="ce37" table:formula="of:=SUM([Both.G50:.M50])" office:value-type="float" office:value="402427" calcext:value-type="float">
            <text:p>402,427</text:p>
          </table:table-cell>
          <table:table-cell table:style-name="ce37" table:formula="of:=SUM([Both.N50:.S50])" office:value-type="float" office:value="356577" calcext:value-type="float">
            <text:p>356,577</text:p>
          </table:table-cell>
          <table:table-cell table:style-name="ce37" table:formula="of:=SUM([Both.BY50:.CN50])" office:value-type="float" office:value="598600" calcext:value-type="float">
            <text:p>598,600</text:p>
          </table:table-cell>
          <table:table-cell table:formula="of:=[.D52]/[Both.CO50]" office:value-type="percentage" office:value="0.107567961351726" calcext:value-type="percentage">
            <text:p>10.8%</text:p>
          </table:table-cell>
        </table:table-row>
        <table:table-row table:style-name="ro5">
          <table:table-cell table:style-name="ce34" table:formula="of:=[Both.A51]" office:value-type="float" office:value="2028" calcext:value-type="float">
            <text:p>2028</text:p>
          </table:table-cell>
          <table:table-cell table:style-name="ce37" table:formula="of:=SUM([Both.G51:.M51])" office:value-type="float" office:value="404284" calcext:value-type="float">
            <text:p>404,284</text:p>
          </table:table-cell>
          <table:table-cell table:style-name="ce37" table:formula="of:=SUM([Both.N51:.S51])" office:value-type="float" office:value="354757" calcext:value-type="float">
            <text:p>354,757</text:p>
          </table:table-cell>
          <table:table-cell table:style-name="ce37" table:formula="of:=SUM([Both.BY51:.CN51])" office:value-type="float" office:value="612324" calcext:value-type="float">
            <text:p>612,324</text:p>
          </table:table-cell>
          <table:table-cell table:formula="of:=[.D53]/[Both.CO51]" office:value-type="percentage" office:value="0.109721601532136" calcext:value-type="percentage">
            <text:p>11.0%</text:p>
          </table:table-cell>
        </table:table-row>
        <table:table-row table:style-name="ro5">
          <table:table-cell table:style-name="ce34" table:formula="of:=[Both.A52]" office:value-type="float" office:value="2029" calcext:value-type="float">
            <text:p>2029</text:p>
          </table:table-cell>
          <table:table-cell table:style-name="ce37" table:formula="of:=SUM([Both.G52:.M52])" office:value-type="float" office:value="406572" calcext:value-type="float">
            <text:p>406,572</text:p>
          </table:table-cell>
          <table:table-cell table:style-name="ce37" table:formula="of:=SUM([Both.N52:.S52])" office:value-type="float" office:value="349724" calcext:value-type="float">
            <text:p>349,724</text:p>
          </table:table-cell>
          <table:table-cell table:style-name="ce37" table:formula="of:=SUM([Both.BY52:.CN52])" office:value-type="float" office:value="626231" calcext:value-type="float">
            <text:p>626,231</text:p>
          </table:table-cell>
          <table:table-cell table:formula="of:=[.D54]/[Both.CO52]" office:value-type="percentage" office:value="0.111910377484933" calcext:value-type="percentage">
            <text:p>11.2%</text:p>
          </table:table-cell>
        </table:table-row>
        <table:table-row table:style-name="ro5">
          <table:table-cell table:style-name="ce34" table:formula="of:=[Both.A53]" office:value-type="float" office:value="2030" calcext:value-type="float">
            <text:p>2030</text:p>
          </table:table-cell>
          <table:table-cell table:style-name="ce37" table:formula="of:=SUM([Both.G53:.M53])" office:value-type="float" office:value="408578" calcext:value-type="float">
            <text:p>408,578</text:p>
          </table:table-cell>
          <table:table-cell table:style-name="ce37" table:formula="of:=SUM([Both.N53:.S53])" office:value-type="float" office:value="346631" calcext:value-type="float">
            <text:p>346,631</text:p>
          </table:table-cell>
          <table:table-cell table:style-name="ce37" table:formula="of:=SUM([Both.BY53:.CN53])" office:value-type="float" office:value="640129" calcext:value-type="float">
            <text:p>640,129</text:p>
          </table:table-cell>
          <table:table-cell table:formula="of:=[.D55]/[Both.CO53]" office:value-type="percentage" office:value="0.114101919894848" calcext:value-type="percentage">
            <text:p>11.4%</text:p>
          </table:table-cell>
        </table:table-row>
        <table:table-row table:style-name="ro5">
          <table:table-cell table:style-name="ce34" table:formula="of:=[Both.A54]" office:value-type="float" office:value="2031" calcext:value-type="float">
            <text:p>2031</text:p>
          </table:table-cell>
          <table:table-cell table:style-name="ce37" table:formula="of:=SUM([Both.G54:.M54])" office:value-type="float" office:value="410047" calcext:value-type="float">
            <text:p>410,047</text:p>
          </table:table-cell>
          <table:table-cell table:style-name="ce37" table:formula="of:=SUM([Both.N54:.S54])" office:value-type="float" office:value="345587" calcext:value-type="float">
            <text:p>345,587</text:p>
          </table:table-cell>
          <table:table-cell table:style-name="ce37" table:formula="of:=SUM([Both.BY54:.CN54])" office:value-type="float" office:value="655556" calcext:value-type="float">
            <text:p>655,556</text:p>
          </table:table-cell>
          <table:table-cell table:formula="of:=[.D56]/[Both.CO54]" office:value-type="percentage" office:value="0.116571680569312" calcext:value-type="percentage">
            <text:p>11.7%</text:p>
          </table:table-cell>
        </table:table-row>
        <table:table-row table:style-name="ro5">
          <table:table-cell table:style-name="ce34" table:formula="of:=[Both.A55]" office:value-type="float" office:value="2032" calcext:value-type="float">
            <text:p>2032</text:p>
          </table:table-cell>
          <table:table-cell table:style-name="ce37" table:formula="of:=SUM([Both.G55:.M55])" office:value-type="float" office:value="410957" calcext:value-type="float">
            <text:p>410,957</text:p>
          </table:table-cell>
          <table:table-cell table:style-name="ce37" table:formula="of:=SUM([Both.N55:.S55])" office:value-type="float" office:value="345853" calcext:value-type="float">
            <text:p>345,853</text:p>
          </table:table-cell>
          <table:table-cell table:style-name="ce37" table:formula="of:=SUM([Both.BY55:.CN55])" office:value-type="float" office:value="672006" calcext:value-type="float">
            <text:p>672,006</text:p>
          </table:table-cell>
          <table:table-cell table:formula="of:=[.D57]/[Both.CO55]" office:value-type="percentage" office:value="0.119230120950071" calcext:value-type="percentage">
            <text:p>11.9%</text:p>
          </table:table-cell>
        </table:table-row>
        <table:table-row table:style-name="ro5">
          <table:table-cell table:style-name="ce34" table:formula="of:=[Both.A56]" office:value-type="float" office:value="2033" calcext:value-type="float">
            <text:p>2033</text:p>
          </table:table-cell>
          <table:table-cell table:style-name="ce37" table:formula="of:=SUM([Both.G56:.M56])" office:value-type="float" office:value="411341" calcext:value-type="float">
            <text:p>411,341</text:p>
          </table:table-cell>
          <table:table-cell table:style-name="ce37" table:formula="of:=SUM([Both.N56:.S56])" office:value-type="float" office:value="346993" calcext:value-type="float">
            <text:p>346,993</text:p>
          </table:table-cell>
          <table:table-cell table:style-name="ce37" table:formula="of:=SUM([Both.BY56:.CN56])" office:value-type="float" office:value="689110" calcext:value-type="float">
            <text:p>689,110</text:p>
          </table:table-cell>
          <table:table-cell table:formula="of:=[.D58]/[Both.CO56]" office:value-type="percentage" office:value="0.12201208842322" calcext:value-type="percentage">
            <text:p>12.2%</text:p>
          </table:table-cell>
        </table:table-row>
        <table:table-row table:style-name="ro5">
          <table:table-cell table:style-name="ce34" table:formula="of:=[Both.A57]" office:value-type="float" office:value="2034" calcext:value-type="float">
            <text:p>2034</text:p>
          </table:table-cell>
          <table:table-cell table:style-name="ce37" table:formula="of:=SUM([Both.G57:.M57])" office:value-type="float" office:value="411226" calcext:value-type="float">
            <text:p>411,226</text:p>
          </table:table-cell>
          <table:table-cell table:style-name="ce37" table:formula="of:=SUM([Both.N57:.S57])" office:value-type="float" office:value="348661" calcext:value-type="float">
            <text:p>348,661</text:p>
          </table:table-cell>
          <table:table-cell table:style-name="ce37" table:formula="of:=SUM([Both.BY57:.CN57])" office:value-type="float" office:value="707171" calcext:value-type="float">
            <text:p>707,171</text:p>
          </table:table-cell>
          <table:table-cell table:formula="of:=[.D59]/[Both.CO57]" office:value-type="percentage" office:value="0.124970399603584" calcext:value-type="percentage">
            <text:p>12.5%</text:p>
          </table:table-cell>
        </table:table-row>
        <table:table-row table:style-name="ro5">
          <table:table-cell table:style-name="ce34" table:formula="of:=[Both.A58]" office:value-type="float" office:value="2035" calcext:value-type="float">
            <text:p>2035</text:p>
          </table:table-cell>
          <table:table-cell table:style-name="ce37" table:formula="of:=SUM([Both.G58:.M58])" office:value-type="float" office:value="410645" calcext:value-type="float">
            <text:p>410,645</text:p>
          </table:table-cell>
          <table:table-cell table:style-name="ce37" table:formula="of:=SUM([Both.N58:.S58])" office:value-type="float" office:value="350832" calcext:value-type="float">
            <text:p>350,832</text:p>
          </table:table-cell>
          <table:table-cell table:style-name="ce37" table:formula="of:=SUM([Both.BY58:.CN58])" office:value-type="float" office:value="724759" calcext:value-type="float">
            <text:p>724,759</text:p>
          </table:table-cell>
          <table:table-cell table:formula="of:=[.D60]/[Both.CO58]" office:value-type="percentage" office:value="0.127853740312741" calcext:value-type="percentage">
            <text:p>12.8%</text:p>
          </table:table-cell>
        </table:table-row>
        <table:table-row table:style-name="ro5">
          <table:table-cell table:style-name="ce34" table:formula="of:=[Both.A59]" office:value-type="float" office:value="2036" calcext:value-type="float">
            <text:p>2036</text:p>
          </table:table-cell>
          <table:table-cell table:style-name="ce37" table:formula="of:=SUM([Both.G59:.M59])" office:value-type="float" office:value="409694" calcext:value-type="float">
            <text:p>409,694</text:p>
          </table:table-cell>
          <table:table-cell table:style-name="ce37" table:formula="of:=SUM([Both.N59:.S59])" office:value-type="float" office:value="352764" calcext:value-type="float">
            <text:p>352,764</text:p>
          </table:table-cell>
          <table:table-cell table:style-name="ce37" table:formula="of:=SUM([Both.BY59:.CN59])" office:value-type="float" office:value="743623" calcext:value-type="float">
            <text:p>743,623</text:p>
          </table:table-cell>
          <table:table-cell table:formula="of:=[.D61]/[Both.CO59]" office:value-type="percentage" office:value="0.130969924169773" calcext:value-type="percentage">
            <text:p>13.1%</text:p>
          </table:table-cell>
        </table:table-row>
        <table:table-row table:style-name="ro5">
          <table:table-cell table:style-name="ce34" table:formula="of:=[Both.A60]" office:value-type="float" office:value="2037" calcext:value-type="float">
            <text:p>2037</text:p>
          </table:table-cell>
          <table:table-cell table:style-name="ce37" table:formula="of:=SUM([Both.G60:.M60])" office:value-type="float" office:value="408437" calcext:value-type="float">
            <text:p>408,437</text:p>
          </table:table-cell>
          <table:table-cell table:style-name="ce37" table:formula="of:=SUM([Both.N60:.S60])" office:value-type="float" office:value="354272" calcext:value-type="float">
            <text:p>354,272</text:p>
          </table:table-cell>
          <table:table-cell table:style-name="ce37" table:formula="of:=SUM([Both.BY60:.CN60])" office:value-type="float" office:value="763210" calcext:value-type="float">
            <text:p>763,210</text:p>
          </table:table-cell>
          <table:table-cell table:formula="of:=[.D62]/[Both.CO60]" office:value-type="percentage" office:value="0.134219418439382" calcext:value-type="percentage">
            <text:p>13.4%</text:p>
          </table:table-cell>
        </table:table-row>
        <table:table-row table:style-name="ro5">
          <table:table-cell table:style-name="ce34" table:formula="of:=[Both.A61]" office:value-type="float" office:value="2038" calcext:value-type="float">
            <text:p>2038</text:p>
          </table:table-cell>
          <table:table-cell table:style-name="ce37" table:formula="of:=SUM([Both.G61:.M61])" office:value-type="float" office:value="407029" calcext:value-type="float">
            <text:p>407,029</text:p>
          </table:table-cell>
          <table:table-cell table:style-name="ce37" table:formula="of:=SUM([Both.N61:.S61])" office:value-type="float" office:value="355307" calcext:value-type="float">
            <text:p>355,307</text:p>
          </table:table-cell>
          <table:table-cell table:style-name="ce37" table:formula="of:=SUM([Both.BY61:.CN61])" office:value-type="float" office:value="783545" calcext:value-type="float">
            <text:p>783,545</text:p>
          </table:table-cell>
          <table:table-cell table:formula="of:=[.D63]/[Both.CO61]" office:value-type="percentage" office:value="0.137605454869232" calcext:value-type="percentage">
            <text:p>13.8%</text:p>
          </table:table-cell>
        </table:table-row>
        <table:table-row table:style-name="ro5">
          <table:table-cell table:style-name="ce34" table:formula="of:=[Both.A62]" office:value-type="float" office:value="2039" calcext:value-type="float">
            <text:p>2039</text:p>
          </table:table-cell>
          <table:table-cell table:style-name="ce37" table:formula="of:=SUM([Both.G62:.M62])" office:value-type="float" office:value="405568" calcext:value-type="float">
            <text:p>405,568</text:p>
          </table:table-cell>
          <table:table-cell table:style-name="ce37" table:formula="of:=SUM([Both.N62:.S62])" office:value-type="float" office:value="355862" calcext:value-type="float">
            <text:p>355,862</text:p>
          </table:table-cell>
          <table:table-cell table:style-name="ce37" table:formula="of:=SUM([Both.BY62:.CN62])" office:value-type="float" office:value="803252" calcext:value-type="float">
            <text:p>803,252</text:p>
          </table:table-cell>
          <table:table-cell table:formula="of:=[.D64]/[Both.CO62]" office:value-type="percentage" office:value="0.14088492172904" calcext:value-type="percentage">
            <text:p>14.1%</text:p>
          </table:table-cell>
        </table:table-row>
        <table:table-row table:style-name="ro5">
          <table:table-cell table:number-columns-repeated="3"/>
          <table:table-cell table:style-name="Default" table:number-columns-repeated="2"/>
        </table:table-row>
      </table:table>
      <table:table table:name="CSV" table:style-name="ta6">
        <office:forms form:automatic-focus="false" form:apply-design-mode="false"/>
        <table:table-column table:style-name="co3" table:number-columns-repeated="4" table:default-cell-style-name="Default"/>
        <table:table-row table:style-name="ro5">
          <table:table-cell office:value-type="string" calcext:value-type="string">
            <text:p>* Projections</text:p>
          </table:table-cell>
          <table:table-cell table:style-name="ce38" office:value-type="string" calcext:value-type="string">
            <text:p>5 to 11</text:p>
          </table:table-cell>
          <table:table-cell office:value-type="string" calcext:value-type="string">
            <text:p>12 to 17</text:p>
          </table:table-cell>
          <table:table-cell office:value-type="string" calcext:value-type="string">
            <text:p>75 and over</text:p>
          </table:table-cell>
        </table:table-row>
        <table:table-row table:style-name="ro5">
          <table:table-cell table:formula="of:=['Interesting ages'.A4]" office:value-type="float" office:value="1981" calcext:value-type="float">
            <text:p>1981</text:p>
          </table:table-cell>
          <table:table-cell table:formula="of:=['Interesting ages'.B4]/1000" office:value-type="float" office:value="513.994" calcext:value-type="float">
            <text:p>513.994</text:p>
          </table:table-cell>
          <table:table-cell table:formula="of:=['Interesting ages'.C4]/1000" office:value-type="float" office:value="544.904" calcext:value-type="float">
            <text:p>544.904</text:p>
          </table:table-cell>
          <table:table-cell table:formula="of:=['Interesting ages'.D4]/1000" office:value-type="float" office:value="280.313" calcext:value-type="float">
            <text:p>280.313</text:p>
          </table:table-cell>
        </table:table-row>
        <table:table-row table:style-name="ro5">
          <table:table-cell table:formula="of:=['Interesting ages'.A5]" office:value-type="float" office:value="1982" calcext:value-type="float">
            <text:p>1982</text:p>
          </table:table-cell>
          <table:table-cell table:formula="of:=['Interesting ages'.B5]/1000" office:value-type="float" office:value="487.982" calcext:value-type="float">
            <text:p>487.982</text:p>
          </table:table-cell>
          <table:table-cell table:formula="of:=['Interesting ages'.C5]/1000" office:value-type="float" office:value="532.592" calcext:value-type="float">
            <text:p>532.592</text:p>
          </table:table-cell>
          <table:table-cell table:formula="of:=['Interesting ages'.D5]/1000" office:value-type="float" office:value="284.843" calcext:value-type="float">
            <text:p>284.843</text:p>
          </table:table-cell>
        </table:table-row>
        <table:table-row table:style-name="ro5">
          <table:table-cell table:formula="of:=['Interesting ages'.A6]" office:value-type="float" office:value="1983" calcext:value-type="float">
            <text:p>1983</text:p>
          </table:table-cell>
          <table:table-cell table:formula="of:=['Interesting ages'.B6]/1000" office:value-type="float" office:value="463.893" calcext:value-type="float">
            <text:p>463.893</text:p>
          </table:table-cell>
          <table:table-cell table:formula="of:=['Interesting ages'.C6]/1000" office:value-type="float" office:value="518.365" calcext:value-type="float">
            <text:p>518.365</text:p>
          </table:table-cell>
          <table:table-cell table:formula="of:=['Interesting ages'.D6]/1000" office:value-type="float" office:value="291.562" calcext:value-type="float">
            <text:p>291.562</text:p>
          </table:table-cell>
        </table:table-row>
        <table:table-row table:style-name="ro5">
          <table:table-cell table:formula="of:=['Interesting ages'.A7]" office:value-type="float" office:value="1984" calcext:value-type="float">
            <text:p>1984</text:p>
          </table:table-cell>
          <table:table-cell table:formula="of:=['Interesting ages'.B7]/1000" office:value-type="float" office:value="449.251" calcext:value-type="float">
            <text:p>449.251</text:p>
          </table:table-cell>
          <table:table-cell table:formula="of:=['Interesting ages'.C7]/1000" office:value-type="float" office:value="505.308" calcext:value-type="float">
            <text:p>505.308</text:p>
          </table:table-cell>
          <table:table-cell table:formula="of:=['Interesting ages'.D7]/1000" office:value-type="float" office:value="298.471" calcext:value-type="float">
            <text:p>298.471</text:p>
          </table:table-cell>
        </table:table-row>
        <table:table-row table:style-name="ro5">
          <table:table-cell table:formula="of:=['Interesting ages'.A8]" office:value-type="float" office:value="1985" calcext:value-type="float">
            <text:p>1985</text:p>
          </table:table-cell>
          <table:table-cell table:formula="of:=['Interesting ages'.B8]/1000" office:value-type="float" office:value="442.089" calcext:value-type="float">
            <text:p>442.089</text:p>
          </table:table-cell>
          <table:table-cell table:formula="of:=['Interesting ages'.C8]/1000" office:value-type="float" office:value="486.035" calcext:value-type="float">
            <text:p>486.035</text:p>
          </table:table-cell>
          <table:table-cell table:formula="of:=['Interesting ages'.D8]/1000" office:value-type="float" office:value="305.23" calcext:value-type="float">
            <text:p>305.23</text:p>
          </table:table-cell>
        </table:table-row>
        <table:table-row table:style-name="ro5">
          <table:table-cell table:formula="of:=['Interesting ages'.A9]" office:value-type="float" office:value="1986" calcext:value-type="float">
            <text:p>1986</text:p>
          </table:table-cell>
          <table:table-cell table:formula="of:=['Interesting ages'.B9]/1000" office:value-type="float" office:value="441.445" calcext:value-type="float">
            <text:p>441.445</text:p>
          </table:table-cell>
          <table:table-cell table:formula="of:=['Interesting ages'.C9]/1000" office:value-type="float" office:value="463.32" calcext:value-type="float">
            <text:p>463.32</text:p>
          </table:table-cell>
          <table:table-cell table:formula="of:=['Interesting ages'.D9]/1000" office:value-type="float" office:value="308.711" calcext:value-type="float">
            <text:p>308.711</text:p>
          </table:table-cell>
        </table:table-row>
        <table:table-row table:style-name="ro5">
          <table:table-cell table:formula="of:=['Interesting ages'.A10]" office:value-type="float" office:value="1987" calcext:value-type="float">
            <text:p>1987</text:p>
          </table:table-cell>
          <table:table-cell table:formula="of:=['Interesting ages'.B10]/1000" office:value-type="float" office:value="440.593" calcext:value-type="float">
            <text:p>440.593</text:p>
          </table:table-cell>
          <table:table-cell table:formula="of:=['Interesting ages'.C10]/1000" office:value-type="float" office:value="441.524" calcext:value-type="float">
            <text:p>441.524</text:p>
          </table:table-cell>
          <table:table-cell table:formula="of:=['Interesting ages'.D10]/1000" office:value-type="float" office:value="314.597" calcext:value-type="float">
            <text:p>314.597</text:p>
          </table:table-cell>
        </table:table-row>
        <table:table-row table:style-name="ro5">
          <table:table-cell table:formula="of:=['Interesting ages'.A11]" office:value-type="float" office:value="1988" calcext:value-type="float">
            <text:p>1988</text:p>
          </table:table-cell>
          <table:table-cell table:formula="of:=['Interesting ages'.B11]/1000" office:value-type="float" office:value="439.06" calcext:value-type="float">
            <text:p>439.06</text:p>
          </table:table-cell>
          <table:table-cell table:formula="of:=['Interesting ages'.C11]/1000" office:value-type="float" office:value="421.4" calcext:value-type="float">
            <text:p>421.4</text:p>
          </table:table-cell>
          <table:table-cell table:formula="of:=['Interesting ages'.D11]/1000" office:value-type="float" office:value="320.058" calcext:value-type="float">
            <text:p>320.058</text:p>
          </table:table-cell>
        </table:table-row>
        <table:table-row table:style-name="ro5">
          <table:table-cell table:formula="of:=['Interesting ages'.A12]" office:value-type="float" office:value="1989" calcext:value-type="float">
            <text:p>1989</text:p>
          </table:table-cell>
          <table:table-cell table:formula="of:=['Interesting ages'.B12]/1000" office:value-type="float" office:value="443.799" calcext:value-type="float">
            <text:p>443.799</text:p>
          </table:table-cell>
          <table:table-cell table:formula="of:=['Interesting ages'.C12]/1000" office:value-type="float" office:value="398.499" calcext:value-type="float">
            <text:p>398.499</text:p>
          </table:table-cell>
          <table:table-cell table:formula="of:=['Interesting ages'.D12]/1000" office:value-type="float" office:value="325.972" calcext:value-type="float">
            <text:p>325.972</text:p>
          </table:table-cell>
        </table:table-row>
        <table:table-row table:style-name="ro5">
          <table:table-cell table:formula="of:=['Interesting ages'.A13]" office:value-type="float" office:value="1990" calcext:value-type="float">
            <text:p>1990</text:p>
          </table:table-cell>
          <table:table-cell table:formula="of:=['Interesting ages'.B13]/1000" office:value-type="float" office:value="450.129" calcext:value-type="float">
            <text:p>450.129</text:p>
          </table:table-cell>
          <table:table-cell table:formula="of:=['Interesting ages'.C13]/1000" office:value-type="float" office:value="381.607" calcext:value-type="float">
            <text:p>381.607</text:p>
          </table:table-cell>
          <table:table-cell table:formula="of:=['Interesting ages'.D13]/1000" office:value-type="float" office:value="327.727" calcext:value-type="float">
            <text:p>327.727</text:p>
          </table:table-cell>
        </table:table-row>
        <table:table-row table:style-name="ro5">
          <table:table-cell table:formula="of:=['Interesting ages'.A14]" office:value-type="float" office:value="1991" calcext:value-type="float">
            <text:p>1991</text:p>
          </table:table-cell>
          <table:table-cell table:formula="of:=['Interesting ages'.B14]/1000" office:value-type="float" office:value="452.521" calcext:value-type="float">
            <text:p>452.521</text:p>
          </table:table-cell>
          <table:table-cell table:formula="of:=['Interesting ages'.C14]/1000" office:value-type="float" office:value="373.771" calcext:value-type="float">
            <text:p>373.771</text:p>
          </table:table-cell>
          <table:table-cell table:formula="of:=['Interesting ages'.D14]/1000" office:value-type="float" office:value="329.354" calcext:value-type="float">
            <text:p>329.354</text:p>
          </table:table-cell>
        </table:table-row>
        <table:table-row table:style-name="ro5">
          <table:table-cell table:formula="of:=['Interesting ages'.A15]" office:value-type="float" office:value="1992" calcext:value-type="float">
            <text:p>1992</text:p>
          </table:table-cell>
          <table:table-cell table:formula="of:=['Interesting ages'.B15]/1000" office:value-type="float" office:value="451.52" calcext:value-type="float">
            <text:p>451.52</text:p>
          </table:table-cell>
          <table:table-cell table:formula="of:=['Interesting ages'.C15]/1000" office:value-type="float" office:value="371.993" calcext:value-type="float">
            <text:p>371.993</text:p>
          </table:table-cell>
          <table:table-cell table:formula="of:=['Interesting ages'.D15]/1000" office:value-type="float" office:value="328.349" calcext:value-type="float">
            <text:p>328.349</text:p>
          </table:table-cell>
        </table:table-row>
        <table:table-row table:style-name="ro5">
          <table:table-cell table:formula="of:=['Interesting ages'.A16]" office:value-type="float" office:value="1993" calcext:value-type="float">
            <text:p>1993</text:p>
          </table:table-cell>
          <table:table-cell table:formula="of:=['Interesting ages'.B16]/1000" office:value-type="float" office:value="451.057" calcext:value-type="float">
            <text:p>451.057</text:p>
          </table:table-cell>
          <table:table-cell table:formula="of:=['Interesting ages'.C16]/1000" office:value-type="float" office:value="373.799" calcext:value-type="float">
            <text:p>373.799</text:p>
          </table:table-cell>
          <table:table-cell table:formula="of:=['Interesting ages'.D16]/1000" office:value-type="float" office:value="324.095" calcext:value-type="float">
            <text:p>324.095</text:p>
          </table:table-cell>
        </table:table-row>
        <table:table-row table:style-name="ro5">
          <table:table-cell table:formula="of:=['Interesting ages'.A17]" office:value-type="float" office:value="1994" calcext:value-type="float">
            <text:p>1994</text:p>
          </table:table-cell>
          <table:table-cell table:formula="of:=['Interesting ages'.B17]/1000" office:value-type="float" office:value="451.281" calcext:value-type="float">
            <text:p>451.281</text:p>
          </table:table-cell>
          <table:table-cell table:formula="of:=['Interesting ages'.C17]/1000" office:value-type="float" office:value="375.167" calcext:value-type="float">
            <text:p>375.167</text:p>
          </table:table-cell>
          <table:table-cell table:formula="of:=['Interesting ages'.D17]/1000" office:value-type="float" office:value="320.248" calcext:value-type="float">
            <text:p>320.248</text:p>
          </table:table-cell>
        </table:table-row>
        <table:table-row table:style-name="ro5">
          <table:table-cell table:formula="of:=['Interesting ages'.A18]" office:value-type="float" office:value="1995" calcext:value-type="float">
            <text:p>1995</text:p>
          </table:table-cell>
          <table:table-cell table:formula="of:=['Interesting ages'.B18]/1000" office:value-type="float" office:value="451.692" calcext:value-type="float">
            <text:p>451.692</text:p>
          </table:table-cell>
          <table:table-cell table:formula="of:=['Interesting ages'.C18]/1000" office:value-type="float" office:value="379.348" calcext:value-type="float">
            <text:p>379.348</text:p>
          </table:table-cell>
          <table:table-cell table:formula="of:=['Interesting ages'.D18]/1000" office:value-type="float" office:value="330.767" calcext:value-type="float">
            <text:p>330.767</text:p>
          </table:table-cell>
        </table:table-row>
        <table:table-row table:style-name="ro5">
          <table:table-cell table:formula="of:=['Interesting ages'.A19]" office:value-type="float" office:value="1996" calcext:value-type="float">
            <text:p>1996</text:p>
          </table:table-cell>
          <table:table-cell table:formula="of:=['Interesting ages'.B19]/1000" office:value-type="float" office:value="454.152" calcext:value-type="float">
            <text:p>454.152</text:p>
          </table:table-cell>
          <table:table-cell table:formula="of:=['Interesting ages'.C19]/1000" office:value-type="float" office:value="381.917" calcext:value-type="float">
            <text:p>381.917</text:p>
          </table:table-cell>
          <table:table-cell table:formula="of:=['Interesting ages'.D19]/1000" office:value-type="float" office:value="337.284" calcext:value-type="float">
            <text:p>337.284</text:p>
          </table:table-cell>
        </table:table-row>
        <table:table-row table:style-name="ro5">
          <table:table-cell table:formula="of:=['Interesting ages'.A20]" office:value-type="float" office:value="1997" calcext:value-type="float">
            <text:p>1997</text:p>
          </table:table-cell>
          <table:table-cell table:formula="of:=['Interesting ages'.B20]/1000" office:value-type="float" office:value="454.459" calcext:value-type="float">
            <text:p>454.459</text:p>
          </table:table-cell>
          <table:table-cell table:formula="of:=['Interesting ages'.C20]/1000" office:value-type="float" office:value="383.183" calcext:value-type="float">
            <text:p>383.183</text:p>
          </table:table-cell>
          <table:table-cell table:formula="of:=['Interesting ages'.D20]/1000" office:value-type="float" office:value="343.071" calcext:value-type="float">
            <text:p>343.071</text:p>
          </table:table-cell>
        </table:table-row>
        <table:table-row table:style-name="ro5">
          <table:table-cell table:formula="of:=['Interesting ages'.A21]" office:value-type="float" office:value="1998" calcext:value-type="float">
            <text:p>1998</text:p>
          </table:table-cell>
          <table:table-cell table:formula="of:=['Interesting ages'.B21]/1000" office:value-type="float" office:value="451.449" calcext:value-type="float">
            <text:p>451.449</text:p>
          </table:table-cell>
          <table:table-cell table:formula="of:=['Interesting ages'.C21]/1000" office:value-type="float" office:value="382.958" calcext:value-type="float">
            <text:p>382.958</text:p>
          </table:table-cell>
          <table:table-cell table:formula="of:=['Interesting ages'.D21]/1000" office:value-type="float" office:value="347.095" calcext:value-type="float">
            <text:p>347.095</text:p>
          </table:table-cell>
        </table:table-row>
        <table:table-row table:style-name="ro5">
          <table:table-cell table:formula="of:=['Interesting ages'.A22]" office:value-type="float" office:value="1999" calcext:value-type="float">
            <text:p>1999</text:p>
          </table:table-cell>
          <table:table-cell table:formula="of:=['Interesting ages'.B22]/1000" office:value-type="float" office:value="447.492" calcext:value-type="float">
            <text:p>447.492</text:p>
          </table:table-cell>
          <table:table-cell table:formula="of:=['Interesting ages'.C22]/1000" office:value-type="float" office:value="381.579" calcext:value-type="float">
            <text:p>381.579</text:p>
          </table:table-cell>
          <table:table-cell table:formula="of:=['Interesting ages'.D22]/1000" office:value-type="float" office:value="350.652" calcext:value-type="float">
            <text:p>350.652</text:p>
          </table:table-cell>
        </table:table-row>
        <table:table-row table:style-name="ro5">
          <table:table-cell table:formula="of:=['Interesting ages'.A23]" office:value-type="float" office:value="2000" calcext:value-type="float">
            <text:p>2000</text:p>
          </table:table-cell>
          <table:table-cell table:formula="of:=['Interesting ages'.B23]/1000" office:value-type="float" office:value="440.298" calcext:value-type="float">
            <text:p>440.298</text:p>
          </table:table-cell>
          <table:table-cell table:formula="of:=['Interesting ages'.C23]/1000" office:value-type="float" office:value="384.489" calcext:value-type="float">
            <text:p>384.489</text:p>
          </table:table-cell>
          <table:table-cell table:formula="of:=['Interesting ages'.D23]/1000" office:value-type="float" office:value="354.273" calcext:value-type="float">
            <text:p>354.273</text:p>
          </table:table-cell>
        </table:table-row>
        <table:table-row table:style-name="ro5">
          <table:table-cell table:formula="of:=['Interesting ages'.A24]" office:value-type="float" office:value="2001" calcext:value-type="float">
            <text:p>2001</text:p>
          </table:table-cell>
          <table:table-cell table:formula="of:=['Interesting ages'.B24]/1000" office:value-type="float" office:value="434.755" calcext:value-type="float">
            <text:p>434.755</text:p>
          </table:table-cell>
          <table:table-cell table:formula="of:=['Interesting ages'.C24]/1000" office:value-type="float" office:value="386.589" calcext:value-type="float">
            <text:p>386.589</text:p>
          </table:table-cell>
          <table:table-cell table:formula="of:=['Interesting ages'.D24]/1000" office:value-type="float" office:value="360.539" calcext:value-type="float">
            <text:p>360.539</text:p>
          </table:table-cell>
        </table:table-row>
        <table:table-row table:style-name="ro5">
          <table:table-cell table:formula="of:=['Interesting ages'.A25]" office:value-type="float" office:value="2002" calcext:value-type="float">
            <text:p>2002</text:p>
          </table:table-cell>
          <table:table-cell table:formula="of:=['Interesting ages'.B25]/1000" office:value-type="float" office:value="431.096" calcext:value-type="float">
            <text:p>431.096</text:p>
          </table:table-cell>
          <table:table-cell table:formula="of:=['Interesting ages'.C25]/1000" office:value-type="float" office:value="386.76" calcext:value-type="float">
            <text:p>386.76</text:p>
          </table:table-cell>
          <table:table-cell table:formula="of:=['Interesting ages'.D25]/1000" office:value-type="float" office:value="364.042" calcext:value-type="float">
            <text:p>364.042</text:p>
          </table:table-cell>
        </table:table-row>
        <table:table-row table:style-name="ro5">
          <table:table-cell table:formula="of:=['Interesting ages'.A26]" office:value-type="float" office:value="2003" calcext:value-type="float">
            <text:p>2003</text:p>
          </table:table-cell>
          <table:table-cell table:formula="of:=['Interesting ages'.B26]/1000" office:value-type="float" office:value="423.884" calcext:value-type="float">
            <text:p>423.884</text:p>
          </table:table-cell>
          <table:table-cell table:formula="of:=['Interesting ages'.C26]/1000" office:value-type="float" office:value="385.894" calcext:value-type="float">
            <text:p>385.894</text:p>
          </table:table-cell>
          <table:table-cell table:formula="of:=['Interesting ages'.D26]/1000" office:value-type="float" office:value="366.069" calcext:value-type="float">
            <text:p>366.069</text:p>
          </table:table-cell>
        </table:table-row>
        <table:table-row table:style-name="ro5">
          <table:table-cell table:formula="of:=['Interesting ages'.A27]" office:value-type="float" office:value="2004" calcext:value-type="float">
            <text:p>2004</text:p>
          </table:table-cell>
          <table:table-cell table:formula="of:=['Interesting ages'.B27]/1000" office:value-type="float" office:value="416.608" calcext:value-type="float">
            <text:p>416.608</text:p>
          </table:table-cell>
          <table:table-cell table:formula="of:=['Interesting ages'.C27]/1000" office:value-type="float" office:value="386.31" calcext:value-type="float">
            <text:p>386.31</text:p>
          </table:table-cell>
          <table:table-cell table:formula="of:=['Interesting ages'.D27]/1000" office:value-type="float" office:value="370.067" calcext:value-type="float">
            <text:p>370.067</text:p>
          </table:table-cell>
        </table:table-row>
        <table:table-row table:style-name="ro5">
          <table:table-cell table:formula="of:=['Interesting ages'.A28]" office:value-type="float" office:value="2005" calcext:value-type="float">
            <text:p>2005</text:p>
          </table:table-cell>
          <table:table-cell table:formula="of:=['Interesting ages'.B28]/1000" office:value-type="float" office:value="410.274" calcext:value-type="float">
            <text:p>410.274</text:p>
          </table:table-cell>
          <table:table-cell table:formula="of:=['Interesting ages'.C28]/1000" office:value-type="float" office:value="384.48" calcext:value-type="float">
            <text:p>384.48</text:p>
          </table:table-cell>
          <table:table-cell table:formula="of:=['Interesting ages'.D28]/1000" office:value-type="float" office:value="374.88" calcext:value-type="float">
            <text:p>374.88</text:p>
          </table:table-cell>
        </table:table-row>
        <table:table-row table:style-name="ro5">
          <table:table-cell table:formula="of:=['Interesting ages'.A29]" office:value-type="float" office:value="2006" calcext:value-type="float">
            <text:p>2006</text:p>
          </table:table-cell>
          <table:table-cell table:formula="of:=['Interesting ages'.B29]/1000" office:value-type="float" office:value="403.136" calcext:value-type="float">
            <text:p>403.136</text:p>
          </table:table-cell>
          <table:table-cell table:formula="of:=['Interesting ages'.C29]/1000" office:value-type="float" office:value="381.851" calcext:value-type="float">
            <text:p>381.851</text:p>
          </table:table-cell>
          <table:table-cell table:formula="of:=['Interesting ages'.D29]/1000" office:value-type="float" office:value="380.675" calcext:value-type="float">
            <text:p>380.675</text:p>
          </table:table-cell>
        </table:table-row>
        <table:table-row table:style-name="ro5">
          <table:table-cell table:formula="of:=['Interesting ages'.A30]" office:value-type="float" office:value="2007" calcext:value-type="float">
            <text:p>2007</text:p>
          </table:table-cell>
          <table:table-cell table:formula="of:=['Interesting ages'.B30]/1000" office:value-type="float" office:value="397.578" calcext:value-type="float">
            <text:p>397.578</text:p>
          </table:table-cell>
          <table:table-cell table:formula="of:=['Interesting ages'.C30]/1000" office:value-type="float" office:value="381.164" calcext:value-type="float">
            <text:p>381.164</text:p>
          </table:table-cell>
          <table:table-cell table:formula="of:=['Interesting ages'.D30]/1000" office:value-type="float" office:value="386.548" calcext:value-type="float">
            <text:p>386.548</text:p>
          </table:table-cell>
        </table:table-row>
        <table:table-row table:style-name="ro5">
          <table:table-cell table:formula="of:=['Interesting ages'.A31]" office:value-type="float" office:value="2008" calcext:value-type="float">
            <text:p>2008</text:p>
          </table:table-cell>
          <table:table-cell table:formula="of:=['Interesting ages'.B31]/1000" office:value-type="float" office:value="391.86" calcext:value-type="float">
            <text:p>391.86</text:p>
          </table:table-cell>
          <table:table-cell table:formula="of:=['Interesting ages'.C31]/1000" office:value-type="float" office:value="378.334" calcext:value-type="float">
            <text:p>378.334</text:p>
          </table:table-cell>
          <table:table-cell table:formula="of:=['Interesting ages'.D31]/1000" office:value-type="float" office:value="391.447" calcext:value-type="float">
            <text:p>391.447</text:p>
          </table:table-cell>
        </table:table-row>
        <table:table-row table:style-name="ro5">
          <table:table-cell table:formula="of:=['Interesting ages'.A32]" office:value-type="float" office:value="2009" calcext:value-type="float">
            <text:p>2009</text:p>
          </table:table-cell>
          <table:table-cell table:formula="of:=['Interesting ages'.B32]/1000" office:value-type="float" office:value="386.631" calcext:value-type="float">
            <text:p>386.631</text:p>
          </table:table-cell>
          <table:table-cell table:formula="of:=['Interesting ages'.C32]/1000" office:value-type="float" office:value="378.611" calcext:value-type="float">
            <text:p>378.611</text:p>
          </table:table-cell>
          <table:table-cell table:formula="of:=['Interesting ages'.D32]/1000" office:value-type="float" office:value="396.893" calcext:value-type="float">
            <text:p>396.893</text:p>
          </table:table-cell>
        </table:table-row>
        <table:table-row table:style-name="ro5">
          <table:table-cell table:formula="of:=['Interesting ages'.A33]" office:value-type="float" office:value="2010" calcext:value-type="float">
            <text:p>2010</text:p>
          </table:table-cell>
          <table:table-cell table:formula="of:=['Interesting ages'.B33]/1000" office:value-type="float" office:value="383.643" calcext:value-type="float">
            <text:p>383.643</text:p>
          </table:table-cell>
          <table:table-cell table:formula="of:=['Interesting ages'.C33]/1000" office:value-type="float" office:value="370.948" calcext:value-type="float">
            <text:p>370.948</text:p>
          </table:table-cell>
          <table:table-cell table:formula="of:=['Interesting ages'.D33]/1000" office:value-type="float" office:value="404.142" calcext:value-type="float">
            <text:p>404.142</text:p>
          </table:table-cell>
        </table:table-row>
        <table:table-row table:style-name="ro5">
          <table:table-cell table:formula="of:=['Interesting ages'.A34]" office:value-type="float" office:value="2011" calcext:value-type="float">
            <text:p>2011</text:p>
          </table:table-cell>
          <table:table-cell table:formula="of:=['Interesting ages'.B34]/1000" office:value-type="float" office:value="381.698" calcext:value-type="float">
            <text:p>381.698</text:p>
          </table:table-cell>
          <table:table-cell table:formula="of:=['Interesting ages'.C34]/1000" office:value-type="float" office:value="366.774" calcext:value-type="float">
            <text:p>366.774</text:p>
          </table:table-cell>
          <table:table-cell table:formula="of:=['Interesting ages'.D34]/1000" office:value-type="float" office:value="411.584" calcext:value-type="float">
            <text:p>411.584</text:p>
          </table:table-cell>
        </table:table-row>
        <table:table-row table:style-name="ro5">
          <table:table-cell table:formula="of:=['Interesting ages'.A35]" office:value-type="float" office:value="2012" calcext:value-type="float">
            <text:p>2012</text:p>
          </table:table-cell>
          <table:table-cell table:formula="of:=['Interesting ages'.B35]/1000" office:value-type="float" office:value="383.022" calcext:value-type="float">
            <text:p>383.022</text:p>
          </table:table-cell>
          <table:table-cell table:formula="of:=['Interesting ages'.C35]/1000" office:value-type="float" office:value="359.38" calcext:value-type="float">
            <text:p>359.38</text:p>
          </table:table-cell>
          <table:table-cell table:formula="of:=['Interesting ages'.D35]/1000" office:value-type="float" office:value="418.453" calcext:value-type="float">
            <text:p>418.453</text:p>
          </table:table-cell>
        </table:table-row>
        <table:table-row table:style-name="ro5">
          <table:table-cell table:formula="of:=['Interesting ages'.A36]" office:value-type="float" office:value="2013" calcext:value-type="float">
            <text:p>2013</text:p>
          </table:table-cell>
          <table:table-cell table:formula="of:=['Interesting ages'.B36]/1000" office:value-type="float" office:value="388.297" calcext:value-type="float">
            <text:p>388.297</text:p>
          </table:table-cell>
          <table:table-cell table:formula="of:=['Interesting ages'.C36]/1000" office:value-type="float" office:value="352.583" calcext:value-type="float">
            <text:p>352.583</text:p>
          </table:table-cell>
          <table:table-cell table:formula="of:=['Interesting ages'.D36]/1000" office:value-type="float" office:value="424.596" calcext:value-type="float">
            <text:p>424.596</text:p>
          </table:table-cell>
        </table:table-row>
        <table:table-row table:style-name="ro5">
          <table:table-cell table:formula="of:=['Interesting ages'.A37]" office:value-type="float" office:value="2014" calcext:value-type="float">
            <text:p>2014</text:p>
          </table:table-cell>
          <table:table-cell table:formula="of:=['Interesting ages'.B37]/1000" office:value-type="float" office:value="396.453" calcext:value-type="float">
            <text:p>396.453</text:p>
          </table:table-cell>
          <table:table-cell table:formula="of:=['Interesting ages'.C37]/1000" office:value-type="float" office:value="344.388" calcext:value-type="float">
            <text:p>344.388</text:p>
          </table:table-cell>
          <table:table-cell table:formula="of:=['Interesting ages'.D37]/1000" office:value-type="float" office:value="433.238" calcext:value-type="float">
            <text:p>433.238</text:p>
          </table:table-cell>
        </table:table-row>
        <table:table-row table:style-name="ro5">
          <table:table-cell table:formula="of:=['Interesting ages'.A38]" office:value-type="float" office:value="2015" calcext:value-type="float">
            <text:p>2015</text:p>
          </table:table-cell>
          <table:table-cell table:formula="of:=['Interesting ages'.B38]/1000" office:value-type="float" office:value="403.18" calcext:value-type="float">
            <text:p>403.18</text:p>
          </table:table-cell>
          <table:table-cell table:formula="of:=['Interesting ages'.C38]/1000" office:value-type="float" office:value="336.742" calcext:value-type="float">
            <text:p>336.742</text:p>
          </table:table-cell>
          <table:table-cell table:formula="of:=['Interesting ages'.D38]/1000" office:value-type="float" office:value="437.717" calcext:value-type="float">
            <text:p>437.717</text:p>
          </table:table-cell>
        </table:table-row>
        <table:table-row table:style-name="ro5">
          <table:table-cell table:formula="of:=['Interesting ages'.A39]" office:value-type="float" office:value="2016" calcext:value-type="float">
            <text:p>2016</text:p>
          </table:table-cell>
          <table:table-cell table:formula="of:=['Interesting ages'.B39]/1000" office:value-type="float" office:value="411.638" calcext:value-type="float">
            <text:p>411.638</text:p>
          </table:table-cell>
          <table:table-cell table:formula="of:=['Interesting ages'.C39]/1000" office:value-type="float" office:value="332.885" calcext:value-type="float">
            <text:p>332.885</text:p>
          </table:table-cell>
          <table:table-cell table:formula="of:=['Interesting ages'.D39]/1000" office:value-type="float" office:value="442.309" calcext:value-type="float">
            <text:p>442.309</text:p>
          </table:table-cell>
        </table:table-row>
        <table:table-row table:style-name="ro5">
          <table:table-cell table:formula="of:=CONCATENATE(['Interesting ages'.A42];&quot;*&quot;)" office:value-type="string" office:string-value="2017*" calcext:value-type="string">
            <text:p>2017*</text:p>
          </table:table-cell>
          <table:table-cell table:formula="of:=['Interesting ages'.B42]/1000" office:value-type="float" office:value="413.731" calcext:value-type="float">
            <text:p>413.731</text:p>
          </table:table-cell>
          <table:table-cell table:formula="of:=['Interesting ages'.C42]/1000" office:value-type="float" office:value="329.065" calcext:value-type="float">
            <text:p>329.065</text:p>
          </table:table-cell>
          <table:table-cell table:formula="of:=['Interesting ages'.D42]/1000" office:value-type="float" office:value="451.829" calcext:value-type="float">
            <text:p>451.829</text:p>
          </table:table-cell>
        </table:table-row>
        <table:table-row table:style-name="ro5">
          <table:table-cell table:formula="of:=CONCATENATE(['Interesting ages'.A43];&quot;*&quot;)" office:value-type="string" office:string-value="2018*" calcext:value-type="string">
            <text:p>2018*</text:p>
          </table:table-cell>
          <table:table-cell table:formula="of:=['Interesting ages'.B43]/1000" office:value-type="float" office:value="416.033" calcext:value-type="float">
            <text:p>416.033</text:p>
          </table:table-cell>
          <table:table-cell table:formula="of:=['Interesting ages'.C43]/1000" office:value-type="float" office:value="329.239" calcext:value-type="float">
            <text:p>329.239</text:p>
          </table:table-cell>
          <table:table-cell table:formula="of:=['Interesting ages'.D43]/1000" office:value-type="float" office:value="462.455" calcext:value-type="float">
            <text:p>462.455</text:p>
          </table:table-cell>
        </table:table-row>
        <table:table-row table:style-name="ro5">
          <table:table-cell table:formula="of:=CONCATENATE(['Interesting ages'.A44];&quot;*&quot;)" office:value-type="string" office:string-value="2019*" calcext:value-type="string">
            <text:p>2019*</text:p>
          </table:table-cell>
          <table:table-cell table:formula="of:=['Interesting ages'.B44]/1000" office:value-type="float" office:value="416.309" calcext:value-type="float">
            <text:p>416.309</text:p>
          </table:table-cell>
          <table:table-cell table:formula="of:=['Interesting ages'.C44]/1000" office:value-type="float" office:value="331.921" calcext:value-type="float">
            <text:p>331.921</text:p>
          </table:table-cell>
          <table:table-cell table:formula="of:=['Interesting ages'.D44]/1000" office:value-type="float" office:value="473.869" calcext:value-type="float">
            <text:p>473.869</text:p>
          </table:table-cell>
        </table:table-row>
        <table:table-row table:style-name="ro5">
          <table:table-cell table:formula="of:=CONCATENATE(['Interesting ages'.A45];&quot;*&quot;)" office:value-type="string" office:string-value="2020*" calcext:value-type="string">
            <text:p>2020*</text:p>
          </table:table-cell>
          <table:table-cell table:formula="of:=['Interesting ages'.B45]/1000" office:value-type="float" office:value="413.577" calcext:value-type="float">
            <text:p>413.577</text:p>
          </table:table-cell>
          <table:table-cell table:formula="of:=['Interesting ages'.C45]/1000" office:value-type="float" office:value="339.277" calcext:value-type="float">
            <text:p>339.277</text:p>
          </table:table-cell>
          <table:table-cell table:formula="of:=['Interesting ages'.D45]/1000" office:value-type="float" office:value="483.548" calcext:value-type="float">
            <text:p>483.548</text:p>
          </table:table-cell>
        </table:table-row>
        <table:table-row table:style-name="ro5">
          <table:table-cell table:formula="of:=CONCATENATE(['Interesting ages'.A46];&quot;*&quot;)" office:value-type="string" office:string-value="2021*" calcext:value-type="string">
            <text:p>2021*</text:p>
          </table:table-cell>
          <table:table-cell table:formula="of:=['Interesting ages'.B46]/1000" office:value-type="float" office:value="410.352" calcext:value-type="float">
            <text:p>410.352</text:p>
          </table:table-cell>
          <table:table-cell table:formula="of:=['Interesting ages'.C46]/1000" office:value-type="float" office:value="346.581" calcext:value-type="float">
            <text:p>346.581</text:p>
          </table:table-cell>
          <table:table-cell table:formula="of:=['Interesting ages'.D46]/1000" office:value-type="float" office:value="495.098" calcext:value-type="float">
            <text:p>495.098</text:p>
          </table:table-cell>
        </table:table-row>
        <table:table-row table:style-name="ro5">
          <table:table-cell table:formula="of:=CONCATENATE(['Interesting ages'.A47];&quot;*&quot;)" office:value-type="string" office:string-value="2022*" calcext:value-type="string">
            <text:p>2022*</text:p>
          </table:table-cell>
          <table:table-cell table:formula="of:=['Interesting ages'.B47]/1000" office:value-type="float" office:value="408.232" calcext:value-type="float">
            <text:p>408.232</text:p>
          </table:table-cell>
          <table:table-cell table:formula="of:=['Interesting ages'.C47]/1000" office:value-type="float" office:value="350.77" calcext:value-type="float">
            <text:p>350.77</text:p>
          </table:table-cell>
          <table:table-cell table:formula="of:=['Interesting ages'.D47]/1000" office:value-type="float" office:value="520.557" calcext:value-type="float">
            <text:p>520.557</text:p>
          </table:table-cell>
        </table:table-row>
        <table:table-row table:style-name="ro5">
          <table:table-cell table:formula="of:=CONCATENATE(['Interesting ages'.A48];&quot;*&quot;)" office:value-type="string" office:string-value="2023*" calcext:value-type="string">
            <text:p>2023*</text:p>
          </table:table-cell>
          <table:table-cell table:formula="of:=['Interesting ages'.B48]/1000" office:value-type="float" office:value="403.56" calcext:value-type="float">
            <text:p>403.56</text:p>
          </table:table-cell>
          <table:table-cell table:formula="of:=['Interesting ages'.C48]/1000" office:value-type="float" office:value="356.731" calcext:value-type="float">
            <text:p>356.731</text:p>
          </table:table-cell>
          <table:table-cell table:formula="of:=['Interesting ages'.D48]/1000" office:value-type="float" office:value="540.23" calcext:value-type="float">
            <text:p>540.23</text:p>
          </table:table-cell>
        </table:table-row>
        <table:table-row table:style-name="ro5">
          <table:table-cell table:formula="of:=CONCATENATE(['Interesting ages'.A49];&quot;*&quot;)" office:value-type="string" office:string-value="2024*" calcext:value-type="string">
            <text:p>2024*</text:p>
          </table:table-cell>
          <table:table-cell table:formula="of:=['Interesting ages'.B49]/1000" office:value-type="float" office:value="400.977" calcext:value-type="float">
            <text:p>400.977</text:p>
          </table:table-cell>
          <table:table-cell table:formula="of:=['Interesting ages'.C49]/1000" office:value-type="float" office:value="360.616" calcext:value-type="float">
            <text:p>360.616</text:p>
          </table:table-cell>
          <table:table-cell table:formula="of:=['Interesting ages'.D49]/1000" office:value-type="float" office:value="557.303" calcext:value-type="float">
            <text:p>557.303</text:p>
          </table:table-cell>
        </table:table-row>
        <table:table-row table:style-name="ro5">
          <table:table-cell table:formula="of:=CONCATENATE(['Interesting ages'.A50];&quot;*&quot;)" office:value-type="string" office:string-value="2025*" calcext:value-type="string">
            <text:p>2025*</text:p>
          </table:table-cell>
          <table:table-cell table:formula="of:=['Interesting ages'.B50]/1000" office:value-type="float" office:value="400.381" calcext:value-type="float">
            <text:p>400.381</text:p>
          </table:table-cell>
          <table:table-cell table:formula="of:=['Interesting ages'.C50]/1000" office:value-type="float" office:value="361.772" calcext:value-type="float">
            <text:p>361.772</text:p>
          </table:table-cell>
          <table:table-cell table:formula="of:=['Interesting ages'.D50]/1000" office:value-type="float" office:value="572.143" calcext:value-type="float">
            <text:p>572.143</text:p>
          </table:table-cell>
        </table:table-row>
        <table:table-row table:style-name="ro5">
          <table:table-cell table:formula="of:=CONCATENATE(['Interesting ages'.A51];&quot;*&quot;)" office:value-type="string" office:string-value="2026*" calcext:value-type="string">
            <text:p>2026*</text:p>
          </table:table-cell>
          <table:table-cell table:formula="of:=['Interesting ages'.B51]/1000" office:value-type="float" office:value="401.012" calcext:value-type="float">
            <text:p>401.012</text:p>
          </table:table-cell>
          <table:table-cell table:formula="of:=['Interesting ages'.C51]/1000" office:value-type="float" office:value="359.561" calcext:value-type="float">
            <text:p>359.561</text:p>
          </table:table-cell>
          <table:table-cell table:formula="of:=['Interesting ages'.D51]/1000" office:value-type="float" office:value="586.016" calcext:value-type="float">
            <text:p>586.016</text:p>
          </table:table-cell>
        </table:table-row>
        <table:table-row table:style-name="ro5">
          <table:table-cell table:formula="of:=CONCATENATE(['Interesting ages'.A52];&quot;*&quot;)" office:value-type="string" office:string-value="2027*" calcext:value-type="string">
            <text:p>2027*</text:p>
          </table:table-cell>
          <table:table-cell table:formula="of:=['Interesting ages'.B52]/1000" office:value-type="float" office:value="402.427" calcext:value-type="float">
            <text:p>402.427</text:p>
          </table:table-cell>
          <table:table-cell table:formula="of:=['Interesting ages'.C52]/1000" office:value-type="float" office:value="356.577" calcext:value-type="float">
            <text:p>356.577</text:p>
          </table:table-cell>
          <table:table-cell table:formula="of:=['Interesting ages'.D52]/1000" office:value-type="float" office:value="598.6" calcext:value-type="float">
            <text:p>598.6</text:p>
          </table:table-cell>
        </table:table-row>
        <table:table-row table:style-name="ro5">
          <table:table-cell table:formula="of:=CONCATENATE(['Interesting ages'.A53];&quot;*&quot;)" office:value-type="string" office:string-value="2028*" calcext:value-type="string">
            <text:p>2028*</text:p>
          </table:table-cell>
          <table:table-cell table:formula="of:=['Interesting ages'.B53]/1000" office:value-type="float" office:value="404.284" calcext:value-type="float">
            <text:p>404.284</text:p>
          </table:table-cell>
          <table:table-cell table:formula="of:=['Interesting ages'.C53]/1000" office:value-type="float" office:value="354.757" calcext:value-type="float">
            <text:p>354.757</text:p>
          </table:table-cell>
          <table:table-cell table:formula="of:=['Interesting ages'.D53]/1000" office:value-type="float" office:value="612.324" calcext:value-type="float">
            <text:p>612.324</text:p>
          </table:table-cell>
        </table:table-row>
        <table:table-row table:style-name="ro5">
          <table:table-cell table:formula="of:=CONCATENATE(['Interesting ages'.A54];&quot;*&quot;)" office:value-type="string" office:string-value="2029*" calcext:value-type="string">
            <text:p>2029*</text:p>
          </table:table-cell>
          <table:table-cell table:formula="of:=['Interesting ages'.B54]/1000" office:value-type="float" office:value="406.572" calcext:value-type="float">
            <text:p>406.572</text:p>
          </table:table-cell>
          <table:table-cell table:formula="of:=['Interesting ages'.C54]/1000" office:value-type="float" office:value="349.724" calcext:value-type="float">
            <text:p>349.724</text:p>
          </table:table-cell>
          <table:table-cell table:formula="of:=['Interesting ages'.D54]/1000" office:value-type="float" office:value="626.231" calcext:value-type="float">
            <text:p>626.231</text:p>
          </table:table-cell>
        </table:table-row>
        <table:table-row table:style-name="ro5">
          <table:table-cell table:formula="of:=CONCATENATE(['Interesting ages'.A55];&quot;*&quot;)" office:value-type="string" office:string-value="2030*" calcext:value-type="string">
            <text:p>2030*</text:p>
          </table:table-cell>
          <table:table-cell table:formula="of:=['Interesting ages'.B55]/1000" office:value-type="float" office:value="408.578" calcext:value-type="float">
            <text:p>408.578</text:p>
          </table:table-cell>
          <table:table-cell table:formula="of:=['Interesting ages'.C55]/1000" office:value-type="float" office:value="346.631" calcext:value-type="float">
            <text:p>346.631</text:p>
          </table:table-cell>
          <table:table-cell table:formula="of:=['Interesting ages'.D55]/1000" office:value-type="float" office:value="640.129" calcext:value-type="float">
            <text:p>640.129</text:p>
          </table:table-cell>
        </table:table-row>
        <table:table-row table:style-name="ro5">
          <table:table-cell table:formula="of:=CONCATENATE(['Interesting ages'.A56];&quot;*&quot;)" office:value-type="string" office:string-value="2031*" calcext:value-type="string">
            <text:p>2031*</text:p>
          </table:table-cell>
          <table:table-cell table:formula="of:=['Interesting ages'.B56]/1000" office:value-type="float" office:value="410.047" calcext:value-type="float">
            <text:p>410.047</text:p>
          </table:table-cell>
          <table:table-cell table:formula="of:=['Interesting ages'.C56]/1000" office:value-type="float" office:value="345.587" calcext:value-type="float">
            <text:p>345.587</text:p>
          </table:table-cell>
          <table:table-cell table:formula="of:=['Interesting ages'.D56]/1000" office:value-type="float" office:value="655.556" calcext:value-type="float">
            <text:p>655.556</text:p>
          </table:table-cell>
        </table:table-row>
        <table:table-row table:style-name="ro5">
          <table:table-cell table:formula="of:=CONCATENATE(['Interesting ages'.A57];&quot;*&quot;)" office:value-type="string" office:string-value="2032*" calcext:value-type="string">
            <text:p>2032*</text:p>
          </table:table-cell>
          <table:table-cell table:formula="of:=['Interesting ages'.B57]/1000" office:value-type="float" office:value="410.957" calcext:value-type="float">
            <text:p>410.957</text:p>
          </table:table-cell>
          <table:table-cell table:formula="of:=['Interesting ages'.C57]/1000" office:value-type="float" office:value="345.853" calcext:value-type="float">
            <text:p>345.853</text:p>
          </table:table-cell>
          <table:table-cell table:formula="of:=['Interesting ages'.D57]/1000" office:value-type="float" office:value="672.006" calcext:value-type="float">
            <text:p>672.006</text:p>
          </table:table-cell>
        </table:table-row>
        <table:table-row table:style-name="ro5">
          <table:table-cell table:formula="of:=CONCATENATE(['Interesting ages'.A58];&quot;*&quot;)" office:value-type="string" office:string-value="2033*" calcext:value-type="string">
            <text:p>2033*</text:p>
          </table:table-cell>
          <table:table-cell table:formula="of:=['Interesting ages'.B58]/1000" office:value-type="float" office:value="411.341" calcext:value-type="float">
            <text:p>411.341</text:p>
          </table:table-cell>
          <table:table-cell table:formula="of:=['Interesting ages'.C58]/1000" office:value-type="float" office:value="346.993" calcext:value-type="float">
            <text:p>346.993</text:p>
          </table:table-cell>
          <table:table-cell table:formula="of:=['Interesting ages'.D58]/1000" office:value-type="float" office:value="689.11" calcext:value-type="float">
            <text:p>689.11</text:p>
          </table:table-cell>
        </table:table-row>
        <table:table-row table:style-name="ro5">
          <table:table-cell table:formula="of:=CONCATENATE(['Interesting ages'.A59];&quot;*&quot;)" office:value-type="string" office:string-value="2034*" calcext:value-type="string">
            <text:p>2034*</text:p>
          </table:table-cell>
          <table:table-cell table:formula="of:=['Interesting ages'.B59]/1000" office:value-type="float" office:value="411.226" calcext:value-type="float">
            <text:p>411.226</text:p>
          </table:table-cell>
          <table:table-cell table:formula="of:=['Interesting ages'.C59]/1000" office:value-type="float" office:value="348.661" calcext:value-type="float">
            <text:p>348.661</text:p>
          </table:table-cell>
          <table:table-cell table:formula="of:=['Interesting ages'.D59]/1000" office:value-type="float" office:value="707.171" calcext:value-type="float">
            <text:p>707.171</text:p>
          </table:table-cell>
        </table:table-row>
        <table:table-row table:style-name="ro5">
          <table:table-cell table:formula="of:=CONCATENATE(['Interesting ages'.A60];&quot;*&quot;)" office:value-type="string" office:string-value="2035*" calcext:value-type="string">
            <text:p>2035*</text:p>
          </table:table-cell>
          <table:table-cell table:formula="of:=['Interesting ages'.B60]/1000" office:value-type="float" office:value="410.645" calcext:value-type="float">
            <text:p>410.645</text:p>
          </table:table-cell>
          <table:table-cell table:formula="of:=['Interesting ages'.C60]/1000" office:value-type="float" office:value="350.832" calcext:value-type="float">
            <text:p>350.832</text:p>
          </table:table-cell>
          <table:table-cell table:formula="of:=['Interesting ages'.D60]/1000" office:value-type="float" office:value="724.759" calcext:value-type="float">
            <text:p>724.759</text:p>
          </table:table-cell>
        </table:table-row>
        <table:table-row table:style-name="ro5">
          <table:table-cell table:formula="of:=CONCATENATE(['Interesting ages'.A61];&quot;*&quot;)" office:value-type="string" office:string-value="2036*" calcext:value-type="string">
            <text:p>2036*</text:p>
          </table:table-cell>
          <table:table-cell table:formula="of:=['Interesting ages'.B61]/1000" office:value-type="float" office:value="409.694" calcext:value-type="float">
            <text:p>409.694</text:p>
          </table:table-cell>
          <table:table-cell table:formula="of:=['Interesting ages'.C61]/1000" office:value-type="float" office:value="352.764" calcext:value-type="float">
            <text:p>352.764</text:p>
          </table:table-cell>
          <table:table-cell table:formula="of:=['Interesting ages'.D61]/1000" office:value-type="float" office:value="743.623" calcext:value-type="float">
            <text:p>743.623</text:p>
          </table:table-cell>
        </table:table-row>
        <table:table-row table:style-name="ro5">
          <table:table-cell table:formula="of:=CONCATENATE(['Interesting ages'.A62];&quot;*&quot;)" office:value-type="string" office:string-value="2037*" calcext:value-type="string">
            <text:p>2037*</text:p>
          </table:table-cell>
          <table:table-cell table:formula="of:=['Interesting ages'.B62]/1000" office:value-type="float" office:value="408.437" calcext:value-type="float">
            <text:p>408.437</text:p>
          </table:table-cell>
          <table:table-cell table:formula="of:=['Interesting ages'.C62]/1000" office:value-type="float" office:value="354.272" calcext:value-type="float">
            <text:p>354.272</text:p>
          </table:table-cell>
          <table:table-cell table:formula="of:=['Interesting ages'.D62]/1000" office:value-type="float" office:value="763.21" calcext:value-type="float">
            <text:p>763.21</text:p>
          </table:table-cell>
        </table:table-row>
        <table:table-row table:style-name="ro5">
          <table:table-cell table:formula="of:=CONCATENATE(['Interesting ages'.A63];&quot;*&quot;)" office:value-type="string" office:string-value="2038*" calcext:value-type="string">
            <text:p>2038*</text:p>
          </table:table-cell>
          <table:table-cell table:formula="of:=['Interesting ages'.B63]/1000" office:value-type="float" office:value="407.029" calcext:value-type="float">
            <text:p>407.029</text:p>
          </table:table-cell>
          <table:table-cell table:formula="of:=['Interesting ages'.C63]/1000" office:value-type="float" office:value="355.307" calcext:value-type="float">
            <text:p>355.307</text:p>
          </table:table-cell>
          <table:table-cell table:formula="of:=['Interesting ages'.D63]/1000" office:value-type="float" office:value="783.545" calcext:value-type="float">
            <text:p>783.545</text:p>
          </table:table-cell>
        </table:table-row>
        <table:table-row table:style-name="ro5">
          <table:table-cell table:formula="of:=CONCATENATE(['Interesting ages'.A64];&quot;*&quot;)" office:value-type="string" office:string-value="2039*" calcext:value-type="string">
            <text:p>2039*</text:p>
          </table:table-cell>
          <table:table-cell table:formula="of:=['Interesting ages'.B64]/1000" office:value-type="float" office:value="405.568" calcext:value-type="float">
            <text:p>405.568</text:p>
          </table:table-cell>
          <table:table-cell table:formula="of:=['Interesting ages'.C64]/1000" office:value-type="float" office:value="355.862" calcext:value-type="float">
            <text:p>355.862</text:p>
          </table:table-cell>
          <table:table-cell table:formula="of:=['Interesting ages'.D64]/1000" office:value-type="float" office:value="803.252" calcext:value-type="float">
            <text:p>803.252</text:p>
          </table:table-cell>
        </table:table-row>
        <table:table-row table:style-name="ro5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YAXISTITLE</text:p>
          </table:table-cell>
          <table:table-cell office:value-type="string" calcext:value-type="string">
            <text:p>Thousands of peopl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TICKSEVER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>
        <table:named-expression table:name="Excel_BuiltIn_Print_Area" table:base-cell-address="$Metadata.$A$1" table:expression="#REF!"/>
        <table:named-expression table:name="ProjBirths" table:base-cell-address="$Metadata.$B$1" table:expression="['smb://Censusoutput2/wtsa/DATAPROD/PROJECTN/2004_based/Sub-national%20projections/Publish/Booklet/BIRTHS%20chart%20%2525%20change.XLS'#$Scratchpad.BY$16460:.BY$1646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0" loext:min-decimal-places="0" number:min-integer-digits="1"/>
    </number:number-style>
    <number:number-style style:name="N141">
      <number:number number:decimal-places="0" loext:min-decimal-places="0" number:min-integer-digits="1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/>
    </number:number-style>
    <number:number-style style:name="N142">
      <style:text-properties fo:color="#ff0000"/>
      <number:number number:decimal-places="2" loext:min-decimal-places="2" number:min-integer-digits="1"/>
      <style:map style:condition="value()&gt;=0" style:apply-style-name="N142P0"/>
    </number:number-style>
    <number:number-style style:name="N144P0" style:volatile="true">
      <number:number number:decimal-places="3" loext:min-decimal-places="3" number:min-integer-digits="1"/>
    </number:number-style>
    <number:number-style style:name="N144">
      <style:text-properties fo:color="#ff0000"/>
      <number:number number:decimal-places="3" loext:min-decimal-places="3" number:min-integer-digits="1"/>
      <style:map style:condition="value()&gt;=0" style:apply-style-name="N144P0"/>
    </number:number-style>
    <number:number-style style:name="N146P0" style:volatile="true">
      <number:number number:decimal-places="1" loext:min-decimal-places="1" number:min-integer-digits="1"/>
    </number:number-style>
    <number:number-style style:name="N146">
      <style:text-properties fo:color="#ff0000"/>
      <number:number number:decimal-places="1" loext:min-decimal-places="1" number:min-integer-digits="1"/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style:text-properties fo:color="#ff0000"/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/>
    </number:number-style>
    <number:number-style style:name="N149">
      <number:number number:decimal-places="0" loext:min-decimal-places="0" number:min-integer-digits="2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">
      <number:number number:decimal-places="1" loext:min-decimal-places="1" number:min-integer-digits="1" number:grouping="true"/>
    </number:number-style>
    <number:percentage-style style:name="N152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841.89pt" fo:page-height="595.3pt" style:num-format="1" style:print-orientation="landscape" fo:margin-top="70.84pt" fo:margin-bottom="36.85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25.99pt"/>
      </style:footer-style>
    </style:page-layout>
    <style:page-layout style:name="Mpm5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6:23:49.084411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" style:display-name="PageStyle_Charts" style:page-layout-name="Mpm4">
      <style:header style:display="false"/>
      <style:header-left style:display="false"/>
      <style:footer>
        <style:region-left>
          <text:p><text:span text:style-name="MT1">© Crown Copyright 2017</text:span></text:p>
        </style:region-left>
      </style:footer>
      <style:footer-left style:display="false">
        <style:region-left>
          <text:p><text:span text:style-name="MT1">© Crown Copyright 2017</text:span></text:p>
        </style:region-left>
      </style:footer-left>
    </style:master-page>
    <style:master-page style:name="PageStyle_5f_Chart_20_data" style:display-name="PageStyle_Chart 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les" style:display-name="PageStyle_M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males" style:display-name="PageStyle_Fema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1:51:38</meta:creation-date>
    <dc:date>2017-12-09T16:26:03.615525259</dc:date>
    <meta:editing-duration>PT1H7M6S</meta:editing-duration>
    <meta:editing-cycles>6</meta:editing-cycles>
    <meta:generator>LibreOffice/5.3.3.2$Linux_X86_64 LibreOffice_project/30m0$Build-2</meta:generator>
    <meta:document-statistic meta:table-count="8" meta:cell-count="17748" meta:object-count="11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Chart2.xml><?xml version="1.0" encoding="utf-8"?>
<!DOCTYPE module  PUBLIC '-//OpenOffice.org//DTD OfficeDocument 1.0//EN'  'module.dtd'>
<script:module xmlns:script="http://openoffice.org/2000/script" script:name="Chart2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Public Declare Sub Sleep Lib "kernel32" (ByVal dwMilliseconds As Long)

Sub RunSequence()

' This macro goes through each year available, displaying the data for that year on the chart.
' It is started by clicking on the button at the bottom right of the chart.

' Check status (i.e. has macro been paused?  If so, start from where it left off,
' if not, start from beginning)

For x = 0 To 58

    Application.ScreenUpdating = False
    Sheets("Chart data").Select
    Cells(1, 2).Value = x
    WaitTime = Cells(1, 9)
    Sheets("Charts").Select
    Application.ScreenUpdating = True
    Sleep (WaitTime)

Next x
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Chart2"/>
  <library:element library:name="Module1"/>
  <library:element library:name="Sheet1"/>
  <library:element library:name="Sheet3"/>
  <library:element library:name="Sheet4"/>
  <library:element library:name="Sheet5"/>
  <library:element library:name="ThisWorkbook"/>
  <library:element library:name="Sheet2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style:rotation-angle="0"/>
      <style:text-properties fo:color="#000000" fo:font-family="Arial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axis-label-position="outside-start" chart:tick-mark-position="at-axis"/>
      <style:graphic-properties draw:stroke="none" svg:stroke-color="#1f1c1b"/>
      <style:text-properties fo:color="#000000" fo:font-family="Arial" fo:font-size="12pt" style:font-size-asian="12pt" style:font-size-complex="12pt"/>
    </style:style>
    <style:style style:name="ch5" style:family="chart">
      <style:chart-properties style:rotation-angle="9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6" style:family="chart" style:data-style-name="N0">
      <style:chart-properties chart:display-label="true" chart:logarithmic="false" chart:minimum="-70000" chart:maximum="70000" chart:interval-major="20000" chart:interval-minor-divisor="5" chart:gap-width="0" chart:overlap="10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2pt" style:font-size-asian="12pt" style:font-size-complex="12pt"/>
    </style:style>
    <style:style style:name="ch7" style:family="chart">
      <style:chart-properties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8" style:family="chart" style:data-style-name="N0">
      <style:chart-properties chart:link-data-style-to-source="true"/>
      <style:graphic-properties draw:stroke="none" svg:stroke-color="#1f1c1b" draw:fill-color="#2da197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1f1c1b" draw:fill-color="#96d0cb"/>
      <style:text-properties fo:font-size="10pt" style:font-size-asian="10pt" style:font-size-complex="10pt"/>
    </style:style>
    <style:style style:name="ch10" style:family="chart">
      <style:graphic-properties draw:stroke="solid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2.903cm" svg:height="14.502cm" xlink:href=".." xlink:type="simple" chart:class="chart:bar" chart:style-name="ch1">
        <chart:title svg:x="6.49cm" svg:y="0.534cm" chart:style-name="ch2">
          <text:p>Population pyramids of Scotland, 1981-2039</text:p>
        </chart:title>
        <chart:plot-area chart:style-name="ch3" table:cell-range-address="'Chart data'.C3:'Chart data'.E94" chart:data-source-has-labels="both" svg:x="0.704cm" svg:y="1.756cm" svg:width="21.14cm" svg:height="11.161cm">
          <chartooo:coordinate-region svg:x="1.431cm" svg:y="1.756cm" svg:width="19.816cm" svg:height="10.461cm"/>
          <chart:axis chart:dimension="x" chart:name="primary-x" chart:style-name="ch4" chartooo:axis-type="auto">
            <chartooo:date-scale/>
            <chart:title svg:x="0.25cm" svg:y="6.622cm" chart:style-name="ch5">
              <text:p>Age</text:p>
            </chart:title>
            <chart:categories table:cell-range-address="'Chart data'.C4:'Chart data'.C94"/>
          </chart:axis>
          <chart:axis chart:dimension="y" chart:name="primary-y" chart:style-name="ch6">
            <chart:title svg:x="10.663cm" svg:y="11.938cm" chart:style-name="ch7">
              <text:p>Persons</text:p>
            </chart:title>
          </chart:axis>
          <chart:series chart:style-name="ch8" chart:values-cell-range-address="'Chart data'.D4:'Chart data'.D94" chart:label-cell-address="'Chart data'.D3:'Chart data'.D3" chart:class="chart:bar">
            <chart:data-point chart:repeated="91"/>
          </chart:series>
          <chart:series chart:style-name="ch9" chart:values-cell-range-address="'Chart data'.E4:'Chart data'.E94" chart:label-cell-address="'Chart data'.E3:'Chart data'.E3" chart:class="chart:bar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draw:g>
                  <svg:desc>'Chart data'.D3:'Chart data'.D3</svg:desc>
                </draw:g>
              </table:table-cell>
              <table:table-cell office:value-type="string">
                <text:p>Female</text:p>
                <draw:g>
                  <svg:desc>'Chart data'.E3:'Chart data'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hart data'.C4:'Chart data'.C94</svg:desc>
                </draw:g>
              </table:table-cell>
              <table:table-cell office:value-type="float" office:value="-28697">
                <text:p>-28697</text:p>
                <draw:g>
                  <svg:desc>'Chart data'.D4:'Chart data'.D94</svg:desc>
                </draw:g>
              </table:table-cell>
              <table:table-cell office:value-type="float" office:value="26819">
                <text:p>26819</text:p>
                <draw:g>
                  <svg:desc>'Chart data'.E4:'Chart data'.E9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9017">
                <text:p>-29017</text:p>
              </table:table-cell>
              <table:table-cell office:value-type="float" office:value="27567">
                <text:p>275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9377">
                <text:p>-29377</text:p>
              </table:table-cell>
              <table:table-cell office:value-type="float" office:value="27788">
                <text:p>277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29728">
                <text:p>-29728</text:p>
              </table:table-cell>
              <table:table-cell office:value-type="float" office:value="28504">
                <text:p>285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30708">
                <text:p>-30708</text:p>
              </table:table-cell>
              <table:table-cell office:value-type="float" office:value="29033">
                <text:p>290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31533">
                <text:p>-31533</text:p>
              </table:table-cell>
              <table:table-cell office:value-type="float" office:value="30162">
                <text:p>30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29946">
                <text:p>-29946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30653">
                <text:p>-30653</text:p>
              </table:table-cell>
              <table:table-cell office:value-type="float" office:value="29683">
                <text:p>296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30586">
                <text:p>-30586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29574">
                <text:p>-29574</text:p>
              </table:table-cell>
              <table:table-cell office:value-type="float" office:value="28272">
                <text:p>282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28838">
                <text:p>-28838</text:p>
              </table:table-cell>
              <table:table-cell office:value-type="float" office:value="27796">
                <text:p>277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28885">
                <text:p>-28885</text:p>
              </table:table-cell>
              <table:table-cell office:value-type="float" office:value="27257">
                <text:p>272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28344">
                <text:p>-28344</text:p>
              </table:table-cell>
              <table:table-cell office:value-type="float" office:value="26739">
                <text:p>267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27231">
                <text:p>-27231</text:p>
              </table:table-cell>
              <table:table-cell office:value-type="float" office:value="26167">
                <text:p>261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27083">
                <text:p>-27083</text:p>
              </table:table-cell>
              <table:table-cell office:value-type="float" office:value="26038">
                <text:p>2603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28196">
                <text:p>-28196</text:p>
              </table:table-cell>
              <table:table-cell office:value-type="float" office:value="27243">
                <text:p>272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29300">
                <text:p>-29300</text:p>
              </table:table-cell>
              <table:table-cell office:value-type="float" office:value="27563">
                <text:p>275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30279">
                <text:p>-30279</text:p>
              </table:table-cell>
              <table:table-cell office:value-type="float" office:value="28702">
                <text:p>287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31162">
                <text:p>-31162</text:p>
              </table:table-cell>
              <table:table-cell office:value-type="float" office:value="29789">
                <text:p>297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3677">
                <text:p>-33677</text:p>
              </table:table-cell>
              <table:table-cell office:value-type="float" office:value="32749">
                <text:p>327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4653">
                <text:p>-34653</text:p>
              </table:table-cell>
              <table:table-cell office:value-type="float" office:value="33871">
                <text:p>338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35175">
                <text:p>-35175</text:p>
              </table:table-cell>
              <table:table-cell office:value-type="float" office:value="34923">
                <text:p>349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36261">
                <text:p>-36261</text:p>
              </table:table-cell>
              <table:table-cell office:value-type="float" office:value="36314">
                <text:p>363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36791">
                <text:p>-36791</text:p>
              </table:table-cell>
              <table:table-cell office:value-type="float" office:value="37631">
                <text:p>376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38808">
                <text:p>-38808</text:p>
              </table:table-cell>
              <table:table-cell office:value-type="float" office:value="39540">
                <text:p>395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39073">
                <text:p>-39073</text:p>
              </table:table-cell>
              <table:table-cell office:value-type="float" office:value="38982">
                <text:p>389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37445">
                <text:p>-37445</text:p>
              </table:table-cell>
              <table:table-cell office:value-type="float" office:value="37498">
                <text:p>374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37102">
                <text:p>-37102</text:p>
              </table:table-cell>
              <table:table-cell office:value-type="float" office:value="37318">
                <text:p>373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36957">
                <text:p>-36957</text:p>
              </table:table-cell>
              <table:table-cell office:value-type="float" office:value="37556">
                <text:p>375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35572">
                <text:p>-35572</text:p>
              </table:table-cell>
              <table:table-cell office:value-type="float" office:value="36621">
                <text:p>366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35467">
                <text:p>-35467</text:p>
              </table:table-cell>
              <table:table-cell office:value-type="float" office:value="36099">
                <text:p>360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34774">
                <text:p>-34774</text:p>
              </table:table-cell>
              <table:table-cell office:value-type="float" office:value="36312">
                <text:p>363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33786">
                <text:p>-33786</text:p>
              </table:table-cell>
              <table:table-cell office:value-type="float" office:value="35089">
                <text:p>3508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34032">
                <text:p>-34032</text:p>
              </table:table-cell>
              <table:table-cell office:value-type="float" office:value="35723">
                <text:p>357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34246">
                <text:p>-34246</text:p>
              </table:table-cell>
              <table:table-cell office:value-type="float" office:value="36385">
                <text:p>3638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34347">
                <text:p>-34347</text:p>
              </table:table-cell>
              <table:table-cell office:value-type="float" office:value="35753">
                <text:p>3575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33701">
                <text:p>-33701</text:p>
              </table:table-cell>
              <table:table-cell office:value-type="float" office:value="34995">
                <text:p>3499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32926">
                <text:p>-32926</text:p>
              </table:table-cell>
              <table:table-cell office:value-type="float" office:value="33471">
                <text:p>334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30125">
                <text:p>-30125</text:p>
              </table:table-cell>
              <table:table-cell office:value-type="float" office:value="31663">
                <text:p>316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30169">
                <text:p>-30169</text:p>
              </table:table-cell>
              <table:table-cell office:value-type="float" office:value="30603">
                <text:p>306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1504">
                <text:p>-31504</text:p>
              </table:table-cell>
              <table:table-cell office:value-type="float" office:value="32622">
                <text:p>326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31398">
                <text:p>-31398</text:p>
              </table:table-cell>
              <table:table-cell office:value-type="float" office:value="33160">
                <text:p>3316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32214">
                <text:p>-32214</text:p>
              </table:table-cell>
              <table:table-cell office:value-type="float" office:value="33272">
                <text:p>3327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4054">
                <text:p>-34054</text:p>
              </table:table-cell>
              <table:table-cell office:value-type="float" office:value="35532">
                <text:p>3553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35759">
                <text:p>-35759</text:p>
              </table:table-cell>
              <table:table-cell office:value-type="float" office:value="38123">
                <text:p>381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36884">
                <text:p>-36884</text:p>
              </table:table-cell>
              <table:table-cell office:value-type="float" office:value="39905">
                <text:p>399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36481">
                <text:p>-36481</text:p>
              </table:table-cell>
              <table:table-cell office:value-type="float" office:value="39222">
                <text:p>3922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37985">
                <text:p>-37985</text:p>
              </table:table-cell>
              <table:table-cell office:value-type="float" office:value="40801">
                <text:p>408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38668">
                <text:p>-38668</text:p>
              </table:table-cell>
              <table:table-cell office:value-type="float" office:value="41543">
                <text:p>4154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9404">
                <text:p>-39404</text:p>
              </table:table-cell>
              <table:table-cell office:value-type="float" office:value="41358">
                <text:p>413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8795">
                <text:p>-38795</text:p>
              </table:table-cell>
              <table:table-cell office:value-type="float" office:value="41391">
                <text:p>4139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40421">
                <text:p>-40421</text:p>
              </table:table-cell>
              <table:table-cell office:value-type="float" office:value="42646">
                <text:p>426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39547">
                <text:p>-39547</text:p>
              </table:table-cell>
              <table:table-cell office:value-type="float" office:value="42441">
                <text:p>4244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39588">
                <text:p>-39588</text:p>
              </table:table-cell>
              <table:table-cell office:value-type="float" office:value="42060">
                <text:p>4206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39078">
                <text:p>-39078</text:p>
              </table:table-cell>
              <table:table-cell office:value-type="float" office:value="40724">
                <text:p>407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38031">
                <text:p>-38031</text:p>
              </table:table-cell>
              <table:table-cell office:value-type="float" office:value="39939">
                <text:p>399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36862">
                <text:p>-36862</text:p>
              </table:table-cell>
              <table:table-cell office:value-type="float" office:value="38427">
                <text:p>384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36217">
                <text:p>-36217</text:p>
              </table:table-cell>
              <table:table-cell office:value-type="float" office:value="38397">
                <text:p>383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35210">
                <text:p>-35210</text:p>
              </table:table-cell>
              <table:table-cell office:value-type="float" office:value="37263">
                <text:p>372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34417">
                <text:p>-34417</text:p>
              </table:table-cell>
              <table:table-cell office:value-type="float" office:value="36058">
                <text:p>360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33311">
                <text:p>-33311</text:p>
              </table:table-cell>
              <table:table-cell office:value-type="float" office:value="34941">
                <text:p>3494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31726">
                <text:p>-31726</text:p>
              </table:table-cell>
              <table:table-cell office:value-type="float" office:value="33606">
                <text:p>3360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31363">
                <text:p>-31363</text:p>
              </table:table-cell>
              <table:table-cell office:value-type="float" office:value="33002">
                <text:p>330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30581">
                <text:p>-30581</text:p>
              </table:table-cell>
              <table:table-cell office:value-type="float" office:value="32395">
                <text:p>323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29425">
                <text:p>-29425</text:p>
              </table:table-cell>
              <table:table-cell office:value-type="float" office:value="31202">
                <text:p>312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29569">
                <text:p>-29569</text:p>
              </table:table-cell>
              <table:table-cell office:value-type="float" office:value="31507">
                <text:p>3150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29668">
                <text:p>-29668</text:p>
              </table:table-cell>
              <table:table-cell office:value-type="float" office:value="31414">
                <text:p>3141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30193">
                <text:p>-30193</text:p>
              </table:table-cell>
              <table:table-cell office:value-type="float" office:value="32127">
                <text:p>3212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30916">
                <text:p>-30916</text:p>
              </table:table-cell>
              <table:table-cell office:value-type="float" office:value="33103">
                <text:p>331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33121">
                <text:p>-33121</text:p>
              </table:table-cell>
              <table:table-cell office:value-type="float" office:value="35906">
                <text:p>359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24797">
                <text:p>-24797</text:p>
              </table:table-cell>
              <table:table-cell office:value-type="float" office:value="26974">
                <text:p>2697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22863">
                <text:p>-22863</text:p>
              </table:table-cell>
              <table:table-cell office:value-type="float" office:value="25687">
                <text:p>2568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23308">
                <text:p>-23308</text:p>
              </table:table-cell>
              <table:table-cell office:value-type="float" office:value="25970">
                <text:p>2597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21528">
                <text:p>-21528</text:p>
              </table:table-cell>
              <table:table-cell office:value-type="float" office:value="25265">
                <text:p>2526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19373">
                <text:p>-19373</text:p>
              </table:table-cell>
              <table:table-cell office:value-type="float" office:value="23254">
                <text:p>2325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17496">
                <text:p>-17496</text:p>
              </table:table-cell>
              <table:table-cell office:value-type="float" office:value="21636">
                <text:p>216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17603">
                <text:p>-17603</text:p>
              </table:table-cell>
              <table:table-cell office:value-type="float" office:value="21833">
                <text:p>218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6869">
                <text:p>-16869</text:p>
              </table:table-cell>
              <table:table-cell office:value-type="float" office:value="21118">
                <text:p>2111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16115">
                <text:p>-16115</text:p>
              </table:table-cell>
              <table:table-cell office:value-type="float" office:value="20348">
                <text:p>203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14432">
                <text:p>-14432</text:p>
              </table:table-cell>
              <table:table-cell office:value-type="float" office:value="19396">
                <text:p>193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13546">
                <text:p>-13546</text:p>
              </table:table-cell>
              <table:table-cell office:value-type="float" office:value="18453">
                <text:p>184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12469">
                <text:p>-12469</text:p>
              </table:table-cell>
              <table:table-cell office:value-type="float" office:value="17214">
                <text:p>1721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11120">
                <text:p>-11120</text:p>
              </table:table-cell>
              <table:table-cell office:value-type="float" office:value="15965">
                <text:p>1596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9975">
                <text:p>-9975</text:p>
              </table:table-cell>
              <table:table-cell office:value-type="float" office:value="14544">
                <text:p>1454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9091">
                <text:p>-9091</text:p>
              </table:table-cell>
              <table:table-cell office:value-type="float" office:value="14041">
                <text:p>140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7894">
                <text:p>-7894</text:p>
              </table:table-cell>
              <table:table-cell office:value-type="float" office:value="12678">
                <text:p>1267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6573">
                <text:p>-6573</text:p>
              </table:table-cell>
              <table:table-cell office:value-type="float" office:value="11277">
                <text:p>1127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5635">
                <text:p>-5635</text:p>
              </table:table-cell>
              <table:table-cell office:value-type="float" office:value="9897">
                <text:p>989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4454">
                <text:p>-4454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3731">
                <text:p>-3731</text:p>
              </table:table-cell>
              <table:table-cell office:value-type="float" office:value="7418">
                <text:p>7418</text:p>
              </table:table-cell>
            </table:table-row>
            <table:table-row>
              <table:table-cell office:value-type="string">
                <text:p>90+</text:p>
              </table:table-cell>
              <table:table-cell office:value-type="float" office:value="-12017">
                <text:p>-12017</text:p>
              </table:table-cell>
              <table:table-cell office:value-type="float" office:value="29050">
                <text:p>29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3.042cm" svg:y="6.337cm" style:legend-expansion="custom" chartooo:width="2.915cm" chartooo:height="1.423cm" style:legend-expansion-aspect-ratio="2.04848910751933" chart:style-name="ch2"/>
        <chart:plot-area chart:style-name="ch3" table:cell-range-address="'Interesting ages'.A4:'Interesting ages'.D64 'Interesting ages'.B3:'Interesting ages'.D3" chart:data-source-has-labels="both" svg:x="1.275cm" svg:y="0.18cm" svg:width="14.405cm" svg:height="8.64cm">
          <chartooo:coordinate-region svg:x="2.731cm" svg:y="0.351cm" svg:width="12.78cm" svg:height="7.486cm"/>
          <chart:axis chart:dimension="x" chart:name="primary-x" chart:style-name="ch4" chartooo:axis-type="auto">
            <chartooo:date-scale/>
            <chart:categories table:cell-range-address="'Interesting ages'.A4:'Interesting ages'.A64"/>
          </chart:axis>
          <chart:axis chart:dimension="y" chart:name="primary-y" chart:style-name="ch5">
            <chart:title svg:x="0.451cm" svg:y="5.84cm" chart:style-name="ch6">
              <text:p>Number of people</text:p>
            </chart:title>
            <chart:grid chart:style-name="ch7" chart:class="major"/>
          </chart:axis>
          <chart:series chart:style-name="ch8" chart:values-cell-range-address="'Interesting ages'.B4:'Interesting ages'.B64" chart:label-cell-address="'Interesting ages'.B3:'Interesting ages'.B3" chart:class="chart:line">
            <chart:data-point chart:repeated="61"/>
          </chart:series>
          <chart:series chart:style-name="ch9" chart:values-cell-range-address="'Interesting ages'.C4:'Interesting ages'.C64" chart:label-cell-address="'Interesting ages'.C3:'Interesting ages'.C3" chart:class="chart:line">
            <chart:data-point chart:repeated="61"/>
          </chart:series>
          <chart:series chart:style-name="ch10" chart:values-cell-range-address="'Interesting ages'.D4:'Interesting ages'.D64" chart:label-cell-address="'Interesting ages'.D3:'Interesting ages'.D3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to 11</text:p>
                <draw:g>
                  <svg:desc>'Interesting ages'.B3:'Interesting ages'.B3</svg:desc>
                </draw:g>
              </table:table-cell>
              <table:table-cell office:value-type="string">
                <text:p>12 to 17</text:p>
                <draw:g>
                  <svg:desc>'Interesting ages'.C3:'Interesting ages'.C3</svg:desc>
                </draw:g>
              </table:table-cell>
              <table:table-cell office:value-type="string">
                <text:p>75 and over</text:p>
                <draw:g>
                  <svg:desc>'Interesting ages'.D3:'Interesting ages'.D3</svg:desc>
                </draw:g>
              </table:table-cell>
            </table:table-row>
          </table:table-header-rows>
          <table:table-rows>
            <table:table-row>
              <table:table-cell office:value-type="float" office:value="1981">
                <text:p>1981</text:p>
                <draw:g>
                  <svg:desc>'Interesting ages'.A4:'Interesting ages'.A64</svg:desc>
                </draw:g>
              </table:table-cell>
              <table:table-cell office:value-type="float" office:value="513994">
                <text:p>513994</text:p>
                <draw:g>
                  <svg:desc>'Interesting ages'.B4:'Interesting ages'.B64</svg:desc>
                </draw:g>
              </table:table-cell>
              <table:table-cell office:value-type="float" office:value="544904">
                <text:p>544904</text:p>
                <draw:g>
                  <svg:desc>'Interesting ages'.C4:'Interesting ages'.C64</svg:desc>
                </draw:g>
              </table:table-cell>
              <table:table-cell office:value-type="float" office:value="280313">
                <text:p>280313</text:p>
                <draw:g>
                  <svg:desc>'Interesting ages'.D4:'Interesting ages'.D64</svg:desc>
                </draw:g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487982">
                <text:p>487982</text:p>
              </table:table-cell>
              <table:table-cell office:value-type="float" office:value="532592">
                <text:p>532592</text:p>
              </table:table-cell>
              <table:table-cell office:value-type="float" office:value="284843">
                <text:p>284843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463893">
                <text:p>463893</text:p>
              </table:table-cell>
              <table:table-cell office:value-type="float" office:value="518365">
                <text:p>518365</text:p>
              </table:table-cell>
              <table:table-cell office:value-type="float" office:value="291562">
                <text:p>291562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449251">
                <text:p>449251</text:p>
              </table:table-cell>
              <table:table-cell office:value-type="float" office:value="505308">
                <text:p>505308</text:p>
              </table:table-cell>
              <table:table-cell office:value-type="float" office:value="298471">
                <text:p>298471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442089">
                <text:p>442089</text:p>
              </table:table-cell>
              <table:table-cell office:value-type="float" office:value="486035">
                <text:p>486035</text:p>
              </table:table-cell>
              <table:table-cell office:value-type="float" office:value="305230">
                <text:p>30523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441445">
                <text:p>441445</text:p>
              </table:table-cell>
              <table:table-cell office:value-type="float" office:value="463320">
                <text:p>463320</text:p>
              </table:table-cell>
              <table:table-cell office:value-type="float" office:value="308711">
                <text:p>308711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440593">
                <text:p>440593</text:p>
              </table:table-cell>
              <table:table-cell office:value-type="float" office:value="441524">
                <text:p>441524</text:p>
              </table:table-cell>
              <table:table-cell office:value-type="float" office:value="314597">
                <text:p>314597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439060">
                <text:p>439060</text:p>
              </table:table-cell>
              <table:table-cell office:value-type="float" office:value="421400">
                <text:p>421400</text:p>
              </table:table-cell>
              <table:table-cell office:value-type="float" office:value="320058">
                <text:p>32005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443799">
                <text:p>443799</text:p>
              </table:table-cell>
              <table:table-cell office:value-type="float" office:value="398499">
                <text:p>398499</text:p>
              </table:table-cell>
              <table:table-cell office:value-type="float" office:value="325972">
                <text:p>32597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50129">
                <text:p>450129</text:p>
              </table:table-cell>
              <table:table-cell office:value-type="float" office:value="381607">
                <text:p>381607</text:p>
              </table:table-cell>
              <table:table-cell office:value-type="float" office:value="327727">
                <text:p>327727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452521">
                <text:p>452521</text:p>
              </table:table-cell>
              <table:table-cell office:value-type="float" office:value="373771">
                <text:p>373771</text:p>
              </table:table-cell>
              <table:table-cell office:value-type="float" office:value="329354">
                <text:p>32935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451520">
                <text:p>451520</text:p>
              </table:table-cell>
              <table:table-cell office:value-type="float" office:value="371993">
                <text:p>371993</text:p>
              </table:table-cell>
              <table:table-cell office:value-type="float" office:value="328349">
                <text:p>32834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451057">
                <text:p>451057</text:p>
              </table:table-cell>
              <table:table-cell office:value-type="float" office:value="373799">
                <text:p>373799</text:p>
              </table:table-cell>
              <table:table-cell office:value-type="float" office:value="324095">
                <text:p>32409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51281">
                <text:p>451281</text:p>
              </table:table-cell>
              <table:table-cell office:value-type="float" office:value="375167">
                <text:p>375167</text:p>
              </table:table-cell>
              <table:table-cell office:value-type="float" office:value="320248">
                <text:p>32024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1692">
                <text:p>451692</text:p>
              </table:table-cell>
              <table:table-cell office:value-type="float" office:value="379348">
                <text:p>379348</text:p>
              </table:table-cell>
              <table:table-cell office:value-type="float" office:value="330767">
                <text:p>330767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54152">
                <text:p>454152</text:p>
              </table:table-cell>
              <table:table-cell office:value-type="float" office:value="381917">
                <text:p>381917</text:p>
              </table:table-cell>
              <table:table-cell office:value-type="float" office:value="337284">
                <text:p>33728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54459">
                <text:p>454459</text:p>
              </table:table-cell>
              <table:table-cell office:value-type="float" office:value="383183">
                <text:p>383183</text:p>
              </table:table-cell>
              <table:table-cell office:value-type="float" office:value="343071">
                <text:p>34307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51449">
                <text:p>451449</text:p>
              </table:table-cell>
              <table:table-cell office:value-type="float" office:value="382958">
                <text:p>382958</text:p>
              </table:table-cell>
              <table:table-cell office:value-type="float" office:value="347095">
                <text:p>34709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47492">
                <text:p>447492</text:p>
              </table:table-cell>
              <table:table-cell office:value-type="float" office:value="381579">
                <text:p>381579</text:p>
              </table:table-cell>
              <table:table-cell office:value-type="float" office:value="350652">
                <text:p>3506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0298">
                <text:p>440298</text:p>
              </table:table-cell>
              <table:table-cell office:value-type="float" office:value="384489">
                <text:p>384489</text:p>
              </table:table-cell>
              <table:table-cell office:value-type="float" office:value="354273">
                <text:p>35427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34755">
                <text:p>434755</text:p>
              </table:table-cell>
              <table:table-cell office:value-type="float" office:value="386589">
                <text:p>386589</text:p>
              </table:table-cell>
              <table:table-cell office:value-type="float" office:value="360539">
                <text:p>36053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31096">
                <text:p>431096</text:p>
              </table:table-cell>
              <table:table-cell office:value-type="float" office:value="386760">
                <text:p>386760</text:p>
              </table:table-cell>
              <table:table-cell office:value-type="float" office:value="364042">
                <text:p>36404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23884">
                <text:p>423884</text:p>
              </table:table-cell>
              <table:table-cell office:value-type="float" office:value="385894">
                <text:p>385894</text:p>
              </table:table-cell>
              <table:table-cell office:value-type="float" office:value="366069">
                <text:p>36606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16608">
                <text:p>416608</text:p>
              </table:table-cell>
              <table:table-cell office:value-type="float" office:value="386310">
                <text:p>386310</text:p>
              </table:table-cell>
              <table:table-cell office:value-type="float" office:value="370067">
                <text:p>37006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10274">
                <text:p>410274</text:p>
              </table:table-cell>
              <table:table-cell office:value-type="float" office:value="384480">
                <text:p>384480</text:p>
              </table:table-cell>
              <table:table-cell office:value-type="float" office:value="374880">
                <text:p>37488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03136">
                <text:p>403136</text:p>
              </table:table-cell>
              <table:table-cell office:value-type="float" office:value="381851">
                <text:p>381851</text:p>
              </table:table-cell>
              <table:table-cell office:value-type="float" office:value="380675">
                <text:p>38067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97578">
                <text:p>397578</text:p>
              </table:table-cell>
              <table:table-cell office:value-type="float" office:value="381164">
                <text:p>381164</text:p>
              </table:table-cell>
              <table:table-cell office:value-type="float" office:value="386548">
                <text:p>38654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91860">
                <text:p>391860</text:p>
              </table:table-cell>
              <table:table-cell office:value-type="float" office:value="378334">
                <text:p>378334</text:p>
              </table:table-cell>
              <table:table-cell office:value-type="float" office:value="391447">
                <text:p>39144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86631">
                <text:p>386631</text:p>
              </table:table-cell>
              <table:table-cell office:value-type="float" office:value="378611">
                <text:p>378611</text:p>
              </table:table-cell>
              <table:table-cell office:value-type="float" office:value="396893">
                <text:p>39689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83643">
                <text:p>383643</text:p>
              </table:table-cell>
              <table:table-cell office:value-type="float" office:value="370948">
                <text:p>370948</text:p>
              </table:table-cell>
              <table:table-cell office:value-type="float" office:value="404142">
                <text:p>40414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1698">
                <text:p>381698</text:p>
              </table:table-cell>
              <table:table-cell office:value-type="float" office:value="366774">
                <text:p>366774</text:p>
              </table:table-cell>
              <table:table-cell office:value-type="float" office:value="411584">
                <text:p>41158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83022">
                <text:p>383022</text:p>
              </table:table-cell>
              <table:table-cell office:value-type="float" office:value="359380">
                <text:p>359380</text:p>
              </table:table-cell>
              <table:table-cell office:value-type="float" office:value="418453">
                <text:p>41845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8297">
                <text:p>388297</text:p>
              </table:table-cell>
              <table:table-cell office:value-type="float" office:value="352583">
                <text:p>352583</text:p>
              </table:table-cell>
              <table:table-cell office:value-type="float" office:value="424596">
                <text:p>42459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96453">
                <text:p>396453</text:p>
              </table:table-cell>
              <table:table-cell office:value-type="float" office:value="344388">
                <text:p>344388</text:p>
              </table:table-cell>
              <table:table-cell office:value-type="float" office:value="433238">
                <text:p>43323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03180">
                <text:p>403180</text:p>
              </table:table-cell>
              <table:table-cell office:value-type="float" office:value="336742">
                <text:p>336742</text:p>
              </table:table-cell>
              <table:table-cell office:value-type="float" office:value="437717">
                <text:p>43771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11638">
                <text:p>411638</text:p>
              </table:table-cell>
              <table:table-cell office:value-type="float" office:value="332885">
                <text:p>332885</text:p>
              </table:table-cell>
              <table:table-cell office:value-type="float" office:value="442309">
                <text:p>442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13731">
                <text:p>413731</text:p>
              </table:table-cell>
              <table:table-cell office:value-type="float" office:value="329065">
                <text:p>329065</text:p>
              </table:table-cell>
              <table:table-cell office:value-type="float" office:value="451829">
                <text:p>45182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416033">
                <text:p>416033</text:p>
              </table:table-cell>
              <table:table-cell office:value-type="float" office:value="329239">
                <text:p>329239</text:p>
              </table:table-cell>
              <table:table-cell office:value-type="float" office:value="462455">
                <text:p>46245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16309">
                <text:p>416309</text:p>
              </table:table-cell>
              <table:table-cell office:value-type="float" office:value="331921">
                <text:p>331921</text:p>
              </table:table-cell>
              <table:table-cell office:value-type="float" office:value="473869">
                <text:p>47386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13577">
                <text:p>413577</text:p>
              </table:table-cell>
              <table:table-cell office:value-type="float" office:value="339277">
                <text:p>339277</text:p>
              </table:table-cell>
              <table:table-cell office:value-type="float" office:value="483548">
                <text:p>48354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10352">
                <text:p>410352</text:p>
              </table:table-cell>
              <table:table-cell office:value-type="float" office:value="346581">
                <text:p>346581</text:p>
              </table:table-cell>
              <table:table-cell office:value-type="float" office:value="495098">
                <text:p>49509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408232">
                <text:p>408232</text:p>
              </table:table-cell>
              <table:table-cell office:value-type="float" office:value="350770">
                <text:p>350770</text:p>
              </table:table-cell>
              <table:table-cell office:value-type="float" office:value="520557">
                <text:p>52055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403560">
                <text:p>403560</text:p>
              </table:table-cell>
              <table:table-cell office:value-type="float" office:value="356731">
                <text:p>356731</text:p>
              </table:table-cell>
              <table:table-cell office:value-type="float" office:value="540230">
                <text:p>540230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400977">
                <text:p>400977</text:p>
              </table:table-cell>
              <table:table-cell office:value-type="float" office:value="360616">
                <text:p>360616</text:p>
              </table:table-cell>
              <table:table-cell office:value-type="float" office:value="557303">
                <text:p>557303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400381">
                <text:p>400381</text:p>
              </table:table-cell>
              <table:table-cell office:value-type="float" office:value="361772">
                <text:p>361772</text:p>
              </table:table-cell>
              <table:table-cell office:value-type="float" office:value="572143">
                <text:p>572143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401012">
                <text:p>401012</text:p>
              </table:table-cell>
              <table:table-cell office:value-type="float" office:value="359561">
                <text:p>359561</text:p>
              </table:table-cell>
              <table:table-cell office:value-type="float" office:value="586016">
                <text:p>586016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402427">
                <text:p>402427</text:p>
              </table:table-cell>
              <table:table-cell office:value-type="float" office:value="356577">
                <text:p>356577</text:p>
              </table:table-cell>
              <table:table-cell office:value-type="float" office:value="598600">
                <text:p>598600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404284">
                <text:p>404284</text:p>
              </table:table-cell>
              <table:table-cell office:value-type="float" office:value="354757">
                <text:p>354757</text:p>
              </table:table-cell>
              <table:table-cell office:value-type="float" office:value="612324">
                <text:p>612324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406572">
                <text:p>406572</text:p>
              </table:table-cell>
              <table:table-cell office:value-type="float" office:value="349724">
                <text:p>349724</text:p>
              </table:table-cell>
              <table:table-cell office:value-type="float" office:value="626231">
                <text:p>62623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408578">
                <text:p>408578</text:p>
              </table:table-cell>
              <table:table-cell office:value-type="float" office:value="346631">
                <text:p>346631</text:p>
              </table:table-cell>
              <table:table-cell office:value-type="float" office:value="640129">
                <text:p>640129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410047">
                <text:p>410047</text:p>
              </table:table-cell>
              <table:table-cell office:value-type="float" office:value="345587">
                <text:p>345587</text:p>
              </table:table-cell>
              <table:table-cell office:value-type="float" office:value="655556">
                <text:p>655556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410957">
                <text:p>410957</text:p>
              </table:table-cell>
              <table:table-cell office:value-type="float" office:value="345853">
                <text:p>345853</text:p>
              </table:table-cell>
              <table:table-cell office:value-type="float" office:value="672006">
                <text:p>672006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411341">
                <text:p>411341</text:p>
              </table:table-cell>
              <table:table-cell office:value-type="float" office:value="346993">
                <text:p>346993</text:p>
              </table:table-cell>
              <table:table-cell office:value-type="float" office:value="689110">
                <text:p>689110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411226">
                <text:p>411226</text:p>
              </table:table-cell>
              <table:table-cell office:value-type="float" office:value="348661">
                <text:p>348661</text:p>
              </table:table-cell>
              <table:table-cell office:value-type="float" office:value="707171">
                <text:p>707171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410645">
                <text:p>410645</text:p>
              </table:table-cell>
              <table:table-cell office:value-type="float" office:value="350832">
                <text:p>350832</text:p>
              </table:table-cell>
              <table:table-cell office:value-type="float" office:value="724759">
                <text:p>724759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409694">
                <text:p>409694</text:p>
              </table:table-cell>
              <table:table-cell office:value-type="float" office:value="352764">
                <text:p>352764</text:p>
              </table:table-cell>
              <table:table-cell office:value-type="float" office:value="743623">
                <text:p>743623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408437">
                <text:p>408437</text:p>
              </table:table-cell>
              <table:table-cell office:value-type="float" office:value="354272">
                <text:p>354272</text:p>
              </table:table-cell>
              <table:table-cell office:value-type="float" office:value="763210">
                <text:p>763210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407029">
                <text:p>407029</text:p>
              </table:table-cell>
              <table:table-cell office:value-type="float" office:value="355307">
                <text:p>355307</text:p>
              </table:table-cell>
              <table:table-cell office:value-type="float" office:value="783545">
                <text:p>783545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405568">
                <text:p>405568</text:p>
              </table:table-cell>
              <table:table-cell office:value-type="float" office:value="355862">
                <text:p>355862</text:p>
              </table:table-cell>
              <table:table-cell office:value-type="float" office:value="803252">
                <text:p>803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